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40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09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1"/>
    <style:style style:name="ce4" style:family="table-cell" style:parent-style-name="Default" style:data-style-name="N0"/>
    <style:style style:name="ce5" style:family="table-cell" style:parent-style-name="Default" style:data-style-name="N108"/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2"/>
        <table:table-column table:style-name="co4" table:default-cell-style-name="ce4"/>
        <table:table-column table:style-name="co5" table:number-columns-repeated="32" table:default-cell-style-name="ce5"/>
        <table:table-row table:style-name="ro1">
          <table:table-cell office:value-type="float" office:value="0">
            <text:p>00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00S">
            <text:p>00:00:00</text:p>
          </table:table-cell>
          <table:table-cell table:formula="of:=SIN(RADIANS([.A1]))" office:value-type="float" office:value="0">
            <text:p>0.0000</text:p>
          </table:table-cell>
          <table:table-cell table:formula="of:=SIN(RADIANS([.A1]*2))" office:value-type="float" office:value="0">
            <text:p>0.0000</text:p>
          </table:table-cell>
          <table:table-cell table:formula="of:=SIN(RADIANS([.A1]*3))" office:value-type="float" office:value="0">
            <text:p>0.0000</text:p>
          </table:table-cell>
          <table:table-cell table:formula="of:=SIN(RADIANS([.A1]*4))" office:value-type="float" office:value="0">
            <text:p>0.0000</text:p>
          </table:table-cell>
          <table:table-cell table:formula="of:=SIN(RADIANS([.A1]*5))" office:value-type="float" office:value="0">
            <text:p>0.0000</text:p>
          </table:table-cell>
          <table:table-cell table:formula="of:=SIN(RADIANS([.A1]*6))" office:value-type="float" office:value="0">
            <text:p>0.0000</text:p>
          </table:table-cell>
          <table:table-cell table:formula="of:=SIN(RADIANS([.A1]*7))" office:value-type="float" office:value="0">
            <text:p>0.0000</text:p>
          </table:table-cell>
          <table:table-cell table:formula="of:=SIN(RADIANS([.A1]*8))" office:value-type="float" office:value="0">
            <text:p>0.0000</text:p>
          </table:table-cell>
          <table:table-cell table:formula="of:=SIN(RADIANS([.A1]*9))" office:value-type="float" office:value="0">
            <text:p>0.0000</text:p>
          </table:table-cell>
          <table:table-cell table:formula="of:=SIN(RADIANS([.A1]*10))" office:value-type="float" office:value="0">
            <text:p>0.0000</text:p>
          </table:table-cell>
          <table:table-cell table:formula="of:=SIN(RADIANS([.A1]*11))" office:value-type="float" office:value="0">
            <text:p>0.0000</text:p>
          </table:table-cell>
          <table:table-cell table:formula="of:=SIN(RADIANS([.A1]*12))" office:value-type="float" office:value="0">
            <text:p>0.0000</text:p>
          </table:table-cell>
          <table:table-cell table:formula="of:=SIN(RADIANS([.A1]*13))" office:value-type="float" office:value="0">
            <text:p>0.0000</text:p>
          </table:table-cell>
          <table:table-cell table:formula="of:=SIN(RADIANS([.A1]*14))" office:value-type="float" office:value="0">
            <text:p>0.0000</text:p>
          </table:table-cell>
          <table:table-cell table:formula="of:=SIN(RADIANS([.A1]*15))" office:value-type="float" office:value="0">
            <text:p>0.0000</text:p>
          </table:table-cell>
          <table:table-cell table:formula="of:=SIN(RADIANS([.A1]*16))" office:value-type="float" office:value="0">
            <text:p>0.0000</text:p>
          </table:table-cell>
          <table:table-cell table:formula="of:=COS(RADIANS([.A1]))" office:value-type="float" office:value="1">
            <text:p>1.0000</text:p>
          </table:table-cell>
          <table:table-cell table:formula="of:=COS(RADIANS([.A1]*2))" office:value-type="float" office:value="1">
            <text:p>1.0000</text:p>
          </table:table-cell>
          <table:table-cell table:formula="of:=COS(RADIANS([.A1]*3))" office:value-type="float" office:value="1">
            <text:p>1.0000</text:p>
          </table:table-cell>
          <table:table-cell table:formula="of:=COS(RADIANS([.A1]*4))" office:value-type="float" office:value="1">
            <text:p>1.0000</text:p>
          </table:table-cell>
          <table:table-cell table:formula="of:=COS(RADIANS([.A1]*5))" office:value-type="float" office:value="1">
            <text:p>1.0000</text:p>
          </table:table-cell>
          <table:table-cell table:formula="of:=COS(RADIANS([.A1]*6))" office:value-type="float" office:value="1">
            <text:p>1.0000</text:p>
          </table:table-cell>
          <table:table-cell table:formula="of:=COS(RADIANS([.A1]*7))" office:value-type="float" office:value="1">
            <text:p>1.0000</text:p>
          </table:table-cell>
          <table:table-cell table:formula="of:=COS(RADIANS([.A1]*8))" office:value-type="float" office:value="1">
            <text:p>1.0000</text:p>
          </table:table-cell>
          <table:table-cell table:formula="of:=COS(RADIANS([.A1]*9))" office:value-type="float" office:value="1">
            <text:p>1.0000</text:p>
          </table:table-cell>
          <table:table-cell table:formula="of:=COS(RADIANS([.A1]*10))" office:value-type="float" office:value="1">
            <text:p>1.0000</text:p>
          </table:table-cell>
          <table:table-cell table:formula="of:=COS(RADIANS([.A1]*11))" office:value-type="float" office:value="1">
            <text:p>1.0000</text:p>
          </table:table-cell>
          <table:table-cell table:formula="of:=COS(RADIANS([.A1]*12))" office:value-type="float" office:value="1">
            <text:p>1.0000</text:p>
          </table:table-cell>
          <table:table-cell table:formula="of:=COS(RADIANS([.A1]*13))" office:value-type="float" office:value="1">
            <text:p>1.0000</text:p>
          </table:table-cell>
          <table:table-cell table:formula="of:=COS(RADIANS([.A1]*14))" office:value-type="float" office:value="1">
            <text:p>1.0000</text:p>
          </table:table-cell>
          <table:table-cell table:formula="of:=COS(RADIANS([.A1]*15))" office:value-type="float" office:value="1">
            <text:p>1.0000</text:p>
          </table:table-cell>
          <table:table-cell table:formula="of:=COS(RADIANS([.A1]*16))" office:value-type="float" office:value="1">
            <text:p>1.0000</text:p>
          </table:table-cell>
        </table:table-row>
        <table:table-row table:style-name="ro1">
          <table:table-cell office:value-type="float" office:value="1">
            <text:p>00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01S">
            <text:p>00:00:01</text:p>
          </table:table-cell>
          <table:table-cell table:formula="of:=SIN(RADIANS([.A2]))" office:value-type="float" office:value="0.0174524064372835">
            <text:p>0.0175</text:p>
          </table:table-cell>
          <table:table-cell table:formula="of:=SIN(RADIANS([.A2]*2))" office:value-type="float" office:value="0.034899496702501">
            <text:p>0.0349</text:p>
          </table:table-cell>
          <table:table-cell table:formula="of:=SIN(RADIANS([.A2]*3))" office:value-type="float" office:value="0.0523359562429438">
            <text:p>0.0523</text:p>
          </table:table-cell>
          <table:table-cell table:formula="of:=SIN(RADIANS([.A2]*4))" office:value-type="float" office:value="0.0697564737441253">
            <text:p>0.0698</text:p>
          </table:table-cell>
          <table:table-cell table:formula="of:=SIN(RADIANS([.A2]*5))" office:value-type="float" office:value="0.0871557427476582">
            <text:p>0.0872</text:p>
          </table:table-cell>
          <table:table-cell table:formula="of:=SIN(RADIANS([.A2]*6))" office:value-type="float" office:value="0.104528463267653">
            <text:p>0.1045</text:p>
          </table:table-cell>
          <table:table-cell table:formula="of:=SIN(RADIANS([.A2]*7))" office:value-type="float" office:value="0.121869343405147">
            <text:p>0.1219</text:p>
          </table:table-cell>
          <table:table-cell table:formula="of:=SIN(RADIANS([.A2]*8))" office:value-type="float" office:value="0.139173100960065">
            <text:p>0.1392</text:p>
          </table:table-cell>
          <table:table-cell table:formula="of:=SIN(RADIANS([.A2]*9))" office:value-type="float" office:value="0.156434465040231">
            <text:p>0.1564</text:p>
          </table:table-cell>
          <table:table-cell table:formula="of:=SIN(RADIANS([.A2]*10))" office:value-type="float" office:value="0.17364817766693">
            <text:p>0.1736</text:p>
          </table:table-cell>
          <table:table-cell table:formula="of:=SIN(RADIANS([.A2]*11))" office:value-type="float" office:value="0.190808995376545">
            <text:p>0.1908</text:p>
          </table:table-cell>
          <table:table-cell table:formula="of:=SIN(RADIANS([.A2]*12))" office:value-type="float" office:value="0.207911690817759">
            <text:p>0.2079</text:p>
          </table:table-cell>
          <table:table-cell table:formula="of:=SIN(RADIANS([.A2]*13))" office:value-type="float" office:value="0.224951054343865">
            <text:p>0.2250</text:p>
          </table:table-cell>
          <table:table-cell table:formula="of:=SIN(RADIANS([.A2]*14))" office:value-type="float" office:value="0.241921895599668">
            <text:p>0.2419</text:p>
          </table:table-cell>
          <table:table-cell table:formula="of:=SIN(RADIANS([.A2]*15))" office:value-type="float" office:value="0.258819045102521">
            <text:p>0.2588</text:p>
          </table:table-cell>
          <table:table-cell table:formula="of:=SIN(RADIANS([.A2]*16))" office:value-type="float" office:value="0.275637355816999">
            <text:p>0.2756</text:p>
          </table:table-cell>
          <table:table-cell table:formula="of:=COS(RADIANS([.A2]))" office:value-type="float" office:value="0.999847695156391">
            <text:p>0.9998</text:p>
          </table:table-cell>
          <table:table-cell table:formula="of:=COS(RADIANS([.A2]*2))" office:value-type="float" office:value="0.999390827019096">
            <text:p>0.9994</text:p>
          </table:table-cell>
          <table:table-cell table:formula="of:=COS(RADIANS([.A2]*3))" office:value-type="float" office:value="0.998629534754574">
            <text:p>0.9986</text:p>
          </table:table-cell>
          <table:table-cell table:formula="of:=COS(RADIANS([.A2]*4))" office:value-type="float" office:value="0.997564050259824">
            <text:p>0.9976</text:p>
          </table:table-cell>
          <table:table-cell table:formula="of:=COS(RADIANS([.A2]*5))" office:value-type="float" office:value="0.996194698091746">
            <text:p>0.9962</text:p>
          </table:table-cell>
          <table:table-cell table:formula="of:=COS(RADIANS([.A2]*6))" office:value-type="float" office:value="0.994521895368273">
            <text:p>0.9945</text:p>
          </table:table-cell>
          <table:table-cell table:formula="of:=COS(RADIANS([.A2]*7))" office:value-type="float" office:value="0.992546151641322">
            <text:p>0.9925</text:p>
          </table:table-cell>
          <table:table-cell table:formula="of:=COS(RADIANS([.A2]*8))" office:value-type="float" office:value="0.99026806874157">
            <text:p>0.9903</text:p>
          </table:table-cell>
          <table:table-cell table:formula="of:=COS(RADIANS([.A2]*9))" office:value-type="float" office:value="0.987688340595138">
            <text:p>0.9877</text:p>
          </table:table-cell>
          <table:table-cell table:formula="of:=COS(RADIANS([.A2]*10))" office:value-type="float" office:value="0.984807753012208">
            <text:p>0.9848</text:p>
          </table:table-cell>
          <table:table-cell table:formula="of:=COS(RADIANS([.A2]*11))" office:value-type="float" office:value="0.981627183447664">
            <text:p>0.9816</text:p>
          </table:table-cell>
          <table:table-cell table:formula="of:=COS(RADIANS([.A2]*12))" office:value-type="float" office:value="0.978147600733806">
            <text:p>0.9781</text:p>
          </table:table-cell>
          <table:table-cell table:formula="of:=COS(RADIANS([.A2]*13))" office:value-type="float" office:value="0.974370064785235">
            <text:p>0.9744</text:p>
          </table:table-cell>
          <table:table-cell table:formula="of:=COS(RADIANS([.A2]*14))" office:value-type="float" office:value="0.970295726275996">
            <text:p>0.9703</text:p>
          </table:table-cell>
          <table:table-cell table:formula="of:=COS(RADIANS([.A2]*15))" office:value-type="float" office:value="0.965925826289068">
            <text:p>0.9659</text:p>
          </table:table-cell>
          <table:table-cell table:formula="of:=COS(RADIANS([.A2]*16))" office:value-type="float" office:value="0.961261695938319">
            <text:p>0.9613</text:p>
          </table:table-cell>
        </table:table-row>
        <table:table-row table:style-name="ro1">
          <table:table-cell office:value-type="float" office:value="2">
            <text:p>00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02S">
            <text:p>00:00:02</text:p>
          </table:table-cell>
          <table:table-cell table:formula="of:=SIN(RADIANS([.A3]))" office:value-type="float" office:value="0.034899496702501">
            <text:p>0.0349</text:p>
          </table:table-cell>
          <table:table-cell table:formula="of:=SIN(RADIANS([.A3]*2))" office:value-type="float" office:value="0.0697564737441253">
            <text:p>0.0698</text:p>
          </table:table-cell>
          <table:table-cell table:formula="of:=SIN(RADIANS([.A3]*3))" office:value-type="float" office:value="0.104528463267653">
            <text:p>0.1045</text:p>
          </table:table-cell>
          <table:table-cell table:formula="of:=SIN(RADIANS([.A3]*4))" office:value-type="float" office:value="0.139173100960065">
            <text:p>0.1392</text:p>
          </table:table-cell>
          <table:table-cell table:formula="of:=SIN(RADIANS([.A3]*5))" office:value-type="float" office:value="0.17364817766693">
            <text:p>0.1736</text:p>
          </table:table-cell>
          <table:table-cell table:formula="of:=SIN(RADIANS([.A3]*6))" office:value-type="float" office:value="0.207911690817759">
            <text:p>0.2079</text:p>
          </table:table-cell>
          <table:table-cell table:formula="of:=SIN(RADIANS([.A3]*7))" office:value-type="float" office:value="0.241921895599668">
            <text:p>0.2419</text:p>
          </table:table-cell>
          <table:table-cell table:formula="of:=SIN(RADIANS([.A3]*8))" office:value-type="float" office:value="0.275637355816999">
            <text:p>0.2756</text:p>
          </table:table-cell>
          <table:table-cell table:formula="of:=SIN(RADIANS([.A3]*9))" office:value-type="float" office:value="0.309016994374947">
            <text:p>0.3090</text:p>
          </table:table-cell>
          <table:table-cell table:formula="of:=SIN(RADIANS([.A3]*10))" office:value-type="float" office:value="0.342020143325669">
            <text:p>0.3420</text:p>
          </table:table-cell>
          <table:table-cell table:formula="of:=SIN(RADIANS([.A3]*11))" office:value-type="float" office:value="0.374606593415912">
            <text:p>0.3746</text:p>
          </table:table-cell>
          <table:table-cell table:formula="of:=SIN(RADIANS([.A3]*12))" office:value-type="float" office:value="0.4067366430758">
            <text:p>0.4067</text:p>
          </table:table-cell>
          <table:table-cell table:formula="of:=SIN(RADIANS([.A3]*13))" office:value-type="float" office:value="0.438371146789077">
            <text:p>0.4384</text:p>
          </table:table-cell>
          <table:table-cell table:formula="of:=SIN(RADIANS([.A3]*14))" office:value-type="float" office:value="0.469471562785891">
            <text:p>0.4695</text:p>
          </table:table-cell>
          <table:table-cell table:formula="of:=SIN(RADIANS([.A3]*15))" office:value-type="float" office:value="0.5">
            <text:p>0.5000</text:p>
          </table:table-cell>
          <table:table-cell table:formula="of:=SIN(RADIANS([.A3]*16))" office:value-type="float" office:value="0.529919264233205">
            <text:p>0.5299</text:p>
          </table:table-cell>
          <table:table-cell table:formula="of:=COS(RADIANS([.A3]))" office:value-type="float" office:value="0.999390827019096">
            <text:p>0.9994</text:p>
          </table:table-cell>
          <table:table-cell table:formula="of:=COS(RADIANS([.A3]*2))" office:value-type="float" office:value="0.997564050259824">
            <text:p>0.9976</text:p>
          </table:table-cell>
          <table:table-cell table:formula="of:=COS(RADIANS([.A3]*3))" office:value-type="float" office:value="0.994521895368273">
            <text:p>0.9945</text:p>
          </table:table-cell>
          <table:table-cell table:formula="of:=COS(RADIANS([.A3]*4))" office:value-type="float" office:value="0.99026806874157">
            <text:p>0.9903</text:p>
          </table:table-cell>
          <table:table-cell table:formula="of:=COS(RADIANS([.A3]*5))" office:value-type="float" office:value="0.984807753012208">
            <text:p>0.9848</text:p>
          </table:table-cell>
          <table:table-cell table:formula="of:=COS(RADIANS([.A3]*6))" office:value-type="float" office:value="0.978147600733806">
            <text:p>0.9781</text:p>
          </table:table-cell>
          <table:table-cell table:formula="of:=COS(RADIANS([.A3]*7))" office:value-type="float" office:value="0.970295726275996">
            <text:p>0.9703</text:p>
          </table:table-cell>
          <table:table-cell table:formula="of:=COS(RADIANS([.A3]*8))" office:value-type="float" office:value="0.961261695938319">
            <text:p>0.9613</text:p>
          </table:table-cell>
          <table:table-cell table:formula="of:=COS(RADIANS([.A3]*9))" office:value-type="float" office:value="0.951056516295153">
            <text:p>0.9511</text:p>
          </table:table-cell>
          <table:table-cell table:formula="of:=COS(RADIANS([.A3]*10))" office:value-type="float" office:value="0.939692620785908">
            <text:p>0.9397</text:p>
          </table:table-cell>
          <table:table-cell table:formula="of:=COS(RADIANS([.A3]*11))" office:value-type="float" office:value="0.927183854566787">
            <text:p>0.9272</text:p>
          </table:table-cell>
          <table:table-cell table:formula="of:=COS(RADIANS([.A3]*12))" office:value-type="float" office:value="0.913545457642601">
            <text:p>0.9135</text:p>
          </table:table-cell>
          <table:table-cell table:formula="of:=COS(RADIANS([.A3]*13))" office:value-type="float" office:value="0.898794046299167">
            <text:p>0.8988</text:p>
          </table:table-cell>
          <table:table-cell table:formula="of:=COS(RADIANS([.A3]*14))" office:value-type="float" office:value="0.882947592858927">
            <text:p>0.8829</text:p>
          </table:table-cell>
          <table:table-cell table:formula="of:=COS(RADIANS([.A3]*15))" office:value-type="float" office:value="0.866025403784439">
            <text:p>0.8660</text:p>
          </table:table-cell>
          <table:table-cell table:formula="of:=COS(RADIANS([.A3]*16))" office:value-type="float" office:value="0.848048096156426">
            <text:p>0.8480</text:p>
          </table:table-cell>
        </table:table-row>
        <table:table-row table:style-name="ro1">
          <table:table-cell office:value-type="float" office:value="3">
            <text:p>00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03S">
            <text:p>00:00:03</text:p>
          </table:table-cell>
          <table:table-cell table:formula="of:=SIN(RADIANS([.A4]))" office:value-type="float" office:value="0.0523359562429438">
            <text:p>0.0523</text:p>
          </table:table-cell>
          <table:table-cell table:formula="of:=SIN(RADIANS([.A4]*2))" office:value-type="float" office:value="0.104528463267653">
            <text:p>0.1045</text:p>
          </table:table-cell>
          <table:table-cell table:formula="of:=SIN(RADIANS([.A4]*3))" office:value-type="float" office:value="0.156434465040231">
            <text:p>0.1564</text:p>
          </table:table-cell>
          <table:table-cell table:formula="of:=SIN(RADIANS([.A4]*4))" office:value-type="float" office:value="0.207911690817759">
            <text:p>0.2079</text:p>
          </table:table-cell>
          <table:table-cell table:formula="of:=SIN(RADIANS([.A4]*5))" office:value-type="float" office:value="0.258819045102521">
            <text:p>0.2588</text:p>
          </table:table-cell>
          <table:table-cell table:formula="of:=SIN(RADIANS([.A4]*6))" office:value-type="float" office:value="0.309016994374947">
            <text:p>0.3090</text:p>
          </table:table-cell>
          <table:table-cell table:formula="of:=SIN(RADIANS([.A4]*7))" office:value-type="float" office:value="0.3583679495453">
            <text:p>0.3584</text:p>
          </table:table-cell>
          <table:table-cell table:formula="of:=SIN(RADIANS([.A4]*8))" office:value-type="float" office:value="0.4067366430758">
            <text:p>0.4067</text:p>
          </table:table-cell>
          <table:table-cell table:formula="of:=SIN(RADIANS([.A4]*9))" office:value-type="float" office:value="0.453990499739547">
            <text:p>0.4540</text:p>
          </table:table-cell>
          <table:table-cell table:formula="of:=SIN(RADIANS([.A4]*10))" office:value-type="float" office:value="0.5">
            <text:p>0.5000</text:p>
          </table:table-cell>
          <table:table-cell table:formula="of:=SIN(RADIANS([.A4]*11))" office:value-type="float" office:value="0.544639035015027">
            <text:p>0.5446</text:p>
          </table:table-cell>
          <table:table-cell table:formula="of:=SIN(RADIANS([.A4]*12))" office:value-type="float" office:value="0.587785252292473">
            <text:p>0.5878</text:p>
          </table:table-cell>
          <table:table-cell table:formula="of:=SIN(RADIANS([.A4]*13))" office:value-type="float" office:value="0.629320391049837">
            <text:p>0.6293</text:p>
          </table:table-cell>
          <table:table-cell table:formula="of:=SIN(RADIANS([.A4]*14))" office:value-type="float" office:value="0.669130606358858">
            <text:p>0.6691</text:p>
          </table:table-cell>
          <table:table-cell table:formula="of:=SIN(RADIANS([.A4]*15))" office:value-type="float" office:value="0.707106781186547">
            <text:p>0.7071</text:p>
          </table:table-cell>
          <table:table-cell table:formula="of:=SIN(RADIANS([.A4]*16))" office:value-type="float" office:value="0.743144825477394">
            <text:p>0.7431</text:p>
          </table:table-cell>
          <table:table-cell table:formula="of:=COS(RADIANS([.A4]))" office:value-type="float" office:value="0.998629534754574">
            <text:p>0.9986</text:p>
          </table:table-cell>
          <table:table-cell table:formula="of:=COS(RADIANS([.A4]*2))" office:value-type="float" office:value="0.994521895368273">
            <text:p>0.9945</text:p>
          </table:table-cell>
          <table:table-cell table:formula="of:=COS(RADIANS([.A4]*3))" office:value-type="float" office:value="0.987688340595138">
            <text:p>0.9877</text:p>
          </table:table-cell>
          <table:table-cell table:formula="of:=COS(RADIANS([.A4]*4))" office:value-type="float" office:value="0.978147600733806">
            <text:p>0.9781</text:p>
          </table:table-cell>
          <table:table-cell table:formula="of:=COS(RADIANS([.A4]*5))" office:value-type="float" office:value="0.965925826289068">
            <text:p>0.9659</text:p>
          </table:table-cell>
          <table:table-cell table:formula="of:=COS(RADIANS([.A4]*6))" office:value-type="float" office:value="0.951056516295153">
            <text:p>0.9511</text:p>
          </table:table-cell>
          <table:table-cell table:formula="of:=COS(RADIANS([.A4]*7))" office:value-type="float" office:value="0.933580426497202">
            <text:p>0.9336</text:p>
          </table:table-cell>
          <table:table-cell table:formula="of:=COS(RADIANS([.A4]*8))" office:value-type="float" office:value="0.913545457642601">
            <text:p>0.9135</text:p>
          </table:table-cell>
          <table:table-cell table:formula="of:=COS(RADIANS([.A4]*9))" office:value-type="float" office:value="0.891006524188368">
            <text:p>0.8910</text:p>
          </table:table-cell>
          <table:table-cell table:formula="of:=COS(RADIANS([.A4]*10))" office:value-type="float" office:value="0.866025403784439">
            <text:p>0.8660</text:p>
          </table:table-cell>
          <table:table-cell table:formula="of:=COS(RADIANS([.A4]*11))" office:value-type="float" office:value="0.838670567945424">
            <text:p>0.8387</text:p>
          </table:table-cell>
          <table:table-cell table:formula="of:=COS(RADIANS([.A4]*12))" office:value-type="float" office:value="0.809016994374947">
            <text:p>0.8090</text:p>
          </table:table-cell>
          <table:table-cell table:formula="of:=COS(RADIANS([.A4]*13))" office:value-type="float" office:value="0.777145961456971">
            <text:p>0.7771</text:p>
          </table:table-cell>
          <table:table-cell table:formula="of:=COS(RADIANS([.A4]*14))" office:value-type="float" office:value="0.743144825477394">
            <text:p>0.7431</text:p>
          </table:table-cell>
          <table:table-cell table:formula="of:=COS(RADIANS([.A4]*15))" office:value-type="float" office:value="0.707106781186548">
            <text:p>0.7071</text:p>
          </table:table-cell>
          <table:table-cell table:formula="of:=COS(RADIANS([.A4]*16))" office:value-type="float" office:value="0.669130606358858">
            <text:p>0.6691</text:p>
          </table:table-cell>
        </table:table-row>
        <table:table-row table:style-name="ro1">
          <table:table-cell office:value-type="float" office:value="4">
            <text:p>00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04S">
            <text:p>00:00:04</text:p>
          </table:table-cell>
          <table:table-cell table:formula="of:=SIN(RADIANS([.A5]))" office:value-type="float" office:value="0.0697564737441253">
            <text:p>0.0698</text:p>
          </table:table-cell>
          <table:table-cell table:formula="of:=SIN(RADIANS([.A5]*2))" office:value-type="float" office:value="0.139173100960065">
            <text:p>0.1392</text:p>
          </table:table-cell>
          <table:table-cell table:formula="of:=SIN(RADIANS([.A5]*3))" office:value-type="float" office:value="0.207911690817759">
            <text:p>0.2079</text:p>
          </table:table-cell>
          <table:table-cell table:formula="of:=SIN(RADIANS([.A5]*4))" office:value-type="float" office:value="0.275637355816999">
            <text:p>0.2756</text:p>
          </table:table-cell>
          <table:table-cell table:formula="of:=SIN(RADIANS([.A5]*5))" office:value-type="float" office:value="0.342020143325669">
            <text:p>0.3420</text:p>
          </table:table-cell>
          <table:table-cell table:formula="of:=SIN(RADIANS([.A5]*6))" office:value-type="float" office:value="0.4067366430758">
            <text:p>0.4067</text:p>
          </table:table-cell>
          <table:table-cell table:formula="of:=SIN(RADIANS([.A5]*7))" office:value-type="float" office:value="0.469471562785891">
            <text:p>0.4695</text:p>
          </table:table-cell>
          <table:table-cell table:formula="of:=SIN(RADIANS([.A5]*8))" office:value-type="float" office:value="0.529919264233205">
            <text:p>0.5299</text:p>
          </table:table-cell>
          <table:table-cell table:formula="of:=SIN(RADIANS([.A5]*9))" office:value-type="float" office:value="0.587785252292473">
            <text:p>0.5878</text:p>
          </table:table-cell>
          <table:table-cell table:formula="of:=SIN(RADIANS([.A5]*10))" office:value-type="float" office:value="0.642787609686539">
            <text:p>0.6428</text:p>
          </table:table-cell>
          <table:table-cell table:formula="of:=SIN(RADIANS([.A5]*11))" office:value-type="float" office:value="0.694658370458997">
            <text:p>0.6947</text:p>
          </table:table-cell>
          <table:table-cell table:formula="of:=SIN(RADIANS([.A5]*12))" office:value-type="float" office:value="0.743144825477394">
            <text:p>0.7431</text:p>
          </table:table-cell>
          <table:table-cell table:formula="of:=SIN(RADIANS([.A5]*13))" office:value-type="float" office:value="0.788010753606722">
            <text:p>0.7880</text:p>
          </table:table-cell>
          <table:table-cell table:formula="of:=SIN(RADIANS([.A5]*14))" office:value-type="float" office:value="0.829037572555042">
            <text:p>0.8290</text:p>
          </table:table-cell>
          <table:table-cell table:formula="of:=SIN(RADIANS([.A5]*15))" office:value-type="float" office:value="0.866025403784439">
            <text:p>0.8660</text:p>
          </table:table-cell>
          <table:table-cell table:formula="of:=SIN(RADIANS([.A5]*16))" office:value-type="float" office:value="0.898794046299167">
            <text:p>0.8988</text:p>
          </table:table-cell>
          <table:table-cell table:formula="of:=COS(RADIANS([.A5]))" office:value-type="float" office:value="0.997564050259824">
            <text:p>0.9976</text:p>
          </table:table-cell>
          <table:table-cell table:formula="of:=COS(RADIANS([.A5]*2))" office:value-type="float" office:value="0.99026806874157">
            <text:p>0.9903</text:p>
          </table:table-cell>
          <table:table-cell table:formula="of:=COS(RADIANS([.A5]*3))" office:value-type="float" office:value="0.978147600733806">
            <text:p>0.9781</text:p>
          </table:table-cell>
          <table:table-cell table:formula="of:=COS(RADIANS([.A5]*4))" office:value-type="float" office:value="0.961261695938319">
            <text:p>0.9613</text:p>
          </table:table-cell>
          <table:table-cell table:formula="of:=COS(RADIANS([.A5]*5))" office:value-type="float" office:value="0.939692620785908">
            <text:p>0.9397</text:p>
          </table:table-cell>
          <table:table-cell table:formula="of:=COS(RADIANS([.A5]*6))" office:value-type="float" office:value="0.913545457642601">
            <text:p>0.9135</text:p>
          </table:table-cell>
          <table:table-cell table:formula="of:=COS(RADIANS([.A5]*7))" office:value-type="float" office:value="0.882947592858927">
            <text:p>0.8829</text:p>
          </table:table-cell>
          <table:table-cell table:formula="of:=COS(RADIANS([.A5]*8))" office:value-type="float" office:value="0.848048096156426">
            <text:p>0.8480</text:p>
          </table:table-cell>
          <table:table-cell table:formula="of:=COS(RADIANS([.A5]*9))" office:value-type="float" office:value="0.809016994374947">
            <text:p>0.8090</text:p>
          </table:table-cell>
          <table:table-cell table:formula="of:=COS(RADIANS([.A5]*10))" office:value-type="float" office:value="0.766044443118978">
            <text:p>0.7660</text:p>
          </table:table-cell>
          <table:table-cell table:formula="of:=COS(RADIANS([.A5]*11))" office:value-type="float" office:value="0.719339800338651">
            <text:p>0.7193</text:p>
          </table:table-cell>
          <table:table-cell table:formula="of:=COS(RADIANS([.A5]*12))" office:value-type="float" office:value="0.669130606358858">
            <text:p>0.6691</text:p>
          </table:table-cell>
          <table:table-cell table:formula="of:=COS(RADIANS([.A5]*13))" office:value-type="float" office:value="0.615661475325658">
            <text:p>0.6157</text:p>
          </table:table-cell>
          <table:table-cell table:formula="of:=COS(RADIANS([.A5]*14))" office:value-type="float" office:value="0.559192903470747">
            <text:p>0.5592</text:p>
          </table:table-cell>
          <table:table-cell table:formula="of:=COS(RADIANS([.A5]*15))" office:value-type="float" office:value="0.5">
            <text:p>0.5000</text:p>
          </table:table-cell>
          <table:table-cell table:formula="of:=COS(RADIANS([.A5]*16))" office:value-type="float" office:value="0.438371146789077">
            <text:p>0.4384</text:p>
          </table:table-cell>
        </table:table-row>
        <table:table-row table:style-name="ro1">
          <table:table-cell office:value-type="float" office:value="5">
            <text:p>00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05S">
            <text:p>00:00:05</text:p>
          </table:table-cell>
          <table:table-cell table:formula="of:=SIN(RADIANS([.A6]))" office:value-type="float" office:value="0.0871557427476582">
            <text:p>0.0872</text:p>
          </table:table-cell>
          <table:table-cell table:formula="of:=SIN(RADIANS([.A6]*2))" office:value-type="float" office:value="0.17364817766693">
            <text:p>0.1736</text:p>
          </table:table-cell>
          <table:table-cell table:formula="of:=SIN(RADIANS([.A6]*3))" office:value-type="float" office:value="0.258819045102521">
            <text:p>0.2588</text:p>
          </table:table-cell>
          <table:table-cell table:formula="of:=SIN(RADIANS([.A6]*4))" office:value-type="float" office:value="0.342020143325669">
            <text:p>0.3420</text:p>
          </table:table-cell>
          <table:table-cell table:formula="of:=SIN(RADIANS([.A6]*5))" office:value-type="float" office:value="0.422618261740699">
            <text:p>0.4226</text:p>
          </table:table-cell>
          <table:table-cell table:formula="of:=SIN(RADIANS([.A6]*6))" office:value-type="float" office:value="0.5">
            <text:p>0.5000</text:p>
          </table:table-cell>
          <table:table-cell table:formula="of:=SIN(RADIANS([.A6]*7))" office:value-type="float" office:value="0.573576436351046">
            <text:p>0.5736</text:p>
          </table:table-cell>
          <table:table-cell table:formula="of:=SIN(RADIANS([.A6]*8))" office:value-type="float" office:value="0.642787609686539">
            <text:p>0.6428</text:p>
          </table:table-cell>
          <table:table-cell table:formula="of:=SIN(RADIANS([.A6]*9))" office:value-type="float" office:value="0.707106781186547">
            <text:p>0.7071</text:p>
          </table:table-cell>
          <table:table-cell table:formula="of:=SIN(RADIANS([.A6]*10))" office:value-type="float" office:value="0.766044443118978">
            <text:p>0.7660</text:p>
          </table:table-cell>
          <table:table-cell table:formula="of:=SIN(RADIANS([.A6]*11))" office:value-type="float" office:value="0.819152044288992">
            <text:p>0.8192</text:p>
          </table:table-cell>
          <table:table-cell table:formula="of:=SIN(RADIANS([.A6]*12))" office:value-type="float" office:value="0.866025403784439">
            <text:p>0.8660</text:p>
          </table:table-cell>
          <table:table-cell table:formula="of:=SIN(RADIANS([.A6]*13))" office:value-type="float" office:value="0.90630778703665">
            <text:p>0.9063</text:p>
          </table:table-cell>
          <table:table-cell table:formula="of:=SIN(RADIANS([.A6]*14))" office:value-type="float" office:value="0.939692620785908">
            <text:p>0.9397</text:p>
          </table:table-cell>
          <table:table-cell table:formula="of:=SIN(RADIANS([.A6]*15))" office:value-type="float" office:value="0.965925826289068">
            <text:p>0.9659</text:p>
          </table:table-cell>
          <table:table-cell table:formula="of:=SIN(RADIANS([.A6]*16))" office:value-type="float" office:value="0.984807753012208">
            <text:p>0.9848</text:p>
          </table:table-cell>
          <table:table-cell table:formula="of:=COS(RADIANS([.A6]))" office:value-type="float" office:value="0.996194698091746">
            <text:p>0.9962</text:p>
          </table:table-cell>
          <table:table-cell table:formula="of:=COS(RADIANS([.A6]*2))" office:value-type="float" office:value="0.984807753012208">
            <text:p>0.9848</text:p>
          </table:table-cell>
          <table:table-cell table:formula="of:=COS(RADIANS([.A6]*3))" office:value-type="float" office:value="0.965925826289068">
            <text:p>0.9659</text:p>
          </table:table-cell>
          <table:table-cell table:formula="of:=COS(RADIANS([.A6]*4))" office:value-type="float" office:value="0.939692620785908">
            <text:p>0.9397</text:p>
          </table:table-cell>
          <table:table-cell table:formula="of:=COS(RADIANS([.A6]*5))" office:value-type="float" office:value="0.90630778703665">
            <text:p>0.9063</text:p>
          </table:table-cell>
          <table:table-cell table:formula="of:=COS(RADIANS([.A6]*6))" office:value-type="float" office:value="0.866025403784439">
            <text:p>0.8660</text:p>
          </table:table-cell>
          <table:table-cell table:formula="of:=COS(RADIANS([.A6]*7))" office:value-type="float" office:value="0.819152044288992">
            <text:p>0.8192</text:p>
          </table:table-cell>
          <table:table-cell table:formula="of:=COS(RADIANS([.A6]*8))" office:value-type="float" office:value="0.766044443118978">
            <text:p>0.7660</text:p>
          </table:table-cell>
          <table:table-cell table:formula="of:=COS(RADIANS([.A6]*9))" office:value-type="float" office:value="0.707106781186548">
            <text:p>0.7071</text:p>
          </table:table-cell>
          <table:table-cell table:formula="of:=COS(RADIANS([.A6]*10))" office:value-type="float" office:value="0.642787609686539">
            <text:p>0.6428</text:p>
          </table:table-cell>
          <table:table-cell table:formula="of:=COS(RADIANS([.A6]*11))" office:value-type="float" office:value="0.573576436351046">
            <text:p>0.5736</text:p>
          </table:table-cell>
          <table:table-cell table:formula="of:=COS(RADIANS([.A6]*12))" office:value-type="float" office:value="0.5">
            <text:p>0.5000</text:p>
          </table:table-cell>
          <table:table-cell table:formula="of:=COS(RADIANS([.A6]*13))" office:value-type="float" office:value="0.422618261740699">
            <text:p>0.4226</text:p>
          </table:table-cell>
          <table:table-cell table:formula="of:=COS(RADIANS([.A6]*14))" office:value-type="float" office:value="0.342020143325669">
            <text:p>0.3420</text:p>
          </table:table-cell>
          <table:table-cell table:formula="of:=COS(RADIANS([.A6]*15))" office:value-type="float" office:value="0.258819045102521">
            <text:p>0.2588</text:p>
          </table:table-cell>
          <table:table-cell table:formula="of:=COS(RADIANS([.A6]*16))" office:value-type="float" office:value="0.17364817766693">
            <text:p>0.1736</text:p>
          </table:table-cell>
        </table:table-row>
        <table:table-row table:style-name="ro1">
          <table:table-cell office:value-type="float" office:value="6">
            <text:p>00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06S">
            <text:p>00:00:06</text:p>
          </table:table-cell>
          <table:table-cell table:formula="of:=SIN(RADIANS([.A7]))" office:value-type="float" office:value="0.104528463267653">
            <text:p>0.1045</text:p>
          </table:table-cell>
          <table:table-cell table:formula="of:=SIN(RADIANS([.A7]*2))" office:value-type="float" office:value="0.207911690817759">
            <text:p>0.2079</text:p>
          </table:table-cell>
          <table:table-cell table:formula="of:=SIN(RADIANS([.A7]*3))" office:value-type="float" office:value="0.309016994374947">
            <text:p>0.3090</text:p>
          </table:table-cell>
          <table:table-cell table:formula="of:=SIN(RADIANS([.A7]*4))" office:value-type="float" office:value="0.4067366430758">
            <text:p>0.4067</text:p>
          </table:table-cell>
          <table:table-cell table:formula="of:=SIN(RADIANS([.A7]*5))" office:value-type="float" office:value="0.5">
            <text:p>0.5000</text:p>
          </table:table-cell>
          <table:table-cell table:formula="of:=SIN(RADIANS([.A7]*6))" office:value-type="float" office:value="0.587785252292473">
            <text:p>0.5878</text:p>
          </table:table-cell>
          <table:table-cell table:formula="of:=SIN(RADIANS([.A7]*7))" office:value-type="float" office:value="0.669130606358858">
            <text:p>0.6691</text:p>
          </table:table-cell>
          <table:table-cell table:formula="of:=SIN(RADIANS([.A7]*8))" office:value-type="float" office:value="0.743144825477394">
            <text:p>0.7431</text:p>
          </table:table-cell>
          <table:table-cell table:formula="of:=SIN(RADIANS([.A7]*9))" office:value-type="float" office:value="0.809016994374947">
            <text:p>0.8090</text:p>
          </table:table-cell>
          <table:table-cell table:formula="of:=SIN(RADIANS([.A7]*10))" office:value-type="float" office:value="0.866025403784439">
            <text:p>0.8660</text:p>
          </table:table-cell>
          <table:table-cell table:formula="of:=SIN(RADIANS([.A7]*11))" office:value-type="float" office:value="0.913545457642601">
            <text:p>0.9135</text:p>
          </table:table-cell>
          <table:table-cell table:formula="of:=SIN(RADIANS([.A7]*12))" office:value-type="float" office:value="0.951056516295153">
            <text:p>0.9511</text:p>
          </table:table-cell>
          <table:table-cell table:formula="of:=SIN(RADIANS([.A7]*13))" office:value-type="float" office:value="0.978147600733806">
            <text:p>0.9781</text:p>
          </table:table-cell>
          <table:table-cell table:formula="of:=SIN(RADIANS([.A7]*14))" office:value-type="float" office:value="0.994521895368273">
            <text:p>0.9945</text:p>
          </table:table-cell>
          <table:table-cell table:formula="of:=SIN(RADIANS([.A7]*15))" office:value-type="float" office:value="1">
            <text:p>1.0000</text:p>
          </table:table-cell>
          <table:table-cell table:formula="of:=SIN(RADIANS([.A7]*16))" office:value-type="float" office:value="0.994521895368273">
            <text:p>0.9945</text:p>
          </table:table-cell>
          <table:table-cell table:formula="of:=COS(RADIANS([.A7]))" office:value-type="float" office:value="0.994521895368273">
            <text:p>0.9945</text:p>
          </table:table-cell>
          <table:table-cell table:formula="of:=COS(RADIANS([.A7]*2))" office:value-type="float" office:value="0.978147600733806">
            <text:p>0.9781</text:p>
          </table:table-cell>
          <table:table-cell table:formula="of:=COS(RADIANS([.A7]*3))" office:value-type="float" office:value="0.951056516295153">
            <text:p>0.9511</text:p>
          </table:table-cell>
          <table:table-cell table:formula="of:=COS(RADIANS([.A7]*4))" office:value-type="float" office:value="0.913545457642601">
            <text:p>0.9135</text:p>
          </table:table-cell>
          <table:table-cell table:formula="of:=COS(RADIANS([.A7]*5))" office:value-type="float" office:value="0.866025403784439">
            <text:p>0.8660</text:p>
          </table:table-cell>
          <table:table-cell table:formula="of:=COS(RADIANS([.A7]*6))" office:value-type="float" office:value="0.809016994374947">
            <text:p>0.8090</text:p>
          </table:table-cell>
          <table:table-cell table:formula="of:=COS(RADIANS([.A7]*7))" office:value-type="float" office:value="0.743144825477394">
            <text:p>0.7431</text:p>
          </table:table-cell>
          <table:table-cell table:formula="of:=COS(RADIANS([.A7]*8))" office:value-type="float" office:value="0.669130606358858">
            <text:p>0.6691</text:p>
          </table:table-cell>
          <table:table-cell table:formula="of:=COS(RADIANS([.A7]*9))" office:value-type="float" office:value="0.587785252292473">
            <text:p>0.5878</text:p>
          </table:table-cell>
          <table:table-cell table:formula="of:=COS(RADIANS([.A7]*10))" office:value-type="float" office:value="0.5">
            <text:p>0.5000</text:p>
          </table:table-cell>
          <table:table-cell table:formula="of:=COS(RADIANS([.A7]*11))" office:value-type="float" office:value="0.4067366430758">
            <text:p>0.4067</text:p>
          </table:table-cell>
          <table:table-cell table:formula="of:=COS(RADIANS([.A7]*12))" office:value-type="float" office:value="0.309016994374947">
            <text:p>0.3090</text:p>
          </table:table-cell>
          <table:table-cell table:formula="of:=COS(RADIANS([.A7]*13))" office:value-type="float" office:value="0.207911690817759">
            <text:p>0.2079</text:p>
          </table:table-cell>
          <table:table-cell table:formula="of:=COS(RADIANS([.A7]*14))" office:value-type="float" office:value="0.104528463267653">
            <text:p>0.1045</text:p>
          </table:table-cell>
          <table:table-cell table:formula="of:=COS(RADIANS([.A7]*15))" office:value-type="float" office:value="6.12323399573677E-017">
            <text:p>0.0000</text:p>
          </table:table-cell>
          <table:table-cell table:formula="of:=COS(RADIANS([.A7]*16))" office:value-type="float" office:value="-0.104528463267654">
            <text:p>-0.1045</text:p>
          </table:table-cell>
        </table:table-row>
        <table:table-row table:style-name="ro1">
          <table:table-cell office:value-type="float" office:value="7">
            <text:p>00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07S">
            <text:p>00:00:07</text:p>
          </table:table-cell>
          <table:table-cell table:formula="of:=SIN(RADIANS([.A8]))" office:value-type="float" office:value="0.121869343405147">
            <text:p>0.1219</text:p>
          </table:table-cell>
          <table:table-cell table:formula="of:=SIN(RADIANS([.A8]*2))" office:value-type="float" office:value="0.241921895599668">
            <text:p>0.2419</text:p>
          </table:table-cell>
          <table:table-cell table:formula="of:=SIN(RADIANS([.A8]*3))" office:value-type="float" office:value="0.3583679495453">
            <text:p>0.3584</text:p>
          </table:table-cell>
          <table:table-cell table:formula="of:=SIN(RADIANS([.A8]*4))" office:value-type="float" office:value="0.469471562785891">
            <text:p>0.4695</text:p>
          </table:table-cell>
          <table:table-cell table:formula="of:=SIN(RADIANS([.A8]*5))" office:value-type="float" office:value="0.573576436351046">
            <text:p>0.5736</text:p>
          </table:table-cell>
          <table:table-cell table:formula="of:=SIN(RADIANS([.A8]*6))" office:value-type="float" office:value="0.669130606358858">
            <text:p>0.6691</text:p>
          </table:table-cell>
          <table:table-cell table:formula="of:=SIN(RADIANS([.A8]*7))" office:value-type="float" office:value="0.754709580222772">
            <text:p>0.7547</text:p>
          </table:table-cell>
          <table:table-cell table:formula="of:=SIN(RADIANS([.A8]*8))" office:value-type="float" office:value="0.829037572555042">
            <text:p>0.8290</text:p>
          </table:table-cell>
          <table:table-cell table:formula="of:=SIN(RADIANS([.A8]*9))" office:value-type="float" office:value="0.891006524188368">
            <text:p>0.8910</text:p>
          </table:table-cell>
          <table:table-cell table:formula="of:=SIN(RADIANS([.A8]*10))" office:value-type="float" office:value="0.939692620785908">
            <text:p>0.9397</text:p>
          </table:table-cell>
          <table:table-cell table:formula="of:=SIN(RADIANS([.A8]*11))" office:value-type="float" office:value="0.974370064785235">
            <text:p>0.9744</text:p>
          </table:table-cell>
          <table:table-cell table:formula="of:=SIN(RADIANS([.A8]*12))" office:value-type="float" office:value="0.994521895368273">
            <text:p>0.9945</text:p>
          </table:table-cell>
          <table:table-cell table:formula="of:=SIN(RADIANS([.A8]*13))" office:value-type="float" office:value="0.999847695156391">
            <text:p>0.9998</text:p>
          </table:table-cell>
          <table:table-cell table:formula="of:=SIN(RADIANS([.A8]*14))" office:value-type="float" office:value="0.99026806874157">
            <text:p>0.9903</text:p>
          </table:table-cell>
          <table:table-cell table:formula="of:=SIN(RADIANS([.A8]*15))" office:value-type="float" office:value="0.965925826289068">
            <text:p>0.9659</text:p>
          </table:table-cell>
          <table:table-cell table:formula="of:=SIN(RADIANS([.A8]*16))" office:value-type="float" office:value="0.927183854566787">
            <text:p>0.9272</text:p>
          </table:table-cell>
          <table:table-cell table:formula="of:=COS(RADIANS([.A8]))" office:value-type="float" office:value="0.992546151641322">
            <text:p>0.9925</text:p>
          </table:table-cell>
          <table:table-cell table:formula="of:=COS(RADIANS([.A8]*2))" office:value-type="float" office:value="0.970295726275996">
            <text:p>0.9703</text:p>
          </table:table-cell>
          <table:table-cell table:formula="of:=COS(RADIANS([.A8]*3))" office:value-type="float" office:value="0.933580426497202">
            <text:p>0.9336</text:p>
          </table:table-cell>
          <table:table-cell table:formula="of:=COS(RADIANS([.A8]*4))" office:value-type="float" office:value="0.882947592858927">
            <text:p>0.8829</text:p>
          </table:table-cell>
          <table:table-cell table:formula="of:=COS(RADIANS([.A8]*5))" office:value-type="float" office:value="0.819152044288992">
            <text:p>0.8192</text:p>
          </table:table-cell>
          <table:table-cell table:formula="of:=COS(RADIANS([.A8]*6))" office:value-type="float" office:value="0.743144825477394">
            <text:p>0.7431</text:p>
          </table:table-cell>
          <table:table-cell table:formula="of:=COS(RADIANS([.A8]*7))" office:value-type="float" office:value="0.656059028990507">
            <text:p>0.6561</text:p>
          </table:table-cell>
          <table:table-cell table:formula="of:=COS(RADIANS([.A8]*8))" office:value-type="float" office:value="0.559192903470747">
            <text:p>0.5592</text:p>
          </table:table-cell>
          <table:table-cell table:formula="of:=COS(RADIANS([.A8]*9))" office:value-type="float" office:value="0.453990499739547">
            <text:p>0.4540</text:p>
          </table:table-cell>
          <table:table-cell table:formula="of:=COS(RADIANS([.A8]*10))" office:value-type="float" office:value="0.342020143325669">
            <text:p>0.3420</text:p>
          </table:table-cell>
          <table:table-cell table:formula="of:=COS(RADIANS([.A8]*11))" office:value-type="float" office:value="0.224951054343865">
            <text:p>0.2250</text:p>
          </table:table-cell>
          <table:table-cell table:formula="of:=COS(RADIANS([.A8]*12))" office:value-type="float" office:value="0.104528463267653">
            <text:p>0.1045</text:p>
          </table:table-cell>
          <table:table-cell table:formula="of:=COS(RADIANS([.A8]*13))" office:value-type="float" office:value="-0.0174524064372835">
            <text:p>-0.0175</text:p>
          </table:table-cell>
          <table:table-cell table:formula="of:=COS(RADIANS([.A8]*14))" office:value-type="float" office:value="-0.139173100960065">
            <text:p>-0.1392</text:p>
          </table:table-cell>
          <table:table-cell table:formula="of:=COS(RADIANS([.A8]*15))" office:value-type="float" office:value="-0.258819045102521">
            <text:p>-0.2588</text:p>
          </table:table-cell>
          <table:table-cell table:formula="of:=COS(RADIANS([.A8]*16))" office:value-type="float" office:value="-0.374606593415912">
            <text:p>-0.3746</text:p>
          </table:table-cell>
        </table:table-row>
        <table:table-row table:style-name="ro1">
          <table:table-cell office:value-type="float" office:value="8">
            <text:p>00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08S">
            <text:p>00:00:08</text:p>
          </table:table-cell>
          <table:table-cell table:formula="of:=SIN(RADIANS([.A9]))" office:value-type="float" office:value="0.139173100960065">
            <text:p>0.1392</text:p>
          </table:table-cell>
          <table:table-cell table:formula="of:=SIN(RADIANS([.A9]*2))" office:value-type="float" office:value="0.275637355816999">
            <text:p>0.2756</text:p>
          </table:table-cell>
          <table:table-cell table:formula="of:=SIN(RADIANS([.A9]*3))" office:value-type="float" office:value="0.4067366430758">
            <text:p>0.4067</text:p>
          </table:table-cell>
          <table:table-cell table:formula="of:=SIN(RADIANS([.A9]*4))" office:value-type="float" office:value="0.529919264233205">
            <text:p>0.5299</text:p>
          </table:table-cell>
          <table:table-cell table:formula="of:=SIN(RADIANS([.A9]*5))" office:value-type="float" office:value="0.642787609686539">
            <text:p>0.6428</text:p>
          </table:table-cell>
          <table:table-cell table:formula="of:=SIN(RADIANS([.A9]*6))" office:value-type="float" office:value="0.743144825477394">
            <text:p>0.7431</text:p>
          </table:table-cell>
          <table:table-cell table:formula="of:=SIN(RADIANS([.A9]*7))" office:value-type="float" office:value="0.829037572555042">
            <text:p>0.8290</text:p>
          </table:table-cell>
          <table:table-cell table:formula="of:=SIN(RADIANS([.A9]*8))" office:value-type="float" office:value="0.898794046299167">
            <text:p>0.8988</text:p>
          </table:table-cell>
          <table:table-cell table:formula="of:=SIN(RADIANS([.A9]*9))" office:value-type="float" office:value="0.951056516295153">
            <text:p>0.9511</text:p>
          </table:table-cell>
          <table:table-cell table:formula="of:=SIN(RADIANS([.A9]*10))" office:value-type="float" office:value="0.984807753012208">
            <text:p>0.9848</text:p>
          </table:table-cell>
          <table:table-cell table:formula="of:=SIN(RADIANS([.A9]*11))" office:value-type="float" office:value="0.999390827019096">
            <text:p>0.9994</text:p>
          </table:table-cell>
          <table:table-cell table:formula="of:=SIN(RADIANS([.A9]*12))" office:value-type="float" office:value="0.994521895368273">
            <text:p>0.9945</text:p>
          </table:table-cell>
          <table:table-cell table:formula="of:=SIN(RADIANS([.A9]*13))" office:value-type="float" office:value="0.970295726275996">
            <text:p>0.9703</text:p>
          </table:table-cell>
          <table:table-cell table:formula="of:=SIN(RADIANS([.A9]*14))" office:value-type="float" office:value="0.927183854566787">
            <text:p>0.9272</text:p>
          </table:table-cell>
          <table:table-cell table:formula="of:=SIN(RADIANS([.A9]*15))" office:value-type="float" office:value="0.866025403784439">
            <text:p>0.8660</text:p>
          </table:table-cell>
          <table:table-cell table:formula="of:=SIN(RADIANS([.A9]*16))" office:value-type="float" office:value="0.788010753606722">
            <text:p>0.7880</text:p>
          </table:table-cell>
          <table:table-cell table:formula="of:=COS(RADIANS([.A9]))" office:value-type="float" office:value="0.99026806874157">
            <text:p>0.9903</text:p>
          </table:table-cell>
          <table:table-cell table:formula="of:=COS(RADIANS([.A9]*2))" office:value-type="float" office:value="0.961261695938319">
            <text:p>0.9613</text:p>
          </table:table-cell>
          <table:table-cell table:formula="of:=COS(RADIANS([.A9]*3))" office:value-type="float" office:value="0.913545457642601">
            <text:p>0.9135</text:p>
          </table:table-cell>
          <table:table-cell table:formula="of:=COS(RADIANS([.A9]*4))" office:value-type="float" office:value="0.848048096156426">
            <text:p>0.8480</text:p>
          </table:table-cell>
          <table:table-cell table:formula="of:=COS(RADIANS([.A9]*5))" office:value-type="float" office:value="0.766044443118978">
            <text:p>0.7660</text:p>
          </table:table-cell>
          <table:table-cell table:formula="of:=COS(RADIANS([.A9]*6))" office:value-type="float" office:value="0.669130606358858">
            <text:p>0.6691</text:p>
          </table:table-cell>
          <table:table-cell table:formula="of:=COS(RADIANS([.A9]*7))" office:value-type="float" office:value="0.559192903470747">
            <text:p>0.5592</text:p>
          </table:table-cell>
          <table:table-cell table:formula="of:=COS(RADIANS([.A9]*8))" office:value-type="float" office:value="0.438371146789077">
            <text:p>0.4384</text:p>
          </table:table-cell>
          <table:table-cell table:formula="of:=COS(RADIANS([.A9]*9))" office:value-type="float" office:value="0.309016994374947">
            <text:p>0.3090</text:p>
          </table:table-cell>
          <table:table-cell table:formula="of:=COS(RADIANS([.A9]*10))" office:value-type="float" office:value="0.17364817766693">
            <text:p>0.1736</text:p>
          </table:table-cell>
          <table:table-cell table:formula="of:=COS(RADIANS([.A9]*11))" office:value-type="float" office:value="0.0348994967025011">
            <text:p>0.0349</text:p>
          </table:table-cell>
          <table:table-cell table:formula="of:=COS(RADIANS([.A9]*12))" office:value-type="float" office:value="-0.104528463267654">
            <text:p>-0.1045</text:p>
          </table:table-cell>
          <table:table-cell table:formula="of:=COS(RADIANS([.A9]*13))" office:value-type="float" office:value="-0.241921895599668">
            <text:p>-0.2419</text:p>
          </table:table-cell>
          <table:table-cell table:formula="of:=COS(RADIANS([.A9]*14))" office:value-type="float" office:value="-0.374606593415912">
            <text:p>-0.3746</text:p>
          </table:table-cell>
          <table:table-cell table:formula="of:=COS(RADIANS([.A9]*15))" office:value-type="float" office:value="-0.5">
            <text:p>-0.5000</text:p>
          </table:table-cell>
          <table:table-cell table:formula="of:=COS(RADIANS([.A9]*16))" office:value-type="float" office:value="-0.615661475325658">
            <text:p>-0.6157</text:p>
          </table:table-cell>
        </table:table-row>
        <table:table-row table:style-name="ro1">
          <table:table-cell office:value-type="float" office:value="9">
            <text:p>00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09S">
            <text:p>00:00:09</text:p>
          </table:table-cell>
          <table:table-cell table:formula="of:=SIN(RADIANS([.A10]))" office:value-type="float" office:value="0.156434465040231">
            <text:p>0.1564</text:p>
          </table:table-cell>
          <table:table-cell table:formula="of:=SIN(RADIANS([.A10]*2))" office:value-type="float" office:value="0.309016994374947">
            <text:p>0.3090</text:p>
          </table:table-cell>
          <table:table-cell table:formula="of:=SIN(RADIANS([.A10]*3))" office:value-type="float" office:value="0.453990499739547">
            <text:p>0.4540</text:p>
          </table:table-cell>
          <table:table-cell table:formula="of:=SIN(RADIANS([.A10]*4))" office:value-type="float" office:value="0.587785252292473">
            <text:p>0.5878</text:p>
          </table:table-cell>
          <table:table-cell table:formula="of:=SIN(RADIANS([.A10]*5))" office:value-type="float" office:value="0.707106781186547">
            <text:p>0.7071</text:p>
          </table:table-cell>
          <table:table-cell table:formula="of:=SIN(RADIANS([.A10]*6))" office:value-type="float" office:value="0.809016994374947">
            <text:p>0.8090</text:p>
          </table:table-cell>
          <table:table-cell table:formula="of:=SIN(RADIANS([.A10]*7))" office:value-type="float" office:value="0.891006524188368">
            <text:p>0.8910</text:p>
          </table:table-cell>
          <table:table-cell table:formula="of:=SIN(RADIANS([.A10]*8))" office:value-type="float" office:value="0.951056516295153">
            <text:p>0.9511</text:p>
          </table:table-cell>
          <table:table-cell table:formula="of:=SIN(RADIANS([.A10]*9))" office:value-type="float" office:value="0.987688340595138">
            <text:p>0.9877</text:p>
          </table:table-cell>
          <table:table-cell table:formula="of:=SIN(RADIANS([.A10]*10))" office:value-type="float" office:value="1">
            <text:p>1.0000</text:p>
          </table:table-cell>
          <table:table-cell table:formula="of:=SIN(RADIANS([.A10]*11))" office:value-type="float" office:value="0.987688340595138">
            <text:p>0.9877</text:p>
          </table:table-cell>
          <table:table-cell table:formula="of:=SIN(RADIANS([.A10]*12))" office:value-type="float" office:value="0.951056516295154">
            <text:p>0.9511</text:p>
          </table:table-cell>
          <table:table-cell table:formula="of:=SIN(RADIANS([.A10]*13))" office:value-type="float" office:value="0.891006524188368">
            <text:p>0.8910</text:p>
          </table:table-cell>
          <table:table-cell table:formula="of:=SIN(RADIANS([.A10]*14))" office:value-type="float" office:value="0.809016994374947">
            <text:p>0.8090</text:p>
          </table:table-cell>
          <table:table-cell table:formula="of:=SIN(RADIANS([.A10]*15))" office:value-type="float" office:value="0.707106781186548">
            <text:p>0.7071</text:p>
          </table:table-cell>
          <table:table-cell table:formula="of:=SIN(RADIANS([.A10]*16))" office:value-type="float" office:value="0.587785252292473">
            <text:p>0.5878</text:p>
          </table:table-cell>
          <table:table-cell table:formula="of:=COS(RADIANS([.A10]))" office:value-type="float" office:value="0.987688340595138">
            <text:p>0.9877</text:p>
          </table:table-cell>
          <table:table-cell table:formula="of:=COS(RADIANS([.A10]*2))" office:value-type="float" office:value="0.951056516295153">
            <text:p>0.9511</text:p>
          </table:table-cell>
          <table:table-cell table:formula="of:=COS(RADIANS([.A10]*3))" office:value-type="float" office:value="0.891006524188368">
            <text:p>0.8910</text:p>
          </table:table-cell>
          <table:table-cell table:formula="of:=COS(RADIANS([.A10]*4))" office:value-type="float" office:value="0.809016994374947">
            <text:p>0.8090</text:p>
          </table:table-cell>
          <table:table-cell table:formula="of:=COS(RADIANS([.A10]*5))" office:value-type="float" office:value="0.707106781186548">
            <text:p>0.7071</text:p>
          </table:table-cell>
          <table:table-cell table:formula="of:=COS(RADIANS([.A10]*6))" office:value-type="float" office:value="0.587785252292473">
            <text:p>0.5878</text:p>
          </table:table-cell>
          <table:table-cell table:formula="of:=COS(RADIANS([.A10]*7))" office:value-type="float" office:value="0.453990499739547">
            <text:p>0.4540</text:p>
          </table:table-cell>
          <table:table-cell table:formula="of:=COS(RADIANS([.A10]*8))" office:value-type="float" office:value="0.309016994374947">
            <text:p>0.3090</text:p>
          </table:table-cell>
          <table:table-cell table:formula="of:=COS(RADIANS([.A10]*9))" office:value-type="float" office:value="0.156434465040231">
            <text:p>0.1564</text:p>
          </table:table-cell>
          <table:table-cell table:formula="of:=COS(RADIANS([.A10]*10))" office:value-type="float" office:value="6.12323399573677E-017">
            <text:p>0.0000</text:p>
          </table:table-cell>
          <table:table-cell table:formula="of:=COS(RADIANS([.A10]*11))" office:value-type="float" office:value="-0.156434465040231">
            <text:p>-0.1564</text:p>
          </table:table-cell>
          <table:table-cell table:formula="of:=COS(RADIANS([.A10]*12))" office:value-type="float" office:value="-0.309016994374947">
            <text:p>-0.3090</text:p>
          </table:table-cell>
          <table:table-cell table:formula="of:=COS(RADIANS([.A10]*13))" office:value-type="float" office:value="-0.453990499739547">
            <text:p>-0.4540</text:p>
          </table:table-cell>
          <table:table-cell table:formula="of:=COS(RADIANS([.A10]*14))" office:value-type="float" office:value="-0.587785252292473">
            <text:p>-0.5878</text:p>
          </table:table-cell>
          <table:table-cell table:formula="of:=COS(RADIANS([.A10]*15))" office:value-type="float" office:value="-0.707106781186547">
            <text:p>-0.7071</text:p>
          </table:table-cell>
          <table:table-cell table:formula="of:=COS(RADIANS([.A10]*16))" office:value-type="float" office:value="-0.809016994374947">
            <text:p>-0.8090</text:p>
          </table:table-cell>
        </table:table-row>
        <table:table-row table:style-name="ro1">
          <table:table-cell office:value-type="float" office:value="10">
            <text:p>01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10S">
            <text:p>00:00:10</text:p>
          </table:table-cell>
          <table:table-cell table:formula="of:=SIN(RADIANS([.A11]))" office:value-type="float" office:value="0.17364817766693">
            <text:p>0.1736</text:p>
          </table:table-cell>
          <table:table-cell table:formula="of:=SIN(RADIANS([.A11]*2))" office:value-type="float" office:value="0.342020143325669">
            <text:p>0.3420</text:p>
          </table:table-cell>
          <table:table-cell table:formula="of:=SIN(RADIANS([.A11]*3))" office:value-type="float" office:value="0.5">
            <text:p>0.5000</text:p>
          </table:table-cell>
          <table:table-cell table:formula="of:=SIN(RADIANS([.A11]*4))" office:value-type="float" office:value="0.642787609686539">
            <text:p>0.6428</text:p>
          </table:table-cell>
          <table:table-cell table:formula="of:=SIN(RADIANS([.A11]*5))" office:value-type="float" office:value="0.766044443118978">
            <text:p>0.7660</text:p>
          </table:table-cell>
          <table:table-cell table:formula="of:=SIN(RADIANS([.A11]*6))" office:value-type="float" office:value="0.866025403784439">
            <text:p>0.8660</text:p>
          </table:table-cell>
          <table:table-cell table:formula="of:=SIN(RADIANS([.A11]*7))" office:value-type="float" office:value="0.939692620785908">
            <text:p>0.9397</text:p>
          </table:table-cell>
          <table:table-cell table:formula="of:=SIN(RADIANS([.A11]*8))" office:value-type="float" office:value="0.984807753012208">
            <text:p>0.9848</text:p>
          </table:table-cell>
          <table:table-cell table:formula="of:=SIN(RADIANS([.A11]*9))" office:value-type="float" office:value="1">
            <text:p>1.0000</text:p>
          </table:table-cell>
          <table:table-cell table:formula="of:=SIN(RADIANS([.A11]*10))" office:value-type="float" office:value="0.984807753012208">
            <text:p>0.9848</text:p>
          </table:table-cell>
          <table:table-cell table:formula="of:=SIN(RADIANS([.A11]*11))" office:value-type="float" office:value="0.939692620785908">
            <text:p>0.9397</text:p>
          </table:table-cell>
          <table:table-cell table:formula="of:=SIN(RADIANS([.A11]*12))" office:value-type="float" office:value="0.866025403784439">
            <text:p>0.8660</text:p>
          </table:table-cell>
          <table:table-cell table:formula="of:=SIN(RADIANS([.A11]*13))" office:value-type="float" office:value="0.766044443118978">
            <text:p>0.7660</text:p>
          </table:table-cell>
          <table:table-cell table:formula="of:=SIN(RADIANS([.A11]*14))" office:value-type="float" office:value="0.642787609686539">
            <text:p>0.6428</text:p>
          </table:table-cell>
          <table:table-cell table:formula="of:=SIN(RADIANS([.A11]*15))" office:value-type="float" office:value="0.5">
            <text:p>0.5000</text:p>
          </table:table-cell>
          <table:table-cell table:formula="of:=SIN(RADIANS([.A11]*16))" office:value-type="float" office:value="0.342020143325669">
            <text:p>0.3420</text:p>
          </table:table-cell>
          <table:table-cell table:formula="of:=COS(RADIANS([.A11]))" office:value-type="float" office:value="0.984807753012208">
            <text:p>0.9848</text:p>
          </table:table-cell>
          <table:table-cell table:formula="of:=COS(RADIANS([.A11]*2))" office:value-type="float" office:value="0.939692620785908">
            <text:p>0.9397</text:p>
          </table:table-cell>
          <table:table-cell table:formula="of:=COS(RADIANS([.A11]*3))" office:value-type="float" office:value="0.866025403784439">
            <text:p>0.8660</text:p>
          </table:table-cell>
          <table:table-cell table:formula="of:=COS(RADIANS([.A11]*4))" office:value-type="float" office:value="0.766044443118978">
            <text:p>0.7660</text:p>
          </table:table-cell>
          <table:table-cell table:formula="of:=COS(RADIANS([.A11]*5))" office:value-type="float" office:value="0.642787609686539">
            <text:p>0.6428</text:p>
          </table:table-cell>
          <table:table-cell table:formula="of:=COS(RADIANS([.A11]*6))" office:value-type="float" office:value="0.5">
            <text:p>0.5000</text:p>
          </table:table-cell>
          <table:table-cell table:formula="of:=COS(RADIANS([.A11]*7))" office:value-type="float" office:value="0.342020143325669">
            <text:p>0.3420</text:p>
          </table:table-cell>
          <table:table-cell table:formula="of:=COS(RADIANS([.A11]*8))" office:value-type="float" office:value="0.17364817766693">
            <text:p>0.1736</text:p>
          </table:table-cell>
          <table:table-cell table:formula="of:=COS(RADIANS([.A11]*9))" office:value-type="float" office:value="6.12323399573677E-017">
            <text:p>0.0000</text:p>
          </table:table-cell>
          <table:table-cell table:formula="of:=COS(RADIANS([.A11]*10))" office:value-type="float" office:value="-0.17364817766693">
            <text:p>-0.1736</text:p>
          </table:table-cell>
          <table:table-cell table:formula="of:=COS(RADIANS([.A11]*11))" office:value-type="float" office:value="-0.342020143325669">
            <text:p>-0.3420</text:p>
          </table:table-cell>
          <table:table-cell table:formula="of:=COS(RADIANS([.A11]*12))" office:value-type="float" office:value="-0.5">
            <text:p>-0.5000</text:p>
          </table:table-cell>
          <table:table-cell table:formula="of:=COS(RADIANS([.A11]*13))" office:value-type="float" office:value="-0.642787609686539">
            <text:p>-0.6428</text:p>
          </table:table-cell>
          <table:table-cell table:formula="of:=COS(RADIANS([.A11]*14))" office:value-type="float" office:value="-0.766044443118978">
            <text:p>-0.7660</text:p>
          </table:table-cell>
          <table:table-cell table:formula="of:=COS(RADIANS([.A11]*15))" office:value-type="float" office:value="-0.866025403784439">
            <text:p>-0.8660</text:p>
          </table:table-cell>
          <table:table-cell table:formula="of:=COS(RADIANS([.A11]*16))" office:value-type="float" office:value="-0.939692620785908">
            <text:p>-0.9397</text:p>
          </table:table-cell>
        </table:table-row>
        <table:table-row table:style-name="ro1">
          <table:table-cell office:value-type="float" office:value="11">
            <text:p>01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11S">
            <text:p>00:00:11</text:p>
          </table:table-cell>
          <table:table-cell table:formula="of:=SIN(RADIANS([.A12]))" office:value-type="float" office:value="0.190808995376545">
            <text:p>0.1908</text:p>
          </table:table-cell>
          <table:table-cell table:formula="of:=SIN(RADIANS([.A12]*2))" office:value-type="float" office:value="0.374606593415912">
            <text:p>0.3746</text:p>
          </table:table-cell>
          <table:table-cell table:formula="of:=SIN(RADIANS([.A12]*3))" office:value-type="float" office:value="0.544639035015027">
            <text:p>0.5446</text:p>
          </table:table-cell>
          <table:table-cell table:formula="of:=SIN(RADIANS([.A12]*4))" office:value-type="float" office:value="0.694658370458997">
            <text:p>0.6947</text:p>
          </table:table-cell>
          <table:table-cell table:formula="of:=SIN(RADIANS([.A12]*5))" office:value-type="float" office:value="0.819152044288992">
            <text:p>0.8192</text:p>
          </table:table-cell>
          <table:table-cell table:formula="of:=SIN(RADIANS([.A12]*6))" office:value-type="float" office:value="0.913545457642601">
            <text:p>0.9135</text:p>
          </table:table-cell>
          <table:table-cell table:formula="of:=SIN(RADIANS([.A12]*7))" office:value-type="float" office:value="0.974370064785235">
            <text:p>0.9744</text:p>
          </table:table-cell>
          <table:table-cell table:formula="of:=SIN(RADIANS([.A12]*8))" office:value-type="float" office:value="0.999390827019096">
            <text:p>0.9994</text:p>
          </table:table-cell>
          <table:table-cell table:formula="of:=SIN(RADIANS([.A12]*9))" office:value-type="float" office:value="0.987688340595138">
            <text:p>0.9877</text:p>
          </table:table-cell>
          <table:table-cell table:formula="of:=SIN(RADIANS([.A12]*10))" office:value-type="float" office:value="0.939692620785908">
            <text:p>0.9397</text:p>
          </table:table-cell>
          <table:table-cell table:formula="of:=SIN(RADIANS([.A12]*11))" office:value-type="float" office:value="0.857167300702112">
            <text:p>0.8572</text:p>
          </table:table-cell>
          <table:table-cell table:formula="of:=SIN(RADIANS([.A12]*12))" office:value-type="float" office:value="0.743144825477394">
            <text:p>0.7431</text:p>
          </table:table-cell>
          <table:table-cell table:formula="of:=SIN(RADIANS([.A12]*13))" office:value-type="float" office:value="0.601815023152048">
            <text:p>0.6018</text:p>
          </table:table-cell>
          <table:table-cell table:formula="of:=SIN(RADIANS([.A12]*14))" office:value-type="float" office:value="0.438371146789077">
            <text:p>0.4384</text:p>
          </table:table-cell>
          <table:table-cell table:formula="of:=SIN(RADIANS([.A12]*15))" office:value-type="float" office:value="0.258819045102521">
            <text:p>0.2588</text:p>
          </table:table-cell>
          <table:table-cell table:formula="of:=SIN(RADIANS([.A12]*16))" office:value-type="float" office:value="0.0697564737441255">
            <text:p>0.0698</text:p>
          </table:table-cell>
          <table:table-cell table:formula="of:=COS(RADIANS([.A12]))" office:value-type="float" office:value="0.981627183447664">
            <text:p>0.9816</text:p>
          </table:table-cell>
          <table:table-cell table:formula="of:=COS(RADIANS([.A12]*2))" office:value-type="float" office:value="0.927183854566787">
            <text:p>0.9272</text:p>
          </table:table-cell>
          <table:table-cell table:formula="of:=COS(RADIANS([.A12]*3))" office:value-type="float" office:value="0.838670567945424">
            <text:p>0.8387</text:p>
          </table:table-cell>
          <table:table-cell table:formula="of:=COS(RADIANS([.A12]*4))" office:value-type="float" office:value="0.719339800338651">
            <text:p>0.7193</text:p>
          </table:table-cell>
          <table:table-cell table:formula="of:=COS(RADIANS([.A12]*5))" office:value-type="float" office:value="0.573576436351046">
            <text:p>0.5736</text:p>
          </table:table-cell>
          <table:table-cell table:formula="of:=COS(RADIANS([.A12]*6))" office:value-type="float" office:value="0.4067366430758">
            <text:p>0.4067</text:p>
          </table:table-cell>
          <table:table-cell table:formula="of:=COS(RADIANS([.A12]*7))" office:value-type="float" office:value="0.224951054343865">
            <text:p>0.2250</text:p>
          </table:table-cell>
          <table:table-cell table:formula="of:=COS(RADIANS([.A12]*8))" office:value-type="float" office:value="0.0348994967025011">
            <text:p>0.0349</text:p>
          </table:table-cell>
          <table:table-cell table:formula="of:=COS(RADIANS([.A12]*9))" office:value-type="float" office:value="-0.156434465040231">
            <text:p>-0.1564</text:p>
          </table:table-cell>
          <table:table-cell table:formula="of:=COS(RADIANS([.A12]*10))" office:value-type="float" office:value="-0.342020143325669">
            <text:p>-0.3420</text:p>
          </table:table-cell>
          <table:table-cell table:formula="of:=COS(RADIANS([.A12]*11))" office:value-type="float" office:value="-0.515038074910054">
            <text:p>-0.5150</text:p>
          </table:table-cell>
          <table:table-cell table:formula="of:=COS(RADIANS([.A12]*12))" office:value-type="float" office:value="-0.669130606358858">
            <text:p>-0.6691</text:p>
          </table:table-cell>
          <table:table-cell table:formula="of:=COS(RADIANS([.A12]*13))" office:value-type="float" office:value="-0.798635510047293">
            <text:p>-0.7986</text:p>
          </table:table-cell>
          <table:table-cell table:formula="of:=COS(RADIANS([.A12]*14))" office:value-type="float" office:value="-0.898794046299167">
            <text:p>-0.8988</text:p>
          </table:table-cell>
          <table:table-cell table:formula="of:=COS(RADIANS([.A12]*15))" office:value-type="float" office:value="-0.965925826289068">
            <text:p>-0.9659</text:p>
          </table:table-cell>
          <table:table-cell table:formula="of:=COS(RADIANS([.A12]*16))" office:value-type="float" office:value="-0.997564050259824">
            <text:p>-0.9976</text:p>
          </table:table-cell>
        </table:table-row>
        <table:table-row table:style-name="ro1">
          <table:table-cell office:value-type="float" office:value="12">
            <text:p>01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12S">
            <text:p>00:00:12</text:p>
          </table:table-cell>
          <table:table-cell table:formula="of:=SIN(RADIANS([.A13]))" office:value-type="float" office:value="0.207911690817759">
            <text:p>0.2079</text:p>
          </table:table-cell>
          <table:table-cell table:formula="of:=SIN(RADIANS([.A13]*2))" office:value-type="float" office:value="0.4067366430758">
            <text:p>0.4067</text:p>
          </table:table-cell>
          <table:table-cell table:formula="of:=SIN(RADIANS([.A13]*3))" office:value-type="float" office:value="0.587785252292473">
            <text:p>0.5878</text:p>
          </table:table-cell>
          <table:table-cell table:formula="of:=SIN(RADIANS([.A13]*4))" office:value-type="float" office:value="0.743144825477394">
            <text:p>0.7431</text:p>
          </table:table-cell>
          <table:table-cell table:formula="of:=SIN(RADIANS([.A13]*5))" office:value-type="float" office:value="0.866025403784439">
            <text:p>0.8660</text:p>
          </table:table-cell>
          <table:table-cell table:formula="of:=SIN(RADIANS([.A13]*6))" office:value-type="float" office:value="0.951056516295153">
            <text:p>0.9511</text:p>
          </table:table-cell>
          <table:table-cell table:formula="of:=SIN(RADIANS([.A13]*7))" office:value-type="float" office:value="0.994521895368273">
            <text:p>0.9945</text:p>
          </table:table-cell>
          <table:table-cell table:formula="of:=SIN(RADIANS([.A13]*8))" office:value-type="float" office:value="0.994521895368273">
            <text:p>0.9945</text:p>
          </table:table-cell>
          <table:table-cell table:formula="of:=SIN(RADIANS([.A13]*9))" office:value-type="float" office:value="0.951056516295154">
            <text:p>0.9511</text:p>
          </table:table-cell>
          <table:table-cell table:formula="of:=SIN(RADIANS([.A13]*10))" office:value-type="float" office:value="0.866025403784439">
            <text:p>0.8660</text:p>
          </table:table-cell>
          <table:table-cell table:formula="of:=SIN(RADIANS([.A13]*11))" office:value-type="float" office:value="0.743144825477394">
            <text:p>0.7431</text:p>
          </table:table-cell>
          <table:table-cell table:formula="of:=SIN(RADIANS([.A13]*12))" office:value-type="float" office:value="0.587785252292473">
            <text:p>0.5878</text:p>
          </table:table-cell>
          <table:table-cell table:formula="of:=SIN(RADIANS([.A13]*13))" office:value-type="float" office:value="0.4067366430758">
            <text:p>0.4067</text:p>
          </table:table-cell>
          <table:table-cell table:formula="of:=SIN(RADIANS([.A13]*14))" office:value-type="float" office:value="0.207911690817759">
            <text:p>0.2079</text:p>
          </table:table-cell>
          <table:table-cell table:formula="of:=SIN(RADIANS([.A13]*15))" office:value-type="float" office:value="1.22464679914735E-016">
            <text:p>0.0000</text:p>
          </table:table-cell>
          <table:table-cell table:formula="of:=SIN(RADIANS([.A13]*16))" office:value-type="float" office:value="-0.207911690817759">
            <text:p>-0.2079</text:p>
          </table:table-cell>
          <table:table-cell table:formula="of:=COS(RADIANS([.A13]))" office:value-type="float" office:value="0.978147600733806">
            <text:p>0.9781</text:p>
          </table:table-cell>
          <table:table-cell table:formula="of:=COS(RADIANS([.A13]*2))" office:value-type="float" office:value="0.913545457642601">
            <text:p>0.9135</text:p>
          </table:table-cell>
          <table:table-cell table:formula="of:=COS(RADIANS([.A13]*3))" office:value-type="float" office:value="0.809016994374947">
            <text:p>0.8090</text:p>
          </table:table-cell>
          <table:table-cell table:formula="of:=COS(RADIANS([.A13]*4))" office:value-type="float" office:value="0.669130606358858">
            <text:p>0.6691</text:p>
          </table:table-cell>
          <table:table-cell table:formula="of:=COS(RADIANS([.A13]*5))" office:value-type="float" office:value="0.5">
            <text:p>0.5000</text:p>
          </table:table-cell>
          <table:table-cell table:formula="of:=COS(RADIANS([.A13]*6))" office:value-type="float" office:value="0.309016994374947">
            <text:p>0.3090</text:p>
          </table:table-cell>
          <table:table-cell table:formula="of:=COS(RADIANS([.A13]*7))" office:value-type="float" office:value="0.104528463267653">
            <text:p>0.1045</text:p>
          </table:table-cell>
          <table:table-cell table:formula="of:=COS(RADIANS([.A13]*8))" office:value-type="float" office:value="-0.104528463267654">
            <text:p>-0.1045</text:p>
          </table:table-cell>
          <table:table-cell table:formula="of:=COS(RADIANS([.A13]*9))" office:value-type="float" office:value="-0.309016994374947">
            <text:p>-0.3090</text:p>
          </table:table-cell>
          <table:table-cell table:formula="of:=COS(RADIANS([.A13]*10))" office:value-type="float" office:value="-0.5">
            <text:p>-0.5000</text:p>
          </table:table-cell>
          <table:table-cell table:formula="of:=COS(RADIANS([.A13]*11))" office:value-type="float" office:value="-0.669130606358858">
            <text:p>-0.6691</text:p>
          </table:table-cell>
          <table:table-cell table:formula="of:=COS(RADIANS([.A13]*12))" office:value-type="float" office:value="-0.809016994374947">
            <text:p>-0.8090</text:p>
          </table:table-cell>
          <table:table-cell table:formula="of:=COS(RADIANS([.A13]*13))" office:value-type="float" office:value="-0.913545457642601">
            <text:p>-0.9135</text:p>
          </table:table-cell>
          <table:table-cell table:formula="of:=COS(RADIANS([.A13]*14))" office:value-type="float" office:value="-0.978147600733806">
            <text:p>-0.9781</text:p>
          </table:table-cell>
          <table:table-cell table:formula="of:=COS(RADIANS([.A13]*15))" office:value-type="float" office:value="-1">
            <text:p>-1.0000</text:p>
          </table:table-cell>
          <table:table-cell table:formula="of:=COS(RADIANS([.A13]*16))" office:value-type="float" office:value="-0.978147600733806">
            <text:p>-0.9781</text:p>
          </table:table-cell>
        </table:table-row>
        <table:table-row table:style-name="ro1">
          <table:table-cell office:value-type="float" office:value="13">
            <text:p>01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13S">
            <text:p>00:00:13</text:p>
          </table:table-cell>
          <table:table-cell table:formula="of:=SIN(RADIANS([.A14]))" office:value-type="float" office:value="0.224951054343865">
            <text:p>0.2250</text:p>
          </table:table-cell>
          <table:table-cell table:formula="of:=SIN(RADIANS([.A14]*2))" office:value-type="float" office:value="0.438371146789077">
            <text:p>0.4384</text:p>
          </table:table-cell>
          <table:table-cell table:formula="of:=SIN(RADIANS([.A14]*3))" office:value-type="float" office:value="0.629320391049837">
            <text:p>0.6293</text:p>
          </table:table-cell>
          <table:table-cell table:formula="of:=SIN(RADIANS([.A14]*4))" office:value-type="float" office:value="0.788010753606722">
            <text:p>0.7880</text:p>
          </table:table-cell>
          <table:table-cell table:formula="of:=SIN(RADIANS([.A14]*5))" office:value-type="float" office:value="0.90630778703665">
            <text:p>0.9063</text:p>
          </table:table-cell>
          <table:table-cell table:formula="of:=SIN(RADIANS([.A14]*6))" office:value-type="float" office:value="0.978147600733806">
            <text:p>0.9781</text:p>
          </table:table-cell>
          <table:table-cell table:formula="of:=SIN(RADIANS([.A14]*7))" office:value-type="float" office:value="0.999847695156391">
            <text:p>0.9998</text:p>
          </table:table-cell>
          <table:table-cell table:formula="of:=SIN(RADIANS([.A14]*8))" office:value-type="float" office:value="0.970295726275996">
            <text:p>0.9703</text:p>
          </table:table-cell>
          <table:table-cell table:formula="of:=SIN(RADIANS([.A14]*9))" office:value-type="float" office:value="0.891006524188368">
            <text:p>0.8910</text:p>
          </table:table-cell>
          <table:table-cell table:formula="of:=SIN(RADIANS([.A14]*10))" office:value-type="float" office:value="0.766044443118978">
            <text:p>0.7660</text:p>
          </table:table-cell>
          <table:table-cell table:formula="of:=SIN(RADIANS([.A14]*11))" office:value-type="float" office:value="0.601815023152048">
            <text:p>0.6018</text:p>
          </table:table-cell>
          <table:table-cell table:formula="of:=SIN(RADIANS([.A14]*12))" office:value-type="float" office:value="0.4067366430758">
            <text:p>0.4067</text:p>
          </table:table-cell>
          <table:table-cell table:formula="of:=SIN(RADIANS([.A14]*13))" office:value-type="float" office:value="0.190808995376545">
            <text:p>0.1908</text:p>
          </table:table-cell>
          <table:table-cell table:formula="of:=SIN(RADIANS([.A14]*14))" office:value-type="float" office:value="-0.0348994967025009">
            <text:p>-0.0349</text:p>
          </table:table-cell>
          <table:table-cell table:formula="of:=SIN(RADIANS([.A14]*15))" office:value-type="float" office:value="-0.258819045102521">
            <text:p>-0.2588</text:p>
          </table:table-cell>
          <table:table-cell table:formula="of:=SIN(RADIANS([.A14]*16))" office:value-type="float" office:value="-0.469471562785891">
            <text:p>-0.4695</text:p>
          </table:table-cell>
          <table:table-cell table:formula="of:=COS(RADIANS([.A14]))" office:value-type="float" office:value="0.974370064785235">
            <text:p>0.9744</text:p>
          </table:table-cell>
          <table:table-cell table:formula="of:=COS(RADIANS([.A14]*2))" office:value-type="float" office:value="0.898794046299167">
            <text:p>0.8988</text:p>
          </table:table-cell>
          <table:table-cell table:formula="of:=COS(RADIANS([.A14]*3))" office:value-type="float" office:value="0.777145961456971">
            <text:p>0.7771</text:p>
          </table:table-cell>
          <table:table-cell table:formula="of:=COS(RADIANS([.A14]*4))" office:value-type="float" office:value="0.615661475325658">
            <text:p>0.6157</text:p>
          </table:table-cell>
          <table:table-cell table:formula="of:=COS(RADIANS([.A14]*5))" office:value-type="float" office:value="0.422618261740699">
            <text:p>0.4226</text:p>
          </table:table-cell>
          <table:table-cell table:formula="of:=COS(RADIANS([.A14]*6))" office:value-type="float" office:value="0.207911690817759">
            <text:p>0.2079</text:p>
          </table:table-cell>
          <table:table-cell table:formula="of:=COS(RADIANS([.A14]*7))" office:value-type="float" office:value="-0.0174524064372835">
            <text:p>-0.0175</text:p>
          </table:table-cell>
          <table:table-cell table:formula="of:=COS(RADIANS([.A14]*8))" office:value-type="float" office:value="-0.241921895599668">
            <text:p>-0.2419</text:p>
          </table:table-cell>
          <table:table-cell table:formula="of:=COS(RADIANS([.A14]*9))" office:value-type="float" office:value="-0.453990499739547">
            <text:p>-0.4540</text:p>
          </table:table-cell>
          <table:table-cell table:formula="of:=COS(RADIANS([.A14]*10))" office:value-type="float" office:value="-0.642787609686539">
            <text:p>-0.6428</text:p>
          </table:table-cell>
          <table:table-cell table:formula="of:=COS(RADIANS([.A14]*11))" office:value-type="float" office:value="-0.798635510047293">
            <text:p>-0.7986</text:p>
          </table:table-cell>
          <table:table-cell table:formula="of:=COS(RADIANS([.A14]*12))" office:value-type="float" office:value="-0.913545457642601">
            <text:p>-0.9135</text:p>
          </table:table-cell>
          <table:table-cell table:formula="of:=COS(RADIANS([.A14]*13))" office:value-type="float" office:value="-0.981627183447664">
            <text:p>-0.9816</text:p>
          </table:table-cell>
          <table:table-cell table:formula="of:=COS(RADIANS([.A14]*14))" office:value-type="float" office:value="-0.999390827019096">
            <text:p>-0.9994</text:p>
          </table:table-cell>
          <table:table-cell table:formula="of:=COS(RADIANS([.A14]*15))" office:value-type="float" office:value="-0.965925826289068">
            <text:p>-0.9659</text:p>
          </table:table-cell>
          <table:table-cell table:formula="of:=COS(RADIANS([.A14]*16))" office:value-type="float" office:value="-0.882947592858927">
            <text:p>-0.8829</text:p>
          </table:table-cell>
        </table:table-row>
        <table:table-row table:style-name="ro1">
          <table:table-cell office:value-type="float" office:value="14">
            <text:p>01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14S">
            <text:p>00:00:14</text:p>
          </table:table-cell>
          <table:table-cell table:formula="of:=SIN(RADIANS([.A15]))" office:value-type="float" office:value="0.241921895599668">
            <text:p>0.2419</text:p>
          </table:table-cell>
          <table:table-cell table:formula="of:=SIN(RADIANS([.A15]*2))" office:value-type="float" office:value="0.469471562785891">
            <text:p>0.4695</text:p>
          </table:table-cell>
          <table:table-cell table:formula="of:=SIN(RADIANS([.A15]*3))" office:value-type="float" office:value="0.669130606358858">
            <text:p>0.6691</text:p>
          </table:table-cell>
          <table:table-cell table:formula="of:=SIN(RADIANS([.A15]*4))" office:value-type="float" office:value="0.829037572555042">
            <text:p>0.8290</text:p>
          </table:table-cell>
          <table:table-cell table:formula="of:=SIN(RADIANS([.A15]*5))" office:value-type="float" office:value="0.939692620785908">
            <text:p>0.9397</text:p>
          </table:table-cell>
          <table:table-cell table:formula="of:=SIN(RADIANS([.A15]*6))" office:value-type="float" office:value="0.994521895368273">
            <text:p>0.9945</text:p>
          </table:table-cell>
          <table:table-cell table:formula="of:=SIN(RADIANS([.A15]*7))" office:value-type="float" office:value="0.99026806874157">
            <text:p>0.9903</text:p>
          </table:table-cell>
          <table:table-cell table:formula="of:=SIN(RADIANS([.A15]*8))" office:value-type="float" office:value="0.927183854566787">
            <text:p>0.9272</text:p>
          </table:table-cell>
          <table:table-cell table:formula="of:=SIN(RADIANS([.A15]*9))" office:value-type="float" office:value="0.809016994374947">
            <text:p>0.8090</text:p>
          </table:table-cell>
          <table:table-cell table:formula="of:=SIN(RADIANS([.A15]*10))" office:value-type="float" office:value="0.642787609686539">
            <text:p>0.6428</text:p>
          </table:table-cell>
          <table:table-cell table:formula="of:=SIN(RADIANS([.A15]*11))" office:value-type="float" office:value="0.438371146789077">
            <text:p>0.4384</text:p>
          </table:table-cell>
          <table:table-cell table:formula="of:=SIN(RADIANS([.A15]*12))" office:value-type="float" office:value="0.207911690817759">
            <text:p>0.2079</text:p>
          </table:table-cell>
          <table:table-cell table:formula="of:=SIN(RADIANS([.A15]*13))" office:value-type="float" office:value="-0.0348994967025009">
            <text:p>-0.0349</text:p>
          </table:table-cell>
          <table:table-cell table:formula="of:=SIN(RADIANS([.A15]*14))" office:value-type="float" office:value="-0.275637355816999">
            <text:p>-0.2756</text:p>
          </table:table-cell>
          <table:table-cell table:formula="of:=SIN(RADIANS([.A15]*15))" office:value-type="float" office:value="-0.5">
            <text:p>-0.5000</text:p>
          </table:table-cell>
          <table:table-cell table:formula="of:=SIN(RADIANS([.A15]*16))" office:value-type="float" office:value="-0.694658370458997">
            <text:p>-0.6947</text:p>
          </table:table-cell>
          <table:table-cell table:formula="of:=COS(RADIANS([.A15]))" office:value-type="float" office:value="0.970295726275996">
            <text:p>0.9703</text:p>
          </table:table-cell>
          <table:table-cell table:formula="of:=COS(RADIANS([.A15]*2))" office:value-type="float" office:value="0.882947592858927">
            <text:p>0.8829</text:p>
          </table:table-cell>
          <table:table-cell table:formula="of:=COS(RADIANS([.A15]*3))" office:value-type="float" office:value="0.743144825477394">
            <text:p>0.7431</text:p>
          </table:table-cell>
          <table:table-cell table:formula="of:=COS(RADIANS([.A15]*4))" office:value-type="float" office:value="0.559192903470747">
            <text:p>0.5592</text:p>
          </table:table-cell>
          <table:table-cell table:formula="of:=COS(RADIANS([.A15]*5))" office:value-type="float" office:value="0.342020143325669">
            <text:p>0.3420</text:p>
          </table:table-cell>
          <table:table-cell table:formula="of:=COS(RADIANS([.A15]*6))" office:value-type="float" office:value="0.104528463267653">
            <text:p>0.1045</text:p>
          </table:table-cell>
          <table:table-cell table:formula="of:=COS(RADIANS([.A15]*7))" office:value-type="float" office:value="-0.139173100960065">
            <text:p>-0.1392</text:p>
          </table:table-cell>
          <table:table-cell table:formula="of:=COS(RADIANS([.A15]*8))" office:value-type="float" office:value="-0.374606593415912">
            <text:p>-0.3746</text:p>
          </table:table-cell>
          <table:table-cell table:formula="of:=COS(RADIANS([.A15]*9))" office:value-type="float" office:value="-0.587785252292473">
            <text:p>-0.5878</text:p>
          </table:table-cell>
          <table:table-cell table:formula="of:=COS(RADIANS([.A15]*10))" office:value-type="float" office:value="-0.766044443118978">
            <text:p>-0.7660</text:p>
          </table:table-cell>
          <table:table-cell table:formula="of:=COS(RADIANS([.A15]*11))" office:value-type="float" office:value="-0.898794046299167">
            <text:p>-0.8988</text:p>
          </table:table-cell>
          <table:table-cell table:formula="of:=COS(RADIANS([.A15]*12))" office:value-type="float" office:value="-0.978147600733806">
            <text:p>-0.9781</text:p>
          </table:table-cell>
          <table:table-cell table:formula="of:=COS(RADIANS([.A15]*13))" office:value-type="float" office:value="-0.999390827019096">
            <text:p>-0.9994</text:p>
          </table:table-cell>
          <table:table-cell table:formula="of:=COS(RADIANS([.A15]*14))" office:value-type="float" office:value="-0.961261695938319">
            <text:p>-0.9613</text:p>
          </table:table-cell>
          <table:table-cell table:formula="of:=COS(RADIANS([.A15]*15))" office:value-type="float" office:value="-0.866025403784439">
            <text:p>-0.8660</text:p>
          </table:table-cell>
          <table:table-cell table:formula="of:=COS(RADIANS([.A15]*16))" office:value-type="float" office:value="-0.719339800338651">
            <text:p>-0.7193</text:p>
          </table:table-cell>
        </table:table-row>
        <table:table-row table:style-name="ro1">
          <table:table-cell office:value-type="float" office:value="15">
            <text:p>01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15S">
            <text:p>00:00:15</text:p>
          </table:table-cell>
          <table:table-cell table:formula="of:=SIN(RADIANS([.A16]))" office:value-type="float" office:value="0.258819045102521">
            <text:p>0.2588</text:p>
          </table:table-cell>
          <table:table-cell table:formula="of:=SIN(RADIANS([.A16]*2))" office:value-type="float" office:value="0.5">
            <text:p>0.5000</text:p>
          </table:table-cell>
          <table:table-cell table:formula="of:=SIN(RADIANS([.A16]*3))" office:value-type="float" office:value="0.707106781186547">
            <text:p>0.7071</text:p>
          </table:table-cell>
          <table:table-cell table:formula="of:=SIN(RADIANS([.A16]*4))" office:value-type="float" office:value="0.866025403784439">
            <text:p>0.8660</text:p>
          </table:table-cell>
          <table:table-cell table:formula="of:=SIN(RADIANS([.A16]*5))" office:value-type="float" office:value="0.965925826289068">
            <text:p>0.9659</text:p>
          </table:table-cell>
          <table:table-cell table:formula="of:=SIN(RADIANS([.A16]*6))" office:value-type="float" office:value="1">
            <text:p>1.0000</text:p>
          </table:table-cell>
          <table:table-cell table:formula="of:=SIN(RADIANS([.A16]*7))" office:value-type="float" office:value="0.965925826289068">
            <text:p>0.9659</text:p>
          </table:table-cell>
          <table:table-cell table:formula="of:=SIN(RADIANS([.A16]*8))" office:value-type="float" office:value="0.866025403784439">
            <text:p>0.8660</text:p>
          </table:table-cell>
          <table:table-cell table:formula="of:=SIN(RADIANS([.A16]*9))" office:value-type="float" office:value="0.707106781186548">
            <text:p>0.7071</text:p>
          </table:table-cell>
          <table:table-cell table:formula="of:=SIN(RADIANS([.A16]*10))" office:value-type="float" office:value="0.5">
            <text:p>0.5000</text:p>
          </table:table-cell>
          <table:table-cell table:formula="of:=SIN(RADIANS([.A16]*11))" office:value-type="float" office:value="0.258819045102521">
            <text:p>0.2588</text:p>
          </table:table-cell>
          <table:table-cell table:formula="of:=SIN(RADIANS([.A16]*12))" office:value-type="float" office:value="1.22464679914735E-016">
            <text:p>0.0000</text:p>
          </table:table-cell>
          <table:table-cell table:formula="of:=SIN(RADIANS([.A16]*13))" office:value-type="float" office:value="-0.258819045102521">
            <text:p>-0.2588</text:p>
          </table:table-cell>
          <table:table-cell table:formula="of:=SIN(RADIANS([.A16]*14))" office:value-type="float" office:value="-0.5">
            <text:p>-0.5000</text:p>
          </table:table-cell>
          <table:table-cell table:formula="of:=SIN(RADIANS([.A16]*15))" office:value-type="float" office:value="-0.707106781186547">
            <text:p>-0.7071</text:p>
          </table:table-cell>
          <table:table-cell table:formula="of:=SIN(RADIANS([.A16]*16))" office:value-type="float" office:value="-0.866025403784438">
            <text:p>-0.8660</text:p>
          </table:table-cell>
          <table:table-cell table:formula="of:=COS(RADIANS([.A16]))" office:value-type="float" office:value="0.965925826289068">
            <text:p>0.9659</text:p>
          </table:table-cell>
          <table:table-cell table:formula="of:=COS(RADIANS([.A16]*2))" office:value-type="float" office:value="0.866025403784439">
            <text:p>0.8660</text:p>
          </table:table-cell>
          <table:table-cell table:formula="of:=COS(RADIANS([.A16]*3))" office:value-type="float" office:value="0.707106781186548">
            <text:p>0.7071</text:p>
          </table:table-cell>
          <table:table-cell table:formula="of:=COS(RADIANS([.A16]*4))" office:value-type="float" office:value="0.5">
            <text:p>0.5000</text:p>
          </table:table-cell>
          <table:table-cell table:formula="of:=COS(RADIANS([.A16]*5))" office:value-type="float" office:value="0.258819045102521">
            <text:p>0.2588</text:p>
          </table:table-cell>
          <table:table-cell table:formula="of:=COS(RADIANS([.A16]*6))" office:value-type="float" office:value="6.12323399573677E-017">
            <text:p>0.0000</text:p>
          </table:table-cell>
          <table:table-cell table:formula="of:=COS(RADIANS([.A16]*7))" office:value-type="float" office:value="-0.258819045102521">
            <text:p>-0.2588</text:p>
          </table:table-cell>
          <table:table-cell table:formula="of:=COS(RADIANS([.A16]*8))" office:value-type="float" office:value="-0.5">
            <text:p>-0.5000</text:p>
          </table:table-cell>
          <table:table-cell table:formula="of:=COS(RADIANS([.A16]*9))" office:value-type="float" office:value="-0.707106781186547">
            <text:p>-0.7071</text:p>
          </table:table-cell>
          <table:table-cell table:formula="of:=COS(RADIANS([.A16]*10))" office:value-type="float" office:value="-0.866025403784439">
            <text:p>-0.8660</text:p>
          </table:table-cell>
          <table:table-cell table:formula="of:=COS(RADIANS([.A16]*11))" office:value-type="float" office:value="-0.965925826289068">
            <text:p>-0.9659</text:p>
          </table:table-cell>
          <table:table-cell table:formula="of:=COS(RADIANS([.A16]*12))" office:value-type="float" office:value="-1">
            <text:p>-1.0000</text:p>
          </table:table-cell>
          <table:table-cell table:formula="of:=COS(RADIANS([.A16]*13))" office:value-type="float" office:value="-0.965925826289068">
            <text:p>-0.9659</text:p>
          </table:table-cell>
          <table:table-cell table:formula="of:=COS(RADIANS([.A16]*14))" office:value-type="float" office:value="-0.866025403784439">
            <text:p>-0.8660</text:p>
          </table:table-cell>
          <table:table-cell table:formula="of:=COS(RADIANS([.A16]*15))" office:value-type="float" office:value="-0.707106781186548">
            <text:p>-0.7071</text:p>
          </table:table-cell>
          <table:table-cell table:formula="of:=COS(RADIANS([.A16]*16))" office:value-type="float" office:value="-0.5">
            <text:p>-0.5000</text:p>
          </table:table-cell>
        </table:table-row>
        <table:table-row table:style-name="ro1">
          <table:table-cell office:value-type="float" office:value="16">
            <text:p>01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16S">
            <text:p>00:00:16</text:p>
          </table:table-cell>
          <table:table-cell table:formula="of:=SIN(RADIANS([.A17]))" office:value-type="float" office:value="0.275637355816999">
            <text:p>0.2756</text:p>
          </table:table-cell>
          <table:table-cell table:formula="of:=SIN(RADIANS([.A17]*2))" office:value-type="float" office:value="0.529919264233205">
            <text:p>0.5299</text:p>
          </table:table-cell>
          <table:table-cell table:formula="of:=SIN(RADIANS([.A17]*3))" office:value-type="float" office:value="0.743144825477394">
            <text:p>0.7431</text:p>
          </table:table-cell>
          <table:table-cell table:formula="of:=SIN(RADIANS([.A17]*4))" office:value-type="float" office:value="0.898794046299167">
            <text:p>0.8988</text:p>
          </table:table-cell>
          <table:table-cell table:formula="of:=SIN(RADIANS([.A17]*5))" office:value-type="float" office:value="0.984807753012208">
            <text:p>0.9848</text:p>
          </table:table-cell>
          <table:table-cell table:formula="of:=SIN(RADIANS([.A17]*6))" office:value-type="float" office:value="0.994521895368273">
            <text:p>0.9945</text:p>
          </table:table-cell>
          <table:table-cell table:formula="of:=SIN(RADIANS([.A17]*7))" office:value-type="float" office:value="0.927183854566787">
            <text:p>0.9272</text:p>
          </table:table-cell>
          <table:table-cell table:formula="of:=SIN(RADIANS([.A17]*8))" office:value-type="float" office:value="0.788010753606722">
            <text:p>0.7880</text:p>
          </table:table-cell>
          <table:table-cell table:formula="of:=SIN(RADIANS([.A17]*9))" office:value-type="float" office:value="0.587785252292473">
            <text:p>0.5878</text:p>
          </table:table-cell>
          <table:table-cell table:formula="of:=SIN(RADIANS([.A17]*10))" office:value-type="float" office:value="0.342020143325669">
            <text:p>0.3420</text:p>
          </table:table-cell>
          <table:table-cell table:formula="of:=SIN(RADIANS([.A17]*11))" office:value-type="float" office:value="0.0697564737441255">
            <text:p>0.0698</text:p>
          </table:table-cell>
          <table:table-cell table:formula="of:=SIN(RADIANS([.A17]*12))" office:value-type="float" office:value="-0.207911690817759">
            <text:p>-0.2079</text:p>
          </table:table-cell>
          <table:table-cell table:formula="of:=SIN(RADIANS([.A17]*13))" office:value-type="float" office:value="-0.469471562785891">
            <text:p>-0.4695</text:p>
          </table:table-cell>
          <table:table-cell table:formula="of:=SIN(RADIANS([.A17]*14))" office:value-type="float" office:value="-0.694658370458997">
            <text:p>-0.6947</text:p>
          </table:table-cell>
          <table:table-cell table:formula="of:=SIN(RADIANS([.A17]*15))" office:value-type="float" office:value="-0.866025403784438">
            <text:p>-0.8660</text:p>
          </table:table-cell>
          <table:table-cell table:formula="of:=SIN(RADIANS([.A17]*16))" office:value-type="float" office:value="-0.970295726275996">
            <text:p>-0.9703</text:p>
          </table:table-cell>
          <table:table-cell table:formula="of:=COS(RADIANS([.A17]))" office:value-type="float" office:value="0.961261695938319">
            <text:p>0.9613</text:p>
          </table:table-cell>
          <table:table-cell table:formula="of:=COS(RADIANS([.A17]*2))" office:value-type="float" office:value="0.848048096156426">
            <text:p>0.8480</text:p>
          </table:table-cell>
          <table:table-cell table:formula="of:=COS(RADIANS([.A17]*3))" office:value-type="float" office:value="0.669130606358858">
            <text:p>0.6691</text:p>
          </table:table-cell>
          <table:table-cell table:formula="of:=COS(RADIANS([.A17]*4))" office:value-type="float" office:value="0.438371146789077">
            <text:p>0.4384</text:p>
          </table:table-cell>
          <table:table-cell table:formula="of:=COS(RADIANS([.A17]*5))" office:value-type="float" office:value="0.17364817766693">
            <text:p>0.1736</text:p>
          </table:table-cell>
          <table:table-cell table:formula="of:=COS(RADIANS([.A17]*6))" office:value-type="float" office:value="-0.104528463267654">
            <text:p>-0.1045</text:p>
          </table:table-cell>
          <table:table-cell table:formula="of:=COS(RADIANS([.A17]*7))" office:value-type="float" office:value="-0.374606593415912">
            <text:p>-0.3746</text:p>
          </table:table-cell>
          <table:table-cell table:formula="of:=COS(RADIANS([.A17]*8))" office:value-type="float" office:value="-0.615661475325658">
            <text:p>-0.6157</text:p>
          </table:table-cell>
          <table:table-cell table:formula="of:=COS(RADIANS([.A17]*9))" office:value-type="float" office:value="-0.809016994374947">
            <text:p>-0.8090</text:p>
          </table:table-cell>
          <table:table-cell table:formula="of:=COS(RADIANS([.A17]*10))" office:value-type="float" office:value="-0.939692620785908">
            <text:p>-0.9397</text:p>
          </table:table-cell>
          <table:table-cell table:formula="of:=COS(RADIANS([.A17]*11))" office:value-type="float" office:value="-0.997564050259824">
            <text:p>-0.9976</text:p>
          </table:table-cell>
          <table:table-cell table:formula="of:=COS(RADIANS([.A17]*12))" office:value-type="float" office:value="-0.978147600733806">
            <text:p>-0.9781</text:p>
          </table:table-cell>
          <table:table-cell table:formula="of:=COS(RADIANS([.A17]*13))" office:value-type="float" office:value="-0.882947592858927">
            <text:p>-0.8829</text:p>
          </table:table-cell>
          <table:table-cell table:formula="of:=COS(RADIANS([.A17]*14))" office:value-type="float" office:value="-0.719339800338651">
            <text:p>-0.7193</text:p>
          </table:table-cell>
          <table:table-cell table:formula="of:=COS(RADIANS([.A17]*15))" office:value-type="float" office:value="-0.5">
            <text:p>-0.5000</text:p>
          </table:table-cell>
          <table:table-cell table:formula="of:=COS(RADIANS([.A17]*16))" office:value-type="float" office:value="-0.241921895599668">
            <text:p>-0.2419</text:p>
          </table:table-cell>
        </table:table-row>
        <table:table-row table:style-name="ro1">
          <table:table-cell office:value-type="float" office:value="17">
            <text:p>01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17S">
            <text:p>00:00:17</text:p>
          </table:table-cell>
          <table:table-cell table:formula="of:=SIN(RADIANS([.A18]))" office:value-type="float" office:value="0.292371704722737">
            <text:p>0.2924</text:p>
          </table:table-cell>
          <table:table-cell table:formula="of:=SIN(RADIANS([.A18]*2))" office:value-type="float" office:value="0.559192903470747">
            <text:p>0.5592</text:p>
          </table:table-cell>
          <table:table-cell table:formula="of:=SIN(RADIANS([.A18]*3))" office:value-type="float" office:value="0.777145961456971">
            <text:p>0.7771</text:p>
          </table:table-cell>
          <table:table-cell table:formula="of:=SIN(RADIANS([.A18]*4))" office:value-type="float" office:value="0.927183854566787">
            <text:p>0.9272</text:p>
          </table:table-cell>
          <table:table-cell table:formula="of:=SIN(RADIANS([.A18]*5))" office:value-type="float" office:value="0.996194698091746">
            <text:p>0.9962</text:p>
          </table:table-cell>
          <table:table-cell table:formula="of:=SIN(RADIANS([.A18]*6))" office:value-type="float" office:value="0.978147600733806">
            <text:p>0.9781</text:p>
          </table:table-cell>
          <table:table-cell table:formula="of:=SIN(RADIANS([.A18]*7))" office:value-type="float" office:value="0.874619707139396">
            <text:p>0.8746</text:p>
          </table:table-cell>
          <table:table-cell table:formula="of:=SIN(RADIANS([.A18]*8))" office:value-type="float" office:value="0.694658370458997">
            <text:p>0.6947</text:p>
          </table:table-cell>
          <table:table-cell table:formula="of:=SIN(RADIANS([.A18]*9))" office:value-type="float" office:value="0.453990499739547">
            <text:p>0.4540</text:p>
          </table:table-cell>
          <table:table-cell table:formula="of:=SIN(RADIANS([.A18]*10))" office:value-type="float" office:value="0.17364817766693">
            <text:p>0.1736</text:p>
          </table:table-cell>
          <table:table-cell table:formula="of:=SIN(RADIANS([.A18]*11))" office:value-type="float" office:value="-0.121869343405147">
            <text:p>-0.1219</text:p>
          </table:table-cell>
          <table:table-cell table:formula="of:=SIN(RADIANS([.A18]*12))" office:value-type="float" office:value="-0.4067366430758">
            <text:p>-0.4067</text:p>
          </table:table-cell>
          <table:table-cell table:formula="of:=SIN(RADIANS([.A18]*13))" office:value-type="float" office:value="-0.656059028990507">
            <text:p>-0.6561</text:p>
          </table:table-cell>
          <table:table-cell table:formula="of:=SIN(RADIANS([.A18]*14))" office:value-type="float" office:value="-0.848048096156426">
            <text:p>-0.8480</text:p>
          </table:table-cell>
          <table:table-cell table:formula="of:=SIN(RADIANS([.A18]*15))" office:value-type="float" office:value="-0.965925826289068">
            <text:p>-0.9659</text:p>
          </table:table-cell>
          <table:table-cell table:formula="of:=SIN(RADIANS([.A18]*16))" office:value-type="float" office:value="-0.999390827019096">
            <text:p>-0.9994</text:p>
          </table:table-cell>
          <table:table-cell table:formula="of:=COS(RADIANS([.A18]))" office:value-type="float" office:value="0.956304755963035">
            <text:p>0.9563</text:p>
          </table:table-cell>
          <table:table-cell table:formula="of:=COS(RADIANS([.A18]*2))" office:value-type="float" office:value="0.829037572555042">
            <text:p>0.8290</text:p>
          </table:table-cell>
          <table:table-cell table:formula="of:=COS(RADIANS([.A18]*3))" office:value-type="float" office:value="0.629320391049837">
            <text:p>0.6293</text:p>
          </table:table-cell>
          <table:table-cell table:formula="of:=COS(RADIANS([.A18]*4))" office:value-type="float" office:value="0.374606593415912">
            <text:p>0.3746</text:p>
          </table:table-cell>
          <table:table-cell table:formula="of:=COS(RADIANS([.A18]*5))" office:value-type="float" office:value="0.0871557427476581">
            <text:p>0.0872</text:p>
          </table:table-cell>
          <table:table-cell table:formula="of:=COS(RADIANS([.A18]*6))" office:value-type="float" office:value="-0.207911690817759">
            <text:p>-0.2079</text:p>
          </table:table-cell>
          <table:table-cell table:formula="of:=COS(RADIANS([.A18]*7))" office:value-type="float" office:value="-0.484809620246337">
            <text:p>-0.4848</text:p>
          </table:table-cell>
          <table:table-cell table:formula="of:=COS(RADIANS([.A18]*8))" office:value-type="float" office:value="-0.719339800338651">
            <text:p>-0.7193</text:p>
          </table:table-cell>
          <table:table-cell table:formula="of:=COS(RADIANS([.A18]*9))" office:value-type="float" office:value="-0.891006524188368">
            <text:p>-0.8910</text:p>
          </table:table-cell>
          <table:table-cell table:formula="of:=COS(RADIANS([.A18]*10))" office:value-type="float" office:value="-0.984807753012208">
            <text:p>-0.9848</text:p>
          </table:table-cell>
          <table:table-cell table:formula="of:=COS(RADIANS([.A18]*11))" office:value-type="float" office:value="-0.992546151641322">
            <text:p>-0.9925</text:p>
          </table:table-cell>
          <table:table-cell table:formula="of:=COS(RADIANS([.A18]*12))" office:value-type="float" office:value="-0.913545457642601">
            <text:p>-0.9135</text:p>
          </table:table-cell>
          <table:table-cell table:formula="of:=COS(RADIANS([.A18]*13))" office:value-type="float" office:value="-0.754709580222772">
            <text:p>-0.7547</text:p>
          </table:table-cell>
          <table:table-cell table:formula="of:=COS(RADIANS([.A18]*14))" office:value-type="float" office:value="-0.529919264233205">
            <text:p>-0.5299</text:p>
          </table:table-cell>
          <table:table-cell table:formula="of:=COS(RADIANS([.A18]*15))" office:value-type="float" office:value="-0.258819045102521">
            <text:p>-0.2588</text:p>
          </table:table-cell>
          <table:table-cell table:formula="of:=COS(RADIANS([.A18]*16))" office:value-type="float" office:value="0.0348994967025013">
            <text:p>0.0349</text:p>
          </table:table-cell>
        </table:table-row>
        <table:table-row table:style-name="ro1">
          <table:table-cell office:value-type="float" office:value="18">
            <text:p>01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18S">
            <text:p>00:00:18</text:p>
          </table:table-cell>
          <table:table-cell table:formula="of:=SIN(RADIANS([.A19]))" office:value-type="float" office:value="0.309016994374947">
            <text:p>0.3090</text:p>
          </table:table-cell>
          <table:table-cell table:formula="of:=SIN(RADIANS([.A19]*2))" office:value-type="float" office:value="0.587785252292473">
            <text:p>0.5878</text:p>
          </table:table-cell>
          <table:table-cell table:formula="of:=SIN(RADIANS([.A19]*3))" office:value-type="float" office:value="0.809016994374947">
            <text:p>0.8090</text:p>
          </table:table-cell>
          <table:table-cell table:formula="of:=SIN(RADIANS([.A19]*4))" office:value-type="float" office:value="0.951056516295153">
            <text:p>0.9511</text:p>
          </table:table-cell>
          <table:table-cell table:formula="of:=SIN(RADIANS([.A19]*5))" office:value-type="float" office:value="1">
            <text:p>1.0000</text:p>
          </table:table-cell>
          <table:table-cell table:formula="of:=SIN(RADIANS([.A19]*6))" office:value-type="float" office:value="0.951056516295154">
            <text:p>0.9511</text:p>
          </table:table-cell>
          <table:table-cell table:formula="of:=SIN(RADIANS([.A19]*7))" office:value-type="float" office:value="0.809016994374947">
            <text:p>0.8090</text:p>
          </table:table-cell>
          <table:table-cell table:formula="of:=SIN(RADIANS([.A19]*8))" office:value-type="float" office:value="0.587785252292473">
            <text:p>0.5878</text:p>
          </table:table-cell>
          <table:table-cell table:formula="of:=SIN(RADIANS([.A19]*9))" office:value-type="float" office:value="0.309016994374947">
            <text:p>0.3090</text:p>
          </table:table-cell>
          <table:table-cell table:formula="of:=SIN(RADIANS([.A19]*10))" office:value-type="float" office:value="1.22464679914735E-016">
            <text:p>0.0000</text:p>
          </table:table-cell>
          <table:table-cell table:formula="of:=SIN(RADIANS([.A19]*11))" office:value-type="float" office:value="-0.309016994374947">
            <text:p>-0.3090</text:p>
          </table:table-cell>
          <table:table-cell table:formula="of:=SIN(RADIANS([.A19]*12))" office:value-type="float" office:value="-0.587785252292473">
            <text:p>-0.5878</text:p>
          </table:table-cell>
          <table:table-cell table:formula="of:=SIN(RADIANS([.A19]*13))" office:value-type="float" office:value="-0.809016994374947">
            <text:p>-0.8090</text:p>
          </table:table-cell>
          <table:table-cell table:formula="of:=SIN(RADIANS([.A19]*14))" office:value-type="float" office:value="-0.951056516295153">
            <text:p>-0.9511</text:p>
          </table:table-cell>
          <table:table-cell table:formula="of:=SIN(RADIANS([.A19]*15))" office:value-type="float" office:value="-1">
            <text:p>-1.0000</text:p>
          </table:table-cell>
          <table:table-cell table:formula="of:=SIN(RADIANS([.A19]*16))" office:value-type="float" office:value="-0.951056516295154">
            <text:p>-0.9511</text:p>
          </table:table-cell>
          <table:table-cell table:formula="of:=COS(RADIANS([.A19]))" office:value-type="float" office:value="0.951056516295153">
            <text:p>0.9511</text:p>
          </table:table-cell>
          <table:table-cell table:formula="of:=COS(RADIANS([.A19]*2))" office:value-type="float" office:value="0.809016994374947">
            <text:p>0.8090</text:p>
          </table:table-cell>
          <table:table-cell table:formula="of:=COS(RADIANS([.A19]*3))" office:value-type="float" office:value="0.587785252292473">
            <text:p>0.5878</text:p>
          </table:table-cell>
          <table:table-cell table:formula="of:=COS(RADIANS([.A19]*4))" office:value-type="float" office:value="0.309016994374947">
            <text:p>0.3090</text:p>
          </table:table-cell>
          <table:table-cell table:formula="of:=COS(RADIANS([.A19]*5))" office:value-type="float" office:value="6.12323399573677E-017">
            <text:p>0.0000</text:p>
          </table:table-cell>
          <table:table-cell table:formula="of:=COS(RADIANS([.A19]*6))" office:value-type="float" office:value="-0.309016994374947">
            <text:p>-0.3090</text:p>
          </table:table-cell>
          <table:table-cell table:formula="of:=COS(RADIANS([.A19]*7))" office:value-type="float" office:value="-0.587785252292473">
            <text:p>-0.5878</text:p>
          </table:table-cell>
          <table:table-cell table:formula="of:=COS(RADIANS([.A19]*8))" office:value-type="float" office:value="-0.809016994374947">
            <text:p>-0.8090</text:p>
          </table:table-cell>
          <table:table-cell table:formula="of:=COS(RADIANS([.A19]*9))" office:value-type="float" office:value="-0.951056516295153">
            <text:p>-0.9511</text:p>
          </table:table-cell>
          <table:table-cell table:formula="of:=COS(RADIANS([.A19]*10))" office:value-type="float" office:value="-1">
            <text:p>-1.0000</text:p>
          </table:table-cell>
          <table:table-cell table:formula="of:=COS(RADIANS([.A19]*11))" office:value-type="float" office:value="-0.951056516295154">
            <text:p>-0.9511</text:p>
          </table:table-cell>
          <table:table-cell table:formula="of:=COS(RADIANS([.A19]*12))" office:value-type="float" office:value="-0.809016994374947">
            <text:p>-0.8090</text:p>
          </table:table-cell>
          <table:table-cell table:formula="of:=COS(RADIANS([.A19]*13))" office:value-type="float" office:value="-0.587785252292473">
            <text:p>-0.5878</text:p>
          </table:table-cell>
          <table:table-cell table:formula="of:=COS(RADIANS([.A19]*14))" office:value-type="float" office:value="-0.309016994374948">
            <text:p>-0.3090</text:p>
          </table:table-cell>
          <table:table-cell table:formula="of:=COS(RADIANS([.A19]*15))" office:value-type="float" office:value="-1.83697019872103E-016">
            <text:p>0.0000</text:p>
          </table:table-cell>
          <table:table-cell table:formula="of:=COS(RADIANS([.A19]*16))" office:value-type="float" office:value="0.309016994374947">
            <text:p>0.3090</text:p>
          </table:table-cell>
        </table:table-row>
        <table:table-row table:style-name="ro1">
          <table:table-cell office:value-type="float" office:value="19">
            <text:p>01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19S">
            <text:p>00:00:19</text:p>
          </table:table-cell>
          <table:table-cell table:formula="of:=SIN(RADIANS([.A20]))" office:value-type="float" office:value="0.325568154457157">
            <text:p>0.3256</text:p>
          </table:table-cell>
          <table:table-cell table:formula="of:=SIN(RADIANS([.A20]*2))" office:value-type="float" office:value="0.615661475325658">
            <text:p>0.6157</text:p>
          </table:table-cell>
          <table:table-cell table:formula="of:=SIN(RADIANS([.A20]*3))" office:value-type="float" office:value="0.838670567945424">
            <text:p>0.8387</text:p>
          </table:table-cell>
          <table:table-cell table:formula="of:=SIN(RADIANS([.A20]*4))" office:value-type="float" office:value="0.970295726275996">
            <text:p>0.9703</text:p>
          </table:table-cell>
          <table:table-cell table:formula="of:=SIN(RADIANS([.A20]*5))" office:value-type="float" office:value="0.996194698091746">
            <text:p>0.9962</text:p>
          </table:table-cell>
          <table:table-cell table:formula="of:=SIN(RADIANS([.A20]*6))" office:value-type="float" office:value="0.913545457642601">
            <text:p>0.9135</text:p>
          </table:table-cell>
          <table:table-cell table:formula="of:=SIN(RADIANS([.A20]*7))" office:value-type="float" office:value="0.731353701619171">
            <text:p>0.7314</text:p>
          </table:table-cell>
          <table:table-cell table:formula="of:=SIN(RADIANS([.A20]*8))" office:value-type="float" office:value="0.469471562785891">
            <text:p>0.4695</text:p>
          </table:table-cell>
          <table:table-cell table:formula="of:=SIN(RADIANS([.A20]*9))" office:value-type="float" office:value="0.156434465040231">
            <text:p>0.1564</text:p>
          </table:table-cell>
          <table:table-cell table:formula="of:=SIN(RADIANS([.A20]*10))" office:value-type="float" office:value="-0.17364817766693">
            <text:p>-0.1736</text:p>
          </table:table-cell>
          <table:table-cell table:formula="of:=SIN(RADIANS([.A20]*11))" office:value-type="float" office:value="-0.484809620246337">
            <text:p>-0.4848</text:p>
          </table:table-cell>
          <table:table-cell table:formula="of:=SIN(RADIANS([.A20]*12))" office:value-type="float" office:value="-0.743144825477394">
            <text:p>-0.7431</text:p>
          </table:table-cell>
          <table:table-cell table:formula="of:=SIN(RADIANS([.A20]*13))" office:value-type="float" office:value="-0.92050485345244">
            <text:p>-0.9205</text:p>
          </table:table-cell>
          <table:table-cell table:formula="of:=SIN(RADIANS([.A20]*14))" office:value-type="float" office:value="-0.997564050259824">
            <text:p>-0.9976</text:p>
          </table:table-cell>
          <table:table-cell table:formula="of:=SIN(RADIANS([.A20]*15))" office:value-type="float" office:value="-0.965925826289068">
            <text:p>-0.9659</text:p>
          </table:table-cell>
          <table:table-cell table:formula="of:=SIN(RADIANS([.A20]*16))" office:value-type="float" office:value="-0.829037572555042">
            <text:p>-0.8290</text:p>
          </table:table-cell>
          <table:table-cell table:formula="of:=COS(RADIANS([.A20]))" office:value-type="float" office:value="0.945518575599317">
            <text:p>0.9455</text:p>
          </table:table-cell>
          <table:table-cell table:formula="of:=COS(RADIANS([.A20]*2))" office:value-type="float" office:value="0.788010753606722">
            <text:p>0.7880</text:p>
          </table:table-cell>
          <table:table-cell table:formula="of:=COS(RADIANS([.A20]*3))" office:value-type="float" office:value="0.544639035015027">
            <text:p>0.5446</text:p>
          </table:table-cell>
          <table:table-cell table:formula="of:=COS(RADIANS([.A20]*4))" office:value-type="float" office:value="0.241921895599668">
            <text:p>0.2419</text:p>
          </table:table-cell>
          <table:table-cell table:formula="of:=COS(RADIANS([.A20]*5))" office:value-type="float" office:value="-0.0871557427476582">
            <text:p>-0.0872</text:p>
          </table:table-cell>
          <table:table-cell table:formula="of:=COS(RADIANS([.A20]*6))" office:value-type="float" office:value="-0.4067366430758">
            <text:p>-0.4067</text:p>
          </table:table-cell>
          <table:table-cell table:formula="of:=COS(RADIANS([.A20]*7))" office:value-type="float" office:value="-0.681998360062498">
            <text:p>-0.6820</text:p>
          </table:table-cell>
          <table:table-cell table:formula="of:=COS(RADIANS([.A20]*8))" office:value-type="float" office:value="-0.882947592858927">
            <text:p>-0.8829</text:p>
          </table:table-cell>
          <table:table-cell table:formula="of:=COS(RADIANS([.A20]*9))" office:value-type="float" office:value="-0.987688340595138">
            <text:p>-0.9877</text:p>
          </table:table-cell>
          <table:table-cell table:formula="of:=COS(RADIANS([.A20]*10))" office:value-type="float" office:value="-0.984807753012208">
            <text:p>-0.9848</text:p>
          </table:table-cell>
          <table:table-cell table:formula="of:=COS(RADIANS([.A20]*11))" office:value-type="float" office:value="-0.874619707139396">
            <text:p>-0.8746</text:p>
          </table:table-cell>
          <table:table-cell table:formula="of:=COS(RADIANS([.A20]*12))" office:value-type="float" office:value="-0.669130606358858">
            <text:p>-0.6691</text:p>
          </table:table-cell>
          <table:table-cell table:formula="of:=COS(RADIANS([.A20]*13))" office:value-type="float" office:value="-0.390731128489274">
            <text:p>-0.3907</text:p>
          </table:table-cell>
          <table:table-cell table:formula="of:=COS(RADIANS([.A20]*14))" office:value-type="float" office:value="-0.0697564737441256">
            <text:p>-0.0698</text:p>
          </table:table-cell>
          <table:table-cell table:formula="of:=COS(RADIANS([.A20]*15))" office:value-type="float" office:value="0.25881904510252">
            <text:p>0.2588</text:p>
          </table:table-cell>
          <table:table-cell table:formula="of:=COS(RADIANS([.A20]*16))" office:value-type="float" office:value="0.559192903470747">
            <text:p>0.5592</text:p>
          </table:table-cell>
        </table:table-row>
        <table:table-row table:style-name="ro1">
          <table:table-cell office:value-type="float" office:value="20">
            <text:p>02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20S">
            <text:p>00:00:20</text:p>
          </table:table-cell>
          <table:table-cell table:formula="of:=SIN(RADIANS([.A21]))" office:value-type="float" office:value="0.342020143325669">
            <text:p>0.3420</text:p>
          </table:table-cell>
          <table:table-cell table:formula="of:=SIN(RADIANS([.A21]*2))" office:value-type="float" office:value="0.642787609686539">
            <text:p>0.6428</text:p>
          </table:table-cell>
          <table:table-cell table:formula="of:=SIN(RADIANS([.A21]*3))" office:value-type="float" office:value="0.866025403784439">
            <text:p>0.8660</text:p>
          </table:table-cell>
          <table:table-cell table:formula="of:=SIN(RADIANS([.A21]*4))" office:value-type="float" office:value="0.984807753012208">
            <text:p>0.9848</text:p>
          </table:table-cell>
          <table:table-cell table:formula="of:=SIN(RADIANS([.A21]*5))" office:value-type="float" office:value="0.984807753012208">
            <text:p>0.9848</text:p>
          </table:table-cell>
          <table:table-cell table:formula="of:=SIN(RADIANS([.A21]*6))" office:value-type="float" office:value="0.866025403784439">
            <text:p>0.8660</text:p>
          </table:table-cell>
          <table:table-cell table:formula="of:=SIN(RADIANS([.A21]*7))" office:value-type="float" office:value="0.642787609686539">
            <text:p>0.6428</text:p>
          </table:table-cell>
          <table:table-cell table:formula="of:=SIN(RADIANS([.A21]*8))" office:value-type="float" office:value="0.342020143325669">
            <text:p>0.3420</text:p>
          </table:table-cell>
          <table:table-cell table:formula="of:=SIN(RADIANS([.A21]*9))" office:value-type="float" office:value="1.22464679914735E-016">
            <text:p>0.0000</text:p>
          </table:table-cell>
          <table:table-cell table:formula="of:=SIN(RADIANS([.A21]*10))" office:value-type="float" office:value="-0.342020143325669">
            <text:p>-0.3420</text:p>
          </table:table-cell>
          <table:table-cell table:formula="of:=SIN(RADIANS([.A21]*11))" office:value-type="float" office:value="-0.642787609686539">
            <text:p>-0.6428</text:p>
          </table:table-cell>
          <table:table-cell table:formula="of:=SIN(RADIANS([.A21]*12))" office:value-type="float" office:value="-0.866025403784438">
            <text:p>-0.8660</text:p>
          </table:table-cell>
          <table:table-cell table:formula="of:=SIN(RADIANS([.A21]*13))" office:value-type="float" office:value="-0.984807753012208">
            <text:p>-0.9848</text:p>
          </table:table-cell>
          <table:table-cell table:formula="of:=SIN(RADIANS([.A21]*14))" office:value-type="float" office:value="-0.984807753012208">
            <text:p>-0.9848</text:p>
          </table:table-cell>
          <table:table-cell table:formula="of:=SIN(RADIANS([.A21]*15))" office:value-type="float" office:value="-0.866025403784439">
            <text:p>-0.8660</text:p>
          </table:table-cell>
          <table:table-cell table:formula="of:=SIN(RADIANS([.A21]*16))" office:value-type="float" office:value="-0.64278760968654">
            <text:p>-0.6428</text:p>
          </table:table-cell>
          <table:table-cell table:formula="of:=COS(RADIANS([.A21]))" office:value-type="float" office:value="0.939692620785908">
            <text:p>0.9397</text:p>
          </table:table-cell>
          <table:table-cell table:formula="of:=COS(RADIANS([.A21]*2))" office:value-type="float" office:value="0.766044443118978">
            <text:p>0.7660</text:p>
          </table:table-cell>
          <table:table-cell table:formula="of:=COS(RADIANS([.A21]*3))" office:value-type="float" office:value="0.5">
            <text:p>0.5000</text:p>
          </table:table-cell>
          <table:table-cell table:formula="of:=COS(RADIANS([.A21]*4))" office:value-type="float" office:value="0.17364817766693">
            <text:p>0.1736</text:p>
          </table:table-cell>
          <table:table-cell table:formula="of:=COS(RADIANS([.A21]*5))" office:value-type="float" office:value="-0.17364817766693">
            <text:p>-0.1736</text:p>
          </table:table-cell>
          <table:table-cell table:formula="of:=COS(RADIANS([.A21]*6))" office:value-type="float" office:value="-0.5">
            <text:p>-0.5000</text:p>
          </table:table-cell>
          <table:table-cell table:formula="of:=COS(RADIANS([.A21]*7))" office:value-type="float" office:value="-0.766044443118978">
            <text:p>-0.7660</text:p>
          </table:table-cell>
          <table:table-cell table:formula="of:=COS(RADIANS([.A21]*8))" office:value-type="float" office:value="-0.939692620785908">
            <text:p>-0.9397</text:p>
          </table:table-cell>
          <table:table-cell table:formula="of:=COS(RADIANS([.A21]*9))" office:value-type="float" office:value="-1">
            <text:p>-1.0000</text:p>
          </table:table-cell>
          <table:table-cell table:formula="of:=COS(RADIANS([.A21]*10))" office:value-type="float" office:value="-0.939692620785908">
            <text:p>-0.9397</text:p>
          </table:table-cell>
          <table:table-cell table:formula="of:=COS(RADIANS([.A21]*11))" office:value-type="float" office:value="-0.766044443118978">
            <text:p>-0.7660</text:p>
          </table:table-cell>
          <table:table-cell table:formula="of:=COS(RADIANS([.A21]*12))" office:value-type="float" office:value="-0.5">
            <text:p>-0.5000</text:p>
          </table:table-cell>
          <table:table-cell table:formula="of:=COS(RADIANS([.A21]*13))" office:value-type="float" office:value="-0.17364817766693">
            <text:p>-0.1736</text:p>
          </table:table-cell>
          <table:table-cell table:formula="of:=COS(RADIANS([.A21]*14))" office:value-type="float" office:value="0.17364817766693">
            <text:p>0.1736</text:p>
          </table:table-cell>
          <table:table-cell table:formula="of:=COS(RADIANS([.A21]*15))" office:value-type="float" office:value="0.5">
            <text:p>0.5000</text:p>
          </table:table-cell>
          <table:table-cell table:formula="of:=COS(RADIANS([.A21]*16))" office:value-type="float" office:value="0.766044443118978">
            <text:p>0.7660</text:p>
          </table:table-cell>
        </table:table-row>
        <table:table-row table:style-name="ro1">
          <table:table-cell office:value-type="float" office:value="21">
            <text:p>02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21S">
            <text:p>00:00:21</text:p>
          </table:table-cell>
          <table:table-cell table:formula="of:=SIN(RADIANS([.A22]))" office:value-type="float" office:value="0.3583679495453">
            <text:p>0.3584</text:p>
          </table:table-cell>
          <table:table-cell table:formula="of:=SIN(RADIANS([.A22]*2))" office:value-type="float" office:value="0.669130606358858">
            <text:p>0.6691</text:p>
          </table:table-cell>
          <table:table-cell table:formula="of:=SIN(RADIANS([.A22]*3))" office:value-type="float" office:value="0.891006524188368">
            <text:p>0.8910</text:p>
          </table:table-cell>
          <table:table-cell table:formula="of:=SIN(RADIANS([.A22]*4))" office:value-type="float" office:value="0.994521895368273">
            <text:p>0.9945</text:p>
          </table:table-cell>
          <table:table-cell table:formula="of:=SIN(RADIANS([.A22]*5))" office:value-type="float" office:value="0.965925826289068">
            <text:p>0.9659</text:p>
          </table:table-cell>
          <table:table-cell table:formula="of:=SIN(RADIANS([.A22]*6))" office:value-type="float" office:value="0.809016994374947">
            <text:p>0.8090</text:p>
          </table:table-cell>
          <table:table-cell table:formula="of:=SIN(RADIANS([.A22]*7))" office:value-type="float" office:value="0.544639035015027">
            <text:p>0.5446</text:p>
          </table:table-cell>
          <table:table-cell table:formula="of:=SIN(RADIANS([.A22]*8))" office:value-type="float" office:value="0.207911690817759">
            <text:p>0.2079</text:p>
          </table:table-cell>
          <table:table-cell table:formula="of:=SIN(RADIANS([.A22]*9))" office:value-type="float" office:value="-0.156434465040231">
            <text:p>-0.1564</text:p>
          </table:table-cell>
          <table:table-cell table:formula="of:=SIN(RADIANS([.A22]*10))" office:value-type="float" office:value="-0.5">
            <text:p>-0.5000</text:p>
          </table:table-cell>
          <table:table-cell table:formula="of:=SIN(RADIANS([.A22]*11))" office:value-type="float" office:value="-0.777145961456971">
            <text:p>-0.7771</text:p>
          </table:table-cell>
          <table:table-cell table:formula="of:=SIN(RADIANS([.A22]*12))" office:value-type="float" office:value="-0.951056516295153">
            <text:p>-0.9511</text:p>
          </table:table-cell>
          <table:table-cell table:formula="of:=SIN(RADIANS([.A22]*13))" office:value-type="float" office:value="-0.998629534754574">
            <text:p>-0.9986</text:p>
          </table:table-cell>
          <table:table-cell table:formula="of:=SIN(RADIANS([.A22]*14))" office:value-type="float" office:value="-0.913545457642601">
            <text:p>-0.9135</text:p>
          </table:table-cell>
          <table:table-cell table:formula="of:=SIN(RADIANS([.A22]*15))" office:value-type="float" office:value="-0.707106781186548">
            <text:p>-0.7071</text:p>
          </table:table-cell>
          <table:table-cell table:formula="of:=SIN(RADIANS([.A22]*16))" office:value-type="float" office:value="-0.4067366430758">
            <text:p>-0.4067</text:p>
          </table:table-cell>
          <table:table-cell table:formula="of:=COS(RADIANS([.A22]))" office:value-type="float" office:value="0.933580426497202">
            <text:p>0.9336</text:p>
          </table:table-cell>
          <table:table-cell table:formula="of:=COS(RADIANS([.A22]*2))" office:value-type="float" office:value="0.743144825477394">
            <text:p>0.7431</text:p>
          </table:table-cell>
          <table:table-cell table:formula="of:=COS(RADIANS([.A22]*3))" office:value-type="float" office:value="0.453990499739547">
            <text:p>0.4540</text:p>
          </table:table-cell>
          <table:table-cell table:formula="of:=COS(RADIANS([.A22]*4))" office:value-type="float" office:value="0.104528463267653">
            <text:p>0.1045</text:p>
          </table:table-cell>
          <table:table-cell table:formula="of:=COS(RADIANS([.A22]*5))" office:value-type="float" office:value="-0.258819045102521">
            <text:p>-0.2588</text:p>
          </table:table-cell>
          <table:table-cell table:formula="of:=COS(RADIANS([.A22]*6))" office:value-type="float" office:value="-0.587785252292473">
            <text:p>-0.5878</text:p>
          </table:table-cell>
          <table:table-cell table:formula="of:=COS(RADIANS([.A22]*7))" office:value-type="float" office:value="-0.838670567945424">
            <text:p>-0.8387</text:p>
          </table:table-cell>
          <table:table-cell table:formula="of:=COS(RADIANS([.A22]*8))" office:value-type="float" office:value="-0.978147600733806">
            <text:p>-0.9781</text:p>
          </table:table-cell>
          <table:table-cell table:formula="of:=COS(RADIANS([.A22]*9))" office:value-type="float" office:value="-0.987688340595138">
            <text:p>-0.9877</text:p>
          </table:table-cell>
          <table:table-cell table:formula="of:=COS(RADIANS([.A22]*10))" office:value-type="float" office:value="-0.866025403784439">
            <text:p>-0.8660</text:p>
          </table:table-cell>
          <table:table-cell table:formula="of:=COS(RADIANS([.A22]*11))" office:value-type="float" office:value="-0.629320391049838">
            <text:p>-0.6293</text:p>
          </table:table-cell>
          <table:table-cell table:formula="of:=COS(RADIANS([.A22]*12))" office:value-type="float" office:value="-0.309016994374948">
            <text:p>-0.3090</text:p>
          </table:table-cell>
          <table:table-cell table:formula="of:=COS(RADIANS([.A22]*13))" office:value-type="float" office:value="0.0523359562429439">
            <text:p>0.0523</text:p>
          </table:table-cell>
          <table:table-cell table:formula="of:=COS(RADIANS([.A22]*14))" office:value-type="float" office:value="0.4067366430758">
            <text:p>0.4067</text:p>
          </table:table-cell>
          <table:table-cell table:formula="of:=COS(RADIANS([.A22]*15))" office:value-type="float" office:value="0.707106781186547">
            <text:p>0.7071</text:p>
          </table:table-cell>
          <table:table-cell table:formula="of:=COS(RADIANS([.A22]*16))" office:value-type="float" office:value="0.913545457642601">
            <text:p>0.9135</text:p>
          </table:table-cell>
        </table:table-row>
        <table:table-row table:style-name="ro1">
          <table:table-cell office:value-type="float" office:value="22">
            <text:p>02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22S">
            <text:p>00:00:22</text:p>
          </table:table-cell>
          <table:table-cell table:formula="of:=SIN(RADIANS([.A23]))" office:value-type="float" office:value="0.374606593415912">
            <text:p>0.3746</text:p>
          </table:table-cell>
          <table:table-cell table:formula="of:=SIN(RADIANS([.A23]*2))" office:value-type="float" office:value="0.694658370458997">
            <text:p>0.6947</text:p>
          </table:table-cell>
          <table:table-cell table:formula="of:=SIN(RADIANS([.A23]*3))" office:value-type="float" office:value="0.913545457642601">
            <text:p>0.9135</text:p>
          </table:table-cell>
          <table:table-cell table:formula="of:=SIN(RADIANS([.A23]*4))" office:value-type="float" office:value="0.999390827019096">
            <text:p>0.9994</text:p>
          </table:table-cell>
          <table:table-cell table:formula="of:=SIN(RADIANS([.A23]*5))" office:value-type="float" office:value="0.939692620785908">
            <text:p>0.9397</text:p>
          </table:table-cell>
          <table:table-cell table:formula="of:=SIN(RADIANS([.A23]*6))" office:value-type="float" office:value="0.743144825477394">
            <text:p>0.7431</text:p>
          </table:table-cell>
          <table:table-cell table:formula="of:=SIN(RADIANS([.A23]*7))" office:value-type="float" office:value="0.438371146789077">
            <text:p>0.4384</text:p>
          </table:table-cell>
          <table:table-cell table:formula="of:=SIN(RADIANS([.A23]*8))" office:value-type="float" office:value="0.0697564737441255">
            <text:p>0.0698</text:p>
          </table:table-cell>
          <table:table-cell table:formula="of:=SIN(RADIANS([.A23]*9))" office:value-type="float" office:value="-0.309016994374947">
            <text:p>-0.3090</text:p>
          </table:table-cell>
          <table:table-cell table:formula="of:=SIN(RADIANS([.A23]*10))" office:value-type="float" office:value="-0.642787609686539">
            <text:p>-0.6428</text:p>
          </table:table-cell>
          <table:table-cell table:formula="of:=SIN(RADIANS([.A23]*11))" office:value-type="float" office:value="-0.882947592858927">
            <text:p>-0.8829</text:p>
          </table:table-cell>
          <table:table-cell table:formula="of:=SIN(RADIANS([.A23]*12))" office:value-type="float" office:value="-0.994521895368273">
            <text:p>-0.9945</text:p>
          </table:table-cell>
          <table:table-cell table:formula="of:=SIN(RADIANS([.A23]*13))" office:value-type="float" office:value="-0.961261695938319">
            <text:p>-0.9613</text:p>
          </table:table-cell>
          <table:table-cell table:formula="of:=SIN(RADIANS([.A23]*14))" office:value-type="float" office:value="-0.788010753606722">
            <text:p>-0.7880</text:p>
          </table:table-cell>
          <table:table-cell table:formula="of:=SIN(RADIANS([.A23]*15))" office:value-type="float" office:value="-0.5">
            <text:p>-0.5000</text:p>
          </table:table-cell>
          <table:table-cell table:formula="of:=SIN(RADIANS([.A23]*16))" office:value-type="float" office:value="-0.139173100960066">
            <text:p>-0.1392</text:p>
          </table:table-cell>
          <table:table-cell table:formula="of:=COS(RADIANS([.A23]))" office:value-type="float" office:value="0.927183854566787">
            <text:p>0.9272</text:p>
          </table:table-cell>
          <table:table-cell table:formula="of:=COS(RADIANS([.A23]*2))" office:value-type="float" office:value="0.719339800338651">
            <text:p>0.7193</text:p>
          </table:table-cell>
          <table:table-cell table:formula="of:=COS(RADIANS([.A23]*3))" office:value-type="float" office:value="0.4067366430758">
            <text:p>0.4067</text:p>
          </table:table-cell>
          <table:table-cell table:formula="of:=COS(RADIANS([.A23]*4))" office:value-type="float" office:value="0.0348994967025011">
            <text:p>0.0349</text:p>
          </table:table-cell>
          <table:table-cell table:formula="of:=COS(RADIANS([.A23]*5))" office:value-type="float" office:value="-0.342020143325669">
            <text:p>-0.3420</text:p>
          </table:table-cell>
          <table:table-cell table:formula="of:=COS(RADIANS([.A23]*6))" office:value-type="float" office:value="-0.669130606358858">
            <text:p>-0.6691</text:p>
          </table:table-cell>
          <table:table-cell table:formula="of:=COS(RADIANS([.A23]*7))" office:value-type="float" office:value="-0.898794046299167">
            <text:p>-0.8988</text:p>
          </table:table-cell>
          <table:table-cell table:formula="of:=COS(RADIANS([.A23]*8))" office:value-type="float" office:value="-0.997564050259824">
            <text:p>-0.9976</text:p>
          </table:table-cell>
          <table:table-cell table:formula="of:=COS(RADIANS([.A23]*9))" office:value-type="float" office:value="-0.951056516295154">
            <text:p>-0.9511</text:p>
          </table:table-cell>
          <table:table-cell table:formula="of:=COS(RADIANS([.A23]*10))" office:value-type="float" office:value="-0.766044443118978">
            <text:p>-0.7660</text:p>
          </table:table-cell>
          <table:table-cell table:formula="of:=COS(RADIANS([.A23]*11))" office:value-type="float" office:value="-0.469471562785891">
            <text:p>-0.4695</text:p>
          </table:table-cell>
          <table:table-cell table:formula="of:=COS(RADIANS([.A23]*12))" office:value-type="float" office:value="-0.104528463267653">
            <text:p>-0.1045</text:p>
          </table:table-cell>
          <table:table-cell table:formula="of:=COS(RADIANS([.A23]*13))" office:value-type="float" office:value="0.275637355816999">
            <text:p>0.2756</text:p>
          </table:table-cell>
          <table:table-cell table:formula="of:=COS(RADIANS([.A23]*14))" office:value-type="float" office:value="0.615661475325658">
            <text:p>0.6157</text:p>
          </table:table-cell>
          <table:table-cell table:formula="of:=COS(RADIANS([.A23]*15))" office:value-type="float" office:value="0.866025403784438">
            <text:p>0.8660</text:p>
          </table:table-cell>
          <table:table-cell table:formula="of:=COS(RADIANS([.A23]*16))" office:value-type="float" office:value="0.99026806874157">
            <text:p>0.9903</text:p>
          </table:table-cell>
        </table:table-row>
        <table:table-row table:style-name="ro1">
          <table:table-cell office:value-type="float" office:value="23">
            <text:p>02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23S">
            <text:p>00:00:23</text:p>
          </table:table-cell>
          <table:table-cell table:formula="of:=SIN(RADIANS([.A24]))" office:value-type="float" office:value="0.390731128489274">
            <text:p>0.3907</text:p>
          </table:table-cell>
          <table:table-cell table:formula="of:=SIN(RADIANS([.A24]*2))" office:value-type="float" office:value="0.719339800338651">
            <text:p>0.7193</text:p>
          </table:table-cell>
          <table:table-cell table:formula="of:=SIN(RADIANS([.A24]*3))" office:value-type="float" office:value="0.933580426497202">
            <text:p>0.9336</text:p>
          </table:table-cell>
          <table:table-cell table:formula="of:=SIN(RADIANS([.A24]*4))" office:value-type="float" office:value="0.999390827019096">
            <text:p>0.9994</text:p>
          </table:table-cell>
          <table:table-cell table:formula="of:=SIN(RADIANS([.A24]*5))" office:value-type="float" office:value="0.90630778703665">
            <text:p>0.9063</text:p>
          </table:table-cell>
          <table:table-cell table:formula="of:=SIN(RADIANS([.A24]*6))" office:value-type="float" office:value="0.669130606358858">
            <text:p>0.6691</text:p>
          </table:table-cell>
          <table:table-cell table:formula="of:=SIN(RADIANS([.A24]*7))" office:value-type="float" office:value="0.325568154457157">
            <text:p>0.3256</text:p>
          </table:table-cell>
          <table:table-cell table:formula="of:=SIN(RADIANS([.A24]*8))" office:value-type="float" office:value="-0.0697564737441253">
            <text:p>-0.0698</text:p>
          </table:table-cell>
          <table:table-cell table:formula="of:=SIN(RADIANS([.A24]*9))" office:value-type="float" office:value="-0.453990499739547">
            <text:p>-0.4540</text:p>
          </table:table-cell>
          <table:table-cell table:formula="of:=SIN(RADIANS([.A24]*10))" office:value-type="float" office:value="-0.766044443118978">
            <text:p>-0.7660</text:p>
          </table:table-cell>
          <table:table-cell table:formula="of:=SIN(RADIANS([.A24]*11))" office:value-type="float" office:value="-0.956304755963035">
            <text:p>-0.9563</text:p>
          </table:table-cell>
          <table:table-cell table:formula="of:=SIN(RADIANS([.A24]*12))" office:value-type="float" office:value="-0.994521895368273">
            <text:p>-0.9945</text:p>
          </table:table-cell>
          <table:table-cell table:formula="of:=SIN(RADIANS([.A24]*13))" office:value-type="float" office:value="-0.874619707139396">
            <text:p>-0.8746</text:p>
          </table:table-cell>
          <table:table-cell table:formula="of:=SIN(RADIANS([.A24]*14))" office:value-type="float" office:value="-0.615661475325658">
            <text:p>-0.6157</text:p>
          </table:table-cell>
          <table:table-cell table:formula="of:=SIN(RADIANS([.A24]*15))" office:value-type="float" office:value="-0.258819045102521">
            <text:p>-0.2588</text:p>
          </table:table-cell>
          <table:table-cell table:formula="of:=SIN(RADIANS([.A24]*16))" office:value-type="float" office:value="0.139173100960065">
            <text:p>0.1392</text:p>
          </table:table-cell>
          <table:table-cell table:formula="of:=COS(RADIANS([.A24]))" office:value-type="float" office:value="0.92050485345244">
            <text:p>0.9205</text:p>
          </table:table-cell>
          <table:table-cell table:formula="of:=COS(RADIANS([.A24]*2))" office:value-type="float" office:value="0.694658370458997">
            <text:p>0.6947</text:p>
          </table:table-cell>
          <table:table-cell table:formula="of:=COS(RADIANS([.A24]*3))" office:value-type="float" office:value="0.3583679495453">
            <text:p>0.3584</text:p>
          </table:table-cell>
          <table:table-cell table:formula="of:=COS(RADIANS([.A24]*4))" office:value-type="float" office:value="-0.034899496702501">
            <text:p>-0.0349</text:p>
          </table:table-cell>
          <table:table-cell table:formula="of:=COS(RADIANS([.A24]*5))" office:value-type="float" office:value="-0.422618261740699">
            <text:p>-0.4226</text:p>
          </table:table-cell>
          <table:table-cell table:formula="of:=COS(RADIANS([.A24]*6))" office:value-type="float" office:value="-0.743144825477394">
            <text:p>-0.7431</text:p>
          </table:table-cell>
          <table:table-cell table:formula="of:=COS(RADIANS([.A24]*7))" office:value-type="float" office:value="-0.945518575599317">
            <text:p>-0.9455</text:p>
          </table:table-cell>
          <table:table-cell table:formula="of:=COS(RADIANS([.A24]*8))" office:value-type="float" office:value="-0.997564050259824">
            <text:p>-0.9976</text:p>
          </table:table-cell>
          <table:table-cell table:formula="of:=COS(RADIANS([.A24]*9))" office:value-type="float" office:value="-0.891006524188368">
            <text:p>-0.8910</text:p>
          </table:table-cell>
          <table:table-cell table:formula="of:=COS(RADIANS([.A24]*10))" office:value-type="float" office:value="-0.642787609686539">
            <text:p>-0.6428</text:p>
          </table:table-cell>
          <table:table-cell table:formula="of:=COS(RADIANS([.A24]*11))" office:value-type="float" office:value="-0.292371704722737">
            <text:p>-0.2924</text:p>
          </table:table-cell>
          <table:table-cell table:formula="of:=COS(RADIANS([.A24]*12))" office:value-type="float" office:value="0.104528463267653">
            <text:p>0.1045</text:p>
          </table:table-cell>
          <table:table-cell table:formula="of:=COS(RADIANS([.A24]*13))" office:value-type="float" office:value="0.484809620246337">
            <text:p>0.4848</text:p>
          </table:table-cell>
          <table:table-cell table:formula="of:=COS(RADIANS([.A24]*14))" office:value-type="float" office:value="0.788010753606722">
            <text:p>0.7880</text:p>
          </table:table-cell>
          <table:table-cell table:formula="of:=COS(RADIANS([.A24]*15))" office:value-type="float" office:value="0.965925826289068">
            <text:p>0.9659</text:p>
          </table:table-cell>
          <table:table-cell table:formula="of:=COS(RADIANS([.A24]*16))" office:value-type="float" office:value="0.99026806874157">
            <text:p>0.9903</text:p>
          </table:table-cell>
        </table:table-row>
        <table:table-row table:style-name="ro1">
          <table:table-cell office:value-type="float" office:value="24">
            <text:p>02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24S">
            <text:p>00:00:24</text:p>
          </table:table-cell>
          <table:table-cell table:formula="of:=SIN(RADIANS([.A25]))" office:value-type="float" office:value="0.4067366430758">
            <text:p>0.4067</text:p>
          </table:table-cell>
          <table:table-cell table:formula="of:=SIN(RADIANS([.A25]*2))" office:value-type="float" office:value="0.743144825477394">
            <text:p>0.7431</text:p>
          </table:table-cell>
          <table:table-cell table:formula="of:=SIN(RADIANS([.A25]*3))" office:value-type="float" office:value="0.951056516295153">
            <text:p>0.9511</text:p>
          </table:table-cell>
          <table:table-cell table:formula="of:=SIN(RADIANS([.A25]*4))" office:value-type="float" office:value="0.994521895368273">
            <text:p>0.9945</text:p>
          </table:table-cell>
          <table:table-cell table:formula="of:=SIN(RADIANS([.A25]*5))" office:value-type="float" office:value="0.866025403784439">
            <text:p>0.8660</text:p>
          </table:table-cell>
          <table:table-cell table:formula="of:=SIN(RADIANS([.A25]*6))" office:value-type="float" office:value="0.587785252292473">
            <text:p>0.5878</text:p>
          </table:table-cell>
          <table:table-cell table:formula="of:=SIN(RADIANS([.A25]*7))" office:value-type="float" office:value="0.207911690817759">
            <text:p>0.2079</text:p>
          </table:table-cell>
          <table:table-cell table:formula="of:=SIN(RADIANS([.A25]*8))" office:value-type="float" office:value="-0.207911690817759">
            <text:p>-0.2079</text:p>
          </table:table-cell>
          <table:table-cell table:formula="of:=SIN(RADIANS([.A25]*9))" office:value-type="float" office:value="-0.587785252292473">
            <text:p>-0.5878</text:p>
          </table:table-cell>
          <table:table-cell table:formula="of:=SIN(RADIANS([.A25]*10))" office:value-type="float" office:value="-0.866025403784438">
            <text:p>-0.8660</text:p>
          </table:table-cell>
          <table:table-cell table:formula="of:=SIN(RADIANS([.A25]*11))" office:value-type="float" office:value="-0.994521895368273">
            <text:p>-0.9945</text:p>
          </table:table-cell>
          <table:table-cell table:formula="of:=SIN(RADIANS([.A25]*12))" office:value-type="float" office:value="-0.951056516295154">
            <text:p>-0.9511</text:p>
          </table:table-cell>
          <table:table-cell table:formula="of:=SIN(RADIANS([.A25]*13))" office:value-type="float" office:value="-0.743144825477395">
            <text:p>-0.7431</text:p>
          </table:table-cell>
          <table:table-cell table:formula="of:=SIN(RADIANS([.A25]*14))" office:value-type="float" office:value="-0.4067366430758">
            <text:p>-0.4067</text:p>
          </table:table-cell>
          <table:table-cell table:formula="of:=SIN(RADIANS([.A25]*15))" office:value-type="float" office:value="-2.44929359829471E-016">
            <text:p>0.0000</text:p>
          </table:table-cell>
          <table:table-cell table:formula="of:=SIN(RADIANS([.A25]*16))" office:value-type="float" office:value="0.4067366430758">
            <text:p>0.4067</text:p>
          </table:table-cell>
          <table:table-cell table:formula="of:=COS(RADIANS([.A25]))" office:value-type="float" office:value="0.913545457642601">
            <text:p>0.9135</text:p>
          </table:table-cell>
          <table:table-cell table:formula="of:=COS(RADIANS([.A25]*2))" office:value-type="float" office:value="0.669130606358858">
            <text:p>0.6691</text:p>
          </table:table-cell>
          <table:table-cell table:formula="of:=COS(RADIANS([.A25]*3))" office:value-type="float" office:value="0.309016994374947">
            <text:p>0.3090</text:p>
          </table:table-cell>
          <table:table-cell table:formula="of:=COS(RADIANS([.A25]*4))" office:value-type="float" office:value="-0.104528463267654">
            <text:p>-0.1045</text:p>
          </table:table-cell>
          <table:table-cell table:formula="of:=COS(RADIANS([.A25]*5))" office:value-type="float" office:value="-0.5">
            <text:p>-0.5000</text:p>
          </table:table-cell>
          <table:table-cell table:formula="of:=COS(RADIANS([.A25]*6))" office:value-type="float" office:value="-0.809016994374947">
            <text:p>-0.8090</text:p>
          </table:table-cell>
          <table:table-cell table:formula="of:=COS(RADIANS([.A25]*7))" office:value-type="float" office:value="-0.978147600733806">
            <text:p>-0.9781</text:p>
          </table:table-cell>
          <table:table-cell table:formula="of:=COS(RADIANS([.A25]*8))" office:value-type="float" office:value="-0.978147600733806">
            <text:p>-0.9781</text:p>
          </table:table-cell>
          <table:table-cell table:formula="of:=COS(RADIANS([.A25]*9))" office:value-type="float" office:value="-0.809016994374947">
            <text:p>-0.8090</text:p>
          </table:table-cell>
          <table:table-cell table:formula="of:=COS(RADIANS([.A25]*10))" office:value-type="float" office:value="-0.5">
            <text:p>-0.5000</text:p>
          </table:table-cell>
          <table:table-cell table:formula="of:=COS(RADIANS([.A25]*11))" office:value-type="float" office:value="-0.104528463267653">
            <text:p>-0.1045</text:p>
          </table:table-cell>
          <table:table-cell table:formula="of:=COS(RADIANS([.A25]*12))" office:value-type="float" office:value="0.309016994374947">
            <text:p>0.3090</text:p>
          </table:table-cell>
          <table:table-cell table:formula="of:=COS(RADIANS([.A25]*13))" office:value-type="float" office:value="0.669130606358858">
            <text:p>0.6691</text:p>
          </table:table-cell>
          <table:table-cell table:formula="of:=COS(RADIANS([.A25]*14))" office:value-type="float" office:value="0.913545457642601">
            <text:p>0.9135</text:p>
          </table:table-cell>
          <table:table-cell table:formula="of:=COS(RADIANS([.A25]*15))" office:value-type="float" office:value="1">
            <text:p>1.0000</text:p>
          </table:table-cell>
          <table:table-cell table:formula="of:=COS(RADIANS([.A25]*16))" office:value-type="float" office:value="0.913545457642601">
            <text:p>0.9135</text:p>
          </table:table-cell>
        </table:table-row>
        <table:table-row table:style-name="ro1">
          <table:table-cell office:value-type="float" office:value="25">
            <text:p>02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25S">
            <text:p>00:00:25</text:p>
          </table:table-cell>
          <table:table-cell table:formula="of:=SIN(RADIANS([.A26]))" office:value-type="float" office:value="0.422618261740699">
            <text:p>0.4226</text:p>
          </table:table-cell>
          <table:table-cell table:formula="of:=SIN(RADIANS([.A26]*2))" office:value-type="float" office:value="0.766044443118978">
            <text:p>0.7660</text:p>
          </table:table-cell>
          <table:table-cell table:formula="of:=SIN(RADIANS([.A26]*3))" office:value-type="float" office:value="0.965925826289068">
            <text:p>0.9659</text:p>
          </table:table-cell>
          <table:table-cell table:formula="of:=SIN(RADIANS([.A26]*4))" office:value-type="float" office:value="0.984807753012208">
            <text:p>0.9848</text:p>
          </table:table-cell>
          <table:table-cell table:formula="of:=SIN(RADIANS([.A26]*5))" office:value-type="float" office:value="0.819152044288992">
            <text:p>0.8192</text:p>
          </table:table-cell>
          <table:table-cell table:formula="of:=SIN(RADIANS([.A26]*6))" office:value-type="float" office:value="0.5">
            <text:p>0.5000</text:p>
          </table:table-cell>
          <table:table-cell table:formula="of:=SIN(RADIANS([.A26]*7))" office:value-type="float" office:value="0.0871557427476582">
            <text:p>0.0872</text:p>
          </table:table-cell>
          <table:table-cell table:formula="of:=SIN(RADIANS([.A26]*8))" office:value-type="float" office:value="-0.342020143325669">
            <text:p>-0.3420</text:p>
          </table:table-cell>
          <table:table-cell table:formula="of:=SIN(RADIANS([.A26]*9))" office:value-type="float" office:value="-0.707106781186547">
            <text:p>-0.7071</text:p>
          </table:table-cell>
          <table:table-cell table:formula="of:=SIN(RADIANS([.A26]*10))" office:value-type="float" office:value="-0.939692620785908">
            <text:p>-0.9397</text:p>
          </table:table-cell>
          <table:table-cell table:formula="of:=SIN(RADIANS([.A26]*11))" office:value-type="float" office:value="-0.996194698091746">
            <text:p>-0.9962</text:p>
          </table:table-cell>
          <table:table-cell table:formula="of:=SIN(RADIANS([.A26]*12))" office:value-type="float" office:value="-0.866025403784439">
            <text:p>-0.8660</text:p>
          </table:table-cell>
          <table:table-cell table:formula="of:=SIN(RADIANS([.A26]*13))" office:value-type="float" office:value="-0.573576436351047">
            <text:p>-0.5736</text:p>
          </table:table-cell>
          <table:table-cell table:formula="of:=SIN(RADIANS([.A26]*14))" office:value-type="float" office:value="-0.17364817766693">
            <text:p>-0.1736</text:p>
          </table:table-cell>
          <table:table-cell table:formula="of:=SIN(RADIANS([.A26]*15))" office:value-type="float" office:value="0.25881904510252">
            <text:p>0.2588</text:p>
          </table:table-cell>
          <table:table-cell table:formula="of:=SIN(RADIANS([.A26]*16))" office:value-type="float" office:value="0.642787609686539">
            <text:p>0.6428</text:p>
          </table:table-cell>
          <table:table-cell table:formula="of:=COS(RADIANS([.A26]))" office:value-type="float" office:value="0.90630778703665">
            <text:p>0.9063</text:p>
          </table:table-cell>
          <table:table-cell table:formula="of:=COS(RADIANS([.A26]*2))" office:value-type="float" office:value="0.642787609686539">
            <text:p>0.6428</text:p>
          </table:table-cell>
          <table:table-cell table:formula="of:=COS(RADIANS([.A26]*3))" office:value-type="float" office:value="0.258819045102521">
            <text:p>0.2588</text:p>
          </table:table-cell>
          <table:table-cell table:formula="of:=COS(RADIANS([.A26]*4))" office:value-type="float" office:value="-0.17364817766693">
            <text:p>-0.1736</text:p>
          </table:table-cell>
          <table:table-cell table:formula="of:=COS(RADIANS([.A26]*5))" office:value-type="float" office:value="-0.573576436351046">
            <text:p>-0.5736</text:p>
          </table:table-cell>
          <table:table-cell table:formula="of:=COS(RADIANS([.A26]*6))" office:value-type="float" office:value="-0.866025403784439">
            <text:p>-0.8660</text:p>
          </table:table-cell>
          <table:table-cell table:formula="of:=COS(RADIANS([.A26]*7))" office:value-type="float" office:value="-0.996194698091746">
            <text:p>-0.9962</text:p>
          </table:table-cell>
          <table:table-cell table:formula="of:=COS(RADIANS([.A26]*8))" office:value-type="float" office:value="-0.939692620785908">
            <text:p>-0.9397</text:p>
          </table:table-cell>
          <table:table-cell table:formula="of:=COS(RADIANS([.A26]*9))" office:value-type="float" office:value="-0.707106781186548">
            <text:p>-0.7071</text:p>
          </table:table-cell>
          <table:table-cell table:formula="of:=COS(RADIANS([.A26]*10))" office:value-type="float" office:value="-0.342020143325669">
            <text:p>-0.3420</text:p>
          </table:table-cell>
          <table:table-cell table:formula="of:=COS(RADIANS([.A26]*11))" office:value-type="float" office:value="0.0871557427476579">
            <text:p>0.0872</text:p>
          </table:table-cell>
          <table:table-cell table:formula="of:=COS(RADIANS([.A26]*12))" office:value-type="float" office:value="0.5">
            <text:p>0.5000</text:p>
          </table:table-cell>
          <table:table-cell table:formula="of:=COS(RADIANS([.A26]*13))" office:value-type="float" office:value="0.819152044288992">
            <text:p>0.8192</text:p>
          </table:table-cell>
          <table:table-cell table:formula="of:=COS(RADIANS([.A26]*14))" office:value-type="float" office:value="0.984807753012208">
            <text:p>0.9848</text:p>
          </table:table-cell>
          <table:table-cell table:formula="of:=COS(RADIANS([.A26]*15))" office:value-type="float" office:value="0.965925826289068">
            <text:p>0.9659</text:p>
          </table:table-cell>
          <table:table-cell table:formula="of:=COS(RADIANS([.A26]*16))" office:value-type="float" office:value="0.766044443118978">
            <text:p>0.7660</text:p>
          </table:table-cell>
        </table:table-row>
        <table:table-row table:style-name="ro1">
          <table:table-cell office:value-type="float" office:value="26">
            <text:p>02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26S">
            <text:p>00:00:26</text:p>
          </table:table-cell>
          <table:table-cell table:formula="of:=SIN(RADIANS([.A27]))" office:value-type="float" office:value="0.438371146789077">
            <text:p>0.4384</text:p>
          </table:table-cell>
          <table:table-cell table:formula="of:=SIN(RADIANS([.A27]*2))" office:value-type="float" office:value="0.788010753606722">
            <text:p>0.7880</text:p>
          </table:table-cell>
          <table:table-cell table:formula="of:=SIN(RADIANS([.A27]*3))" office:value-type="float" office:value="0.978147600733806">
            <text:p>0.9781</text:p>
          </table:table-cell>
          <table:table-cell table:formula="of:=SIN(RADIANS([.A27]*4))" office:value-type="float" office:value="0.970295726275996">
            <text:p>0.9703</text:p>
          </table:table-cell>
          <table:table-cell table:formula="of:=SIN(RADIANS([.A27]*5))" office:value-type="float" office:value="0.766044443118978">
            <text:p>0.7660</text:p>
          </table:table-cell>
          <table:table-cell table:formula="of:=SIN(RADIANS([.A27]*6))" office:value-type="float" office:value="0.4067366430758">
            <text:p>0.4067</text:p>
          </table:table-cell>
          <table:table-cell table:formula="of:=SIN(RADIANS([.A27]*7))" office:value-type="float" office:value="-0.0348994967025009">
            <text:p>-0.0349</text:p>
          </table:table-cell>
          <table:table-cell table:formula="of:=SIN(RADIANS([.A27]*8))" office:value-type="float" office:value="-0.469471562785891">
            <text:p>-0.4695</text:p>
          </table:table-cell>
          <table:table-cell table:formula="of:=SIN(RADIANS([.A27]*9))" office:value-type="float" office:value="-0.809016994374947">
            <text:p>-0.8090</text:p>
          </table:table-cell>
          <table:table-cell table:formula="of:=SIN(RADIANS([.A27]*10))" office:value-type="float" office:value="-0.984807753012208">
            <text:p>-0.9848</text:p>
          </table:table-cell>
          <table:table-cell table:formula="of:=SIN(RADIANS([.A27]*11))" office:value-type="float" office:value="-0.961261695938319">
            <text:p>-0.9613</text:p>
          </table:table-cell>
          <table:table-cell table:formula="of:=SIN(RADIANS([.A27]*12))" office:value-type="float" office:value="-0.743144825477395">
            <text:p>-0.7431</text:p>
          </table:table-cell>
          <table:table-cell table:formula="of:=SIN(RADIANS([.A27]*13))" office:value-type="float" office:value="-0.374606593415912">
            <text:p>-0.3746</text:p>
          </table:table-cell>
          <table:table-cell table:formula="of:=SIN(RADIANS([.A27]*14))" office:value-type="float" office:value="0.0697564737441252">
            <text:p>0.0698</text:p>
          </table:table-cell>
          <table:table-cell table:formula="of:=SIN(RADIANS([.A27]*15))" office:value-type="float" office:value="0.5">
            <text:p>0.5000</text:p>
          </table:table-cell>
          <table:table-cell table:formula="of:=SIN(RADIANS([.A27]*16))" office:value-type="float" office:value="0.829037572555042">
            <text:p>0.8290</text:p>
          </table:table-cell>
          <table:table-cell table:formula="of:=COS(RADIANS([.A27]))" office:value-type="float" office:value="0.898794046299167">
            <text:p>0.8988</text:p>
          </table:table-cell>
          <table:table-cell table:formula="of:=COS(RADIANS([.A27]*2))" office:value-type="float" office:value="0.615661475325658">
            <text:p>0.6157</text:p>
          </table:table-cell>
          <table:table-cell table:formula="of:=COS(RADIANS([.A27]*3))" office:value-type="float" office:value="0.207911690817759">
            <text:p>0.2079</text:p>
          </table:table-cell>
          <table:table-cell table:formula="of:=COS(RADIANS([.A27]*4))" office:value-type="float" office:value="-0.241921895599668">
            <text:p>-0.2419</text:p>
          </table:table-cell>
          <table:table-cell table:formula="of:=COS(RADIANS([.A27]*5))" office:value-type="float" office:value="-0.642787609686539">
            <text:p>-0.6428</text:p>
          </table:table-cell>
          <table:table-cell table:formula="of:=COS(RADIANS([.A27]*6))" office:value-type="float" office:value="-0.913545457642601">
            <text:p>-0.9135</text:p>
          </table:table-cell>
          <table:table-cell table:formula="of:=COS(RADIANS([.A27]*7))" office:value-type="float" office:value="-0.999390827019096">
            <text:p>-0.9994</text:p>
          </table:table-cell>
          <table:table-cell table:formula="of:=COS(RADIANS([.A27]*8))" office:value-type="float" office:value="-0.882947592858927">
            <text:p>-0.8829</text:p>
          </table:table-cell>
          <table:table-cell table:formula="of:=COS(RADIANS([.A27]*9))" office:value-type="float" office:value="-0.587785252292473">
            <text:p>-0.5878</text:p>
          </table:table-cell>
          <table:table-cell table:formula="of:=COS(RADIANS([.A27]*10))" office:value-type="float" office:value="-0.17364817766693">
            <text:p>-0.1736</text:p>
          </table:table-cell>
          <table:table-cell table:formula="of:=COS(RADIANS([.A27]*11))" office:value-type="float" office:value="0.275637355816999">
            <text:p>0.2756</text:p>
          </table:table-cell>
          <table:table-cell table:formula="of:=COS(RADIANS([.A27]*12))" office:value-type="float" office:value="0.669130606358858">
            <text:p>0.6691</text:p>
          </table:table-cell>
          <table:table-cell table:formula="of:=COS(RADIANS([.A27]*13))" office:value-type="float" office:value="0.927183854566787">
            <text:p>0.9272</text:p>
          </table:table-cell>
          <table:table-cell table:formula="of:=COS(RADIANS([.A27]*14))" office:value-type="float" office:value="0.997564050259824">
            <text:p>0.9976</text:p>
          </table:table-cell>
          <table:table-cell table:formula="of:=COS(RADIANS([.A27]*15))" office:value-type="float" office:value="0.866025403784439">
            <text:p>0.8660</text:p>
          </table:table-cell>
          <table:table-cell table:formula="of:=COS(RADIANS([.A27]*16))" office:value-type="float" office:value="0.559192903470747">
            <text:p>0.5592</text:p>
          </table:table-cell>
        </table:table-row>
        <table:table-row table:style-name="ro1">
          <table:table-cell office:value-type="float" office:value="27">
            <text:p>02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27S">
            <text:p>00:00:27</text:p>
          </table:table-cell>
          <table:table-cell table:formula="of:=SIN(RADIANS([.A28]))" office:value-type="float" office:value="0.453990499739547">
            <text:p>0.4540</text:p>
          </table:table-cell>
          <table:table-cell table:formula="of:=SIN(RADIANS([.A28]*2))" office:value-type="float" office:value="0.809016994374947">
            <text:p>0.8090</text:p>
          </table:table-cell>
          <table:table-cell table:formula="of:=SIN(RADIANS([.A28]*3))" office:value-type="float" office:value="0.987688340595138">
            <text:p>0.9877</text:p>
          </table:table-cell>
          <table:table-cell table:formula="of:=SIN(RADIANS([.A28]*4))" office:value-type="float" office:value="0.951056516295154">
            <text:p>0.9511</text:p>
          </table:table-cell>
          <table:table-cell table:formula="of:=SIN(RADIANS([.A28]*5))" office:value-type="float" office:value="0.707106781186548">
            <text:p>0.7071</text:p>
          </table:table-cell>
          <table:table-cell table:formula="of:=SIN(RADIANS([.A28]*6))" office:value-type="float" office:value="0.309016994374947">
            <text:p>0.3090</text:p>
          </table:table-cell>
          <table:table-cell table:formula="of:=SIN(RADIANS([.A28]*7))" office:value-type="float" office:value="-0.156434465040231">
            <text:p>-0.1564</text:p>
          </table:table-cell>
          <table:table-cell table:formula="of:=SIN(RADIANS([.A28]*8))" office:value-type="float" office:value="-0.587785252292473">
            <text:p>-0.5878</text:p>
          </table:table-cell>
          <table:table-cell table:formula="of:=SIN(RADIANS([.A28]*9))" office:value-type="float" office:value="-0.891006524188368">
            <text:p>-0.8910</text:p>
          </table:table-cell>
          <table:table-cell table:formula="of:=SIN(RADIANS([.A28]*10))" office:value-type="float" office:value="-1">
            <text:p>-1.0000</text:p>
          </table:table-cell>
          <table:table-cell table:formula="of:=SIN(RADIANS([.A28]*11))" office:value-type="float" office:value="-0.891006524188368">
            <text:p>-0.8910</text:p>
          </table:table-cell>
          <table:table-cell table:formula="of:=SIN(RADIANS([.A28]*12))" office:value-type="float" office:value="-0.587785252292473">
            <text:p>-0.5878</text:p>
          </table:table-cell>
          <table:table-cell table:formula="of:=SIN(RADIANS([.A28]*13))" office:value-type="float" office:value="-0.156434465040231">
            <text:p>-0.1564</text:p>
          </table:table-cell>
          <table:table-cell table:formula="of:=SIN(RADIANS([.A28]*14))" office:value-type="float" office:value="0.309016994374947">
            <text:p>0.3090</text:p>
          </table:table-cell>
          <table:table-cell table:formula="of:=SIN(RADIANS([.A28]*15))" office:value-type="float" office:value="0.707106781186547">
            <text:p>0.7071</text:p>
          </table:table-cell>
          <table:table-cell table:formula="of:=SIN(RADIANS([.A28]*16))" office:value-type="float" office:value="0.951056516295153">
            <text:p>0.9511</text:p>
          </table:table-cell>
          <table:table-cell table:formula="of:=COS(RADIANS([.A28]))" office:value-type="float" office:value="0.891006524188368">
            <text:p>0.8910</text:p>
          </table:table-cell>
          <table:table-cell table:formula="of:=COS(RADIANS([.A28]*2))" office:value-type="float" office:value="0.587785252292473">
            <text:p>0.5878</text:p>
          </table:table-cell>
          <table:table-cell table:formula="of:=COS(RADIANS([.A28]*3))" office:value-type="float" office:value="0.156434465040231">
            <text:p>0.1564</text:p>
          </table:table-cell>
          <table:table-cell table:formula="of:=COS(RADIANS([.A28]*4))" office:value-type="float" office:value="-0.309016994374947">
            <text:p>-0.3090</text:p>
          </table:table-cell>
          <table:table-cell table:formula="of:=COS(RADIANS([.A28]*5))" office:value-type="float" office:value="-0.707106781186547">
            <text:p>-0.7071</text:p>
          </table:table-cell>
          <table:table-cell table:formula="of:=COS(RADIANS([.A28]*6))" office:value-type="float" office:value="-0.951056516295153">
            <text:p>-0.9511</text:p>
          </table:table-cell>
          <table:table-cell table:formula="of:=COS(RADIANS([.A28]*7))" office:value-type="float" office:value="-0.987688340595138">
            <text:p>-0.9877</text:p>
          </table:table-cell>
          <table:table-cell table:formula="of:=COS(RADIANS([.A28]*8))" office:value-type="float" office:value="-0.809016994374947">
            <text:p>-0.8090</text:p>
          </table:table-cell>
          <table:table-cell table:formula="of:=COS(RADIANS([.A28]*9))" office:value-type="float" office:value="-0.453990499739547">
            <text:p>-0.4540</text:p>
          </table:table-cell>
          <table:table-cell table:formula="of:=COS(RADIANS([.A28]*10))" office:value-type="float" office:value="-1.83697019872103E-016">
            <text:p>0.0000</text:p>
          </table:table-cell>
          <table:table-cell table:formula="of:=COS(RADIANS([.A28]*11))" office:value-type="float" office:value="0.453990499739547">
            <text:p>0.4540</text:p>
          </table:table-cell>
          <table:table-cell table:formula="of:=COS(RADIANS([.A28]*12))" office:value-type="float" office:value="0.809016994374947">
            <text:p>0.8090</text:p>
          </table:table-cell>
          <table:table-cell table:formula="of:=COS(RADIANS([.A28]*13))" office:value-type="float" office:value="0.987688340595138">
            <text:p>0.9877</text:p>
          </table:table-cell>
          <table:table-cell table:formula="of:=COS(RADIANS([.A28]*14))" office:value-type="float" office:value="0.951056516295154">
            <text:p>0.9511</text:p>
          </table:table-cell>
          <table:table-cell table:formula="of:=COS(RADIANS([.A28]*15))" office:value-type="float" office:value="0.707106781186548">
            <text:p>0.7071</text:p>
          </table:table-cell>
          <table:table-cell table:formula="of:=COS(RADIANS([.A28]*16))" office:value-type="float" office:value="0.309016994374948">
            <text:p>0.3090</text:p>
          </table:table-cell>
        </table:table-row>
        <table:table-row table:style-name="ro1">
          <table:table-cell office:value-type="float" office:value="28">
            <text:p>02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28S">
            <text:p>00:00:28</text:p>
          </table:table-cell>
          <table:table-cell table:formula="of:=SIN(RADIANS([.A29]))" office:value-type="float" office:value="0.469471562785891">
            <text:p>0.4695</text:p>
          </table:table-cell>
          <table:table-cell table:formula="of:=SIN(RADIANS([.A29]*2))" office:value-type="float" office:value="0.829037572555042">
            <text:p>0.8290</text:p>
          </table:table-cell>
          <table:table-cell table:formula="of:=SIN(RADIANS([.A29]*3))" office:value-type="float" office:value="0.994521895368273">
            <text:p>0.9945</text:p>
          </table:table-cell>
          <table:table-cell table:formula="of:=SIN(RADIANS([.A29]*4))" office:value-type="float" office:value="0.927183854566787">
            <text:p>0.9272</text:p>
          </table:table-cell>
          <table:table-cell table:formula="of:=SIN(RADIANS([.A29]*5))" office:value-type="float" office:value="0.642787609686539">
            <text:p>0.6428</text:p>
          </table:table-cell>
          <table:table-cell table:formula="of:=SIN(RADIANS([.A29]*6))" office:value-type="float" office:value="0.207911690817759">
            <text:p>0.2079</text:p>
          </table:table-cell>
          <table:table-cell table:formula="of:=SIN(RADIANS([.A29]*7))" office:value-type="float" office:value="-0.275637355816999">
            <text:p>-0.2756</text:p>
          </table:table-cell>
          <table:table-cell table:formula="of:=SIN(RADIANS([.A29]*8))" office:value-type="float" office:value="-0.694658370458997">
            <text:p>-0.6947</text:p>
          </table:table-cell>
          <table:table-cell table:formula="of:=SIN(RADIANS([.A29]*9))" office:value-type="float" office:value="-0.951056516295153">
            <text:p>-0.9511</text:p>
          </table:table-cell>
          <table:table-cell table:formula="of:=SIN(RADIANS([.A29]*10))" office:value-type="float" office:value="-0.984807753012208">
            <text:p>-0.9848</text:p>
          </table:table-cell>
          <table:table-cell table:formula="of:=SIN(RADIANS([.A29]*11))" office:value-type="float" office:value="-0.788010753606722">
            <text:p>-0.7880</text:p>
          </table:table-cell>
          <table:table-cell table:formula="of:=SIN(RADIANS([.A29]*12))" office:value-type="float" office:value="-0.4067366430758">
            <text:p>-0.4067</text:p>
          </table:table-cell>
          <table:table-cell table:formula="of:=SIN(RADIANS([.A29]*13))" office:value-type="float" office:value="0.0697564737441252">
            <text:p>0.0698</text:p>
          </table:table-cell>
          <table:table-cell table:formula="of:=SIN(RADIANS([.A29]*14))" office:value-type="float" office:value="0.529919264233205">
            <text:p>0.5299</text:p>
          </table:table-cell>
          <table:table-cell table:formula="of:=SIN(RADIANS([.A29]*15))" office:value-type="float" office:value="0.866025403784439">
            <text:p>0.8660</text:p>
          </table:table-cell>
          <table:table-cell table:formula="of:=SIN(RADIANS([.A29]*16))" office:value-type="float" office:value="0.999390827019096">
            <text:p>0.9994</text:p>
          </table:table-cell>
          <table:table-cell table:formula="of:=COS(RADIANS([.A29]))" office:value-type="float" office:value="0.882947592858927">
            <text:p>0.8829</text:p>
          </table:table-cell>
          <table:table-cell table:formula="of:=COS(RADIANS([.A29]*2))" office:value-type="float" office:value="0.559192903470747">
            <text:p>0.5592</text:p>
          </table:table-cell>
          <table:table-cell table:formula="of:=COS(RADIANS([.A29]*3))" office:value-type="float" office:value="0.104528463267653">
            <text:p>0.1045</text:p>
          </table:table-cell>
          <table:table-cell table:formula="of:=COS(RADIANS([.A29]*4))" office:value-type="float" office:value="-0.374606593415912">
            <text:p>-0.3746</text:p>
          </table:table-cell>
          <table:table-cell table:formula="of:=COS(RADIANS([.A29]*5))" office:value-type="float" office:value="-0.766044443118978">
            <text:p>-0.7660</text:p>
          </table:table-cell>
          <table:table-cell table:formula="of:=COS(RADIANS([.A29]*6))" office:value-type="float" office:value="-0.978147600733806">
            <text:p>-0.9781</text:p>
          </table:table-cell>
          <table:table-cell table:formula="of:=COS(RADIANS([.A29]*7))" office:value-type="float" office:value="-0.961261695938319">
            <text:p>-0.9613</text:p>
          </table:table-cell>
          <table:table-cell table:formula="of:=COS(RADIANS([.A29]*8))" office:value-type="float" office:value="-0.719339800338651">
            <text:p>-0.7193</text:p>
          </table:table-cell>
          <table:table-cell table:formula="of:=COS(RADIANS([.A29]*9))" office:value-type="float" office:value="-0.309016994374948">
            <text:p>-0.3090</text:p>
          </table:table-cell>
          <table:table-cell table:formula="of:=COS(RADIANS([.A29]*10))" office:value-type="float" office:value="0.17364817766693">
            <text:p>0.1736</text:p>
          </table:table-cell>
          <table:table-cell table:formula="of:=COS(RADIANS([.A29]*11))" office:value-type="float" office:value="0.615661475325658">
            <text:p>0.6157</text:p>
          </table:table-cell>
          <table:table-cell table:formula="of:=COS(RADIANS([.A29]*12))" office:value-type="float" office:value="0.913545457642601">
            <text:p>0.9135</text:p>
          </table:table-cell>
          <table:table-cell table:formula="of:=COS(RADIANS([.A29]*13))" office:value-type="float" office:value="0.997564050259824">
            <text:p>0.9976</text:p>
          </table:table-cell>
          <table:table-cell table:formula="of:=COS(RADIANS([.A29]*14))" office:value-type="float" office:value="0.848048096156426">
            <text:p>0.8480</text:p>
          </table:table-cell>
          <table:table-cell table:formula="of:=COS(RADIANS([.A29]*15))" office:value-type="float" office:value="0.5">
            <text:p>0.5000</text:p>
          </table:table-cell>
          <table:table-cell table:formula="of:=COS(RADIANS([.A29]*16))" office:value-type="float" office:value="0.0348994967025009">
            <text:p>0.0349</text:p>
          </table:table-cell>
        </table:table-row>
        <table:table-row table:style-name="ro1">
          <table:table-cell office:value-type="float" office:value="29">
            <text:p>02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29S">
            <text:p>00:00:29</text:p>
          </table:table-cell>
          <table:table-cell table:formula="of:=SIN(RADIANS([.A30]))" office:value-type="float" office:value="0.484809620246337">
            <text:p>0.4848</text:p>
          </table:table-cell>
          <table:table-cell table:formula="of:=SIN(RADIANS([.A30]*2))" office:value-type="float" office:value="0.848048096156426">
            <text:p>0.8480</text:p>
          </table:table-cell>
          <table:table-cell table:formula="of:=SIN(RADIANS([.A30]*3))" office:value-type="float" office:value="0.998629534754574">
            <text:p>0.9986</text:p>
          </table:table-cell>
          <table:table-cell table:formula="of:=SIN(RADIANS([.A30]*4))" office:value-type="float" office:value="0.898794046299167">
            <text:p>0.8988</text:p>
          </table:table-cell>
          <table:table-cell table:formula="of:=SIN(RADIANS([.A30]*5))" office:value-type="float" office:value="0.573576436351046">
            <text:p>0.5736</text:p>
          </table:table-cell>
          <table:table-cell table:formula="of:=SIN(RADIANS([.A30]*6))" office:value-type="float" office:value="0.104528463267654">
            <text:p>0.1045</text:p>
          </table:table-cell>
          <table:table-cell table:formula="of:=SIN(RADIANS([.A30]*7))" office:value-type="float" office:value="-0.390731128489274">
            <text:p>-0.3907</text:p>
          </table:table-cell>
          <table:table-cell table:formula="of:=SIN(RADIANS([.A30]*8))" office:value-type="float" office:value="-0.788010753606722">
            <text:p>-0.7880</text:p>
          </table:table-cell>
          <table:table-cell table:formula="of:=SIN(RADIANS([.A30]*9))" office:value-type="float" office:value="-0.987688340595138">
            <text:p>-0.9877</text:p>
          </table:table-cell>
          <table:table-cell table:formula="of:=SIN(RADIANS([.A30]*10))" office:value-type="float" office:value="-0.939692620785908">
            <text:p>-0.9397</text:p>
          </table:table-cell>
          <table:table-cell table:formula="of:=SIN(RADIANS([.A30]*11))" office:value-type="float" office:value="-0.656059028990507">
            <text:p>-0.6561</text:p>
          </table:table-cell>
          <table:table-cell table:formula="of:=SIN(RADIANS([.A30]*12))" office:value-type="float" office:value="-0.20791169081776">
            <text:p>-0.2079</text:p>
          </table:table-cell>
          <table:table-cell table:formula="of:=SIN(RADIANS([.A30]*13))" office:value-type="float" office:value="0.292371704722737">
            <text:p>0.2924</text:p>
          </table:table-cell>
          <table:table-cell table:formula="of:=SIN(RADIANS([.A30]*14))" office:value-type="float" office:value="0.719339800338651">
            <text:p>0.7193</text:p>
          </table:table-cell>
          <table:table-cell table:formula="of:=SIN(RADIANS([.A30]*15))" office:value-type="float" office:value="0.965925826289068">
            <text:p>0.9659</text:p>
          </table:table-cell>
          <table:table-cell table:formula="of:=SIN(RADIANS([.A30]*16))" office:value-type="float" office:value="0.970295726275996">
            <text:p>0.9703</text:p>
          </table:table-cell>
          <table:table-cell table:formula="of:=COS(RADIANS([.A30]))" office:value-type="float" office:value="0.874619707139396">
            <text:p>0.8746</text:p>
          </table:table-cell>
          <table:table-cell table:formula="of:=COS(RADIANS([.A30]*2))" office:value-type="float" office:value="0.529919264233205">
            <text:p>0.5299</text:p>
          </table:table-cell>
          <table:table-cell table:formula="of:=COS(RADIANS([.A30]*3))" office:value-type="float" office:value="0.052335956242944">
            <text:p>0.0523</text:p>
          </table:table-cell>
          <table:table-cell table:formula="of:=COS(RADIANS([.A30]*4))" office:value-type="float" office:value="-0.438371146789078">
            <text:p>-0.4384</text:p>
          </table:table-cell>
          <table:table-cell table:formula="of:=COS(RADIANS([.A30]*5))" office:value-type="float" office:value="-0.819152044288992">
            <text:p>-0.8192</text:p>
          </table:table-cell>
          <table:table-cell table:formula="of:=COS(RADIANS([.A30]*6))" office:value-type="float" office:value="-0.994521895368273">
            <text:p>-0.9945</text:p>
          </table:table-cell>
          <table:table-cell table:formula="of:=COS(RADIANS([.A30]*7))" office:value-type="float" office:value="-0.92050485345244">
            <text:p>-0.9205</text:p>
          </table:table-cell>
          <table:table-cell table:formula="of:=COS(RADIANS([.A30]*8))" office:value-type="float" office:value="-0.615661475325658">
            <text:p>-0.6157</text:p>
          </table:table-cell>
          <table:table-cell table:formula="of:=COS(RADIANS([.A30]*9))" office:value-type="float" office:value="-0.156434465040231">
            <text:p>-0.1564</text:p>
          </table:table-cell>
          <table:table-cell table:formula="of:=COS(RADIANS([.A30]*10))" office:value-type="float" office:value="0.342020143325669">
            <text:p>0.3420</text:p>
          </table:table-cell>
          <table:table-cell table:formula="of:=COS(RADIANS([.A30]*11))" office:value-type="float" office:value="0.754709580222772">
            <text:p>0.7547</text:p>
          </table:table-cell>
          <table:table-cell table:formula="of:=COS(RADIANS([.A30]*12))" office:value-type="float" office:value="0.978147600733806">
            <text:p>0.9781</text:p>
          </table:table-cell>
          <table:table-cell table:formula="of:=COS(RADIANS([.A30]*13))" office:value-type="float" office:value="0.956304755963036">
            <text:p>0.9563</text:p>
          </table:table-cell>
          <table:table-cell table:formula="of:=COS(RADIANS([.A30]*14))" office:value-type="float" office:value="0.694658370458998">
            <text:p>0.6947</text:p>
          </table:table-cell>
          <table:table-cell table:formula="of:=COS(RADIANS([.A30]*15))" office:value-type="float" office:value="0.258819045102521">
            <text:p>0.2588</text:p>
          </table:table-cell>
          <table:table-cell table:formula="of:=COS(RADIANS([.A30]*16))" office:value-type="float" office:value="-0.241921895599668">
            <text:p>-0.2419</text:p>
          </table:table-cell>
        </table:table-row>
        <table:table-row table:style-name="ro1">
          <table:table-cell office:value-type="float" office:value="30">
            <text:p>03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30S">
            <text:p>00:00:30</text:p>
          </table:table-cell>
          <table:table-cell table:formula="of:=SIN(RADIANS([.A31]))" office:value-type="float" office:value="0.5">
            <text:p>0.5000</text:p>
          </table:table-cell>
          <table:table-cell table:formula="of:=SIN(RADIANS([.A31]*2))" office:value-type="float" office:value="0.866025403784439">
            <text:p>0.8660</text:p>
          </table:table-cell>
          <table:table-cell table:formula="of:=SIN(RADIANS([.A31]*3))" office:value-type="float" office:value="1">
            <text:p>1.0000</text:p>
          </table:table-cell>
          <table:table-cell table:formula="of:=SIN(RADIANS([.A31]*4))" office:value-type="float" office:value="0.866025403784439">
            <text:p>0.8660</text:p>
          </table:table-cell>
          <table:table-cell table:formula="of:=SIN(RADIANS([.A31]*5))" office:value-type="float" office:value="0.5">
            <text:p>0.5000</text:p>
          </table:table-cell>
          <table:table-cell table:formula="of:=SIN(RADIANS([.A31]*6))" office:value-type="float" office:value="1.22464679914735E-016">
            <text:p>0.0000</text:p>
          </table:table-cell>
          <table:table-cell table:formula="of:=SIN(RADIANS([.A31]*7))" office:value-type="float" office:value="-0.5">
            <text:p>-0.5000</text:p>
          </table:table-cell>
          <table:table-cell table:formula="of:=SIN(RADIANS([.A31]*8))" office:value-type="float" office:value="-0.866025403784438">
            <text:p>-0.8660</text:p>
          </table:table-cell>
          <table:table-cell table:formula="of:=SIN(RADIANS([.A31]*9))" office:value-type="float" office:value="-1">
            <text:p>-1.0000</text:p>
          </table:table-cell>
          <table:table-cell table:formula="of:=SIN(RADIANS([.A31]*10))" office:value-type="float" office:value="-0.866025403784439">
            <text:p>-0.8660</text:p>
          </table:table-cell>
          <table:table-cell table:formula="of:=SIN(RADIANS([.A31]*11))" office:value-type="float" office:value="-0.5">
            <text:p>-0.5000</text:p>
          </table:table-cell>
          <table:table-cell table:formula="of:=SIN(RADIANS([.A31]*12))" office:value-type="float" office:value="-2.44929359829471E-016">
            <text:p>0.0000</text:p>
          </table:table-cell>
          <table:table-cell table:formula="of:=SIN(RADIANS([.A31]*13))" office:value-type="float" office:value="0.5">
            <text:p>0.5000</text:p>
          </table:table-cell>
          <table:table-cell table:formula="of:=SIN(RADIANS([.A31]*14))" office:value-type="float" office:value="0.866025403784439">
            <text:p>0.8660</text:p>
          </table:table-cell>
          <table:table-cell table:formula="of:=SIN(RADIANS([.A31]*15))" office:value-type="float" office:value="1">
            <text:p>1.0000</text:p>
          </table:table-cell>
          <table:table-cell table:formula="of:=SIN(RADIANS([.A31]*16))" office:value-type="float" office:value="0.866025403784439">
            <text:p>0.8660</text:p>
          </table:table-cell>
          <table:table-cell table:formula="of:=COS(RADIANS([.A31]))" office:value-type="float" office:value="0.866025403784439">
            <text:p>0.8660</text:p>
          </table:table-cell>
          <table:table-cell table:formula="of:=COS(RADIANS([.A31]*2))" office:value-type="float" office:value="0.5">
            <text:p>0.5000</text:p>
          </table:table-cell>
          <table:table-cell table:formula="of:=COS(RADIANS([.A31]*3))" office:value-type="float" office:value="6.12323399573677E-017">
            <text:p>0.0000</text:p>
          </table:table-cell>
          <table:table-cell table:formula="of:=COS(RADIANS([.A31]*4))" office:value-type="float" office:value="-0.5">
            <text:p>-0.5000</text:p>
          </table:table-cell>
          <table:table-cell table:formula="of:=COS(RADIANS([.A31]*5))" office:value-type="float" office:value="-0.866025403784439">
            <text:p>-0.8660</text:p>
          </table:table-cell>
          <table:table-cell table:formula="of:=COS(RADIANS([.A31]*6))" office:value-type="float" office:value="-1">
            <text:p>-1.0000</text:p>
          </table:table-cell>
          <table:table-cell table:formula="of:=COS(RADIANS([.A31]*7))" office:value-type="float" office:value="-0.866025403784439">
            <text:p>-0.8660</text:p>
          </table:table-cell>
          <table:table-cell table:formula="of:=COS(RADIANS([.A31]*8))" office:value-type="float" office:value="-0.5">
            <text:p>-0.5000</text:p>
          </table:table-cell>
          <table:table-cell table:formula="of:=COS(RADIANS([.A31]*9))" office:value-type="float" office:value="-1.83697019872103E-016">
            <text:p>0.0000</text:p>
          </table:table-cell>
          <table:table-cell table:formula="of:=COS(RADIANS([.A31]*10))" office:value-type="float" office:value="0.5">
            <text:p>0.5000</text:p>
          </table:table-cell>
          <table:table-cell table:formula="of:=COS(RADIANS([.A31]*11))" office:value-type="float" office:value="0.866025403784438">
            <text:p>0.8660</text:p>
          </table:table-cell>
          <table:table-cell table:formula="of:=COS(RADIANS([.A31]*12))" office:value-type="float" office:value="1">
            <text:p>1.0000</text:p>
          </table:table-cell>
          <table:table-cell table:formula="of:=COS(RADIANS([.A31]*13))" office:value-type="float" office:value="0.866025403784439">
            <text:p>0.8660</text:p>
          </table:table-cell>
          <table:table-cell table:formula="of:=COS(RADIANS([.A31]*14))" office:value-type="float" office:value="0.5">
            <text:p>0.5000</text:p>
          </table:table-cell>
          <table:table-cell table:formula="of:=COS(RADIANS([.A31]*15))" office:value-type="float" office:value="3.06161699786838E-016">
            <text:p>0.0000</text:p>
          </table:table-cell>
          <table:table-cell table:formula="of:=COS(RADIANS([.A31]*16))" office:value-type="float" office:value="-0.499999999999999">
            <text:p>-0.5000</text:p>
          </table:table-cell>
        </table:table-row>
        <table:table-row table:style-name="ro1">
          <table:table-cell office:value-type="float" office:value="31">
            <text:p>03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31S">
            <text:p>00:00:31</text:p>
          </table:table-cell>
          <table:table-cell table:formula="of:=SIN(RADIANS([.A32]))" office:value-type="float" office:value="0.515038074910054">
            <text:p>0.5150</text:p>
          </table:table-cell>
          <table:table-cell table:formula="of:=SIN(RADIANS([.A32]*2))" office:value-type="float" office:value="0.882947592858927">
            <text:p>0.8829</text:p>
          </table:table-cell>
          <table:table-cell table:formula="of:=SIN(RADIANS([.A32]*3))" office:value-type="float" office:value="0.998629534754574">
            <text:p>0.9986</text:p>
          </table:table-cell>
          <table:table-cell table:formula="of:=SIN(RADIANS([.A32]*4))" office:value-type="float" office:value="0.829037572555042">
            <text:p>0.8290</text:p>
          </table:table-cell>
          <table:table-cell table:formula="of:=SIN(RADIANS([.A32]*5))" office:value-type="float" office:value="0.422618261740699">
            <text:p>0.4226</text:p>
          </table:table-cell>
          <table:table-cell table:formula="of:=SIN(RADIANS([.A32]*6))" office:value-type="float" office:value="-0.104528463267653">
            <text:p>-0.1045</text:p>
          </table:table-cell>
          <table:table-cell table:formula="of:=SIN(RADIANS([.A32]*7))" office:value-type="float" office:value="-0.601815023152048">
            <text:p>-0.6018</text:p>
          </table:table-cell>
          <table:table-cell table:formula="of:=SIN(RADIANS([.A32]*8))" office:value-type="float" office:value="-0.927183854566787">
            <text:p>-0.9272</text:p>
          </table:table-cell>
          <table:table-cell table:formula="of:=SIN(RADIANS([.A32]*9))" office:value-type="float" office:value="-0.987688340595138">
            <text:p>-0.9877</text:p>
          </table:table-cell>
          <table:table-cell table:formula="of:=SIN(RADIANS([.A32]*10))" office:value-type="float" office:value="-0.766044443118978">
            <text:p>-0.7660</text:p>
          </table:table-cell>
          <table:table-cell table:formula="of:=SIN(RADIANS([.A32]*11))" office:value-type="float" office:value="-0.325568154457157">
            <text:p>-0.3256</text:p>
          </table:table-cell>
          <table:table-cell table:formula="of:=SIN(RADIANS([.A32]*12))" office:value-type="float" office:value="0.207911690817759">
            <text:p>0.2079</text:p>
          </table:table-cell>
          <table:table-cell table:formula="of:=SIN(RADIANS([.A32]*13))" office:value-type="float" office:value="0.681998360062499">
            <text:p>0.6820</text:p>
          </table:table-cell>
          <table:table-cell table:formula="of:=SIN(RADIANS([.A32]*14))" office:value-type="float" office:value="0.961261695938319">
            <text:p>0.9613</text:p>
          </table:table-cell>
          <table:table-cell table:formula="of:=SIN(RADIANS([.A32]*15))" office:value-type="float" office:value="0.965925826289068">
            <text:p>0.9659</text:p>
          </table:table-cell>
          <table:table-cell table:formula="of:=SIN(RADIANS([.A32]*16))" office:value-type="float" office:value="0.694658370458998">
            <text:p>0.6947</text:p>
          </table:table-cell>
          <table:table-cell table:formula="of:=COS(RADIANS([.A32]))" office:value-type="float" office:value="0.857167300702112">
            <text:p>0.8572</text:p>
          </table:table-cell>
          <table:table-cell table:formula="of:=COS(RADIANS([.A32]*2))" office:value-type="float" office:value="0.469471562785891">
            <text:p>0.4695</text:p>
          </table:table-cell>
          <table:table-cell table:formula="of:=COS(RADIANS([.A32]*3))" office:value-type="float" office:value="-0.0523359562429438">
            <text:p>-0.0523</text:p>
          </table:table-cell>
          <table:table-cell table:formula="of:=COS(RADIANS([.A32]*4))" office:value-type="float" office:value="-0.559192903470747">
            <text:p>-0.5592</text:p>
          </table:table-cell>
          <table:table-cell table:formula="of:=COS(RADIANS([.A32]*5))" office:value-type="float" office:value="-0.90630778703665">
            <text:p>-0.9063</text:p>
          </table:table-cell>
          <table:table-cell table:formula="of:=COS(RADIANS([.A32]*6))" office:value-type="float" office:value="-0.994521895368273">
            <text:p>-0.9945</text:p>
          </table:table-cell>
          <table:table-cell table:formula="of:=COS(RADIANS([.A32]*7))" office:value-type="float" office:value="-0.798635510047293">
            <text:p>-0.7986</text:p>
          </table:table-cell>
          <table:table-cell table:formula="of:=COS(RADIANS([.A32]*8))" office:value-type="float" office:value="-0.374606593415912">
            <text:p>-0.3746</text:p>
          </table:table-cell>
          <table:table-cell table:formula="of:=COS(RADIANS([.A32]*9))" office:value-type="float" office:value="0.156434465040231">
            <text:p>0.1564</text:p>
          </table:table-cell>
          <table:table-cell table:formula="of:=COS(RADIANS([.A32]*10))" office:value-type="float" office:value="0.642787609686539">
            <text:p>0.6428</text:p>
          </table:table-cell>
          <table:table-cell table:formula="of:=COS(RADIANS([.A32]*11))" office:value-type="float" office:value="0.945518575599317">
            <text:p>0.9455</text:p>
          </table:table-cell>
          <table:table-cell table:formula="of:=COS(RADIANS([.A32]*12))" office:value-type="float" office:value="0.978147600733806">
            <text:p>0.9781</text:p>
          </table:table-cell>
          <table:table-cell table:formula="of:=COS(RADIANS([.A32]*13))" office:value-type="float" office:value="0.73135370161917">
            <text:p>0.7314</text:p>
          </table:table-cell>
          <table:table-cell table:formula="of:=COS(RADIANS([.A32]*14))" office:value-type="float" office:value="0.275637355816999">
            <text:p>0.2756</text:p>
          </table:table-cell>
          <table:table-cell table:formula="of:=COS(RADIANS([.A32]*15))" office:value-type="float" office:value="-0.25881904510252">
            <text:p>-0.2588</text:p>
          </table:table-cell>
          <table:table-cell table:formula="of:=COS(RADIANS([.A32]*16))" office:value-type="float" office:value="-0.719339800338651">
            <text:p>-0.7193</text:p>
          </table:table-cell>
        </table:table-row>
        <table:table-row table:style-name="ro1">
          <table:table-cell office:value-type="float" office:value="32">
            <text:p>03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32S">
            <text:p>00:00:32</text:p>
          </table:table-cell>
          <table:table-cell table:formula="of:=SIN(RADIANS([.A33]))" office:value-type="float" office:value="0.529919264233205">
            <text:p>0.5299</text:p>
          </table:table-cell>
          <table:table-cell table:formula="of:=SIN(RADIANS([.A33]*2))" office:value-type="float" office:value="0.898794046299167">
            <text:p>0.8988</text:p>
          </table:table-cell>
          <table:table-cell table:formula="of:=SIN(RADIANS([.A33]*3))" office:value-type="float" office:value="0.994521895368273">
            <text:p>0.9945</text:p>
          </table:table-cell>
          <table:table-cell table:formula="of:=SIN(RADIANS([.A33]*4))" office:value-type="float" office:value="0.788010753606722">
            <text:p>0.7880</text:p>
          </table:table-cell>
          <table:table-cell table:formula="of:=SIN(RADIANS([.A33]*5))" office:value-type="float" office:value="0.342020143325669">
            <text:p>0.3420</text:p>
          </table:table-cell>
          <table:table-cell table:formula="of:=SIN(RADIANS([.A33]*6))" office:value-type="float" office:value="-0.207911690817759">
            <text:p>-0.2079</text:p>
          </table:table-cell>
          <table:table-cell table:formula="of:=SIN(RADIANS([.A33]*7))" office:value-type="float" office:value="-0.694658370458997">
            <text:p>-0.6947</text:p>
          </table:table-cell>
          <table:table-cell table:formula="of:=SIN(RADIANS([.A33]*8))" office:value-type="float" office:value="-0.970295726275996">
            <text:p>-0.9703</text:p>
          </table:table-cell>
          <table:table-cell table:formula="of:=SIN(RADIANS([.A33]*9))" office:value-type="float" office:value="-0.951056516295154">
            <text:p>-0.9511</text:p>
          </table:table-cell>
          <table:table-cell table:formula="of:=SIN(RADIANS([.A33]*10))" office:value-type="float" office:value="-0.64278760968654">
            <text:p>-0.6428</text:p>
          </table:table-cell>
          <table:table-cell table:formula="of:=SIN(RADIANS([.A33]*11))" office:value-type="float" office:value="-0.139173100960066">
            <text:p>-0.1392</text:p>
          </table:table-cell>
          <table:table-cell table:formula="of:=SIN(RADIANS([.A33]*12))" office:value-type="float" office:value="0.4067366430758">
            <text:p>0.4067</text:p>
          </table:table-cell>
          <table:table-cell table:formula="of:=SIN(RADIANS([.A33]*13))" office:value-type="float" office:value="0.829037572555042">
            <text:p>0.8290</text:p>
          </table:table-cell>
          <table:table-cell table:formula="of:=SIN(RADIANS([.A33]*14))" office:value-type="float" office:value="0.999390827019096">
            <text:p>0.9994</text:p>
          </table:table-cell>
          <table:table-cell table:formula="of:=SIN(RADIANS([.A33]*15))" office:value-type="float" office:value="0.866025403784439">
            <text:p>0.8660</text:p>
          </table:table-cell>
          <table:table-cell table:formula="of:=SIN(RADIANS([.A33]*16))" office:value-type="float" office:value="0.469471562785891">
            <text:p>0.4695</text:p>
          </table:table-cell>
          <table:table-cell table:formula="of:=COS(RADIANS([.A33]))" office:value-type="float" office:value="0.848048096156426">
            <text:p>0.8480</text:p>
          </table:table-cell>
          <table:table-cell table:formula="of:=COS(RADIANS([.A33]*2))" office:value-type="float" office:value="0.438371146789077">
            <text:p>0.4384</text:p>
          </table:table-cell>
          <table:table-cell table:formula="of:=COS(RADIANS([.A33]*3))" office:value-type="float" office:value="-0.104528463267654">
            <text:p>-0.1045</text:p>
          </table:table-cell>
          <table:table-cell table:formula="of:=COS(RADIANS([.A33]*4))" office:value-type="float" office:value="-0.615661475325658">
            <text:p>-0.6157</text:p>
          </table:table-cell>
          <table:table-cell table:formula="of:=COS(RADIANS([.A33]*5))" office:value-type="float" office:value="-0.939692620785908">
            <text:p>-0.9397</text:p>
          </table:table-cell>
          <table:table-cell table:formula="of:=COS(RADIANS([.A33]*6))" office:value-type="float" office:value="-0.978147600733806">
            <text:p>-0.9781</text:p>
          </table:table-cell>
          <table:table-cell table:formula="of:=COS(RADIANS([.A33]*7))" office:value-type="float" office:value="-0.719339800338651">
            <text:p>-0.7193</text:p>
          </table:table-cell>
          <table:table-cell table:formula="of:=COS(RADIANS([.A33]*8))" office:value-type="float" office:value="-0.241921895599668">
            <text:p>-0.2419</text:p>
          </table:table-cell>
          <table:table-cell table:formula="of:=COS(RADIANS([.A33]*9))" office:value-type="float" office:value="0.309016994374947">
            <text:p>0.3090</text:p>
          </table:table-cell>
          <table:table-cell table:formula="of:=COS(RADIANS([.A33]*10))" office:value-type="float" office:value="0.766044443118978">
            <text:p>0.7660</text:p>
          </table:table-cell>
          <table:table-cell table:formula="of:=COS(RADIANS([.A33]*11))" office:value-type="float" office:value="0.99026806874157">
            <text:p>0.9903</text:p>
          </table:table-cell>
          <table:table-cell table:formula="of:=COS(RADIANS([.A33]*12))" office:value-type="float" office:value="0.913545457642601">
            <text:p>0.9135</text:p>
          </table:table-cell>
          <table:table-cell table:formula="of:=COS(RADIANS([.A33]*13))" office:value-type="float" office:value="0.559192903470747">
            <text:p>0.5592</text:p>
          </table:table-cell>
          <table:table-cell table:formula="of:=COS(RADIANS([.A33]*14))" office:value-type="float" office:value="0.0348994967025009">
            <text:p>0.0349</text:p>
          </table:table-cell>
          <table:table-cell table:formula="of:=COS(RADIANS([.A33]*15))" office:value-type="float" office:value="-0.499999999999999">
            <text:p>-0.5000</text:p>
          </table:table-cell>
          <table:table-cell table:formula="of:=COS(RADIANS([.A33]*16))" office:value-type="float" office:value="-0.882947592858927">
            <text:p>-0.8829</text:p>
          </table:table-cell>
        </table:table-row>
        <table:table-row table:style-name="ro1">
          <table:table-cell office:value-type="float" office:value="33">
            <text:p>03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33S">
            <text:p>00:00:33</text:p>
          </table:table-cell>
          <table:table-cell table:formula="of:=SIN(RADIANS([.A34]))" office:value-type="float" office:value="0.544639035015027">
            <text:p>0.5446</text:p>
          </table:table-cell>
          <table:table-cell table:formula="of:=SIN(RADIANS([.A34]*2))" office:value-type="float" office:value="0.913545457642601">
            <text:p>0.9135</text:p>
          </table:table-cell>
          <table:table-cell table:formula="of:=SIN(RADIANS([.A34]*3))" office:value-type="float" office:value="0.987688340595138">
            <text:p>0.9877</text:p>
          </table:table-cell>
          <table:table-cell table:formula="of:=SIN(RADIANS([.A34]*4))" office:value-type="float" office:value="0.743144825477394">
            <text:p>0.7431</text:p>
          </table:table-cell>
          <table:table-cell table:formula="of:=SIN(RADIANS([.A34]*5))" office:value-type="float" office:value="0.258819045102521">
            <text:p>0.2588</text:p>
          </table:table-cell>
          <table:table-cell table:formula="of:=SIN(RADIANS([.A34]*6))" office:value-type="float" office:value="-0.309016994374947">
            <text:p>-0.3090</text:p>
          </table:table-cell>
          <table:table-cell table:formula="of:=SIN(RADIANS([.A34]*7))" office:value-type="float" office:value="-0.777145961456971">
            <text:p>-0.7771</text:p>
          </table:table-cell>
          <table:table-cell table:formula="of:=SIN(RADIANS([.A34]*8))" office:value-type="float" office:value="-0.994521895368273">
            <text:p>-0.9945</text:p>
          </table:table-cell>
          <table:table-cell table:formula="of:=SIN(RADIANS([.A34]*9))" office:value-type="float" office:value="-0.891006524188368">
            <text:p>-0.8910</text:p>
          </table:table-cell>
          <table:table-cell table:formula="of:=SIN(RADIANS([.A34]*10))" office:value-type="float" office:value="-0.5">
            <text:p>-0.5000</text:p>
          </table:table-cell>
          <table:table-cell table:formula="of:=SIN(RADIANS([.A34]*11))" office:value-type="float" office:value="0.0523359562429439">
            <text:p>0.0523</text:p>
          </table:table-cell>
          <table:table-cell table:formula="of:=SIN(RADIANS([.A34]*12))" office:value-type="float" office:value="0.587785252292473">
            <text:p>0.5878</text:p>
          </table:table-cell>
          <table:table-cell table:formula="of:=SIN(RADIANS([.A34]*13))" office:value-type="float" office:value="0.933580426497202">
            <text:p>0.9336</text:p>
          </table:table-cell>
          <table:table-cell table:formula="of:=SIN(RADIANS([.A34]*14))" office:value-type="float" office:value="0.978147600733806">
            <text:p>0.9781</text:p>
          </table:table-cell>
          <table:table-cell table:formula="of:=SIN(RADIANS([.A34]*15))" office:value-type="float" office:value="0.707106781186547">
            <text:p>0.7071</text:p>
          </table:table-cell>
          <table:table-cell table:formula="of:=SIN(RADIANS([.A34]*16))" office:value-type="float" office:value="0.207911690817759">
            <text:p>0.2079</text:p>
          </table:table-cell>
          <table:table-cell table:formula="of:=COS(RADIANS([.A34]))" office:value-type="float" office:value="0.838670567945424">
            <text:p>0.8387</text:p>
          </table:table-cell>
          <table:table-cell table:formula="of:=COS(RADIANS([.A34]*2))" office:value-type="float" office:value="0.4067366430758">
            <text:p>0.4067</text:p>
          </table:table-cell>
          <table:table-cell table:formula="of:=COS(RADIANS([.A34]*3))" office:value-type="float" office:value="-0.156434465040231">
            <text:p>-0.1564</text:p>
          </table:table-cell>
          <table:table-cell table:formula="of:=COS(RADIANS([.A34]*4))" office:value-type="float" office:value="-0.669130606358858">
            <text:p>-0.6691</text:p>
          </table:table-cell>
          <table:table-cell table:formula="of:=COS(RADIANS([.A34]*5))" office:value-type="float" office:value="-0.965925826289068">
            <text:p>-0.9659</text:p>
          </table:table-cell>
          <table:table-cell table:formula="of:=COS(RADIANS([.A34]*6))" office:value-type="float" office:value="-0.951056516295154">
            <text:p>-0.9511</text:p>
          </table:table-cell>
          <table:table-cell table:formula="of:=COS(RADIANS([.A34]*7))" office:value-type="float" office:value="-0.629320391049838">
            <text:p>-0.6293</text:p>
          </table:table-cell>
          <table:table-cell table:formula="of:=COS(RADIANS([.A34]*8))" office:value-type="float" office:value="-0.104528463267653">
            <text:p>-0.1045</text:p>
          </table:table-cell>
          <table:table-cell table:formula="of:=COS(RADIANS([.A34]*9))" office:value-type="float" office:value="0.453990499739547">
            <text:p>0.4540</text:p>
          </table:table-cell>
          <table:table-cell table:formula="of:=COS(RADIANS([.A34]*10))" office:value-type="float" office:value="0.866025403784438">
            <text:p>0.8660</text:p>
          </table:table-cell>
          <table:table-cell table:formula="of:=COS(RADIANS([.A34]*11))" office:value-type="float" office:value="0.998629534754574">
            <text:p>0.9986</text:p>
          </table:table-cell>
          <table:table-cell table:formula="of:=COS(RADIANS([.A34]*12))" office:value-type="float" office:value="0.809016994374947">
            <text:p>0.8090</text:p>
          </table:table-cell>
          <table:table-cell table:formula="of:=COS(RADIANS([.A34]*13))" office:value-type="float" office:value="0.3583679495453">
            <text:p>0.3584</text:p>
          </table:table-cell>
          <table:table-cell table:formula="of:=COS(RADIANS([.A34]*14))" office:value-type="float" office:value="-0.207911690817758">
            <text:p>-0.2079</text:p>
          </table:table-cell>
          <table:table-cell table:formula="of:=COS(RADIANS([.A34]*15))" office:value-type="float" office:value="-0.707106781186548">
            <text:p>-0.7071</text:p>
          </table:table-cell>
          <table:table-cell table:formula="of:=COS(RADIANS([.A34]*16))" office:value-type="float" office:value="-0.978147600733806">
            <text:p>-0.9781</text:p>
          </table:table-cell>
        </table:table-row>
        <table:table-row table:style-name="ro1">
          <table:table-cell office:value-type="float" office:value="34">
            <text:p>03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34S">
            <text:p>00:00:34</text:p>
          </table:table-cell>
          <table:table-cell table:formula="of:=SIN(RADIANS([.A35]))" office:value-type="float" office:value="0.559192903470747">
            <text:p>0.5592</text:p>
          </table:table-cell>
          <table:table-cell table:formula="of:=SIN(RADIANS([.A35]*2))" office:value-type="float" office:value="0.927183854566787">
            <text:p>0.9272</text:p>
          </table:table-cell>
          <table:table-cell table:formula="of:=SIN(RADIANS([.A35]*3))" office:value-type="float" office:value="0.978147600733806">
            <text:p>0.9781</text:p>
          </table:table-cell>
          <table:table-cell table:formula="of:=SIN(RADIANS([.A35]*4))" office:value-type="float" office:value="0.694658370458997">
            <text:p>0.6947</text:p>
          </table:table-cell>
          <table:table-cell table:formula="of:=SIN(RADIANS([.A35]*5))" office:value-type="float" office:value="0.17364817766693">
            <text:p>0.1736</text:p>
          </table:table-cell>
          <table:table-cell table:formula="of:=SIN(RADIANS([.A35]*6))" office:value-type="float" office:value="-0.4067366430758">
            <text:p>-0.4067</text:p>
          </table:table-cell>
          <table:table-cell table:formula="of:=SIN(RADIANS([.A35]*7))" office:value-type="float" office:value="-0.848048096156426">
            <text:p>-0.8480</text:p>
          </table:table-cell>
          <table:table-cell table:formula="of:=SIN(RADIANS([.A35]*8))" office:value-type="float" office:value="-0.999390827019096">
            <text:p>-0.9994</text:p>
          </table:table-cell>
          <table:table-cell table:formula="of:=SIN(RADIANS([.A35]*9))" office:value-type="float" office:value="-0.809016994374947">
            <text:p>-0.8090</text:p>
          </table:table-cell>
          <table:table-cell table:formula="of:=SIN(RADIANS([.A35]*10))" office:value-type="float" office:value="-0.342020143325669">
            <text:p>-0.3420</text:p>
          </table:table-cell>
          <table:table-cell table:formula="of:=SIN(RADIANS([.A35]*11))" office:value-type="float" office:value="0.241921895599667">
            <text:p>0.2419</text:p>
          </table:table-cell>
          <table:table-cell table:formula="of:=SIN(RADIANS([.A35]*12))" office:value-type="float" office:value="0.743144825477394">
            <text:p>0.7431</text:p>
          </table:table-cell>
          <table:table-cell table:formula="of:=SIN(RADIANS([.A35]*13))" office:value-type="float" office:value="0.99026806874157">
            <text:p>0.9903</text:p>
          </table:table-cell>
          <table:table-cell table:formula="of:=SIN(RADIANS([.A35]*14))" office:value-type="float" office:value="0.898794046299167">
            <text:p>0.8988</text:p>
          </table:table-cell>
          <table:table-cell table:formula="of:=SIN(RADIANS([.A35]*15))" office:value-type="float" office:value="0.5">
            <text:p>0.5000</text:p>
          </table:table-cell>
          <table:table-cell table:formula="of:=SIN(RADIANS([.A35]*16))" office:value-type="float" office:value="-0.0697564737441259">
            <text:p>-0.0698</text:p>
          </table:table-cell>
          <table:table-cell table:formula="of:=COS(RADIANS([.A35]))" office:value-type="float" office:value="0.829037572555042">
            <text:p>0.8290</text:p>
          </table:table-cell>
          <table:table-cell table:formula="of:=COS(RADIANS([.A35]*2))" office:value-type="float" office:value="0.374606593415912">
            <text:p>0.3746</text:p>
          </table:table-cell>
          <table:table-cell table:formula="of:=COS(RADIANS([.A35]*3))" office:value-type="float" office:value="-0.207911690817759">
            <text:p>-0.2079</text:p>
          </table:table-cell>
          <table:table-cell table:formula="of:=COS(RADIANS([.A35]*4))" office:value-type="float" office:value="-0.719339800338651">
            <text:p>-0.7193</text:p>
          </table:table-cell>
          <table:table-cell table:formula="of:=COS(RADIANS([.A35]*5))" office:value-type="float" office:value="-0.984807753012208">
            <text:p>-0.9848</text:p>
          </table:table-cell>
          <table:table-cell table:formula="of:=COS(RADIANS([.A35]*6))" office:value-type="float" office:value="-0.913545457642601">
            <text:p>-0.9135</text:p>
          </table:table-cell>
          <table:table-cell table:formula="of:=COS(RADIANS([.A35]*7))" office:value-type="float" office:value="-0.529919264233205">
            <text:p>-0.5299</text:p>
          </table:table-cell>
          <table:table-cell table:formula="of:=COS(RADIANS([.A35]*8))" office:value-type="float" office:value="0.0348994967025013">
            <text:p>0.0349</text:p>
          </table:table-cell>
          <table:table-cell table:formula="of:=COS(RADIANS([.A35]*9))" office:value-type="float" office:value="0.587785252292473">
            <text:p>0.5878</text:p>
          </table:table-cell>
          <table:table-cell table:formula="of:=COS(RADIANS([.A35]*10))" office:value-type="float" office:value="0.939692620785908">
            <text:p>0.9397</text:p>
          </table:table-cell>
          <table:table-cell table:formula="of:=COS(RADIANS([.A35]*11))" office:value-type="float" office:value="0.970295726275996">
            <text:p>0.9703</text:p>
          </table:table-cell>
          <table:table-cell table:formula="of:=COS(RADIANS([.A35]*12))" office:value-type="float" office:value="0.669130606358858">
            <text:p>0.6691</text:p>
          </table:table-cell>
          <table:table-cell table:formula="of:=COS(RADIANS([.A35]*13))" office:value-type="float" office:value="0.139173100960066">
            <text:p>0.1392</text:p>
          </table:table-cell>
          <table:table-cell table:formula="of:=COS(RADIANS([.A35]*14))" office:value-type="float" office:value="-0.438371146789077">
            <text:p>-0.4384</text:p>
          </table:table-cell>
          <table:table-cell table:formula="of:=COS(RADIANS([.A35]*15))" office:value-type="float" office:value="-0.866025403784439">
            <text:p>-0.8660</text:p>
          </table:table-cell>
          <table:table-cell table:formula="of:=COS(RADIANS([.A35]*16))" office:value-type="float" office:value="-0.997564050259824">
            <text:p>-0.9976</text:p>
          </table:table-cell>
        </table:table-row>
        <table:table-row table:style-name="ro1">
          <table:table-cell office:value-type="float" office:value="35">
            <text:p>03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35S">
            <text:p>00:00:35</text:p>
          </table:table-cell>
          <table:table-cell table:formula="of:=SIN(RADIANS([.A36]))" office:value-type="float" office:value="0.573576436351046">
            <text:p>0.5736</text:p>
          </table:table-cell>
          <table:table-cell table:formula="of:=SIN(RADIANS([.A36]*2))" office:value-type="float" office:value="0.939692620785908">
            <text:p>0.9397</text:p>
          </table:table-cell>
          <table:table-cell table:formula="of:=SIN(RADIANS([.A36]*3))" office:value-type="float" office:value="0.965925826289068">
            <text:p>0.9659</text:p>
          </table:table-cell>
          <table:table-cell table:formula="of:=SIN(RADIANS([.A36]*4))" office:value-type="float" office:value="0.642787609686539">
            <text:p>0.6428</text:p>
          </table:table-cell>
          <table:table-cell table:formula="of:=SIN(RADIANS([.A36]*5))" office:value-type="float" office:value="0.0871557427476582">
            <text:p>0.0872</text:p>
          </table:table-cell>
          <table:table-cell table:formula="of:=SIN(RADIANS([.A36]*6))" office:value-type="float" office:value="-0.5">
            <text:p>-0.5000</text:p>
          </table:table-cell>
          <table:table-cell table:formula="of:=SIN(RADIANS([.A36]*7))" office:value-type="float" office:value="-0.90630778703665">
            <text:p>-0.9063</text:p>
          </table:table-cell>
          <table:table-cell table:formula="of:=SIN(RADIANS([.A36]*8))" office:value-type="float" office:value="-0.984807753012208">
            <text:p>-0.9848</text:p>
          </table:table-cell>
          <table:table-cell table:formula="of:=SIN(RADIANS([.A36]*9))" office:value-type="float" office:value="-0.707106781186548">
            <text:p>-0.7071</text:p>
          </table:table-cell>
          <table:table-cell table:formula="of:=SIN(RADIANS([.A36]*10))" office:value-type="float" office:value="-0.17364817766693">
            <text:p>-0.1736</text:p>
          </table:table-cell>
          <table:table-cell table:formula="of:=SIN(RADIANS([.A36]*11))" office:value-type="float" office:value="0.4226182617407">
            <text:p>0.4226</text:p>
          </table:table-cell>
          <table:table-cell table:formula="of:=SIN(RADIANS([.A36]*12))" office:value-type="float" office:value="0.866025403784439">
            <text:p>0.8660</text:p>
          </table:table-cell>
          <table:table-cell table:formula="of:=SIN(RADIANS([.A36]*13))" office:value-type="float" office:value="0.996194698091746">
            <text:p>0.9962</text:p>
          </table:table-cell>
          <table:table-cell table:formula="of:=SIN(RADIANS([.A36]*14))" office:value-type="float" office:value="0.766044443118978">
            <text:p>0.7660</text:p>
          </table:table-cell>
          <table:table-cell table:formula="of:=SIN(RADIANS([.A36]*15))" office:value-type="float" office:value="0.258819045102521">
            <text:p>0.2588</text:p>
          </table:table-cell>
          <table:table-cell table:formula="of:=SIN(RADIANS([.A36]*16))" office:value-type="float" office:value="-0.342020143325668">
            <text:p>-0.3420</text:p>
          </table:table-cell>
          <table:table-cell table:formula="of:=COS(RADIANS([.A36]))" office:value-type="float" office:value="0.819152044288992">
            <text:p>0.8192</text:p>
          </table:table-cell>
          <table:table-cell table:formula="of:=COS(RADIANS([.A36]*2))" office:value-type="float" office:value="0.342020143325669">
            <text:p>0.3420</text:p>
          </table:table-cell>
          <table:table-cell table:formula="of:=COS(RADIANS([.A36]*3))" office:value-type="float" office:value="-0.258819045102521">
            <text:p>-0.2588</text:p>
          </table:table-cell>
          <table:table-cell table:formula="of:=COS(RADIANS([.A36]*4))" office:value-type="float" office:value="-0.766044443118978">
            <text:p>-0.7660</text:p>
          </table:table-cell>
          <table:table-cell table:formula="of:=COS(RADIANS([.A36]*5))" office:value-type="float" office:value="-0.996194698091746">
            <text:p>-0.9962</text:p>
          </table:table-cell>
          <table:table-cell table:formula="of:=COS(RADIANS([.A36]*6))" office:value-type="float" office:value="-0.866025403784439">
            <text:p>-0.8660</text:p>
          </table:table-cell>
          <table:table-cell table:formula="of:=COS(RADIANS([.A36]*7))" office:value-type="float" office:value="-0.422618261740699">
            <text:p>-0.4226</text:p>
          </table:table-cell>
          <table:table-cell table:formula="of:=COS(RADIANS([.A36]*8))" office:value-type="float" office:value="0.17364817766693">
            <text:p>0.1736</text:p>
          </table:table-cell>
          <table:table-cell table:formula="of:=COS(RADIANS([.A36]*9))" office:value-type="float" office:value="0.707106781186547">
            <text:p>0.7071</text:p>
          </table:table-cell>
          <table:table-cell table:formula="of:=COS(RADIANS([.A36]*10))" office:value-type="float" office:value="0.984807753012208">
            <text:p>0.9848</text:p>
          </table:table-cell>
          <table:table-cell table:formula="of:=COS(RADIANS([.A36]*11))" office:value-type="float" office:value="0.90630778703665">
            <text:p>0.9063</text:p>
          </table:table-cell>
          <table:table-cell table:formula="of:=COS(RADIANS([.A36]*12))" office:value-type="float" office:value="0.5">
            <text:p>0.5000</text:p>
          </table:table-cell>
          <table:table-cell table:formula="of:=COS(RADIANS([.A36]*13))" office:value-type="float" office:value="-0.0871557427476578">
            <text:p>-0.0872</text:p>
          </table:table-cell>
          <table:table-cell table:formula="of:=COS(RADIANS([.A36]*14))" office:value-type="float" office:value="-0.64278760968654">
            <text:p>-0.6428</text:p>
          </table:table-cell>
          <table:table-cell table:formula="of:=COS(RADIANS([.A36]*15))" office:value-type="float" office:value="-0.965925826289068">
            <text:p>-0.9659</text:p>
          </table:table-cell>
          <table:table-cell table:formula="of:=COS(RADIANS([.A36]*16))" office:value-type="float" office:value="-0.939692620785909">
            <text:p>-0.9397</text:p>
          </table:table-cell>
        </table:table-row>
        <table:table-row table:style-name="ro1">
          <table:table-cell office:value-type="float" office:value="36">
            <text:p>03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36S">
            <text:p>00:00:36</text:p>
          </table:table-cell>
          <table:table-cell table:formula="of:=SIN(RADIANS([.A37]))" office:value-type="float" office:value="0.587785252292473">
            <text:p>0.5878</text:p>
          </table:table-cell>
          <table:table-cell table:formula="of:=SIN(RADIANS([.A37]*2))" office:value-type="float" office:value="0.951056516295153">
            <text:p>0.9511</text:p>
          </table:table-cell>
          <table:table-cell table:formula="of:=SIN(RADIANS([.A37]*3))" office:value-type="float" office:value="0.951056516295154">
            <text:p>0.9511</text:p>
          </table:table-cell>
          <table:table-cell table:formula="of:=SIN(RADIANS([.A37]*4))" office:value-type="float" office:value="0.587785252292473">
            <text:p>0.5878</text:p>
          </table:table-cell>
          <table:table-cell table:formula="of:=SIN(RADIANS([.A37]*5))" office:value-type="float" office:value="1.22464679914735E-016">
            <text:p>0.0000</text:p>
          </table:table-cell>
          <table:table-cell table:formula="of:=SIN(RADIANS([.A37]*6))" office:value-type="float" office:value="-0.587785252292473">
            <text:p>-0.5878</text:p>
          </table:table-cell>
          <table:table-cell table:formula="of:=SIN(RADIANS([.A37]*7))" office:value-type="float" office:value="-0.951056516295153">
            <text:p>-0.9511</text:p>
          </table:table-cell>
          <table:table-cell table:formula="of:=SIN(RADIANS([.A37]*8))" office:value-type="float" office:value="-0.951056516295154">
            <text:p>-0.9511</text:p>
          </table:table-cell>
          <table:table-cell table:formula="of:=SIN(RADIANS([.A37]*9))" office:value-type="float" office:value="-0.587785252292473">
            <text:p>-0.5878</text:p>
          </table:table-cell>
          <table:table-cell table:formula="of:=SIN(RADIANS([.A37]*10))" office:value-type="float" office:value="-2.44929359829471E-016">
            <text:p>0.0000</text:p>
          </table:table-cell>
          <table:table-cell table:formula="of:=SIN(RADIANS([.A37]*11))" office:value-type="float" office:value="0.587785252292473">
            <text:p>0.5878</text:p>
          </table:table-cell>
          <table:table-cell table:formula="of:=SIN(RADIANS([.A37]*12))" office:value-type="float" office:value="0.951056516295153">
            <text:p>0.9511</text:p>
          </table:table-cell>
          <table:table-cell table:formula="of:=SIN(RADIANS([.A37]*13))" office:value-type="float" office:value="0.951056516295154">
            <text:p>0.9511</text:p>
          </table:table-cell>
          <table:table-cell table:formula="of:=SIN(RADIANS([.A37]*14))" office:value-type="float" office:value="0.587785252292473">
            <text:p>0.5878</text:p>
          </table:table-cell>
          <table:table-cell table:formula="of:=SIN(RADIANS([.A37]*15))" office:value-type="float" office:value="3.67394039744206E-016">
            <text:p>0.0000</text:p>
          </table:table-cell>
          <table:table-cell table:formula="of:=SIN(RADIANS([.A37]*16))" office:value-type="float" office:value="-0.587785252292473">
            <text:p>-0.5878</text:p>
          </table:table-cell>
          <table:table-cell table:formula="of:=COS(RADIANS([.A37]))" office:value-type="float" office:value="0.809016994374947">
            <text:p>0.8090</text:p>
          </table:table-cell>
          <table:table-cell table:formula="of:=COS(RADIANS([.A37]*2))" office:value-type="float" office:value="0.309016994374947">
            <text:p>0.3090</text:p>
          </table:table-cell>
          <table:table-cell table:formula="of:=COS(RADIANS([.A37]*3))" office:value-type="float" office:value="-0.309016994374947">
            <text:p>-0.3090</text:p>
          </table:table-cell>
          <table:table-cell table:formula="of:=COS(RADIANS([.A37]*4))" office:value-type="float" office:value="-0.809016994374947">
            <text:p>-0.8090</text:p>
          </table:table-cell>
          <table:table-cell table:formula="of:=COS(RADIANS([.A37]*5))" office:value-type="float" office:value="-1">
            <text:p>-1.0000</text:p>
          </table:table-cell>
          <table:table-cell table:formula="of:=COS(RADIANS([.A37]*6))" office:value-type="float" office:value="-0.809016994374947">
            <text:p>-0.8090</text:p>
          </table:table-cell>
          <table:table-cell table:formula="of:=COS(RADIANS([.A37]*7))" office:value-type="float" office:value="-0.309016994374948">
            <text:p>-0.3090</text:p>
          </table:table-cell>
          <table:table-cell table:formula="of:=COS(RADIANS([.A37]*8))" office:value-type="float" office:value="0.309016994374947">
            <text:p>0.3090</text:p>
          </table:table-cell>
          <table:table-cell table:formula="of:=COS(RADIANS([.A37]*9))" office:value-type="float" office:value="0.809016994374947">
            <text:p>0.8090</text:p>
          </table:table-cell>
          <table:table-cell table:formula="of:=COS(RADIANS([.A37]*10))" office:value-type="float" office:value="1">
            <text:p>1.0000</text:p>
          </table:table-cell>
          <table:table-cell table:formula="of:=COS(RADIANS([.A37]*11))" office:value-type="float" office:value="0.809016994374947">
            <text:p>0.8090</text:p>
          </table:table-cell>
          <table:table-cell table:formula="of:=COS(RADIANS([.A37]*12))" office:value-type="float" office:value="0.309016994374948">
            <text:p>0.3090</text:p>
          </table:table-cell>
          <table:table-cell table:formula="of:=COS(RADIANS([.A37]*13))" office:value-type="float" office:value="-0.309016994374947">
            <text:p>-0.3090</text:p>
          </table:table-cell>
          <table:table-cell table:formula="of:=COS(RADIANS([.A37]*14))" office:value-type="float" office:value="-0.809016994374947">
            <text:p>-0.8090</text:p>
          </table:table-cell>
          <table:table-cell table:formula="of:=COS(RADIANS([.A37]*15))" office:value-type="float" office:value="-1">
            <text:p>-1.0000</text:p>
          </table:table-cell>
          <table:table-cell table:formula="of:=COS(RADIANS([.A37]*16))" office:value-type="float" office:value="-0.809016994374948">
            <text:p>-0.8090</text:p>
          </table:table-cell>
        </table:table-row>
        <table:table-row table:style-name="ro1">
          <table:table-cell office:value-type="float" office:value="37">
            <text:p>03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37S">
            <text:p>00:00:37</text:p>
          </table:table-cell>
          <table:table-cell table:formula="of:=SIN(RADIANS([.A38]))" office:value-type="float" office:value="0.601815023152048">
            <text:p>0.6018</text:p>
          </table:table-cell>
          <table:table-cell table:formula="of:=SIN(RADIANS([.A38]*2))" office:value-type="float" office:value="0.961261695938319">
            <text:p>0.9613</text:p>
          </table:table-cell>
          <table:table-cell table:formula="of:=SIN(RADIANS([.A38]*3))" office:value-type="float" office:value="0.933580426497202">
            <text:p>0.9336</text:p>
          </table:table-cell>
          <table:table-cell table:formula="of:=SIN(RADIANS([.A38]*4))" office:value-type="float" office:value="0.529919264233205">
            <text:p>0.5299</text:p>
          </table:table-cell>
          <table:table-cell table:formula="of:=SIN(RADIANS([.A38]*5))" office:value-type="float" office:value="-0.0871557427476579">
            <text:p>-0.0872</text:p>
          </table:table-cell>
          <table:table-cell table:formula="of:=SIN(RADIANS([.A38]*6))" office:value-type="float" office:value="-0.669130606358858">
            <text:p>-0.6691</text:p>
          </table:table-cell>
          <table:table-cell table:formula="of:=SIN(RADIANS([.A38]*7))" office:value-type="float" office:value="-0.981627183447664">
            <text:p>-0.9816</text:p>
          </table:table-cell>
          <table:table-cell table:formula="of:=SIN(RADIANS([.A38]*8))" office:value-type="float" office:value="-0.898794046299167">
            <text:p>-0.8988</text:p>
          </table:table-cell>
          <table:table-cell table:formula="of:=SIN(RADIANS([.A38]*9))" office:value-type="float" office:value="-0.453990499739547">
            <text:p>-0.4540</text:p>
          </table:table-cell>
          <table:table-cell table:formula="of:=SIN(RADIANS([.A38]*10))" office:value-type="float" office:value="0.17364817766693">
            <text:p>0.1736</text:p>
          </table:table-cell>
          <table:table-cell table:formula="of:=SIN(RADIANS([.A38]*11))" office:value-type="float" office:value="0.731353701619171">
            <text:p>0.7314</text:p>
          </table:table-cell>
          <table:table-cell table:formula="of:=SIN(RADIANS([.A38]*12))" office:value-type="float" office:value="0.994521895368273">
            <text:p>0.9945</text:p>
          </table:table-cell>
          <table:table-cell table:formula="of:=SIN(RADIANS([.A38]*13))" office:value-type="float" office:value="0.857167300702112">
            <text:p>0.8572</text:p>
          </table:table-cell>
          <table:table-cell table:formula="of:=SIN(RADIANS([.A38]*14))" office:value-type="float" office:value="0.374606593415912">
            <text:p>0.3746</text:p>
          </table:table-cell>
          <table:table-cell table:formula="of:=SIN(RADIANS([.A38]*15))" office:value-type="float" office:value="-0.25881904510252">
            <text:p>-0.2588</text:p>
          </table:table-cell>
          <table:table-cell table:formula="of:=SIN(RADIANS([.A38]*16))" office:value-type="float" office:value="-0.788010753606722">
            <text:p>-0.7880</text:p>
          </table:table-cell>
          <table:table-cell table:formula="of:=COS(RADIANS([.A38]))" office:value-type="float" office:value="0.798635510047293">
            <text:p>0.7986</text:p>
          </table:table-cell>
          <table:table-cell table:formula="of:=COS(RADIANS([.A38]*2))" office:value-type="float" office:value="0.275637355816999">
            <text:p>0.2756</text:p>
          </table:table-cell>
          <table:table-cell table:formula="of:=COS(RADIANS([.A38]*3))" office:value-type="float" office:value="-0.3583679495453">
            <text:p>-0.3584</text:p>
          </table:table-cell>
          <table:table-cell table:formula="of:=COS(RADIANS([.A38]*4))" office:value-type="float" office:value="-0.848048096156426">
            <text:p>-0.8480</text:p>
          </table:table-cell>
          <table:table-cell table:formula="of:=COS(RADIANS([.A38]*5))" office:value-type="float" office:value="-0.996194698091746">
            <text:p>-0.9962</text:p>
          </table:table-cell>
          <table:table-cell table:formula="of:=COS(RADIANS([.A38]*6))" office:value-type="float" office:value="-0.743144825477394">
            <text:p>-0.7431</text:p>
          </table:table-cell>
          <table:table-cell table:formula="of:=COS(RADIANS([.A38]*7))" office:value-type="float" office:value="-0.190808995376545">
            <text:p>-0.1908</text:p>
          </table:table-cell>
          <table:table-cell table:formula="of:=COS(RADIANS([.A38]*8))" office:value-type="float" office:value="0.438371146789077">
            <text:p>0.4384</text:p>
          </table:table-cell>
          <table:table-cell table:formula="of:=COS(RADIANS([.A38]*9))" office:value-type="float" office:value="0.891006524188368">
            <text:p>0.8910</text:p>
          </table:table-cell>
          <table:table-cell table:formula="of:=COS(RADIANS([.A38]*10))" office:value-type="float" office:value="0.984807753012208">
            <text:p>0.9848</text:p>
          </table:table-cell>
          <table:table-cell table:formula="of:=COS(RADIANS([.A38]*11))" office:value-type="float" office:value="0.681998360062498">
            <text:p>0.6820</text:p>
          </table:table-cell>
          <table:table-cell table:formula="of:=COS(RADIANS([.A38]*12))" office:value-type="float" office:value="0.104528463267653">
            <text:p>0.1045</text:p>
          </table:table-cell>
          <table:table-cell table:formula="of:=COS(RADIANS([.A38]*13))" office:value-type="float" office:value="-0.515038074910054">
            <text:p>-0.5150</text:p>
          </table:table-cell>
          <table:table-cell table:formula="of:=COS(RADIANS([.A38]*14))" office:value-type="float" office:value="-0.927183854566787">
            <text:p>-0.9272</text:p>
          </table:table-cell>
          <table:table-cell table:formula="of:=COS(RADIANS([.A38]*15))" office:value-type="float" office:value="-0.965925826289068">
            <text:p>-0.9659</text:p>
          </table:table-cell>
          <table:table-cell table:formula="of:=COS(RADIANS([.A38]*16))" office:value-type="float" office:value="-0.615661475325658">
            <text:p>-0.6157</text:p>
          </table:table-cell>
        </table:table-row>
        <table:table-row table:style-name="ro1">
          <table:table-cell office:value-type="float" office:value="38">
            <text:p>03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38S">
            <text:p>00:00:38</text:p>
          </table:table-cell>
          <table:table-cell table:formula="of:=SIN(RADIANS([.A39]))" office:value-type="float" office:value="0.615661475325658">
            <text:p>0.6157</text:p>
          </table:table-cell>
          <table:table-cell table:formula="of:=SIN(RADIANS([.A39]*2))" office:value-type="float" office:value="0.970295726275996">
            <text:p>0.9703</text:p>
          </table:table-cell>
          <table:table-cell table:formula="of:=SIN(RADIANS([.A39]*3))" office:value-type="float" office:value="0.913545457642601">
            <text:p>0.9135</text:p>
          </table:table-cell>
          <table:table-cell table:formula="of:=SIN(RADIANS([.A39]*4))" office:value-type="float" office:value="0.469471562785891">
            <text:p>0.4695</text:p>
          </table:table-cell>
          <table:table-cell table:formula="of:=SIN(RADIANS([.A39]*5))" office:value-type="float" office:value="-0.17364817766693">
            <text:p>-0.1736</text:p>
          </table:table-cell>
          <table:table-cell table:formula="of:=SIN(RADIANS([.A39]*6))" office:value-type="float" office:value="-0.743144825477394">
            <text:p>-0.7431</text:p>
          </table:table-cell>
          <table:table-cell table:formula="of:=SIN(RADIANS([.A39]*7))" office:value-type="float" office:value="-0.997564050259824">
            <text:p>-0.9976</text:p>
          </table:table-cell>
          <table:table-cell table:formula="of:=SIN(RADIANS([.A39]*8))" office:value-type="float" office:value="-0.829037572555042">
            <text:p>-0.8290</text:p>
          </table:table-cell>
          <table:table-cell table:formula="of:=SIN(RADIANS([.A39]*9))" office:value-type="float" office:value="-0.309016994374948">
            <text:p>-0.3090</text:p>
          </table:table-cell>
          <table:table-cell table:formula="of:=SIN(RADIANS([.A39]*10))" office:value-type="float" office:value="0.342020143325669">
            <text:p>0.3420</text:p>
          </table:table-cell>
          <table:table-cell table:formula="of:=SIN(RADIANS([.A39]*11))" office:value-type="float" office:value="0.848048096156426">
            <text:p>0.8480</text:p>
          </table:table-cell>
          <table:table-cell table:formula="of:=SIN(RADIANS([.A39]*12))" office:value-type="float" office:value="0.994521895368273">
            <text:p>0.9945</text:p>
          </table:table-cell>
          <table:table-cell table:formula="of:=SIN(RADIANS([.A39]*13))" office:value-type="float" office:value="0.719339800338651">
            <text:p>0.7193</text:p>
          </table:table-cell>
          <table:table-cell table:formula="of:=SIN(RADIANS([.A39]*14))" office:value-type="float" office:value="0.139173100960066">
            <text:p>0.1392</text:p>
          </table:table-cell>
          <table:table-cell table:formula="of:=SIN(RADIANS([.A39]*15))" office:value-type="float" office:value="-0.499999999999999">
            <text:p>-0.5000</text:p>
          </table:table-cell>
          <table:table-cell table:formula="of:=SIN(RADIANS([.A39]*16))" office:value-type="float" office:value="-0.927183854566787">
            <text:p>-0.9272</text:p>
          </table:table-cell>
          <table:table-cell table:formula="of:=COS(RADIANS([.A39]))" office:value-type="float" office:value="0.788010753606722">
            <text:p>0.7880</text:p>
          </table:table-cell>
          <table:table-cell table:formula="of:=COS(RADIANS([.A39]*2))" office:value-type="float" office:value="0.241921895599668">
            <text:p>0.2419</text:p>
          </table:table-cell>
          <table:table-cell table:formula="of:=COS(RADIANS([.A39]*3))" office:value-type="float" office:value="-0.4067366430758">
            <text:p>-0.4067</text:p>
          </table:table-cell>
          <table:table-cell table:formula="of:=COS(RADIANS([.A39]*4))" office:value-type="float" office:value="-0.882947592858927">
            <text:p>-0.8829</text:p>
          </table:table-cell>
          <table:table-cell table:formula="of:=COS(RADIANS([.A39]*5))" office:value-type="float" office:value="-0.984807753012208">
            <text:p>-0.9848</text:p>
          </table:table-cell>
          <table:table-cell table:formula="of:=COS(RADIANS([.A39]*6))" office:value-type="float" office:value="-0.669130606358858">
            <text:p>-0.6691</text:p>
          </table:table-cell>
          <table:table-cell table:formula="of:=COS(RADIANS([.A39]*7))" office:value-type="float" office:value="-0.0697564737441256">
            <text:p>-0.0698</text:p>
          </table:table-cell>
          <table:table-cell table:formula="of:=COS(RADIANS([.A39]*8))" office:value-type="float" office:value="0.559192903470747">
            <text:p>0.5592</text:p>
          </table:table-cell>
          <table:table-cell table:formula="of:=COS(RADIANS([.A39]*9))" office:value-type="float" office:value="0.951056516295153">
            <text:p>0.9511</text:p>
          </table:table-cell>
          <table:table-cell table:formula="of:=COS(RADIANS([.A39]*10))" office:value-type="float" office:value="0.939692620785908">
            <text:p>0.9397</text:p>
          </table:table-cell>
          <table:table-cell table:formula="of:=COS(RADIANS([.A39]*11))" office:value-type="float" office:value="0.529919264233205">
            <text:p>0.5299</text:p>
          </table:table-cell>
          <table:table-cell table:formula="of:=COS(RADIANS([.A39]*12))" office:value-type="float" office:value="-0.104528463267654">
            <text:p>-0.1045</text:p>
          </table:table-cell>
          <table:table-cell table:formula="of:=COS(RADIANS([.A39]*13))" office:value-type="float" office:value="-0.694658370458997">
            <text:p>-0.6947</text:p>
          </table:table-cell>
          <table:table-cell table:formula="of:=COS(RADIANS([.A39]*14))" office:value-type="float" office:value="-0.99026806874157">
            <text:p>-0.9903</text:p>
          </table:table-cell>
          <table:table-cell table:formula="of:=COS(RADIANS([.A39]*15))" office:value-type="float" office:value="-0.866025403784439">
            <text:p>-0.8660</text:p>
          </table:table-cell>
          <table:table-cell table:formula="of:=COS(RADIANS([.A39]*16))" office:value-type="float" office:value="-0.374606593415912">
            <text:p>-0.3746</text:p>
          </table:table-cell>
        </table:table-row>
        <table:table-row table:style-name="ro1">
          <table:table-cell office:value-type="float" office:value="39">
            <text:p>03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39S">
            <text:p>00:00:39</text:p>
          </table:table-cell>
          <table:table-cell table:formula="of:=SIN(RADIANS([.A40]))" office:value-type="float" office:value="0.629320391049837">
            <text:p>0.6293</text:p>
          </table:table-cell>
          <table:table-cell table:formula="of:=SIN(RADIANS([.A40]*2))" office:value-type="float" office:value="0.978147600733806">
            <text:p>0.9781</text:p>
          </table:table-cell>
          <table:table-cell table:formula="of:=SIN(RADIANS([.A40]*3))" office:value-type="float" office:value="0.891006524188368">
            <text:p>0.8910</text:p>
          </table:table-cell>
          <table:table-cell table:formula="of:=SIN(RADIANS([.A40]*4))" office:value-type="float" office:value="0.4067366430758">
            <text:p>0.4067</text:p>
          </table:table-cell>
          <table:table-cell table:formula="of:=SIN(RADIANS([.A40]*5))" office:value-type="float" office:value="-0.258819045102521">
            <text:p>-0.2588</text:p>
          </table:table-cell>
          <table:table-cell table:formula="of:=SIN(RADIANS([.A40]*6))" office:value-type="float" office:value="-0.809016994374947">
            <text:p>-0.8090</text:p>
          </table:table-cell>
          <table:table-cell table:formula="of:=SIN(RADIANS([.A40]*7))" office:value-type="float" office:value="-0.998629534754574">
            <text:p>-0.9986</text:p>
          </table:table-cell>
          <table:table-cell table:formula="of:=SIN(RADIANS([.A40]*8))" office:value-type="float" office:value="-0.743144825477395">
            <text:p>-0.7431</text:p>
          </table:table-cell>
          <table:table-cell table:formula="of:=SIN(RADIANS([.A40]*9))" office:value-type="float" office:value="-0.156434465040231">
            <text:p>-0.1564</text:p>
          </table:table-cell>
          <table:table-cell table:formula="of:=SIN(RADIANS([.A40]*10))" office:value-type="float" office:value="0.5">
            <text:p>0.5000</text:p>
          </table:table-cell>
          <table:table-cell table:formula="of:=SIN(RADIANS([.A40]*11))" office:value-type="float" office:value="0.933580426497202">
            <text:p>0.9336</text:p>
          </table:table-cell>
          <table:table-cell table:formula="of:=SIN(RADIANS([.A40]*12))" office:value-type="float" office:value="0.951056516295154">
            <text:p>0.9511</text:p>
          </table:table-cell>
          <table:table-cell table:formula="of:=SIN(RADIANS([.A40]*13))" office:value-type="float" office:value="0.544639035015027">
            <text:p>0.5446</text:p>
          </table:table-cell>
          <table:table-cell table:formula="of:=SIN(RADIANS([.A40]*14))" office:value-type="float" office:value="-0.104528463267654">
            <text:p>-0.1045</text:p>
          </table:table-cell>
          <table:table-cell table:formula="of:=SIN(RADIANS([.A40]*15))" office:value-type="float" office:value="-0.707106781186548">
            <text:p>-0.7071</text:p>
          </table:table-cell>
          <table:table-cell table:formula="of:=SIN(RADIANS([.A40]*16))" office:value-type="float" office:value="-0.994521895368273">
            <text:p>-0.9945</text:p>
          </table:table-cell>
          <table:table-cell table:formula="of:=COS(RADIANS([.A40]))" office:value-type="float" office:value="0.777145961456971">
            <text:p>0.7771</text:p>
          </table:table-cell>
          <table:table-cell table:formula="of:=COS(RADIANS([.A40]*2))" office:value-type="float" office:value="0.207911690817759">
            <text:p>0.2079</text:p>
          </table:table-cell>
          <table:table-cell table:formula="of:=COS(RADIANS([.A40]*3))" office:value-type="float" office:value="-0.453990499739547">
            <text:p>-0.4540</text:p>
          </table:table-cell>
          <table:table-cell table:formula="of:=COS(RADIANS([.A40]*4))" office:value-type="float" office:value="-0.913545457642601">
            <text:p>-0.9135</text:p>
          </table:table-cell>
          <table:table-cell table:formula="of:=COS(RADIANS([.A40]*5))" office:value-type="float" office:value="-0.965925826289068">
            <text:p>-0.9659</text:p>
          </table:table-cell>
          <table:table-cell table:formula="of:=COS(RADIANS([.A40]*6))" office:value-type="float" office:value="-0.587785252292473">
            <text:p>-0.5878</text:p>
          </table:table-cell>
          <table:table-cell table:formula="of:=COS(RADIANS([.A40]*7))" office:value-type="float" office:value="0.0523359562429439">
            <text:p>0.0523</text:p>
          </table:table-cell>
          <table:table-cell table:formula="of:=COS(RADIANS([.A40]*8))" office:value-type="float" office:value="0.669130606358858">
            <text:p>0.6691</text:p>
          </table:table-cell>
          <table:table-cell table:formula="of:=COS(RADIANS([.A40]*9))" office:value-type="float" office:value="0.987688340595138">
            <text:p>0.9877</text:p>
          </table:table-cell>
          <table:table-cell table:formula="of:=COS(RADIANS([.A40]*10))" office:value-type="float" office:value="0.866025403784439">
            <text:p>0.8660</text:p>
          </table:table-cell>
          <table:table-cell table:formula="of:=COS(RADIANS([.A40]*11))" office:value-type="float" office:value="0.3583679495453">
            <text:p>0.3584</text:p>
          </table:table-cell>
          <table:table-cell table:formula="of:=COS(RADIANS([.A40]*12))" office:value-type="float" office:value="-0.309016994374947">
            <text:p>-0.3090</text:p>
          </table:table-cell>
          <table:table-cell table:formula="of:=COS(RADIANS([.A40]*13))" office:value-type="float" office:value="-0.838670567945424">
            <text:p>-0.8387</text:p>
          </table:table-cell>
          <table:table-cell table:formula="of:=COS(RADIANS([.A40]*14))" office:value-type="float" office:value="-0.994521895368273">
            <text:p>-0.9945</text:p>
          </table:table-cell>
          <table:table-cell table:formula="of:=COS(RADIANS([.A40]*15))" office:value-type="float" office:value="-0.707106781186547">
            <text:p>-0.7071</text:p>
          </table:table-cell>
          <table:table-cell table:formula="of:=COS(RADIANS([.A40]*16))" office:value-type="float" office:value="-0.104528463267654">
            <text:p>-0.1045</text:p>
          </table:table-cell>
        </table:table-row>
        <table:table-row table:style-name="ro1">
          <table:table-cell office:value-type="float" office:value="40">
            <text:p>04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40S">
            <text:p>00:00:40</text:p>
          </table:table-cell>
          <table:table-cell table:formula="of:=SIN(RADIANS([.A41]))" office:value-type="float" office:value="0.642787609686539">
            <text:p>0.6428</text:p>
          </table:table-cell>
          <table:table-cell table:formula="of:=SIN(RADIANS([.A41]*2))" office:value-type="float" office:value="0.984807753012208">
            <text:p>0.9848</text:p>
          </table:table-cell>
          <table:table-cell table:formula="of:=SIN(RADIANS([.A41]*3))" office:value-type="float" office:value="0.866025403784439">
            <text:p>0.8660</text:p>
          </table:table-cell>
          <table:table-cell table:formula="of:=SIN(RADIANS([.A41]*4))" office:value-type="float" office:value="0.342020143325669">
            <text:p>0.3420</text:p>
          </table:table-cell>
          <table:table-cell table:formula="of:=SIN(RADIANS([.A41]*5))" office:value-type="float" office:value="-0.342020143325669">
            <text:p>-0.3420</text:p>
          </table:table-cell>
          <table:table-cell table:formula="of:=SIN(RADIANS([.A41]*6))" office:value-type="float" office:value="-0.866025403784438">
            <text:p>-0.8660</text:p>
          </table:table-cell>
          <table:table-cell table:formula="of:=SIN(RADIANS([.A41]*7))" office:value-type="float" office:value="-0.984807753012208">
            <text:p>-0.9848</text:p>
          </table:table-cell>
          <table:table-cell table:formula="of:=SIN(RADIANS([.A41]*8))" office:value-type="float" office:value="-0.64278760968654">
            <text:p>-0.6428</text:p>
          </table:table-cell>
          <table:table-cell table:formula="of:=SIN(RADIANS([.A41]*9))" office:value-type="float" office:value="-2.44929359829471E-016">
            <text:p>0.0000</text:p>
          </table:table-cell>
          <table:table-cell table:formula="of:=SIN(RADIANS([.A41]*10))" office:value-type="float" office:value="0.642787609686539">
            <text:p>0.6428</text:p>
          </table:table-cell>
          <table:table-cell table:formula="of:=SIN(RADIANS([.A41]*11))" office:value-type="float" office:value="0.984807753012208">
            <text:p>0.9848</text:p>
          </table:table-cell>
          <table:table-cell table:formula="of:=SIN(RADIANS([.A41]*12))" office:value-type="float" office:value="0.866025403784439">
            <text:p>0.8660</text:p>
          </table:table-cell>
          <table:table-cell table:formula="of:=SIN(RADIANS([.A41]*13))" office:value-type="float" office:value="0.342020143325669">
            <text:p>0.3420</text:p>
          </table:table-cell>
          <table:table-cell table:formula="of:=SIN(RADIANS([.A41]*14))" office:value-type="float" office:value="-0.342020143325668">
            <text:p>-0.3420</text:p>
          </table:table-cell>
          <table:table-cell table:formula="of:=SIN(RADIANS([.A41]*15))" office:value-type="float" office:value="-0.866025403784439">
            <text:p>-0.8660</text:p>
          </table:table-cell>
          <table:table-cell table:formula="of:=SIN(RADIANS([.A41]*16))" office:value-type="float" office:value="-0.984807753012208">
            <text:p>-0.9848</text:p>
          </table:table-cell>
          <table:table-cell table:formula="of:=COS(RADIANS([.A41]))" office:value-type="float" office:value="0.766044443118978">
            <text:p>0.7660</text:p>
          </table:table-cell>
          <table:table-cell table:formula="of:=COS(RADIANS([.A41]*2))" office:value-type="float" office:value="0.17364817766693">
            <text:p>0.1736</text:p>
          </table:table-cell>
          <table:table-cell table:formula="of:=COS(RADIANS([.A41]*3))" office:value-type="float" office:value="-0.5">
            <text:p>-0.5000</text:p>
          </table:table-cell>
          <table:table-cell table:formula="of:=COS(RADIANS([.A41]*4))" office:value-type="float" office:value="-0.939692620785908">
            <text:p>-0.9397</text:p>
          </table:table-cell>
          <table:table-cell table:formula="of:=COS(RADIANS([.A41]*5))" office:value-type="float" office:value="-0.939692620785908">
            <text:p>-0.9397</text:p>
          </table:table-cell>
          <table:table-cell table:formula="of:=COS(RADIANS([.A41]*6))" office:value-type="float" office:value="-0.5">
            <text:p>-0.5000</text:p>
          </table:table-cell>
          <table:table-cell table:formula="of:=COS(RADIANS([.A41]*7))" office:value-type="float" office:value="0.17364817766693">
            <text:p>0.1736</text:p>
          </table:table-cell>
          <table:table-cell table:formula="of:=COS(RADIANS([.A41]*8))" office:value-type="float" office:value="0.766044443118978">
            <text:p>0.7660</text:p>
          </table:table-cell>
          <table:table-cell table:formula="of:=COS(RADIANS([.A41]*9))" office:value-type="float" office:value="1">
            <text:p>1.0000</text:p>
          </table:table-cell>
          <table:table-cell table:formula="of:=COS(RADIANS([.A41]*10))" office:value-type="float" office:value="0.766044443118978">
            <text:p>0.7660</text:p>
          </table:table-cell>
          <table:table-cell table:formula="of:=COS(RADIANS([.A41]*11))" office:value-type="float" office:value="0.17364817766693">
            <text:p>0.1736</text:p>
          </table:table-cell>
          <table:table-cell table:formula="of:=COS(RADIANS([.A41]*12))" office:value-type="float" office:value="-0.499999999999999">
            <text:p>-0.5000</text:p>
          </table:table-cell>
          <table:table-cell table:formula="of:=COS(RADIANS([.A41]*13))" office:value-type="float" office:value="-0.939692620785908">
            <text:p>-0.9397</text:p>
          </table:table-cell>
          <table:table-cell table:formula="of:=COS(RADIANS([.A41]*14))" office:value-type="float" office:value="-0.939692620785909">
            <text:p>-0.9397</text:p>
          </table:table-cell>
          <table:table-cell table:formula="of:=COS(RADIANS([.A41]*15))" office:value-type="float" office:value="-0.5">
            <text:p>-0.5000</text:p>
          </table:table-cell>
          <table:table-cell table:formula="of:=COS(RADIANS([.A41]*16))" office:value-type="float" office:value="0.17364817766693">
            <text:p>0.1736</text:p>
          </table:table-cell>
        </table:table-row>
        <table:table-row table:style-name="ro1">
          <table:table-cell office:value-type="float" office:value="41">
            <text:p>04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41S">
            <text:p>00:00:41</text:p>
          </table:table-cell>
          <table:table-cell table:formula="of:=SIN(RADIANS([.A42]))" office:value-type="float" office:value="0.656059028990507">
            <text:p>0.6561</text:p>
          </table:table-cell>
          <table:table-cell table:formula="of:=SIN(RADIANS([.A42]*2))" office:value-type="float" office:value="0.99026806874157">
            <text:p>0.9903</text:p>
          </table:table-cell>
          <table:table-cell table:formula="of:=SIN(RADIANS([.A42]*3))" office:value-type="float" office:value="0.838670567945424">
            <text:p>0.8387</text:p>
          </table:table-cell>
          <table:table-cell table:formula="of:=SIN(RADIANS([.A42]*4))" office:value-type="float" office:value="0.275637355816999">
            <text:p>0.2756</text:p>
          </table:table-cell>
          <table:table-cell table:formula="of:=SIN(RADIANS([.A42]*5))" office:value-type="float" office:value="-0.422618261740699">
            <text:p>-0.4226</text:p>
          </table:table-cell>
          <table:table-cell table:formula="of:=SIN(RADIANS([.A42]*6))" office:value-type="float" office:value="-0.913545457642601">
            <text:p>-0.9135</text:p>
          </table:table-cell>
          <table:table-cell table:formula="of:=SIN(RADIANS([.A42]*7))" office:value-type="float" office:value="-0.956304755963035">
            <text:p>-0.9563</text:p>
          </table:table-cell>
          <table:table-cell table:formula="of:=SIN(RADIANS([.A42]*8))" office:value-type="float" office:value="-0.529919264233205">
            <text:p>-0.5299</text:p>
          </table:table-cell>
          <table:table-cell table:formula="of:=SIN(RADIANS([.A42]*9))" office:value-type="float" office:value="0.156434465040231">
            <text:p>0.1564</text:p>
          </table:table-cell>
          <table:table-cell table:formula="of:=SIN(RADIANS([.A42]*10))" office:value-type="float" office:value="0.766044443118978">
            <text:p>0.7660</text:p>
          </table:table-cell>
          <table:table-cell table:formula="of:=SIN(RADIANS([.A42]*11))" office:value-type="float" office:value="0.999847695156391">
            <text:p>0.9998</text:p>
          </table:table-cell>
          <table:table-cell table:formula="of:=SIN(RADIANS([.A42]*12))" office:value-type="float" office:value="0.743144825477394">
            <text:p>0.7431</text:p>
          </table:table-cell>
          <table:table-cell table:formula="of:=SIN(RADIANS([.A42]*13))" office:value-type="float" office:value="0.121869343405147">
            <text:p>0.1219</text:p>
          </table:table-cell>
          <table:table-cell table:formula="of:=SIN(RADIANS([.A42]*14))" office:value-type="float" office:value="-0.559192903470747">
            <text:p>-0.5592</text:p>
          </table:table-cell>
          <table:table-cell table:formula="of:=SIN(RADIANS([.A42]*15))" office:value-type="float" office:value="-0.965925826289068">
            <text:p>-0.9659</text:p>
          </table:table-cell>
          <table:table-cell table:formula="of:=SIN(RADIANS([.A42]*16))" office:value-type="float" office:value="-0.898794046299167">
            <text:p>-0.8988</text:p>
          </table:table-cell>
          <table:table-cell table:formula="of:=COS(RADIANS([.A42]))" office:value-type="float" office:value="0.754709580222772">
            <text:p>0.7547</text:p>
          </table:table-cell>
          <table:table-cell table:formula="of:=COS(RADIANS([.A42]*2))" office:value-type="float" office:value="0.139173100960065">
            <text:p>0.1392</text:p>
          </table:table-cell>
          <table:table-cell table:formula="of:=COS(RADIANS([.A42]*3))" office:value-type="float" office:value="-0.544639035015027">
            <text:p>-0.5446</text:p>
          </table:table-cell>
          <table:table-cell table:formula="of:=COS(RADIANS([.A42]*4))" office:value-type="float" office:value="-0.961261695938319">
            <text:p>-0.9613</text:p>
          </table:table-cell>
          <table:table-cell table:formula="of:=COS(RADIANS([.A42]*5))" office:value-type="float" office:value="-0.90630778703665">
            <text:p>-0.9063</text:p>
          </table:table-cell>
          <table:table-cell table:formula="of:=COS(RADIANS([.A42]*6))" office:value-type="float" office:value="-0.4067366430758">
            <text:p>-0.4067</text:p>
          </table:table-cell>
          <table:table-cell table:formula="of:=COS(RADIANS([.A42]*7))" office:value-type="float" office:value="0.292371704722737">
            <text:p>0.2924</text:p>
          </table:table-cell>
          <table:table-cell table:formula="of:=COS(RADIANS([.A42]*8))" office:value-type="float" office:value="0.848048096156426">
            <text:p>0.8480</text:p>
          </table:table-cell>
          <table:table-cell table:formula="of:=COS(RADIANS([.A42]*9))" office:value-type="float" office:value="0.987688340595138">
            <text:p>0.9877</text:p>
          </table:table-cell>
          <table:table-cell table:formula="of:=COS(RADIANS([.A42]*10))" office:value-type="float" office:value="0.64278760968654">
            <text:p>0.6428</text:p>
          </table:table-cell>
          <table:table-cell table:formula="of:=COS(RADIANS([.A42]*11))" office:value-type="float" office:value="-0.017452406437283">
            <text:p>-0.0175</text:p>
          </table:table-cell>
          <table:table-cell table:formula="of:=COS(RADIANS([.A42]*12))" office:value-type="float" office:value="-0.669130606358858">
            <text:p>-0.6691</text:p>
          </table:table-cell>
          <table:table-cell table:formula="of:=COS(RADIANS([.A42]*13))" office:value-type="float" office:value="-0.992546151641322">
            <text:p>-0.9925</text:p>
          </table:table-cell>
          <table:table-cell table:formula="of:=COS(RADIANS([.A42]*14))" office:value-type="float" office:value="-0.829037572555042">
            <text:p>-0.8290</text:p>
          </table:table-cell>
          <table:table-cell table:formula="of:=COS(RADIANS([.A42]*15))" office:value-type="float" office:value="-0.258819045102521">
            <text:p>-0.2588</text:p>
          </table:table-cell>
          <table:table-cell table:formula="of:=COS(RADIANS([.A42]*16))" office:value-type="float" office:value="0.438371146789077">
            <text:p>0.4384</text:p>
          </table:table-cell>
        </table:table-row>
        <table:table-row table:style-name="ro1">
          <table:table-cell office:value-type="float" office:value="42">
            <text:p>04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42S">
            <text:p>00:00:42</text:p>
          </table:table-cell>
          <table:table-cell table:formula="of:=SIN(RADIANS([.A43]))" office:value-type="float" office:value="0.669130606358858">
            <text:p>0.6691</text:p>
          </table:table-cell>
          <table:table-cell table:formula="of:=SIN(RADIANS([.A43]*2))" office:value-type="float" office:value="0.994521895368273">
            <text:p>0.9945</text:p>
          </table:table-cell>
          <table:table-cell table:formula="of:=SIN(RADIANS([.A43]*3))" office:value-type="float" office:value="0.809016994374947">
            <text:p>0.8090</text:p>
          </table:table-cell>
          <table:table-cell table:formula="of:=SIN(RADIANS([.A43]*4))" office:value-type="float" office:value="0.207911690817759">
            <text:p>0.2079</text:p>
          </table:table-cell>
          <table:table-cell table:formula="of:=SIN(RADIANS([.A43]*5))" office:value-type="float" office:value="-0.5">
            <text:p>-0.5000</text:p>
          </table:table-cell>
          <table:table-cell table:formula="of:=SIN(RADIANS([.A43]*6))" office:value-type="float" office:value="-0.951056516295153">
            <text:p>-0.9511</text:p>
          </table:table-cell>
          <table:table-cell table:formula="of:=SIN(RADIANS([.A43]*7))" office:value-type="float" office:value="-0.913545457642601">
            <text:p>-0.9135</text:p>
          </table:table-cell>
          <table:table-cell table:formula="of:=SIN(RADIANS([.A43]*8))" office:value-type="float" office:value="-0.4067366430758">
            <text:p>-0.4067</text:p>
          </table:table-cell>
          <table:table-cell table:formula="of:=SIN(RADIANS([.A43]*9))" office:value-type="float" office:value="0.309016994374947">
            <text:p>0.3090</text:p>
          </table:table-cell>
          <table:table-cell table:formula="of:=SIN(RADIANS([.A43]*10))" office:value-type="float" office:value="0.866025403784439">
            <text:p>0.8660</text:p>
          </table:table-cell>
          <table:table-cell table:formula="of:=SIN(RADIANS([.A43]*11))" office:value-type="float" office:value="0.978147600733806">
            <text:p>0.9781</text:p>
          </table:table-cell>
          <table:table-cell table:formula="of:=SIN(RADIANS([.A43]*12))" office:value-type="float" office:value="0.587785252292473">
            <text:p>0.5878</text:p>
          </table:table-cell>
          <table:table-cell table:formula="of:=SIN(RADIANS([.A43]*13))" office:value-type="float" office:value="-0.104528463267654">
            <text:p>-0.1045</text:p>
          </table:table-cell>
          <table:table-cell table:formula="of:=SIN(RADIANS([.A43]*14))" office:value-type="float" office:value="-0.743144825477394">
            <text:p>-0.7431</text:p>
          </table:table-cell>
          <table:table-cell table:formula="of:=SIN(RADIANS([.A43]*15))" office:value-type="float" office:value="-1">
            <text:p>-1.0000</text:p>
          </table:table-cell>
          <table:table-cell table:formula="of:=SIN(RADIANS([.A43]*16))" office:value-type="float" office:value="-0.743144825477394">
            <text:p>-0.7431</text:p>
          </table:table-cell>
          <table:table-cell table:formula="of:=COS(RADIANS([.A43]))" office:value-type="float" office:value="0.743144825477394">
            <text:p>0.7431</text:p>
          </table:table-cell>
          <table:table-cell table:formula="of:=COS(RADIANS([.A43]*2))" office:value-type="float" office:value="0.104528463267653">
            <text:p>0.1045</text:p>
          </table:table-cell>
          <table:table-cell table:formula="of:=COS(RADIANS([.A43]*3))" office:value-type="float" office:value="-0.587785252292473">
            <text:p>-0.5878</text:p>
          </table:table-cell>
          <table:table-cell table:formula="of:=COS(RADIANS([.A43]*4))" office:value-type="float" office:value="-0.978147600733806">
            <text:p>-0.9781</text:p>
          </table:table-cell>
          <table:table-cell table:formula="of:=COS(RADIANS([.A43]*5))" office:value-type="float" office:value="-0.866025403784439">
            <text:p>-0.8660</text:p>
          </table:table-cell>
          <table:table-cell table:formula="of:=COS(RADIANS([.A43]*6))" office:value-type="float" office:value="-0.309016994374948">
            <text:p>-0.3090</text:p>
          </table:table-cell>
          <table:table-cell table:formula="of:=COS(RADIANS([.A43]*7))" office:value-type="float" office:value="0.4067366430758">
            <text:p>0.4067</text:p>
          </table:table-cell>
          <table:table-cell table:formula="of:=COS(RADIANS([.A43]*8))" office:value-type="float" office:value="0.913545457642601">
            <text:p>0.9135</text:p>
          </table:table-cell>
          <table:table-cell table:formula="of:=COS(RADIANS([.A43]*9))" office:value-type="float" office:value="0.951056516295154">
            <text:p>0.9511</text:p>
          </table:table-cell>
          <table:table-cell table:formula="of:=COS(RADIANS([.A43]*10))" office:value-type="float" office:value="0.5">
            <text:p>0.5000</text:p>
          </table:table-cell>
          <table:table-cell table:formula="of:=COS(RADIANS([.A43]*11))" office:value-type="float" office:value="-0.207911690817758">
            <text:p>-0.2079</text:p>
          </table:table-cell>
          <table:table-cell table:formula="of:=COS(RADIANS([.A43]*12))" office:value-type="float" office:value="-0.809016994374947">
            <text:p>-0.8090</text:p>
          </table:table-cell>
          <table:table-cell table:formula="of:=COS(RADIANS([.A43]*13))" office:value-type="float" office:value="-0.994521895368273">
            <text:p>-0.9945</text:p>
          </table:table-cell>
          <table:table-cell table:formula="of:=COS(RADIANS([.A43]*14))" office:value-type="float" office:value="-0.669130606358859">
            <text:p>-0.6691</text:p>
          </table:table-cell>
          <table:table-cell table:formula="of:=COS(RADIANS([.A43]*15))" office:value-type="float" office:value="-4.28626379701574E-016">
            <text:p>0.0000</text:p>
          </table:table-cell>
          <table:table-cell table:formula="of:=COS(RADIANS([.A43]*16))" office:value-type="float" office:value="0.669130606358858">
            <text:p>0.6691</text:p>
          </table:table-cell>
        </table:table-row>
        <table:table-row table:style-name="ro1">
          <table:table-cell office:value-type="float" office:value="43">
            <text:p>04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43S">
            <text:p>00:00:43</text:p>
          </table:table-cell>
          <table:table-cell table:formula="of:=SIN(RADIANS([.A44]))" office:value-type="float" office:value="0.681998360062498">
            <text:p>0.6820</text:p>
          </table:table-cell>
          <table:table-cell table:formula="of:=SIN(RADIANS([.A44]*2))" office:value-type="float" office:value="0.997564050259824">
            <text:p>0.9976</text:p>
          </table:table-cell>
          <table:table-cell table:formula="of:=SIN(RADIANS([.A44]*3))" office:value-type="float" office:value="0.777145961456971">
            <text:p>0.7771</text:p>
          </table:table-cell>
          <table:table-cell table:formula="of:=SIN(RADIANS([.A44]*4))" office:value-type="float" office:value="0.139173100960065">
            <text:p>0.1392</text:p>
          </table:table-cell>
          <table:table-cell table:formula="of:=SIN(RADIANS([.A44]*5))" office:value-type="float" office:value="-0.573576436351046">
            <text:p>-0.5736</text:p>
          </table:table-cell>
          <table:table-cell table:formula="of:=SIN(RADIANS([.A44]*6))" office:value-type="float" office:value="-0.978147600733806">
            <text:p>-0.9781</text:p>
          </table:table-cell>
          <table:table-cell table:formula="of:=SIN(RADIANS([.A44]*7))" office:value-type="float" office:value="-0.857167300702112">
            <text:p>-0.8572</text:p>
          </table:table-cell>
          <table:table-cell table:formula="of:=SIN(RADIANS([.A44]*8))" office:value-type="float" office:value="-0.275637355816999">
            <text:p>-0.2756</text:p>
          </table:table-cell>
          <table:table-cell table:formula="of:=SIN(RADIANS([.A44]*9))" office:value-type="float" office:value="0.453990499739547">
            <text:p>0.4540</text:p>
          </table:table-cell>
          <table:table-cell table:formula="of:=SIN(RADIANS([.A44]*10))" office:value-type="float" office:value="0.939692620785908">
            <text:p>0.9397</text:p>
          </table:table-cell>
          <table:table-cell table:formula="of:=SIN(RADIANS([.A44]*11))" office:value-type="float" office:value="0.920504853452441">
            <text:p>0.9205</text:p>
          </table:table-cell>
          <table:table-cell table:formula="of:=SIN(RADIANS([.A44]*12))" office:value-type="float" office:value="0.406736643075801">
            <text:p>0.4067</text:p>
          </table:table-cell>
          <table:table-cell table:formula="of:=SIN(RADIANS([.A44]*13))" office:value-type="float" office:value="-0.325568154457157">
            <text:p>-0.3256</text:p>
          </table:table-cell>
          <table:table-cell table:formula="of:=SIN(RADIANS([.A44]*14))" office:value-type="float" office:value="-0.882947592858927">
            <text:p>-0.8829</text:p>
          </table:table-cell>
          <table:table-cell table:formula="of:=SIN(RADIANS([.A44]*15))" office:value-type="float" office:value="-0.965925826289068">
            <text:p>-0.9659</text:p>
          </table:table-cell>
          <table:table-cell table:formula="of:=SIN(RADIANS([.A44]*16))" office:value-type="float" office:value="-0.529919264233205">
            <text:p>-0.5299</text:p>
          </table:table-cell>
          <table:table-cell table:formula="of:=COS(RADIANS([.A44]))" office:value-type="float" office:value="0.73135370161917">
            <text:p>0.7314</text:p>
          </table:table-cell>
          <table:table-cell table:formula="of:=COS(RADIANS([.A44]*2))" office:value-type="float" office:value="0.0697564737441252">
            <text:p>0.0698</text:p>
          </table:table-cell>
          <table:table-cell table:formula="of:=COS(RADIANS([.A44]*3))" office:value-type="float" office:value="-0.629320391049837">
            <text:p>-0.6293</text:p>
          </table:table-cell>
          <table:table-cell table:formula="of:=COS(RADIANS([.A44]*4))" office:value-type="float" office:value="-0.99026806874157">
            <text:p>-0.9903</text:p>
          </table:table-cell>
          <table:table-cell table:formula="of:=COS(RADIANS([.A44]*5))" office:value-type="float" office:value="-0.819152044288992">
            <text:p>-0.8192</text:p>
          </table:table-cell>
          <table:table-cell table:formula="of:=COS(RADIANS([.A44]*6))" office:value-type="float" office:value="-0.20791169081776">
            <text:p>-0.2079</text:p>
          </table:table-cell>
          <table:table-cell table:formula="of:=COS(RADIANS([.A44]*7))" office:value-type="float" office:value="0.515038074910054">
            <text:p>0.5150</text:p>
          </table:table-cell>
          <table:table-cell table:formula="of:=COS(RADIANS([.A44]*8))" office:value-type="float" office:value="0.961261695938319">
            <text:p>0.9613</text:p>
          </table:table-cell>
          <table:table-cell table:formula="of:=COS(RADIANS([.A44]*9))" office:value-type="float" office:value="0.891006524188368">
            <text:p>0.8910</text:p>
          </table:table-cell>
          <table:table-cell table:formula="of:=COS(RADIANS([.A44]*10))" office:value-type="float" office:value="0.342020143325669">
            <text:p>0.3420</text:p>
          </table:table-cell>
          <table:table-cell table:formula="of:=COS(RADIANS([.A44]*11))" office:value-type="float" office:value="-0.390731128489273">
            <text:p>-0.3907</text:p>
          </table:table-cell>
          <table:table-cell table:formula="of:=COS(RADIANS([.A44]*12))" office:value-type="float" office:value="-0.913545457642601">
            <text:p>-0.9135</text:p>
          </table:table-cell>
          <table:table-cell table:formula="of:=COS(RADIANS([.A44]*13))" office:value-type="float" office:value="-0.945518575599317">
            <text:p>-0.9455</text:p>
          </table:table-cell>
          <table:table-cell table:formula="of:=COS(RADIANS([.A44]*14))" office:value-type="float" office:value="-0.469471562785891">
            <text:p>-0.4695</text:p>
          </table:table-cell>
          <table:table-cell table:formula="of:=COS(RADIANS([.A44]*15))" office:value-type="float" office:value="0.25881904510252">
            <text:p>0.2588</text:p>
          </table:table-cell>
          <table:table-cell table:formula="of:=COS(RADIANS([.A44]*16))" office:value-type="float" office:value="0.848048096156426">
            <text:p>0.8480</text:p>
          </table:table-cell>
        </table:table-row>
        <table:table-row table:style-name="ro1">
          <table:table-cell office:value-type="float" office:value="44">
            <text:p>04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44S">
            <text:p>00:00:44</text:p>
          </table:table-cell>
          <table:table-cell table:formula="of:=SIN(RADIANS([.A45]))" office:value-type="float" office:value="0.694658370458997">
            <text:p>0.6947</text:p>
          </table:table-cell>
          <table:table-cell table:formula="of:=SIN(RADIANS([.A45]*2))" office:value-type="float" office:value="0.999390827019096">
            <text:p>0.9994</text:p>
          </table:table-cell>
          <table:table-cell table:formula="of:=SIN(RADIANS([.A45]*3))" office:value-type="float" office:value="0.743144825477394">
            <text:p>0.7431</text:p>
          </table:table-cell>
          <table:table-cell table:formula="of:=SIN(RADIANS([.A45]*4))" office:value-type="float" office:value="0.0697564737441255">
            <text:p>0.0698</text:p>
          </table:table-cell>
          <table:table-cell table:formula="of:=SIN(RADIANS([.A45]*5))" office:value-type="float" office:value="-0.642787609686539">
            <text:p>-0.6428</text:p>
          </table:table-cell>
          <table:table-cell table:formula="of:=SIN(RADIANS([.A45]*6))" office:value-type="float" office:value="-0.994521895368273">
            <text:p>-0.9945</text:p>
          </table:table-cell>
          <table:table-cell table:formula="of:=SIN(RADIANS([.A45]*7))" office:value-type="float" office:value="-0.788010753606722">
            <text:p>-0.7880</text:p>
          </table:table-cell>
          <table:table-cell table:formula="of:=SIN(RADIANS([.A45]*8))" office:value-type="float" office:value="-0.139173100960066">
            <text:p>-0.1392</text:p>
          </table:table-cell>
          <table:table-cell table:formula="of:=SIN(RADIANS([.A45]*9))" office:value-type="float" office:value="0.587785252292473">
            <text:p>0.5878</text:p>
          </table:table-cell>
          <table:table-cell table:formula="of:=SIN(RADIANS([.A45]*10))" office:value-type="float" office:value="0.984807753012208">
            <text:p>0.9848</text:p>
          </table:table-cell>
          <table:table-cell table:formula="of:=SIN(RADIANS([.A45]*11))" office:value-type="float" office:value="0.829037572555042">
            <text:p>0.8290</text:p>
          </table:table-cell>
          <table:table-cell table:formula="of:=SIN(RADIANS([.A45]*12))" office:value-type="float" office:value="0.207911690817759">
            <text:p>0.2079</text:p>
          </table:table-cell>
          <table:table-cell table:formula="of:=SIN(RADIANS([.A45]*13))" office:value-type="float" office:value="-0.529919264233205">
            <text:p>-0.5299</text:p>
          </table:table-cell>
          <table:table-cell table:formula="of:=SIN(RADIANS([.A45]*14))" office:value-type="float" office:value="-0.970295726275996">
            <text:p>-0.9703</text:p>
          </table:table-cell>
          <table:table-cell table:formula="of:=SIN(RADIANS([.A45]*15))" office:value-type="float" office:value="-0.866025403784439">
            <text:p>-0.8660</text:p>
          </table:table-cell>
          <table:table-cell table:formula="of:=SIN(RADIANS([.A45]*16))" office:value-type="float" office:value="-0.275637355817">
            <text:p>-0.2756</text:p>
          </table:table-cell>
          <table:table-cell table:formula="of:=COS(RADIANS([.A45]))" office:value-type="float" office:value="0.719339800338651">
            <text:p>0.7193</text:p>
          </table:table-cell>
          <table:table-cell table:formula="of:=COS(RADIANS([.A45]*2))" office:value-type="float" office:value="0.0348994967025011">
            <text:p>0.0349</text:p>
          </table:table-cell>
          <table:table-cell table:formula="of:=COS(RADIANS([.A45]*3))" office:value-type="float" office:value="-0.669130606358858">
            <text:p>-0.6691</text:p>
          </table:table-cell>
          <table:table-cell table:formula="of:=COS(RADIANS([.A45]*4))" office:value-type="float" office:value="-0.997564050259824">
            <text:p>-0.9976</text:p>
          </table:table-cell>
          <table:table-cell table:formula="of:=COS(RADIANS([.A45]*5))" office:value-type="float" office:value="-0.766044443118978">
            <text:p>-0.7660</text:p>
          </table:table-cell>
          <table:table-cell table:formula="of:=COS(RADIANS([.A45]*6))" office:value-type="float" office:value="-0.104528463267653">
            <text:p>-0.1045</text:p>
          </table:table-cell>
          <table:table-cell table:formula="of:=COS(RADIANS([.A45]*7))" office:value-type="float" office:value="0.615661475325658">
            <text:p>0.6157</text:p>
          </table:table-cell>
          <table:table-cell table:formula="of:=COS(RADIANS([.A45]*8))" office:value-type="float" office:value="0.99026806874157">
            <text:p>0.9903</text:p>
          </table:table-cell>
          <table:table-cell table:formula="of:=COS(RADIANS([.A45]*9))" office:value-type="float" office:value="0.809016994374947">
            <text:p>0.8090</text:p>
          </table:table-cell>
          <table:table-cell table:formula="of:=COS(RADIANS([.A45]*10))" office:value-type="float" office:value="0.17364817766693">
            <text:p>0.1736</text:p>
          </table:table-cell>
          <table:table-cell table:formula="of:=COS(RADIANS([.A45]*11))" office:value-type="float" office:value="-0.559192903470747">
            <text:p>-0.5592</text:p>
          </table:table-cell>
          <table:table-cell table:formula="of:=COS(RADIANS([.A45]*12))" office:value-type="float" office:value="-0.978147600733806">
            <text:p>-0.9781</text:p>
          </table:table-cell>
          <table:table-cell table:formula="of:=COS(RADIANS([.A45]*13))" office:value-type="float" office:value="-0.848048096156426">
            <text:p>-0.8480</text:p>
          </table:table-cell>
          <table:table-cell table:formula="of:=COS(RADIANS([.A45]*14))" office:value-type="float" office:value="-0.241921895599667">
            <text:p>-0.2419</text:p>
          </table:table-cell>
          <table:table-cell table:formula="of:=COS(RADIANS([.A45]*15))" office:value-type="float" office:value="0.499999999999999">
            <text:p>0.5000</text:p>
          </table:table-cell>
          <table:table-cell table:formula="of:=COS(RADIANS([.A45]*16))" office:value-type="float" office:value="0.961261695938319">
            <text:p>0.9613</text:p>
          </table:table-cell>
        </table:table-row>
        <table:table-row table:style-name="ro1">
          <table:table-cell office:value-type="float" office:value="45">
            <text:p>04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45S">
            <text:p>00:00:45</text:p>
          </table:table-cell>
          <table:table-cell table:formula="of:=SIN(RADIANS([.A46]))" office:value-type="float" office:value="0.707106781186547">
            <text:p>0.7071</text:p>
          </table:table-cell>
          <table:table-cell table:formula="of:=SIN(RADIANS([.A46]*2))" office:value-type="float" office:value="1">
            <text:p>1.0000</text:p>
          </table:table-cell>
          <table:table-cell table:formula="of:=SIN(RADIANS([.A46]*3))" office:value-type="float" office:value="0.707106781186548">
            <text:p>0.7071</text:p>
          </table:table-cell>
          <table:table-cell table:formula="of:=SIN(RADIANS([.A46]*4))" office:value-type="float" office:value="1.22464679914735E-016">
            <text:p>0.0000</text:p>
          </table:table-cell>
          <table:table-cell table:formula="of:=SIN(RADIANS([.A46]*5))" office:value-type="float" office:value="-0.707106781186547">
            <text:p>-0.7071</text:p>
          </table:table-cell>
          <table:table-cell table:formula="of:=SIN(RADIANS([.A46]*6))" office:value-type="float" office:value="-1">
            <text:p>-1.0000</text:p>
          </table:table-cell>
          <table:table-cell table:formula="of:=SIN(RADIANS([.A46]*7))" office:value-type="float" office:value="-0.707106781186548">
            <text:p>-0.7071</text:p>
          </table:table-cell>
          <table:table-cell table:formula="of:=SIN(RADIANS([.A46]*8))" office:value-type="float" office:value="-2.44929359829471E-016">
            <text:p>0.0000</text:p>
          </table:table-cell>
          <table:table-cell table:formula="of:=SIN(RADIANS([.A46]*9))" office:value-type="float" office:value="0.707106781186547">
            <text:p>0.7071</text:p>
          </table:table-cell>
          <table:table-cell table:formula="of:=SIN(RADIANS([.A46]*10))" office:value-type="float" office:value="1">
            <text:p>1.0000</text:p>
          </table:table-cell>
          <table:table-cell table:formula="of:=SIN(RADIANS([.A46]*11))" office:value-type="float" office:value="0.707106781186547">
            <text:p>0.7071</text:p>
          </table:table-cell>
          <table:table-cell table:formula="of:=SIN(RADIANS([.A46]*12))" office:value-type="float" office:value="3.67394039744206E-016">
            <text:p>0.0000</text:p>
          </table:table-cell>
          <table:table-cell table:formula="of:=SIN(RADIANS([.A46]*13))" office:value-type="float" office:value="-0.707106781186548">
            <text:p>-0.7071</text:p>
          </table:table-cell>
          <table:table-cell table:formula="of:=SIN(RADIANS([.A46]*14))" office:value-type="float" office:value="-1">
            <text:p>-1.0000</text:p>
          </table:table-cell>
          <table:table-cell table:formula="of:=SIN(RADIANS([.A46]*15))" office:value-type="float" office:value="-0.707106781186547">
            <text:p>-0.7071</text:p>
          </table:table-cell>
          <table:table-cell table:formula="of:=SIN(RADIANS([.A46]*16))" office:value-type="float" office:value="-4.89858719658941E-016">
            <text:p>0.0000</text:p>
          </table:table-cell>
          <table:table-cell table:formula="of:=COS(RADIANS([.A46]))" office:value-type="float" office:value="0.707106781186548">
            <text:p>0.7071</text:p>
          </table:table-cell>
          <table:table-cell table:formula="of:=COS(RADIANS([.A46]*2))" office:value-type="float" office:value="6.12323399573677E-017">
            <text:p>0.0000</text:p>
          </table:table-cell>
          <table:table-cell table:formula="of:=COS(RADIANS([.A46]*3))" office:value-type="float" office:value="-0.707106781186547">
            <text:p>-0.7071</text:p>
          </table:table-cell>
          <table:table-cell table:formula="of:=COS(RADIANS([.A46]*4))" office:value-type="float" office:value="-1">
            <text:p>-1.0000</text:p>
          </table:table-cell>
          <table:table-cell table:formula="of:=COS(RADIANS([.A46]*5))" office:value-type="float" office:value="-0.707106781186548">
            <text:p>-0.7071</text:p>
          </table:table-cell>
          <table:table-cell table:formula="of:=COS(RADIANS([.A46]*6))" office:value-type="float" office:value="-1.83697019872103E-016">
            <text:p>0.0000</text:p>
          </table:table-cell>
          <table:table-cell table:formula="of:=COS(RADIANS([.A46]*7))" office:value-type="float" office:value="0.707106781186547">
            <text:p>0.7071</text:p>
          </table:table-cell>
          <table:table-cell table:formula="of:=COS(RADIANS([.A46]*8))" office:value-type="float" office:value="1">
            <text:p>1.0000</text:p>
          </table:table-cell>
          <table:table-cell table:formula="of:=COS(RADIANS([.A46]*9))" office:value-type="float" office:value="0.707106781186548">
            <text:p>0.7071</text:p>
          </table:table-cell>
          <table:table-cell table:formula="of:=COS(RADIANS([.A46]*10))" office:value-type="float" office:value="3.06161699786838E-016">
            <text:p>0.0000</text:p>
          </table:table-cell>
          <table:table-cell table:formula="of:=COS(RADIANS([.A46]*11))" office:value-type="float" office:value="-0.707106781186548">
            <text:p>-0.7071</text:p>
          </table:table-cell>
          <table:table-cell table:formula="of:=COS(RADIANS([.A46]*12))" office:value-type="float" office:value="-1">
            <text:p>-1.0000</text:p>
          </table:table-cell>
          <table:table-cell table:formula="of:=COS(RADIANS([.A46]*13))" office:value-type="float" office:value="-0.707106781186547">
            <text:p>-0.7071</text:p>
          </table:table-cell>
          <table:table-cell table:formula="of:=COS(RADIANS([.A46]*14))" office:value-type="float" office:value="-4.28626379701574E-016">
            <text:p>0.0000</text:p>
          </table:table-cell>
          <table:table-cell table:formula="of:=COS(RADIANS([.A46]*15))" office:value-type="float" office:value="0.707106781186548">
            <text:p>0.7071</text:p>
          </table:table-cell>
          <table:table-cell table:formula="of:=COS(RADIANS([.A46]*16))" office:value-type="float" office:value="1">
            <text:p>1.0000</text:p>
          </table:table-cell>
        </table:table-row>
        <table:table-row table:style-name="ro1">
          <table:table-cell office:value-type="float" office:value="46">
            <text:p>04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46S">
            <text:p>00:00:46</text:p>
          </table:table-cell>
          <table:table-cell table:formula="of:=SIN(RADIANS([.A47]))" office:value-type="float" office:value="0.719339800338651">
            <text:p>0.7193</text:p>
          </table:table-cell>
          <table:table-cell table:formula="of:=SIN(RADIANS([.A47]*2))" office:value-type="float" office:value="0.999390827019096">
            <text:p>0.9994</text:p>
          </table:table-cell>
          <table:table-cell table:formula="of:=SIN(RADIANS([.A47]*3))" office:value-type="float" office:value="0.669130606358858">
            <text:p>0.6691</text:p>
          </table:table-cell>
          <table:table-cell table:formula="of:=SIN(RADIANS([.A47]*4))" office:value-type="float" office:value="-0.0697564737441253">
            <text:p>-0.0698</text:p>
          </table:table-cell>
          <table:table-cell table:formula="of:=SIN(RADIANS([.A47]*5))" office:value-type="float" office:value="-0.766044443118978">
            <text:p>-0.7660</text:p>
          </table:table-cell>
          <table:table-cell table:formula="of:=SIN(RADIANS([.A47]*6))" office:value-type="float" office:value="-0.994521895368273">
            <text:p>-0.9945</text:p>
          </table:table-cell>
          <table:table-cell table:formula="of:=SIN(RADIANS([.A47]*7))" office:value-type="float" office:value="-0.615661475325658">
            <text:p>-0.6157</text:p>
          </table:table-cell>
          <table:table-cell table:formula="of:=SIN(RADIANS([.A47]*8))" office:value-type="float" office:value="0.139173100960065">
            <text:p>0.1392</text:p>
          </table:table-cell>
          <table:table-cell table:formula="of:=SIN(RADIANS([.A47]*9))" office:value-type="float" office:value="0.809016994374947">
            <text:p>0.8090</text:p>
          </table:table-cell>
          <table:table-cell table:formula="of:=SIN(RADIANS([.A47]*10))" office:value-type="float" office:value="0.984807753012208">
            <text:p>0.9848</text:p>
          </table:table-cell>
          <table:table-cell table:formula="of:=SIN(RADIANS([.A47]*11))" office:value-type="float" office:value="0.559192903470747">
            <text:p>0.5592</text:p>
          </table:table-cell>
          <table:table-cell table:formula="of:=SIN(RADIANS([.A47]*12))" office:value-type="float" office:value="-0.207911690817758">
            <text:p>-0.2079</text:p>
          </table:table-cell>
          <table:table-cell table:formula="of:=SIN(RADIANS([.A47]*13))" office:value-type="float" office:value="-0.848048096156426">
            <text:p>-0.8480</text:p>
          </table:table-cell>
          <table:table-cell table:formula="of:=SIN(RADIANS([.A47]*14))" office:value-type="float" office:value="-0.970295726275996">
            <text:p>-0.9703</text:p>
          </table:table-cell>
          <table:table-cell table:formula="of:=SIN(RADIANS([.A47]*15))" office:value-type="float" office:value="-0.5">
            <text:p>-0.5000</text:p>
          </table:table-cell>
          <table:table-cell table:formula="of:=SIN(RADIANS([.A47]*16))" office:value-type="float" office:value="0.275637355816999">
            <text:p>0.2756</text:p>
          </table:table-cell>
          <table:table-cell table:formula="of:=COS(RADIANS([.A47]))" office:value-type="float" office:value="0.694658370458997">
            <text:p>0.6947</text:p>
          </table:table-cell>
          <table:table-cell table:formula="of:=COS(RADIANS([.A47]*2))" office:value-type="float" office:value="-0.034899496702501">
            <text:p>-0.0349</text:p>
          </table:table-cell>
          <table:table-cell table:formula="of:=COS(RADIANS([.A47]*3))" office:value-type="float" office:value="-0.743144825477394">
            <text:p>-0.7431</text:p>
          </table:table-cell>
          <table:table-cell table:formula="of:=COS(RADIANS([.A47]*4))" office:value-type="float" office:value="-0.997564050259824">
            <text:p>-0.9976</text:p>
          </table:table-cell>
          <table:table-cell table:formula="of:=COS(RADIANS([.A47]*5))" office:value-type="float" office:value="-0.642787609686539">
            <text:p>-0.6428</text:p>
          </table:table-cell>
          <table:table-cell table:formula="of:=COS(RADIANS([.A47]*6))" office:value-type="float" office:value="0.104528463267653">
            <text:p>0.1045</text:p>
          </table:table-cell>
          <table:table-cell table:formula="of:=COS(RADIANS([.A47]*7))" office:value-type="float" office:value="0.788010753606722">
            <text:p>0.7880</text:p>
          </table:table-cell>
          <table:table-cell table:formula="of:=COS(RADIANS([.A47]*8))" office:value-type="float" office:value="0.99026806874157">
            <text:p>0.9903</text:p>
          </table:table-cell>
          <table:table-cell table:formula="of:=COS(RADIANS([.A47]*9))" office:value-type="float" office:value="0.587785252292473">
            <text:p>0.5878</text:p>
          </table:table-cell>
          <table:table-cell table:formula="of:=COS(RADIANS([.A47]*10))" office:value-type="float" office:value="-0.17364817766693">
            <text:p>-0.1736</text:p>
          </table:table-cell>
          <table:table-cell table:formula="of:=COS(RADIANS([.A47]*11))" office:value-type="float" office:value="-0.829037572555041">
            <text:p>-0.8290</text:p>
          </table:table-cell>
          <table:table-cell table:formula="of:=COS(RADIANS([.A47]*12))" office:value-type="float" office:value="-0.978147600733806">
            <text:p>-0.9781</text:p>
          </table:table-cell>
          <table:table-cell table:formula="of:=COS(RADIANS([.A47]*13))" office:value-type="float" office:value="-0.529919264233204">
            <text:p>-0.5299</text:p>
          </table:table-cell>
          <table:table-cell table:formula="of:=COS(RADIANS([.A47]*14))" office:value-type="float" office:value="0.241921895599668">
            <text:p>0.2419</text:p>
          </table:table-cell>
          <table:table-cell table:formula="of:=COS(RADIANS([.A47]*15))" office:value-type="float" office:value="0.866025403784439">
            <text:p>0.8660</text:p>
          </table:table-cell>
          <table:table-cell table:formula="of:=COS(RADIANS([.A47]*16))" office:value-type="float" office:value="0.961261695938319">
            <text:p>0.9613</text:p>
          </table:table-cell>
        </table:table-row>
        <table:table-row table:style-name="ro1">
          <table:table-cell office:value-type="float" office:value="47">
            <text:p>04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47S">
            <text:p>00:00:47</text:p>
          </table:table-cell>
          <table:table-cell table:formula="of:=SIN(RADIANS([.A48]))" office:value-type="float" office:value="0.73135370161917">
            <text:p>0.7314</text:p>
          </table:table-cell>
          <table:table-cell table:formula="of:=SIN(RADIANS([.A48]*2))" office:value-type="float" office:value="0.997564050259824">
            <text:p>0.9976</text:p>
          </table:table-cell>
          <table:table-cell table:formula="of:=SIN(RADIANS([.A48]*3))" office:value-type="float" office:value="0.629320391049837">
            <text:p>0.6293</text:p>
          </table:table-cell>
          <table:table-cell table:formula="of:=SIN(RADIANS([.A48]*4))" office:value-type="float" office:value="-0.139173100960066">
            <text:p>-0.1392</text:p>
          </table:table-cell>
          <table:table-cell table:formula="of:=SIN(RADIANS([.A48]*5))" office:value-type="float" office:value="-0.819152044288992">
            <text:p>-0.8192</text:p>
          </table:table-cell>
          <table:table-cell table:formula="of:=SIN(RADIANS([.A48]*6))" office:value-type="float" office:value="-0.978147600733806">
            <text:p>-0.9781</text:p>
          </table:table-cell>
          <table:table-cell table:formula="of:=SIN(RADIANS([.A48]*7))" office:value-type="float" office:value="-0.515038074910054">
            <text:p>-0.5150</text:p>
          </table:table-cell>
          <table:table-cell table:formula="of:=SIN(RADIANS([.A48]*8))" office:value-type="float" office:value="0.275637355816999">
            <text:p>0.2756</text:p>
          </table:table-cell>
          <table:table-cell table:formula="of:=SIN(RADIANS([.A48]*9))" office:value-type="float" office:value="0.891006524188368">
            <text:p>0.8910</text:p>
          </table:table-cell>
          <table:table-cell table:formula="of:=SIN(RADIANS([.A48]*10))" office:value-type="float" office:value="0.939692620785909">
            <text:p>0.9397</text:p>
          </table:table-cell>
          <table:table-cell table:formula="of:=SIN(RADIANS([.A48]*11))" office:value-type="float" office:value="0.390731128489274">
            <text:p>0.3907</text:p>
          </table:table-cell>
          <table:table-cell table:formula="of:=SIN(RADIANS([.A48]*12))" office:value-type="float" office:value="-0.4067366430758">
            <text:p>-0.4067</text:p>
          </table:table-cell>
          <table:table-cell table:formula="of:=SIN(RADIANS([.A48]*13))" office:value-type="float" office:value="-0.945518575599317">
            <text:p>-0.9455</text:p>
          </table:table-cell>
          <table:table-cell table:formula="of:=SIN(RADIANS([.A48]*14))" office:value-type="float" office:value="-0.882947592858927">
            <text:p>-0.8829</text:p>
          </table:table-cell>
          <table:table-cell table:formula="of:=SIN(RADIANS([.A48]*15))" office:value-type="float" office:value="-0.258819045102521">
            <text:p>-0.2588</text:p>
          </table:table-cell>
          <table:table-cell table:formula="of:=SIN(RADIANS([.A48]*16))" office:value-type="float" office:value="0.529919264233205">
            <text:p>0.5299</text:p>
          </table:table-cell>
          <table:table-cell table:formula="of:=COS(RADIANS([.A48]))" office:value-type="float" office:value="0.681998360062498">
            <text:p>0.6820</text:p>
          </table:table-cell>
          <table:table-cell table:formula="of:=COS(RADIANS([.A48]*2))" office:value-type="float" office:value="-0.0697564737441253">
            <text:p>-0.0698</text:p>
          </table:table-cell>
          <table:table-cell table:formula="of:=COS(RADIANS([.A48]*3))" office:value-type="float" office:value="-0.777145961456971">
            <text:p>-0.7771</text:p>
          </table:table-cell>
          <table:table-cell table:formula="of:=COS(RADIANS([.A48]*4))" office:value-type="float" office:value="-0.99026806874157">
            <text:p>-0.9903</text:p>
          </table:table-cell>
          <table:table-cell table:formula="of:=COS(RADIANS([.A48]*5))" office:value-type="float" office:value="-0.573576436351046">
            <text:p>-0.5736</text:p>
          </table:table-cell>
          <table:table-cell table:formula="of:=COS(RADIANS([.A48]*6))" office:value-type="float" office:value="0.207911690817759">
            <text:p>0.2079</text:p>
          </table:table-cell>
          <table:table-cell table:formula="of:=COS(RADIANS([.A48]*7))" office:value-type="float" office:value="0.857167300702112">
            <text:p>0.8572</text:p>
          </table:table-cell>
          <table:table-cell table:formula="of:=COS(RADIANS([.A48]*8))" office:value-type="float" office:value="0.961261695938319">
            <text:p>0.9613</text:p>
          </table:table-cell>
          <table:table-cell table:formula="of:=COS(RADIANS([.A48]*9))" office:value-type="float" office:value="0.453990499739547">
            <text:p>0.4540</text:p>
          </table:table-cell>
          <table:table-cell table:formula="of:=COS(RADIANS([.A48]*10))" office:value-type="float" office:value="-0.342020143325668">
            <text:p>-0.3420</text:p>
          </table:table-cell>
          <table:table-cell table:formula="of:=COS(RADIANS([.A48]*11))" office:value-type="float" office:value="-0.92050485345244">
            <text:p>-0.9205</text:p>
          </table:table-cell>
          <table:table-cell table:formula="of:=COS(RADIANS([.A48]*12))" office:value-type="float" office:value="-0.913545457642601">
            <text:p>-0.9135</text:p>
          </table:table-cell>
          <table:table-cell table:formula="of:=COS(RADIANS([.A48]*13))" office:value-type="float" office:value="-0.325568154457156">
            <text:p>-0.3256</text:p>
          </table:table-cell>
          <table:table-cell table:formula="of:=COS(RADIANS([.A48]*14))" office:value-type="float" office:value="0.46947156278589">
            <text:p>0.4695</text:p>
          </table:table-cell>
          <table:table-cell table:formula="of:=COS(RADIANS([.A48]*15))" office:value-type="float" office:value="0.965925826289068">
            <text:p>0.9659</text:p>
          </table:table-cell>
          <table:table-cell table:formula="of:=COS(RADIANS([.A48]*16))" office:value-type="float" office:value="0.848048096156426">
            <text:p>0.8480</text:p>
          </table:table-cell>
        </table:table-row>
        <table:table-row table:style-name="ro1">
          <table:table-cell office:value-type="float" office:value="48">
            <text:p>04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48S">
            <text:p>00:00:48</text:p>
          </table:table-cell>
          <table:table-cell table:formula="of:=SIN(RADIANS([.A49]))" office:value-type="float" office:value="0.743144825477394">
            <text:p>0.7431</text:p>
          </table:table-cell>
          <table:table-cell table:formula="of:=SIN(RADIANS([.A49]*2))" office:value-type="float" office:value="0.994521895368273">
            <text:p>0.9945</text:p>
          </table:table-cell>
          <table:table-cell table:formula="of:=SIN(RADIANS([.A49]*3))" office:value-type="float" office:value="0.587785252292473">
            <text:p>0.5878</text:p>
          </table:table-cell>
          <table:table-cell table:formula="of:=SIN(RADIANS([.A49]*4))" office:value-type="float" office:value="-0.207911690817759">
            <text:p>-0.2079</text:p>
          </table:table-cell>
          <table:table-cell table:formula="of:=SIN(RADIANS([.A49]*5))" office:value-type="float" office:value="-0.866025403784438">
            <text:p>-0.8660</text:p>
          </table:table-cell>
          <table:table-cell table:formula="of:=SIN(RADIANS([.A49]*6))" office:value-type="float" office:value="-0.951056516295154">
            <text:p>-0.9511</text:p>
          </table:table-cell>
          <table:table-cell table:formula="of:=SIN(RADIANS([.A49]*7))" office:value-type="float" office:value="-0.4067366430758">
            <text:p>-0.4067</text:p>
          </table:table-cell>
          <table:table-cell table:formula="of:=SIN(RADIANS([.A49]*8))" office:value-type="float" office:value="0.4067366430758">
            <text:p>0.4067</text:p>
          </table:table-cell>
          <table:table-cell table:formula="of:=SIN(RADIANS([.A49]*9))" office:value-type="float" office:value="0.951056516295153">
            <text:p>0.9511</text:p>
          </table:table-cell>
          <table:table-cell table:formula="of:=SIN(RADIANS([.A49]*10))" office:value-type="float" office:value="0.866025403784439">
            <text:p>0.8660</text:p>
          </table:table-cell>
          <table:table-cell table:formula="of:=SIN(RADIANS([.A49]*11))" office:value-type="float" office:value="0.207911690817759">
            <text:p>0.2079</text:p>
          </table:table-cell>
          <table:table-cell table:formula="of:=SIN(RADIANS([.A49]*12))" office:value-type="float" office:value="-0.587785252292473">
            <text:p>-0.5878</text:p>
          </table:table-cell>
          <table:table-cell table:formula="of:=SIN(RADIANS([.A49]*13))" office:value-type="float" office:value="-0.994521895368273">
            <text:p>-0.9945</text:p>
          </table:table-cell>
          <table:table-cell table:formula="of:=SIN(RADIANS([.A49]*14))" office:value-type="float" office:value="-0.743144825477394">
            <text:p>-0.7431</text:p>
          </table:table-cell>
          <table:table-cell table:formula="of:=SIN(RADIANS([.A49]*15))" office:value-type="float" office:value="-4.89858719658941E-016">
            <text:p>0.0000</text:p>
          </table:table-cell>
          <table:table-cell table:formula="of:=SIN(RADIANS([.A49]*16))" office:value-type="float" office:value="0.743144825477395">
            <text:p>0.7431</text:p>
          </table:table-cell>
          <table:table-cell table:formula="of:=COS(RADIANS([.A49]))" office:value-type="float" office:value="0.669130606358858">
            <text:p>0.6691</text:p>
          </table:table-cell>
          <table:table-cell table:formula="of:=COS(RADIANS([.A49]*2))" office:value-type="float" office:value="-0.104528463267654">
            <text:p>-0.1045</text:p>
          </table:table-cell>
          <table:table-cell table:formula="of:=COS(RADIANS([.A49]*3))" office:value-type="float" office:value="-0.809016994374947">
            <text:p>-0.8090</text:p>
          </table:table-cell>
          <table:table-cell table:formula="of:=COS(RADIANS([.A49]*4))" office:value-type="float" office:value="-0.978147600733806">
            <text:p>-0.9781</text:p>
          </table:table-cell>
          <table:table-cell table:formula="of:=COS(RADIANS([.A49]*5))" office:value-type="float" office:value="-0.5">
            <text:p>-0.5000</text:p>
          </table:table-cell>
          <table:table-cell table:formula="of:=COS(RADIANS([.A49]*6))" office:value-type="float" office:value="0.309016994374947">
            <text:p>0.3090</text:p>
          </table:table-cell>
          <table:table-cell table:formula="of:=COS(RADIANS([.A49]*7))" office:value-type="float" office:value="0.913545457642601">
            <text:p>0.9135</text:p>
          </table:table-cell>
          <table:table-cell table:formula="of:=COS(RADIANS([.A49]*8))" office:value-type="float" office:value="0.913545457642601">
            <text:p>0.9135</text:p>
          </table:table-cell>
          <table:table-cell table:formula="of:=COS(RADIANS([.A49]*9))" office:value-type="float" office:value="0.309016994374948">
            <text:p>0.3090</text:p>
          </table:table-cell>
          <table:table-cell table:formula="of:=COS(RADIANS([.A49]*10))" office:value-type="float" office:value="-0.499999999999999">
            <text:p>-0.5000</text:p>
          </table:table-cell>
          <table:table-cell table:formula="of:=COS(RADIANS([.A49]*11))" office:value-type="float" office:value="-0.978147600733806">
            <text:p>-0.9781</text:p>
          </table:table-cell>
          <table:table-cell table:formula="of:=COS(RADIANS([.A49]*12))" office:value-type="float" office:value="-0.809016994374948">
            <text:p>-0.8090</text:p>
          </table:table-cell>
          <table:table-cell table:formula="of:=COS(RADIANS([.A49]*13))" office:value-type="float" office:value="-0.104528463267654">
            <text:p>-0.1045</text:p>
          </table:table-cell>
          <table:table-cell table:formula="of:=COS(RADIANS([.A49]*14))" office:value-type="float" office:value="0.669130606358858">
            <text:p>0.6691</text:p>
          </table:table-cell>
          <table:table-cell table:formula="of:=COS(RADIANS([.A49]*15))" office:value-type="float" office:value="1">
            <text:p>1.0000</text:p>
          </table:table-cell>
          <table:table-cell table:formula="of:=COS(RADIANS([.A49]*16))" office:value-type="float" office:value="0.669130606358858">
            <text:p>0.6691</text:p>
          </table:table-cell>
        </table:table-row>
        <table:table-row table:style-name="ro1">
          <table:table-cell office:value-type="float" office:value="49">
            <text:p>04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49S">
            <text:p>00:00:49</text:p>
          </table:table-cell>
          <table:table-cell table:formula="of:=SIN(RADIANS([.A50]))" office:value-type="float" office:value="0.754709580222772">
            <text:p>0.7547</text:p>
          </table:table-cell>
          <table:table-cell table:formula="of:=SIN(RADIANS([.A50]*2))" office:value-type="float" office:value="0.99026806874157">
            <text:p>0.9903</text:p>
          </table:table-cell>
          <table:table-cell table:formula="of:=SIN(RADIANS([.A50]*3))" office:value-type="float" office:value="0.544639035015027">
            <text:p>0.5446</text:p>
          </table:table-cell>
          <table:table-cell table:formula="of:=SIN(RADIANS([.A50]*4))" office:value-type="float" office:value="-0.275637355816999">
            <text:p>-0.2756</text:p>
          </table:table-cell>
          <table:table-cell table:formula="of:=SIN(RADIANS([.A50]*5))" office:value-type="float" office:value="-0.90630778703665">
            <text:p>-0.9063</text:p>
          </table:table-cell>
          <table:table-cell table:formula="of:=SIN(RADIANS([.A50]*6))" office:value-type="float" office:value="-0.913545457642601">
            <text:p>-0.9135</text:p>
          </table:table-cell>
          <table:table-cell table:formula="of:=SIN(RADIANS([.A50]*7))" office:value-type="float" office:value="-0.292371704722737">
            <text:p>-0.2924</text:p>
          </table:table-cell>
          <table:table-cell table:formula="of:=SIN(RADIANS([.A50]*8))" office:value-type="float" office:value="0.529919264233205">
            <text:p>0.5299</text:p>
          </table:table-cell>
          <table:table-cell table:formula="of:=SIN(RADIANS([.A50]*9))" office:value-type="float" office:value="0.987688340595138">
            <text:p>0.9877</text:p>
          </table:table-cell>
          <table:table-cell table:formula="of:=SIN(RADIANS([.A50]*10))" office:value-type="float" office:value="0.766044443118978">
            <text:p>0.7660</text:p>
          </table:table-cell>
          <table:table-cell table:formula="of:=SIN(RADIANS([.A50]*11))" office:value-type="float" office:value="0.0174524064372828">
            <text:p>0.0175</text:p>
          </table:table-cell>
          <table:table-cell table:formula="of:=SIN(RADIANS([.A50]*12))" office:value-type="float" office:value="-0.743144825477394">
            <text:p>-0.7431</text:p>
          </table:table-cell>
          <table:table-cell table:formula="of:=SIN(RADIANS([.A50]*13))" office:value-type="float" office:value="-0.992546151641322">
            <text:p>-0.9925</text:p>
          </table:table-cell>
          <table:table-cell table:formula="of:=SIN(RADIANS([.A50]*14))" office:value-type="float" office:value="-0.559192903470748">
            <text:p>-0.5592</text:p>
          </table:table-cell>
          <table:table-cell table:formula="of:=SIN(RADIANS([.A50]*15))" office:value-type="float" office:value="0.25881904510252">
            <text:p>0.2588</text:p>
          </table:table-cell>
          <table:table-cell table:formula="of:=SIN(RADIANS([.A50]*16))" office:value-type="float" office:value="0.898794046299167">
            <text:p>0.8988</text:p>
          </table:table-cell>
          <table:table-cell table:formula="of:=COS(RADIANS([.A50]))" office:value-type="float" office:value="0.656059028990507">
            <text:p>0.6561</text:p>
          </table:table-cell>
          <table:table-cell table:formula="of:=COS(RADIANS([.A50]*2))" office:value-type="float" office:value="-0.139173100960065">
            <text:p>-0.1392</text:p>
          </table:table-cell>
          <table:table-cell table:formula="of:=COS(RADIANS([.A50]*3))" office:value-type="float" office:value="-0.838670567945424">
            <text:p>-0.8387</text:p>
          </table:table-cell>
          <table:table-cell table:formula="of:=COS(RADIANS([.A50]*4))" office:value-type="float" office:value="-0.961261695938319">
            <text:p>-0.9613</text:p>
          </table:table-cell>
          <table:table-cell table:formula="of:=COS(RADIANS([.A50]*5))" office:value-type="float" office:value="-0.422618261740699">
            <text:p>-0.4226</text:p>
          </table:table-cell>
          <table:table-cell table:formula="of:=COS(RADIANS([.A50]*6))" office:value-type="float" office:value="0.4067366430758">
            <text:p>0.4067</text:p>
          </table:table-cell>
          <table:table-cell table:formula="of:=COS(RADIANS([.A50]*7))" office:value-type="float" office:value="0.956304755963035">
            <text:p>0.9563</text:p>
          </table:table-cell>
          <table:table-cell table:formula="of:=COS(RADIANS([.A50]*8))" office:value-type="float" office:value="0.848048096156426">
            <text:p>0.8480</text:p>
          </table:table-cell>
          <table:table-cell table:formula="of:=COS(RADIANS([.A50]*9))" office:value-type="float" office:value="0.156434465040231">
            <text:p>0.1564</text:p>
          </table:table-cell>
          <table:table-cell table:formula="of:=COS(RADIANS([.A50]*10))" office:value-type="float" office:value="-0.64278760968654">
            <text:p>-0.6428</text:p>
          </table:table-cell>
          <table:table-cell table:formula="of:=COS(RADIANS([.A50]*11))" office:value-type="float" office:value="-0.999847695156391">
            <text:p>-0.9998</text:p>
          </table:table-cell>
          <table:table-cell table:formula="of:=COS(RADIANS([.A50]*12))" office:value-type="float" office:value="-0.669130606358859">
            <text:p>-0.6691</text:p>
          </table:table-cell>
          <table:table-cell table:formula="of:=COS(RADIANS([.A50]*13))" office:value-type="float" office:value="0.121869343405147">
            <text:p>0.1219</text:p>
          </table:table-cell>
          <table:table-cell table:formula="of:=COS(RADIANS([.A50]*14))" office:value-type="float" office:value="0.829037572555041">
            <text:p>0.8290</text:p>
          </table:table-cell>
          <table:table-cell table:formula="of:=COS(RADIANS([.A50]*15))" office:value-type="float" office:value="0.965925826289069">
            <text:p>0.9659</text:p>
          </table:table-cell>
          <table:table-cell table:formula="of:=COS(RADIANS([.A50]*16))" office:value-type="float" office:value="0.438371146789078">
            <text:p>0.4384</text:p>
          </table:table-cell>
        </table:table-row>
        <table:table-row table:style-name="ro1">
          <table:table-cell office:value-type="float" office:value="50">
            <text:p>05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50S">
            <text:p>00:00:50</text:p>
          </table:table-cell>
          <table:table-cell table:formula="of:=SIN(RADIANS([.A51]))" office:value-type="float" office:value="0.766044443118978">
            <text:p>0.7660</text:p>
          </table:table-cell>
          <table:table-cell table:formula="of:=SIN(RADIANS([.A51]*2))" office:value-type="float" office:value="0.984807753012208">
            <text:p>0.9848</text:p>
          </table:table-cell>
          <table:table-cell table:formula="of:=SIN(RADIANS([.A51]*3))" office:value-type="float" office:value="0.5">
            <text:p>0.5000</text:p>
          </table:table-cell>
          <table:table-cell table:formula="of:=SIN(RADIANS([.A51]*4))" office:value-type="float" office:value="-0.342020143325669">
            <text:p>-0.3420</text:p>
          </table:table-cell>
          <table:table-cell table:formula="of:=SIN(RADIANS([.A51]*5))" office:value-type="float" office:value="-0.939692620785908">
            <text:p>-0.9397</text:p>
          </table:table-cell>
          <table:table-cell table:formula="of:=SIN(RADIANS([.A51]*6))" office:value-type="float" office:value="-0.866025403784439">
            <text:p>-0.8660</text:p>
          </table:table-cell>
          <table:table-cell table:formula="of:=SIN(RADIANS([.A51]*7))" office:value-type="float" office:value="-0.17364817766693">
            <text:p>-0.1736</text:p>
          </table:table-cell>
          <table:table-cell table:formula="of:=SIN(RADIANS([.A51]*8))" office:value-type="float" office:value="0.642787609686539">
            <text:p>0.6428</text:p>
          </table:table-cell>
          <table:table-cell table:formula="of:=SIN(RADIANS([.A51]*9))" office:value-type="float" office:value="1">
            <text:p>1.0000</text:p>
          </table:table-cell>
          <table:table-cell table:formula="of:=SIN(RADIANS([.A51]*10))" office:value-type="float" office:value="0.642787609686539">
            <text:p>0.6428</text:p>
          </table:table-cell>
          <table:table-cell table:formula="of:=SIN(RADIANS([.A51]*11))" office:value-type="float" office:value="-0.17364817766693">
            <text:p>-0.1736</text:p>
          </table:table-cell>
          <table:table-cell table:formula="of:=SIN(RADIANS([.A51]*12))" office:value-type="float" office:value="-0.866025403784439">
            <text:p>-0.8660</text:p>
          </table:table-cell>
          <table:table-cell table:formula="of:=SIN(RADIANS([.A51]*13))" office:value-type="float" office:value="-0.939692620785909">
            <text:p>-0.9397</text:p>
          </table:table-cell>
          <table:table-cell table:formula="of:=SIN(RADIANS([.A51]*14))" office:value-type="float" office:value="-0.342020143325669">
            <text:p>-0.3420</text:p>
          </table:table-cell>
          <table:table-cell table:formula="of:=SIN(RADIANS([.A51]*15))" office:value-type="float" office:value="0.499999999999999">
            <text:p>0.5000</text:p>
          </table:table-cell>
          <table:table-cell table:formula="of:=SIN(RADIANS([.A51]*16))" office:value-type="float" office:value="0.984807753012208">
            <text:p>0.9848</text:p>
          </table:table-cell>
          <table:table-cell table:formula="of:=COS(RADIANS([.A51]))" office:value-type="float" office:value="0.642787609686539">
            <text:p>0.6428</text:p>
          </table:table-cell>
          <table:table-cell table:formula="of:=COS(RADIANS([.A51]*2))" office:value-type="float" office:value="-0.17364817766693">
            <text:p>-0.1736</text:p>
          </table:table-cell>
          <table:table-cell table:formula="of:=COS(RADIANS([.A51]*3))" office:value-type="float" office:value="-0.866025403784439">
            <text:p>-0.8660</text:p>
          </table:table-cell>
          <table:table-cell table:formula="of:=COS(RADIANS([.A51]*4))" office:value-type="float" office:value="-0.939692620785908">
            <text:p>-0.9397</text:p>
          </table:table-cell>
          <table:table-cell table:formula="of:=COS(RADIANS([.A51]*5))" office:value-type="float" office:value="-0.342020143325669">
            <text:p>-0.3420</text:p>
          </table:table-cell>
          <table:table-cell table:formula="of:=COS(RADIANS([.A51]*6))" office:value-type="float" office:value="0.5">
            <text:p>0.5000</text:p>
          </table:table-cell>
          <table:table-cell table:formula="of:=COS(RADIANS([.A51]*7))" office:value-type="float" office:value="0.984807753012208">
            <text:p>0.9848</text:p>
          </table:table-cell>
          <table:table-cell table:formula="of:=COS(RADIANS([.A51]*8))" office:value-type="float" office:value="0.766044443118978">
            <text:p>0.7660</text:p>
          </table:table-cell>
          <table:table-cell table:formula="of:=COS(RADIANS([.A51]*9))" office:value-type="float" office:value="3.06161699786838E-016">
            <text:p>0.0000</text:p>
          </table:table-cell>
          <table:table-cell table:formula="of:=COS(RADIANS([.A51]*10))" office:value-type="float" office:value="-0.766044443118978">
            <text:p>-0.7660</text:p>
          </table:table-cell>
          <table:table-cell table:formula="of:=COS(RADIANS([.A51]*11))" office:value-type="float" office:value="-0.984807753012208">
            <text:p>-0.9848</text:p>
          </table:table-cell>
          <table:table-cell table:formula="of:=COS(RADIANS([.A51]*12))" office:value-type="float" office:value="-0.5">
            <text:p>-0.5000</text:p>
          </table:table-cell>
          <table:table-cell table:formula="of:=COS(RADIANS([.A51]*13))" office:value-type="float" office:value="0.342020143325668">
            <text:p>0.3420</text:p>
          </table:table-cell>
          <table:table-cell table:formula="of:=COS(RADIANS([.A51]*14))" office:value-type="float" office:value="0.939692620785908">
            <text:p>0.9397</text:p>
          </table:table-cell>
          <table:table-cell table:formula="of:=COS(RADIANS([.A51]*15))" office:value-type="float" office:value="0.866025403784439">
            <text:p>0.8660</text:p>
          </table:table-cell>
          <table:table-cell table:formula="of:=COS(RADIANS([.A51]*16))" office:value-type="float" office:value="0.173648177666931">
            <text:p>0.1736</text:p>
          </table:table-cell>
        </table:table-row>
        <table:table-row table:style-name="ro1">
          <table:table-cell office:value-type="float" office:value="51">
            <text:p>05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51S">
            <text:p>00:00:51</text:p>
          </table:table-cell>
          <table:table-cell table:formula="of:=SIN(RADIANS([.A52]))" office:value-type="float" office:value="0.777145961456971">
            <text:p>0.7771</text:p>
          </table:table-cell>
          <table:table-cell table:formula="of:=SIN(RADIANS([.A52]*2))" office:value-type="float" office:value="0.978147600733806">
            <text:p>0.9781</text:p>
          </table:table-cell>
          <table:table-cell table:formula="of:=SIN(RADIANS([.A52]*3))" office:value-type="float" office:value="0.453990499739547">
            <text:p>0.4540</text:p>
          </table:table-cell>
          <table:table-cell table:formula="of:=SIN(RADIANS([.A52]*4))" office:value-type="float" office:value="-0.4067366430758">
            <text:p>-0.4067</text:p>
          </table:table-cell>
          <table:table-cell table:formula="of:=SIN(RADIANS([.A52]*5))" office:value-type="float" office:value="-0.965925826289068">
            <text:p>-0.9659</text:p>
          </table:table-cell>
          <table:table-cell table:formula="of:=SIN(RADIANS([.A52]*6))" office:value-type="float" office:value="-0.809016994374947">
            <text:p>-0.8090</text:p>
          </table:table-cell>
          <table:table-cell table:formula="of:=SIN(RADIANS([.A52]*7))" office:value-type="float" office:value="-0.0523359562429444">
            <text:p>-0.0523</text:p>
          </table:table-cell>
          <table:table-cell table:formula="of:=SIN(RADIANS([.A52]*8))" office:value-type="float" office:value="0.743144825477394">
            <text:p>0.7431</text:p>
          </table:table-cell>
          <table:table-cell table:formula="of:=SIN(RADIANS([.A52]*9))" office:value-type="float" office:value="0.987688340595138">
            <text:p>0.9877</text:p>
          </table:table-cell>
          <table:table-cell table:formula="of:=SIN(RADIANS([.A52]*10))" office:value-type="float" office:value="0.5">
            <text:p>0.5000</text:p>
          </table:table-cell>
          <table:table-cell table:formula="of:=SIN(RADIANS([.A52]*11))" office:value-type="float" office:value="-0.3583679495453">
            <text:p>-0.3584</text:p>
          </table:table-cell>
          <table:table-cell table:formula="of:=SIN(RADIANS([.A52]*12))" office:value-type="float" office:value="-0.951056516295153">
            <text:p>-0.9511</text:p>
          </table:table-cell>
          <table:table-cell table:formula="of:=SIN(RADIANS([.A52]*13))" office:value-type="float" office:value="-0.838670567945424">
            <text:p>-0.8387</text:p>
          </table:table-cell>
          <table:table-cell table:formula="of:=SIN(RADIANS([.A52]*14))" office:value-type="float" office:value="-0.104528463267655">
            <text:p>-0.1045</text:p>
          </table:table-cell>
          <table:table-cell table:formula="of:=SIN(RADIANS([.A52]*15))" office:value-type="float" office:value="0.707106781186548">
            <text:p>0.7071</text:p>
          </table:table-cell>
          <table:table-cell table:formula="of:=SIN(RADIANS([.A52]*16))" office:value-type="float" office:value="0.994521895368273">
            <text:p>0.9945</text:p>
          </table:table-cell>
          <table:table-cell table:formula="of:=COS(RADIANS([.A52]))" office:value-type="float" office:value="0.629320391049837">
            <text:p>0.6293</text:p>
          </table:table-cell>
          <table:table-cell table:formula="of:=COS(RADIANS([.A52]*2))" office:value-type="float" office:value="-0.207911690817759">
            <text:p>-0.2079</text:p>
          </table:table-cell>
          <table:table-cell table:formula="of:=COS(RADIANS([.A52]*3))" office:value-type="float" office:value="-0.891006524188368">
            <text:p>-0.8910</text:p>
          </table:table-cell>
          <table:table-cell table:formula="of:=COS(RADIANS([.A52]*4))" office:value-type="float" office:value="-0.913545457642601">
            <text:p>-0.9135</text:p>
          </table:table-cell>
          <table:table-cell table:formula="of:=COS(RADIANS([.A52]*5))" office:value-type="float" office:value="-0.258819045102521">
            <text:p>-0.2588</text:p>
          </table:table-cell>
          <table:table-cell table:formula="of:=COS(RADIANS([.A52]*6))" office:value-type="float" office:value="0.587785252292473">
            <text:p>0.5878</text:p>
          </table:table-cell>
          <table:table-cell table:formula="of:=COS(RADIANS([.A52]*7))" office:value-type="float" office:value="0.998629534754574">
            <text:p>0.9986</text:p>
          </table:table-cell>
          <table:table-cell table:formula="of:=COS(RADIANS([.A52]*8))" office:value-type="float" office:value="0.669130606358858">
            <text:p>0.6691</text:p>
          </table:table-cell>
          <table:table-cell table:formula="of:=COS(RADIANS([.A52]*9))" office:value-type="float" office:value="-0.156434465040231">
            <text:p>-0.1564</text:p>
          </table:table-cell>
          <table:table-cell table:formula="of:=COS(RADIANS([.A52]*10))" office:value-type="float" office:value="-0.866025403784439">
            <text:p>-0.8660</text:p>
          </table:table-cell>
          <table:table-cell table:formula="of:=COS(RADIANS([.A52]*11))" office:value-type="float" office:value="-0.933580426497202">
            <text:p>-0.9336</text:p>
          </table:table-cell>
          <table:table-cell table:formula="of:=COS(RADIANS([.A52]*12))" office:value-type="float" office:value="-0.309016994374948">
            <text:p>-0.3090</text:p>
          </table:table-cell>
          <table:table-cell table:formula="of:=COS(RADIANS([.A52]*13))" office:value-type="float" office:value="0.544639035015026">
            <text:p>0.5446</text:p>
          </table:table-cell>
          <table:table-cell table:formula="of:=COS(RADIANS([.A52]*14))" office:value-type="float" office:value="0.994521895368273">
            <text:p>0.9945</text:p>
          </table:table-cell>
          <table:table-cell table:formula="of:=COS(RADIANS([.A52]*15))" office:value-type="float" office:value="0.707106781186547">
            <text:p>0.7071</text:p>
          </table:table-cell>
          <table:table-cell table:formula="of:=COS(RADIANS([.A52]*16))" office:value-type="float" office:value="-0.104528463267654">
            <text:p>-0.1045</text:p>
          </table:table-cell>
        </table:table-row>
        <table:table-row table:style-name="ro1">
          <table:table-cell office:value-type="float" office:value="52">
            <text:p>05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52S">
            <text:p>00:00:52</text:p>
          </table:table-cell>
          <table:table-cell table:formula="of:=SIN(RADIANS([.A53]))" office:value-type="float" office:value="0.788010753606722">
            <text:p>0.7880</text:p>
          </table:table-cell>
          <table:table-cell table:formula="of:=SIN(RADIANS([.A53]*2))" office:value-type="float" office:value="0.970295726275996">
            <text:p>0.9703</text:p>
          </table:table-cell>
          <table:table-cell table:formula="of:=SIN(RADIANS([.A53]*3))" office:value-type="float" office:value="0.4067366430758">
            <text:p>0.4067</text:p>
          </table:table-cell>
          <table:table-cell table:formula="of:=SIN(RADIANS([.A53]*4))" office:value-type="float" office:value="-0.469471562785891">
            <text:p>-0.4695</text:p>
          </table:table-cell>
          <table:table-cell table:formula="of:=SIN(RADIANS([.A53]*5))" office:value-type="float" office:value="-0.984807753012208">
            <text:p>-0.9848</text:p>
          </table:table-cell>
          <table:table-cell table:formula="of:=SIN(RADIANS([.A53]*6))" office:value-type="float" office:value="-0.743144825477395">
            <text:p>-0.7431</text:p>
          </table:table-cell>
          <table:table-cell table:formula="of:=SIN(RADIANS([.A53]*7))" office:value-type="float" office:value="0.0697564737441252">
            <text:p>0.0698</text:p>
          </table:table-cell>
          <table:table-cell table:formula="of:=SIN(RADIANS([.A53]*8))" office:value-type="float" office:value="0.829037572555042">
            <text:p>0.8290</text:p>
          </table:table-cell>
          <table:table-cell table:formula="of:=SIN(RADIANS([.A53]*9))" office:value-type="float" office:value="0.951056516295154">
            <text:p>0.9511</text:p>
          </table:table-cell>
          <table:table-cell table:formula="of:=SIN(RADIANS([.A53]*10))" office:value-type="float" office:value="0.342020143325669">
            <text:p>0.3420</text:p>
          </table:table-cell>
          <table:table-cell table:formula="of:=SIN(RADIANS([.A53]*11))" office:value-type="float" office:value="-0.529919264233205">
            <text:p>-0.5299</text:p>
          </table:table-cell>
          <table:table-cell table:formula="of:=SIN(RADIANS([.A53]*12))" office:value-type="float" office:value="-0.994521895368273">
            <text:p>-0.9945</text:p>
          </table:table-cell>
          <table:table-cell table:formula="of:=SIN(RADIANS([.A53]*13))" office:value-type="float" office:value="-0.694658370458998">
            <text:p>-0.6947</text:p>
          </table:table-cell>
          <table:table-cell table:formula="of:=SIN(RADIANS([.A53]*14))" office:value-type="float" office:value="0.139173100960065">
            <text:p>0.1392</text:p>
          </table:table-cell>
          <table:table-cell table:formula="of:=SIN(RADIANS([.A53]*15))" office:value-type="float" office:value="0.866025403784439">
            <text:p>0.8660</text:p>
          </table:table-cell>
          <table:table-cell table:formula="of:=SIN(RADIANS([.A53]*16))" office:value-type="float" office:value="0.927183854566787">
            <text:p>0.9272</text:p>
          </table:table-cell>
          <table:table-cell table:formula="of:=COS(RADIANS([.A53]))" office:value-type="float" office:value="0.615661475325658">
            <text:p>0.6157</text:p>
          </table:table-cell>
          <table:table-cell table:formula="of:=COS(RADIANS([.A53]*2))" office:value-type="float" office:value="-0.241921895599668">
            <text:p>-0.2419</text:p>
          </table:table-cell>
          <table:table-cell table:formula="of:=COS(RADIANS([.A53]*3))" office:value-type="float" office:value="-0.913545457642601">
            <text:p>-0.9135</text:p>
          </table:table-cell>
          <table:table-cell table:formula="of:=COS(RADIANS([.A53]*4))" office:value-type="float" office:value="-0.882947592858927">
            <text:p>-0.8829</text:p>
          </table:table-cell>
          <table:table-cell table:formula="of:=COS(RADIANS([.A53]*5))" office:value-type="float" office:value="-0.17364817766693">
            <text:p>-0.1736</text:p>
          </table:table-cell>
          <table:table-cell table:formula="of:=COS(RADIANS([.A53]*6))" office:value-type="float" office:value="0.669130606358858">
            <text:p>0.6691</text:p>
          </table:table-cell>
          <table:table-cell table:formula="of:=COS(RADIANS([.A53]*7))" office:value-type="float" office:value="0.997564050259824">
            <text:p>0.9976</text:p>
          </table:table-cell>
          <table:table-cell table:formula="of:=COS(RADIANS([.A53]*8))" office:value-type="float" office:value="0.559192903470747">
            <text:p>0.5592</text:p>
          </table:table-cell>
          <table:table-cell table:formula="of:=COS(RADIANS([.A53]*9))" office:value-type="float" office:value="-0.309016994374947">
            <text:p>-0.3090</text:p>
          </table:table-cell>
          <table:table-cell table:formula="of:=COS(RADIANS([.A53]*10))" office:value-type="float" office:value="-0.939692620785908">
            <text:p>-0.9397</text:p>
          </table:table-cell>
          <table:table-cell table:formula="of:=COS(RADIANS([.A53]*11))" office:value-type="float" office:value="-0.848048096156426">
            <text:p>-0.8480</text:p>
          </table:table-cell>
          <table:table-cell table:formula="of:=COS(RADIANS([.A53]*12))" office:value-type="float" office:value="-0.104528463267654">
            <text:p>-0.1045</text:p>
          </table:table-cell>
          <table:table-cell table:formula="of:=COS(RADIANS([.A53]*13))" office:value-type="float" office:value="0.719339800338651">
            <text:p>0.7193</text:p>
          </table:table-cell>
          <table:table-cell table:formula="of:=COS(RADIANS([.A53]*14))" office:value-type="float" office:value="0.99026806874157">
            <text:p>0.9903</text:p>
          </table:table-cell>
          <table:table-cell table:formula="of:=COS(RADIANS([.A53]*15))" office:value-type="float" office:value="0.5">
            <text:p>0.5000</text:p>
          </table:table-cell>
          <table:table-cell table:formula="of:=COS(RADIANS([.A53]*16))" office:value-type="float" office:value="-0.374606593415912">
            <text:p>-0.3746</text:p>
          </table:table-cell>
        </table:table-row>
        <table:table-row table:style-name="ro1">
          <table:table-cell office:value-type="float" office:value="53">
            <text:p>05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53S">
            <text:p>00:00:53</text:p>
          </table:table-cell>
          <table:table-cell table:formula="of:=SIN(RADIANS([.A54]))" office:value-type="float" office:value="0.798635510047293">
            <text:p>0.7986</text:p>
          </table:table-cell>
          <table:table-cell table:formula="of:=SIN(RADIANS([.A54]*2))" office:value-type="float" office:value="0.961261695938319">
            <text:p>0.9613</text:p>
          </table:table-cell>
          <table:table-cell table:formula="of:=SIN(RADIANS([.A54]*3))" office:value-type="float" office:value="0.3583679495453">
            <text:p>0.3584</text:p>
          </table:table-cell>
          <table:table-cell table:formula="of:=SIN(RADIANS([.A54]*4))" office:value-type="float" office:value="-0.529919264233205">
            <text:p>-0.5299</text:p>
          </table:table-cell>
          <table:table-cell table:formula="of:=SIN(RADIANS([.A54]*5))" office:value-type="float" office:value="-0.996194698091746">
            <text:p>-0.9962</text:p>
          </table:table-cell>
          <table:table-cell table:formula="of:=SIN(RADIANS([.A54]*6))" office:value-type="float" office:value="-0.669130606358858">
            <text:p>-0.6691</text:p>
          </table:table-cell>
          <table:table-cell table:formula="of:=SIN(RADIANS([.A54]*7))" office:value-type="float" office:value="0.190808995376545">
            <text:p>0.1908</text:p>
          </table:table-cell>
          <table:table-cell table:formula="of:=SIN(RADIANS([.A54]*8))" office:value-type="float" office:value="0.898794046299167">
            <text:p>0.8988</text:p>
          </table:table-cell>
          <table:table-cell table:formula="of:=SIN(RADIANS([.A54]*9))" office:value-type="float" office:value="0.891006524188368">
            <text:p>0.8910</text:p>
          </table:table-cell>
          <table:table-cell table:formula="of:=SIN(RADIANS([.A54]*10))" office:value-type="float" office:value="0.17364817766693">
            <text:p>0.1736</text:p>
          </table:table-cell>
          <table:table-cell table:formula="of:=SIN(RADIANS([.A54]*11))" office:value-type="float" office:value="-0.681998360062498">
            <text:p>-0.6820</text:p>
          </table:table-cell>
          <table:table-cell table:formula="of:=SIN(RADIANS([.A54]*12))" office:value-type="float" office:value="-0.994521895368273">
            <text:p>-0.9945</text:p>
          </table:table-cell>
          <table:table-cell table:formula="of:=SIN(RADIANS([.A54]*13))" office:value-type="float" office:value="-0.515038074910055">
            <text:p>-0.5150</text:p>
          </table:table-cell>
          <table:table-cell table:formula="of:=SIN(RADIANS([.A54]*14))" office:value-type="float" office:value="0.374606593415912">
            <text:p>0.3746</text:p>
          </table:table-cell>
          <table:table-cell table:formula="of:=SIN(RADIANS([.A54]*15))" office:value-type="float" office:value="0.965925826289068">
            <text:p>0.9659</text:p>
          </table:table-cell>
          <table:table-cell table:formula="of:=SIN(RADIANS([.A54]*16))" office:value-type="float" office:value="0.788010753606723">
            <text:p>0.7880</text:p>
          </table:table-cell>
          <table:table-cell table:formula="of:=COS(RADIANS([.A54]))" office:value-type="float" office:value="0.601815023152048">
            <text:p>0.6018</text:p>
          </table:table-cell>
          <table:table-cell table:formula="of:=COS(RADIANS([.A54]*2))" office:value-type="float" office:value="-0.275637355816999">
            <text:p>-0.2756</text:p>
          </table:table-cell>
          <table:table-cell table:formula="of:=COS(RADIANS([.A54]*3))" office:value-type="float" office:value="-0.933580426497202">
            <text:p>-0.9336</text:p>
          </table:table-cell>
          <table:table-cell table:formula="of:=COS(RADIANS([.A54]*4))" office:value-type="float" office:value="-0.848048096156426">
            <text:p>-0.8480</text:p>
          </table:table-cell>
          <table:table-cell table:formula="of:=COS(RADIANS([.A54]*5))" office:value-type="float" office:value="-0.0871557427476582">
            <text:p>-0.0872</text:p>
          </table:table-cell>
          <table:table-cell table:formula="of:=COS(RADIANS([.A54]*6))" office:value-type="float" office:value="0.743144825477394">
            <text:p>0.7431</text:p>
          </table:table-cell>
          <table:table-cell table:formula="of:=COS(RADIANS([.A54]*7))" office:value-type="float" office:value="0.981627183447664">
            <text:p>0.9816</text:p>
          </table:table-cell>
          <table:table-cell table:formula="of:=COS(RADIANS([.A54]*8))" office:value-type="float" office:value="0.438371146789078">
            <text:p>0.4384</text:p>
          </table:table-cell>
          <table:table-cell table:formula="of:=COS(RADIANS([.A54]*9))" office:value-type="float" office:value="-0.453990499739547">
            <text:p>-0.4540</text:p>
          </table:table-cell>
          <table:table-cell table:formula="of:=COS(RADIANS([.A54]*10))" office:value-type="float" office:value="-0.984807753012208">
            <text:p>-0.9848</text:p>
          </table:table-cell>
          <table:table-cell table:formula="of:=COS(RADIANS([.A54]*11))" office:value-type="float" office:value="-0.731353701619171">
            <text:p>-0.7314</text:p>
          </table:table-cell>
          <table:table-cell table:formula="of:=COS(RADIANS([.A54]*12))" office:value-type="float" office:value="0.104528463267654">
            <text:p>0.1045</text:p>
          </table:table-cell>
          <table:table-cell table:formula="of:=COS(RADIANS([.A54]*13))" office:value-type="float" office:value="0.857167300702112">
            <text:p>0.8572</text:p>
          </table:table-cell>
          <table:table-cell table:formula="of:=COS(RADIANS([.A54]*14))" office:value-type="float" office:value="0.927183854566787">
            <text:p>0.9272</text:p>
          </table:table-cell>
          <table:table-cell table:formula="of:=COS(RADIANS([.A54]*15))" office:value-type="float" office:value="0.258819045102521">
            <text:p>0.2588</text:p>
          </table:table-cell>
          <table:table-cell table:formula="of:=COS(RADIANS([.A54]*16))" office:value-type="float" office:value="-0.615661475325658">
            <text:p>-0.6157</text:p>
          </table:table-cell>
        </table:table-row>
        <table:table-row table:style-name="ro1">
          <table:table-cell office:value-type="float" office:value="54">
            <text:p>05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54S">
            <text:p>00:00:54</text:p>
          </table:table-cell>
          <table:table-cell table:formula="of:=SIN(RADIANS([.A55]))" office:value-type="float" office:value="0.809016994374947">
            <text:p>0.8090</text:p>
          </table:table-cell>
          <table:table-cell table:formula="of:=SIN(RADIANS([.A55]*2))" office:value-type="float" office:value="0.951056516295154">
            <text:p>0.9511</text:p>
          </table:table-cell>
          <table:table-cell table:formula="of:=SIN(RADIANS([.A55]*3))" office:value-type="float" office:value="0.309016994374947">
            <text:p>0.3090</text:p>
          </table:table-cell>
          <table:table-cell table:formula="of:=SIN(RADIANS([.A55]*4))" office:value-type="float" office:value="-0.587785252292473">
            <text:p>-0.5878</text:p>
          </table:table-cell>
          <table:table-cell table:formula="of:=SIN(RADIANS([.A55]*5))" office:value-type="float" office:value="-1">
            <text:p>-1.0000</text:p>
          </table:table-cell>
          <table:table-cell table:formula="of:=SIN(RADIANS([.A55]*6))" office:value-type="float" office:value="-0.587785252292473">
            <text:p>-0.5878</text:p>
          </table:table-cell>
          <table:table-cell table:formula="of:=SIN(RADIANS([.A55]*7))" office:value-type="float" office:value="0.309016994374947">
            <text:p>0.3090</text:p>
          </table:table-cell>
          <table:table-cell table:formula="of:=SIN(RADIANS([.A55]*8))" office:value-type="float" office:value="0.951056516295153">
            <text:p>0.9511</text:p>
          </table:table-cell>
          <table:table-cell table:formula="of:=SIN(RADIANS([.A55]*9))" office:value-type="float" office:value="0.809016994374948">
            <text:p>0.8090</text:p>
          </table:table-cell>
          <table:table-cell table:formula="of:=SIN(RADIANS([.A55]*10))" office:value-type="float" office:value="3.67394039744206E-016">
            <text:p>0.0000</text:p>
          </table:table-cell>
          <table:table-cell table:formula="of:=SIN(RADIANS([.A55]*11))" office:value-type="float" office:value="-0.809016994374947">
            <text:p>-0.8090</text:p>
          </table:table-cell>
          <table:table-cell table:formula="of:=SIN(RADIANS([.A55]*12))" office:value-type="float" office:value="-0.951056516295154">
            <text:p>-0.9511</text:p>
          </table:table-cell>
          <table:table-cell table:formula="of:=SIN(RADIANS([.A55]*13))" office:value-type="float" office:value="-0.309016994374948">
            <text:p>-0.3090</text:p>
          </table:table-cell>
          <table:table-cell table:formula="of:=SIN(RADIANS([.A55]*14))" office:value-type="float" office:value="0.587785252292473">
            <text:p>0.5878</text:p>
          </table:table-cell>
          <table:table-cell table:formula="of:=SIN(RADIANS([.A55]*15))" office:value-type="float" office:value="1">
            <text:p>1.0000</text:p>
          </table:table-cell>
          <table:table-cell table:formula="of:=SIN(RADIANS([.A55]*16))" office:value-type="float" office:value="0.587785252292474">
            <text:p>0.5878</text:p>
          </table:table-cell>
          <table:table-cell table:formula="of:=COS(RADIANS([.A55]))" office:value-type="float" office:value="0.587785252292473">
            <text:p>0.5878</text:p>
          </table:table-cell>
          <table:table-cell table:formula="of:=COS(RADIANS([.A55]*2))" office:value-type="float" office:value="-0.309016994374947">
            <text:p>-0.3090</text:p>
          </table:table-cell>
          <table:table-cell table:formula="of:=COS(RADIANS([.A55]*3))" office:value-type="float" office:value="-0.951056516295153">
            <text:p>-0.9511</text:p>
          </table:table-cell>
          <table:table-cell table:formula="of:=COS(RADIANS([.A55]*4))" office:value-type="float" office:value="-0.809016994374947">
            <text:p>-0.8090</text:p>
          </table:table-cell>
          <table:table-cell table:formula="of:=COS(RADIANS([.A55]*5))" office:value-type="float" office:value="-1.83697019872103E-016">
            <text:p>0.0000</text:p>
          </table:table-cell>
          <table:table-cell table:formula="of:=COS(RADIANS([.A55]*6))" office:value-type="float" office:value="0.809016994374947">
            <text:p>0.8090</text:p>
          </table:table-cell>
          <table:table-cell table:formula="of:=COS(RADIANS([.A55]*7))" office:value-type="float" office:value="0.951056516295154">
            <text:p>0.9511</text:p>
          </table:table-cell>
          <table:table-cell table:formula="of:=COS(RADIANS([.A55]*8))" office:value-type="float" office:value="0.309016994374948">
            <text:p>0.3090</text:p>
          </table:table-cell>
          <table:table-cell table:formula="of:=COS(RADIANS([.A55]*9))" office:value-type="float" office:value="-0.587785252292473">
            <text:p>-0.5878</text:p>
          </table:table-cell>
          <table:table-cell table:formula="of:=COS(RADIANS([.A55]*10))" office:value-type="float" office:value="-1">
            <text:p>-1.0000</text:p>
          </table:table-cell>
          <table:table-cell table:formula="of:=COS(RADIANS([.A55]*11))" office:value-type="float" office:value="-0.587785252292473">
            <text:p>-0.5878</text:p>
          </table:table-cell>
          <table:table-cell table:formula="of:=COS(RADIANS([.A55]*12))" office:value-type="float" office:value="0.309016994374947">
            <text:p>0.3090</text:p>
          </table:table-cell>
          <table:table-cell table:formula="of:=COS(RADIANS([.A55]*13))" office:value-type="float" office:value="0.951056516295153">
            <text:p>0.9511</text:p>
          </table:table-cell>
          <table:table-cell table:formula="of:=COS(RADIANS([.A55]*14))" office:value-type="float" office:value="0.809016994374948">
            <text:p>0.8090</text:p>
          </table:table-cell>
          <table:table-cell table:formula="of:=COS(RADIANS([.A55]*15))" office:value-type="float" office:value="5.51091059616309E-016">
            <text:p>0.0000</text:p>
          </table:table-cell>
          <table:table-cell table:formula="of:=COS(RADIANS([.A55]*16))" office:value-type="float" office:value="-0.809016994374947">
            <text:p>-0.8090</text:p>
          </table:table-cell>
        </table:table-row>
        <table:table-row table:style-name="ro1">
          <table:table-cell office:value-type="float" office:value="55">
            <text:p>05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55S">
            <text:p>00:00:55</text:p>
          </table:table-cell>
          <table:table-cell table:formula="of:=SIN(RADIANS([.A56]))" office:value-type="float" office:value="0.819152044288992">
            <text:p>0.8192</text:p>
          </table:table-cell>
          <table:table-cell table:formula="of:=SIN(RADIANS([.A56]*2))" office:value-type="float" office:value="0.939692620785908">
            <text:p>0.9397</text:p>
          </table:table-cell>
          <table:table-cell table:formula="of:=SIN(RADIANS([.A56]*3))" office:value-type="float" office:value="0.258819045102521">
            <text:p>0.2588</text:p>
          </table:table-cell>
          <table:table-cell table:formula="of:=SIN(RADIANS([.A56]*4))" office:value-type="float" office:value="-0.642787609686539">
            <text:p>-0.6428</text:p>
          </table:table-cell>
          <table:table-cell table:formula="of:=SIN(RADIANS([.A56]*5))" office:value-type="float" office:value="-0.996194698091746">
            <text:p>-0.9962</text:p>
          </table:table-cell>
          <table:table-cell table:formula="of:=SIN(RADIANS([.A56]*6))" office:value-type="float" office:value="-0.5">
            <text:p>-0.5000</text:p>
          </table:table-cell>
          <table:table-cell table:formula="of:=SIN(RADIANS([.A56]*7))" office:value-type="float" office:value="0.4226182617407">
            <text:p>0.4226</text:p>
          </table:table-cell>
          <table:table-cell table:formula="of:=SIN(RADIANS([.A56]*8))" office:value-type="float" office:value="0.984807753012208">
            <text:p>0.9848</text:p>
          </table:table-cell>
          <table:table-cell table:formula="of:=SIN(RADIANS([.A56]*9))" office:value-type="float" office:value="0.707106781186547">
            <text:p>0.7071</text:p>
          </table:table-cell>
          <table:table-cell table:formula="of:=SIN(RADIANS([.A56]*10))" office:value-type="float" office:value="-0.17364817766693">
            <text:p>-0.1736</text:p>
          </table:table-cell>
          <table:table-cell table:formula="of:=SIN(RADIANS([.A56]*11))" office:value-type="float" office:value="-0.90630778703665">
            <text:p>-0.9063</text:p>
          </table:table-cell>
          <table:table-cell table:formula="of:=SIN(RADIANS([.A56]*12))" office:value-type="float" office:value="-0.866025403784439">
            <text:p>-0.8660</text:p>
          </table:table-cell>
          <table:table-cell table:formula="of:=SIN(RADIANS([.A56]*13))" office:value-type="float" office:value="-0.0871557427476585">
            <text:p>-0.0872</text:p>
          </table:table-cell>
          <table:table-cell table:formula="of:=SIN(RADIANS([.A56]*14))" office:value-type="float" office:value="0.766044443118978">
            <text:p>0.7660</text:p>
          </table:table-cell>
          <table:table-cell table:formula="of:=SIN(RADIANS([.A56]*15))" office:value-type="float" office:value="0.965925826289069">
            <text:p>0.9659</text:p>
          </table:table-cell>
          <table:table-cell table:formula="of:=SIN(RADIANS([.A56]*16))" office:value-type="float" office:value="0.342020143325669">
            <text:p>0.3420</text:p>
          </table:table-cell>
          <table:table-cell table:formula="of:=COS(RADIANS([.A56]))" office:value-type="float" office:value="0.573576436351046">
            <text:p>0.5736</text:p>
          </table:table-cell>
          <table:table-cell table:formula="of:=COS(RADIANS([.A56]*2))" office:value-type="float" office:value="-0.342020143325669">
            <text:p>-0.3420</text:p>
          </table:table-cell>
          <table:table-cell table:formula="of:=COS(RADIANS([.A56]*3))" office:value-type="float" office:value="-0.965925826289068">
            <text:p>-0.9659</text:p>
          </table:table-cell>
          <table:table-cell table:formula="of:=COS(RADIANS([.A56]*4))" office:value-type="float" office:value="-0.766044443118978">
            <text:p>-0.7660</text:p>
          </table:table-cell>
          <table:table-cell table:formula="of:=COS(RADIANS([.A56]*5))" office:value-type="float" office:value="0.0871557427476579">
            <text:p>0.0872</text:p>
          </table:table-cell>
          <table:table-cell table:formula="of:=COS(RADIANS([.A56]*6))" office:value-type="float" office:value="0.866025403784438">
            <text:p>0.8660</text:p>
          </table:table-cell>
          <table:table-cell table:formula="of:=COS(RADIANS([.A56]*7))" office:value-type="float" office:value="0.90630778703665">
            <text:p>0.9063</text:p>
          </table:table-cell>
          <table:table-cell table:formula="of:=COS(RADIANS([.A56]*8))" office:value-type="float" office:value="0.17364817766693">
            <text:p>0.1736</text:p>
          </table:table-cell>
          <table:table-cell table:formula="of:=COS(RADIANS([.A56]*9))" office:value-type="float" office:value="-0.707106781186548">
            <text:p>-0.7071</text:p>
          </table:table-cell>
          <table:table-cell table:formula="of:=COS(RADIANS([.A56]*10))" office:value-type="float" office:value="-0.984807753012208">
            <text:p>-0.9848</text:p>
          </table:table-cell>
          <table:table-cell table:formula="of:=COS(RADIANS([.A56]*11))" office:value-type="float" office:value="-0.422618261740699">
            <text:p>-0.4226</text:p>
          </table:table-cell>
          <table:table-cell table:formula="of:=COS(RADIANS([.A56]*12))" office:value-type="float" office:value="0.499999999999999">
            <text:p>0.5000</text:p>
          </table:table-cell>
          <table:table-cell table:formula="of:=COS(RADIANS([.A56]*13))" office:value-type="float" office:value="0.996194698091746">
            <text:p>0.9962</text:p>
          </table:table-cell>
          <table:table-cell table:formula="of:=COS(RADIANS([.A56]*14))" office:value-type="float" office:value="0.642787609686539">
            <text:p>0.6428</text:p>
          </table:table-cell>
          <table:table-cell table:formula="of:=COS(RADIANS([.A56]*15))" office:value-type="float" office:value="-0.25881904510252">
            <text:p>-0.2588</text:p>
          </table:table-cell>
          <table:table-cell table:formula="of:=COS(RADIANS([.A56]*16))" office:value-type="float" office:value="-0.939692620785908">
            <text:p>-0.9397</text:p>
          </table:table-cell>
        </table:table-row>
        <table:table-row table:style-name="ro1">
          <table:table-cell office:value-type="float" office:value="56">
            <text:p>05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56S">
            <text:p>00:00:56</text:p>
          </table:table-cell>
          <table:table-cell table:formula="of:=SIN(RADIANS([.A57]))" office:value-type="float" office:value="0.829037572555042">
            <text:p>0.8290</text:p>
          </table:table-cell>
          <table:table-cell table:formula="of:=SIN(RADIANS([.A57]*2))" office:value-type="float" office:value="0.927183854566787">
            <text:p>0.9272</text:p>
          </table:table-cell>
          <table:table-cell table:formula="of:=SIN(RADIANS([.A57]*3))" office:value-type="float" office:value="0.207911690817759">
            <text:p>0.2079</text:p>
          </table:table-cell>
          <table:table-cell table:formula="of:=SIN(RADIANS([.A57]*4))" office:value-type="float" office:value="-0.694658370458997">
            <text:p>-0.6947</text:p>
          </table:table-cell>
          <table:table-cell table:formula="of:=SIN(RADIANS([.A57]*5))" office:value-type="float" office:value="-0.984807753012208">
            <text:p>-0.9848</text:p>
          </table:table-cell>
          <table:table-cell table:formula="of:=SIN(RADIANS([.A57]*6))" office:value-type="float" office:value="-0.4067366430758">
            <text:p>-0.4067</text:p>
          </table:table-cell>
          <table:table-cell table:formula="of:=SIN(RADIANS([.A57]*7))" office:value-type="float" office:value="0.529919264233205">
            <text:p>0.5299</text:p>
          </table:table-cell>
          <table:table-cell table:formula="of:=SIN(RADIANS([.A57]*8))" office:value-type="float" office:value="0.999390827019096">
            <text:p>0.9994</text:p>
          </table:table-cell>
          <table:table-cell table:formula="of:=SIN(RADIANS([.A57]*9))" office:value-type="float" office:value="0.587785252292473">
            <text:p>0.5878</text:p>
          </table:table-cell>
          <table:table-cell table:formula="of:=SIN(RADIANS([.A57]*10))" office:value-type="float" office:value="-0.342020143325668">
            <text:p>-0.3420</text:p>
          </table:table-cell>
          <table:table-cell table:formula="of:=SIN(RADIANS([.A57]*11))" office:value-type="float" office:value="-0.970295726275996">
            <text:p>-0.9703</text:p>
          </table:table-cell>
          <table:table-cell table:formula="of:=SIN(RADIANS([.A57]*12))" office:value-type="float" office:value="-0.743144825477394">
            <text:p>-0.7431</text:p>
          </table:table-cell>
          <table:table-cell table:formula="of:=SIN(RADIANS([.A57]*13))" office:value-type="float" office:value="0.139173100960065">
            <text:p>0.1392</text:p>
          </table:table-cell>
          <table:table-cell table:formula="of:=SIN(RADIANS([.A57]*14))" office:value-type="float" office:value="0.898794046299167">
            <text:p>0.8988</text:p>
          </table:table-cell>
          <table:table-cell table:formula="of:=SIN(RADIANS([.A57]*15))" office:value-type="float" office:value="0.866025403784438">
            <text:p>0.8660</text:p>
          </table:table-cell>
          <table:table-cell table:formula="of:=SIN(RADIANS([.A57]*16))" office:value-type="float" office:value="0.0697564737441251">
            <text:p>0.0698</text:p>
          </table:table-cell>
          <table:table-cell table:formula="of:=COS(RADIANS([.A57]))" office:value-type="float" office:value="0.559192903470747">
            <text:p>0.5592</text:p>
          </table:table-cell>
          <table:table-cell table:formula="of:=COS(RADIANS([.A57]*2))" office:value-type="float" office:value="-0.374606593415912">
            <text:p>-0.3746</text:p>
          </table:table-cell>
          <table:table-cell table:formula="of:=COS(RADIANS([.A57]*3))" office:value-type="float" office:value="-0.978147600733806">
            <text:p>-0.9781</text:p>
          </table:table-cell>
          <table:table-cell table:formula="of:=COS(RADIANS([.A57]*4))" office:value-type="float" office:value="-0.719339800338651">
            <text:p>-0.7193</text:p>
          </table:table-cell>
          <table:table-cell table:formula="of:=COS(RADIANS([.A57]*5))" office:value-type="float" office:value="0.17364817766693">
            <text:p>0.1736</text:p>
          </table:table-cell>
          <table:table-cell table:formula="of:=COS(RADIANS([.A57]*6))" office:value-type="float" office:value="0.913545457642601">
            <text:p>0.9135</text:p>
          </table:table-cell>
          <table:table-cell table:formula="of:=COS(RADIANS([.A57]*7))" office:value-type="float" office:value="0.848048096156426">
            <text:p>0.8480</text:p>
          </table:table-cell>
          <table:table-cell table:formula="of:=COS(RADIANS([.A57]*8))" office:value-type="float" office:value="0.0348994967025009">
            <text:p>0.0349</text:p>
          </table:table-cell>
          <table:table-cell table:formula="of:=COS(RADIANS([.A57]*9))" office:value-type="float" office:value="-0.809016994374947">
            <text:p>-0.8090</text:p>
          </table:table-cell>
          <table:table-cell table:formula="of:=COS(RADIANS([.A57]*10))" office:value-type="float" office:value="-0.939692620785909">
            <text:p>-0.9397</text:p>
          </table:table-cell>
          <table:table-cell table:formula="of:=COS(RADIANS([.A57]*11))" office:value-type="float" office:value="-0.241921895599667">
            <text:p>-0.2419</text:p>
          </table:table-cell>
          <table:table-cell table:formula="of:=COS(RADIANS([.A57]*12))" office:value-type="float" office:value="0.669130606358858">
            <text:p>0.6691</text:p>
          </table:table-cell>
          <table:table-cell table:formula="of:=COS(RADIANS([.A57]*13))" office:value-type="float" office:value="0.99026806874157">
            <text:p>0.9903</text:p>
          </table:table-cell>
          <table:table-cell table:formula="of:=COS(RADIANS([.A57]*14))" office:value-type="float" office:value="0.438371146789078">
            <text:p>0.4384</text:p>
          </table:table-cell>
          <table:table-cell table:formula="of:=COS(RADIANS([.A57]*15))" office:value-type="float" office:value="-0.500000000000001">
            <text:p>-0.5000</text:p>
          </table:table-cell>
          <table:table-cell table:formula="of:=COS(RADIANS([.A57]*16))" office:value-type="float" office:value="-0.997564050259824">
            <text:p>-0.9976</text:p>
          </table:table-cell>
        </table:table-row>
        <table:table-row table:style-name="ro1">
          <table:table-cell office:value-type="float" office:value="57">
            <text:p>05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57S">
            <text:p>00:00:57</text:p>
          </table:table-cell>
          <table:table-cell table:formula="of:=SIN(RADIANS([.A58]))" office:value-type="float" office:value="0.838670567945424">
            <text:p>0.8387</text:p>
          </table:table-cell>
          <table:table-cell table:formula="of:=SIN(RADIANS([.A58]*2))" office:value-type="float" office:value="0.913545457642601">
            <text:p>0.9135</text:p>
          </table:table-cell>
          <table:table-cell table:formula="of:=SIN(RADIANS([.A58]*3))" office:value-type="float" office:value="0.156434465040231">
            <text:p>0.1564</text:p>
          </table:table-cell>
          <table:table-cell table:formula="of:=SIN(RADIANS([.A58]*4))" office:value-type="float" office:value="-0.743144825477394">
            <text:p>-0.7431</text:p>
          </table:table-cell>
          <table:table-cell table:formula="of:=SIN(RADIANS([.A58]*5))" office:value-type="float" office:value="-0.965925826289068">
            <text:p>-0.9659</text:p>
          </table:table-cell>
          <table:table-cell table:formula="of:=SIN(RADIANS([.A58]*6))" office:value-type="float" office:value="-0.309016994374948">
            <text:p>-0.3090</text:p>
          </table:table-cell>
          <table:table-cell table:formula="of:=SIN(RADIANS([.A58]*7))" office:value-type="float" office:value="0.629320391049837">
            <text:p>0.6293</text:p>
          </table:table-cell>
          <table:table-cell table:formula="of:=SIN(RADIANS([.A58]*8))" office:value-type="float" office:value="0.994521895368273">
            <text:p>0.9945</text:p>
          </table:table-cell>
          <table:table-cell table:formula="of:=SIN(RADIANS([.A58]*9))" office:value-type="float" office:value="0.453990499739546">
            <text:p>0.4540</text:p>
          </table:table-cell>
          <table:table-cell table:formula="of:=SIN(RADIANS([.A58]*10))" office:value-type="float" office:value="-0.499999999999999">
            <text:p>-0.5000</text:p>
          </table:table-cell>
          <table:table-cell table:formula="of:=SIN(RADIANS([.A58]*11))" office:value-type="float" office:value="-0.998629534754574">
            <text:p>-0.9986</text:p>
          </table:table-cell>
          <table:table-cell table:formula="of:=SIN(RADIANS([.A58]*12))" office:value-type="float" office:value="-0.587785252292473">
            <text:p>-0.5878</text:p>
          </table:table-cell>
          <table:table-cell table:formula="of:=SIN(RADIANS([.A58]*13))" office:value-type="float" office:value="0.3583679495453">
            <text:p>0.3584</text:p>
          </table:table-cell>
          <table:table-cell table:formula="of:=SIN(RADIANS([.A58]*14))" office:value-type="float" office:value="0.978147600733806">
            <text:p>0.9781</text:p>
          </table:table-cell>
          <table:table-cell table:formula="of:=SIN(RADIANS([.A58]*15))" office:value-type="float" office:value="0.707106781186547">
            <text:p>0.7071</text:p>
          </table:table-cell>
          <table:table-cell table:formula="of:=SIN(RADIANS([.A58]*16))" office:value-type="float" office:value="-0.20791169081776">
            <text:p>-0.2079</text:p>
          </table:table-cell>
          <table:table-cell table:formula="of:=COS(RADIANS([.A58]))" office:value-type="float" office:value="0.544639035015027">
            <text:p>0.5446</text:p>
          </table:table-cell>
          <table:table-cell table:formula="of:=COS(RADIANS([.A58]*2))" office:value-type="float" office:value="-0.4067366430758">
            <text:p>-0.4067</text:p>
          </table:table-cell>
          <table:table-cell table:formula="of:=COS(RADIANS([.A58]*3))" office:value-type="float" office:value="-0.987688340595138">
            <text:p>-0.9877</text:p>
          </table:table-cell>
          <table:table-cell table:formula="of:=COS(RADIANS([.A58]*4))" office:value-type="float" office:value="-0.669130606358858">
            <text:p>-0.6691</text:p>
          </table:table-cell>
          <table:table-cell table:formula="of:=COS(RADIANS([.A58]*5))" office:value-type="float" office:value="0.25881904510252">
            <text:p>0.2588</text:p>
          </table:table-cell>
          <table:table-cell table:formula="of:=COS(RADIANS([.A58]*6))" office:value-type="float" office:value="0.951056516295153">
            <text:p>0.9511</text:p>
          </table:table-cell>
          <table:table-cell table:formula="of:=COS(RADIANS([.A58]*7))" office:value-type="float" office:value="0.777145961456971">
            <text:p>0.7771</text:p>
          </table:table-cell>
          <table:table-cell table:formula="of:=COS(RADIANS([.A58]*8))" office:value-type="float" office:value="-0.104528463267654">
            <text:p>-0.1045</text:p>
          </table:table-cell>
          <table:table-cell table:formula="of:=COS(RADIANS([.A58]*9))" office:value-type="float" office:value="-0.891006524188368">
            <text:p>-0.8910</text:p>
          </table:table-cell>
          <table:table-cell table:formula="of:=COS(RADIANS([.A58]*10))" office:value-type="float" office:value="-0.866025403784439">
            <text:p>-0.8660</text:p>
          </table:table-cell>
          <table:table-cell table:formula="of:=COS(RADIANS([.A58]*11))" office:value-type="float" office:value="-0.0523359562429446">
            <text:p>-0.0523</text:p>
          </table:table-cell>
          <table:table-cell table:formula="of:=COS(RADIANS([.A58]*12))" office:value-type="float" office:value="0.809016994374947">
            <text:p>0.8090</text:p>
          </table:table-cell>
          <table:table-cell table:formula="of:=COS(RADIANS([.A58]*13))" office:value-type="float" office:value="0.933580426497202">
            <text:p>0.9336</text:p>
          </table:table-cell>
          <table:table-cell table:formula="of:=COS(RADIANS([.A58]*14))" office:value-type="float" office:value="0.207911690817759">
            <text:p>0.2079</text:p>
          </table:table-cell>
          <table:table-cell table:formula="of:=COS(RADIANS([.A58]*15))" office:value-type="float" office:value="-0.707106781186548">
            <text:p>-0.7071</text:p>
          </table:table-cell>
          <table:table-cell table:formula="of:=COS(RADIANS([.A58]*16))" office:value-type="float" office:value="-0.978147600733805">
            <text:p>-0.9781</text:p>
          </table:table-cell>
        </table:table-row>
        <table:table-row table:style-name="ro1">
          <table:table-cell office:value-type="float" office:value="58">
            <text:p>05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58S">
            <text:p>00:00:58</text:p>
          </table:table-cell>
          <table:table-cell table:formula="of:=SIN(RADIANS([.A59]))" office:value-type="float" office:value="0.848048096156426">
            <text:p>0.8480</text:p>
          </table:table-cell>
          <table:table-cell table:formula="of:=SIN(RADIANS([.A59]*2))" office:value-type="float" office:value="0.898794046299167">
            <text:p>0.8988</text:p>
          </table:table-cell>
          <table:table-cell table:formula="of:=SIN(RADIANS([.A59]*3))" office:value-type="float" office:value="0.104528463267654">
            <text:p>0.1045</text:p>
          </table:table-cell>
          <table:table-cell table:formula="of:=SIN(RADIANS([.A59]*4))" office:value-type="float" office:value="-0.788010753606722">
            <text:p>-0.7880</text:p>
          </table:table-cell>
          <table:table-cell table:formula="of:=SIN(RADIANS([.A59]*5))" office:value-type="float" office:value="-0.939692620785908">
            <text:p>-0.9397</text:p>
          </table:table-cell>
          <table:table-cell table:formula="of:=SIN(RADIANS([.A59]*6))" office:value-type="float" office:value="-0.20791169081776">
            <text:p>-0.2079</text:p>
          </table:table-cell>
          <table:table-cell table:formula="of:=SIN(RADIANS([.A59]*7))" office:value-type="float" office:value="0.719339800338651">
            <text:p>0.7193</text:p>
          </table:table-cell>
          <table:table-cell table:formula="of:=SIN(RADIANS([.A59]*8))" office:value-type="float" office:value="0.970295726275996">
            <text:p>0.9703</text:p>
          </table:table-cell>
          <table:table-cell table:formula="of:=SIN(RADIANS([.A59]*9))" office:value-type="float" office:value="0.309016994374948">
            <text:p>0.3090</text:p>
          </table:table-cell>
          <table:table-cell table:formula="of:=SIN(RADIANS([.A59]*10))" office:value-type="float" office:value="-0.64278760968654">
            <text:p>-0.6428</text:p>
          </table:table-cell>
          <table:table-cell table:formula="of:=SIN(RADIANS([.A59]*11))" office:value-type="float" office:value="-0.99026806874157">
            <text:p>-0.9903</text:p>
          </table:table-cell>
          <table:table-cell table:formula="of:=SIN(RADIANS([.A59]*12))" office:value-type="float" office:value="-0.406736643075801">
            <text:p>-0.4067</text:p>
          </table:table-cell>
          <table:table-cell table:formula="of:=SIN(RADIANS([.A59]*13))" office:value-type="float" office:value="0.559192903470747">
            <text:p>0.5592</text:p>
          </table:table-cell>
          <table:table-cell table:formula="of:=SIN(RADIANS([.A59]*14))" office:value-type="float" office:value="0.999390827019096">
            <text:p>0.9994</text:p>
          </table:table-cell>
          <table:table-cell table:formula="of:=SIN(RADIANS([.A59]*15))" office:value-type="float" office:value="0.5">
            <text:p>0.5000</text:p>
          </table:table-cell>
          <table:table-cell table:formula="of:=SIN(RADIANS([.A59]*16))" office:value-type="float" office:value="-0.469471562785892">
            <text:p>-0.4695</text:p>
          </table:table-cell>
          <table:table-cell table:formula="of:=COS(RADIANS([.A59]))" office:value-type="float" office:value="0.529919264233205">
            <text:p>0.5299</text:p>
          </table:table-cell>
          <table:table-cell table:formula="of:=COS(RADIANS([.A59]*2))" office:value-type="float" office:value="-0.438371146789078">
            <text:p>-0.4384</text:p>
          </table:table-cell>
          <table:table-cell table:formula="of:=COS(RADIANS([.A59]*3))" office:value-type="float" office:value="-0.994521895368273">
            <text:p>-0.9945</text:p>
          </table:table-cell>
          <table:table-cell table:formula="of:=COS(RADIANS([.A59]*4))" office:value-type="float" office:value="-0.615661475325658">
            <text:p>-0.6157</text:p>
          </table:table-cell>
          <table:table-cell table:formula="of:=COS(RADIANS([.A59]*5))" office:value-type="float" office:value="0.342020143325669">
            <text:p>0.3420</text:p>
          </table:table-cell>
          <table:table-cell table:formula="of:=COS(RADIANS([.A59]*6))" office:value-type="float" office:value="0.978147600733806">
            <text:p>0.9781</text:p>
          </table:table-cell>
          <table:table-cell table:formula="of:=COS(RADIANS([.A59]*7))" office:value-type="float" office:value="0.694658370458998">
            <text:p>0.6947</text:p>
          </table:table-cell>
          <table:table-cell table:formula="of:=COS(RADIANS([.A59]*8))" office:value-type="float" office:value="-0.241921895599668">
            <text:p>-0.2419</text:p>
          </table:table-cell>
          <table:table-cell table:formula="of:=COS(RADIANS([.A59]*9))" office:value-type="float" office:value="-0.951056516295153">
            <text:p>-0.9511</text:p>
          </table:table-cell>
          <table:table-cell table:formula="of:=COS(RADIANS([.A59]*10))" office:value-type="float" office:value="-0.766044443118978">
            <text:p>-0.7660</text:p>
          </table:table-cell>
          <table:table-cell table:formula="of:=COS(RADIANS([.A59]*11))" office:value-type="float" office:value="0.139173100960065">
            <text:p>0.1392</text:p>
          </table:table-cell>
          <table:table-cell table:formula="of:=COS(RADIANS([.A59]*12))" office:value-type="float" office:value="0.9135454576426">
            <text:p>0.9135</text:p>
          </table:table-cell>
          <table:table-cell table:formula="of:=COS(RADIANS([.A59]*13))" office:value-type="float" office:value="0.829037572555042">
            <text:p>0.8290</text:p>
          </table:table-cell>
          <table:table-cell table:formula="of:=COS(RADIANS([.A59]*14))" office:value-type="float" office:value="-0.0348994967025">
            <text:p>-0.0349</text:p>
          </table:table-cell>
          <table:table-cell table:formula="of:=COS(RADIANS([.A59]*15))" office:value-type="float" office:value="-0.866025403784439">
            <text:p>-0.8660</text:p>
          </table:table-cell>
          <table:table-cell table:formula="of:=COS(RADIANS([.A59]*16))" office:value-type="float" office:value="-0.882947592858926">
            <text:p>-0.8829</text:p>
          </table:table-cell>
        </table:table-row>
        <table:table-row table:style-name="ro1">
          <table:table-cell office:value-type="float" office:value="59">
            <text:p>05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0M59S">
            <text:p>00:00:59</text:p>
          </table:table-cell>
          <table:table-cell table:formula="of:=SIN(RADIANS([.A60]))" office:value-type="float" office:value="0.857167300702112">
            <text:p>0.8572</text:p>
          </table:table-cell>
          <table:table-cell table:formula="of:=SIN(RADIANS([.A60]*2))" office:value-type="float" office:value="0.882947592858927">
            <text:p>0.8829</text:p>
          </table:table-cell>
          <table:table-cell table:formula="of:=SIN(RADIANS([.A60]*3))" office:value-type="float" office:value="0.0523359562429438">
            <text:p>0.0523</text:p>
          </table:table-cell>
          <table:table-cell table:formula="of:=SIN(RADIANS([.A60]*4))" office:value-type="float" office:value="-0.829037572555042">
            <text:p>-0.8290</text:p>
          </table:table-cell>
          <table:table-cell table:formula="of:=SIN(RADIANS([.A60]*5))" office:value-type="float" office:value="-0.90630778703665">
            <text:p>-0.9063</text:p>
          </table:table-cell>
          <table:table-cell table:formula="of:=SIN(RADIANS([.A60]*6))" office:value-type="float" office:value="-0.104528463267653">
            <text:p>-0.1045</text:p>
          </table:table-cell>
          <table:table-cell table:formula="of:=SIN(RADIANS([.A60]*7))" office:value-type="float" office:value="0.798635510047293">
            <text:p>0.7986</text:p>
          </table:table-cell>
          <table:table-cell table:formula="of:=SIN(RADIANS([.A60]*8))" office:value-type="float" office:value="0.927183854566787">
            <text:p>0.9272</text:p>
          </table:table-cell>
          <table:table-cell table:formula="of:=SIN(RADIANS([.A60]*9))" office:value-type="float" office:value="0.15643446504023">
            <text:p>0.1564</text:p>
          </table:table-cell>
          <table:table-cell table:formula="of:=SIN(RADIANS([.A60]*10))" office:value-type="float" office:value="-0.766044443118978">
            <text:p>-0.7660</text:p>
          </table:table-cell>
          <table:table-cell table:formula="of:=SIN(RADIANS([.A60]*11))" office:value-type="float" office:value="-0.945518575599317">
            <text:p>-0.9455</text:p>
          </table:table-cell>
          <table:table-cell table:formula="of:=SIN(RADIANS([.A60]*12))" office:value-type="float" office:value="-0.207911690817759">
            <text:p>-0.2079</text:p>
          </table:table-cell>
          <table:table-cell table:formula="of:=SIN(RADIANS([.A60]*13))" office:value-type="float" office:value="0.73135370161917">
            <text:p>0.7314</text:p>
          </table:table-cell>
          <table:table-cell table:formula="of:=SIN(RADIANS([.A60]*14))" office:value-type="float" office:value="0.961261695938319">
            <text:p>0.9613</text:p>
          </table:table-cell>
          <table:table-cell table:formula="of:=SIN(RADIANS([.A60]*15))" office:value-type="float" office:value="0.258819045102521">
            <text:p>0.2588</text:p>
          </table:table-cell>
          <table:table-cell table:formula="of:=SIN(RADIANS([.A60]*16))" office:value-type="float" office:value="-0.694658370458998">
            <text:p>-0.6947</text:p>
          </table:table-cell>
          <table:table-cell table:formula="of:=COS(RADIANS([.A60]))" office:value-type="float" office:value="0.515038074910054">
            <text:p>0.5150</text:p>
          </table:table-cell>
          <table:table-cell table:formula="of:=COS(RADIANS([.A60]*2))" office:value-type="float" office:value="-0.469471562785891">
            <text:p>-0.4695</text:p>
          </table:table-cell>
          <table:table-cell table:formula="of:=COS(RADIANS([.A60]*3))" office:value-type="float" office:value="-0.998629534754574">
            <text:p>-0.9986</text:p>
          </table:table-cell>
          <table:table-cell table:formula="of:=COS(RADIANS([.A60]*4))" office:value-type="float" office:value="-0.559192903470747">
            <text:p>-0.5592</text:p>
          </table:table-cell>
          <table:table-cell table:formula="of:=COS(RADIANS([.A60]*5))" office:value-type="float" office:value="0.4226182617407">
            <text:p>0.4226</text:p>
          </table:table-cell>
          <table:table-cell table:formula="of:=COS(RADIANS([.A60]*6))" office:value-type="float" office:value="0.994521895368273">
            <text:p>0.9945</text:p>
          </table:table-cell>
          <table:table-cell table:formula="of:=COS(RADIANS([.A60]*7))" office:value-type="float" office:value="0.601815023152048">
            <text:p>0.6018</text:p>
          </table:table-cell>
          <table:table-cell table:formula="of:=COS(RADIANS([.A60]*8))" office:value-type="float" office:value="-0.374606593415913">
            <text:p>-0.3746</text:p>
          </table:table-cell>
          <table:table-cell table:formula="of:=COS(RADIANS([.A60]*9))" office:value-type="float" office:value="-0.987688340595138">
            <text:p>-0.9877</text:p>
          </table:table-cell>
          <table:table-cell table:formula="of:=COS(RADIANS([.A60]*10))" office:value-type="float" office:value="-0.642787609686539">
            <text:p>-0.6428</text:p>
          </table:table-cell>
          <table:table-cell table:formula="of:=COS(RADIANS([.A60]*11))" office:value-type="float" office:value="0.325568154457157">
            <text:p>0.3256</text:p>
          </table:table-cell>
          <table:table-cell table:formula="of:=COS(RADIANS([.A60]*12))" office:value-type="float" office:value="0.978147600733806">
            <text:p>0.9781</text:p>
          </table:table-cell>
          <table:table-cell table:formula="of:=COS(RADIANS([.A60]*13))" office:value-type="float" office:value="0.681998360062498">
            <text:p>0.6820</text:p>
          </table:table-cell>
          <table:table-cell table:formula="of:=COS(RADIANS([.A60]*14))" office:value-type="float" office:value="-0.275637355816999">
            <text:p>-0.2756</text:p>
          </table:table-cell>
          <table:table-cell table:formula="of:=COS(RADIANS([.A60]*15))" office:value-type="float" office:value="-0.965925826289068">
            <text:p>-0.9659</text:p>
          </table:table-cell>
          <table:table-cell table:formula="of:=COS(RADIANS([.A60]*16))" office:value-type="float" office:value="-0.71933980033865">
            <text:p>-0.7193</text:p>
          </table:table-cell>
        </table:table-row>
        <table:table-row table:style-name="ro1">
          <table:table-cell office:value-type="float" office:value="60">
            <text:p>06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00S">
            <text:p>00:01:00</text:p>
          </table:table-cell>
          <table:table-cell table:formula="of:=SIN(RADIANS([.A61]))" office:value-type="float" office:value="0.866025403784439">
            <text:p>0.8660</text:p>
          </table:table-cell>
          <table:table-cell table:formula="of:=SIN(RADIANS([.A61]*2))" office:value-type="float" office:value="0.866025403784439">
            <text:p>0.8660</text:p>
          </table:table-cell>
          <table:table-cell table:formula="of:=SIN(RADIANS([.A61]*3))" office:value-type="float" office:value="1.22464679914735E-016">
            <text:p>0.0000</text:p>
          </table:table-cell>
          <table:table-cell table:formula="of:=SIN(RADIANS([.A61]*4))" office:value-type="float" office:value="-0.866025403784438">
            <text:p>-0.8660</text:p>
          </table:table-cell>
          <table:table-cell table:formula="of:=SIN(RADIANS([.A61]*5))" office:value-type="float" office:value="-0.866025403784439">
            <text:p>-0.8660</text:p>
          </table:table-cell>
          <table:table-cell table:formula="of:=SIN(RADIANS([.A61]*6))" office:value-type="float" office:value="-2.44929359829471E-016">
            <text:p>0.0000</text:p>
          </table:table-cell>
          <table:table-cell table:formula="of:=SIN(RADIANS([.A61]*7))" office:value-type="float" office:value="0.866025403784439">
            <text:p>0.8660</text:p>
          </table:table-cell>
          <table:table-cell table:formula="of:=SIN(RADIANS([.A61]*8))" office:value-type="float" office:value="0.866025403784439">
            <text:p>0.8660</text:p>
          </table:table-cell>
          <table:table-cell table:formula="of:=SIN(RADIANS([.A61]*9))" office:value-type="float" office:value="3.67394039744206E-016">
            <text:p>0.0000</text:p>
          </table:table-cell>
          <table:table-cell table:formula="of:=SIN(RADIANS([.A61]*10))" office:value-type="float" office:value="-0.866025403784439">
            <text:p>-0.8660</text:p>
          </table:table-cell>
          <table:table-cell table:formula="of:=SIN(RADIANS([.A61]*11))" office:value-type="float" office:value="-0.866025403784439">
            <text:p>-0.8660</text:p>
          </table:table-cell>
          <table:table-cell table:formula="of:=SIN(RADIANS([.A61]*12))" office:value-type="float" office:value="-4.89858719658941E-016">
            <text:p>0.0000</text:p>
          </table:table-cell>
          <table:table-cell table:formula="of:=SIN(RADIANS([.A61]*13))" office:value-type="float" office:value="0.866025403784439">
            <text:p>0.8660</text:p>
          </table:table-cell>
          <table:table-cell table:formula="of:=SIN(RADIANS([.A61]*14))" office:value-type="float" office:value="0.866025403784438">
            <text:p>0.8660</text:p>
          </table:table-cell>
          <table:table-cell table:formula="of:=SIN(RADIANS([.A61]*15))" office:value-type="float" office:value="6.12323399573677E-016">
            <text:p>0.0000</text:p>
          </table:table-cell>
          <table:table-cell table:formula="of:=SIN(RADIANS([.A61]*16))" office:value-type="float" office:value="-0.866025403784438">
            <text:p>-0.8660</text:p>
          </table:table-cell>
          <table:table-cell table:formula="of:=COS(RADIANS([.A61]))" office:value-type="float" office:value="0.5">
            <text:p>0.5000</text:p>
          </table:table-cell>
          <table:table-cell table:formula="of:=COS(RADIANS([.A61]*2))" office:value-type="float" office:value="-0.5">
            <text:p>-0.5000</text:p>
          </table:table-cell>
          <table:table-cell table:formula="of:=COS(RADIANS([.A61]*3))" office:value-type="float" office:value="-1">
            <text:p>-1.0000</text:p>
          </table:table-cell>
          <table:table-cell table:formula="of:=COS(RADIANS([.A61]*4))" office:value-type="float" office:value="-0.5">
            <text:p>-0.5000</text:p>
          </table:table-cell>
          <table:table-cell table:formula="of:=COS(RADIANS([.A61]*5))" office:value-type="float" office:value="0.5">
            <text:p>0.5000</text:p>
          </table:table-cell>
          <table:table-cell table:formula="of:=COS(RADIANS([.A61]*6))" office:value-type="float" office:value="1">
            <text:p>1.0000</text:p>
          </table:table-cell>
          <table:table-cell table:formula="of:=COS(RADIANS([.A61]*7))" office:value-type="float" office:value="0.5">
            <text:p>0.5000</text:p>
          </table:table-cell>
          <table:table-cell table:formula="of:=COS(RADIANS([.A61]*8))" office:value-type="float" office:value="-0.499999999999999">
            <text:p>-0.5000</text:p>
          </table:table-cell>
          <table:table-cell table:formula="of:=COS(RADIANS([.A61]*9))" office:value-type="float" office:value="-1">
            <text:p>-1.0000</text:p>
          </table:table-cell>
          <table:table-cell table:formula="of:=COS(RADIANS([.A61]*10))" office:value-type="float" office:value="-0.5">
            <text:p>-0.5000</text:p>
          </table:table-cell>
          <table:table-cell table:formula="of:=COS(RADIANS([.A61]*11))" office:value-type="float" office:value="0.499999999999999">
            <text:p>0.5000</text:p>
          </table:table-cell>
          <table:table-cell table:formula="of:=COS(RADIANS([.A61]*12))" office:value-type="float" office:value="1">
            <text:p>1.0000</text:p>
          </table:table-cell>
          <table:table-cell table:formula="of:=COS(RADIANS([.A61]*13))" office:value-type="float" office:value="0.5">
            <text:p>0.5000</text:p>
          </table:table-cell>
          <table:table-cell table:formula="of:=COS(RADIANS([.A61]*14))" office:value-type="float" office:value="-0.500000000000001">
            <text:p>-0.5000</text:p>
          </table:table-cell>
          <table:table-cell table:formula="of:=COS(RADIANS([.A61]*15))" office:value-type="float" office:value="-1">
            <text:p>-1.0000</text:p>
          </table:table-cell>
          <table:table-cell table:formula="of:=COS(RADIANS([.A61]*16))" office:value-type="float" office:value="-0.500000000000002">
            <text:p>-0.5000</text:p>
          </table:table-cell>
        </table:table-row>
        <table:table-row table:style-name="ro1">
          <table:table-cell office:value-type="float" office:value="61">
            <text:p>06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01S">
            <text:p>00:01:01</text:p>
          </table:table-cell>
          <table:table-cell table:formula="of:=SIN(RADIANS([.A62]))" office:value-type="float" office:value="0.874619707139396">
            <text:p>0.8746</text:p>
          </table:table-cell>
          <table:table-cell table:formula="of:=SIN(RADIANS([.A62]*2))" office:value-type="float" office:value="0.848048096156426">
            <text:p>0.8480</text:p>
          </table:table-cell>
          <table:table-cell table:formula="of:=SIN(RADIANS([.A62]*3))" office:value-type="float" office:value="-0.0523359562429436">
            <text:p>-0.0523</text:p>
          </table:table-cell>
          <table:table-cell table:formula="of:=SIN(RADIANS([.A62]*4))" office:value-type="float" office:value="-0.898794046299167">
            <text:p>-0.8988</text:p>
          </table:table-cell>
          <table:table-cell table:formula="of:=SIN(RADIANS([.A62]*5))" office:value-type="float" office:value="-0.819152044288992">
            <text:p>-0.8192</text:p>
          </table:table-cell>
          <table:table-cell table:formula="of:=SIN(RADIANS([.A62]*6))" office:value-type="float" office:value="0.104528463267653">
            <text:p>0.1045</text:p>
          </table:table-cell>
          <table:table-cell table:formula="of:=SIN(RADIANS([.A62]*7))" office:value-type="float" office:value="0.92050485345244">
            <text:p>0.9205</text:p>
          </table:table-cell>
          <table:table-cell table:formula="of:=SIN(RADIANS([.A62]*8))" office:value-type="float" office:value="0.788010753606722">
            <text:p>0.7880</text:p>
          </table:table-cell>
          <table:table-cell table:formula="of:=SIN(RADIANS([.A62]*9))" office:value-type="float" office:value="-0.156434465040231">
            <text:p>-0.1564</text:p>
          </table:table-cell>
          <table:table-cell table:formula="of:=SIN(RADIANS([.A62]*10))" office:value-type="float" office:value="-0.939692620785908">
            <text:p>-0.9397</text:p>
          </table:table-cell>
          <table:table-cell table:formula="of:=SIN(RADIANS([.A62]*11))" office:value-type="float" office:value="-0.754709580222772">
            <text:p>-0.7547</text:p>
          </table:table-cell>
          <table:table-cell table:formula="of:=SIN(RADIANS([.A62]*12))" office:value-type="float" office:value="0.207911690817758">
            <text:p>0.2079</text:p>
          </table:table-cell>
          <table:table-cell table:formula="of:=SIN(RADIANS([.A62]*13))" office:value-type="float" office:value="0.956304755963036">
            <text:p>0.9563</text:p>
          </table:table-cell>
          <table:table-cell table:formula="of:=SIN(RADIANS([.A62]*14))" office:value-type="float" office:value="0.719339800338651">
            <text:p>0.7193</text:p>
          </table:table-cell>
          <table:table-cell table:formula="of:=SIN(RADIANS([.A62]*15))" office:value-type="float" office:value="-0.25881904510252">
            <text:p>-0.2588</text:p>
          </table:table-cell>
          <table:table-cell table:formula="of:=SIN(RADIANS([.A62]*16))" office:value-type="float" office:value="-0.970295726275996">
            <text:p>-0.9703</text:p>
          </table:table-cell>
          <table:table-cell table:formula="of:=COS(RADIANS([.A62]))" office:value-type="float" office:value="0.484809620246337">
            <text:p>0.4848</text:p>
          </table:table-cell>
          <table:table-cell table:formula="of:=COS(RADIANS([.A62]*2))" office:value-type="float" office:value="-0.529919264233205">
            <text:p>-0.5299</text:p>
          </table:table-cell>
          <table:table-cell table:formula="of:=COS(RADIANS([.A62]*3))" office:value-type="float" office:value="-0.998629534754574">
            <text:p>-0.9986</text:p>
          </table:table-cell>
          <table:table-cell table:formula="of:=COS(RADIANS([.A62]*4))" office:value-type="float" office:value="-0.438371146789078">
            <text:p>-0.4384</text:p>
          </table:table-cell>
          <table:table-cell table:formula="of:=COS(RADIANS([.A62]*5))" office:value-type="float" office:value="0.573576436351046">
            <text:p>0.5736</text:p>
          </table:table-cell>
          <table:table-cell table:formula="of:=COS(RADIANS([.A62]*6))" office:value-type="float" office:value="0.994521895368273">
            <text:p>0.9945</text:p>
          </table:table-cell>
          <table:table-cell table:formula="of:=COS(RADIANS([.A62]*7))" office:value-type="float" office:value="0.390731128489274">
            <text:p>0.3907</text:p>
          </table:table-cell>
          <table:table-cell table:formula="of:=COS(RADIANS([.A62]*8))" office:value-type="float" office:value="-0.615661475325658">
            <text:p>-0.6157</text:p>
          </table:table-cell>
          <table:table-cell table:formula="of:=COS(RADIANS([.A62]*9))" office:value-type="float" office:value="-0.987688340595138">
            <text:p>-0.9877</text:p>
          </table:table-cell>
          <table:table-cell table:formula="of:=COS(RADIANS([.A62]*10))" office:value-type="float" office:value="-0.342020143325669">
            <text:p>-0.3420</text:p>
          </table:table-cell>
          <table:table-cell table:formula="of:=COS(RADIANS([.A62]*11))" office:value-type="float" office:value="0.656059028990507">
            <text:p>0.6561</text:p>
          </table:table-cell>
          <table:table-cell table:formula="of:=COS(RADIANS([.A62]*12))" office:value-type="float" office:value="0.978147600733806">
            <text:p>0.9781</text:p>
          </table:table-cell>
          <table:table-cell table:formula="of:=COS(RADIANS([.A62]*13))" office:value-type="float" office:value="0.292371704722737">
            <text:p>0.2924</text:p>
          </table:table-cell>
          <table:table-cell table:formula="of:=COS(RADIANS([.A62]*14))" office:value-type="float" office:value="-0.694658370458997">
            <text:p>-0.6947</text:p>
          </table:table-cell>
          <table:table-cell table:formula="of:=COS(RADIANS([.A62]*15))" office:value-type="float" office:value="-0.965925826289069">
            <text:p>-0.9659</text:p>
          </table:table-cell>
          <table:table-cell table:formula="of:=COS(RADIANS([.A62]*16))" office:value-type="float" office:value="-0.241921895599669">
            <text:p>-0.2419</text:p>
          </table:table-cell>
        </table:table-row>
        <table:table-row table:style-name="ro1">
          <table:table-cell office:value-type="float" office:value="62">
            <text:p>06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02S">
            <text:p>00:01:02</text:p>
          </table:table-cell>
          <table:table-cell table:formula="of:=SIN(RADIANS([.A63]))" office:value-type="float" office:value="0.882947592858927">
            <text:p>0.8829</text:p>
          </table:table-cell>
          <table:table-cell table:formula="of:=SIN(RADIANS([.A63]*2))" office:value-type="float" office:value="0.829037572555042">
            <text:p>0.8290</text:p>
          </table:table-cell>
          <table:table-cell table:formula="of:=SIN(RADIANS([.A63]*3))" office:value-type="float" office:value="-0.104528463267653">
            <text:p>-0.1045</text:p>
          </table:table-cell>
          <table:table-cell table:formula="of:=SIN(RADIANS([.A63]*4))" office:value-type="float" office:value="-0.927183854566787">
            <text:p>-0.9272</text:p>
          </table:table-cell>
          <table:table-cell table:formula="of:=SIN(RADIANS([.A63]*5))" office:value-type="float" office:value="-0.766044443118978">
            <text:p>-0.7660</text:p>
          </table:table-cell>
          <table:table-cell table:formula="of:=SIN(RADIANS([.A63]*6))" office:value-type="float" office:value="0.207911690817759">
            <text:p>0.2079</text:p>
          </table:table-cell>
          <table:table-cell table:formula="of:=SIN(RADIANS([.A63]*7))" office:value-type="float" office:value="0.961261695938319">
            <text:p>0.9613</text:p>
          </table:table-cell>
          <table:table-cell table:formula="of:=SIN(RADIANS([.A63]*8))" office:value-type="float" office:value="0.694658370458998">
            <text:p>0.6947</text:p>
          </table:table-cell>
          <table:table-cell table:formula="of:=SIN(RADIANS([.A63]*9))" office:value-type="float" office:value="-0.309016994374947">
            <text:p>-0.3090</text:p>
          </table:table-cell>
          <table:table-cell table:formula="of:=SIN(RADIANS([.A63]*10))" office:value-type="float" office:value="-0.984807753012208">
            <text:p>-0.9848</text:p>
          </table:table-cell>
          <table:table-cell table:formula="of:=SIN(RADIANS([.A63]*11))" office:value-type="float" office:value="-0.615661475325658">
            <text:p>-0.6157</text:p>
          </table:table-cell>
          <table:table-cell table:formula="of:=SIN(RADIANS([.A63]*12))" office:value-type="float" office:value="0.4067366430758">
            <text:p>0.4067</text:p>
          </table:table-cell>
          <table:table-cell table:formula="of:=SIN(RADIANS([.A63]*13))" office:value-type="float" office:value="0.997564050259824">
            <text:p>0.9976</text:p>
          </table:table-cell>
          <table:table-cell table:formula="of:=SIN(RADIANS([.A63]*14))" office:value-type="float" office:value="0.529919264233205">
            <text:p>0.5299</text:p>
          </table:table-cell>
          <table:table-cell table:formula="of:=SIN(RADIANS([.A63]*15))" office:value-type="float" office:value="-0.499999999999999">
            <text:p>-0.5000</text:p>
          </table:table-cell>
          <table:table-cell table:formula="of:=SIN(RADIANS([.A63]*16))" office:value-type="float" office:value="-0.999390827019096">
            <text:p>-0.9994</text:p>
          </table:table-cell>
          <table:table-cell table:formula="of:=COS(RADIANS([.A63]))" office:value-type="float" office:value="0.469471562785891">
            <text:p>0.4695</text:p>
          </table:table-cell>
          <table:table-cell table:formula="of:=COS(RADIANS([.A63]*2))" office:value-type="float" office:value="-0.559192903470747">
            <text:p>-0.5592</text:p>
          </table:table-cell>
          <table:table-cell table:formula="of:=COS(RADIANS([.A63]*3))" office:value-type="float" office:value="-0.994521895368273">
            <text:p>-0.9945</text:p>
          </table:table-cell>
          <table:table-cell table:formula="of:=COS(RADIANS([.A63]*4))" office:value-type="float" office:value="-0.374606593415912">
            <text:p>-0.3746</text:p>
          </table:table-cell>
          <table:table-cell table:formula="of:=COS(RADIANS([.A63]*5))" office:value-type="float" office:value="0.642787609686539">
            <text:p>0.6428</text:p>
          </table:table-cell>
          <table:table-cell table:formula="of:=COS(RADIANS([.A63]*6))" office:value-type="float" office:value="0.978147600733806">
            <text:p>0.9781</text:p>
          </table:table-cell>
          <table:table-cell table:formula="of:=COS(RADIANS([.A63]*7))" office:value-type="float" office:value="0.275637355816999">
            <text:p>0.2756</text:p>
          </table:table-cell>
          <table:table-cell table:formula="of:=COS(RADIANS([.A63]*8))" office:value-type="float" office:value="-0.719339800338651">
            <text:p>-0.7193</text:p>
          </table:table-cell>
          <table:table-cell table:formula="of:=COS(RADIANS([.A63]*9))" office:value-type="float" office:value="-0.951056516295154">
            <text:p>-0.9511</text:p>
          </table:table-cell>
          <table:table-cell table:formula="of:=COS(RADIANS([.A63]*10))" office:value-type="float" office:value="-0.173648177666931">
            <text:p>-0.1736</text:p>
          </table:table-cell>
          <table:table-cell table:formula="of:=COS(RADIANS([.A63]*11))" office:value-type="float" office:value="0.788010753606722">
            <text:p>0.7880</text:p>
          </table:table-cell>
          <table:table-cell table:formula="of:=COS(RADIANS([.A63]*12))" office:value-type="float" office:value="0.913545457642601">
            <text:p>0.9135</text:p>
          </table:table-cell>
          <table:table-cell table:formula="of:=COS(RADIANS([.A63]*13))" office:value-type="float" office:value="0.0697564737441251">
            <text:p>0.0698</text:p>
          </table:table-cell>
          <table:table-cell table:formula="of:=COS(RADIANS([.A63]*14))" office:value-type="float" office:value="-0.848048096156426">
            <text:p>-0.8480</text:p>
          </table:table-cell>
          <table:table-cell table:formula="of:=COS(RADIANS([.A63]*15))" office:value-type="float" office:value="-0.866025403784439">
            <text:p>-0.8660</text:p>
          </table:table-cell>
          <table:table-cell table:formula="of:=COS(RADIANS([.A63]*16))" office:value-type="float" office:value="0.0348994967024999">
            <text:p>0.0349</text:p>
          </table:table-cell>
        </table:table-row>
        <table:table-row table:style-name="ro1">
          <table:table-cell office:value-type="float" office:value="63">
            <text:p>06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03S">
            <text:p>00:01:03</text:p>
          </table:table-cell>
          <table:table-cell table:formula="of:=SIN(RADIANS([.A64]))" office:value-type="float" office:value="0.891006524188368">
            <text:p>0.8910</text:p>
          </table:table-cell>
          <table:table-cell table:formula="of:=SIN(RADIANS([.A64]*2))" office:value-type="float" office:value="0.809016994374947">
            <text:p>0.8090</text:p>
          </table:table-cell>
          <table:table-cell table:formula="of:=SIN(RADIANS([.A64]*3))" office:value-type="float" office:value="-0.156434465040231">
            <text:p>-0.1564</text:p>
          </table:table-cell>
          <table:table-cell table:formula="of:=SIN(RADIANS([.A64]*4))" office:value-type="float" office:value="-0.951056516295153">
            <text:p>-0.9511</text:p>
          </table:table-cell>
          <table:table-cell table:formula="of:=SIN(RADIANS([.A64]*5))" office:value-type="float" office:value="-0.707106781186548">
            <text:p>-0.7071</text:p>
          </table:table-cell>
          <table:table-cell table:formula="of:=SIN(RADIANS([.A64]*6))" office:value-type="float" office:value="0.309016994374947">
            <text:p>0.3090</text:p>
          </table:table-cell>
          <table:table-cell table:formula="of:=SIN(RADIANS([.A64]*7))" office:value-type="float" office:value="0.987688340595138">
            <text:p>0.9877</text:p>
          </table:table-cell>
          <table:table-cell table:formula="of:=SIN(RADIANS([.A64]*8))" office:value-type="float" office:value="0.587785252292473">
            <text:p>0.5878</text:p>
          </table:table-cell>
          <table:table-cell table:formula="of:=SIN(RADIANS([.A64]*9))" office:value-type="float" office:value="-0.453990499739547">
            <text:p>-0.4540</text:p>
          </table:table-cell>
          <table:table-cell table:formula="of:=SIN(RADIANS([.A64]*10))" office:value-type="float" office:value="-1">
            <text:p>-1.0000</text:p>
          </table:table-cell>
          <table:table-cell table:formula="of:=SIN(RADIANS([.A64]*11))" office:value-type="float" office:value="-0.453990499739546">
            <text:p>-0.4540</text:p>
          </table:table-cell>
          <table:table-cell table:formula="of:=SIN(RADIANS([.A64]*12))" office:value-type="float" office:value="0.587785252292473">
            <text:p>0.5878</text:p>
          </table:table-cell>
          <table:table-cell table:formula="of:=SIN(RADIANS([.A64]*13))" office:value-type="float" office:value="0.987688340595138">
            <text:p>0.9877</text:p>
          </table:table-cell>
          <table:table-cell table:formula="of:=SIN(RADIANS([.A64]*14))" office:value-type="float" office:value="0.309016994374948">
            <text:p>0.3090</text:p>
          </table:table-cell>
          <table:table-cell table:formula="of:=SIN(RADIANS([.A64]*15))" office:value-type="float" office:value="-0.707106781186548">
            <text:p>-0.7071</text:p>
          </table:table-cell>
          <table:table-cell table:formula="of:=SIN(RADIANS([.A64]*16))" office:value-type="float" office:value="-0.951056516295154">
            <text:p>-0.9511</text:p>
          </table:table-cell>
          <table:table-cell table:formula="of:=COS(RADIANS([.A64]))" office:value-type="float" office:value="0.453990499739547">
            <text:p>0.4540</text:p>
          </table:table-cell>
          <table:table-cell table:formula="of:=COS(RADIANS([.A64]*2))" office:value-type="float" office:value="-0.587785252292473">
            <text:p>-0.5878</text:p>
          </table:table-cell>
          <table:table-cell table:formula="of:=COS(RADIANS([.A64]*3))" office:value-type="float" office:value="-0.987688340595138">
            <text:p>-0.9877</text:p>
          </table:table-cell>
          <table:table-cell table:formula="of:=COS(RADIANS([.A64]*4))" office:value-type="float" office:value="-0.309016994374948">
            <text:p>-0.3090</text:p>
          </table:table-cell>
          <table:table-cell table:formula="of:=COS(RADIANS([.A64]*5))" office:value-type="float" office:value="0.707106781186547">
            <text:p>0.7071</text:p>
          </table:table-cell>
          <table:table-cell table:formula="of:=COS(RADIANS([.A64]*6))" office:value-type="float" office:value="0.951056516295154">
            <text:p>0.9511</text:p>
          </table:table-cell>
          <table:table-cell table:formula="of:=COS(RADIANS([.A64]*7))" office:value-type="float" office:value="0.156434465040231">
            <text:p>0.1564</text:p>
          </table:table-cell>
          <table:table-cell table:formula="of:=COS(RADIANS([.A64]*8))" office:value-type="float" office:value="-0.809016994374947">
            <text:p>-0.8090</text:p>
          </table:table-cell>
          <table:table-cell table:formula="of:=COS(RADIANS([.A64]*9))" office:value-type="float" office:value="-0.891006524188368">
            <text:p>-0.8910</text:p>
          </table:table-cell>
          <table:table-cell table:formula="of:=COS(RADIANS([.A64]*10))" office:value-type="float" office:value="-4.28626379701574E-016">
            <text:p>0.0000</text:p>
          </table:table-cell>
          <table:table-cell table:formula="of:=COS(RADIANS([.A64]*11))" office:value-type="float" office:value="0.891006524188368">
            <text:p>0.8910</text:p>
          </table:table-cell>
          <table:table-cell table:formula="of:=COS(RADIANS([.A64]*12))" office:value-type="float" office:value="0.809016994374948">
            <text:p>0.8090</text:p>
          </table:table-cell>
          <table:table-cell table:formula="of:=COS(RADIANS([.A64]*13))" office:value-type="float" office:value="-0.156434465040231">
            <text:p>-0.1564</text:p>
          </table:table-cell>
          <table:table-cell table:formula="of:=COS(RADIANS([.A64]*14))" office:value-type="float" office:value="-0.951056516295153">
            <text:p>-0.9511</text:p>
          </table:table-cell>
          <table:table-cell table:formula="of:=COS(RADIANS([.A64]*15))" office:value-type="float" office:value="-0.707106781186547">
            <text:p>-0.7071</text:p>
          </table:table-cell>
          <table:table-cell table:formula="of:=COS(RADIANS([.A64]*16))" office:value-type="float" office:value="0.309016994374947">
            <text:p>0.3090</text:p>
          </table:table-cell>
        </table:table-row>
        <table:table-row table:style-name="ro1">
          <table:table-cell office:value-type="float" office:value="64">
            <text:p>06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04S">
            <text:p>00:01:04</text:p>
          </table:table-cell>
          <table:table-cell table:formula="of:=SIN(RADIANS([.A65]))" office:value-type="float" office:value="0.898794046299167">
            <text:p>0.8988</text:p>
          </table:table-cell>
          <table:table-cell table:formula="of:=SIN(RADIANS([.A65]*2))" office:value-type="float" office:value="0.788010753606722">
            <text:p>0.7880</text:p>
          </table:table-cell>
          <table:table-cell table:formula="of:=SIN(RADIANS([.A65]*3))" office:value-type="float" office:value="-0.207911690817759">
            <text:p>-0.2079</text:p>
          </table:table-cell>
          <table:table-cell table:formula="of:=SIN(RADIANS([.A65]*4))" office:value-type="float" office:value="-0.970295726275996">
            <text:p>-0.9703</text:p>
          </table:table-cell>
          <table:table-cell table:formula="of:=SIN(RADIANS([.A65]*5))" office:value-type="float" office:value="-0.64278760968654">
            <text:p>-0.6428</text:p>
          </table:table-cell>
          <table:table-cell table:formula="of:=SIN(RADIANS([.A65]*6))" office:value-type="float" office:value="0.4067366430758">
            <text:p>0.4067</text:p>
          </table:table-cell>
          <table:table-cell table:formula="of:=SIN(RADIANS([.A65]*7))" office:value-type="float" office:value="0.999390827019096">
            <text:p>0.9994</text:p>
          </table:table-cell>
          <table:table-cell table:formula="of:=SIN(RADIANS([.A65]*8))" office:value-type="float" office:value="0.469471562785891">
            <text:p>0.4695</text:p>
          </table:table-cell>
          <table:table-cell table:formula="of:=SIN(RADIANS([.A65]*9))" office:value-type="float" office:value="-0.587785252292473">
            <text:p>-0.5878</text:p>
          </table:table-cell>
          <table:table-cell table:formula="of:=SIN(RADIANS([.A65]*10))" office:value-type="float" office:value="-0.984807753012208">
            <text:p>-0.9848</text:p>
          </table:table-cell>
          <table:table-cell table:formula="of:=SIN(RADIANS([.A65]*11))" office:value-type="float" office:value="-0.275637355817">
            <text:p>-0.2756</text:p>
          </table:table-cell>
          <table:table-cell table:formula="of:=SIN(RADIANS([.A65]*12))" office:value-type="float" office:value="0.743144825477395">
            <text:p>0.7431</text:p>
          </table:table-cell>
          <table:table-cell table:formula="of:=SIN(RADIANS([.A65]*13))" office:value-type="float" office:value="0.927183854566787">
            <text:p>0.9272</text:p>
          </table:table-cell>
          <table:table-cell table:formula="of:=SIN(RADIANS([.A65]*14))" office:value-type="float" office:value="0.0697564737441251">
            <text:p>0.0698</text:p>
          </table:table-cell>
          <table:table-cell table:formula="of:=SIN(RADIANS([.A65]*15))" office:value-type="float" office:value="-0.866025403784438">
            <text:p>-0.8660</text:p>
          </table:table-cell>
          <table:table-cell table:formula="of:=SIN(RADIANS([.A65]*16))" office:value-type="float" office:value="-0.829037572555042">
            <text:p>-0.8290</text:p>
          </table:table-cell>
          <table:table-cell table:formula="of:=COS(RADIANS([.A65]))" office:value-type="float" office:value="0.438371146789077">
            <text:p>0.4384</text:p>
          </table:table-cell>
          <table:table-cell table:formula="of:=COS(RADIANS([.A65]*2))" office:value-type="float" office:value="-0.615661475325658">
            <text:p>-0.6157</text:p>
          </table:table-cell>
          <table:table-cell table:formula="of:=COS(RADIANS([.A65]*3))" office:value-type="float" office:value="-0.978147600733806">
            <text:p>-0.9781</text:p>
          </table:table-cell>
          <table:table-cell table:formula="of:=COS(RADIANS([.A65]*4))" office:value-type="float" office:value="-0.241921895599668">
            <text:p>-0.2419</text:p>
          </table:table-cell>
          <table:table-cell table:formula="of:=COS(RADIANS([.A65]*5))" office:value-type="float" office:value="0.766044443118978">
            <text:p>0.7660</text:p>
          </table:table-cell>
          <table:table-cell table:formula="of:=COS(RADIANS([.A65]*6))" office:value-type="float" office:value="0.913545457642601">
            <text:p>0.9135</text:p>
          </table:table-cell>
          <table:table-cell table:formula="of:=COS(RADIANS([.A65]*7))" office:value-type="float" office:value="0.0348994967025009">
            <text:p>0.0349</text:p>
          </table:table-cell>
          <table:table-cell table:formula="of:=COS(RADIANS([.A65]*8))" office:value-type="float" office:value="-0.882947592858927">
            <text:p>-0.8829</text:p>
          </table:table-cell>
          <table:table-cell table:formula="of:=COS(RADIANS([.A65]*9))" office:value-type="float" office:value="-0.809016994374948">
            <text:p>-0.8090</text:p>
          </table:table-cell>
          <table:table-cell table:formula="of:=COS(RADIANS([.A65]*10))" office:value-type="float" office:value="0.17364817766693">
            <text:p>0.1736</text:p>
          </table:table-cell>
          <table:table-cell table:formula="of:=COS(RADIANS([.A65]*11))" office:value-type="float" office:value="0.961261695938319">
            <text:p>0.9613</text:p>
          </table:table-cell>
          <table:table-cell table:formula="of:=COS(RADIANS([.A65]*12))" office:value-type="float" office:value="0.669130606358858">
            <text:p>0.6691</text:p>
          </table:table-cell>
          <table:table-cell table:formula="of:=COS(RADIANS([.A65]*13))" office:value-type="float" office:value="-0.374606593415912">
            <text:p>-0.3746</text:p>
          </table:table-cell>
          <table:table-cell table:formula="of:=COS(RADIANS([.A65]*14))" office:value-type="float" office:value="-0.997564050259824">
            <text:p>-0.9976</text:p>
          </table:table-cell>
          <table:table-cell table:formula="of:=COS(RADIANS([.A65]*15))" office:value-type="float" office:value="-0.500000000000002">
            <text:p>-0.5000</text:p>
          </table:table-cell>
          <table:table-cell table:formula="of:=COS(RADIANS([.A65]*16))" office:value-type="float" office:value="0.559192903470747">
            <text:p>0.5592</text:p>
          </table:table-cell>
        </table:table-row>
        <table:table-row table:style-name="ro1">
          <table:table-cell office:value-type="float" office:value="65">
            <text:p>06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05S">
            <text:p>00:01:05</text:p>
          </table:table-cell>
          <table:table-cell table:formula="of:=SIN(RADIANS([.A66]))" office:value-type="float" office:value="0.90630778703665">
            <text:p>0.9063</text:p>
          </table:table-cell>
          <table:table-cell table:formula="of:=SIN(RADIANS([.A66]*2))" office:value-type="float" office:value="0.766044443118978">
            <text:p>0.7660</text:p>
          </table:table-cell>
          <table:table-cell table:formula="of:=SIN(RADIANS([.A66]*3))" office:value-type="float" office:value="-0.258819045102521">
            <text:p>-0.2588</text:p>
          </table:table-cell>
          <table:table-cell table:formula="of:=SIN(RADIANS([.A66]*4))" office:value-type="float" office:value="-0.984807753012208">
            <text:p>-0.9848</text:p>
          </table:table-cell>
          <table:table-cell table:formula="of:=SIN(RADIANS([.A66]*5))" office:value-type="float" office:value="-0.573576436351047">
            <text:p>-0.5736</text:p>
          </table:table-cell>
          <table:table-cell table:formula="of:=SIN(RADIANS([.A66]*6))" office:value-type="float" office:value="0.5">
            <text:p>0.5000</text:p>
          </table:table-cell>
          <table:table-cell table:formula="of:=SIN(RADIANS([.A66]*7))" office:value-type="float" office:value="0.996194698091746">
            <text:p>0.9962</text:p>
          </table:table-cell>
          <table:table-cell table:formula="of:=SIN(RADIANS([.A66]*8))" office:value-type="float" office:value="0.342020143325669">
            <text:p>0.3420</text:p>
          </table:table-cell>
          <table:table-cell table:formula="of:=SIN(RADIANS([.A66]*9))" office:value-type="float" office:value="-0.707106781186548">
            <text:p>-0.7071</text:p>
          </table:table-cell>
          <table:table-cell table:formula="of:=SIN(RADIANS([.A66]*10))" office:value-type="float" office:value="-0.939692620785909">
            <text:p>-0.9397</text:p>
          </table:table-cell>
          <table:table-cell table:formula="of:=SIN(RADIANS([.A66]*11))" office:value-type="float" office:value="-0.0871557427476585">
            <text:p>-0.0872</text:p>
          </table:table-cell>
          <table:table-cell table:formula="of:=SIN(RADIANS([.A66]*12))" office:value-type="float" office:value="0.866025403784439">
            <text:p>0.8660</text:p>
          </table:table-cell>
          <table:table-cell table:formula="of:=SIN(RADIANS([.A66]*13))" office:value-type="float" office:value="0.819152044288991">
            <text:p>0.8192</text:p>
          </table:table-cell>
          <table:table-cell table:formula="of:=SIN(RADIANS([.A66]*14))" office:value-type="float" office:value="-0.17364817766693">
            <text:p>-0.1736</text:p>
          </table:table-cell>
          <table:table-cell table:formula="of:=SIN(RADIANS([.A66]*15))" office:value-type="float" office:value="-0.965925826289068">
            <text:p>-0.9659</text:p>
          </table:table-cell>
          <table:table-cell table:formula="of:=SIN(RADIANS([.A66]*16))" office:value-type="float" office:value="-0.642787609686539">
            <text:p>-0.6428</text:p>
          </table:table-cell>
          <table:table-cell table:formula="of:=COS(RADIANS([.A66]))" office:value-type="float" office:value="0.422618261740699">
            <text:p>0.4226</text:p>
          </table:table-cell>
          <table:table-cell table:formula="of:=COS(RADIANS([.A66]*2))" office:value-type="float" office:value="-0.642787609686539">
            <text:p>-0.6428</text:p>
          </table:table-cell>
          <table:table-cell table:formula="of:=COS(RADIANS([.A66]*3))" office:value-type="float" office:value="-0.965925826289068">
            <text:p>-0.9659</text:p>
          </table:table-cell>
          <table:table-cell table:formula="of:=COS(RADIANS([.A66]*4))" office:value-type="float" office:value="-0.17364817766693">
            <text:p>-0.1736</text:p>
          </table:table-cell>
          <table:table-cell table:formula="of:=COS(RADIANS([.A66]*5))" office:value-type="float" office:value="0.819152044288992">
            <text:p>0.8192</text:p>
          </table:table-cell>
          <table:table-cell table:formula="of:=COS(RADIANS([.A66]*6))" office:value-type="float" office:value="0.866025403784439">
            <text:p>0.8660</text:p>
          </table:table-cell>
          <table:table-cell table:formula="of:=COS(RADIANS([.A66]*7))" office:value-type="float" office:value="-0.0871557427476578">
            <text:p>-0.0872</text:p>
          </table:table-cell>
          <table:table-cell table:formula="of:=COS(RADIANS([.A66]*8))" office:value-type="float" office:value="-0.939692620785908">
            <text:p>-0.9397</text:p>
          </table:table-cell>
          <table:table-cell table:formula="of:=COS(RADIANS([.A66]*9))" office:value-type="float" office:value="-0.707106781186547">
            <text:p>-0.7071</text:p>
          </table:table-cell>
          <table:table-cell table:formula="of:=COS(RADIANS([.A66]*10))" office:value-type="float" office:value="0.342020143325668">
            <text:p>0.3420</text:p>
          </table:table-cell>
          <table:table-cell table:formula="of:=COS(RADIANS([.A66]*11))" office:value-type="float" office:value="0.996194698091746">
            <text:p>0.9962</text:p>
          </table:table-cell>
          <table:table-cell table:formula="of:=COS(RADIANS([.A66]*12))" office:value-type="float" office:value="0.5">
            <text:p>0.5000</text:p>
          </table:table-cell>
          <table:table-cell table:formula="of:=COS(RADIANS([.A66]*13))" office:value-type="float" office:value="-0.573576436351047">
            <text:p>-0.5736</text:p>
          </table:table-cell>
          <table:table-cell table:formula="of:=COS(RADIANS([.A66]*14))" office:value-type="float" office:value="-0.984807753012208">
            <text:p>-0.9848</text:p>
          </table:table-cell>
          <table:table-cell table:formula="of:=COS(RADIANS([.A66]*15))" office:value-type="float" office:value="-0.258819045102521">
            <text:p>-0.2588</text:p>
          </table:table-cell>
          <table:table-cell table:formula="of:=COS(RADIANS([.A66]*16))" office:value-type="float" office:value="0.766044443118978">
            <text:p>0.7660</text:p>
          </table:table-cell>
        </table:table-row>
        <table:table-row table:style-name="ro1">
          <table:table-cell office:value-type="float" office:value="66">
            <text:p>06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06S">
            <text:p>00:01:06</text:p>
          </table:table-cell>
          <table:table-cell table:formula="of:=SIN(RADIANS([.A67]))" office:value-type="float" office:value="0.913545457642601">
            <text:p>0.9135</text:p>
          </table:table-cell>
          <table:table-cell table:formula="of:=SIN(RADIANS([.A67]*2))" office:value-type="float" office:value="0.743144825477394">
            <text:p>0.7431</text:p>
          </table:table-cell>
          <table:table-cell table:formula="of:=SIN(RADIANS([.A67]*3))" office:value-type="float" office:value="-0.309016994374947">
            <text:p>-0.3090</text:p>
          </table:table-cell>
          <table:table-cell table:formula="of:=SIN(RADIANS([.A67]*4))" office:value-type="float" office:value="-0.994521895368273">
            <text:p>-0.9945</text:p>
          </table:table-cell>
          <table:table-cell table:formula="of:=SIN(RADIANS([.A67]*5))" office:value-type="float" office:value="-0.5">
            <text:p>-0.5000</text:p>
          </table:table-cell>
          <table:table-cell table:formula="of:=SIN(RADIANS([.A67]*6))" office:value-type="float" office:value="0.587785252292473">
            <text:p>0.5878</text:p>
          </table:table-cell>
          <table:table-cell table:formula="of:=SIN(RADIANS([.A67]*7))" office:value-type="float" office:value="0.978147600733806">
            <text:p>0.9781</text:p>
          </table:table-cell>
          <table:table-cell table:formula="of:=SIN(RADIANS([.A67]*8))" office:value-type="float" office:value="0.207911690817759">
            <text:p>0.2079</text:p>
          </table:table-cell>
          <table:table-cell table:formula="of:=SIN(RADIANS([.A67]*9))" office:value-type="float" office:value="-0.809016994374947">
            <text:p>-0.8090</text:p>
          </table:table-cell>
          <table:table-cell table:formula="of:=SIN(RADIANS([.A67]*10))" office:value-type="float" office:value="-0.866025403784439">
            <text:p>-0.8660</text:p>
          </table:table-cell>
          <table:table-cell table:formula="of:=SIN(RADIANS([.A67]*11))" office:value-type="float" office:value="0.104528463267654">
            <text:p>0.1045</text:p>
          </table:table-cell>
          <table:table-cell table:formula="of:=SIN(RADIANS([.A67]*12))" office:value-type="float" office:value="0.951056516295153">
            <text:p>0.9511</text:p>
          </table:table-cell>
          <table:table-cell table:formula="of:=SIN(RADIANS([.A67]*13))" office:value-type="float" office:value="0.669130606358858">
            <text:p>0.6691</text:p>
          </table:table-cell>
          <table:table-cell table:formula="of:=SIN(RADIANS([.A67]*14))" office:value-type="float" office:value="-0.406736643075799">
            <text:p>-0.4067</text:p>
          </table:table-cell>
          <table:table-cell table:formula="of:=SIN(RADIANS([.A67]*15))" office:value-type="float" office:value="-1">
            <text:p>-1.0000</text:p>
          </table:table-cell>
          <table:table-cell table:formula="of:=SIN(RADIANS([.A67]*16))" office:value-type="float" office:value="-0.4067366430758">
            <text:p>-0.4067</text:p>
          </table:table-cell>
          <table:table-cell table:formula="of:=COS(RADIANS([.A67]))" office:value-type="float" office:value="0.4067366430758">
            <text:p>0.4067</text:p>
          </table:table-cell>
          <table:table-cell table:formula="of:=COS(RADIANS([.A67]*2))" office:value-type="float" office:value="-0.669130606358858">
            <text:p>-0.6691</text:p>
          </table:table-cell>
          <table:table-cell table:formula="of:=COS(RADIANS([.A67]*3))" office:value-type="float" office:value="-0.951056516295154">
            <text:p>-0.9511</text:p>
          </table:table-cell>
          <table:table-cell table:formula="of:=COS(RADIANS([.A67]*4))" office:value-type="float" office:value="-0.104528463267653">
            <text:p>-0.1045</text:p>
          </table:table-cell>
          <table:table-cell table:formula="of:=COS(RADIANS([.A67]*5))" office:value-type="float" office:value="0.866025403784438">
            <text:p>0.8660</text:p>
          </table:table-cell>
          <table:table-cell table:formula="of:=COS(RADIANS([.A67]*6))" office:value-type="float" office:value="0.809016994374947">
            <text:p>0.8090</text:p>
          </table:table-cell>
          <table:table-cell table:formula="of:=COS(RADIANS([.A67]*7))" office:value-type="float" office:value="-0.207911690817758">
            <text:p>-0.2079</text:p>
          </table:table-cell>
          <table:table-cell table:formula="of:=COS(RADIANS([.A67]*8))" office:value-type="float" office:value="-0.978147600733806">
            <text:p>-0.9781</text:p>
          </table:table-cell>
          <table:table-cell table:formula="of:=COS(RADIANS([.A67]*9))" office:value-type="float" office:value="-0.587785252292473">
            <text:p>-0.5878</text:p>
          </table:table-cell>
          <table:table-cell table:formula="of:=COS(RADIANS([.A67]*10))" office:value-type="float" office:value="0.499999999999999">
            <text:p>0.5000</text:p>
          </table:table-cell>
          <table:table-cell table:formula="of:=COS(RADIANS([.A67]*11))" office:value-type="float" office:value="0.994521895368273">
            <text:p>0.9945</text:p>
          </table:table-cell>
          <table:table-cell table:formula="of:=COS(RADIANS([.A67]*12))" office:value-type="float" office:value="0.309016994374948">
            <text:p>0.3090</text:p>
          </table:table-cell>
          <table:table-cell table:formula="of:=COS(RADIANS([.A67]*13))" office:value-type="float" office:value="-0.743144825477395">
            <text:p>-0.7431</text:p>
          </table:table-cell>
          <table:table-cell table:formula="of:=COS(RADIANS([.A67]*14))" office:value-type="float" office:value="-0.913545457642602">
            <text:p>-0.9135</text:p>
          </table:table-cell>
          <table:table-cell table:formula="of:=COS(RADIANS([.A67]*15))" office:value-type="float" office:value="1.10280109986921E-015">
            <text:p>0.0000</text:p>
          </table:table-cell>
          <table:table-cell table:formula="of:=COS(RADIANS([.A67]*16))" office:value-type="float" office:value="0.913545457642601">
            <text:p>0.9135</text:p>
          </table:table-cell>
        </table:table-row>
        <table:table-row table:style-name="ro1">
          <table:table-cell office:value-type="float" office:value="67">
            <text:p>06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07S">
            <text:p>00:01:07</text:p>
          </table:table-cell>
          <table:table-cell table:formula="of:=SIN(RADIANS([.A68]))" office:value-type="float" office:value="0.92050485345244">
            <text:p>0.9205</text:p>
          </table:table-cell>
          <table:table-cell table:formula="of:=SIN(RADIANS([.A68]*2))" office:value-type="float" office:value="0.719339800338651">
            <text:p>0.7193</text:p>
          </table:table-cell>
          <table:table-cell table:formula="of:=SIN(RADIANS([.A68]*3))" office:value-type="float" office:value="-0.3583679495453">
            <text:p>-0.3584</text:p>
          </table:table-cell>
          <table:table-cell table:formula="of:=SIN(RADIANS([.A68]*4))" office:value-type="float" office:value="-0.999390827019096">
            <text:p>-0.9994</text:p>
          </table:table-cell>
          <table:table-cell table:formula="of:=SIN(RADIANS([.A68]*5))" office:value-type="float" office:value="-0.422618261740699">
            <text:p>-0.4226</text:p>
          </table:table-cell>
          <table:table-cell table:formula="of:=SIN(RADIANS([.A68]*6))" office:value-type="float" office:value="0.669130606358858">
            <text:p>0.6691</text:p>
          </table:table-cell>
          <table:table-cell table:formula="of:=SIN(RADIANS([.A68]*7))" office:value-type="float" office:value="0.945518575599317">
            <text:p>0.9455</text:p>
          </table:table-cell>
          <table:table-cell table:formula="of:=SIN(RADIANS([.A68]*8))" office:value-type="float" office:value="0.0697564737441249">
            <text:p>0.0698</text:p>
          </table:table-cell>
          <table:table-cell table:formula="of:=SIN(RADIANS([.A68]*9))" office:value-type="float" office:value="-0.891006524188368">
            <text:p>-0.8910</text:p>
          </table:table-cell>
          <table:table-cell table:formula="of:=SIN(RADIANS([.A68]*10))" office:value-type="float" office:value="-0.766044443118978">
            <text:p>-0.7660</text:p>
          </table:table-cell>
          <table:table-cell table:formula="of:=SIN(RADIANS([.A68]*11))" office:value-type="float" office:value="0.292371704722737">
            <text:p>0.2924</text:p>
          </table:table-cell>
          <table:table-cell table:formula="of:=SIN(RADIANS([.A68]*12))" office:value-type="float" office:value="0.994521895368273">
            <text:p>0.9945</text:p>
          </table:table-cell>
          <table:table-cell table:formula="of:=SIN(RADIANS([.A68]*13))" office:value-type="float" office:value="0.484809620246338">
            <text:p>0.4848</text:p>
          </table:table-cell>
          <table:table-cell table:formula="of:=SIN(RADIANS([.A68]*14))" office:value-type="float" office:value="-0.615661475325659">
            <text:p>-0.6157</text:p>
          </table:table-cell>
          <table:table-cell table:formula="of:=SIN(RADIANS([.A68]*15))" office:value-type="float" office:value="-0.965925826289069">
            <text:p>-0.9659</text:p>
          </table:table-cell>
          <table:table-cell table:formula="of:=SIN(RADIANS([.A68]*16))" office:value-type="float" office:value="-0.139173100960065">
            <text:p>-0.1392</text:p>
          </table:table-cell>
          <table:table-cell table:formula="of:=COS(RADIANS([.A68]))" office:value-type="float" office:value="0.390731128489274">
            <text:p>0.3907</text:p>
          </table:table-cell>
          <table:table-cell table:formula="of:=COS(RADIANS([.A68]*2))" office:value-type="float" office:value="-0.694658370458997">
            <text:p>-0.6947</text:p>
          </table:table-cell>
          <table:table-cell table:formula="of:=COS(RADIANS([.A68]*3))" office:value-type="float" office:value="-0.933580426497202">
            <text:p>-0.9336</text:p>
          </table:table-cell>
          <table:table-cell table:formula="of:=COS(RADIANS([.A68]*4))" office:value-type="float" office:value="-0.0348994967025008">
            <text:p>-0.0349</text:p>
          </table:table-cell>
          <table:table-cell table:formula="of:=COS(RADIANS([.A68]*5))" office:value-type="float" office:value="0.90630778703665">
            <text:p>0.9063</text:p>
          </table:table-cell>
          <table:table-cell table:formula="of:=COS(RADIANS([.A68]*6))" office:value-type="float" office:value="0.743144825477394">
            <text:p>0.7431</text:p>
          </table:table-cell>
          <table:table-cell table:formula="of:=COS(RADIANS([.A68]*7))" office:value-type="float" office:value="-0.325568154457157">
            <text:p>-0.3256</text:p>
          </table:table-cell>
          <table:table-cell table:formula="of:=COS(RADIANS([.A68]*8))" office:value-type="float" office:value="-0.997564050259824">
            <text:p>-0.9976</text:p>
          </table:table-cell>
          <table:table-cell table:formula="of:=COS(RADIANS([.A68]*9))" office:value-type="float" office:value="-0.453990499739546">
            <text:p>-0.4540</text:p>
          </table:table-cell>
          <table:table-cell table:formula="of:=COS(RADIANS([.A68]*10))" office:value-type="float" office:value="0.64278760968654">
            <text:p>0.6428</text:p>
          </table:table-cell>
          <table:table-cell table:formula="of:=COS(RADIANS([.A68]*11))" office:value-type="float" office:value="0.956304755963035">
            <text:p>0.9563</text:p>
          </table:table-cell>
          <table:table-cell table:formula="of:=COS(RADIANS([.A68]*12))" office:value-type="float" office:value="0.104528463267653">
            <text:p>0.1045</text:p>
          </table:table-cell>
          <table:table-cell table:formula="of:=COS(RADIANS([.A68]*13))" office:value-type="float" office:value="-0.874619707139395">
            <text:p>-0.8746</text:p>
          </table:table-cell>
          <table:table-cell table:formula="of:=COS(RADIANS([.A68]*14))" office:value-type="float" office:value="-0.788010753606721">
            <text:p>-0.7880</text:p>
          </table:table-cell>
          <table:table-cell table:formula="of:=COS(RADIANS([.A68]*15))" office:value-type="float" office:value="0.25881904510252">
            <text:p>0.2588</text:p>
          </table:table-cell>
          <table:table-cell table:formula="of:=COS(RADIANS([.A68]*16))" office:value-type="float" office:value="0.990268068741571">
            <text:p>0.9903</text:p>
          </table:table-cell>
        </table:table-row>
        <table:table-row table:style-name="ro1">
          <table:table-cell office:value-type="float" office:value="68">
            <text:p>06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08S">
            <text:p>00:01:08</text:p>
          </table:table-cell>
          <table:table-cell table:formula="of:=SIN(RADIANS([.A69]))" office:value-type="float" office:value="0.927183854566787">
            <text:p>0.9272</text:p>
          </table:table-cell>
          <table:table-cell table:formula="of:=SIN(RADIANS([.A69]*2))" office:value-type="float" office:value="0.694658370458997">
            <text:p>0.6947</text:p>
          </table:table-cell>
          <table:table-cell table:formula="of:=SIN(RADIANS([.A69]*3))" office:value-type="float" office:value="-0.4067366430758">
            <text:p>-0.4067</text:p>
          </table:table-cell>
          <table:table-cell table:formula="of:=SIN(RADIANS([.A69]*4))" office:value-type="float" office:value="-0.999390827019096">
            <text:p>-0.9994</text:p>
          </table:table-cell>
          <table:table-cell table:formula="of:=SIN(RADIANS([.A69]*5))" office:value-type="float" office:value="-0.342020143325669">
            <text:p>-0.3420</text:p>
          </table:table-cell>
          <table:table-cell table:formula="of:=SIN(RADIANS([.A69]*6))" office:value-type="float" office:value="0.743144825477394">
            <text:p>0.7431</text:p>
          </table:table-cell>
          <table:table-cell table:formula="of:=SIN(RADIANS([.A69]*7))" office:value-type="float" office:value="0.898794046299167">
            <text:p>0.8988</text:p>
          </table:table-cell>
          <table:table-cell table:formula="of:=SIN(RADIANS([.A69]*8))" office:value-type="float" office:value="-0.0697564737441259">
            <text:p>-0.0698</text:p>
          </table:table-cell>
          <table:table-cell table:formula="of:=SIN(RADIANS([.A69]*9))" office:value-type="float" office:value="-0.951056516295153">
            <text:p>-0.9511</text:p>
          </table:table-cell>
          <table:table-cell table:formula="of:=SIN(RADIANS([.A69]*10))" office:value-type="float" office:value="-0.642787609686539">
            <text:p>-0.6428</text:p>
          </table:table-cell>
          <table:table-cell table:formula="of:=SIN(RADIANS([.A69]*11))" office:value-type="float" office:value="0.46947156278589">
            <text:p>0.4695</text:p>
          </table:table-cell>
          <table:table-cell table:formula="of:=SIN(RADIANS([.A69]*12))" office:value-type="float" office:value="0.994521895368273">
            <text:p>0.9945</text:p>
          </table:table-cell>
          <table:table-cell table:formula="of:=SIN(RADIANS([.A69]*13))" office:value-type="float" office:value="0.275637355817">
            <text:p>0.2756</text:p>
          </table:table-cell>
          <table:table-cell table:formula="of:=SIN(RADIANS([.A69]*14))" office:value-type="float" office:value="-0.788010753606722">
            <text:p>-0.7880</text:p>
          </table:table-cell>
          <table:table-cell table:formula="of:=SIN(RADIANS([.A69]*15))" office:value-type="float" office:value="-0.866025403784438">
            <text:p>-0.8660</text:p>
          </table:table-cell>
          <table:table-cell table:formula="of:=SIN(RADIANS([.A69]*16))" office:value-type="float" office:value="0.139173100960067">
            <text:p>0.1392</text:p>
          </table:table-cell>
          <table:table-cell table:formula="of:=COS(RADIANS([.A69]))" office:value-type="float" office:value="0.374606593415912">
            <text:p>0.3746</text:p>
          </table:table-cell>
          <table:table-cell table:formula="of:=COS(RADIANS([.A69]*2))" office:value-type="float" office:value="-0.719339800338651">
            <text:p>-0.7193</text:p>
          </table:table-cell>
          <table:table-cell table:formula="of:=COS(RADIANS([.A69]*3))" office:value-type="float" office:value="-0.913545457642601">
            <text:p>-0.9135</text:p>
          </table:table-cell>
          <table:table-cell table:formula="of:=COS(RADIANS([.A69]*4))" office:value-type="float" office:value="0.0348994967025013">
            <text:p>0.0349</text:p>
          </table:table-cell>
          <table:table-cell table:formula="of:=COS(RADIANS([.A69]*5))" office:value-type="float" office:value="0.939692620785908">
            <text:p>0.9397</text:p>
          </table:table-cell>
          <table:table-cell table:formula="of:=COS(RADIANS([.A69]*6))" office:value-type="float" office:value="0.669130606358858">
            <text:p>0.6691</text:p>
          </table:table-cell>
          <table:table-cell table:formula="of:=COS(RADIANS([.A69]*7))" office:value-type="float" office:value="-0.438371146789077">
            <text:p>-0.4384</text:p>
          </table:table-cell>
          <table:table-cell table:formula="of:=COS(RADIANS([.A69]*8))" office:value-type="float" office:value="-0.997564050259824">
            <text:p>-0.9976</text:p>
          </table:table-cell>
          <table:table-cell table:formula="of:=COS(RADIANS([.A69]*9))" office:value-type="float" office:value="-0.309016994374948">
            <text:p>-0.3090</text:p>
          </table:table-cell>
          <table:table-cell table:formula="of:=COS(RADIANS([.A69]*10))" office:value-type="float" office:value="0.766044443118978">
            <text:p>0.7660</text:p>
          </table:table-cell>
          <table:table-cell table:formula="of:=COS(RADIANS([.A69]*11))" office:value-type="float" office:value="0.882947592858927">
            <text:p>0.8829</text:p>
          </table:table-cell>
          <table:table-cell table:formula="of:=COS(RADIANS([.A69]*12))" office:value-type="float" office:value="-0.104528463267654">
            <text:p>-0.1045</text:p>
          </table:table-cell>
          <table:table-cell table:formula="of:=COS(RADIANS([.A69]*13))" office:value-type="float" office:value="-0.961261695938319">
            <text:p>-0.9613</text:p>
          </table:table-cell>
          <table:table-cell table:formula="of:=COS(RADIANS([.A69]*14))" office:value-type="float" office:value="-0.615661475325658">
            <text:p>-0.6157</text:p>
          </table:table-cell>
          <table:table-cell table:formula="of:=COS(RADIANS([.A69]*15))" office:value-type="float" office:value="0.5">
            <text:p>0.5000</text:p>
          </table:table-cell>
          <table:table-cell table:formula="of:=COS(RADIANS([.A69]*16))" office:value-type="float" office:value="0.99026806874157">
            <text:p>0.9903</text:p>
          </table:table-cell>
        </table:table-row>
        <table:table-row table:style-name="ro1">
          <table:table-cell office:value-type="float" office:value="69">
            <text:p>06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09S">
            <text:p>00:01:09</text:p>
          </table:table-cell>
          <table:table-cell table:formula="of:=SIN(RADIANS([.A70]))" office:value-type="float" office:value="0.933580426497202">
            <text:p>0.9336</text:p>
          </table:table-cell>
          <table:table-cell table:formula="of:=SIN(RADIANS([.A70]*2))" office:value-type="float" office:value="0.669130606358858">
            <text:p>0.6691</text:p>
          </table:table-cell>
          <table:table-cell table:formula="of:=SIN(RADIANS([.A70]*3))" office:value-type="float" office:value="-0.453990499739547">
            <text:p>-0.4540</text:p>
          </table:table-cell>
          <table:table-cell table:formula="of:=SIN(RADIANS([.A70]*4))" office:value-type="float" office:value="-0.994521895368273">
            <text:p>-0.9945</text:p>
          </table:table-cell>
          <table:table-cell table:formula="of:=SIN(RADIANS([.A70]*5))" office:value-type="float" office:value="-0.258819045102521">
            <text:p>-0.2588</text:p>
          </table:table-cell>
          <table:table-cell table:formula="of:=SIN(RADIANS([.A70]*6))" office:value-type="float" office:value="0.809016994374947">
            <text:p>0.8090</text:p>
          </table:table-cell>
          <table:table-cell table:formula="of:=SIN(RADIANS([.A70]*7))" office:value-type="float" office:value="0.838670567945424">
            <text:p>0.8387</text:p>
          </table:table-cell>
          <table:table-cell table:formula="of:=SIN(RADIANS([.A70]*8))" office:value-type="float" office:value="-0.207911690817758">
            <text:p>-0.2079</text:p>
          </table:table-cell>
          <table:table-cell table:formula="of:=SIN(RADIANS([.A70]*9))" office:value-type="float" office:value="-0.987688340595138">
            <text:p>-0.9877</text:p>
          </table:table-cell>
          <table:table-cell table:formula="of:=SIN(RADIANS([.A70]*10))" office:value-type="float" office:value="-0.5">
            <text:p>-0.5000</text:p>
          </table:table-cell>
          <table:table-cell table:formula="of:=SIN(RADIANS([.A70]*11))" office:value-type="float" office:value="0.629320391049837">
            <text:p>0.6293</text:p>
          </table:table-cell>
          <table:table-cell table:formula="of:=SIN(RADIANS([.A70]*12))" office:value-type="float" office:value="0.951056516295154">
            <text:p>0.9511</text:p>
          </table:table-cell>
          <table:table-cell table:formula="of:=SIN(RADIANS([.A70]*13))" office:value-type="float" office:value="0.0523359562429447">
            <text:p>0.0523</text:p>
          </table:table-cell>
          <table:table-cell table:formula="of:=SIN(RADIANS([.A70]*14))" office:value-type="float" office:value="-0.9135454576426">
            <text:p>-0.9135</text:p>
          </table:table-cell>
          <table:table-cell table:formula="of:=SIN(RADIANS([.A70]*15))" office:value-type="float" office:value="-0.707106781186549">
            <text:p>-0.7071</text:p>
          </table:table-cell>
          <table:table-cell table:formula="of:=SIN(RADIANS([.A70]*16))" office:value-type="float" office:value="0.406736643075798">
            <text:p>0.4067</text:p>
          </table:table-cell>
          <table:table-cell table:formula="of:=COS(RADIANS([.A70]))" office:value-type="float" office:value="0.3583679495453">
            <text:p>0.3584</text:p>
          </table:table-cell>
          <table:table-cell table:formula="of:=COS(RADIANS([.A70]*2))" office:value-type="float" office:value="-0.743144825477394">
            <text:p>-0.7431</text:p>
          </table:table-cell>
          <table:table-cell table:formula="of:=COS(RADIANS([.A70]*3))" office:value-type="float" office:value="-0.891006524188368">
            <text:p>-0.8910</text:p>
          </table:table-cell>
          <table:table-cell table:formula="of:=COS(RADIANS([.A70]*4))" office:value-type="float" office:value="0.104528463267653">
            <text:p>0.1045</text:p>
          </table:table-cell>
          <table:table-cell table:formula="of:=COS(RADIANS([.A70]*5))" office:value-type="float" office:value="0.965925826289068">
            <text:p>0.9659</text:p>
          </table:table-cell>
          <table:table-cell table:formula="of:=COS(RADIANS([.A70]*6))" office:value-type="float" office:value="0.587785252292473">
            <text:p>0.5878</text:p>
          </table:table-cell>
          <table:table-cell table:formula="of:=COS(RADIANS([.A70]*7))" office:value-type="float" office:value="-0.544639035015027">
            <text:p>-0.5446</text:p>
          </table:table-cell>
          <table:table-cell table:formula="of:=COS(RADIANS([.A70]*8))" office:value-type="float" office:value="-0.978147600733806">
            <text:p>-0.9781</text:p>
          </table:table-cell>
          <table:table-cell table:formula="of:=COS(RADIANS([.A70]*9))" office:value-type="float" office:value="-0.15643446504023">
            <text:p>-0.1564</text:p>
          </table:table-cell>
          <table:table-cell table:formula="of:=COS(RADIANS([.A70]*10))" office:value-type="float" office:value="0.866025403784439">
            <text:p>0.8660</text:p>
          </table:table-cell>
          <table:table-cell table:formula="of:=COS(RADIANS([.A70]*11))" office:value-type="float" office:value="0.777145961456971">
            <text:p>0.7771</text:p>
          </table:table-cell>
          <table:table-cell table:formula="of:=COS(RADIANS([.A70]*12))" office:value-type="float" office:value="-0.309016994374947">
            <text:p>-0.3090</text:p>
          </table:table-cell>
          <table:table-cell table:formula="of:=COS(RADIANS([.A70]*13))" office:value-type="float" office:value="-0.998629534754574">
            <text:p>-0.9986</text:p>
          </table:table-cell>
          <table:table-cell table:formula="of:=COS(RADIANS([.A70]*14))" office:value-type="float" office:value="-0.406736643075801">
            <text:p>-0.4067</text:p>
          </table:table-cell>
          <table:table-cell table:formula="of:=COS(RADIANS([.A70]*15))" office:value-type="float" office:value="0.707106781186546">
            <text:p>0.7071</text:p>
          </table:table-cell>
          <table:table-cell table:formula="of:=COS(RADIANS([.A70]*16))" office:value-type="float" office:value="0.913545457642602">
            <text:p>0.9135</text:p>
          </table:table-cell>
        </table:table-row>
        <table:table-row table:style-name="ro1">
          <table:table-cell office:value-type="float" office:value="70">
            <text:p>07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10S">
            <text:p>00:01:10</text:p>
          </table:table-cell>
          <table:table-cell table:formula="of:=SIN(RADIANS([.A71]))" office:value-type="float" office:value="0.939692620785908">
            <text:p>0.9397</text:p>
          </table:table-cell>
          <table:table-cell table:formula="of:=SIN(RADIANS([.A71]*2))" office:value-type="float" office:value="0.642787609686539">
            <text:p>0.6428</text:p>
          </table:table-cell>
          <table:table-cell table:formula="of:=SIN(RADIANS([.A71]*3))" office:value-type="float" office:value="-0.5">
            <text:p>-0.5000</text:p>
          </table:table-cell>
          <table:table-cell table:formula="of:=SIN(RADIANS([.A71]*4))" office:value-type="float" office:value="-0.984807753012208">
            <text:p>-0.9848</text:p>
          </table:table-cell>
          <table:table-cell table:formula="of:=SIN(RADIANS([.A71]*5))" office:value-type="float" office:value="-0.17364817766693">
            <text:p>-0.1736</text:p>
          </table:table-cell>
          <table:table-cell table:formula="of:=SIN(RADIANS([.A71]*6))" office:value-type="float" office:value="0.866025403784439">
            <text:p>0.8660</text:p>
          </table:table-cell>
          <table:table-cell table:formula="of:=SIN(RADIANS([.A71]*7))" office:value-type="float" office:value="0.766044443118978">
            <text:p>0.7660</text:p>
          </table:table-cell>
          <table:table-cell table:formula="of:=SIN(RADIANS([.A71]*8))" office:value-type="float" office:value="-0.342020143325668">
            <text:p>-0.3420</text:p>
          </table:table-cell>
          <table:table-cell table:formula="of:=SIN(RADIANS([.A71]*9))" office:value-type="float" office:value="-1">
            <text:p>-1.0000</text:p>
          </table:table-cell>
          <table:table-cell table:formula="of:=SIN(RADIANS([.A71]*10))" office:value-type="float" office:value="-0.342020143325669">
            <text:p>-0.3420</text:p>
          </table:table-cell>
          <table:table-cell table:formula="of:=SIN(RADIANS([.A71]*11))" office:value-type="float" office:value="0.766044443118978">
            <text:p>0.7660</text:p>
          </table:table-cell>
          <table:table-cell table:formula="of:=SIN(RADIANS([.A71]*12))" office:value-type="float" office:value="0.866025403784438">
            <text:p>0.8660</text:p>
          </table:table-cell>
          <table:table-cell table:formula="of:=SIN(RADIANS([.A71]*13))" office:value-type="float" office:value="-0.17364817766693">
            <text:p>-0.1736</text:p>
          </table:table-cell>
          <table:table-cell table:formula="of:=SIN(RADIANS([.A71]*14))" office:value-type="float" office:value="-0.984807753012208">
            <text:p>-0.9848</text:p>
          </table:table-cell>
          <table:table-cell table:formula="of:=SIN(RADIANS([.A71]*15))" office:value-type="float" office:value="-0.5">
            <text:p>-0.5000</text:p>
          </table:table-cell>
          <table:table-cell table:formula="of:=SIN(RADIANS([.A71]*16))" office:value-type="float" office:value="0.642787609686538">
            <text:p>0.6428</text:p>
          </table:table-cell>
          <table:table-cell table:formula="of:=COS(RADIANS([.A71]))" office:value-type="float" office:value="0.342020143325669">
            <text:p>0.3420</text:p>
          </table:table-cell>
          <table:table-cell table:formula="of:=COS(RADIANS([.A71]*2))" office:value-type="float" office:value="-0.766044443118978">
            <text:p>-0.7660</text:p>
          </table:table-cell>
          <table:table-cell table:formula="of:=COS(RADIANS([.A71]*3))" office:value-type="float" office:value="-0.866025403784439">
            <text:p>-0.8660</text:p>
          </table:table-cell>
          <table:table-cell table:formula="of:=COS(RADIANS([.A71]*4))" office:value-type="float" office:value="0.17364817766693">
            <text:p>0.1736</text:p>
          </table:table-cell>
          <table:table-cell table:formula="of:=COS(RADIANS([.A71]*5))" office:value-type="float" office:value="0.984807753012208">
            <text:p>0.9848</text:p>
          </table:table-cell>
          <table:table-cell table:formula="of:=COS(RADIANS([.A71]*6))" office:value-type="float" office:value="0.5">
            <text:p>0.5000</text:p>
          </table:table-cell>
          <table:table-cell table:formula="of:=COS(RADIANS([.A71]*7))" office:value-type="float" office:value="-0.64278760968654">
            <text:p>-0.6428</text:p>
          </table:table-cell>
          <table:table-cell table:formula="of:=COS(RADIANS([.A71]*8))" office:value-type="float" office:value="-0.939692620785909">
            <text:p>-0.9397</text:p>
          </table:table-cell>
          <table:table-cell table:formula="of:=COS(RADIANS([.A71]*9))" office:value-type="float" office:value="-4.28626379701574E-016">
            <text:p>0.0000</text:p>
          </table:table-cell>
          <table:table-cell table:formula="of:=COS(RADIANS([.A71]*10))" office:value-type="float" office:value="0.939692620785908">
            <text:p>0.9397</text:p>
          </table:table-cell>
          <table:table-cell table:formula="of:=COS(RADIANS([.A71]*11))" office:value-type="float" office:value="0.642787609686539">
            <text:p>0.6428</text:p>
          </table:table-cell>
          <table:table-cell table:formula="of:=COS(RADIANS([.A71]*12))" office:value-type="float" office:value="-0.500000000000001">
            <text:p>-0.5000</text:p>
          </table:table-cell>
          <table:table-cell table:formula="of:=COS(RADIANS([.A71]*13))" office:value-type="float" office:value="-0.984807753012208">
            <text:p>-0.9848</text:p>
          </table:table-cell>
          <table:table-cell table:formula="of:=COS(RADIANS([.A71]*14))" office:value-type="float" office:value="-0.173648177666929">
            <text:p>-0.1736</text:p>
          </table:table-cell>
          <table:table-cell table:formula="of:=COS(RADIANS([.A71]*15))" office:value-type="float" office:value="0.866025403784439">
            <text:p>0.8660</text:p>
          </table:table-cell>
          <table:table-cell table:formula="of:=COS(RADIANS([.A71]*16))" office:value-type="float" office:value="0.766044443118979">
            <text:p>0.7660</text:p>
          </table:table-cell>
        </table:table-row>
        <table:table-row table:style-name="ro1">
          <table:table-cell office:value-type="float" office:value="71">
            <text:p>07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11S">
            <text:p>00:01:11</text:p>
          </table:table-cell>
          <table:table-cell table:formula="of:=SIN(RADIANS([.A72]))" office:value-type="float" office:value="0.945518575599317">
            <text:p>0.9455</text:p>
          </table:table-cell>
          <table:table-cell table:formula="of:=SIN(RADIANS([.A72]*2))" office:value-type="float" office:value="0.615661475325658">
            <text:p>0.6157</text:p>
          </table:table-cell>
          <table:table-cell table:formula="of:=SIN(RADIANS([.A72]*3))" office:value-type="float" office:value="-0.544639035015027">
            <text:p>-0.5446</text:p>
          </table:table-cell>
          <table:table-cell table:formula="of:=SIN(RADIANS([.A72]*4))" office:value-type="float" office:value="-0.970295726275996">
            <text:p>-0.9703</text:p>
          </table:table-cell>
          <table:table-cell table:formula="of:=SIN(RADIANS([.A72]*5))" office:value-type="float" office:value="-0.0871557427476583">
            <text:p>-0.0872</text:p>
          </table:table-cell>
          <table:table-cell table:formula="of:=SIN(RADIANS([.A72]*6))" office:value-type="float" office:value="0.913545457642601">
            <text:p>0.9135</text:p>
          </table:table-cell>
          <table:table-cell table:formula="of:=SIN(RADIANS([.A72]*7))" office:value-type="float" office:value="0.681998360062498">
            <text:p>0.6820</text:p>
          </table:table-cell>
          <table:table-cell table:formula="of:=SIN(RADIANS([.A72]*8))" office:value-type="float" office:value="-0.46947156278589">
            <text:p>-0.4695</text:p>
          </table:table-cell>
          <table:table-cell table:formula="of:=SIN(RADIANS([.A72]*9))" office:value-type="float" office:value="-0.987688340595138">
            <text:p>-0.9877</text:p>
          </table:table-cell>
          <table:table-cell table:formula="of:=SIN(RADIANS([.A72]*10))" office:value-type="float" office:value="-0.173648177666931">
            <text:p>-0.1736</text:p>
          </table:table-cell>
          <table:table-cell table:formula="of:=SIN(RADIANS([.A72]*11))" office:value-type="float" office:value="0.874619707139395">
            <text:p>0.8746</text:p>
          </table:table-cell>
          <table:table-cell table:formula="of:=SIN(RADIANS([.A72]*12))" office:value-type="float" office:value="0.743144825477394">
            <text:p>0.7431</text:p>
          </table:table-cell>
          <table:table-cell table:formula="of:=SIN(RADIANS([.A72]*13))" office:value-type="float" office:value="-0.390731128489273">
            <text:p>-0.3907</text:p>
          </table:table-cell>
          <table:table-cell table:formula="of:=SIN(RADIANS([.A72]*14))" office:value-type="float" office:value="-0.997564050259824">
            <text:p>-0.9976</text:p>
          </table:table-cell>
          <table:table-cell table:formula="of:=SIN(RADIANS([.A72]*15))" office:value-type="float" office:value="-0.258819045102519">
            <text:p>-0.2588</text:p>
          </table:table-cell>
          <table:table-cell table:formula="of:=SIN(RADIANS([.A72]*16))" office:value-type="float" office:value="0.829037572555041">
            <text:p>0.8290</text:p>
          </table:table-cell>
          <table:table-cell table:formula="of:=COS(RADIANS([.A72]))" office:value-type="float" office:value="0.325568154457157">
            <text:p>0.3256</text:p>
          </table:table-cell>
          <table:table-cell table:formula="of:=COS(RADIANS([.A72]*2))" office:value-type="float" office:value="-0.788010753606722">
            <text:p>-0.7880</text:p>
          </table:table-cell>
          <table:table-cell table:formula="of:=COS(RADIANS([.A72]*3))" office:value-type="float" office:value="-0.838670567945424">
            <text:p>-0.8387</text:p>
          </table:table-cell>
          <table:table-cell table:formula="of:=COS(RADIANS([.A72]*4))" office:value-type="float" office:value="0.241921895599667">
            <text:p>0.2419</text:p>
          </table:table-cell>
          <table:table-cell table:formula="of:=COS(RADIANS([.A72]*5))" office:value-type="float" office:value="0.996194698091746">
            <text:p>0.9962</text:p>
          </table:table-cell>
          <table:table-cell table:formula="of:=COS(RADIANS([.A72]*6))" office:value-type="float" office:value="0.4067366430758">
            <text:p>0.4067</text:p>
          </table:table-cell>
          <table:table-cell table:formula="of:=COS(RADIANS([.A72]*7))" office:value-type="float" office:value="-0.731353701619171">
            <text:p>-0.7314</text:p>
          </table:table-cell>
          <table:table-cell table:formula="of:=COS(RADIANS([.A72]*8))" office:value-type="float" office:value="-0.882947592858927">
            <text:p>-0.8829</text:p>
          </table:table-cell>
          <table:table-cell table:formula="of:=COS(RADIANS([.A72]*9))" office:value-type="float" office:value="0.156434465040231">
            <text:p>0.1564</text:p>
          </table:table-cell>
          <table:table-cell table:formula="of:=COS(RADIANS([.A72]*10))" office:value-type="float" office:value="0.984807753012208">
            <text:p>0.9848</text:p>
          </table:table-cell>
          <table:table-cell table:formula="of:=COS(RADIANS([.A72]*11))" office:value-type="float" office:value="0.484809620246338">
            <text:p>0.4848</text:p>
          </table:table-cell>
          <table:table-cell table:formula="of:=COS(RADIANS([.A72]*12))" office:value-type="float" office:value="-0.669130606358858">
            <text:p>-0.6691</text:p>
          </table:table-cell>
          <table:table-cell table:formula="of:=COS(RADIANS([.A72]*13))" office:value-type="float" office:value="-0.920504853452441">
            <text:p>-0.9205</text:p>
          </table:table-cell>
          <table:table-cell table:formula="of:=COS(RADIANS([.A72]*14))" office:value-type="float" office:value="0.0697564737441256">
            <text:p>0.0698</text:p>
          </table:table-cell>
          <table:table-cell table:formula="of:=COS(RADIANS([.A72]*15))" office:value-type="float" office:value="0.965925826289069">
            <text:p>0.9659</text:p>
          </table:table-cell>
          <table:table-cell table:formula="of:=COS(RADIANS([.A72]*16))" office:value-type="float" office:value="0.559192903470748">
            <text:p>0.5592</text:p>
          </table:table-cell>
        </table:table-row>
        <table:table-row table:style-name="ro1">
          <table:table-cell office:value-type="float" office:value="72">
            <text:p>07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12S">
            <text:p>00:01:12</text:p>
          </table:table-cell>
          <table:table-cell table:formula="of:=SIN(RADIANS([.A73]))" office:value-type="float" office:value="0.951056516295153">
            <text:p>0.9511</text:p>
          </table:table-cell>
          <table:table-cell table:formula="of:=SIN(RADIANS([.A73]*2))" office:value-type="float" office:value="0.587785252292473">
            <text:p>0.5878</text:p>
          </table:table-cell>
          <table:table-cell table:formula="of:=SIN(RADIANS([.A73]*3))" office:value-type="float" office:value="-0.587785252292473">
            <text:p>-0.5878</text:p>
          </table:table-cell>
          <table:table-cell table:formula="of:=SIN(RADIANS([.A73]*4))" office:value-type="float" office:value="-0.951056516295154">
            <text:p>-0.9511</text:p>
          </table:table-cell>
          <table:table-cell table:formula="of:=SIN(RADIANS([.A73]*5))" office:value-type="float" office:value="-2.44929359829471E-016">
            <text:p>0.0000</text:p>
          </table:table-cell>
          <table:table-cell table:formula="of:=SIN(RADIANS([.A73]*6))" office:value-type="float" office:value="0.951056516295153">
            <text:p>0.9511</text:p>
          </table:table-cell>
          <table:table-cell table:formula="of:=SIN(RADIANS([.A73]*7))" office:value-type="float" office:value="0.587785252292473">
            <text:p>0.5878</text:p>
          </table:table-cell>
          <table:table-cell table:formula="of:=SIN(RADIANS([.A73]*8))" office:value-type="float" office:value="-0.587785252292473">
            <text:p>-0.5878</text:p>
          </table:table-cell>
          <table:table-cell table:formula="of:=SIN(RADIANS([.A73]*9))" office:value-type="float" office:value="-0.951056516295154">
            <text:p>-0.9511</text:p>
          </table:table-cell>
          <table:table-cell table:formula="of:=SIN(RADIANS([.A73]*10))" office:value-type="float" office:value="-4.89858719658941E-016">
            <text:p>0.0000</text:p>
          </table:table-cell>
          <table:table-cell table:formula="of:=SIN(RADIANS([.A73]*11))" office:value-type="float" office:value="0.951056516295153">
            <text:p>0.9511</text:p>
          </table:table-cell>
          <table:table-cell table:formula="of:=SIN(RADIANS([.A73]*12))" office:value-type="float" office:value="0.587785252292474">
            <text:p>0.5878</text:p>
          </table:table-cell>
          <table:table-cell table:formula="of:=SIN(RADIANS([.A73]*13))" office:value-type="float" office:value="-0.587785252292473">
            <text:p>-0.5878</text:p>
          </table:table-cell>
          <table:table-cell table:formula="of:=SIN(RADIANS([.A73]*14))" office:value-type="float" office:value="-0.951056516295154">
            <text:p>-0.9511</text:p>
          </table:table-cell>
          <table:table-cell table:formula="of:=SIN(RADIANS([.A73]*15))" office:value-type="float" office:value="-7.34788079488412E-016">
            <text:p>0.0000</text:p>
          </table:table-cell>
          <table:table-cell table:formula="of:=SIN(RADIANS([.A73]*16))" office:value-type="float" office:value="0.951056516295153">
            <text:p>0.9511</text:p>
          </table:table-cell>
          <table:table-cell table:formula="of:=COS(RADIANS([.A73]))" office:value-type="float" office:value="0.309016994374947">
            <text:p>0.3090</text:p>
          </table:table-cell>
          <table:table-cell table:formula="of:=COS(RADIANS([.A73]*2))" office:value-type="float" office:value="-0.809016994374947">
            <text:p>-0.8090</text:p>
          </table:table-cell>
          <table:table-cell table:formula="of:=COS(RADIANS([.A73]*3))" office:value-type="float" office:value="-0.809016994374947">
            <text:p>-0.8090</text:p>
          </table:table-cell>
          <table:table-cell table:formula="of:=COS(RADIANS([.A73]*4))" office:value-type="float" office:value="0.309016994374947">
            <text:p>0.3090</text:p>
          </table:table-cell>
          <table:table-cell table:formula="of:=COS(RADIANS([.A73]*5))" office:value-type="float" office:value="1">
            <text:p>1.0000</text:p>
          </table:table-cell>
          <table:table-cell table:formula="of:=COS(RADIANS([.A73]*6))" office:value-type="float" office:value="0.309016994374948">
            <text:p>0.3090</text:p>
          </table:table-cell>
          <table:table-cell table:formula="of:=COS(RADIANS([.A73]*7))" office:value-type="float" office:value="-0.809016994374947">
            <text:p>-0.8090</text:p>
          </table:table-cell>
          <table:table-cell table:formula="of:=COS(RADIANS([.A73]*8))" office:value-type="float" office:value="-0.809016994374948">
            <text:p>-0.8090</text:p>
          </table:table-cell>
          <table:table-cell table:formula="of:=COS(RADIANS([.A73]*9))" office:value-type="float" office:value="0.309016994374947">
            <text:p>0.3090</text:p>
          </table:table-cell>
          <table:table-cell table:formula="of:=COS(RADIANS([.A73]*10))" office:value-type="float" office:value="1">
            <text:p>1.0000</text:p>
          </table:table-cell>
          <table:table-cell table:formula="of:=COS(RADIANS([.A73]*11))" office:value-type="float" office:value="0.309016994374948">
            <text:p>0.3090</text:p>
          </table:table-cell>
          <table:table-cell table:formula="of:=COS(RADIANS([.A73]*12))" office:value-type="float" office:value="-0.809016994374947">
            <text:p>-0.8090</text:p>
          </table:table-cell>
          <table:table-cell table:formula="of:=COS(RADIANS([.A73]*13))" office:value-type="float" office:value="-0.809016994374948">
            <text:p>-0.8090</text:p>
          </table:table-cell>
          <table:table-cell table:formula="of:=COS(RADIANS([.A73]*14))" office:value-type="float" office:value="0.309016994374947">
            <text:p>0.3090</text:p>
          </table:table-cell>
          <table:table-cell table:formula="of:=COS(RADIANS([.A73]*15))" office:value-type="float" office:value="1">
            <text:p>1.0000</text:p>
          </table:table-cell>
          <table:table-cell table:formula="of:=COS(RADIANS([.A73]*16))" office:value-type="float" office:value="0.309016994374948">
            <text:p>0.3090</text:p>
          </table:table-cell>
        </table:table-row>
        <table:table-row table:style-name="ro1">
          <table:table-cell office:value-type="float" office:value="73">
            <text:p>07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13S">
            <text:p>00:01:13</text:p>
          </table:table-cell>
          <table:table-cell table:formula="of:=SIN(RADIANS([.A74]))" office:value-type="float" office:value="0.956304755963035">
            <text:p>0.9563</text:p>
          </table:table-cell>
          <table:table-cell table:formula="of:=SIN(RADIANS([.A74]*2))" office:value-type="float" office:value="0.559192903470747">
            <text:p>0.5592</text:p>
          </table:table-cell>
          <table:table-cell table:formula="of:=SIN(RADIANS([.A74]*3))" office:value-type="float" office:value="-0.629320391049838">
            <text:p>-0.6293</text:p>
          </table:table-cell>
          <table:table-cell table:formula="of:=SIN(RADIANS([.A74]*4))" office:value-type="float" office:value="-0.927183854566787">
            <text:p>-0.9272</text:p>
          </table:table-cell>
          <table:table-cell table:formula="of:=SIN(RADIANS([.A74]*5))" office:value-type="float" office:value="0.0871557427476578">
            <text:p>0.0872</text:p>
          </table:table-cell>
          <table:table-cell table:formula="of:=SIN(RADIANS([.A74]*6))" office:value-type="float" office:value="0.978147600733806">
            <text:p>0.9781</text:p>
          </table:table-cell>
          <table:table-cell table:formula="of:=SIN(RADIANS([.A74]*7))" office:value-type="float" office:value="0.484809620246338">
            <text:p>0.4848</text:p>
          </table:table-cell>
          <table:table-cell table:formula="of:=SIN(RADIANS([.A74]*8))" office:value-type="float" office:value="-0.694658370458997">
            <text:p>-0.6947</text:p>
          </table:table-cell>
          <table:table-cell table:formula="of:=SIN(RADIANS([.A74]*9))" office:value-type="float" office:value="-0.891006524188368">
            <text:p>-0.8910</text:p>
          </table:table-cell>
          <table:table-cell table:formula="of:=SIN(RADIANS([.A74]*10))" office:value-type="float" office:value="0.17364817766693">
            <text:p>0.1736</text:p>
          </table:table-cell>
          <table:table-cell table:formula="of:=SIN(RADIANS([.A74]*11))" office:value-type="float" office:value="0.992546151641322">
            <text:p>0.9925</text:p>
          </table:table-cell>
          <table:table-cell table:formula="of:=SIN(RADIANS([.A74]*12))" office:value-type="float" office:value="0.4067366430758">
            <text:p>0.4067</text:p>
          </table:table-cell>
          <table:table-cell table:formula="of:=SIN(RADIANS([.A74]*13))" office:value-type="float" office:value="-0.754709580222772">
            <text:p>-0.7547</text:p>
          </table:table-cell>
          <table:table-cell table:formula="of:=SIN(RADIANS([.A74]*14))" office:value-type="float" office:value="-0.848048096156427">
            <text:p>-0.8480</text:p>
          </table:table-cell>
          <table:table-cell table:formula="of:=SIN(RADIANS([.A74]*15))" office:value-type="float" office:value="0.258819045102521">
            <text:p>0.2588</text:p>
          </table:table-cell>
          <table:table-cell table:formula="of:=SIN(RADIANS([.A74]*16))" office:value-type="float" office:value="0.999390827019096">
            <text:p>0.9994</text:p>
          </table:table-cell>
          <table:table-cell table:formula="of:=COS(RADIANS([.A74]))" office:value-type="float" office:value="0.292371704722737">
            <text:p>0.2924</text:p>
          </table:table-cell>
          <table:table-cell table:formula="of:=COS(RADIANS([.A74]*2))" office:value-type="float" office:value="-0.829037572555042">
            <text:p>-0.8290</text:p>
          </table:table-cell>
          <table:table-cell table:formula="of:=COS(RADIANS([.A74]*3))" office:value-type="float" office:value="-0.777145961456971">
            <text:p>-0.7771</text:p>
          </table:table-cell>
          <table:table-cell table:formula="of:=COS(RADIANS([.A74]*4))" office:value-type="float" office:value="0.374606593415912">
            <text:p>0.3746</text:p>
          </table:table-cell>
          <table:table-cell table:formula="of:=COS(RADIANS([.A74]*5))" office:value-type="float" office:value="0.996194698091746">
            <text:p>0.9962</text:p>
          </table:table-cell>
          <table:table-cell table:formula="of:=COS(RADIANS([.A74]*6))" office:value-type="float" office:value="0.207911690817759">
            <text:p>0.2079</text:p>
          </table:table-cell>
          <table:table-cell table:formula="of:=COS(RADIANS([.A74]*7))" office:value-type="float" office:value="-0.874619707139395">
            <text:p>-0.8746</text:p>
          </table:table-cell>
          <table:table-cell table:formula="of:=COS(RADIANS([.A74]*8))" office:value-type="float" office:value="-0.719339800338651">
            <text:p>-0.7193</text:p>
          </table:table-cell>
          <table:table-cell table:formula="of:=COS(RADIANS([.A74]*9))" office:value-type="float" office:value="0.453990499739547">
            <text:p>0.4540</text:p>
          </table:table-cell>
          <table:table-cell table:formula="of:=COS(RADIANS([.A74]*10))" office:value-type="float" office:value="0.984807753012208">
            <text:p>0.9848</text:p>
          </table:table-cell>
          <table:table-cell table:formula="of:=COS(RADIANS([.A74]*11))" office:value-type="float" office:value="0.121869343405148">
            <text:p>0.1219</text:p>
          </table:table-cell>
          <table:table-cell table:formula="of:=COS(RADIANS([.A74]*12))" office:value-type="float" office:value="-0.913545457642601">
            <text:p>-0.9135</text:p>
          </table:table-cell>
          <table:table-cell table:formula="of:=COS(RADIANS([.A74]*13))" office:value-type="float" office:value="-0.656059028990508">
            <text:p>-0.6561</text:p>
          </table:table-cell>
          <table:table-cell table:formula="of:=COS(RADIANS([.A74]*14))" office:value-type="float" office:value="0.529919264233204">
            <text:p>0.5299</text:p>
          </table:table-cell>
          <table:table-cell table:formula="of:=COS(RADIANS([.A74]*15))" office:value-type="float" office:value="0.965925826289068">
            <text:p>0.9659</text:p>
          </table:table-cell>
          <table:table-cell table:formula="of:=COS(RADIANS([.A74]*16))" office:value-type="float" office:value="0.0348994967025014">
            <text:p>0.0349</text:p>
          </table:table-cell>
        </table:table-row>
        <table:table-row table:style-name="ro1">
          <table:table-cell office:value-type="float" office:value="74">
            <text:p>07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14S">
            <text:p>00:01:14</text:p>
          </table:table-cell>
          <table:table-cell table:formula="of:=SIN(RADIANS([.A75]))" office:value-type="float" office:value="0.961261695938319">
            <text:p>0.9613</text:p>
          </table:table-cell>
          <table:table-cell table:formula="of:=SIN(RADIANS([.A75]*2))" office:value-type="float" office:value="0.529919264233205">
            <text:p>0.5299</text:p>
          </table:table-cell>
          <table:table-cell table:formula="of:=SIN(RADIANS([.A75]*3))" office:value-type="float" office:value="-0.669130606358858">
            <text:p>-0.6691</text:p>
          </table:table-cell>
          <table:table-cell table:formula="of:=SIN(RADIANS([.A75]*4))" office:value-type="float" office:value="-0.898794046299167">
            <text:p>-0.8988</text:p>
          </table:table-cell>
          <table:table-cell table:formula="of:=SIN(RADIANS([.A75]*5))" office:value-type="float" office:value="0.17364817766693">
            <text:p>0.1736</text:p>
          </table:table-cell>
          <table:table-cell table:formula="of:=SIN(RADIANS([.A75]*6))" office:value-type="float" office:value="0.994521895368273">
            <text:p>0.9945</text:p>
          </table:table-cell>
          <table:table-cell table:formula="of:=SIN(RADIANS([.A75]*7))" office:value-type="float" office:value="0.374606593415912">
            <text:p>0.3746</text:p>
          </table:table-cell>
          <table:table-cell table:formula="of:=SIN(RADIANS([.A75]*8))" office:value-type="float" office:value="-0.788010753606722">
            <text:p>-0.7880</text:p>
          </table:table-cell>
          <table:table-cell table:formula="of:=SIN(RADIANS([.A75]*9))" office:value-type="float" office:value="-0.809016994374948">
            <text:p>-0.8090</text:p>
          </table:table-cell>
          <table:table-cell table:formula="of:=SIN(RADIANS([.A75]*10))" office:value-type="float" office:value="0.342020143325668">
            <text:p>0.3420</text:p>
          </table:table-cell>
          <table:table-cell table:formula="of:=SIN(RADIANS([.A75]*11))" office:value-type="float" office:value="0.997564050259824">
            <text:p>0.9976</text:p>
          </table:table-cell>
          <table:table-cell table:formula="of:=SIN(RADIANS([.A75]*12))" office:value-type="float" office:value="0.207911690817759">
            <text:p>0.2079</text:p>
          </table:table-cell>
          <table:table-cell table:formula="of:=SIN(RADIANS([.A75]*13))" office:value-type="float" office:value="-0.882947592858927">
            <text:p>-0.8829</text:p>
          </table:table-cell>
          <table:table-cell table:formula="of:=SIN(RADIANS([.A75]*14))" office:value-type="float" office:value="-0.694658370458997">
            <text:p>-0.6947</text:p>
          </table:table-cell>
          <table:table-cell table:formula="of:=SIN(RADIANS([.A75]*15))" office:value-type="float" office:value="0.499999999999999">
            <text:p>0.5000</text:p>
          </table:table-cell>
          <table:table-cell table:formula="of:=SIN(RADIANS([.A75]*16))" office:value-type="float" office:value="0.970295726275996">
            <text:p>0.9703</text:p>
          </table:table-cell>
          <table:table-cell table:formula="of:=COS(RADIANS([.A75]))" office:value-type="float" office:value="0.275637355816999">
            <text:p>0.2756</text:p>
          </table:table-cell>
          <table:table-cell table:formula="of:=COS(RADIANS([.A75]*2))" office:value-type="float" office:value="-0.848048096156426">
            <text:p>-0.8480</text:p>
          </table:table-cell>
          <table:table-cell table:formula="of:=COS(RADIANS([.A75]*3))" office:value-type="float" office:value="-0.743144825477394">
            <text:p>-0.7431</text:p>
          </table:table-cell>
          <table:table-cell table:formula="of:=COS(RADIANS([.A75]*4))" office:value-type="float" office:value="0.438371146789077">
            <text:p>0.4384</text:p>
          </table:table-cell>
          <table:table-cell table:formula="of:=COS(RADIANS([.A75]*5))" office:value-type="float" office:value="0.984807753012208">
            <text:p>0.9848</text:p>
          </table:table-cell>
          <table:table-cell table:formula="of:=COS(RADIANS([.A75]*6))" office:value-type="float" office:value="0.104528463267653">
            <text:p>0.1045</text:p>
          </table:table-cell>
          <table:table-cell table:formula="of:=COS(RADIANS([.A75]*7))" office:value-type="float" office:value="-0.927183854566787">
            <text:p>-0.9272</text:p>
          </table:table-cell>
          <table:table-cell table:formula="of:=COS(RADIANS([.A75]*8))" office:value-type="float" office:value="-0.615661475325658">
            <text:p>-0.6157</text:p>
          </table:table-cell>
          <table:table-cell table:formula="of:=COS(RADIANS([.A75]*9))" office:value-type="float" office:value="0.587785252292473">
            <text:p>0.5878</text:p>
          </table:table-cell>
          <table:table-cell table:formula="of:=COS(RADIANS([.A75]*10))" office:value-type="float" office:value="0.939692620785909">
            <text:p>0.9397</text:p>
          </table:table-cell>
          <table:table-cell table:formula="of:=COS(RADIANS([.A75]*11))" office:value-type="float" office:value="-0.0697564737441257">
            <text:p>-0.0698</text:p>
          </table:table-cell>
          <table:table-cell table:formula="of:=COS(RADIANS([.A75]*12))" office:value-type="float" office:value="-0.978147600733806">
            <text:p>-0.9781</text:p>
          </table:table-cell>
          <table:table-cell table:formula="of:=COS(RADIANS([.A75]*13))" office:value-type="float" office:value="-0.469471562785891">
            <text:p>-0.4695</text:p>
          </table:table-cell>
          <table:table-cell table:formula="of:=COS(RADIANS([.A75]*14))" office:value-type="float" office:value="0.719339800338652">
            <text:p>0.7193</text:p>
          </table:table-cell>
          <table:table-cell table:formula="of:=COS(RADIANS([.A75]*15))" office:value-type="float" office:value="0.866025403784439">
            <text:p>0.8660</text:p>
          </table:table-cell>
          <table:table-cell table:formula="of:=COS(RADIANS([.A75]*16))" office:value-type="float" office:value="-0.241921895599668">
            <text:p>-0.2419</text:p>
          </table:table-cell>
        </table:table-row>
        <table:table-row table:style-name="ro1">
          <table:table-cell office:value-type="float" office:value="75">
            <text:p>07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15S">
            <text:p>00:01:15</text:p>
          </table:table-cell>
          <table:table-cell table:formula="of:=SIN(RADIANS([.A76]))" office:value-type="float" office:value="0.965925826289068">
            <text:p>0.9659</text:p>
          </table:table-cell>
          <table:table-cell table:formula="of:=SIN(RADIANS([.A76]*2))" office:value-type="float" office:value="0.5">
            <text:p>0.5000</text:p>
          </table:table-cell>
          <table:table-cell table:formula="of:=SIN(RADIANS([.A76]*3))" office:value-type="float" office:value="-0.707106781186547">
            <text:p>-0.7071</text:p>
          </table:table-cell>
          <table:table-cell table:formula="of:=SIN(RADIANS([.A76]*4))" office:value-type="float" office:value="-0.866025403784439">
            <text:p>-0.8660</text:p>
          </table:table-cell>
          <table:table-cell table:formula="of:=SIN(RADIANS([.A76]*5))" office:value-type="float" office:value="0.25881904510252">
            <text:p>0.2588</text:p>
          </table:table-cell>
          <table:table-cell table:formula="of:=SIN(RADIANS([.A76]*6))" office:value-type="float" office:value="1">
            <text:p>1.0000</text:p>
          </table:table-cell>
          <table:table-cell table:formula="of:=SIN(RADIANS([.A76]*7))" office:value-type="float" office:value="0.258819045102521">
            <text:p>0.2588</text:p>
          </table:table-cell>
          <table:table-cell table:formula="of:=SIN(RADIANS([.A76]*8))" office:value-type="float" office:value="-0.866025403784439">
            <text:p>-0.8660</text:p>
          </table:table-cell>
          <table:table-cell table:formula="of:=SIN(RADIANS([.A76]*9))" office:value-type="float" office:value="-0.707106781186547">
            <text:p>-0.7071</text:p>
          </table:table-cell>
          <table:table-cell table:formula="of:=SIN(RADIANS([.A76]*10))" office:value-type="float" office:value="0.499999999999999">
            <text:p>0.5000</text:p>
          </table:table-cell>
          <table:table-cell table:formula="of:=SIN(RADIANS([.A76]*11))" office:value-type="float" office:value="0.965925826289069">
            <text:p>0.9659</text:p>
          </table:table-cell>
          <table:table-cell table:formula="of:=SIN(RADIANS([.A76]*12))" office:value-type="float" office:value="6.12323399573677E-016">
            <text:p>0.0000</text:p>
          </table:table-cell>
          <table:table-cell table:formula="of:=SIN(RADIANS([.A76]*13))" office:value-type="float" office:value="-0.965925826289068">
            <text:p>-0.9659</text:p>
          </table:table-cell>
          <table:table-cell table:formula="of:=SIN(RADIANS([.A76]*14))" office:value-type="float" office:value="-0.5">
            <text:p>-0.5000</text:p>
          </table:table-cell>
          <table:table-cell table:formula="of:=SIN(RADIANS([.A76]*15))" office:value-type="float" office:value="0.707106781186548">
            <text:p>0.7071</text:p>
          </table:table-cell>
          <table:table-cell table:formula="of:=SIN(RADIANS([.A76]*16))" office:value-type="float" office:value="0.866025403784438">
            <text:p>0.8660</text:p>
          </table:table-cell>
          <table:table-cell table:formula="of:=COS(RADIANS([.A76]))" office:value-type="float" office:value="0.258819045102521">
            <text:p>0.2588</text:p>
          </table:table-cell>
          <table:table-cell table:formula="of:=COS(RADIANS([.A76]*2))" office:value-type="float" office:value="-0.866025403784439">
            <text:p>-0.8660</text:p>
          </table:table-cell>
          <table:table-cell table:formula="of:=COS(RADIANS([.A76]*3))" office:value-type="float" office:value="-0.707106781186548">
            <text:p>-0.7071</text:p>
          </table:table-cell>
          <table:table-cell table:formula="of:=COS(RADIANS([.A76]*4))" office:value-type="float" office:value="0.5">
            <text:p>0.5000</text:p>
          </table:table-cell>
          <table:table-cell table:formula="of:=COS(RADIANS([.A76]*5))" office:value-type="float" office:value="0.965925826289068">
            <text:p>0.9659</text:p>
          </table:table-cell>
          <table:table-cell table:formula="of:=COS(RADIANS([.A76]*6))" office:value-type="float" office:value="3.06161699786838E-016">
            <text:p>0.0000</text:p>
          </table:table-cell>
          <table:table-cell table:formula="of:=COS(RADIANS([.A76]*7))" office:value-type="float" office:value="-0.965925826289068">
            <text:p>-0.9659</text:p>
          </table:table-cell>
          <table:table-cell table:formula="of:=COS(RADIANS([.A76]*8))" office:value-type="float" office:value="-0.5">
            <text:p>-0.5000</text:p>
          </table:table-cell>
          <table:table-cell table:formula="of:=COS(RADIANS([.A76]*9))" office:value-type="float" office:value="0.707106781186548">
            <text:p>0.7071</text:p>
          </table:table-cell>
          <table:table-cell table:formula="of:=COS(RADIANS([.A76]*10))" office:value-type="float" office:value="0.866025403784439">
            <text:p>0.8660</text:p>
          </table:table-cell>
          <table:table-cell table:formula="of:=COS(RADIANS([.A76]*11))" office:value-type="float" office:value="-0.25881904510252">
            <text:p>-0.2588</text:p>
          </table:table-cell>
          <table:table-cell table:formula="of:=COS(RADIANS([.A76]*12))" office:value-type="float" office:value="-1">
            <text:p>-1.0000</text:p>
          </table:table-cell>
          <table:table-cell table:formula="of:=COS(RADIANS([.A76]*13))" office:value-type="float" office:value="-0.258819045102521">
            <text:p>-0.2588</text:p>
          </table:table-cell>
          <table:table-cell table:formula="of:=COS(RADIANS([.A76]*14))" office:value-type="float" office:value="0.866025403784439">
            <text:p>0.8660</text:p>
          </table:table-cell>
          <table:table-cell table:formula="of:=COS(RADIANS([.A76]*15))" office:value-type="float" office:value="0.707106781186547">
            <text:p>0.7071</text:p>
          </table:table-cell>
          <table:table-cell table:formula="of:=COS(RADIANS([.A76]*16))" office:value-type="float" office:value="-0.5">
            <text:p>-0.5000</text:p>
          </table:table-cell>
        </table:table-row>
        <table:table-row table:style-name="ro1">
          <table:table-cell office:value-type="float" office:value="76">
            <text:p>07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16S">
            <text:p>00:01:16</text:p>
          </table:table-cell>
          <table:table-cell table:formula="of:=SIN(RADIANS([.A77]))" office:value-type="float" office:value="0.970295726275996">
            <text:p>0.9703</text:p>
          </table:table-cell>
          <table:table-cell table:formula="of:=SIN(RADIANS([.A77]*2))" office:value-type="float" office:value="0.469471562785891">
            <text:p>0.4695</text:p>
          </table:table-cell>
          <table:table-cell table:formula="of:=SIN(RADIANS([.A77]*3))" office:value-type="float" office:value="-0.743144825477394">
            <text:p>-0.7431</text:p>
          </table:table-cell>
          <table:table-cell table:formula="of:=SIN(RADIANS([.A77]*4))" office:value-type="float" office:value="-0.829037572555042">
            <text:p>-0.8290</text:p>
          </table:table-cell>
          <table:table-cell table:formula="of:=SIN(RADIANS([.A77]*5))" office:value-type="float" office:value="0.342020143325669">
            <text:p>0.3420</text:p>
          </table:table-cell>
          <table:table-cell table:formula="of:=SIN(RADIANS([.A77]*6))" office:value-type="float" office:value="0.994521895368273">
            <text:p>0.9945</text:p>
          </table:table-cell>
          <table:table-cell table:formula="of:=SIN(RADIANS([.A77]*7))" office:value-type="float" office:value="0.139173100960066">
            <text:p>0.1392</text:p>
          </table:table-cell>
          <table:table-cell table:formula="of:=SIN(RADIANS([.A77]*8))" office:value-type="float" office:value="-0.927183854566787">
            <text:p>-0.9272</text:p>
          </table:table-cell>
          <table:table-cell table:formula="of:=SIN(RADIANS([.A77]*9))" office:value-type="float" office:value="-0.587785252292473">
            <text:p>-0.5878</text:p>
          </table:table-cell>
          <table:table-cell table:formula="of:=SIN(RADIANS([.A77]*10))" office:value-type="float" office:value="0.64278760968654">
            <text:p>0.6428</text:p>
          </table:table-cell>
          <table:table-cell table:formula="of:=SIN(RADIANS([.A77]*11))" office:value-type="float" office:value="0.898794046299167">
            <text:p>0.8988</text:p>
          </table:table-cell>
          <table:table-cell table:formula="of:=SIN(RADIANS([.A77]*12))" office:value-type="float" office:value="-0.20791169081776">
            <text:p>-0.2079</text:p>
          </table:table-cell>
          <table:table-cell table:formula="of:=SIN(RADIANS([.A77]*13))" office:value-type="float" office:value="-0.999390827019096">
            <text:p>-0.9994</text:p>
          </table:table-cell>
          <table:table-cell table:formula="of:=SIN(RADIANS([.A77]*14))" office:value-type="float" office:value="-0.275637355817">
            <text:p>-0.2756</text:p>
          </table:table-cell>
          <table:table-cell table:formula="of:=SIN(RADIANS([.A77]*15))" office:value-type="float" office:value="0.866025403784438">
            <text:p>0.8660</text:p>
          </table:table-cell>
          <table:table-cell table:formula="of:=SIN(RADIANS([.A77]*16))" office:value-type="float" office:value="0.694658370458997">
            <text:p>0.6947</text:p>
          </table:table-cell>
          <table:table-cell table:formula="of:=COS(RADIANS([.A77]))" office:value-type="float" office:value="0.241921895599668">
            <text:p>0.2419</text:p>
          </table:table-cell>
          <table:table-cell table:formula="of:=COS(RADIANS([.A77]*2))" office:value-type="float" office:value="-0.882947592858927">
            <text:p>-0.8829</text:p>
          </table:table-cell>
          <table:table-cell table:formula="of:=COS(RADIANS([.A77]*3))" office:value-type="float" office:value="-0.669130606358858">
            <text:p>-0.6691</text:p>
          </table:table-cell>
          <table:table-cell table:formula="of:=COS(RADIANS([.A77]*4))" office:value-type="float" office:value="0.559192903470747">
            <text:p>0.5592</text:p>
          </table:table-cell>
          <table:table-cell table:formula="of:=COS(RADIANS([.A77]*5))" office:value-type="float" office:value="0.939692620785908">
            <text:p>0.9397</text:p>
          </table:table-cell>
          <table:table-cell table:formula="of:=COS(RADIANS([.A77]*6))" office:value-type="float" office:value="-0.104528463267654">
            <text:p>-0.1045</text:p>
          </table:table-cell>
          <table:table-cell table:formula="of:=COS(RADIANS([.A77]*7))" office:value-type="float" office:value="-0.99026806874157">
            <text:p>-0.9903</text:p>
          </table:table-cell>
          <table:table-cell table:formula="of:=COS(RADIANS([.A77]*8))" office:value-type="float" office:value="-0.374606593415912">
            <text:p>-0.3746</text:p>
          </table:table-cell>
          <table:table-cell table:formula="of:=COS(RADIANS([.A77]*9))" office:value-type="float" office:value="0.809016994374947">
            <text:p>0.8090</text:p>
          </table:table-cell>
          <table:table-cell table:formula="of:=COS(RADIANS([.A77]*10))" office:value-type="float" office:value="0.766044443118978">
            <text:p>0.7660</text:p>
          </table:table-cell>
          <table:table-cell table:formula="of:=COS(RADIANS([.A77]*11))" office:value-type="float" office:value="-0.438371146789077">
            <text:p>-0.4384</text:p>
          </table:table-cell>
          <table:table-cell table:formula="of:=COS(RADIANS([.A77]*12))" office:value-type="float" office:value="-0.978147600733805">
            <text:p>-0.9781</text:p>
          </table:table-cell>
          <table:table-cell table:formula="of:=COS(RADIANS([.A77]*13))" office:value-type="float" office:value="-0.0348994967025012">
            <text:p>-0.0349</text:p>
          </table:table-cell>
          <table:table-cell table:formula="of:=COS(RADIANS([.A77]*14))" office:value-type="float" office:value="0.961261695938319">
            <text:p>0.9613</text:p>
          </table:table-cell>
          <table:table-cell table:formula="of:=COS(RADIANS([.A77]*15))" office:value-type="float" office:value="0.500000000000002">
            <text:p>0.5000</text:p>
          </table:table-cell>
          <table:table-cell table:formula="of:=COS(RADIANS([.A77]*16))" office:value-type="float" office:value="-0.719339800338652">
            <text:p>-0.7193</text:p>
          </table:table-cell>
        </table:table-row>
        <table:table-row table:style-name="ro1">
          <table:table-cell office:value-type="float" office:value="77">
            <text:p>07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17S">
            <text:p>00:01:17</text:p>
          </table:table-cell>
          <table:table-cell table:formula="of:=SIN(RADIANS([.A78]))" office:value-type="float" office:value="0.974370064785235">
            <text:p>0.9744</text:p>
          </table:table-cell>
          <table:table-cell table:formula="of:=SIN(RADIANS([.A78]*2))" office:value-type="float" office:value="0.438371146789077">
            <text:p>0.4384</text:p>
          </table:table-cell>
          <table:table-cell table:formula="of:=SIN(RADIANS([.A78]*3))" office:value-type="float" office:value="-0.777145961456971">
            <text:p>-0.7771</text:p>
          </table:table-cell>
          <table:table-cell table:formula="of:=SIN(RADIANS([.A78]*4))" office:value-type="float" office:value="-0.788010753606722">
            <text:p>-0.7880</text:p>
          </table:table-cell>
          <table:table-cell table:formula="of:=SIN(RADIANS([.A78]*5))" office:value-type="float" office:value="0.4226182617407">
            <text:p>0.4226</text:p>
          </table:table-cell>
          <table:table-cell table:formula="of:=SIN(RADIANS([.A78]*6))" office:value-type="float" office:value="0.978147600733806">
            <text:p>0.9781</text:p>
          </table:table-cell>
          <table:table-cell table:formula="of:=SIN(RADIANS([.A78]*7))" office:value-type="float" office:value="0.0174524064372828">
            <text:p>0.0175</text:p>
          </table:table-cell>
          <table:table-cell table:formula="of:=SIN(RADIANS([.A78]*8))" office:value-type="float" office:value="-0.970295726275996">
            <text:p>-0.9703</text:p>
          </table:table-cell>
          <table:table-cell table:formula="of:=SIN(RADIANS([.A78]*9))" office:value-type="float" office:value="-0.453990499739546">
            <text:p>-0.4540</text:p>
          </table:table-cell>
          <table:table-cell table:formula="of:=SIN(RADIANS([.A78]*10))" office:value-type="float" office:value="0.766044443118978">
            <text:p>0.7660</text:p>
          </table:table-cell>
          <table:table-cell table:formula="of:=SIN(RADIANS([.A78]*11))" office:value-type="float" office:value="0.798635510047293">
            <text:p>0.7986</text:p>
          </table:table-cell>
          <table:table-cell table:formula="of:=SIN(RADIANS([.A78]*12))" office:value-type="float" office:value="-0.406736643075799">
            <text:p>-0.4067</text:p>
          </table:table-cell>
          <table:table-cell table:formula="of:=SIN(RADIANS([.A78]*13))" office:value-type="float" office:value="-0.981627183447664">
            <text:p>-0.9816</text:p>
          </table:table-cell>
          <table:table-cell table:formula="of:=SIN(RADIANS([.A78]*14))" office:value-type="float" office:value="-0.0348994967024995">
            <text:p>-0.0349</text:p>
          </table:table-cell>
          <table:table-cell table:formula="of:=SIN(RADIANS([.A78]*15))" office:value-type="float" office:value="0.965925826289068">
            <text:p>0.9659</text:p>
          </table:table-cell>
          <table:table-cell table:formula="of:=SIN(RADIANS([.A78]*16))" office:value-type="float" office:value="0.46947156278589">
            <text:p>0.4695</text:p>
          </table:table-cell>
          <table:table-cell table:formula="of:=COS(RADIANS([.A78]))" office:value-type="float" office:value="0.224951054343865">
            <text:p>0.2250</text:p>
          </table:table-cell>
          <table:table-cell table:formula="of:=COS(RADIANS([.A78]*2))" office:value-type="float" office:value="-0.898794046299167">
            <text:p>-0.8988</text:p>
          </table:table-cell>
          <table:table-cell table:formula="of:=COS(RADIANS([.A78]*3))" office:value-type="float" office:value="-0.629320391049838">
            <text:p>-0.6293</text:p>
          </table:table-cell>
          <table:table-cell table:formula="of:=COS(RADIANS([.A78]*4))" office:value-type="float" office:value="0.615661475325658">
            <text:p>0.6157</text:p>
          </table:table-cell>
          <table:table-cell table:formula="of:=COS(RADIANS([.A78]*5))" office:value-type="float" office:value="0.90630778703665">
            <text:p>0.9063</text:p>
          </table:table-cell>
          <table:table-cell table:formula="of:=COS(RADIANS([.A78]*6))" office:value-type="float" office:value="-0.207911690817758">
            <text:p>-0.2079</text:p>
          </table:table-cell>
          <table:table-cell table:formula="of:=COS(RADIANS([.A78]*7))" office:value-type="float" office:value="-0.999847695156391">
            <text:p>-0.9998</text:p>
          </table:table-cell>
          <table:table-cell table:formula="of:=COS(RADIANS([.A78]*8))" office:value-type="float" office:value="-0.241921895599667">
            <text:p>-0.2419</text:p>
          </table:table-cell>
          <table:table-cell table:formula="of:=COS(RADIANS([.A78]*9))" office:value-type="float" office:value="0.891006524188368">
            <text:p>0.8910</text:p>
          </table:table-cell>
          <table:table-cell table:formula="of:=COS(RADIANS([.A78]*10))" office:value-type="float" office:value="0.642787609686539">
            <text:p>0.6428</text:p>
          </table:table-cell>
          <table:table-cell table:formula="of:=COS(RADIANS([.A78]*11))" office:value-type="float" office:value="-0.601815023152048">
            <text:p>-0.6018</text:p>
          </table:table-cell>
          <table:table-cell table:formula="of:=COS(RADIANS([.A78]*12))" office:value-type="float" office:value="-0.913545457642602">
            <text:p>-0.9135</text:p>
          </table:table-cell>
          <table:table-cell table:formula="of:=COS(RADIANS([.A78]*13))" office:value-type="float" office:value="0.190808995376545">
            <text:p>0.1908</text:p>
          </table:table-cell>
          <table:table-cell table:formula="of:=COS(RADIANS([.A78]*14))" office:value-type="float" office:value="0.999390827019096">
            <text:p>0.9994</text:p>
          </table:table-cell>
          <table:table-cell table:formula="of:=COS(RADIANS([.A78]*15))" office:value-type="float" office:value="0.258819045102521">
            <text:p>0.2588</text:p>
          </table:table-cell>
          <table:table-cell table:formula="of:=COS(RADIANS([.A78]*16))" office:value-type="float" office:value="-0.882947592858927">
            <text:p>-0.8829</text:p>
          </table:table-cell>
        </table:table-row>
        <table:table-row table:style-name="ro1">
          <table:table-cell office:value-type="float" office:value="78">
            <text:p>07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18S">
            <text:p>00:01:18</text:p>
          </table:table-cell>
          <table:table-cell table:formula="of:=SIN(RADIANS([.A79]))" office:value-type="float" office:value="0.978147600733806">
            <text:p>0.9781</text:p>
          </table:table-cell>
          <table:table-cell table:formula="of:=SIN(RADIANS([.A79]*2))" office:value-type="float" office:value="0.4067366430758">
            <text:p>0.4067</text:p>
          </table:table-cell>
          <table:table-cell table:formula="of:=SIN(RADIANS([.A79]*3))" office:value-type="float" office:value="-0.809016994374947">
            <text:p>-0.8090</text:p>
          </table:table-cell>
          <table:table-cell table:formula="of:=SIN(RADIANS([.A79]*4))" office:value-type="float" office:value="-0.743144825477395">
            <text:p>-0.7431</text:p>
          </table:table-cell>
          <table:table-cell table:formula="of:=SIN(RADIANS([.A79]*5))" office:value-type="float" office:value="0.5">
            <text:p>0.5000</text:p>
          </table:table-cell>
          <table:table-cell table:formula="of:=SIN(RADIANS([.A79]*6))" office:value-type="float" office:value="0.951056516295154">
            <text:p>0.9511</text:p>
          </table:table-cell>
          <table:table-cell table:formula="of:=SIN(RADIANS([.A79]*7))" office:value-type="float" office:value="-0.104528463267654">
            <text:p>-0.1045</text:p>
          </table:table-cell>
          <table:table-cell table:formula="of:=SIN(RADIANS([.A79]*8))" office:value-type="float" office:value="-0.994521895368273">
            <text:p>-0.9945</text:p>
          </table:table-cell>
          <table:table-cell table:formula="of:=SIN(RADIANS([.A79]*9))" office:value-type="float" office:value="-0.309016994374948">
            <text:p>-0.3090</text:p>
          </table:table-cell>
          <table:table-cell table:formula="of:=SIN(RADIANS([.A79]*10))" office:value-type="float" office:value="0.866025403784439">
            <text:p>0.8660</text:p>
          </table:table-cell>
          <table:table-cell table:formula="of:=SIN(RADIANS([.A79]*11))" office:value-type="float" office:value="0.669130606358858">
            <text:p>0.6691</text:p>
          </table:table-cell>
          <table:table-cell table:formula="of:=SIN(RADIANS([.A79]*12))" office:value-type="float" office:value="-0.587785252292473">
            <text:p>-0.5878</text:p>
          </table:table-cell>
          <table:table-cell table:formula="of:=SIN(RADIANS([.A79]*13))" office:value-type="float" office:value="-0.913545457642601">
            <text:p>-0.9135</text:p>
          </table:table-cell>
          <table:table-cell table:formula="of:=SIN(RADIANS([.A79]*14))" office:value-type="float" office:value="0.20791169081776">
            <text:p>0.2079</text:p>
          </table:table-cell>
          <table:table-cell table:formula="of:=SIN(RADIANS([.A79]*15))" office:value-type="float" office:value="1">
            <text:p>1.0000</text:p>
          </table:table-cell>
          <table:table-cell table:formula="of:=SIN(RADIANS([.A79]*16))" office:value-type="float" office:value="0.207911690817761">
            <text:p>0.2079</text:p>
          </table:table-cell>
          <table:table-cell table:formula="of:=COS(RADIANS([.A79]))" office:value-type="float" office:value="0.207911690817759">
            <text:p>0.2079</text:p>
          </table:table-cell>
          <table:table-cell table:formula="of:=COS(RADIANS([.A79]*2))" office:value-type="float" office:value="-0.913545457642601">
            <text:p>-0.9135</text:p>
          </table:table-cell>
          <table:table-cell table:formula="of:=COS(RADIANS([.A79]*3))" office:value-type="float" office:value="-0.587785252292473">
            <text:p>-0.5878</text:p>
          </table:table-cell>
          <table:table-cell table:formula="of:=COS(RADIANS([.A79]*4))" office:value-type="float" office:value="0.669130606358858">
            <text:p>0.6691</text:p>
          </table:table-cell>
          <table:table-cell table:formula="of:=COS(RADIANS([.A79]*5))" office:value-type="float" office:value="0.866025403784439">
            <text:p>0.8660</text:p>
          </table:table-cell>
          <table:table-cell table:formula="of:=COS(RADIANS([.A79]*6))" office:value-type="float" office:value="-0.309016994374947">
            <text:p>-0.3090</text:p>
          </table:table-cell>
          <table:table-cell table:formula="of:=COS(RADIANS([.A79]*7))" office:value-type="float" office:value="-0.994521895368273">
            <text:p>-0.9945</text:p>
          </table:table-cell>
          <table:table-cell table:formula="of:=COS(RADIANS([.A79]*8))" office:value-type="float" office:value="-0.104528463267654">
            <text:p>-0.1045</text:p>
          </table:table-cell>
          <table:table-cell table:formula="of:=COS(RADIANS([.A79]*9))" office:value-type="float" office:value="0.951056516295153">
            <text:p>0.9511</text:p>
          </table:table-cell>
          <table:table-cell table:formula="of:=COS(RADIANS([.A79]*10))" office:value-type="float" office:value="0.5">
            <text:p>0.5000</text:p>
          </table:table-cell>
          <table:table-cell table:formula="of:=COS(RADIANS([.A79]*11))" office:value-type="float" office:value="-0.743144825477395">
            <text:p>-0.7431</text:p>
          </table:table-cell>
          <table:table-cell table:formula="of:=COS(RADIANS([.A79]*12))" office:value-type="float" office:value="-0.809016994374948">
            <text:p>-0.8090</text:p>
          </table:table-cell>
          <table:table-cell table:formula="of:=COS(RADIANS([.A79]*13))" office:value-type="float" office:value="0.4067366430758">
            <text:p>0.4067</text:p>
          </table:table-cell>
          <table:table-cell table:formula="of:=COS(RADIANS([.A79]*14))" office:value-type="float" office:value="0.978147600733806">
            <text:p>0.9781</text:p>
          </table:table-cell>
          <table:table-cell table:formula="of:=COS(RADIANS([.A79]*15))" office:value-type="float" office:value="-9.80336419954471E-016">
            <text:p>0.0000</text:p>
          </table:table-cell>
          <table:table-cell table:formula="of:=COS(RADIANS([.A79]*16))" office:value-type="float" office:value="-0.978147600733805">
            <text:p>-0.9781</text:p>
          </table:table-cell>
        </table:table-row>
        <table:table-row table:style-name="ro1">
          <table:table-cell office:value-type="float" office:value="79">
            <text:p>07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19S">
            <text:p>00:01:19</text:p>
          </table:table-cell>
          <table:table-cell table:formula="of:=SIN(RADIANS([.A80]))" office:value-type="float" office:value="0.981627183447664">
            <text:p>0.9816</text:p>
          </table:table-cell>
          <table:table-cell table:formula="of:=SIN(RADIANS([.A80]*2))" office:value-type="float" office:value="0.374606593415912">
            <text:p>0.3746</text:p>
          </table:table-cell>
          <table:table-cell table:formula="of:=SIN(RADIANS([.A80]*3))" office:value-type="float" office:value="-0.838670567945424">
            <text:p>-0.8387</text:p>
          </table:table-cell>
          <table:table-cell table:formula="of:=SIN(RADIANS([.A80]*4))" office:value-type="float" office:value="-0.694658370458998">
            <text:p>-0.6947</text:p>
          </table:table-cell>
          <table:table-cell table:formula="of:=SIN(RADIANS([.A80]*5))" office:value-type="float" office:value="0.573576436351046">
            <text:p>0.5736</text:p>
          </table:table-cell>
          <table:table-cell table:formula="of:=SIN(RADIANS([.A80]*6))" office:value-type="float" office:value="0.913545457642601">
            <text:p>0.9135</text:p>
          </table:table-cell>
          <table:table-cell table:formula="of:=SIN(RADIANS([.A80]*7))" office:value-type="float" office:value="-0.224951054343865">
            <text:p>-0.2250</text:p>
          </table:table-cell>
          <table:table-cell table:formula="of:=SIN(RADIANS([.A80]*8))" office:value-type="float" office:value="-0.999390827019096">
            <text:p>-0.9994</text:p>
          </table:table-cell>
          <table:table-cell table:formula="of:=SIN(RADIANS([.A80]*9))" office:value-type="float" office:value="-0.15643446504023">
            <text:p>-0.1564</text:p>
          </table:table-cell>
          <table:table-cell table:formula="of:=SIN(RADIANS([.A80]*10))" office:value-type="float" office:value="0.939692620785908">
            <text:p>0.9397</text:p>
          </table:table-cell>
          <table:table-cell table:formula="of:=SIN(RADIANS([.A80]*11))" office:value-type="float" office:value="0.515038074910055">
            <text:p>0.5150</text:p>
          </table:table-cell>
          <table:table-cell table:formula="of:=SIN(RADIANS([.A80]*12))" office:value-type="float" office:value="-0.743144825477395">
            <text:p>-0.7431</text:p>
          </table:table-cell>
          <table:table-cell table:formula="of:=SIN(RADIANS([.A80]*13))" office:value-type="float" office:value="-0.798635510047293">
            <text:p>-0.7986</text:p>
          </table:table-cell>
          <table:table-cell table:formula="of:=SIN(RADIANS([.A80]*14))" office:value-type="float" office:value="0.438371146789077">
            <text:p>0.4384</text:p>
          </table:table-cell>
          <table:table-cell table:formula="of:=SIN(RADIANS([.A80]*15))" office:value-type="float" office:value="0.965925826289069">
            <text:p>0.9659</text:p>
          </table:table-cell>
          <table:table-cell table:formula="of:=SIN(RADIANS([.A80]*16))" office:value-type="float" office:value="-0.0697564737441236">
            <text:p>-0.0698</text:p>
          </table:table-cell>
          <table:table-cell table:formula="of:=COS(RADIANS([.A80]))" office:value-type="float" office:value="0.190808995376545">
            <text:p>0.1908</text:p>
          </table:table-cell>
          <table:table-cell table:formula="of:=COS(RADIANS([.A80]*2))" office:value-type="float" office:value="-0.927183854566787">
            <text:p>-0.9272</text:p>
          </table:table-cell>
          <table:table-cell table:formula="of:=COS(RADIANS([.A80]*3))" office:value-type="float" office:value="-0.544639035015027">
            <text:p>-0.5446</text:p>
          </table:table-cell>
          <table:table-cell table:formula="of:=COS(RADIANS([.A80]*4))" office:value-type="float" office:value="0.719339800338651">
            <text:p>0.7193</text:p>
          </table:table-cell>
          <table:table-cell table:formula="of:=COS(RADIANS([.A80]*5))" office:value-type="float" office:value="0.819152044288992">
            <text:p>0.8192</text:p>
          </table:table-cell>
          <table:table-cell table:formula="of:=COS(RADIANS([.A80]*6))" office:value-type="float" office:value="-0.4067366430758">
            <text:p>-0.4067</text:p>
          </table:table-cell>
          <table:table-cell table:formula="of:=COS(RADIANS([.A80]*7))" office:value-type="float" office:value="-0.974370064785235">
            <text:p>-0.9744</text:p>
          </table:table-cell>
          <table:table-cell table:formula="of:=COS(RADIANS([.A80]*8))" office:value-type="float" office:value="0.0348994967025001">
            <text:p>0.0349</text:p>
          </table:table-cell>
          <table:table-cell table:formula="of:=COS(RADIANS([.A80]*9))" office:value-type="float" office:value="0.987688340595138">
            <text:p>0.9877</text:p>
          </table:table-cell>
          <table:table-cell table:formula="of:=COS(RADIANS([.A80]*10))" office:value-type="float" office:value="0.342020143325669">
            <text:p>0.3420</text:p>
          </table:table-cell>
          <table:table-cell table:formula="of:=COS(RADIANS([.A80]*11))" office:value-type="float" office:value="-0.857167300702112">
            <text:p>-0.8572</text:p>
          </table:table-cell>
          <table:table-cell table:formula="of:=COS(RADIANS([.A80]*12))" office:value-type="float" office:value="-0.669130606358858">
            <text:p>-0.6691</text:p>
          </table:table-cell>
          <table:table-cell table:formula="of:=COS(RADIANS([.A80]*13))" office:value-type="float" office:value="0.601815023152048">
            <text:p>0.6018</text:p>
          </table:table-cell>
          <table:table-cell table:formula="of:=COS(RADIANS([.A80]*14))" office:value-type="float" office:value="0.898794046299167">
            <text:p>0.8988</text:p>
          </table:table-cell>
          <table:table-cell table:formula="of:=COS(RADIANS([.A80]*15))" office:value-type="float" office:value="-0.25881904510252">
            <text:p>-0.2588</text:p>
          </table:table-cell>
          <table:table-cell table:formula="of:=COS(RADIANS([.A80]*16))" office:value-type="float" office:value="-0.997564050259824">
            <text:p>-0.9976</text:p>
          </table:table-cell>
        </table:table-row>
        <table:table-row table:style-name="ro1">
          <table:table-cell office:value-type="float" office:value="80">
            <text:p>08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20S">
            <text:p>00:01:20</text:p>
          </table:table-cell>
          <table:table-cell table:formula="of:=SIN(RADIANS([.A81]))" office:value-type="float" office:value="0.984807753012208">
            <text:p>0.9848</text:p>
          </table:table-cell>
          <table:table-cell table:formula="of:=SIN(RADIANS([.A81]*2))" office:value-type="float" office:value="0.342020143325669">
            <text:p>0.3420</text:p>
          </table:table-cell>
          <table:table-cell table:formula="of:=SIN(RADIANS([.A81]*3))" office:value-type="float" office:value="-0.866025403784438">
            <text:p>-0.8660</text:p>
          </table:table-cell>
          <table:table-cell table:formula="of:=SIN(RADIANS([.A81]*4))" office:value-type="float" office:value="-0.64278760968654">
            <text:p>-0.6428</text:p>
          </table:table-cell>
          <table:table-cell table:formula="of:=SIN(RADIANS([.A81]*5))" office:value-type="float" office:value="0.642787609686539">
            <text:p>0.6428</text:p>
          </table:table-cell>
          <table:table-cell table:formula="of:=SIN(RADIANS([.A81]*6))" office:value-type="float" office:value="0.866025403784439">
            <text:p>0.8660</text:p>
          </table:table-cell>
          <table:table-cell table:formula="of:=SIN(RADIANS([.A81]*7))" office:value-type="float" office:value="-0.342020143325668">
            <text:p>-0.3420</text:p>
          </table:table-cell>
          <table:table-cell table:formula="of:=SIN(RADIANS([.A81]*8))" office:value-type="float" office:value="-0.984807753012208">
            <text:p>-0.9848</text:p>
          </table:table-cell>
          <table:table-cell table:formula="of:=SIN(RADIANS([.A81]*9))" office:value-type="float" office:value="-4.89858719658941E-016">
            <text:p>0.0000</text:p>
          </table:table-cell>
          <table:table-cell table:formula="of:=SIN(RADIANS([.A81]*10))" office:value-type="float" office:value="0.984807753012208">
            <text:p>0.9848</text:p>
          </table:table-cell>
          <table:table-cell table:formula="of:=SIN(RADIANS([.A81]*11))" office:value-type="float" office:value="0.342020143325669">
            <text:p>0.3420</text:p>
          </table:table-cell>
          <table:table-cell table:formula="of:=SIN(RADIANS([.A81]*12))" office:value-type="float" office:value="-0.866025403784438">
            <text:p>-0.8660</text:p>
          </table:table-cell>
          <table:table-cell table:formula="of:=SIN(RADIANS([.A81]*13))" office:value-type="float" office:value="-0.642787609686539">
            <text:p>-0.6428</text:p>
          </table:table-cell>
          <table:table-cell table:formula="of:=SIN(RADIANS([.A81]*14))" office:value-type="float" office:value="0.642787609686538">
            <text:p>0.6428</text:p>
          </table:table-cell>
          <table:table-cell table:formula="of:=SIN(RADIANS([.A81]*15))" office:value-type="float" office:value="0.866025403784438">
            <text:p>0.8660</text:p>
          </table:table-cell>
          <table:table-cell table:formula="of:=SIN(RADIANS([.A81]*16))" office:value-type="float" office:value="-0.342020143325668">
            <text:p>-0.3420</text:p>
          </table:table-cell>
          <table:table-cell table:formula="of:=COS(RADIANS([.A81]))" office:value-type="float" office:value="0.17364817766693">
            <text:p>0.1736</text:p>
          </table:table-cell>
          <table:table-cell table:formula="of:=COS(RADIANS([.A81]*2))" office:value-type="float" office:value="-0.939692620785908">
            <text:p>-0.9397</text:p>
          </table:table-cell>
          <table:table-cell table:formula="of:=COS(RADIANS([.A81]*3))" office:value-type="float" office:value="-0.5">
            <text:p>-0.5000</text:p>
          </table:table-cell>
          <table:table-cell table:formula="of:=COS(RADIANS([.A81]*4))" office:value-type="float" office:value="0.766044443118978">
            <text:p>0.7660</text:p>
          </table:table-cell>
          <table:table-cell table:formula="of:=COS(RADIANS([.A81]*5))" office:value-type="float" office:value="0.766044443118978">
            <text:p>0.7660</text:p>
          </table:table-cell>
          <table:table-cell table:formula="of:=COS(RADIANS([.A81]*6))" office:value-type="float" office:value="-0.499999999999999">
            <text:p>-0.5000</text:p>
          </table:table-cell>
          <table:table-cell table:formula="of:=COS(RADIANS([.A81]*7))" office:value-type="float" office:value="-0.939692620785909">
            <text:p>-0.9397</text:p>
          </table:table-cell>
          <table:table-cell table:formula="of:=COS(RADIANS([.A81]*8))" office:value-type="float" office:value="0.17364817766693">
            <text:p>0.1736</text:p>
          </table:table-cell>
          <table:table-cell table:formula="of:=COS(RADIANS([.A81]*9))" office:value-type="float" office:value="1">
            <text:p>1.0000</text:p>
          </table:table-cell>
          <table:table-cell table:formula="of:=COS(RADIANS([.A81]*10))" office:value-type="float" office:value="0.173648177666931">
            <text:p>0.1736</text:p>
          </table:table-cell>
          <table:table-cell table:formula="of:=COS(RADIANS([.A81]*11))" office:value-type="float" office:value="-0.939692620785908">
            <text:p>-0.9397</text:p>
          </table:table-cell>
          <table:table-cell table:formula="of:=COS(RADIANS([.A81]*12))" office:value-type="float" office:value="-0.500000000000002">
            <text:p>-0.5000</text:p>
          </table:table-cell>
          <table:table-cell table:formula="of:=COS(RADIANS([.A81]*13))" office:value-type="float" office:value="0.766044443118978">
            <text:p>0.7660</text:p>
          </table:table-cell>
          <table:table-cell table:formula="of:=COS(RADIANS([.A81]*14))" office:value-type="float" office:value="0.766044443118979">
            <text:p>0.7660</text:p>
          </table:table-cell>
          <table:table-cell table:formula="of:=COS(RADIANS([.A81]*15))" office:value-type="float" office:value="-0.5">
            <text:p>-0.5000</text:p>
          </table:table-cell>
          <table:table-cell table:formula="of:=COS(RADIANS([.A81]*16))" office:value-type="float" office:value="-0.939692620785909">
            <text:p>-0.9397</text:p>
          </table:table-cell>
        </table:table-row>
        <table:table-row table:style-name="ro1">
          <table:table-cell office:value-type="float" office:value="81">
            <text:p>08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21S">
            <text:p>00:01:21</text:p>
          </table:table-cell>
          <table:table-cell table:formula="of:=SIN(RADIANS([.A82]))" office:value-type="float" office:value="0.987688340595138">
            <text:p>0.9877</text:p>
          </table:table-cell>
          <table:table-cell table:formula="of:=SIN(RADIANS([.A82]*2))" office:value-type="float" office:value="0.309016994374947">
            <text:p>0.3090</text:p>
          </table:table-cell>
          <table:table-cell table:formula="of:=SIN(RADIANS([.A82]*3))" office:value-type="float" office:value="-0.891006524188368">
            <text:p>-0.8910</text:p>
          </table:table-cell>
          <table:table-cell table:formula="of:=SIN(RADIANS([.A82]*4))" office:value-type="float" office:value="-0.587785252292473">
            <text:p>-0.5878</text:p>
          </table:table-cell>
          <table:table-cell table:formula="of:=SIN(RADIANS([.A82]*5))" office:value-type="float" office:value="0.707106781186547">
            <text:p>0.7071</text:p>
          </table:table-cell>
          <table:table-cell table:formula="of:=SIN(RADIANS([.A82]*6))" office:value-type="float" office:value="0.809016994374948">
            <text:p>0.8090</text:p>
          </table:table-cell>
          <table:table-cell table:formula="of:=SIN(RADIANS([.A82]*7))" office:value-type="float" office:value="-0.453990499739547">
            <text:p>-0.4540</text:p>
          </table:table-cell>
          <table:table-cell table:formula="of:=SIN(RADIANS([.A82]*8))" office:value-type="float" office:value="-0.951056516295154">
            <text:p>-0.9511</text:p>
          </table:table-cell>
          <table:table-cell table:formula="of:=SIN(RADIANS([.A82]*9))" office:value-type="float" office:value="0.156434465040231">
            <text:p>0.1564</text:p>
          </table:table-cell>
          <table:table-cell table:formula="of:=SIN(RADIANS([.A82]*10))" office:value-type="float" office:value="1">
            <text:p>1.0000</text:p>
          </table:table-cell>
          <table:table-cell table:formula="of:=SIN(RADIANS([.A82]*11))" office:value-type="float" office:value="0.156434465040231">
            <text:p>0.1564</text:p>
          </table:table-cell>
          <table:table-cell table:formula="of:=SIN(RADIANS([.A82]*12))" office:value-type="float" office:value="-0.951056516295153">
            <text:p>-0.9511</text:p>
          </table:table-cell>
          <table:table-cell table:formula="of:=SIN(RADIANS([.A82]*13))" office:value-type="float" office:value="-0.453990499739547">
            <text:p>-0.4540</text:p>
          </table:table-cell>
          <table:table-cell table:formula="of:=SIN(RADIANS([.A82]*14))" office:value-type="float" office:value="0.809016994374948">
            <text:p>0.8090</text:p>
          </table:table-cell>
          <table:table-cell table:formula="of:=SIN(RADIANS([.A82]*15))" office:value-type="float" office:value="0.707106781186549">
            <text:p>0.7071</text:p>
          </table:table-cell>
          <table:table-cell table:formula="of:=SIN(RADIANS([.A82]*16))" office:value-type="float" office:value="-0.587785252292473">
            <text:p>-0.5878</text:p>
          </table:table-cell>
          <table:table-cell table:formula="of:=COS(RADIANS([.A82]))" office:value-type="float" office:value="0.156434465040231">
            <text:p>0.1564</text:p>
          </table:table-cell>
          <table:table-cell table:formula="of:=COS(RADIANS([.A82]*2))" office:value-type="float" office:value="-0.951056516295153">
            <text:p>-0.9511</text:p>
          </table:table-cell>
          <table:table-cell table:formula="of:=COS(RADIANS([.A82]*3))" office:value-type="float" office:value="-0.453990499739547">
            <text:p>-0.4540</text:p>
          </table:table-cell>
          <table:table-cell table:formula="of:=COS(RADIANS([.A82]*4))" office:value-type="float" office:value="0.809016994374947">
            <text:p>0.8090</text:p>
          </table:table-cell>
          <table:table-cell table:formula="of:=COS(RADIANS([.A82]*5))" office:value-type="float" office:value="0.707106781186548">
            <text:p>0.7071</text:p>
          </table:table-cell>
          <table:table-cell table:formula="of:=COS(RADIANS([.A82]*6))" office:value-type="float" office:value="-0.587785252292473">
            <text:p>-0.5878</text:p>
          </table:table-cell>
          <table:table-cell table:formula="of:=COS(RADIANS([.A82]*7))" office:value-type="float" office:value="-0.891006524188368">
            <text:p>-0.8910</text:p>
          </table:table-cell>
          <table:table-cell table:formula="of:=COS(RADIANS([.A82]*8))" office:value-type="float" office:value="0.309016994374947">
            <text:p>0.3090</text:p>
          </table:table-cell>
          <table:table-cell table:formula="of:=COS(RADIANS([.A82]*9))" office:value-type="float" office:value="0.987688340595138">
            <text:p>0.9877</text:p>
          </table:table-cell>
          <table:table-cell table:formula="of:=COS(RADIANS([.A82]*10))" office:value-type="float" office:value="5.51091059616309E-016">
            <text:p>0.0000</text:p>
          </table:table-cell>
          <table:table-cell table:formula="of:=COS(RADIANS([.A82]*11))" office:value-type="float" office:value="-0.987688340595138">
            <text:p>-0.9877</text:p>
          </table:table-cell>
          <table:table-cell table:formula="of:=COS(RADIANS([.A82]*12))" office:value-type="float" office:value="-0.309016994374948">
            <text:p>-0.3090</text:p>
          </table:table-cell>
          <table:table-cell table:formula="of:=COS(RADIANS([.A82]*13))" office:value-type="float" office:value="0.891006524188368">
            <text:p>0.8910</text:p>
          </table:table-cell>
          <table:table-cell table:formula="of:=COS(RADIANS([.A82]*14))" office:value-type="float" office:value="0.587785252292472">
            <text:p>0.5878</text:p>
          </table:table-cell>
          <table:table-cell table:formula="of:=COS(RADIANS([.A82]*15))" office:value-type="float" office:value="-0.707106781186546">
            <text:p>-0.7071</text:p>
          </table:table-cell>
          <table:table-cell table:formula="of:=COS(RADIANS([.A82]*16))" office:value-type="float" office:value="-0.809016994374948">
            <text:p>-0.8090</text:p>
          </table:table-cell>
        </table:table-row>
        <table:table-row table:style-name="ro1">
          <table:table-cell office:value-type="float" office:value="82">
            <text:p>08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22S">
            <text:p>00:01:22</text:p>
          </table:table-cell>
          <table:table-cell table:formula="of:=SIN(RADIANS([.A83]))" office:value-type="float" office:value="0.99026806874157">
            <text:p>0.9903</text:p>
          </table:table-cell>
          <table:table-cell table:formula="of:=SIN(RADIANS([.A83]*2))" office:value-type="float" office:value="0.275637355816999">
            <text:p>0.2756</text:p>
          </table:table-cell>
          <table:table-cell table:formula="of:=SIN(RADIANS([.A83]*3))" office:value-type="float" office:value="-0.913545457642601">
            <text:p>-0.9135</text:p>
          </table:table-cell>
          <table:table-cell table:formula="of:=SIN(RADIANS([.A83]*4))" office:value-type="float" office:value="-0.529919264233205">
            <text:p>-0.5299</text:p>
          </table:table-cell>
          <table:table-cell table:formula="of:=SIN(RADIANS([.A83]*5))" office:value-type="float" office:value="0.766044443118978">
            <text:p>0.7660</text:p>
          </table:table-cell>
          <table:table-cell table:formula="of:=SIN(RADIANS([.A83]*6))" office:value-type="float" office:value="0.743144825477394">
            <text:p>0.7431</text:p>
          </table:table-cell>
          <table:table-cell table:formula="of:=SIN(RADIANS([.A83]*7))" office:value-type="float" office:value="-0.559192903470747">
            <text:p>-0.5592</text:p>
          </table:table-cell>
          <table:table-cell table:formula="of:=SIN(RADIANS([.A83]*8))" office:value-type="float" office:value="-0.898794046299167">
            <text:p>-0.8988</text:p>
          </table:table-cell>
          <table:table-cell table:formula="of:=SIN(RADIANS([.A83]*9))" office:value-type="float" office:value="0.309016994374947">
            <text:p>0.3090</text:p>
          </table:table-cell>
          <table:table-cell table:formula="of:=SIN(RADIANS([.A83]*10))" office:value-type="float" office:value="0.984807753012208">
            <text:p>0.9848</text:p>
          </table:table-cell>
          <table:table-cell table:formula="of:=SIN(RADIANS([.A83]*11))" office:value-type="float" office:value="-0.0348994967025">
            <text:p>-0.0349</text:p>
          </table:table-cell>
          <table:table-cell table:formula="of:=SIN(RADIANS([.A83]*12))" office:value-type="float" office:value="-0.994521895368273">
            <text:p>-0.9945</text:p>
          </table:table-cell>
          <table:table-cell table:formula="of:=SIN(RADIANS([.A83]*13))" office:value-type="float" office:value="-0.241921895599667">
            <text:p>-0.2419</text:p>
          </table:table-cell>
          <table:table-cell table:formula="of:=SIN(RADIANS([.A83]*14))" office:value-type="float" office:value="0.927183854566787">
            <text:p>0.9272</text:p>
          </table:table-cell>
          <table:table-cell table:formula="of:=SIN(RADIANS([.A83]*15))" office:value-type="float" office:value="0.5">
            <text:p>0.5000</text:p>
          </table:table-cell>
          <table:table-cell table:formula="of:=SIN(RADIANS([.A83]*16))" office:value-type="float" office:value="-0.788010753606722">
            <text:p>-0.7880</text:p>
          </table:table-cell>
          <table:table-cell table:formula="of:=COS(RADIANS([.A83]))" office:value-type="float" office:value="0.139173100960065">
            <text:p>0.1392</text:p>
          </table:table-cell>
          <table:table-cell table:formula="of:=COS(RADIANS([.A83]*2))" office:value-type="float" office:value="-0.961261695938319">
            <text:p>-0.9613</text:p>
          </table:table-cell>
          <table:table-cell table:formula="of:=COS(RADIANS([.A83]*3))" office:value-type="float" office:value="-0.4067366430758">
            <text:p>-0.4067</text:p>
          </table:table-cell>
          <table:table-cell table:formula="of:=COS(RADIANS([.A83]*4))" office:value-type="float" office:value="0.848048096156426">
            <text:p>0.8480</text:p>
          </table:table-cell>
          <table:table-cell table:formula="of:=COS(RADIANS([.A83]*5))" office:value-type="float" office:value="0.64278760968654">
            <text:p>0.6428</text:p>
          </table:table-cell>
          <table:table-cell table:formula="of:=COS(RADIANS([.A83]*6))" office:value-type="float" office:value="-0.669130606358858">
            <text:p>-0.6691</text:p>
          </table:table-cell>
          <table:table-cell table:formula="of:=COS(RADIANS([.A83]*7))" office:value-type="float" office:value="-0.829037572555042">
            <text:p>-0.8290</text:p>
          </table:table-cell>
          <table:table-cell table:formula="of:=COS(RADIANS([.A83]*8))" office:value-type="float" office:value="0.438371146789077">
            <text:p>0.4384</text:p>
          </table:table-cell>
          <table:table-cell table:formula="of:=COS(RADIANS([.A83]*9))" office:value-type="float" office:value="0.951056516295154">
            <text:p>0.9511</text:p>
          </table:table-cell>
          <table:table-cell table:formula="of:=COS(RADIANS([.A83]*10))" office:value-type="float" office:value="-0.17364817766693">
            <text:p>-0.1736</text:p>
          </table:table-cell>
          <table:table-cell table:formula="of:=COS(RADIANS([.A83]*11))" office:value-type="float" office:value="-0.999390827019096">
            <text:p>-0.9994</text:p>
          </table:table-cell>
          <table:table-cell table:formula="of:=COS(RADIANS([.A83]*12))" office:value-type="float" office:value="-0.104528463267653">
            <text:p>-0.1045</text:p>
          </table:table-cell>
          <table:table-cell table:formula="of:=COS(RADIANS([.A83]*13))" office:value-type="float" office:value="0.970295726275996">
            <text:p>0.9703</text:p>
          </table:table-cell>
          <table:table-cell table:formula="of:=COS(RADIANS([.A83]*14))" office:value-type="float" office:value="0.374606593415912">
            <text:p>0.3746</text:p>
          </table:table-cell>
          <table:table-cell table:formula="of:=COS(RADIANS([.A83]*15))" office:value-type="float" office:value="-0.866025403784438">
            <text:p>-0.8660</text:p>
          </table:table-cell>
          <table:table-cell table:formula="of:=COS(RADIANS([.A83]*16))" office:value-type="float" office:value="-0.615661475325659">
            <text:p>-0.6157</text:p>
          </table:table-cell>
        </table:table-row>
        <table:table-row table:style-name="ro1">
          <table:table-cell office:value-type="float" office:value="83">
            <text:p>08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23S">
            <text:p>00:01:23</text:p>
          </table:table-cell>
          <table:table-cell table:formula="of:=SIN(RADIANS([.A84]))" office:value-type="float" office:value="0.992546151641322">
            <text:p>0.9925</text:p>
          </table:table-cell>
          <table:table-cell table:formula="of:=SIN(RADIANS([.A84]*2))" office:value-type="float" office:value="0.241921895599668">
            <text:p>0.2419</text:p>
          </table:table-cell>
          <table:table-cell table:formula="of:=SIN(RADIANS([.A84]*3))" office:value-type="float" office:value="-0.933580426497202">
            <text:p>-0.9336</text:p>
          </table:table-cell>
          <table:table-cell table:formula="of:=SIN(RADIANS([.A84]*4))" office:value-type="float" office:value="-0.469471562785891">
            <text:p>-0.4695</text:p>
          </table:table-cell>
          <table:table-cell table:formula="of:=SIN(RADIANS([.A84]*5))" office:value-type="float" office:value="0.819152044288991">
            <text:p>0.8192</text:p>
          </table:table-cell>
          <table:table-cell table:formula="of:=SIN(RADIANS([.A84]*6))" office:value-type="float" office:value="0.669130606358859">
            <text:p>0.6691</text:p>
          </table:table-cell>
          <table:table-cell table:formula="of:=SIN(RADIANS([.A84]*7))" office:value-type="float" office:value="-0.656059028990507">
            <text:p>-0.6561</text:p>
          </table:table-cell>
          <table:table-cell table:formula="of:=SIN(RADIANS([.A84]*8))" office:value-type="float" office:value="-0.829037572555042">
            <text:p>-0.8290</text:p>
          </table:table-cell>
          <table:table-cell table:formula="of:=SIN(RADIANS([.A84]*9))" office:value-type="float" office:value="0.453990499739547">
            <text:p>0.4540</text:p>
          </table:table-cell>
          <table:table-cell table:formula="of:=SIN(RADIANS([.A84]*10))" office:value-type="float" office:value="0.939692620785909">
            <text:p>0.9397</text:p>
          </table:table-cell>
          <table:table-cell table:formula="of:=SIN(RADIANS([.A84]*11))" office:value-type="float" office:value="-0.224951054343864">
            <text:p>-0.2250</text:p>
          </table:table-cell>
          <table:table-cell table:formula="of:=SIN(RADIANS([.A84]*12))" office:value-type="float" office:value="-0.994521895368274">
            <text:p>-0.9945</text:p>
          </table:table-cell>
          <table:table-cell table:formula="of:=SIN(RADIANS([.A84]*13))" office:value-type="float" office:value="-0.0174524064372832">
            <text:p>-0.0175</text:p>
          </table:table-cell>
          <table:table-cell table:formula="of:=SIN(RADIANS([.A84]*14))" office:value-type="float" office:value="0.99026806874157">
            <text:p>0.9903</text:p>
          </table:table-cell>
          <table:table-cell table:formula="of:=SIN(RADIANS([.A84]*15))" office:value-type="float" office:value="0.25881904510252">
            <text:p>0.2588</text:p>
          </table:table-cell>
          <table:table-cell table:formula="of:=SIN(RADIANS([.A84]*16))" office:value-type="float" office:value="-0.927183854566787">
            <text:p>-0.9272</text:p>
          </table:table-cell>
          <table:table-cell table:formula="of:=COS(RADIANS([.A84]))" office:value-type="float" office:value="0.121869343405147">
            <text:p>0.1219</text:p>
          </table:table-cell>
          <table:table-cell table:formula="of:=COS(RADIANS([.A84]*2))" office:value-type="float" office:value="-0.970295726275996">
            <text:p>-0.9703</text:p>
          </table:table-cell>
          <table:table-cell table:formula="of:=COS(RADIANS([.A84]*3))" office:value-type="float" office:value="-0.358367949545301">
            <text:p>-0.3584</text:p>
          </table:table-cell>
          <table:table-cell table:formula="of:=COS(RADIANS([.A84]*4))" office:value-type="float" office:value="0.882947592858927">
            <text:p>0.8829</text:p>
          </table:table-cell>
          <table:table-cell table:formula="of:=COS(RADIANS([.A84]*5))" office:value-type="float" office:value="0.573576436351047">
            <text:p>0.5736</text:p>
          </table:table-cell>
          <table:table-cell table:formula="of:=COS(RADIANS([.A84]*6))" office:value-type="float" office:value="-0.743144825477394">
            <text:p>-0.7431</text:p>
          </table:table-cell>
          <table:table-cell table:formula="of:=COS(RADIANS([.A84]*7))" office:value-type="float" office:value="-0.754709580222772">
            <text:p>-0.7547</text:p>
          </table:table-cell>
          <table:table-cell table:formula="of:=COS(RADIANS([.A84]*8))" office:value-type="float" office:value="0.559192903470747">
            <text:p>0.5592</text:p>
          </table:table-cell>
          <table:table-cell table:formula="of:=COS(RADIANS([.A84]*9))" office:value-type="float" office:value="0.891006524188368">
            <text:p>0.8910</text:p>
          </table:table-cell>
          <table:table-cell table:formula="of:=COS(RADIANS([.A84]*10))" office:value-type="float" office:value="-0.342020143325668">
            <text:p>-0.3420</text:p>
          </table:table-cell>
          <table:table-cell table:formula="of:=COS(RADIANS([.A84]*11))" office:value-type="float" office:value="-0.974370064785235">
            <text:p>-0.9744</text:p>
          </table:table-cell>
          <table:table-cell table:formula="of:=COS(RADIANS([.A84]*12))" office:value-type="float" office:value="0.104528463267652">
            <text:p>0.1045</text:p>
          </table:table-cell>
          <table:table-cell table:formula="of:=COS(RADIANS([.A84]*13))" office:value-type="float" office:value="0.999847695156391">
            <text:p>0.9998</text:p>
          </table:table-cell>
          <table:table-cell table:formula="of:=COS(RADIANS([.A84]*14))" office:value-type="float" office:value="0.139173100960066">
            <text:p>0.1392</text:p>
          </table:table-cell>
          <table:table-cell table:formula="of:=COS(RADIANS([.A84]*15))" office:value-type="float" office:value="-0.965925826289069">
            <text:p>-0.9659</text:p>
          </table:table-cell>
          <table:table-cell table:formula="of:=COS(RADIANS([.A84]*16))" office:value-type="float" office:value="-0.374606593415912">
            <text:p>-0.3746</text:p>
          </table:table-cell>
        </table:table-row>
        <table:table-row table:style-name="ro1">
          <table:table-cell office:value-type="float" office:value="84">
            <text:p>08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24S">
            <text:p>00:01:24</text:p>
          </table:table-cell>
          <table:table-cell table:formula="of:=SIN(RADIANS([.A85]))" office:value-type="float" office:value="0.994521895368273">
            <text:p>0.9945</text:p>
          </table:table-cell>
          <table:table-cell table:formula="of:=SIN(RADIANS([.A85]*2))" office:value-type="float" office:value="0.207911690817759">
            <text:p>0.2079</text:p>
          </table:table-cell>
          <table:table-cell table:formula="of:=SIN(RADIANS([.A85]*3))" office:value-type="float" office:value="-0.951056516295153">
            <text:p>-0.9511</text:p>
          </table:table-cell>
          <table:table-cell table:formula="of:=SIN(RADIANS([.A85]*4))" office:value-type="float" office:value="-0.4067366430758">
            <text:p>-0.4067</text:p>
          </table:table-cell>
          <table:table-cell table:formula="of:=SIN(RADIANS([.A85]*5))" office:value-type="float" office:value="0.866025403784439">
            <text:p>0.8660</text:p>
          </table:table-cell>
          <table:table-cell table:formula="of:=SIN(RADIANS([.A85]*6))" office:value-type="float" office:value="0.587785252292473">
            <text:p>0.5878</text:p>
          </table:table-cell>
          <table:table-cell table:formula="of:=SIN(RADIANS([.A85]*7))" office:value-type="float" office:value="-0.743144825477394">
            <text:p>-0.7431</text:p>
          </table:table-cell>
          <table:table-cell table:formula="of:=SIN(RADIANS([.A85]*8))" office:value-type="float" office:value="-0.743144825477394">
            <text:p>-0.7431</text:p>
          </table:table-cell>
          <table:table-cell table:formula="of:=SIN(RADIANS([.A85]*9))" office:value-type="float" office:value="0.587785252292473">
            <text:p>0.5878</text:p>
          </table:table-cell>
          <table:table-cell table:formula="of:=SIN(RADIANS([.A85]*10))" office:value-type="float" office:value="0.866025403784438">
            <text:p>0.8660</text:p>
          </table:table-cell>
          <table:table-cell table:formula="of:=SIN(RADIANS([.A85]*11))" office:value-type="float" office:value="-0.406736643075799">
            <text:p>-0.4067</text:p>
          </table:table-cell>
          <table:table-cell table:formula="of:=SIN(RADIANS([.A85]*12))" office:value-type="float" office:value="-0.951056516295154">
            <text:p>-0.9511</text:p>
          </table:table-cell>
          <table:table-cell table:formula="of:=SIN(RADIANS([.A85]*13))" office:value-type="float" office:value="0.20791169081776">
            <text:p>0.2079</text:p>
          </table:table-cell>
          <table:table-cell table:formula="of:=SIN(RADIANS([.A85]*14))" office:value-type="float" office:value="0.994521895368274">
            <text:p>0.9945</text:p>
          </table:table-cell>
          <table:table-cell table:formula="of:=SIN(RADIANS([.A85]*15))" office:value-type="float" office:value="8.57252759403147E-016">
            <text:p>0.0000</text:p>
          </table:table-cell>
          <table:table-cell table:formula="of:=SIN(RADIANS([.A85]*16))" office:value-type="float" office:value="-0.994521895368273">
            <text:p>-0.9945</text:p>
          </table:table-cell>
          <table:table-cell table:formula="of:=COS(RADIANS([.A85]))" office:value-type="float" office:value="0.104528463267653">
            <text:p>0.1045</text:p>
          </table:table-cell>
          <table:table-cell table:formula="of:=COS(RADIANS([.A85]*2))" office:value-type="float" office:value="-0.978147600733806">
            <text:p>-0.9781</text:p>
          </table:table-cell>
          <table:table-cell table:formula="of:=COS(RADIANS([.A85]*3))" office:value-type="float" office:value="-0.309016994374948">
            <text:p>-0.3090</text:p>
          </table:table-cell>
          <table:table-cell table:formula="of:=COS(RADIANS([.A85]*4))" office:value-type="float" office:value="0.913545457642601">
            <text:p>0.9135</text:p>
          </table:table-cell>
          <table:table-cell table:formula="of:=COS(RADIANS([.A85]*5))" office:value-type="float" office:value="0.5">
            <text:p>0.5000</text:p>
          </table:table-cell>
          <table:table-cell table:formula="of:=COS(RADIANS([.A85]*6))" office:value-type="float" office:value="-0.809016994374947">
            <text:p>-0.8090</text:p>
          </table:table-cell>
          <table:table-cell table:formula="of:=COS(RADIANS([.A85]*7))" office:value-type="float" office:value="-0.669130606358859">
            <text:p>-0.6691</text:p>
          </table:table-cell>
          <table:table-cell table:formula="of:=COS(RADIANS([.A85]*8))" office:value-type="float" office:value="0.669130606358858">
            <text:p>0.6691</text:p>
          </table:table-cell>
          <table:table-cell table:formula="of:=COS(RADIANS([.A85]*9))" office:value-type="float" office:value="0.809016994374948">
            <text:p>0.8090</text:p>
          </table:table-cell>
          <table:table-cell table:formula="of:=COS(RADIANS([.A85]*10))" office:value-type="float" office:value="-0.500000000000001">
            <text:p>-0.5000</text:p>
          </table:table-cell>
          <table:table-cell table:formula="of:=COS(RADIANS([.A85]*11))" office:value-type="float" office:value="-0.913545457642602">
            <text:p>-0.9135</text:p>
          </table:table-cell>
          <table:table-cell table:formula="of:=COS(RADIANS([.A85]*12))" office:value-type="float" office:value="0.309016994374947">
            <text:p>0.3090</text:p>
          </table:table-cell>
          <table:table-cell table:formula="of:=COS(RADIANS([.A85]*13))" office:value-type="float" office:value="0.978147600733806">
            <text:p>0.9781</text:p>
          </table:table-cell>
          <table:table-cell table:formula="of:=COS(RADIANS([.A85]*14))" office:value-type="float" office:value="-0.104528463267651">
            <text:p>-0.1045</text:p>
          </table:table-cell>
          <table:table-cell table:formula="of:=COS(RADIANS([.A85]*15))" office:value-type="float" office:value="-1">
            <text:p>-1.0000</text:p>
          </table:table-cell>
          <table:table-cell table:formula="of:=COS(RADIANS([.A85]*16))" office:value-type="float" office:value="-0.104528463267653">
            <text:p>-0.1045</text:p>
          </table:table-cell>
        </table:table-row>
        <table:table-row table:style-name="ro1">
          <table:table-cell office:value-type="float" office:value="85">
            <text:p>08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25S">
            <text:p>00:01:25</text:p>
          </table:table-cell>
          <table:table-cell table:formula="of:=SIN(RADIANS([.A86]))" office:value-type="float" office:value="0.996194698091746">
            <text:p>0.9962</text:p>
          </table:table-cell>
          <table:table-cell table:formula="of:=SIN(RADIANS([.A86]*2))" office:value-type="float" office:value="0.17364817766693">
            <text:p>0.1736</text:p>
          </table:table-cell>
          <table:table-cell table:formula="of:=SIN(RADIANS([.A86]*3))" office:value-type="float" office:value="-0.965925826289068">
            <text:p>-0.9659</text:p>
          </table:table-cell>
          <table:table-cell table:formula="of:=SIN(RADIANS([.A86]*4))" office:value-type="float" office:value="-0.342020143325669">
            <text:p>-0.3420</text:p>
          </table:table-cell>
          <table:table-cell table:formula="of:=SIN(RADIANS([.A86]*5))" office:value-type="float" office:value="0.90630778703665">
            <text:p>0.9063</text:p>
          </table:table-cell>
          <table:table-cell table:formula="of:=SIN(RADIANS([.A86]*6))" office:value-type="float" office:value="0.5">
            <text:p>0.5000</text:p>
          </table:table-cell>
          <table:table-cell table:formula="of:=SIN(RADIANS([.A86]*7))" office:value-type="float" office:value="-0.819152044288992">
            <text:p>-0.8192</text:p>
          </table:table-cell>
          <table:table-cell table:formula="of:=SIN(RADIANS([.A86]*8))" office:value-type="float" office:value="-0.642787609686539">
            <text:p>-0.6428</text:p>
          </table:table-cell>
          <table:table-cell table:formula="of:=SIN(RADIANS([.A86]*9))" office:value-type="float" office:value="0.707106781186548">
            <text:p>0.7071</text:p>
          </table:table-cell>
          <table:table-cell table:formula="of:=SIN(RADIANS([.A86]*10))" office:value-type="float" office:value="0.766044443118978">
            <text:p>0.7660</text:p>
          </table:table-cell>
          <table:table-cell table:formula="of:=SIN(RADIANS([.A86]*11))" office:value-type="float" office:value="-0.573576436351047">
            <text:p>-0.5736</text:p>
          </table:table-cell>
          <table:table-cell table:formula="of:=SIN(RADIANS([.A86]*12))" office:value-type="float" office:value="-0.866025403784438">
            <text:p>-0.8660</text:p>
          </table:table-cell>
          <table:table-cell table:formula="of:=SIN(RADIANS([.A86]*13))" office:value-type="float" office:value="0.4226182617407">
            <text:p>0.4226</text:p>
          </table:table-cell>
          <table:table-cell table:formula="of:=SIN(RADIANS([.A86]*14))" office:value-type="float" office:value="0.939692620785908">
            <text:p>0.9397</text:p>
          </table:table-cell>
          <table:table-cell table:formula="of:=SIN(RADIANS([.A86]*15))" office:value-type="float" office:value="-0.258819045102521">
            <text:p>-0.2588</text:p>
          </table:table-cell>
          <table:table-cell table:formula="of:=SIN(RADIANS([.A86]*16))" office:value-type="float" office:value="-0.984807753012208">
            <text:p>-0.9848</text:p>
          </table:table-cell>
          <table:table-cell table:formula="of:=COS(RADIANS([.A86]))" office:value-type="float" office:value="0.0871557427476581">
            <text:p>0.0872</text:p>
          </table:table-cell>
          <table:table-cell table:formula="of:=COS(RADIANS([.A86]*2))" office:value-type="float" office:value="-0.984807753012208">
            <text:p>-0.9848</text:p>
          </table:table-cell>
          <table:table-cell table:formula="of:=COS(RADIANS([.A86]*3))" office:value-type="float" office:value="-0.258819045102521">
            <text:p>-0.2588</text:p>
          </table:table-cell>
          <table:table-cell table:formula="of:=COS(RADIANS([.A86]*4))" office:value-type="float" office:value="0.939692620785908">
            <text:p>0.9397</text:p>
          </table:table-cell>
          <table:table-cell table:formula="of:=COS(RADIANS([.A86]*5))" office:value-type="float" office:value="0.422618261740699">
            <text:p>0.4226</text:p>
          </table:table-cell>
          <table:table-cell table:formula="of:=COS(RADIANS([.A86]*6))" office:value-type="float" office:value="-0.866025403784439">
            <text:p>-0.8660</text:p>
          </table:table-cell>
          <table:table-cell table:formula="of:=COS(RADIANS([.A86]*7))" office:value-type="float" office:value="-0.573576436351046">
            <text:p>-0.5736</text:p>
          </table:table-cell>
          <table:table-cell table:formula="of:=COS(RADIANS([.A86]*8))" office:value-type="float" office:value="0.766044443118978">
            <text:p>0.7660</text:p>
          </table:table-cell>
          <table:table-cell table:formula="of:=COS(RADIANS([.A86]*9))" office:value-type="float" office:value="0.707106781186547">
            <text:p>0.7071</text:p>
          </table:table-cell>
          <table:table-cell table:formula="of:=COS(RADIANS([.A86]*10))" office:value-type="float" office:value="-0.64278760968654">
            <text:p>-0.6428</text:p>
          </table:table-cell>
          <table:table-cell table:formula="of:=COS(RADIANS([.A86]*11))" office:value-type="float" office:value="-0.819152044288992">
            <text:p>-0.8192</text:p>
          </table:table-cell>
          <table:table-cell table:formula="of:=COS(RADIANS([.A86]*12))" office:value-type="float" office:value="0.5">
            <text:p>0.5000</text:p>
          </table:table-cell>
          <table:table-cell table:formula="of:=COS(RADIANS([.A86]*13))" office:value-type="float" office:value="0.90630778703665">
            <text:p>0.9063</text:p>
          </table:table-cell>
          <table:table-cell table:formula="of:=COS(RADIANS([.A86]*14))" office:value-type="float" office:value="-0.342020143325669">
            <text:p>-0.3420</text:p>
          </table:table-cell>
          <table:table-cell table:formula="of:=COS(RADIANS([.A86]*15))" office:value-type="float" office:value="-0.965925826289068">
            <text:p>-0.9659</text:p>
          </table:table-cell>
          <table:table-cell table:formula="of:=COS(RADIANS([.A86]*16))" office:value-type="float" office:value="0.173648177666931">
            <text:p>0.1736</text:p>
          </table:table-cell>
        </table:table-row>
        <table:table-row table:style-name="ro1">
          <table:table-cell office:value-type="float" office:value="86">
            <text:p>08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26S">
            <text:p>00:01:26</text:p>
          </table:table-cell>
          <table:table-cell table:formula="of:=SIN(RADIANS([.A87]))" office:value-type="float" office:value="0.997564050259824">
            <text:p>0.9976</text:p>
          </table:table-cell>
          <table:table-cell table:formula="of:=SIN(RADIANS([.A87]*2))" office:value-type="float" office:value="0.139173100960065">
            <text:p>0.1392</text:p>
          </table:table-cell>
          <table:table-cell table:formula="of:=SIN(RADIANS([.A87]*3))" office:value-type="float" office:value="-0.978147600733806">
            <text:p>-0.9781</text:p>
          </table:table-cell>
          <table:table-cell table:formula="of:=SIN(RADIANS([.A87]*4))" office:value-type="float" office:value="-0.275637355816999">
            <text:p>-0.2756</text:p>
          </table:table-cell>
          <table:table-cell table:formula="of:=SIN(RADIANS([.A87]*5))" office:value-type="float" office:value="0.939692620785908">
            <text:p>0.9397</text:p>
          </table:table-cell>
          <table:table-cell table:formula="of:=SIN(RADIANS([.A87]*6))" office:value-type="float" office:value="0.406736643075801">
            <text:p>0.4067</text:p>
          </table:table-cell>
          <table:table-cell table:formula="of:=SIN(RADIANS([.A87]*7))" office:value-type="float" office:value="-0.882947592858927">
            <text:p>-0.8829</text:p>
          </table:table-cell>
          <table:table-cell table:formula="of:=SIN(RADIANS([.A87]*8))" office:value-type="float" office:value="-0.529919264233205">
            <text:p>-0.5299</text:p>
          </table:table-cell>
          <table:table-cell table:formula="of:=SIN(RADIANS([.A87]*9))" office:value-type="float" office:value="0.809016994374947">
            <text:p>0.8090</text:p>
          </table:table-cell>
          <table:table-cell table:formula="of:=SIN(RADIANS([.A87]*10))" office:value-type="float" office:value="0.642787609686539">
            <text:p>0.6428</text:p>
          </table:table-cell>
          <table:table-cell table:formula="of:=SIN(RADIANS([.A87]*11))" office:value-type="float" office:value="-0.71933980033865">
            <text:p>-0.7193</text:p>
          </table:table-cell>
          <table:table-cell table:formula="of:=SIN(RADIANS([.A87]*12))" office:value-type="float" office:value="-0.743144825477395">
            <text:p>-0.7431</text:p>
          </table:table-cell>
          <table:table-cell table:formula="of:=SIN(RADIANS([.A87]*13))" office:value-type="float" office:value="0.615661475325659">
            <text:p>0.6157</text:p>
          </table:table-cell>
          <table:table-cell table:formula="of:=SIN(RADIANS([.A87]*14))" office:value-type="float" office:value="0.829037572555042">
            <text:p>0.8290</text:p>
          </table:table-cell>
          <table:table-cell table:formula="of:=SIN(RADIANS([.A87]*15))" office:value-type="float" office:value="-0.499999999999999">
            <text:p>-0.5000</text:p>
          </table:table-cell>
          <table:table-cell table:formula="of:=SIN(RADIANS([.A87]*16))" office:value-type="float" office:value="-0.898794046299166">
            <text:p>-0.8988</text:p>
          </table:table-cell>
          <table:table-cell table:formula="of:=COS(RADIANS([.A87]))" office:value-type="float" office:value="0.0697564737441252">
            <text:p>0.0698</text:p>
          </table:table-cell>
          <table:table-cell table:formula="of:=COS(RADIANS([.A87]*2))" office:value-type="float" office:value="-0.99026806874157">
            <text:p>-0.9903</text:p>
          </table:table-cell>
          <table:table-cell table:formula="of:=COS(RADIANS([.A87]*3))" office:value-type="float" office:value="-0.20791169081776">
            <text:p>-0.2079</text:p>
          </table:table-cell>
          <table:table-cell table:formula="of:=COS(RADIANS([.A87]*4))" office:value-type="float" office:value="0.961261695938319">
            <text:p>0.9613</text:p>
          </table:table-cell>
          <table:table-cell table:formula="of:=COS(RADIANS([.A87]*5))" office:value-type="float" office:value="0.342020143325669">
            <text:p>0.3420</text:p>
          </table:table-cell>
          <table:table-cell table:formula="of:=COS(RADIANS([.A87]*6))" office:value-type="float" office:value="-0.913545457642601">
            <text:p>-0.9135</text:p>
          </table:table-cell>
          <table:table-cell table:formula="of:=COS(RADIANS([.A87]*7))" office:value-type="float" office:value="-0.469471562785891">
            <text:p>-0.4695</text:p>
          </table:table-cell>
          <table:table-cell table:formula="of:=COS(RADIANS([.A87]*8))" office:value-type="float" office:value="0.848048096156426">
            <text:p>0.8480</text:p>
          </table:table-cell>
          <table:table-cell table:formula="of:=COS(RADIANS([.A87]*9))" office:value-type="float" office:value="0.587785252292474">
            <text:p>0.5878</text:p>
          </table:table-cell>
          <table:table-cell table:formula="of:=COS(RADIANS([.A87]*10))" office:value-type="float" office:value="-0.766044443118978">
            <text:p>-0.7660</text:p>
          </table:table-cell>
          <table:table-cell table:formula="of:=COS(RADIANS([.A87]*11))" office:value-type="float" office:value="-0.694658370458998">
            <text:p>-0.6947</text:p>
          </table:table-cell>
          <table:table-cell table:formula="of:=COS(RADIANS([.A87]*12))" office:value-type="float" office:value="0.669130606358857">
            <text:p>0.6691</text:p>
          </table:table-cell>
          <table:table-cell table:formula="of:=COS(RADIANS([.A87]*13))" office:value-type="float" office:value="0.788010753606722">
            <text:p>0.7880</text:p>
          </table:table-cell>
          <table:table-cell table:formula="of:=COS(RADIANS([.A87]*14))" office:value-type="float" office:value="-0.559192903470746">
            <text:p>-0.5592</text:p>
          </table:table-cell>
          <table:table-cell table:formula="of:=COS(RADIANS([.A87]*15))" office:value-type="float" office:value="-0.866025403784439">
            <text:p>-0.8660</text:p>
          </table:table-cell>
          <table:table-cell table:formula="of:=COS(RADIANS([.A87]*16))" office:value-type="float" office:value="0.438371146789078">
            <text:p>0.4384</text:p>
          </table:table-cell>
        </table:table-row>
        <table:table-row table:style-name="ro1">
          <table:table-cell office:value-type="float" office:value="87">
            <text:p>08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27S">
            <text:p>00:01:27</text:p>
          </table:table-cell>
          <table:table-cell table:formula="of:=SIN(RADIANS([.A88]))" office:value-type="float" office:value="0.998629534754574">
            <text:p>0.9986</text:p>
          </table:table-cell>
          <table:table-cell table:formula="of:=SIN(RADIANS([.A88]*2))" office:value-type="float" office:value="0.104528463267654">
            <text:p>0.1045</text:p>
          </table:table-cell>
          <table:table-cell table:formula="of:=SIN(RADIANS([.A88]*3))" office:value-type="float" office:value="-0.987688340595138">
            <text:p>-0.9877</text:p>
          </table:table-cell>
          <table:table-cell table:formula="of:=SIN(RADIANS([.A88]*4))" office:value-type="float" office:value="-0.20791169081776">
            <text:p>-0.2079</text:p>
          </table:table-cell>
          <table:table-cell table:formula="of:=SIN(RADIANS([.A88]*5))" office:value-type="float" office:value="0.965925826289068">
            <text:p>0.9659</text:p>
          </table:table-cell>
          <table:table-cell table:formula="of:=SIN(RADIANS([.A88]*6))" office:value-type="float" office:value="0.309016994374948">
            <text:p>0.3090</text:p>
          </table:table-cell>
          <table:table-cell table:formula="of:=SIN(RADIANS([.A88]*7))" office:value-type="float" office:value="-0.933580426497202">
            <text:p>-0.9336</text:p>
          </table:table-cell>
          <table:table-cell table:formula="of:=SIN(RADIANS([.A88]*8))" office:value-type="float" office:value="-0.406736643075801">
            <text:p>-0.4067</text:p>
          </table:table-cell>
          <table:table-cell table:formula="of:=SIN(RADIANS([.A88]*9))" office:value-type="float" office:value="0.891006524188368">
            <text:p>0.8910</text:p>
          </table:table-cell>
          <table:table-cell table:formula="of:=SIN(RADIANS([.A88]*10))" office:value-type="float" office:value="0.5">
            <text:p>0.5000</text:p>
          </table:table-cell>
          <table:table-cell table:formula="of:=SIN(RADIANS([.A88]*11))" office:value-type="float" office:value="-0.838670567945425">
            <text:p>-0.8387</text:p>
          </table:table-cell>
          <table:table-cell table:formula="of:=SIN(RADIANS([.A88]*12))" office:value-type="float" office:value="-0.587785252292474">
            <text:p>-0.5878</text:p>
          </table:table-cell>
          <table:table-cell table:formula="of:=SIN(RADIANS([.A88]*13))" office:value-type="float" office:value="0.777145961456971">
            <text:p>0.7771</text:p>
          </table:table-cell>
          <table:table-cell table:formula="of:=SIN(RADIANS([.A88]*14))" office:value-type="float" office:value="0.669130606358859">
            <text:p>0.6691</text:p>
          </table:table-cell>
          <table:table-cell table:formula="of:=SIN(RADIANS([.A88]*15))" office:value-type="float" office:value="-0.707106781186548">
            <text:p>-0.7071</text:p>
          </table:table-cell>
          <table:table-cell table:formula="of:=SIN(RADIANS([.A88]*16))" office:value-type="float" office:value="-0.743144825477396">
            <text:p>-0.7431</text:p>
          </table:table-cell>
          <table:table-cell table:formula="of:=COS(RADIANS([.A88]))" office:value-type="float" office:value="0.052335956242944">
            <text:p>0.0523</text:p>
          </table:table-cell>
          <table:table-cell table:formula="of:=COS(RADIANS([.A88]*2))" office:value-type="float" office:value="-0.994521895368273">
            <text:p>-0.9945</text:p>
          </table:table-cell>
          <table:table-cell table:formula="of:=COS(RADIANS([.A88]*3))" office:value-type="float" office:value="-0.156434465040231">
            <text:p>-0.1564</text:p>
          </table:table-cell>
          <table:table-cell table:formula="of:=COS(RADIANS([.A88]*4))" office:value-type="float" office:value="0.978147600733806">
            <text:p>0.9781</text:p>
          </table:table-cell>
          <table:table-cell table:formula="of:=COS(RADIANS([.A88]*5))" office:value-type="float" office:value="0.258819045102521">
            <text:p>0.2588</text:p>
          </table:table-cell>
          <table:table-cell table:formula="of:=COS(RADIANS([.A88]*6))" office:value-type="float" office:value="-0.951056516295153">
            <text:p>-0.9511</text:p>
          </table:table-cell>
          <table:table-cell table:formula="of:=COS(RADIANS([.A88]*7))" office:value-type="float" office:value="-0.358367949545301">
            <text:p>-0.3584</text:p>
          </table:table-cell>
          <table:table-cell table:formula="of:=COS(RADIANS([.A88]*8))" office:value-type="float" office:value="0.9135454576426">
            <text:p>0.9135</text:p>
          </table:table-cell>
          <table:table-cell table:formula="of:=COS(RADIANS([.A88]*9))" office:value-type="float" office:value="0.453990499739547">
            <text:p>0.4540</text:p>
          </table:table-cell>
          <table:table-cell table:formula="of:=COS(RADIANS([.A88]*10))" office:value-type="float" office:value="-0.866025403784439">
            <text:p>-0.8660</text:p>
          </table:table-cell>
          <table:table-cell table:formula="of:=COS(RADIANS([.A88]*11))" office:value-type="float" office:value="-0.544639035015026">
            <text:p>-0.5446</text:p>
          </table:table-cell>
          <table:table-cell table:formula="of:=COS(RADIANS([.A88]*12))" office:value-type="float" office:value="0.809016994374947">
            <text:p>0.8090</text:p>
          </table:table-cell>
          <table:table-cell table:formula="of:=COS(RADIANS([.A88]*13))" office:value-type="float" office:value="0.629320391049837">
            <text:p>0.6293</text:p>
          </table:table-cell>
          <table:table-cell table:formula="of:=COS(RADIANS([.A88]*14))" office:value-type="float" office:value="-0.743144825477393">
            <text:p>-0.7431</text:p>
          </table:table-cell>
          <table:table-cell table:formula="of:=COS(RADIANS([.A88]*15))" office:value-type="float" office:value="-0.707106781186548">
            <text:p>-0.7071</text:p>
          </table:table-cell>
          <table:table-cell table:formula="of:=COS(RADIANS([.A88]*16))" office:value-type="float" office:value="0.669130606358857">
            <text:p>0.6691</text:p>
          </table:table-cell>
        </table:table-row>
        <table:table-row table:style-name="ro1">
          <table:table-cell office:value-type="float" office:value="88">
            <text:p>08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28S">
            <text:p>00:01:28</text:p>
          </table:table-cell>
          <table:table-cell table:formula="of:=SIN(RADIANS([.A89]))" office:value-type="float" office:value="0.999390827019096">
            <text:p>0.9994</text:p>
          </table:table-cell>
          <table:table-cell table:formula="of:=SIN(RADIANS([.A89]*2))" office:value-type="float" office:value="0.0697564737441255">
            <text:p>0.0698</text:p>
          </table:table-cell>
          <table:table-cell table:formula="of:=SIN(RADIANS([.A89]*3))" office:value-type="float" office:value="-0.994521895368273">
            <text:p>-0.9945</text:p>
          </table:table-cell>
          <table:table-cell table:formula="of:=SIN(RADIANS([.A89]*4))" office:value-type="float" office:value="-0.139173100960066">
            <text:p>-0.1392</text:p>
          </table:table-cell>
          <table:table-cell table:formula="of:=SIN(RADIANS([.A89]*5))" office:value-type="float" office:value="0.984807753012208">
            <text:p>0.9848</text:p>
          </table:table-cell>
          <table:table-cell table:formula="of:=SIN(RADIANS([.A89]*6))" office:value-type="float" office:value="0.207911690817759">
            <text:p>0.2079</text:p>
          </table:table-cell>
          <table:table-cell table:formula="of:=SIN(RADIANS([.A89]*7))" office:value-type="float" office:value="-0.970295726275996">
            <text:p>-0.9703</text:p>
          </table:table-cell>
          <table:table-cell table:formula="of:=SIN(RADIANS([.A89]*8))" office:value-type="float" office:value="-0.275637355817">
            <text:p>-0.2756</text:p>
          </table:table-cell>
          <table:table-cell table:formula="of:=SIN(RADIANS([.A89]*9))" office:value-type="float" office:value="0.951056516295153">
            <text:p>0.9511</text:p>
          </table:table-cell>
          <table:table-cell table:formula="of:=SIN(RADIANS([.A89]*10))" office:value-type="float" office:value="0.342020143325669">
            <text:p>0.3420</text:p>
          </table:table-cell>
          <table:table-cell table:formula="of:=SIN(RADIANS([.A89]*11))" office:value-type="float" office:value="-0.927183854566787">
            <text:p>-0.9272</text:p>
          </table:table-cell>
          <table:table-cell table:formula="of:=SIN(RADIANS([.A89]*12))" office:value-type="float" office:value="-0.4067366430758">
            <text:p>-0.4067</text:p>
          </table:table-cell>
          <table:table-cell table:formula="of:=SIN(RADIANS([.A89]*13))" office:value-type="float" office:value="0.898794046299167">
            <text:p>0.8988</text:p>
          </table:table-cell>
          <table:table-cell table:formula="of:=SIN(RADIANS([.A89]*14))" office:value-type="float" office:value="0.46947156278589">
            <text:p>0.4695</text:p>
          </table:table-cell>
          <table:table-cell table:formula="of:=SIN(RADIANS([.A89]*15))" office:value-type="float" office:value="-0.866025403784438">
            <text:p>-0.8660</text:p>
          </table:table-cell>
          <table:table-cell table:formula="of:=SIN(RADIANS([.A89]*16))" office:value-type="float" office:value="-0.529919264233206">
            <text:p>-0.5299</text:p>
          </table:table-cell>
          <table:table-cell table:formula="of:=COS(RADIANS([.A89]))" office:value-type="float" office:value="0.0348994967025011">
            <text:p>0.0349</text:p>
          </table:table-cell>
          <table:table-cell table:formula="of:=COS(RADIANS([.A89]*2))" office:value-type="float" office:value="-0.997564050259824">
            <text:p>-0.9976</text:p>
          </table:table-cell>
          <table:table-cell table:formula="of:=COS(RADIANS([.A89]*3))" office:value-type="float" office:value="-0.104528463267653">
            <text:p>-0.1045</text:p>
          </table:table-cell>
          <table:table-cell table:formula="of:=COS(RADIANS([.A89]*4))" office:value-type="float" office:value="0.99026806874157">
            <text:p>0.9903</text:p>
          </table:table-cell>
          <table:table-cell table:formula="of:=COS(RADIANS([.A89]*5))" office:value-type="float" office:value="0.17364817766693">
            <text:p>0.1736</text:p>
          </table:table-cell>
          <table:table-cell table:formula="of:=COS(RADIANS([.A89]*6))" office:value-type="float" office:value="-0.978147600733806">
            <text:p>-0.9781</text:p>
          </table:table-cell>
          <table:table-cell table:formula="of:=COS(RADIANS([.A89]*7))" office:value-type="float" office:value="-0.241921895599667">
            <text:p>-0.2419</text:p>
          </table:table-cell>
          <table:table-cell table:formula="of:=COS(RADIANS([.A89]*8))" office:value-type="float" office:value="0.961261695938319">
            <text:p>0.9613</text:p>
          </table:table-cell>
          <table:table-cell table:formula="of:=COS(RADIANS([.A89]*9))" office:value-type="float" office:value="0.309016994374948">
            <text:p>0.3090</text:p>
          </table:table-cell>
          <table:table-cell table:formula="of:=COS(RADIANS([.A89]*10))" office:value-type="float" office:value="-0.939692620785908">
            <text:p>-0.9397</text:p>
          </table:table-cell>
          <table:table-cell table:formula="of:=COS(RADIANS([.A89]*11))" office:value-type="float" office:value="-0.374606593415912">
            <text:p>-0.3746</text:p>
          </table:table-cell>
          <table:table-cell table:formula="of:=COS(RADIANS([.A89]*12))" office:value-type="float" office:value="0.913545457642601">
            <text:p>0.9135</text:p>
          </table:table-cell>
          <table:table-cell table:formula="of:=COS(RADIANS([.A89]*13))" office:value-type="float" office:value="0.438371146789077">
            <text:p>0.4384</text:p>
          </table:table-cell>
          <table:table-cell table:formula="of:=COS(RADIANS([.A89]*14))" office:value-type="float" office:value="-0.882947592858927">
            <text:p>-0.8829</text:p>
          </table:table-cell>
          <table:table-cell table:formula="of:=COS(RADIANS([.A89]*15))" office:value-type="float" office:value="-0.500000000000002">
            <text:p>-0.5000</text:p>
          </table:table-cell>
          <table:table-cell table:formula="of:=COS(RADIANS([.A89]*16))" office:value-type="float" office:value="0.848048096156425">
            <text:p>0.8480</text:p>
          </table:table-cell>
        </table:table-row>
        <table:table-row table:style-name="ro1">
          <table:table-cell office:value-type="float" office:value="89">
            <text:p>08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29S">
            <text:p>00:01:29</text:p>
          </table:table-cell>
          <table:table-cell table:formula="of:=SIN(RADIANS([.A90]))" office:value-type="float" office:value="0.999847695156391">
            <text:p>0.9998</text:p>
          </table:table-cell>
          <table:table-cell table:formula="of:=SIN(RADIANS([.A90]*2))" office:value-type="float" office:value="0.0348994967025011">
            <text:p>0.0349</text:p>
          </table:table-cell>
          <table:table-cell table:formula="of:=SIN(RADIANS([.A90]*3))" office:value-type="float" office:value="-0.998629534754574">
            <text:p>-0.9986</text:p>
          </table:table-cell>
          <table:table-cell table:formula="of:=SIN(RADIANS([.A90]*4))" office:value-type="float" office:value="-0.0697564737441256">
            <text:p>-0.0698</text:p>
          </table:table-cell>
          <table:table-cell table:formula="of:=SIN(RADIANS([.A90]*5))" office:value-type="float" office:value="0.996194698091746">
            <text:p>0.9962</text:p>
          </table:table-cell>
          <table:table-cell table:formula="of:=SIN(RADIANS([.A90]*6))" office:value-type="float" office:value="0.104528463267654">
            <text:p>0.1045</text:p>
          </table:table-cell>
          <table:table-cell table:formula="of:=SIN(RADIANS([.A90]*7))" office:value-type="float" office:value="-0.992546151641322">
            <text:p>-0.9925</text:p>
          </table:table-cell>
          <table:table-cell table:formula="of:=SIN(RADIANS([.A90]*8))" office:value-type="float" office:value="-0.139173100960066">
            <text:p>-0.1392</text:p>
          </table:table-cell>
          <table:table-cell table:formula="of:=SIN(RADIANS([.A90]*9))" office:value-type="float" office:value="0.987688340595138">
            <text:p>0.9877</text:p>
          </table:table-cell>
          <table:table-cell table:formula="of:=SIN(RADIANS([.A90]*10))" office:value-type="float" office:value="0.173648177666931">
            <text:p>0.1736</text:p>
          </table:table-cell>
          <table:table-cell table:formula="of:=SIN(RADIANS([.A90]*11))" office:value-type="float" office:value="-0.981627183447664">
            <text:p>-0.9816</text:p>
          </table:table-cell>
          <table:table-cell table:formula="of:=SIN(RADIANS([.A90]*12))" office:value-type="float" office:value="-0.207911690817761">
            <text:p>-0.2079</text:p>
          </table:table-cell>
          <table:table-cell table:formula="of:=SIN(RADIANS([.A90]*13))" office:value-type="float" office:value="0.974370064785235">
            <text:p>0.9744</text:p>
          </table:table-cell>
          <table:table-cell table:formula="of:=SIN(RADIANS([.A90]*14))" office:value-type="float" office:value="0.241921895599668">
            <text:p>0.2419</text:p>
          </table:table-cell>
          <table:table-cell table:formula="of:=SIN(RADIANS([.A90]*15))" office:value-type="float" office:value="-0.965925826289068">
            <text:p>-0.9659</text:p>
          </table:table-cell>
          <table:table-cell table:formula="of:=SIN(RADIANS([.A90]*16))" office:value-type="float" office:value="-0.275637355817">
            <text:p>-0.2756</text:p>
          </table:table-cell>
          <table:table-cell table:formula="of:=COS(RADIANS([.A90]))" office:value-type="float" office:value="0.0174524064372836">
            <text:p>0.0175</text:p>
          </table:table-cell>
          <table:table-cell table:formula="of:=COS(RADIANS([.A90]*2))" office:value-type="float" office:value="-0.999390827019096">
            <text:p>-0.9994</text:p>
          </table:table-cell>
          <table:table-cell table:formula="of:=COS(RADIANS([.A90]*3))" office:value-type="float" office:value="-0.0523359562429443">
            <text:p>-0.0523</text:p>
          </table:table-cell>
          <table:table-cell table:formula="of:=COS(RADIANS([.A90]*4))" office:value-type="float" office:value="0.997564050259824">
            <text:p>0.9976</text:p>
          </table:table-cell>
          <table:table-cell table:formula="of:=COS(RADIANS([.A90]*5))" office:value-type="float" office:value="0.0871557427476584">
            <text:p>0.0872</text:p>
          </table:table-cell>
          <table:table-cell table:formula="of:=COS(RADIANS([.A90]*6))" office:value-type="float" office:value="-0.994521895368273">
            <text:p>-0.9945</text:p>
          </table:table-cell>
          <table:table-cell table:formula="of:=COS(RADIANS([.A90]*7))" office:value-type="float" office:value="-0.121869343405147">
            <text:p>-0.1219</text:p>
          </table:table-cell>
          <table:table-cell table:formula="of:=COS(RADIANS([.A90]*8))" office:value-type="float" office:value="0.99026806874157">
            <text:p>0.9903</text:p>
          </table:table-cell>
          <table:table-cell table:formula="of:=COS(RADIANS([.A90]*9))" office:value-type="float" office:value="0.156434465040231">
            <text:p>0.1564</text:p>
          </table:table-cell>
          <table:table-cell table:formula="of:=COS(RADIANS([.A90]*10))" office:value-type="float" office:value="-0.984807753012208">
            <text:p>-0.9848</text:p>
          </table:table-cell>
          <table:table-cell table:formula="of:=COS(RADIANS([.A90]*11))" office:value-type="float" office:value="-0.190808995376546">
            <text:p>-0.1908</text:p>
          </table:table-cell>
          <table:table-cell table:formula="of:=COS(RADIANS([.A90]*12))" office:value-type="float" office:value="0.978147600733805">
            <text:p>0.9781</text:p>
          </table:table-cell>
          <table:table-cell table:formula="of:=COS(RADIANS([.A90]*13))" office:value-type="float" office:value="0.224951054343864">
            <text:p>0.2250</text:p>
          </table:table-cell>
          <table:table-cell table:formula="of:=COS(RADIANS([.A90]*14))" office:value-type="float" office:value="-0.970295726275996">
            <text:p>-0.9703</text:p>
          </table:table-cell>
          <table:table-cell table:formula="of:=COS(RADIANS([.A90]*15))" office:value-type="float" office:value="-0.258819045102521">
            <text:p>-0.2588</text:p>
          </table:table-cell>
          <table:table-cell table:formula="of:=COS(RADIANS([.A90]*16))" office:value-type="float" office:value="0.961261695938318">
            <text:p>0.9613</text:p>
          </table:table-cell>
        </table:table-row>
        <table:table-row table:style-name="ro1">
          <table:table-cell office:value-type="float" office:value="90">
            <text:p>09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30S">
            <text:p>00:01:30</text:p>
          </table:table-cell>
          <table:table-cell table:formula="of:=SIN(RADIANS([.A91]))" office:value-type="float" office:value="1">
            <text:p>1.0000</text:p>
          </table:table-cell>
          <table:table-cell table:formula="of:=SIN(RADIANS([.A91]*2))" office:value-type="float" office:value="1.22464679914735E-016">
            <text:p>0.0000</text:p>
          </table:table-cell>
          <table:table-cell table:formula="of:=SIN(RADIANS([.A91]*3))" office:value-type="float" office:value="-1">
            <text:p>-1.0000</text:p>
          </table:table-cell>
          <table:table-cell table:formula="of:=SIN(RADIANS([.A91]*4))" office:value-type="float" office:value="-2.44929359829471E-016">
            <text:p>0.0000</text:p>
          </table:table-cell>
          <table:table-cell table:formula="of:=SIN(RADIANS([.A91]*5))" office:value-type="float" office:value="1">
            <text:p>1.0000</text:p>
          </table:table-cell>
          <table:table-cell table:formula="of:=SIN(RADIANS([.A91]*6))" office:value-type="float" office:value="3.67394039744206E-016">
            <text:p>0.0000</text:p>
          </table:table-cell>
          <table:table-cell table:formula="of:=SIN(RADIANS([.A91]*7))" office:value-type="float" office:value="-1">
            <text:p>-1.0000</text:p>
          </table:table-cell>
          <table:table-cell table:formula="of:=SIN(RADIANS([.A91]*8))" office:value-type="float" office:value="-4.89858719658941E-016">
            <text:p>0.0000</text:p>
          </table:table-cell>
          <table:table-cell table:formula="of:=SIN(RADIANS([.A91]*9))" office:value-type="float" office:value="1">
            <text:p>1.0000</text:p>
          </table:table-cell>
          <table:table-cell table:formula="of:=SIN(RADIANS([.A91]*10))" office:value-type="float" office:value="6.12323399573677E-016">
            <text:p>0.0000</text:p>
          </table:table-cell>
          <table:table-cell table:formula="of:=SIN(RADIANS([.A91]*11))" office:value-type="float" office:value="-1">
            <text:p>-1.0000</text:p>
          </table:table-cell>
          <table:table-cell table:formula="of:=SIN(RADIANS([.A91]*12))" office:value-type="float" office:value="-7.34788079488412E-016">
            <text:p>0.0000</text:p>
          </table:table-cell>
          <table:table-cell table:formula="of:=SIN(RADIANS([.A91]*13))" office:value-type="float" office:value="1">
            <text:p>1.0000</text:p>
          </table:table-cell>
          <table:table-cell table:formula="of:=SIN(RADIANS([.A91]*14))" office:value-type="float" office:value="8.57252759403147E-016">
            <text:p>0.0000</text:p>
          </table:table-cell>
          <table:table-cell table:formula="of:=SIN(RADIANS([.A91]*15))" office:value-type="float" office:value="-1">
            <text:p>-1.0000</text:p>
          </table:table-cell>
          <table:table-cell table:formula="of:=SIN(RADIANS([.A91]*16))" office:value-type="float" office:value="-9.79717439317883E-016">
            <text:p>0.0000</text:p>
          </table:table-cell>
          <table:table-cell table:formula="of:=COS(RADIANS([.A91]))" office:value-type="float" office:value="6.12323399573677E-017">
            <text:p>0.0000</text:p>
          </table:table-cell>
          <table:table-cell table:formula="of:=COS(RADIANS([.A91]*2))" office:value-type="float" office:value="-1">
            <text:p>-1.0000</text:p>
          </table:table-cell>
          <table:table-cell table:formula="of:=COS(RADIANS([.A91]*3))" office:value-type="float" office:value="-1.83697019872103E-016">
            <text:p>0.0000</text:p>
          </table:table-cell>
          <table:table-cell table:formula="of:=COS(RADIANS([.A91]*4))" office:value-type="float" office:value="1">
            <text:p>1.0000</text:p>
          </table:table-cell>
          <table:table-cell table:formula="of:=COS(RADIANS([.A91]*5))" office:value-type="float" office:value="3.06161699786838E-016">
            <text:p>0.0000</text:p>
          </table:table-cell>
          <table:table-cell table:formula="of:=COS(RADIANS([.A91]*6))" office:value-type="float" office:value="-1">
            <text:p>-1.0000</text:p>
          </table:table-cell>
          <table:table-cell table:formula="of:=COS(RADIANS([.A91]*7))" office:value-type="float" office:value="-4.28626379701574E-016">
            <text:p>0.0000</text:p>
          </table:table-cell>
          <table:table-cell table:formula="of:=COS(RADIANS([.A91]*8))" office:value-type="float" office:value="1">
            <text:p>1.0000</text:p>
          </table:table-cell>
          <table:table-cell table:formula="of:=COS(RADIANS([.A91]*9))" office:value-type="float" office:value="5.51091059616309E-016">
            <text:p>0.0000</text:p>
          </table:table-cell>
          <table:table-cell table:formula="of:=COS(RADIANS([.A91]*10))" office:value-type="float" office:value="-1">
            <text:p>-1.0000</text:p>
          </table:table-cell>
          <table:table-cell table:formula="of:=COS(RADIANS([.A91]*11))" office:value-type="float" office:value="1.10280109986921E-015">
            <text:p>0.0000</text:p>
          </table:table-cell>
          <table:table-cell table:formula="of:=COS(RADIANS([.A91]*12))" office:value-type="float" office:value="1">
            <text:p>1.0000</text:p>
          </table:table-cell>
          <table:table-cell table:formula="of:=COS(RADIANS([.A91]*13))" office:value-type="float" office:value="-9.80336419954471E-016">
            <text:p>0.0000</text:p>
          </table:table-cell>
          <table:table-cell table:formula="of:=COS(RADIANS([.A91]*14))" office:value-type="float" office:value="-1">
            <text:p>-1.0000</text:p>
          </table:table-cell>
          <table:table-cell table:formula="of:=COS(RADIANS([.A91]*15))" office:value-type="float" office:value="8.57871740039736E-016">
            <text:p>0.0000</text:p>
          </table:table-cell>
          <table:table-cell table:formula="of:=COS(RADIANS([.A91]*16))" office:value-type="float" office:value="1">
            <text:p>1.0000</text:p>
          </table:table-cell>
        </table:table-row>
        <table:table-row table:style-name="ro1">
          <table:table-cell office:value-type="float" office:value="91">
            <text:p>09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31S">
            <text:p>00:01:31</text:p>
          </table:table-cell>
          <table:table-cell table:formula="of:=SIN(RADIANS([.A92]))" office:value-type="float" office:value="0.999847695156391">
            <text:p>0.9998</text:p>
          </table:table-cell>
          <table:table-cell table:formula="of:=SIN(RADIANS([.A92]*2))" office:value-type="float" office:value="-0.0348994967025009">
            <text:p>-0.0349</text:p>
          </table:table-cell>
          <table:table-cell table:formula="of:=SIN(RADIANS([.A92]*3))" office:value-type="float" office:value="-0.998629534754574">
            <text:p>-0.9986</text:p>
          </table:table-cell>
          <table:table-cell table:formula="of:=SIN(RADIANS([.A92]*4))" office:value-type="float" office:value="0.0697564737441252">
            <text:p>0.0698</text:p>
          </table:table-cell>
          <table:table-cell table:formula="of:=SIN(RADIANS([.A92]*5))" office:value-type="float" office:value="0.996194698091746">
            <text:p>0.9962</text:p>
          </table:table-cell>
          <table:table-cell table:formula="of:=SIN(RADIANS([.A92]*6))" office:value-type="float" office:value="-0.104528463267654">
            <text:p>-0.1045</text:p>
          </table:table-cell>
          <table:table-cell table:formula="of:=SIN(RADIANS([.A92]*7))" office:value-type="float" office:value="-0.992546151641322">
            <text:p>-0.9925</text:p>
          </table:table-cell>
          <table:table-cell table:formula="of:=SIN(RADIANS([.A92]*8))" office:value-type="float" office:value="0.139173100960065">
            <text:p>0.1392</text:p>
          </table:table-cell>
          <table:table-cell table:formula="of:=SIN(RADIANS([.A92]*9))" office:value-type="float" office:value="0.987688340595138">
            <text:p>0.9877</text:p>
          </table:table-cell>
          <table:table-cell table:formula="of:=SIN(RADIANS([.A92]*10))" office:value-type="float" office:value="-0.17364817766693">
            <text:p>-0.1736</text:p>
          </table:table-cell>
          <table:table-cell table:formula="of:=SIN(RADIANS([.A92]*11))" office:value-type="float" office:value="-0.981627183447664">
            <text:p>-0.9816</text:p>
          </table:table-cell>
          <table:table-cell table:formula="of:=SIN(RADIANS([.A92]*12))" office:value-type="float" office:value="0.20791169081776">
            <text:p>0.2079</text:p>
          </table:table-cell>
          <table:table-cell table:formula="of:=SIN(RADIANS([.A92]*13))" office:value-type="float" office:value="0.974370064785235">
            <text:p>0.9744</text:p>
          </table:table-cell>
          <table:table-cell table:formula="of:=SIN(RADIANS([.A92]*14))" office:value-type="float" office:value="-0.241921895599666">
            <text:p>-0.2419</text:p>
          </table:table-cell>
          <table:table-cell table:formula="of:=SIN(RADIANS([.A92]*15))" office:value-type="float" office:value="-0.965925826289069">
            <text:p>-0.9659</text:p>
          </table:table-cell>
          <table:table-cell table:formula="of:=SIN(RADIANS([.A92]*16))" office:value-type="float" office:value="0.275637355816999">
            <text:p>0.2756</text:p>
          </table:table-cell>
          <table:table-cell table:formula="of:=COS(RADIANS([.A92]))" office:value-type="float" office:value="-0.0174524064372835">
            <text:p>-0.0175</text:p>
          </table:table-cell>
          <table:table-cell table:formula="of:=COS(RADIANS([.A92]*2))" office:value-type="float" office:value="-0.999390827019096">
            <text:p>-0.9994</text:p>
          </table:table-cell>
          <table:table-cell table:formula="of:=COS(RADIANS([.A92]*3))" office:value-type="float" office:value="0.0523359562429439">
            <text:p>0.0523</text:p>
          </table:table-cell>
          <table:table-cell table:formula="of:=COS(RADIANS([.A92]*4))" office:value-type="float" office:value="0.997564050259824">
            <text:p>0.9976</text:p>
          </table:table-cell>
          <table:table-cell table:formula="of:=COS(RADIANS([.A92]*5))" office:value-type="float" office:value="-0.0871557427476578">
            <text:p>-0.0872</text:p>
          </table:table-cell>
          <table:table-cell table:formula="of:=COS(RADIANS([.A92]*6))" office:value-type="float" office:value="-0.994521895368273">
            <text:p>-0.9945</text:p>
          </table:table-cell>
          <table:table-cell table:formula="of:=COS(RADIANS([.A92]*7))" office:value-type="float" office:value="0.121869343405147">
            <text:p>0.1219</text:p>
          </table:table-cell>
          <table:table-cell table:formula="of:=COS(RADIANS([.A92]*8))" office:value-type="float" office:value="0.99026806874157">
            <text:p>0.9903</text:p>
          </table:table-cell>
          <table:table-cell table:formula="of:=COS(RADIANS([.A92]*9))" office:value-type="float" office:value="-0.156434465040231">
            <text:p>-0.1564</text:p>
          </table:table-cell>
          <table:table-cell table:formula="of:=COS(RADIANS([.A92]*10))" office:value-type="float" office:value="-0.984807753012208">
            <text:p>-0.9848</text:p>
          </table:table-cell>
          <table:table-cell table:formula="of:=COS(RADIANS([.A92]*11))" office:value-type="float" office:value="0.190808995376545">
            <text:p>0.1908</text:p>
          </table:table-cell>
          <table:table-cell table:formula="of:=COS(RADIANS([.A92]*12))" office:value-type="float" office:value="0.978147600733806">
            <text:p>0.9781</text:p>
          </table:table-cell>
          <table:table-cell table:formula="of:=COS(RADIANS([.A92]*13))" office:value-type="float" office:value="-0.224951054343866">
            <text:p>-0.2250</text:p>
          </table:table-cell>
          <table:table-cell table:formula="of:=COS(RADIANS([.A92]*14))" office:value-type="float" office:value="-0.970295726275997">
            <text:p>-0.9703</text:p>
          </table:table-cell>
          <table:table-cell table:formula="of:=COS(RADIANS([.A92]*15))" office:value-type="float" office:value="0.25881904510252">
            <text:p>0.2588</text:p>
          </table:table-cell>
          <table:table-cell table:formula="of:=COS(RADIANS([.A92]*16))" office:value-type="float" office:value="0.961261695938319">
            <text:p>0.9613</text:p>
          </table:table-cell>
        </table:table-row>
        <table:table-row table:style-name="ro1">
          <table:table-cell office:value-type="float" office:value="92">
            <text:p>09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32S">
            <text:p>00:01:32</text:p>
          </table:table-cell>
          <table:table-cell table:formula="of:=SIN(RADIANS([.A93]))" office:value-type="float" office:value="0.999390827019096">
            <text:p>0.9994</text:p>
          </table:table-cell>
          <table:table-cell table:formula="of:=SIN(RADIANS([.A93]*2))" office:value-type="float" office:value="-0.0697564737441253">
            <text:p>-0.0698</text:p>
          </table:table-cell>
          <table:table-cell table:formula="of:=SIN(RADIANS([.A93]*3))" office:value-type="float" office:value="-0.994521895368273">
            <text:p>-0.9945</text:p>
          </table:table-cell>
          <table:table-cell table:formula="of:=SIN(RADIANS([.A93]*4))" office:value-type="float" office:value="0.139173100960065">
            <text:p>0.1392</text:p>
          </table:table-cell>
          <table:table-cell table:formula="of:=SIN(RADIANS([.A93]*5))" office:value-type="float" office:value="0.984807753012208">
            <text:p>0.9848</text:p>
          </table:table-cell>
          <table:table-cell table:formula="of:=SIN(RADIANS([.A93]*6))" office:value-type="float" office:value="-0.207911690817758">
            <text:p>-0.2079</text:p>
          </table:table-cell>
          <table:table-cell table:formula="of:=SIN(RADIANS([.A93]*7))" office:value-type="float" office:value="-0.970295726275996">
            <text:p>-0.9703</text:p>
          </table:table-cell>
          <table:table-cell table:formula="of:=SIN(RADIANS([.A93]*8))" office:value-type="float" office:value="0.275637355816999">
            <text:p>0.2756</text:p>
          </table:table-cell>
          <table:table-cell table:formula="of:=SIN(RADIANS([.A93]*9))" office:value-type="float" office:value="0.951056516295154">
            <text:p>0.9511</text:p>
          </table:table-cell>
          <table:table-cell table:formula="of:=SIN(RADIANS([.A93]*10))" office:value-type="float" office:value="-0.342020143325668">
            <text:p>-0.3420</text:p>
          </table:table-cell>
          <table:table-cell table:formula="of:=SIN(RADIANS([.A93]*11))" office:value-type="float" office:value="-0.927183854566788">
            <text:p>-0.9272</text:p>
          </table:table-cell>
          <table:table-cell table:formula="of:=SIN(RADIANS([.A93]*12))" office:value-type="float" office:value="0.406736643075798">
            <text:p>0.4067</text:p>
          </table:table-cell>
          <table:table-cell table:formula="of:=SIN(RADIANS([.A93]*13))" office:value-type="float" office:value="0.898794046299166">
            <text:p>0.8988</text:p>
          </table:table-cell>
          <table:table-cell table:formula="of:=SIN(RADIANS([.A93]*14))" office:value-type="float" office:value="-0.469471562785891">
            <text:p>-0.4695</text:p>
          </table:table-cell>
          <table:table-cell table:formula="of:=SIN(RADIANS([.A93]*15))" office:value-type="float" office:value="-0.866025403784438">
            <text:p>-0.8660</text:p>
          </table:table-cell>
          <table:table-cell table:formula="of:=SIN(RADIANS([.A93]*16))" office:value-type="float" office:value="0.529919264233205">
            <text:p>0.5299</text:p>
          </table:table-cell>
          <table:table-cell table:formula="of:=COS(RADIANS([.A93]))" office:value-type="float" office:value="-0.034899496702501">
            <text:p>-0.0349</text:p>
          </table:table-cell>
          <table:table-cell table:formula="of:=COS(RADIANS([.A93]*2))" office:value-type="float" office:value="-0.997564050259824">
            <text:p>-0.9976</text:p>
          </table:table-cell>
          <table:table-cell table:formula="of:=COS(RADIANS([.A93]*3))" office:value-type="float" office:value="0.104528463267653">
            <text:p>0.1045</text:p>
          </table:table-cell>
          <table:table-cell table:formula="of:=COS(RADIANS([.A93]*4))" office:value-type="float" office:value="0.99026806874157">
            <text:p>0.9903</text:p>
          </table:table-cell>
          <table:table-cell table:formula="of:=COS(RADIANS([.A93]*5))" office:value-type="float" office:value="-0.17364817766693">
            <text:p>-0.1736</text:p>
          </table:table-cell>
          <table:table-cell table:formula="of:=COS(RADIANS([.A93]*6))" office:value-type="float" office:value="-0.978147600733806">
            <text:p>-0.9781</text:p>
          </table:table-cell>
          <table:table-cell table:formula="of:=COS(RADIANS([.A93]*7))" office:value-type="float" office:value="0.241921895599668">
            <text:p>0.2419</text:p>
          </table:table-cell>
          <table:table-cell table:formula="of:=COS(RADIANS([.A93]*8))" office:value-type="float" office:value="0.961261695938319">
            <text:p>0.9613</text:p>
          </table:table-cell>
          <table:table-cell table:formula="of:=COS(RADIANS([.A93]*9))" office:value-type="float" office:value="-0.309016994374947">
            <text:p>-0.3090</text:p>
          </table:table-cell>
          <table:table-cell table:formula="of:=COS(RADIANS([.A93]*10))" office:value-type="float" office:value="-0.939692620785909">
            <text:p>-0.9397</text:p>
          </table:table-cell>
          <table:table-cell table:formula="of:=COS(RADIANS([.A93]*11))" office:value-type="float" office:value="0.374606593415911">
            <text:p>0.3746</text:p>
          </table:table-cell>
          <table:table-cell table:formula="of:=COS(RADIANS([.A93]*12))" office:value-type="float" office:value="0.913545457642602">
            <text:p>0.9135</text:p>
          </table:table-cell>
          <table:table-cell table:formula="of:=COS(RADIANS([.A93]*13))" office:value-type="float" office:value="-0.438371146789079">
            <text:p>-0.4384</text:p>
          </table:table-cell>
          <table:table-cell table:formula="of:=COS(RADIANS([.A93]*14))" office:value-type="float" office:value="-0.882947592858927">
            <text:p>-0.8829</text:p>
          </table:table-cell>
          <table:table-cell table:formula="of:=COS(RADIANS([.A93]*15))" office:value-type="float" office:value="0.5">
            <text:p>0.5000</text:p>
          </table:table-cell>
          <table:table-cell table:formula="of:=COS(RADIANS([.A93]*16))" office:value-type="float" office:value="0.848048096156426">
            <text:p>0.8480</text:p>
          </table:table-cell>
        </table:table-row>
        <table:table-row table:style-name="ro1">
          <table:table-cell office:value-type="float" office:value="93">
            <text:p>09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33S">
            <text:p>00:01:33</text:p>
          </table:table-cell>
          <table:table-cell table:formula="of:=SIN(RADIANS([.A94]))" office:value-type="float" office:value="0.998629534754574">
            <text:p>0.9986</text:p>
          </table:table-cell>
          <table:table-cell table:formula="of:=SIN(RADIANS([.A94]*2))" office:value-type="float" office:value="-0.104528463267653">
            <text:p>-0.1045</text:p>
          </table:table-cell>
          <table:table-cell table:formula="of:=SIN(RADIANS([.A94]*3))" office:value-type="float" office:value="-0.987688340595138">
            <text:p>-0.9877</text:p>
          </table:table-cell>
          <table:table-cell table:formula="of:=SIN(RADIANS([.A94]*4))" office:value-type="float" office:value="0.207911690817759">
            <text:p>0.2079</text:p>
          </table:table-cell>
          <table:table-cell table:formula="of:=SIN(RADIANS([.A94]*5))" office:value-type="float" office:value="0.965925826289068">
            <text:p>0.9659</text:p>
          </table:table-cell>
          <table:table-cell table:formula="of:=SIN(RADIANS([.A94]*6))" office:value-type="float" office:value="-0.309016994374947">
            <text:p>-0.3090</text:p>
          </table:table-cell>
          <table:table-cell table:formula="of:=SIN(RADIANS([.A94]*7))" office:value-type="float" office:value="-0.933580426497202">
            <text:p>-0.9336</text:p>
          </table:table-cell>
          <table:table-cell table:formula="of:=SIN(RADIANS([.A94]*8))" office:value-type="float" office:value="0.4067366430758">
            <text:p>0.4067</text:p>
          </table:table-cell>
          <table:table-cell table:formula="of:=SIN(RADIANS([.A94]*9))" office:value-type="float" office:value="0.891006524188368">
            <text:p>0.8910</text:p>
          </table:table-cell>
          <table:table-cell table:formula="of:=SIN(RADIANS([.A94]*10))" office:value-type="float" office:value="-0.499999999999999">
            <text:p>-0.5000</text:p>
          </table:table-cell>
          <table:table-cell table:formula="of:=SIN(RADIANS([.A94]*11))" office:value-type="float" office:value="-0.838670567945424">
            <text:p>-0.8387</text:p>
          </table:table-cell>
          <table:table-cell table:formula="of:=SIN(RADIANS([.A94]*12))" office:value-type="float" office:value="0.587785252292473">
            <text:p>0.5878</text:p>
          </table:table-cell>
          <table:table-cell table:formula="of:=SIN(RADIANS([.A94]*13))" office:value-type="float" office:value="0.77714596145697">
            <text:p>0.7771</text:p>
          </table:table-cell>
          <table:table-cell table:formula="of:=SIN(RADIANS([.A94]*14))" office:value-type="float" office:value="-0.669130606358858">
            <text:p>-0.6691</text:p>
          </table:table-cell>
          <table:table-cell table:formula="of:=SIN(RADIANS([.A94]*15))" office:value-type="float" office:value="-0.707106781186549">
            <text:p>-0.7071</text:p>
          </table:table-cell>
          <table:table-cell table:formula="of:=SIN(RADIANS([.A94]*16))" office:value-type="float" office:value="0.743144825477394">
            <text:p>0.7431</text:p>
          </table:table-cell>
          <table:table-cell table:formula="of:=COS(RADIANS([.A94]))" office:value-type="float" office:value="-0.0523359562429438">
            <text:p>-0.0523</text:p>
          </table:table-cell>
          <table:table-cell table:formula="of:=COS(RADIANS([.A94]*2))" office:value-type="float" office:value="-0.994521895368273">
            <text:p>-0.9945</text:p>
          </table:table-cell>
          <table:table-cell table:formula="of:=COS(RADIANS([.A94]*3))" office:value-type="float" office:value="0.156434465040231">
            <text:p>0.1564</text:p>
          </table:table-cell>
          <table:table-cell table:formula="of:=COS(RADIANS([.A94]*4))" office:value-type="float" office:value="0.978147600733806">
            <text:p>0.9781</text:p>
          </table:table-cell>
          <table:table-cell table:formula="of:=COS(RADIANS([.A94]*5))" office:value-type="float" office:value="-0.25881904510252">
            <text:p>-0.2588</text:p>
          </table:table-cell>
          <table:table-cell table:formula="of:=COS(RADIANS([.A94]*6))" office:value-type="float" office:value="-0.951056516295154">
            <text:p>-0.9511</text:p>
          </table:table-cell>
          <table:table-cell table:formula="of:=COS(RADIANS([.A94]*7))" office:value-type="float" office:value="0.3583679495453">
            <text:p>0.3584</text:p>
          </table:table-cell>
          <table:table-cell table:formula="of:=COS(RADIANS([.A94]*8))" office:value-type="float" office:value="0.913545457642601">
            <text:p>0.9135</text:p>
          </table:table-cell>
          <table:table-cell table:formula="of:=COS(RADIANS([.A94]*9))" office:value-type="float" office:value="-0.453990499739547">
            <text:p>-0.4540</text:p>
          </table:table-cell>
          <table:table-cell table:formula="of:=COS(RADIANS([.A94]*10))" office:value-type="float" office:value="-0.866025403784439">
            <text:p>-0.8660</text:p>
          </table:table-cell>
          <table:table-cell table:formula="of:=COS(RADIANS([.A94]*11))" office:value-type="float" office:value="0.544639035015028">
            <text:p>0.5446</text:p>
          </table:table-cell>
          <table:table-cell table:formula="of:=COS(RADIANS([.A94]*12))" office:value-type="float" office:value="0.809016994374948">
            <text:p>0.8090</text:p>
          </table:table-cell>
          <table:table-cell table:formula="of:=COS(RADIANS([.A94]*13))" office:value-type="float" office:value="-0.629320391049838">
            <text:p>-0.6293</text:p>
          </table:table-cell>
          <table:table-cell table:formula="of:=COS(RADIANS([.A94]*14))" office:value-type="float" office:value="-0.743144825477394">
            <text:p>-0.7431</text:p>
          </table:table-cell>
          <table:table-cell table:formula="of:=COS(RADIANS([.A94]*15))" office:value-type="float" office:value="0.707106781186546">
            <text:p>0.7071</text:p>
          </table:table-cell>
          <table:table-cell table:formula="of:=COS(RADIANS([.A94]*16))" office:value-type="float" office:value="0.669130606358858">
            <text:p>0.6691</text:p>
          </table:table-cell>
        </table:table-row>
        <table:table-row table:style-name="ro1">
          <table:table-cell office:value-type="float" office:value="94">
            <text:p>09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34S">
            <text:p>00:01:34</text:p>
          </table:table-cell>
          <table:table-cell table:formula="of:=SIN(RADIANS([.A95]))" office:value-type="float" office:value="0.997564050259824">
            <text:p>0.9976</text:p>
          </table:table-cell>
          <table:table-cell table:formula="of:=SIN(RADIANS([.A95]*2))" office:value-type="float" office:value="-0.139173100960066">
            <text:p>-0.1392</text:p>
          </table:table-cell>
          <table:table-cell table:formula="of:=SIN(RADIANS([.A95]*3))" office:value-type="float" office:value="-0.978147600733806">
            <text:p>-0.9781</text:p>
          </table:table-cell>
          <table:table-cell table:formula="of:=SIN(RADIANS([.A95]*4))" office:value-type="float" office:value="0.275637355816999">
            <text:p>0.2756</text:p>
          </table:table-cell>
          <table:table-cell table:formula="of:=SIN(RADIANS([.A95]*5))" office:value-type="float" office:value="0.939692620785909">
            <text:p>0.9397</text:p>
          </table:table-cell>
          <table:table-cell table:formula="of:=SIN(RADIANS([.A95]*6))" office:value-type="float" office:value="-0.4067366430758">
            <text:p>-0.4067</text:p>
          </table:table-cell>
          <table:table-cell table:formula="of:=SIN(RADIANS([.A95]*7))" office:value-type="float" office:value="-0.882947592858927">
            <text:p>-0.8829</text:p>
          </table:table-cell>
          <table:table-cell table:formula="of:=SIN(RADIANS([.A95]*8))" office:value-type="float" office:value="0.529919264233205">
            <text:p>0.5299</text:p>
          </table:table-cell>
          <table:table-cell table:formula="of:=SIN(RADIANS([.A95]*9))" office:value-type="float" office:value="0.809016994374948">
            <text:p>0.8090</text:p>
          </table:table-cell>
          <table:table-cell table:formula="of:=SIN(RADIANS([.A95]*10))" office:value-type="float" office:value="-0.642787609686538">
            <text:p>-0.6428</text:p>
          </table:table-cell>
          <table:table-cell table:formula="of:=SIN(RADIANS([.A95]*11))" office:value-type="float" office:value="-0.719339800338652">
            <text:p>-0.7193</text:p>
          </table:table-cell>
          <table:table-cell table:formula="of:=SIN(RADIANS([.A95]*12))" office:value-type="float" office:value="0.743144825477394">
            <text:p>0.7431</text:p>
          </table:table-cell>
          <table:table-cell table:formula="of:=SIN(RADIANS([.A95]*13))" office:value-type="float" office:value="0.615661475325657">
            <text:p>0.6157</text:p>
          </table:table-cell>
          <table:table-cell table:formula="of:=SIN(RADIANS([.A95]*14))" office:value-type="float" office:value="-0.829037572555041">
            <text:p>-0.8290</text:p>
          </table:table-cell>
          <table:table-cell table:formula="of:=SIN(RADIANS([.A95]*15))" office:value-type="float" office:value="-0.5">
            <text:p>-0.5000</text:p>
          </table:table-cell>
          <table:table-cell table:formula="of:=SIN(RADIANS([.A95]*16))" office:value-type="float" office:value="0.898794046299167">
            <text:p>0.8988</text:p>
          </table:table-cell>
          <table:table-cell table:formula="of:=COS(RADIANS([.A95]))" office:value-type="float" office:value="-0.0697564737441253">
            <text:p>-0.0698</text:p>
          </table:table-cell>
          <table:table-cell table:formula="of:=COS(RADIANS([.A95]*2))" office:value-type="float" office:value="-0.99026806874157">
            <text:p>-0.9903</text:p>
          </table:table-cell>
          <table:table-cell table:formula="of:=COS(RADIANS([.A95]*3))" office:value-type="float" office:value="0.207911690817759">
            <text:p>0.2079</text:p>
          </table:table-cell>
          <table:table-cell table:formula="of:=COS(RADIANS([.A95]*4))" office:value-type="float" office:value="0.961261695938319">
            <text:p>0.9613</text:p>
          </table:table-cell>
          <table:table-cell table:formula="of:=COS(RADIANS([.A95]*5))" office:value-type="float" office:value="-0.342020143325668">
            <text:p>-0.3420</text:p>
          </table:table-cell>
          <table:table-cell table:formula="of:=COS(RADIANS([.A95]*6))" office:value-type="float" office:value="-0.913545457642601">
            <text:p>-0.9135</text:p>
          </table:table-cell>
          <table:table-cell table:formula="of:=COS(RADIANS([.A95]*7))" office:value-type="float" office:value="0.46947156278589">
            <text:p>0.4695</text:p>
          </table:table-cell>
          <table:table-cell table:formula="of:=COS(RADIANS([.A95]*8))" office:value-type="float" office:value="0.848048096156426">
            <text:p>0.8480</text:p>
          </table:table-cell>
          <table:table-cell table:formula="of:=COS(RADIANS([.A95]*9))" office:value-type="float" office:value="-0.587785252292473">
            <text:p>-0.5878</text:p>
          </table:table-cell>
          <table:table-cell table:formula="of:=COS(RADIANS([.A95]*10))" office:value-type="float" office:value="-0.766044443118979">
            <text:p>-0.7660</text:p>
          </table:table-cell>
          <table:table-cell table:formula="of:=COS(RADIANS([.A95]*11))" office:value-type="float" office:value="0.694658370458997">
            <text:p>0.6947</text:p>
          </table:table-cell>
          <table:table-cell table:formula="of:=COS(RADIANS([.A95]*12))" office:value-type="float" office:value="0.669130606358858">
            <text:p>0.6691</text:p>
          </table:table-cell>
          <table:table-cell table:formula="of:=COS(RADIANS([.A95]*13))" office:value-type="float" office:value="-0.788010753606723">
            <text:p>-0.7880</text:p>
          </table:table-cell>
          <table:table-cell table:formula="of:=COS(RADIANS([.A95]*14))" office:value-type="float" office:value="-0.559192903470748">
            <text:p>-0.5592</text:p>
          </table:table-cell>
          <table:table-cell table:formula="of:=COS(RADIANS([.A95]*15))" office:value-type="float" office:value="0.866025403784438">
            <text:p>0.8660</text:p>
          </table:table-cell>
          <table:table-cell table:formula="of:=COS(RADIANS([.A95]*16))" office:value-type="float" office:value="0.438371146789077">
            <text:p>0.4384</text:p>
          </table:table-cell>
        </table:table-row>
        <table:table-row table:style-name="ro1">
          <table:table-cell office:value-type="float" office:value="95">
            <text:p>09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35S">
            <text:p>00:01:35</text:p>
          </table:table-cell>
          <table:table-cell table:formula="of:=SIN(RADIANS([.A96]))" office:value-type="float" office:value="0.996194698091746">
            <text:p>0.9962</text:p>
          </table:table-cell>
          <table:table-cell table:formula="of:=SIN(RADIANS([.A96]*2))" office:value-type="float" office:value="-0.17364817766693">
            <text:p>-0.1736</text:p>
          </table:table-cell>
          <table:table-cell table:formula="of:=SIN(RADIANS([.A96]*3))" office:value-type="float" office:value="-0.965925826289068">
            <text:p>-0.9659</text:p>
          </table:table-cell>
          <table:table-cell table:formula="of:=SIN(RADIANS([.A96]*4))" office:value-type="float" office:value="0.342020143325669">
            <text:p>0.3420</text:p>
          </table:table-cell>
          <table:table-cell table:formula="of:=SIN(RADIANS([.A96]*5))" office:value-type="float" office:value="0.90630778703665">
            <text:p>0.9063</text:p>
          </table:table-cell>
          <table:table-cell table:formula="of:=SIN(RADIANS([.A96]*6))" office:value-type="float" office:value="-0.499999999999999">
            <text:p>-0.5000</text:p>
          </table:table-cell>
          <table:table-cell table:formula="of:=SIN(RADIANS([.A96]*7))" office:value-type="float" office:value="-0.819152044288991">
            <text:p>-0.8192</text:p>
          </table:table-cell>
          <table:table-cell table:formula="of:=SIN(RADIANS([.A96]*8))" office:value-type="float" office:value="0.64278760968654">
            <text:p>0.6428</text:p>
          </table:table-cell>
          <table:table-cell table:formula="of:=SIN(RADIANS([.A96]*9))" office:value-type="float" office:value="0.707106781186547">
            <text:p>0.7071</text:p>
          </table:table-cell>
          <table:table-cell table:formula="of:=SIN(RADIANS([.A96]*10))" office:value-type="float" office:value="-0.766044443118977">
            <text:p>-0.7660</text:p>
          </table:table-cell>
          <table:table-cell table:formula="of:=SIN(RADIANS([.A96]*11))" office:value-type="float" office:value="-0.573576436351048">
            <text:p>-0.5736</text:p>
          </table:table-cell>
          <table:table-cell table:formula="of:=SIN(RADIANS([.A96]*12))" office:value-type="float" office:value="0.866025403784438">
            <text:p>0.8660</text:p>
          </table:table-cell>
          <table:table-cell table:formula="of:=SIN(RADIANS([.A96]*13))" office:value-type="float" office:value="0.422618261740701">
            <text:p>0.4226</text:p>
          </table:table-cell>
          <table:table-cell table:formula="of:=SIN(RADIANS([.A96]*14))" office:value-type="float" office:value="-0.939692620785909">
            <text:p>-0.9397</text:p>
          </table:table-cell>
          <table:table-cell table:formula="of:=SIN(RADIANS([.A96]*15))" office:value-type="float" office:value="-0.25881904510252">
            <text:p>-0.2588</text:p>
          </table:table-cell>
          <table:table-cell table:formula="of:=SIN(RADIANS([.A96]*16))" office:value-type="float" office:value="0.984807753012208">
            <text:p>0.9848</text:p>
          </table:table-cell>
          <table:table-cell table:formula="of:=COS(RADIANS([.A96]))" office:value-type="float" office:value="-0.0871557427476582">
            <text:p>-0.0872</text:p>
          </table:table-cell>
          <table:table-cell table:formula="of:=COS(RADIANS([.A96]*2))" office:value-type="float" office:value="-0.984807753012208">
            <text:p>-0.9848</text:p>
          </table:table-cell>
          <table:table-cell table:formula="of:=COS(RADIANS([.A96]*3))" office:value-type="float" office:value="0.25881904510252">
            <text:p>0.2588</text:p>
          </table:table-cell>
          <table:table-cell table:formula="of:=COS(RADIANS([.A96]*4))" office:value-type="float" office:value="0.939692620785908">
            <text:p>0.9397</text:p>
          </table:table-cell>
          <table:table-cell table:formula="of:=COS(RADIANS([.A96]*5))" office:value-type="float" office:value="-0.422618261740699">
            <text:p>-0.4226</text:p>
          </table:table-cell>
          <table:table-cell table:formula="of:=COS(RADIANS([.A96]*6))" office:value-type="float" office:value="-0.866025403784439">
            <text:p>-0.8660</text:p>
          </table:table-cell>
          <table:table-cell table:formula="of:=COS(RADIANS([.A96]*7))" office:value-type="float" office:value="0.573576436351047">
            <text:p>0.5736</text:p>
          </table:table-cell>
          <table:table-cell table:formula="of:=COS(RADIANS([.A96]*8))" office:value-type="float" office:value="0.766044443118978">
            <text:p>0.7660</text:p>
          </table:table-cell>
          <table:table-cell table:formula="of:=COS(RADIANS([.A96]*9))" office:value-type="float" office:value="-0.707106781186548">
            <text:p>-0.7071</text:p>
          </table:table-cell>
          <table:table-cell table:formula="of:=COS(RADIANS([.A96]*10))" office:value-type="float" office:value="-0.642787609686541">
            <text:p>-0.6428</text:p>
          </table:table-cell>
          <table:table-cell table:formula="of:=COS(RADIANS([.A96]*11))" office:value-type="float" office:value="0.819152044288991">
            <text:p>0.8192</text:p>
          </table:table-cell>
          <table:table-cell table:formula="of:=COS(RADIANS([.A96]*12))" office:value-type="float" office:value="0.500000000000002">
            <text:p>0.5000</text:p>
          </table:table-cell>
          <table:table-cell table:formula="of:=COS(RADIANS([.A96]*13))" office:value-type="float" office:value="-0.906307787036649">
            <text:p>-0.9063</text:p>
          </table:table-cell>
          <table:table-cell table:formula="of:=COS(RADIANS([.A96]*14))" office:value-type="float" office:value="-0.342020143325668">
            <text:p>-0.3420</text:p>
          </table:table-cell>
          <table:table-cell table:formula="of:=COS(RADIANS([.A96]*15))" office:value-type="float" office:value="0.965925826289069">
            <text:p>0.9659</text:p>
          </table:table-cell>
          <table:table-cell table:formula="of:=COS(RADIANS([.A96]*16))" office:value-type="float" office:value="0.173648177666929">
            <text:p>0.1736</text:p>
          </table:table-cell>
        </table:table-row>
        <table:table-row table:style-name="ro1">
          <table:table-cell office:value-type="float" office:value="96">
            <text:p>09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36S">
            <text:p>00:01:36</text:p>
          </table:table-cell>
          <table:table-cell table:formula="of:=SIN(RADIANS([.A97]))" office:value-type="float" office:value="0.994521895368273">
            <text:p>0.9945</text:p>
          </table:table-cell>
          <table:table-cell table:formula="of:=SIN(RADIANS([.A97]*2))" office:value-type="float" office:value="-0.207911690817759">
            <text:p>-0.2079</text:p>
          </table:table-cell>
          <table:table-cell table:formula="of:=SIN(RADIANS([.A97]*3))" office:value-type="float" office:value="-0.951056516295154">
            <text:p>-0.9511</text:p>
          </table:table-cell>
          <table:table-cell table:formula="of:=SIN(RADIANS([.A97]*4))" office:value-type="float" office:value="0.4067366430758">
            <text:p>0.4067</text:p>
          </table:table-cell>
          <table:table-cell table:formula="of:=SIN(RADIANS([.A97]*5))" office:value-type="float" office:value="0.866025403784439">
            <text:p>0.8660</text:p>
          </table:table-cell>
          <table:table-cell table:formula="of:=SIN(RADIANS([.A97]*6))" office:value-type="float" office:value="-0.587785252292473">
            <text:p>-0.5878</text:p>
          </table:table-cell>
          <table:table-cell table:formula="of:=SIN(RADIANS([.A97]*7))" office:value-type="float" office:value="-0.743144825477394">
            <text:p>-0.7431</text:p>
          </table:table-cell>
          <table:table-cell table:formula="of:=SIN(RADIANS([.A97]*8))" office:value-type="float" office:value="0.743144825477395">
            <text:p>0.7431</text:p>
          </table:table-cell>
          <table:table-cell table:formula="of:=SIN(RADIANS([.A97]*9))" office:value-type="float" office:value="0.587785252292474">
            <text:p>0.5878</text:p>
          </table:table-cell>
          <table:table-cell table:formula="of:=SIN(RADIANS([.A97]*10))" office:value-type="float" office:value="-0.866025403784438">
            <text:p>-0.8660</text:p>
          </table:table-cell>
          <table:table-cell table:formula="of:=SIN(RADIANS([.A97]*11))" office:value-type="float" office:value="-0.4067366430758">
            <text:p>-0.4067</text:p>
          </table:table-cell>
          <table:table-cell table:formula="of:=SIN(RADIANS([.A97]*12))" office:value-type="float" office:value="0.951056516295153">
            <text:p>0.9511</text:p>
          </table:table-cell>
          <table:table-cell table:formula="of:=SIN(RADIANS([.A97]*13))" office:value-type="float" office:value="0.207911690817761">
            <text:p>0.2079</text:p>
          </table:table-cell>
          <table:table-cell table:formula="of:=SIN(RADIANS([.A97]*14))" office:value-type="float" office:value="-0.994521895368273">
            <text:p>-0.9945</text:p>
          </table:table-cell>
          <table:table-cell table:formula="of:=SIN(RADIANS([.A97]*15))" office:value-type="float" office:value="-9.79717439317883E-016">
            <text:p>0.0000</text:p>
          </table:table-cell>
          <table:table-cell table:formula="of:=SIN(RADIANS([.A97]*16))" office:value-type="float" office:value="0.994521895368273">
            <text:p>0.9945</text:p>
          </table:table-cell>
          <table:table-cell table:formula="of:=COS(RADIANS([.A97]))" office:value-type="float" office:value="-0.104528463267654">
            <text:p>-0.1045</text:p>
          </table:table-cell>
          <table:table-cell table:formula="of:=COS(RADIANS([.A97]*2))" office:value-type="float" office:value="-0.978147600733806">
            <text:p>-0.9781</text:p>
          </table:table-cell>
          <table:table-cell table:formula="of:=COS(RADIANS([.A97]*3))" office:value-type="float" office:value="0.309016994374947">
            <text:p>0.3090</text:p>
          </table:table-cell>
          <table:table-cell table:formula="of:=COS(RADIANS([.A97]*4))" office:value-type="float" office:value="0.913545457642601">
            <text:p>0.9135</text:p>
          </table:table-cell>
          <table:table-cell table:formula="of:=COS(RADIANS([.A97]*5))" office:value-type="float" office:value="-0.499999999999999">
            <text:p>-0.5000</text:p>
          </table:table-cell>
          <table:table-cell table:formula="of:=COS(RADIANS([.A97]*6))" office:value-type="float" office:value="-0.809016994374948">
            <text:p>-0.8090</text:p>
          </table:table-cell>
          <table:table-cell table:formula="of:=COS(RADIANS([.A97]*7))" office:value-type="float" office:value="0.669130606358858">
            <text:p>0.6691</text:p>
          </table:table-cell>
          <table:table-cell table:formula="of:=COS(RADIANS([.A97]*8))" office:value-type="float" office:value="0.669130606358858">
            <text:p>0.6691</text:p>
          </table:table-cell>
          <table:table-cell table:formula="of:=COS(RADIANS([.A97]*9))" office:value-type="float" office:value="-0.809016994374947">
            <text:p>-0.8090</text:p>
          </table:table-cell>
          <table:table-cell table:formula="of:=COS(RADIANS([.A97]*10))" office:value-type="float" office:value="-0.500000000000002">
            <text:p>-0.5000</text:p>
          </table:table-cell>
          <table:table-cell table:formula="of:=COS(RADIANS([.A97]*11))" office:value-type="float" office:value="0.913545457642601">
            <text:p>0.9135</text:p>
          </table:table-cell>
          <table:table-cell table:formula="of:=COS(RADIANS([.A97]*12))" office:value-type="float" office:value="0.309016994374948">
            <text:p>0.3090</text:p>
          </table:table-cell>
          <table:table-cell table:formula="of:=COS(RADIANS([.A97]*13))" office:value-type="float" office:value="-0.978147600733805">
            <text:p>-0.9781</text:p>
          </table:table-cell>
          <table:table-cell table:formula="of:=COS(RADIANS([.A97]*14))" office:value-type="float" office:value="-0.104528463267653">
            <text:p>-0.1045</text:p>
          </table:table-cell>
          <table:table-cell table:formula="of:=COS(RADIANS([.A97]*15))" office:value-type="float" office:value="1">
            <text:p>1.0000</text:p>
          </table:table-cell>
          <table:table-cell table:formula="of:=COS(RADIANS([.A97]*16))" office:value-type="float" office:value="-0.104528463267655">
            <text:p>-0.1045</text:p>
          </table:table-cell>
        </table:table-row>
        <table:table-row table:style-name="ro1">
          <table:table-cell office:value-type="float" office:value="97">
            <text:p>09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37S">
            <text:p>00:01:37</text:p>
          </table:table-cell>
          <table:table-cell table:formula="of:=SIN(RADIANS([.A98]))" office:value-type="float" office:value="0.992546151641322">
            <text:p>0.9925</text:p>
          </table:table-cell>
          <table:table-cell table:formula="of:=SIN(RADIANS([.A98]*2))" office:value-type="float" office:value="-0.241921895599667">
            <text:p>-0.2419</text:p>
          </table:table-cell>
          <table:table-cell table:formula="of:=SIN(RADIANS([.A98]*3))" office:value-type="float" office:value="-0.933580426497202">
            <text:p>-0.9336</text:p>
          </table:table-cell>
          <table:table-cell table:formula="of:=SIN(RADIANS([.A98]*4))" office:value-type="float" office:value="0.46947156278589">
            <text:p>0.4695</text:p>
          </table:table-cell>
          <table:table-cell table:formula="of:=SIN(RADIANS([.A98]*5))" office:value-type="float" office:value="0.819152044288992">
            <text:p>0.8192</text:p>
          </table:table-cell>
          <table:table-cell table:formula="of:=SIN(RADIANS([.A98]*6))" office:value-type="float" office:value="-0.669130606358858">
            <text:p>-0.6691</text:p>
          </table:table-cell>
          <table:table-cell table:formula="of:=SIN(RADIANS([.A98]*7))" office:value-type="float" office:value="-0.656059028990508">
            <text:p>-0.6561</text:p>
          </table:table-cell>
          <table:table-cell table:formula="of:=SIN(RADIANS([.A98]*8))" office:value-type="float" office:value="0.829037572555041">
            <text:p>0.8290</text:p>
          </table:table-cell>
          <table:table-cell table:formula="of:=SIN(RADIANS([.A98]*9))" office:value-type="float" office:value="0.453990499739547">
            <text:p>0.4540</text:p>
          </table:table-cell>
          <table:table-cell table:formula="of:=SIN(RADIANS([.A98]*10))" office:value-type="float" office:value="-0.939692620785908">
            <text:p>-0.9397</text:p>
          </table:table-cell>
          <table:table-cell table:formula="of:=SIN(RADIANS([.A98]*11))" office:value-type="float" office:value="-0.224951054343866">
            <text:p>-0.2250</text:p>
          </table:table-cell>
          <table:table-cell table:formula="of:=SIN(RADIANS([.A98]*12))" office:value-type="float" office:value="0.994521895368273">
            <text:p>0.9945</text:p>
          </table:table-cell>
          <table:table-cell table:formula="of:=SIN(RADIANS([.A98]*13))" office:value-type="float" office:value="-0.0174524064372816">
            <text:p>-0.0175</text:p>
          </table:table-cell>
          <table:table-cell table:formula="of:=SIN(RADIANS([.A98]*14))" office:value-type="float" office:value="-0.99026806874157">
            <text:p>-0.9903</text:p>
          </table:table-cell>
          <table:table-cell table:formula="of:=SIN(RADIANS([.A98]*15))" office:value-type="float" office:value="0.258819045102521">
            <text:p>0.2588</text:p>
          </table:table-cell>
          <table:table-cell table:formula="of:=SIN(RADIANS([.A98]*16))" office:value-type="float" office:value="0.927183854566788">
            <text:p>0.9272</text:p>
          </table:table-cell>
          <table:table-cell table:formula="of:=COS(RADIANS([.A98]))" office:value-type="float" office:value="-0.121869343405147">
            <text:p>-0.1219</text:p>
          </table:table-cell>
          <table:table-cell table:formula="of:=COS(RADIANS([.A98]*2))" office:value-type="float" office:value="-0.970295726275996">
            <text:p>-0.9703</text:p>
          </table:table-cell>
          <table:table-cell table:formula="of:=COS(RADIANS([.A98]*3))" office:value-type="float" office:value="0.3583679495453">
            <text:p>0.3584</text:p>
          </table:table-cell>
          <table:table-cell table:formula="of:=COS(RADIANS([.A98]*4))" office:value-type="float" office:value="0.882947592858927">
            <text:p>0.8829</text:p>
          </table:table-cell>
          <table:table-cell table:formula="of:=COS(RADIANS([.A98]*5))" office:value-type="float" office:value="-0.573576436351045">
            <text:p>-0.5736</text:p>
          </table:table-cell>
          <table:table-cell table:formula="of:=COS(RADIANS([.A98]*6))" office:value-type="float" office:value="-0.743144825477394">
            <text:p>-0.7431</text:p>
          </table:table-cell>
          <table:table-cell table:formula="of:=COS(RADIANS([.A98]*7))" office:value-type="float" office:value="0.754709580222772">
            <text:p>0.7547</text:p>
          </table:table-cell>
          <table:table-cell table:formula="of:=COS(RADIANS([.A98]*8))" office:value-type="float" office:value="0.559192903470748">
            <text:p>0.5592</text:p>
          </table:table-cell>
          <table:table-cell table:formula="of:=COS(RADIANS([.A98]*9))" office:value-type="float" office:value="-0.891006524188368">
            <text:p>-0.8910</text:p>
          </table:table-cell>
          <table:table-cell table:formula="of:=COS(RADIANS([.A98]*10))" office:value-type="float" office:value="-0.342020143325671">
            <text:p>-0.3420</text:p>
          </table:table-cell>
          <table:table-cell table:formula="of:=COS(RADIANS([.A98]*11))" office:value-type="float" office:value="0.974370064785235">
            <text:p>0.9744</text:p>
          </table:table-cell>
          <table:table-cell table:formula="of:=COS(RADIANS([.A98]*12))" office:value-type="float" office:value="0.104528463267653">
            <text:p>0.1045</text:p>
          </table:table-cell>
          <table:table-cell table:formula="of:=COS(RADIANS([.A98]*13))" office:value-type="float" office:value="-0.999847695156391">
            <text:p>-0.9998</text:p>
          </table:table-cell>
          <table:table-cell table:formula="of:=COS(RADIANS([.A98]*14))" office:value-type="float" office:value="0.139173100960065">
            <text:p>0.1392</text:p>
          </table:table-cell>
          <table:table-cell table:formula="of:=COS(RADIANS([.A98]*15))" office:value-type="float" office:value="0.965925826289068">
            <text:p>0.9659</text:p>
          </table:table-cell>
          <table:table-cell table:formula="of:=COS(RADIANS([.A98]*16))" office:value-type="float" office:value="-0.37460659341591">
            <text:p>-0.3746</text:p>
          </table:table-cell>
        </table:table-row>
        <table:table-row table:style-name="ro1">
          <table:table-cell office:value-type="float" office:value="98">
            <text:p>09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38S">
            <text:p>00:01:38</text:p>
          </table:table-cell>
          <table:table-cell table:formula="of:=SIN(RADIANS([.A99]))" office:value-type="float" office:value="0.99026806874157">
            <text:p>0.9903</text:p>
          </table:table-cell>
          <table:table-cell table:formula="of:=SIN(RADIANS([.A99]*2))" office:value-type="float" office:value="-0.275637355816999">
            <text:p>-0.2756</text:p>
          </table:table-cell>
          <table:table-cell table:formula="of:=SIN(RADIANS([.A99]*3))" office:value-type="float" office:value="-0.913545457642601">
            <text:p>-0.9135</text:p>
          </table:table-cell>
          <table:table-cell table:formula="of:=SIN(RADIANS([.A99]*4))" office:value-type="float" office:value="0.529919264233205">
            <text:p>0.5299</text:p>
          </table:table-cell>
          <table:table-cell table:formula="of:=SIN(RADIANS([.A99]*5))" office:value-type="float" office:value="0.766044443118978">
            <text:p>0.7660</text:p>
          </table:table-cell>
          <table:table-cell table:formula="of:=SIN(RADIANS([.A99]*6))" office:value-type="float" office:value="-0.743144825477394">
            <text:p>-0.7431</text:p>
          </table:table-cell>
          <table:table-cell table:formula="of:=SIN(RADIANS([.A99]*7))" office:value-type="float" office:value="-0.559192903470748">
            <text:p>-0.5592</text:p>
          </table:table-cell>
          <table:table-cell table:formula="of:=SIN(RADIANS([.A99]*8))" office:value-type="float" office:value="0.898794046299167">
            <text:p>0.8988</text:p>
          </table:table-cell>
          <table:table-cell table:formula="of:=SIN(RADIANS([.A99]*9))" office:value-type="float" office:value="0.309016994374948">
            <text:p>0.3090</text:p>
          </table:table-cell>
          <table:table-cell table:formula="of:=SIN(RADIANS([.A99]*10))" office:value-type="float" office:value="-0.984807753012208">
            <text:p>-0.9848</text:p>
          </table:table-cell>
          <table:table-cell table:formula="of:=SIN(RADIANS([.A99]*11))" office:value-type="float" office:value="-0.0348994967024995">
            <text:p>-0.0349</text:p>
          </table:table-cell>
          <table:table-cell table:formula="of:=SIN(RADIANS([.A99]*12))" office:value-type="float" office:value="0.994521895368274">
            <text:p>0.9945</text:p>
          </table:table-cell>
          <table:table-cell table:formula="of:=SIN(RADIANS([.A99]*13))" office:value-type="float" office:value="-0.241921895599666">
            <text:p>-0.2419</text:p>
          </table:table-cell>
          <table:table-cell table:formula="of:=SIN(RADIANS([.A99]*14))" office:value-type="float" office:value="-0.927183854566788">
            <text:p>-0.9272</text:p>
          </table:table-cell>
          <table:table-cell table:formula="of:=SIN(RADIANS([.A99]*15))" office:value-type="float" office:value="0.499999999999999">
            <text:p>0.5000</text:p>
          </table:table-cell>
          <table:table-cell table:formula="of:=SIN(RADIANS([.A99]*16))" office:value-type="float" office:value="0.788010753606723">
            <text:p>0.7880</text:p>
          </table:table-cell>
          <table:table-cell table:formula="of:=COS(RADIANS([.A99]))" office:value-type="float" office:value="-0.139173100960065">
            <text:p>-0.1392</text:p>
          </table:table-cell>
          <table:table-cell table:formula="of:=COS(RADIANS([.A99]*2))" office:value-type="float" office:value="-0.961261695938319">
            <text:p>-0.9613</text:p>
          </table:table-cell>
          <table:table-cell table:formula="of:=COS(RADIANS([.A99]*3))" office:value-type="float" office:value="0.4067366430758">
            <text:p>0.4067</text:p>
          </table:table-cell>
          <table:table-cell table:formula="of:=COS(RADIANS([.A99]*4))" office:value-type="float" office:value="0.848048096156426">
            <text:p>0.8480</text:p>
          </table:table-cell>
          <table:table-cell table:formula="of:=COS(RADIANS([.A99]*5))" office:value-type="float" office:value="-0.64278760968654">
            <text:p>-0.6428</text:p>
          </table:table-cell>
          <table:table-cell table:formula="of:=COS(RADIANS([.A99]*6))" office:value-type="float" office:value="-0.669130606358859">
            <text:p>-0.6691</text:p>
          </table:table-cell>
          <table:table-cell table:formula="of:=COS(RADIANS([.A99]*7))" office:value-type="float" office:value="0.829037572555041">
            <text:p>0.8290</text:p>
          </table:table-cell>
          <table:table-cell table:formula="of:=COS(RADIANS([.A99]*8))" office:value-type="float" office:value="0.438371146789078">
            <text:p>0.4384</text:p>
          </table:table-cell>
          <table:table-cell table:formula="of:=COS(RADIANS([.A99]*9))" office:value-type="float" office:value="-0.951056516295153">
            <text:p>-0.9511</text:p>
          </table:table-cell>
          <table:table-cell table:formula="of:=COS(RADIANS([.A99]*10))" office:value-type="float" office:value="-0.173648177666929">
            <text:p>-0.1736</text:p>
          </table:table-cell>
          <table:table-cell table:formula="of:=COS(RADIANS([.A99]*11))" office:value-type="float" office:value="0.999390827019096">
            <text:p>0.9994</text:p>
          </table:table-cell>
          <table:table-cell table:formula="of:=COS(RADIANS([.A99]*12))" office:value-type="float" office:value="-0.104528463267651">
            <text:p>-0.1045</text:p>
          </table:table-cell>
          <table:table-cell table:formula="of:=COS(RADIANS([.A99]*13))" office:value-type="float" office:value="-0.970295726275997">
            <text:p>-0.9703</text:p>
          </table:table-cell>
          <table:table-cell table:formula="of:=COS(RADIANS([.A99]*14))" office:value-type="float" office:value="0.37460659341591">
            <text:p>0.3746</text:p>
          </table:table-cell>
          <table:table-cell table:formula="of:=COS(RADIANS([.A99]*15))" office:value-type="float" office:value="0.866025403784439">
            <text:p>0.8660</text:p>
          </table:table-cell>
          <table:table-cell table:formula="of:=COS(RADIANS([.A99]*16))" office:value-type="float" office:value="-0.615661475325657">
            <text:p>-0.6157</text:p>
          </table:table-cell>
        </table:table-row>
        <table:table-row table:style-name="ro1">
          <table:table-cell office:value-type="float" office:value="99">
            <text:p>09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39S">
            <text:p>00:01:39</text:p>
          </table:table-cell>
          <table:table-cell table:formula="of:=SIN(RADIANS([.A100]))" office:value-type="float" office:value="0.987688340595138">
            <text:p>0.9877</text:p>
          </table:table-cell>
          <table:table-cell table:formula="of:=SIN(RADIANS([.A100]*2))" office:value-type="float" office:value="-0.309016994374947">
            <text:p>-0.3090</text:p>
          </table:table-cell>
          <table:table-cell table:formula="of:=SIN(RADIANS([.A100]*3))" office:value-type="float" office:value="-0.891006524188368">
            <text:p>-0.8910</text:p>
          </table:table-cell>
          <table:table-cell table:formula="of:=SIN(RADIANS([.A100]*4))" office:value-type="float" office:value="0.587785252292473">
            <text:p>0.5878</text:p>
          </table:table-cell>
          <table:table-cell table:formula="of:=SIN(RADIANS([.A100]*5))" office:value-type="float" office:value="0.707106781186547">
            <text:p>0.7071</text:p>
          </table:table-cell>
          <table:table-cell table:formula="of:=SIN(RADIANS([.A100]*6))" office:value-type="float" office:value="-0.809016994374947">
            <text:p>-0.8090</text:p>
          </table:table-cell>
          <table:table-cell table:formula="of:=SIN(RADIANS([.A100]*7))" office:value-type="float" office:value="-0.453990499739546">
            <text:p>-0.4540</text:p>
          </table:table-cell>
          <table:table-cell table:formula="of:=SIN(RADIANS([.A100]*8))" office:value-type="float" office:value="0.951056516295153">
            <text:p>0.9511</text:p>
          </table:table-cell>
          <table:table-cell table:formula="of:=SIN(RADIANS([.A100]*9))" office:value-type="float" office:value="0.156434465040231">
            <text:p>0.1564</text:p>
          </table:table-cell>
          <table:table-cell table:formula="of:=SIN(RADIANS([.A100]*10))" office:value-type="float" office:value="-1">
            <text:p>-1.0000</text:p>
          </table:table-cell>
          <table:table-cell table:formula="of:=SIN(RADIANS([.A100]*11))" office:value-type="float" office:value="0.156434465040231">
            <text:p>0.1564</text:p>
          </table:table-cell>
          <table:table-cell table:formula="of:=SIN(RADIANS([.A100]*12))" office:value-type="float" office:value="0.951056516295154">
            <text:p>0.9511</text:p>
          </table:table-cell>
          <table:table-cell table:formula="of:=SIN(RADIANS([.A100]*13))" office:value-type="float" office:value="-0.453990499739545">
            <text:p>-0.4540</text:p>
          </table:table-cell>
          <table:table-cell table:formula="of:=SIN(RADIANS([.A100]*14))" office:value-type="float" office:value="-0.809016994374947">
            <text:p>-0.8090</text:p>
          </table:table-cell>
          <table:table-cell table:formula="of:=SIN(RADIANS([.A100]*15))" office:value-type="float" office:value="0.707106781186547">
            <text:p>0.7071</text:p>
          </table:table-cell>
          <table:table-cell table:formula="of:=SIN(RADIANS([.A100]*16))" office:value-type="float" office:value="0.587785252292474">
            <text:p>0.5878</text:p>
          </table:table-cell>
          <table:table-cell table:formula="of:=COS(RADIANS([.A100]))" office:value-type="float" office:value="-0.156434465040231">
            <text:p>-0.1564</text:p>
          </table:table-cell>
          <table:table-cell table:formula="of:=COS(RADIANS([.A100]*2))" office:value-type="float" office:value="-0.951056516295154">
            <text:p>-0.9511</text:p>
          </table:table-cell>
          <table:table-cell table:formula="of:=COS(RADIANS([.A100]*3))" office:value-type="float" office:value="0.453990499739547">
            <text:p>0.4540</text:p>
          </table:table-cell>
          <table:table-cell table:formula="of:=COS(RADIANS([.A100]*4))" office:value-type="float" office:value="0.809016994374947">
            <text:p>0.8090</text:p>
          </table:table-cell>
          <table:table-cell table:formula="of:=COS(RADIANS([.A100]*5))" office:value-type="float" office:value="-0.707106781186548">
            <text:p>-0.7071</text:p>
          </table:table-cell>
          <table:table-cell table:formula="of:=COS(RADIANS([.A100]*6))" office:value-type="float" office:value="-0.587785252292473">
            <text:p>-0.5878</text:p>
          </table:table-cell>
          <table:table-cell table:formula="of:=COS(RADIANS([.A100]*7))" office:value-type="float" office:value="0.891006524188368">
            <text:p>0.8910</text:p>
          </table:table-cell>
          <table:table-cell table:formula="of:=COS(RADIANS([.A100]*8))" office:value-type="float" office:value="0.309016994374948">
            <text:p>0.3090</text:p>
          </table:table-cell>
          <table:table-cell table:formula="of:=COS(RADIANS([.A100]*9))" office:value-type="float" office:value="-0.987688340595138">
            <text:p>-0.9877</text:p>
          </table:table-cell>
          <table:table-cell table:formula="of:=COS(RADIANS([.A100]*10))" office:value-type="float" office:value="1.10280109986921E-015">
            <text:p>0.0000</text:p>
          </table:table-cell>
          <table:table-cell table:formula="of:=COS(RADIANS([.A100]*11))" office:value-type="float" office:value="0.987688340595138">
            <text:p>0.9877</text:p>
          </table:table-cell>
          <table:table-cell table:formula="of:=COS(RADIANS([.A100]*12))" office:value-type="float" office:value="-0.309016994374947">
            <text:p>-0.3090</text:p>
          </table:table-cell>
          <table:table-cell table:formula="of:=COS(RADIANS([.A100]*13))" office:value-type="float" office:value="-0.891006524188369">
            <text:p>-0.8910</text:p>
          </table:table-cell>
          <table:table-cell table:formula="of:=COS(RADIANS([.A100]*14))" office:value-type="float" office:value="0.587785252292474">
            <text:p>0.5878</text:p>
          </table:table-cell>
          <table:table-cell table:formula="of:=COS(RADIANS([.A100]*15))" office:value-type="float" office:value="0.707106781186548">
            <text:p>0.7071</text:p>
          </table:table-cell>
          <table:table-cell table:formula="of:=COS(RADIANS([.A100]*16))" office:value-type="float" office:value="-0.809016994374947">
            <text:p>-0.809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40S">
            <text:p>00:01:40</text:p>
          </table:table-cell>
          <table:table-cell table:formula="of:=SIN(RADIANS([.A101]))" office:value-type="float" office:value="0.984807753012208">
            <text:p>0.9848</text:p>
          </table:table-cell>
          <table:table-cell table:formula="of:=SIN(RADIANS([.A101]*2))" office:value-type="float" office:value="-0.342020143325669">
            <text:p>-0.3420</text:p>
          </table:table-cell>
          <table:table-cell table:formula="of:=SIN(RADIANS([.A101]*3))" office:value-type="float" office:value="-0.866025403784439">
            <text:p>-0.8660</text:p>
          </table:table-cell>
          <table:table-cell table:formula="of:=SIN(RADIANS([.A101]*4))" office:value-type="float" office:value="0.642787609686539">
            <text:p>0.6428</text:p>
          </table:table-cell>
          <table:table-cell table:formula="of:=SIN(RADIANS([.A101]*5))" office:value-type="float" office:value="0.642787609686539">
            <text:p>0.6428</text:p>
          </table:table-cell>
          <table:table-cell table:formula="of:=SIN(RADIANS([.A101]*6))" office:value-type="float" office:value="-0.866025403784439">
            <text:p>-0.8660</text:p>
          </table:table-cell>
          <table:table-cell table:formula="of:=SIN(RADIANS([.A101]*7))" office:value-type="float" office:value="-0.342020143325669">
            <text:p>-0.3420</text:p>
          </table:table-cell>
          <table:table-cell table:formula="of:=SIN(RADIANS([.A101]*8))" office:value-type="float" office:value="0.984807753012208">
            <text:p>0.9848</text:p>
          </table:table-cell>
          <table:table-cell table:formula="of:=SIN(RADIANS([.A101]*9))" office:value-type="float" office:value="6.12323399573677E-016">
            <text:p>0.0000</text:p>
          </table:table-cell>
          <table:table-cell table:formula="of:=SIN(RADIANS([.A101]*10))" office:value-type="float" office:value="-0.984807753012208">
            <text:p>-0.9848</text:p>
          </table:table-cell>
          <table:table-cell table:formula="of:=SIN(RADIANS([.A101]*11))" office:value-type="float" office:value="0.342020143325668">
            <text:p>0.3420</text:p>
          </table:table-cell>
          <table:table-cell table:formula="of:=SIN(RADIANS([.A101]*12))" office:value-type="float" office:value="0.866025403784438">
            <text:p>0.8660</text:p>
          </table:table-cell>
          <table:table-cell table:formula="of:=SIN(RADIANS([.A101]*13))" office:value-type="float" office:value="-0.642787609686538">
            <text:p>-0.6428</text:p>
          </table:table-cell>
          <table:table-cell table:formula="of:=SIN(RADIANS([.A101]*14))" office:value-type="float" office:value="-0.642787609686539">
            <text:p>-0.6428</text:p>
          </table:table-cell>
          <table:table-cell table:formula="of:=SIN(RADIANS([.A101]*15))" office:value-type="float" office:value="0.866025403784438">
            <text:p>0.8660</text:p>
          </table:table-cell>
          <table:table-cell table:formula="of:=SIN(RADIANS([.A101]*16))" office:value-type="float" office:value="0.342020143325669">
            <text:p>0.3420</text:p>
          </table:table-cell>
          <table:table-cell table:formula="of:=COS(RADIANS([.A101]))" office:value-type="float" office:value="-0.17364817766693">
            <text:p>-0.1736</text:p>
          </table:table-cell>
          <table:table-cell table:formula="of:=COS(RADIANS([.A101]*2))" office:value-type="float" office:value="-0.939692620785908">
            <text:p>-0.9397</text:p>
          </table:table-cell>
          <table:table-cell table:formula="of:=COS(RADIANS([.A101]*3))" office:value-type="float" office:value="0.5">
            <text:p>0.5000</text:p>
          </table:table-cell>
          <table:table-cell table:formula="of:=COS(RADIANS([.A101]*4))" office:value-type="float" office:value="0.766044443118978">
            <text:p>0.7660</text:p>
          </table:table-cell>
          <table:table-cell table:formula="of:=COS(RADIANS([.A101]*5))" office:value-type="float" office:value="-0.766044443118978">
            <text:p>-0.7660</text:p>
          </table:table-cell>
          <table:table-cell table:formula="of:=COS(RADIANS([.A101]*6))" office:value-type="float" office:value="-0.5">
            <text:p>-0.5000</text:p>
          </table:table-cell>
          <table:table-cell table:formula="of:=COS(RADIANS([.A101]*7))" office:value-type="float" office:value="0.939692620785908">
            <text:p>0.9397</text:p>
          </table:table-cell>
          <table:table-cell table:formula="of:=COS(RADIANS([.A101]*8))" office:value-type="float" office:value="0.173648177666931">
            <text:p>0.1736</text:p>
          </table:table-cell>
          <table:table-cell table:formula="of:=COS(RADIANS([.A101]*9))" office:value-type="float" office:value="-1">
            <text:p>-1.0000</text:p>
          </table:table-cell>
          <table:table-cell table:formula="of:=COS(RADIANS([.A101]*10))" office:value-type="float" office:value="0.173648177666931">
            <text:p>0.1736</text:p>
          </table:table-cell>
          <table:table-cell table:formula="of:=COS(RADIANS([.A101]*11))" office:value-type="float" office:value="0.939692620785909">
            <text:p>0.9397</text:p>
          </table:table-cell>
          <table:table-cell table:formula="of:=COS(RADIANS([.A101]*12))" office:value-type="float" office:value="-0.5">
            <text:p>-0.5000</text:p>
          </table:table-cell>
          <table:table-cell table:formula="of:=COS(RADIANS([.A101]*13))" office:value-type="float" office:value="-0.766044443118979">
            <text:p>-0.7660</text:p>
          </table:table-cell>
          <table:table-cell table:formula="of:=COS(RADIANS([.A101]*14))" office:value-type="float" office:value="0.766044443118978">
            <text:p>0.7660</text:p>
          </table:table-cell>
          <table:table-cell table:formula="of:=COS(RADIANS([.A101]*15))" office:value-type="float" office:value="0.500000000000002">
            <text:p>0.5000</text:p>
          </table:table-cell>
          <table:table-cell table:formula="of:=COS(RADIANS([.A101]*16))" office:value-type="float" office:value="-0.939692620785908">
            <text:p>-0.939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41S">
            <text:p>00:01:41</text:p>
          </table:table-cell>
          <table:table-cell table:formula="of:=SIN(RADIANS([.A102]))" office:value-type="float" office:value="0.981627183447664">
            <text:p>0.9816</text:p>
          </table:table-cell>
          <table:table-cell table:formula="of:=SIN(RADIANS([.A102]*2))" office:value-type="float" office:value="-0.374606593415912">
            <text:p>-0.3746</text:p>
          </table:table-cell>
          <table:table-cell table:formula="of:=SIN(RADIANS([.A102]*3))" office:value-type="float" office:value="-0.838670567945424">
            <text:p>-0.8387</text:p>
          </table:table-cell>
          <table:table-cell table:formula="of:=SIN(RADIANS([.A102]*4))" office:value-type="float" office:value="0.694658370458997">
            <text:p>0.6947</text:p>
          </table:table-cell>
          <table:table-cell table:formula="of:=SIN(RADIANS([.A102]*5))" office:value-type="float" office:value="0.573576436351046">
            <text:p>0.5736</text:p>
          </table:table-cell>
          <table:table-cell table:formula="of:=SIN(RADIANS([.A102]*6))" office:value-type="float" office:value="-0.913545457642601">
            <text:p>-0.9135</text:p>
          </table:table-cell>
          <table:table-cell table:formula="of:=SIN(RADIANS([.A102]*7))" office:value-type="float" office:value="-0.224951054343866">
            <text:p>-0.2250</text:p>
          </table:table-cell>
          <table:table-cell table:formula="of:=SIN(RADIANS([.A102]*8))" office:value-type="float" office:value="0.999390827019096">
            <text:p>0.9994</text:p>
          </table:table-cell>
          <table:table-cell table:formula="of:=SIN(RADIANS([.A102]*9))" office:value-type="float" office:value="-0.156434465040231">
            <text:p>-0.1564</text:p>
          </table:table-cell>
          <table:table-cell table:formula="of:=SIN(RADIANS([.A102]*10))" office:value-type="float" office:value="-0.939692620785908">
            <text:p>-0.9397</text:p>
          </table:table-cell>
          <table:table-cell table:formula="of:=SIN(RADIANS([.A102]*11))" office:value-type="float" office:value="0.515038074910055">
            <text:p>0.5150</text:p>
          </table:table-cell>
          <table:table-cell table:formula="of:=SIN(RADIANS([.A102]*12))" office:value-type="float" office:value="0.743144825477396">
            <text:p>0.7431</text:p>
          </table:table-cell>
          <table:table-cell table:formula="of:=SIN(RADIANS([.A102]*13))" office:value-type="float" office:value="-0.798635510047292">
            <text:p>-0.7986</text:p>
          </table:table-cell>
          <table:table-cell table:formula="of:=SIN(RADIANS([.A102]*14))" office:value-type="float" office:value="-0.438371146789079">
            <text:p>-0.4384</text:p>
          </table:table-cell>
          <table:table-cell table:formula="of:=SIN(RADIANS([.A102]*15))" office:value-type="float" office:value="0.965925826289068">
            <text:p>0.9659</text:p>
          </table:table-cell>
          <table:table-cell table:formula="of:=SIN(RADIANS([.A102]*16))" office:value-type="float" office:value="0.0697564737441256">
            <text:p>0.0698</text:p>
          </table:table-cell>
          <table:table-cell table:formula="of:=COS(RADIANS([.A102]))" office:value-type="float" office:value="-0.190808995376545">
            <text:p>-0.1908</text:p>
          </table:table-cell>
          <table:table-cell table:formula="of:=COS(RADIANS([.A102]*2))" office:value-type="float" office:value="-0.927183854566787">
            <text:p>-0.9272</text:p>
          </table:table-cell>
          <table:table-cell table:formula="of:=COS(RADIANS([.A102]*3))" office:value-type="float" office:value="0.544639035015027">
            <text:p>0.5446</text:p>
          </table:table-cell>
          <table:table-cell table:formula="of:=COS(RADIANS([.A102]*4))" office:value-type="float" office:value="0.719339800338651">
            <text:p>0.7193</text:p>
          </table:table-cell>
          <table:table-cell table:formula="of:=COS(RADIANS([.A102]*5))" office:value-type="float" office:value="-0.819152044288992">
            <text:p>-0.8192</text:p>
          </table:table-cell>
          <table:table-cell table:formula="of:=COS(RADIANS([.A102]*6))" office:value-type="float" office:value="-0.406736643075801">
            <text:p>-0.4067</text:p>
          </table:table-cell>
          <table:table-cell table:formula="of:=COS(RADIANS([.A102]*7))" office:value-type="float" office:value="0.974370064785235">
            <text:p>0.9744</text:p>
          </table:table-cell>
          <table:table-cell table:formula="of:=COS(RADIANS([.A102]*8))" office:value-type="float" office:value="0.0348994967025011">
            <text:p>0.0349</text:p>
          </table:table-cell>
          <table:table-cell table:formula="of:=COS(RADIANS([.A102]*9))" office:value-type="float" office:value="-0.987688340595138">
            <text:p>-0.9877</text:p>
          </table:table-cell>
          <table:table-cell table:formula="of:=COS(RADIANS([.A102]*10))" office:value-type="float" office:value="0.342020143325669">
            <text:p>0.3420</text:p>
          </table:table-cell>
          <table:table-cell table:formula="of:=COS(RADIANS([.A102]*11))" office:value-type="float" office:value="0.857167300702112">
            <text:p>0.8572</text:p>
          </table:table-cell>
          <table:table-cell table:formula="of:=COS(RADIANS([.A102]*12))" office:value-type="float" office:value="-0.669130606358857">
            <text:p>-0.6691</text:p>
          </table:table-cell>
          <table:table-cell table:formula="of:=COS(RADIANS([.A102]*13))" office:value-type="float" office:value="-0.60181502315205">
            <text:p>-0.6018</text:p>
          </table:table-cell>
          <table:table-cell table:formula="of:=COS(RADIANS([.A102]*14))" office:value-type="float" office:value="0.898794046299166">
            <text:p>0.8988</text:p>
          </table:table-cell>
          <table:table-cell table:formula="of:=COS(RADIANS([.A102]*15))" office:value-type="float" office:value="0.258819045102521">
            <text:p>0.2588</text:p>
          </table:table-cell>
          <table:table-cell table:formula="of:=COS(RADIANS([.A102]*16))" office:value-type="float" office:value="-0.997564050259824">
            <text:p>-0.997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42S">
            <text:p>00:01:42</text:p>
          </table:table-cell>
          <table:table-cell table:formula="of:=SIN(RADIANS([.A103]))" office:value-type="float" office:value="0.978147600733806">
            <text:p>0.9781</text:p>
          </table:table-cell>
          <table:table-cell table:formula="of:=SIN(RADIANS([.A103]*2))" office:value-type="float" office:value="-0.4067366430758">
            <text:p>-0.4067</text:p>
          </table:table-cell>
          <table:table-cell table:formula="of:=SIN(RADIANS([.A103]*3))" office:value-type="float" office:value="-0.809016994374947">
            <text:p>-0.8090</text:p>
          </table:table-cell>
          <table:table-cell table:formula="of:=SIN(RADIANS([.A103]*4))" office:value-type="float" office:value="0.743144825477394">
            <text:p>0.7431</text:p>
          </table:table-cell>
          <table:table-cell table:formula="of:=SIN(RADIANS([.A103]*5))" office:value-type="float" office:value="0.5">
            <text:p>0.5000</text:p>
          </table:table-cell>
          <table:table-cell table:formula="of:=SIN(RADIANS([.A103]*6))" office:value-type="float" office:value="-0.951056516295153">
            <text:p>-0.9511</text:p>
          </table:table-cell>
          <table:table-cell table:formula="of:=SIN(RADIANS([.A103]*7))" office:value-type="float" office:value="-0.104528463267655">
            <text:p>-0.1045</text:p>
          </table:table-cell>
          <table:table-cell table:formula="of:=SIN(RADIANS([.A103]*8))" office:value-type="float" office:value="0.994521895368273">
            <text:p>0.9945</text:p>
          </table:table-cell>
          <table:table-cell table:formula="of:=SIN(RADIANS([.A103]*9))" office:value-type="float" office:value="-0.309016994374948">
            <text:p>-0.3090</text:p>
          </table:table-cell>
          <table:table-cell table:formula="of:=SIN(RADIANS([.A103]*10))" office:value-type="float" office:value="-0.866025403784438">
            <text:p>-0.8660</text:p>
          </table:table-cell>
          <table:table-cell table:formula="of:=SIN(RADIANS([.A103]*11))" office:value-type="float" office:value="0.669130606358858">
            <text:p>0.6691</text:p>
          </table:table-cell>
          <table:table-cell table:formula="of:=SIN(RADIANS([.A103]*12))" office:value-type="float" office:value="0.587785252292474">
            <text:p>0.5878</text:p>
          </table:table-cell>
          <table:table-cell table:formula="of:=SIN(RADIANS([.A103]*13))" office:value-type="float" office:value="-0.9135454576426">
            <text:p>-0.9135</text:p>
          </table:table-cell>
          <table:table-cell table:formula="of:=SIN(RADIANS([.A103]*14))" office:value-type="float" office:value="-0.207911690817761">
            <text:p>-0.2079</text:p>
          </table:table-cell>
          <table:table-cell table:formula="of:=SIN(RADIANS([.A103]*15))" office:value-type="float" office:value="1">
            <text:p>1.0000</text:p>
          </table:table-cell>
          <table:table-cell table:formula="of:=SIN(RADIANS([.A103]*16))" office:value-type="float" office:value="-0.207911690817759">
            <text:p>-0.2079</text:p>
          </table:table-cell>
          <table:table-cell table:formula="of:=COS(RADIANS([.A103]))" office:value-type="float" office:value="-0.207911690817759">
            <text:p>-0.2079</text:p>
          </table:table-cell>
          <table:table-cell table:formula="of:=COS(RADIANS([.A103]*2))" office:value-type="float" office:value="-0.913545457642601">
            <text:p>-0.9135</text:p>
          </table:table-cell>
          <table:table-cell table:formula="of:=COS(RADIANS([.A103]*3))" office:value-type="float" office:value="0.587785252292473">
            <text:p>0.5878</text:p>
          </table:table-cell>
          <table:table-cell table:formula="of:=COS(RADIANS([.A103]*4))" office:value-type="float" office:value="0.669130606358858">
            <text:p>0.6691</text:p>
          </table:table-cell>
          <table:table-cell table:formula="of:=COS(RADIANS([.A103]*5))" office:value-type="float" office:value="-0.866025403784439">
            <text:p>-0.8660</text:p>
          </table:table-cell>
          <table:table-cell table:formula="of:=COS(RADIANS([.A103]*6))" office:value-type="float" office:value="-0.309016994374948">
            <text:p>-0.3090</text:p>
          </table:table-cell>
          <table:table-cell table:formula="of:=COS(RADIANS([.A103]*7))" office:value-type="float" office:value="0.994521895368273">
            <text:p>0.9945</text:p>
          </table:table-cell>
          <table:table-cell table:formula="of:=COS(RADIANS([.A103]*8))" office:value-type="float" office:value="-0.104528463267654">
            <text:p>-0.1045</text:p>
          </table:table-cell>
          <table:table-cell table:formula="of:=COS(RADIANS([.A103]*9))" office:value-type="float" office:value="-0.951056516295153">
            <text:p>-0.9511</text:p>
          </table:table-cell>
          <table:table-cell table:formula="of:=COS(RADIANS([.A103]*10))" office:value-type="float" office:value="0.5">
            <text:p>0.5000</text:p>
          </table:table-cell>
          <table:table-cell table:formula="of:=COS(RADIANS([.A103]*11))" office:value-type="float" office:value="0.743144825477394">
            <text:p>0.7431</text:p>
          </table:table-cell>
          <table:table-cell table:formula="of:=COS(RADIANS([.A103]*12))" office:value-type="float" office:value="-0.809016994374947">
            <text:p>-0.8090</text:p>
          </table:table-cell>
          <table:table-cell table:formula="of:=COS(RADIANS([.A103]*13))" office:value-type="float" office:value="-0.406736643075802">
            <text:p>-0.4067</text:p>
          </table:table-cell>
          <table:table-cell table:formula="of:=COS(RADIANS([.A103]*14))" office:value-type="float" office:value="0.978147600733805">
            <text:p>0.9781</text:p>
          </table:table-cell>
          <table:table-cell table:formula="of:=COS(RADIANS([.A103]*15))" office:value-type="float" office:value="-7.35407060125E-016">
            <text:p>0.0000</text:p>
          </table:table-cell>
          <table:table-cell table:formula="of:=COS(RADIANS([.A103]*16))" office:value-type="float" office:value="-0.978147600733806">
            <text:p>-0.978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43S">
            <text:p>00:01:43</text:p>
          </table:table-cell>
          <table:table-cell table:formula="of:=SIN(RADIANS([.A104]))" office:value-type="float" office:value="0.974370064785235">
            <text:p>0.9744</text:p>
          </table:table-cell>
          <table:table-cell table:formula="of:=SIN(RADIANS([.A104]*2))" office:value-type="float" office:value="-0.438371146789077">
            <text:p>-0.4384</text:p>
          </table:table-cell>
          <table:table-cell table:formula="of:=SIN(RADIANS([.A104]*3))" office:value-type="float" office:value="-0.777145961456971">
            <text:p>-0.7771</text:p>
          </table:table-cell>
          <table:table-cell table:formula="of:=SIN(RADIANS([.A104]*4))" office:value-type="float" office:value="0.788010753606722">
            <text:p>0.7880</text:p>
          </table:table-cell>
          <table:table-cell table:formula="of:=SIN(RADIANS([.A104]*5))" office:value-type="float" office:value="0.422618261740699">
            <text:p>0.4226</text:p>
          </table:table-cell>
          <table:table-cell table:formula="of:=SIN(RADIANS([.A104]*6))" office:value-type="float" office:value="-0.978147600733806">
            <text:p>-0.9781</text:p>
          </table:table-cell>
          <table:table-cell table:formula="of:=SIN(RADIANS([.A104]*7))" office:value-type="float" office:value="0.0174524064372837">
            <text:p>0.0175</text:p>
          </table:table-cell>
          <table:table-cell table:formula="of:=SIN(RADIANS([.A104]*8))" office:value-type="float" office:value="0.970295726275996">
            <text:p>0.9703</text:p>
          </table:table-cell>
          <table:table-cell table:formula="of:=SIN(RADIANS([.A104]*9))" office:value-type="float" office:value="-0.453990499739545">
            <text:p>-0.4540</text:p>
          </table:table-cell>
          <table:table-cell table:formula="of:=SIN(RADIANS([.A104]*10))" office:value-type="float" office:value="-0.766044443118978">
            <text:p>-0.7660</text:p>
          </table:table-cell>
          <table:table-cell table:formula="of:=SIN(RADIANS([.A104]*11))" office:value-type="float" office:value="0.798635510047292">
            <text:p>0.7986</text:p>
          </table:table-cell>
          <table:table-cell table:formula="of:=SIN(RADIANS([.A104]*12))" office:value-type="float" office:value="0.4067366430758">
            <text:p>0.4067</text:p>
          </table:table-cell>
          <table:table-cell table:formula="of:=SIN(RADIANS([.A104]*13))" office:value-type="float" office:value="-0.981627183447664">
            <text:p>-0.9816</text:p>
          </table:table-cell>
          <table:table-cell table:formula="of:=SIN(RADIANS([.A104]*14))" office:value-type="float" office:value="0.0348994967025014">
            <text:p>0.0349</text:p>
          </table:table-cell>
          <table:table-cell table:formula="of:=SIN(RADIANS([.A104]*15))" office:value-type="float" office:value="0.965925826289069">
            <text:p>0.9659</text:p>
          </table:table-cell>
          <table:table-cell table:formula="of:=SIN(RADIANS([.A104]*16))" office:value-type="float" office:value="-0.469471562785891">
            <text:p>-0.4695</text:p>
          </table:table-cell>
          <table:table-cell table:formula="of:=COS(RADIANS([.A104]))" office:value-type="float" office:value="-0.224951054343865">
            <text:p>-0.2250</text:p>
          </table:table-cell>
          <table:table-cell table:formula="of:=COS(RADIANS([.A104]*2))" office:value-type="float" office:value="-0.898794046299167">
            <text:p>-0.8988</text:p>
          </table:table-cell>
          <table:table-cell table:formula="of:=COS(RADIANS([.A104]*3))" office:value-type="float" office:value="0.629320391049837">
            <text:p>0.6293</text:p>
          </table:table-cell>
          <table:table-cell table:formula="of:=COS(RADIANS([.A104]*4))" office:value-type="float" office:value="0.615661475325658">
            <text:p>0.6157</text:p>
          </table:table-cell>
          <table:table-cell table:formula="of:=COS(RADIANS([.A104]*5))" office:value-type="float" office:value="-0.90630778703665">
            <text:p>-0.9063</text:p>
          </table:table-cell>
          <table:table-cell table:formula="of:=COS(RADIANS([.A104]*6))" office:value-type="float" office:value="-0.207911690817759">
            <text:p>-0.2079</text:p>
          </table:table-cell>
          <table:table-cell table:formula="of:=COS(RADIANS([.A104]*7))" office:value-type="float" office:value="0.999847695156391">
            <text:p>0.9998</text:p>
          </table:table-cell>
          <table:table-cell table:formula="of:=COS(RADIANS([.A104]*8))" office:value-type="float" office:value="-0.241921895599668">
            <text:p>-0.2419</text:p>
          </table:table-cell>
          <table:table-cell table:formula="of:=COS(RADIANS([.A104]*9))" office:value-type="float" office:value="-0.891006524188369">
            <text:p>-0.8910</text:p>
          </table:table-cell>
          <table:table-cell table:formula="of:=COS(RADIANS([.A104]*10))" office:value-type="float" office:value="0.64278760968654">
            <text:p>0.6428</text:p>
          </table:table-cell>
          <table:table-cell table:formula="of:=COS(RADIANS([.A104]*11))" office:value-type="float" office:value="0.601815023152049">
            <text:p>0.6018</text:p>
          </table:table-cell>
          <table:table-cell table:formula="of:=COS(RADIANS([.A104]*12))" office:value-type="float" office:value="-0.913545457642601">
            <text:p>-0.9135</text:p>
          </table:table-cell>
          <table:table-cell table:formula="of:=COS(RADIANS([.A104]*13))" office:value-type="float" office:value="-0.190808995376546">
            <text:p>-0.1908</text:p>
          </table:table-cell>
          <table:table-cell table:formula="of:=COS(RADIANS([.A104]*14))" office:value-type="float" office:value="0.999390827019096">
            <text:p>0.9994</text:p>
          </table:table-cell>
          <table:table-cell table:formula="of:=COS(RADIANS([.A104]*15))" office:value-type="float" office:value="-0.258819045102519">
            <text:p>-0.2588</text:p>
          </table:table-cell>
          <table:table-cell table:formula="of:=COS(RADIANS([.A104]*16))" office:value-type="float" office:value="-0.882947592858927">
            <text:p>-0.8829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44S">
            <text:p>00:01:44</text:p>
          </table:table-cell>
          <table:table-cell table:formula="of:=SIN(RADIANS([.A105]))" office:value-type="float" office:value="0.970295726275996">
            <text:p>0.9703</text:p>
          </table:table-cell>
          <table:table-cell table:formula="of:=SIN(RADIANS([.A105]*2))" office:value-type="float" office:value="-0.469471562785891">
            <text:p>-0.4695</text:p>
          </table:table-cell>
          <table:table-cell table:formula="of:=SIN(RADIANS([.A105]*3))" office:value-type="float" office:value="-0.743144825477395">
            <text:p>-0.7431</text:p>
          </table:table-cell>
          <table:table-cell table:formula="of:=SIN(RADIANS([.A105]*4))" office:value-type="float" office:value="0.829037572555042">
            <text:p>0.8290</text:p>
          </table:table-cell>
          <table:table-cell table:formula="of:=SIN(RADIANS([.A105]*5))" office:value-type="float" office:value="0.342020143325669">
            <text:p>0.3420</text:p>
          </table:table-cell>
          <table:table-cell table:formula="of:=SIN(RADIANS([.A105]*6))" office:value-type="float" office:value="-0.994521895368273">
            <text:p>-0.9945</text:p>
          </table:table-cell>
          <table:table-cell table:formula="of:=SIN(RADIANS([.A105]*7))" office:value-type="float" office:value="0.139173100960065">
            <text:p>0.1392</text:p>
          </table:table-cell>
          <table:table-cell table:formula="of:=SIN(RADIANS([.A105]*8))" office:value-type="float" office:value="0.927183854566787">
            <text:p>0.9272</text:p>
          </table:table-cell>
          <table:table-cell table:formula="of:=SIN(RADIANS([.A105]*9))" office:value-type="float" office:value="-0.587785252292473">
            <text:p>-0.5878</text:p>
          </table:table-cell>
          <table:table-cell table:formula="of:=SIN(RADIANS([.A105]*10))" office:value-type="float" office:value="-0.642787609686539">
            <text:p>-0.6428</text:p>
          </table:table-cell>
          <table:table-cell table:formula="of:=SIN(RADIANS([.A105]*11))" office:value-type="float" office:value="0.898794046299167">
            <text:p>0.8988</text:p>
          </table:table-cell>
          <table:table-cell table:formula="of:=SIN(RADIANS([.A105]*12))" office:value-type="float" office:value="0.207911690817761">
            <text:p>0.2079</text:p>
          </table:table-cell>
          <table:table-cell table:formula="of:=SIN(RADIANS([.A105]*13))" office:value-type="float" office:value="-0.999390827019096">
            <text:p>-0.9994</text:p>
          </table:table-cell>
          <table:table-cell table:formula="of:=SIN(RADIANS([.A105]*14))" office:value-type="float" office:value="0.275637355816999">
            <text:p>0.2756</text:p>
          </table:table-cell>
          <table:table-cell table:formula="of:=SIN(RADIANS([.A105]*15))" office:value-type="float" office:value="0.866025403784439">
            <text:p>0.8660</text:p>
          </table:table-cell>
          <table:table-cell table:formula="of:=SIN(RADIANS([.A105]*16))" office:value-type="float" office:value="-0.694658370458998">
            <text:p>-0.6947</text:p>
          </table:table-cell>
          <table:table-cell table:formula="of:=COS(RADIANS([.A105]))" office:value-type="float" office:value="-0.241921895599668">
            <text:p>-0.2419</text:p>
          </table:table-cell>
          <table:table-cell table:formula="of:=COS(RADIANS([.A105]*2))" office:value-type="float" office:value="-0.882947592858927">
            <text:p>-0.8829</text:p>
          </table:table-cell>
          <table:table-cell table:formula="of:=COS(RADIANS([.A105]*3))" office:value-type="float" office:value="0.669130606358858">
            <text:p>0.6691</text:p>
          </table:table-cell>
          <table:table-cell table:formula="of:=COS(RADIANS([.A105]*4))" office:value-type="float" office:value="0.559192903470747">
            <text:p>0.5592</text:p>
          </table:table-cell>
          <table:table-cell table:formula="of:=COS(RADIANS([.A105]*5))" office:value-type="float" office:value="-0.939692620785908">
            <text:p>-0.9397</text:p>
          </table:table-cell>
          <table:table-cell table:formula="of:=COS(RADIANS([.A105]*6))" office:value-type="float" office:value="-0.104528463267654">
            <text:p>-0.1045</text:p>
          </table:table-cell>
          <table:table-cell table:formula="of:=COS(RADIANS([.A105]*7))" office:value-type="float" office:value="0.99026806874157">
            <text:p>0.9903</text:p>
          </table:table-cell>
          <table:table-cell table:formula="of:=COS(RADIANS([.A105]*8))" office:value-type="float" office:value="-0.374606593415912">
            <text:p>-0.3746</text:p>
          </table:table-cell>
          <table:table-cell table:formula="of:=COS(RADIANS([.A105]*9))" office:value-type="float" office:value="-0.809016994374948">
            <text:p>-0.8090</text:p>
          </table:table-cell>
          <table:table-cell table:formula="of:=COS(RADIANS([.A105]*10))" office:value-type="float" office:value="0.766044443118978">
            <text:p>0.7660</text:p>
          </table:table-cell>
          <table:table-cell table:formula="of:=COS(RADIANS([.A105]*11))" office:value-type="float" office:value="0.438371146789077">
            <text:p>0.4384</text:p>
          </table:table-cell>
          <table:table-cell table:formula="of:=COS(RADIANS([.A105]*12))" office:value-type="float" office:value="-0.978147600733805">
            <text:p>-0.9781</text:p>
          </table:table-cell>
          <table:table-cell table:formula="of:=COS(RADIANS([.A105]*13))" office:value-type="float" office:value="0.0348994967024997">
            <text:p>0.0349</text:p>
          </table:table-cell>
          <table:table-cell table:formula="of:=COS(RADIANS([.A105]*14))" office:value-type="float" office:value="0.961261695938319">
            <text:p>0.9613</text:p>
          </table:table-cell>
          <table:table-cell table:formula="of:=COS(RADIANS([.A105]*15))" office:value-type="float" office:value="-0.5">
            <text:p>-0.5000</text:p>
          </table:table-cell>
          <table:table-cell table:formula="of:=COS(RADIANS([.A105]*16))" office:value-type="float" office:value="-0.71933980033865">
            <text:p>-0.719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45S">
            <text:p>00:01:45</text:p>
          </table:table-cell>
          <table:table-cell table:formula="of:=SIN(RADIANS([.A106]))" office:value-type="float" office:value="0.965925826289068">
            <text:p>0.9659</text:p>
          </table:table-cell>
          <table:table-cell table:formula="of:=SIN(RADIANS([.A106]*2))" office:value-type="float" office:value="-0.5">
            <text:p>-0.5000</text:p>
          </table:table-cell>
          <table:table-cell table:formula="of:=SIN(RADIANS([.A106]*3))" office:value-type="float" office:value="-0.707106781186548">
            <text:p>-0.7071</text:p>
          </table:table-cell>
          <table:table-cell table:formula="of:=SIN(RADIANS([.A106]*4))" office:value-type="float" office:value="0.866025403784439">
            <text:p>0.8660</text:p>
          </table:table-cell>
          <table:table-cell table:formula="of:=SIN(RADIANS([.A106]*5))" office:value-type="float" office:value="0.258819045102521">
            <text:p>0.2588</text:p>
          </table:table-cell>
          <table:table-cell table:formula="of:=SIN(RADIANS([.A106]*6))" office:value-type="float" office:value="-1">
            <text:p>-1.0000</text:p>
          </table:table-cell>
          <table:table-cell table:formula="of:=SIN(RADIANS([.A106]*7))" office:value-type="float" office:value="0.25881904510252">
            <text:p>0.2588</text:p>
          </table:table-cell>
          <table:table-cell table:formula="of:=SIN(RADIANS([.A106]*8))" office:value-type="float" office:value="0.866025403784438">
            <text:p>0.8660</text:p>
          </table:table-cell>
          <table:table-cell table:formula="of:=SIN(RADIANS([.A106]*9))" office:value-type="float" office:value="-0.707106781186548">
            <text:p>-0.7071</text:p>
          </table:table-cell>
          <table:table-cell table:formula="of:=SIN(RADIANS([.A106]*10))" office:value-type="float" office:value="-0.5">
            <text:p>-0.5000</text:p>
          </table:table-cell>
          <table:table-cell table:formula="of:=SIN(RADIANS([.A106]*11))" office:value-type="float" office:value="0.965925826289068">
            <text:p>0.9659</text:p>
          </table:table-cell>
          <table:table-cell table:formula="of:=SIN(RADIANS([.A106]*12))" office:value-type="float" office:value="8.57252759403147E-016">
            <text:p>0.0000</text:p>
          </table:table-cell>
          <table:table-cell table:formula="of:=SIN(RADIANS([.A106]*13))" office:value-type="float" office:value="-0.965925826289069">
            <text:p>-0.9659</text:p>
          </table:table-cell>
          <table:table-cell table:formula="of:=SIN(RADIANS([.A106]*14))" office:value-type="float" office:value="0.499999999999999">
            <text:p>0.5000</text:p>
          </table:table-cell>
          <table:table-cell table:formula="of:=SIN(RADIANS([.A106]*15))" office:value-type="float" office:value="0.707106781186549">
            <text:p>0.7071</text:p>
          </table:table-cell>
          <table:table-cell table:formula="of:=SIN(RADIANS([.A106]*16))" office:value-type="float" office:value="-0.866025403784439">
            <text:p>-0.8660</text:p>
          </table:table-cell>
          <table:table-cell table:formula="of:=COS(RADIANS([.A106]))" office:value-type="float" office:value="-0.258819045102521">
            <text:p>-0.2588</text:p>
          </table:table-cell>
          <table:table-cell table:formula="of:=COS(RADIANS([.A106]*2))" office:value-type="float" office:value="-0.866025403784439">
            <text:p>-0.8660</text:p>
          </table:table-cell>
          <table:table-cell table:formula="of:=COS(RADIANS([.A106]*3))" office:value-type="float" office:value="0.707106781186547">
            <text:p>0.7071</text:p>
          </table:table-cell>
          <table:table-cell table:formula="of:=COS(RADIANS([.A106]*4))" office:value-type="float" office:value="0.5">
            <text:p>0.5000</text:p>
          </table:table-cell>
          <table:table-cell table:formula="of:=COS(RADIANS([.A106]*5))" office:value-type="float" office:value="-0.965925826289068">
            <text:p>-0.9659</text:p>
          </table:table-cell>
          <table:table-cell table:formula="of:=COS(RADIANS([.A106]*6))" office:value-type="float" office:value="-4.28626379701574E-016">
            <text:p>0.0000</text:p>
          </table:table-cell>
          <table:table-cell table:formula="of:=COS(RADIANS([.A106]*7))" office:value-type="float" office:value="0.965925826289069">
            <text:p>0.9659</text:p>
          </table:table-cell>
          <table:table-cell table:formula="of:=COS(RADIANS([.A106]*8))" office:value-type="float" office:value="-0.500000000000001">
            <text:p>-0.5000</text:p>
          </table:table-cell>
          <table:table-cell table:formula="of:=COS(RADIANS([.A106]*9))" office:value-type="float" office:value="-0.707106781186547">
            <text:p>-0.7071</text:p>
          </table:table-cell>
          <table:table-cell table:formula="of:=COS(RADIANS([.A106]*10))" office:value-type="float" office:value="0.866025403784439">
            <text:p>0.8660</text:p>
          </table:table-cell>
          <table:table-cell table:formula="of:=COS(RADIANS([.A106]*11))" office:value-type="float" office:value="0.258819045102521">
            <text:p>0.2588</text:p>
          </table:table-cell>
          <table:table-cell table:formula="of:=COS(RADIANS([.A106]*12))" office:value-type="float" office:value="-1">
            <text:p>-1.0000</text:p>
          </table:table-cell>
          <table:table-cell table:formula="of:=COS(RADIANS([.A106]*13))" office:value-type="float" office:value="0.25881904510252">
            <text:p>0.2588</text:p>
          </table:table-cell>
          <table:table-cell table:formula="of:=COS(RADIANS([.A106]*14))" office:value-type="float" office:value="0.866025403784439">
            <text:p>0.8660</text:p>
          </table:table-cell>
          <table:table-cell table:formula="of:=COS(RADIANS([.A106]*15))" office:value-type="float" office:value="-0.707106781186546">
            <text:p>-0.7071</text:p>
          </table:table-cell>
          <table:table-cell table:formula="of:=COS(RADIANS([.A106]*16))" office:value-type="float" office:value="-0.499999999999999">
            <text:p>-0.500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46S">
            <text:p>00:01:46</text:p>
          </table:table-cell>
          <table:table-cell table:formula="of:=SIN(RADIANS([.A107]))" office:value-type="float" office:value="0.961261695938319">
            <text:p>0.9613</text:p>
          </table:table-cell>
          <table:table-cell table:formula="of:=SIN(RADIANS([.A107]*2))" office:value-type="float" office:value="-0.529919264233205">
            <text:p>-0.5299</text:p>
          </table:table-cell>
          <table:table-cell table:formula="of:=SIN(RADIANS([.A107]*3))" office:value-type="float" office:value="-0.669130606358858">
            <text:p>-0.6691</text:p>
          </table:table-cell>
          <table:table-cell table:formula="of:=SIN(RADIANS([.A107]*4))" office:value-type="float" office:value="0.898794046299167">
            <text:p>0.8988</text:p>
          </table:table-cell>
          <table:table-cell table:formula="of:=SIN(RADIANS([.A107]*5))" office:value-type="float" office:value="0.17364817766693">
            <text:p>0.1736</text:p>
          </table:table-cell>
          <table:table-cell table:formula="of:=SIN(RADIANS([.A107]*6))" office:value-type="float" office:value="-0.994521895368273">
            <text:p>-0.9945</text:p>
          </table:table-cell>
          <table:table-cell table:formula="of:=SIN(RADIANS([.A107]*7))" office:value-type="float" office:value="0.374606593415912">
            <text:p>0.3746</text:p>
          </table:table-cell>
          <table:table-cell table:formula="of:=SIN(RADIANS([.A107]*8))" office:value-type="float" office:value="0.788010753606723">
            <text:p>0.7880</text:p>
          </table:table-cell>
          <table:table-cell table:formula="of:=SIN(RADIANS([.A107]*9))" office:value-type="float" office:value="-0.809016994374948">
            <text:p>-0.8090</text:p>
          </table:table-cell>
          <table:table-cell table:formula="of:=SIN(RADIANS([.A107]*10))" office:value-type="float" office:value="-0.342020143325669">
            <text:p>-0.3420</text:p>
          </table:table-cell>
          <table:table-cell table:formula="of:=SIN(RADIANS([.A107]*11))" office:value-type="float" office:value="0.997564050259824">
            <text:p>0.9976</text:p>
          </table:table-cell>
          <table:table-cell table:formula="of:=SIN(RADIANS([.A107]*12))" office:value-type="float" office:value="-0.20791169081776">
            <text:p>-0.2079</text:p>
          </table:table-cell>
          <table:table-cell table:formula="of:=SIN(RADIANS([.A107]*13))" office:value-type="float" office:value="-0.882947592858927">
            <text:p>-0.8829</text:p>
          </table:table-cell>
          <table:table-cell table:formula="of:=SIN(RADIANS([.A107]*14))" office:value-type="float" office:value="0.694658370458998">
            <text:p>0.6947</text:p>
          </table:table-cell>
          <table:table-cell table:formula="of:=SIN(RADIANS([.A107]*15))" office:value-type="float" office:value="0.5">
            <text:p>0.5000</text:p>
          </table:table-cell>
          <table:table-cell table:formula="of:=SIN(RADIANS([.A107]*16))" office:value-type="float" office:value="-0.970295726275996">
            <text:p>-0.9703</text:p>
          </table:table-cell>
          <table:table-cell table:formula="of:=COS(RADIANS([.A107]))" office:value-type="float" office:value="-0.275637355816999">
            <text:p>-0.2756</text:p>
          </table:table-cell>
          <table:table-cell table:formula="of:=COS(RADIANS([.A107]*2))" office:value-type="float" office:value="-0.848048096156426">
            <text:p>-0.8480</text:p>
          </table:table-cell>
          <table:table-cell table:formula="of:=COS(RADIANS([.A107]*3))" office:value-type="float" office:value="0.743144825477394">
            <text:p>0.7431</text:p>
          </table:table-cell>
          <table:table-cell table:formula="of:=COS(RADIANS([.A107]*4))" office:value-type="float" office:value="0.438371146789078">
            <text:p>0.4384</text:p>
          </table:table-cell>
          <table:table-cell table:formula="of:=COS(RADIANS([.A107]*5))" office:value-type="float" office:value="-0.984807753012208">
            <text:p>-0.9848</text:p>
          </table:table-cell>
          <table:table-cell table:formula="of:=COS(RADIANS([.A107]*6))" office:value-type="float" office:value="0.104528463267654">
            <text:p>0.1045</text:p>
          </table:table-cell>
          <table:table-cell table:formula="of:=COS(RADIANS([.A107]*7))" office:value-type="float" office:value="0.927183854566787">
            <text:p>0.9272</text:p>
          </table:table-cell>
          <table:table-cell table:formula="of:=COS(RADIANS([.A107]*8))" office:value-type="float" office:value="-0.615661475325658">
            <text:p>-0.6157</text:p>
          </table:table-cell>
          <table:table-cell table:formula="of:=COS(RADIANS([.A107]*9))" office:value-type="float" office:value="-0.587785252292472">
            <text:p>-0.5878</text:p>
          </table:table-cell>
          <table:table-cell table:formula="of:=COS(RADIANS([.A107]*10))" office:value-type="float" office:value="0.939692620785908">
            <text:p>0.9397</text:p>
          </table:table-cell>
          <table:table-cell table:formula="of:=COS(RADIANS([.A107]*11))" office:value-type="float" office:value="0.0697564737441271">
            <text:p>0.0698</text:p>
          </table:table-cell>
          <table:table-cell table:formula="of:=COS(RADIANS([.A107]*12))" office:value-type="float" office:value="-0.978147600733806">
            <text:p>-0.9781</text:p>
          </table:table-cell>
          <table:table-cell table:formula="of:=COS(RADIANS([.A107]*13))" office:value-type="float" office:value="0.46947156278589">
            <text:p>0.4695</text:p>
          </table:table-cell>
          <table:table-cell table:formula="of:=COS(RADIANS([.A107]*14))" office:value-type="float" office:value="0.71933980033865">
            <text:p>0.7193</text:p>
          </table:table-cell>
          <table:table-cell table:formula="of:=COS(RADIANS([.A107]*15))" office:value-type="float" office:value="-0.866025403784438">
            <text:p>-0.8660</text:p>
          </table:table-cell>
          <table:table-cell table:formula="of:=COS(RADIANS([.A107]*16))" office:value-type="float" office:value="-0.24192189559967">
            <text:p>-0.2419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47S">
            <text:p>00:01:47</text:p>
          </table:table-cell>
          <table:table-cell table:formula="of:=SIN(RADIANS([.A108]))" office:value-type="float" office:value="0.956304755963036">
            <text:p>0.9563</text:p>
          </table:table-cell>
          <table:table-cell table:formula="of:=SIN(RADIANS([.A108]*2))" office:value-type="float" office:value="-0.559192903470747">
            <text:p>-0.5592</text:p>
          </table:table-cell>
          <table:table-cell table:formula="of:=SIN(RADIANS([.A108]*3))" office:value-type="float" office:value="-0.629320391049838">
            <text:p>-0.6293</text:p>
          </table:table-cell>
          <table:table-cell table:formula="of:=SIN(RADIANS([.A108]*4))" office:value-type="float" office:value="0.927183854566787">
            <text:p>0.9272</text:p>
          </table:table-cell>
          <table:table-cell table:formula="of:=SIN(RADIANS([.A108]*5))" office:value-type="float" office:value="0.0871557427476584">
            <text:p>0.0872</text:p>
          </table:table-cell>
          <table:table-cell table:formula="of:=SIN(RADIANS([.A108]*6))" office:value-type="float" office:value="-0.978147600733806">
            <text:p>-0.9781</text:p>
          </table:table-cell>
          <table:table-cell table:formula="of:=SIN(RADIANS([.A108]*7))" office:value-type="float" office:value="0.484809620246337">
            <text:p>0.4848</text:p>
          </table:table-cell>
          <table:table-cell table:formula="of:=SIN(RADIANS([.A108]*8))" office:value-type="float" office:value="0.694658370458998">
            <text:p>0.6947</text:p>
          </table:table-cell>
          <table:table-cell table:formula="of:=SIN(RADIANS([.A108]*9))" office:value-type="float" office:value="-0.891006524188367">
            <text:p>-0.8910</text:p>
          </table:table-cell>
          <table:table-cell table:formula="of:=SIN(RADIANS([.A108]*10))" office:value-type="float" office:value="-0.173648177666931">
            <text:p>-0.1736</text:p>
          </table:table-cell>
          <table:table-cell table:formula="of:=SIN(RADIANS([.A108]*11))" office:value-type="float" office:value="0.992546151641322">
            <text:p>0.9925</text:p>
          </table:table-cell>
          <table:table-cell table:formula="of:=SIN(RADIANS([.A108]*12))" office:value-type="float" office:value="-0.406736643075798">
            <text:p>-0.4067</text:p>
          </table:table-cell>
          <table:table-cell table:formula="of:=SIN(RADIANS([.A108]*13))" office:value-type="float" office:value="-0.754709580222773">
            <text:p>-0.7547</text:p>
          </table:table-cell>
          <table:table-cell table:formula="of:=SIN(RADIANS([.A108]*14))" office:value-type="float" office:value="0.848048096156426">
            <text:p>0.8480</text:p>
          </table:table-cell>
          <table:table-cell table:formula="of:=SIN(RADIANS([.A108]*15))" office:value-type="float" office:value="0.25881904510252">
            <text:p>0.2588</text:p>
          </table:table-cell>
          <table:table-cell table:formula="of:=SIN(RADIANS([.A108]*16))" office:value-type="float" office:value="-0.999390827019096">
            <text:p>-0.9994</text:p>
          </table:table-cell>
          <table:table-cell table:formula="of:=COS(RADIANS([.A108]))" office:value-type="float" office:value="-0.292371704722737">
            <text:p>-0.2924</text:p>
          </table:table-cell>
          <table:table-cell table:formula="of:=COS(RADIANS([.A108]*2))" office:value-type="float" office:value="-0.829037572555042">
            <text:p>-0.8290</text:p>
          </table:table-cell>
          <table:table-cell table:formula="of:=COS(RADIANS([.A108]*3))" office:value-type="float" office:value="0.777145961456971">
            <text:p>0.7771</text:p>
          </table:table-cell>
          <table:table-cell table:formula="of:=COS(RADIANS([.A108]*4))" office:value-type="float" office:value="0.374606593415912">
            <text:p>0.3746</text:p>
          </table:table-cell>
          <table:table-cell table:formula="of:=COS(RADIANS([.A108]*5))" office:value-type="float" office:value="-0.996194698091746">
            <text:p>-0.9962</text:p>
          </table:table-cell>
          <table:table-cell table:formula="of:=COS(RADIANS([.A108]*6))" office:value-type="float" office:value="0.207911690817758">
            <text:p>0.2079</text:p>
          </table:table-cell>
          <table:table-cell table:formula="of:=COS(RADIANS([.A108]*7))" office:value-type="float" office:value="0.874619707139396">
            <text:p>0.8746</text:p>
          </table:table-cell>
          <table:table-cell table:formula="of:=COS(RADIANS([.A108]*8))" office:value-type="float" office:value="-0.719339800338651">
            <text:p>-0.7193</text:p>
          </table:table-cell>
          <table:table-cell table:formula="of:=COS(RADIANS([.A108]*9))" office:value-type="float" office:value="-0.453990499739548">
            <text:p>-0.4540</text:p>
          </table:table-cell>
          <table:table-cell table:formula="of:=COS(RADIANS([.A108]*10))" office:value-type="float" office:value="0.984807753012208">
            <text:p>0.9848</text:p>
          </table:table-cell>
          <table:table-cell table:formula="of:=COS(RADIANS([.A108]*11))" office:value-type="float" office:value="-0.121869343405148">
            <text:p>-0.1219</text:p>
          </table:table-cell>
          <table:table-cell table:formula="of:=COS(RADIANS([.A108]*12))" office:value-type="float" office:value="-0.913545457642602">
            <text:p>-0.9135</text:p>
          </table:table-cell>
          <table:table-cell table:formula="of:=COS(RADIANS([.A108]*13))" office:value-type="float" office:value="0.656059028990507">
            <text:p>0.6561</text:p>
          </table:table-cell>
          <table:table-cell table:formula="of:=COS(RADIANS([.A108]*14))" office:value-type="float" office:value="0.529919264233205">
            <text:p>0.5299</text:p>
          </table:table-cell>
          <table:table-cell table:formula="of:=COS(RADIANS([.A108]*15))" office:value-type="float" office:value="-0.965925826289069">
            <text:p>-0.9659</text:p>
          </table:table-cell>
          <table:table-cell table:formula="of:=COS(RADIANS([.A108]*16))" office:value-type="float" office:value="0.0348994967024994">
            <text:p>0.0349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48S">
            <text:p>00:01:48</text:p>
          </table:table-cell>
          <table:table-cell table:formula="of:=SIN(RADIANS([.A109]))" office:value-type="float" office:value="0.951056516295154">
            <text:p>0.9511</text:p>
          </table:table-cell>
          <table:table-cell table:formula="of:=SIN(RADIANS([.A109]*2))" office:value-type="float" office:value="-0.587785252292473">
            <text:p>-0.5878</text:p>
          </table:table-cell>
          <table:table-cell table:formula="of:=SIN(RADIANS([.A109]*3))" office:value-type="float" office:value="-0.587785252292473">
            <text:p>-0.5878</text:p>
          </table:table-cell>
          <table:table-cell table:formula="of:=SIN(RADIANS([.A109]*4))" office:value-type="float" office:value="0.951056516295153">
            <text:p>0.9511</text:p>
          </table:table-cell>
          <table:table-cell table:formula="of:=SIN(RADIANS([.A109]*5))" office:value-type="float" office:value="3.67394039744206E-016">
            <text:p>0.0000</text:p>
          </table:table-cell>
          <table:table-cell table:formula="of:=SIN(RADIANS([.A109]*6))" office:value-type="float" office:value="-0.951056516295154">
            <text:p>-0.9511</text:p>
          </table:table-cell>
          <table:table-cell table:formula="of:=SIN(RADIANS([.A109]*7))" office:value-type="float" office:value="0.587785252292473">
            <text:p>0.5878</text:p>
          </table:table-cell>
          <table:table-cell table:formula="of:=SIN(RADIANS([.A109]*8))" office:value-type="float" office:value="0.587785252292474">
            <text:p>0.5878</text:p>
          </table:table-cell>
          <table:table-cell table:formula="of:=SIN(RADIANS([.A109]*9))" office:value-type="float" office:value="-0.951056516295153">
            <text:p>-0.9511</text:p>
          </table:table-cell>
          <table:table-cell table:formula="of:=SIN(RADIANS([.A109]*10))" office:value-type="float" office:value="-7.34788079488412E-016">
            <text:p>0.0000</text:p>
          </table:table-cell>
          <table:table-cell table:formula="of:=SIN(RADIANS([.A109]*11))" office:value-type="float" office:value="0.951056516295154">
            <text:p>0.9511</text:p>
          </table:table-cell>
          <table:table-cell table:formula="of:=SIN(RADIANS([.A109]*12))" office:value-type="float" office:value="-0.587785252292473">
            <text:p>-0.5878</text:p>
          </table:table-cell>
          <table:table-cell table:formula="of:=SIN(RADIANS([.A109]*13))" office:value-type="float" office:value="-0.587785252292474">
            <text:p>-0.5878</text:p>
          </table:table-cell>
          <table:table-cell table:formula="of:=SIN(RADIANS([.A109]*14))" office:value-type="float" office:value="0.951056516295153">
            <text:p>0.9511</text:p>
          </table:table-cell>
          <table:table-cell table:formula="of:=SIN(RADIANS([.A109]*15))" office:value-type="float" office:value="1.10218211923262E-015">
            <text:p>0.0000</text:p>
          </table:table-cell>
          <table:table-cell table:formula="of:=SIN(RADIANS([.A109]*16))" office:value-type="float" office:value="-0.951056516295154">
            <text:p>-0.9511</text:p>
          </table:table-cell>
          <table:table-cell table:formula="of:=COS(RADIANS([.A109]))" office:value-type="float" office:value="-0.309016994374947">
            <text:p>-0.3090</text:p>
          </table:table-cell>
          <table:table-cell table:formula="of:=COS(RADIANS([.A109]*2))" office:value-type="float" office:value="-0.809016994374947">
            <text:p>-0.8090</text:p>
          </table:table-cell>
          <table:table-cell table:formula="of:=COS(RADIANS([.A109]*3))" office:value-type="float" office:value="0.809016994374947">
            <text:p>0.8090</text:p>
          </table:table-cell>
          <table:table-cell table:formula="of:=COS(RADIANS([.A109]*4))" office:value-type="float" office:value="0.309016994374948">
            <text:p>0.3090</text:p>
          </table:table-cell>
          <table:table-cell table:formula="of:=COS(RADIANS([.A109]*5))" office:value-type="float" office:value="-1">
            <text:p>-1.0000</text:p>
          </table:table-cell>
          <table:table-cell table:formula="of:=COS(RADIANS([.A109]*6))" office:value-type="float" office:value="0.309016994374947">
            <text:p>0.3090</text:p>
          </table:table-cell>
          <table:table-cell table:formula="of:=COS(RADIANS([.A109]*7))" office:value-type="float" office:value="0.809016994374948">
            <text:p>0.8090</text:p>
          </table:table-cell>
          <table:table-cell table:formula="of:=COS(RADIANS([.A109]*8))" office:value-type="float" office:value="-0.809016994374947">
            <text:p>-0.8090</text:p>
          </table:table-cell>
          <table:table-cell table:formula="of:=COS(RADIANS([.A109]*9))" office:value-type="float" office:value="-0.309016994374948">
            <text:p>-0.3090</text:p>
          </table:table-cell>
          <table:table-cell table:formula="of:=COS(RADIANS([.A109]*10))" office:value-type="float" office:value="1">
            <text:p>1.0000</text:p>
          </table:table-cell>
          <table:table-cell table:formula="of:=COS(RADIANS([.A109]*11))" office:value-type="float" office:value="-0.309016994374947">
            <text:p>-0.3090</text:p>
          </table:table-cell>
          <table:table-cell table:formula="of:=COS(RADIANS([.A109]*12))" office:value-type="float" office:value="-0.809016994374948">
            <text:p>-0.8090</text:p>
          </table:table-cell>
          <table:table-cell table:formula="of:=COS(RADIANS([.A109]*13))" office:value-type="float" office:value="0.809016994374947">
            <text:p>0.8090</text:p>
          </table:table-cell>
          <table:table-cell table:formula="of:=COS(RADIANS([.A109]*14))" office:value-type="float" office:value="0.309016994374948">
            <text:p>0.3090</text:p>
          </table:table-cell>
          <table:table-cell table:formula="of:=COS(RADIANS([.A109]*15))" office:value-type="float" office:value="-1">
            <text:p>-1.0000</text:p>
          </table:table-cell>
          <table:table-cell table:formula="of:=COS(RADIANS([.A109]*16))" office:value-type="float" office:value="0.309016994374946">
            <text:p>0.309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49S">
            <text:p>00:01:49</text:p>
          </table:table-cell>
          <table:table-cell table:formula="of:=SIN(RADIANS([.A110]))" office:value-type="float" office:value="0.945518575599317">
            <text:p>0.9455</text:p>
          </table:table-cell>
          <table:table-cell table:formula="of:=SIN(RADIANS([.A110]*2))" office:value-type="float" office:value="-0.615661475325658">
            <text:p>-0.6157</text:p>
          </table:table-cell>
          <table:table-cell table:formula="of:=SIN(RADIANS([.A110]*3))" office:value-type="float" office:value="-0.544639035015027">
            <text:p>-0.5446</text:p>
          </table:table-cell>
          <table:table-cell table:formula="of:=SIN(RADIANS([.A110]*4))" office:value-type="float" office:value="0.970295726275996">
            <text:p>0.9703</text:p>
          </table:table-cell>
          <table:table-cell table:formula="of:=SIN(RADIANS([.A110]*5))" office:value-type="float" office:value="-0.0871557427476577">
            <text:p>-0.0872</text:p>
          </table:table-cell>
          <table:table-cell table:formula="of:=SIN(RADIANS([.A110]*6))" office:value-type="float" office:value="-0.913545457642601">
            <text:p>-0.9135</text:p>
          </table:table-cell>
          <table:table-cell table:formula="of:=SIN(RADIANS([.A110]*7))" office:value-type="float" office:value="0.681998360062498">
            <text:p>0.6820</text:p>
          </table:table-cell>
          <table:table-cell table:formula="of:=SIN(RADIANS([.A110]*8))" office:value-type="float" office:value="0.469471562785891">
            <text:p>0.4695</text:p>
          </table:table-cell>
          <table:table-cell table:formula="of:=SIN(RADIANS([.A110]*9))" office:value-type="float" office:value="-0.987688340595138">
            <text:p>-0.9877</text:p>
          </table:table-cell>
          <table:table-cell table:formula="of:=SIN(RADIANS([.A110]*10))" office:value-type="float" office:value="0.173648177666929">
            <text:p>0.1736</text:p>
          </table:table-cell>
          <table:table-cell table:formula="of:=SIN(RADIANS([.A110]*11))" office:value-type="float" office:value="0.874619707139397">
            <text:p>0.8746</text:p>
          </table:table-cell>
          <table:table-cell table:formula="of:=SIN(RADIANS([.A110]*12))" office:value-type="float" office:value="-0.743144825477394">
            <text:p>-0.7431</text:p>
          </table:table-cell>
          <table:table-cell table:formula="of:=SIN(RADIANS([.A110]*13))" office:value-type="float" office:value="-0.390731128489275">
            <text:p>-0.3907</text:p>
          </table:table-cell>
          <table:table-cell table:formula="of:=SIN(RADIANS([.A110]*14))" office:value-type="float" office:value="0.997564050259824">
            <text:p>0.9976</text:p>
          </table:table-cell>
          <table:table-cell table:formula="of:=SIN(RADIANS([.A110]*15))" office:value-type="float" office:value="-0.258819045102521">
            <text:p>-0.2588</text:p>
          </table:table-cell>
          <table:table-cell table:formula="of:=SIN(RADIANS([.A110]*16))" office:value-type="float" office:value="-0.829037572555042">
            <text:p>-0.8290</text:p>
          </table:table-cell>
          <table:table-cell table:formula="of:=COS(RADIANS([.A110]))" office:value-type="float" office:value="-0.325568154457157">
            <text:p>-0.3256</text:p>
          </table:table-cell>
          <table:table-cell table:formula="of:=COS(RADIANS([.A110]*2))" office:value-type="float" office:value="-0.788010753606722">
            <text:p>-0.7880</text:p>
          </table:table-cell>
          <table:table-cell table:formula="of:=COS(RADIANS([.A110]*3))" office:value-type="float" office:value="0.838670567945424">
            <text:p>0.8387</text:p>
          </table:table-cell>
          <table:table-cell table:formula="of:=COS(RADIANS([.A110]*4))" office:value-type="float" office:value="0.241921895599668">
            <text:p>0.2419</text:p>
          </table:table-cell>
          <table:table-cell table:formula="of:=COS(RADIANS([.A110]*5))" office:value-type="float" office:value="-0.996194698091746">
            <text:p>-0.9962</text:p>
          </table:table-cell>
          <table:table-cell table:formula="of:=COS(RADIANS([.A110]*6))" office:value-type="float" office:value="0.4067366430758">
            <text:p>0.4067</text:p>
          </table:table-cell>
          <table:table-cell table:formula="of:=COS(RADIANS([.A110]*7))" office:value-type="float" office:value="0.731353701619171">
            <text:p>0.7314</text:p>
          </table:table-cell>
          <table:table-cell table:formula="of:=COS(RADIANS([.A110]*8))" office:value-type="float" office:value="-0.882947592858927">
            <text:p>-0.8829</text:p>
          </table:table-cell>
          <table:table-cell table:formula="of:=COS(RADIANS([.A110]*9))" office:value-type="float" office:value="-0.156434465040231">
            <text:p>-0.1564</text:p>
          </table:table-cell>
          <table:table-cell table:formula="of:=COS(RADIANS([.A110]*10))" office:value-type="float" office:value="0.984807753012208">
            <text:p>0.9848</text:p>
          </table:table-cell>
          <table:table-cell table:formula="of:=COS(RADIANS([.A110]*11))" office:value-type="float" office:value="-0.484809620246335">
            <text:p>-0.4848</text:p>
          </table:table-cell>
          <table:table-cell table:formula="of:=COS(RADIANS([.A110]*12))" office:value-type="float" office:value="-0.669130606358858">
            <text:p>-0.6691</text:p>
          </table:table-cell>
          <table:table-cell table:formula="of:=COS(RADIANS([.A110]*13))" office:value-type="float" office:value="0.92050485345244">
            <text:p>0.9205</text:p>
          </table:table-cell>
          <table:table-cell table:formula="of:=COS(RADIANS([.A110]*14))" office:value-type="float" office:value="0.0697564737441273">
            <text:p>0.0698</text:p>
          </table:table-cell>
          <table:table-cell table:formula="of:=COS(RADIANS([.A110]*15))" office:value-type="float" office:value="-0.965925826289068">
            <text:p>-0.9659</text:p>
          </table:table-cell>
          <table:table-cell table:formula="of:=COS(RADIANS([.A110]*16))" office:value-type="float" office:value="0.559192903470746">
            <text:p>0.559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50S">
            <text:p>00:01:50</text:p>
          </table:table-cell>
          <table:table-cell table:formula="of:=SIN(RADIANS([.A111]))" office:value-type="float" office:value="0.939692620785908">
            <text:p>0.9397</text:p>
          </table:table-cell>
          <table:table-cell table:formula="of:=SIN(RADIANS([.A111]*2))" office:value-type="float" office:value="-0.642787609686539">
            <text:p>-0.6428</text:p>
          </table:table-cell>
          <table:table-cell table:formula="of:=SIN(RADIANS([.A111]*3))" office:value-type="float" office:value="-0.5">
            <text:p>-0.5000</text:p>
          </table:table-cell>
          <table:table-cell table:formula="of:=SIN(RADIANS([.A111]*4))" office:value-type="float" office:value="0.984807753012208">
            <text:p>0.9848</text:p>
          </table:table-cell>
          <table:table-cell table:formula="of:=SIN(RADIANS([.A111]*5))" office:value-type="float" office:value="-0.17364817766693">
            <text:p>-0.1736</text:p>
          </table:table-cell>
          <table:table-cell table:formula="of:=SIN(RADIANS([.A111]*6))" office:value-type="float" office:value="-0.866025403784439">
            <text:p>-0.8660</text:p>
          </table:table-cell>
          <table:table-cell table:formula="of:=SIN(RADIANS([.A111]*7))" office:value-type="float" office:value="0.766044443118978">
            <text:p>0.7660</text:p>
          </table:table-cell>
          <table:table-cell table:formula="of:=SIN(RADIANS([.A111]*8))" office:value-type="float" office:value="0.342020143325669">
            <text:p>0.3420</text:p>
          </table:table-cell>
          <table:table-cell table:formula="of:=SIN(RADIANS([.A111]*9))" office:value-type="float" office:value="-1">
            <text:p>-1.0000</text:p>
          </table:table-cell>
          <table:table-cell table:formula="of:=SIN(RADIANS([.A111]*10))" office:value-type="float" office:value="0.342020143325668">
            <text:p>0.3420</text:p>
          </table:table-cell>
          <table:table-cell table:formula="of:=SIN(RADIANS([.A111]*11))" office:value-type="float" office:value="0.766044443118978">
            <text:p>0.7660</text:p>
          </table:table-cell>
          <table:table-cell table:formula="of:=SIN(RADIANS([.A111]*12))" office:value-type="float" office:value="-0.866025403784438">
            <text:p>-0.8660</text:p>
          </table:table-cell>
          <table:table-cell table:formula="of:=SIN(RADIANS([.A111]*13))" office:value-type="float" office:value="-0.173648177666931">
            <text:p>-0.1736</text:p>
          </table:table-cell>
          <table:table-cell table:formula="of:=SIN(RADIANS([.A111]*14))" office:value-type="float" office:value="0.984807753012208">
            <text:p>0.9848</text:p>
          </table:table-cell>
          <table:table-cell table:formula="of:=SIN(RADIANS([.A111]*15))" office:value-type="float" office:value="-0.499999999999999">
            <text:p>-0.5000</text:p>
          </table:table-cell>
          <table:table-cell table:formula="of:=SIN(RADIANS([.A111]*16))" office:value-type="float" office:value="-0.64278760968654">
            <text:p>-0.6428</text:p>
          </table:table-cell>
          <table:table-cell table:formula="of:=COS(RADIANS([.A111]))" office:value-type="float" office:value="-0.342020143325669">
            <text:p>-0.3420</text:p>
          </table:table-cell>
          <table:table-cell table:formula="of:=COS(RADIANS([.A111]*2))" office:value-type="float" office:value="-0.766044443118978">
            <text:p>-0.7660</text:p>
          </table:table-cell>
          <table:table-cell table:formula="of:=COS(RADIANS([.A111]*3))" office:value-type="float" office:value="0.866025403784438">
            <text:p>0.8660</text:p>
          </table:table-cell>
          <table:table-cell table:formula="of:=COS(RADIANS([.A111]*4))" office:value-type="float" office:value="0.17364817766693">
            <text:p>0.1736</text:p>
          </table:table-cell>
          <table:table-cell table:formula="of:=COS(RADIANS([.A111]*5))" office:value-type="float" office:value="-0.984807753012208">
            <text:p>-0.9848</text:p>
          </table:table-cell>
          <table:table-cell table:formula="of:=COS(RADIANS([.A111]*6))" office:value-type="float" office:value="0.499999999999999">
            <text:p>0.5000</text:p>
          </table:table-cell>
          <table:table-cell table:formula="of:=COS(RADIANS([.A111]*7))" office:value-type="float" office:value="0.642787609686539">
            <text:p>0.6428</text:p>
          </table:table-cell>
          <table:table-cell table:formula="of:=COS(RADIANS([.A111]*8))" office:value-type="float" office:value="-0.939692620785908">
            <text:p>-0.9397</text:p>
          </table:table-cell>
          <table:table-cell table:formula="of:=COS(RADIANS([.A111]*9))" office:value-type="float" office:value="1.10280109986921E-015">
            <text:p>0.0000</text:p>
          </table:table-cell>
          <table:table-cell table:formula="of:=COS(RADIANS([.A111]*10))" office:value-type="float" office:value="0.939692620785909">
            <text:p>0.9397</text:p>
          </table:table-cell>
          <table:table-cell table:formula="of:=COS(RADIANS([.A111]*11))" office:value-type="float" office:value="-0.642787609686539">
            <text:p>-0.6428</text:p>
          </table:table-cell>
          <table:table-cell table:formula="of:=COS(RADIANS([.A111]*12))" office:value-type="float" office:value="-0.500000000000002">
            <text:p>-0.5000</text:p>
          </table:table-cell>
          <table:table-cell table:formula="of:=COS(RADIANS([.A111]*13))" office:value-type="float" office:value="0.984807753012208">
            <text:p>0.9848</text:p>
          </table:table-cell>
          <table:table-cell table:formula="of:=COS(RADIANS([.A111]*14))" office:value-type="float" office:value="-0.173648177666931">
            <text:p>-0.1736</text:p>
          </table:table-cell>
          <table:table-cell table:formula="of:=COS(RADIANS([.A111]*15))" office:value-type="float" office:value="-0.866025403784439">
            <text:p>-0.8660</text:p>
          </table:table-cell>
          <table:table-cell table:formula="of:=COS(RADIANS([.A111]*16))" office:value-type="float" office:value="0.766044443118978">
            <text:p>0.766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51S">
            <text:p>00:01:51</text:p>
          </table:table-cell>
          <table:table-cell table:formula="of:=SIN(RADIANS([.A112]))" office:value-type="float" office:value="0.933580426497202">
            <text:p>0.9336</text:p>
          </table:table-cell>
          <table:table-cell table:formula="of:=SIN(RADIANS([.A112]*2))" office:value-type="float" office:value="-0.669130606358858">
            <text:p>-0.6691</text:p>
          </table:table-cell>
          <table:table-cell table:formula="of:=SIN(RADIANS([.A112]*3))" office:value-type="float" office:value="-0.453990499739547">
            <text:p>-0.4540</text:p>
          </table:table-cell>
          <table:table-cell table:formula="of:=SIN(RADIANS([.A112]*4))" office:value-type="float" office:value="0.994521895368273">
            <text:p>0.9945</text:p>
          </table:table-cell>
          <table:table-cell table:formula="of:=SIN(RADIANS([.A112]*5))" office:value-type="float" office:value="-0.25881904510252">
            <text:p>-0.2588</text:p>
          </table:table-cell>
          <table:table-cell table:formula="of:=SIN(RADIANS([.A112]*6))" office:value-type="float" office:value="-0.809016994374948">
            <text:p>-0.8090</text:p>
          </table:table-cell>
          <table:table-cell table:formula="of:=SIN(RADIANS([.A112]*7))" office:value-type="float" office:value="0.838670567945424">
            <text:p>0.8387</text:p>
          </table:table-cell>
          <table:table-cell table:formula="of:=SIN(RADIANS([.A112]*8))" office:value-type="float" office:value="0.207911690817759">
            <text:p>0.2079</text:p>
          </table:table-cell>
          <table:table-cell table:formula="of:=SIN(RADIANS([.A112]*9))" office:value-type="float" office:value="-0.987688340595138">
            <text:p>-0.9877</text:p>
          </table:table-cell>
          <table:table-cell table:formula="of:=SIN(RADIANS([.A112]*10))" office:value-type="float" office:value="0.499999999999999">
            <text:p>0.5000</text:p>
          </table:table-cell>
          <table:table-cell table:formula="of:=SIN(RADIANS([.A112]*11))" office:value-type="float" office:value="0.629320391049838">
            <text:p>0.6293</text:p>
          </table:table-cell>
          <table:table-cell table:formula="of:=SIN(RADIANS([.A112]*12))" office:value-type="float" office:value="-0.951056516295153">
            <text:p>-0.9511</text:p>
          </table:table-cell>
          <table:table-cell table:formula="of:=SIN(RADIANS([.A112]*13))" office:value-type="float" office:value="0.0523359562429431">
            <text:p>0.0523</text:p>
          </table:table-cell>
          <table:table-cell table:formula="of:=SIN(RADIANS([.A112]*14))" office:value-type="float" office:value="0.913545457642601">
            <text:p>0.9135</text:p>
          </table:table-cell>
          <table:table-cell table:formula="of:=SIN(RADIANS([.A112]*15))" office:value-type="float" office:value="-0.707106781186547">
            <text:p>-0.7071</text:p>
          </table:table-cell>
          <table:table-cell table:formula="of:=SIN(RADIANS([.A112]*16))" office:value-type="float" office:value="-0.4067366430758">
            <text:p>-0.4067</text:p>
          </table:table-cell>
          <table:table-cell table:formula="of:=COS(RADIANS([.A112]))" office:value-type="float" office:value="-0.3583679495453">
            <text:p>-0.3584</text:p>
          </table:table-cell>
          <table:table-cell table:formula="of:=COS(RADIANS([.A112]*2))" office:value-type="float" office:value="-0.743144825477394">
            <text:p>-0.7431</text:p>
          </table:table-cell>
          <table:table-cell table:formula="of:=COS(RADIANS([.A112]*3))" office:value-type="float" office:value="0.891006524188368">
            <text:p>0.8910</text:p>
          </table:table-cell>
          <table:table-cell table:formula="of:=COS(RADIANS([.A112]*4))" office:value-type="float" office:value="0.104528463267653">
            <text:p>0.1045</text:p>
          </table:table-cell>
          <table:table-cell table:formula="of:=COS(RADIANS([.A112]*5))" office:value-type="float" office:value="-0.965925826289068">
            <text:p>-0.9659</text:p>
          </table:table-cell>
          <table:table-cell table:formula="of:=COS(RADIANS([.A112]*6))" office:value-type="float" office:value="0.587785252292473">
            <text:p>0.5878</text:p>
          </table:table-cell>
          <table:table-cell table:formula="of:=COS(RADIANS([.A112]*7))" office:value-type="float" office:value="0.544639035015027">
            <text:p>0.5446</text:p>
          </table:table-cell>
          <table:table-cell table:formula="of:=COS(RADIANS([.A112]*8))" office:value-type="float" office:value="-0.978147600733806">
            <text:p>-0.9781</text:p>
          </table:table-cell>
          <table:table-cell table:formula="of:=COS(RADIANS([.A112]*9))" office:value-type="float" office:value="0.156434465040229">
            <text:p>0.1564</text:p>
          </table:table-cell>
          <table:table-cell table:formula="of:=COS(RADIANS([.A112]*10))" office:value-type="float" office:value="0.866025403784439">
            <text:p>0.8660</text:p>
          </table:table-cell>
          <table:table-cell table:formula="of:=COS(RADIANS([.A112]*11))" office:value-type="float" office:value="-0.77714596145697">
            <text:p>-0.7771</text:p>
          </table:table-cell>
          <table:table-cell table:formula="of:=COS(RADIANS([.A112]*12))" office:value-type="float" office:value="-0.309016994374948">
            <text:p>-0.3090</text:p>
          </table:table-cell>
          <table:table-cell table:formula="of:=COS(RADIANS([.A112]*13))" office:value-type="float" office:value="0.998629534754574">
            <text:p>0.9986</text:p>
          </table:table-cell>
          <table:table-cell table:formula="of:=COS(RADIANS([.A112]*14))" office:value-type="float" office:value="-0.4067366430758">
            <text:p>-0.4067</text:p>
          </table:table-cell>
          <table:table-cell table:formula="of:=COS(RADIANS([.A112]*15))" office:value-type="float" office:value="-0.707106781186548">
            <text:p>-0.7071</text:p>
          </table:table-cell>
          <table:table-cell table:formula="of:=COS(RADIANS([.A112]*16))" office:value-type="float" office:value="0.913545457642601">
            <text:p>0.9135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52S">
            <text:p>00:01:52</text:p>
          </table:table-cell>
          <table:table-cell table:formula="of:=SIN(RADIANS([.A113]))" office:value-type="float" office:value="0.927183854566787">
            <text:p>0.9272</text:p>
          </table:table-cell>
          <table:table-cell table:formula="of:=SIN(RADIANS([.A113]*2))" office:value-type="float" office:value="-0.694658370458997">
            <text:p>-0.6947</text:p>
          </table:table-cell>
          <table:table-cell table:formula="of:=SIN(RADIANS([.A113]*3))" office:value-type="float" office:value="-0.4067366430758">
            <text:p>-0.4067</text:p>
          </table:table-cell>
          <table:table-cell table:formula="of:=SIN(RADIANS([.A113]*4))" office:value-type="float" office:value="0.999390827019096">
            <text:p>0.9994</text:p>
          </table:table-cell>
          <table:table-cell table:formula="of:=SIN(RADIANS([.A113]*5))" office:value-type="float" office:value="-0.342020143325668">
            <text:p>-0.3420</text:p>
          </table:table-cell>
          <table:table-cell table:formula="of:=SIN(RADIANS([.A113]*6))" office:value-type="float" office:value="-0.743144825477394">
            <text:p>-0.7431</text:p>
          </table:table-cell>
          <table:table-cell table:formula="of:=SIN(RADIANS([.A113]*7))" office:value-type="float" office:value="0.898794046299167">
            <text:p>0.8988</text:p>
          </table:table-cell>
          <table:table-cell table:formula="of:=SIN(RADIANS([.A113]*8))" office:value-type="float" office:value="0.0697564737441251">
            <text:p>0.0698</text:p>
          </table:table-cell>
          <table:table-cell table:formula="of:=SIN(RADIANS([.A113]*9))" office:value-type="float" office:value="-0.951056516295154">
            <text:p>-0.9511</text:p>
          </table:table-cell>
          <table:table-cell table:formula="of:=SIN(RADIANS([.A113]*10))" office:value-type="float" office:value="0.642787609686538">
            <text:p>0.6428</text:p>
          </table:table-cell>
          <table:table-cell table:formula="of:=SIN(RADIANS([.A113]*11))" office:value-type="float" office:value="0.46947156278589">
            <text:p>0.4695</text:p>
          </table:table-cell>
          <table:table-cell table:formula="of:=SIN(RADIANS([.A113]*12))" office:value-type="float" office:value="-0.994521895368273">
            <text:p>-0.9945</text:p>
          </table:table-cell>
          <table:table-cell table:formula="of:=SIN(RADIANS([.A113]*13))" office:value-type="float" office:value="0.275637355816999">
            <text:p>0.2756</text:p>
          </table:table-cell>
          <table:table-cell table:formula="of:=SIN(RADIANS([.A113]*14))" office:value-type="float" office:value="0.788010753606723">
            <text:p>0.7880</text:p>
          </table:table-cell>
          <table:table-cell table:formula="of:=SIN(RADIANS([.A113]*15))" office:value-type="float" office:value="-0.866025403784439">
            <text:p>-0.8660</text:p>
          </table:table-cell>
          <table:table-cell table:formula="of:=SIN(RADIANS([.A113]*16))" office:value-type="float" office:value="-0.139173100960065">
            <text:p>-0.1392</text:p>
          </table:table-cell>
          <table:table-cell table:formula="of:=COS(RADIANS([.A113]))" office:value-type="float" office:value="-0.374606593415912">
            <text:p>-0.3746</text:p>
          </table:table-cell>
          <table:table-cell table:formula="of:=COS(RADIANS([.A113]*2))" office:value-type="float" office:value="-0.719339800338651">
            <text:p>-0.7193</text:p>
          </table:table-cell>
          <table:table-cell table:formula="of:=COS(RADIANS([.A113]*3))" office:value-type="float" office:value="0.913545457642601">
            <text:p>0.9135</text:p>
          </table:table-cell>
          <table:table-cell table:formula="of:=COS(RADIANS([.A113]*4))" office:value-type="float" office:value="0.0348994967025009">
            <text:p>0.0349</text:p>
          </table:table-cell>
          <table:table-cell table:formula="of:=COS(RADIANS([.A113]*5))" office:value-type="float" office:value="-0.939692620785909">
            <text:p>-0.9397</text:p>
          </table:table-cell>
          <table:table-cell table:formula="of:=COS(RADIANS([.A113]*6))" office:value-type="float" office:value="0.669130606358858">
            <text:p>0.6691</text:p>
          </table:table-cell>
          <table:table-cell table:formula="of:=COS(RADIANS([.A113]*7))" office:value-type="float" office:value="0.438371146789078">
            <text:p>0.4384</text:p>
          </table:table-cell>
          <table:table-cell table:formula="of:=COS(RADIANS([.A113]*8))" office:value-type="float" office:value="-0.997564050259824">
            <text:p>-0.9976</text:p>
          </table:table-cell>
          <table:table-cell table:formula="of:=COS(RADIANS([.A113]*9))" office:value-type="float" office:value="0.309016994374947">
            <text:p>0.3090</text:p>
          </table:table-cell>
          <table:table-cell table:formula="of:=COS(RADIANS([.A113]*10))" office:value-type="float" office:value="0.766044443118979">
            <text:p>0.7660</text:p>
          </table:table-cell>
          <table:table-cell table:formula="of:=COS(RADIANS([.A113]*11))" office:value-type="float" office:value="-0.882947592858927">
            <text:p>-0.8829</text:p>
          </table:table-cell>
          <table:table-cell table:formula="of:=COS(RADIANS([.A113]*12))" office:value-type="float" office:value="-0.104528463267653">
            <text:p>-0.1045</text:p>
          </table:table-cell>
          <table:table-cell table:formula="of:=COS(RADIANS([.A113]*13))" office:value-type="float" office:value="0.961261695938319">
            <text:p>0.9613</text:p>
          </table:table-cell>
          <table:table-cell table:formula="of:=COS(RADIANS([.A113]*14))" office:value-type="float" office:value="-0.615661475325657">
            <text:p>-0.6157</text:p>
          </table:table-cell>
          <table:table-cell table:formula="of:=COS(RADIANS([.A113]*15))" office:value-type="float" office:value="-0.499999999999999">
            <text:p>-0.5000</text:p>
          </table:table-cell>
          <table:table-cell table:formula="of:=COS(RADIANS([.A113]*16))" office:value-type="float" office:value="0.99026806874157">
            <text:p>0.990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53S">
            <text:p>00:01:53</text:p>
          </table:table-cell>
          <table:table-cell table:formula="of:=SIN(RADIANS([.A114]))" office:value-type="float" office:value="0.92050485345244">
            <text:p>0.9205</text:p>
          </table:table-cell>
          <table:table-cell table:formula="of:=SIN(RADIANS([.A114]*2))" office:value-type="float" office:value="-0.719339800338651">
            <text:p>-0.7193</text:p>
          </table:table-cell>
          <table:table-cell table:formula="of:=SIN(RADIANS([.A114]*3))" office:value-type="float" office:value="-0.358367949545301">
            <text:p>-0.3584</text:p>
          </table:table-cell>
          <table:table-cell table:formula="of:=SIN(RADIANS([.A114]*4))" office:value-type="float" office:value="0.999390827019096">
            <text:p>0.9994</text:p>
          </table:table-cell>
          <table:table-cell table:formula="of:=SIN(RADIANS([.A114]*5))" office:value-type="float" office:value="-0.422618261740699">
            <text:p>-0.4226</text:p>
          </table:table-cell>
          <table:table-cell table:formula="of:=SIN(RADIANS([.A114]*6))" office:value-type="float" office:value="-0.669130606358859">
            <text:p>-0.6691</text:p>
          </table:table-cell>
          <table:table-cell table:formula="of:=SIN(RADIANS([.A114]*7))" office:value-type="float" office:value="0.945518575599317">
            <text:p>0.9455</text:p>
          </table:table-cell>
          <table:table-cell table:formula="of:=SIN(RADIANS([.A114]*8))" office:value-type="float" office:value="-0.0697564737441257">
            <text:p>-0.0698</text:p>
          </table:table-cell>
          <table:table-cell table:formula="of:=SIN(RADIANS([.A114]*9))" office:value-type="float" office:value="-0.891006524188368">
            <text:p>-0.8910</text:p>
          </table:table-cell>
          <table:table-cell table:formula="of:=SIN(RADIANS([.A114]*10))" office:value-type="float" office:value="0.766044443118977">
            <text:p>0.7660</text:p>
          </table:table-cell>
          <table:table-cell table:formula="of:=SIN(RADIANS([.A114]*11))" office:value-type="float" office:value="0.292371704722737">
            <text:p>0.2924</text:p>
          </table:table-cell>
          <table:table-cell table:formula="of:=SIN(RADIANS([.A114]*12))" office:value-type="float" office:value="-0.994521895368274">
            <text:p>-0.9945</text:p>
          </table:table-cell>
          <table:table-cell table:formula="of:=SIN(RADIANS([.A114]*13))" office:value-type="float" office:value="0.484809620246337">
            <text:p>0.4848</text:p>
          </table:table-cell>
          <table:table-cell table:formula="of:=SIN(RADIANS([.A114]*14))" office:value-type="float" office:value="0.615661475325657">
            <text:p>0.6157</text:p>
          </table:table-cell>
          <table:table-cell table:formula="of:=SIN(RADIANS([.A114]*15))" office:value-type="float" office:value="-0.965925826289068">
            <text:p>-0.9659</text:p>
          </table:table-cell>
          <table:table-cell table:formula="of:=SIN(RADIANS([.A114]*16))" office:value-type="float" office:value="0.139173100960066">
            <text:p>0.1392</text:p>
          </table:table-cell>
          <table:table-cell table:formula="of:=COS(RADIANS([.A114]))" office:value-type="float" office:value="-0.390731128489274">
            <text:p>-0.3907</text:p>
          </table:table-cell>
          <table:table-cell table:formula="of:=COS(RADIANS([.A114]*2))" office:value-type="float" office:value="-0.694658370458997">
            <text:p>-0.6947</text:p>
          </table:table-cell>
          <table:table-cell table:formula="of:=COS(RADIANS([.A114]*3))" office:value-type="float" office:value="0.933580426497202">
            <text:p>0.9336</text:p>
          </table:table-cell>
          <table:table-cell table:formula="of:=COS(RADIANS([.A114]*4))" office:value-type="float" office:value="-0.0348994967025012">
            <text:p>-0.0349</text:p>
          </table:table-cell>
          <table:table-cell table:formula="of:=COS(RADIANS([.A114]*5))" office:value-type="float" office:value="-0.90630778703665">
            <text:p>-0.9063</text:p>
          </table:table-cell>
          <table:table-cell table:formula="of:=COS(RADIANS([.A114]*6))" office:value-type="float" office:value="0.743144825477394">
            <text:p>0.7431</text:p>
          </table:table-cell>
          <table:table-cell table:formula="of:=COS(RADIANS([.A114]*7))" office:value-type="float" office:value="0.325568154457156">
            <text:p>0.3256</text:p>
          </table:table-cell>
          <table:table-cell table:formula="of:=COS(RADIANS([.A114]*8))" office:value-type="float" office:value="-0.997564050259824">
            <text:p>-0.9976</text:p>
          </table:table-cell>
          <table:table-cell table:formula="of:=COS(RADIANS([.A114]*9))" office:value-type="float" office:value="0.453990499739547">
            <text:p>0.4540</text:p>
          </table:table-cell>
          <table:table-cell table:formula="of:=COS(RADIANS([.A114]*10))" office:value-type="float" office:value="0.642787609686541">
            <text:p>0.6428</text:p>
          </table:table-cell>
          <table:table-cell table:formula="of:=COS(RADIANS([.A114]*11))" office:value-type="float" office:value="-0.956304755963035">
            <text:p>-0.9563</text:p>
          </table:table-cell>
          <table:table-cell table:formula="of:=COS(RADIANS([.A114]*12))" office:value-type="float" office:value="0.104528463267651">
            <text:p>0.1045</text:p>
          </table:table-cell>
          <table:table-cell table:formula="of:=COS(RADIANS([.A114]*13))" office:value-type="float" office:value="0.874619707139396">
            <text:p>0.8746</text:p>
          </table:table-cell>
          <table:table-cell table:formula="of:=COS(RADIANS([.A114]*14))" office:value-type="float" office:value="-0.788010753606723">
            <text:p>-0.7880</text:p>
          </table:table-cell>
          <table:table-cell table:formula="of:=COS(RADIANS([.A114]*15))" office:value-type="float" office:value="-0.258819045102522">
            <text:p>-0.2588</text:p>
          </table:table-cell>
          <table:table-cell table:formula="of:=COS(RADIANS([.A114]*16))" office:value-type="float" office:value="0.99026806874157">
            <text:p>0.990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54S">
            <text:p>00:01:54</text:p>
          </table:table-cell>
          <table:table-cell table:formula="of:=SIN(RADIANS([.A115]))" office:value-type="float" office:value="0.913545457642601">
            <text:p>0.9135</text:p>
          </table:table-cell>
          <table:table-cell table:formula="of:=SIN(RADIANS([.A115]*2))" office:value-type="float" office:value="-0.743144825477394">
            <text:p>-0.7431</text:p>
          </table:table-cell>
          <table:table-cell table:formula="of:=SIN(RADIANS([.A115]*3))" office:value-type="float" office:value="-0.309016994374948">
            <text:p>-0.3090</text:p>
          </table:table-cell>
          <table:table-cell table:formula="of:=SIN(RADIANS([.A115]*4))" office:value-type="float" office:value="0.994521895368273">
            <text:p>0.9945</text:p>
          </table:table-cell>
          <table:table-cell table:formula="of:=SIN(RADIANS([.A115]*5))" office:value-type="float" office:value="-0.499999999999999">
            <text:p>-0.5000</text:p>
          </table:table-cell>
          <table:table-cell table:formula="of:=SIN(RADIANS([.A115]*6))" office:value-type="float" office:value="-0.587785252292473">
            <text:p>-0.5878</text:p>
          </table:table-cell>
          <table:table-cell table:formula="of:=SIN(RADIANS([.A115]*7))" office:value-type="float" office:value="0.978147600733806">
            <text:p>0.9781</text:p>
          </table:table-cell>
          <table:table-cell table:formula="of:=SIN(RADIANS([.A115]*8))" office:value-type="float" office:value="-0.20791169081776">
            <text:p>-0.2079</text:p>
          </table:table-cell>
          <table:table-cell table:formula="of:=SIN(RADIANS([.A115]*9))" office:value-type="float" office:value="-0.809016994374947">
            <text:p>-0.8090</text:p>
          </table:table-cell>
          <table:table-cell table:formula="of:=SIN(RADIANS([.A115]*10))" office:value-type="float" office:value="0.866025403784438">
            <text:p>0.8660</text:p>
          </table:table-cell>
          <table:table-cell table:formula="of:=SIN(RADIANS([.A115]*11))" office:value-type="float" office:value="0.104528463267655">
            <text:p>0.1045</text:p>
          </table:table-cell>
          <table:table-cell table:formula="of:=SIN(RADIANS([.A115]*12))" office:value-type="float" office:value="-0.951056516295154">
            <text:p>-0.9511</text:p>
          </table:table-cell>
          <table:table-cell table:formula="of:=SIN(RADIANS([.A115]*13))" office:value-type="float" office:value="0.669130606358858">
            <text:p>0.6691</text:p>
          </table:table-cell>
          <table:table-cell table:formula="of:=SIN(RADIANS([.A115]*14))" office:value-type="float" office:value="0.4067366430758">
            <text:p>0.4067</text:p>
          </table:table-cell>
          <table:table-cell table:formula="of:=SIN(RADIANS([.A115]*15))" office:value-type="float" office:value="-1">
            <text:p>-1.0000</text:p>
          </table:table-cell>
          <table:table-cell table:formula="of:=SIN(RADIANS([.A115]*16))" office:value-type="float" office:value="0.406736643075801">
            <text:p>0.4067</text:p>
          </table:table-cell>
          <table:table-cell table:formula="of:=COS(RADIANS([.A115]))" office:value-type="float" office:value="-0.4067366430758">
            <text:p>-0.4067</text:p>
          </table:table-cell>
          <table:table-cell table:formula="of:=COS(RADIANS([.A115]*2))" office:value-type="float" office:value="-0.669130606358858">
            <text:p>-0.6691</text:p>
          </table:table-cell>
          <table:table-cell table:formula="of:=COS(RADIANS([.A115]*3))" office:value-type="float" office:value="0.951056516295153">
            <text:p>0.9511</text:p>
          </table:table-cell>
          <table:table-cell table:formula="of:=COS(RADIANS([.A115]*4))" office:value-type="float" office:value="-0.104528463267654">
            <text:p>-0.1045</text:p>
          </table:table-cell>
          <table:table-cell table:formula="of:=COS(RADIANS([.A115]*5))" office:value-type="float" office:value="-0.866025403784439">
            <text:p>-0.8660</text:p>
          </table:table-cell>
          <table:table-cell table:formula="of:=COS(RADIANS([.A115]*6))" office:value-type="float" office:value="0.809016994374947">
            <text:p>0.8090</text:p>
          </table:table-cell>
          <table:table-cell table:formula="of:=COS(RADIANS([.A115]*7))" office:value-type="float" office:value="0.207911690817759">
            <text:p>0.2079</text:p>
          </table:table-cell>
          <table:table-cell table:formula="of:=COS(RADIANS([.A115]*8))" office:value-type="float" office:value="-0.978147600733805">
            <text:p>-0.9781</text:p>
          </table:table-cell>
          <table:table-cell table:formula="of:=COS(RADIANS([.A115]*9))" office:value-type="float" office:value="0.587785252292474">
            <text:p>0.5878</text:p>
          </table:table-cell>
          <table:table-cell table:formula="of:=COS(RADIANS([.A115]*10))" office:value-type="float" office:value="0.500000000000002">
            <text:p>0.5000</text:p>
          </table:table-cell>
          <table:table-cell table:formula="of:=COS(RADIANS([.A115]*11))" office:value-type="float" office:value="-0.994521895368273">
            <text:p>-0.9945</text:p>
          </table:table-cell>
          <table:table-cell table:formula="of:=COS(RADIANS([.A115]*12))" office:value-type="float" office:value="0.309016994374947">
            <text:p>0.3090</text:p>
          </table:table-cell>
          <table:table-cell table:formula="of:=COS(RADIANS([.A115]*13))" office:value-type="float" office:value="0.743144825477394">
            <text:p>0.7431</text:p>
          </table:table-cell>
          <table:table-cell table:formula="of:=COS(RADIANS([.A115]*14))" office:value-type="float" office:value="-0.913545457642601">
            <text:p>-0.9135</text:p>
          </table:table-cell>
          <table:table-cell table:formula="of:=COS(RADIANS([.A115]*15))" office:value-type="float" office:value="6.12942380210265E-016">
            <text:p>0.0000</text:p>
          </table:table-cell>
          <table:table-cell table:formula="of:=COS(RADIANS([.A115]*16))" office:value-type="float" office:value="0.9135454576426">
            <text:p>0.913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55S">
            <text:p>00:01:55</text:p>
          </table:table-cell>
          <table:table-cell table:formula="of:=SIN(RADIANS([.A116]))" office:value-type="float" office:value="0.90630778703665">
            <text:p>0.9063</text:p>
          </table:table-cell>
          <table:table-cell table:formula="of:=SIN(RADIANS([.A116]*2))" office:value-type="float" office:value="-0.766044443118978">
            <text:p>-0.7660</text:p>
          </table:table-cell>
          <table:table-cell table:formula="of:=SIN(RADIANS([.A116]*3))" office:value-type="float" office:value="-0.258819045102521">
            <text:p>-0.2588</text:p>
          </table:table-cell>
          <table:table-cell table:formula="of:=SIN(RADIANS([.A116]*4))" office:value-type="float" office:value="0.984807753012208">
            <text:p>0.9848</text:p>
          </table:table-cell>
          <table:table-cell table:formula="of:=SIN(RADIANS([.A116]*5))" office:value-type="float" office:value="-0.573576436351047">
            <text:p>-0.5736</text:p>
          </table:table-cell>
          <table:table-cell table:formula="of:=SIN(RADIANS([.A116]*6))" office:value-type="float" office:value="-0.5">
            <text:p>-0.5000</text:p>
          </table:table-cell>
          <table:table-cell table:formula="of:=SIN(RADIANS([.A116]*7))" office:value-type="float" office:value="0.996194698091746">
            <text:p>0.9962</text:p>
          </table:table-cell>
          <table:table-cell table:formula="of:=SIN(RADIANS([.A116]*8))" office:value-type="float" office:value="-0.342020143325668">
            <text:p>-0.3420</text:p>
          </table:table-cell>
          <table:table-cell table:formula="of:=SIN(RADIANS([.A116]*9))" office:value-type="float" office:value="-0.707106781186549">
            <text:p>-0.7071</text:p>
          </table:table-cell>
          <table:table-cell table:formula="of:=SIN(RADIANS([.A116]*10))" office:value-type="float" office:value="0.939692620785909">
            <text:p>0.9397</text:p>
          </table:table-cell>
          <table:table-cell table:formula="of:=SIN(RADIANS([.A116]*11))" office:value-type="float" office:value="-0.087155742747659">
            <text:p>-0.0872</text:p>
          </table:table-cell>
          <table:table-cell table:formula="of:=SIN(RADIANS([.A116]*12))" office:value-type="float" office:value="-0.866025403784438">
            <text:p>-0.8660</text:p>
          </table:table-cell>
          <table:table-cell table:formula="of:=SIN(RADIANS([.A116]*13))" office:value-type="float" office:value="0.819152044288992">
            <text:p>0.8192</text:p>
          </table:table-cell>
          <table:table-cell table:formula="of:=SIN(RADIANS([.A116]*14))" office:value-type="float" office:value="0.173648177666931">
            <text:p>0.1736</text:p>
          </table:table-cell>
          <table:table-cell table:formula="of:=SIN(RADIANS([.A116]*15))" office:value-type="float" office:value="-0.965925826289069">
            <text:p>-0.9659</text:p>
          </table:table-cell>
          <table:table-cell table:formula="of:=SIN(RADIANS([.A116]*16))" office:value-type="float" office:value="0.642787609686538">
            <text:p>0.6428</text:p>
          </table:table-cell>
          <table:table-cell table:formula="of:=COS(RADIANS([.A116]))" office:value-type="float" office:value="-0.422618261740699">
            <text:p>-0.4226</text:p>
          </table:table-cell>
          <table:table-cell table:formula="of:=COS(RADIANS([.A116]*2))" office:value-type="float" office:value="-0.642787609686539">
            <text:p>-0.6428</text:p>
          </table:table-cell>
          <table:table-cell table:formula="of:=COS(RADIANS([.A116]*3))" office:value-type="float" office:value="0.965925826289068">
            <text:p>0.9659</text:p>
          </table:table-cell>
          <table:table-cell table:formula="of:=COS(RADIANS([.A116]*4))" office:value-type="float" office:value="-0.17364817766693">
            <text:p>-0.1736</text:p>
          </table:table-cell>
          <table:table-cell table:formula="of:=COS(RADIANS([.A116]*5))" office:value-type="float" office:value="-0.819152044288991">
            <text:p>-0.8192</text:p>
          </table:table-cell>
          <table:table-cell table:formula="of:=COS(RADIANS([.A116]*6))" office:value-type="float" office:value="0.866025403784439">
            <text:p>0.8660</text:p>
          </table:table-cell>
          <table:table-cell table:formula="of:=COS(RADIANS([.A116]*7))" office:value-type="float" office:value="0.0871557427476586">
            <text:p>0.0872</text:p>
          </table:table-cell>
          <table:table-cell table:formula="of:=COS(RADIANS([.A116]*8))" office:value-type="float" office:value="-0.939692620785909">
            <text:p>-0.9397</text:p>
          </table:table-cell>
          <table:table-cell table:formula="of:=COS(RADIANS([.A116]*9))" office:value-type="float" office:value="0.707106781186546">
            <text:p>0.7071</text:p>
          </table:table-cell>
          <table:table-cell table:formula="of:=COS(RADIANS([.A116]*10))" office:value-type="float" office:value="0.342020143325667">
            <text:p>0.3420</text:p>
          </table:table-cell>
          <table:table-cell table:formula="of:=COS(RADIANS([.A116]*11))" office:value-type="float" office:value="-0.996194698091745">
            <text:p>-0.9962</text:p>
          </table:table-cell>
          <table:table-cell table:formula="of:=COS(RADIANS([.A116]*12))" office:value-type="float" office:value="0.5">
            <text:p>0.5000</text:p>
          </table:table-cell>
          <table:table-cell table:formula="of:=COS(RADIANS([.A116]*13))" office:value-type="float" office:value="0.573576436351046">
            <text:p>0.5736</text:p>
          </table:table-cell>
          <table:table-cell table:formula="of:=COS(RADIANS([.A116]*14))" office:value-type="float" office:value="-0.984807753012208">
            <text:p>-0.9848</text:p>
          </table:table-cell>
          <table:table-cell table:formula="of:=COS(RADIANS([.A116]*15))" office:value-type="float" office:value="0.258819045102519">
            <text:p>0.2588</text:p>
          </table:table-cell>
          <table:table-cell table:formula="of:=COS(RADIANS([.A116]*16))" office:value-type="float" office:value="0.766044443118979">
            <text:p>0.766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56S">
            <text:p>00:01:56</text:p>
          </table:table-cell>
          <table:table-cell table:formula="of:=SIN(RADIANS([.A117]))" office:value-type="float" office:value="0.898794046299167">
            <text:p>0.8988</text:p>
          </table:table-cell>
          <table:table-cell table:formula="of:=SIN(RADIANS([.A117]*2))" office:value-type="float" office:value="-0.788010753606722">
            <text:p>-0.7880</text:p>
          </table:table-cell>
          <table:table-cell table:formula="of:=SIN(RADIANS([.A117]*3))" office:value-type="float" office:value="-0.20791169081776">
            <text:p>-0.2079</text:p>
          </table:table-cell>
          <table:table-cell table:formula="of:=SIN(RADIANS([.A117]*4))" office:value-type="float" office:value="0.970295726275996">
            <text:p>0.9703</text:p>
          </table:table-cell>
          <table:table-cell table:formula="of:=SIN(RADIANS([.A117]*5))" office:value-type="float" office:value="-0.64278760968654">
            <text:p>-0.6428</text:p>
          </table:table-cell>
          <table:table-cell table:formula="of:=SIN(RADIANS([.A117]*6))" office:value-type="float" office:value="-0.406736643075801">
            <text:p>-0.4067</text:p>
          </table:table-cell>
          <table:table-cell table:formula="of:=SIN(RADIANS([.A117]*7))" office:value-type="float" office:value="0.999390827019096">
            <text:p>0.9994</text:p>
          </table:table-cell>
          <table:table-cell table:formula="of:=SIN(RADIANS([.A117]*8))" office:value-type="float" office:value="-0.469471562785892">
            <text:p>-0.4695</text:p>
          </table:table-cell>
          <table:table-cell table:formula="of:=SIN(RADIANS([.A117]*9))" office:value-type="float" office:value="-0.587785252292474">
            <text:p>-0.5878</text:p>
          </table:table-cell>
          <table:table-cell table:formula="of:=SIN(RADIANS([.A117]*10))" office:value-type="float" office:value="0.984807753012208">
            <text:p>0.9848</text:p>
          </table:table-cell>
          <table:table-cell table:formula="of:=SIN(RADIANS([.A117]*11))" office:value-type="float" office:value="-0.275637355816999">
            <text:p>-0.2756</text:p>
          </table:table-cell>
          <table:table-cell table:formula="of:=SIN(RADIANS([.A117]*12))" office:value-type="float" office:value="-0.743144825477396">
            <text:p>-0.7431</text:p>
          </table:table-cell>
          <table:table-cell table:formula="of:=SIN(RADIANS([.A117]*13))" office:value-type="float" office:value="0.927183854566787">
            <text:p>0.9272</text:p>
          </table:table-cell>
          <table:table-cell table:formula="of:=SIN(RADIANS([.A117]*14))" office:value-type="float" office:value="-0.0697564737441234">
            <text:p>-0.0698</text:p>
          </table:table-cell>
          <table:table-cell table:formula="of:=SIN(RADIANS([.A117]*15))" office:value-type="float" office:value="-0.866025403784439">
            <text:p>-0.8660</text:p>
          </table:table-cell>
          <table:table-cell table:formula="of:=SIN(RADIANS([.A117]*16))" office:value-type="float" office:value="0.829037572555043">
            <text:p>0.8290</text:p>
          </table:table-cell>
          <table:table-cell table:formula="of:=COS(RADIANS([.A117]))" office:value-type="float" office:value="-0.438371146789078">
            <text:p>-0.4384</text:p>
          </table:table-cell>
          <table:table-cell table:formula="of:=COS(RADIANS([.A117]*2))" office:value-type="float" office:value="-0.615661475325658">
            <text:p>-0.6157</text:p>
          </table:table-cell>
          <table:table-cell table:formula="of:=COS(RADIANS([.A117]*3))" office:value-type="float" office:value="0.978147600733806">
            <text:p>0.9781</text:p>
          </table:table-cell>
          <table:table-cell table:formula="of:=COS(RADIANS([.A117]*4))" office:value-type="float" office:value="-0.241921895599668">
            <text:p>-0.2419</text:p>
          </table:table-cell>
          <table:table-cell table:formula="of:=COS(RADIANS([.A117]*5))" office:value-type="float" office:value="-0.766044443118978">
            <text:p>-0.7660</text:p>
          </table:table-cell>
          <table:table-cell table:formula="of:=COS(RADIANS([.A117]*6))" office:value-type="float" office:value="0.9135454576426">
            <text:p>0.9135</text:p>
          </table:table-cell>
          <table:table-cell table:formula="of:=COS(RADIANS([.A117]*7))" office:value-type="float" office:value="-0.0348994967025">
            <text:p>-0.0349</text:p>
          </table:table-cell>
          <table:table-cell table:formula="of:=COS(RADIANS([.A117]*8))" office:value-type="float" office:value="-0.882947592858926">
            <text:p>-0.8829</text:p>
          </table:table-cell>
          <table:table-cell table:formula="of:=COS(RADIANS([.A117]*9))" office:value-type="float" office:value="0.809016994374947">
            <text:p>0.8090</text:p>
          </table:table-cell>
          <table:table-cell table:formula="of:=COS(RADIANS([.A117]*10))" office:value-type="float" office:value="0.173648177666929">
            <text:p>0.1736</text:p>
          </table:table-cell>
          <table:table-cell table:formula="of:=COS(RADIANS([.A117]*11))" office:value-type="float" office:value="-0.961261695938319">
            <text:p>-0.9613</text:p>
          </table:table-cell>
          <table:table-cell table:formula="of:=COS(RADIANS([.A117]*12))" office:value-type="float" office:value="0.669130606358857">
            <text:p>0.6691</text:p>
          </table:table-cell>
          <table:table-cell table:formula="of:=COS(RADIANS([.A117]*13))" office:value-type="float" office:value="0.374606593415912">
            <text:p>0.3746</text:p>
          </table:table-cell>
          <table:table-cell table:formula="of:=COS(RADIANS([.A117]*14))" office:value-type="float" office:value="-0.997564050259824">
            <text:p>-0.9976</text:p>
          </table:table-cell>
          <table:table-cell table:formula="of:=COS(RADIANS([.A117]*15))" office:value-type="float" office:value="0.5">
            <text:p>0.5000</text:p>
          </table:table-cell>
          <table:table-cell table:formula="of:=COS(RADIANS([.A117]*16))" office:value-type="float" office:value="0.559192903470745">
            <text:p>0.559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57S">
            <text:p>00:01:57</text:p>
          </table:table-cell>
          <table:table-cell table:formula="of:=SIN(RADIANS([.A118]))" office:value-type="float" office:value="0.891006524188368">
            <text:p>0.8910</text:p>
          </table:table-cell>
          <table:table-cell table:formula="of:=SIN(RADIANS([.A118]*2))" office:value-type="float" office:value="-0.809016994374947">
            <text:p>-0.8090</text:p>
          </table:table-cell>
          <table:table-cell table:formula="of:=SIN(RADIANS([.A118]*3))" office:value-type="float" office:value="-0.156434465040231">
            <text:p>-0.1564</text:p>
          </table:table-cell>
          <table:table-cell table:formula="of:=SIN(RADIANS([.A118]*4))" office:value-type="float" office:value="0.951056516295154">
            <text:p>0.9511</text:p>
          </table:table-cell>
          <table:table-cell table:formula="of:=SIN(RADIANS([.A118]*5))" office:value-type="float" office:value="-0.707106781186548">
            <text:p>-0.7071</text:p>
          </table:table-cell>
          <table:table-cell table:formula="of:=SIN(RADIANS([.A118]*6))" office:value-type="float" office:value="-0.309016994374948">
            <text:p>-0.3090</text:p>
          </table:table-cell>
          <table:table-cell table:formula="of:=SIN(RADIANS([.A118]*7))" office:value-type="float" office:value="0.987688340595138">
            <text:p>0.9877</text:p>
          </table:table-cell>
          <table:table-cell table:formula="of:=SIN(RADIANS([.A118]*8))" office:value-type="float" office:value="-0.587785252292473">
            <text:p>-0.5878</text:p>
          </table:table-cell>
          <table:table-cell table:formula="of:=SIN(RADIANS([.A118]*9))" office:value-type="float" office:value="-0.453990499739547">
            <text:p>-0.4540</text:p>
          </table:table-cell>
          <table:table-cell table:formula="of:=SIN(RADIANS([.A118]*10))" office:value-type="float" office:value="1">
            <text:p>1.0000</text:p>
          </table:table-cell>
          <table:table-cell table:formula="of:=SIN(RADIANS([.A118]*11))" office:value-type="float" office:value="-0.453990499739545">
            <text:p>-0.4540</text:p>
          </table:table-cell>
          <table:table-cell table:formula="of:=SIN(RADIANS([.A118]*12))" office:value-type="float" office:value="-0.587785252292474">
            <text:p>-0.5878</text:p>
          </table:table-cell>
          <table:table-cell table:formula="of:=SIN(RADIANS([.A118]*13))" office:value-type="float" office:value="0.987688340595138">
            <text:p>0.9877</text:p>
          </table:table-cell>
          <table:table-cell table:formula="of:=SIN(RADIANS([.A118]*14))" office:value-type="float" office:value="-0.309016994374948">
            <text:p>-0.3090</text:p>
          </table:table-cell>
          <table:table-cell table:formula="of:=SIN(RADIANS([.A118]*15))" office:value-type="float" office:value="-0.707106781186549">
            <text:p>-0.7071</text:p>
          </table:table-cell>
          <table:table-cell table:formula="of:=SIN(RADIANS([.A118]*16))" office:value-type="float" office:value="0.951056516295153">
            <text:p>0.9511</text:p>
          </table:table-cell>
          <table:table-cell table:formula="of:=COS(RADIANS([.A118]))" office:value-type="float" office:value="-0.453990499739547">
            <text:p>-0.4540</text:p>
          </table:table-cell>
          <table:table-cell table:formula="of:=COS(RADIANS([.A118]*2))" office:value-type="float" office:value="-0.587785252292473">
            <text:p>-0.5878</text:p>
          </table:table-cell>
          <table:table-cell table:formula="of:=COS(RADIANS([.A118]*3))" office:value-type="float" office:value="0.987688340595138">
            <text:p>0.9877</text:p>
          </table:table-cell>
          <table:table-cell table:formula="of:=COS(RADIANS([.A118]*4))" office:value-type="float" office:value="-0.309016994374947">
            <text:p>-0.3090</text:p>
          </table:table-cell>
          <table:table-cell table:formula="of:=COS(RADIANS([.A118]*5))" office:value-type="float" office:value="-0.707106781186547">
            <text:p>-0.7071</text:p>
          </table:table-cell>
          <table:table-cell table:formula="of:=COS(RADIANS([.A118]*6))" office:value-type="float" office:value="0.951056516295153">
            <text:p>0.9511</text:p>
          </table:table-cell>
          <table:table-cell table:formula="of:=COS(RADIANS([.A118]*7))" office:value-type="float" office:value="-0.156434465040231">
            <text:p>-0.1564</text:p>
          </table:table-cell>
          <table:table-cell table:formula="of:=COS(RADIANS([.A118]*8))" office:value-type="float" office:value="-0.809016994374948">
            <text:p>-0.8090</text:p>
          </table:table-cell>
          <table:table-cell table:formula="of:=COS(RADIANS([.A118]*9))" office:value-type="float" office:value="0.891006524188368">
            <text:p>0.8910</text:p>
          </table:table-cell>
          <table:table-cell table:formula="of:=COS(RADIANS([.A118]*10))" office:value-type="float" office:value="-9.80336419954471E-016">
            <text:p>0.0000</text:p>
          </table:table-cell>
          <table:table-cell table:formula="of:=COS(RADIANS([.A118]*11))" office:value-type="float" office:value="-0.891006524188369">
            <text:p>-0.8910</text:p>
          </table:table-cell>
          <table:table-cell table:formula="of:=COS(RADIANS([.A118]*12))" office:value-type="float" office:value="0.809016994374947">
            <text:p>0.8090</text:p>
          </table:table-cell>
          <table:table-cell table:formula="of:=COS(RADIANS([.A118]*13))" office:value-type="float" office:value="0.156434465040231">
            <text:p>0.1564</text:p>
          </table:table-cell>
          <table:table-cell table:formula="of:=COS(RADIANS([.A118]*14))" office:value-type="float" office:value="-0.951056516295153">
            <text:p>-0.9511</text:p>
          </table:table-cell>
          <table:table-cell table:formula="of:=COS(RADIANS([.A118]*15))" office:value-type="float" office:value="0.707106781186546">
            <text:p>0.7071</text:p>
          </table:table-cell>
          <table:table-cell table:formula="of:=COS(RADIANS([.A118]*16))" office:value-type="float" office:value="0.309016994374949">
            <text:p>0.309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58S">
            <text:p>00:01:58</text:p>
          </table:table-cell>
          <table:table-cell table:formula="of:=SIN(RADIANS([.A119]))" office:value-type="float" office:value="0.882947592858927">
            <text:p>0.8829</text:p>
          </table:table-cell>
          <table:table-cell table:formula="of:=SIN(RADIANS([.A119]*2))" office:value-type="float" office:value="-0.829037572555042">
            <text:p>-0.8290</text:p>
          </table:table-cell>
          <table:table-cell table:formula="of:=SIN(RADIANS([.A119]*3))" office:value-type="float" office:value="-0.104528463267653">
            <text:p>-0.1045</text:p>
          </table:table-cell>
          <table:table-cell table:formula="of:=SIN(RADIANS([.A119]*4))" office:value-type="float" office:value="0.927183854566787">
            <text:p>0.9272</text:p>
          </table:table-cell>
          <table:table-cell table:formula="of:=SIN(RADIANS([.A119]*5))" office:value-type="float" office:value="-0.766044443118978">
            <text:p>-0.7660</text:p>
          </table:table-cell>
          <table:table-cell table:formula="of:=SIN(RADIANS([.A119]*6))" office:value-type="float" office:value="-0.207911690817759">
            <text:p>-0.2079</text:p>
          </table:table-cell>
          <table:table-cell table:formula="of:=SIN(RADIANS([.A119]*7))" office:value-type="float" office:value="0.961261695938319">
            <text:p>0.9613</text:p>
          </table:table-cell>
          <table:table-cell table:formula="of:=SIN(RADIANS([.A119]*8))" office:value-type="float" office:value="-0.694658370458998">
            <text:p>-0.6947</text:p>
          </table:table-cell>
          <table:table-cell table:formula="of:=SIN(RADIANS([.A119]*9))" office:value-type="float" office:value="-0.309016994374946">
            <text:p>-0.3090</text:p>
          </table:table-cell>
          <table:table-cell table:formula="of:=SIN(RADIANS([.A119]*10))" office:value-type="float" office:value="0.984807753012208">
            <text:p>0.9848</text:p>
          </table:table-cell>
          <table:table-cell table:formula="of:=SIN(RADIANS([.A119]*11))" office:value-type="float" office:value="-0.615661475325659">
            <text:p>-0.6157</text:p>
          </table:table-cell>
          <table:table-cell table:formula="of:=SIN(RADIANS([.A119]*12))" office:value-type="float" office:value="-0.4067366430758">
            <text:p>-0.4067</text:p>
          </table:table-cell>
          <table:table-cell table:formula="of:=SIN(RADIANS([.A119]*13))" office:value-type="float" office:value="0.997564050259824">
            <text:p>0.9976</text:p>
          </table:table-cell>
          <table:table-cell table:formula="of:=SIN(RADIANS([.A119]*14))" office:value-type="float" office:value="-0.529919264233205">
            <text:p>-0.5299</text:p>
          </table:table-cell>
          <table:table-cell table:formula="of:=SIN(RADIANS([.A119]*15))" office:value-type="float" office:value="-0.500000000000001">
            <text:p>-0.5000</text:p>
          </table:table-cell>
          <table:table-cell table:formula="of:=SIN(RADIANS([.A119]*16))" office:value-type="float" office:value="0.999390827019096">
            <text:p>0.9994</text:p>
          </table:table-cell>
          <table:table-cell table:formula="of:=COS(RADIANS([.A119]))" office:value-type="float" office:value="-0.469471562785891">
            <text:p>-0.4695</text:p>
          </table:table-cell>
          <table:table-cell table:formula="of:=COS(RADIANS([.A119]*2))" office:value-type="float" office:value="-0.559192903470747">
            <text:p>-0.5592</text:p>
          </table:table-cell>
          <table:table-cell table:formula="of:=COS(RADIANS([.A119]*3))" office:value-type="float" office:value="0.994521895368273">
            <text:p>0.9945</text:p>
          </table:table-cell>
          <table:table-cell table:formula="of:=COS(RADIANS([.A119]*4))" office:value-type="float" office:value="-0.374606593415913">
            <text:p>-0.3746</text:p>
          </table:table-cell>
          <table:table-cell table:formula="of:=COS(RADIANS([.A119]*5))" office:value-type="float" office:value="-0.642787609686539">
            <text:p>-0.6428</text:p>
          </table:table-cell>
          <table:table-cell table:formula="of:=COS(RADIANS([.A119]*6))" office:value-type="float" office:value="0.978147600733806">
            <text:p>0.9781</text:p>
          </table:table-cell>
          <table:table-cell table:formula="of:=COS(RADIANS([.A119]*7))" office:value-type="float" office:value="-0.275637355816999">
            <text:p>-0.2756</text:p>
          </table:table-cell>
          <table:table-cell table:formula="of:=COS(RADIANS([.A119]*8))" office:value-type="float" office:value="-0.71933980033865">
            <text:p>-0.7193</text:p>
          </table:table-cell>
          <table:table-cell table:formula="of:=COS(RADIANS([.A119]*9))" office:value-type="float" office:value="0.951056516295154">
            <text:p>0.9511</text:p>
          </table:table-cell>
          <table:table-cell table:formula="of:=COS(RADIANS([.A119]*10))" office:value-type="float" office:value="-0.173648177666931">
            <text:p>-0.1736</text:p>
          </table:table-cell>
          <table:table-cell table:formula="of:=COS(RADIANS([.A119]*11))" office:value-type="float" office:value="-0.788010753606722">
            <text:p>-0.7880</text:p>
          </table:table-cell>
          <table:table-cell table:formula="of:=COS(RADIANS([.A119]*12))" office:value-type="float" office:value="0.913545457642601">
            <text:p>0.9135</text:p>
          </table:table-cell>
          <table:table-cell table:formula="of:=COS(RADIANS([.A119]*13))" office:value-type="float" office:value="-0.0697564737441252">
            <text:p>-0.0698</text:p>
          </table:table-cell>
          <table:table-cell table:formula="of:=COS(RADIANS([.A119]*14))" office:value-type="float" office:value="-0.848048096156426">
            <text:p>-0.8480</text:p>
          </table:table-cell>
          <table:table-cell table:formula="of:=COS(RADIANS([.A119]*15))" office:value-type="float" office:value="0.866025403784438">
            <text:p>0.8660</text:p>
          </table:table-cell>
          <table:table-cell table:formula="of:=COS(RADIANS([.A119]*16))" office:value-type="float" office:value="0.0348994967024983">
            <text:p>0.0349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1M59S">
            <text:p>00:01:59</text:p>
          </table:table-cell>
          <table:table-cell table:formula="of:=SIN(RADIANS([.A120]))" office:value-type="float" office:value="0.874619707139396">
            <text:p>0.8746</text:p>
          </table:table-cell>
          <table:table-cell table:formula="of:=SIN(RADIANS([.A120]*2))" office:value-type="float" office:value="-0.848048096156426">
            <text:p>-0.8480</text:p>
          </table:table-cell>
          <table:table-cell table:formula="of:=SIN(RADIANS([.A120]*3))" office:value-type="float" office:value="-0.0523359562429444">
            <text:p>-0.0523</text:p>
          </table:table-cell>
          <table:table-cell table:formula="of:=SIN(RADIANS([.A120]*4))" office:value-type="float" office:value="0.898794046299167">
            <text:p>0.8988</text:p>
          </table:table-cell>
          <table:table-cell table:formula="of:=SIN(RADIANS([.A120]*5))" office:value-type="float" office:value="-0.819152044288992">
            <text:p>-0.8192</text:p>
          </table:table-cell>
          <table:table-cell table:formula="of:=SIN(RADIANS([.A120]*6))" office:value-type="float" office:value="-0.104528463267655">
            <text:p>-0.1045</text:p>
          </table:table-cell>
          <table:table-cell table:formula="of:=SIN(RADIANS([.A120]*7))" office:value-type="float" office:value="0.920504853452441">
            <text:p>0.9205</text:p>
          </table:table-cell>
          <table:table-cell table:formula="of:=SIN(RADIANS([.A120]*8))" office:value-type="float" office:value="-0.788010753606722">
            <text:p>-0.7880</text:p>
          </table:table-cell>
          <table:table-cell table:formula="of:=SIN(RADIANS([.A120]*9))" office:value-type="float" office:value="-0.156434465040232">
            <text:p>-0.1564</text:p>
          </table:table-cell>
          <table:table-cell table:formula="of:=SIN(RADIANS([.A120]*10))" office:value-type="float" office:value="0.939692620785908">
            <text:p>0.9397</text:p>
          </table:table-cell>
          <table:table-cell table:formula="of:=SIN(RADIANS([.A120]*11))" office:value-type="float" office:value="-0.754709580222771">
            <text:p>-0.7547</text:p>
          </table:table-cell>
          <table:table-cell table:formula="of:=SIN(RADIANS([.A120]*12))" office:value-type="float" office:value="-0.207911690817761">
            <text:p>-0.2079</text:p>
          </table:table-cell>
          <table:table-cell table:formula="of:=SIN(RADIANS([.A120]*13))" office:value-type="float" office:value="0.956304755963035">
            <text:p>0.9563</text:p>
          </table:table-cell>
          <table:table-cell table:formula="of:=SIN(RADIANS([.A120]*14))" office:value-type="float" office:value="-0.71933980033865">
            <text:p>-0.7193</text:p>
          </table:table-cell>
          <table:table-cell table:formula="of:=SIN(RADIANS([.A120]*15))" office:value-type="float" office:value="-0.25881904510252">
            <text:p>-0.2588</text:p>
          </table:table-cell>
          <table:table-cell table:formula="of:=SIN(RADIANS([.A120]*16))" office:value-type="float" office:value="0.970295726275996">
            <text:p>0.9703</text:p>
          </table:table-cell>
          <table:table-cell table:formula="of:=COS(RADIANS([.A120]))" office:value-type="float" office:value="-0.484809620246337">
            <text:p>-0.4848</text:p>
          </table:table-cell>
          <table:table-cell table:formula="of:=COS(RADIANS([.A120]*2))" office:value-type="float" office:value="-0.529919264233205">
            <text:p>-0.5299</text:p>
          </table:table-cell>
          <table:table-cell table:formula="of:=COS(RADIANS([.A120]*3))" office:value-type="float" office:value="0.998629534754574">
            <text:p>0.9986</text:p>
          </table:table-cell>
          <table:table-cell table:formula="of:=COS(RADIANS([.A120]*4))" office:value-type="float" office:value="-0.438371146789077">
            <text:p>-0.4384</text:p>
          </table:table-cell>
          <table:table-cell table:formula="of:=COS(RADIANS([.A120]*5))" office:value-type="float" office:value="-0.573576436351046">
            <text:p>-0.5736</text:p>
          </table:table-cell>
          <table:table-cell table:formula="of:=COS(RADIANS([.A120]*6))" office:value-type="float" office:value="0.994521895368273">
            <text:p>0.9945</text:p>
          </table:table-cell>
          <table:table-cell table:formula="of:=COS(RADIANS([.A120]*7))" office:value-type="float" office:value="-0.390731128489273">
            <text:p>-0.3907</text:p>
          </table:table-cell>
          <table:table-cell table:formula="of:=COS(RADIANS([.A120]*8))" office:value-type="float" office:value="-0.615661475325658">
            <text:p>-0.6157</text:p>
          </table:table-cell>
          <table:table-cell table:formula="of:=COS(RADIANS([.A120]*9))" office:value-type="float" office:value="0.987688340595137">
            <text:p>0.9877</text:p>
          </table:table-cell>
          <table:table-cell table:formula="of:=COS(RADIANS([.A120]*10))" office:value-type="float" office:value="-0.342020143325669">
            <text:p>-0.3420</text:p>
          </table:table-cell>
          <table:table-cell table:formula="of:=COS(RADIANS([.A120]*11))" office:value-type="float" office:value="-0.656059028990508">
            <text:p>-0.6561</text:p>
          </table:table-cell>
          <table:table-cell table:formula="of:=COS(RADIANS([.A120]*12))" office:value-type="float" office:value="0.978147600733805">
            <text:p>0.9781</text:p>
          </table:table-cell>
          <table:table-cell table:formula="of:=COS(RADIANS([.A120]*13))" office:value-type="float" office:value="-0.292371704722737">
            <text:p>-0.2924</text:p>
          </table:table-cell>
          <table:table-cell table:formula="of:=COS(RADIANS([.A120]*14))" office:value-type="float" office:value="-0.694658370458998">
            <text:p>-0.6947</text:p>
          </table:table-cell>
          <table:table-cell table:formula="of:=COS(RADIANS([.A120]*15))" office:value-type="float" office:value="0.965925826289069">
            <text:p>0.9659</text:p>
          </table:table-cell>
          <table:table-cell table:formula="of:=COS(RADIANS([.A120]*16))" office:value-type="float" office:value="-0.241921895599667">
            <text:p>-0.241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00S">
            <text:p>00:02:00</text:p>
          </table:table-cell>
          <table:table-cell table:formula="of:=SIN(RADIANS([.A121]))" office:value-type="float" office:value="0.866025403784439">
            <text:p>0.8660</text:p>
          </table:table-cell>
          <table:table-cell table:formula="of:=SIN(RADIANS([.A121]*2))" office:value-type="float" office:value="-0.866025403784438">
            <text:p>-0.8660</text:p>
          </table:table-cell>
          <table:table-cell table:formula="of:=SIN(RADIANS([.A121]*3))" office:value-type="float" office:value="-2.44929359829471E-016">
            <text:p>0.0000</text:p>
          </table:table-cell>
          <table:table-cell table:formula="of:=SIN(RADIANS([.A121]*4))" office:value-type="float" office:value="0.866025403784439">
            <text:p>0.8660</text:p>
          </table:table-cell>
          <table:table-cell table:formula="of:=SIN(RADIANS([.A121]*5))" office:value-type="float" office:value="-0.866025403784439">
            <text:p>-0.8660</text:p>
          </table:table-cell>
          <table:table-cell table:formula="of:=SIN(RADIANS([.A121]*6))" office:value-type="float" office:value="-4.89858719658941E-016">
            <text:p>0.0000</text:p>
          </table:table-cell>
          <table:table-cell table:formula="of:=SIN(RADIANS([.A121]*7))" office:value-type="float" office:value="0.866025403784438">
            <text:p>0.8660</text:p>
          </table:table-cell>
          <table:table-cell table:formula="of:=SIN(RADIANS([.A121]*8))" office:value-type="float" office:value="-0.866025403784438">
            <text:p>-0.8660</text:p>
          </table:table-cell>
          <table:table-cell table:formula="of:=SIN(RADIANS([.A121]*9))" office:value-type="float" office:value="-7.34788079488412E-016">
            <text:p>0.0000</text:p>
          </table:table-cell>
          <table:table-cell table:formula="of:=SIN(RADIANS([.A121]*10))" office:value-type="float" office:value="0.866025403784438">
            <text:p>0.8660</text:p>
          </table:table-cell>
          <table:table-cell table:formula="of:=SIN(RADIANS([.A121]*11))" office:value-type="float" office:value="-0.866025403784438">
            <text:p>-0.8660</text:p>
          </table:table-cell>
          <table:table-cell table:formula="of:=SIN(RADIANS([.A121]*12))" office:value-type="float" office:value="-9.79717439317883E-016">
            <text:p>0.0000</text:p>
          </table:table-cell>
          <table:table-cell table:formula="of:=SIN(RADIANS([.A121]*13))" office:value-type="float" office:value="0.866025403784439">
            <text:p>0.8660</text:p>
          </table:table-cell>
          <table:table-cell table:formula="of:=SIN(RADIANS([.A121]*14))" office:value-type="float" office:value="-0.866025403784439">
            <text:p>-0.8660</text:p>
          </table:table-cell>
          <table:table-cell table:formula="of:=SIN(RADIANS([.A121]*15))" office:value-type="float" office:value="-1.22464679914735E-015">
            <text:p>0.0000</text:p>
          </table:table-cell>
          <table:table-cell table:formula="of:=SIN(RADIANS([.A121]*16))" office:value-type="float" office:value="0.866025403784441">
            <text:p>0.8660</text:p>
          </table:table-cell>
          <table:table-cell table:formula="of:=COS(RADIANS([.A121]))" office:value-type="float" office:value="-0.5">
            <text:p>-0.5000</text:p>
          </table:table-cell>
          <table:table-cell table:formula="of:=COS(RADIANS([.A121]*2))" office:value-type="float" office:value="-0.5">
            <text:p>-0.5000</text:p>
          </table:table-cell>
          <table:table-cell table:formula="of:=COS(RADIANS([.A121]*3))" office:value-type="float" office:value="1">
            <text:p>1.0000</text:p>
          </table:table-cell>
          <table:table-cell table:formula="of:=COS(RADIANS([.A121]*4))" office:value-type="float" office:value="-0.499999999999999">
            <text:p>-0.5000</text:p>
          </table:table-cell>
          <table:table-cell table:formula="of:=COS(RADIANS([.A121]*5))" office:value-type="float" office:value="-0.5">
            <text:p>-0.5000</text:p>
          </table:table-cell>
          <table:table-cell table:formula="of:=COS(RADIANS([.A121]*6))" office:value-type="float" office:value="1">
            <text:p>1.0000</text:p>
          </table:table-cell>
          <table:table-cell table:formula="of:=COS(RADIANS([.A121]*7))" office:value-type="float" office:value="-0.500000000000001">
            <text:p>-0.5000</text:p>
          </table:table-cell>
          <table:table-cell table:formula="of:=COS(RADIANS([.A121]*8))" office:value-type="float" office:value="-0.500000000000002">
            <text:p>-0.5000</text:p>
          </table:table-cell>
          <table:table-cell table:formula="of:=COS(RADIANS([.A121]*9))" office:value-type="float" office:value="1">
            <text:p>1.0000</text:p>
          </table:table-cell>
          <table:table-cell table:formula="of:=COS(RADIANS([.A121]*10))" office:value-type="float" office:value="-0.5">
            <text:p>-0.5000</text:p>
          </table:table-cell>
          <table:table-cell table:formula="of:=COS(RADIANS([.A121]*11))" office:value-type="float" office:value="-0.500000000000002">
            <text:p>-0.5000</text:p>
          </table:table-cell>
          <table:table-cell table:formula="of:=COS(RADIANS([.A121]*12))" office:value-type="float" office:value="1">
            <text:p>1.0000</text:p>
          </table:table-cell>
          <table:table-cell table:formula="of:=COS(RADIANS([.A121]*13))" office:value-type="float" office:value="-0.5">
            <text:p>-0.5000</text:p>
          </table:table-cell>
          <table:table-cell table:formula="of:=COS(RADIANS([.A121]*14))" office:value-type="float" office:value="-0.499999999999999">
            <text:p>-0.5000</text:p>
          </table:table-cell>
          <table:table-cell table:formula="of:=COS(RADIANS([.A121]*15))" office:value-type="float" office:value="1">
            <text:p>1.0000</text:p>
          </table:table-cell>
          <table:table-cell table:formula="of:=COS(RADIANS([.A121]*16))" office:value-type="float" office:value="-0.499999999999997">
            <text:p>-0.50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01S">
            <text:p>00:02:01</text:p>
          </table:table-cell>
          <table:table-cell table:formula="of:=SIN(RADIANS([.A122]))" office:value-type="float" office:value="0.857167300702112">
            <text:p>0.8572</text:p>
          </table:table-cell>
          <table:table-cell table:formula="of:=SIN(RADIANS([.A122]*2))" office:value-type="float" office:value="-0.882947592858927">
            <text:p>-0.8829</text:p>
          </table:table-cell>
          <table:table-cell table:formula="of:=SIN(RADIANS([.A122]*3))" office:value-type="float" office:value="0.0523359562429439">
            <text:p>0.0523</text:p>
          </table:table-cell>
          <table:table-cell table:formula="of:=SIN(RADIANS([.A122]*4))" office:value-type="float" office:value="0.829037572555042">
            <text:p>0.8290</text:p>
          </table:table-cell>
          <table:table-cell table:formula="of:=SIN(RADIANS([.A122]*5))" office:value-type="float" office:value="-0.90630778703665">
            <text:p>-0.9063</text:p>
          </table:table-cell>
          <table:table-cell table:formula="of:=SIN(RADIANS([.A122]*6))" office:value-type="float" office:value="0.104528463267654">
            <text:p>0.1045</text:p>
          </table:table-cell>
          <table:table-cell table:formula="of:=SIN(RADIANS([.A122]*7))" office:value-type="float" office:value="0.798635510047293">
            <text:p>0.7986</text:p>
          </table:table-cell>
          <table:table-cell table:formula="of:=SIN(RADIANS([.A122]*8))" office:value-type="float" office:value="-0.927183854566787">
            <text:p>-0.9272</text:p>
          </table:table-cell>
          <table:table-cell table:formula="of:=SIN(RADIANS([.A122]*9))" office:value-type="float" office:value="0.156434465040231">
            <text:p>0.1564</text:p>
          </table:table-cell>
          <table:table-cell table:formula="of:=SIN(RADIANS([.A122]*10))" office:value-type="float" office:value="0.766044443118978">
            <text:p>0.7660</text:p>
          </table:table-cell>
          <table:table-cell table:formula="of:=SIN(RADIANS([.A122]*11))" office:value-type="float" office:value="-0.945518575599317">
            <text:p>-0.9455</text:p>
          </table:table-cell>
          <table:table-cell table:formula="of:=SIN(RADIANS([.A122]*12))" office:value-type="float" office:value="0.20791169081776">
            <text:p>0.2079</text:p>
          </table:table-cell>
          <table:table-cell table:formula="of:=SIN(RADIANS([.A122]*13))" office:value-type="float" office:value="0.73135370161917">
            <text:p>0.7314</text:p>
          </table:table-cell>
          <table:table-cell table:formula="of:=SIN(RADIANS([.A122]*14))" office:value-type="float" office:value="-0.961261695938319">
            <text:p>-0.9613</text:p>
          </table:table-cell>
          <table:table-cell table:formula="of:=SIN(RADIANS([.A122]*15))" office:value-type="float" office:value="0.258819045102521">
            <text:p>0.2588</text:p>
          </table:table-cell>
          <table:table-cell table:formula="of:=SIN(RADIANS([.A122]*16))" office:value-type="float" office:value="0.694658370458997">
            <text:p>0.6947</text:p>
          </table:table-cell>
          <table:table-cell table:formula="of:=COS(RADIANS([.A122]))" office:value-type="float" office:value="-0.515038074910054">
            <text:p>-0.5150</text:p>
          </table:table-cell>
          <table:table-cell table:formula="of:=COS(RADIANS([.A122]*2))" office:value-type="float" office:value="-0.469471562785891">
            <text:p>-0.4695</text:p>
          </table:table-cell>
          <table:table-cell table:formula="of:=COS(RADIANS([.A122]*3))" office:value-type="float" office:value="0.998629534754574">
            <text:p>0.9986</text:p>
          </table:table-cell>
          <table:table-cell table:formula="of:=COS(RADIANS([.A122]*4))" office:value-type="float" office:value="-0.559192903470747">
            <text:p>-0.5592</text:p>
          </table:table-cell>
          <table:table-cell table:formula="of:=COS(RADIANS([.A122]*5))" office:value-type="float" office:value="-0.422618261740699">
            <text:p>-0.4226</text:p>
          </table:table-cell>
          <table:table-cell table:formula="of:=COS(RADIANS([.A122]*6))" office:value-type="float" office:value="0.994521895368273">
            <text:p>0.9945</text:p>
          </table:table-cell>
          <table:table-cell table:formula="of:=COS(RADIANS([.A122]*7))" office:value-type="float" office:value="-0.601815023152048">
            <text:p>-0.6018</text:p>
          </table:table-cell>
          <table:table-cell table:formula="of:=COS(RADIANS([.A122]*8))" office:value-type="float" office:value="-0.374606593415912">
            <text:p>-0.3746</text:p>
          </table:table-cell>
          <table:table-cell table:formula="of:=COS(RADIANS([.A122]*9))" office:value-type="float" office:value="0.987688340595138">
            <text:p>0.9877</text:p>
          </table:table-cell>
          <table:table-cell table:formula="of:=COS(RADIANS([.A122]*10))" office:value-type="float" office:value="-0.642787609686539">
            <text:p>-0.6428</text:p>
          </table:table-cell>
          <table:table-cell table:formula="of:=COS(RADIANS([.A122]*11))" office:value-type="float" office:value="-0.325568154457156">
            <text:p>-0.3256</text:p>
          </table:table-cell>
          <table:table-cell table:formula="of:=COS(RADIANS([.A122]*12))" office:value-type="float" office:value="0.978147600733806">
            <text:p>0.9781</text:p>
          </table:table-cell>
          <table:table-cell table:formula="of:=COS(RADIANS([.A122]*13))" office:value-type="float" office:value="-0.681998360062499">
            <text:p>-0.6820</text:p>
          </table:table-cell>
          <table:table-cell table:formula="of:=COS(RADIANS([.A122]*14))" office:value-type="float" office:value="-0.275637355816999">
            <text:p>-0.2756</text:p>
          </table:table-cell>
          <table:table-cell table:formula="of:=COS(RADIANS([.A122]*15))" office:value-type="float" office:value="0.965925826289068">
            <text:p>0.9659</text:p>
          </table:table-cell>
          <table:table-cell table:formula="of:=COS(RADIANS([.A122]*16))" office:value-type="float" office:value="-0.719339800338651">
            <text:p>-0.7193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02S">
            <text:p>00:02:02</text:p>
          </table:table-cell>
          <table:table-cell table:formula="of:=SIN(RADIANS([.A123]))" office:value-type="float" office:value="0.848048096156426">
            <text:p>0.8480</text:p>
          </table:table-cell>
          <table:table-cell table:formula="of:=SIN(RADIANS([.A123]*2))" office:value-type="float" office:value="-0.898794046299167">
            <text:p>-0.8988</text:p>
          </table:table-cell>
          <table:table-cell table:formula="of:=SIN(RADIANS([.A123]*3))" office:value-type="float" office:value="0.104528463267653">
            <text:p>0.1045</text:p>
          </table:table-cell>
          <table:table-cell table:formula="of:=SIN(RADIANS([.A123]*4))" office:value-type="float" office:value="0.788010753606722">
            <text:p>0.7880</text:p>
          </table:table-cell>
          <table:table-cell table:formula="of:=SIN(RADIANS([.A123]*5))" office:value-type="float" office:value="-0.939692620785908">
            <text:p>-0.9397</text:p>
          </table:table-cell>
          <table:table-cell table:formula="of:=SIN(RADIANS([.A123]*6))" office:value-type="float" office:value="0.207911690817758">
            <text:p>0.2079</text:p>
          </table:table-cell>
          <table:table-cell table:formula="of:=SIN(RADIANS([.A123]*7))" office:value-type="float" office:value="0.719339800338651">
            <text:p>0.7193</text:p>
          </table:table-cell>
          <table:table-cell table:formula="of:=SIN(RADIANS([.A123]*8))" office:value-type="float" office:value="-0.970295726275996">
            <text:p>-0.9703</text:p>
          </table:table-cell>
          <table:table-cell table:formula="of:=SIN(RADIANS([.A123]*9))" office:value-type="float" office:value="0.309016994374948">
            <text:p>0.3090</text:p>
          </table:table-cell>
          <table:table-cell table:formula="of:=SIN(RADIANS([.A123]*10))" office:value-type="float" office:value="0.642787609686539">
            <text:p>0.6428</text:p>
          </table:table-cell>
          <table:table-cell table:formula="of:=SIN(RADIANS([.A123]*11))" office:value-type="float" office:value="-0.99026806874157">
            <text:p>-0.9903</text:p>
          </table:table-cell>
          <table:table-cell table:formula="of:=SIN(RADIANS([.A123]*12))" office:value-type="float" office:value="0.406736643075798">
            <text:p>0.4067</text:p>
          </table:table-cell>
          <table:table-cell table:formula="of:=SIN(RADIANS([.A123]*13))" office:value-type="float" office:value="0.559192903470747">
            <text:p>0.5592</text:p>
          </table:table-cell>
          <table:table-cell table:formula="of:=SIN(RADIANS([.A123]*14))" office:value-type="float" office:value="-0.999390827019096">
            <text:p>-0.9994</text:p>
          </table:table-cell>
          <table:table-cell table:formula="of:=SIN(RADIANS([.A123]*15))" office:value-type="float" office:value="0.499999999999998">
            <text:p>0.5000</text:p>
          </table:table-cell>
          <table:table-cell table:formula="of:=SIN(RADIANS([.A123]*16))" office:value-type="float" office:value="0.469471562785893">
            <text:p>0.4695</text:p>
          </table:table-cell>
          <table:table-cell table:formula="of:=COS(RADIANS([.A123]))" office:value-type="float" office:value="-0.529919264233205">
            <text:p>-0.5299</text:p>
          </table:table-cell>
          <table:table-cell table:formula="of:=COS(RADIANS([.A123]*2))" office:value-type="float" office:value="-0.438371146789078">
            <text:p>-0.4384</text:p>
          </table:table-cell>
          <table:table-cell table:formula="of:=COS(RADIANS([.A123]*3))" office:value-type="float" office:value="0.994521895368273">
            <text:p>0.9945</text:p>
          </table:table-cell>
          <table:table-cell table:formula="of:=COS(RADIANS([.A123]*4))" office:value-type="float" office:value="-0.615661475325658">
            <text:p>-0.6157</text:p>
          </table:table-cell>
          <table:table-cell table:formula="of:=COS(RADIANS([.A123]*5))" office:value-type="float" office:value="-0.342020143325669">
            <text:p>-0.3420</text:p>
          </table:table-cell>
          <table:table-cell table:formula="of:=COS(RADIANS([.A123]*6))" office:value-type="float" office:value="0.978147600733806">
            <text:p>0.9781</text:p>
          </table:table-cell>
          <table:table-cell table:formula="of:=COS(RADIANS([.A123]*7))" office:value-type="float" office:value="-0.694658370458997">
            <text:p>-0.6947</text:p>
          </table:table-cell>
          <table:table-cell table:formula="of:=COS(RADIANS([.A123]*8))" office:value-type="float" office:value="-0.241921895599669">
            <text:p>-0.2419</text:p>
          </table:table-cell>
          <table:table-cell table:formula="of:=COS(RADIANS([.A123]*9))" office:value-type="float" office:value="0.951056516295153">
            <text:p>0.9511</text:p>
          </table:table-cell>
          <table:table-cell table:formula="of:=COS(RADIANS([.A123]*10))" office:value-type="float" office:value="-0.766044443118978">
            <text:p>-0.7660</text:p>
          </table:table-cell>
          <table:table-cell table:formula="of:=COS(RADIANS([.A123]*11))" office:value-type="float" office:value="-0.139173100960067">
            <text:p>-0.1392</text:p>
          </table:table-cell>
          <table:table-cell table:formula="of:=COS(RADIANS([.A123]*12))" office:value-type="float" office:value="0.913545457642602">
            <text:p>0.9135</text:p>
          </table:table-cell>
          <table:table-cell table:formula="of:=COS(RADIANS([.A123]*13))" office:value-type="float" office:value="-0.829037572555042">
            <text:p>-0.8290</text:p>
          </table:table-cell>
          <table:table-cell table:formula="of:=COS(RADIANS([.A123]*14))" office:value-type="float" office:value="-0.0348994967025017">
            <text:p>-0.0349</text:p>
          </table:table-cell>
          <table:table-cell table:formula="of:=COS(RADIANS([.A123]*15))" office:value-type="float" office:value="0.86602540378444">
            <text:p>0.8660</text:p>
          </table:table-cell>
          <table:table-cell table:formula="of:=COS(RADIANS([.A123]*16))" office:value-type="float" office:value="-0.882947592858926">
            <text:p>-0.8829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03S">
            <text:p>00:02:03</text:p>
          </table:table-cell>
          <table:table-cell table:formula="of:=SIN(RADIANS([.A124]))" office:value-type="float" office:value="0.838670567945424">
            <text:p>0.8387</text:p>
          </table:table-cell>
          <table:table-cell table:formula="of:=SIN(RADIANS([.A124]*2))" office:value-type="float" office:value="-0.913545457642601">
            <text:p>-0.9135</text:p>
          </table:table-cell>
          <table:table-cell table:formula="of:=SIN(RADIANS([.A124]*3))" office:value-type="float" office:value="0.156434465040231">
            <text:p>0.1564</text:p>
          </table:table-cell>
          <table:table-cell table:formula="of:=SIN(RADIANS([.A124]*4))" office:value-type="float" office:value="0.743144825477394">
            <text:p>0.7431</text:p>
          </table:table-cell>
          <table:table-cell table:formula="of:=SIN(RADIANS([.A124]*5))" office:value-type="float" office:value="-0.965925826289068">
            <text:p>-0.9659</text:p>
          </table:table-cell>
          <table:table-cell table:formula="of:=SIN(RADIANS([.A124]*6))" office:value-type="float" office:value="0.309016994374947">
            <text:p>0.3090</text:p>
          </table:table-cell>
          <table:table-cell table:formula="of:=SIN(RADIANS([.A124]*7))" office:value-type="float" office:value="0.629320391049838">
            <text:p>0.6293</text:p>
          </table:table-cell>
          <table:table-cell table:formula="of:=SIN(RADIANS([.A124]*8))" office:value-type="float" office:value="-0.994521895368273">
            <text:p>-0.9945</text:p>
          </table:table-cell>
          <table:table-cell table:formula="of:=SIN(RADIANS([.A124]*9))" office:value-type="float" office:value="0.453990499739545">
            <text:p>0.4540</text:p>
          </table:table-cell>
          <table:table-cell table:formula="of:=SIN(RADIANS([.A124]*10))" office:value-type="float" office:value="0.5">
            <text:p>0.5000</text:p>
          </table:table-cell>
          <table:table-cell table:formula="of:=SIN(RADIANS([.A124]*11))" office:value-type="float" office:value="-0.998629534754574">
            <text:p>-0.9986</text:p>
          </table:table-cell>
          <table:table-cell table:formula="of:=SIN(RADIANS([.A124]*12))" office:value-type="float" office:value="0.587785252292472">
            <text:p>0.5878</text:p>
          </table:table-cell>
          <table:table-cell table:formula="of:=SIN(RADIANS([.A124]*13))" office:value-type="float" office:value="0.3583679495453">
            <text:p>0.3584</text:p>
          </table:table-cell>
          <table:table-cell table:formula="of:=SIN(RADIANS([.A124]*14))" office:value-type="float" office:value="-0.978147600733806">
            <text:p>-0.9781</text:p>
          </table:table-cell>
          <table:table-cell table:formula="of:=SIN(RADIANS([.A124]*15))" office:value-type="float" office:value="0.707106781186545">
            <text:p>0.7071</text:p>
          </table:table-cell>
          <table:table-cell table:formula="of:=SIN(RADIANS([.A124]*16))" office:value-type="float" office:value="0.207911690817758">
            <text:p>0.2079</text:p>
          </table:table-cell>
          <table:table-cell table:formula="of:=COS(RADIANS([.A124]))" office:value-type="float" office:value="-0.544639035015027">
            <text:p>-0.5446</text:p>
          </table:table-cell>
          <table:table-cell table:formula="of:=COS(RADIANS([.A124]*2))" office:value-type="float" office:value="-0.4067366430758">
            <text:p>-0.4067</text:p>
          </table:table-cell>
          <table:table-cell table:formula="of:=COS(RADIANS([.A124]*3))" office:value-type="float" office:value="0.987688340595138">
            <text:p>0.9877</text:p>
          </table:table-cell>
          <table:table-cell table:formula="of:=COS(RADIANS([.A124]*4))" office:value-type="float" office:value="-0.669130606358858">
            <text:p>-0.6691</text:p>
          </table:table-cell>
          <table:table-cell table:formula="of:=COS(RADIANS([.A124]*5))" office:value-type="float" office:value="-0.258819045102521">
            <text:p>-0.2588</text:p>
          </table:table-cell>
          <table:table-cell table:formula="of:=COS(RADIANS([.A124]*6))" office:value-type="float" office:value="0.951056516295154">
            <text:p>0.9511</text:p>
          </table:table-cell>
          <table:table-cell table:formula="of:=COS(RADIANS([.A124]*7))" office:value-type="float" office:value="-0.77714596145697">
            <text:p>-0.7771</text:p>
          </table:table-cell>
          <table:table-cell table:formula="of:=COS(RADIANS([.A124]*8))" office:value-type="float" office:value="-0.104528463267653">
            <text:p>-0.1045</text:p>
          </table:table-cell>
          <table:table-cell table:formula="of:=COS(RADIANS([.A124]*9))" office:value-type="float" office:value="0.891006524188369">
            <text:p>0.8910</text:p>
          </table:table-cell>
          <table:table-cell table:formula="of:=COS(RADIANS([.A124]*10))" office:value-type="float" office:value="-0.866025403784438">
            <text:p>-0.8660</text:p>
          </table:table-cell>
          <table:table-cell table:formula="of:=COS(RADIANS([.A124]*11))" office:value-type="float" office:value="0.052335956242945">
            <text:p>0.0523</text:p>
          </table:table-cell>
          <table:table-cell table:formula="of:=COS(RADIANS([.A124]*12))" office:value-type="float" office:value="0.809016994374948">
            <text:p>0.8090</text:p>
          </table:table-cell>
          <table:table-cell table:formula="of:=COS(RADIANS([.A124]*13))" office:value-type="float" office:value="-0.933580426497202">
            <text:p>-0.9336</text:p>
          </table:table-cell>
          <table:table-cell table:formula="of:=COS(RADIANS([.A124]*14))" office:value-type="float" office:value="0.207911690817758">
            <text:p>0.2079</text:p>
          </table:table-cell>
          <table:table-cell table:formula="of:=COS(RADIANS([.A124]*15))" office:value-type="float" office:value="0.70710678118655">
            <text:p>0.7071</text:p>
          </table:table-cell>
          <table:table-cell table:formula="of:=COS(RADIANS([.A124]*16))" office:value-type="float" office:value="-0.978147600733806">
            <text:p>-0.978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04S">
            <text:p>00:02:04</text:p>
          </table:table-cell>
          <table:table-cell table:formula="of:=SIN(RADIANS([.A125]))" office:value-type="float" office:value="0.829037572555042">
            <text:p>0.8290</text:p>
          </table:table-cell>
          <table:table-cell table:formula="of:=SIN(RADIANS([.A125]*2))" office:value-type="float" office:value="-0.927183854566787">
            <text:p>-0.9272</text:p>
          </table:table-cell>
          <table:table-cell table:formula="of:=SIN(RADIANS([.A125]*3))" office:value-type="float" office:value="0.207911690817759">
            <text:p>0.2079</text:p>
          </table:table-cell>
          <table:table-cell table:formula="of:=SIN(RADIANS([.A125]*4))" office:value-type="float" office:value="0.694658370458998">
            <text:p>0.6947</text:p>
          </table:table-cell>
          <table:table-cell table:formula="of:=SIN(RADIANS([.A125]*5))" office:value-type="float" office:value="-0.984807753012208">
            <text:p>-0.9848</text:p>
          </table:table-cell>
          <table:table-cell table:formula="of:=SIN(RADIANS([.A125]*6))" office:value-type="float" office:value="0.4067366430758">
            <text:p>0.4067</text:p>
          </table:table-cell>
          <table:table-cell table:formula="of:=SIN(RADIANS([.A125]*7))" office:value-type="float" office:value="0.529919264233205">
            <text:p>0.5299</text:p>
          </table:table-cell>
          <table:table-cell table:formula="of:=SIN(RADIANS([.A125]*8))" office:value-type="float" office:value="-0.999390827019096">
            <text:p>-0.9994</text:p>
          </table:table-cell>
          <table:table-cell table:formula="of:=SIN(RADIANS([.A125]*9))" office:value-type="float" office:value="0.587785252292473">
            <text:p>0.5878</text:p>
          </table:table-cell>
          <table:table-cell table:formula="of:=SIN(RADIANS([.A125]*10))" office:value-type="float" office:value="0.342020143325669">
            <text:p>0.3420</text:p>
          </table:table-cell>
          <table:table-cell table:formula="of:=SIN(RADIANS([.A125]*11))" office:value-type="float" office:value="-0.970295726275996">
            <text:p>-0.9703</text:p>
          </table:table-cell>
          <table:table-cell table:formula="of:=SIN(RADIANS([.A125]*12))" office:value-type="float" office:value="0.743144825477394">
            <text:p>0.7431</text:p>
          </table:table-cell>
          <table:table-cell table:formula="of:=SIN(RADIANS([.A125]*13))" office:value-type="float" office:value="0.139173100960065">
            <text:p>0.1392</text:p>
          </table:table-cell>
          <table:table-cell table:formula="of:=SIN(RADIANS([.A125]*14))" office:value-type="float" office:value="-0.898794046299166">
            <text:p>-0.8988</text:p>
          </table:table-cell>
          <table:table-cell table:formula="of:=SIN(RADIANS([.A125]*15))" office:value-type="float" office:value="0.866025403784437">
            <text:p>0.8660</text:p>
          </table:table-cell>
          <table:table-cell table:formula="of:=SIN(RADIANS([.A125]*16))" office:value-type="float" office:value="-0.0697564737441232">
            <text:p>-0.0698</text:p>
          </table:table-cell>
          <table:table-cell table:formula="of:=COS(RADIANS([.A125]))" office:value-type="float" office:value="-0.559192903470747">
            <text:p>-0.5592</text:p>
          </table:table-cell>
          <table:table-cell table:formula="of:=COS(RADIANS([.A125]*2))" office:value-type="float" office:value="-0.374606593415912">
            <text:p>-0.3746</text:p>
          </table:table-cell>
          <table:table-cell table:formula="of:=COS(RADIANS([.A125]*3))" office:value-type="float" office:value="0.978147600733806">
            <text:p>0.9781</text:p>
          </table:table-cell>
          <table:table-cell table:formula="of:=COS(RADIANS([.A125]*4))" office:value-type="float" office:value="-0.719339800338651">
            <text:p>-0.7193</text:p>
          </table:table-cell>
          <table:table-cell table:formula="of:=COS(RADIANS([.A125]*5))" office:value-type="float" office:value="-0.173648177666931">
            <text:p>-0.1736</text:p>
          </table:table-cell>
          <table:table-cell table:formula="of:=COS(RADIANS([.A125]*6))" office:value-type="float" office:value="0.913545457642601">
            <text:p>0.9135</text:p>
          </table:table-cell>
          <table:table-cell table:formula="of:=COS(RADIANS([.A125]*7))" office:value-type="float" office:value="-0.848048096156426">
            <text:p>-0.8480</text:p>
          </table:table-cell>
          <table:table-cell table:formula="of:=COS(RADIANS([.A125]*8))" office:value-type="float" office:value="0.0348994967024999">
            <text:p>0.0349</text:p>
          </table:table-cell>
          <table:table-cell table:formula="of:=COS(RADIANS([.A125]*9))" office:value-type="float" office:value="0.809016994374948">
            <text:p>0.8090</text:p>
          </table:table-cell>
          <table:table-cell table:formula="of:=COS(RADIANS([.A125]*10))" office:value-type="float" office:value="-0.939692620785908">
            <text:p>-0.9397</text:p>
          </table:table-cell>
          <table:table-cell table:formula="of:=COS(RADIANS([.A125]*11))" office:value-type="float" office:value="0.241921895599668">
            <text:p>0.2419</text:p>
          </table:table-cell>
          <table:table-cell table:formula="of:=COS(RADIANS([.A125]*12))" office:value-type="float" office:value="0.669130606358858">
            <text:p>0.6691</text:p>
          </table:table-cell>
          <table:table-cell table:formula="of:=COS(RADIANS([.A125]*13))" office:value-type="float" office:value="-0.99026806874157">
            <text:p>-0.9903</text:p>
          </table:table-cell>
          <table:table-cell table:formula="of:=COS(RADIANS([.A125]*14))" office:value-type="float" office:value="0.438371146789078">
            <text:p>0.4384</text:p>
          </table:table-cell>
          <table:table-cell table:formula="of:=COS(RADIANS([.A125]*15))" office:value-type="float" office:value="0.500000000000002">
            <text:p>0.5000</text:p>
          </table:table-cell>
          <table:table-cell table:formula="of:=COS(RADIANS([.A125]*16))" office:value-type="float" office:value="-0.997564050259824">
            <text:p>-0.997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05S">
            <text:p>00:02:05</text:p>
          </table:table-cell>
          <table:table-cell table:formula="of:=SIN(RADIANS([.A126]))" office:value-type="float" office:value="0.819152044288992">
            <text:p>0.8192</text:p>
          </table:table-cell>
          <table:table-cell table:formula="of:=SIN(RADIANS([.A126]*2))" office:value-type="float" office:value="-0.939692620785908">
            <text:p>-0.9397</text:p>
          </table:table-cell>
          <table:table-cell table:formula="of:=SIN(RADIANS([.A126]*3))" office:value-type="float" office:value="0.25881904510252">
            <text:p>0.2588</text:p>
          </table:table-cell>
          <table:table-cell table:formula="of:=SIN(RADIANS([.A126]*4))" office:value-type="float" office:value="0.642787609686539">
            <text:p>0.6428</text:p>
          </table:table-cell>
          <table:table-cell table:formula="of:=SIN(RADIANS([.A126]*5))" office:value-type="float" office:value="-0.996194698091746">
            <text:p>-0.9962</text:p>
          </table:table-cell>
          <table:table-cell table:formula="of:=SIN(RADIANS([.A126]*6))" office:value-type="float" office:value="0.499999999999999">
            <text:p>0.5000</text:p>
          </table:table-cell>
          <table:table-cell table:formula="of:=SIN(RADIANS([.A126]*7))" office:value-type="float" office:value="0.4226182617407">
            <text:p>0.4226</text:p>
          </table:table-cell>
          <table:table-cell table:formula="of:=SIN(RADIANS([.A126]*8))" office:value-type="float" office:value="-0.984807753012208">
            <text:p>-0.9848</text:p>
          </table:table-cell>
          <table:table-cell table:formula="of:=SIN(RADIANS([.A126]*9))" office:value-type="float" office:value="0.707106781186548">
            <text:p>0.7071</text:p>
          </table:table-cell>
          <table:table-cell table:formula="of:=SIN(RADIANS([.A126]*10))" office:value-type="float" office:value="0.173648177666931">
            <text:p>0.1736</text:p>
          </table:table-cell>
          <table:table-cell table:formula="of:=SIN(RADIANS([.A126]*11))" office:value-type="float" office:value="-0.906307787036651">
            <text:p>-0.9063</text:p>
          </table:table-cell>
          <table:table-cell table:formula="of:=SIN(RADIANS([.A126]*12))" office:value-type="float" office:value="0.866025403784438">
            <text:p>0.8660</text:p>
          </table:table-cell>
          <table:table-cell table:formula="of:=SIN(RADIANS([.A126]*13))" office:value-type="float" office:value="-0.0871557427476587">
            <text:p>-0.0872</text:p>
          </table:table-cell>
          <table:table-cell table:formula="of:=SIN(RADIANS([.A126]*14))" office:value-type="float" office:value="-0.766044443118978">
            <text:p>-0.7660</text:p>
          </table:table-cell>
          <table:table-cell table:formula="of:=SIN(RADIANS([.A126]*15))" office:value-type="float" office:value="0.965925826289068">
            <text:p>0.9659</text:p>
          </table:table-cell>
          <table:table-cell table:formula="of:=SIN(RADIANS([.A126]*16))" office:value-type="float" office:value="-0.34202014332567">
            <text:p>-0.3420</text:p>
          </table:table-cell>
          <table:table-cell table:formula="of:=COS(RADIANS([.A126]))" office:value-type="float" office:value="-0.573576436351046">
            <text:p>-0.5736</text:p>
          </table:table-cell>
          <table:table-cell table:formula="of:=COS(RADIANS([.A126]*2))" office:value-type="float" office:value="-0.342020143325669">
            <text:p>-0.3420</text:p>
          </table:table-cell>
          <table:table-cell table:formula="of:=COS(RADIANS([.A126]*3))" office:value-type="float" office:value="0.965925826289068">
            <text:p>0.9659</text:p>
          </table:table-cell>
          <table:table-cell table:formula="of:=COS(RADIANS([.A126]*4))" office:value-type="float" office:value="-0.766044443118978">
            <text:p>-0.7660</text:p>
          </table:table-cell>
          <table:table-cell table:formula="of:=COS(RADIANS([.A126]*5))" office:value-type="float" office:value="-0.0871557427476585">
            <text:p>-0.0872</text:p>
          </table:table-cell>
          <table:table-cell table:formula="of:=COS(RADIANS([.A126]*6))" office:value-type="float" office:value="0.866025403784439">
            <text:p>0.8660</text:p>
          </table:table-cell>
          <table:table-cell table:formula="of:=COS(RADIANS([.A126]*7))" office:value-type="float" office:value="-0.90630778703665">
            <text:p>-0.9063</text:p>
          </table:table-cell>
          <table:table-cell table:formula="of:=COS(RADIANS([.A126]*8))" office:value-type="float" office:value="0.173648177666931">
            <text:p>0.1736</text:p>
          </table:table-cell>
          <table:table-cell table:formula="of:=COS(RADIANS([.A126]*9))" office:value-type="float" office:value="0.707106781186547">
            <text:p>0.7071</text:p>
          </table:table-cell>
          <table:table-cell table:formula="of:=COS(RADIANS([.A126]*10))" office:value-type="float" office:value="-0.984807753012208">
            <text:p>-0.9848</text:p>
          </table:table-cell>
          <table:table-cell table:formula="of:=COS(RADIANS([.A126]*11))" office:value-type="float" office:value="0.422618261740698">
            <text:p>0.4226</text:p>
          </table:table-cell>
          <table:table-cell table:formula="of:=COS(RADIANS([.A126]*12))" office:value-type="float" office:value="0.500000000000002">
            <text:p>0.5000</text:p>
          </table:table-cell>
          <table:table-cell table:formula="of:=COS(RADIANS([.A126]*13))" office:value-type="float" office:value="-0.996194698091745">
            <text:p>-0.9962</text:p>
          </table:table-cell>
          <table:table-cell table:formula="of:=COS(RADIANS([.A126]*14))" office:value-type="float" office:value="0.642787609686539">
            <text:p>0.6428</text:p>
          </table:table-cell>
          <table:table-cell table:formula="of:=COS(RADIANS([.A126]*15))" office:value-type="float" office:value="0.258819045102522">
            <text:p>0.2588</text:p>
          </table:table-cell>
          <table:table-cell table:formula="of:=COS(RADIANS([.A126]*16))" office:value-type="float" office:value="-0.939692620785908">
            <text:p>-0.9397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06S">
            <text:p>00:02:06</text:p>
          </table:table-cell>
          <table:table-cell table:formula="of:=SIN(RADIANS([.A127]))" office:value-type="float" office:value="0.809016994374947">
            <text:p>0.8090</text:p>
          </table:table-cell>
          <table:table-cell table:formula="of:=SIN(RADIANS([.A127]*2))" office:value-type="float" office:value="-0.951056516295153">
            <text:p>-0.9511</text:p>
          </table:table-cell>
          <table:table-cell table:formula="of:=SIN(RADIANS([.A127]*3))" office:value-type="float" office:value="0.309016994374947">
            <text:p>0.3090</text:p>
          </table:table-cell>
          <table:table-cell table:formula="of:=SIN(RADIANS([.A127]*4))" office:value-type="float" office:value="0.587785252292473">
            <text:p>0.5878</text:p>
          </table:table-cell>
          <table:table-cell table:formula="of:=SIN(RADIANS([.A127]*5))" office:value-type="float" office:value="-1">
            <text:p>-1.0000</text:p>
          </table:table-cell>
          <table:table-cell table:formula="of:=SIN(RADIANS([.A127]*6))" office:value-type="float" office:value="0.587785252292473">
            <text:p>0.5878</text:p>
          </table:table-cell>
          <table:table-cell table:formula="of:=SIN(RADIANS([.A127]*7))" office:value-type="float" office:value="0.309016994374948">
            <text:p>0.3090</text:p>
          </table:table-cell>
          <table:table-cell table:formula="of:=SIN(RADIANS([.A127]*8))" office:value-type="float" office:value="-0.951056516295154">
            <text:p>-0.9511</text:p>
          </table:table-cell>
          <table:table-cell table:formula="of:=SIN(RADIANS([.A127]*9))" office:value-type="float" office:value="0.809016994374948">
            <text:p>0.8090</text:p>
          </table:table-cell>
          <table:table-cell table:formula="of:=SIN(RADIANS([.A127]*10))" office:value-type="float" office:value="8.57252759403147E-016">
            <text:p>0.0000</text:p>
          </table:table-cell>
          <table:table-cell table:formula="of:=SIN(RADIANS([.A127]*11))" office:value-type="float" office:value="-0.809016994374947">
            <text:p>-0.8090</text:p>
          </table:table-cell>
          <table:table-cell table:formula="of:=SIN(RADIANS([.A127]*12))" office:value-type="float" office:value="0.951056516295153">
            <text:p>0.9511</text:p>
          </table:table-cell>
          <table:table-cell table:formula="of:=SIN(RADIANS([.A127]*13))" office:value-type="float" office:value="-0.309016994374948">
            <text:p>-0.3090</text:p>
          </table:table-cell>
          <table:table-cell table:formula="of:=SIN(RADIANS([.A127]*14))" office:value-type="float" office:value="-0.587785252292474">
            <text:p>-0.5878</text:p>
          </table:table-cell>
          <table:table-cell table:formula="of:=SIN(RADIANS([.A127]*15))" office:value-type="float" office:value="1">
            <text:p>1.0000</text:p>
          </table:table-cell>
          <table:table-cell table:formula="of:=SIN(RADIANS([.A127]*16))" office:value-type="float" office:value="-0.587785252292472">
            <text:p>-0.5878</text:p>
          </table:table-cell>
          <table:table-cell table:formula="of:=COS(RADIANS([.A127]))" office:value-type="float" office:value="-0.587785252292473">
            <text:p>-0.5878</text:p>
          </table:table-cell>
          <table:table-cell table:formula="of:=COS(RADIANS([.A127]*2))" office:value-type="float" office:value="-0.309016994374948">
            <text:p>-0.3090</text:p>
          </table:table-cell>
          <table:table-cell table:formula="of:=COS(RADIANS([.A127]*3))" office:value-type="float" office:value="0.951056516295154">
            <text:p>0.9511</text:p>
          </table:table-cell>
          <table:table-cell table:formula="of:=COS(RADIANS([.A127]*4))" office:value-type="float" office:value="-0.809016994374947">
            <text:p>-0.8090</text:p>
          </table:table-cell>
          <table:table-cell table:formula="of:=COS(RADIANS([.A127]*5))" office:value-type="float" office:value="-4.28626379701574E-016">
            <text:p>0.0000</text:p>
          </table:table-cell>
          <table:table-cell table:formula="of:=COS(RADIANS([.A127]*6))" office:value-type="float" office:value="0.809016994374948">
            <text:p>0.8090</text:p>
          </table:table-cell>
          <table:table-cell table:formula="of:=COS(RADIANS([.A127]*7))" office:value-type="float" office:value="-0.951056516295153">
            <text:p>-0.9511</text:p>
          </table:table-cell>
          <table:table-cell table:formula="of:=COS(RADIANS([.A127]*8))" office:value-type="float" office:value="0.309016994374947">
            <text:p>0.3090</text:p>
          </table:table-cell>
          <table:table-cell table:formula="of:=COS(RADIANS([.A127]*9))" office:value-type="float" office:value="0.587785252292472">
            <text:p>0.5878</text:p>
          </table:table-cell>
          <table:table-cell table:formula="of:=COS(RADIANS([.A127]*10))" office:value-type="float" office:value="-1">
            <text:p>-1.0000</text:p>
          </table:table-cell>
          <table:table-cell table:formula="of:=COS(RADIANS([.A127]*11))" office:value-type="float" office:value="0.587785252292474">
            <text:p>0.5878</text:p>
          </table:table-cell>
          <table:table-cell table:formula="of:=COS(RADIANS([.A127]*12))" office:value-type="float" office:value="0.309016994374948">
            <text:p>0.3090</text:p>
          </table:table-cell>
          <table:table-cell table:formula="of:=COS(RADIANS([.A127]*13))" office:value-type="float" office:value="-0.951056516295153">
            <text:p>-0.9511</text:p>
          </table:table-cell>
          <table:table-cell table:formula="of:=COS(RADIANS([.A127]*14))" office:value-type="float" office:value="0.809016994374947">
            <text:p>0.8090</text:p>
          </table:table-cell>
          <table:table-cell table:formula="of:=COS(RADIANS([.A127]*15))" office:value-type="float" office:value="-4.9047770029553E-016">
            <text:p>0.0000</text:p>
          </table:table-cell>
          <table:table-cell table:formula="of:=COS(RADIANS([.A127]*16))" office:value-type="float" office:value="-0.809016994374948">
            <text:p>-0.809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07S">
            <text:p>00:02:07</text:p>
          </table:table-cell>
          <table:table-cell table:formula="of:=SIN(RADIANS([.A128]))" office:value-type="float" office:value="0.798635510047293">
            <text:p>0.7986</text:p>
          </table:table-cell>
          <table:table-cell table:formula="of:=SIN(RADIANS([.A128]*2))" office:value-type="float" office:value="-0.961261695938319">
            <text:p>-0.9613</text:p>
          </table:table-cell>
          <table:table-cell table:formula="of:=SIN(RADIANS([.A128]*3))" office:value-type="float" office:value="0.3583679495453">
            <text:p>0.3584</text:p>
          </table:table-cell>
          <table:table-cell table:formula="of:=SIN(RADIANS([.A128]*4))" office:value-type="float" office:value="0.529919264233204">
            <text:p>0.5299</text:p>
          </table:table-cell>
          <table:table-cell table:formula="of:=SIN(RADIANS([.A128]*5))" office:value-type="float" office:value="-0.996194698091746">
            <text:p>-0.9962</text:p>
          </table:table-cell>
          <table:table-cell table:formula="of:=SIN(RADIANS([.A128]*6))" office:value-type="float" office:value="0.669130606358858">
            <text:p>0.6691</text:p>
          </table:table-cell>
          <table:table-cell table:formula="of:=SIN(RADIANS([.A128]*7))" office:value-type="float" office:value="0.190808995376546">
            <text:p>0.1908</text:p>
          </table:table-cell>
          <table:table-cell table:formula="of:=SIN(RADIANS([.A128]*8))" office:value-type="float" office:value="-0.898794046299166">
            <text:p>-0.8988</text:p>
          </table:table-cell>
          <table:table-cell table:formula="of:=SIN(RADIANS([.A128]*9))" office:value-type="float" office:value="0.891006524188367">
            <text:p>0.8910</text:p>
          </table:table-cell>
          <table:table-cell table:formula="of:=SIN(RADIANS([.A128]*10))" office:value-type="float" office:value="-0.173648177666929">
            <text:p>-0.1736</text:p>
          </table:table-cell>
          <table:table-cell table:formula="of:=SIN(RADIANS([.A128]*11))" office:value-type="float" office:value="-0.681998360062499">
            <text:p>-0.6820</text:p>
          </table:table-cell>
          <table:table-cell table:formula="of:=SIN(RADIANS([.A128]*12))" office:value-type="float" office:value="0.994521895368273">
            <text:p>0.9945</text:p>
          </table:table-cell>
          <table:table-cell table:formula="of:=SIN(RADIANS([.A128]*13))" office:value-type="float" office:value="-0.515038074910055">
            <text:p>-0.5150</text:p>
          </table:table-cell>
          <table:table-cell table:formula="of:=SIN(RADIANS([.A128]*14))" office:value-type="float" office:value="-0.374606593415914">
            <text:p>-0.3746</text:p>
          </table:table-cell>
          <table:table-cell table:formula="of:=SIN(RADIANS([.A128]*15))" office:value-type="float" office:value="0.965925826289068">
            <text:p>0.9659</text:p>
          </table:table-cell>
          <table:table-cell table:formula="of:=SIN(RADIANS([.A128]*16))" office:value-type="float" office:value="-0.788010753606724">
            <text:p>-0.7880</text:p>
          </table:table-cell>
          <table:table-cell table:formula="of:=COS(RADIANS([.A128]))" office:value-type="float" office:value="-0.601815023152048">
            <text:p>-0.6018</text:p>
          </table:table-cell>
          <table:table-cell table:formula="of:=COS(RADIANS([.A128]*2))" office:value-type="float" office:value="-0.275637355816999">
            <text:p>-0.2756</text:p>
          </table:table-cell>
          <table:table-cell table:formula="of:=COS(RADIANS([.A128]*3))" office:value-type="float" office:value="0.933580426497202">
            <text:p>0.9336</text:p>
          </table:table-cell>
          <table:table-cell table:formula="of:=COS(RADIANS([.A128]*4))" office:value-type="float" office:value="-0.848048096156426">
            <text:p>-0.8480</text:p>
          </table:table-cell>
          <table:table-cell table:formula="of:=COS(RADIANS([.A128]*5))" office:value-type="float" office:value="0.0871557427476576">
            <text:p>0.0872</text:p>
          </table:table-cell>
          <table:table-cell table:formula="of:=COS(RADIANS([.A128]*6))" office:value-type="float" office:value="0.743144825477394">
            <text:p>0.7431</text:p>
          </table:table-cell>
          <table:table-cell table:formula="of:=COS(RADIANS([.A128]*7))" office:value-type="float" office:value="-0.981627183447664">
            <text:p>-0.9816</text:p>
          </table:table-cell>
          <table:table-cell table:formula="of:=COS(RADIANS([.A128]*8))" office:value-type="float" office:value="0.438371146789079">
            <text:p>0.4384</text:p>
          </table:table-cell>
          <table:table-cell table:formula="of:=COS(RADIANS([.A128]*9))" office:value-type="float" office:value="0.453990499739548">
            <text:p>0.4540</text:p>
          </table:table-cell>
          <table:table-cell table:formula="of:=COS(RADIANS([.A128]*10))" office:value-type="float" office:value="-0.984807753012208">
            <text:p>-0.9848</text:p>
          </table:table-cell>
          <table:table-cell table:formula="of:=COS(RADIANS([.A128]*11))" office:value-type="float" office:value="0.73135370161917">
            <text:p>0.7314</text:p>
          </table:table-cell>
          <table:table-cell table:formula="of:=COS(RADIANS([.A128]*12))" office:value-type="float" office:value="0.104528463267653">
            <text:p>0.1045</text:p>
          </table:table-cell>
          <table:table-cell table:formula="of:=COS(RADIANS([.A128]*13))" office:value-type="float" office:value="-0.857167300702112">
            <text:p>-0.8572</text:p>
          </table:table-cell>
          <table:table-cell table:formula="of:=COS(RADIANS([.A128]*14))" office:value-type="float" office:value="0.927183854566787">
            <text:p>0.9272</text:p>
          </table:table-cell>
          <table:table-cell table:formula="of:=COS(RADIANS([.A128]*15))" office:value-type="float" office:value="-0.258819045102523">
            <text:p>-0.2588</text:p>
          </table:table-cell>
          <table:table-cell table:formula="of:=COS(RADIANS([.A128]*16))" office:value-type="float" office:value="-0.615661475325656">
            <text:p>-0.615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08S">
            <text:p>00:02:08</text:p>
          </table:table-cell>
          <table:table-cell table:formula="of:=SIN(RADIANS([.A129]))" office:value-type="float" office:value="0.788010753606722">
            <text:p>0.7880</text:p>
          </table:table-cell>
          <table:table-cell table:formula="of:=SIN(RADIANS([.A129]*2))" office:value-type="float" office:value="-0.970295726275996">
            <text:p>-0.9703</text:p>
          </table:table-cell>
          <table:table-cell table:formula="of:=SIN(RADIANS([.A129]*3))" office:value-type="float" office:value="0.4067366430758">
            <text:p>0.4067</text:p>
          </table:table-cell>
          <table:table-cell table:formula="of:=SIN(RADIANS([.A129]*4))" office:value-type="float" office:value="0.469471562785891">
            <text:p>0.4695</text:p>
          </table:table-cell>
          <table:table-cell table:formula="of:=SIN(RADIANS([.A129]*5))" office:value-type="float" office:value="-0.984807753012208">
            <text:p>-0.9848</text:p>
          </table:table-cell>
          <table:table-cell table:formula="of:=SIN(RADIANS([.A129]*6))" office:value-type="float" office:value="0.743144825477395">
            <text:p>0.7431</text:p>
          </table:table-cell>
          <table:table-cell table:formula="of:=SIN(RADIANS([.A129]*7))" office:value-type="float" office:value="0.0697564737441251">
            <text:p>0.0698</text:p>
          </table:table-cell>
          <table:table-cell table:formula="of:=SIN(RADIANS([.A129]*8))" office:value-type="float" office:value="-0.829037572555042">
            <text:p>-0.8290</text:p>
          </table:table-cell>
          <table:table-cell table:formula="of:=SIN(RADIANS([.A129]*9))" office:value-type="float" office:value="0.951056516295153">
            <text:p>0.9511</text:p>
          </table:table-cell>
          <table:table-cell table:formula="of:=SIN(RADIANS([.A129]*10))" office:value-type="float" office:value="-0.342020143325668">
            <text:p>-0.3420</text:p>
          </table:table-cell>
          <table:table-cell table:formula="of:=SIN(RADIANS([.A129]*11))" office:value-type="float" office:value="-0.529919264233206">
            <text:p>-0.5299</text:p>
          </table:table-cell>
          <table:table-cell table:formula="of:=SIN(RADIANS([.A129]*12))" office:value-type="float" office:value="0.994521895368273">
            <text:p>0.9945</text:p>
          </table:table-cell>
          <table:table-cell table:formula="of:=SIN(RADIANS([.A129]*13))" office:value-type="float" office:value="-0.694658370458998">
            <text:p>-0.6947</text:p>
          </table:table-cell>
          <table:table-cell table:formula="of:=SIN(RADIANS([.A129]*14))" office:value-type="float" office:value="-0.139173100960065">
            <text:p>-0.1392</text:p>
          </table:table-cell>
          <table:table-cell table:formula="of:=SIN(RADIANS([.A129]*15))" office:value-type="float" office:value="0.866025403784441">
            <text:p>0.8660</text:p>
          </table:table-cell>
          <table:table-cell table:formula="of:=SIN(RADIANS([.A129]*16))" office:value-type="float" office:value="-0.927183854566787">
            <text:p>-0.9272</text:p>
          </table:table-cell>
          <table:table-cell table:formula="of:=COS(RADIANS([.A129]))" office:value-type="float" office:value="-0.615661475325658">
            <text:p>-0.6157</text:p>
          </table:table-cell>
          <table:table-cell table:formula="of:=COS(RADIANS([.A129]*2))" office:value-type="float" office:value="-0.241921895599668">
            <text:p>-0.2419</text:p>
          </table:table-cell>
          <table:table-cell table:formula="of:=COS(RADIANS([.A129]*3))" office:value-type="float" office:value="0.913545457642601">
            <text:p>0.9135</text:p>
          </table:table-cell>
          <table:table-cell table:formula="of:=COS(RADIANS([.A129]*4))" office:value-type="float" office:value="-0.882947592858927">
            <text:p>-0.8829</text:p>
          </table:table-cell>
          <table:table-cell table:formula="of:=COS(RADIANS([.A129]*5))" office:value-type="float" office:value="0.17364817766693">
            <text:p>0.1736</text:p>
          </table:table-cell>
          <table:table-cell table:formula="of:=COS(RADIANS([.A129]*6))" office:value-type="float" office:value="0.669130606358858">
            <text:p>0.6691</text:p>
          </table:table-cell>
          <table:table-cell table:formula="of:=COS(RADIANS([.A129]*7))" office:value-type="float" office:value="-0.997564050259824">
            <text:p>-0.9976</text:p>
          </table:table-cell>
          <table:table-cell table:formula="of:=COS(RADIANS([.A129]*8))" office:value-type="float" office:value="0.559192903470747">
            <text:p>0.5592</text:p>
          </table:table-cell>
          <table:table-cell table:formula="of:=COS(RADIANS([.A129]*9))" office:value-type="float" office:value="0.309016994374948">
            <text:p>0.3090</text:p>
          </table:table-cell>
          <table:table-cell table:formula="of:=COS(RADIANS([.A129]*10))" office:value-type="float" office:value="-0.939692620785909">
            <text:p>-0.9397</text:p>
          </table:table-cell>
          <table:table-cell table:formula="of:=COS(RADIANS([.A129]*11))" office:value-type="float" office:value="0.848048096156425">
            <text:p>0.8480</text:p>
          </table:table-cell>
          <table:table-cell table:formula="of:=COS(RADIANS([.A129]*12))" office:value-type="float" office:value="-0.104528463267655">
            <text:p>-0.1045</text:p>
          </table:table-cell>
          <table:table-cell table:formula="of:=COS(RADIANS([.A129]*13))" office:value-type="float" office:value="-0.71933980033865">
            <text:p>-0.7193</text:p>
          </table:table-cell>
          <table:table-cell table:formula="of:=COS(RADIANS([.A129]*14))" office:value-type="float" office:value="0.99026806874157">
            <text:p>0.9903</text:p>
          </table:table-cell>
          <table:table-cell table:formula="of:=COS(RADIANS([.A129]*15))" office:value-type="float" office:value="-0.499999999999997">
            <text:p>-0.5000</text:p>
          </table:table-cell>
          <table:table-cell table:formula="of:=COS(RADIANS([.A129]*16))" office:value-type="float" office:value="-0.374606593415913">
            <text:p>-0.3746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09S">
            <text:p>00:02:09</text:p>
          </table:table-cell>
          <table:table-cell table:formula="of:=SIN(RADIANS([.A130]))" office:value-type="float" office:value="0.777145961456971">
            <text:p>0.7771</text:p>
          </table:table-cell>
          <table:table-cell table:formula="of:=SIN(RADIANS([.A130]*2))" office:value-type="float" office:value="-0.978147600733806">
            <text:p>-0.9781</text:p>
          </table:table-cell>
          <table:table-cell table:formula="of:=SIN(RADIANS([.A130]*3))" office:value-type="float" office:value="0.453990499739547">
            <text:p>0.4540</text:p>
          </table:table-cell>
          <table:table-cell table:formula="of:=SIN(RADIANS([.A130]*4))" office:value-type="float" office:value="0.406736643075801">
            <text:p>0.4067</text:p>
          </table:table-cell>
          <table:table-cell table:formula="of:=SIN(RADIANS([.A130]*5))" office:value-type="float" office:value="-0.965925826289068">
            <text:p>-0.9659</text:p>
          </table:table-cell>
          <table:table-cell table:formula="of:=SIN(RADIANS([.A130]*6))" office:value-type="float" office:value="0.809016994374947">
            <text:p>0.8090</text:p>
          </table:table-cell>
          <table:table-cell table:formula="of:=SIN(RADIANS([.A130]*7))" office:value-type="float" office:value="-0.0523359562429435">
            <text:p>-0.0523</text:p>
          </table:table-cell>
          <table:table-cell table:formula="of:=SIN(RADIANS([.A130]*8))" office:value-type="float" office:value="-0.743144825477395">
            <text:p>-0.7431</text:p>
          </table:table-cell>
          <table:table-cell table:formula="of:=SIN(RADIANS([.A130]*9))" office:value-type="float" office:value="0.987688340595138">
            <text:p>0.9877</text:p>
          </table:table-cell>
          <table:table-cell table:formula="of:=SIN(RADIANS([.A130]*10))" office:value-type="float" office:value="-0.499999999999999">
            <text:p>-0.5000</text:p>
          </table:table-cell>
          <table:table-cell table:formula="of:=SIN(RADIANS([.A130]*11))" office:value-type="float" office:value="-0.3583679495453">
            <text:p>-0.3584</text:p>
          </table:table-cell>
          <table:table-cell table:formula="of:=SIN(RADIANS([.A130]*12))" office:value-type="float" office:value="0.951056516295154">
            <text:p>0.9511</text:p>
          </table:table-cell>
          <table:table-cell table:formula="of:=SIN(RADIANS([.A130]*13))" office:value-type="float" office:value="-0.838670567945425">
            <text:p>-0.8387</text:p>
          </table:table-cell>
          <table:table-cell table:formula="of:=SIN(RADIANS([.A130]*14))" office:value-type="float" office:value="0.104528463267653">
            <text:p>0.1045</text:p>
          </table:table-cell>
          <table:table-cell table:formula="of:=SIN(RADIANS([.A130]*15))" office:value-type="float" office:value="0.707106781186549">
            <text:p>0.7071</text:p>
          </table:table-cell>
          <table:table-cell table:formula="of:=SIN(RADIANS([.A130]*16))" office:value-type="float" office:value="-0.994521895368273">
            <text:p>-0.9945</text:p>
          </table:table-cell>
          <table:table-cell table:formula="of:=COS(RADIANS([.A130]))" office:value-type="float" office:value="-0.629320391049837">
            <text:p>-0.6293</text:p>
          </table:table-cell>
          <table:table-cell table:formula="of:=COS(RADIANS([.A130]*2))" office:value-type="float" office:value="-0.20791169081776">
            <text:p>-0.2079</text:p>
          </table:table-cell>
          <table:table-cell table:formula="of:=COS(RADIANS([.A130]*3))" office:value-type="float" office:value="0.891006524188368">
            <text:p>0.8910</text:p>
          </table:table-cell>
          <table:table-cell table:formula="of:=COS(RADIANS([.A130]*4))" office:value-type="float" office:value="-0.913545457642601">
            <text:p>-0.9135</text:p>
          </table:table-cell>
          <table:table-cell table:formula="of:=COS(RADIANS([.A130]*5))" office:value-type="float" office:value="0.25881904510252">
            <text:p>0.2588</text:p>
          </table:table-cell>
          <table:table-cell table:formula="of:=COS(RADIANS([.A130]*6))" office:value-type="float" office:value="0.587785252292474">
            <text:p>0.5878</text:p>
          </table:table-cell>
          <table:table-cell table:formula="of:=COS(RADIANS([.A130]*7))" office:value-type="float" office:value="-0.998629534754574">
            <text:p>-0.9986</text:p>
          </table:table-cell>
          <table:table-cell table:formula="of:=COS(RADIANS([.A130]*8))" office:value-type="float" office:value="0.669130606358857">
            <text:p>0.6691</text:p>
          </table:table-cell>
          <table:table-cell table:formula="of:=COS(RADIANS([.A130]*9))" office:value-type="float" office:value="0.156434465040231">
            <text:p>0.1564</text:p>
          </table:table-cell>
          <table:table-cell table:formula="of:=COS(RADIANS([.A130]*10))" office:value-type="float" office:value="-0.866025403784439">
            <text:p>-0.8660</text:p>
          </table:table-cell>
          <table:table-cell table:formula="of:=COS(RADIANS([.A130]*11))" office:value-type="float" office:value="0.933580426497202">
            <text:p>0.9336</text:p>
          </table:table-cell>
          <table:table-cell table:formula="of:=COS(RADIANS([.A130]*12))" office:value-type="float" office:value="-0.309016994374946">
            <text:p>-0.3090</text:p>
          </table:table-cell>
          <table:table-cell table:formula="of:=COS(RADIANS([.A130]*13))" office:value-type="float" office:value="-0.544639035015026">
            <text:p>-0.5446</text:p>
          </table:table-cell>
          <table:table-cell table:formula="of:=COS(RADIANS([.A130]*14))" office:value-type="float" office:value="0.994521895368273">
            <text:p>0.9945</text:p>
          </table:table-cell>
          <table:table-cell table:formula="of:=COS(RADIANS([.A130]*15))" office:value-type="float" office:value="-0.707106781186546">
            <text:p>-0.7071</text:p>
          </table:table-cell>
          <table:table-cell table:formula="of:=COS(RADIANS([.A130]*16))" office:value-type="float" office:value="-0.104528463267657">
            <text:p>-0.104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10S">
            <text:p>00:02:10</text:p>
          </table:table-cell>
          <table:table-cell table:formula="of:=SIN(RADIANS([.A131]))" office:value-type="float" office:value="0.766044443118978">
            <text:p>0.7660</text:p>
          </table:table-cell>
          <table:table-cell table:formula="of:=SIN(RADIANS([.A131]*2))" office:value-type="float" office:value="-0.984807753012208">
            <text:p>-0.9848</text:p>
          </table:table-cell>
          <table:table-cell table:formula="of:=SIN(RADIANS([.A131]*3))" office:value-type="float" office:value="0.5">
            <text:p>0.5000</text:p>
          </table:table-cell>
          <table:table-cell table:formula="of:=SIN(RADIANS([.A131]*4))" office:value-type="float" office:value="0.342020143325669">
            <text:p>0.3420</text:p>
          </table:table-cell>
          <table:table-cell table:formula="of:=SIN(RADIANS([.A131]*5))" office:value-type="float" office:value="-0.939692620785909">
            <text:p>-0.9397</text:p>
          </table:table-cell>
          <table:table-cell table:formula="of:=SIN(RADIANS([.A131]*6))" office:value-type="float" office:value="0.866025403784439">
            <text:p>0.8660</text:p>
          </table:table-cell>
          <table:table-cell table:formula="of:=SIN(RADIANS([.A131]*7))" office:value-type="float" office:value="-0.17364817766693">
            <text:p>-0.1736</text:p>
          </table:table-cell>
          <table:table-cell table:formula="of:=SIN(RADIANS([.A131]*8))" office:value-type="float" office:value="-0.642787609686539">
            <text:p>-0.6428</text:p>
          </table:table-cell>
          <table:table-cell table:formula="of:=SIN(RADIANS([.A131]*9))" office:value-type="float" office:value="1">
            <text:p>1.0000</text:p>
          </table:table-cell>
          <table:table-cell table:formula="of:=SIN(RADIANS([.A131]*10))" office:value-type="float" office:value="-0.642787609686538">
            <text:p>-0.6428</text:p>
          </table:table-cell>
          <table:table-cell table:formula="of:=SIN(RADIANS([.A131]*11))" office:value-type="float" office:value="-0.173648177666931">
            <text:p>-0.1736</text:p>
          </table:table-cell>
          <table:table-cell table:formula="of:=SIN(RADIANS([.A131]*12))" office:value-type="float" office:value="0.866025403784439">
            <text:p>0.8660</text:p>
          </table:table-cell>
          <table:table-cell table:formula="of:=SIN(RADIANS([.A131]*13))" office:value-type="float" office:value="-0.939692620785909">
            <text:p>-0.9397</text:p>
          </table:table-cell>
          <table:table-cell table:formula="of:=SIN(RADIANS([.A131]*14))" office:value-type="float" office:value="0.342020143325667">
            <text:p>0.3420</text:p>
          </table:table-cell>
          <table:table-cell table:formula="of:=SIN(RADIANS([.A131]*15))" office:value-type="float" office:value="0.500000000000001">
            <text:p>0.5000</text:p>
          </table:table-cell>
          <table:table-cell table:formula="of:=SIN(RADIANS([.A131]*16))" office:value-type="float" office:value="-0.984807753012208">
            <text:p>-0.9848</text:p>
          </table:table-cell>
          <table:table-cell table:formula="of:=COS(RADIANS([.A131]))" office:value-type="float" office:value="-0.642787609686539">
            <text:p>-0.6428</text:p>
          </table:table-cell>
          <table:table-cell table:formula="of:=COS(RADIANS([.A131]*2))" office:value-type="float" office:value="-0.17364817766693">
            <text:p>-0.1736</text:p>
          </table:table-cell>
          <table:table-cell table:formula="of:=COS(RADIANS([.A131]*3))" office:value-type="float" office:value="0.866025403784439">
            <text:p>0.8660</text:p>
          </table:table-cell>
          <table:table-cell table:formula="of:=COS(RADIANS([.A131]*4))" office:value-type="float" office:value="-0.939692620785908">
            <text:p>-0.9397</text:p>
          </table:table-cell>
          <table:table-cell table:formula="of:=COS(RADIANS([.A131]*5))" office:value-type="float" office:value="0.342020143325668">
            <text:p>0.3420</text:p>
          </table:table-cell>
          <table:table-cell table:formula="of:=COS(RADIANS([.A131]*6))" office:value-type="float" office:value="0.5">
            <text:p>0.5000</text:p>
          </table:table-cell>
          <table:table-cell table:formula="of:=COS(RADIANS([.A131]*7))" office:value-type="float" office:value="-0.984807753012208">
            <text:p>-0.9848</text:p>
          </table:table-cell>
          <table:table-cell table:formula="of:=COS(RADIANS([.A131]*8))" office:value-type="float" office:value="0.766044443118978">
            <text:p>0.7660</text:p>
          </table:table-cell>
          <table:table-cell table:formula="of:=COS(RADIANS([.A131]*9))" office:value-type="float" office:value="-9.80336419954471E-016">
            <text:p>0.0000</text:p>
          </table:table-cell>
          <table:table-cell table:formula="of:=COS(RADIANS([.A131]*10))" office:value-type="float" office:value="-0.766044443118979">
            <text:p>-0.7660</text:p>
          </table:table-cell>
          <table:table-cell table:formula="of:=COS(RADIANS([.A131]*11))" office:value-type="float" office:value="0.984807753012208">
            <text:p>0.9848</text:p>
          </table:table-cell>
          <table:table-cell table:formula="of:=COS(RADIANS([.A131]*12))" office:value-type="float" office:value="-0.5">
            <text:p>-0.5000</text:p>
          </table:table-cell>
          <table:table-cell table:formula="of:=COS(RADIANS([.A131]*13))" office:value-type="float" office:value="-0.342020143325668">
            <text:p>-0.3420</text:p>
          </table:table-cell>
          <table:table-cell table:formula="of:=COS(RADIANS([.A131]*14))" office:value-type="float" office:value="0.939692620785909">
            <text:p>0.9397</text:p>
          </table:table-cell>
          <table:table-cell table:formula="of:=COS(RADIANS([.A131]*15))" office:value-type="float" office:value="-0.866025403784438">
            <text:p>-0.8660</text:p>
          </table:table-cell>
          <table:table-cell table:formula="of:=COS(RADIANS([.A131]*16))" office:value-type="float" office:value="0.17364817766693">
            <text:p>0.173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11S">
            <text:p>00:02:11</text:p>
          </table:table-cell>
          <table:table-cell table:formula="of:=SIN(RADIANS([.A132]))" office:value-type="float" office:value="0.754709580222772">
            <text:p>0.7547</text:p>
          </table:table-cell>
          <table:table-cell table:formula="of:=SIN(RADIANS([.A132]*2))" office:value-type="float" office:value="-0.99026806874157">
            <text:p>-0.9903</text:p>
          </table:table-cell>
          <table:table-cell table:formula="of:=SIN(RADIANS([.A132]*3))" office:value-type="float" office:value="0.544639035015027">
            <text:p>0.5446</text:p>
          </table:table-cell>
          <table:table-cell table:formula="of:=SIN(RADIANS([.A132]*4))" office:value-type="float" office:value="0.275637355817">
            <text:p>0.2756</text:p>
          </table:table-cell>
          <table:table-cell table:formula="of:=SIN(RADIANS([.A132]*5))" office:value-type="float" office:value="-0.90630778703665">
            <text:p>-0.9063</text:p>
          </table:table-cell>
          <table:table-cell table:formula="of:=SIN(RADIANS([.A132]*6))" office:value-type="float" office:value="0.913545457642601">
            <text:p>0.9135</text:p>
          </table:table-cell>
          <table:table-cell table:formula="of:=SIN(RADIANS([.A132]*7))" office:value-type="float" office:value="-0.292371704722735">
            <text:p>-0.2924</text:p>
          </table:table-cell>
          <table:table-cell table:formula="of:=SIN(RADIANS([.A132]*8))" office:value-type="float" office:value="-0.529919264233206">
            <text:p>-0.5299</text:p>
          </table:table-cell>
          <table:table-cell table:formula="of:=SIN(RADIANS([.A132]*9))" office:value-type="float" office:value="0.987688340595138">
            <text:p>0.9877</text:p>
          </table:table-cell>
          <table:table-cell table:formula="of:=SIN(RADIANS([.A132]*10))" office:value-type="float" office:value="-0.766044443118977">
            <text:p>-0.7660</text:p>
          </table:table-cell>
          <table:table-cell table:formula="of:=SIN(RADIANS([.A132]*11))" office:value-type="float" office:value="0.0174524064372814">
            <text:p>0.0175</text:p>
          </table:table-cell>
          <table:table-cell table:formula="of:=SIN(RADIANS([.A132]*12))" office:value-type="float" office:value="0.743144825477393">
            <text:p>0.7431</text:p>
          </table:table-cell>
          <table:table-cell table:formula="of:=SIN(RADIANS([.A132]*13))" office:value-type="float" office:value="-0.992546151641322">
            <text:p>-0.9925</text:p>
          </table:table-cell>
          <table:table-cell table:formula="of:=SIN(RADIANS([.A132]*14))" office:value-type="float" office:value="0.559192903470745">
            <text:p>0.5592</text:p>
          </table:table-cell>
          <table:table-cell table:formula="of:=SIN(RADIANS([.A132]*15))" office:value-type="float" office:value="0.25881904510252">
            <text:p>0.2588</text:p>
          </table:table-cell>
          <table:table-cell table:formula="of:=SIN(RADIANS([.A132]*16))" office:value-type="float" office:value="-0.898794046299168">
            <text:p>-0.8988</text:p>
          </table:table-cell>
          <table:table-cell table:formula="of:=COS(RADIANS([.A132]))" office:value-type="float" office:value="-0.656059028990507">
            <text:p>-0.6561</text:p>
          </table:table-cell>
          <table:table-cell table:formula="of:=COS(RADIANS([.A132]*2))" office:value-type="float" office:value="-0.139173100960066">
            <text:p>-0.1392</text:p>
          </table:table-cell>
          <table:table-cell table:formula="of:=COS(RADIANS([.A132]*3))" office:value-type="float" office:value="0.838670567945424">
            <text:p>0.8387</text:p>
          </table:table-cell>
          <table:table-cell table:formula="of:=COS(RADIANS([.A132]*4))" office:value-type="float" office:value="-0.961261695938319">
            <text:p>-0.9613</text:p>
          </table:table-cell>
          <table:table-cell table:formula="of:=COS(RADIANS([.A132]*5))" office:value-type="float" office:value="0.422618261740699">
            <text:p>0.4226</text:p>
          </table:table-cell>
          <table:table-cell table:formula="of:=COS(RADIANS([.A132]*6))" office:value-type="float" office:value="0.4067366430758">
            <text:p>0.4067</text:p>
          </table:table-cell>
          <table:table-cell table:formula="of:=COS(RADIANS([.A132]*7))" office:value-type="float" office:value="-0.956304755963036">
            <text:p>-0.9563</text:p>
          </table:table-cell>
          <table:table-cell table:formula="of:=COS(RADIANS([.A132]*8))" office:value-type="float" office:value="0.848048096156425">
            <text:p>0.8480</text:p>
          </table:table-cell>
          <table:table-cell table:formula="of:=COS(RADIANS([.A132]*9))" office:value-type="float" office:value="-0.156434465040229">
            <text:p>-0.1564</text:p>
          </table:table-cell>
          <table:table-cell table:formula="of:=COS(RADIANS([.A132]*10))" office:value-type="float" office:value="-0.642787609686541">
            <text:p>-0.6428</text:p>
          </table:table-cell>
          <table:table-cell table:formula="of:=COS(RADIANS([.A132]*11))" office:value-type="float" office:value="0.999847695156391">
            <text:p>0.9998</text:p>
          </table:table-cell>
          <table:table-cell table:formula="of:=COS(RADIANS([.A132]*12))" office:value-type="float" office:value="-0.669130606358859">
            <text:p>-0.6691</text:p>
          </table:table-cell>
          <table:table-cell table:formula="of:=COS(RADIANS([.A132]*13))" office:value-type="float" office:value="-0.121869343405146">
            <text:p>-0.1219</text:p>
          </table:table-cell>
          <table:table-cell table:formula="of:=COS(RADIANS([.A132]*14))" office:value-type="float" office:value="0.829037572555043">
            <text:p>0.8290</text:p>
          </table:table-cell>
          <table:table-cell table:formula="of:=COS(RADIANS([.A132]*15))" office:value-type="float" office:value="-0.965925826289068">
            <text:p>-0.9659</text:p>
          </table:table-cell>
          <table:table-cell table:formula="of:=COS(RADIANS([.A132]*16))" office:value-type="float" office:value="0.438371146789075">
            <text:p>0.438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12S">
            <text:p>00:02:12</text:p>
          </table:table-cell>
          <table:table-cell table:formula="of:=SIN(RADIANS([.A133]))" office:value-type="float" office:value="0.743144825477394">
            <text:p>0.7431</text:p>
          </table:table-cell>
          <table:table-cell table:formula="of:=SIN(RADIANS([.A133]*2))" office:value-type="float" office:value="-0.994521895368273">
            <text:p>-0.9945</text:p>
          </table:table-cell>
          <table:table-cell table:formula="of:=SIN(RADIANS([.A133]*3))" office:value-type="float" office:value="0.587785252292473">
            <text:p>0.5878</text:p>
          </table:table-cell>
          <table:table-cell table:formula="of:=SIN(RADIANS([.A133]*4))" office:value-type="float" office:value="0.207911690817759">
            <text:p>0.2079</text:p>
          </table:table-cell>
          <table:table-cell table:formula="of:=SIN(RADIANS([.A133]*5))" office:value-type="float" office:value="-0.866025403784439">
            <text:p>-0.8660</text:p>
          </table:table-cell>
          <table:table-cell table:formula="of:=SIN(RADIANS([.A133]*6))" office:value-type="float" office:value="0.951056516295153">
            <text:p>0.9511</text:p>
          </table:table-cell>
          <table:table-cell table:formula="of:=SIN(RADIANS([.A133]*7))" office:value-type="float" office:value="-0.406736643075799">
            <text:p>-0.4067</text:p>
          </table:table-cell>
          <table:table-cell table:formula="of:=SIN(RADIANS([.A133]*8))" office:value-type="float" office:value="-0.4067366430758">
            <text:p>-0.4067</text:p>
          </table:table-cell>
          <table:table-cell table:formula="of:=SIN(RADIANS([.A133]*9))" office:value-type="float" office:value="0.951056516295154">
            <text:p>0.9511</text:p>
          </table:table-cell>
          <table:table-cell table:formula="of:=SIN(RADIANS([.A133]*10))" office:value-type="float" office:value="-0.866025403784438">
            <text:p>-0.8660</text:p>
          </table:table-cell>
          <table:table-cell table:formula="of:=SIN(RADIANS([.A133]*11))" office:value-type="float" office:value="0.20791169081776">
            <text:p>0.2079</text:p>
          </table:table-cell>
          <table:table-cell table:formula="of:=SIN(RADIANS([.A133]*12))" office:value-type="float" office:value="0.587785252292474">
            <text:p>0.5878</text:p>
          </table:table-cell>
          <table:table-cell table:formula="of:=SIN(RADIANS([.A133]*13))" office:value-type="float" office:value="-0.994521895368273">
            <text:p>-0.9945</text:p>
          </table:table-cell>
          <table:table-cell table:formula="of:=SIN(RADIANS([.A133]*14))" office:value-type="float" office:value="0.743144825477392">
            <text:p>0.7431</text:p>
          </table:table-cell>
          <table:table-cell table:formula="of:=SIN(RADIANS([.A133]*15))" office:value-type="float" office:value="-2.20560219973841E-015">
            <text:p>0.0000</text:p>
          </table:table-cell>
          <table:table-cell table:formula="of:=SIN(RADIANS([.A133]*16))" office:value-type="float" office:value="-0.743144825477394">
            <text:p>-0.7431</text:p>
          </table:table-cell>
          <table:table-cell table:formula="of:=COS(RADIANS([.A133]))" office:value-type="float" office:value="-0.669130606358858">
            <text:p>-0.6691</text:p>
          </table:table-cell>
          <table:table-cell table:formula="of:=COS(RADIANS([.A133]*2))" office:value-type="float" office:value="-0.104528463267653">
            <text:p>-0.1045</text:p>
          </table:table-cell>
          <table:table-cell table:formula="of:=COS(RADIANS([.A133]*3))" office:value-type="float" office:value="0.809016994374947">
            <text:p>0.8090</text:p>
          </table:table-cell>
          <table:table-cell table:formula="of:=COS(RADIANS([.A133]*4))" office:value-type="float" office:value="-0.978147600733806">
            <text:p>-0.9781</text:p>
          </table:table-cell>
          <table:table-cell table:formula="of:=COS(RADIANS([.A133]*5))" office:value-type="float" office:value="0.499999999999999">
            <text:p>0.5000</text:p>
          </table:table-cell>
          <table:table-cell table:formula="of:=COS(RADIANS([.A133]*6))" office:value-type="float" office:value="0.309016994374948">
            <text:p>0.3090</text:p>
          </table:table-cell>
          <table:table-cell table:formula="of:=COS(RADIANS([.A133]*7))" office:value-type="float" office:value="-0.913545457642602">
            <text:p>-0.9135</text:p>
          </table:table-cell>
          <table:table-cell table:formula="of:=COS(RADIANS([.A133]*8))" office:value-type="float" office:value="0.913545457642601">
            <text:p>0.9135</text:p>
          </table:table-cell>
          <table:table-cell table:formula="of:=COS(RADIANS([.A133]*9))" office:value-type="float" office:value="-0.309016994374947">
            <text:p>-0.3090</text:p>
          </table:table-cell>
          <table:table-cell table:formula="of:=COS(RADIANS([.A133]*10))" office:value-type="float" office:value="-0.500000000000002">
            <text:p>-0.5000</text:p>
          </table:table-cell>
          <table:table-cell table:formula="of:=COS(RADIANS([.A133]*11))" office:value-type="float" office:value="0.978147600733806">
            <text:p>0.9781</text:p>
          </table:table-cell>
          <table:table-cell table:formula="of:=COS(RADIANS([.A133]*12))" office:value-type="float" office:value="-0.809016994374947">
            <text:p>-0.8090</text:p>
          </table:table-cell>
          <table:table-cell table:formula="of:=COS(RADIANS([.A133]*13))" office:value-type="float" office:value="0.104528463267655">
            <text:p>0.1045</text:p>
          </table:table-cell>
          <table:table-cell table:formula="of:=COS(RADIANS([.A133]*14))" office:value-type="float" office:value="0.669130606358861">
            <text:p>0.6691</text:p>
          </table:table-cell>
          <table:table-cell table:formula="of:=COS(RADIANS([.A133]*15))" office:value-type="float" office:value="-1">
            <text:p>-1.0000</text:p>
          </table:table-cell>
          <table:table-cell table:formula="of:=COS(RADIANS([.A133]*16))" office:value-type="float" office:value="0.669130606358859">
            <text:p>0.669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13S">
            <text:p>00:02:13</text:p>
          </table:table-cell>
          <table:table-cell table:formula="of:=SIN(RADIANS([.A134]))" office:value-type="float" office:value="0.731353701619171">
            <text:p>0.7314</text:p>
          </table:table-cell>
          <table:table-cell table:formula="of:=SIN(RADIANS([.A134]*2))" office:value-type="float" office:value="-0.997564050259824">
            <text:p>-0.9976</text:p>
          </table:table-cell>
          <table:table-cell table:formula="of:=SIN(RADIANS([.A134]*3))" office:value-type="float" office:value="0.629320391049837">
            <text:p>0.6293</text:p>
          </table:table-cell>
          <table:table-cell table:formula="of:=SIN(RADIANS([.A134]*4))" office:value-type="float" office:value="0.139173100960066">
            <text:p>0.1392</text:p>
          </table:table-cell>
          <table:table-cell table:formula="of:=SIN(RADIANS([.A134]*5))" office:value-type="float" office:value="-0.819152044288991">
            <text:p>-0.8192</text:p>
          </table:table-cell>
          <table:table-cell table:formula="of:=SIN(RADIANS([.A134]*6))" office:value-type="float" office:value="0.978147600733806">
            <text:p>0.9781</text:p>
          </table:table-cell>
          <table:table-cell table:formula="of:=SIN(RADIANS([.A134]*7))" office:value-type="float" office:value="-0.515038074910055">
            <text:p>-0.5150</text:p>
          </table:table-cell>
          <table:table-cell table:formula="of:=SIN(RADIANS([.A134]*8))" office:value-type="float" office:value="-0.275637355817">
            <text:p>-0.2756</text:p>
          </table:table-cell>
          <table:table-cell table:formula="of:=SIN(RADIANS([.A134]*9))" office:value-type="float" office:value="0.891006524188368">
            <text:p>0.8910</text:p>
          </table:table-cell>
          <table:table-cell table:formula="of:=SIN(RADIANS([.A134]*10))" office:value-type="float" office:value="-0.939692620785909">
            <text:p>-0.9397</text:p>
          </table:table-cell>
          <table:table-cell table:formula="of:=SIN(RADIANS([.A134]*11))" office:value-type="float" office:value="0.390731128489273">
            <text:p>0.3907</text:p>
          </table:table-cell>
          <table:table-cell table:formula="of:=SIN(RADIANS([.A134]*12))" office:value-type="float" office:value="0.4067366430758">
            <text:p>0.4067</text:p>
          </table:table-cell>
          <table:table-cell table:formula="of:=SIN(RADIANS([.A134]*13))" office:value-type="float" office:value="-0.945518575599317">
            <text:p>-0.9455</text:p>
          </table:table-cell>
          <table:table-cell table:formula="of:=SIN(RADIANS([.A134]*14))" office:value-type="float" office:value="0.882947592858928">
            <text:p>0.8829</text:p>
          </table:table-cell>
          <table:table-cell table:formula="of:=SIN(RADIANS([.A134]*15))" office:value-type="float" office:value="-0.258819045102517">
            <text:p>-0.2588</text:p>
          </table:table-cell>
          <table:table-cell table:formula="of:=SIN(RADIANS([.A134]*16))" office:value-type="float" office:value="-0.529919264233207">
            <text:p>-0.5299</text:p>
          </table:table-cell>
          <table:table-cell table:formula="of:=COS(RADIANS([.A134]))" office:value-type="float" office:value="-0.681998360062498">
            <text:p>-0.6820</text:p>
          </table:table-cell>
          <table:table-cell table:formula="of:=COS(RADIANS([.A134]*2))" office:value-type="float" office:value="-0.0697564737441256">
            <text:p>-0.0698</text:p>
          </table:table-cell>
          <table:table-cell table:formula="of:=COS(RADIANS([.A134]*3))" office:value-type="float" office:value="0.777145961456971">
            <text:p>0.7771</text:p>
          </table:table-cell>
          <table:table-cell table:formula="of:=COS(RADIANS([.A134]*4))" office:value-type="float" office:value="-0.99026806874157">
            <text:p>-0.9903</text:p>
          </table:table-cell>
          <table:table-cell table:formula="of:=COS(RADIANS([.A134]*5))" office:value-type="float" office:value="0.573576436351047">
            <text:p>0.5736</text:p>
          </table:table-cell>
          <table:table-cell table:formula="of:=COS(RADIANS([.A134]*6))" office:value-type="float" office:value="0.207911690817759">
            <text:p>0.2079</text:p>
          </table:table-cell>
          <table:table-cell table:formula="of:=COS(RADIANS([.A134]*7))" office:value-type="float" office:value="-0.857167300702112">
            <text:p>-0.8572</text:p>
          </table:table-cell>
          <table:table-cell table:formula="of:=COS(RADIANS([.A134]*8))" office:value-type="float" office:value="0.961261695938319">
            <text:p>0.9613</text:p>
          </table:table-cell>
          <table:table-cell table:formula="of:=COS(RADIANS([.A134]*9))" office:value-type="float" office:value="-0.453990499739547">
            <text:p>-0.4540</text:p>
          </table:table-cell>
          <table:table-cell table:formula="of:=COS(RADIANS([.A134]*10))" office:value-type="float" office:value="-0.342020143325668">
            <text:p>-0.3420</text:p>
          </table:table-cell>
          <table:table-cell table:formula="of:=COS(RADIANS([.A134]*11))" office:value-type="float" office:value="0.920504853452441">
            <text:p>0.9205</text:p>
          </table:table-cell>
          <table:table-cell table:formula="of:=COS(RADIANS([.A134]*12))" office:value-type="float" office:value="-0.913545457642601">
            <text:p>-0.9135</text:p>
          </table:table-cell>
          <table:table-cell table:formula="of:=COS(RADIANS([.A134]*13))" office:value-type="float" office:value="0.325568154457155">
            <text:p>0.3256</text:p>
          </table:table-cell>
          <table:table-cell table:formula="of:=COS(RADIANS([.A134]*14))" office:value-type="float" office:value="0.469471562785889">
            <text:p>0.4695</text:p>
          </table:table-cell>
          <table:table-cell table:formula="of:=COS(RADIANS([.A134]*15))" office:value-type="float" office:value="-0.965925826289069">
            <text:p>-0.9659</text:p>
          </table:table-cell>
          <table:table-cell table:formula="of:=COS(RADIANS([.A134]*16))" office:value-type="float" office:value="0.848048096156425">
            <text:p>0.848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14S">
            <text:p>00:02:14</text:p>
          </table:table-cell>
          <table:table-cell table:formula="of:=SIN(RADIANS([.A135]))" office:value-type="float" office:value="0.719339800338651">
            <text:p>0.7193</text:p>
          </table:table-cell>
          <table:table-cell table:formula="of:=SIN(RADIANS([.A135]*2))" office:value-type="float" office:value="-0.999390827019096">
            <text:p>-0.9994</text:p>
          </table:table-cell>
          <table:table-cell table:formula="of:=SIN(RADIANS([.A135]*3))" office:value-type="float" office:value="0.669130606358858">
            <text:p>0.6691</text:p>
          </table:table-cell>
          <table:table-cell table:formula="of:=SIN(RADIANS([.A135]*4))" office:value-type="float" office:value="0.0697564737441249">
            <text:p>0.0698</text:p>
          </table:table-cell>
          <table:table-cell table:formula="of:=SIN(RADIANS([.A135]*5))" office:value-type="float" office:value="-0.766044443118978">
            <text:p>-0.7660</text:p>
          </table:table-cell>
          <table:table-cell table:formula="of:=SIN(RADIANS([.A135]*6))" office:value-type="float" office:value="0.994521895368273">
            <text:p>0.9945</text:p>
          </table:table-cell>
          <table:table-cell table:formula="of:=SIN(RADIANS([.A135]*7))" office:value-type="float" office:value="-0.615661475325659">
            <text:p>-0.6157</text:p>
          </table:table-cell>
          <table:table-cell table:formula="of:=SIN(RADIANS([.A135]*8))" office:value-type="float" office:value="-0.139173100960065">
            <text:p>-0.1392</text:p>
          </table:table-cell>
          <table:table-cell table:formula="of:=SIN(RADIANS([.A135]*9))" office:value-type="float" office:value="0.809016994374947">
            <text:p>0.8090</text:p>
          </table:table-cell>
          <table:table-cell table:formula="of:=SIN(RADIANS([.A135]*10))" office:value-type="float" office:value="-0.984807753012208">
            <text:p>-0.9848</text:p>
          </table:table-cell>
          <table:table-cell table:formula="of:=SIN(RADIANS([.A135]*11))" office:value-type="float" office:value="0.559192903470748">
            <text:p>0.5592</text:p>
          </table:table-cell>
          <table:table-cell table:formula="of:=SIN(RADIANS([.A135]*12))" office:value-type="float" office:value="0.207911690817758">
            <text:p>0.2079</text:p>
          </table:table-cell>
          <table:table-cell table:formula="of:=SIN(RADIANS([.A135]*13))" office:value-type="float" office:value="-0.848048096156427">
            <text:p>-0.8480</text:p>
          </table:table-cell>
          <table:table-cell table:formula="of:=SIN(RADIANS([.A135]*14))" office:value-type="float" office:value="0.970295726275997">
            <text:p>0.9703</text:p>
          </table:table-cell>
          <table:table-cell table:formula="of:=SIN(RADIANS([.A135]*15))" office:value-type="float" office:value="-0.499999999999998">
            <text:p>-0.5000</text:p>
          </table:table-cell>
          <table:table-cell table:formula="of:=SIN(RADIANS([.A135]*16))" office:value-type="float" office:value="-0.275637355816998">
            <text:p>-0.2756</text:p>
          </table:table-cell>
          <table:table-cell table:formula="of:=COS(RADIANS([.A135]))" office:value-type="float" office:value="-0.694658370458997">
            <text:p>-0.6947</text:p>
          </table:table-cell>
          <table:table-cell table:formula="of:=COS(RADIANS([.A135]*2))" office:value-type="float" office:value="-0.0348994967025008">
            <text:p>-0.0349</text:p>
          </table:table-cell>
          <table:table-cell table:formula="of:=COS(RADIANS([.A135]*3))" office:value-type="float" office:value="0.743144825477394">
            <text:p>0.7431</text:p>
          </table:table-cell>
          <table:table-cell table:formula="of:=COS(RADIANS([.A135]*4))" office:value-type="float" office:value="-0.997564050259824">
            <text:p>-0.9976</text:p>
          </table:table-cell>
          <table:table-cell table:formula="of:=COS(RADIANS([.A135]*5))" office:value-type="float" office:value="0.64278760968654">
            <text:p>0.6428</text:p>
          </table:table-cell>
          <table:table-cell table:formula="of:=COS(RADIANS([.A135]*6))" office:value-type="float" office:value="0.104528463267653">
            <text:p>0.1045</text:p>
          </table:table-cell>
          <table:table-cell table:formula="of:=COS(RADIANS([.A135]*7))" office:value-type="float" office:value="-0.788010753606721">
            <text:p>-0.7880</text:p>
          </table:table-cell>
          <table:table-cell table:formula="of:=COS(RADIANS([.A135]*8))" office:value-type="float" office:value="0.990268068741571">
            <text:p>0.9903</text:p>
          </table:table-cell>
          <table:table-cell table:formula="of:=COS(RADIANS([.A135]*9))" office:value-type="float" office:value="-0.587785252292474">
            <text:p>-0.5878</text:p>
          </table:table-cell>
          <table:table-cell table:formula="of:=COS(RADIANS([.A135]*10))" office:value-type="float" office:value="-0.173648177666929">
            <text:p>-0.1736</text:p>
          </table:table-cell>
          <table:table-cell table:formula="of:=COS(RADIANS([.A135]*11))" office:value-type="float" office:value="0.829037572555041">
            <text:p>0.8290</text:p>
          </table:table-cell>
          <table:table-cell table:formula="of:=COS(RADIANS([.A135]*12))" office:value-type="float" office:value="-0.978147600733806">
            <text:p>-0.9781</text:p>
          </table:table-cell>
          <table:table-cell table:formula="of:=COS(RADIANS([.A135]*13))" office:value-type="float" office:value="0.529919264233203">
            <text:p>0.5299</text:p>
          </table:table-cell>
          <table:table-cell table:formula="of:=COS(RADIANS([.A135]*14))" office:value-type="float" office:value="0.241921895599666">
            <text:p>0.2419</text:p>
          </table:table-cell>
          <table:table-cell table:formula="of:=COS(RADIANS([.A135]*15))" office:value-type="float" office:value="-0.86602540378444">
            <text:p>-0.8660</text:p>
          </table:table-cell>
          <table:table-cell table:formula="of:=COS(RADIANS([.A135]*16))" office:value-type="float" office:value="0.961261695938319">
            <text:p>0.961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15S">
            <text:p>00:02:15</text:p>
          </table:table-cell>
          <table:table-cell table:formula="of:=SIN(RADIANS([.A136]))" office:value-type="float" office:value="0.707106781186548">
            <text:p>0.7071</text:p>
          </table:table-cell>
          <table:table-cell table:formula="of:=SIN(RADIANS([.A136]*2))" office:value-type="float" office:value="-1">
            <text:p>-1.0000</text:p>
          </table:table-cell>
          <table:table-cell table:formula="of:=SIN(RADIANS([.A136]*3))" office:value-type="float" office:value="0.707106781186547">
            <text:p>0.7071</text:p>
          </table:table-cell>
          <table:table-cell table:formula="of:=SIN(RADIANS([.A136]*4))" office:value-type="float" office:value="3.67394039744206E-016">
            <text:p>0.0000</text:p>
          </table:table-cell>
          <table:table-cell table:formula="of:=SIN(RADIANS([.A136]*5))" office:value-type="float" office:value="-0.707106781186547">
            <text:p>-0.7071</text:p>
          </table:table-cell>
          <table:table-cell table:formula="of:=SIN(RADIANS([.A136]*6))" office:value-type="float" office:value="1">
            <text:p>1.0000</text:p>
          </table:table-cell>
          <table:table-cell table:formula="of:=SIN(RADIANS([.A136]*7))" office:value-type="float" office:value="-0.707106781186548">
            <text:p>-0.7071</text:p>
          </table:table-cell>
          <table:table-cell table:formula="of:=SIN(RADIANS([.A136]*8))" office:value-type="float" office:value="-7.34788079488412E-016">
            <text:p>0.0000</text:p>
          </table:table-cell>
          <table:table-cell table:formula="of:=SIN(RADIANS([.A136]*9))" office:value-type="float" office:value="0.707106781186549">
            <text:p>0.7071</text:p>
          </table:table-cell>
          <table:table-cell table:formula="of:=SIN(RADIANS([.A136]*10))" office:value-type="float" office:value="-1">
            <text:p>-1.0000</text:p>
          </table:table-cell>
          <table:table-cell table:formula="of:=SIN(RADIANS([.A136]*11))" office:value-type="float" office:value="0.707106781186547">
            <text:p>0.7071</text:p>
          </table:table-cell>
          <table:table-cell table:formula="of:=SIN(RADIANS([.A136]*12))" office:value-type="float" office:value="1.10218211923262E-015">
            <text:p>0.0000</text:p>
          </table:table-cell>
          <table:table-cell table:formula="of:=SIN(RADIANS([.A136]*13))" office:value-type="float" office:value="-0.707106781186549">
            <text:p>-0.7071</text:p>
          </table:table-cell>
          <table:table-cell table:formula="of:=SIN(RADIANS([.A136]*14))" office:value-type="float" office:value="1">
            <text:p>1.0000</text:p>
          </table:table-cell>
          <table:table-cell table:formula="of:=SIN(RADIANS([.A136]*15))" office:value-type="float" office:value="-0.707106781186547">
            <text:p>-0.7071</text:p>
          </table:table-cell>
          <table:table-cell table:formula="of:=SIN(RADIANS([.A136]*16))" office:value-type="float" office:value="-1.46957615897682E-015">
            <text:p>0.0000</text:p>
          </table:table-cell>
          <table:table-cell table:formula="of:=COS(RADIANS([.A136]))" office:value-type="float" office:value="-0.707106781186547">
            <text:p>-0.7071</text:p>
          </table:table-cell>
          <table:table-cell table:formula="of:=COS(RADIANS([.A136]*2))" office:value-type="float" office:value="-1.83697019872103E-016">
            <text:p>0.0000</text:p>
          </table:table-cell>
          <table:table-cell table:formula="of:=COS(RADIANS([.A136]*3))" office:value-type="float" office:value="0.707106781186548">
            <text:p>0.7071</text:p>
          </table:table-cell>
          <table:table-cell table:formula="of:=COS(RADIANS([.A136]*4))" office:value-type="float" office:value="-1">
            <text:p>-1.0000</text:p>
          </table:table-cell>
          <table:table-cell table:formula="of:=COS(RADIANS([.A136]*5))" office:value-type="float" office:value="0.707106781186548">
            <text:p>0.7071</text:p>
          </table:table-cell>
          <table:table-cell table:formula="of:=COS(RADIANS([.A136]*6))" office:value-type="float" office:value="5.51091059616309E-016">
            <text:p>0.0000</text:p>
          </table:table-cell>
          <table:table-cell table:formula="of:=COS(RADIANS([.A136]*7))" office:value-type="float" office:value="-0.707106781186547">
            <text:p>-0.7071</text:p>
          </table:table-cell>
          <table:table-cell table:formula="of:=COS(RADIANS([.A136]*8))" office:value-type="float" office:value="1">
            <text:p>1.0000</text:p>
          </table:table-cell>
          <table:table-cell table:formula="of:=COS(RADIANS([.A136]*9))" office:value-type="float" office:value="-0.707106781186546">
            <text:p>-0.7071</text:p>
          </table:table-cell>
          <table:table-cell table:formula="of:=COS(RADIANS([.A136]*10))" office:value-type="float" office:value="8.57871740039736E-016">
            <text:p>0.0000</text:p>
          </table:table-cell>
          <table:table-cell table:formula="of:=COS(RADIANS([.A136]*11))" office:value-type="float" office:value="0.707106781186548">
            <text:p>0.7071</text:p>
          </table:table-cell>
          <table:table-cell table:formula="of:=COS(RADIANS([.A136]*12))" office:value-type="float" office:value="-1">
            <text:p>-1.0000</text:p>
          </table:table-cell>
          <table:table-cell table:formula="of:=COS(RADIANS([.A136]*13))" office:value-type="float" office:value="0.707106781186546">
            <text:p>0.7071</text:p>
          </table:table-cell>
          <table:table-cell table:formula="of:=COS(RADIANS([.A136]*14))" office:value-type="float" office:value="-4.9047770029553E-016">
            <text:p>0.0000</text:p>
          </table:table-cell>
          <table:table-cell table:formula="of:=COS(RADIANS([.A136]*15))" office:value-type="float" office:value="-0.707106781186548">
            <text:p>-0.7071</text:p>
          </table:table-cell>
          <table:table-cell table:formula="of:=COS(RADIANS([.A136]*16))" office:value-type="float" office:value="1">
            <text:p>1.000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16S">
            <text:p>00:02:16</text:p>
          </table:table-cell>
          <table:table-cell table:formula="of:=SIN(RADIANS([.A137]))" office:value-type="float" office:value="0.694658370458997">
            <text:p>0.6947</text:p>
          </table:table-cell>
          <table:table-cell table:formula="of:=SIN(RADIANS([.A137]*2))" office:value-type="float" office:value="-0.999390827019096">
            <text:p>-0.9994</text:p>
          </table:table-cell>
          <table:table-cell table:formula="of:=SIN(RADIANS([.A137]*3))" office:value-type="float" office:value="0.743144825477394">
            <text:p>0.7431</text:p>
          </table:table-cell>
          <table:table-cell table:formula="of:=SIN(RADIANS([.A137]*4))" office:value-type="float" office:value="-0.0697564737441259">
            <text:p>-0.0698</text:p>
          </table:table-cell>
          <table:table-cell table:formula="of:=SIN(RADIANS([.A137]*5))" office:value-type="float" office:value="-0.642787609686539">
            <text:p>-0.6428</text:p>
          </table:table-cell>
          <table:table-cell table:formula="of:=SIN(RADIANS([.A137]*6))" office:value-type="float" office:value="0.994521895368273">
            <text:p>0.9945</text:p>
          </table:table-cell>
          <table:table-cell table:formula="of:=SIN(RADIANS([.A137]*7))" office:value-type="float" office:value="-0.788010753606722">
            <text:p>-0.7880</text:p>
          </table:table-cell>
          <table:table-cell table:formula="of:=SIN(RADIANS([.A137]*8))" office:value-type="float" office:value="0.139173100960067">
            <text:p>0.1392</text:p>
          </table:table-cell>
          <table:table-cell table:formula="of:=SIN(RADIANS([.A137]*9))" office:value-type="float" office:value="0.587785252292474">
            <text:p>0.5878</text:p>
          </table:table-cell>
          <table:table-cell table:formula="of:=SIN(RADIANS([.A137]*10))" office:value-type="float" office:value="-0.984807753012208">
            <text:p>-0.9848</text:p>
          </table:table-cell>
          <table:table-cell table:formula="of:=SIN(RADIANS([.A137]*11))" office:value-type="float" office:value="0.829037572555041">
            <text:p>0.8290</text:p>
          </table:table-cell>
          <table:table-cell table:formula="of:=SIN(RADIANS([.A137]*12))" office:value-type="float" office:value="-0.207911690817759">
            <text:p>-0.2079</text:p>
          </table:table-cell>
          <table:table-cell table:formula="of:=SIN(RADIANS([.A137]*13))" office:value-type="float" office:value="-0.529919264233207">
            <text:p>-0.5299</text:p>
          </table:table-cell>
          <table:table-cell table:formula="of:=SIN(RADIANS([.A137]*14))" office:value-type="float" office:value="0.970295726275996">
            <text:p>0.9703</text:p>
          </table:table-cell>
          <table:table-cell table:formula="of:=SIN(RADIANS([.A137]*15))" office:value-type="float" office:value="-0.866025403784439">
            <text:p>-0.8660</text:p>
          </table:table-cell>
          <table:table-cell table:formula="of:=SIN(RADIANS([.A137]*16))" office:value-type="float" office:value="0.275637355817002">
            <text:p>0.2756</text:p>
          </table:table-cell>
          <table:table-cell table:formula="of:=COS(RADIANS([.A137]))" office:value-type="float" office:value="-0.719339800338651">
            <text:p>-0.7193</text:p>
          </table:table-cell>
          <table:table-cell table:formula="of:=COS(RADIANS([.A137]*2))" office:value-type="float" office:value="0.0348994967025013">
            <text:p>0.0349</text:p>
          </table:table-cell>
          <table:table-cell table:formula="of:=COS(RADIANS([.A137]*3))" office:value-type="float" office:value="0.669130606358858">
            <text:p>0.6691</text:p>
          </table:table-cell>
          <table:table-cell table:formula="of:=COS(RADIANS([.A137]*4))" office:value-type="float" office:value="-0.997564050259824">
            <text:p>-0.9976</text:p>
          </table:table-cell>
          <table:table-cell table:formula="of:=COS(RADIANS([.A137]*5))" office:value-type="float" office:value="0.766044443118978">
            <text:p>0.7660</text:p>
          </table:table-cell>
          <table:table-cell table:formula="of:=COS(RADIANS([.A137]*6))" office:value-type="float" office:value="-0.104528463267654">
            <text:p>-0.1045</text:p>
          </table:table-cell>
          <table:table-cell table:formula="of:=COS(RADIANS([.A137]*7))" office:value-type="float" office:value="-0.615661475325658">
            <text:p>-0.6157</text:p>
          </table:table-cell>
          <table:table-cell table:formula="of:=COS(RADIANS([.A137]*8))" office:value-type="float" office:value="0.99026806874157">
            <text:p>0.9903</text:p>
          </table:table-cell>
          <table:table-cell table:formula="of:=COS(RADIANS([.A137]*9))" office:value-type="float" office:value="-0.809016994374947">
            <text:p>-0.8090</text:p>
          </table:table-cell>
          <table:table-cell table:formula="of:=COS(RADIANS([.A137]*10))" office:value-type="float" office:value="0.173648177666931">
            <text:p>0.1736</text:p>
          </table:table-cell>
          <table:table-cell table:formula="of:=COS(RADIANS([.A137]*11))" office:value-type="float" office:value="0.559192903470748">
            <text:p>0.5592</text:p>
          </table:table-cell>
          <table:table-cell table:formula="of:=COS(RADIANS([.A137]*12))" office:value-type="float" office:value="-0.978147600733806">
            <text:p>-0.9781</text:p>
          </table:table-cell>
          <table:table-cell table:formula="of:=COS(RADIANS([.A137]*13))" office:value-type="float" office:value="0.848048096156425">
            <text:p>0.8480</text:p>
          </table:table-cell>
          <table:table-cell table:formula="of:=COS(RADIANS([.A137]*14))" office:value-type="float" office:value="-0.241921895599667">
            <text:p>-0.2419</text:p>
          </table:table-cell>
          <table:table-cell table:formula="of:=COS(RADIANS([.A137]*15))" office:value-type="float" office:value="-0.499999999999999">
            <text:p>-0.5000</text:p>
          </table:table-cell>
          <table:table-cell table:formula="of:=COS(RADIANS([.A137]*16))" office:value-type="float" office:value="0.961261695938318">
            <text:p>0.9613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17S">
            <text:p>00:02:17</text:p>
          </table:table-cell>
          <table:table-cell table:formula="of:=SIN(RADIANS([.A138]))" office:value-type="float" office:value="0.681998360062499">
            <text:p>0.6820</text:p>
          </table:table-cell>
          <table:table-cell table:formula="of:=SIN(RADIANS([.A138]*2))" office:value-type="float" office:value="-0.997564050259824">
            <text:p>-0.9976</text:p>
          </table:table-cell>
          <table:table-cell table:formula="of:=SIN(RADIANS([.A138]*3))" office:value-type="float" office:value="0.777145961456971">
            <text:p>0.7771</text:p>
          </table:table-cell>
          <table:table-cell table:formula="of:=SIN(RADIANS([.A138]*4))" office:value-type="float" office:value="-0.139173100960065">
            <text:p>-0.1392</text:p>
          </table:table-cell>
          <table:table-cell table:formula="of:=SIN(RADIANS([.A138]*5))" office:value-type="float" office:value="-0.573576436351046">
            <text:p>-0.5736</text:p>
          </table:table-cell>
          <table:table-cell table:formula="of:=SIN(RADIANS([.A138]*6))" office:value-type="float" office:value="0.978147600733805">
            <text:p>0.9781</text:p>
          </table:table-cell>
          <table:table-cell table:formula="of:=SIN(RADIANS([.A138]*7))" office:value-type="float" office:value="-0.857167300702112">
            <text:p>-0.8572</text:p>
          </table:table-cell>
          <table:table-cell table:formula="of:=SIN(RADIANS([.A138]*8))" office:value-type="float" office:value="0.275637355816999">
            <text:p>0.2756</text:p>
          </table:table-cell>
          <table:table-cell table:formula="of:=SIN(RADIANS([.A138]*9))" office:value-type="float" office:value="0.453990499739547">
            <text:p>0.4540</text:p>
          </table:table-cell>
          <table:table-cell table:formula="of:=SIN(RADIANS([.A138]*10))" office:value-type="float" office:value="-0.939692620785908">
            <text:p>-0.9397</text:p>
          </table:table-cell>
          <table:table-cell table:formula="of:=SIN(RADIANS([.A138]*11))" office:value-type="float" office:value="0.920504853452441">
            <text:p>0.9205</text:p>
          </table:table-cell>
          <table:table-cell table:formula="of:=SIN(RADIANS([.A138]*12))" office:value-type="float" office:value="-0.406736643075801">
            <text:p>-0.4067</text:p>
          </table:table-cell>
          <table:table-cell table:formula="of:=SIN(RADIANS([.A138]*13))" office:value-type="float" office:value="-0.325568154457158">
            <text:p>-0.3256</text:p>
          </table:table-cell>
          <table:table-cell table:formula="of:=SIN(RADIANS([.A138]*14))" office:value-type="float" office:value="0.882947592858928">
            <text:p>0.8829</text:p>
          </table:table-cell>
          <table:table-cell table:formula="of:=SIN(RADIANS([.A138]*15))" office:value-type="float" office:value="-0.965925826289069">
            <text:p>-0.9659</text:p>
          </table:table-cell>
          <table:table-cell table:formula="of:=SIN(RADIANS([.A138]*16))" office:value-type="float" office:value="0.529919264233204">
            <text:p>0.5299</text:p>
          </table:table-cell>
          <table:table-cell table:formula="of:=COS(RADIANS([.A138]))" office:value-type="float" office:value="-0.73135370161917">
            <text:p>-0.7314</text:p>
          </table:table-cell>
          <table:table-cell table:formula="of:=COS(RADIANS([.A138]*2))" office:value-type="float" office:value="0.0697564737441252">
            <text:p>0.0698</text:p>
          </table:table-cell>
          <table:table-cell table:formula="of:=COS(RADIANS([.A138]*3))" office:value-type="float" office:value="0.629320391049837">
            <text:p>0.6293</text:p>
          </table:table-cell>
          <table:table-cell table:formula="of:=COS(RADIANS([.A138]*4))" office:value-type="float" office:value="-0.99026806874157">
            <text:p>-0.9903</text:p>
          </table:table-cell>
          <table:table-cell table:formula="of:=COS(RADIANS([.A138]*5))" office:value-type="float" office:value="0.819152044288992">
            <text:p>0.8192</text:p>
          </table:table-cell>
          <table:table-cell table:formula="of:=COS(RADIANS([.A138]*6))" office:value-type="float" office:value="-0.20791169081776">
            <text:p>-0.2079</text:p>
          </table:table-cell>
          <table:table-cell table:formula="of:=COS(RADIANS([.A138]*7))" office:value-type="float" office:value="-0.515038074910055">
            <text:p>-0.5150</text:p>
          </table:table-cell>
          <table:table-cell table:formula="of:=COS(RADIANS([.A138]*8))" office:value-type="float" office:value="0.961261695938319">
            <text:p>0.9613</text:p>
          </table:table-cell>
          <table:table-cell table:formula="of:=COS(RADIANS([.A138]*9))" office:value-type="float" office:value="-0.891006524188368">
            <text:p>-0.8910</text:p>
          </table:table-cell>
          <table:table-cell table:formula="of:=COS(RADIANS([.A138]*10))" office:value-type="float" office:value="0.342020143325669">
            <text:p>0.3420</text:p>
          </table:table-cell>
          <table:table-cell table:formula="of:=COS(RADIANS([.A138]*11))" office:value-type="float" office:value="0.390731128489273">
            <text:p>0.3907</text:p>
          </table:table-cell>
          <table:table-cell table:formula="of:=COS(RADIANS([.A138]*12))" office:value-type="float" office:value="-0.9135454576426">
            <text:p>-0.9135</text:p>
          </table:table-cell>
          <table:table-cell table:formula="of:=COS(RADIANS([.A138]*13))" office:value-type="float" office:value="0.945518575599316">
            <text:p>0.9455</text:p>
          </table:table-cell>
          <table:table-cell table:formula="of:=COS(RADIANS([.A138]*14))" office:value-type="float" office:value="-0.469471562785889">
            <text:p>-0.4695</text:p>
          </table:table-cell>
          <table:table-cell table:formula="of:=COS(RADIANS([.A138]*15))" office:value-type="float" office:value="-0.258819045102518">
            <text:p>-0.2588</text:p>
          </table:table-cell>
          <table:table-cell table:formula="of:=COS(RADIANS([.A138]*16))" office:value-type="float" office:value="0.848048096156426">
            <text:p>0.848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18S">
            <text:p>00:02:18</text:p>
          </table:table-cell>
          <table:table-cell table:formula="of:=SIN(RADIANS([.A139]))" office:value-type="float" office:value="0.669130606358858">
            <text:p>0.6691</text:p>
          </table:table-cell>
          <table:table-cell table:formula="of:=SIN(RADIANS([.A139]*2))" office:value-type="float" office:value="-0.994521895368273">
            <text:p>-0.9945</text:p>
          </table:table-cell>
          <table:table-cell table:formula="of:=SIN(RADIANS([.A139]*3))" office:value-type="float" office:value="0.809016994374947">
            <text:p>0.8090</text:p>
          </table:table-cell>
          <table:table-cell table:formula="of:=SIN(RADIANS([.A139]*4))" office:value-type="float" office:value="-0.207911690817758">
            <text:p>-0.2079</text:p>
          </table:table-cell>
          <table:table-cell table:formula="of:=SIN(RADIANS([.A139]*5))" office:value-type="float" office:value="-0.5">
            <text:p>-0.5000</text:p>
          </table:table-cell>
          <table:table-cell table:formula="of:=SIN(RADIANS([.A139]*6))" office:value-type="float" office:value="0.951056516295154">
            <text:p>0.9511</text:p>
          </table:table-cell>
          <table:table-cell table:formula="of:=SIN(RADIANS([.A139]*7))" office:value-type="float" office:value="-0.9135454576426">
            <text:p>-0.9135</text:p>
          </table:table-cell>
          <table:table-cell table:formula="of:=SIN(RADIANS([.A139]*8))" office:value-type="float" office:value="0.406736643075798">
            <text:p>0.4067</text:p>
          </table:table-cell>
          <table:table-cell table:formula="of:=SIN(RADIANS([.A139]*9))" office:value-type="float" office:value="0.309016994374947">
            <text:p>0.3090</text:p>
          </table:table-cell>
          <table:table-cell table:formula="of:=SIN(RADIANS([.A139]*10))" office:value-type="float" office:value="-0.866025403784438">
            <text:p>-0.8660</text:p>
          </table:table-cell>
          <table:table-cell table:formula="of:=SIN(RADIANS([.A139]*11))" office:value-type="float" office:value="0.978147600733806">
            <text:p>0.9781</text:p>
          </table:table-cell>
          <table:table-cell table:formula="of:=SIN(RADIANS([.A139]*12))" office:value-type="float" office:value="-0.587785252292472">
            <text:p>-0.5878</text:p>
          </table:table-cell>
          <table:table-cell table:formula="of:=SIN(RADIANS([.A139]*13))" office:value-type="float" office:value="-0.104528463267655">
            <text:p>-0.1045</text:p>
          </table:table-cell>
          <table:table-cell table:formula="of:=SIN(RADIANS([.A139]*14))" office:value-type="float" office:value="0.743144825477396">
            <text:p>0.7431</text:p>
          </table:table-cell>
          <table:table-cell table:formula="of:=SIN(RADIANS([.A139]*15))" office:value-type="float" office:value="-1">
            <text:p>-1.0000</text:p>
          </table:table-cell>
          <table:table-cell table:formula="of:=SIN(RADIANS([.A139]*16))" office:value-type="float" office:value="0.743144825477392">
            <text:p>0.7431</text:p>
          </table:table-cell>
          <table:table-cell table:formula="of:=COS(RADIANS([.A139]))" office:value-type="float" office:value="-0.743144825477394">
            <text:p>-0.7431</text:p>
          </table:table-cell>
          <table:table-cell table:formula="of:=COS(RADIANS([.A139]*2))" office:value-type="float" office:value="0.104528463267653">
            <text:p>0.1045</text:p>
          </table:table-cell>
          <table:table-cell table:formula="of:=COS(RADIANS([.A139]*3))" office:value-type="float" office:value="0.587785252292473">
            <text:p>0.5878</text:p>
          </table:table-cell>
          <table:table-cell table:formula="of:=COS(RADIANS([.A139]*4))" office:value-type="float" office:value="-0.978147600733806">
            <text:p>-0.9781</text:p>
          </table:table-cell>
          <table:table-cell table:formula="of:=COS(RADIANS([.A139]*5))" office:value-type="float" office:value="0.866025403784439">
            <text:p>0.8660</text:p>
          </table:table-cell>
          <table:table-cell table:formula="of:=COS(RADIANS([.A139]*6))" office:value-type="float" office:value="-0.309016994374947">
            <text:p>-0.3090</text:p>
          </table:table-cell>
          <table:table-cell table:formula="of:=COS(RADIANS([.A139]*7))" office:value-type="float" office:value="-0.406736643075801">
            <text:p>-0.4067</text:p>
          </table:table-cell>
          <table:table-cell table:formula="of:=COS(RADIANS([.A139]*8))" office:value-type="float" office:value="0.913545457642602">
            <text:p>0.9135</text:p>
          </table:table-cell>
          <table:table-cell table:formula="of:=COS(RADIANS([.A139]*9))" office:value-type="float" office:value="-0.951056516295154">
            <text:p>-0.9511</text:p>
          </table:table-cell>
          <table:table-cell table:formula="of:=COS(RADIANS([.A139]*10))" office:value-type="float" office:value="0.5">
            <text:p>0.5000</text:p>
          </table:table-cell>
          <table:table-cell table:formula="of:=COS(RADIANS([.A139]*11))" office:value-type="float" office:value="0.20791169081776">
            <text:p>0.2079</text:p>
          </table:table-cell>
          <table:table-cell table:formula="of:=COS(RADIANS([.A139]*12))" office:value-type="float" office:value="-0.809016994374948">
            <text:p>-0.8090</text:p>
          </table:table-cell>
          <table:table-cell table:formula="of:=COS(RADIANS([.A139]*13))" office:value-type="float" office:value="0.994521895368273">
            <text:p>0.9945</text:p>
          </table:table-cell>
          <table:table-cell table:formula="of:=COS(RADIANS([.A139]*14))" office:value-type="float" office:value="-0.669130606358856">
            <text:p>-0.6691</text:p>
          </table:table-cell>
          <table:table-cell table:formula="of:=COS(RADIANS([.A139]*15))" office:value-type="float" office:value="-3.18470065841971E-015">
            <text:p>0.0000</text:p>
          </table:table-cell>
          <table:table-cell table:formula="of:=COS(RADIANS([.A139]*16))" office:value-type="float" office:value="0.669130606358861">
            <text:p>0.669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19S">
            <text:p>00:02:19</text:p>
          </table:table-cell>
          <table:table-cell table:formula="of:=SIN(RADIANS([.A140]))" office:value-type="float" office:value="0.656059028990507">
            <text:p>0.6561</text:p>
          </table:table-cell>
          <table:table-cell table:formula="of:=SIN(RADIANS([.A140]*2))" office:value-type="float" office:value="-0.99026806874157">
            <text:p>-0.9903</text:p>
          </table:table-cell>
          <table:table-cell table:formula="of:=SIN(RADIANS([.A140]*3))" office:value-type="float" office:value="0.838670567945424">
            <text:p>0.8387</text:p>
          </table:table-cell>
          <table:table-cell table:formula="of:=SIN(RADIANS([.A140]*4))" office:value-type="float" office:value="-0.275637355816999">
            <text:p>-0.2756</text:p>
          </table:table-cell>
          <table:table-cell table:formula="of:=SIN(RADIANS([.A140]*5))" office:value-type="float" office:value="-0.422618261740699">
            <text:p>-0.4226</text:p>
          </table:table-cell>
          <table:table-cell table:formula="of:=SIN(RADIANS([.A140]*6))" office:value-type="float" office:value="0.913545457642601">
            <text:p>0.9135</text:p>
          </table:table-cell>
          <table:table-cell table:formula="of:=SIN(RADIANS([.A140]*7))" office:value-type="float" office:value="-0.956304755963035">
            <text:p>-0.9563</text:p>
          </table:table-cell>
          <table:table-cell table:formula="of:=SIN(RADIANS([.A140]*8))" office:value-type="float" office:value="0.529919264233205">
            <text:p>0.5299</text:p>
          </table:table-cell>
          <table:table-cell table:formula="of:=SIN(RADIANS([.A140]*9))" office:value-type="float" office:value="0.156434465040233">
            <text:p>0.1564</text:p>
          </table:table-cell>
          <table:table-cell table:formula="of:=SIN(RADIANS([.A140]*10))" office:value-type="float" office:value="-0.766044443118978">
            <text:p>-0.7660</text:p>
          </table:table-cell>
          <table:table-cell table:formula="of:=SIN(RADIANS([.A140]*11))" office:value-type="float" office:value="0.999847695156391">
            <text:p>0.9998</text:p>
          </table:table-cell>
          <table:table-cell table:formula="of:=SIN(RADIANS([.A140]*12))" office:value-type="float" office:value="-0.743144825477394">
            <text:p>-0.7431</text:p>
          </table:table-cell>
          <table:table-cell table:formula="of:=SIN(RADIANS([.A140]*13))" office:value-type="float" office:value="0.121869343405146">
            <text:p>0.1219</text:p>
          </table:table-cell>
          <table:table-cell table:formula="of:=SIN(RADIANS([.A140]*14))" office:value-type="float" office:value="0.55919290347075">
            <text:p>0.5592</text:p>
          </table:table-cell>
          <table:table-cell table:formula="of:=SIN(RADIANS([.A140]*15))" office:value-type="float" office:value="-0.965925826289069">
            <text:p>-0.9659</text:p>
          </table:table-cell>
          <table:table-cell table:formula="of:=SIN(RADIANS([.A140]*16))" office:value-type="float" office:value="0.898794046299167">
            <text:p>0.8988</text:p>
          </table:table-cell>
          <table:table-cell table:formula="of:=COS(RADIANS([.A140]))" office:value-type="float" office:value="-0.754709580222772">
            <text:p>-0.7547</text:p>
          </table:table-cell>
          <table:table-cell table:formula="of:=COS(RADIANS([.A140]*2))" office:value-type="float" office:value="0.139173100960065">
            <text:p>0.1392</text:p>
          </table:table-cell>
          <table:table-cell table:formula="of:=COS(RADIANS([.A140]*3))" office:value-type="float" office:value="0.544639035015027">
            <text:p>0.5446</text:p>
          </table:table-cell>
          <table:table-cell table:formula="of:=COS(RADIANS([.A140]*4))" office:value-type="float" office:value="-0.961261695938319">
            <text:p>-0.9613</text:p>
          </table:table-cell>
          <table:table-cell table:formula="of:=COS(RADIANS([.A140]*5))" office:value-type="float" office:value="0.90630778703665">
            <text:p>0.9063</text:p>
          </table:table-cell>
          <table:table-cell table:formula="of:=COS(RADIANS([.A140]*6))" office:value-type="float" office:value="-0.4067366430758">
            <text:p>-0.4067</text:p>
          </table:table-cell>
          <table:table-cell table:formula="of:=COS(RADIANS([.A140]*7))" office:value-type="float" office:value="-0.292371704722738">
            <text:p>-0.2924</text:p>
          </table:table-cell>
          <table:table-cell table:formula="of:=COS(RADIANS([.A140]*8))" office:value-type="float" office:value="0.848048096156426">
            <text:p>0.8480</text:p>
          </table:table-cell>
          <table:table-cell table:formula="of:=COS(RADIANS([.A140]*9))" office:value-type="float" office:value="-0.987688340595137">
            <text:p>-0.9877</text:p>
          </table:table-cell>
          <table:table-cell table:formula="of:=COS(RADIANS([.A140]*10))" office:value-type="float" office:value="0.642787609686539">
            <text:p>0.6428</text:p>
          </table:table-cell>
          <table:table-cell table:formula="of:=COS(RADIANS([.A140]*11))" office:value-type="float" office:value="0.0174524064372852">
            <text:p>0.0175</text:p>
          </table:table-cell>
          <table:table-cell table:formula="of:=COS(RADIANS([.A140]*12))" office:value-type="float" office:value="-0.669130606358858">
            <text:p>-0.6691</text:p>
          </table:table-cell>
          <table:table-cell table:formula="of:=COS(RADIANS([.A140]*13))" office:value-type="float" office:value="0.992546151641322">
            <text:p>0.9925</text:p>
          </table:table-cell>
          <table:table-cell table:formula="of:=COS(RADIANS([.A140]*14))" office:value-type="float" office:value="-0.82903757255504">
            <text:p>-0.8290</text:p>
          </table:table-cell>
          <table:table-cell table:formula="of:=COS(RADIANS([.A140]*15))" office:value-type="float" office:value="0.258819045102519">
            <text:p>0.2588</text:p>
          </table:table-cell>
          <table:table-cell table:formula="of:=COS(RADIANS([.A140]*16))" office:value-type="float" office:value="0.438371146789077">
            <text:p>0.438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20S">
            <text:p>00:02:20</text:p>
          </table:table-cell>
          <table:table-cell table:formula="of:=SIN(RADIANS([.A141]))" office:value-type="float" office:value="0.642787609686539">
            <text:p>0.6428</text:p>
          </table:table-cell>
          <table:table-cell table:formula="of:=SIN(RADIANS([.A141]*2))" office:value-type="float" office:value="-0.984807753012208">
            <text:p>-0.9848</text:p>
          </table:table-cell>
          <table:table-cell table:formula="of:=SIN(RADIANS([.A141]*3))" office:value-type="float" office:value="0.866025403784439">
            <text:p>0.8660</text:p>
          </table:table-cell>
          <table:table-cell table:formula="of:=SIN(RADIANS([.A141]*4))" office:value-type="float" office:value="-0.342020143325668">
            <text:p>-0.3420</text:p>
          </table:table-cell>
          <table:table-cell table:formula="of:=SIN(RADIANS([.A141]*5))" office:value-type="float" office:value="-0.342020143325669">
            <text:p>-0.3420</text:p>
          </table:table-cell>
          <table:table-cell table:formula="of:=SIN(RADIANS([.A141]*6))" office:value-type="float" office:value="0.866025403784438">
            <text:p>0.8660</text:p>
          </table:table-cell>
          <table:table-cell table:formula="of:=SIN(RADIANS([.A141]*7))" office:value-type="float" office:value="-0.984807753012208">
            <text:p>-0.9848</text:p>
          </table:table-cell>
          <table:table-cell table:formula="of:=SIN(RADIANS([.A141]*8))" office:value-type="float" office:value="0.642787609686538">
            <text:p>0.6428</text:p>
          </table:table-cell>
          <table:table-cell table:formula="of:=SIN(RADIANS([.A141]*9))" office:value-type="float" office:value="8.57252759403147E-016">
            <text:p>0.0000</text:p>
          </table:table-cell>
          <table:table-cell table:formula="of:=SIN(RADIANS([.A141]*10))" office:value-type="float" office:value="-0.642787609686539">
            <text:p>-0.6428</text:p>
          </table:table-cell>
          <table:table-cell table:formula="of:=SIN(RADIANS([.A141]*11))" office:value-type="float" office:value="0.984807753012208">
            <text:p>0.9848</text:p>
          </table:table-cell>
          <table:table-cell table:formula="of:=SIN(RADIANS([.A141]*12))" office:value-type="float" office:value="-0.866025403784439">
            <text:p>-0.8660</text:p>
          </table:table-cell>
          <table:table-cell table:formula="of:=SIN(RADIANS([.A141]*13))" office:value-type="float" office:value="0.342020143325667">
            <text:p>0.3420</text:p>
          </table:table-cell>
          <table:table-cell table:formula="of:=SIN(RADIANS([.A141]*14))" office:value-type="float" office:value="0.342020143325666">
            <text:p>0.3420</text:p>
          </table:table-cell>
          <table:table-cell table:formula="of:=SIN(RADIANS([.A141]*15))" office:value-type="float" office:value="-0.866025403784439">
            <text:p>-0.8660</text:p>
          </table:table-cell>
          <table:table-cell table:formula="of:=SIN(RADIANS([.A141]*16))" office:value-type="float" office:value="0.984807753012207">
            <text:p>0.9848</text:p>
          </table:table-cell>
          <table:table-cell table:formula="of:=COS(RADIANS([.A141]))" office:value-type="float" office:value="-0.766044443118978">
            <text:p>-0.7660</text:p>
          </table:table-cell>
          <table:table-cell table:formula="of:=COS(RADIANS([.A141]*2))" office:value-type="float" office:value="0.17364817766693">
            <text:p>0.1736</text:p>
          </table:table-cell>
          <table:table-cell table:formula="of:=COS(RADIANS([.A141]*3))" office:value-type="float" office:value="0.5">
            <text:p>0.5000</text:p>
          </table:table-cell>
          <table:table-cell table:formula="of:=COS(RADIANS([.A141]*4))" office:value-type="float" office:value="-0.939692620785909">
            <text:p>-0.9397</text:p>
          </table:table-cell>
          <table:table-cell table:formula="of:=COS(RADIANS([.A141]*5))" office:value-type="float" office:value="0.939692620785908">
            <text:p>0.9397</text:p>
          </table:table-cell>
          <table:table-cell table:formula="of:=COS(RADIANS([.A141]*6))" office:value-type="float" office:value="-0.500000000000001">
            <text:p>-0.5000</text:p>
          </table:table-cell>
          <table:table-cell table:formula="of:=COS(RADIANS([.A141]*7))" office:value-type="float" office:value="-0.173648177666929">
            <text:p>-0.1736</text:p>
          </table:table-cell>
          <table:table-cell table:formula="of:=COS(RADIANS([.A141]*8))" office:value-type="float" office:value="0.766044443118979">
            <text:p>0.7660</text:p>
          </table:table-cell>
          <table:table-cell table:formula="of:=COS(RADIANS([.A141]*9))" office:value-type="float" office:value="-1">
            <text:p>-1.0000</text:p>
          </table:table-cell>
          <table:table-cell table:formula="of:=COS(RADIANS([.A141]*10))" office:value-type="float" office:value="0.766044443118978">
            <text:p>0.7660</text:p>
          </table:table-cell>
          <table:table-cell table:formula="of:=COS(RADIANS([.A141]*11))" office:value-type="float" office:value="-0.173648177666931">
            <text:p>-0.1736</text:p>
          </table:table-cell>
          <table:table-cell table:formula="of:=COS(RADIANS([.A141]*12))" office:value-type="float" office:value="-0.499999999999999">
            <text:p>-0.5000</text:p>
          </table:table-cell>
          <table:table-cell table:formula="of:=COS(RADIANS([.A141]*13))" office:value-type="float" office:value="0.939692620785909">
            <text:p>0.9397</text:p>
          </table:table-cell>
          <table:table-cell table:formula="of:=COS(RADIANS([.A141]*14))" office:value-type="float" office:value="-0.939692620785909">
            <text:p>-0.9397</text:p>
          </table:table-cell>
          <table:table-cell table:formula="of:=COS(RADIANS([.A141]*15))" office:value-type="float" office:value="0.5">
            <text:p>0.5000</text:p>
          </table:table-cell>
          <table:table-cell table:formula="of:=COS(RADIANS([.A141]*16))" office:value-type="float" office:value="0.173648177666933">
            <text:p>0.1736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21S">
            <text:p>00:02:21</text:p>
          </table:table-cell>
          <table:table-cell table:formula="of:=SIN(RADIANS([.A142]))" office:value-type="float" office:value="0.629320391049837">
            <text:p>0.6293</text:p>
          </table:table-cell>
          <table:table-cell table:formula="of:=SIN(RADIANS([.A142]*2))" office:value-type="float" office:value="-0.978147600733806">
            <text:p>-0.9781</text:p>
          </table:table-cell>
          <table:table-cell table:formula="of:=SIN(RADIANS([.A142]*3))" office:value-type="float" office:value="0.891006524188368">
            <text:p>0.8910</text:p>
          </table:table-cell>
          <table:table-cell table:formula="of:=SIN(RADIANS([.A142]*4))" office:value-type="float" office:value="-0.4067366430758">
            <text:p>-0.4067</text:p>
          </table:table-cell>
          <table:table-cell table:formula="of:=SIN(RADIANS([.A142]*5))" office:value-type="float" office:value="-0.258819045102521">
            <text:p>-0.2588</text:p>
          </table:table-cell>
          <table:table-cell table:formula="of:=SIN(RADIANS([.A142]*6))" office:value-type="float" office:value="0.809016994374948">
            <text:p>0.8090</text:p>
          </table:table-cell>
          <table:table-cell table:formula="of:=SIN(RADIANS([.A142]*7))" office:value-type="float" office:value="-0.998629534754574">
            <text:p>-0.9986</text:p>
          </table:table-cell>
          <table:table-cell table:formula="of:=SIN(RADIANS([.A142]*8))" office:value-type="float" office:value="0.743144825477394">
            <text:p>0.7431</text:p>
          </table:table-cell>
          <table:table-cell table:formula="of:=SIN(RADIANS([.A142]*9))" office:value-type="float" office:value="-0.156434465040231">
            <text:p>-0.1564</text:p>
          </table:table-cell>
          <table:table-cell table:formula="of:=SIN(RADIANS([.A142]*10))" office:value-type="float" office:value="-0.5">
            <text:p>-0.5000</text:p>
          </table:table-cell>
          <table:table-cell table:formula="of:=SIN(RADIANS([.A142]*11))" office:value-type="float" office:value="0.933580426497202">
            <text:p>0.9336</text:p>
          </table:table-cell>
          <table:table-cell table:formula="of:=SIN(RADIANS([.A142]*12))" office:value-type="float" office:value="-0.951056516295153">
            <text:p>-0.9511</text:p>
          </table:table-cell>
          <table:table-cell table:formula="of:=SIN(RADIANS([.A142]*13))" office:value-type="float" office:value="0.544639035015026">
            <text:p>0.5446</text:p>
          </table:table-cell>
          <table:table-cell table:formula="of:=SIN(RADIANS([.A142]*14))" office:value-type="float" office:value="0.104528463267652">
            <text:p>0.1045</text:p>
          </table:table-cell>
          <table:table-cell table:formula="of:=SIN(RADIANS([.A142]*15))" office:value-type="float" office:value="-0.707106781186547">
            <text:p>-0.7071</text:p>
          </table:table-cell>
          <table:table-cell table:formula="of:=SIN(RADIANS([.A142]*16))" office:value-type="float" office:value="0.994521895368273">
            <text:p>0.9945</text:p>
          </table:table-cell>
          <table:table-cell table:formula="of:=COS(RADIANS([.A142]))" office:value-type="float" office:value="-0.777145961456971">
            <text:p>-0.7771</text:p>
          </table:table-cell>
          <table:table-cell table:formula="of:=COS(RADIANS([.A142]*2))" office:value-type="float" office:value="0.207911690817759">
            <text:p>0.2079</text:p>
          </table:table-cell>
          <table:table-cell table:formula="of:=COS(RADIANS([.A142]*3))" office:value-type="float" office:value="0.453990499739547">
            <text:p>0.4540</text:p>
          </table:table-cell>
          <table:table-cell table:formula="of:=COS(RADIANS([.A142]*4))" office:value-type="float" office:value="-0.913545457642601">
            <text:p>-0.9135</text:p>
          </table:table-cell>
          <table:table-cell table:formula="of:=COS(RADIANS([.A142]*5))" office:value-type="float" office:value="0.965925826289068">
            <text:p>0.9659</text:p>
          </table:table-cell>
          <table:table-cell table:formula="of:=COS(RADIANS([.A142]*6))" office:value-type="float" office:value="-0.587785252292473">
            <text:p>-0.5878</text:p>
          </table:table-cell>
          <table:table-cell table:formula="of:=COS(RADIANS([.A142]*7))" office:value-type="float" office:value="-0.052335956242943">
            <text:p>-0.0523</text:p>
          </table:table-cell>
          <table:table-cell table:formula="of:=COS(RADIANS([.A142]*8))" office:value-type="float" office:value="0.669130606358858">
            <text:p>0.6691</text:p>
          </table:table-cell>
          <table:table-cell table:formula="of:=COS(RADIANS([.A142]*9))" office:value-type="float" office:value="-0.987688340595138">
            <text:p>-0.9877</text:p>
          </table:table-cell>
          <table:table-cell table:formula="of:=COS(RADIANS([.A142]*10))" office:value-type="float" office:value="0.866025403784438">
            <text:p>0.8660</text:p>
          </table:table-cell>
          <table:table-cell table:formula="of:=COS(RADIANS([.A142]*11))" office:value-type="float" office:value="-0.3583679495453">
            <text:p>-0.3584</text:p>
          </table:table-cell>
          <table:table-cell table:formula="of:=COS(RADIANS([.A142]*12))" office:value-type="float" office:value="-0.309016994374948">
            <text:p>-0.3090</text:p>
          </table:table-cell>
          <table:table-cell table:formula="of:=COS(RADIANS([.A142]*13))" office:value-type="float" office:value="0.838670567945425">
            <text:p>0.8387</text:p>
          </table:table-cell>
          <table:table-cell table:formula="of:=COS(RADIANS([.A142]*14))" office:value-type="float" office:value="-0.994521895368274">
            <text:p>-0.9945</text:p>
          </table:table-cell>
          <table:table-cell table:formula="of:=COS(RADIANS([.A142]*15))" office:value-type="float" office:value="0.707106781186548">
            <text:p>0.7071</text:p>
          </table:table-cell>
          <table:table-cell table:formula="of:=COS(RADIANS([.A142]*16))" office:value-type="float" office:value="-0.104528463267654">
            <text:p>-0.1045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22S">
            <text:p>00:02:22</text:p>
          </table:table-cell>
          <table:table-cell table:formula="of:=SIN(RADIANS([.A143]))" office:value-type="float" office:value="0.615661475325658">
            <text:p>0.6157</text:p>
          </table:table-cell>
          <table:table-cell table:formula="of:=SIN(RADIANS([.A143]*2))" office:value-type="float" office:value="-0.970295726275996">
            <text:p>-0.9703</text:p>
          </table:table-cell>
          <table:table-cell table:formula="of:=SIN(RADIANS([.A143]*3))" office:value-type="float" office:value="0.913545457642601">
            <text:p>0.9135</text:p>
          </table:table-cell>
          <table:table-cell table:formula="of:=SIN(RADIANS([.A143]*4))" office:value-type="float" office:value="-0.46947156278589">
            <text:p>-0.4695</text:p>
          </table:table-cell>
          <table:table-cell table:formula="of:=SIN(RADIANS([.A143]*5))" office:value-type="float" office:value="-0.173648177666931">
            <text:p>-0.1736</text:p>
          </table:table-cell>
          <table:table-cell table:formula="of:=SIN(RADIANS([.A143]*6))" office:value-type="float" office:value="0.743144825477394">
            <text:p>0.7431</text:p>
          </table:table-cell>
          <table:table-cell table:formula="of:=SIN(RADIANS([.A143]*7))" office:value-type="float" office:value="-0.997564050259824">
            <text:p>-0.9976</text:p>
          </table:table-cell>
          <table:table-cell table:formula="of:=SIN(RADIANS([.A143]*8))" office:value-type="float" office:value="0.829037572555041">
            <text:p>0.8290</text:p>
          </table:table-cell>
          <table:table-cell table:formula="of:=SIN(RADIANS([.A143]*9))" office:value-type="float" office:value="-0.309016994374948">
            <text:p>-0.3090</text:p>
          </table:table-cell>
          <table:table-cell table:formula="of:=SIN(RADIANS([.A143]*10))" office:value-type="float" office:value="-0.342020143325669">
            <text:p>-0.3420</text:p>
          </table:table-cell>
          <table:table-cell table:formula="of:=SIN(RADIANS([.A143]*11))" office:value-type="float" office:value="0.848048096156427">
            <text:p>0.8480</text:p>
          </table:table-cell>
          <table:table-cell table:formula="of:=SIN(RADIANS([.A143]*12))" office:value-type="float" office:value="-0.994521895368273">
            <text:p>-0.9945</text:p>
          </table:table-cell>
          <table:table-cell table:formula="of:=SIN(RADIANS([.A143]*13))" office:value-type="float" office:value="0.71933980033865">
            <text:p>0.7193</text:p>
          </table:table-cell>
          <table:table-cell table:formula="of:=SIN(RADIANS([.A143]*14))" office:value-type="float" office:value="-0.139173100960066">
            <text:p>-0.1392</text:p>
          </table:table-cell>
          <table:table-cell table:formula="of:=SIN(RADIANS([.A143]*15))" office:value-type="float" office:value="-0.499999999999998">
            <text:p>-0.5000</text:p>
          </table:table-cell>
          <table:table-cell table:formula="of:=SIN(RADIANS([.A143]*16))" office:value-type="float" office:value="0.927183854566788">
            <text:p>0.9272</text:p>
          </table:table-cell>
          <table:table-cell table:formula="of:=COS(RADIANS([.A143]))" office:value-type="float" office:value="-0.788010753606722">
            <text:p>-0.7880</text:p>
          </table:table-cell>
          <table:table-cell table:formula="of:=COS(RADIANS([.A143]*2))" office:value-type="float" office:value="0.241921895599667">
            <text:p>0.2419</text:p>
          </table:table-cell>
          <table:table-cell table:formula="of:=COS(RADIANS([.A143]*3))" office:value-type="float" office:value="0.4067366430758">
            <text:p>0.4067</text:p>
          </table:table-cell>
          <table:table-cell table:formula="of:=COS(RADIANS([.A143]*4))" office:value-type="float" office:value="-0.882947592858927">
            <text:p>-0.8829</text:p>
          </table:table-cell>
          <table:table-cell table:formula="of:=COS(RADIANS([.A143]*5))" office:value-type="float" office:value="0.984807753012208">
            <text:p>0.9848</text:p>
          </table:table-cell>
          <table:table-cell table:formula="of:=COS(RADIANS([.A143]*6))" office:value-type="float" office:value="-0.669130606358858">
            <text:p>-0.6691</text:p>
          </table:table-cell>
          <table:table-cell table:formula="of:=COS(RADIANS([.A143]*7))" office:value-type="float" office:value="0.0697564737441256">
            <text:p>0.0698</text:p>
          </table:table-cell>
          <table:table-cell table:formula="of:=COS(RADIANS([.A143]*8))" office:value-type="float" office:value="0.559192903470748">
            <text:p>0.5592</text:p>
          </table:table-cell>
          <table:table-cell table:formula="of:=COS(RADIANS([.A143]*9))" office:value-type="float" office:value="-0.951056516295153">
            <text:p>-0.9511</text:p>
          </table:table-cell>
          <table:table-cell table:formula="of:=COS(RADIANS([.A143]*10))" office:value-type="float" office:value="0.939692620785908">
            <text:p>0.9397</text:p>
          </table:table-cell>
          <table:table-cell table:formula="of:=COS(RADIANS([.A143]*11))" office:value-type="float" office:value="-0.529919264233203">
            <text:p>-0.5299</text:p>
          </table:table-cell>
          <table:table-cell table:formula="of:=COS(RADIANS([.A143]*12))" office:value-type="float" office:value="-0.104528463267653">
            <text:p>-0.1045</text:p>
          </table:table-cell>
          <table:table-cell table:formula="of:=COS(RADIANS([.A143]*13))" office:value-type="float" office:value="0.694658370458998">
            <text:p>0.6947</text:p>
          </table:table-cell>
          <table:table-cell table:formula="of:=COS(RADIANS([.A143]*14))" office:value-type="float" office:value="-0.99026806874157">
            <text:p>-0.9903</text:p>
          </table:table-cell>
          <table:table-cell table:formula="of:=COS(RADIANS([.A143]*15))" office:value-type="float" office:value="0.86602540378444">
            <text:p>0.8660</text:p>
          </table:table-cell>
          <table:table-cell table:formula="of:=COS(RADIANS([.A143]*16))" office:value-type="float" office:value="-0.37460659341591">
            <text:p>-0.374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23S">
            <text:p>00:02:23</text:p>
          </table:table-cell>
          <table:table-cell table:formula="of:=SIN(RADIANS([.A144]))" office:value-type="float" office:value="0.601815023152048">
            <text:p>0.6018</text:p>
          </table:table-cell>
          <table:table-cell table:formula="of:=SIN(RADIANS([.A144]*2))" office:value-type="float" office:value="-0.961261695938319">
            <text:p>-0.9613</text:p>
          </table:table-cell>
          <table:table-cell table:formula="of:=SIN(RADIANS([.A144]*3))" office:value-type="float" office:value="0.933580426497202">
            <text:p>0.9336</text:p>
          </table:table-cell>
          <table:table-cell table:formula="of:=SIN(RADIANS([.A144]*4))" office:value-type="float" office:value="-0.529919264233205">
            <text:p>-0.5299</text:p>
          </table:table-cell>
          <table:table-cell table:formula="of:=SIN(RADIANS([.A144]*5))" office:value-type="float" office:value="-0.0871557427476585">
            <text:p>-0.0872</text:p>
          </table:table-cell>
          <table:table-cell table:formula="of:=SIN(RADIANS([.A144]*6))" office:value-type="float" office:value="0.669130606358858">
            <text:p>0.6691</text:p>
          </table:table-cell>
          <table:table-cell table:formula="of:=SIN(RADIANS([.A144]*7))" office:value-type="float" office:value="-0.981627183447664">
            <text:p>-0.9816</text:p>
          </table:table-cell>
          <table:table-cell table:formula="of:=SIN(RADIANS([.A144]*8))" office:value-type="float" office:value="0.898794046299167">
            <text:p>0.8988</text:p>
          </table:table-cell>
          <table:table-cell table:formula="of:=SIN(RADIANS([.A144]*9))" office:value-type="float" office:value="-0.453990499739545">
            <text:p>-0.4540</text:p>
          </table:table-cell>
          <table:table-cell table:formula="of:=SIN(RADIANS([.A144]*10))" office:value-type="float" office:value="-0.173648177666931">
            <text:p>-0.1736</text:p>
          </table:table-cell>
          <table:table-cell table:formula="of:=SIN(RADIANS([.A144]*11))" office:value-type="float" office:value="0.73135370161917">
            <text:p>0.7314</text:p>
          </table:table-cell>
          <table:table-cell table:formula="of:=SIN(RADIANS([.A144]*12))" office:value-type="float" office:value="-0.994521895368273">
            <text:p>-0.9945</text:p>
          </table:table-cell>
          <table:table-cell table:formula="of:=SIN(RADIANS([.A144]*13))" office:value-type="float" office:value="0.857167300702113">
            <text:p>0.8572</text:p>
          </table:table-cell>
          <table:table-cell table:formula="of:=SIN(RADIANS([.A144]*14))" office:value-type="float" office:value="-0.374606593415912">
            <text:p>-0.3746</text:p>
          </table:table-cell>
          <table:table-cell table:formula="of:=SIN(RADIANS([.A144]*15))" office:value-type="float" office:value="-0.258819045102524">
            <text:p>-0.2588</text:p>
          </table:table-cell>
          <table:table-cell table:formula="of:=SIN(RADIANS([.A144]*16))" office:value-type="float" office:value="0.788010753606721">
            <text:p>0.7880</text:p>
          </table:table-cell>
          <table:table-cell table:formula="of:=COS(RADIANS([.A144]))" office:value-type="float" office:value="-0.798635510047293">
            <text:p>-0.7986</text:p>
          </table:table-cell>
          <table:table-cell table:formula="of:=COS(RADIANS([.A144]*2))" office:value-type="float" office:value="0.275637355816999">
            <text:p>0.2756</text:p>
          </table:table-cell>
          <table:table-cell table:formula="of:=COS(RADIANS([.A144]*3))" office:value-type="float" office:value="0.3583679495453">
            <text:p>0.3584</text:p>
          </table:table-cell>
          <table:table-cell table:formula="of:=COS(RADIANS([.A144]*4))" office:value-type="float" office:value="-0.848048096156426">
            <text:p>-0.8480</text:p>
          </table:table-cell>
          <table:table-cell table:formula="of:=COS(RADIANS([.A144]*5))" office:value-type="float" office:value="0.996194698091746">
            <text:p>0.9962</text:p>
          </table:table-cell>
          <table:table-cell table:formula="of:=COS(RADIANS([.A144]*6))" office:value-type="float" office:value="-0.743144825477395">
            <text:p>-0.7431</text:p>
          </table:table-cell>
          <table:table-cell table:formula="of:=COS(RADIANS([.A144]*7))" office:value-type="float" office:value="0.190808995376545">
            <text:p>0.1908</text:p>
          </table:table-cell>
          <table:table-cell table:formula="of:=COS(RADIANS([.A144]*8))" office:value-type="float" office:value="0.438371146789077">
            <text:p>0.4384</text:p>
          </table:table-cell>
          <table:table-cell table:formula="of:=COS(RADIANS([.A144]*9))" office:value-type="float" office:value="-0.891006524188369">
            <text:p>-0.8910</text:p>
          </table:table-cell>
          <table:table-cell table:formula="of:=COS(RADIANS([.A144]*10))" office:value-type="float" office:value="0.984807753012208">
            <text:p>0.9848</text:p>
          </table:table-cell>
          <table:table-cell table:formula="of:=COS(RADIANS([.A144]*11))" office:value-type="float" office:value="-0.681998360062499">
            <text:p>-0.6820</text:p>
          </table:table-cell>
          <table:table-cell table:formula="of:=COS(RADIANS([.A144]*12))" office:value-type="float" office:value="0.104528463267655">
            <text:p>0.1045</text:p>
          </table:table-cell>
          <table:table-cell table:formula="of:=COS(RADIANS([.A144]*13))" office:value-type="float" office:value="0.515038074910052">
            <text:p>0.5150</text:p>
          </table:table-cell>
          <table:table-cell table:formula="of:=COS(RADIANS([.A144]*14))" office:value-type="float" office:value="-0.927183854566787">
            <text:p>-0.9272</text:p>
          </table:table-cell>
          <table:table-cell table:formula="of:=COS(RADIANS([.A144]*15))" office:value-type="float" office:value="0.965925826289067">
            <text:p>0.9659</text:p>
          </table:table-cell>
          <table:table-cell table:formula="of:=COS(RADIANS([.A144]*16))" office:value-type="float" office:value="-0.61566147532566">
            <text:p>-0.6157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24S">
            <text:p>00:02:24</text:p>
          </table:table-cell>
          <table:table-cell table:formula="of:=SIN(RADIANS([.A145]))" office:value-type="float" office:value="0.587785252292473">
            <text:p>0.5878</text:p>
          </table:table-cell>
          <table:table-cell table:formula="of:=SIN(RADIANS([.A145]*2))" office:value-type="float" office:value="-0.951056516295154">
            <text:p>-0.9511</text:p>
          </table:table-cell>
          <table:table-cell table:formula="of:=SIN(RADIANS([.A145]*3))" office:value-type="float" office:value="0.951056516295153">
            <text:p>0.9511</text:p>
          </table:table-cell>
          <table:table-cell table:formula="of:=SIN(RADIANS([.A145]*4))" office:value-type="float" office:value="-0.587785252292473">
            <text:p>-0.5878</text:p>
          </table:table-cell>
          <table:table-cell table:formula="of:=SIN(RADIANS([.A145]*5))" office:value-type="float" office:value="-4.89858719658941E-016">
            <text:p>0.0000</text:p>
          </table:table-cell>
          <table:table-cell table:formula="of:=SIN(RADIANS([.A145]*6))" office:value-type="float" office:value="0.587785252292474">
            <text:p>0.5878</text:p>
          </table:table-cell>
          <table:table-cell table:formula="of:=SIN(RADIANS([.A145]*7))" office:value-type="float" office:value="-0.951056516295154">
            <text:p>-0.9511</text:p>
          </table:table-cell>
          <table:table-cell table:formula="of:=SIN(RADIANS([.A145]*8))" office:value-type="float" office:value="0.951056516295153">
            <text:p>0.9511</text:p>
          </table:table-cell>
          <table:table-cell table:formula="of:=SIN(RADIANS([.A145]*9))" office:value-type="float" office:value="-0.587785252292473">
            <text:p>-0.5878</text:p>
          </table:table-cell>
          <table:table-cell table:formula="of:=SIN(RADIANS([.A145]*10))" office:value-type="float" office:value="-9.79717439317883E-016">
            <text:p>0.0000</text:p>
          </table:table-cell>
          <table:table-cell table:formula="of:=SIN(RADIANS([.A145]*11))" office:value-type="float" office:value="0.587785252292474">
            <text:p>0.5878</text:p>
          </table:table-cell>
          <table:table-cell table:formula="of:=SIN(RADIANS([.A145]*12))" office:value-type="float" office:value="-0.951056516295154">
            <text:p>-0.9511</text:p>
          </table:table-cell>
          <table:table-cell table:formula="of:=SIN(RADIANS([.A145]*13))" office:value-type="float" office:value="0.951056516295153">
            <text:p>0.9511</text:p>
          </table:table-cell>
          <table:table-cell table:formula="of:=SIN(RADIANS([.A145]*14))" office:value-type="float" office:value="-0.587785252292472">
            <text:p>-0.5878</text:p>
          </table:table-cell>
          <table:table-cell table:formula="of:=SIN(RADIANS([.A145]*15))" office:value-type="float" office:value="-1.46957615897682E-015">
            <text:p>0.0000</text:p>
          </table:table-cell>
          <table:table-cell table:formula="of:=SIN(RADIANS([.A145]*16))" office:value-type="float" office:value="0.587785252292474">
            <text:p>0.5878</text:p>
          </table:table-cell>
          <table:table-cell table:formula="of:=COS(RADIANS([.A145]))" office:value-type="float" office:value="-0.809016994374947">
            <text:p>-0.8090</text:p>
          </table:table-cell>
          <table:table-cell table:formula="of:=COS(RADIANS([.A145]*2))" office:value-type="float" office:value="0.309016994374947">
            <text:p>0.3090</text:p>
          </table:table-cell>
          <table:table-cell table:formula="of:=COS(RADIANS([.A145]*3))" office:value-type="float" office:value="0.309016994374948">
            <text:p>0.3090</text:p>
          </table:table-cell>
          <table:table-cell table:formula="of:=COS(RADIANS([.A145]*4))" office:value-type="float" office:value="-0.809016994374948">
            <text:p>-0.8090</text:p>
          </table:table-cell>
          <table:table-cell table:formula="of:=COS(RADIANS([.A145]*5))" office:value-type="float" office:value="1">
            <text:p>1.0000</text:p>
          </table:table-cell>
          <table:table-cell table:formula="of:=COS(RADIANS([.A145]*6))" office:value-type="float" office:value="-0.809016994374947">
            <text:p>-0.8090</text:p>
          </table:table-cell>
          <table:table-cell table:formula="of:=COS(RADIANS([.A145]*7))" office:value-type="float" office:value="0.309016994374947">
            <text:p>0.3090</text:p>
          </table:table-cell>
          <table:table-cell table:formula="of:=COS(RADIANS([.A145]*8))" office:value-type="float" office:value="0.309016994374948">
            <text:p>0.3090</text:p>
          </table:table-cell>
          <table:table-cell table:formula="of:=COS(RADIANS([.A145]*9))" office:value-type="float" office:value="-0.809016994374948">
            <text:p>-0.8090</text:p>
          </table:table-cell>
          <table:table-cell table:formula="of:=COS(RADIANS([.A145]*10))" office:value-type="float" office:value="1">
            <text:p>1.0000</text:p>
          </table:table-cell>
          <table:table-cell table:formula="of:=COS(RADIANS([.A145]*11))" office:value-type="float" office:value="-0.809016994374947">
            <text:p>-0.8090</text:p>
          </table:table-cell>
          <table:table-cell table:formula="of:=COS(RADIANS([.A145]*12))" office:value-type="float" office:value="0.309016994374946">
            <text:p>0.3090</text:p>
          </table:table-cell>
          <table:table-cell table:formula="of:=COS(RADIANS([.A145]*13))" office:value-type="float" office:value="0.309016994374949">
            <text:p>0.3090</text:p>
          </table:table-cell>
          <table:table-cell table:formula="of:=COS(RADIANS([.A145]*14))" office:value-type="float" office:value="-0.809016994374948">
            <text:p>-0.8090</text:p>
          </table:table-cell>
          <table:table-cell table:formula="of:=COS(RADIANS([.A145]*15))" office:value-type="float" office:value="1">
            <text:p>1.0000</text:p>
          </table:table-cell>
          <table:table-cell table:formula="of:=COS(RADIANS([.A145]*16))" office:value-type="float" office:value="-0.809016994374946">
            <text:p>-0.809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25S">
            <text:p>00:02:25</text:p>
          </table:table-cell>
          <table:table-cell table:formula="of:=SIN(RADIANS([.A146]))" office:value-type="float" office:value="0.573576436351046">
            <text:p>0.5736</text:p>
          </table:table-cell>
          <table:table-cell table:formula="of:=SIN(RADIANS([.A146]*2))" office:value-type="float" office:value="-0.939692620785908">
            <text:p>-0.9397</text:p>
          </table:table-cell>
          <table:table-cell table:formula="of:=SIN(RADIANS([.A146]*3))" office:value-type="float" office:value="0.965925826289068">
            <text:p>0.9659</text:p>
          </table:table-cell>
          <table:table-cell table:formula="of:=SIN(RADIANS([.A146]*4))" office:value-type="float" office:value="-0.64278760968654">
            <text:p>-0.6428</text:p>
          </table:table-cell>
          <table:table-cell table:formula="of:=SIN(RADIANS([.A146]*5))" office:value-type="float" office:value="0.0871557427476576">
            <text:p>0.0872</text:p>
          </table:table-cell>
          <table:table-cell table:formula="of:=SIN(RADIANS([.A146]*6))" office:value-type="float" office:value="0.5">
            <text:p>0.5000</text:p>
          </table:table-cell>
          <table:table-cell table:formula="of:=SIN(RADIANS([.A146]*7))" office:value-type="float" office:value="-0.90630778703665">
            <text:p>-0.9063</text:p>
          </table:table-cell>
          <table:table-cell table:formula="of:=SIN(RADIANS([.A146]*8))" office:value-type="float" office:value="0.984807753012208">
            <text:p>0.9848</text:p>
          </table:table-cell>
          <table:table-cell table:formula="of:=SIN(RADIANS([.A146]*9))" office:value-type="float" office:value="-0.707106781186548">
            <text:p>-0.7071</text:p>
          </table:table-cell>
          <table:table-cell table:formula="of:=SIN(RADIANS([.A146]*10))" office:value-type="float" office:value="0.173648177666929">
            <text:p>0.1736</text:p>
          </table:table-cell>
          <table:table-cell table:formula="of:=SIN(RADIANS([.A146]*11))" office:value-type="float" office:value="0.422618261740698">
            <text:p>0.4226</text:p>
          </table:table-cell>
          <table:table-cell table:formula="of:=SIN(RADIANS([.A146]*12))" office:value-type="float" office:value="-0.866025403784439">
            <text:p>-0.8660</text:p>
          </table:table-cell>
          <table:table-cell table:formula="of:=SIN(RADIANS([.A146]*13))" office:value-type="float" office:value="0.996194698091746">
            <text:p>0.9962</text:p>
          </table:table-cell>
          <table:table-cell table:formula="of:=SIN(RADIANS([.A146]*14))" office:value-type="float" office:value="-0.766044443118976">
            <text:p>-0.7660</text:p>
          </table:table-cell>
          <table:table-cell table:formula="of:=SIN(RADIANS([.A146]*15))" office:value-type="float" office:value="0.258819045102521">
            <text:p>0.2588</text:p>
          </table:table-cell>
          <table:table-cell table:formula="of:=SIN(RADIANS([.A146]*16))" office:value-type="float" office:value="0.342020143325666">
            <text:p>0.3420</text:p>
          </table:table-cell>
          <table:table-cell table:formula="of:=COS(RADIANS([.A146]))" office:value-type="float" office:value="-0.819152044288992">
            <text:p>-0.8192</text:p>
          </table:table-cell>
          <table:table-cell table:formula="of:=COS(RADIANS([.A146]*2))" office:value-type="float" office:value="0.342020143325669">
            <text:p>0.3420</text:p>
          </table:table-cell>
          <table:table-cell table:formula="of:=COS(RADIANS([.A146]*3))" office:value-type="float" office:value="0.258819045102521">
            <text:p>0.2588</text:p>
          </table:table-cell>
          <table:table-cell table:formula="of:=COS(RADIANS([.A146]*4))" office:value-type="float" office:value="-0.766044443118978">
            <text:p>-0.7660</text:p>
          </table:table-cell>
          <table:table-cell table:formula="of:=COS(RADIANS([.A146]*5))" office:value-type="float" office:value="0.996194698091746">
            <text:p>0.9962</text:p>
          </table:table-cell>
          <table:table-cell table:formula="of:=COS(RADIANS([.A146]*6))" office:value-type="float" office:value="-0.866025403784439">
            <text:p>-0.8660</text:p>
          </table:table-cell>
          <table:table-cell table:formula="of:=COS(RADIANS([.A146]*7))" office:value-type="float" office:value="0.422618261740698">
            <text:p>0.4226</text:p>
          </table:table-cell>
          <table:table-cell table:formula="of:=COS(RADIANS([.A146]*8))" office:value-type="float" office:value="0.173648177666929">
            <text:p>0.1736</text:p>
          </table:table-cell>
          <table:table-cell table:formula="of:=COS(RADIANS([.A146]*9))" office:value-type="float" office:value="-0.707106781186548">
            <text:p>-0.7071</text:p>
          </table:table-cell>
          <table:table-cell table:formula="of:=COS(RADIANS([.A146]*10))" office:value-type="float" office:value="0.984807753012208">
            <text:p>0.9848</text:p>
          </table:table-cell>
          <table:table-cell table:formula="of:=COS(RADIANS([.A146]*11))" office:value-type="float" office:value="-0.90630778703665">
            <text:p>-0.9063</text:p>
          </table:table-cell>
          <table:table-cell table:formula="of:=COS(RADIANS([.A146]*12))" office:value-type="float" office:value="0.5">
            <text:p>0.5000</text:p>
          </table:table-cell>
          <table:table-cell table:formula="of:=COS(RADIANS([.A146]*13))" office:value-type="float" office:value="0.0871557427476558">
            <text:p>0.0872</text:p>
          </table:table-cell>
          <table:table-cell table:formula="of:=COS(RADIANS([.A146]*14))" office:value-type="float" office:value="-0.642787609686541">
            <text:p>-0.6428</text:p>
          </table:table-cell>
          <table:table-cell table:formula="of:=COS(RADIANS([.A146]*15))" office:value-type="float" office:value="0.965925826289068">
            <text:p>0.9659</text:p>
          </table:table-cell>
          <table:table-cell table:formula="of:=COS(RADIANS([.A146]*16))" office:value-type="float" office:value="-0.939692620785909">
            <text:p>-0.939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26S">
            <text:p>00:02:26</text:p>
          </table:table-cell>
          <table:table-cell table:formula="of:=SIN(RADIANS([.A147]))" office:value-type="float" office:value="0.559192903470747">
            <text:p>0.5592</text:p>
          </table:table-cell>
          <table:table-cell table:formula="of:=SIN(RADIANS([.A147]*2))" office:value-type="float" office:value="-0.927183854566787">
            <text:p>-0.9272</text:p>
          </table:table-cell>
          <table:table-cell table:formula="of:=SIN(RADIANS([.A147]*3))" office:value-type="float" office:value="0.978147600733806">
            <text:p>0.9781</text:p>
          </table:table-cell>
          <table:table-cell table:formula="of:=SIN(RADIANS([.A147]*4))" office:value-type="float" office:value="-0.694658370458997">
            <text:p>-0.6947</text:p>
          </table:table-cell>
          <table:table-cell table:formula="of:=SIN(RADIANS([.A147]*5))" office:value-type="float" office:value="0.17364817766693">
            <text:p>0.1736</text:p>
          </table:table-cell>
          <table:table-cell table:formula="of:=SIN(RADIANS([.A147]*6))" office:value-type="float" office:value="0.4067366430758">
            <text:p>0.4067</text:p>
          </table:table-cell>
          <table:table-cell table:formula="of:=SIN(RADIANS([.A147]*7))" office:value-type="float" office:value="-0.848048096156427">
            <text:p>-0.8480</text:p>
          </table:table-cell>
          <table:table-cell table:formula="of:=SIN(RADIANS([.A147]*8))" office:value-type="float" office:value="0.999390827019096">
            <text:p>0.9994</text:p>
          </table:table-cell>
          <table:table-cell table:formula="of:=SIN(RADIANS([.A147]*9))" office:value-type="float" office:value="-0.809016994374948">
            <text:p>-0.8090</text:p>
          </table:table-cell>
          <table:table-cell table:formula="of:=SIN(RADIANS([.A147]*10))" office:value-type="float" office:value="0.342020143325667">
            <text:p>0.3420</text:p>
          </table:table-cell>
          <table:table-cell table:formula="of:=SIN(RADIANS([.A147]*11))" office:value-type="float" office:value="0.241921895599668">
            <text:p>0.2419</text:p>
          </table:table-cell>
          <table:table-cell table:formula="of:=SIN(RADIANS([.A147]*12))" office:value-type="float" office:value="-0.743144825477393">
            <text:p>-0.7431</text:p>
          </table:table-cell>
          <table:table-cell table:formula="of:=SIN(RADIANS([.A147]*13))" office:value-type="float" office:value="0.990268068741571">
            <text:p>0.9903</text:p>
          </table:table-cell>
          <table:table-cell table:formula="of:=SIN(RADIANS([.A147]*14))" office:value-type="float" office:value="-0.898794046299165">
            <text:p>-0.8988</text:p>
          </table:table-cell>
          <table:table-cell table:formula="of:=SIN(RADIANS([.A147]*15))" office:value-type="float" office:value="0.500000000000001">
            <text:p>0.5000</text:p>
          </table:table-cell>
          <table:table-cell table:formula="of:=SIN(RADIANS([.A147]*16))" office:value-type="float" office:value="0.0697564737441261">
            <text:p>0.0698</text:p>
          </table:table-cell>
          <table:table-cell table:formula="of:=COS(RADIANS([.A147]))" office:value-type="float" office:value="-0.829037572555042">
            <text:p>-0.8290</text:p>
          </table:table-cell>
          <table:table-cell table:formula="of:=COS(RADIANS([.A147]*2))" office:value-type="float" office:value="0.374606593415912">
            <text:p>0.3746</text:p>
          </table:table-cell>
          <table:table-cell table:formula="of:=COS(RADIANS([.A147]*3))" office:value-type="float" office:value="0.207911690817759">
            <text:p>0.2079</text:p>
          </table:table-cell>
          <table:table-cell table:formula="of:=COS(RADIANS([.A147]*4))" office:value-type="float" office:value="-0.719339800338651">
            <text:p>-0.7193</text:p>
          </table:table-cell>
          <table:table-cell table:formula="of:=COS(RADIANS([.A147]*5))" office:value-type="float" office:value="0.984807753012208">
            <text:p>0.9848</text:p>
          </table:table-cell>
          <table:table-cell table:formula="of:=COS(RADIANS([.A147]*6))" office:value-type="float" office:value="-0.913545457642601">
            <text:p>-0.9135</text:p>
          </table:table-cell>
          <table:table-cell table:formula="of:=COS(RADIANS([.A147]*7))" office:value-type="float" office:value="0.529919264233204">
            <text:p>0.5299</text:p>
          </table:table-cell>
          <table:table-cell table:formula="of:=COS(RADIANS([.A147]*8))" office:value-type="float" office:value="0.0348994967025014">
            <text:p>0.0349</text:p>
          </table:table-cell>
          <table:table-cell table:formula="of:=COS(RADIANS([.A147]*9))" office:value-type="float" office:value="-0.587785252292473">
            <text:p>-0.5878</text:p>
          </table:table-cell>
          <table:table-cell table:formula="of:=COS(RADIANS([.A147]*10))" office:value-type="float" office:value="0.939692620785909">
            <text:p>0.9397</text:p>
          </table:table-cell>
          <table:table-cell table:formula="of:=COS(RADIANS([.A147]*11))" office:value-type="float" office:value="-0.970295726275996">
            <text:p>-0.9703</text:p>
          </table:table-cell>
          <table:table-cell table:formula="of:=COS(RADIANS([.A147]*12))" office:value-type="float" office:value="0.669130606358859">
            <text:p>0.6691</text:p>
          </table:table-cell>
          <table:table-cell table:formula="of:=COS(RADIANS([.A147]*13))" office:value-type="float" office:value="-0.139173100960064">
            <text:p>-0.1392</text:p>
          </table:table-cell>
          <table:table-cell table:formula="of:=COS(RADIANS([.A147]*14))" office:value-type="float" office:value="-0.43837114678908">
            <text:p>-0.4384</text:p>
          </table:table-cell>
          <table:table-cell table:formula="of:=COS(RADIANS([.A147]*15))" office:value-type="float" office:value="0.866025403784438">
            <text:p>0.8660</text:p>
          </table:table-cell>
          <table:table-cell table:formula="of:=COS(RADIANS([.A147]*16))" office:value-type="float" office:value="-0.997564050259824">
            <text:p>-0.997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27S">
            <text:p>00:02:27</text:p>
          </table:table-cell>
          <table:table-cell table:formula="of:=SIN(RADIANS([.A148]))" office:value-type="float" office:value="0.544639035015027">
            <text:p>0.5446</text:p>
          </table:table-cell>
          <table:table-cell table:formula="of:=SIN(RADIANS([.A148]*2))" office:value-type="float" office:value="-0.913545457642601">
            <text:p>-0.9135</text:p>
          </table:table-cell>
          <table:table-cell table:formula="of:=SIN(RADIANS([.A148]*3))" office:value-type="float" office:value="0.987688340595138">
            <text:p>0.9877</text:p>
          </table:table-cell>
          <table:table-cell table:formula="of:=SIN(RADIANS([.A148]*4))" office:value-type="float" office:value="-0.743144825477394">
            <text:p>-0.7431</text:p>
          </table:table-cell>
          <table:table-cell table:formula="of:=SIN(RADIANS([.A148]*5))" office:value-type="float" office:value="0.25881904510252">
            <text:p>0.2588</text:p>
          </table:table-cell>
          <table:table-cell table:formula="of:=SIN(RADIANS([.A148]*6))" office:value-type="float" office:value="0.309016994374948">
            <text:p>0.3090</text:p>
          </table:table-cell>
          <table:table-cell table:formula="of:=SIN(RADIANS([.A148]*7))" office:value-type="float" office:value="-0.77714596145697">
            <text:p>-0.7771</text:p>
          </table:table-cell>
          <table:table-cell table:formula="of:=SIN(RADIANS([.A148]*8))" office:value-type="float" office:value="0.994521895368274">
            <text:p>0.9945</text:p>
          </table:table-cell>
          <table:table-cell table:formula="of:=SIN(RADIANS([.A148]*9))" office:value-type="float" office:value="-0.891006524188367">
            <text:p>-0.8910</text:p>
          </table:table-cell>
          <table:table-cell table:formula="of:=SIN(RADIANS([.A148]*10))" office:value-type="float" office:value="0.499999999999999">
            <text:p>0.5000</text:p>
          </table:table-cell>
          <table:table-cell table:formula="of:=SIN(RADIANS([.A148]*11))" office:value-type="float" office:value="0.0523359562429452">
            <text:p>0.0523</text:p>
          </table:table-cell>
          <table:table-cell table:formula="of:=SIN(RADIANS([.A148]*12))" office:value-type="float" office:value="-0.587785252292474">
            <text:p>-0.5878</text:p>
          </table:table-cell>
          <table:table-cell table:formula="of:=SIN(RADIANS([.A148]*13))" office:value-type="float" office:value="0.933580426497201">
            <text:p>0.9336</text:p>
          </table:table-cell>
          <table:table-cell table:formula="of:=SIN(RADIANS([.A148]*14))" office:value-type="float" office:value="-0.978147600733806">
            <text:p>-0.9781</text:p>
          </table:table-cell>
          <table:table-cell table:formula="of:=SIN(RADIANS([.A148]*15))" office:value-type="float" office:value="0.707106781186545">
            <text:p>0.7071</text:p>
          </table:table-cell>
          <table:table-cell table:formula="of:=SIN(RADIANS([.A148]*16))" office:value-type="float" office:value="-0.207911690817755">
            <text:p>-0.2079</text:p>
          </table:table-cell>
          <table:table-cell table:formula="of:=COS(RADIANS([.A148]))" office:value-type="float" office:value="-0.838670567945424">
            <text:p>-0.8387</text:p>
          </table:table-cell>
          <table:table-cell table:formula="of:=COS(RADIANS([.A148]*2))" office:value-type="float" office:value="0.4067366430758">
            <text:p>0.4067</text:p>
          </table:table-cell>
          <table:table-cell table:formula="of:=COS(RADIANS([.A148]*3))" office:value-type="float" office:value="0.156434465040231">
            <text:p>0.1564</text:p>
          </table:table-cell>
          <table:table-cell table:formula="of:=COS(RADIANS([.A148]*4))" office:value-type="float" office:value="-0.669130606358859">
            <text:p>-0.6691</text:p>
          </table:table-cell>
          <table:table-cell table:formula="of:=COS(RADIANS([.A148]*5))" office:value-type="float" office:value="0.965925826289069">
            <text:p>0.9659</text:p>
          </table:table-cell>
          <table:table-cell table:formula="of:=COS(RADIANS([.A148]*6))" office:value-type="float" office:value="-0.951056516295153">
            <text:p>-0.9511</text:p>
          </table:table-cell>
          <table:table-cell table:formula="of:=COS(RADIANS([.A148]*7))" office:value-type="float" office:value="0.629320391049838">
            <text:p>0.6293</text:p>
          </table:table-cell>
          <table:table-cell table:formula="of:=COS(RADIANS([.A148]*8))" office:value-type="float" office:value="-0.104528463267651">
            <text:p>-0.1045</text:p>
          </table:table-cell>
          <table:table-cell table:formula="of:=COS(RADIANS([.A148]*9))" office:value-type="float" office:value="-0.453990499739548">
            <text:p>-0.4540</text:p>
          </table:table-cell>
          <table:table-cell table:formula="of:=COS(RADIANS([.A148]*10))" office:value-type="float" office:value="0.866025403784439">
            <text:p>0.8660</text:p>
          </table:table-cell>
          <table:table-cell table:formula="of:=COS(RADIANS([.A148]*11))" office:value-type="float" office:value="-0.998629534754574">
            <text:p>-0.9986</text:p>
          </table:table-cell>
          <table:table-cell table:formula="of:=COS(RADIANS([.A148]*12))" office:value-type="float" office:value="0.809016994374947">
            <text:p>0.8090</text:p>
          </table:table-cell>
          <table:table-cell table:formula="of:=COS(RADIANS([.A148]*13))" office:value-type="float" office:value="-0.358367949545303">
            <text:p>-0.3584</text:p>
          </table:table-cell>
          <table:table-cell table:formula="of:=COS(RADIANS([.A148]*14))" office:value-type="float" office:value="-0.207911690817757">
            <text:p>-0.2079</text:p>
          </table:table-cell>
          <table:table-cell table:formula="of:=COS(RADIANS([.A148]*15))" office:value-type="float" office:value="0.70710678118655">
            <text:p>0.7071</text:p>
          </table:table-cell>
          <table:table-cell table:formula="of:=COS(RADIANS([.A148]*16))" office:value-type="float" office:value="-0.978147600733806">
            <text:p>-0.978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28S">
            <text:p>00:02:28</text:p>
          </table:table-cell>
          <table:table-cell table:formula="of:=SIN(RADIANS([.A149]))" office:value-type="float" office:value="0.529919264233205">
            <text:p>0.5299</text:p>
          </table:table-cell>
          <table:table-cell table:formula="of:=SIN(RADIANS([.A149]*2))" office:value-type="float" office:value="-0.898794046299167">
            <text:p>-0.8988</text:p>
          </table:table-cell>
          <table:table-cell table:formula="of:=SIN(RADIANS([.A149]*3))" office:value-type="float" office:value="0.994521895368273">
            <text:p>0.9945</text:p>
          </table:table-cell>
          <table:table-cell table:formula="of:=SIN(RADIANS([.A149]*4))" office:value-type="float" office:value="-0.788010753606722">
            <text:p>-0.7880</text:p>
          </table:table-cell>
          <table:table-cell table:formula="of:=SIN(RADIANS([.A149]*5))" office:value-type="float" office:value="0.342020143325668">
            <text:p>0.3420</text:p>
          </table:table-cell>
          <table:table-cell table:formula="of:=SIN(RADIANS([.A149]*6))" office:value-type="float" office:value="0.207911690817759">
            <text:p>0.2079</text:p>
          </table:table-cell>
          <table:table-cell table:formula="of:=SIN(RADIANS([.A149]*7))" office:value-type="float" office:value="-0.694658370458997">
            <text:p>-0.6947</text:p>
          </table:table-cell>
          <table:table-cell table:formula="of:=SIN(RADIANS([.A149]*8))" office:value-type="float" office:value="0.970295726275996">
            <text:p>0.9703</text:p>
          </table:table-cell>
          <table:table-cell table:formula="of:=SIN(RADIANS([.A149]*9))" office:value-type="float" office:value="-0.951056516295153">
            <text:p>-0.9511</text:p>
          </table:table-cell>
          <table:table-cell table:formula="of:=SIN(RADIANS([.A149]*10))" office:value-type="float" office:value="0.642787609686538">
            <text:p>0.6428</text:p>
          </table:table-cell>
          <table:table-cell table:formula="of:=SIN(RADIANS([.A149]*11))" office:value-type="float" office:value="-0.139173100960066">
            <text:p>-0.1392</text:p>
          </table:table-cell>
          <table:table-cell table:formula="of:=SIN(RADIANS([.A149]*12))" office:value-type="float" office:value="-0.4067366430758">
            <text:p>-0.4067</text:p>
          </table:table-cell>
          <table:table-cell table:formula="of:=SIN(RADIANS([.A149]*13))" office:value-type="float" office:value="0.829037572555042">
            <text:p>0.8290</text:p>
          </table:table-cell>
          <table:table-cell table:formula="of:=SIN(RADIANS([.A149]*14))" office:value-type="float" office:value="-0.999390827019096">
            <text:p>-0.9994</text:p>
          </table:table-cell>
          <table:table-cell table:formula="of:=SIN(RADIANS([.A149]*15))" office:value-type="float" office:value="0.866025403784437">
            <text:p>0.8660</text:p>
          </table:table-cell>
          <table:table-cell table:formula="of:=SIN(RADIANS([.A149]*16))" office:value-type="float" office:value="-0.469471562785891">
            <text:p>-0.4695</text:p>
          </table:table-cell>
          <table:table-cell table:formula="of:=COS(RADIANS([.A149]))" office:value-type="float" office:value="-0.848048096156426">
            <text:p>-0.8480</text:p>
          </table:table-cell>
          <table:table-cell table:formula="of:=COS(RADIANS([.A149]*2))" office:value-type="float" office:value="0.438371146789077">
            <text:p>0.4384</text:p>
          </table:table-cell>
          <table:table-cell table:formula="of:=COS(RADIANS([.A149]*3))" office:value-type="float" office:value="0.104528463267653">
            <text:p>0.1045</text:p>
          </table:table-cell>
          <table:table-cell table:formula="of:=COS(RADIANS([.A149]*4))" office:value-type="float" office:value="-0.615661475325658">
            <text:p>-0.6157</text:p>
          </table:table-cell>
          <table:table-cell table:formula="of:=COS(RADIANS([.A149]*5))" office:value-type="float" office:value="0.939692620785909">
            <text:p>0.9397</text:p>
          </table:table-cell>
          <table:table-cell table:formula="of:=COS(RADIANS([.A149]*6))" office:value-type="float" office:value="-0.978147600733806">
            <text:p>-0.9781</text:p>
          </table:table-cell>
          <table:table-cell table:formula="of:=COS(RADIANS([.A149]*7))" office:value-type="float" office:value="0.719339800338652">
            <text:p>0.7193</text:p>
          </table:table-cell>
          <table:table-cell table:formula="of:=COS(RADIANS([.A149]*8))" office:value-type="float" office:value="-0.241921895599668">
            <text:p>-0.2419</text:p>
          </table:table-cell>
          <table:table-cell table:formula="of:=COS(RADIANS([.A149]*9))" office:value-type="float" office:value="-0.309016994374948">
            <text:p>-0.3090</text:p>
          </table:table-cell>
          <table:table-cell table:formula="of:=COS(RADIANS([.A149]*10))" office:value-type="float" office:value="0.766044443118979">
            <text:p>0.7660</text:p>
          </table:table-cell>
          <table:table-cell table:formula="of:=COS(RADIANS([.A149]*11))" office:value-type="float" office:value="-0.99026806874157">
            <text:p>-0.9903</text:p>
          </table:table-cell>
          <table:table-cell table:formula="of:=COS(RADIANS([.A149]*12))" office:value-type="float" office:value="0.913545457642601">
            <text:p>0.9135</text:p>
          </table:table-cell>
          <table:table-cell table:formula="of:=COS(RADIANS([.A149]*13))" office:value-type="float" office:value="-0.559192903470746">
            <text:p>-0.5592</text:p>
          </table:table-cell>
          <table:table-cell table:formula="of:=COS(RADIANS([.A149]*14))" office:value-type="float" office:value="0.0348994967025027">
            <text:p>0.0349</text:p>
          </table:table-cell>
          <table:table-cell table:formula="of:=COS(RADIANS([.A149]*15))" office:value-type="float" office:value="0.500000000000002">
            <text:p>0.5000</text:p>
          </table:table-cell>
          <table:table-cell table:formula="of:=COS(RADIANS([.A149]*16))" office:value-type="float" office:value="-0.882947592858927">
            <text:p>-0.882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29S">
            <text:p>00:02:29</text:p>
          </table:table-cell>
          <table:table-cell table:formula="of:=SIN(RADIANS([.A150]))" office:value-type="float" office:value="0.515038074910054">
            <text:p>0.5150</text:p>
          </table:table-cell>
          <table:table-cell table:formula="of:=SIN(RADIANS([.A150]*2))" office:value-type="float" office:value="-0.882947592858927">
            <text:p>-0.8829</text:p>
          </table:table-cell>
          <table:table-cell table:formula="of:=SIN(RADIANS([.A150]*3))" office:value-type="float" office:value="0.998629534754574">
            <text:p>0.9986</text:p>
          </table:table-cell>
          <table:table-cell table:formula="of:=SIN(RADIANS([.A150]*4))" office:value-type="float" office:value="-0.829037572555041">
            <text:p>-0.8290</text:p>
          </table:table-cell>
          <table:table-cell table:formula="of:=SIN(RADIANS([.A150]*5))" office:value-type="float" office:value="0.422618261740699">
            <text:p>0.4226</text:p>
          </table:table-cell>
          <table:table-cell table:formula="of:=SIN(RADIANS([.A150]*6))" office:value-type="float" office:value="0.104528463267653">
            <text:p>0.1045</text:p>
          </table:table-cell>
          <table:table-cell table:formula="of:=SIN(RADIANS([.A150]*7))" office:value-type="float" office:value="-0.601815023152048">
            <text:p>-0.6018</text:p>
          </table:table-cell>
          <table:table-cell table:formula="of:=SIN(RADIANS([.A150]*8))" office:value-type="float" office:value="0.927183854566788">
            <text:p>0.9272</text:p>
          </table:table-cell>
          <table:table-cell table:formula="of:=SIN(RADIANS([.A150]*9))" office:value-type="float" office:value="-0.987688340595138">
            <text:p>-0.9877</text:p>
          </table:table-cell>
          <table:table-cell table:formula="of:=SIN(RADIANS([.A150]*10))" office:value-type="float" office:value="0.766044443118977">
            <text:p>0.7660</text:p>
          </table:table-cell>
          <table:table-cell table:formula="of:=SIN(RADIANS([.A150]*11))" office:value-type="float" office:value="-0.325568154457156">
            <text:p>-0.3256</text:p>
          </table:table-cell>
          <table:table-cell table:formula="of:=SIN(RADIANS([.A150]*12))" office:value-type="float" office:value="-0.207911690817758">
            <text:p>-0.2079</text:p>
          </table:table-cell>
          <table:table-cell table:formula="of:=SIN(RADIANS([.A150]*13))" office:value-type="float" office:value="0.681998360062496">
            <text:p>0.6820</text:p>
          </table:table-cell>
          <table:table-cell table:formula="of:=SIN(RADIANS([.A150]*14))" office:value-type="float" office:value="-0.961261695938319">
            <text:p>-0.9613</text:p>
          </table:table-cell>
          <table:table-cell table:formula="of:=SIN(RADIANS([.A150]*15))" office:value-type="float" office:value="0.965925826289068">
            <text:p>0.9659</text:p>
          </table:table-cell>
          <table:table-cell table:formula="of:=SIN(RADIANS([.A150]*16))" office:value-type="float" office:value="-0.694658370458995">
            <text:p>-0.6947</text:p>
          </table:table-cell>
          <table:table-cell table:formula="of:=COS(RADIANS([.A150]))" office:value-type="float" office:value="-0.857167300702112">
            <text:p>-0.8572</text:p>
          </table:table-cell>
          <table:table-cell table:formula="of:=COS(RADIANS([.A150]*2))" office:value-type="float" office:value="0.46947156278589">
            <text:p>0.4695</text:p>
          </table:table-cell>
          <table:table-cell table:formula="of:=COS(RADIANS([.A150]*3))" office:value-type="float" office:value="0.0523359562429435">
            <text:p>0.0523</text:p>
          </table:table-cell>
          <table:table-cell table:formula="of:=COS(RADIANS([.A150]*4))" office:value-type="float" office:value="-0.559192903470747">
            <text:p>-0.5592</text:p>
          </table:table-cell>
          <table:table-cell table:formula="of:=COS(RADIANS([.A150]*5))" office:value-type="float" office:value="0.90630778703665">
            <text:p>0.9063</text:p>
          </table:table-cell>
          <table:table-cell table:formula="of:=COS(RADIANS([.A150]*6))" office:value-type="float" office:value="-0.994521895368273">
            <text:p>-0.9945</text:p>
          </table:table-cell>
          <table:table-cell table:formula="of:=COS(RADIANS([.A150]*7))" office:value-type="float" office:value="0.798635510047293">
            <text:p>0.7986</text:p>
          </table:table-cell>
          <table:table-cell table:formula="of:=COS(RADIANS([.A150]*8))" office:value-type="float" office:value="-0.374606593415911">
            <text:p>-0.3746</text:p>
          </table:table-cell>
          <table:table-cell table:formula="of:=COS(RADIANS([.A150]*9))" office:value-type="float" office:value="-0.156434465040231">
            <text:p>-0.1564</text:p>
          </table:table-cell>
          <table:table-cell table:formula="of:=COS(RADIANS([.A150]*10))" office:value-type="float" office:value="0.642787609686541">
            <text:p>0.6428</text:p>
          </table:table-cell>
          <table:table-cell table:formula="of:=COS(RADIANS([.A150]*11))" office:value-type="float" office:value="-0.945518575599317">
            <text:p>-0.9455</text:p>
          </table:table-cell>
          <table:table-cell table:formula="of:=COS(RADIANS([.A150]*12))" office:value-type="float" office:value="0.978147600733806">
            <text:p>0.9781</text:p>
          </table:table-cell>
          <table:table-cell table:formula="of:=COS(RADIANS([.A150]*13))" office:value-type="float" office:value="-0.731353701619172">
            <text:p>-0.7314</text:p>
          </table:table-cell>
          <table:table-cell table:formula="of:=COS(RADIANS([.A150]*14))" office:value-type="float" office:value="0.275637355817">
            <text:p>0.2756</text:p>
          </table:table-cell>
          <table:table-cell table:formula="of:=COS(RADIANS([.A150]*15))" office:value-type="float" office:value="0.258819045102522">
            <text:p>0.2588</text:p>
          </table:table-cell>
          <table:table-cell table:formula="of:=COS(RADIANS([.A150]*16))" office:value-type="float" office:value="-0.719339800338653">
            <text:p>-0.719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30S">
            <text:p>00:02:30</text:p>
          </table:table-cell>
          <table:table-cell table:formula="of:=SIN(RADIANS([.A151]))" office:value-type="float" office:value="0.5">
            <text:p>0.5000</text:p>
          </table:table-cell>
          <table:table-cell table:formula="of:=SIN(RADIANS([.A151]*2))" office:value-type="float" office:value="-0.866025403784439">
            <text:p>-0.8660</text:p>
          </table:table-cell>
          <table:table-cell table:formula="of:=SIN(RADIANS([.A151]*3))" office:value-type="float" office:value="1">
            <text:p>1.0000</text:p>
          </table:table-cell>
          <table:table-cell table:formula="of:=SIN(RADIANS([.A151]*4))" office:value-type="float" office:value="-0.866025403784439">
            <text:p>-0.8660</text:p>
          </table:table-cell>
          <table:table-cell table:formula="of:=SIN(RADIANS([.A151]*5))" office:value-type="float" office:value="0.499999999999999">
            <text:p>0.5000</text:p>
          </table:table-cell>
          <table:table-cell table:formula="of:=SIN(RADIANS([.A151]*6))" office:value-type="float" office:value="6.12323399573677E-016">
            <text:p>0.0000</text:p>
          </table:table-cell>
          <table:table-cell table:formula="of:=SIN(RADIANS([.A151]*7))" office:value-type="float" office:value="-0.5">
            <text:p>-0.5000</text:p>
          </table:table-cell>
          <table:table-cell table:formula="of:=SIN(RADIANS([.A151]*8))" office:value-type="float" office:value="0.866025403784438">
            <text:p>0.8660</text:p>
          </table:table-cell>
          <table:table-cell table:formula="of:=SIN(RADIANS([.A151]*9))" office:value-type="float" office:value="-1">
            <text:p>-1.0000</text:p>
          </table:table-cell>
          <table:table-cell table:formula="of:=SIN(RADIANS([.A151]*10))" office:value-type="float" office:value="0.866025403784438">
            <text:p>0.8660</text:p>
          </table:table-cell>
          <table:table-cell table:formula="of:=SIN(RADIANS([.A151]*11))" office:value-type="float" office:value="-0.499999999999999">
            <text:p>-0.5000</text:p>
          </table:table-cell>
          <table:table-cell table:formula="of:=SIN(RADIANS([.A151]*12))" office:value-type="float" office:value="-1.22464679914735E-015">
            <text:p>0.0000</text:p>
          </table:table-cell>
          <table:table-cell table:formula="of:=SIN(RADIANS([.A151]*13))" office:value-type="float" office:value="0.500000000000001">
            <text:p>0.5000</text:p>
          </table:table-cell>
          <table:table-cell table:formula="of:=SIN(RADIANS([.A151]*14))" office:value-type="float" office:value="-0.866025403784439">
            <text:p>-0.8660</text:p>
          </table:table-cell>
          <table:table-cell table:formula="of:=SIN(RADIANS([.A151]*15))" office:value-type="float" office:value="1">
            <text:p>1.0000</text:p>
          </table:table-cell>
          <table:table-cell table:formula="of:=SIN(RADIANS([.A151]*16))" office:value-type="float" office:value="-0.866025403784439">
            <text:p>-0.8660</text:p>
          </table:table-cell>
          <table:table-cell table:formula="of:=COS(RADIANS([.A151]))" office:value-type="float" office:value="-0.866025403784439">
            <text:p>-0.8660</text:p>
          </table:table-cell>
          <table:table-cell table:formula="of:=COS(RADIANS([.A151]*2))" office:value-type="float" office:value="0.5">
            <text:p>0.5000</text:p>
          </table:table-cell>
          <table:table-cell table:formula="of:=COS(RADIANS([.A151]*3))" office:value-type="float" office:value="3.06161699786838E-016">
            <text:p>0.0000</text:p>
          </table:table-cell>
          <table:table-cell table:formula="of:=COS(RADIANS([.A151]*4))" office:value-type="float" office:value="-0.5">
            <text:p>-0.5000</text:p>
          </table:table-cell>
          <table:table-cell table:formula="of:=COS(RADIANS([.A151]*5))" office:value-type="float" office:value="0.866025403784439">
            <text:p>0.8660</text:p>
          </table:table-cell>
          <table:table-cell table:formula="of:=COS(RADIANS([.A151]*6))" office:value-type="float" office:value="-1">
            <text:p>-1.0000</text:p>
          </table:table-cell>
          <table:table-cell table:formula="of:=COS(RADIANS([.A151]*7))" office:value-type="float" office:value="0.866025403784439">
            <text:p>0.8660</text:p>
          </table:table-cell>
          <table:table-cell table:formula="of:=COS(RADIANS([.A151]*8))" office:value-type="float" office:value="-0.5">
            <text:p>-0.5000</text:p>
          </table:table-cell>
          <table:table-cell table:formula="of:=COS(RADIANS([.A151]*9))" office:value-type="float" office:value="8.57871740039736E-016">
            <text:p>0.0000</text:p>
          </table:table-cell>
          <table:table-cell table:formula="of:=COS(RADIANS([.A151]*10))" office:value-type="float" office:value="0.500000000000002">
            <text:p>0.5000</text:p>
          </table:table-cell>
          <table:table-cell table:formula="of:=COS(RADIANS([.A151]*11))" office:value-type="float" office:value="-0.866025403784439">
            <text:p>-0.8660</text:p>
          </table:table-cell>
          <table:table-cell table:formula="of:=COS(RADIANS([.A151]*12))" office:value-type="float" office:value="1">
            <text:p>1.0000</text:p>
          </table:table-cell>
          <table:table-cell table:formula="of:=COS(RADIANS([.A151]*13))" office:value-type="float" office:value="-0.866025403784438">
            <text:p>-0.8660</text:p>
          </table:table-cell>
          <table:table-cell table:formula="of:=COS(RADIANS([.A151]*14))" office:value-type="float" office:value="0.5">
            <text:p>0.5000</text:p>
          </table:table-cell>
          <table:table-cell table:formula="of:=COS(RADIANS([.A151]*15))" office:value-type="float" office:value="-2.45548340466059E-016">
            <text:p>0.0000</text:p>
          </table:table-cell>
          <table:table-cell table:formula="of:=COS(RADIANS([.A151]*16))" office:value-type="float" office:value="-0.5">
            <text:p>-0.50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31S">
            <text:p>00:02:31</text:p>
          </table:table-cell>
          <table:table-cell table:formula="of:=SIN(RADIANS([.A152]))" office:value-type="float" office:value="0.484809620246337">
            <text:p>0.4848</text:p>
          </table:table-cell>
          <table:table-cell table:formula="of:=SIN(RADIANS([.A152]*2))" office:value-type="float" office:value="-0.848048096156426">
            <text:p>-0.8480</text:p>
          </table:table-cell>
          <table:table-cell table:formula="of:=SIN(RADIANS([.A152]*3))" office:value-type="float" office:value="0.998629534754574">
            <text:p>0.9986</text:p>
          </table:table-cell>
          <table:table-cell table:formula="of:=SIN(RADIANS([.A152]*4))" office:value-type="float" office:value="-0.898794046299167">
            <text:p>-0.8988</text:p>
          </table:table-cell>
          <table:table-cell table:formula="of:=SIN(RADIANS([.A152]*5))" office:value-type="float" office:value="0.573576436351047">
            <text:p>0.5736</text:p>
          </table:table-cell>
          <table:table-cell table:formula="of:=SIN(RADIANS([.A152]*6))" office:value-type="float" office:value="-0.104528463267653">
            <text:p>-0.1045</text:p>
          </table:table-cell>
          <table:table-cell table:formula="of:=SIN(RADIANS([.A152]*7))" office:value-type="float" office:value="-0.390731128489274">
            <text:p>-0.3907</text:p>
          </table:table-cell>
          <table:table-cell table:formula="of:=SIN(RADIANS([.A152]*8))" office:value-type="float" office:value="0.788010753606723">
            <text:p>0.7880</text:p>
          </table:table-cell>
          <table:table-cell table:formula="of:=SIN(RADIANS([.A152]*9))" office:value-type="float" office:value="-0.987688340595138">
            <text:p>-0.9877</text:p>
          </table:table-cell>
          <table:table-cell table:formula="of:=SIN(RADIANS([.A152]*10))" office:value-type="float" office:value="0.939692620785909">
            <text:p>0.9397</text:p>
          </table:table-cell>
          <table:table-cell table:formula="of:=SIN(RADIANS([.A152]*11))" office:value-type="float" office:value="-0.656059028990508">
            <text:p>-0.6561</text:p>
          </table:table-cell>
          <table:table-cell table:formula="of:=SIN(RADIANS([.A152]*12))" office:value-type="float" office:value="0.207911690817759">
            <text:p>0.2079</text:p>
          </table:table-cell>
          <table:table-cell table:formula="of:=SIN(RADIANS([.A152]*13))" office:value-type="float" office:value="0.292371704722734">
            <text:p>0.2924</text:p>
          </table:table-cell>
          <table:table-cell table:formula="of:=SIN(RADIANS([.A152]*14))" office:value-type="float" office:value="-0.719339800338652">
            <text:p>-0.7193</text:p>
          </table:table-cell>
          <table:table-cell table:formula="of:=SIN(RADIANS([.A152]*15))" office:value-type="float" office:value="0.965925826289068">
            <text:p>0.9659</text:p>
          </table:table-cell>
          <table:table-cell table:formula="of:=SIN(RADIANS([.A152]*16))" office:value-type="float" office:value="-0.970295726275996">
            <text:p>-0.9703</text:p>
          </table:table-cell>
          <table:table-cell table:formula="of:=COS(RADIANS([.A152]))" office:value-type="float" office:value="-0.874619707139396">
            <text:p>-0.8746</text:p>
          </table:table-cell>
          <table:table-cell table:formula="of:=COS(RADIANS([.A152]*2))" office:value-type="float" office:value="0.529919264233205">
            <text:p>0.5299</text:p>
          </table:table-cell>
          <table:table-cell table:formula="of:=COS(RADIANS([.A152]*3))" office:value-type="float" office:value="-0.0523359562429438">
            <text:p>-0.0523</text:p>
          </table:table-cell>
          <table:table-cell table:formula="of:=COS(RADIANS([.A152]*4))" office:value-type="float" office:value="-0.438371146789078">
            <text:p>-0.4384</text:p>
          </table:table-cell>
          <table:table-cell table:formula="of:=COS(RADIANS([.A152]*5))" office:value-type="float" office:value="0.819152044288991">
            <text:p>0.8192</text:p>
          </table:table-cell>
          <table:table-cell table:formula="of:=COS(RADIANS([.A152]*6))" office:value-type="float" office:value="-0.994521895368273">
            <text:p>-0.9945</text:p>
          </table:table-cell>
          <table:table-cell table:formula="of:=COS(RADIANS([.A152]*7))" office:value-type="float" office:value="0.92050485345244">
            <text:p>0.9205</text:p>
          </table:table-cell>
          <table:table-cell table:formula="of:=COS(RADIANS([.A152]*8))" office:value-type="float" office:value="-0.615661475325657">
            <text:p>-0.6157</text:p>
          </table:table-cell>
          <table:table-cell table:formula="of:=COS(RADIANS([.A152]*9))" office:value-type="float" office:value="0.156434465040229">
            <text:p>0.1564</text:p>
          </table:table-cell>
          <table:table-cell table:formula="of:=COS(RADIANS([.A152]*10))" office:value-type="float" office:value="0.342020143325668">
            <text:p>0.3420</text:p>
          </table:table-cell>
          <table:table-cell table:formula="of:=COS(RADIANS([.A152]*11))" office:value-type="float" office:value="-0.754709580222772">
            <text:p>-0.7547</text:p>
          </table:table-cell>
          <table:table-cell table:formula="of:=COS(RADIANS([.A152]*12))" office:value-type="float" office:value="0.978147600733806">
            <text:p>0.9781</text:p>
          </table:table-cell>
          <table:table-cell table:formula="of:=COS(RADIANS([.A152]*13))" office:value-type="float" office:value="-0.956304755963036">
            <text:p>-0.9563</text:p>
          </table:table-cell>
          <table:table-cell table:formula="of:=COS(RADIANS([.A152]*14))" office:value-type="float" office:value="0.694658370458996">
            <text:p>0.6947</text:p>
          </table:table-cell>
          <table:table-cell table:formula="of:=COS(RADIANS([.A152]*15))" office:value-type="float" office:value="-0.258819045102522">
            <text:p>-0.2588</text:p>
          </table:table-cell>
          <table:table-cell table:formula="of:=COS(RADIANS([.A152]*16))" office:value-type="float" office:value="-0.24192189559967">
            <text:p>-0.2419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32S">
            <text:p>00:02:32</text:p>
          </table:table-cell>
          <table:table-cell table:formula="of:=SIN(RADIANS([.A153]))" office:value-type="float" office:value="0.469471562785891">
            <text:p>0.4695</text:p>
          </table:table-cell>
          <table:table-cell table:formula="of:=SIN(RADIANS([.A153]*2))" office:value-type="float" office:value="-0.829037572555042">
            <text:p>-0.8290</text:p>
          </table:table-cell>
          <table:table-cell table:formula="of:=SIN(RADIANS([.A153]*3))" office:value-type="float" office:value="0.994521895368273">
            <text:p>0.9945</text:p>
          </table:table-cell>
          <table:table-cell table:formula="of:=SIN(RADIANS([.A153]*4))" office:value-type="float" office:value="-0.927183854566787">
            <text:p>-0.9272</text:p>
          </table:table-cell>
          <table:table-cell table:formula="of:=SIN(RADIANS([.A153]*5))" office:value-type="float" office:value="0.64278760968654">
            <text:p>0.6428</text:p>
          </table:table-cell>
          <table:table-cell table:formula="of:=SIN(RADIANS([.A153]*6))" office:value-type="float" office:value="-0.20791169081776">
            <text:p>-0.2079</text:p>
          </table:table-cell>
          <table:table-cell table:formula="of:=SIN(RADIANS([.A153]*7))" office:value-type="float" office:value="-0.275637355817">
            <text:p>-0.2756</text:p>
          </table:table-cell>
          <table:table-cell table:formula="of:=SIN(RADIANS([.A153]*8))" office:value-type="float" office:value="0.694658370458997">
            <text:p>0.6947</text:p>
          </table:table-cell>
          <table:table-cell table:formula="of:=SIN(RADIANS([.A153]*9))" office:value-type="float" office:value="-0.951056516295154">
            <text:p>-0.9511</text:p>
          </table:table-cell>
          <table:table-cell table:formula="of:=SIN(RADIANS([.A153]*10))" office:value-type="float" office:value="0.984807753012208">
            <text:p>0.9848</text:p>
          </table:table-cell>
          <table:table-cell table:formula="of:=SIN(RADIANS([.A153]*11))" office:value-type="float" office:value="-0.788010753606721">
            <text:p>-0.7880</text:p>
          </table:table-cell>
          <table:table-cell table:formula="of:=SIN(RADIANS([.A153]*12))" office:value-type="float" office:value="0.406736643075801">
            <text:p>0.4067</text:p>
          </table:table-cell>
          <table:table-cell table:formula="of:=SIN(RADIANS([.A153]*13))" office:value-type="float" office:value="0.0697564737441259">
            <text:p>0.0698</text:p>
          </table:table-cell>
          <table:table-cell table:formula="of:=SIN(RADIANS([.A153]*14))" office:value-type="float" office:value="-0.529919264233207">
            <text:p>-0.5299</text:p>
          </table:table-cell>
          <table:table-cell table:formula="of:=SIN(RADIANS([.A153]*15))" office:value-type="float" office:value="0.866025403784441">
            <text:p>0.8660</text:p>
          </table:table-cell>
          <table:table-cell table:formula="of:=SIN(RADIANS([.A153]*16))" office:value-type="float" office:value="-0.999390827019096">
            <text:p>-0.9994</text:p>
          </table:table-cell>
          <table:table-cell table:formula="of:=COS(RADIANS([.A153]))" office:value-type="float" office:value="-0.882947592858927">
            <text:p>-0.8829</text:p>
          </table:table-cell>
          <table:table-cell table:formula="of:=COS(RADIANS([.A153]*2))" office:value-type="float" office:value="0.559192903470747">
            <text:p>0.5592</text:p>
          </table:table-cell>
          <table:table-cell table:formula="of:=COS(RADIANS([.A153]*3))" office:value-type="float" office:value="-0.104528463267654">
            <text:p>-0.1045</text:p>
          </table:table-cell>
          <table:table-cell table:formula="of:=COS(RADIANS([.A153]*4))" office:value-type="float" office:value="-0.374606593415912">
            <text:p>-0.3746</text:p>
          </table:table-cell>
          <table:table-cell table:formula="of:=COS(RADIANS([.A153]*5))" office:value-type="float" office:value="0.766044443118978">
            <text:p>0.7660</text:p>
          </table:table-cell>
          <table:table-cell table:formula="of:=COS(RADIANS([.A153]*6))" office:value-type="float" office:value="-0.978147600733805">
            <text:p>-0.9781</text:p>
          </table:table-cell>
          <table:table-cell table:formula="of:=COS(RADIANS([.A153]*7))" office:value-type="float" office:value="0.961261695938319">
            <text:p>0.9613</text:p>
          </table:table-cell>
          <table:table-cell table:formula="of:=COS(RADIANS([.A153]*8))" office:value-type="float" office:value="-0.719339800338652">
            <text:p>-0.7193</text:p>
          </table:table-cell>
          <table:table-cell table:formula="of:=COS(RADIANS([.A153]*9))" office:value-type="float" office:value="0.309016994374947">
            <text:p>0.3090</text:p>
          </table:table-cell>
          <table:table-cell table:formula="of:=COS(RADIANS([.A153]*10))" office:value-type="float" office:value="0.173648177666929">
            <text:p>0.1736</text:p>
          </table:table-cell>
          <table:table-cell table:formula="of:=COS(RADIANS([.A153]*11))" office:value-type="float" office:value="-0.615661475325659">
            <text:p>-0.6157</text:p>
          </table:table-cell>
          <table:table-cell table:formula="of:=COS(RADIANS([.A153]*12))" office:value-type="float" office:value="0.9135454576426">
            <text:p>0.9135</text:p>
          </table:table-cell>
          <table:table-cell table:formula="of:=COS(RADIANS([.A153]*13))" office:value-type="float" office:value="-0.997564050259824">
            <text:p>-0.9976</text:p>
          </table:table-cell>
          <table:table-cell table:formula="of:=COS(RADIANS([.A153]*14))" office:value-type="float" office:value="0.848048096156425">
            <text:p>0.8480</text:p>
          </table:table-cell>
          <table:table-cell table:formula="of:=COS(RADIANS([.A153]*15))" office:value-type="float" office:value="-0.499999999999997">
            <text:p>-0.5000</text:p>
          </table:table-cell>
          <table:table-cell table:formula="of:=COS(RADIANS([.A153]*16))" office:value-type="float" office:value="0.0348994967025025">
            <text:p>0.034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33S">
            <text:p>00:02:33</text:p>
          </table:table-cell>
          <table:table-cell table:formula="of:=SIN(RADIANS([.A154]))" office:value-type="float" office:value="0.453990499739547">
            <text:p>0.4540</text:p>
          </table:table-cell>
          <table:table-cell table:formula="of:=SIN(RADIANS([.A154]*2))" office:value-type="float" office:value="-0.809016994374947">
            <text:p>-0.8090</text:p>
          </table:table-cell>
          <table:table-cell table:formula="of:=SIN(RADIANS([.A154]*3))" office:value-type="float" office:value="0.987688340595138">
            <text:p>0.9877</text:p>
          </table:table-cell>
          <table:table-cell table:formula="of:=SIN(RADIANS([.A154]*4))" office:value-type="float" office:value="-0.951056516295153">
            <text:p>-0.9511</text:p>
          </table:table-cell>
          <table:table-cell table:formula="of:=SIN(RADIANS([.A154]*5))" office:value-type="float" office:value="0.707106781186548">
            <text:p>0.7071</text:p>
          </table:table-cell>
          <table:table-cell table:formula="of:=SIN(RADIANS([.A154]*6))" office:value-type="float" office:value="-0.309016994374948">
            <text:p>-0.3090</text:p>
          </table:table-cell>
          <table:table-cell table:formula="of:=SIN(RADIANS([.A154]*7))" office:value-type="float" office:value="-0.156434465040232">
            <text:p>-0.1564</text:p>
          </table:table-cell>
          <table:table-cell table:formula="of:=SIN(RADIANS([.A154]*8))" office:value-type="float" office:value="0.587785252292474">
            <text:p>0.5878</text:p>
          </table:table-cell>
          <table:table-cell table:formula="of:=SIN(RADIANS([.A154]*9))" office:value-type="float" office:value="-0.891006524188368">
            <text:p>-0.8910</text:p>
          </table:table-cell>
          <table:table-cell table:formula="of:=SIN(RADIANS([.A154]*10))" office:value-type="float" office:value="1">
            <text:p>1.0000</text:p>
          </table:table-cell>
          <table:table-cell table:formula="of:=SIN(RADIANS([.A154]*11))" office:value-type="float" office:value="-0.891006524188367">
            <text:p>-0.8910</text:p>
          </table:table-cell>
          <table:table-cell table:formula="of:=SIN(RADIANS([.A154]*12))" office:value-type="float" office:value="0.587785252292475">
            <text:p>0.5878</text:p>
          </table:table-cell>
          <table:table-cell table:formula="of:=SIN(RADIANS([.A154]*13))" office:value-type="float" office:value="-0.156434465040227">
            <text:p>-0.1564</text:p>
          </table:table-cell>
          <table:table-cell table:formula="of:=SIN(RADIANS([.A154]*14))" office:value-type="float" office:value="-0.30901699437495">
            <text:p>-0.3090</text:p>
          </table:table-cell>
          <table:table-cell table:formula="of:=SIN(RADIANS([.A154]*15))" office:value-type="float" office:value="0.707106781186549">
            <text:p>0.7071</text:p>
          </table:table-cell>
          <table:table-cell table:formula="of:=SIN(RADIANS([.A154]*16))" office:value-type="float" office:value="-0.951056516295154">
            <text:p>-0.9511</text:p>
          </table:table-cell>
          <table:table-cell table:formula="of:=COS(RADIANS([.A154]))" office:value-type="float" office:value="-0.891006524188368">
            <text:p>-0.8910</text:p>
          </table:table-cell>
          <table:table-cell table:formula="of:=COS(RADIANS([.A154]*2))" office:value-type="float" office:value="0.587785252292473">
            <text:p>0.5878</text:p>
          </table:table-cell>
          <table:table-cell table:formula="of:=COS(RADIANS([.A154]*3))" office:value-type="float" office:value="-0.156434465040231">
            <text:p>-0.1564</text:p>
          </table:table-cell>
          <table:table-cell table:formula="of:=COS(RADIANS([.A154]*4))" office:value-type="float" office:value="-0.309016994374948">
            <text:p>-0.3090</text:p>
          </table:table-cell>
          <table:table-cell table:formula="of:=COS(RADIANS([.A154]*5))" office:value-type="float" office:value="0.707106781186547">
            <text:p>0.7071</text:p>
          </table:table-cell>
          <table:table-cell table:formula="of:=COS(RADIANS([.A154]*6))" office:value-type="float" office:value="-0.951056516295153">
            <text:p>-0.9511</text:p>
          </table:table-cell>
          <table:table-cell table:formula="of:=COS(RADIANS([.A154]*7))" office:value-type="float" office:value="0.987688340595137">
            <text:p>0.9877</text:p>
          </table:table-cell>
          <table:table-cell table:formula="of:=COS(RADIANS([.A154]*8))" office:value-type="float" office:value="-0.809016994374947">
            <text:p>-0.8090</text:p>
          </table:table-cell>
          <table:table-cell table:formula="of:=COS(RADIANS([.A154]*9))" office:value-type="float" office:value="0.453990499739547">
            <text:p>0.4540</text:p>
          </table:table-cell>
          <table:table-cell table:formula="of:=COS(RADIANS([.A154]*10))" office:value-type="float" office:value="-7.35407060125E-016">
            <text:p>0.0000</text:p>
          </table:table-cell>
          <table:table-cell table:formula="of:=COS(RADIANS([.A154]*11))" office:value-type="float" office:value="-0.453990499739549">
            <text:p>-0.4540</text:p>
          </table:table-cell>
          <table:table-cell table:formula="of:=COS(RADIANS([.A154]*12))" office:value-type="float" office:value="0.809016994374946">
            <text:p>0.8090</text:p>
          </table:table-cell>
          <table:table-cell table:formula="of:=COS(RADIANS([.A154]*13))" office:value-type="float" office:value="-0.987688340595138">
            <text:p>-0.9877</text:p>
          </table:table-cell>
          <table:table-cell table:formula="of:=COS(RADIANS([.A154]*14))" office:value-type="float" office:value="0.951056516295152">
            <text:p>0.9511</text:p>
          </table:table-cell>
          <table:table-cell table:formula="of:=COS(RADIANS([.A154]*15))" office:value-type="float" office:value="-0.707106781186546">
            <text:p>-0.7071</text:p>
          </table:table-cell>
          <table:table-cell table:formula="of:=COS(RADIANS([.A154]*16))" office:value-type="float" office:value="0.309016994374946">
            <text:p>0.309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34S">
            <text:p>00:02:34</text:p>
          </table:table-cell>
          <table:table-cell table:formula="of:=SIN(RADIANS([.A155]))" office:value-type="float" office:value="0.438371146789077">
            <text:p>0.4384</text:p>
          </table:table-cell>
          <table:table-cell table:formula="of:=SIN(RADIANS([.A155]*2))" office:value-type="float" office:value="-0.788010753606722">
            <text:p>-0.7880</text:p>
          </table:table-cell>
          <table:table-cell table:formula="of:=SIN(RADIANS([.A155]*3))" office:value-type="float" office:value="0.978147600733806">
            <text:p>0.9781</text:p>
          </table:table-cell>
          <table:table-cell table:formula="of:=SIN(RADIANS([.A155]*4))" office:value-type="float" office:value="-0.970295726275996">
            <text:p>-0.9703</text:p>
          </table:table-cell>
          <table:table-cell table:formula="of:=SIN(RADIANS([.A155]*5))" office:value-type="float" office:value="0.766044443118978">
            <text:p>0.7660</text:p>
          </table:table-cell>
          <table:table-cell table:formula="of:=SIN(RADIANS([.A155]*6))" office:value-type="float" office:value="-0.406736643075799">
            <text:p>-0.4067</text:p>
          </table:table-cell>
          <table:table-cell table:formula="of:=SIN(RADIANS([.A155]*7))" office:value-type="float" office:value="-0.0348994967024995">
            <text:p>-0.0349</text:p>
          </table:table-cell>
          <table:table-cell table:formula="of:=SIN(RADIANS([.A155]*8))" office:value-type="float" office:value="0.46947156278589">
            <text:p>0.4695</text:p>
          </table:table-cell>
          <table:table-cell table:formula="of:=SIN(RADIANS([.A155]*9))" office:value-type="float" office:value="-0.809016994374947">
            <text:p>-0.8090</text:p>
          </table:table-cell>
          <table:table-cell table:formula="of:=SIN(RADIANS([.A155]*10))" office:value-type="float" office:value="0.984807753012208">
            <text:p>0.9848</text:p>
          </table:table-cell>
          <table:table-cell table:formula="of:=SIN(RADIANS([.A155]*11))" office:value-type="float" office:value="-0.961261695938319">
            <text:p>-0.9613</text:p>
          </table:table-cell>
          <table:table-cell table:formula="of:=SIN(RADIANS([.A155]*12))" office:value-type="float" office:value="0.743144825477392">
            <text:p>0.7431</text:p>
          </table:table-cell>
          <table:table-cell table:formula="of:=SIN(RADIANS([.A155]*13))" office:value-type="float" office:value="-0.374606593415912">
            <text:p>-0.3746</text:p>
          </table:table-cell>
          <table:table-cell table:formula="of:=SIN(RADIANS([.A155]*14))" office:value-type="float" office:value="-0.0697564737441224">
            <text:p>-0.0698</text:p>
          </table:table-cell>
          <table:table-cell table:formula="of:=SIN(RADIANS([.A155]*15))" office:value-type="float" office:value="0.500000000000001">
            <text:p>0.5000</text:p>
          </table:table-cell>
          <table:table-cell table:formula="of:=SIN(RADIANS([.A155]*16))" office:value-type="float" office:value="-0.82903757255504">
            <text:p>-0.8290</text:p>
          </table:table-cell>
          <table:table-cell table:formula="of:=COS(RADIANS([.A155]))" office:value-type="float" office:value="-0.898794046299167">
            <text:p>-0.8988</text:p>
          </table:table-cell>
          <table:table-cell table:formula="of:=COS(RADIANS([.A155]*2))" office:value-type="float" office:value="0.615661475325658">
            <text:p>0.6157</text:p>
          </table:table-cell>
          <table:table-cell table:formula="of:=COS(RADIANS([.A155]*3))" office:value-type="float" office:value="-0.207911690817758">
            <text:p>-0.2079</text:p>
          </table:table-cell>
          <table:table-cell table:formula="of:=COS(RADIANS([.A155]*4))" office:value-type="float" office:value="-0.241921895599667">
            <text:p>-0.2419</text:p>
          </table:table-cell>
          <table:table-cell table:formula="of:=COS(RADIANS([.A155]*5))" office:value-type="float" office:value="0.642787609686539">
            <text:p>0.6428</text:p>
          </table:table-cell>
          <table:table-cell table:formula="of:=COS(RADIANS([.A155]*6))" office:value-type="float" office:value="-0.913545457642602">
            <text:p>-0.9135</text:p>
          </table:table-cell>
          <table:table-cell table:formula="of:=COS(RADIANS([.A155]*7))" office:value-type="float" office:value="0.999390827019096">
            <text:p>0.9994</text:p>
          </table:table-cell>
          <table:table-cell table:formula="of:=COS(RADIANS([.A155]*8))" office:value-type="float" office:value="-0.882947592858927">
            <text:p>-0.8829</text:p>
          </table:table-cell>
          <table:table-cell table:formula="of:=COS(RADIANS([.A155]*9))" office:value-type="float" office:value="0.587785252292474">
            <text:p>0.5878</text:p>
          </table:table-cell>
          <table:table-cell table:formula="of:=COS(RADIANS([.A155]*10))" office:value-type="float" office:value="-0.173648177666931">
            <text:p>-0.1736</text:p>
          </table:table-cell>
          <table:table-cell table:formula="of:=COS(RADIANS([.A155]*11))" office:value-type="float" office:value="-0.275637355816999">
            <text:p>-0.2756</text:p>
          </table:table-cell>
          <table:table-cell table:formula="of:=COS(RADIANS([.A155]*12))" office:value-type="float" office:value="0.669130606358861">
            <text:p>0.6691</text:p>
          </table:table-cell>
          <table:table-cell table:formula="of:=COS(RADIANS([.A155]*13))" office:value-type="float" office:value="-0.927183854566787">
            <text:p>-0.9272</text:p>
          </table:table-cell>
          <table:table-cell table:formula="of:=COS(RADIANS([.A155]*14))" office:value-type="float" office:value="0.997564050259824">
            <text:p>0.9976</text:p>
          </table:table-cell>
          <table:table-cell table:formula="of:=COS(RADIANS([.A155]*15))" office:value-type="float" office:value="-0.866025403784438">
            <text:p>-0.8660</text:p>
          </table:table-cell>
          <table:table-cell table:formula="of:=COS(RADIANS([.A155]*16))" office:value-type="float" office:value="0.559192903470749">
            <text:p>0.559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35S">
            <text:p>00:02:35</text:p>
          </table:table-cell>
          <table:table-cell table:formula="of:=SIN(RADIANS([.A156]))" office:value-type="float" office:value="0.422618261740699">
            <text:p>0.4226</text:p>
          </table:table-cell>
          <table:table-cell table:formula="of:=SIN(RADIANS([.A156]*2))" office:value-type="float" office:value="-0.766044443118978">
            <text:p>-0.7660</text:p>
          </table:table-cell>
          <table:table-cell table:formula="of:=SIN(RADIANS([.A156]*3))" office:value-type="float" office:value="0.965925826289068">
            <text:p>0.9659</text:p>
          </table:table-cell>
          <table:table-cell table:formula="of:=SIN(RADIANS([.A156]*4))" office:value-type="float" office:value="-0.984807753012208">
            <text:p>-0.9848</text:p>
          </table:table-cell>
          <table:table-cell table:formula="of:=SIN(RADIANS([.A156]*5))" office:value-type="float" office:value="0.819152044288992">
            <text:p>0.8192</text:p>
          </table:table-cell>
          <table:table-cell table:formula="of:=SIN(RADIANS([.A156]*6))" office:value-type="float" office:value="-0.499999999999999">
            <text:p>-0.5000</text:p>
          </table:table-cell>
          <table:table-cell table:formula="of:=SIN(RADIANS([.A156]*7))" office:value-type="float" office:value="0.0871557427476591">
            <text:p>0.0872</text:p>
          </table:table-cell>
          <table:table-cell table:formula="of:=SIN(RADIANS([.A156]*8))" office:value-type="float" office:value="0.342020143325669">
            <text:p>0.3420</text:p>
          </table:table-cell>
          <table:table-cell table:formula="of:=SIN(RADIANS([.A156]*9))" office:value-type="float" office:value="-0.707106781186549">
            <text:p>-0.7071</text:p>
          </table:table-cell>
          <table:table-cell table:formula="of:=SIN(RADIANS([.A156]*10))" office:value-type="float" office:value="0.939692620785908">
            <text:p>0.9397</text:p>
          </table:table-cell>
          <table:table-cell table:formula="of:=SIN(RADIANS([.A156]*11))" office:value-type="float" office:value="-0.996194698091745">
            <text:p>-0.9962</text:p>
          </table:table-cell>
          <table:table-cell table:formula="of:=SIN(RADIANS([.A156]*12))" office:value-type="float" office:value="0.866025403784437">
            <text:p>0.8660</text:p>
          </table:table-cell>
          <table:table-cell table:formula="of:=SIN(RADIANS([.A156]*13))" office:value-type="float" office:value="-0.573576436351043">
            <text:p>-0.5736</text:p>
          </table:table-cell>
          <table:table-cell table:formula="of:=SIN(RADIANS([.A156]*14))" office:value-type="float" office:value="0.173648177666932">
            <text:p>0.1736</text:p>
          </table:table-cell>
          <table:table-cell table:formula="of:=SIN(RADIANS([.A156]*15))" office:value-type="float" office:value="0.25881904510252">
            <text:p>0.2588</text:p>
          </table:table-cell>
          <table:table-cell table:formula="of:=SIN(RADIANS([.A156]*16))" office:value-type="float" office:value="-0.64278760968654">
            <text:p>-0.6428</text:p>
          </table:table-cell>
          <table:table-cell table:formula="of:=COS(RADIANS([.A156]))" office:value-type="float" office:value="-0.90630778703665">
            <text:p>-0.9063</text:p>
          </table:table-cell>
          <table:table-cell table:formula="of:=COS(RADIANS([.A156]*2))" office:value-type="float" office:value="0.642787609686539">
            <text:p>0.6428</text:p>
          </table:table-cell>
          <table:table-cell table:formula="of:=COS(RADIANS([.A156]*3))" office:value-type="float" office:value="-0.25881904510252">
            <text:p>-0.2588</text:p>
          </table:table-cell>
          <table:table-cell table:formula="of:=COS(RADIANS([.A156]*4))" office:value-type="float" office:value="-0.173648177666931">
            <text:p>-0.1736</text:p>
          </table:table-cell>
          <table:table-cell table:formula="of:=COS(RADIANS([.A156]*5))" office:value-type="float" office:value="0.573576436351046">
            <text:p>0.5736</text:p>
          </table:table-cell>
          <table:table-cell table:formula="of:=COS(RADIANS([.A156]*6))" office:value-type="float" office:value="-0.866025403784439">
            <text:p>-0.8660</text:p>
          </table:table-cell>
          <table:table-cell table:formula="of:=COS(RADIANS([.A156]*7))" office:value-type="float" office:value="0.996194698091745">
            <text:p>0.9962</text:p>
          </table:table-cell>
          <table:table-cell table:formula="of:=COS(RADIANS([.A156]*8))" office:value-type="float" office:value="-0.939692620785908">
            <text:p>-0.9397</text:p>
          </table:table-cell>
          <table:table-cell table:formula="of:=COS(RADIANS([.A156]*9))" office:value-type="float" office:value="0.707106781186546">
            <text:p>0.7071</text:p>
          </table:table-cell>
          <table:table-cell table:formula="of:=COS(RADIANS([.A156]*10))" office:value-type="float" office:value="-0.342020143325669">
            <text:p>-0.3420</text:p>
          </table:table-cell>
          <table:table-cell table:formula="of:=COS(RADIANS([.A156]*11))" office:value-type="float" office:value="-0.0871557427476592">
            <text:p>-0.0872</text:p>
          </table:table-cell>
          <table:table-cell table:formula="of:=COS(RADIANS([.A156]*12))" office:value-type="float" office:value="0.500000000000002">
            <text:p>0.5000</text:p>
          </table:table-cell>
          <table:table-cell table:formula="of:=COS(RADIANS([.A156]*13))" office:value-type="float" office:value="-0.819152044288994">
            <text:p>-0.8192</text:p>
          </table:table-cell>
          <table:table-cell table:formula="of:=COS(RADIANS([.A156]*14))" office:value-type="float" office:value="0.984807753012208">
            <text:p>0.9848</text:p>
          </table:table-cell>
          <table:table-cell table:formula="of:=COS(RADIANS([.A156]*15))" office:value-type="float" office:value="-0.965925826289068">
            <text:p>-0.9659</text:p>
          </table:table-cell>
          <table:table-cell table:formula="of:=COS(RADIANS([.A156]*16))" office:value-type="float" office:value="0.766044443118977">
            <text:p>0.766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36S">
            <text:p>00:02:36</text:p>
          </table:table-cell>
          <table:table-cell table:formula="of:=SIN(RADIANS([.A157]))" office:value-type="float" office:value="0.4067366430758">
            <text:p>0.4067</text:p>
          </table:table-cell>
          <table:table-cell table:formula="of:=SIN(RADIANS([.A157]*2))" office:value-type="float" office:value="-0.743144825477395">
            <text:p>-0.7431</text:p>
          </table:table-cell>
          <table:table-cell table:formula="of:=SIN(RADIANS([.A157]*3))" office:value-type="float" office:value="0.951056516295154">
            <text:p>0.9511</text:p>
          </table:table-cell>
          <table:table-cell table:formula="of:=SIN(RADIANS([.A157]*4))" office:value-type="float" office:value="-0.994521895368273">
            <text:p>-0.9945</text:p>
          </table:table-cell>
          <table:table-cell table:formula="of:=SIN(RADIANS([.A157]*5))" office:value-type="float" office:value="0.866025403784439">
            <text:p>0.8660</text:p>
          </table:table-cell>
          <table:table-cell table:formula="of:=SIN(RADIANS([.A157]*6))" office:value-type="float" office:value="-0.587785252292473">
            <text:p>-0.5878</text:p>
          </table:table-cell>
          <table:table-cell table:formula="of:=SIN(RADIANS([.A157]*7))" office:value-type="float" office:value="0.20791169081776">
            <text:p>0.2079</text:p>
          </table:table-cell>
          <table:table-cell table:formula="of:=SIN(RADIANS([.A157]*8))" office:value-type="float" office:value="0.207911690817761">
            <text:p>0.2079</text:p>
          </table:table-cell>
          <table:table-cell table:formula="of:=SIN(RADIANS([.A157]*9))" office:value-type="float" office:value="-0.587785252292474">
            <text:p>-0.5878</text:p>
          </table:table-cell>
          <table:table-cell table:formula="of:=SIN(RADIANS([.A157]*10))" office:value-type="float" office:value="0.866025403784439">
            <text:p>0.8660</text:p>
          </table:table-cell>
          <table:table-cell table:formula="of:=SIN(RADIANS([.A157]*11))" office:value-type="float" office:value="-0.994521895368273">
            <text:p>-0.9945</text:p>
          </table:table-cell>
          <table:table-cell table:formula="of:=SIN(RADIANS([.A157]*12))" office:value-type="float" office:value="0.951056516295153">
            <text:p>0.9511</text:p>
          </table:table-cell>
          <table:table-cell table:formula="of:=SIN(RADIANS([.A157]*13))" office:value-type="float" office:value="-0.743144825477394">
            <text:p>-0.7431</text:p>
          </table:table-cell>
          <table:table-cell table:formula="of:=SIN(RADIANS([.A157]*14))" office:value-type="float" office:value="0.406736643075801">
            <text:p>0.4067</text:p>
          </table:table-cell>
          <table:table-cell table:formula="of:=SIN(RADIANS([.A157]*15))" office:value-type="float" office:value="-1.96067283990894E-015">
            <text:p>0.0000</text:p>
          </table:table-cell>
          <table:table-cell table:formula="of:=SIN(RADIANS([.A157]*16))" office:value-type="float" office:value="-0.406736643075804">
            <text:p>-0.4067</text:p>
          </table:table-cell>
          <table:table-cell table:formula="of:=COS(RADIANS([.A157]))" office:value-type="float" office:value="-0.913545457642601">
            <text:p>-0.9135</text:p>
          </table:table-cell>
          <table:table-cell table:formula="of:=COS(RADIANS([.A157]*2))" office:value-type="float" office:value="0.669130606358858">
            <text:p>0.6691</text:p>
          </table:table-cell>
          <table:table-cell table:formula="of:=COS(RADIANS([.A157]*3))" office:value-type="float" office:value="-0.309016994374947">
            <text:p>-0.3090</text:p>
          </table:table-cell>
          <table:table-cell table:formula="of:=COS(RADIANS([.A157]*4))" office:value-type="float" office:value="-0.104528463267654">
            <text:p>-0.1045</text:p>
          </table:table-cell>
          <table:table-cell table:formula="of:=COS(RADIANS([.A157]*5))" office:value-type="float" office:value="0.5">
            <text:p>0.5000</text:p>
          </table:table-cell>
          <table:table-cell table:formula="of:=COS(RADIANS([.A157]*6))" office:value-type="float" office:value="-0.809016994374948">
            <text:p>-0.8090</text:p>
          </table:table-cell>
          <table:table-cell table:formula="of:=COS(RADIANS([.A157]*7))" office:value-type="float" office:value="0.978147600733806">
            <text:p>0.9781</text:p>
          </table:table-cell>
          <table:table-cell table:formula="of:=COS(RADIANS([.A157]*8))" office:value-type="float" office:value="-0.978147600733805">
            <text:p>-0.9781</text:p>
          </table:table-cell>
          <table:table-cell table:formula="of:=COS(RADIANS([.A157]*9))" office:value-type="float" office:value="0.809016994374947">
            <text:p>0.8090</text:p>
          </table:table-cell>
          <table:table-cell table:formula="of:=COS(RADIANS([.A157]*10))" office:value-type="float" office:value="-0.5">
            <text:p>-0.5000</text:p>
          </table:table-cell>
          <table:table-cell table:formula="of:=COS(RADIANS([.A157]*11))" office:value-type="float" office:value="0.104528463267655">
            <text:p>0.1045</text:p>
          </table:table-cell>
          <table:table-cell table:formula="of:=COS(RADIANS([.A157]*12))" office:value-type="float" office:value="0.309016994374949">
            <text:p>0.3090</text:p>
          </table:table-cell>
          <table:table-cell table:formula="of:=COS(RADIANS([.A157]*13))" office:value-type="float" office:value="-0.669130606358858">
            <text:p>-0.6691</text:p>
          </table:table-cell>
          <table:table-cell table:formula="of:=COS(RADIANS([.A157]*14))" office:value-type="float" office:value="0.913545457642601">
            <text:p>0.9135</text:p>
          </table:table-cell>
          <table:table-cell table:formula="of:=COS(RADIANS([.A157]*15))" office:value-type="float" office:value="-1">
            <text:p>-1.0000</text:p>
          </table:table-cell>
          <table:table-cell table:formula="of:=COS(RADIANS([.A157]*16))" office:value-type="float" office:value="0.913545457642599">
            <text:p>0.913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37S">
            <text:p>00:02:37</text:p>
          </table:table-cell>
          <table:table-cell table:formula="of:=SIN(RADIANS([.A158]))" office:value-type="float" office:value="0.390731128489274">
            <text:p>0.3907</text:p>
          </table:table-cell>
          <table:table-cell table:formula="of:=SIN(RADIANS([.A158]*2))" office:value-type="float" office:value="-0.719339800338651">
            <text:p>-0.7193</text:p>
          </table:table-cell>
          <table:table-cell table:formula="of:=SIN(RADIANS([.A158]*3))" office:value-type="float" office:value="0.933580426497202">
            <text:p>0.9336</text:p>
          </table:table-cell>
          <table:table-cell table:formula="of:=SIN(RADIANS([.A158]*4))" office:value-type="float" office:value="-0.999390827019096">
            <text:p>-0.9994</text:p>
          </table:table-cell>
          <table:table-cell table:formula="of:=SIN(RADIANS([.A158]*5))" office:value-type="float" office:value="0.90630778703665">
            <text:p>0.9063</text:p>
          </table:table-cell>
          <table:table-cell table:formula="of:=SIN(RADIANS([.A158]*6))" office:value-type="float" office:value="-0.669130606358858">
            <text:p>-0.6691</text:p>
          </table:table-cell>
          <table:table-cell table:formula="of:=SIN(RADIANS([.A158]*7))" office:value-type="float" office:value="0.325568154457157">
            <text:p>0.3256</text:p>
          </table:table-cell>
          <table:table-cell table:formula="of:=SIN(RADIANS([.A158]*8))" office:value-type="float" office:value="0.0697564737441254">
            <text:p>0.0698</text:p>
          </table:table-cell>
          <table:table-cell table:formula="of:=SIN(RADIANS([.A158]*9))" office:value-type="float" office:value="-0.453990499739547">
            <text:p>-0.4540</text:p>
          </table:table-cell>
          <table:table-cell table:formula="of:=SIN(RADIANS([.A158]*10))" office:value-type="float" office:value="0.766044443118978">
            <text:p>0.7660</text:p>
          </table:table-cell>
          <table:table-cell table:formula="of:=SIN(RADIANS([.A158]*11))" office:value-type="float" office:value="-0.956304755963036">
            <text:p>-0.9563</text:p>
          </table:table-cell>
          <table:table-cell table:formula="of:=SIN(RADIANS([.A158]*12))" office:value-type="float" office:value="0.994521895368273">
            <text:p>0.9945</text:p>
          </table:table-cell>
          <table:table-cell table:formula="of:=SIN(RADIANS([.A158]*13))" office:value-type="float" office:value="-0.874619707139394">
            <text:p>-0.8746</text:p>
          </table:table-cell>
          <table:table-cell table:formula="of:=SIN(RADIANS([.A158]*14))" office:value-type="float" office:value="0.615661475325658">
            <text:p>0.6157</text:p>
          </table:table-cell>
          <table:table-cell table:formula="of:=SIN(RADIANS([.A158]*15))" office:value-type="float" office:value="-0.258819045102517">
            <text:p>-0.2588</text:p>
          </table:table-cell>
          <table:table-cell table:formula="of:=SIN(RADIANS([.A158]*16))" office:value-type="float" office:value="-0.139173100960066">
            <text:p>-0.1392</text:p>
          </table:table-cell>
          <table:table-cell table:formula="of:=COS(RADIANS([.A158]))" office:value-type="float" office:value="-0.92050485345244">
            <text:p>-0.9205</text:p>
          </table:table-cell>
          <table:table-cell table:formula="of:=COS(RADIANS([.A158]*2))" office:value-type="float" office:value="0.694658370458997">
            <text:p>0.6947</text:p>
          </table:table-cell>
          <table:table-cell table:formula="of:=COS(RADIANS([.A158]*3))" office:value-type="float" office:value="-0.3583679495453">
            <text:p>-0.3584</text:p>
          </table:table-cell>
          <table:table-cell table:formula="of:=COS(RADIANS([.A158]*4))" office:value-type="float" office:value="-0.034899496702501">
            <text:p>-0.0349</text:p>
          </table:table-cell>
          <table:table-cell table:formula="of:=COS(RADIANS([.A158]*5))" office:value-type="float" office:value="0.422618261740699">
            <text:p>0.4226</text:p>
          </table:table-cell>
          <table:table-cell table:formula="of:=COS(RADIANS([.A158]*6))" office:value-type="float" office:value="-0.743144825477394">
            <text:p>-0.7431</text:p>
          </table:table-cell>
          <table:table-cell table:formula="of:=COS(RADIANS([.A158]*7))" office:value-type="float" office:value="0.945518575599317">
            <text:p>0.9455</text:p>
          </table:table-cell>
          <table:table-cell table:formula="of:=COS(RADIANS([.A158]*8))" office:value-type="float" office:value="-0.997564050259824">
            <text:p>-0.9976</text:p>
          </table:table-cell>
          <table:table-cell table:formula="of:=COS(RADIANS([.A158]*9))" office:value-type="float" office:value="0.891006524188368">
            <text:p>0.8910</text:p>
          </table:table-cell>
          <table:table-cell table:formula="of:=COS(RADIANS([.A158]*10))" office:value-type="float" office:value="-0.642787609686539">
            <text:p>-0.6428</text:p>
          </table:table-cell>
          <table:table-cell table:formula="of:=COS(RADIANS([.A158]*11))" office:value-type="float" office:value="0.292371704722737">
            <text:p>0.2924</text:p>
          </table:table-cell>
          <table:table-cell table:formula="of:=COS(RADIANS([.A158]*12))" office:value-type="float" office:value="0.104528463267654">
            <text:p>0.1045</text:p>
          </table:table-cell>
          <table:table-cell table:formula="of:=COS(RADIANS([.A158]*13))" office:value-type="float" office:value="-0.48480962024634">
            <text:p>-0.4848</text:p>
          </table:table-cell>
          <table:table-cell table:formula="of:=COS(RADIANS([.A158]*14))" office:value-type="float" office:value="0.788010753606722">
            <text:p>0.7880</text:p>
          </table:table-cell>
          <table:table-cell table:formula="of:=COS(RADIANS([.A158]*15))" office:value-type="float" office:value="-0.965925826289069">
            <text:p>-0.9659</text:p>
          </table:table-cell>
          <table:table-cell table:formula="of:=COS(RADIANS([.A158]*16))" office:value-type="float" office:value="0.99026806874157">
            <text:p>0.990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38S">
            <text:p>00:02:38</text:p>
          </table:table-cell>
          <table:table-cell table:formula="of:=SIN(RADIANS([.A159]))" office:value-type="float" office:value="0.374606593415912">
            <text:p>0.3746</text:p>
          </table:table-cell>
          <table:table-cell table:formula="of:=SIN(RADIANS([.A159]*2))" office:value-type="float" office:value="-0.694658370458998">
            <text:p>-0.6947</text:p>
          </table:table-cell>
          <table:table-cell table:formula="of:=SIN(RADIANS([.A159]*3))" office:value-type="float" office:value="0.913545457642601">
            <text:p>0.9135</text:p>
          </table:table-cell>
          <table:table-cell table:formula="of:=SIN(RADIANS([.A159]*4))" office:value-type="float" office:value="-0.999390827019096">
            <text:p>-0.9994</text:p>
          </table:table-cell>
          <table:table-cell table:formula="of:=SIN(RADIANS([.A159]*5))" office:value-type="float" office:value="0.939692620785908">
            <text:p>0.9397</text:p>
          </table:table-cell>
          <table:table-cell table:formula="of:=SIN(RADIANS([.A159]*6))" office:value-type="float" office:value="-0.743144825477395">
            <text:p>-0.7431</text:p>
          </table:table-cell>
          <table:table-cell table:formula="of:=SIN(RADIANS([.A159]*7))" office:value-type="float" office:value="0.438371146789077">
            <text:p>0.4384</text:p>
          </table:table-cell>
          <table:table-cell table:formula="of:=SIN(RADIANS([.A159]*8))" office:value-type="float" office:value="-0.0697564737441236">
            <text:p>-0.0698</text:p>
          </table:table-cell>
          <table:table-cell table:formula="of:=SIN(RADIANS([.A159]*9))" office:value-type="float" office:value="-0.309016994374947">
            <text:p>-0.3090</text:p>
          </table:table-cell>
          <table:table-cell table:formula="of:=SIN(RADIANS([.A159]*10))" office:value-type="float" office:value="0.64278760968654">
            <text:p>0.6428</text:p>
          </table:table-cell>
          <table:table-cell table:formula="of:=SIN(RADIANS([.A159]*11))" office:value-type="float" office:value="-0.882947592858928">
            <text:p>-0.8829</text:p>
          </table:table-cell>
          <table:table-cell table:formula="of:=SIN(RADIANS([.A159]*12))" office:value-type="float" office:value="0.994521895368273">
            <text:p>0.9945</text:p>
          </table:table-cell>
          <table:table-cell table:formula="of:=SIN(RADIANS([.A159]*13))" office:value-type="float" office:value="-0.961261695938319">
            <text:p>-0.9613</text:p>
          </table:table-cell>
          <table:table-cell table:formula="of:=SIN(RADIANS([.A159]*14))" office:value-type="float" office:value="0.788010753606721">
            <text:p>0.7880</text:p>
          </table:table-cell>
          <table:table-cell table:formula="of:=SIN(RADIANS([.A159]*15))" office:value-type="float" office:value="-0.499999999999998">
            <text:p>-0.5000</text:p>
          </table:table-cell>
          <table:table-cell table:formula="of:=SIN(RADIANS([.A159]*16))" office:value-type="float" office:value="0.139173100960062">
            <text:p>0.1392</text:p>
          </table:table-cell>
          <table:table-cell table:formula="of:=COS(RADIANS([.A159]))" office:value-type="float" office:value="-0.927183854566787">
            <text:p>-0.9272</text:p>
          </table:table-cell>
          <table:table-cell table:formula="of:=COS(RADIANS([.A159]*2))" office:value-type="float" office:value="0.719339800338651">
            <text:p>0.7193</text:p>
          </table:table-cell>
          <table:table-cell table:formula="of:=COS(RADIANS([.A159]*3))" office:value-type="float" office:value="-0.4067366430758">
            <text:p>-0.4067</text:p>
          </table:table-cell>
          <table:table-cell table:formula="of:=COS(RADIANS([.A159]*4))" office:value-type="float" office:value="0.0348994967025001">
            <text:p>0.0349</text:p>
          </table:table-cell>
          <table:table-cell table:formula="of:=COS(RADIANS([.A159]*5))" office:value-type="float" office:value="0.342020143325669">
            <text:p>0.3420</text:p>
          </table:table-cell>
          <table:table-cell table:formula="of:=COS(RADIANS([.A159]*6))" office:value-type="float" office:value="-0.669130606358858">
            <text:p>-0.6691</text:p>
          </table:table-cell>
          <table:table-cell table:formula="of:=COS(RADIANS([.A159]*7))" office:value-type="float" office:value="0.898794046299167">
            <text:p>0.8988</text:p>
          </table:table-cell>
          <table:table-cell table:formula="of:=COS(RADIANS([.A159]*8))" office:value-type="float" office:value="-0.997564050259824">
            <text:p>-0.9976</text:p>
          </table:table-cell>
          <table:table-cell table:formula="of:=COS(RADIANS([.A159]*9))" office:value-type="float" office:value="0.951056516295154">
            <text:p>0.9511</text:p>
          </table:table-cell>
          <table:table-cell table:formula="of:=COS(RADIANS([.A159]*10))" office:value-type="float" office:value="-0.766044443118978">
            <text:p>-0.7660</text:p>
          </table:table-cell>
          <table:table-cell table:formula="of:=COS(RADIANS([.A159]*11))" office:value-type="float" office:value="0.46947156278589">
            <text:p>0.4695</text:p>
          </table:table-cell>
          <table:table-cell table:formula="of:=COS(RADIANS([.A159]*12))" office:value-type="float" office:value="-0.104528463267655">
            <text:p>-0.1045</text:p>
          </table:table-cell>
          <table:table-cell table:formula="of:=COS(RADIANS([.A159]*13))" office:value-type="float" office:value="-0.275637355816999">
            <text:p>-0.2756</text:p>
          </table:table-cell>
          <table:table-cell table:formula="of:=COS(RADIANS([.A159]*14))" office:value-type="float" office:value="0.615661475325659">
            <text:p>0.6157</text:p>
          </table:table-cell>
          <table:table-cell table:formula="of:=COS(RADIANS([.A159]*15))" office:value-type="float" office:value="-0.86602540378444">
            <text:p>-0.8660</text:p>
          </table:table-cell>
          <table:table-cell table:formula="of:=COS(RADIANS([.A159]*16))" office:value-type="float" office:value="0.990268068741571">
            <text:p>0.990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39S">
            <text:p>00:02:39</text:p>
          </table:table-cell>
          <table:table-cell table:formula="of:=SIN(RADIANS([.A160]))" office:value-type="float" office:value="0.3583679495453">
            <text:p>0.3584</text:p>
          </table:table-cell>
          <table:table-cell table:formula="of:=SIN(RADIANS([.A160]*2))" office:value-type="float" office:value="-0.669130606358858">
            <text:p>-0.6691</text:p>
          </table:table-cell>
          <table:table-cell table:formula="of:=SIN(RADIANS([.A160]*3))" office:value-type="float" office:value="0.891006524188368">
            <text:p>0.8910</text:p>
          </table:table-cell>
          <table:table-cell table:formula="of:=SIN(RADIANS([.A160]*4))" office:value-type="float" office:value="-0.994521895368273">
            <text:p>-0.9945</text:p>
          </table:table-cell>
          <table:table-cell table:formula="of:=SIN(RADIANS([.A160]*5))" office:value-type="float" office:value="0.965925826289068">
            <text:p>0.9659</text:p>
          </table:table-cell>
          <table:table-cell table:formula="of:=SIN(RADIANS([.A160]*6))" office:value-type="float" office:value="-0.809016994374948">
            <text:p>-0.8090</text:p>
          </table:table-cell>
          <table:table-cell table:formula="of:=SIN(RADIANS([.A160]*7))" office:value-type="float" office:value="0.544639035015026">
            <text:p>0.5446</text:p>
          </table:table-cell>
          <table:table-cell table:formula="of:=SIN(RADIANS([.A160]*8))" office:value-type="float" office:value="-0.20791169081776">
            <text:p>-0.2079</text:p>
          </table:table-cell>
          <table:table-cell table:formula="of:=SIN(RADIANS([.A160]*9))" office:value-type="float" office:value="-0.156434465040233">
            <text:p>-0.1564</text:p>
          </table:table-cell>
          <table:table-cell table:formula="of:=SIN(RADIANS([.A160]*10))" office:value-type="float" office:value="0.5">
            <text:p>0.5000</text:p>
          </table:table-cell>
          <table:table-cell table:formula="of:=SIN(RADIANS([.A160]*11))" office:value-type="float" office:value="-0.77714596145697">
            <text:p>-0.7771</text:p>
          </table:table-cell>
          <table:table-cell table:formula="of:=SIN(RADIANS([.A160]*12))" office:value-type="float" office:value="0.951056516295153">
            <text:p>0.9511</text:p>
          </table:table-cell>
          <table:table-cell table:formula="of:=SIN(RADIANS([.A160]*13))" office:value-type="float" office:value="-0.998629534754574">
            <text:p>-0.9986</text:p>
          </table:table-cell>
          <table:table-cell table:formula="of:=SIN(RADIANS([.A160]*14))" office:value-type="float" office:value="0.9135454576426">
            <text:p>0.9135</text:p>
          </table:table-cell>
          <table:table-cell table:formula="of:=SIN(RADIANS([.A160]*15))" office:value-type="float" office:value="-0.707106781186547">
            <text:p>-0.7071</text:p>
          </table:table-cell>
          <table:table-cell table:formula="of:=SIN(RADIANS([.A160]*16))" office:value-type="float" office:value="0.406736643075801">
            <text:p>0.4067</text:p>
          </table:table-cell>
          <table:table-cell table:formula="of:=COS(RADIANS([.A160]))" office:value-type="float" office:value="-0.933580426497202">
            <text:p>-0.9336</text:p>
          </table:table-cell>
          <table:table-cell table:formula="of:=COS(RADIANS([.A160]*2))" office:value-type="float" office:value="0.743144825477394">
            <text:p>0.7431</text:p>
          </table:table-cell>
          <table:table-cell table:formula="of:=COS(RADIANS([.A160]*3))" office:value-type="float" office:value="-0.453990499739547">
            <text:p>-0.4540</text:p>
          </table:table-cell>
          <table:table-cell table:formula="of:=COS(RADIANS([.A160]*4))" office:value-type="float" office:value="0.104528463267654">
            <text:p>0.1045</text:p>
          </table:table-cell>
          <table:table-cell table:formula="of:=COS(RADIANS([.A160]*5))" office:value-type="float" office:value="0.258819045102521">
            <text:p>0.2588</text:p>
          </table:table-cell>
          <table:table-cell table:formula="of:=COS(RADIANS([.A160]*6))" office:value-type="float" office:value="-0.587785252292472">
            <text:p>-0.5878</text:p>
          </table:table-cell>
          <table:table-cell table:formula="of:=COS(RADIANS([.A160]*7))" office:value-type="float" office:value="0.838670567945425">
            <text:p>0.8387</text:p>
          </table:table-cell>
          <table:table-cell table:formula="of:=COS(RADIANS([.A160]*8))" office:value-type="float" office:value="-0.978147600733806">
            <text:p>-0.9781</text:p>
          </table:table-cell>
          <table:table-cell table:formula="of:=COS(RADIANS([.A160]*9))" office:value-type="float" office:value="0.987688340595137">
            <text:p>0.9877</text:p>
          </table:table-cell>
          <table:table-cell table:formula="of:=COS(RADIANS([.A160]*10))" office:value-type="float" office:value="-0.866025403784438">
            <text:p>-0.8660</text:p>
          </table:table-cell>
          <table:table-cell table:formula="of:=COS(RADIANS([.A160]*11))" office:value-type="float" office:value="0.629320391049838">
            <text:p>0.6293</text:p>
          </table:table-cell>
          <table:table-cell table:formula="of:=COS(RADIANS([.A160]*12))" office:value-type="float" office:value="-0.30901699437495">
            <text:p>-0.3090</text:p>
          </table:table-cell>
          <table:table-cell table:formula="of:=COS(RADIANS([.A160]*13))" office:value-type="float" office:value="-0.0523359562429473">
            <text:p>-0.0523</text:p>
          </table:table-cell>
          <table:table-cell table:formula="of:=COS(RADIANS([.A160]*14))" office:value-type="float" office:value="0.406736643075802">
            <text:p>0.4067</text:p>
          </table:table-cell>
          <table:table-cell table:formula="of:=COS(RADIANS([.A160]*15))" office:value-type="float" office:value="-0.707106781186548">
            <text:p>-0.7071</text:p>
          </table:table-cell>
          <table:table-cell table:formula="of:=COS(RADIANS([.A160]*16))" office:value-type="float" office:value="0.913545457642601">
            <text:p>0.913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40S">
            <text:p>00:02:40</text:p>
          </table:table-cell>
          <table:table-cell table:formula="of:=SIN(RADIANS([.A161]))" office:value-type="float" office:value="0.342020143325669">
            <text:p>0.3420</text:p>
          </table:table-cell>
          <table:table-cell table:formula="of:=SIN(RADIANS([.A161]*2))" office:value-type="float" office:value="-0.64278760968654">
            <text:p>-0.6428</text:p>
          </table:table-cell>
          <table:table-cell table:formula="of:=SIN(RADIANS([.A161]*3))" office:value-type="float" office:value="0.866025403784439">
            <text:p>0.8660</text:p>
          </table:table-cell>
          <table:table-cell table:formula="of:=SIN(RADIANS([.A161]*4))" office:value-type="float" office:value="-0.984807753012208">
            <text:p>-0.9848</text:p>
          </table:table-cell>
          <table:table-cell table:formula="of:=SIN(RADIANS([.A161]*5))" office:value-type="float" office:value="0.984807753012208">
            <text:p>0.9848</text:p>
          </table:table-cell>
          <table:table-cell table:formula="of:=SIN(RADIANS([.A161]*6))" office:value-type="float" office:value="-0.866025403784438">
            <text:p>-0.8660</text:p>
          </table:table-cell>
          <table:table-cell table:formula="of:=SIN(RADIANS([.A161]*7))" office:value-type="float" office:value="0.642787609686538">
            <text:p>0.6428</text:p>
          </table:table-cell>
          <table:table-cell table:formula="of:=SIN(RADIANS([.A161]*8))" office:value-type="float" office:value="-0.342020143325668">
            <text:p>-0.3420</text:p>
          </table:table-cell>
          <table:table-cell table:formula="of:=SIN(RADIANS([.A161]*9))" office:value-type="float" office:value="-9.79717439317883E-016">
            <text:p>0.0000</text:p>
          </table:table-cell>
          <table:table-cell table:formula="of:=SIN(RADIANS([.A161]*10))" office:value-type="float" office:value="0.342020143325669">
            <text:p>0.3420</text:p>
          </table:table-cell>
          <table:table-cell table:formula="of:=SIN(RADIANS([.A161]*11))" office:value-type="float" office:value="-0.64278760968654">
            <text:p>-0.6428</text:p>
          </table:table-cell>
          <table:table-cell table:formula="of:=SIN(RADIANS([.A161]*12))" office:value-type="float" office:value="0.866025403784441">
            <text:p>0.8660</text:p>
          </table:table-cell>
          <table:table-cell table:formula="of:=SIN(RADIANS([.A161]*13))" office:value-type="float" office:value="-0.984807753012208">
            <text:p>-0.9848</text:p>
          </table:table-cell>
          <table:table-cell table:formula="of:=SIN(RADIANS([.A161]*14))" office:value-type="float" office:value="0.984807753012207">
            <text:p>0.9848</text:p>
          </table:table-cell>
          <table:table-cell table:formula="of:=SIN(RADIANS([.A161]*15))" office:value-type="float" office:value="-0.866025403784439">
            <text:p>-0.8660</text:p>
          </table:table-cell>
          <table:table-cell table:formula="of:=SIN(RADIANS([.A161]*16))" office:value-type="float" office:value="0.642787609686537">
            <text:p>0.6428</text:p>
          </table:table-cell>
          <table:table-cell table:formula="of:=COS(RADIANS([.A161]))" office:value-type="float" office:value="-0.939692620785908">
            <text:p>-0.9397</text:p>
          </table:table-cell>
          <table:table-cell table:formula="of:=COS(RADIANS([.A161]*2))" office:value-type="float" office:value="0.766044443118978">
            <text:p>0.7660</text:p>
          </table:table-cell>
          <table:table-cell table:formula="of:=COS(RADIANS([.A161]*3))" office:value-type="float" office:value="-0.499999999999999">
            <text:p>-0.5000</text:p>
          </table:table-cell>
          <table:table-cell table:formula="of:=COS(RADIANS([.A161]*4))" office:value-type="float" office:value="0.17364817766693">
            <text:p>0.1736</text:p>
          </table:table-cell>
          <table:table-cell table:formula="of:=COS(RADIANS([.A161]*5))" office:value-type="float" office:value="0.173648177666931">
            <text:p>0.1736</text:p>
          </table:table-cell>
          <table:table-cell table:formula="of:=COS(RADIANS([.A161]*6))" office:value-type="float" office:value="-0.500000000000002">
            <text:p>-0.5000</text:p>
          </table:table-cell>
          <table:table-cell table:formula="of:=COS(RADIANS([.A161]*7))" office:value-type="float" office:value="0.766044443118979">
            <text:p>0.7660</text:p>
          </table:table-cell>
          <table:table-cell table:formula="of:=COS(RADIANS([.A161]*8))" office:value-type="float" office:value="-0.939692620785909">
            <text:p>-0.9397</text:p>
          </table:table-cell>
          <table:table-cell table:formula="of:=COS(RADIANS([.A161]*9))" office:value-type="float" office:value="1">
            <text:p>1.0000</text:p>
          </table:table-cell>
          <table:table-cell table:formula="of:=COS(RADIANS([.A161]*10))" office:value-type="float" office:value="-0.939692620785908">
            <text:p>-0.9397</text:p>
          </table:table-cell>
          <table:table-cell table:formula="of:=COS(RADIANS([.A161]*11))" office:value-type="float" office:value="0.766044443118978">
            <text:p>0.7660</text:p>
          </table:table-cell>
          <table:table-cell table:formula="of:=COS(RADIANS([.A161]*12))" office:value-type="float" office:value="-0.499999999999997">
            <text:p>-0.5000</text:p>
          </table:table-cell>
          <table:table-cell table:formula="of:=COS(RADIANS([.A161]*13))" office:value-type="float" office:value="0.17364817766693">
            <text:p>0.1736</text:p>
          </table:table-cell>
          <table:table-cell table:formula="of:=COS(RADIANS([.A161]*14))" office:value-type="float" office:value="0.173648177666933">
            <text:p>0.1736</text:p>
          </table:table-cell>
          <table:table-cell table:formula="of:=COS(RADIANS([.A161]*15))" office:value-type="float" office:value="-0.5">
            <text:p>-0.5000</text:p>
          </table:table-cell>
          <table:table-cell table:formula="of:=COS(RADIANS([.A161]*16))" office:value-type="float" office:value="0.76604444311898">
            <text:p>0.766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41S">
            <text:p>00:02:41</text:p>
          </table:table-cell>
          <table:table-cell table:formula="of:=SIN(RADIANS([.A162]))" office:value-type="float" office:value="0.325568154457157">
            <text:p>0.3256</text:p>
          </table:table-cell>
          <table:table-cell table:formula="of:=SIN(RADIANS([.A162]*2))" office:value-type="float" office:value="-0.615661475325658">
            <text:p>-0.6157</text:p>
          </table:table-cell>
          <table:table-cell table:formula="of:=SIN(RADIANS([.A162]*3))" office:value-type="float" office:value="0.838670567945424">
            <text:p>0.8387</text:p>
          </table:table-cell>
          <table:table-cell table:formula="of:=SIN(RADIANS([.A162]*4))" office:value-type="float" office:value="-0.970295726275996">
            <text:p>-0.9703</text:p>
          </table:table-cell>
          <table:table-cell table:formula="of:=SIN(RADIANS([.A162]*5))" office:value-type="float" office:value="0.996194698091746">
            <text:p>0.9962</text:p>
          </table:table-cell>
          <table:table-cell table:formula="of:=SIN(RADIANS([.A162]*6))" office:value-type="float" office:value="-0.9135454576426">
            <text:p>-0.9135</text:p>
          </table:table-cell>
          <table:table-cell table:formula="of:=SIN(RADIANS([.A162]*7))" office:value-type="float" office:value="0.731353701619169">
            <text:p>0.7314</text:p>
          </table:table-cell>
          <table:table-cell table:formula="of:=SIN(RADIANS([.A162]*8))" office:value-type="float" office:value="-0.469471562785891">
            <text:p>-0.4695</text:p>
          </table:table-cell>
          <table:table-cell table:formula="of:=SIN(RADIANS([.A162]*9))" office:value-type="float" office:value="0.156434465040231">
            <text:p>0.1564</text:p>
          </table:table-cell>
          <table:table-cell table:formula="of:=SIN(RADIANS([.A162]*10))" office:value-type="float" office:value="0.173648177666931">
            <text:p>0.1736</text:p>
          </table:table-cell>
          <table:table-cell table:formula="of:=SIN(RADIANS([.A162]*11))" office:value-type="float" office:value="-0.484809620246339">
            <text:p>-0.4848</text:p>
          </table:table-cell>
          <table:table-cell table:formula="of:=SIN(RADIANS([.A162]*12))" office:value-type="float" office:value="0.743144825477396">
            <text:p>0.7431</text:p>
          </table:table-cell>
          <table:table-cell table:formula="of:=SIN(RADIANS([.A162]*13))" office:value-type="float" office:value="-0.920504853452442">
            <text:p>-0.9205</text:p>
          </table:table-cell>
          <table:table-cell table:formula="of:=SIN(RADIANS([.A162]*14))" office:value-type="float" office:value="0.997564050259824">
            <text:p>0.9976</text:p>
          </table:table-cell>
          <table:table-cell table:formula="of:=SIN(RADIANS([.A162]*15))" office:value-type="float" office:value="-0.965925826289069">
            <text:p>-0.9659</text:p>
          </table:table-cell>
          <table:table-cell table:formula="of:=SIN(RADIANS([.A162]*16))" office:value-type="float" office:value="0.829037572555042">
            <text:p>0.8290</text:p>
          </table:table-cell>
          <table:table-cell table:formula="of:=COS(RADIANS([.A162]))" office:value-type="float" office:value="-0.945518575599317">
            <text:p>-0.9455</text:p>
          </table:table-cell>
          <table:table-cell table:formula="of:=COS(RADIANS([.A162]*2))" office:value-type="float" office:value="0.788010753606722">
            <text:p>0.7880</text:p>
          </table:table-cell>
          <table:table-cell table:formula="of:=COS(RADIANS([.A162]*3))" office:value-type="float" office:value="-0.544639035015027">
            <text:p>-0.5446</text:p>
          </table:table-cell>
          <table:table-cell table:formula="of:=COS(RADIANS([.A162]*4))" office:value-type="float" office:value="0.241921895599668">
            <text:p>0.2419</text:p>
          </table:table-cell>
          <table:table-cell table:formula="of:=COS(RADIANS([.A162]*5))" office:value-type="float" office:value="0.0871557427476586">
            <text:p>0.0872</text:p>
          </table:table-cell>
          <table:table-cell table:formula="of:=COS(RADIANS([.A162]*6))" office:value-type="float" office:value="-0.406736643075801">
            <text:p>-0.4067</text:p>
          </table:table-cell>
          <table:table-cell table:formula="of:=COS(RADIANS([.A162]*7))" office:value-type="float" office:value="0.6819983600625">
            <text:p>0.6820</text:p>
          </table:table-cell>
          <table:table-cell table:formula="of:=COS(RADIANS([.A162]*8))" office:value-type="float" office:value="-0.882947592858927">
            <text:p>-0.8829</text:p>
          </table:table-cell>
          <table:table-cell table:formula="of:=COS(RADIANS([.A162]*9))" office:value-type="float" office:value="0.987688340595138">
            <text:p>0.9877</text:p>
          </table:table-cell>
          <table:table-cell table:formula="of:=COS(RADIANS([.A162]*10))" office:value-type="float" office:value="-0.984807753012208">
            <text:p>-0.9848</text:p>
          </table:table-cell>
          <table:table-cell table:formula="of:=COS(RADIANS([.A162]*11))" office:value-type="float" office:value="0.874619707139395">
            <text:p>0.8746</text:p>
          </table:table-cell>
          <table:table-cell table:formula="of:=COS(RADIANS([.A162]*12))" office:value-type="float" office:value="-0.669130606358856">
            <text:p>-0.6691</text:p>
          </table:table-cell>
          <table:table-cell table:formula="of:=COS(RADIANS([.A162]*13))" office:value-type="float" office:value="0.390731128489271">
            <text:p>0.3907</text:p>
          </table:table-cell>
          <table:table-cell table:formula="of:=COS(RADIANS([.A162]*14))" office:value-type="float" office:value="-0.0697564737441212">
            <text:p>-0.0698</text:p>
          </table:table-cell>
          <table:table-cell table:formula="of:=COS(RADIANS([.A162]*15))" office:value-type="float" office:value="-0.258819045102519">
            <text:p>-0.2588</text:p>
          </table:table-cell>
          <table:table-cell table:formula="of:=COS(RADIANS([.A162]*16))" office:value-type="float" office:value="0.559192903470746">
            <text:p>0.559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42S">
            <text:p>00:02:42</text:p>
          </table:table-cell>
          <table:table-cell table:formula="of:=SIN(RADIANS([.A163]))" office:value-type="float" office:value="0.309016994374947">
            <text:p>0.3090</text:p>
          </table:table-cell>
          <table:table-cell table:formula="of:=SIN(RADIANS([.A163]*2))" office:value-type="float" office:value="-0.587785252292473">
            <text:p>-0.5878</text:p>
          </table:table-cell>
          <table:table-cell table:formula="of:=SIN(RADIANS([.A163]*3))" office:value-type="float" office:value="0.809016994374948">
            <text:p>0.8090</text:p>
          </table:table-cell>
          <table:table-cell table:formula="of:=SIN(RADIANS([.A163]*4))" office:value-type="float" office:value="-0.951056516295154">
            <text:p>-0.9511</text:p>
          </table:table-cell>
          <table:table-cell table:formula="of:=SIN(RADIANS([.A163]*5))" office:value-type="float" office:value="1">
            <text:p>1.0000</text:p>
          </table:table-cell>
          <table:table-cell table:formula="of:=SIN(RADIANS([.A163]*6))" office:value-type="float" office:value="-0.951056516295153">
            <text:p>-0.9511</text:p>
          </table:table-cell>
          <table:table-cell table:formula="of:=SIN(RADIANS([.A163]*7))" office:value-type="float" office:value="0.809016994374948">
            <text:p>0.8090</text:p>
          </table:table-cell>
          <table:table-cell table:formula="of:=SIN(RADIANS([.A163]*8))" office:value-type="float" office:value="-0.587785252292473">
            <text:p>-0.5878</text:p>
          </table:table-cell>
          <table:table-cell table:formula="of:=SIN(RADIANS([.A163]*9))" office:value-type="float" office:value="0.309016994374948">
            <text:p>0.3090</text:p>
          </table:table-cell>
          <table:table-cell table:formula="of:=SIN(RADIANS([.A163]*10))" office:value-type="float" office:value="1.10218211923262E-015">
            <text:p>0.0000</text:p>
          </table:table-cell>
          <table:table-cell table:formula="of:=SIN(RADIANS([.A163]*11))" office:value-type="float" office:value="-0.309016994374947">
            <text:p>-0.3090</text:p>
          </table:table-cell>
          <table:table-cell table:formula="of:=SIN(RADIANS([.A163]*12))" office:value-type="float" office:value="0.587785252292474">
            <text:p>0.5878</text:p>
          </table:table-cell>
          <table:table-cell table:formula="of:=SIN(RADIANS([.A163]*13))" office:value-type="float" office:value="-0.809016994374947">
            <text:p>-0.8090</text:p>
          </table:table-cell>
          <table:table-cell table:formula="of:=SIN(RADIANS([.A163]*14))" office:value-type="float" office:value="0.951056516295153">
            <text:p>0.9511</text:p>
          </table:table-cell>
          <table:table-cell table:formula="of:=SIN(RADIANS([.A163]*15))" office:value-type="float" office:value="-1">
            <text:p>-1.0000</text:p>
          </table:table-cell>
          <table:table-cell table:formula="of:=SIN(RADIANS([.A163]*16))" office:value-type="float" office:value="0.951056516295153">
            <text:p>0.9511</text:p>
          </table:table-cell>
          <table:table-cell table:formula="of:=COS(RADIANS([.A163]))" office:value-type="float" office:value="-0.951056516295153">
            <text:p>-0.9511</text:p>
          </table:table-cell>
          <table:table-cell table:formula="of:=COS(RADIANS([.A163]*2))" office:value-type="float" office:value="0.809016994374947">
            <text:p>0.8090</text:p>
          </table:table-cell>
          <table:table-cell table:formula="of:=COS(RADIANS([.A163]*3))" office:value-type="float" office:value="-0.587785252292473">
            <text:p>-0.5878</text:p>
          </table:table-cell>
          <table:table-cell table:formula="of:=COS(RADIANS([.A163]*4))" office:value-type="float" office:value="0.309016994374947">
            <text:p>0.3090</text:p>
          </table:table-cell>
          <table:table-cell table:formula="of:=COS(RADIANS([.A163]*5))" office:value-type="float" office:value="5.51091059616309E-016">
            <text:p>0.0000</text:p>
          </table:table-cell>
          <table:table-cell table:formula="of:=COS(RADIANS([.A163]*6))" office:value-type="float" office:value="-0.309016994374948">
            <text:p>-0.3090</text:p>
          </table:table-cell>
          <table:table-cell table:formula="of:=COS(RADIANS([.A163]*7))" office:value-type="float" office:value="0.587785252292472">
            <text:p>0.5878</text:p>
          </table:table-cell>
          <table:table-cell table:formula="of:=COS(RADIANS([.A163]*8))" office:value-type="float" office:value="-0.809016994374948">
            <text:p>-0.8090</text:p>
          </table:table-cell>
          <table:table-cell table:formula="of:=COS(RADIANS([.A163]*9))" office:value-type="float" office:value="0.951056516295153">
            <text:p>0.9511</text:p>
          </table:table-cell>
          <table:table-cell table:formula="of:=COS(RADIANS([.A163]*10))" office:value-type="float" office:value="-1">
            <text:p>-1.0000</text:p>
          </table:table-cell>
          <table:table-cell table:formula="of:=COS(RADIANS([.A163]*11))" office:value-type="float" office:value="0.951056516295154">
            <text:p>0.9511</text:p>
          </table:table-cell>
          <table:table-cell table:formula="of:=COS(RADIANS([.A163]*12))" office:value-type="float" office:value="-0.809016994374947">
            <text:p>-0.8090</text:p>
          </table:table-cell>
          <table:table-cell table:formula="of:=COS(RADIANS([.A163]*13))" office:value-type="float" office:value="0.587785252292473">
            <text:p>0.5878</text:p>
          </table:table-cell>
          <table:table-cell table:formula="of:=COS(RADIANS([.A163]*14))" office:value-type="float" office:value="-0.309016994374949">
            <text:p>-0.3090</text:p>
          </table:table-cell>
          <table:table-cell table:formula="of:=COS(RADIANS([.A163]*15))" office:value-type="float" office:value="-3.42963001824918E-015">
            <text:p>0.0000</text:p>
          </table:table-cell>
          <table:table-cell table:formula="of:=COS(RADIANS([.A163]*16))" office:value-type="float" office:value="0.309016994374949">
            <text:p>0.309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43S">
            <text:p>00:02:43</text:p>
          </table:table-cell>
          <table:table-cell table:formula="of:=SIN(RADIANS([.A164]))" office:value-type="float" office:value="0.292371704722737">
            <text:p>0.2924</text:p>
          </table:table-cell>
          <table:table-cell table:formula="of:=SIN(RADIANS([.A164]*2))" office:value-type="float" office:value="-0.559192903470747">
            <text:p>-0.5592</text:p>
          </table:table-cell>
          <table:table-cell table:formula="of:=SIN(RADIANS([.A164]*3))" office:value-type="float" office:value="0.777145961456971">
            <text:p>0.7771</text:p>
          </table:table-cell>
          <table:table-cell table:formula="of:=SIN(RADIANS([.A164]*4))" office:value-type="float" office:value="-0.927183854566787">
            <text:p>-0.9272</text:p>
          </table:table-cell>
          <table:table-cell table:formula="of:=SIN(RADIANS([.A164]*5))" office:value-type="float" office:value="0.996194698091746">
            <text:p>0.9962</text:p>
          </table:table-cell>
          <table:table-cell table:formula="of:=SIN(RADIANS([.A164]*6))" office:value-type="float" office:value="-0.978147600733806">
            <text:p>-0.9781</text:p>
          </table:table-cell>
          <table:table-cell table:formula="of:=SIN(RADIANS([.A164]*7))" office:value-type="float" office:value="0.874619707139396">
            <text:p>0.8746</text:p>
          </table:table-cell>
          <table:table-cell table:formula="of:=SIN(RADIANS([.A164]*8))" office:value-type="float" office:value="-0.694658370458998">
            <text:p>-0.6947</text:p>
          </table:table-cell>
          <table:table-cell table:formula="of:=SIN(RADIANS([.A164]*9))" office:value-type="float" office:value="0.453990499739545">
            <text:p>0.4540</text:p>
          </table:table-cell>
          <table:table-cell table:formula="of:=SIN(RADIANS([.A164]*10))" office:value-type="float" office:value="-0.173648177666929">
            <text:p>-0.1736</text:p>
          </table:table-cell>
          <table:table-cell table:formula="of:=SIN(RADIANS([.A164]*11))" office:value-type="float" office:value="-0.121869343405148">
            <text:p>-0.1219</text:p>
          </table:table-cell>
          <table:table-cell table:formula="of:=SIN(RADIANS([.A164]*12))" office:value-type="float" office:value="0.4067366430758">
            <text:p>0.4067</text:p>
          </table:table-cell>
          <table:table-cell table:formula="of:=SIN(RADIANS([.A164]*13))" office:value-type="float" office:value="-0.65605902899051">
            <text:p>-0.6561</text:p>
          </table:table-cell>
          <table:table-cell table:formula="of:=SIN(RADIANS([.A164]*14))" office:value-type="float" office:value="0.848048096156425">
            <text:p>0.8480</text:p>
          </table:table-cell>
          <table:table-cell table:formula="of:=SIN(RADIANS([.A164]*15))" office:value-type="float" office:value="-0.965925826289069">
            <text:p>-0.9659</text:p>
          </table:table-cell>
          <table:table-cell table:formula="of:=SIN(RADIANS([.A164]*16))" office:value-type="float" office:value="0.999390827019096">
            <text:p>0.9994</text:p>
          </table:table-cell>
          <table:table-cell table:formula="of:=COS(RADIANS([.A164]))" office:value-type="float" office:value="-0.956304755963036">
            <text:p>-0.9563</text:p>
          </table:table-cell>
          <table:table-cell table:formula="of:=COS(RADIANS([.A164]*2))" office:value-type="float" office:value="0.829037572555042">
            <text:p>0.8290</text:p>
          </table:table-cell>
          <table:table-cell table:formula="of:=COS(RADIANS([.A164]*3))" office:value-type="float" office:value="-0.629320391049837">
            <text:p>-0.6293</text:p>
          </table:table-cell>
          <table:table-cell table:formula="of:=COS(RADIANS([.A164]*4))" office:value-type="float" office:value="0.374606593415912">
            <text:p>0.3746</text:p>
          </table:table-cell>
          <table:table-cell table:formula="of:=COS(RADIANS([.A164]*5))" office:value-type="float" office:value="-0.0871557427476575">
            <text:p>-0.0872</text:p>
          </table:table-cell>
          <table:table-cell table:formula="of:=COS(RADIANS([.A164]*6))" office:value-type="float" office:value="-0.207911690817759">
            <text:p>-0.2079</text:p>
          </table:table-cell>
          <table:table-cell table:formula="of:=COS(RADIANS([.A164]*7))" office:value-type="float" office:value="0.484809620246337">
            <text:p>0.4848</text:p>
          </table:table-cell>
          <table:table-cell table:formula="of:=COS(RADIANS([.A164]*8))" office:value-type="float" office:value="-0.71933980033865">
            <text:p>-0.7193</text:p>
          </table:table-cell>
          <table:table-cell table:formula="of:=COS(RADIANS([.A164]*9))" office:value-type="float" office:value="0.891006524188369">
            <text:p>0.8910</text:p>
          </table:table-cell>
          <table:table-cell table:formula="of:=COS(RADIANS([.A164]*10))" office:value-type="float" office:value="-0.984807753012208">
            <text:p>-0.9848</text:p>
          </table:table-cell>
          <table:table-cell table:formula="of:=COS(RADIANS([.A164]*11))" office:value-type="float" office:value="0.992546151641322">
            <text:p>0.9925</text:p>
          </table:table-cell>
          <table:table-cell table:formula="of:=COS(RADIANS([.A164]*12))" office:value-type="float" office:value="-0.913545457642601">
            <text:p>-0.9135</text:p>
          </table:table-cell>
          <table:table-cell table:formula="of:=COS(RADIANS([.A164]*13))" office:value-type="float" office:value="0.75470958022277">
            <text:p>0.7547</text:p>
          </table:table-cell>
          <table:table-cell table:formula="of:=COS(RADIANS([.A164]*14))" office:value-type="float" office:value="-0.529919264233206">
            <text:p>-0.5299</text:p>
          </table:table-cell>
          <table:table-cell table:formula="of:=COS(RADIANS([.A164]*15))" office:value-type="float" office:value="0.258819045102519">
            <text:p>0.2588</text:p>
          </table:table-cell>
          <table:table-cell table:formula="of:=COS(RADIANS([.A164]*16))" office:value-type="float" office:value="0.0348994967024988">
            <text:p>0.034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44S">
            <text:p>00:02:44</text:p>
          </table:table-cell>
          <table:table-cell table:formula="of:=SIN(RADIANS([.A165]))" office:value-type="float" office:value="0.275637355816999">
            <text:p>0.2756</text:p>
          </table:table-cell>
          <table:table-cell table:formula="of:=SIN(RADIANS([.A165]*2))" office:value-type="float" office:value="-0.529919264233205">
            <text:p>-0.5299</text:p>
          </table:table-cell>
          <table:table-cell table:formula="of:=SIN(RADIANS([.A165]*3))" office:value-type="float" office:value="0.743144825477394">
            <text:p>0.7431</text:p>
          </table:table-cell>
          <table:table-cell table:formula="of:=SIN(RADIANS([.A165]*4))" office:value-type="float" office:value="-0.898794046299167">
            <text:p>-0.8988</text:p>
          </table:table-cell>
          <table:table-cell table:formula="of:=SIN(RADIANS([.A165]*5))" office:value-type="float" office:value="0.984807753012208">
            <text:p>0.9848</text:p>
          </table:table-cell>
          <table:table-cell table:formula="of:=SIN(RADIANS([.A165]*6))" office:value-type="float" office:value="-0.994521895368273">
            <text:p>-0.9945</text:p>
          </table:table-cell>
          <table:table-cell table:formula="of:=SIN(RADIANS([.A165]*7))" office:value-type="float" office:value="0.927183854566787">
            <text:p>0.9272</text:p>
          </table:table-cell>
          <table:table-cell table:formula="of:=SIN(RADIANS([.A165]*8))" office:value-type="float" office:value="-0.788010753606722">
            <text:p>-0.7880</text:p>
          </table:table-cell>
          <table:table-cell table:formula="of:=SIN(RADIANS([.A165]*9))" office:value-type="float" office:value="0.587785252292472">
            <text:p>0.5878</text:p>
          </table:table-cell>
          <table:table-cell table:formula="of:=SIN(RADIANS([.A165]*10))" office:value-type="float" office:value="-0.342020143325667">
            <text:p>-0.3420</text:p>
          </table:table-cell>
          <table:table-cell table:formula="of:=SIN(RADIANS([.A165]*11))" office:value-type="float" office:value="0.0697564737441233">
            <text:p>0.0698</text:p>
          </table:table-cell>
          <table:table-cell table:formula="of:=SIN(RADIANS([.A165]*12))" office:value-type="float" office:value="0.207911690817758">
            <text:p>0.2079</text:p>
          </table:table-cell>
          <table:table-cell table:formula="of:=SIN(RADIANS([.A165]*13))" office:value-type="float" office:value="-0.46947156278589">
            <text:p>-0.4695</text:p>
          </table:table-cell>
          <table:table-cell table:formula="of:=SIN(RADIANS([.A165]*14))" office:value-type="float" office:value="0.694658370458997">
            <text:p>0.6947</text:p>
          </table:table-cell>
          <table:table-cell table:formula="of:=SIN(RADIANS([.A165]*15))" office:value-type="float" office:value="-0.866025403784439">
            <text:p>-0.8660</text:p>
          </table:table-cell>
          <table:table-cell table:formula="of:=SIN(RADIANS([.A165]*16))" office:value-type="float" office:value="0.970295726275997">
            <text:p>0.9703</text:p>
          </table:table-cell>
          <table:table-cell table:formula="of:=COS(RADIANS([.A165]))" office:value-type="float" office:value="-0.961261695938319">
            <text:p>-0.9613</text:p>
          </table:table-cell>
          <table:table-cell table:formula="of:=COS(RADIANS([.A165]*2))" office:value-type="float" office:value="0.848048096156426">
            <text:p>0.8480</text:p>
          </table:table-cell>
          <table:table-cell table:formula="of:=COS(RADIANS([.A165]*3))" office:value-type="float" office:value="-0.669130606358858">
            <text:p>-0.6691</text:p>
          </table:table-cell>
          <table:table-cell table:formula="of:=COS(RADIANS([.A165]*4))" office:value-type="float" office:value="0.438371146789077">
            <text:p>0.4384</text:p>
          </table:table-cell>
          <table:table-cell table:formula="of:=COS(RADIANS([.A165]*5))" office:value-type="float" office:value="-0.17364817766693">
            <text:p>-0.1736</text:p>
          </table:table-cell>
          <table:table-cell table:formula="of:=COS(RADIANS([.A165]*6))" office:value-type="float" office:value="-0.104528463267653">
            <text:p>-0.1045</text:p>
          </table:table-cell>
          <table:table-cell table:formula="of:=COS(RADIANS([.A165]*7))" office:value-type="float" office:value="0.374606593415912">
            <text:p>0.3746</text:p>
          </table:table-cell>
          <table:table-cell table:formula="of:=COS(RADIANS([.A165]*8))" office:value-type="float" office:value="-0.615661475325659">
            <text:p>-0.6157</text:p>
          </table:table-cell>
          <table:table-cell table:formula="of:=COS(RADIANS([.A165]*9))" office:value-type="float" office:value="0.809016994374948">
            <text:p>0.8090</text:p>
          </table:table-cell>
          <table:table-cell table:formula="of:=COS(RADIANS([.A165]*10))" office:value-type="float" office:value="-0.939692620785909">
            <text:p>-0.9397</text:p>
          </table:table-cell>
          <table:table-cell table:formula="of:=COS(RADIANS([.A165]*11))" office:value-type="float" office:value="0.997564050259824">
            <text:p>0.9976</text:p>
          </table:table-cell>
          <table:table-cell table:formula="of:=COS(RADIANS([.A165]*12))" office:value-type="float" office:value="-0.978147600733806">
            <text:p>-0.9781</text:p>
          </table:table-cell>
          <table:table-cell table:formula="of:=COS(RADIANS([.A165]*13))" office:value-type="float" office:value="0.882947592858927">
            <text:p>0.8829</text:p>
          </table:table-cell>
          <table:table-cell table:formula="of:=COS(RADIANS([.A165]*14))" office:value-type="float" office:value="-0.719339800338651">
            <text:p>-0.7193</text:p>
          </table:table-cell>
          <table:table-cell table:formula="of:=COS(RADIANS([.A165]*15))" office:value-type="float" office:value="0.5">
            <text:p>0.5000</text:p>
          </table:table-cell>
          <table:table-cell table:formula="of:=COS(RADIANS([.A165]*16))" office:value-type="float" office:value="-0.241921895599667">
            <text:p>-0.241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45S">
            <text:p>00:02:45</text:p>
          </table:table-cell>
          <table:table-cell table:formula="of:=SIN(RADIANS([.A166]))" office:value-type="float" office:value="0.258819045102521">
            <text:p>0.2588</text:p>
          </table:table-cell>
          <table:table-cell table:formula="of:=SIN(RADIANS([.A166]*2))" office:value-type="float" office:value="-0.5">
            <text:p>-0.5000</text:p>
          </table:table-cell>
          <table:table-cell table:formula="of:=SIN(RADIANS([.A166]*3))" office:value-type="float" office:value="0.707106781186547">
            <text:p>0.7071</text:p>
          </table:table-cell>
          <table:table-cell table:formula="of:=SIN(RADIANS([.A166]*4))" office:value-type="float" office:value="-0.866025403784439">
            <text:p>-0.8660</text:p>
          </table:table-cell>
          <table:table-cell table:formula="of:=SIN(RADIANS([.A166]*5))" office:value-type="float" office:value="0.965925826289069">
            <text:p>0.9659</text:p>
          </table:table-cell>
          <table:table-cell table:formula="of:=SIN(RADIANS([.A166]*6))" office:value-type="float" office:value="-1">
            <text:p>-1.0000</text:p>
          </table:table-cell>
          <table:table-cell table:formula="of:=SIN(RADIANS([.A166]*7))" office:value-type="float" office:value="0.965925826289068">
            <text:p>0.9659</text:p>
          </table:table-cell>
          <table:table-cell table:formula="of:=SIN(RADIANS([.A166]*8))" office:value-type="float" office:value="-0.866025403784438">
            <text:p>-0.8660</text:p>
          </table:table-cell>
          <table:table-cell table:formula="of:=SIN(RADIANS([.A166]*9))" office:value-type="float" office:value="0.707106781186547">
            <text:p>0.7071</text:p>
          </table:table-cell>
          <table:table-cell table:formula="of:=SIN(RADIANS([.A166]*10))" office:value-type="float" office:value="-0.499999999999999">
            <text:p>-0.5000</text:p>
          </table:table-cell>
          <table:table-cell table:formula="of:=SIN(RADIANS([.A166]*11))" office:value-type="float" office:value="0.258819045102521">
            <text:p>0.2588</text:p>
          </table:table-cell>
          <table:table-cell table:formula="of:=SIN(RADIANS([.A166]*12))" office:value-type="float" office:value="-2.20560219973841E-015">
            <text:p>0.0000</text:p>
          </table:table-cell>
          <table:table-cell table:formula="of:=SIN(RADIANS([.A166]*13))" office:value-type="float" office:value="-0.258819045102524">
            <text:p>-0.2588</text:p>
          </table:table-cell>
          <table:table-cell table:formula="of:=SIN(RADIANS([.A166]*14))" office:value-type="float" office:value="0.500000000000001">
            <text:p>0.5000</text:p>
          </table:table-cell>
          <table:table-cell table:formula="of:=SIN(RADIANS([.A166]*15))" office:value-type="float" office:value="-0.707106781186547">
            <text:p>-0.7071</text:p>
          </table:table-cell>
          <table:table-cell table:formula="of:=SIN(RADIANS([.A166]*16))" office:value-type="float" office:value="0.866025403784441">
            <text:p>0.8660</text:p>
          </table:table-cell>
          <table:table-cell table:formula="of:=COS(RADIANS([.A166]))" office:value-type="float" office:value="-0.965925826289068">
            <text:p>-0.9659</text:p>
          </table:table-cell>
          <table:table-cell table:formula="of:=COS(RADIANS([.A166]*2))" office:value-type="float" office:value="0.866025403784438">
            <text:p>0.8660</text:p>
          </table:table-cell>
          <table:table-cell table:formula="of:=COS(RADIANS([.A166]*3))" office:value-type="float" office:value="-0.707106781186548">
            <text:p>-0.7071</text:p>
          </table:table-cell>
          <table:table-cell table:formula="of:=COS(RADIANS([.A166]*4))" office:value-type="float" office:value="0.499999999999999">
            <text:p>0.5000</text:p>
          </table:table-cell>
          <table:table-cell table:formula="of:=COS(RADIANS([.A166]*5))" office:value-type="float" office:value="-0.25881904510252">
            <text:p>-0.2588</text:p>
          </table:table-cell>
          <table:table-cell table:formula="of:=COS(RADIANS([.A166]*6))" office:value-type="float" office:value="1.10280109986921E-015">
            <text:p>0.0000</text:p>
          </table:table-cell>
          <table:table-cell table:formula="of:=COS(RADIANS([.A166]*7))" office:value-type="float" office:value="0.258819045102521">
            <text:p>0.2588</text:p>
          </table:table-cell>
          <table:table-cell table:formula="of:=COS(RADIANS([.A166]*8))" office:value-type="float" office:value="-0.500000000000002">
            <text:p>-0.5000</text:p>
          </table:table-cell>
          <table:table-cell table:formula="of:=COS(RADIANS([.A166]*9))" office:value-type="float" office:value="0.707106781186548">
            <text:p>0.7071</text:p>
          </table:table-cell>
          <table:table-cell table:formula="of:=COS(RADIANS([.A166]*10))" office:value-type="float" office:value="-0.866025403784439">
            <text:p>-0.8660</text:p>
          </table:table-cell>
          <table:table-cell table:formula="of:=COS(RADIANS([.A166]*11))" office:value-type="float" office:value="0.965925826289068">
            <text:p>0.9659</text:p>
          </table:table-cell>
          <table:table-cell table:formula="of:=COS(RADIANS([.A166]*12))" office:value-type="float" office:value="-1">
            <text:p>-1.0000</text:p>
          </table:table-cell>
          <table:table-cell table:formula="of:=COS(RADIANS([.A166]*13))" office:value-type="float" office:value="0.965925826289067">
            <text:p>0.9659</text:p>
          </table:table-cell>
          <table:table-cell table:formula="of:=COS(RADIANS([.A166]*14))" office:value-type="float" office:value="-0.866025403784438">
            <text:p>-0.8660</text:p>
          </table:table-cell>
          <table:table-cell table:formula="of:=COS(RADIANS([.A166]*15))" office:value-type="float" office:value="0.707106781186548">
            <text:p>0.7071</text:p>
          </table:table-cell>
          <table:table-cell table:formula="of:=COS(RADIANS([.A166]*16))" office:value-type="float" office:value="-0.499999999999996">
            <text:p>-0.500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46S">
            <text:p>00:02:46</text:p>
          </table:table-cell>
          <table:table-cell table:formula="of:=SIN(RADIANS([.A167]))" office:value-type="float" office:value="0.241921895599668">
            <text:p>0.2419</text:p>
          </table:table-cell>
          <table:table-cell table:formula="of:=SIN(RADIANS([.A167]*2))" office:value-type="float" office:value="-0.469471562785891">
            <text:p>-0.4695</text:p>
          </table:table-cell>
          <table:table-cell table:formula="of:=SIN(RADIANS([.A167]*3))" office:value-type="float" office:value="0.669130606358859">
            <text:p>0.6691</text:p>
          </table:table-cell>
          <table:table-cell table:formula="of:=SIN(RADIANS([.A167]*4))" office:value-type="float" office:value="-0.829037572555042">
            <text:p>-0.8290</text:p>
          </table:table-cell>
          <table:table-cell table:formula="of:=SIN(RADIANS([.A167]*5))" office:value-type="float" office:value="0.939692620785909">
            <text:p>0.9397</text:p>
          </table:table-cell>
          <table:table-cell table:formula="of:=SIN(RADIANS([.A167]*6))" office:value-type="float" office:value="-0.994521895368274">
            <text:p>-0.9945</text:p>
          </table:table-cell>
          <table:table-cell table:formula="of:=SIN(RADIANS([.A167]*7))" office:value-type="float" office:value="0.99026806874157">
            <text:p>0.9903</text:p>
          </table:table-cell>
          <table:table-cell table:formula="of:=SIN(RADIANS([.A167]*8))" office:value-type="float" office:value="-0.927183854566787">
            <text:p>-0.9272</text:p>
          </table:table-cell>
          <table:table-cell table:formula="of:=SIN(RADIANS([.A167]*9))" office:value-type="float" office:value="0.809016994374948">
            <text:p>0.8090</text:p>
          </table:table-cell>
          <table:table-cell table:formula="of:=SIN(RADIANS([.A167]*10))" office:value-type="float" office:value="-0.642787609686538">
            <text:p>-0.6428</text:p>
          </table:table-cell>
          <table:table-cell table:formula="of:=SIN(RADIANS([.A167]*11))" office:value-type="float" office:value="0.438371146789076">
            <text:p>0.4384</text:p>
          </table:table-cell>
          <table:table-cell table:formula="of:=SIN(RADIANS([.A167]*12))" office:value-type="float" office:value="-0.207911690817756">
            <text:p>-0.2079</text:p>
          </table:table-cell>
          <table:table-cell table:formula="of:=SIN(RADIANS([.A167]*13))" office:value-type="float" office:value="-0.0348994967025003">
            <text:p>-0.0349</text:p>
          </table:table-cell>
          <table:table-cell table:formula="of:=SIN(RADIANS([.A167]*14))" office:value-type="float" office:value="0.275637355817001">
            <text:p>0.2756</text:p>
          </table:table-cell>
          <table:table-cell table:formula="of:=SIN(RADIANS([.A167]*15))" office:value-type="float" office:value="-0.499999999999998">
            <text:p>-0.5000</text:p>
          </table:table-cell>
          <table:table-cell table:formula="of:=SIN(RADIANS([.A167]*16))" office:value-type="float" office:value="0.694658370458997">
            <text:p>0.6947</text:p>
          </table:table-cell>
          <table:table-cell table:formula="of:=COS(RADIANS([.A167]))" office:value-type="float" office:value="-0.970295726275996">
            <text:p>-0.9703</text:p>
          </table:table-cell>
          <table:table-cell table:formula="of:=COS(RADIANS([.A167]*2))" office:value-type="float" office:value="0.882947592858927">
            <text:p>0.8829</text:p>
          </table:table-cell>
          <table:table-cell table:formula="of:=COS(RADIANS([.A167]*3))" office:value-type="float" office:value="-0.743144825477394">
            <text:p>-0.7431</text:p>
          </table:table-cell>
          <table:table-cell table:formula="of:=COS(RADIANS([.A167]*4))" office:value-type="float" office:value="0.559192903470747">
            <text:p>0.5592</text:p>
          </table:table-cell>
          <table:table-cell table:formula="of:=COS(RADIANS([.A167]*5))" office:value-type="float" office:value="-0.342020143325668">
            <text:p>-0.3420</text:p>
          </table:table-cell>
          <table:table-cell table:formula="of:=COS(RADIANS([.A167]*6))" office:value-type="float" office:value="0.104528463267652">
            <text:p>0.1045</text:p>
          </table:table-cell>
          <table:table-cell table:formula="of:=COS(RADIANS([.A167]*7))" office:value-type="float" office:value="0.139173100960066">
            <text:p>0.1392</text:p>
          </table:table-cell>
          <table:table-cell table:formula="of:=COS(RADIANS([.A167]*8))" office:value-type="float" office:value="-0.374606593415912">
            <text:p>-0.3746</text:p>
          </table:table-cell>
          <table:table-cell table:formula="of:=COS(RADIANS([.A167]*9))" office:value-type="float" office:value="0.587785252292473">
            <text:p>0.5878</text:p>
          </table:table-cell>
          <table:table-cell table:formula="of:=COS(RADIANS([.A167]*10))" office:value-type="float" office:value="-0.766044443118979">
            <text:p>-0.7660</text:p>
          </table:table-cell>
          <table:table-cell table:formula="of:=COS(RADIANS([.A167]*11))" office:value-type="float" office:value="0.898794046299167">
            <text:p>0.8988</text:p>
          </table:table-cell>
          <table:table-cell table:formula="of:=COS(RADIANS([.A167]*12))" office:value-type="float" office:value="-0.978147600733806">
            <text:p>-0.9781</text:p>
          </table:table-cell>
          <table:table-cell table:formula="of:=COS(RADIANS([.A167]*13))" office:value-type="float" office:value="0.999390827019096">
            <text:p>0.9994</text:p>
          </table:table-cell>
          <table:table-cell table:formula="of:=COS(RADIANS([.A167]*14))" office:value-type="float" office:value="-0.961261695938318">
            <text:p>-0.9613</text:p>
          </table:table-cell>
          <table:table-cell table:formula="of:=COS(RADIANS([.A167]*15))" office:value-type="float" office:value="0.86602540378444">
            <text:p>0.8660</text:p>
          </table:table-cell>
          <table:table-cell table:formula="of:=COS(RADIANS([.A167]*16))" office:value-type="float" office:value="-0.719339800338651">
            <text:p>-0.7193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47S">
            <text:p>00:02:47</text:p>
          </table:table-cell>
          <table:table-cell table:formula="of:=SIN(RADIANS([.A168]))" office:value-type="float" office:value="0.224951054343865">
            <text:p>0.2250</text:p>
          </table:table-cell>
          <table:table-cell table:formula="of:=SIN(RADIANS([.A168]*2))" office:value-type="float" office:value="-0.438371146789078">
            <text:p>-0.4384</text:p>
          </table:table-cell>
          <table:table-cell table:formula="of:=SIN(RADIANS([.A168]*3))" office:value-type="float" office:value="0.629320391049838">
            <text:p>0.6293</text:p>
          </table:table-cell>
          <table:table-cell table:formula="of:=SIN(RADIANS([.A168]*4))" office:value-type="float" office:value="-0.788010753606722">
            <text:p>-0.7880</text:p>
          </table:table-cell>
          <table:table-cell table:formula="of:=SIN(RADIANS([.A168]*5))" office:value-type="float" office:value="0.90630778703665">
            <text:p>0.9063</text:p>
          </table:table-cell>
          <table:table-cell table:formula="of:=SIN(RADIANS([.A168]*6))" office:value-type="float" office:value="-0.978147600733806">
            <text:p>-0.9781</text:p>
          </table:table-cell>
          <table:table-cell table:formula="of:=SIN(RADIANS([.A168]*7))" office:value-type="float" office:value="0.999847695156391">
            <text:p>0.9998</text:p>
          </table:table-cell>
          <table:table-cell table:formula="of:=SIN(RADIANS([.A168]*8))" office:value-type="float" office:value="-0.970295726275996">
            <text:p>-0.9703</text:p>
          </table:table-cell>
          <table:table-cell table:formula="of:=SIN(RADIANS([.A168]*9))" office:value-type="float" office:value="0.891006524188367">
            <text:p>0.8910</text:p>
          </table:table-cell>
          <table:table-cell table:formula="of:=SIN(RADIANS([.A168]*10))" office:value-type="float" office:value="-0.766044443118977">
            <text:p>-0.7660</text:p>
          </table:table-cell>
          <table:table-cell table:formula="of:=SIN(RADIANS([.A168]*11))" office:value-type="float" office:value="0.601815023152046">
            <text:p>0.6018</text:p>
          </table:table-cell>
          <table:table-cell table:formula="of:=SIN(RADIANS([.A168]*12))" office:value-type="float" office:value="-0.406736643075798">
            <text:p>-0.4067</text:p>
          </table:table-cell>
          <table:table-cell table:formula="of:=SIN(RADIANS([.A168]*13))" office:value-type="float" office:value="0.190808995376542">
            <text:p>0.1908</text:p>
          </table:table-cell>
          <table:table-cell table:formula="of:=SIN(RADIANS([.A168]*14))" office:value-type="float" office:value="0.0348994967025039">
            <text:p>0.0349</text:p>
          </table:table-cell>
          <table:table-cell table:formula="of:=SIN(RADIANS([.A168]*15))" office:value-type="float" office:value="-0.258819045102524">
            <text:p>-0.2588</text:p>
          </table:table-cell>
          <table:table-cell table:formula="of:=SIN(RADIANS([.A168]*16))" office:value-type="float" office:value="0.469471562785894">
            <text:p>0.4695</text:p>
          </table:table-cell>
          <table:table-cell table:formula="of:=COS(RADIANS([.A168]))" office:value-type="float" office:value="-0.974370064785235">
            <text:p>-0.9744</text:p>
          </table:table-cell>
          <table:table-cell table:formula="of:=COS(RADIANS([.A168]*2))" office:value-type="float" office:value="0.898794046299167">
            <text:p>0.8988</text:p>
          </table:table-cell>
          <table:table-cell table:formula="of:=COS(RADIANS([.A168]*3))" office:value-type="float" office:value="-0.77714596145697">
            <text:p>-0.7771</text:p>
          </table:table-cell>
          <table:table-cell table:formula="of:=COS(RADIANS([.A168]*4))" office:value-type="float" office:value="0.615661475325658">
            <text:p>0.6157</text:p>
          </table:table-cell>
          <table:table-cell table:formula="of:=COS(RADIANS([.A168]*5))" office:value-type="float" office:value="-0.422618261740699">
            <text:p>-0.4226</text:p>
          </table:table-cell>
          <table:table-cell table:formula="of:=COS(RADIANS([.A168]*6))" office:value-type="float" office:value="0.207911690817758">
            <text:p>0.2079</text:p>
          </table:table-cell>
          <table:table-cell table:formula="of:=COS(RADIANS([.A168]*7))" office:value-type="float" office:value="0.017452406437285">
            <text:p>0.0175</text:p>
          </table:table-cell>
          <table:table-cell table:formula="of:=COS(RADIANS([.A168]*8))" office:value-type="float" office:value="-0.241921895599669">
            <text:p>-0.2419</text:p>
          </table:table-cell>
          <table:table-cell table:formula="of:=COS(RADIANS([.A168]*9))" office:value-type="float" office:value="0.453990499739548">
            <text:p>0.4540</text:p>
          </table:table-cell>
          <table:table-cell table:formula="of:=COS(RADIANS([.A168]*10))" office:value-type="float" office:value="-0.642787609686541">
            <text:p>-0.6428</text:p>
          </table:table-cell>
          <table:table-cell table:formula="of:=COS(RADIANS([.A168]*11))" office:value-type="float" office:value="0.798635510047294">
            <text:p>0.7986</text:p>
          </table:table-cell>
          <table:table-cell table:formula="of:=COS(RADIANS([.A168]*12))" office:value-type="float" office:value="-0.913545457642602">
            <text:p>-0.9135</text:p>
          </table:table-cell>
          <table:table-cell table:formula="of:=COS(RADIANS([.A168]*13))" office:value-type="float" office:value="0.981627183447664">
            <text:p>0.9816</text:p>
          </table:table-cell>
          <table:table-cell table:formula="of:=COS(RADIANS([.A168]*14))" office:value-type="float" office:value="-0.999390827019096">
            <text:p>-0.9994</text:p>
          </table:table-cell>
          <table:table-cell table:formula="of:=COS(RADIANS([.A168]*15))" office:value-type="float" office:value="0.965925826289067">
            <text:p>0.9659</text:p>
          </table:table-cell>
          <table:table-cell table:formula="of:=COS(RADIANS([.A168]*16))" office:value-type="float" office:value="-0.882947592858925">
            <text:p>-0.8829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48S">
            <text:p>00:02:48</text:p>
          </table:table-cell>
          <table:table-cell table:formula="of:=SIN(RADIANS([.A169]))" office:value-type="float" office:value="0.207911690817759">
            <text:p>0.2079</text:p>
          </table:table-cell>
          <table:table-cell table:formula="of:=SIN(RADIANS([.A169]*2))" office:value-type="float" office:value="-0.4067366430758">
            <text:p>-0.4067</text:p>
          </table:table-cell>
          <table:table-cell table:formula="of:=SIN(RADIANS([.A169]*3))" office:value-type="float" office:value="0.587785252292473">
            <text:p>0.5878</text:p>
          </table:table-cell>
          <table:table-cell table:formula="of:=SIN(RADIANS([.A169]*4))" office:value-type="float" office:value="-0.743144825477394">
            <text:p>-0.7431</text:p>
          </table:table-cell>
          <table:table-cell table:formula="of:=SIN(RADIANS([.A169]*5))" office:value-type="float" office:value="0.866025403784438">
            <text:p>0.8660</text:p>
          </table:table-cell>
          <table:table-cell table:formula="of:=SIN(RADIANS([.A169]*6))" office:value-type="float" office:value="-0.951056516295154">
            <text:p>-0.9511</text:p>
          </table:table-cell>
          <table:table-cell table:formula="of:=SIN(RADIANS([.A169]*7))" office:value-type="float" office:value="0.994521895368274">
            <text:p>0.9945</text:p>
          </table:table-cell>
          <table:table-cell table:formula="of:=SIN(RADIANS([.A169]*8))" office:value-type="float" office:value="-0.994521895368273">
            <text:p>-0.9945</text:p>
          </table:table-cell>
          <table:table-cell table:formula="of:=SIN(RADIANS([.A169]*9))" office:value-type="float" office:value="0.951056516295153">
            <text:p>0.9511</text:p>
          </table:table-cell>
          <table:table-cell table:formula="of:=SIN(RADIANS([.A169]*10))" office:value-type="float" office:value="-0.866025403784439">
            <text:p>-0.8660</text:p>
          </table:table-cell>
          <table:table-cell table:formula="of:=SIN(RADIANS([.A169]*11))" office:value-type="float" office:value="0.743144825477392">
            <text:p>0.7431</text:p>
          </table:table-cell>
          <table:table-cell table:formula="of:=SIN(RADIANS([.A169]*12))" office:value-type="float" office:value="-0.587785252292472">
            <text:p>-0.5878</text:p>
          </table:table-cell>
          <table:table-cell table:formula="of:=SIN(RADIANS([.A169]*13))" office:value-type="float" office:value="0.406736643075801">
            <text:p>0.4067</text:p>
          </table:table-cell>
          <table:table-cell table:formula="of:=SIN(RADIANS([.A169]*14))" office:value-type="float" office:value="-0.207911690817755">
            <text:p>-0.2079</text:p>
          </table:table-cell>
          <table:table-cell table:formula="of:=SIN(RADIANS([.A169]*15))" office:value-type="float" office:value="-1.71450551880629E-015">
            <text:p>0.0000</text:p>
          </table:table-cell>
          <table:table-cell table:formula="of:=SIN(RADIANS([.A169]*16))" office:value-type="float" office:value="0.207911690817759">
            <text:p>0.2079</text:p>
          </table:table-cell>
          <table:table-cell table:formula="of:=COS(RADIANS([.A169]))" office:value-type="float" office:value="-0.978147600733806">
            <text:p>-0.9781</text:p>
          </table:table-cell>
          <table:table-cell table:formula="of:=COS(RADIANS([.A169]*2))" office:value-type="float" office:value="0.913545457642601">
            <text:p>0.9135</text:p>
          </table:table-cell>
          <table:table-cell table:formula="of:=COS(RADIANS([.A169]*3))" office:value-type="float" office:value="-0.809016994374947">
            <text:p>-0.8090</text:p>
          </table:table-cell>
          <table:table-cell table:formula="of:=COS(RADIANS([.A169]*4))" office:value-type="float" office:value="0.669130606358858">
            <text:p>0.6691</text:p>
          </table:table-cell>
          <table:table-cell table:formula="of:=COS(RADIANS([.A169]*5))" office:value-type="float" office:value="-0.500000000000001">
            <text:p>-0.5000</text:p>
          </table:table-cell>
          <table:table-cell table:formula="of:=COS(RADIANS([.A169]*6))" office:value-type="float" office:value="0.309016994374947">
            <text:p>0.3090</text:p>
          </table:table-cell>
          <table:table-cell table:formula="of:=COS(RADIANS([.A169]*7))" office:value-type="float" office:value="-0.104528463267651">
            <text:p>-0.1045</text:p>
          </table:table-cell>
          <table:table-cell table:formula="of:=COS(RADIANS([.A169]*8))" office:value-type="float" office:value="-0.104528463267653">
            <text:p>-0.1045</text:p>
          </table:table-cell>
          <table:table-cell table:formula="of:=COS(RADIANS([.A169]*9))" office:value-type="float" office:value="0.309016994374948">
            <text:p>0.3090</text:p>
          </table:table-cell>
          <table:table-cell table:formula="of:=COS(RADIANS([.A169]*10))" office:value-type="float" office:value="-0.499999999999999">
            <text:p>-0.5000</text:p>
          </table:table-cell>
          <table:table-cell table:formula="of:=COS(RADIANS([.A169]*11))" office:value-type="float" office:value="0.669130606358861">
            <text:p>0.6691</text:p>
          </table:table-cell>
          <table:table-cell table:formula="of:=COS(RADIANS([.A169]*12))" office:value-type="float" office:value="-0.809016994374948">
            <text:p>-0.8090</text:p>
          </table:table-cell>
          <table:table-cell table:formula="of:=COS(RADIANS([.A169]*13))" office:value-type="float" office:value="0.913545457642601">
            <text:p>0.9135</text:p>
          </table:table-cell>
          <table:table-cell table:formula="of:=COS(RADIANS([.A169]*14))" office:value-type="float" office:value="-0.978147600733806">
            <text:p>-0.9781</text:p>
          </table:table-cell>
          <table:table-cell table:formula="of:=COS(RADIANS([.A169]*15))" office:value-type="float" office:value="1">
            <text:p>1.0000</text:p>
          </table:table-cell>
          <table:table-cell table:formula="of:=COS(RADIANS([.A169]*16))" office:value-type="float" office:value="-0.978147600733806">
            <text:p>-0.9781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49S">
            <text:p>00:02:49</text:p>
          </table:table-cell>
          <table:table-cell table:formula="of:=SIN(RADIANS([.A170]))" office:value-type="float" office:value="0.190808995376545">
            <text:p>0.1908</text:p>
          </table:table-cell>
          <table:table-cell table:formula="of:=SIN(RADIANS([.A170]*2))" office:value-type="float" office:value="-0.374606593415912">
            <text:p>-0.3746</text:p>
          </table:table-cell>
          <table:table-cell table:formula="of:=SIN(RADIANS([.A170]*3))" office:value-type="float" office:value="0.544639035015027">
            <text:p>0.5446</text:p>
          </table:table-cell>
          <table:table-cell table:formula="of:=SIN(RADIANS([.A170]*4))" office:value-type="float" office:value="-0.694658370458998">
            <text:p>-0.6947</text:p>
          </table:table-cell>
          <table:table-cell table:formula="of:=SIN(RADIANS([.A170]*5))" office:value-type="float" office:value="0.819152044288991">
            <text:p>0.8192</text:p>
          </table:table-cell>
          <table:table-cell table:formula="of:=SIN(RADIANS([.A170]*6))" office:value-type="float" office:value="-0.913545457642601">
            <text:p>-0.9135</text:p>
          </table:table-cell>
          <table:table-cell table:formula="of:=SIN(RADIANS([.A170]*7))" office:value-type="float" office:value="0.974370064785235">
            <text:p>0.9744</text:p>
          </table:table-cell>
          <table:table-cell table:formula="of:=SIN(RADIANS([.A170]*8))" office:value-type="float" office:value="-0.999390827019096">
            <text:p>-0.9994</text:p>
          </table:table-cell>
          <table:table-cell table:formula="of:=SIN(RADIANS([.A170]*9))" office:value-type="float" office:value="0.987688340595138">
            <text:p>0.9877</text:p>
          </table:table-cell>
          <table:table-cell table:formula="of:=SIN(RADIANS([.A170]*10))" office:value-type="float" office:value="-0.939692620785909">
            <text:p>-0.9397</text:p>
          </table:table-cell>
          <table:table-cell table:formula="of:=SIN(RADIANS([.A170]*11))" office:value-type="float" office:value="0.857167300702113">
            <text:p>0.8572</text:p>
          </table:table-cell>
          <table:table-cell table:formula="of:=SIN(RADIANS([.A170]*12))" office:value-type="float" office:value="-0.743144825477394">
            <text:p>-0.7431</text:p>
          </table:table-cell>
          <table:table-cell table:formula="of:=SIN(RADIANS([.A170]*13))" office:value-type="float" office:value="0.601815023152046">
            <text:p>0.6018</text:p>
          </table:table-cell>
          <table:table-cell table:formula="of:=SIN(RADIANS([.A170]*14))" office:value-type="float" office:value="-0.438371146789079">
            <text:p>-0.4384</text:p>
          </table:table-cell>
          <table:table-cell table:formula="of:=SIN(RADIANS([.A170]*15))" office:value-type="float" office:value="0.258819045102521">
            <text:p>0.2588</text:p>
          </table:table-cell>
          <table:table-cell table:formula="of:=SIN(RADIANS([.A170]*16))" office:value-type="float" office:value="-0.0697564737441227">
            <text:p>-0.0698</text:p>
          </table:table-cell>
          <table:table-cell table:formula="of:=COS(RADIANS([.A170]))" office:value-type="float" office:value="-0.981627183447664">
            <text:p>-0.9816</text:p>
          </table:table-cell>
          <table:table-cell table:formula="of:=COS(RADIANS([.A170]*2))" office:value-type="float" office:value="0.927183854566787">
            <text:p>0.9272</text:p>
          </table:table-cell>
          <table:table-cell table:formula="of:=COS(RADIANS([.A170]*3))" office:value-type="float" office:value="-0.838670567945424">
            <text:p>-0.8387</text:p>
          </table:table-cell>
          <table:table-cell table:formula="of:=COS(RADIANS([.A170]*4))" office:value-type="float" office:value="0.719339800338651">
            <text:p>0.7193</text:p>
          </table:table-cell>
          <table:table-cell table:formula="of:=COS(RADIANS([.A170]*5))" office:value-type="float" office:value="-0.573576436351047">
            <text:p>-0.5736</text:p>
          </table:table-cell>
          <table:table-cell table:formula="of:=COS(RADIANS([.A170]*6))" office:value-type="float" office:value="0.4067366430758">
            <text:p>0.4067</text:p>
          </table:table-cell>
          <table:table-cell table:formula="of:=COS(RADIANS([.A170]*7))" office:value-type="float" office:value="-0.224951054343866">
            <text:p>-0.2250</text:p>
          </table:table-cell>
          <table:table-cell table:formula="of:=COS(RADIANS([.A170]*8))" office:value-type="float" office:value="0.0348994967024997">
            <text:p>0.0349</text:p>
          </table:table-cell>
          <table:table-cell table:formula="of:=COS(RADIANS([.A170]*9))" office:value-type="float" office:value="0.156434465040231">
            <text:p>0.1564</text:p>
          </table:table-cell>
          <table:table-cell table:formula="of:=COS(RADIANS([.A170]*10))" office:value-type="float" office:value="-0.342020143325668">
            <text:p>-0.3420</text:p>
          </table:table-cell>
          <table:table-cell table:formula="of:=COS(RADIANS([.A170]*11))" office:value-type="float" office:value="0.515038074910052">
            <text:p>0.5150</text:p>
          </table:table-cell>
          <table:table-cell table:formula="of:=COS(RADIANS([.A170]*12))" office:value-type="float" office:value="-0.669130606358858">
            <text:p>-0.6691</text:p>
          </table:table-cell>
          <table:table-cell table:formula="of:=COS(RADIANS([.A170]*13))" office:value-type="float" office:value="0.798635510047294">
            <text:p>0.7986</text:p>
          </table:table-cell>
          <table:table-cell table:formula="of:=COS(RADIANS([.A170]*14))" office:value-type="float" office:value="-0.898794046299166">
            <text:p>-0.8988</text:p>
          </table:table-cell>
          <table:table-cell table:formula="of:=COS(RADIANS([.A170]*15))" office:value-type="float" office:value="0.965925826289068">
            <text:p>0.9659</text:p>
          </table:table-cell>
          <table:table-cell table:formula="of:=COS(RADIANS([.A170]*16))" office:value-type="float" office:value="-0.997564050259824">
            <text:p>-0.997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50S">
            <text:p>00:02:50</text:p>
          </table:table-cell>
          <table:table-cell table:formula="of:=SIN(RADIANS([.A171]))" office:value-type="float" office:value="0.17364817766693">
            <text:p>0.1736</text:p>
          </table:table-cell>
          <table:table-cell table:formula="of:=SIN(RADIANS([.A171]*2))" office:value-type="float" office:value="-0.342020143325669">
            <text:p>-0.3420</text:p>
          </table:table-cell>
          <table:table-cell table:formula="of:=SIN(RADIANS([.A171]*3))" office:value-type="float" office:value="0.5">
            <text:p>0.5000</text:p>
          </table:table-cell>
          <table:table-cell table:formula="of:=SIN(RADIANS([.A171]*4))" office:value-type="float" office:value="-0.642787609686539">
            <text:p>-0.6428</text:p>
          </table:table-cell>
          <table:table-cell table:formula="of:=SIN(RADIANS([.A171]*5))" office:value-type="float" office:value="0.766044443118978">
            <text:p>0.7660</text:p>
          </table:table-cell>
          <table:table-cell table:formula="of:=SIN(RADIANS([.A171]*6))" office:value-type="float" office:value="-0.866025403784438">
            <text:p>-0.8660</text:p>
          </table:table-cell>
          <table:table-cell table:formula="of:=SIN(RADIANS([.A171]*7))" office:value-type="float" office:value="0.939692620785908">
            <text:p>0.9397</text:p>
          </table:table-cell>
          <table:table-cell table:formula="of:=SIN(RADIANS([.A171]*8))" office:value-type="float" office:value="-0.984807753012208">
            <text:p>-0.9848</text:p>
          </table:table-cell>
          <table:table-cell table:formula="of:=SIN(RADIANS([.A171]*9))" office:value-type="float" office:value="1">
            <text:p>1.0000</text:p>
          </table:table-cell>
          <table:table-cell table:formula="of:=SIN(RADIANS([.A171]*10))" office:value-type="float" office:value="-0.984807753012208">
            <text:p>-0.9848</text:p>
          </table:table-cell>
          <table:table-cell table:formula="of:=SIN(RADIANS([.A171]*11))" office:value-type="float" office:value="0.939692620785909">
            <text:p>0.9397</text:p>
          </table:table-cell>
          <table:table-cell table:formula="of:=SIN(RADIANS([.A171]*12))" office:value-type="float" office:value="-0.866025403784439">
            <text:p>-0.8660</text:p>
          </table:table-cell>
          <table:table-cell table:formula="of:=SIN(RADIANS([.A171]*13))" office:value-type="float" office:value="0.766044443118979">
            <text:p>0.7660</text:p>
          </table:table-cell>
          <table:table-cell table:formula="of:=SIN(RADIANS([.A171]*14))" office:value-type="float" office:value="-0.64278760968654">
            <text:p>-0.6428</text:p>
          </table:table-cell>
          <table:table-cell table:formula="of:=SIN(RADIANS([.A171]*15))" office:value-type="float" office:value="0.500000000000001">
            <text:p>0.5000</text:p>
          </table:table-cell>
          <table:table-cell table:formula="of:=SIN(RADIANS([.A171]*16))" office:value-type="float" office:value="-0.34202014332567">
            <text:p>-0.3420</text:p>
          </table:table-cell>
          <table:table-cell table:formula="of:=COS(RADIANS([.A171]))" office:value-type="float" office:value="-0.984807753012208">
            <text:p>-0.9848</text:p>
          </table:table-cell>
          <table:table-cell table:formula="of:=COS(RADIANS([.A171]*2))" office:value-type="float" office:value="0.939692620785908">
            <text:p>0.9397</text:p>
          </table:table-cell>
          <table:table-cell table:formula="of:=COS(RADIANS([.A171]*3))" office:value-type="float" office:value="-0.866025403784439">
            <text:p>-0.8660</text:p>
          </table:table-cell>
          <table:table-cell table:formula="of:=COS(RADIANS([.A171]*4))" office:value-type="float" office:value="0.766044443118978">
            <text:p>0.7660</text:p>
          </table:table-cell>
          <table:table-cell table:formula="of:=COS(RADIANS([.A171]*5))" office:value-type="float" office:value="-0.64278760968654">
            <text:p>-0.6428</text:p>
          </table:table-cell>
          <table:table-cell table:formula="of:=COS(RADIANS([.A171]*6))" office:value-type="float" office:value="0.5">
            <text:p>0.5000</text:p>
          </table:table-cell>
          <table:table-cell table:formula="of:=COS(RADIANS([.A171]*7))" office:value-type="float" office:value="-0.342020143325669">
            <text:p>-0.3420</text:p>
          </table:table-cell>
          <table:table-cell table:formula="of:=COS(RADIANS([.A171]*8))" office:value-type="float" office:value="0.173648177666931">
            <text:p>0.1736</text:p>
          </table:table-cell>
          <table:table-cell table:formula="of:=COS(RADIANS([.A171]*9))" office:value-type="float" office:value="-7.35407060125E-016">
            <text:p>0.0000</text:p>
          </table:table-cell>
          <table:table-cell table:formula="of:=COS(RADIANS([.A171]*10))" office:value-type="float" office:value="-0.17364817766693">
            <text:p>-0.1736</text:p>
          </table:table-cell>
          <table:table-cell table:formula="of:=COS(RADIANS([.A171]*11))" office:value-type="float" office:value="0.342020143325668">
            <text:p>0.3420</text:p>
          </table:table-cell>
          <table:table-cell table:formula="of:=COS(RADIANS([.A171]*12))" office:value-type="float" office:value="-0.499999999999999">
            <text:p>-0.5000</text:p>
          </table:table-cell>
          <table:table-cell table:formula="of:=COS(RADIANS([.A171]*13))" office:value-type="float" office:value="0.642787609686538">
            <text:p>0.6428</text:p>
          </table:table-cell>
          <table:table-cell table:formula="of:=COS(RADIANS([.A171]*14))" office:value-type="float" office:value="-0.766044443118977">
            <text:p>-0.7660</text:p>
          </table:table-cell>
          <table:table-cell table:formula="of:=COS(RADIANS([.A171]*15))" office:value-type="float" office:value="0.866025403784438">
            <text:p>0.8660</text:p>
          </table:table-cell>
          <table:table-cell table:formula="of:=COS(RADIANS([.A171]*16))" office:value-type="float" office:value="-0.939692620785908">
            <text:p>-0.9397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51S">
            <text:p>00:02:51</text:p>
          </table:table-cell>
          <table:table-cell table:formula="of:=SIN(RADIANS([.A172]))" office:value-type="float" office:value="0.156434465040231">
            <text:p>0.1564</text:p>
          </table:table-cell>
          <table:table-cell table:formula="of:=SIN(RADIANS([.A172]*2))" office:value-type="float" office:value="-0.309016994374948">
            <text:p>-0.3090</text:p>
          </table:table-cell>
          <table:table-cell table:formula="of:=SIN(RADIANS([.A172]*3))" office:value-type="float" office:value="0.453990499739546">
            <text:p>0.4540</text:p>
          </table:table-cell>
          <table:table-cell table:formula="of:=SIN(RADIANS([.A172]*4))" office:value-type="float" office:value="-0.587785252292473">
            <text:p>-0.5878</text:p>
          </table:table-cell>
          <table:table-cell table:formula="of:=SIN(RADIANS([.A172]*5))" office:value-type="float" office:value="0.707106781186547">
            <text:p>0.7071</text:p>
          </table:table-cell>
          <table:table-cell table:formula="of:=SIN(RADIANS([.A172]*6))" office:value-type="float" office:value="-0.809016994374947">
            <text:p>-0.8090</text:p>
          </table:table-cell>
          <table:table-cell table:formula="of:=SIN(RADIANS([.A172]*7))" office:value-type="float" office:value="0.891006524188368">
            <text:p>0.8910</text:p>
          </table:table-cell>
          <table:table-cell table:formula="of:=SIN(RADIANS([.A172]*8))" office:value-type="float" office:value="-0.951056516295154">
            <text:p>-0.9511</text:p>
          </table:table-cell>
          <table:table-cell table:formula="of:=SIN(RADIANS([.A172]*9))" office:value-type="float" office:value="0.987688340595138">
            <text:p>0.9877</text:p>
          </table:table-cell>
          <table:table-cell table:formula="of:=SIN(RADIANS([.A172]*10))" office:value-type="float" office:value="-1">
            <text:p>-1.0000</text:p>
          </table:table-cell>
          <table:table-cell table:formula="of:=SIN(RADIANS([.A172]*11))" office:value-type="float" office:value="0.987688340595138">
            <text:p>0.9877</text:p>
          </table:table-cell>
          <table:table-cell table:formula="of:=SIN(RADIANS([.A172]*12))" office:value-type="float" office:value="-0.951056516295154">
            <text:p>-0.9511</text:p>
          </table:table-cell>
          <table:table-cell table:formula="of:=SIN(RADIANS([.A172]*13))" office:value-type="float" office:value="0.891006524188367">
            <text:p>0.8910</text:p>
          </table:table-cell>
          <table:table-cell table:formula="of:=SIN(RADIANS([.A172]*14))" office:value-type="float" office:value="-0.809016994374947">
            <text:p>-0.8090</text:p>
          </table:table-cell>
          <table:table-cell table:formula="of:=SIN(RADIANS([.A172]*15))" office:value-type="float" office:value="0.707106781186549">
            <text:p>0.7071</text:p>
          </table:table-cell>
          <table:table-cell table:formula="of:=SIN(RADIANS([.A172]*16))" office:value-type="float" office:value="-0.587785252292472">
            <text:p>-0.5878</text:p>
          </table:table-cell>
          <table:table-cell table:formula="of:=COS(RADIANS([.A172]))" office:value-type="float" office:value="-0.987688340595138">
            <text:p>-0.9877</text:p>
          </table:table-cell>
          <table:table-cell table:formula="of:=COS(RADIANS([.A172]*2))" office:value-type="float" office:value="0.951056516295153">
            <text:p>0.9511</text:p>
          </table:table-cell>
          <table:table-cell table:formula="of:=COS(RADIANS([.A172]*3))" office:value-type="float" office:value="-0.891006524188368">
            <text:p>-0.8910</text:p>
          </table:table-cell>
          <table:table-cell table:formula="of:=COS(RADIANS([.A172]*4))" office:value-type="float" office:value="0.809016994374947">
            <text:p>0.8090</text:p>
          </table:table-cell>
          <table:table-cell table:formula="of:=COS(RADIANS([.A172]*5))" office:value-type="float" office:value="-0.707106781186548">
            <text:p>-0.7071</text:p>
          </table:table-cell>
          <table:table-cell table:formula="of:=COS(RADIANS([.A172]*6))" office:value-type="float" office:value="0.587785252292474">
            <text:p>0.5878</text:p>
          </table:table-cell>
          <table:table-cell table:formula="of:=COS(RADIANS([.A172]*7))" office:value-type="float" office:value="-0.453990499739547">
            <text:p>-0.4540</text:p>
          </table:table-cell>
          <table:table-cell table:formula="of:=COS(RADIANS([.A172]*8))" office:value-type="float" office:value="0.309016994374947">
            <text:p>0.3090</text:p>
          </table:table-cell>
          <table:table-cell table:formula="of:=COS(RADIANS([.A172]*9))" office:value-type="float" office:value="-0.156434465040229">
            <text:p>-0.1564</text:p>
          </table:table-cell>
          <table:table-cell table:formula="of:=COS(RADIANS([.A172]*10))" office:value-type="float" office:value="6.12942380210265E-016">
            <text:p>0.0000</text:p>
          </table:table-cell>
          <table:table-cell table:formula="of:=COS(RADIANS([.A172]*11))" office:value-type="float" office:value="0.156434465040231">
            <text:p>0.1564</text:p>
          </table:table-cell>
          <table:table-cell table:formula="of:=COS(RADIANS([.A172]*12))" office:value-type="float" office:value="-0.309016994374945">
            <text:p>-0.3090</text:p>
          </table:table-cell>
          <table:table-cell table:formula="of:=COS(RADIANS([.A172]*13))" office:value-type="float" office:value="0.453990499739549">
            <text:p>0.4540</text:p>
          </table:table-cell>
          <table:table-cell table:formula="of:=COS(RADIANS([.A172]*14))" office:value-type="float" office:value="-0.587785252292473">
            <text:p>-0.5878</text:p>
          </table:table-cell>
          <table:table-cell table:formula="of:=COS(RADIANS([.A172]*15))" office:value-type="float" office:value="0.707106781186546">
            <text:p>0.7071</text:p>
          </table:table-cell>
          <table:table-cell table:formula="of:=COS(RADIANS([.A172]*16))" office:value-type="float" office:value="-0.809016994374949">
            <text:p>-0.809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52S">
            <text:p>00:02:52</text:p>
          </table:table-cell>
          <table:table-cell table:formula="of:=SIN(RADIANS([.A173]))" office:value-type="float" office:value="0.139173100960065">
            <text:p>0.1392</text:p>
          </table:table-cell>
          <table:table-cell table:formula="of:=SIN(RADIANS([.A173]*2))" office:value-type="float" office:value="-0.275637355816999">
            <text:p>-0.2756</text:p>
          </table:table-cell>
          <table:table-cell table:formula="of:=SIN(RADIANS([.A173]*3))" office:value-type="float" office:value="0.406736643075801">
            <text:p>0.4067</text:p>
          </table:table-cell>
          <table:table-cell table:formula="of:=SIN(RADIANS([.A173]*4))" office:value-type="float" office:value="-0.529919264233205">
            <text:p>-0.5299</text:p>
          </table:table-cell>
          <table:table-cell table:formula="of:=SIN(RADIANS([.A173]*5))" office:value-type="float" office:value="0.642787609686539">
            <text:p>0.6428</text:p>
          </table:table-cell>
          <table:table-cell table:formula="of:=SIN(RADIANS([.A173]*6))" office:value-type="float" office:value="-0.743144825477395">
            <text:p>-0.7431</text:p>
          </table:table-cell>
          <table:table-cell table:formula="of:=SIN(RADIANS([.A173]*7))" office:value-type="float" office:value="0.829037572555042">
            <text:p>0.8290</text:p>
          </table:table-cell>
          <table:table-cell table:formula="of:=SIN(RADIANS([.A173]*8))" office:value-type="float" office:value="-0.898794046299166">
            <text:p>-0.8988</text:p>
          </table:table-cell>
          <table:table-cell table:formula="of:=SIN(RADIANS([.A173]*9))" office:value-type="float" office:value="0.951056516295154">
            <text:p>0.9511</text:p>
          </table:table-cell>
          <table:table-cell table:formula="of:=SIN(RADIANS([.A173]*10))" office:value-type="float" office:value="-0.984807753012208">
            <text:p>-0.9848</text:p>
          </table:table-cell>
          <table:table-cell table:formula="of:=SIN(RADIANS([.A173]*11))" office:value-type="float" office:value="0.999390827019096">
            <text:p>0.9994</text:p>
          </table:table-cell>
          <table:table-cell table:formula="of:=SIN(RADIANS([.A173]*12))" office:value-type="float" office:value="-0.994521895368273">
            <text:p>-0.9945</text:p>
          </table:table-cell>
          <table:table-cell table:formula="of:=SIN(RADIANS([.A173]*13))" office:value-type="float" office:value="0.970295726275997">
            <text:p>0.9703</text:p>
          </table:table-cell>
          <table:table-cell table:formula="of:=SIN(RADIANS([.A173]*14))" office:value-type="float" office:value="-0.927183854566787">
            <text:p>-0.9272</text:p>
          </table:table-cell>
          <table:table-cell table:formula="of:=SIN(RADIANS([.A173]*15))" office:value-type="float" office:value="0.866025403784437">
            <text:p>0.8660</text:p>
          </table:table-cell>
          <table:table-cell table:formula="of:=SIN(RADIANS([.A173]*16))" office:value-type="float" office:value="-0.788010753606723">
            <text:p>-0.7880</text:p>
          </table:table-cell>
          <table:table-cell table:formula="of:=COS(RADIANS([.A173]))" office:value-type="float" office:value="-0.99026806874157">
            <text:p>-0.9903</text:p>
          </table:table-cell>
          <table:table-cell table:formula="of:=COS(RADIANS([.A173]*2))" office:value-type="float" office:value="0.961261695938319">
            <text:p>0.9613</text:p>
          </table:table-cell>
          <table:table-cell table:formula="of:=COS(RADIANS([.A173]*3))" office:value-type="float" office:value="-0.913545457642601">
            <text:p>-0.9135</text:p>
          </table:table-cell>
          <table:table-cell table:formula="of:=COS(RADIANS([.A173]*4))" office:value-type="float" office:value="0.848048096156426">
            <text:p>0.8480</text:p>
          </table:table-cell>
          <table:table-cell table:formula="of:=COS(RADIANS([.A173]*5))" office:value-type="float" office:value="-0.766044443118978">
            <text:p>-0.7660</text:p>
          </table:table-cell>
          <table:table-cell table:formula="of:=COS(RADIANS([.A173]*6))" office:value-type="float" office:value="0.669130606358857">
            <text:p>0.6691</text:p>
          </table:table-cell>
          <table:table-cell table:formula="of:=COS(RADIANS([.A173]*7))" office:value-type="float" office:value="-0.559192903470746">
            <text:p>-0.5592</text:p>
          </table:table-cell>
          <table:table-cell table:formula="of:=COS(RADIANS([.A173]*8))" office:value-type="float" office:value="0.438371146789078">
            <text:p>0.4384</text:p>
          </table:table-cell>
          <table:table-cell table:formula="of:=COS(RADIANS([.A173]*9))" office:value-type="float" office:value="-0.309016994374946">
            <text:p>-0.3090</text:p>
          </table:table-cell>
          <table:table-cell table:formula="of:=COS(RADIANS([.A173]*10))" office:value-type="float" office:value="0.173648177666931">
            <text:p>0.1736</text:p>
          </table:table-cell>
          <table:table-cell table:formula="of:=COS(RADIANS([.A173]*11))" office:value-type="float" office:value="-0.0348994967024993">
            <text:p>-0.0349</text:p>
          </table:table-cell>
          <table:table-cell table:formula="of:=COS(RADIANS([.A173]*12))" office:value-type="float" office:value="-0.104528463267657">
            <text:p>-0.1045</text:p>
          </table:table-cell>
          <table:table-cell table:formula="of:=COS(RADIANS([.A173]*13))" office:value-type="float" office:value="0.241921895599666">
            <text:p>0.2419</text:p>
          </table:table-cell>
          <table:table-cell table:formula="of:=COS(RADIANS([.A173]*14))" office:value-type="float" office:value="-0.374606593415913">
            <text:p>-0.3746</text:p>
          </table:table-cell>
          <table:table-cell table:formula="of:=COS(RADIANS([.A173]*15))" office:value-type="float" office:value="0.500000000000003">
            <text:p>0.5000</text:p>
          </table:table-cell>
          <table:table-cell table:formula="of:=COS(RADIANS([.A173]*16))" office:value-type="float" office:value="-0.615661475325657">
            <text:p>-0.6157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53S">
            <text:p>00:02:53</text:p>
          </table:table-cell>
          <table:table-cell table:formula="of:=SIN(RADIANS([.A174]))" office:value-type="float" office:value="0.121869343405148">
            <text:p>0.1219</text:p>
          </table:table-cell>
          <table:table-cell table:formula="of:=SIN(RADIANS([.A174]*2))" office:value-type="float" office:value="-0.241921895599668">
            <text:p>-0.2419</text:p>
          </table:table-cell>
          <table:table-cell table:formula="of:=SIN(RADIANS([.A174]*3))" office:value-type="float" office:value="0.358367949545301">
            <text:p>0.3584</text:p>
          </table:table-cell>
          <table:table-cell table:formula="of:=SIN(RADIANS([.A174]*4))" office:value-type="float" office:value="-0.469471562785891">
            <text:p>-0.4695</text:p>
          </table:table-cell>
          <table:table-cell table:formula="of:=SIN(RADIANS([.A174]*5))" office:value-type="float" office:value="0.573576436351046">
            <text:p>0.5736</text:p>
          </table:table-cell>
          <table:table-cell table:formula="of:=SIN(RADIANS([.A174]*6))" office:value-type="float" office:value="-0.669130606358859">
            <text:p>-0.6691</text:p>
          </table:table-cell>
          <table:table-cell table:formula="of:=SIN(RADIANS([.A174]*7))" office:value-type="float" office:value="0.754709580222773">
            <text:p>0.7547</text:p>
          </table:table-cell>
          <table:table-cell table:formula="of:=SIN(RADIANS([.A174]*8))" office:value-type="float" office:value="-0.829037572555042">
            <text:p>-0.8290</text:p>
          </table:table-cell>
          <table:table-cell table:formula="of:=SIN(RADIANS([.A174]*9))" office:value-type="float" office:value="0.891006524188368">
            <text:p>0.8910</text:p>
          </table:table-cell>
          <table:table-cell table:formula="of:=SIN(RADIANS([.A174]*10))" office:value-type="float" office:value="-0.939692620785908">
            <text:p>-0.9397</text:p>
          </table:table-cell>
          <table:table-cell table:formula="of:=SIN(RADIANS([.A174]*11))" office:value-type="float" office:value="0.974370064785236">
            <text:p>0.9744</text:p>
          </table:table-cell>
          <table:table-cell table:formula="of:=SIN(RADIANS([.A174]*12))" office:value-type="float" office:value="-0.994521895368274">
            <text:p>-0.9945</text:p>
          </table:table-cell>
          <table:table-cell table:formula="of:=SIN(RADIANS([.A174]*13))" office:value-type="float" office:value="0.999847695156391">
            <text:p>0.9998</text:p>
          </table:table-cell>
          <table:table-cell table:formula="of:=SIN(RADIANS([.A174]*14))" office:value-type="float" office:value="-0.99026806874157">
            <text:p>-0.9903</text:p>
          </table:table-cell>
          <table:table-cell table:formula="of:=SIN(RADIANS([.A174]*15))" office:value-type="float" office:value="0.965925826289068">
            <text:p>0.9659</text:p>
          </table:table-cell>
          <table:table-cell table:formula="of:=SIN(RADIANS([.A174]*16))" office:value-type="float" office:value="-0.927183854566787">
            <text:p>-0.9272</text:p>
          </table:table-cell>
          <table:table-cell table:formula="of:=COS(RADIANS([.A174]))" office:value-type="float" office:value="-0.992546151641322">
            <text:p>-0.9925</text:p>
          </table:table-cell>
          <table:table-cell table:formula="of:=COS(RADIANS([.A174]*2))" office:value-type="float" office:value="0.970295726275996">
            <text:p>0.9703</text:p>
          </table:table-cell>
          <table:table-cell table:formula="of:=COS(RADIANS([.A174]*3))" office:value-type="float" office:value="-0.933580426497202">
            <text:p>-0.9336</text:p>
          </table:table-cell>
          <table:table-cell table:formula="of:=COS(RADIANS([.A174]*4))" office:value-type="float" office:value="0.882947592858927">
            <text:p>0.8829</text:p>
          </table:table-cell>
          <table:table-cell table:formula="of:=COS(RADIANS([.A174]*5))" office:value-type="float" office:value="-0.819152044288992">
            <text:p>-0.8192</text:p>
          </table:table-cell>
          <table:table-cell table:formula="of:=COS(RADIANS([.A174]*6))" office:value-type="float" office:value="0.743144825477393">
            <text:p>0.7431</text:p>
          </table:table-cell>
          <table:table-cell table:formula="of:=COS(RADIANS([.A174]*7))" office:value-type="float" office:value="-0.656059028990507">
            <text:p>-0.6561</text:p>
          </table:table-cell>
          <table:table-cell table:formula="of:=COS(RADIANS([.A174]*8))" office:value-type="float" office:value="0.559192903470746">
            <text:p>0.5592</text:p>
          </table:table-cell>
          <table:table-cell table:formula="of:=COS(RADIANS([.A174]*9))" office:value-type="float" office:value="-0.453990499739547">
            <text:p>-0.4540</text:p>
          </table:table-cell>
          <table:table-cell table:formula="of:=COS(RADIANS([.A174]*10))" office:value-type="float" office:value="0.342020143325669">
            <text:p>0.3420</text:p>
          </table:table-cell>
          <table:table-cell table:formula="of:=COS(RADIANS([.A174]*11))" office:value-type="float" office:value="-0.224951054343862">
            <text:p>-0.2250</text:p>
          </table:table-cell>
          <table:table-cell table:formula="of:=COS(RADIANS([.A174]*12))" office:value-type="float" office:value="0.104528463267651">
            <text:p>0.1045</text:p>
          </table:table-cell>
          <table:table-cell table:formula="of:=COS(RADIANS([.A174]*13))" office:value-type="float" office:value="0.0174524064372857">
            <text:p>0.0175</text:p>
          </table:table-cell>
          <table:table-cell table:formula="of:=COS(RADIANS([.A174]*14))" office:value-type="float" office:value="-0.139173100960067">
            <text:p>-0.1392</text:p>
          </table:table-cell>
          <table:table-cell table:formula="of:=COS(RADIANS([.A174]*15))" office:value-type="float" office:value="0.258819045102522">
            <text:p>0.2588</text:p>
          </table:table-cell>
          <table:table-cell table:formula="of:=COS(RADIANS([.A174]*16))" office:value-type="float" office:value="-0.374606593415913">
            <text:p>-0.374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54S">
            <text:p>00:02:54</text:p>
          </table:table-cell>
          <table:table-cell table:formula="of:=SIN(RADIANS([.A175]))" office:value-type="float" office:value="0.104528463267654">
            <text:p>0.1045</text:p>
          </table:table-cell>
          <table:table-cell table:formula="of:=SIN(RADIANS([.A175]*2))" office:value-type="float" office:value="-0.20791169081776">
            <text:p>-0.2079</text:p>
          </table:table-cell>
          <table:table-cell table:formula="of:=SIN(RADIANS([.A175]*3))" office:value-type="float" office:value="0.309016994374948">
            <text:p>0.3090</text:p>
          </table:table-cell>
          <table:table-cell table:formula="of:=SIN(RADIANS([.A175]*4))" office:value-type="float" office:value="-0.406736643075801">
            <text:p>-0.4067</text:p>
          </table:table-cell>
          <table:table-cell table:formula="of:=SIN(RADIANS([.A175]*5))" office:value-type="float" office:value="0.5">
            <text:p>0.5000</text:p>
          </table:table-cell>
          <table:table-cell table:formula="of:=SIN(RADIANS([.A175]*6))" office:value-type="float" office:value="-0.587785252292474">
            <text:p>-0.5878</text:p>
          </table:table-cell>
          <table:table-cell table:formula="of:=SIN(RADIANS([.A175]*7))" office:value-type="float" office:value="0.669130606358859">
            <text:p>0.6691</text:p>
          </table:table-cell>
          <table:table-cell table:formula="of:=SIN(RADIANS([.A175]*8))" office:value-type="float" office:value="-0.743144825477396">
            <text:p>-0.7431</text:p>
          </table:table-cell>
          <table:table-cell table:formula="of:=SIN(RADIANS([.A175]*9))" office:value-type="float" office:value="0.809016994374947">
            <text:p>0.8090</text:p>
          </table:table-cell>
          <table:table-cell table:formula="of:=SIN(RADIANS([.A175]*10))" office:value-type="float" office:value="-0.866025403784439">
            <text:p>-0.8660</text:p>
          </table:table-cell>
          <table:table-cell table:formula="of:=SIN(RADIANS([.A175]*11))" office:value-type="float" office:value="0.9135454576426">
            <text:p>0.9135</text:p>
          </table:table-cell>
          <table:table-cell table:formula="of:=SIN(RADIANS([.A175]*12))" office:value-type="float" office:value="-0.951056516295154">
            <text:p>-0.9511</text:p>
          </table:table-cell>
          <table:table-cell table:formula="of:=SIN(RADIANS([.A175]*13))" office:value-type="float" office:value="0.978147600733805">
            <text:p>0.9781</text:p>
          </table:table-cell>
          <table:table-cell table:formula="of:=SIN(RADIANS([.A175]*14))" office:value-type="float" office:value="-0.994521895368274">
            <text:p>-0.9945</text:p>
          </table:table-cell>
          <table:table-cell table:formula="of:=SIN(RADIANS([.A175]*15))" office:value-type="float" office:value="1">
            <text:p>1.0000</text:p>
          </table:table-cell>
          <table:table-cell table:formula="of:=SIN(RADIANS([.A175]*16))" office:value-type="float" office:value="-0.994521895368273">
            <text:p>-0.9945</text:p>
          </table:table-cell>
          <table:table-cell table:formula="of:=COS(RADIANS([.A175]))" office:value-type="float" office:value="-0.994521895368273">
            <text:p>-0.9945</text:p>
          </table:table-cell>
          <table:table-cell table:formula="of:=COS(RADIANS([.A175]*2))" office:value-type="float" office:value="0.978147600733806">
            <text:p>0.9781</text:p>
          </table:table-cell>
          <table:table-cell table:formula="of:=COS(RADIANS([.A175]*3))" office:value-type="float" office:value="-0.951056516295153">
            <text:p>-0.9511</text:p>
          </table:table-cell>
          <table:table-cell table:formula="of:=COS(RADIANS([.A175]*4))" office:value-type="float" office:value="0.9135454576426">
            <text:p>0.9135</text:p>
          </table:table-cell>
          <table:table-cell table:formula="of:=COS(RADIANS([.A175]*5))" office:value-type="float" office:value="-0.866025403784439">
            <text:p>-0.8660</text:p>
          </table:table-cell>
          <table:table-cell table:formula="of:=COS(RADIANS([.A175]*6))" office:value-type="float" office:value="0.809016994374947">
            <text:p>0.8090</text:p>
          </table:table-cell>
          <table:table-cell table:formula="of:=COS(RADIANS([.A175]*7))" office:value-type="float" office:value="-0.743144825477393">
            <text:p>-0.7431</text:p>
          </table:table-cell>
          <table:table-cell table:formula="of:=COS(RADIANS([.A175]*8))" office:value-type="float" office:value="0.669130606358857">
            <text:p>0.6691</text:p>
          </table:table-cell>
          <table:table-cell table:formula="of:=COS(RADIANS([.A175]*9))" office:value-type="float" office:value="-0.587785252292474">
            <text:p>-0.5878</text:p>
          </table:table-cell>
          <table:table-cell table:formula="of:=COS(RADIANS([.A175]*10))" office:value-type="float" office:value="0.5">
            <text:p>0.5000</text:p>
          </table:table-cell>
          <table:table-cell table:formula="of:=COS(RADIANS([.A175]*11))" office:value-type="float" office:value="-0.406736643075803">
            <text:p>-0.4067</text:p>
          </table:table-cell>
          <table:table-cell table:formula="of:=COS(RADIANS([.A175]*12))" office:value-type="float" office:value="0.309016994374946">
            <text:p>0.3090</text:p>
          </table:table-cell>
          <table:table-cell table:formula="of:=COS(RADIANS([.A175]*13))" office:value-type="float" office:value="-0.207911690817761">
            <text:p>-0.2079</text:p>
          </table:table-cell>
          <table:table-cell table:formula="of:=COS(RADIANS([.A175]*14))" office:value-type="float" office:value="0.104528463267651">
            <text:p>0.1045</text:p>
          </table:table-cell>
          <table:table-cell table:formula="of:=COS(RADIANS([.A175]*15))" office:value-type="float" office:value="-6.18980636588358E-019">
            <text:p>0.0000</text:p>
          </table:table-cell>
          <table:table-cell table:formula="of:=COS(RADIANS([.A175]*16))" office:value-type="float" office:value="-0.104528463267658">
            <text:p>-0.104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55S">
            <text:p>00:02:55</text:p>
          </table:table-cell>
          <table:table-cell table:formula="of:=SIN(RADIANS([.A176]))" office:value-type="float" office:value="0.0871557427476582">
            <text:p>0.0872</text:p>
          </table:table-cell>
          <table:table-cell table:formula="of:=SIN(RADIANS([.A176]*2))" office:value-type="float" office:value="-0.17364817766693">
            <text:p>-0.1736</text:p>
          </table:table-cell>
          <table:table-cell table:formula="of:=SIN(RADIANS([.A176]*3))" office:value-type="float" office:value="0.258819045102521">
            <text:p>0.2588</text:p>
          </table:table-cell>
          <table:table-cell table:formula="of:=SIN(RADIANS([.A176]*4))" office:value-type="float" office:value="-0.342020143325669">
            <text:p>-0.3420</text:p>
          </table:table-cell>
          <table:table-cell table:formula="of:=SIN(RADIANS([.A176]*5))" office:value-type="float" office:value="0.4226182617407">
            <text:p>0.4226</text:p>
          </table:table-cell>
          <table:table-cell table:formula="of:=SIN(RADIANS([.A176]*6))" office:value-type="float" office:value="-0.5">
            <text:p>-0.5000</text:p>
          </table:table-cell>
          <table:table-cell table:formula="of:=SIN(RADIANS([.A176]*7))" office:value-type="float" office:value="0.573576436351048">
            <text:p>0.5736</text:p>
          </table:table-cell>
          <table:table-cell table:formula="of:=SIN(RADIANS([.A176]*8))" office:value-type="float" office:value="-0.642787609686539">
            <text:p>-0.6428</text:p>
          </table:table-cell>
          <table:table-cell table:formula="of:=SIN(RADIANS([.A176]*9))" office:value-type="float" office:value="0.707106781186549">
            <text:p>0.7071</text:p>
          </table:table-cell>
          <table:table-cell table:formula="of:=SIN(RADIANS([.A176]*10))" office:value-type="float" office:value="-0.766044443118978">
            <text:p>-0.7660</text:p>
          </table:table-cell>
          <table:table-cell table:formula="of:=SIN(RADIANS([.A176]*11))" office:value-type="float" office:value="0.819152044288991">
            <text:p>0.8192</text:p>
          </table:table-cell>
          <table:table-cell table:formula="of:=SIN(RADIANS([.A176]*12))" office:value-type="float" office:value="-0.866025403784439">
            <text:p>-0.8660</text:p>
          </table:table-cell>
          <table:table-cell table:formula="of:=SIN(RADIANS([.A176]*13))" office:value-type="float" office:value="0.906307787036651">
            <text:p>0.9063</text:p>
          </table:table-cell>
          <table:table-cell table:formula="of:=SIN(RADIANS([.A176]*14))" office:value-type="float" office:value="-0.93969262078591">
            <text:p>-0.9397</text:p>
          </table:table-cell>
          <table:table-cell table:formula="of:=SIN(RADIANS([.A176]*15))" office:value-type="float" office:value="0.965925826289068">
            <text:p>0.9659</text:p>
          </table:table-cell>
          <table:table-cell table:formula="of:=SIN(RADIANS([.A176]*16))" office:value-type="float" office:value="-0.984807753012208">
            <text:p>-0.9848</text:p>
          </table:table-cell>
          <table:table-cell table:formula="of:=COS(RADIANS([.A176]))" office:value-type="float" office:value="-0.996194698091746">
            <text:p>-0.9962</text:p>
          </table:table-cell>
          <table:table-cell table:formula="of:=COS(RADIANS([.A176]*2))" office:value-type="float" office:value="0.984807753012208">
            <text:p>0.9848</text:p>
          </table:table-cell>
          <table:table-cell table:formula="of:=COS(RADIANS([.A176]*3))" office:value-type="float" office:value="-0.965925826289068">
            <text:p>-0.9659</text:p>
          </table:table-cell>
          <table:table-cell table:formula="of:=COS(RADIANS([.A176]*4))" office:value-type="float" office:value="0.939692620785908">
            <text:p>0.9397</text:p>
          </table:table-cell>
          <table:table-cell table:formula="of:=COS(RADIANS([.A176]*5))" office:value-type="float" office:value="-0.90630778703665">
            <text:p>-0.9063</text:p>
          </table:table-cell>
          <table:table-cell table:formula="of:=COS(RADIANS([.A176]*6))" office:value-type="float" office:value="0.866025403784439">
            <text:p>0.8660</text:p>
          </table:table-cell>
          <table:table-cell table:formula="of:=COS(RADIANS([.A176]*7))" office:value-type="float" office:value="-0.819152044288991">
            <text:p>-0.8192</text:p>
          </table:table-cell>
          <table:table-cell table:formula="of:=COS(RADIANS([.A176]*8))" office:value-type="float" office:value="0.766044443118978">
            <text:p>0.7660</text:p>
          </table:table-cell>
          <table:table-cell table:formula="of:=COS(RADIANS([.A176]*9))" office:value-type="float" office:value="-0.707106781186546">
            <text:p>-0.7071</text:p>
          </table:table-cell>
          <table:table-cell table:formula="of:=COS(RADIANS([.A176]*10))" office:value-type="float" office:value="0.642787609686539">
            <text:p>0.6428</text:p>
          </table:table-cell>
          <table:table-cell table:formula="of:=COS(RADIANS([.A176]*11))" office:value-type="float" office:value="-0.573576436351047">
            <text:p>-0.5736</text:p>
          </table:table-cell>
          <table:table-cell table:formula="of:=COS(RADIANS([.A176]*12))" office:value-type="float" office:value="0.5">
            <text:p>0.5000</text:p>
          </table:table-cell>
          <table:table-cell table:formula="of:=COS(RADIANS([.A176]*13))" office:value-type="float" office:value="-0.422618261740698">
            <text:p>-0.4226</text:p>
          </table:table-cell>
          <table:table-cell table:formula="of:=COS(RADIANS([.A176]*14))" office:value-type="float" office:value="0.342020143325665">
            <text:p>0.3420</text:p>
          </table:table-cell>
          <table:table-cell table:formula="of:=COS(RADIANS([.A176]*15))" office:value-type="float" office:value="-0.258819045102522">
            <text:p>-0.2588</text:p>
          </table:table-cell>
          <table:table-cell table:formula="of:=COS(RADIANS([.A176]*16))" office:value-type="float" office:value="0.17364817766693">
            <text:p>0.1736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56S">
            <text:p>00:02:56</text:p>
          </table:table-cell>
          <table:table-cell table:formula="of:=SIN(RADIANS([.A177]))" office:value-type="float" office:value="0.0697564737441255">
            <text:p>0.0698</text:p>
          </table:table-cell>
          <table:table-cell table:formula="of:=SIN(RADIANS([.A177]*2))" office:value-type="float" office:value="-0.139173100960066">
            <text:p>-0.1392</text:p>
          </table:table-cell>
          <table:table-cell table:formula="of:=SIN(RADIANS([.A177]*3))" office:value-type="float" office:value="0.207911690817759">
            <text:p>0.2079</text:p>
          </table:table-cell>
          <table:table-cell table:formula="of:=SIN(RADIANS([.A177]*4))" office:value-type="float" office:value="-0.275637355817">
            <text:p>-0.2756</text:p>
          </table:table-cell>
          <table:table-cell table:formula="of:=SIN(RADIANS([.A177]*5))" office:value-type="float" office:value="0.342020143325669">
            <text:p>0.3420</text:p>
          </table:table-cell>
          <table:table-cell table:formula="of:=SIN(RADIANS([.A177]*6))" office:value-type="float" office:value="-0.4067366430758">
            <text:p>-0.4067</text:p>
          </table:table-cell>
          <table:table-cell table:formula="of:=SIN(RADIANS([.A177]*7))" office:value-type="float" office:value="0.46947156278589">
            <text:p>0.4695</text:p>
          </table:table-cell>
          <table:table-cell table:formula="of:=SIN(RADIANS([.A177]*8))" office:value-type="float" office:value="-0.529919264233206">
            <text:p>-0.5299</text:p>
          </table:table-cell>
          <table:table-cell table:formula="of:=SIN(RADIANS([.A177]*9))" office:value-type="float" office:value="0.587785252292474">
            <text:p>0.5878</text:p>
          </table:table-cell>
          <table:table-cell table:formula="of:=SIN(RADIANS([.A177]*10))" office:value-type="float" office:value="-0.64278760968654">
            <text:p>-0.6428</text:p>
          </table:table-cell>
          <table:table-cell table:formula="of:=SIN(RADIANS([.A177]*11))" office:value-type="float" office:value="0.694658370458997">
            <text:p>0.6947</text:p>
          </table:table-cell>
          <table:table-cell table:formula="of:=SIN(RADIANS([.A177]*12))" office:value-type="float" office:value="-0.743144825477394">
            <text:p>-0.7431</text:p>
          </table:table-cell>
          <table:table-cell table:formula="of:=SIN(RADIANS([.A177]*13))" office:value-type="float" office:value="0.788010753606721">
            <text:p>0.7880</text:p>
          </table:table-cell>
          <table:table-cell table:formula="of:=SIN(RADIANS([.A177]*14))" office:value-type="float" office:value="-0.82903757255504">
            <text:p>-0.8290</text:p>
          </table:table-cell>
          <table:table-cell table:formula="of:=SIN(RADIANS([.A177]*15))" office:value-type="float" office:value="0.866025403784441">
            <text:p>0.8660</text:p>
          </table:table-cell>
          <table:table-cell table:formula="of:=SIN(RADIANS([.A177]*16))" office:value-type="float" office:value="-0.898794046299168">
            <text:p>-0.8988</text:p>
          </table:table-cell>
          <table:table-cell table:formula="of:=COS(RADIANS([.A177]))" office:value-type="float" office:value="-0.997564050259824">
            <text:p>-0.9976</text:p>
          </table:table-cell>
          <table:table-cell table:formula="of:=COS(RADIANS([.A177]*2))" office:value-type="float" office:value="0.99026806874157">
            <text:p>0.9903</text:p>
          </table:table-cell>
          <table:table-cell table:formula="of:=COS(RADIANS([.A177]*3))" office:value-type="float" office:value="-0.978147600733806">
            <text:p>-0.9781</text:p>
          </table:table-cell>
          <table:table-cell table:formula="of:=COS(RADIANS([.A177]*4))" office:value-type="float" office:value="0.961261695938319">
            <text:p>0.9613</text:p>
          </table:table-cell>
          <table:table-cell table:formula="of:=COS(RADIANS([.A177]*5))" office:value-type="float" office:value="-0.939692620785908">
            <text:p>-0.9397</text:p>
          </table:table-cell>
          <table:table-cell table:formula="of:=COS(RADIANS([.A177]*6))" office:value-type="float" office:value="0.913545457642601">
            <text:p>0.9135</text:p>
          </table:table-cell>
          <table:table-cell table:formula="of:=COS(RADIANS([.A177]*7))" office:value-type="float" office:value="-0.882947592858927">
            <text:p>-0.8829</text:p>
          </table:table-cell>
          <table:table-cell table:formula="of:=COS(RADIANS([.A177]*8))" office:value-type="float" office:value="0.848048096156425">
            <text:p>0.8480</text:p>
          </table:table-cell>
          <table:table-cell table:formula="of:=COS(RADIANS([.A177]*9))" office:value-type="float" office:value="-0.809016994374947">
            <text:p>-0.8090</text:p>
          </table:table-cell>
          <table:table-cell table:formula="of:=COS(RADIANS([.A177]*10))" office:value-type="float" office:value="0.766044443118978">
            <text:p>0.7660</text:p>
          </table:table-cell>
          <table:table-cell table:formula="of:=COS(RADIANS([.A177]*11))" office:value-type="float" office:value="-0.719339800338651">
            <text:p>-0.7193</text:p>
          </table:table-cell>
          <table:table-cell table:formula="of:=COS(RADIANS([.A177]*12))" office:value-type="float" office:value="0.669130606358859">
            <text:p>0.6691</text:p>
          </table:table-cell>
          <table:table-cell table:formula="of:=COS(RADIANS([.A177]*13))" office:value-type="float" office:value="-0.61566147532566">
            <text:p>-0.6157</text:p>
          </table:table-cell>
          <table:table-cell table:formula="of:=COS(RADIANS([.A177]*14))" office:value-type="float" office:value="0.559192903470749">
            <text:p>0.5592</text:p>
          </table:table-cell>
          <table:table-cell table:formula="of:=COS(RADIANS([.A177]*15))" office:value-type="float" office:value="-0.499999999999996">
            <text:p>-0.5000</text:p>
          </table:table-cell>
          <table:table-cell table:formula="of:=COS(RADIANS([.A177]*16))" office:value-type="float" office:value="0.438371146789074">
            <text:p>0.4384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57S">
            <text:p>00:02:57</text:p>
          </table:table-cell>
          <table:table-cell table:formula="of:=SIN(RADIANS([.A178]))" office:value-type="float" office:value="0.0523359562429438">
            <text:p>0.0523</text:p>
          </table:table-cell>
          <table:table-cell table:formula="of:=SIN(RADIANS([.A178]*2))" office:value-type="float" office:value="-0.104528463267653">
            <text:p>-0.1045</text:p>
          </table:table-cell>
          <table:table-cell table:formula="of:=SIN(RADIANS([.A178]*3))" office:value-type="float" office:value="0.15643446504023">
            <text:p>0.1564</text:p>
          </table:table-cell>
          <table:table-cell table:formula="of:=SIN(RADIANS([.A178]*4))" office:value-type="float" office:value="-0.207911690817759">
            <text:p>-0.2079</text:p>
          </table:table-cell>
          <table:table-cell table:formula="of:=SIN(RADIANS([.A178]*5))" office:value-type="float" office:value="0.258819045102521">
            <text:p>0.2588</text:p>
          </table:table-cell>
          <table:table-cell table:formula="of:=SIN(RADIANS([.A178]*6))" office:value-type="float" office:value="-0.309016994374946">
            <text:p>-0.3090</text:p>
          </table:table-cell>
          <table:table-cell table:formula="of:=SIN(RADIANS([.A178]*7))" office:value-type="float" office:value="0.3583679495453">
            <text:p>0.3584</text:p>
          </table:table-cell>
          <table:table-cell table:formula="of:=SIN(RADIANS([.A178]*8))" office:value-type="float" office:value="-0.4067366430758">
            <text:p>-0.4067</text:p>
          </table:table-cell>
          <table:table-cell table:formula="of:=SIN(RADIANS([.A178]*9))" office:value-type="float" office:value="0.453990499739547">
            <text:p>0.4540</text:p>
          </table:table-cell>
          <table:table-cell table:formula="of:=SIN(RADIANS([.A178]*10))" office:value-type="float" office:value="-0.500000000000001">
            <text:p>-0.5000</text:p>
          </table:table-cell>
          <table:table-cell table:formula="of:=SIN(RADIANS([.A178]*11))" office:value-type="float" office:value="0.544639035015028">
            <text:p>0.5446</text:p>
          </table:table-cell>
          <table:table-cell table:formula="of:=SIN(RADIANS([.A178]*12))" office:value-type="float" office:value="-0.587785252292471">
            <text:p>-0.5878</text:p>
          </table:table-cell>
          <table:table-cell table:formula="of:=SIN(RADIANS([.A178]*13))" office:value-type="float" office:value="0.629320391049839">
            <text:p>0.6293</text:p>
          </table:table-cell>
          <table:table-cell table:formula="of:=SIN(RADIANS([.A178]*14))" office:value-type="float" office:value="-0.669130606358857">
            <text:p>-0.6691</text:p>
          </table:table-cell>
          <table:table-cell table:formula="of:=SIN(RADIANS([.A178]*15))" office:value-type="float" office:value="0.707106781186549">
            <text:p>0.7071</text:p>
          </table:table-cell>
          <table:table-cell table:formula="of:=SIN(RADIANS([.A178]*16))" office:value-type="float" office:value="-0.743144825477394">
            <text:p>-0.7431</text:p>
          </table:table-cell>
          <table:table-cell table:formula="of:=COS(RADIANS([.A178]))" office:value-type="float" office:value="-0.998629534754574">
            <text:p>-0.9986</text:p>
          </table:table-cell>
          <table:table-cell table:formula="of:=COS(RADIANS([.A178]*2))" office:value-type="float" office:value="0.994521895368273">
            <text:p>0.9945</text:p>
          </table:table-cell>
          <table:table-cell table:formula="of:=COS(RADIANS([.A178]*3))" office:value-type="float" office:value="-0.987688340595138">
            <text:p>-0.9877</text:p>
          </table:table-cell>
          <table:table-cell table:formula="of:=COS(RADIANS([.A178]*4))" office:value-type="float" office:value="0.978147600733806">
            <text:p>0.9781</text:p>
          </table:table-cell>
          <table:table-cell table:formula="of:=COS(RADIANS([.A178]*5))" office:value-type="float" office:value="-0.965925826289068">
            <text:p>-0.9659</text:p>
          </table:table-cell>
          <table:table-cell table:formula="of:=COS(RADIANS([.A178]*6))" office:value-type="float" office:value="0.951056516295154">
            <text:p>0.9511</text:p>
          </table:table-cell>
          <table:table-cell table:formula="of:=COS(RADIANS([.A178]*7))" office:value-type="float" office:value="-0.933580426497202">
            <text:p>-0.9336</text:p>
          </table:table-cell>
          <table:table-cell table:formula="of:=COS(RADIANS([.A178]*8))" office:value-type="float" office:value="0.913545457642601">
            <text:p>0.9135</text:p>
          </table:table-cell>
          <table:table-cell table:formula="of:=COS(RADIANS([.A178]*9))" office:value-type="float" office:value="-0.891006524188368">
            <text:p>-0.8910</text:p>
          </table:table-cell>
          <table:table-cell table:formula="of:=COS(RADIANS([.A178]*10))" office:value-type="float" office:value="0.866025403784438">
            <text:p>0.8660</text:p>
          </table:table-cell>
          <table:table-cell table:formula="of:=COS(RADIANS([.A178]*11))" office:value-type="float" office:value="-0.838670567945423">
            <text:p>-0.8387</text:p>
          </table:table-cell>
          <table:table-cell table:formula="of:=COS(RADIANS([.A178]*12))" office:value-type="float" office:value="0.809016994374949">
            <text:p>0.8090</text:p>
          </table:table-cell>
          <table:table-cell table:formula="of:=COS(RADIANS([.A178]*13))" office:value-type="float" office:value="-0.77714596145697">
            <text:p>-0.7771</text:p>
          </table:table-cell>
          <table:table-cell table:formula="of:=COS(RADIANS([.A178]*14))" office:value-type="float" office:value="0.743144825477395">
            <text:p>0.7431</text:p>
          </table:table-cell>
          <table:table-cell table:formula="of:=COS(RADIANS([.A178]*15))" office:value-type="float" office:value="-0.707106781186546">
            <text:p>-0.7071</text:p>
          </table:table-cell>
          <table:table-cell table:formula="of:=COS(RADIANS([.A178]*16))" office:value-type="float" office:value="0.669130606358859">
            <text:p>0.6691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58S">
            <text:p>00:02:58</text:p>
          </table:table-cell>
          <table:table-cell table:formula="of:=SIN(RADIANS([.A179]))" office:value-type="float" office:value="0.0348994967025011">
            <text:p>0.0349</text:p>
          </table:table-cell>
          <table:table-cell table:formula="of:=SIN(RADIANS([.A179]*2))" office:value-type="float" office:value="-0.0697564737441256">
            <text:p>-0.0698</text:p>
          </table:table-cell>
          <table:table-cell table:formula="of:=SIN(RADIANS([.A179]*3))" office:value-type="float" office:value="0.104528463267654">
            <text:p>0.1045</text:p>
          </table:table-cell>
          <table:table-cell table:formula="of:=SIN(RADIANS([.A179]*4))" office:value-type="float" office:value="-0.139173100960066">
            <text:p>-0.1392</text:p>
          </table:table-cell>
          <table:table-cell table:formula="of:=SIN(RADIANS([.A179]*5))" office:value-type="float" office:value="0.173648177666931">
            <text:p>0.1736</text:p>
          </table:table-cell>
          <table:table-cell table:formula="of:=SIN(RADIANS([.A179]*6))" office:value-type="float" office:value="-0.207911690817761">
            <text:p>-0.2079</text:p>
          </table:table-cell>
          <table:table-cell table:formula="of:=SIN(RADIANS([.A179]*7))" office:value-type="float" office:value="0.241921895599668">
            <text:p>0.2419</text:p>
          </table:table-cell>
          <table:table-cell table:formula="of:=SIN(RADIANS([.A179]*8))" office:value-type="float" office:value="-0.275637355817">
            <text:p>-0.2756</text:p>
          </table:table-cell>
          <table:table-cell table:formula="of:=SIN(RADIANS([.A179]*9))" office:value-type="float" office:value="0.309016994374947">
            <text:p>0.3090</text:p>
          </table:table-cell>
          <table:table-cell table:formula="of:=SIN(RADIANS([.A179]*10))" office:value-type="float" office:value="-0.342020143325669">
            <text:p>-0.3420</text:p>
          </table:table-cell>
          <table:table-cell table:formula="of:=SIN(RADIANS([.A179]*11))" office:value-type="float" office:value="0.374606593415914">
            <text:p>0.3746</text:p>
          </table:table-cell>
          <table:table-cell table:formula="of:=SIN(RADIANS([.A179]*12))" office:value-type="float" office:value="-0.406736643075804">
            <text:p>-0.4067</text:p>
          </table:table-cell>
          <table:table-cell table:formula="of:=SIN(RADIANS([.A179]*13))" office:value-type="float" office:value="0.438371146789076">
            <text:p>0.4384</text:p>
          </table:table-cell>
          <table:table-cell table:formula="of:=SIN(RADIANS([.A179]*14))" office:value-type="float" office:value="-0.469471562785891">
            <text:p>-0.4695</text:p>
          </table:table-cell>
          <table:table-cell table:formula="of:=SIN(RADIANS([.A179]*15))" office:value-type="float" office:value="0.500000000000001">
            <text:p>0.5000</text:p>
          </table:table-cell>
          <table:table-cell table:formula="of:=SIN(RADIANS([.A179]*16))" office:value-type="float" office:value="-0.529919264233207">
            <text:p>-0.5299</text:p>
          </table:table-cell>
          <table:table-cell table:formula="of:=COS(RADIANS([.A179]))" office:value-type="float" office:value="-0.999390827019096">
            <text:p>-0.9994</text:p>
          </table:table-cell>
          <table:table-cell table:formula="of:=COS(RADIANS([.A179]*2))" office:value-type="float" office:value="0.997564050259824">
            <text:p>0.9976</text:p>
          </table:table-cell>
          <table:table-cell table:formula="of:=COS(RADIANS([.A179]*3))" office:value-type="float" office:value="-0.994521895368273">
            <text:p>-0.9945</text:p>
          </table:table-cell>
          <table:table-cell table:formula="of:=COS(RADIANS([.A179]*4))" office:value-type="float" office:value="0.99026806874157">
            <text:p>0.9903</text:p>
          </table:table-cell>
          <table:table-cell table:formula="of:=COS(RADIANS([.A179]*5))" office:value-type="float" office:value="-0.984807753012208">
            <text:p>-0.9848</text:p>
          </table:table-cell>
          <table:table-cell table:formula="of:=COS(RADIANS([.A179]*6))" office:value-type="float" office:value="0.978147600733805">
            <text:p>0.9781</text:p>
          </table:table-cell>
          <table:table-cell table:formula="of:=COS(RADIANS([.A179]*7))" office:value-type="float" office:value="-0.970295726275996">
            <text:p>-0.9703</text:p>
          </table:table-cell>
          <table:table-cell table:formula="of:=COS(RADIANS([.A179]*8))" office:value-type="float" office:value="0.961261695938318">
            <text:p>0.9613</text:p>
          </table:table-cell>
          <table:table-cell table:formula="of:=COS(RADIANS([.A179]*9))" office:value-type="float" office:value="-0.951056516295154">
            <text:p>-0.9511</text:p>
          </table:table-cell>
          <table:table-cell table:formula="of:=COS(RADIANS([.A179]*10))" office:value-type="float" office:value="0.939692620785908">
            <text:p>0.9397</text:p>
          </table:table-cell>
          <table:table-cell table:formula="of:=COS(RADIANS([.A179]*11))" office:value-type="float" office:value="-0.927183854566787">
            <text:p>-0.9272</text:p>
          </table:table-cell>
          <table:table-cell table:formula="of:=COS(RADIANS([.A179]*12))" office:value-type="float" office:value="0.913545457642599">
            <text:p>0.9135</text:p>
          </table:table-cell>
          <table:table-cell table:formula="of:=COS(RADIANS([.A179]*13))" office:value-type="float" office:value="-0.898794046299168">
            <text:p>-0.8988</text:p>
          </table:table-cell>
          <table:table-cell table:formula="of:=COS(RADIANS([.A179]*14))" office:value-type="float" office:value="0.882947592858927">
            <text:p>0.8829</text:p>
          </table:table-cell>
          <table:table-cell table:formula="of:=COS(RADIANS([.A179]*15))" office:value-type="float" office:value="-0.866025403784438">
            <text:p>-0.8660</text:p>
          </table:table-cell>
          <table:table-cell table:formula="of:=COS(RADIANS([.A179]*16))" office:value-type="float" office:value="0.848048096156425">
            <text:p>0.848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2M59S">
            <text:p>00:02:59</text:p>
          </table:table-cell>
          <table:table-cell table:formula="of:=SIN(RADIANS([.A180]))" office:value-type="float" office:value="0.0174524064372834">
            <text:p>0.0175</text:p>
          </table:table-cell>
          <table:table-cell table:formula="of:=SIN(RADIANS([.A180]*2))" office:value-type="float" office:value="-0.0348994967025008">
            <text:p>-0.0349</text:p>
          </table:table-cell>
          <table:table-cell table:formula="of:=SIN(RADIANS([.A180]*3))" office:value-type="float" office:value="0.0523359562429445">
            <text:p>0.0523</text:p>
          </table:table-cell>
          <table:table-cell table:formula="of:=SIN(RADIANS([.A180]*4))" office:value-type="float" office:value="-0.069756473744125">
            <text:p>-0.0698</text:p>
          </table:table-cell>
          <table:table-cell table:formula="of:=SIN(RADIANS([.A180]*5))" office:value-type="float" office:value="0.0871557427476587">
            <text:p>0.0872</text:p>
          </table:table-cell>
          <table:table-cell table:formula="of:=SIN(RADIANS([.A180]*6))" office:value-type="float" office:value="-0.104528463267655">
            <text:p>-0.1045</text:p>
          </table:table-cell>
          <table:table-cell table:formula="of:=SIN(RADIANS([.A180]*7))" office:value-type="float" office:value="0.121869343405148">
            <text:p>0.1219</text:p>
          </table:table-cell>
          <table:table-cell table:formula="of:=SIN(RADIANS([.A180]*8))" office:value-type="float" office:value="-0.139173100960065">
            <text:p>-0.1392</text:p>
          </table:table-cell>
          <table:table-cell table:formula="of:=SIN(RADIANS([.A180]*9))" office:value-type="float" office:value="0.156434465040233">
            <text:p>0.1564</text:p>
          </table:table-cell>
          <table:table-cell table:formula="of:=SIN(RADIANS([.A180]*10))" office:value-type="float" office:value="-0.173648177666931">
            <text:p>-0.1736</text:p>
          </table:table-cell>
          <table:table-cell table:formula="of:=SIN(RADIANS([.A180]*11))" office:value-type="float" office:value="0.190808995376548">
            <text:p>0.1908</text:p>
          </table:table-cell>
          <table:table-cell table:formula="of:=SIN(RADIANS([.A180]*12))" office:value-type="float" office:value="-0.207911690817762">
            <text:p>-0.2079</text:p>
          </table:table-cell>
          <table:table-cell table:formula="of:=SIN(RADIANS([.A180]*13))" office:value-type="float" office:value="0.224951054343867">
            <text:p>0.2250</text:p>
          </table:table-cell>
          <table:table-cell table:formula="of:=SIN(RADIANS([.A180]*14))" office:value-type="float" office:value="-0.241921895599668">
            <text:p>-0.2419</text:p>
          </table:table-cell>
          <table:table-cell table:formula="of:=SIN(RADIANS([.A180]*15))" office:value-type="float" office:value="0.258819045102521">
            <text:p>0.2588</text:p>
          </table:table-cell>
          <table:table-cell table:formula="of:=SIN(RADIANS([.A180]*16))" office:value-type="float" office:value="-0.275637355816998">
            <text:p>-0.2756</text:p>
          </table:table-cell>
          <table:table-cell table:formula="of:=COS(RADIANS([.A180]))" office:value-type="float" office:value="-0.999847695156391">
            <text:p>-0.9998</text:p>
          </table:table-cell>
          <table:table-cell table:formula="of:=COS(RADIANS([.A180]*2))" office:value-type="float" office:value="0.999390827019096">
            <text:p>0.9994</text:p>
          </table:table-cell>
          <table:table-cell table:formula="of:=COS(RADIANS([.A180]*3))" office:value-type="float" office:value="-0.998629534754574">
            <text:p>-0.9986</text:p>
          </table:table-cell>
          <table:table-cell table:formula="of:=COS(RADIANS([.A180]*4))" office:value-type="float" office:value="0.997564050259824">
            <text:p>0.9976</text:p>
          </table:table-cell>
          <table:table-cell table:formula="of:=COS(RADIANS([.A180]*5))" office:value-type="float" office:value="-0.996194698091745">
            <text:p>-0.9962</text:p>
          </table:table-cell>
          <table:table-cell table:formula="of:=COS(RADIANS([.A180]*6))" office:value-type="float" office:value="0.994521895368273">
            <text:p>0.9945</text:p>
          </table:table-cell>
          <table:table-cell table:formula="of:=COS(RADIANS([.A180]*7))" office:value-type="float" office:value="-0.992546151641322">
            <text:p>-0.9925</text:p>
          </table:table-cell>
          <table:table-cell table:formula="of:=COS(RADIANS([.A180]*8))" office:value-type="float" office:value="0.99026806874157">
            <text:p>0.9903</text:p>
          </table:table-cell>
          <table:table-cell table:formula="of:=COS(RADIANS([.A180]*9))" office:value-type="float" office:value="-0.987688340595137">
            <text:p>-0.9877</text:p>
          </table:table-cell>
          <table:table-cell table:formula="of:=COS(RADIANS([.A180]*10))" office:value-type="float" office:value="0.984807753012208">
            <text:p>0.9848</text:p>
          </table:table-cell>
          <table:table-cell table:formula="of:=COS(RADIANS([.A180]*11))" office:value-type="float" office:value="-0.981627183447663">
            <text:p>-0.9816</text:p>
          </table:table-cell>
          <table:table-cell table:formula="of:=COS(RADIANS([.A180]*12))" office:value-type="float" office:value="0.978147600733805">
            <text:p>0.9781</text:p>
          </table:table-cell>
          <table:table-cell table:formula="of:=COS(RADIANS([.A180]*13))" office:value-type="float" office:value="-0.974370064785235">
            <text:p>-0.9744</text:p>
          </table:table-cell>
          <table:table-cell table:formula="of:=COS(RADIANS([.A180]*14))" office:value-type="float" office:value="0.970295726275996">
            <text:p>0.9703</text:p>
          </table:table-cell>
          <table:table-cell table:formula="of:=COS(RADIANS([.A180]*15))" office:value-type="float" office:value="-0.965925826289068">
            <text:p>-0.9659</text:p>
          </table:table-cell>
          <table:table-cell table:formula="of:=COS(RADIANS([.A180]*16))" office:value-type="float" office:value="0.961261695938319">
            <text:p>0.961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00S">
            <text:p>00:03:00</text:p>
          </table:table-cell>
          <table:table-cell table:formula="of:=SIN(RADIANS([.A181]))" office:value-type="float" office:value="1.22464679914735E-016">
            <text:p>0.0000</text:p>
          </table:table-cell>
          <table:table-cell table:formula="of:=SIN(RADIANS([.A181]*2))" office:value-type="float" office:value="-2.44929359829471E-016">
            <text:p>0.0000</text:p>
          </table:table-cell>
          <table:table-cell table:formula="of:=SIN(RADIANS([.A181]*3))" office:value-type="float" office:value="3.67394039744206E-016">
            <text:p>0.0000</text:p>
          </table:table-cell>
          <table:table-cell table:formula="of:=SIN(RADIANS([.A181]*4))" office:value-type="float" office:value="-4.89858719658941E-016">
            <text:p>0.0000</text:p>
          </table:table-cell>
          <table:table-cell table:formula="of:=SIN(RADIANS([.A181]*5))" office:value-type="float" office:value="6.12323399573677E-016">
            <text:p>0.0000</text:p>
          </table:table-cell>
          <table:table-cell table:formula="of:=SIN(RADIANS([.A181]*6))" office:value-type="float" office:value="-7.34788079488412E-016">
            <text:p>0.0000</text:p>
          </table:table-cell>
          <table:table-cell table:formula="of:=SIN(RADIANS([.A181]*7))" office:value-type="float" office:value="8.57252759403147E-016">
            <text:p>0.0000</text:p>
          </table:table-cell>
          <table:table-cell table:formula="of:=SIN(RADIANS([.A181]*8))" office:value-type="float" office:value="-9.79717439317883E-016">
            <text:p>0.0000</text:p>
          </table:table-cell>
          <table:table-cell table:formula="of:=SIN(RADIANS([.A181]*9))" office:value-type="float" office:value="1.10218211923262E-015">
            <text:p>0.0000</text:p>
          </table:table-cell>
          <table:table-cell table:formula="of:=SIN(RADIANS([.A181]*10))" office:value-type="float" office:value="-1.22464679914735E-015">
            <text:p>0.0000</text:p>
          </table:table-cell>
          <table:table-cell table:formula="of:=SIN(RADIANS([.A181]*11))" office:value-type="float" office:value="-2.20560219973841E-015">
            <text:p>0.0000</text:p>
          </table:table-cell>
          <table:table-cell table:formula="of:=SIN(RADIANS([.A181]*12))" office:value-type="float" office:value="-1.46957615897682E-015">
            <text:p>0.0000</text:p>
          </table:table-cell>
          <table:table-cell table:formula="of:=SIN(RADIANS([.A181]*13))" office:value-type="float" office:value="-1.96067283990894E-015">
            <text:p>0.0000</text:p>
          </table:table-cell>
          <table:table-cell table:formula="of:=SIN(RADIANS([.A181]*14))" office:value-type="float" office:value="-1.71450551880629E-015">
            <text:p>0.0000</text:p>
          </table:table-cell>
          <table:table-cell table:formula="of:=SIN(RADIANS([.A181]*15))" office:value-type="float" office:value="-1.71574348007947E-015">
            <text:p>0.0000</text:p>
          </table:table-cell>
          <table:table-cell table:formula="of:=SIN(RADIANS([.A181]*16))" office:value-type="float" office:value="-1.95943487863577E-015">
            <text:p>0.0000</text:p>
          </table:table-cell>
          <table:table-cell table:formula="of:=COS(RADIANS([.A181]))" office:value-type="float" office:value="-1">
            <text:p>-1.0000</text:p>
          </table:table-cell>
          <table:table-cell table:formula="of:=COS(RADIANS([.A181]*2))" office:value-type="float" office:value="1">
            <text:p>1.0000</text:p>
          </table:table-cell>
          <table:table-cell table:formula="of:=COS(RADIANS([.A181]*3))" office:value-type="float" office:value="-1">
            <text:p>-1.0000</text:p>
          </table:table-cell>
          <table:table-cell table:formula="of:=COS(RADIANS([.A181]*4))" office:value-type="float" office:value="1">
            <text:p>1.0000</text:p>
          </table:table-cell>
          <table:table-cell table:formula="of:=COS(RADIANS([.A181]*5))" office:value-type="float" office:value="-1">
            <text:p>-1.0000</text:p>
          </table:table-cell>
          <table:table-cell table:formula="of:=COS(RADIANS([.A181]*6))" office:value-type="float" office:value="1">
            <text:p>1.0000</text:p>
          </table:table-cell>
          <table:table-cell table:formula="of:=COS(RADIANS([.A181]*7))" office:value-type="float" office:value="-1">
            <text:p>-1.0000</text:p>
          </table:table-cell>
          <table:table-cell table:formula="of:=COS(RADIANS([.A181]*8))" office:value-type="float" office:value="1">
            <text:p>1.0000</text:p>
          </table:table-cell>
          <table:table-cell table:formula="of:=COS(RADIANS([.A181]*9))" office:value-type="float" office:value="-1">
            <text:p>-1.0000</text:p>
          </table:table-cell>
          <table:table-cell table:formula="of:=COS(RADIANS([.A181]*10))" office:value-type="float" office:value="1">
            <text:p>1.0000</text:p>
          </table:table-cell>
          <table:table-cell table:formula="of:=COS(RADIANS([.A181]*11))" office:value-type="float" office:value="-1">
            <text:p>-1.0000</text:p>
          </table:table-cell>
          <table:table-cell table:formula="of:=COS(RADIANS([.A181]*12))" office:value-type="float" office:value="1">
            <text:p>1.0000</text:p>
          </table:table-cell>
          <table:table-cell table:formula="of:=COS(RADIANS([.A181]*13))" office:value-type="float" office:value="-1">
            <text:p>-1.0000</text:p>
          </table:table-cell>
          <table:table-cell table:formula="of:=COS(RADIANS([.A181]*14))" office:value-type="float" office:value="1">
            <text:p>1.0000</text:p>
          </table:table-cell>
          <table:table-cell table:formula="of:=COS(RADIANS([.A181]*15))" office:value-type="float" office:value="-1">
            <text:p>-1.0000</text:p>
          </table:table-cell>
          <table:table-cell table:formula="of:=COS(RADIANS([.A181]*16))" office:value-type="float" office:value="1">
            <text:p>1.00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01S">
            <text:p>00:03:01</text:p>
          </table:table-cell>
          <table:table-cell table:formula="of:=SIN(RADIANS([.A182]))" office:value-type="float" office:value="-0.0174524064372836">
            <text:p>-0.0175</text:p>
          </table:table-cell>
          <table:table-cell table:formula="of:=SIN(RADIANS([.A182]*2))" office:value-type="float" office:value="0.0348994967025012">
            <text:p>0.0349</text:p>
          </table:table-cell>
          <table:table-cell table:formula="of:=SIN(RADIANS([.A182]*3))" office:value-type="float" office:value="-0.0523359562429438">
            <text:p>-0.0523</text:p>
          </table:table-cell>
          <table:table-cell table:formula="of:=SIN(RADIANS([.A182]*4))" office:value-type="float" office:value="0.0697564737441258">
            <text:p>0.0698</text:p>
          </table:table-cell>
          <table:table-cell table:formula="of:=SIN(RADIANS([.A182]*5))" office:value-type="float" office:value="-0.0871557427476575">
            <text:p>-0.0872</text:p>
          </table:table-cell>
          <table:table-cell table:formula="of:=SIN(RADIANS([.A182]*6))" office:value-type="float" office:value="0.104528463267653">
            <text:p>0.1045</text:p>
          </table:table-cell>
          <table:table-cell table:formula="of:=SIN(RADIANS([.A182]*7))" office:value-type="float" office:value="-0.121869343405146">
            <text:p>-0.1219</text:p>
          </table:table-cell>
          <table:table-cell table:formula="of:=SIN(RADIANS([.A182]*8))" office:value-type="float" office:value="0.139173100960066">
            <text:p>0.1392</text:p>
          </table:table-cell>
          <table:table-cell table:formula="of:=SIN(RADIANS([.A182]*9))" office:value-type="float" office:value="-0.156434465040231">
            <text:p>-0.1564</text:p>
          </table:table-cell>
          <table:table-cell table:formula="of:=SIN(RADIANS([.A182]*10))" office:value-type="float" office:value="0.173648177666929">
            <text:p>0.1736</text:p>
          </table:table-cell>
          <table:table-cell table:formula="of:=SIN(RADIANS([.A182]*11))" office:value-type="float" office:value="-0.190808995376546">
            <text:p>-0.1908</text:p>
          </table:table-cell>
          <table:table-cell table:formula="of:=SIN(RADIANS([.A182]*12))" office:value-type="float" office:value="0.207911690817759">
            <text:p>0.2079</text:p>
          </table:table-cell>
          <table:table-cell table:formula="of:=SIN(RADIANS([.A182]*13))" office:value-type="float" office:value="-0.224951054343864">
            <text:p>-0.2250</text:p>
          </table:table-cell>
          <table:table-cell table:formula="of:=SIN(RADIANS([.A182]*14))" office:value-type="float" office:value="0.241921895599665">
            <text:p>0.2419</text:p>
          </table:table-cell>
          <table:table-cell table:formula="of:=SIN(RADIANS([.A182]*15))" office:value-type="float" office:value="-0.258819045102517">
            <text:p>-0.2588</text:p>
          </table:table-cell>
          <table:table-cell table:formula="of:=SIN(RADIANS([.A182]*16))" office:value-type="float" office:value="0.275637355817001">
            <text:p>0.2756</text:p>
          </table:table-cell>
          <table:table-cell table:formula="of:=COS(RADIANS([.A182]))" office:value-type="float" office:value="-0.999847695156391">
            <text:p>-0.9998</text:p>
          </table:table-cell>
          <table:table-cell table:formula="of:=COS(RADIANS([.A182]*2))" office:value-type="float" office:value="0.999390827019096">
            <text:p>0.9994</text:p>
          </table:table-cell>
          <table:table-cell table:formula="of:=COS(RADIANS([.A182]*3))" office:value-type="float" office:value="-0.998629534754574">
            <text:p>-0.9986</text:p>
          </table:table-cell>
          <table:table-cell table:formula="of:=COS(RADIANS([.A182]*4))" office:value-type="float" office:value="0.997564050259824">
            <text:p>0.9976</text:p>
          </table:table-cell>
          <table:table-cell table:formula="of:=COS(RADIANS([.A182]*5))" office:value-type="float" office:value="-0.996194698091746">
            <text:p>-0.9962</text:p>
          </table:table-cell>
          <table:table-cell table:formula="of:=COS(RADIANS([.A182]*6))" office:value-type="float" office:value="0.994521895368273">
            <text:p>0.9945</text:p>
          </table:table-cell>
          <table:table-cell table:formula="of:=COS(RADIANS([.A182]*7))" office:value-type="float" office:value="-0.992546151641322">
            <text:p>-0.9925</text:p>
          </table:table-cell>
          <table:table-cell table:formula="of:=COS(RADIANS([.A182]*8))" office:value-type="float" office:value="0.99026806874157">
            <text:p>0.9903</text:p>
          </table:table-cell>
          <table:table-cell table:formula="of:=COS(RADIANS([.A182]*9))" office:value-type="float" office:value="-0.987688340595138">
            <text:p>-0.9877</text:p>
          </table:table-cell>
          <table:table-cell table:formula="of:=COS(RADIANS([.A182]*10))" office:value-type="float" office:value="0.984807753012208">
            <text:p>0.9848</text:p>
          </table:table-cell>
          <table:table-cell table:formula="of:=COS(RADIANS([.A182]*11))" office:value-type="float" office:value="-0.981627183447664">
            <text:p>-0.9816</text:p>
          </table:table-cell>
          <table:table-cell table:formula="of:=COS(RADIANS([.A182]*12))" office:value-type="float" office:value="0.978147600733806">
            <text:p>0.9781</text:p>
          </table:table-cell>
          <table:table-cell table:formula="of:=COS(RADIANS([.A182]*13))" office:value-type="float" office:value="-0.974370064785236">
            <text:p>-0.9744</text:p>
          </table:table-cell>
          <table:table-cell table:formula="of:=COS(RADIANS([.A182]*14))" office:value-type="float" office:value="0.970295726275997">
            <text:p>0.9703</text:p>
          </table:table-cell>
          <table:table-cell table:formula="of:=COS(RADIANS([.A182]*15))" office:value-type="float" office:value="-0.965925826289069">
            <text:p>-0.9659</text:p>
          </table:table-cell>
          <table:table-cell table:formula="of:=COS(RADIANS([.A182]*16))" office:value-type="float" office:value="0.961261695938318">
            <text:p>0.9613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02S">
            <text:p>00:03:02</text:p>
          </table:table-cell>
          <table:table-cell table:formula="of:=SIN(RADIANS([.A183]))" office:value-type="float" office:value="-0.0348994967025009">
            <text:p>-0.0349</text:p>
          </table:table-cell>
          <table:table-cell table:formula="of:=SIN(RADIANS([.A183]*2))" office:value-type="float" office:value="0.0697564737441252">
            <text:p>0.0698</text:p>
          </table:table-cell>
          <table:table-cell table:formula="of:=SIN(RADIANS([.A183]*3))" office:value-type="float" office:value="-0.104528463267654">
            <text:p>-0.1045</text:p>
          </table:table-cell>
          <table:table-cell table:formula="of:=SIN(RADIANS([.A183]*4))" office:value-type="float" office:value="0.139173100960065">
            <text:p>0.1392</text:p>
          </table:table-cell>
          <table:table-cell table:formula="of:=SIN(RADIANS([.A183]*5))" office:value-type="float" office:value="-0.17364817766693">
            <text:p>-0.1736</text:p>
          </table:table-cell>
          <table:table-cell table:formula="of:=SIN(RADIANS([.A183]*6))" office:value-type="float" office:value="0.20791169081776">
            <text:p>0.2079</text:p>
          </table:table-cell>
          <table:table-cell table:formula="of:=SIN(RADIANS([.A183]*7))" office:value-type="float" office:value="-0.241921895599666">
            <text:p>-0.2419</text:p>
          </table:table-cell>
          <table:table-cell table:formula="of:=SIN(RADIANS([.A183]*8))" office:value-type="float" office:value="0.275637355816999">
            <text:p>0.2756</text:p>
          </table:table-cell>
          <table:table-cell table:formula="of:=SIN(RADIANS([.A183]*9))" office:value-type="float" office:value="-0.309016994374948">
            <text:p>-0.3090</text:p>
          </table:table-cell>
          <table:table-cell table:formula="of:=SIN(RADIANS([.A183]*10))" office:value-type="float" office:value="0.342020143325667">
            <text:p>0.3420</text:p>
          </table:table-cell>
          <table:table-cell table:formula="of:=SIN(RADIANS([.A183]*11))" office:value-type="float" office:value="-0.374606593415912">
            <text:p>-0.3746</text:p>
          </table:table-cell>
          <table:table-cell table:formula="of:=SIN(RADIANS([.A183]*12))" office:value-type="float" office:value="0.406736643075801">
            <text:p>0.4067</text:p>
          </table:table-cell>
          <table:table-cell table:formula="of:=SIN(RADIANS([.A183]*13))" office:value-type="float" office:value="-0.438371146789079">
            <text:p>-0.4384</text:p>
          </table:table-cell>
          <table:table-cell table:formula="of:=SIN(RADIANS([.A183]*14))" office:value-type="float" office:value="0.469471562785887">
            <text:p>0.4695</text:p>
          </table:table-cell>
          <table:table-cell table:formula="of:=SIN(RADIANS([.A183]*15))" office:value-type="float" office:value="-0.499999999999998">
            <text:p>-0.5000</text:p>
          </table:table-cell>
          <table:table-cell table:formula="of:=SIN(RADIANS([.A183]*16))" office:value-type="float" office:value="0.529919264233204">
            <text:p>0.5299</text:p>
          </table:table-cell>
          <table:table-cell table:formula="of:=COS(RADIANS([.A183]))" office:value-type="float" office:value="-0.999390827019096">
            <text:p>-0.9994</text:p>
          </table:table-cell>
          <table:table-cell table:formula="of:=COS(RADIANS([.A183]*2))" office:value-type="float" office:value="0.997564050259824">
            <text:p>0.9976</text:p>
          </table:table-cell>
          <table:table-cell table:formula="of:=COS(RADIANS([.A183]*3))" office:value-type="float" office:value="-0.994521895368273">
            <text:p>-0.9945</text:p>
          </table:table-cell>
          <table:table-cell table:formula="of:=COS(RADIANS([.A183]*4))" office:value-type="float" office:value="0.99026806874157">
            <text:p>0.9903</text:p>
          </table:table-cell>
          <table:table-cell table:formula="of:=COS(RADIANS([.A183]*5))" office:value-type="float" office:value="-0.984807753012208">
            <text:p>-0.9848</text:p>
          </table:table-cell>
          <table:table-cell table:formula="of:=COS(RADIANS([.A183]*6))" office:value-type="float" office:value="0.978147600733806">
            <text:p>0.9781</text:p>
          </table:table-cell>
          <table:table-cell table:formula="of:=COS(RADIANS([.A183]*7))" office:value-type="float" office:value="-0.970295726275997">
            <text:p>-0.9703</text:p>
          </table:table-cell>
          <table:table-cell table:formula="of:=COS(RADIANS([.A183]*8))" office:value-type="float" office:value="0.961261695938319">
            <text:p>0.9613</text:p>
          </table:table-cell>
          <table:table-cell table:formula="of:=COS(RADIANS([.A183]*9))" office:value-type="float" office:value="-0.951056516295153">
            <text:p>-0.9511</text:p>
          </table:table-cell>
          <table:table-cell table:formula="of:=COS(RADIANS([.A183]*10))" office:value-type="float" office:value="0.939692620785909">
            <text:p>0.9397</text:p>
          </table:table-cell>
          <table:table-cell table:formula="of:=COS(RADIANS([.A183]*11))" office:value-type="float" office:value="-0.927183854566787">
            <text:p>-0.9272</text:p>
          </table:table-cell>
          <table:table-cell table:formula="of:=COS(RADIANS([.A183]*12))" office:value-type="float" office:value="0.913545457642601">
            <text:p>0.9135</text:p>
          </table:table-cell>
          <table:table-cell table:formula="of:=COS(RADIANS([.A183]*13))" office:value-type="float" office:value="-0.898794046299166">
            <text:p>-0.8988</text:p>
          </table:table-cell>
          <table:table-cell table:formula="of:=COS(RADIANS([.A183]*14))" office:value-type="float" office:value="0.882947592858929">
            <text:p>0.8829</text:p>
          </table:table-cell>
          <table:table-cell table:formula="of:=COS(RADIANS([.A183]*15))" office:value-type="float" office:value="-0.86602540378444">
            <text:p>-0.8660</text:p>
          </table:table-cell>
          <table:table-cell table:formula="of:=COS(RADIANS([.A183]*16))" office:value-type="float" office:value="0.848048096156427">
            <text:p>0.848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03S">
            <text:p>00:03:03</text:p>
          </table:table-cell>
          <table:table-cell table:formula="of:=SIN(RADIANS([.A184]))" office:value-type="float" office:value="-0.0523359562429436">
            <text:p>-0.0523</text:p>
          </table:table-cell>
          <table:table-cell table:formula="of:=SIN(RADIANS([.A184]*2))" office:value-type="float" office:value="0.104528463267653">
            <text:p>0.1045</text:p>
          </table:table-cell>
          <table:table-cell table:formula="of:=SIN(RADIANS([.A184]*3))" office:value-type="float" office:value="-0.156434465040231">
            <text:p>-0.1564</text:p>
          </table:table-cell>
          <table:table-cell table:formula="of:=SIN(RADIANS([.A184]*4))" office:value-type="float" office:value="0.207911690817758">
            <text:p>0.2079</text:p>
          </table:table-cell>
          <table:table-cell table:formula="of:=SIN(RADIANS([.A184]*5))" office:value-type="float" office:value="-0.25881904510252">
            <text:p>-0.2588</text:p>
          </table:table-cell>
          <table:table-cell table:formula="of:=SIN(RADIANS([.A184]*6))" office:value-type="float" office:value="0.309016994374948">
            <text:p>0.3090</text:p>
          </table:table-cell>
          <table:table-cell table:formula="of:=SIN(RADIANS([.A184]*7))" office:value-type="float" office:value="-0.358367949545301">
            <text:p>-0.3584</text:p>
          </table:table-cell>
          <table:table-cell table:formula="of:=SIN(RADIANS([.A184]*8))" office:value-type="float" office:value="0.406736643075798">
            <text:p>0.4067</text:p>
          </table:table-cell>
          <table:table-cell table:formula="of:=SIN(RADIANS([.A184]*9))" office:value-type="float" office:value="-0.453990499739545">
            <text:p>-0.4540</text:p>
          </table:table-cell>
          <table:table-cell table:formula="of:=SIN(RADIANS([.A184]*10))" office:value-type="float" office:value="0.499999999999998">
            <text:p>0.5000</text:p>
          </table:table-cell>
          <table:table-cell table:formula="of:=SIN(RADIANS([.A184]*11))" office:value-type="float" office:value="-0.544639035015026">
            <text:p>-0.5446</text:p>
          </table:table-cell>
          <table:table-cell table:formula="of:=SIN(RADIANS([.A184]*12))" office:value-type="float" office:value="0.587785252292475">
            <text:p>0.5878</text:p>
          </table:table-cell>
          <table:table-cell table:formula="of:=SIN(RADIANS([.A184]*13))" office:value-type="float" office:value="-0.629320391049836">
            <text:p>-0.6293</text:p>
          </table:table-cell>
          <table:table-cell table:formula="of:=SIN(RADIANS([.A184]*14))" office:value-type="float" office:value="0.66913060635886">
            <text:p>0.6691</text:p>
          </table:table-cell>
          <table:table-cell table:formula="of:=SIN(RADIANS([.A184]*15))" office:value-type="float" office:value="-0.707106781186547">
            <text:p>-0.7071</text:p>
          </table:table-cell>
          <table:table-cell table:formula="of:=SIN(RADIANS([.A184]*16))" office:value-type="float" office:value="0.743144825477391">
            <text:p>0.7431</text:p>
          </table:table-cell>
          <table:table-cell table:formula="of:=COS(RADIANS([.A184]))" office:value-type="float" office:value="-0.998629534754574">
            <text:p>-0.9986</text:p>
          </table:table-cell>
          <table:table-cell table:formula="of:=COS(RADIANS([.A184]*2))" office:value-type="float" office:value="0.994521895368273">
            <text:p>0.9945</text:p>
          </table:table-cell>
          <table:table-cell table:formula="of:=COS(RADIANS([.A184]*3))" office:value-type="float" office:value="-0.987688340595138">
            <text:p>-0.9877</text:p>
          </table:table-cell>
          <table:table-cell table:formula="of:=COS(RADIANS([.A184]*4))" office:value-type="float" office:value="0.978147600733806">
            <text:p>0.9781</text:p>
          </table:table-cell>
          <table:table-cell table:formula="of:=COS(RADIANS([.A184]*5))" office:value-type="float" office:value="-0.965925826289069">
            <text:p>-0.9659</text:p>
          </table:table-cell>
          <table:table-cell table:formula="of:=COS(RADIANS([.A184]*6))" office:value-type="float" office:value="0.951056516295153">
            <text:p>0.9511</text:p>
          </table:table-cell>
          <table:table-cell table:formula="of:=COS(RADIANS([.A184]*7))" office:value-type="float" office:value="-0.933580426497201">
            <text:p>-0.9336</text:p>
          </table:table-cell>
          <table:table-cell table:formula="of:=COS(RADIANS([.A184]*8))" office:value-type="float" office:value="0.913545457642602">
            <text:p>0.9135</text:p>
          </table:table-cell>
          <table:table-cell table:formula="of:=COS(RADIANS([.A184]*9))" office:value-type="float" office:value="-0.891006524188369">
            <text:p>-0.8910</text:p>
          </table:table-cell>
          <table:table-cell table:formula="of:=COS(RADIANS([.A184]*10))" office:value-type="float" office:value="0.86602540378444">
            <text:p>0.8660</text:p>
          </table:table-cell>
          <table:table-cell table:formula="of:=COS(RADIANS([.A184]*11))" office:value-type="float" office:value="-0.838670567945425">
            <text:p>-0.8387</text:p>
          </table:table-cell>
          <table:table-cell table:formula="of:=COS(RADIANS([.A184]*12))" office:value-type="float" office:value="0.809016994374946">
            <text:p>0.8090</text:p>
          </table:table-cell>
          <table:table-cell table:formula="of:=COS(RADIANS([.A184]*13))" office:value-type="float" office:value="-0.777145961456972">
            <text:p>-0.7771</text:p>
          </table:table-cell>
          <table:table-cell table:formula="of:=COS(RADIANS([.A184]*14))" office:value-type="float" office:value="0.743144825477393">
            <text:p>0.7431</text:p>
          </table:table-cell>
          <table:table-cell table:formula="of:=COS(RADIANS([.A184]*15))" office:value-type="float" office:value="-0.707106781186548">
            <text:p>-0.7071</text:p>
          </table:table-cell>
          <table:table-cell table:formula="of:=COS(RADIANS([.A184]*16))" office:value-type="float" office:value="0.669130606358861">
            <text:p>0.669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04S">
            <text:p>00:03:04</text:p>
          </table:table-cell>
          <table:table-cell table:formula="of:=SIN(RADIANS([.A185]))" office:value-type="float" office:value="-0.0697564737441253">
            <text:p>-0.0698</text:p>
          </table:table-cell>
          <table:table-cell table:formula="of:=SIN(RADIANS([.A185]*2))" office:value-type="float" office:value="0.139173100960065">
            <text:p>0.1392</text:p>
          </table:table-cell>
          <table:table-cell table:formula="of:=SIN(RADIANS([.A185]*3))" office:value-type="float" office:value="-0.207911690817758">
            <text:p>-0.2079</text:p>
          </table:table-cell>
          <table:table-cell table:formula="of:=SIN(RADIANS([.A185]*4))" office:value-type="float" office:value="0.275637355816999">
            <text:p>0.2756</text:p>
          </table:table-cell>
          <table:table-cell table:formula="of:=SIN(RADIANS([.A185]*5))" office:value-type="float" office:value="-0.342020143325668">
            <text:p>-0.3420</text:p>
          </table:table-cell>
          <table:table-cell table:formula="of:=SIN(RADIANS([.A185]*6))" office:value-type="float" office:value="0.406736643075798">
            <text:p>0.4067</text:p>
          </table:table-cell>
          <table:table-cell table:formula="of:=SIN(RADIANS([.A185]*7))" office:value-type="float" office:value="-0.469471562785891">
            <text:p>-0.4695</text:p>
          </table:table-cell>
          <table:table-cell table:formula="of:=SIN(RADIANS([.A185]*8))" office:value-type="float" office:value="0.529919264233205">
            <text:p>0.5299</text:p>
          </table:table-cell>
          <table:table-cell table:formula="of:=SIN(RADIANS([.A185]*9))" office:value-type="float" office:value="-0.587785252292472">
            <text:p>-0.5878</text:p>
          </table:table-cell>
          <table:table-cell table:formula="of:=SIN(RADIANS([.A185]*10))" office:value-type="float" office:value="0.642787609686538">
            <text:p>0.6428</text:p>
          </table:table-cell>
          <table:table-cell table:formula="of:=SIN(RADIANS([.A185]*11))" office:value-type="float" office:value="-0.694658370458995">
            <text:p>-0.6947</text:p>
          </table:table-cell>
          <table:table-cell table:formula="of:=SIN(RADIANS([.A185]*12))" office:value-type="float" office:value="0.743144825477392">
            <text:p>0.7431</text:p>
          </table:table-cell>
          <table:table-cell table:formula="of:=SIN(RADIANS([.A185]*13))" office:value-type="float" office:value="-0.788010753606723">
            <text:p>-0.7880</text:p>
          </table:table-cell>
          <table:table-cell table:formula="of:=SIN(RADIANS([.A185]*14))" office:value-type="float" office:value="0.829037572555042">
            <text:p>0.8290</text:p>
          </table:table-cell>
          <table:table-cell table:formula="of:=SIN(RADIANS([.A185]*15))" office:value-type="float" office:value="-0.866025403784439">
            <text:p>-0.8660</text:p>
          </table:table-cell>
          <table:table-cell table:formula="of:=SIN(RADIANS([.A185]*16))" office:value-type="float" office:value="0.898794046299167">
            <text:p>0.8988</text:p>
          </table:table-cell>
          <table:table-cell table:formula="of:=COS(RADIANS([.A185]))" office:value-type="float" office:value="-0.997564050259824">
            <text:p>-0.9976</text:p>
          </table:table-cell>
          <table:table-cell table:formula="of:=COS(RADIANS([.A185]*2))" office:value-type="float" office:value="0.99026806874157">
            <text:p>0.9903</text:p>
          </table:table-cell>
          <table:table-cell table:formula="of:=COS(RADIANS([.A185]*3))" office:value-type="float" office:value="-0.978147600733806">
            <text:p>-0.9781</text:p>
          </table:table-cell>
          <table:table-cell table:formula="of:=COS(RADIANS([.A185]*4))" office:value-type="float" office:value="0.961261695938319">
            <text:p>0.9613</text:p>
          </table:table-cell>
          <table:table-cell table:formula="of:=COS(RADIANS([.A185]*5))" office:value-type="float" office:value="-0.939692620785909">
            <text:p>-0.9397</text:p>
          </table:table-cell>
          <table:table-cell table:formula="of:=COS(RADIANS([.A185]*6))" office:value-type="float" office:value="0.913545457642602">
            <text:p>0.9135</text:p>
          </table:table-cell>
          <table:table-cell table:formula="of:=COS(RADIANS([.A185]*7))" office:value-type="float" office:value="-0.882947592858927">
            <text:p>-0.8829</text:p>
          </table:table-cell>
          <table:table-cell table:formula="of:=COS(RADIANS([.A185]*8))" office:value-type="float" office:value="0.848048096156426">
            <text:p>0.8480</text:p>
          </table:table-cell>
          <table:table-cell table:formula="of:=COS(RADIANS([.A185]*9))" office:value-type="float" office:value="-0.809016994374948">
            <text:p>-0.8090</text:p>
          </table:table-cell>
          <table:table-cell table:formula="of:=COS(RADIANS([.A185]*10))" office:value-type="float" office:value="0.766044443118979">
            <text:p>0.7660</text:p>
          </table:table-cell>
          <table:table-cell table:formula="of:=COS(RADIANS([.A185]*11))" office:value-type="float" office:value="-0.719339800338653">
            <text:p>-0.7193</text:p>
          </table:table-cell>
          <table:table-cell table:formula="of:=COS(RADIANS([.A185]*12))" office:value-type="float" office:value="0.669130606358861">
            <text:p>0.6691</text:p>
          </table:table-cell>
          <table:table-cell table:formula="of:=COS(RADIANS([.A185]*13))" office:value-type="float" office:value="-0.615661475325656">
            <text:p>-0.6157</text:p>
          </table:table-cell>
          <table:table-cell table:formula="of:=COS(RADIANS([.A185]*14))" office:value-type="float" office:value="0.559192903470746">
            <text:p>0.5592</text:p>
          </table:table-cell>
          <table:table-cell table:formula="of:=COS(RADIANS([.A185]*15))" office:value-type="float" office:value="-0.5">
            <text:p>-0.5000</text:p>
          </table:table-cell>
          <table:table-cell table:formula="of:=COS(RADIANS([.A185]*16))" office:value-type="float" office:value="0.438371146789078">
            <text:p>0.4384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05S">
            <text:p>00:03:05</text:p>
          </table:table-cell>
          <table:table-cell table:formula="of:=SIN(RADIANS([.A186]))" office:value-type="float" office:value="-0.0871557427476579">
            <text:p>-0.0872</text:p>
          </table:table-cell>
          <table:table-cell table:formula="of:=SIN(RADIANS([.A186]*2))" office:value-type="float" office:value="0.17364817766693">
            <text:p>0.1736</text:p>
          </table:table-cell>
          <table:table-cell table:formula="of:=SIN(RADIANS([.A186]*3))" office:value-type="float" office:value="-0.25881904510252">
            <text:p>-0.2588</text:p>
          </table:table-cell>
          <table:table-cell table:formula="of:=SIN(RADIANS([.A186]*4))" office:value-type="float" office:value="0.342020143325668">
            <text:p>0.3420</text:p>
          </table:table-cell>
          <table:table-cell table:formula="of:=SIN(RADIANS([.A186]*5))" office:value-type="float" office:value="-0.4226182617407">
            <text:p>-0.4226</text:p>
          </table:table-cell>
          <table:table-cell table:formula="of:=SIN(RADIANS([.A186]*6))" office:value-type="float" office:value="0.499999999999999">
            <text:p>0.5000</text:p>
          </table:table-cell>
          <table:table-cell table:formula="of:=SIN(RADIANS([.A186]*7))" office:value-type="float" office:value="-0.573576436351046">
            <text:p>-0.5736</text:p>
          </table:table-cell>
          <table:table-cell table:formula="of:=SIN(RADIANS([.A186]*8))" office:value-type="float" office:value="0.642787609686538">
            <text:p>0.6428</text:p>
          </table:table-cell>
          <table:table-cell table:formula="of:=SIN(RADIANS([.A186]*9))" office:value-type="float" office:value="-0.707106781186547">
            <text:p>-0.7071</text:p>
          </table:table-cell>
          <table:table-cell table:formula="of:=SIN(RADIANS([.A186]*10))" office:value-type="float" office:value="0.766044443118979">
            <text:p>0.7660</text:p>
          </table:table-cell>
          <table:table-cell table:formula="of:=SIN(RADIANS([.A186]*11))" office:value-type="float" office:value="-0.819152044288993">
            <text:p>-0.8192</text:p>
          </table:table-cell>
          <table:table-cell table:formula="of:=SIN(RADIANS([.A186]*12))" office:value-type="float" office:value="0.866025403784437">
            <text:p>0.8660</text:p>
          </table:table-cell>
          <table:table-cell table:formula="of:=SIN(RADIANS([.A186]*13))" office:value-type="float" office:value="-0.90630778703665">
            <text:p>-0.9063</text:p>
          </table:table-cell>
          <table:table-cell table:formula="of:=SIN(RADIANS([.A186]*14))" office:value-type="float" office:value="0.939692620785909">
            <text:p>0.9397</text:p>
          </table:table-cell>
          <table:table-cell table:formula="of:=SIN(RADIANS([.A186]*15))" office:value-type="float" office:value="-0.965925826289069">
            <text:p>-0.9659</text:p>
          </table:table-cell>
          <table:table-cell table:formula="of:=SIN(RADIANS([.A186]*16))" office:value-type="float" office:value="0.984807753012207">
            <text:p>0.9848</text:p>
          </table:table-cell>
          <table:table-cell table:formula="of:=COS(RADIANS([.A186]))" office:value-type="float" office:value="-0.996194698091746">
            <text:p>-0.9962</text:p>
          </table:table-cell>
          <table:table-cell table:formula="of:=COS(RADIANS([.A186]*2))" office:value-type="float" office:value="0.984807753012208">
            <text:p>0.9848</text:p>
          </table:table-cell>
          <table:table-cell table:formula="of:=COS(RADIANS([.A186]*3))" office:value-type="float" office:value="-0.965925826289068">
            <text:p>-0.9659</text:p>
          </table:table-cell>
          <table:table-cell table:formula="of:=COS(RADIANS([.A186]*4))" office:value-type="float" office:value="0.939692620785909">
            <text:p>0.9397</text:p>
          </table:table-cell>
          <table:table-cell table:formula="of:=COS(RADIANS([.A186]*5))" office:value-type="float" office:value="-0.90630778703665">
            <text:p>-0.9063</text:p>
          </table:table-cell>
          <table:table-cell table:formula="of:=COS(RADIANS([.A186]*6))" office:value-type="float" office:value="0.866025403784439">
            <text:p>0.8660</text:p>
          </table:table-cell>
          <table:table-cell table:formula="of:=COS(RADIANS([.A186]*7))" office:value-type="float" office:value="-0.819152044288992">
            <text:p>-0.8192</text:p>
          </table:table-cell>
          <table:table-cell table:formula="of:=COS(RADIANS([.A186]*8))" office:value-type="float" office:value="0.766044443118979">
            <text:p>0.7660</text:p>
          </table:table-cell>
          <table:table-cell table:formula="of:=COS(RADIANS([.A186]*9))" office:value-type="float" office:value="-0.707106781186548">
            <text:p>-0.7071</text:p>
          </table:table-cell>
          <table:table-cell table:formula="of:=COS(RADIANS([.A186]*10))" office:value-type="float" office:value="0.642787609686538">
            <text:p>0.6428</text:p>
          </table:table-cell>
          <table:table-cell table:formula="of:=COS(RADIANS([.A186]*11))" office:value-type="float" office:value="-0.573576436351044">
            <text:p>-0.5736</text:p>
          </table:table-cell>
          <table:table-cell table:formula="of:=COS(RADIANS([.A186]*12))" office:value-type="float" office:value="0.500000000000002">
            <text:p>0.5000</text:p>
          </table:table-cell>
          <table:table-cell table:formula="of:=COS(RADIANS([.A186]*13))" office:value-type="float" office:value="-0.4226182617407">
            <text:p>-0.4226</text:p>
          </table:table-cell>
          <table:table-cell table:formula="of:=COS(RADIANS([.A186]*14))" office:value-type="float" office:value="0.342020143325668">
            <text:p>0.3420</text:p>
          </table:table-cell>
          <table:table-cell table:formula="of:=COS(RADIANS([.A186]*15))" office:value-type="float" office:value="-0.258819045102519">
            <text:p>-0.2588</text:p>
          </table:table-cell>
          <table:table-cell table:formula="of:=COS(RADIANS([.A186]*16))" office:value-type="float" office:value="0.173648177666934">
            <text:p>0.1736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06S">
            <text:p>00:03:06</text:p>
          </table:table-cell>
          <table:table-cell table:formula="of:=SIN(RADIANS([.A187]))" office:value-type="float" office:value="-0.104528463267653">
            <text:p>-0.1045</text:p>
          </table:table-cell>
          <table:table-cell table:formula="of:=SIN(RADIANS([.A187]*2))" office:value-type="float" office:value="0.207911690817759">
            <text:p>0.2079</text:p>
          </table:table-cell>
          <table:table-cell table:formula="of:=SIN(RADIANS([.A187]*3))" office:value-type="float" office:value="-0.309016994374947">
            <text:p>-0.3090</text:p>
          </table:table-cell>
          <table:table-cell table:formula="of:=SIN(RADIANS([.A187]*4))" office:value-type="float" office:value="0.4067366430758">
            <text:p>0.4067</text:p>
          </table:table-cell>
          <table:table-cell table:formula="of:=SIN(RADIANS([.A187]*5))" office:value-type="float" office:value="-0.499999999999999">
            <text:p>-0.5000</text:p>
          </table:table-cell>
          <table:table-cell table:formula="of:=SIN(RADIANS([.A187]*6))" office:value-type="float" office:value="0.587785252292473">
            <text:p>0.5878</text:p>
          </table:table-cell>
          <table:table-cell table:formula="of:=SIN(RADIANS([.A187]*7))" office:value-type="float" office:value="-0.669130606358858">
            <text:p>-0.6691</text:p>
          </table:table-cell>
          <table:table-cell table:formula="of:=SIN(RADIANS([.A187]*8))" office:value-type="float" office:value="0.743144825477394">
            <text:p>0.7431</text:p>
          </table:table-cell>
          <table:table-cell table:formula="of:=SIN(RADIANS([.A187]*9))" office:value-type="float" office:value="-0.809016994374948">
            <text:p>-0.8090</text:p>
          </table:table-cell>
          <table:table-cell table:formula="of:=SIN(RADIANS([.A187]*10))" office:value-type="float" office:value="0.866025403784437">
            <text:p>0.8660</text:p>
          </table:table-cell>
          <table:table-cell table:formula="of:=SIN(RADIANS([.A187]*11))" office:value-type="float" office:value="-0.913545457642602">
            <text:p>-0.9135</text:p>
          </table:table-cell>
          <table:table-cell table:formula="of:=SIN(RADIANS([.A187]*12))" office:value-type="float" office:value="0.951056516295153">
            <text:p>0.9511</text:p>
          </table:table-cell>
          <table:table-cell table:formula="of:=SIN(RADIANS([.A187]*13))" office:value-type="float" office:value="-0.978147600733806">
            <text:p>-0.9781</text:p>
          </table:table-cell>
          <table:table-cell table:formula="of:=SIN(RADIANS([.A187]*14))" office:value-type="float" office:value="0.994521895368273">
            <text:p>0.9945</text:p>
          </table:table-cell>
          <table:table-cell table:formula="of:=SIN(RADIANS([.A187]*15))" office:value-type="float" office:value="-1">
            <text:p>-1.0000</text:p>
          </table:table-cell>
          <table:table-cell table:formula="of:=SIN(RADIANS([.A187]*16))" office:value-type="float" office:value="0.994521895368273">
            <text:p>0.9945</text:p>
          </table:table-cell>
          <table:table-cell table:formula="of:=COS(RADIANS([.A187]))" office:value-type="float" office:value="-0.994521895368273">
            <text:p>-0.9945</text:p>
          </table:table-cell>
          <table:table-cell table:formula="of:=COS(RADIANS([.A187]*2))" office:value-type="float" office:value="0.978147600733806">
            <text:p>0.9781</text:p>
          </table:table-cell>
          <table:table-cell table:formula="of:=COS(RADIANS([.A187]*3))" office:value-type="float" office:value="-0.951056516295154">
            <text:p>-0.9511</text:p>
          </table:table-cell>
          <table:table-cell table:formula="of:=COS(RADIANS([.A187]*4))" office:value-type="float" office:value="0.913545457642601">
            <text:p>0.9135</text:p>
          </table:table-cell>
          <table:table-cell table:formula="of:=COS(RADIANS([.A187]*5))" office:value-type="float" office:value="-0.866025403784439">
            <text:p>-0.8660</text:p>
          </table:table-cell>
          <table:table-cell table:formula="of:=COS(RADIANS([.A187]*6))" office:value-type="float" office:value="0.809016994374948">
            <text:p>0.8090</text:p>
          </table:table-cell>
          <table:table-cell table:formula="of:=COS(RADIANS([.A187]*7))" office:value-type="float" office:value="-0.743144825477394">
            <text:p>-0.7431</text:p>
          </table:table-cell>
          <table:table-cell table:formula="of:=COS(RADIANS([.A187]*8))" office:value-type="float" office:value="0.669130606358858">
            <text:p>0.6691</text:p>
          </table:table-cell>
          <table:table-cell table:formula="of:=COS(RADIANS([.A187]*9))" office:value-type="float" office:value="-0.587785252292473">
            <text:p>-0.5878</text:p>
          </table:table-cell>
          <table:table-cell table:formula="of:=COS(RADIANS([.A187]*10))" office:value-type="float" office:value="0.500000000000002">
            <text:p>0.5000</text:p>
          </table:table-cell>
          <table:table-cell table:formula="of:=COS(RADIANS([.A187]*11))" office:value-type="float" office:value="-0.406736643075799">
            <text:p>-0.4067</text:p>
          </table:table-cell>
          <table:table-cell table:formula="of:=COS(RADIANS([.A187]*12))" office:value-type="float" office:value="0.309016994374949">
            <text:p>0.3090</text:p>
          </table:table-cell>
          <table:table-cell table:formula="of:=COS(RADIANS([.A187]*13))" office:value-type="float" office:value="-0.207911690817757">
            <text:p>-0.2079</text:p>
          </table:table-cell>
          <table:table-cell table:formula="of:=COS(RADIANS([.A187]*14))" office:value-type="float" office:value="0.104528463267654">
            <text:p>0.1045</text:p>
          </table:table-cell>
          <table:table-cell table:formula="of:=COS(RADIANS([.A187]*15))" office:value-type="float" office:value="-3.67455937807865E-015">
            <text:p>0.0000</text:p>
          </table:table-cell>
          <table:table-cell table:formula="of:=COS(RADIANS([.A187]*16))" office:value-type="float" office:value="-0.104528463267654">
            <text:p>-0.1045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07S">
            <text:p>00:03:07</text:p>
          </table:table-cell>
          <table:table-cell table:formula="of:=SIN(RADIANS([.A188]))" office:value-type="float" office:value="-0.121869343405147">
            <text:p>-0.1219</text:p>
          </table:table-cell>
          <table:table-cell table:formula="of:=SIN(RADIANS([.A188]*2))" office:value-type="float" office:value="0.241921895599667">
            <text:p>0.2419</text:p>
          </table:table-cell>
          <table:table-cell table:formula="of:=SIN(RADIANS([.A188]*3))" office:value-type="float" office:value="-0.3583679495453">
            <text:p>-0.3584</text:p>
          </table:table-cell>
          <table:table-cell table:formula="of:=SIN(RADIANS([.A188]*4))" office:value-type="float" office:value="0.46947156278589">
            <text:p>0.4695</text:p>
          </table:table-cell>
          <table:table-cell table:formula="of:=SIN(RADIANS([.A188]*5))" office:value-type="float" office:value="-0.573576436351047">
            <text:p>-0.5736</text:p>
          </table:table-cell>
          <table:table-cell table:formula="of:=SIN(RADIANS([.A188]*6))" office:value-type="float" office:value="0.669130606358858">
            <text:p>0.6691</text:p>
          </table:table-cell>
          <table:table-cell table:formula="of:=SIN(RADIANS([.A188]*7))" office:value-type="float" office:value="-0.754709580222771">
            <text:p>-0.7547</text:p>
          </table:table-cell>
          <table:table-cell table:formula="of:=SIN(RADIANS([.A188]*8))" office:value-type="float" office:value="0.829037572555041">
            <text:p>0.8290</text:p>
          </table:table-cell>
          <table:table-cell table:formula="of:=SIN(RADIANS([.A188]*9))" office:value-type="float" office:value="-0.891006524188367">
            <text:p>-0.8910</text:p>
          </table:table-cell>
          <table:table-cell table:formula="of:=SIN(RADIANS([.A188]*10))" office:value-type="float" office:value="0.939692620785909">
            <text:p>0.9397</text:p>
          </table:table-cell>
          <table:table-cell table:formula="of:=SIN(RADIANS([.A188]*11))" office:value-type="float" office:value="-0.974370064785235">
            <text:p>-0.9744</text:p>
          </table:table-cell>
          <table:table-cell table:formula="of:=SIN(RADIANS([.A188]*12))" office:value-type="float" office:value="0.994521895368273">
            <text:p>0.9945</text:p>
          </table:table-cell>
          <table:table-cell table:formula="of:=SIN(RADIANS([.A188]*13))" office:value-type="float" office:value="-0.999847695156391">
            <text:p>-0.9998</text:p>
          </table:table-cell>
          <table:table-cell table:formula="of:=SIN(RADIANS([.A188]*14))" office:value-type="float" office:value="0.990268068741571">
            <text:p>0.9903</text:p>
          </table:table-cell>
          <table:table-cell table:formula="of:=SIN(RADIANS([.A188]*15))" office:value-type="float" office:value="-0.965925826289069">
            <text:p>-0.9659</text:p>
          </table:table-cell>
          <table:table-cell table:formula="of:=SIN(RADIANS([.A188]*16))" office:value-type="float" office:value="0.927183854566788">
            <text:p>0.9272</text:p>
          </table:table-cell>
          <table:table-cell table:formula="of:=COS(RADIANS([.A188]))" office:value-type="float" office:value="-0.992546151641322">
            <text:p>-0.9925</text:p>
          </table:table-cell>
          <table:table-cell table:formula="of:=COS(RADIANS([.A188]*2))" office:value-type="float" office:value="0.970295726275996">
            <text:p>0.9703</text:p>
          </table:table-cell>
          <table:table-cell table:formula="of:=COS(RADIANS([.A188]*3))" office:value-type="float" office:value="-0.933580426497202">
            <text:p>-0.9336</text:p>
          </table:table-cell>
          <table:table-cell table:formula="of:=COS(RADIANS([.A188]*4))" office:value-type="float" office:value="0.882947592858927">
            <text:p>0.8829</text:p>
          </table:table-cell>
          <table:table-cell table:formula="of:=COS(RADIANS([.A188]*5))" office:value-type="float" office:value="-0.819152044288992">
            <text:p>-0.8192</text:p>
          </table:table-cell>
          <table:table-cell table:formula="of:=COS(RADIANS([.A188]*6))" office:value-type="float" office:value="0.743144825477394">
            <text:p>0.7431</text:p>
          </table:table-cell>
          <table:table-cell table:formula="of:=COS(RADIANS([.A188]*7))" office:value-type="float" office:value="-0.656059028990508">
            <text:p>-0.6561</text:p>
          </table:table-cell>
          <table:table-cell table:formula="of:=COS(RADIANS([.A188]*8))" office:value-type="float" office:value="0.559192903470748">
            <text:p>0.5592</text:p>
          </table:table-cell>
          <table:table-cell table:formula="of:=COS(RADIANS([.A188]*9))" office:value-type="float" office:value="-0.453990499739549">
            <text:p>-0.4540</text:p>
          </table:table-cell>
          <table:table-cell table:formula="of:=COS(RADIANS([.A188]*10))" office:value-type="float" office:value="0.342020143325668">
            <text:p>0.3420</text:p>
          </table:table-cell>
          <table:table-cell table:formula="of:=COS(RADIANS([.A188]*11))" office:value-type="float" office:value="-0.224951054343865">
            <text:p>-0.2250</text:p>
          </table:table-cell>
          <table:table-cell table:formula="of:=COS(RADIANS([.A188]*12))" office:value-type="float" office:value="0.104528463267654">
            <text:p>0.1045</text:p>
          </table:table-cell>
          <table:table-cell table:formula="of:=COS(RADIANS([.A188]*13))" office:value-type="float" office:value="0.0174524064372826">
            <text:p>0.0175</text:p>
          </table:table-cell>
          <table:table-cell table:formula="of:=COS(RADIANS([.A188]*14))" office:value-type="float" office:value="-0.139173100960064">
            <text:p>-0.1392</text:p>
          </table:table-cell>
          <table:table-cell table:formula="of:=COS(RADIANS([.A188]*15))" office:value-type="float" office:value="0.258819045102519">
            <text:p>0.2588</text:p>
          </table:table-cell>
          <table:table-cell table:formula="of:=COS(RADIANS([.A188]*16))" office:value-type="float" office:value="-0.374606593415909">
            <text:p>-0.374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08S">
            <text:p>00:03:08</text:p>
          </table:table-cell>
          <table:table-cell table:formula="of:=SIN(RADIANS([.A189]))" office:value-type="float" office:value="-0.139173100960066">
            <text:p>-0.1392</text:p>
          </table:table-cell>
          <table:table-cell table:formula="of:=SIN(RADIANS([.A189]*2))" office:value-type="float" office:value="0.275637355816999">
            <text:p>0.2756</text:p>
          </table:table-cell>
          <table:table-cell table:formula="of:=SIN(RADIANS([.A189]*3))" office:value-type="float" office:value="-0.4067366430758">
            <text:p>-0.4067</text:p>
          </table:table-cell>
          <table:table-cell table:formula="of:=SIN(RADIANS([.A189]*4))" office:value-type="float" office:value="0.529919264233205">
            <text:p>0.5299</text:p>
          </table:table-cell>
          <table:table-cell table:formula="of:=SIN(RADIANS([.A189]*5))" office:value-type="float" office:value="-0.642787609686538">
            <text:p>-0.6428</text:p>
          </table:table-cell>
          <table:table-cell table:formula="of:=SIN(RADIANS([.A189]*6))" office:value-type="float" office:value="0.743144825477394">
            <text:p>0.7431</text:p>
          </table:table-cell>
          <table:table-cell table:formula="of:=SIN(RADIANS([.A189]*7))" office:value-type="float" office:value="-0.829037572555041">
            <text:p>-0.8290</text:p>
          </table:table-cell>
          <table:table-cell table:formula="of:=SIN(RADIANS([.A189]*8))" office:value-type="float" office:value="0.898794046299167">
            <text:p>0.8988</text:p>
          </table:table-cell>
          <table:table-cell table:formula="of:=SIN(RADIANS([.A189]*9))" office:value-type="float" office:value="-0.951056516295153">
            <text:p>-0.9511</text:p>
          </table:table-cell>
          <table:table-cell table:formula="of:=SIN(RADIANS([.A189]*10))" office:value-type="float" office:value="0.984807753012208">
            <text:p>0.9848</text:p>
          </table:table-cell>
          <table:table-cell table:formula="of:=SIN(RADIANS([.A189]*11))" office:value-type="float" office:value="-0.999390827019096">
            <text:p>-0.9994</text:p>
          </table:table-cell>
          <table:table-cell table:formula="of:=SIN(RADIANS([.A189]*12))" office:value-type="float" office:value="0.994521895368273">
            <text:p>0.9945</text:p>
          </table:table-cell>
          <table:table-cell table:formula="of:=SIN(RADIANS([.A189]*13))" office:value-type="float" office:value="-0.970295726275996">
            <text:p>-0.9703</text:p>
          </table:table-cell>
          <table:table-cell table:formula="of:=SIN(RADIANS([.A189]*14))" office:value-type="float" office:value="0.927183854566788">
            <text:p>0.9272</text:p>
          </table:table-cell>
          <table:table-cell table:formula="of:=SIN(RADIANS([.A189]*15))" office:value-type="float" office:value="-0.866025403784439">
            <text:p>-0.8660</text:p>
          </table:table-cell>
          <table:table-cell table:formula="of:=SIN(RADIANS([.A189]*16))" office:value-type="float" office:value="0.788010753606721">
            <text:p>0.7880</text:p>
          </table:table-cell>
          <table:table-cell table:formula="of:=COS(RADIANS([.A189]))" office:value-type="float" office:value="-0.99026806874157">
            <text:p>-0.9903</text:p>
          </table:table-cell>
          <table:table-cell table:formula="of:=COS(RADIANS([.A189]*2))" office:value-type="float" office:value="0.961261695938319">
            <text:p>0.9613</text:p>
          </table:table-cell>
          <table:table-cell table:formula="of:=COS(RADIANS([.A189]*3))" office:value-type="float" office:value="-0.913545457642601">
            <text:p>-0.9135</text:p>
          </table:table-cell>
          <table:table-cell table:formula="of:=COS(RADIANS([.A189]*4))" office:value-type="float" office:value="0.848048096156426">
            <text:p>0.8480</text:p>
          </table:table-cell>
          <table:table-cell table:formula="of:=COS(RADIANS([.A189]*5))" office:value-type="float" office:value="-0.766044443118979">
            <text:p>-0.7660</text:p>
          </table:table-cell>
          <table:table-cell table:formula="of:=COS(RADIANS([.A189]*6))" office:value-type="float" office:value="0.669130606358858">
            <text:p>0.6691</text:p>
          </table:table-cell>
          <table:table-cell table:formula="of:=COS(RADIANS([.A189]*7))" office:value-type="float" office:value="-0.559192903470748">
            <text:p>-0.5592</text:p>
          </table:table-cell>
          <table:table-cell table:formula="of:=COS(RADIANS([.A189]*8))" office:value-type="float" office:value="0.438371146789077">
            <text:p>0.4384</text:p>
          </table:table-cell>
          <table:table-cell table:formula="of:=COS(RADIANS([.A189]*9))" office:value-type="float" office:value="-0.309016994374948">
            <text:p>-0.3090</text:p>
          </table:table-cell>
          <table:table-cell table:formula="of:=COS(RADIANS([.A189]*10))" office:value-type="float" office:value="0.173648177666933">
            <text:p>0.1736</text:p>
          </table:table-cell>
          <table:table-cell table:formula="of:=COS(RADIANS([.A189]*11))" office:value-type="float" office:value="-0.034899496702502">
            <text:p>-0.0349</text:p>
          </table:table-cell>
          <table:table-cell table:formula="of:=COS(RADIANS([.A189]*12))" office:value-type="float" office:value="-0.104528463267654">
            <text:p>-0.1045</text:p>
          </table:table-cell>
          <table:table-cell table:formula="of:=COS(RADIANS([.A189]*13))" office:value-type="float" office:value="0.24192189559967">
            <text:p>0.2419</text:p>
          </table:table-cell>
          <table:table-cell table:formula="of:=COS(RADIANS([.A189]*14))" office:value-type="float" office:value="-0.37460659341591">
            <text:p>-0.3746</text:p>
          </table:table-cell>
          <table:table-cell table:formula="of:=COS(RADIANS([.A189]*15))" office:value-type="float" office:value="0.5">
            <text:p>0.5000</text:p>
          </table:table-cell>
          <table:table-cell table:formula="of:=COS(RADIANS([.A189]*16))" office:value-type="float" office:value="-0.615661475325659">
            <text:p>-0.615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09S">
            <text:p>00:03:09</text:p>
          </table:table-cell>
          <table:table-cell table:formula="of:=SIN(RADIANS([.A190]))" office:value-type="float" office:value="-0.156434465040231">
            <text:p>-0.1564</text:p>
          </table:table-cell>
          <table:table-cell table:formula="of:=SIN(RADIANS([.A190]*2))" office:value-type="float" office:value="0.309016994374947">
            <text:p>0.3090</text:p>
          </table:table-cell>
          <table:table-cell table:formula="of:=SIN(RADIANS([.A190]*3))" office:value-type="float" office:value="-0.453990499739547">
            <text:p>-0.4540</text:p>
          </table:table-cell>
          <table:table-cell table:formula="of:=SIN(RADIANS([.A190]*4))" office:value-type="float" office:value="0.587785252292473">
            <text:p>0.5878</text:p>
          </table:table-cell>
          <table:table-cell table:formula="of:=SIN(RADIANS([.A190]*5))" office:value-type="float" office:value="-0.707106781186548">
            <text:p>-0.7071</text:p>
          </table:table-cell>
          <table:table-cell table:formula="of:=SIN(RADIANS([.A190]*6))" office:value-type="float" office:value="0.809016994374948">
            <text:p>0.8090</text:p>
          </table:table-cell>
          <table:table-cell table:formula="of:=SIN(RADIANS([.A190]*7))" office:value-type="float" office:value="-0.891006524188367">
            <text:p>-0.8910</text:p>
          </table:table-cell>
          <table:table-cell table:formula="of:=SIN(RADIANS([.A190]*8))" office:value-type="float" office:value="0.951056516295153">
            <text:p>0.9511</text:p>
          </table:table-cell>
          <table:table-cell table:formula="of:=SIN(RADIANS([.A190]*9))" office:value-type="float" office:value="-0.987688340595138">
            <text:p>-0.9877</text:p>
          </table:table-cell>
          <table:table-cell table:formula="of:=SIN(RADIANS([.A190]*10))" office:value-type="float" office:value="1">
            <text:p>1.0000</text:p>
          </table:table-cell>
          <table:table-cell table:formula="of:=SIN(RADIANS([.A190]*11))" office:value-type="float" office:value="-0.987688340595138">
            <text:p>-0.9877</text:p>
          </table:table-cell>
          <table:table-cell table:formula="of:=SIN(RADIANS([.A190]*12))" office:value-type="float" office:value="0.951056516295153">
            <text:p>0.9511</text:p>
          </table:table-cell>
          <table:table-cell table:formula="of:=SIN(RADIANS([.A190]*13))" office:value-type="float" office:value="-0.891006524188368">
            <text:p>-0.8910</text:p>
          </table:table-cell>
          <table:table-cell table:formula="of:=SIN(RADIANS([.A190]*14))" office:value-type="float" office:value="0.80901699437495">
            <text:p>0.8090</text:p>
          </table:table-cell>
          <table:table-cell table:formula="of:=SIN(RADIANS([.A190]*15))" office:value-type="float" office:value="-0.707106781186547">
            <text:p>-0.7071</text:p>
          </table:table-cell>
          <table:table-cell table:formula="of:=SIN(RADIANS([.A190]*16))" office:value-type="float" office:value="0.587785252292475">
            <text:p>0.5878</text:p>
          </table:table-cell>
          <table:table-cell table:formula="of:=COS(RADIANS([.A190]))" office:value-type="float" office:value="-0.987688340595138">
            <text:p>-0.9877</text:p>
          </table:table-cell>
          <table:table-cell table:formula="of:=COS(RADIANS([.A190]*2))" office:value-type="float" office:value="0.951056516295154">
            <text:p>0.9511</text:p>
          </table:table-cell>
          <table:table-cell table:formula="of:=COS(RADIANS([.A190]*3))" office:value-type="float" office:value="-0.891006524188368">
            <text:p>-0.8910</text:p>
          </table:table-cell>
          <table:table-cell table:formula="of:=COS(RADIANS([.A190]*4))" office:value-type="float" office:value="0.809016994374948">
            <text:p>0.8090</text:p>
          </table:table-cell>
          <table:table-cell table:formula="of:=COS(RADIANS([.A190]*5))" office:value-type="float" office:value="-0.707106781186547">
            <text:p>-0.7071</text:p>
          </table:table-cell>
          <table:table-cell table:formula="of:=COS(RADIANS([.A190]*6))" office:value-type="float" office:value="0.587785252292472">
            <text:p>0.5878</text:p>
          </table:table-cell>
          <table:table-cell table:formula="of:=COS(RADIANS([.A190]*7))" office:value-type="float" office:value="-0.453990499739548">
            <text:p>-0.4540</text:p>
          </table:table-cell>
          <table:table-cell table:formula="of:=COS(RADIANS([.A190]*8))" office:value-type="float" office:value="0.309016994374948">
            <text:p>0.3090</text:p>
          </table:table-cell>
          <table:table-cell table:formula="of:=COS(RADIANS([.A190]*9))" office:value-type="float" office:value="-0.156434465040231">
            <text:p>-0.1564</text:p>
          </table:table-cell>
          <table:table-cell table:formula="of:=COS(RADIANS([.A190]*10))" office:value-type="float" office:value="-4.9047770029553E-016">
            <text:p>0.0000</text:p>
          </table:table-cell>
          <table:table-cell table:formula="of:=COS(RADIANS([.A190]*11))" office:value-type="float" office:value="0.156434465040229">
            <text:p>0.1564</text:p>
          </table:table-cell>
          <table:table-cell table:formula="of:=COS(RADIANS([.A190]*12))" office:value-type="float" office:value="-0.309016994374949">
            <text:p>-0.3090</text:p>
          </table:table-cell>
          <table:table-cell table:formula="of:=COS(RADIANS([.A190]*13))" office:value-type="float" office:value="0.453990499739546">
            <text:p>0.4540</text:p>
          </table:table-cell>
          <table:table-cell table:formula="of:=COS(RADIANS([.A190]*14))" office:value-type="float" office:value="-0.58778525229247">
            <text:p>-0.5878</text:p>
          </table:table-cell>
          <table:table-cell table:formula="of:=COS(RADIANS([.A190]*15))" office:value-type="float" office:value="0.707106781186548">
            <text:p>0.7071</text:p>
          </table:table-cell>
          <table:table-cell table:formula="of:=COS(RADIANS([.A190]*16))" office:value-type="float" office:value="-0.809016994374946">
            <text:p>-0.809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10S">
            <text:p>00:03:10</text:p>
          </table:table-cell>
          <table:table-cell table:formula="of:=SIN(RADIANS([.A191]))" office:value-type="float" office:value="-0.17364817766693">
            <text:p>-0.1736</text:p>
          </table:table-cell>
          <table:table-cell table:formula="of:=SIN(RADIANS([.A191]*2))" office:value-type="float" office:value="0.342020143325669">
            <text:p>0.3420</text:p>
          </table:table-cell>
          <table:table-cell table:formula="of:=SIN(RADIANS([.A191]*3))" office:value-type="float" office:value="-0.499999999999999">
            <text:p>-0.5000</text:p>
          </table:table-cell>
          <table:table-cell table:formula="of:=SIN(RADIANS([.A191]*4))" office:value-type="float" office:value="0.64278760968654">
            <text:p>0.6428</text:p>
          </table:table-cell>
          <table:table-cell table:formula="of:=SIN(RADIANS([.A191]*5))" office:value-type="float" office:value="-0.766044443118977">
            <text:p>-0.7660</text:p>
          </table:table-cell>
          <table:table-cell table:formula="of:=SIN(RADIANS([.A191]*6))" office:value-type="float" office:value="0.866025403784438">
            <text:p>0.8660</text:p>
          </table:table-cell>
          <table:table-cell table:formula="of:=SIN(RADIANS([.A191]*7))" office:value-type="float" office:value="-0.939692620785909">
            <text:p>-0.9397</text:p>
          </table:table-cell>
          <table:table-cell table:formula="of:=SIN(RADIANS([.A191]*8))" office:value-type="float" office:value="0.984807753012208">
            <text:p>0.9848</text:p>
          </table:table-cell>
          <table:table-cell table:formula="of:=SIN(RADIANS([.A191]*9))" office:value-type="float" office:value="-1">
            <text:p>-1.0000</text:p>
          </table:table-cell>
          <table:table-cell table:formula="of:=SIN(RADIANS([.A191]*10))" office:value-type="float" office:value="0.984807753012209">
            <text:p>0.9848</text:p>
          </table:table-cell>
          <table:table-cell table:formula="of:=SIN(RADIANS([.A191]*11))" office:value-type="float" office:value="-0.93969262078591">
            <text:p>-0.9397</text:p>
          </table:table-cell>
          <table:table-cell table:formula="of:=SIN(RADIANS([.A191]*12))" office:value-type="float" office:value="0.866025403784441">
            <text:p>0.8660</text:p>
          </table:table-cell>
          <table:table-cell table:formula="of:=SIN(RADIANS([.A191]*13))" office:value-type="float" office:value="-0.766044443118981">
            <text:p>-0.7660</text:p>
          </table:table-cell>
          <table:table-cell table:formula="of:=SIN(RADIANS([.A191]*14))" office:value-type="float" office:value="0.642787609686537">
            <text:p>0.6428</text:p>
          </table:table-cell>
          <table:table-cell table:formula="of:=SIN(RADIANS([.A191]*15))" office:value-type="float" office:value="-0.499999999999998">
            <text:p>-0.5000</text:p>
          </table:table-cell>
          <table:table-cell table:formula="of:=SIN(RADIANS([.A191]*16))" office:value-type="float" office:value="0.342020143325667">
            <text:p>0.3420</text:p>
          </table:table-cell>
          <table:table-cell table:formula="of:=COS(RADIANS([.A191]))" office:value-type="float" office:value="-0.984807753012208">
            <text:p>-0.9848</text:p>
          </table:table-cell>
          <table:table-cell table:formula="of:=COS(RADIANS([.A191]*2))" office:value-type="float" office:value="0.939692620785908">
            <text:p>0.9397</text:p>
          </table:table-cell>
          <table:table-cell table:formula="of:=COS(RADIANS([.A191]*3))" office:value-type="float" office:value="-0.866025403784439">
            <text:p>-0.8660</text:p>
          </table:table-cell>
          <table:table-cell table:formula="of:=COS(RADIANS([.A191]*4))" office:value-type="float" office:value="0.766044443118978">
            <text:p>0.7660</text:p>
          </table:table-cell>
          <table:table-cell table:formula="of:=COS(RADIANS([.A191]*5))" office:value-type="float" office:value="-0.642787609686541">
            <text:p>-0.6428</text:p>
          </table:table-cell>
          <table:table-cell table:formula="of:=COS(RADIANS([.A191]*6))" office:value-type="float" office:value="0.500000000000002">
            <text:p>0.5000</text:p>
          </table:table-cell>
          <table:table-cell table:formula="of:=COS(RADIANS([.A191]*7))" office:value-type="float" office:value="-0.342020143325668">
            <text:p>-0.3420</text:p>
          </table:table-cell>
          <table:table-cell table:formula="of:=COS(RADIANS([.A191]*8))" office:value-type="float" office:value="0.173648177666929">
            <text:p>0.1736</text:p>
          </table:table-cell>
          <table:table-cell table:formula="of:=COS(RADIANS([.A191]*9))" office:value-type="float" office:value="6.12942380210265E-016">
            <text:p>0.0000</text:p>
          </table:table-cell>
          <table:table-cell table:formula="of:=COS(RADIANS([.A191]*10))" office:value-type="float" office:value="-0.173648177666927">
            <text:p>-0.1736</text:p>
          </table:table-cell>
          <table:table-cell table:formula="of:=COS(RADIANS([.A191]*11))" office:value-type="float" office:value="0.342020143325665">
            <text:p>0.3420</text:p>
          </table:table-cell>
          <table:table-cell table:formula="of:=COS(RADIANS([.A191]*12))" office:value-type="float" office:value="-0.499999999999997">
            <text:p>-0.5000</text:p>
          </table:table-cell>
          <table:table-cell table:formula="of:=COS(RADIANS([.A191]*13))" office:value-type="float" office:value="0.642787609686536">
            <text:p>0.6428</text:p>
          </table:table-cell>
          <table:table-cell table:formula="of:=COS(RADIANS([.A191]*14))" office:value-type="float" office:value="-0.76604444311898">
            <text:p>-0.7660</text:p>
          </table:table-cell>
          <table:table-cell table:formula="of:=COS(RADIANS([.A191]*15))" office:value-type="float" office:value="0.86602540378444">
            <text:p>0.8660</text:p>
          </table:table-cell>
          <table:table-cell table:formula="of:=COS(RADIANS([.A191]*16))" office:value-type="float" office:value="-0.939692620785909">
            <text:p>-0.9397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11S">
            <text:p>00:03:11</text:p>
          </table:table-cell>
          <table:table-cell table:formula="of:=SIN(RADIANS([.A192]))" office:value-type="float" office:value="-0.190808995376545">
            <text:p>-0.1908</text:p>
          </table:table-cell>
          <table:table-cell table:formula="of:=SIN(RADIANS([.A192]*2))" office:value-type="float" office:value="0.374606593415912">
            <text:p>0.3746</text:p>
          </table:table-cell>
          <table:table-cell table:formula="of:=SIN(RADIANS([.A192]*3))" office:value-type="float" office:value="-0.544639035015027">
            <text:p>-0.5446</text:p>
          </table:table-cell>
          <table:table-cell table:formula="of:=SIN(RADIANS([.A192]*4))" office:value-type="float" office:value="0.694658370458997">
            <text:p>0.6947</text:p>
          </table:table-cell>
          <table:table-cell table:formula="of:=SIN(RADIANS([.A192]*5))" office:value-type="float" office:value="-0.819152044288992">
            <text:p>-0.8192</text:p>
          </table:table-cell>
          <table:table-cell table:formula="of:=SIN(RADIANS([.A192]*6))" office:value-type="float" office:value="0.9135454576426">
            <text:p>0.9135</text:p>
          </table:table-cell>
          <table:table-cell table:formula="of:=SIN(RADIANS([.A192]*7))" office:value-type="float" office:value="-0.974370064785235">
            <text:p>-0.9744</text:p>
          </table:table-cell>
          <table:table-cell table:formula="of:=SIN(RADIANS([.A192]*8))" office:value-type="float" office:value="0.999390827019096">
            <text:p>0.9994</text:p>
          </table:table-cell>
          <table:table-cell table:formula="of:=SIN(RADIANS([.A192]*9))" office:value-type="float" office:value="-0.987688340595138">
            <text:p>-0.9877</text:p>
          </table:table-cell>
          <table:table-cell table:formula="of:=SIN(RADIANS([.A192]*10))" office:value-type="float" office:value="0.939692620785908">
            <text:p>0.9397</text:p>
          </table:table-cell>
          <table:table-cell table:formula="of:=SIN(RADIANS([.A192]*11))" office:value-type="float" office:value="-0.857167300702111">
            <text:p>-0.8572</text:p>
          </table:table-cell>
          <table:table-cell table:formula="of:=SIN(RADIANS([.A192]*12))" office:value-type="float" office:value="0.743144825477396">
            <text:p>0.7431</text:p>
          </table:table-cell>
          <table:table-cell table:formula="of:=SIN(RADIANS([.A192]*13))" office:value-type="float" office:value="-0.601815023152049">
            <text:p>-0.6018</text:p>
          </table:table-cell>
          <table:table-cell table:formula="of:=SIN(RADIANS([.A192]*14))" office:value-type="float" office:value="0.438371146789076">
            <text:p>0.4384</text:p>
          </table:table-cell>
          <table:table-cell table:formula="of:=SIN(RADIANS([.A192]*15))" office:value-type="float" office:value="-0.258819045102524">
            <text:p>-0.2588</text:p>
          </table:table-cell>
          <table:table-cell table:formula="of:=SIN(RADIANS([.A192]*16))" office:value-type="float" office:value="0.0697564737441266">
            <text:p>0.0698</text:p>
          </table:table-cell>
          <table:table-cell table:formula="of:=COS(RADIANS([.A192]))" office:value-type="float" office:value="-0.981627183447664">
            <text:p>-0.9816</text:p>
          </table:table-cell>
          <table:table-cell table:formula="of:=COS(RADIANS([.A192]*2))" office:value-type="float" office:value="0.927183854566787">
            <text:p>0.9272</text:p>
          </table:table-cell>
          <table:table-cell table:formula="of:=COS(RADIANS([.A192]*3))" office:value-type="float" office:value="-0.838670567945424">
            <text:p>-0.8387</text:p>
          </table:table-cell>
          <table:table-cell table:formula="of:=COS(RADIANS([.A192]*4))" office:value-type="float" office:value="0.719339800338651">
            <text:p>0.7193</text:p>
          </table:table-cell>
          <table:table-cell table:formula="of:=COS(RADIANS([.A192]*5))" office:value-type="float" office:value="-0.573576436351046">
            <text:p>-0.5736</text:p>
          </table:table-cell>
          <table:table-cell table:formula="of:=COS(RADIANS([.A192]*6))" office:value-type="float" office:value="0.406736643075802">
            <text:p>0.4067</text:p>
          </table:table-cell>
          <table:table-cell table:formula="of:=COS(RADIANS([.A192]*7))" office:value-type="float" office:value="-0.224951054343864">
            <text:p>-0.2250</text:p>
          </table:table-cell>
          <table:table-cell table:formula="of:=COS(RADIANS([.A192]*8))" office:value-type="float" office:value="0.0348994967025016">
            <text:p>0.0349</text:p>
          </table:table-cell>
          <table:table-cell table:formula="of:=COS(RADIANS([.A192]*9))" office:value-type="float" office:value="0.156434465040229">
            <text:p>0.1564</text:p>
          </table:table-cell>
          <table:table-cell table:formula="of:=COS(RADIANS([.A192]*10))" office:value-type="float" office:value="-0.342020143325669">
            <text:p>-0.3420</text:p>
          </table:table-cell>
          <table:table-cell table:formula="of:=COS(RADIANS([.A192]*11))" office:value-type="float" office:value="0.515038074910056">
            <text:p>0.5150</text:p>
          </table:table-cell>
          <table:table-cell table:formula="of:=COS(RADIANS([.A192]*12))" office:value-type="float" office:value="-0.669130606358856">
            <text:p>-0.6691</text:p>
          </table:table-cell>
          <table:table-cell table:formula="of:=COS(RADIANS([.A192]*13))" office:value-type="float" office:value="0.798635510047293">
            <text:p>0.7986</text:p>
          </table:table-cell>
          <table:table-cell table:formula="of:=COS(RADIANS([.A192]*14))" office:value-type="float" office:value="-0.898794046299168">
            <text:p>-0.8988</text:p>
          </table:table-cell>
          <table:table-cell table:formula="of:=COS(RADIANS([.A192]*15))" office:value-type="float" office:value="0.965925826289067">
            <text:p>0.9659</text:p>
          </table:table-cell>
          <table:table-cell table:formula="of:=COS(RADIANS([.A192]*16))" office:value-type="float" office:value="-0.997564050259824">
            <text:p>-0.997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12S">
            <text:p>00:03:12</text:p>
          </table:table-cell>
          <table:table-cell table:formula="of:=SIN(RADIANS([.A193]))" office:value-type="float" office:value="-0.207911690817759">
            <text:p>-0.2079</text:p>
          </table:table-cell>
          <table:table-cell table:formula="of:=SIN(RADIANS([.A193]*2))" office:value-type="float" office:value="0.4067366430758">
            <text:p>0.4067</text:p>
          </table:table-cell>
          <table:table-cell table:formula="of:=SIN(RADIANS([.A193]*3))" office:value-type="float" office:value="-0.587785252292473">
            <text:p>-0.5878</text:p>
          </table:table-cell>
          <table:table-cell table:formula="of:=SIN(RADIANS([.A193]*4))" office:value-type="float" office:value="0.743144825477395">
            <text:p>0.7431</text:p>
          </table:table-cell>
          <table:table-cell table:formula="of:=SIN(RADIANS([.A193]*5))" office:value-type="float" office:value="-0.866025403784438">
            <text:p>-0.8660</text:p>
          </table:table-cell>
          <table:table-cell table:formula="of:=SIN(RADIANS([.A193]*6))" office:value-type="float" office:value="0.951056516295153">
            <text:p>0.9511</text:p>
          </table:table-cell>
          <table:table-cell table:formula="of:=SIN(RADIANS([.A193]*7))" office:value-type="float" office:value="-0.994521895368273">
            <text:p>-0.9945</text:p>
          </table:table-cell>
          <table:table-cell table:formula="of:=SIN(RADIANS([.A193]*8))" office:value-type="float" office:value="0.994521895368273">
            <text:p>0.9945</text:p>
          </table:table-cell>
          <table:table-cell table:formula="of:=SIN(RADIANS([.A193]*9))" office:value-type="float" office:value="-0.951056516295154">
            <text:p>-0.9511</text:p>
          </table:table-cell>
          <table:table-cell table:formula="of:=SIN(RADIANS([.A193]*10))" office:value-type="float" office:value="0.866025403784441">
            <text:p>0.8660</text:p>
          </table:table-cell>
          <table:table-cell table:formula="of:=SIN(RADIANS([.A193]*11))" office:value-type="float" office:value="-0.743144825477394">
            <text:p>-0.7431</text:p>
          </table:table-cell>
          <table:table-cell table:formula="of:=SIN(RADIANS([.A193]*12))" office:value-type="float" office:value="0.587785252292474">
            <text:p>0.5878</text:p>
          </table:table-cell>
          <table:table-cell table:formula="of:=SIN(RADIANS([.A193]*13))" office:value-type="float" office:value="-0.406736643075804">
            <text:p>-0.4067</text:p>
          </table:table-cell>
          <table:table-cell table:formula="of:=SIN(RADIANS([.A193]*14))" office:value-type="float" office:value="0.207911690817759">
            <text:p>0.2079</text:p>
          </table:table-cell>
          <table:table-cell table:formula="of:=SIN(RADIANS([.A193]*15))" office:value-type="float" office:value="-1.95943487863577E-015">
            <text:p>0.0000</text:p>
          </table:table-cell>
          <table:table-cell table:formula="of:=SIN(RADIANS([.A193]*16))" office:value-type="float" office:value="-0.207911690817762">
            <text:p>-0.2079</text:p>
          </table:table-cell>
          <table:table-cell table:formula="of:=COS(RADIANS([.A193]))" office:value-type="float" office:value="-0.978147600733806">
            <text:p>-0.9781</text:p>
          </table:table-cell>
          <table:table-cell table:formula="of:=COS(RADIANS([.A193]*2))" office:value-type="float" office:value="0.913545457642601">
            <text:p>0.9135</text:p>
          </table:table-cell>
          <table:table-cell table:formula="of:=COS(RADIANS([.A193]*3))" office:value-type="float" office:value="-0.809016994374948">
            <text:p>-0.8090</text:p>
          </table:table-cell>
          <table:table-cell table:formula="of:=COS(RADIANS([.A193]*4))" office:value-type="float" office:value="0.669130606358858">
            <text:p>0.6691</text:p>
          </table:table-cell>
          <table:table-cell table:formula="of:=COS(RADIANS([.A193]*5))" office:value-type="float" office:value="-0.500000000000002">
            <text:p>-0.5000</text:p>
          </table:table-cell>
          <table:table-cell table:formula="of:=COS(RADIANS([.A193]*6))" office:value-type="float" office:value="0.309016994374948">
            <text:p>0.3090</text:p>
          </table:table-cell>
          <table:table-cell table:formula="of:=COS(RADIANS([.A193]*7))" office:value-type="float" office:value="-0.104528463267653">
            <text:p>-0.1045</text:p>
          </table:table-cell>
          <table:table-cell table:formula="of:=COS(RADIANS([.A193]*8))" office:value-type="float" office:value="-0.104528463267655">
            <text:p>-0.1045</text:p>
          </table:table-cell>
          <table:table-cell table:formula="of:=COS(RADIANS([.A193]*9))" office:value-type="float" office:value="0.309016994374946">
            <text:p>0.3090</text:p>
          </table:table-cell>
          <table:table-cell table:formula="of:=COS(RADIANS([.A193]*10))" office:value-type="float" office:value="-0.499999999999997">
            <text:p>-0.5000</text:p>
          </table:table-cell>
          <table:table-cell table:formula="of:=COS(RADIANS([.A193]*11))" office:value-type="float" office:value="0.669130606358859">
            <text:p>0.6691</text:p>
          </table:table-cell>
          <table:table-cell table:formula="of:=COS(RADIANS([.A193]*12))" office:value-type="float" office:value="-0.809016994374946">
            <text:p>-0.8090</text:p>
          </table:table-cell>
          <table:table-cell table:formula="of:=COS(RADIANS([.A193]*13))" office:value-type="float" office:value="0.913545457642599">
            <text:p>0.9135</text:p>
          </table:table-cell>
          <table:table-cell table:formula="of:=COS(RADIANS([.A193]*14))" office:value-type="float" office:value="-0.978147600733806">
            <text:p>-0.9781</text:p>
          </table:table-cell>
          <table:table-cell table:formula="of:=COS(RADIANS([.A193]*15))" office:value-type="float" office:value="1">
            <text:p>1.0000</text:p>
          </table:table-cell>
          <table:table-cell table:formula="of:=COS(RADIANS([.A193]*16))" office:value-type="float" office:value="-0.978147600733805">
            <text:p>-0.9781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13S">
            <text:p>00:03:13</text:p>
          </table:table-cell>
          <table:table-cell table:formula="of:=SIN(RADIANS([.A194]))" office:value-type="float" office:value="-0.224951054343865">
            <text:p>-0.2250</text:p>
          </table:table-cell>
          <table:table-cell table:formula="of:=SIN(RADIANS([.A194]*2))" office:value-type="float" office:value="0.438371146789077">
            <text:p>0.4384</text:p>
          </table:table-cell>
          <table:table-cell table:formula="of:=SIN(RADIANS([.A194]*3))" office:value-type="float" office:value="-0.629320391049837">
            <text:p>-0.6293</text:p>
          </table:table-cell>
          <table:table-cell table:formula="of:=SIN(RADIANS([.A194]*4))" office:value-type="float" office:value="0.788010753606722">
            <text:p>0.7880</text:p>
          </table:table-cell>
          <table:table-cell table:formula="of:=SIN(RADIANS([.A194]*5))" office:value-type="float" office:value="-0.90630778703665">
            <text:p>-0.9063</text:p>
          </table:table-cell>
          <table:table-cell table:formula="of:=SIN(RADIANS([.A194]*6))" office:value-type="float" office:value="0.978147600733806">
            <text:p>0.9781</text:p>
          </table:table-cell>
          <table:table-cell table:formula="of:=SIN(RADIANS([.A194]*7))" office:value-type="float" office:value="-0.999847695156391">
            <text:p>-0.9998</text:p>
          </table:table-cell>
          <table:table-cell table:formula="of:=SIN(RADIANS([.A194]*8))" office:value-type="float" office:value="0.970295726275996">
            <text:p>0.9703</text:p>
          </table:table-cell>
          <table:table-cell table:formula="of:=SIN(RADIANS([.A194]*9))" office:value-type="float" office:value="-0.891006524188368">
            <text:p>-0.8910</text:p>
          </table:table-cell>
          <table:table-cell table:formula="of:=SIN(RADIANS([.A194]*10))" office:value-type="float" office:value="0.766044443118978">
            <text:p>0.7660</text:p>
          </table:table-cell>
          <table:table-cell table:formula="of:=SIN(RADIANS([.A194]*11))" office:value-type="float" office:value="-0.601815023152049">
            <text:p>-0.6018</text:p>
          </table:table-cell>
          <table:table-cell table:formula="of:=SIN(RADIANS([.A194]*12))" office:value-type="float" office:value="0.406736643075801">
            <text:p>0.4067</text:p>
          </table:table-cell>
          <table:table-cell table:formula="of:=SIN(RADIANS([.A194]*13))" office:value-type="float" office:value="-0.190808995376545">
            <text:p>-0.1908</text:p>
          </table:table-cell>
          <table:table-cell table:formula="of:=SIN(RADIANS([.A194]*14))" office:value-type="float" office:value="-0.0348994967025005">
            <text:p>-0.0349</text:p>
          </table:table-cell>
          <table:table-cell table:formula="of:=SIN(RADIANS([.A194]*15))" office:value-type="float" office:value="0.25881904510252">
            <text:p>0.2588</text:p>
          </table:table-cell>
          <table:table-cell table:formula="of:=SIN(RADIANS([.A194]*16))" office:value-type="float" office:value="-0.46947156278589">
            <text:p>-0.4695</text:p>
          </table:table-cell>
          <table:table-cell table:formula="of:=COS(RADIANS([.A194]))" office:value-type="float" office:value="-0.974370064785235">
            <text:p>-0.9744</text:p>
          </table:table-cell>
          <table:table-cell table:formula="of:=COS(RADIANS([.A194]*2))" office:value-type="float" office:value="0.898794046299167">
            <text:p>0.8988</text:p>
          </table:table-cell>
          <table:table-cell table:formula="of:=COS(RADIANS([.A194]*3))" office:value-type="float" office:value="-0.777145961456971">
            <text:p>-0.7771</text:p>
          </table:table-cell>
          <table:table-cell table:formula="of:=COS(RADIANS([.A194]*4))" office:value-type="float" office:value="0.615661475325658">
            <text:p>0.6157</text:p>
          </table:table-cell>
          <table:table-cell table:formula="of:=COS(RADIANS([.A194]*5))" office:value-type="float" office:value="-0.4226182617407">
            <text:p>-0.4226</text:p>
          </table:table-cell>
          <table:table-cell table:formula="of:=COS(RADIANS([.A194]*6))" office:value-type="float" office:value="0.20791169081776">
            <text:p>0.2079</text:p>
          </table:table-cell>
          <table:table-cell table:formula="of:=COS(RADIANS([.A194]*7))" office:value-type="float" office:value="0.0174524064372833">
            <text:p>0.0175</text:p>
          </table:table-cell>
          <table:table-cell table:formula="of:=COS(RADIANS([.A194]*8))" office:value-type="float" office:value="-0.241921895599667">
            <text:p>-0.2419</text:p>
          </table:table-cell>
          <table:table-cell table:formula="of:=COS(RADIANS([.A194]*9))" office:value-type="float" office:value="0.453990499739547">
            <text:p>0.4540</text:p>
          </table:table-cell>
          <table:table-cell table:formula="of:=COS(RADIANS([.A194]*10))" office:value-type="float" office:value="-0.642787609686539">
            <text:p>-0.6428</text:p>
          </table:table-cell>
          <table:table-cell table:formula="of:=COS(RADIANS([.A194]*11))" office:value-type="float" office:value="0.798635510047293">
            <text:p>0.7986</text:p>
          </table:table-cell>
          <table:table-cell table:formula="of:=COS(RADIANS([.A194]*12))" office:value-type="float" office:value="-0.913545457642601">
            <text:p>-0.9135</text:p>
          </table:table-cell>
          <table:table-cell table:formula="of:=COS(RADIANS([.A194]*13))" office:value-type="float" office:value="0.981627183447664">
            <text:p>0.9816</text:p>
          </table:table-cell>
          <table:table-cell table:formula="of:=COS(RADIANS([.A194]*14))" office:value-type="float" office:value="-0.999390827019096">
            <text:p>-0.9994</text:p>
          </table:table-cell>
          <table:table-cell table:formula="of:=COS(RADIANS([.A194]*15))" office:value-type="float" office:value="0.965925826289068">
            <text:p>0.9659</text:p>
          </table:table-cell>
          <table:table-cell table:formula="of:=COS(RADIANS([.A194]*16))" office:value-type="float" office:value="-0.882947592858927">
            <text:p>-0.8829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14S">
            <text:p>00:03:14</text:p>
          </table:table-cell>
          <table:table-cell table:formula="of:=SIN(RADIANS([.A195]))" office:value-type="float" office:value="-0.241921895599667">
            <text:p>-0.2419</text:p>
          </table:table-cell>
          <table:table-cell table:formula="of:=SIN(RADIANS([.A195]*2))" office:value-type="float" office:value="0.46947156278589">
            <text:p>0.4695</text:p>
          </table:table-cell>
          <table:table-cell table:formula="of:=SIN(RADIANS([.A195]*3))" office:value-type="float" office:value="-0.669130606358858">
            <text:p>-0.6691</text:p>
          </table:table-cell>
          <table:table-cell table:formula="of:=SIN(RADIANS([.A195]*4))" office:value-type="float" office:value="0.829037572555041">
            <text:p>0.8290</text:p>
          </table:table-cell>
          <table:table-cell table:formula="of:=SIN(RADIANS([.A195]*5))" office:value-type="float" office:value="-0.939692620785908">
            <text:p>-0.9397</text:p>
          </table:table-cell>
          <table:table-cell table:formula="of:=SIN(RADIANS([.A195]*6))" office:value-type="float" office:value="0.994521895368273">
            <text:p>0.9945</text:p>
          </table:table-cell>
          <table:table-cell table:formula="of:=SIN(RADIANS([.A195]*7))" office:value-type="float" office:value="-0.99026806874157">
            <text:p>-0.9903</text:p>
          </table:table-cell>
          <table:table-cell table:formula="of:=SIN(RADIANS([.A195]*8))" office:value-type="float" office:value="0.927183854566788">
            <text:p>0.9272</text:p>
          </table:table-cell>
          <table:table-cell table:formula="of:=SIN(RADIANS([.A195]*9))" office:value-type="float" office:value="-0.809016994374947">
            <text:p>-0.8090</text:p>
          </table:table-cell>
          <table:table-cell table:formula="of:=SIN(RADIANS([.A195]*10))" office:value-type="float" office:value="0.642787609686542">
            <text:p>0.6428</text:p>
          </table:table-cell>
          <table:table-cell table:formula="of:=SIN(RADIANS([.A195]*11))" office:value-type="float" office:value="-0.438371146789079">
            <text:p>-0.4384</text:p>
          </table:table-cell>
          <table:table-cell table:formula="of:=SIN(RADIANS([.A195]*12))" office:value-type="float" office:value="0.207911690817759">
            <text:p>0.2079</text:p>
          </table:table-cell>
          <table:table-cell table:formula="of:=SIN(RADIANS([.A195]*13))" office:value-type="float" office:value="0.0348994967024971">
            <text:p>0.0349</text:p>
          </table:table-cell>
          <table:table-cell table:formula="of:=SIN(RADIANS([.A195]*14))" office:value-type="float" office:value="-0.275637355816998">
            <text:p>-0.2756</text:p>
          </table:table-cell>
          <table:table-cell table:formula="of:=SIN(RADIANS([.A195]*15))" office:value-type="float" office:value="0.500000000000001">
            <text:p>0.5000</text:p>
          </table:table-cell>
          <table:table-cell table:formula="of:=SIN(RADIANS([.A195]*16))" office:value-type="float" office:value="-0.694658370458995">
            <text:p>-0.6947</text:p>
          </table:table-cell>
          <table:table-cell table:formula="of:=COS(RADIANS([.A195]))" office:value-type="float" office:value="-0.970295726275996">
            <text:p>-0.9703</text:p>
          </table:table-cell>
          <table:table-cell table:formula="of:=COS(RADIANS([.A195]*2))" office:value-type="float" office:value="0.882947592858927">
            <text:p>0.8829</text:p>
          </table:table-cell>
          <table:table-cell table:formula="of:=COS(RADIANS([.A195]*3))" office:value-type="float" office:value="-0.743144825477394">
            <text:p>-0.7431</text:p>
          </table:table-cell>
          <table:table-cell table:formula="of:=COS(RADIANS([.A195]*4))" office:value-type="float" office:value="0.559192903470748">
            <text:p>0.5592</text:p>
          </table:table-cell>
          <table:table-cell table:formula="of:=COS(RADIANS([.A195]*5))" office:value-type="float" office:value="-0.342020143325671">
            <text:p>-0.3420</text:p>
          </table:table-cell>
          <table:table-cell table:formula="of:=COS(RADIANS([.A195]*6))" office:value-type="float" office:value="0.104528463267653">
            <text:p>0.1045</text:p>
          </table:table-cell>
          <table:table-cell table:formula="of:=COS(RADIANS([.A195]*7))" office:value-type="float" office:value="0.139173100960065">
            <text:p>0.1392</text:p>
          </table:table-cell>
          <table:table-cell table:formula="of:=COS(RADIANS([.A195]*8))" office:value-type="float" office:value="-0.37460659341591">
            <text:p>-0.3746</text:p>
          </table:table-cell>
          <table:table-cell table:formula="of:=COS(RADIANS([.A195]*9))" office:value-type="float" office:value="0.587785252292474">
            <text:p>0.5878</text:p>
          </table:table-cell>
          <table:table-cell table:formula="of:=COS(RADIANS([.A195]*10))" office:value-type="float" office:value="-0.766044443118975">
            <text:p>-0.7660</text:p>
          </table:table-cell>
          <table:table-cell table:formula="of:=COS(RADIANS([.A195]*11))" office:value-type="float" office:value="0.898794046299166">
            <text:p>0.8988</text:p>
          </table:table-cell>
          <table:table-cell table:formula="of:=COS(RADIANS([.A195]*12))" office:value-type="float" office:value="-0.978147600733806">
            <text:p>-0.9781</text:p>
          </table:table-cell>
          <table:table-cell table:formula="of:=COS(RADIANS([.A195]*13))" office:value-type="float" office:value="0.999390827019096">
            <text:p>0.9994</text:p>
          </table:table-cell>
          <table:table-cell table:formula="of:=COS(RADIANS([.A195]*14))" office:value-type="float" office:value="-0.961261695938319">
            <text:p>-0.9613</text:p>
          </table:table-cell>
          <table:table-cell table:formula="of:=COS(RADIANS([.A195]*15))" office:value-type="float" office:value="0.866025403784438">
            <text:p>0.8660</text:p>
          </table:table-cell>
          <table:table-cell table:formula="of:=COS(RADIANS([.A195]*16))" office:value-type="float" office:value="-0.719339800338654">
            <text:p>-0.719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15S">
            <text:p>00:03:15</text:p>
          </table:table-cell>
          <table:table-cell table:formula="of:=SIN(RADIANS([.A196]))" office:value-type="float" office:value="-0.258819045102521">
            <text:p>-0.2588</text:p>
          </table:table-cell>
          <table:table-cell table:formula="of:=SIN(RADIANS([.A196]*2))" office:value-type="float" office:value="0.5">
            <text:p>0.5000</text:p>
          </table:table-cell>
          <table:table-cell table:formula="of:=SIN(RADIANS([.A196]*3))" office:value-type="float" office:value="-0.707106781186548">
            <text:p>-0.7071</text:p>
          </table:table-cell>
          <table:table-cell table:formula="of:=SIN(RADIANS([.A196]*4))" office:value-type="float" office:value="0.866025403784439">
            <text:p>0.8660</text:p>
          </table:table-cell>
          <table:table-cell table:formula="of:=SIN(RADIANS([.A196]*5))" office:value-type="float" office:value="-0.965925826289068">
            <text:p>-0.9659</text:p>
          </table:table-cell>
          <table:table-cell table:formula="of:=SIN(RADIANS([.A196]*6))" office:value-type="float" office:value="1">
            <text:p>1.0000</text:p>
          </table:table-cell>
          <table:table-cell table:formula="of:=SIN(RADIANS([.A196]*7))" office:value-type="float" office:value="-0.965925826289069">
            <text:p>-0.9659</text:p>
          </table:table-cell>
          <table:table-cell table:formula="of:=SIN(RADIANS([.A196]*8))" office:value-type="float" office:value="0.866025403784439">
            <text:p>0.8660</text:p>
          </table:table-cell>
          <table:table-cell table:formula="of:=SIN(RADIANS([.A196]*9))" office:value-type="float" office:value="-0.707106781186549">
            <text:p>-0.7071</text:p>
          </table:table-cell>
          <table:table-cell table:formula="of:=SIN(RADIANS([.A196]*10))" office:value-type="float" office:value="0.500000000000001">
            <text:p>0.5000</text:p>
          </table:table-cell>
          <table:table-cell table:formula="of:=SIN(RADIANS([.A196]*11))" office:value-type="float" office:value="-0.258819045102524">
            <text:p>-0.2588</text:p>
          </table:table-cell>
          <table:table-cell table:formula="of:=SIN(RADIANS([.A196]*12))" office:value-type="float" office:value="-1.96067283990894E-015">
            <text:p>0.0000</text:p>
          </table:table-cell>
          <table:table-cell table:formula="of:=SIN(RADIANS([.A196]*13))" office:value-type="float" office:value="0.258819045102521">
            <text:p>0.2588</text:p>
          </table:table-cell>
          <table:table-cell table:formula="of:=SIN(RADIANS([.A196]*14))" office:value-type="float" office:value="-0.499999999999998">
            <text:p>-0.5000</text:p>
          </table:table-cell>
          <table:table-cell table:formula="of:=SIN(RADIANS([.A196]*15))" office:value-type="float" office:value="0.707106781186549">
            <text:p>0.7071</text:p>
          </table:table-cell>
          <table:table-cell table:formula="of:=SIN(RADIANS([.A196]*16))" office:value-type="float" office:value="-0.866025403784439">
            <text:p>-0.8660</text:p>
          </table:table-cell>
          <table:table-cell table:formula="of:=COS(RADIANS([.A196]))" office:value-type="float" office:value="-0.965925826289068">
            <text:p>-0.9659</text:p>
          </table:table-cell>
          <table:table-cell table:formula="of:=COS(RADIANS([.A196]*2))" office:value-type="float" office:value="0.866025403784439">
            <text:p>0.8660</text:p>
          </table:table-cell>
          <table:table-cell table:formula="of:=COS(RADIANS([.A196]*3))" office:value-type="float" office:value="-0.707106781186547">
            <text:p>-0.7071</text:p>
          </table:table-cell>
          <table:table-cell table:formula="of:=COS(RADIANS([.A196]*4))" office:value-type="float" office:value="0.5">
            <text:p>0.5000</text:p>
          </table:table-cell>
          <table:table-cell table:formula="of:=COS(RADIANS([.A196]*5))" office:value-type="float" office:value="-0.258819045102521">
            <text:p>-0.2588</text:p>
          </table:table-cell>
          <table:table-cell table:formula="of:=COS(RADIANS([.A196]*6))" office:value-type="float" office:value="-9.80336419954471E-016">
            <text:p>0.0000</text:p>
          </table:table-cell>
          <table:table-cell table:formula="of:=COS(RADIANS([.A196]*7))" office:value-type="float" office:value="0.25881904510252">
            <text:p>0.2588</text:p>
          </table:table-cell>
          <table:table-cell table:formula="of:=COS(RADIANS([.A196]*8))" office:value-type="float" office:value="-0.5">
            <text:p>-0.5000</text:p>
          </table:table-cell>
          <table:table-cell table:formula="of:=COS(RADIANS([.A196]*9))" office:value-type="float" office:value="0.707106781186546">
            <text:p>0.7071</text:p>
          </table:table-cell>
          <table:table-cell table:formula="of:=COS(RADIANS([.A196]*10))" office:value-type="float" office:value="-0.866025403784438">
            <text:p>-0.8660</text:p>
          </table:table-cell>
          <table:table-cell table:formula="of:=COS(RADIANS([.A196]*11))" office:value-type="float" office:value="0.965925826289067">
            <text:p>0.9659</text:p>
          </table:table-cell>
          <table:table-cell table:formula="of:=COS(RADIANS([.A196]*12))" office:value-type="float" office:value="-1">
            <text:p>-1.0000</text:p>
          </table:table-cell>
          <table:table-cell table:formula="of:=COS(RADIANS([.A196]*13))" office:value-type="float" office:value="0.965925826289068">
            <text:p>0.9659</text:p>
          </table:table-cell>
          <table:table-cell table:formula="of:=COS(RADIANS([.A196]*14))" office:value-type="float" office:value="-0.86602540378444">
            <text:p>-0.8660</text:p>
          </table:table-cell>
          <table:table-cell table:formula="of:=COS(RADIANS([.A196]*15))" office:value-type="float" office:value="0.707106781186546">
            <text:p>0.7071</text:p>
          </table:table-cell>
          <table:table-cell table:formula="of:=COS(RADIANS([.A196]*16))" office:value-type="float" office:value="-0.5">
            <text:p>-0.500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16S">
            <text:p>00:03:16</text:p>
          </table:table-cell>
          <table:table-cell table:formula="of:=SIN(RADIANS([.A197]))" office:value-type="float" office:value="-0.275637355816999">
            <text:p>-0.2756</text:p>
          </table:table-cell>
          <table:table-cell table:formula="of:=SIN(RADIANS([.A197]*2))" office:value-type="float" office:value="0.529919264233205">
            <text:p>0.5299</text:p>
          </table:table-cell>
          <table:table-cell table:formula="of:=SIN(RADIANS([.A197]*3))" office:value-type="float" office:value="-0.743144825477394">
            <text:p>-0.7431</text:p>
          </table:table-cell>
          <table:table-cell table:formula="of:=SIN(RADIANS([.A197]*4))" office:value-type="float" office:value="0.898794046299167">
            <text:p>0.8988</text:p>
          </table:table-cell>
          <table:table-cell table:formula="of:=SIN(RADIANS([.A197]*5))" office:value-type="float" office:value="-0.984807753012208">
            <text:p>-0.9848</text:p>
          </table:table-cell>
          <table:table-cell table:formula="of:=SIN(RADIANS([.A197]*6))" office:value-type="float" office:value="0.994521895368274">
            <text:p>0.9945</text:p>
          </table:table-cell>
          <table:table-cell table:formula="of:=SIN(RADIANS([.A197]*7))" office:value-type="float" office:value="-0.927183854566788">
            <text:p>-0.9272</text:p>
          </table:table-cell>
          <table:table-cell table:formula="of:=SIN(RADIANS([.A197]*8))" office:value-type="float" office:value="0.788010753606723">
            <text:p>0.7880</text:p>
          </table:table-cell>
          <table:table-cell table:formula="of:=SIN(RADIANS([.A197]*9))" office:value-type="float" office:value="-0.587785252292474">
            <text:p>-0.5878</text:p>
          </table:table-cell>
          <table:table-cell table:formula="of:=SIN(RADIANS([.A197]*10))" office:value-type="float" office:value="0.342020143325666">
            <text:p>0.3420</text:p>
          </table:table-cell>
          <table:table-cell table:formula="of:=SIN(RADIANS([.A197]*11))" office:value-type="float" office:value="-0.0697564737441224">
            <text:p>-0.0698</text:p>
          </table:table-cell>
          <table:table-cell table:formula="of:=SIN(RADIANS([.A197]*12))" office:value-type="float" office:value="-0.207911690817755">
            <text:p>-0.2079</text:p>
          </table:table-cell>
          <table:table-cell table:formula="of:=SIN(RADIANS([.A197]*13))" office:value-type="float" office:value="0.469471562785887">
            <text:p>0.4695</text:p>
          </table:table-cell>
          <table:table-cell table:formula="of:=SIN(RADIANS([.A197]*14))" office:value-type="float" office:value="-0.694658370458995">
            <text:p>-0.6947</text:p>
          </table:table-cell>
          <table:table-cell table:formula="of:=SIN(RADIANS([.A197]*15))" office:value-type="float" office:value="0.866025403784437">
            <text:p>0.8660</text:p>
          </table:table-cell>
          <table:table-cell table:formula="of:=SIN(RADIANS([.A197]*16))" office:value-type="float" office:value="-0.970295726275996">
            <text:p>-0.9703</text:p>
          </table:table-cell>
          <table:table-cell table:formula="of:=COS(RADIANS([.A197]))" office:value-type="float" office:value="-0.961261695938319">
            <text:p>-0.9613</text:p>
          </table:table-cell>
          <table:table-cell table:formula="of:=COS(RADIANS([.A197]*2))" office:value-type="float" office:value="0.848048096156426">
            <text:p>0.8480</text:p>
          </table:table-cell>
          <table:table-cell table:formula="of:=COS(RADIANS([.A197]*3))" office:value-type="float" office:value="-0.669130606358859">
            <text:p>-0.6691</text:p>
          </table:table-cell>
          <table:table-cell table:formula="of:=COS(RADIANS([.A197]*4))" office:value-type="float" office:value="0.438371146789078">
            <text:p>0.4384</text:p>
          </table:table-cell>
          <table:table-cell table:formula="of:=COS(RADIANS([.A197]*5))" office:value-type="float" office:value="-0.173648177666929">
            <text:p>-0.1736</text:p>
          </table:table-cell>
          <table:table-cell table:formula="of:=COS(RADIANS([.A197]*6))" office:value-type="float" office:value="-0.104528463267651">
            <text:p>-0.1045</text:p>
          </table:table-cell>
          <table:table-cell table:formula="of:=COS(RADIANS([.A197]*7))" office:value-type="float" office:value="0.37460659341591">
            <text:p>0.3746</text:p>
          </table:table-cell>
          <table:table-cell table:formula="of:=COS(RADIANS([.A197]*8))" office:value-type="float" office:value="-0.615661475325657">
            <text:p>-0.6157</text:p>
          </table:table-cell>
          <table:table-cell table:formula="of:=COS(RADIANS([.A197]*9))" office:value-type="float" office:value="0.809016994374947">
            <text:p>0.8090</text:p>
          </table:table-cell>
          <table:table-cell table:formula="of:=COS(RADIANS([.A197]*10))" office:value-type="float" office:value="-0.939692620785909">
            <text:p>-0.9397</text:p>
          </table:table-cell>
          <table:table-cell table:formula="of:=COS(RADIANS([.A197]*11))" office:value-type="float" office:value="0.997564050259824">
            <text:p>0.9976</text:p>
          </table:table-cell>
          <table:table-cell table:formula="of:=COS(RADIANS([.A197]*12))" office:value-type="float" office:value="-0.978147600733806">
            <text:p>-0.9781</text:p>
          </table:table-cell>
          <table:table-cell table:formula="of:=COS(RADIANS([.A197]*13))" office:value-type="float" office:value="0.882947592858929">
            <text:p>0.8829</text:p>
          </table:table-cell>
          <table:table-cell table:formula="of:=COS(RADIANS([.A197]*14))" office:value-type="float" office:value="-0.719339800338654">
            <text:p>-0.7193</text:p>
          </table:table-cell>
          <table:table-cell table:formula="of:=COS(RADIANS([.A197]*15))" office:value-type="float" office:value="0.500000000000003">
            <text:p>0.5000</text:p>
          </table:table-cell>
          <table:table-cell table:formula="of:=COS(RADIANS([.A197]*16))" office:value-type="float" office:value="-0.241921895599671">
            <text:p>-0.2419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17S">
            <text:p>00:03:17</text:p>
          </table:table-cell>
          <table:table-cell table:formula="of:=SIN(RADIANS([.A198]))" office:value-type="float" office:value="-0.292371704722737">
            <text:p>-0.2924</text:p>
          </table:table-cell>
          <table:table-cell table:formula="of:=SIN(RADIANS([.A198]*2))" office:value-type="float" office:value="0.559192903470747">
            <text:p>0.5592</text:p>
          </table:table-cell>
          <table:table-cell table:formula="of:=SIN(RADIANS([.A198]*3))" office:value-type="float" office:value="-0.77714596145697">
            <text:p>-0.7771</text:p>
          </table:table-cell>
          <table:table-cell table:formula="of:=SIN(RADIANS([.A198]*4))" office:value-type="float" office:value="0.927183854566787">
            <text:p>0.9272</text:p>
          </table:table-cell>
          <table:table-cell table:formula="of:=SIN(RADIANS([.A198]*5))" office:value-type="float" office:value="-0.996194698091745">
            <text:p>-0.9962</text:p>
          </table:table-cell>
          <table:table-cell table:formula="of:=SIN(RADIANS([.A198]*6))" office:value-type="float" office:value="0.978147600733806">
            <text:p>0.9781</text:p>
          </table:table-cell>
          <table:table-cell table:formula="of:=SIN(RADIANS([.A198]*7))" office:value-type="float" office:value="-0.874619707139395">
            <text:p>-0.8746</text:p>
          </table:table-cell>
          <table:table-cell table:formula="of:=SIN(RADIANS([.A198]*8))" office:value-type="float" office:value="0.694658370458997">
            <text:p>0.6947</text:p>
          </table:table-cell>
          <table:table-cell table:formula="of:=SIN(RADIANS([.A198]*9))" office:value-type="float" office:value="-0.453990499739547">
            <text:p>-0.4540</text:p>
          </table:table-cell>
          <table:table-cell table:formula="of:=SIN(RADIANS([.A198]*10))" office:value-type="float" office:value="0.173648177666931">
            <text:p>0.1736</text:p>
          </table:table-cell>
          <table:table-cell table:formula="of:=SIN(RADIANS([.A198]*11))" office:value-type="float" office:value="0.121869343405149">
            <text:p>0.1219</text:p>
          </table:table-cell>
          <table:table-cell table:formula="of:=SIN(RADIANS([.A198]*12))" office:value-type="float" office:value="-0.406736643075798">
            <text:p>-0.4067</text:p>
          </table:table-cell>
          <table:table-cell table:formula="of:=SIN(RADIANS([.A198]*13))" office:value-type="float" office:value="0.656059028990507">
            <text:p>0.6561</text:p>
          </table:table-cell>
          <table:table-cell table:formula="of:=SIN(RADIANS([.A198]*14))" office:value-type="float" office:value="-0.848048096156427">
            <text:p>-0.8480</text:p>
          </table:table-cell>
          <table:table-cell table:formula="of:=SIN(RADIANS([.A198]*15))" office:value-type="float" office:value="0.965925826289068">
            <text:p>0.9659</text:p>
          </table:table-cell>
          <table:table-cell table:formula="of:=SIN(RADIANS([.A198]*16))" office:value-type="float" office:value="-0.999390827019096">
            <text:p>-0.9994</text:p>
          </table:table-cell>
          <table:table-cell table:formula="of:=COS(RADIANS([.A198]))" office:value-type="float" office:value="-0.956304755963035">
            <text:p>-0.9563</text:p>
          </table:table-cell>
          <table:table-cell table:formula="of:=COS(RADIANS([.A198]*2))" office:value-type="float" office:value="0.829037572555042">
            <text:p>0.8290</text:p>
          </table:table-cell>
          <table:table-cell table:formula="of:=COS(RADIANS([.A198]*3))" office:value-type="float" office:value="-0.629320391049838">
            <text:p>-0.6293</text:p>
          </table:table-cell>
          <table:table-cell table:formula="of:=COS(RADIANS([.A198]*4))" office:value-type="float" office:value="0.374606593415912">
            <text:p>0.3746</text:p>
          </table:table-cell>
          <table:table-cell table:formula="of:=COS(RADIANS([.A198]*5))" office:value-type="float" office:value="-0.0871557427476587">
            <text:p>-0.0872</text:p>
          </table:table-cell>
          <table:table-cell table:formula="of:=COS(RADIANS([.A198]*6))" office:value-type="float" office:value="-0.207911690817758">
            <text:p>-0.2079</text:p>
          </table:table-cell>
          <table:table-cell table:formula="of:=COS(RADIANS([.A198]*7))" office:value-type="float" office:value="0.484809620246338">
            <text:p>0.4848</text:p>
          </table:table-cell>
          <table:table-cell table:formula="of:=COS(RADIANS([.A198]*8))" office:value-type="float" office:value="-0.719339800338652">
            <text:p>-0.7193</text:p>
          </table:table-cell>
          <table:table-cell table:formula="of:=COS(RADIANS([.A198]*9))" office:value-type="float" office:value="0.891006524188368">
            <text:p>0.8910</text:p>
          </table:table-cell>
          <table:table-cell table:formula="of:=COS(RADIANS([.A198]*10))" office:value-type="float" office:value="-0.984807753012208">
            <text:p>-0.9848</text:p>
          </table:table-cell>
          <table:table-cell table:formula="of:=COS(RADIANS([.A198]*11))" office:value-type="float" office:value="0.992546151641322">
            <text:p>0.9925</text:p>
          </table:table-cell>
          <table:table-cell table:formula="of:=COS(RADIANS([.A198]*12))" office:value-type="float" office:value="-0.913545457642602">
            <text:p>-0.9135</text:p>
          </table:table-cell>
          <table:table-cell table:formula="of:=COS(RADIANS([.A198]*13))" office:value-type="float" office:value="0.754709580222772">
            <text:p>0.7547</text:p>
          </table:table-cell>
          <table:table-cell table:formula="of:=COS(RADIANS([.A198]*14))" office:value-type="float" office:value="-0.529919264233203">
            <text:p>-0.5299</text:p>
          </table:table-cell>
          <table:table-cell table:formula="of:=COS(RADIANS([.A198]*15))" office:value-type="float" office:value="0.258819045102522">
            <text:p>0.2588</text:p>
          </table:table-cell>
          <table:table-cell table:formula="of:=COS(RADIANS([.A198]*16))" office:value-type="float" office:value="0.034899496702502">
            <text:p>0.0349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18S">
            <text:p>00:03:18</text:p>
          </table:table-cell>
          <table:table-cell table:formula="of:=SIN(RADIANS([.A199]))" office:value-type="float" office:value="-0.309016994374947">
            <text:p>-0.3090</text:p>
          </table:table-cell>
          <table:table-cell table:formula="of:=SIN(RADIANS([.A199]*2))" office:value-type="float" office:value="0.587785252292473">
            <text:p>0.5878</text:p>
          </table:table-cell>
          <table:table-cell table:formula="of:=SIN(RADIANS([.A199]*3))" office:value-type="float" office:value="-0.809016994374947">
            <text:p>-0.8090</text:p>
          </table:table-cell>
          <table:table-cell table:formula="of:=SIN(RADIANS([.A199]*4))" office:value-type="float" office:value="0.951056516295153">
            <text:p>0.9511</text:p>
          </table:table-cell>
          <table:table-cell table:formula="of:=SIN(RADIANS([.A199]*5))" office:value-type="float" office:value="-1">
            <text:p>-1.0000</text:p>
          </table:table-cell>
          <table:table-cell table:formula="of:=SIN(RADIANS([.A199]*6))" office:value-type="float" office:value="0.951056516295154">
            <text:p>0.9511</text:p>
          </table:table-cell>
          <table:table-cell table:formula="of:=SIN(RADIANS([.A199]*7))" office:value-type="float" office:value="-0.809016994374947">
            <text:p>-0.8090</text:p>
          </table:table-cell>
          <table:table-cell table:formula="of:=SIN(RADIANS([.A199]*8))" office:value-type="float" office:value="0.587785252292474">
            <text:p>0.5878</text:p>
          </table:table-cell>
          <table:table-cell table:formula="of:=SIN(RADIANS([.A199]*9))" office:value-type="float" office:value="-0.309016994374947">
            <text:p>-0.3090</text:p>
          </table:table-cell>
          <table:table-cell table:formula="of:=SIN(RADIANS([.A199]*10))" office:value-type="float" office:value="-2.20560219973841E-015">
            <text:p>0.0000</text:p>
          </table:table-cell>
          <table:table-cell table:formula="of:=SIN(RADIANS([.A199]*11))" office:value-type="float" office:value="0.309016994374948">
            <text:p>0.3090</text:p>
          </table:table-cell>
          <table:table-cell table:formula="of:=SIN(RADIANS([.A199]*12))" office:value-type="float" office:value="-0.587785252292472">
            <text:p>-0.5878</text:p>
          </table:table-cell>
          <table:table-cell table:formula="of:=SIN(RADIANS([.A199]*13))" office:value-type="float" office:value="0.809016994374945">
            <text:p>0.8090</text:p>
          </table:table-cell>
          <table:table-cell table:formula="of:=SIN(RADIANS([.A199]*14))" office:value-type="float" office:value="-0.951056516295154">
            <text:p>-0.9511</text:p>
          </table:table-cell>
          <table:table-cell table:formula="of:=SIN(RADIANS([.A199]*15))" office:value-type="float" office:value="1">
            <text:p>1.0000</text:p>
          </table:table-cell>
          <table:table-cell table:formula="of:=SIN(RADIANS([.A199]*16))" office:value-type="float" office:value="-0.951056516295154">
            <text:p>-0.9511</text:p>
          </table:table-cell>
          <table:table-cell table:formula="of:=COS(RADIANS([.A199]))" office:value-type="float" office:value="-0.951056516295154">
            <text:p>-0.9511</text:p>
          </table:table-cell>
          <table:table-cell table:formula="of:=COS(RADIANS([.A199]*2))" office:value-type="float" office:value="0.809016994374947">
            <text:p>0.8090</text:p>
          </table:table-cell>
          <table:table-cell table:formula="of:=COS(RADIANS([.A199]*3))" office:value-type="float" office:value="-0.587785252292473">
            <text:p>-0.5878</text:p>
          </table:table-cell>
          <table:table-cell table:formula="of:=COS(RADIANS([.A199]*4))" office:value-type="float" office:value="0.309016994374948">
            <text:p>0.3090</text:p>
          </table:table-cell>
          <table:table-cell table:formula="of:=COS(RADIANS([.A199]*5))" office:value-type="float" office:value="1.10280109986921E-015">
            <text:p>0.0000</text:p>
          </table:table-cell>
          <table:table-cell table:formula="of:=COS(RADIANS([.A199]*6))" office:value-type="float" office:value="-0.309016994374947">
            <text:p>-0.3090</text:p>
          </table:table-cell>
          <table:table-cell table:formula="of:=COS(RADIANS([.A199]*7))" office:value-type="float" office:value="0.587785252292474">
            <text:p>0.5878</text:p>
          </table:table-cell>
          <table:table-cell table:formula="of:=COS(RADIANS([.A199]*8))" office:value-type="float" office:value="-0.809016994374947">
            <text:p>-0.8090</text:p>
          </table:table-cell>
          <table:table-cell table:formula="of:=COS(RADIANS([.A199]*9))" office:value-type="float" office:value="0.951056516295154">
            <text:p>0.9511</text:p>
          </table:table-cell>
          <table:table-cell table:formula="of:=COS(RADIANS([.A199]*10))" office:value-type="float" office:value="-1">
            <text:p>-1.0000</text:p>
          </table:table-cell>
          <table:table-cell table:formula="of:=COS(RADIANS([.A199]*11))" office:value-type="float" office:value="0.951056516295153">
            <text:p>0.9511</text:p>
          </table:table-cell>
          <table:table-cell table:formula="of:=COS(RADIANS([.A199]*12))" office:value-type="float" office:value="-0.809016994374948">
            <text:p>-0.8090</text:p>
          </table:table-cell>
          <table:table-cell table:formula="of:=COS(RADIANS([.A199]*13))" office:value-type="float" office:value="0.587785252292476">
            <text:p>0.5878</text:p>
          </table:table-cell>
          <table:table-cell table:formula="of:=COS(RADIANS([.A199]*14))" office:value-type="float" office:value="-0.309016994374946">
            <text:p>-0.3090</text:p>
          </table:table-cell>
          <table:table-cell table:formula="of:=COS(RADIANS([.A199]*15))" office:value-type="float" office:value="2.44310379192882E-016">
            <text:p>0.0000</text:p>
          </table:table-cell>
          <table:table-cell table:formula="of:=COS(RADIANS([.A199]*16))" office:value-type="float" office:value="0.309016994374945">
            <text:p>0.309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19S">
            <text:p>00:03:19</text:p>
          </table:table-cell>
          <table:table-cell table:formula="of:=SIN(RADIANS([.A200]))" office:value-type="float" office:value="-0.325568154457157">
            <text:p>-0.3256</text:p>
          </table:table-cell>
          <table:table-cell table:formula="of:=SIN(RADIANS([.A200]*2))" office:value-type="float" office:value="0.615661475325658">
            <text:p>0.6157</text:p>
          </table:table-cell>
          <table:table-cell table:formula="of:=SIN(RADIANS([.A200]*3))" office:value-type="float" office:value="-0.838670567945424">
            <text:p>-0.8387</text:p>
          </table:table-cell>
          <table:table-cell table:formula="of:=SIN(RADIANS([.A200]*4))" office:value-type="float" office:value="0.970295726275996">
            <text:p>0.9703</text:p>
          </table:table-cell>
          <table:table-cell table:formula="of:=SIN(RADIANS([.A200]*5))" office:value-type="float" office:value="-0.996194698091746">
            <text:p>-0.9962</text:p>
          </table:table-cell>
          <table:table-cell table:formula="of:=SIN(RADIANS([.A200]*6))" office:value-type="float" office:value="0.913545457642601">
            <text:p>0.9135</text:p>
          </table:table-cell>
          <table:table-cell table:formula="of:=SIN(RADIANS([.A200]*7))" office:value-type="float" office:value="-0.73135370161917">
            <text:p>-0.7314</text:p>
          </table:table-cell>
          <table:table-cell table:formula="of:=SIN(RADIANS([.A200]*8))" office:value-type="float" office:value="0.46947156278589">
            <text:p>0.4695</text:p>
          </table:table-cell>
          <table:table-cell table:formula="of:=SIN(RADIANS([.A200]*9))" office:value-type="float" office:value="-0.156434465040233">
            <text:p>-0.1564</text:p>
          </table:table-cell>
          <table:table-cell table:formula="of:=SIN(RADIANS([.A200]*10))" office:value-type="float" office:value="-0.173648177666929">
            <text:p>-0.1736</text:p>
          </table:table-cell>
          <table:table-cell table:formula="of:=SIN(RADIANS([.A200]*11))" office:value-type="float" office:value="0.484809620246336">
            <text:p>0.4848</text:p>
          </table:table-cell>
          <table:table-cell table:formula="of:=SIN(RADIANS([.A200]*12))" office:value-type="float" office:value="-0.743144825477394">
            <text:p>-0.7431</text:p>
          </table:table-cell>
          <table:table-cell table:formula="of:=SIN(RADIANS([.A200]*13))" office:value-type="float" office:value="0.92050485345244">
            <text:p>0.9205</text:p>
          </table:table-cell>
          <table:table-cell table:formula="of:=SIN(RADIANS([.A200]*14))" office:value-type="float" office:value="-0.997564050259824">
            <text:p>-0.9976</text:p>
          </table:table-cell>
          <table:table-cell table:formula="of:=SIN(RADIANS([.A200]*15))" office:value-type="float" office:value="0.965925826289068">
            <text:p>0.9659</text:p>
          </table:table-cell>
          <table:table-cell table:formula="of:=SIN(RADIANS([.A200]*16))" office:value-type="float" office:value="-0.829037572555041">
            <text:p>-0.8290</text:p>
          </table:table-cell>
          <table:table-cell table:formula="of:=COS(RADIANS([.A200]))" office:value-type="float" office:value="-0.945518575599317">
            <text:p>-0.9455</text:p>
          </table:table-cell>
          <table:table-cell table:formula="of:=COS(RADIANS([.A200]*2))" office:value-type="float" office:value="0.788010753606722">
            <text:p>0.7880</text:p>
          </table:table-cell>
          <table:table-cell table:formula="of:=COS(RADIANS([.A200]*3))" office:value-type="float" office:value="-0.544639035015027">
            <text:p>-0.5446</text:p>
          </table:table-cell>
          <table:table-cell table:formula="of:=COS(RADIANS([.A200]*4))" office:value-type="float" office:value="0.241921895599667">
            <text:p>0.2419</text:p>
          </table:table-cell>
          <table:table-cell table:formula="of:=COS(RADIANS([.A200]*5))" office:value-type="float" office:value="0.0871557427476574">
            <text:p>0.0872</text:p>
          </table:table-cell>
          <table:table-cell table:formula="of:=COS(RADIANS([.A200]*6))" office:value-type="float" office:value="-0.4067366430758">
            <text:p>-0.4067</text:p>
          </table:table-cell>
          <table:table-cell table:formula="of:=COS(RADIANS([.A200]*7))" office:value-type="float" office:value="0.681998360062499">
            <text:p>0.6820</text:p>
          </table:table-cell>
          <table:table-cell table:formula="of:=COS(RADIANS([.A200]*8))" office:value-type="float" office:value="-0.882947592858927">
            <text:p>-0.8829</text:p>
          </table:table-cell>
          <table:table-cell table:formula="of:=COS(RADIANS([.A200]*9))" office:value-type="float" office:value="0.987688340595137">
            <text:p>0.9877</text:p>
          </table:table-cell>
          <table:table-cell table:formula="of:=COS(RADIANS([.A200]*10))" office:value-type="float" office:value="-0.984807753012208">
            <text:p>-0.9848</text:p>
          </table:table-cell>
          <table:table-cell table:formula="of:=COS(RADIANS([.A200]*11))" office:value-type="float" office:value="0.874619707139396">
            <text:p>0.8746</text:p>
          </table:table-cell>
          <table:table-cell table:formula="of:=COS(RADIANS([.A200]*12))" office:value-type="float" office:value="-0.669130606358859">
            <text:p>-0.6691</text:p>
          </table:table-cell>
          <table:table-cell table:formula="of:=COS(RADIANS([.A200]*13))" office:value-type="float" office:value="0.390731128489274">
            <text:p>0.3907</text:p>
          </table:table-cell>
          <table:table-cell table:formula="of:=COS(RADIANS([.A200]*14))" office:value-type="float" office:value="-0.0697564737441246">
            <text:p>-0.0698</text:p>
          </table:table-cell>
          <table:table-cell table:formula="of:=COS(RADIANS([.A200]*15))" office:value-type="float" office:value="-0.258819045102522">
            <text:p>-0.2588</text:p>
          </table:table-cell>
          <table:table-cell table:formula="of:=COS(RADIANS([.A200]*16))" office:value-type="float" office:value="0.559192903470748">
            <text:p>0.559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20S">
            <text:p>00:03:20</text:p>
          </table:table-cell>
          <table:table-cell table:formula="of:=SIN(RADIANS([.A201]))" office:value-type="float" office:value="-0.342020143325669">
            <text:p>-0.3420</text:p>
          </table:table-cell>
          <table:table-cell table:formula="of:=SIN(RADIANS([.A201]*2))" office:value-type="float" office:value="0.642787609686539">
            <text:p>0.6428</text:p>
          </table:table-cell>
          <table:table-cell table:formula="of:=SIN(RADIANS([.A201]*3))" office:value-type="float" office:value="-0.866025403784439">
            <text:p>-0.8660</text:p>
          </table:table-cell>
          <table:table-cell table:formula="of:=SIN(RADIANS([.A201]*4))" office:value-type="float" office:value="0.984807753012208">
            <text:p>0.9848</text:p>
          </table:table-cell>
          <table:table-cell table:formula="of:=SIN(RADIANS([.A201]*5))" office:value-type="float" office:value="-0.984807753012208">
            <text:p>-0.9848</text:p>
          </table:table-cell>
          <table:table-cell table:formula="of:=SIN(RADIANS([.A201]*6))" office:value-type="float" office:value="0.866025403784438">
            <text:p>0.8660</text:p>
          </table:table-cell>
          <table:table-cell table:formula="of:=SIN(RADIANS([.A201]*7))" office:value-type="float" office:value="-0.642787609686539">
            <text:p>-0.6428</text:p>
          </table:table-cell>
          <table:table-cell table:formula="of:=SIN(RADIANS([.A201]*8))" office:value-type="float" office:value="0.342020143325669">
            <text:p>0.3420</text:p>
          </table:table-cell>
          <table:table-cell table:formula="of:=SIN(RADIANS([.A201]*9))" office:value-type="float" office:value="-1.22464679914735E-015">
            <text:p>0.0000</text:p>
          </table:table-cell>
          <table:table-cell table:formula="of:=SIN(RADIANS([.A201]*10))" office:value-type="float" office:value="-0.34202014332567">
            <text:p>-0.3420</text:p>
          </table:table-cell>
          <table:table-cell table:formula="of:=SIN(RADIANS([.A201]*11))" office:value-type="float" office:value="0.642787609686538">
            <text:p>0.6428</text:p>
          </table:table-cell>
          <table:table-cell table:formula="of:=SIN(RADIANS([.A201]*12))" office:value-type="float" office:value="-0.866025403784439">
            <text:p>-0.8660</text:p>
          </table:table-cell>
          <table:table-cell table:formula="of:=SIN(RADIANS([.A201]*13))" office:value-type="float" office:value="0.984807753012207">
            <text:p>0.9848</text:p>
          </table:table-cell>
          <table:table-cell table:formula="of:=SIN(RADIANS([.A201]*14))" office:value-type="float" office:value="-0.984807753012208">
            <text:p>-0.9848</text:p>
          </table:table-cell>
          <table:table-cell table:formula="of:=SIN(RADIANS([.A201]*15))" office:value-type="float" office:value="0.866025403784441">
            <text:p>0.8660</text:p>
          </table:table-cell>
          <table:table-cell table:formula="of:=SIN(RADIANS([.A201]*16))" office:value-type="float" office:value="-0.64278760968654">
            <text:p>-0.6428</text:p>
          </table:table-cell>
          <table:table-cell table:formula="of:=COS(RADIANS([.A201]))" office:value-type="float" office:value="-0.939692620785908">
            <text:p>-0.9397</text:p>
          </table:table-cell>
          <table:table-cell table:formula="of:=COS(RADIANS([.A201]*2))" office:value-type="float" office:value="0.766044443118978">
            <text:p>0.7660</text:p>
          </table:table-cell>
          <table:table-cell table:formula="of:=COS(RADIANS([.A201]*3))" office:value-type="float" office:value="-0.5">
            <text:p>-0.5000</text:p>
          </table:table-cell>
          <table:table-cell table:formula="of:=COS(RADIANS([.A201]*4))" office:value-type="float" office:value="0.173648177666931">
            <text:p>0.1736</text:p>
          </table:table-cell>
          <table:table-cell table:formula="of:=COS(RADIANS([.A201]*5))" office:value-type="float" office:value="0.173648177666931">
            <text:p>0.1736</text:p>
          </table:table-cell>
          <table:table-cell table:formula="of:=COS(RADIANS([.A201]*6))" office:value-type="float" office:value="-0.5">
            <text:p>-0.5000</text:p>
          </table:table-cell>
          <table:table-cell table:formula="of:=COS(RADIANS([.A201]*7))" office:value-type="float" office:value="0.766044443118978">
            <text:p>0.7660</text:p>
          </table:table-cell>
          <table:table-cell table:formula="of:=COS(RADIANS([.A201]*8))" office:value-type="float" office:value="-0.939692620785908">
            <text:p>-0.9397</text:p>
          </table:table-cell>
          <table:table-cell table:formula="of:=COS(RADIANS([.A201]*9))" office:value-type="float" office:value="1">
            <text:p>1.0000</text:p>
          </table:table-cell>
          <table:table-cell table:formula="of:=COS(RADIANS([.A201]*10))" office:value-type="float" office:value="-0.939692620785908">
            <text:p>-0.9397</text:p>
          </table:table-cell>
          <table:table-cell table:formula="of:=COS(RADIANS([.A201]*11))" office:value-type="float" office:value="0.766044443118979">
            <text:p>0.7660</text:p>
          </table:table-cell>
          <table:table-cell table:formula="of:=COS(RADIANS([.A201]*12))" office:value-type="float" office:value="-0.5">
            <text:p>-0.5000</text:p>
          </table:table-cell>
          <table:table-cell table:formula="of:=COS(RADIANS([.A201]*13))" office:value-type="float" office:value="0.173648177666934">
            <text:p>0.1736</text:p>
          </table:table-cell>
          <table:table-cell table:formula="of:=COS(RADIANS([.A201]*14))" office:value-type="float" office:value="0.17364817766693">
            <text:p>0.1736</text:p>
          </table:table-cell>
          <table:table-cell table:formula="of:=COS(RADIANS([.A201]*15))" office:value-type="float" office:value="-0.499999999999996">
            <text:p>-0.5000</text:p>
          </table:table-cell>
          <table:table-cell table:formula="of:=COS(RADIANS([.A201]*16))" office:value-type="float" office:value="0.766044443118977">
            <text:p>0.766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21S">
            <text:p>00:03:21</text:p>
          </table:table-cell>
          <table:table-cell table:formula="of:=SIN(RADIANS([.A202]))" office:value-type="float" office:value="-0.3583679495453">
            <text:p>-0.3584</text:p>
          </table:table-cell>
          <table:table-cell table:formula="of:=SIN(RADIANS([.A202]*2))" office:value-type="float" office:value="0.669130606358858">
            <text:p>0.6691</text:p>
          </table:table-cell>
          <table:table-cell table:formula="of:=SIN(RADIANS([.A202]*3))" office:value-type="float" office:value="-0.891006524188368">
            <text:p>-0.8910</text:p>
          </table:table-cell>
          <table:table-cell table:formula="of:=SIN(RADIANS([.A202]*4))" office:value-type="float" office:value="0.994521895368273">
            <text:p>0.9945</text:p>
          </table:table-cell>
          <table:table-cell table:formula="of:=SIN(RADIANS([.A202]*5))" office:value-type="float" office:value="-0.965925826289069">
            <text:p>-0.9659</text:p>
          </table:table-cell>
          <table:table-cell table:formula="of:=SIN(RADIANS([.A202]*6))" office:value-type="float" office:value="0.809016994374947">
            <text:p>0.8090</text:p>
          </table:table-cell>
          <table:table-cell table:formula="of:=SIN(RADIANS([.A202]*7))" office:value-type="float" office:value="-0.544639035015028">
            <text:p>-0.5446</text:p>
          </table:table-cell>
          <table:table-cell table:formula="of:=SIN(RADIANS([.A202]*8))" office:value-type="float" office:value="0.207911690817758">
            <text:p>0.2079</text:p>
          </table:table-cell>
          <table:table-cell table:formula="of:=SIN(RADIANS([.A202]*9))" office:value-type="float" office:value="0.156434465040231">
            <text:p>0.1564</text:p>
          </table:table-cell>
          <table:table-cell table:formula="of:=SIN(RADIANS([.A202]*10))" office:value-type="float" office:value="-0.499999999999998">
            <text:p>-0.5000</text:p>
          </table:table-cell>
          <table:table-cell table:formula="of:=SIN(RADIANS([.A202]*11))" office:value-type="float" office:value="0.777145961456969">
            <text:p>0.7771</text:p>
          </table:table-cell>
          <table:table-cell table:formula="of:=SIN(RADIANS([.A202]*12))" office:value-type="float" office:value="-0.951056516295154">
            <text:p>-0.9511</text:p>
          </table:table-cell>
          <table:table-cell table:formula="of:=SIN(RADIANS([.A202]*13))" office:value-type="float" office:value="0.998629534754574">
            <text:p>0.9986</text:p>
          </table:table-cell>
          <table:table-cell table:formula="of:=SIN(RADIANS([.A202]*14))" office:value-type="float" office:value="-0.913545457642601">
            <text:p>-0.9135</text:p>
          </table:table-cell>
          <table:table-cell table:formula="of:=SIN(RADIANS([.A202]*15))" office:value-type="float" office:value="0.70710678118655">
            <text:p>0.7071</text:p>
          </table:table-cell>
          <table:table-cell table:formula="of:=SIN(RADIANS([.A202]*16))" office:value-type="float" office:value="-0.406736643075798">
            <text:p>-0.4067</text:p>
          </table:table-cell>
          <table:table-cell table:formula="of:=COS(RADIANS([.A202]))" office:value-type="float" office:value="-0.933580426497202">
            <text:p>-0.9336</text:p>
          </table:table-cell>
          <table:table-cell table:formula="of:=COS(RADIANS([.A202]*2))" office:value-type="float" office:value="0.743144825477394">
            <text:p>0.7431</text:p>
          </table:table-cell>
          <table:table-cell table:formula="of:=COS(RADIANS([.A202]*3))" office:value-type="float" office:value="-0.453990499739546">
            <text:p>-0.4540</text:p>
          </table:table-cell>
          <table:table-cell table:formula="of:=COS(RADIANS([.A202]*4))" office:value-type="float" office:value="0.104528463267653">
            <text:p>0.1045</text:p>
          </table:table-cell>
          <table:table-cell table:formula="of:=COS(RADIANS([.A202]*5))" office:value-type="float" office:value="0.25881904510252">
            <text:p>0.2588</text:p>
          </table:table-cell>
          <table:table-cell table:formula="of:=COS(RADIANS([.A202]*6))" office:value-type="float" office:value="-0.587785252292474">
            <text:p>-0.5878</text:p>
          </table:table-cell>
          <table:table-cell table:formula="of:=COS(RADIANS([.A202]*7))" office:value-type="float" office:value="0.838670567945424">
            <text:p>0.8387</text:p>
          </table:table-cell>
          <table:table-cell table:formula="of:=COS(RADIANS([.A202]*8))" office:value-type="float" office:value="-0.978147600733806">
            <text:p>-0.9781</text:p>
          </table:table-cell>
          <table:table-cell table:formula="of:=COS(RADIANS([.A202]*9))" office:value-type="float" office:value="0.987688340595138">
            <text:p>0.9877</text:p>
          </table:table-cell>
          <table:table-cell table:formula="of:=COS(RADIANS([.A202]*10))" office:value-type="float" office:value="-0.86602540378444">
            <text:p>-0.8660</text:p>
          </table:table-cell>
          <table:table-cell table:formula="of:=COS(RADIANS([.A202]*11))" office:value-type="float" office:value="0.62932039104984">
            <text:p>0.6293</text:p>
          </table:table-cell>
          <table:table-cell table:formula="of:=COS(RADIANS([.A202]*12))" office:value-type="float" office:value="-0.309016994374946">
            <text:p>-0.3090</text:p>
          </table:table-cell>
          <table:table-cell table:formula="of:=COS(RADIANS([.A202]*13))" office:value-type="float" office:value="-0.0523359562429441">
            <text:p>-0.0523</text:p>
          </table:table-cell>
          <table:table-cell table:formula="of:=COS(RADIANS([.A202]*14))" office:value-type="float" office:value="0.406736643075799">
            <text:p>0.4067</text:p>
          </table:table-cell>
          <table:table-cell table:formula="of:=COS(RADIANS([.A202]*15))" office:value-type="float" office:value="-0.707106781186545">
            <text:p>-0.7071</text:p>
          </table:table-cell>
          <table:table-cell table:formula="of:=COS(RADIANS([.A202]*16))" office:value-type="float" office:value="0.913545457642602">
            <text:p>0.9135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22S">
            <text:p>00:03:22</text:p>
          </table:table-cell>
          <table:table-cell table:formula="of:=SIN(RADIANS([.A203]))" office:value-type="float" office:value="-0.374606593415912">
            <text:p>-0.3746</text:p>
          </table:table-cell>
          <table:table-cell table:formula="of:=SIN(RADIANS([.A203]*2))" office:value-type="float" office:value="0.694658370458997">
            <text:p>0.6947</text:p>
          </table:table-cell>
          <table:table-cell table:formula="of:=SIN(RADIANS([.A203]*3))" office:value-type="float" office:value="-0.913545457642601">
            <text:p>-0.9135</text:p>
          </table:table-cell>
          <table:table-cell table:formula="of:=SIN(RADIANS([.A203]*4))" office:value-type="float" office:value="0.999390827019096">
            <text:p>0.9994</text:p>
          </table:table-cell>
          <table:table-cell table:formula="of:=SIN(RADIANS([.A203]*5))" office:value-type="float" office:value="-0.939692620785908">
            <text:p>-0.9397</text:p>
          </table:table-cell>
          <table:table-cell table:formula="of:=SIN(RADIANS([.A203]*6))" office:value-type="float" office:value="0.743144825477396">
            <text:p>0.7431</text:p>
          </table:table-cell>
          <table:table-cell table:formula="of:=SIN(RADIANS([.A203]*7))" office:value-type="float" office:value="-0.438371146789079">
            <text:p>-0.4384</text:p>
          </table:table-cell>
          <table:table-cell table:formula="of:=SIN(RADIANS([.A203]*8))" office:value-type="float" office:value="0.0697564737441256">
            <text:p>0.0698</text:p>
          </table:table-cell>
          <table:table-cell table:formula="of:=SIN(RADIANS([.A203]*9))" office:value-type="float" office:value="0.309016994374948">
            <text:p>0.3090</text:p>
          </table:table-cell>
          <table:table-cell table:formula="of:=SIN(RADIANS([.A203]*10))" office:value-type="float" office:value="-0.64278760968654">
            <text:p>-0.6428</text:p>
          </table:table-cell>
          <table:table-cell table:formula="of:=SIN(RADIANS([.A203]*11))" office:value-type="float" office:value="0.882947592858928">
            <text:p>0.8829</text:p>
          </table:table-cell>
          <table:table-cell table:formula="of:=SIN(RADIANS([.A203]*12))" office:value-type="float" office:value="-0.994521895368273">
            <text:p>-0.9945</text:p>
          </table:table-cell>
          <table:table-cell table:formula="of:=SIN(RADIANS([.A203]*13))" office:value-type="float" office:value="0.96126169593832">
            <text:p>0.9613</text:p>
          </table:table-cell>
          <table:table-cell table:formula="of:=SIN(RADIANS([.A203]*14))" office:value-type="float" office:value="-0.788010753606723">
            <text:p>-0.7880</text:p>
          </table:table-cell>
          <table:table-cell table:formula="of:=SIN(RADIANS([.A203]*15))" office:value-type="float" office:value="0.500000000000001">
            <text:p>0.5000</text:p>
          </table:table-cell>
          <table:table-cell table:formula="of:=SIN(RADIANS([.A203]*16))" office:value-type="float" office:value="-0.139173100960066">
            <text:p>-0.1392</text:p>
          </table:table-cell>
          <table:table-cell table:formula="of:=COS(RADIANS([.A203]))" office:value-type="float" office:value="-0.927183854566787">
            <text:p>-0.9272</text:p>
          </table:table-cell>
          <table:table-cell table:formula="of:=COS(RADIANS([.A203]*2))" office:value-type="float" office:value="0.719339800338651">
            <text:p>0.7193</text:p>
          </table:table-cell>
          <table:table-cell table:formula="of:=COS(RADIANS([.A203]*3))" office:value-type="float" office:value="-0.406736643075801">
            <text:p>-0.4067</text:p>
          </table:table-cell>
          <table:table-cell table:formula="of:=COS(RADIANS([.A203]*4))" office:value-type="float" office:value="0.0348994967025011">
            <text:p>0.0349</text:p>
          </table:table-cell>
          <table:table-cell table:formula="of:=COS(RADIANS([.A203]*5))" office:value-type="float" office:value="0.342020143325669">
            <text:p>0.3420</text:p>
          </table:table-cell>
          <table:table-cell table:formula="of:=COS(RADIANS([.A203]*6))" office:value-type="float" office:value="-0.669130606358857">
            <text:p>-0.6691</text:p>
          </table:table-cell>
          <table:table-cell table:formula="of:=COS(RADIANS([.A203]*7))" office:value-type="float" office:value="0.898794046299166">
            <text:p>0.8988</text:p>
          </table:table-cell>
          <table:table-cell table:formula="of:=COS(RADIANS([.A203]*8))" office:value-type="float" office:value="-0.997564050259824">
            <text:p>-0.9976</text:p>
          </table:table-cell>
          <table:table-cell table:formula="of:=COS(RADIANS([.A203]*9))" office:value-type="float" office:value="0.951056516295153">
            <text:p>0.9511</text:p>
          </table:table-cell>
          <table:table-cell table:formula="of:=COS(RADIANS([.A203]*10))" office:value-type="float" office:value="-0.766044443118977">
            <text:p>-0.7660</text:p>
          </table:table-cell>
          <table:table-cell table:formula="of:=COS(RADIANS([.A203]*11))" office:value-type="float" office:value="0.469471562785889">
            <text:p>0.4695</text:p>
          </table:table-cell>
          <table:table-cell table:formula="of:=COS(RADIANS([.A203]*12))" office:value-type="float" office:value="-0.104528463267657">
            <text:p>-0.1045</text:p>
          </table:table-cell>
          <table:table-cell table:formula="of:=COS(RADIANS([.A203]*13))" office:value-type="float" office:value="-0.275637355816996">
            <text:p>-0.2756</text:p>
          </table:table-cell>
          <table:table-cell table:formula="of:=COS(RADIANS([.A203]*14))" office:value-type="float" office:value="0.615661475325656">
            <text:p>0.6157</text:p>
          </table:table-cell>
          <table:table-cell table:formula="of:=COS(RADIANS([.A203]*15))" office:value-type="float" office:value="-0.866025403784438">
            <text:p>-0.8660</text:p>
          </table:table-cell>
          <table:table-cell table:formula="of:=COS(RADIANS([.A203]*16))" office:value-type="float" office:value="0.99026806874157">
            <text:p>0.990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23S">
            <text:p>00:03:23</text:p>
          </table:table-cell>
          <table:table-cell table:formula="of:=SIN(RADIANS([.A204]))" office:value-type="float" office:value="-0.390731128489274">
            <text:p>-0.3907</text:p>
          </table:table-cell>
          <table:table-cell table:formula="of:=SIN(RADIANS([.A204]*2))" office:value-type="float" office:value="0.719339800338651">
            <text:p>0.7193</text:p>
          </table:table-cell>
          <table:table-cell table:formula="of:=SIN(RADIANS([.A204]*3))" office:value-type="float" office:value="-0.933580426497202">
            <text:p>-0.9336</text:p>
          </table:table-cell>
          <table:table-cell table:formula="of:=SIN(RADIANS([.A204]*4))" office:value-type="float" office:value="0.999390827019096">
            <text:p>0.9994</text:p>
          </table:table-cell>
          <table:table-cell table:formula="of:=SIN(RADIANS([.A204]*5))" office:value-type="float" office:value="-0.90630778703665">
            <text:p>-0.9063</text:p>
          </table:table-cell>
          <table:table-cell table:formula="of:=SIN(RADIANS([.A204]*6))" office:value-type="float" office:value="0.669130606358859">
            <text:p>0.6691</text:p>
          </table:table-cell>
          <table:table-cell table:formula="of:=SIN(RADIANS([.A204]*7))" office:value-type="float" office:value="-0.325568154457158">
            <text:p>-0.3256</text:p>
          </table:table-cell>
          <table:table-cell table:formula="of:=SIN(RADIANS([.A204]*8))" office:value-type="float" office:value="-0.0697564737441234">
            <text:p>-0.0698</text:p>
          </table:table-cell>
          <table:table-cell table:formula="of:=SIN(RADIANS([.A204]*9))" office:value-type="float" office:value="0.453990499739545">
            <text:p>0.4540</text:p>
          </table:table-cell>
          <table:table-cell table:formula="of:=SIN(RADIANS([.A204]*10))" office:value-type="float" office:value="-0.766044443118976">
            <text:p>-0.7660</text:p>
          </table:table-cell>
          <table:table-cell table:formula="of:=SIN(RADIANS([.A204]*11))" office:value-type="float" office:value="0.956304755963036">
            <text:p>0.9563</text:p>
          </table:table-cell>
          <table:table-cell table:formula="of:=SIN(RADIANS([.A204]*12))" office:value-type="float" office:value="-0.994521895368274">
            <text:p>-0.9945</text:p>
          </table:table-cell>
          <table:table-cell table:formula="of:=SIN(RADIANS([.A204]*13))" office:value-type="float" office:value="0.874619707139395">
            <text:p>0.8746</text:p>
          </table:table-cell>
          <table:table-cell table:formula="of:=SIN(RADIANS([.A204]*14))" office:value-type="float" office:value="-0.615661475325661">
            <text:p>-0.6157</text:p>
          </table:table-cell>
          <table:table-cell table:formula="of:=SIN(RADIANS([.A204]*15))" office:value-type="float" office:value="0.258819045102521">
            <text:p>0.2588</text:p>
          </table:table-cell>
          <table:table-cell table:formula="of:=SIN(RADIANS([.A204]*16))" office:value-type="float" office:value="0.139173100960062">
            <text:p>0.1392</text:p>
          </table:table-cell>
          <table:table-cell table:formula="of:=COS(RADIANS([.A204]))" office:value-type="float" office:value="-0.92050485345244">
            <text:p>-0.9205</text:p>
          </table:table-cell>
          <table:table-cell table:formula="of:=COS(RADIANS([.A204]*2))" office:value-type="float" office:value="0.694658370458998">
            <text:p>0.6947</text:p>
          </table:table-cell>
          <table:table-cell table:formula="of:=COS(RADIANS([.A204]*3))" office:value-type="float" office:value="-0.358367949545301">
            <text:p>-0.3584</text:p>
          </table:table-cell>
          <table:table-cell table:formula="of:=COS(RADIANS([.A204]*4))" office:value-type="float" office:value="-0.0348994967025">
            <text:p>-0.0349</text:p>
          </table:table-cell>
          <table:table-cell table:formula="of:=COS(RADIANS([.A204]*5))" office:value-type="float" office:value="0.422618261740698">
            <text:p>0.4226</text:p>
          </table:table-cell>
          <table:table-cell table:formula="of:=COS(RADIANS([.A204]*6))" office:value-type="float" office:value="-0.743144825477393">
            <text:p>-0.7431</text:p>
          </table:table-cell>
          <table:table-cell table:formula="of:=COS(RADIANS([.A204]*7))" office:value-type="float" office:value="0.945518575599316">
            <text:p>0.9455</text:p>
          </table:table-cell>
          <table:table-cell table:formula="of:=COS(RADIANS([.A204]*8))" office:value-type="float" office:value="-0.997564050259824">
            <text:p>-0.9976</text:p>
          </table:table-cell>
          <table:table-cell table:formula="of:=COS(RADIANS([.A204]*9))" office:value-type="float" office:value="0.891006524188369">
            <text:p>0.8910</text:p>
          </table:table-cell>
          <table:table-cell table:formula="of:=COS(RADIANS([.A204]*10))" office:value-type="float" office:value="-0.642787609686541">
            <text:p>-0.6428</text:p>
          </table:table-cell>
          <table:table-cell table:formula="of:=COS(RADIANS([.A204]*11))" office:value-type="float" office:value="0.292371704722736">
            <text:p>0.2924</text:p>
          </table:table-cell>
          <table:table-cell table:formula="of:=COS(RADIANS([.A204]*12))" office:value-type="float" office:value="0.104528463267651">
            <text:p>0.1045</text:p>
          </table:table-cell>
          <table:table-cell table:formula="of:=COS(RADIANS([.A204]*13))" office:value-type="float" office:value="-0.484809620246337">
            <text:p>-0.4848</text:p>
          </table:table-cell>
          <table:table-cell table:formula="of:=COS(RADIANS([.A204]*14))" office:value-type="float" office:value="0.78801075360672">
            <text:p>0.7880</text:p>
          </table:table-cell>
          <table:table-cell table:formula="of:=COS(RADIANS([.A204]*15))" office:value-type="float" office:value="-0.965925826289068">
            <text:p>-0.9659</text:p>
          </table:table-cell>
          <table:table-cell table:formula="of:=COS(RADIANS([.A204]*16))" office:value-type="float" office:value="0.990268068741571">
            <text:p>0.9903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24S">
            <text:p>00:03:24</text:p>
          </table:table-cell>
          <table:table-cell table:formula="of:=SIN(RADIANS([.A205]))" office:value-type="float" office:value="-0.4067366430758">
            <text:p>-0.4067</text:p>
          </table:table-cell>
          <table:table-cell table:formula="of:=SIN(RADIANS([.A205]*2))" office:value-type="float" office:value="0.743144825477394">
            <text:p>0.7431</text:p>
          </table:table-cell>
          <table:table-cell table:formula="of:=SIN(RADIANS([.A205]*3))" office:value-type="float" office:value="-0.951056516295153">
            <text:p>-0.9511</text:p>
          </table:table-cell>
          <table:table-cell table:formula="of:=SIN(RADIANS([.A205]*4))" office:value-type="float" office:value="0.994521895368273">
            <text:p>0.9945</text:p>
          </table:table-cell>
          <table:table-cell table:formula="of:=SIN(RADIANS([.A205]*5))" office:value-type="float" office:value="-0.866025403784438">
            <text:p>-0.8660</text:p>
          </table:table-cell>
          <table:table-cell table:formula="of:=SIN(RADIANS([.A205]*6))" office:value-type="float" office:value="0.587785252292474">
            <text:p>0.5878</text:p>
          </table:table-cell>
          <table:table-cell table:formula="of:=SIN(RADIANS([.A205]*7))" office:value-type="float" office:value="-0.207911690817761">
            <text:p>-0.2079</text:p>
          </table:table-cell>
          <table:table-cell table:formula="of:=SIN(RADIANS([.A205]*8))" office:value-type="float" office:value="-0.207911690817759">
            <text:p>-0.2079</text:p>
          </table:table-cell>
          <table:table-cell table:formula="of:=SIN(RADIANS([.A205]*9))" office:value-type="float" office:value="0.587785252292475">
            <text:p>0.5878</text:p>
          </table:table-cell>
          <table:table-cell table:formula="of:=SIN(RADIANS([.A205]*10))" office:value-type="float" office:value="-0.866025403784439">
            <text:p>-0.8660</text:p>
          </table:table-cell>
          <table:table-cell table:formula="of:=SIN(RADIANS([.A205]*11))" office:value-type="float" office:value="0.994521895368273">
            <text:p>0.9945</text:p>
          </table:table-cell>
          <table:table-cell table:formula="of:=SIN(RADIANS([.A205]*12))" office:value-type="float" office:value="-0.951056516295154">
            <text:p>-0.9511</text:p>
          </table:table-cell>
          <table:table-cell table:formula="of:=SIN(RADIANS([.A205]*13))" office:value-type="float" office:value="0.743144825477396">
            <text:p>0.7431</text:p>
          </table:table-cell>
          <table:table-cell table:formula="of:=SIN(RADIANS([.A205]*14))" office:value-type="float" office:value="-0.406736643075804">
            <text:p>-0.4067</text:p>
          </table:table-cell>
          <table:table-cell table:formula="of:=SIN(RADIANS([.A205]*15))" office:value-type="float" office:value="-1.47081412025E-015">
            <text:p>0.0000</text:p>
          </table:table-cell>
          <table:table-cell table:formula="of:=SIN(RADIANS([.A205]*16))" office:value-type="float" office:value="0.4067366430758">
            <text:p>0.4067</text:p>
          </table:table-cell>
          <table:table-cell table:formula="of:=COS(RADIANS([.A205]))" office:value-type="float" office:value="-0.913545457642601">
            <text:p>-0.9135</text:p>
          </table:table-cell>
          <table:table-cell table:formula="of:=COS(RADIANS([.A205]*2))" office:value-type="float" office:value="0.669130606358858">
            <text:p>0.6691</text:p>
          </table:table-cell>
          <table:table-cell table:formula="of:=COS(RADIANS([.A205]*3))" office:value-type="float" office:value="-0.309016994374948">
            <text:p>-0.3090</text:p>
          </table:table-cell>
          <table:table-cell table:formula="of:=COS(RADIANS([.A205]*4))" office:value-type="float" office:value="-0.104528463267654">
            <text:p>-0.1045</text:p>
          </table:table-cell>
          <table:table-cell table:formula="of:=COS(RADIANS([.A205]*5))" office:value-type="float" office:value="0.5">
            <text:p>0.5000</text:p>
          </table:table-cell>
          <table:table-cell table:formula="of:=COS(RADIANS([.A205]*6))" office:value-type="float" office:value="-0.809016994374947">
            <text:p>-0.8090</text:p>
          </table:table-cell>
          <table:table-cell table:formula="of:=COS(RADIANS([.A205]*7))" office:value-type="float" office:value="0.978147600733805">
            <text:p>0.9781</text:p>
          </table:table-cell>
          <table:table-cell table:formula="of:=COS(RADIANS([.A205]*8))" office:value-type="float" office:value="-0.978147600733806">
            <text:p>-0.9781</text:p>
          </table:table-cell>
          <table:table-cell table:formula="of:=COS(RADIANS([.A205]*9))" office:value-type="float" office:value="0.809016994374946">
            <text:p>0.8090</text:p>
          </table:table-cell>
          <table:table-cell table:formula="of:=COS(RADIANS([.A205]*10))" office:value-type="float" office:value="-0.499999999999999">
            <text:p>-0.5000</text:p>
          </table:table-cell>
          <table:table-cell table:formula="of:=COS(RADIANS([.A205]*11))" office:value-type="float" office:value="0.104528463267654">
            <text:p>0.1045</text:p>
          </table:table-cell>
          <table:table-cell table:formula="of:=COS(RADIANS([.A205]*12))" office:value-type="float" office:value="0.309016994374946">
            <text:p>0.3090</text:p>
          </table:table-cell>
          <table:table-cell table:formula="of:=COS(RADIANS([.A205]*13))" office:value-type="float" office:value="-0.669130606358856">
            <text:p>-0.6691</text:p>
          </table:table-cell>
          <table:table-cell table:formula="of:=COS(RADIANS([.A205]*14))" office:value-type="float" office:value="0.913545457642599">
            <text:p>0.9135</text:p>
          </table:table-cell>
          <table:table-cell table:formula="of:=COS(RADIANS([.A205]*15))" office:value-type="float" office:value="-1">
            <text:p>-1.0000</text:p>
          </table:table-cell>
          <table:table-cell table:formula="of:=COS(RADIANS([.A205]*16))" office:value-type="float" office:value="0.913545457642601">
            <text:p>0.9135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25S">
            <text:p>00:03:25</text:p>
          </table:table-cell>
          <table:table-cell table:formula="of:=SIN(RADIANS([.A206]))" office:value-type="float" office:value="-0.422618261740699">
            <text:p>-0.4226</text:p>
          </table:table-cell>
          <table:table-cell table:formula="of:=SIN(RADIANS([.A206]*2))" office:value-type="float" office:value="0.766044443118978">
            <text:p>0.7660</text:p>
          </table:table-cell>
          <table:table-cell table:formula="of:=SIN(RADIANS([.A206]*3))" office:value-type="float" office:value="-0.965925826289068">
            <text:p>-0.9659</text:p>
          </table:table-cell>
          <table:table-cell table:formula="of:=SIN(RADIANS([.A206]*4))" office:value-type="float" office:value="0.984807753012208">
            <text:p>0.9848</text:p>
          </table:table-cell>
          <table:table-cell table:formula="of:=SIN(RADIANS([.A206]*5))" office:value-type="float" office:value="-0.819152044288992">
            <text:p>-0.8192</text:p>
          </table:table-cell>
          <table:table-cell table:formula="of:=SIN(RADIANS([.A206]*6))" office:value-type="float" office:value="0.5">
            <text:p>0.5000</text:p>
          </table:table-cell>
          <table:table-cell table:formula="of:=SIN(RADIANS([.A206]*7))" office:value-type="float" office:value="-0.0871557427476573">
            <text:p>-0.0872</text:p>
          </table:table-cell>
          <table:table-cell table:formula="of:=SIN(RADIANS([.A206]*8))" office:value-type="float" office:value="-0.342020143325667">
            <text:p>-0.3420</text:p>
          </table:table-cell>
          <table:table-cell table:formula="of:=SIN(RADIANS([.A206]*9))" office:value-type="float" office:value="0.707106781186545">
            <text:p>0.7071</text:p>
          </table:table-cell>
          <table:table-cell table:formula="of:=SIN(RADIANS([.A206]*10))" office:value-type="float" office:value="-0.939692620785907">
            <text:p>-0.9397</text:p>
          </table:table-cell>
          <table:table-cell table:formula="of:=SIN(RADIANS([.A206]*11))" office:value-type="float" office:value="0.996194698091746">
            <text:p>0.9962</text:p>
          </table:table-cell>
          <table:table-cell table:formula="of:=SIN(RADIANS([.A206]*12))" office:value-type="float" office:value="-0.866025403784439">
            <text:p>-0.8660</text:p>
          </table:table-cell>
          <table:table-cell table:formula="of:=SIN(RADIANS([.A206]*13))" office:value-type="float" office:value="0.573576436351046">
            <text:p>0.5736</text:p>
          </table:table-cell>
          <table:table-cell table:formula="of:=SIN(RADIANS([.A206]*14))" office:value-type="float" office:value="-0.173648177666929">
            <text:p>-0.1736</text:p>
          </table:table-cell>
          <table:table-cell table:formula="of:=SIN(RADIANS([.A206]*15))" office:value-type="float" office:value="-0.258819045102517">
            <text:p>-0.2588</text:p>
          </table:table-cell>
          <table:table-cell table:formula="of:=SIN(RADIANS([.A206]*16))" office:value-type="float" office:value="0.642787609686537">
            <text:p>0.6428</text:p>
          </table:table-cell>
          <table:table-cell table:formula="of:=COS(RADIANS([.A206]))" office:value-type="float" office:value="-0.90630778703665">
            <text:p>-0.9063</text:p>
          </table:table-cell>
          <table:table-cell table:formula="of:=COS(RADIANS([.A206]*2))" office:value-type="float" office:value="0.64278760968654">
            <text:p>0.6428</text:p>
          </table:table-cell>
          <table:table-cell table:formula="of:=COS(RADIANS([.A206]*3))" office:value-type="float" office:value="-0.258819045102521">
            <text:p>-0.2588</text:p>
          </table:table-cell>
          <table:table-cell table:formula="of:=COS(RADIANS([.A206]*4))" office:value-type="float" office:value="-0.17364817766693">
            <text:p>-0.1736</text:p>
          </table:table-cell>
          <table:table-cell table:formula="of:=COS(RADIANS([.A206]*5))" office:value-type="float" office:value="0.573576436351045">
            <text:p>0.5736</text:p>
          </table:table-cell>
          <table:table-cell table:formula="of:=COS(RADIANS([.A206]*6))" office:value-type="float" office:value="-0.866025403784438">
            <text:p>-0.8660</text:p>
          </table:table-cell>
          <table:table-cell table:formula="of:=COS(RADIANS([.A206]*7))" office:value-type="float" office:value="0.996194698091746">
            <text:p>0.9962</text:p>
          </table:table-cell>
          <table:table-cell table:formula="of:=COS(RADIANS([.A206]*8))" office:value-type="float" office:value="-0.939692620785909">
            <text:p>-0.9397</text:p>
          </table:table-cell>
          <table:table-cell table:formula="of:=COS(RADIANS([.A206]*9))" office:value-type="float" office:value="0.70710678118655">
            <text:p>0.7071</text:p>
          </table:table-cell>
          <table:table-cell table:formula="of:=COS(RADIANS([.A206]*10))" office:value-type="float" office:value="-0.342020143325671">
            <text:p>-0.3420</text:p>
          </table:table-cell>
          <table:table-cell table:formula="of:=COS(RADIANS([.A206]*11))" office:value-type="float" office:value="-0.0871557427476565">
            <text:p>-0.0872</text:p>
          </table:table-cell>
          <table:table-cell table:formula="of:=COS(RADIANS([.A206]*12))" office:value-type="float" office:value="0.5">
            <text:p>0.5000</text:p>
          </table:table-cell>
          <table:table-cell table:formula="of:=COS(RADIANS([.A206]*13))" office:value-type="float" office:value="-0.819152044288992">
            <text:p>-0.8192</text:p>
          </table:table-cell>
          <table:table-cell table:formula="of:=COS(RADIANS([.A206]*14))" office:value-type="float" office:value="0.984807753012208">
            <text:p>0.9848</text:p>
          </table:table-cell>
          <table:table-cell table:formula="of:=COS(RADIANS([.A206]*15))" office:value-type="float" office:value="-0.965925826289069">
            <text:p>-0.9659</text:p>
          </table:table-cell>
          <table:table-cell table:formula="of:=COS(RADIANS([.A206]*16))" office:value-type="float" office:value="0.76604444311898">
            <text:p>0.766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26S">
            <text:p>00:03:26</text:p>
          </table:table-cell>
          <table:table-cell table:formula="of:=SIN(RADIANS([.A207]))" office:value-type="float" office:value="-0.438371146789077">
            <text:p>-0.4384</text:p>
          </table:table-cell>
          <table:table-cell table:formula="of:=SIN(RADIANS([.A207]*2))" office:value-type="float" office:value="0.788010753606722">
            <text:p>0.7880</text:p>
          </table:table-cell>
          <table:table-cell table:formula="of:=SIN(RADIANS([.A207]*3))" office:value-type="float" office:value="-0.978147600733806">
            <text:p>-0.9781</text:p>
          </table:table-cell>
          <table:table-cell table:formula="of:=SIN(RADIANS([.A207]*4))" office:value-type="float" office:value="0.970295726275996">
            <text:p>0.9703</text:p>
          </table:table-cell>
          <table:table-cell table:formula="of:=SIN(RADIANS([.A207]*5))" office:value-type="float" office:value="-0.766044443118978">
            <text:p>-0.7660</text:p>
          </table:table-cell>
          <table:table-cell table:formula="of:=SIN(RADIANS([.A207]*6))" office:value-type="float" office:value="0.4067366430758">
            <text:p>0.4067</text:p>
          </table:table-cell>
          <table:table-cell table:formula="of:=SIN(RADIANS([.A207]*7))" office:value-type="float" office:value="0.0348994967025014">
            <text:p>0.0349</text:p>
          </table:table-cell>
          <table:table-cell table:formula="of:=SIN(RADIANS([.A207]*8))" office:value-type="float" office:value="-0.469471562785891">
            <text:p>-0.4695</text:p>
          </table:table-cell>
          <table:table-cell table:formula="of:=SIN(RADIANS([.A207]*9))" office:value-type="float" office:value="0.809016994374946">
            <text:p>0.8090</text:p>
          </table:table-cell>
          <table:table-cell table:formula="of:=SIN(RADIANS([.A207]*10))" office:value-type="float" office:value="-0.984807753012208">
            <text:p>-0.9848</text:p>
          </table:table-cell>
          <table:table-cell table:formula="of:=SIN(RADIANS([.A207]*11))" office:value-type="float" office:value="0.96126169593832">
            <text:p>0.9613</text:p>
          </table:table-cell>
          <table:table-cell table:formula="of:=SIN(RADIANS([.A207]*12))" office:value-type="float" office:value="-0.743144825477394">
            <text:p>-0.7431</text:p>
          </table:table-cell>
          <table:table-cell table:formula="of:=SIN(RADIANS([.A207]*13))" office:value-type="float" office:value="0.374606593415915">
            <text:p>0.3746</text:p>
          </table:table-cell>
          <table:table-cell table:formula="of:=SIN(RADIANS([.A207]*14))" office:value-type="float" office:value="0.0697564737441261">
            <text:p>0.0698</text:p>
          </table:table-cell>
          <table:table-cell table:formula="of:=SIN(RADIANS([.A207]*15))" office:value-type="float" office:value="-0.499999999999998">
            <text:p>-0.5000</text:p>
          </table:table-cell>
          <table:table-cell table:formula="of:=SIN(RADIANS([.A207]*16))" office:value-type="float" office:value="0.829037572555042">
            <text:p>0.8290</text:p>
          </table:table-cell>
          <table:table-cell table:formula="of:=COS(RADIANS([.A207]))" office:value-type="float" office:value="-0.898794046299167">
            <text:p>-0.8988</text:p>
          </table:table-cell>
          <table:table-cell table:formula="of:=COS(RADIANS([.A207]*2))" office:value-type="float" office:value="0.615661475325658">
            <text:p>0.6157</text:p>
          </table:table-cell>
          <table:table-cell table:formula="of:=COS(RADIANS([.A207]*3))" office:value-type="float" office:value="-0.207911690817759">
            <text:p>-0.2079</text:p>
          </table:table-cell>
          <table:table-cell table:formula="of:=COS(RADIANS([.A207]*4))" office:value-type="float" office:value="-0.241921895599668">
            <text:p>-0.2419</text:p>
          </table:table-cell>
          <table:table-cell table:formula="of:=COS(RADIANS([.A207]*5))" office:value-type="float" office:value="0.64278760968654">
            <text:p>0.6428</text:p>
          </table:table-cell>
          <table:table-cell table:formula="of:=COS(RADIANS([.A207]*6))" office:value-type="float" office:value="-0.913545457642601">
            <text:p>-0.9135</text:p>
          </table:table-cell>
          <table:table-cell table:formula="of:=COS(RADIANS([.A207]*7))" office:value-type="float" office:value="0.999390827019096">
            <text:p>0.9994</text:p>
          </table:table-cell>
          <table:table-cell table:formula="of:=COS(RADIANS([.A207]*8))" office:value-type="float" office:value="-0.882947592858927">
            <text:p>-0.8829</text:p>
          </table:table-cell>
          <table:table-cell table:formula="of:=COS(RADIANS([.A207]*9))" office:value-type="float" office:value="0.587785252292476">
            <text:p>0.5878</text:p>
          </table:table-cell>
          <table:table-cell table:formula="of:=COS(RADIANS([.A207]*10))" office:value-type="float" office:value="-0.17364817766693">
            <text:p>-0.1736</text:p>
          </table:table-cell>
          <table:table-cell table:formula="of:=COS(RADIANS([.A207]*11))" office:value-type="float" office:value="-0.275637355816996">
            <text:p>-0.2756</text:p>
          </table:table-cell>
          <table:table-cell table:formula="of:=COS(RADIANS([.A207]*12))" office:value-type="float" office:value="0.669130606358859">
            <text:p>0.6691</text:p>
          </table:table-cell>
          <table:table-cell table:formula="of:=COS(RADIANS([.A207]*13))" office:value-type="float" office:value="-0.927183854566786">
            <text:p>-0.9272</text:p>
          </table:table-cell>
          <table:table-cell table:formula="of:=COS(RADIANS([.A207]*14))" office:value-type="float" office:value="0.997564050259824">
            <text:p>0.9976</text:p>
          </table:table-cell>
          <table:table-cell table:formula="of:=COS(RADIANS([.A207]*15))" office:value-type="float" office:value="-0.86602540378444">
            <text:p>-0.8660</text:p>
          </table:table-cell>
          <table:table-cell table:formula="of:=COS(RADIANS([.A207]*16))" office:value-type="float" office:value="0.559192903470746">
            <text:p>0.5592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27S">
            <text:p>00:03:27</text:p>
          </table:table-cell>
          <table:table-cell table:formula="of:=SIN(RADIANS([.A208]))" office:value-type="float" office:value="-0.453990499739547">
            <text:p>-0.4540</text:p>
          </table:table-cell>
          <table:table-cell table:formula="of:=SIN(RADIANS([.A208]*2))" office:value-type="float" office:value="0.809016994374947">
            <text:p>0.8090</text:p>
          </table:table-cell>
          <table:table-cell table:formula="of:=SIN(RADIANS([.A208]*3))" office:value-type="float" office:value="-0.987688340595138">
            <text:p>-0.9877</text:p>
          </table:table-cell>
          <table:table-cell table:formula="of:=SIN(RADIANS([.A208]*4))" office:value-type="float" office:value="0.951056516295154">
            <text:p>0.9511</text:p>
          </table:table-cell>
          <table:table-cell table:formula="of:=SIN(RADIANS([.A208]*5))" office:value-type="float" office:value="-0.707106781186549">
            <text:p>-0.7071</text:p>
          </table:table-cell>
          <table:table-cell table:formula="of:=SIN(RADIANS([.A208]*6))" office:value-type="float" office:value="0.309016994374947">
            <text:p>0.3090</text:p>
          </table:table-cell>
          <table:table-cell table:formula="of:=SIN(RADIANS([.A208]*7))" office:value-type="float" office:value="0.156434465040231">
            <text:p>0.1564</text:p>
          </table:table-cell>
          <table:table-cell table:formula="of:=SIN(RADIANS([.A208]*8))" office:value-type="float" office:value="-0.587785252292472">
            <text:p>-0.5878</text:p>
          </table:table-cell>
          <table:table-cell table:formula="of:=SIN(RADIANS([.A208]*9))" office:value-type="float" office:value="0.891006524188367">
            <text:p>0.8910</text:p>
          </table:table-cell>
          <table:table-cell table:formula="of:=SIN(RADIANS([.A208]*10))" office:value-type="float" office:value="-1">
            <text:p>-1.0000</text:p>
          </table:table-cell>
          <table:table-cell table:formula="of:=SIN(RADIANS([.A208]*11))" office:value-type="float" office:value="0.89100652418837">
            <text:p>0.8910</text:p>
          </table:table-cell>
          <table:table-cell table:formula="of:=SIN(RADIANS([.A208]*12))" office:value-type="float" office:value="-0.587785252292472">
            <text:p>-0.5878</text:p>
          </table:table-cell>
          <table:table-cell table:formula="of:=SIN(RADIANS([.A208]*13))" office:value-type="float" office:value="0.15643446504023">
            <text:p>0.1564</text:p>
          </table:table-cell>
          <table:table-cell table:formula="of:=SIN(RADIANS([.A208]*14))" office:value-type="float" office:value="0.309016994374947">
            <text:p>0.3090</text:p>
          </table:table-cell>
          <table:table-cell table:formula="of:=SIN(RADIANS([.A208]*15))" office:value-type="float" office:value="-0.707106781186547">
            <text:p>-0.7071</text:p>
          </table:table-cell>
          <table:table-cell table:formula="of:=SIN(RADIANS([.A208]*16))" office:value-type="float" office:value="0.951056516295153">
            <text:p>0.9511</text:p>
          </table:table-cell>
          <table:table-cell table:formula="of:=COS(RADIANS([.A208]))" office:value-type="float" office:value="-0.891006524188368">
            <text:p>-0.8910</text:p>
          </table:table-cell>
          <table:table-cell table:formula="of:=COS(RADIANS([.A208]*2))" office:value-type="float" office:value="0.587785252292473">
            <text:p>0.5878</text:p>
          </table:table-cell>
          <table:table-cell table:formula="of:=COS(RADIANS([.A208]*3))" office:value-type="float" office:value="-0.15643446504023">
            <text:p>-0.1564</text:p>
          </table:table-cell>
          <table:table-cell table:formula="of:=COS(RADIANS([.A208]*4))" office:value-type="float" office:value="-0.309016994374947">
            <text:p>-0.3090</text:p>
          </table:table-cell>
          <table:table-cell table:formula="of:=COS(RADIANS([.A208]*5))" office:value-type="float" office:value="0.707106781186546">
            <text:p>0.7071</text:p>
          </table:table-cell>
          <table:table-cell table:formula="of:=COS(RADIANS([.A208]*6))" office:value-type="float" office:value="-0.951056516295154">
            <text:p>-0.9511</text:p>
          </table:table-cell>
          <table:table-cell table:formula="of:=COS(RADIANS([.A208]*7))" office:value-type="float" office:value="0.987688340595138">
            <text:p>0.9877</text:p>
          </table:table-cell>
          <table:table-cell table:formula="of:=COS(RADIANS([.A208]*8))" office:value-type="float" office:value="-0.809016994374948">
            <text:p>-0.8090</text:p>
          </table:table-cell>
          <table:table-cell table:formula="of:=COS(RADIANS([.A208]*9))" office:value-type="float" office:value="0.453990499739549">
            <text:p>0.4540</text:p>
          </table:table-cell>
          <table:table-cell table:formula="of:=COS(RADIANS([.A208]*10))" office:value-type="float" office:value="-3.18470065841971E-015">
            <text:p>0.0000</text:p>
          </table:table-cell>
          <table:table-cell table:formula="of:=COS(RADIANS([.A208]*11))" office:value-type="float" office:value="-0.453990499739543">
            <text:p>-0.4540</text:p>
          </table:table-cell>
          <table:table-cell table:formula="of:=COS(RADIANS([.A208]*12))" office:value-type="float" office:value="0.809016994374949">
            <text:p>0.8090</text:p>
          </table:table-cell>
          <table:table-cell table:formula="of:=COS(RADIANS([.A208]*13))" office:value-type="float" office:value="-0.987688340595138">
            <text:p>-0.9877</text:p>
          </table:table-cell>
          <table:table-cell table:formula="of:=COS(RADIANS([.A208]*14))" office:value-type="float" office:value="0.951056516295154">
            <text:p>0.9511</text:p>
          </table:table-cell>
          <table:table-cell table:formula="of:=COS(RADIANS([.A208]*15))" office:value-type="float" office:value="-0.707106781186548">
            <text:p>-0.7071</text:p>
          </table:table-cell>
          <table:table-cell table:formula="of:=COS(RADIANS([.A208]*16))" office:value-type="float" office:value="0.30901699437495">
            <text:p>0.309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28S">
            <text:p>00:03:28</text:p>
          </table:table-cell>
          <table:table-cell table:formula="of:=SIN(RADIANS([.A209]))" office:value-type="float" office:value="-0.469471562785891">
            <text:p>-0.4695</text:p>
          </table:table-cell>
          <table:table-cell table:formula="of:=SIN(RADIANS([.A209]*2))" office:value-type="float" office:value="0.829037572555042">
            <text:p>0.8290</text:p>
          </table:table-cell>
          <table:table-cell table:formula="of:=SIN(RADIANS([.A209]*3))" office:value-type="float" office:value="-0.994521895368273">
            <text:p>-0.9945</text:p>
          </table:table-cell>
          <table:table-cell table:formula="of:=SIN(RADIANS([.A209]*4))" office:value-type="float" office:value="0.927183854566787">
            <text:p>0.9272</text:p>
          </table:table-cell>
          <table:table-cell table:formula="of:=SIN(RADIANS([.A209]*5))" office:value-type="float" office:value="-0.642787609686539">
            <text:p>-0.6428</text:p>
          </table:table-cell>
          <table:table-cell table:formula="of:=SIN(RADIANS([.A209]*6))" office:value-type="float" office:value="0.207911690817761">
            <text:p>0.2079</text:p>
          </table:table-cell>
          <table:table-cell table:formula="of:=SIN(RADIANS([.A209]*7))" office:value-type="float" office:value="0.275637355816999">
            <text:p>0.2756</text:p>
          </table:table-cell>
          <table:table-cell table:formula="of:=SIN(RADIANS([.A209]*8))" office:value-type="float" office:value="-0.694658370458998">
            <text:p>-0.6947</text:p>
          </table:table-cell>
          <table:table-cell table:formula="of:=SIN(RADIANS([.A209]*9))" office:value-type="float" office:value="0.951056516295153">
            <text:p>0.9511</text:p>
          </table:table-cell>
          <table:table-cell table:formula="of:=SIN(RADIANS([.A209]*10))" office:value-type="float" office:value="-0.984807753012208">
            <text:p>-0.9848</text:p>
          </table:table-cell>
          <table:table-cell table:formula="of:=SIN(RADIANS([.A209]*11))" office:value-type="float" office:value="0.788010753606721">
            <text:p>0.7880</text:p>
          </table:table-cell>
          <table:table-cell table:formula="of:=SIN(RADIANS([.A209]*12))" office:value-type="float" office:value="-0.406736643075804">
            <text:p>-0.4067</text:p>
          </table:table-cell>
          <table:table-cell table:formula="of:=SIN(RADIANS([.A209]*13))" office:value-type="float" office:value="-0.0697564737441227">
            <text:p>-0.0698</text:p>
          </table:table-cell>
          <table:table-cell table:formula="of:=SIN(RADIANS([.A209]*14))" office:value-type="float" office:value="0.529919264233204">
            <text:p>0.5299</text:p>
          </table:table-cell>
          <table:table-cell table:formula="of:=SIN(RADIANS([.A209]*15))" office:value-type="float" office:value="-0.866025403784439">
            <text:p>-0.8660</text:p>
          </table:table-cell>
          <table:table-cell table:formula="of:=SIN(RADIANS([.A209]*16))" office:value-type="float" office:value="0.999390827019096">
            <text:p>0.9994</text:p>
          </table:table-cell>
          <table:table-cell table:formula="of:=COS(RADIANS([.A209]))" office:value-type="float" office:value="-0.882947592858927">
            <text:p>-0.8829</text:p>
          </table:table-cell>
          <table:table-cell table:formula="of:=COS(RADIANS([.A209]*2))" office:value-type="float" office:value="0.559192903470747">
            <text:p>0.5592</text:p>
          </table:table-cell>
          <table:table-cell table:formula="of:=COS(RADIANS([.A209]*3))" office:value-type="float" office:value="-0.104528463267654">
            <text:p>-0.1045</text:p>
          </table:table-cell>
          <table:table-cell table:formula="of:=COS(RADIANS([.A209]*4))" office:value-type="float" office:value="-0.374606593415912">
            <text:p>-0.3746</text:p>
          </table:table-cell>
          <table:table-cell table:formula="of:=COS(RADIANS([.A209]*5))" office:value-type="float" office:value="0.766044443118978">
            <text:p>0.7660</text:p>
          </table:table-cell>
          <table:table-cell table:formula="of:=COS(RADIANS([.A209]*6))" office:value-type="float" office:value="-0.978147600733805">
            <text:p>-0.9781</text:p>
          </table:table-cell>
          <table:table-cell table:formula="of:=COS(RADIANS([.A209]*7))" office:value-type="float" office:value="0.961261695938319">
            <text:p>0.9613</text:p>
          </table:table-cell>
          <table:table-cell table:formula="of:=COS(RADIANS([.A209]*8))" office:value-type="float" office:value="-0.71933980033865">
            <text:p>-0.7193</text:p>
          </table:table-cell>
          <table:table-cell table:formula="of:=COS(RADIANS([.A209]*9))" office:value-type="float" office:value="0.309016994374949">
            <text:p>0.3090</text:p>
          </table:table-cell>
          <table:table-cell table:formula="of:=COS(RADIANS([.A209]*10))" office:value-type="float" office:value="0.17364817766693">
            <text:p>0.1736</text:p>
          </table:table-cell>
          <table:table-cell table:formula="of:=COS(RADIANS([.A209]*11))" office:value-type="float" office:value="-0.61566147532566">
            <text:p>-0.6157</text:p>
          </table:table-cell>
          <table:table-cell table:formula="of:=COS(RADIANS([.A209]*12))" office:value-type="float" office:value="0.913545457642599">
            <text:p>0.9135</text:p>
          </table:table-cell>
          <table:table-cell table:formula="of:=COS(RADIANS([.A209]*13))" office:value-type="float" office:value="-0.997564050259824">
            <text:p>-0.9976</text:p>
          </table:table-cell>
          <table:table-cell table:formula="of:=COS(RADIANS([.A209]*14))" office:value-type="float" office:value="0.848048096156427">
            <text:p>0.8480</text:p>
          </table:table-cell>
          <table:table-cell table:formula="of:=COS(RADIANS([.A209]*15))" office:value-type="float" office:value="-0.5">
            <text:p>-0.5000</text:p>
          </table:table-cell>
          <table:table-cell table:formula="of:=COS(RADIANS([.A209]*16))" office:value-type="float" office:value="0.0348994967024993">
            <text:p>0.0349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29S">
            <text:p>00:03:29</text:p>
          </table:table-cell>
          <table:table-cell table:formula="of:=SIN(RADIANS([.A210]))" office:value-type="float" office:value="-0.484809620246337">
            <text:p>-0.4848</text:p>
          </table:table-cell>
          <table:table-cell table:formula="of:=SIN(RADIANS([.A210]*2))" office:value-type="float" office:value="0.848048096156426">
            <text:p>0.8480</text:p>
          </table:table-cell>
          <table:table-cell table:formula="of:=SIN(RADIANS([.A210]*3))" office:value-type="float" office:value="-0.998629534754574">
            <text:p>-0.9986</text:p>
          </table:table-cell>
          <table:table-cell table:formula="of:=SIN(RADIANS([.A210]*4))" office:value-type="float" office:value="0.898794046299167">
            <text:p>0.8988</text:p>
          </table:table-cell>
          <table:table-cell table:formula="of:=SIN(RADIANS([.A210]*5))" office:value-type="float" office:value="-0.573576436351048">
            <text:p>-0.5736</text:p>
          </table:table-cell>
          <table:table-cell table:formula="of:=SIN(RADIANS([.A210]*6))" office:value-type="float" office:value="0.104528463267655">
            <text:p>0.1045</text:p>
          </table:table-cell>
          <table:table-cell table:formula="of:=SIN(RADIANS([.A210]*7))" office:value-type="float" office:value="0.390731128489273">
            <text:p>0.3907</text:p>
          </table:table-cell>
          <table:table-cell table:formula="of:=SIN(RADIANS([.A210]*8))" office:value-type="float" office:value="-0.788010753606721">
            <text:p>-0.7880</text:p>
          </table:table-cell>
          <table:table-cell table:formula="of:=SIN(RADIANS([.A210]*9))" office:value-type="float" office:value="0.987688340595138">
            <text:p>0.9877</text:p>
          </table:table-cell>
          <table:table-cell table:formula="of:=SIN(RADIANS([.A210]*10))" office:value-type="float" office:value="-0.93969262078591">
            <text:p>-0.9397</text:p>
          </table:table-cell>
          <table:table-cell table:formula="of:=SIN(RADIANS([.A210]*11))" office:value-type="float" office:value="0.656059028990507">
            <text:p>0.6561</text:p>
          </table:table-cell>
          <table:table-cell table:formula="of:=SIN(RADIANS([.A210]*12))" office:value-type="float" office:value="-0.207911690817762">
            <text:p>-0.2079</text:p>
          </table:table-cell>
          <table:table-cell table:formula="of:=SIN(RADIANS([.A210]*13))" office:value-type="float" office:value="-0.292371704722738">
            <text:p>-0.2924</text:p>
          </table:table-cell>
          <table:table-cell table:formula="of:=SIN(RADIANS([.A210]*14))" office:value-type="float" office:value="0.71933980033865">
            <text:p>0.7193</text:p>
          </table:table-cell>
          <table:table-cell table:formula="of:=SIN(RADIANS([.A210]*15))" office:value-type="float" office:value="-0.965925826289069">
            <text:p>-0.9659</text:p>
          </table:table-cell>
          <table:table-cell table:formula="of:=SIN(RADIANS([.A210]*16))" office:value-type="float" office:value="0.970295726275997">
            <text:p>0.9703</text:p>
          </table:table-cell>
          <table:table-cell table:formula="of:=COS(RADIANS([.A210]))" office:value-type="float" office:value="-0.874619707139396">
            <text:p>-0.8746</text:p>
          </table:table-cell>
          <table:table-cell table:formula="of:=COS(RADIANS([.A210]*2))" office:value-type="float" office:value="0.529919264233205">
            <text:p>0.5299</text:p>
          </table:table-cell>
          <table:table-cell table:formula="of:=COS(RADIANS([.A210]*3))" office:value-type="float" office:value="-0.0523359562429446">
            <text:p>-0.0523</text:p>
          </table:table-cell>
          <table:table-cell table:formula="of:=COS(RADIANS([.A210]*4))" office:value-type="float" office:value="-0.438371146789077">
            <text:p>-0.4384</text:p>
          </table:table-cell>
          <table:table-cell table:formula="of:=COS(RADIANS([.A210]*5))" office:value-type="float" office:value="0.819152044288991">
            <text:p>0.8192</text:p>
          </table:table-cell>
          <table:table-cell table:formula="of:=COS(RADIANS([.A210]*6))" office:value-type="float" office:value="-0.994521895368273">
            <text:p>-0.9945</text:p>
          </table:table-cell>
          <table:table-cell table:formula="of:=COS(RADIANS([.A210]*7))" office:value-type="float" office:value="0.920504853452441">
            <text:p>0.9205</text:p>
          </table:table-cell>
          <table:table-cell table:formula="of:=COS(RADIANS([.A210]*8))" office:value-type="float" office:value="-0.615661475325659">
            <text:p>-0.6157</text:p>
          </table:table-cell>
          <table:table-cell table:formula="of:=COS(RADIANS([.A210]*9))" office:value-type="float" office:value="0.156434465040231">
            <text:p>0.1564</text:p>
          </table:table-cell>
          <table:table-cell table:formula="of:=COS(RADIANS([.A210]*10))" office:value-type="float" office:value="0.342020143325665">
            <text:p>0.3420</text:p>
          </table:table-cell>
          <table:table-cell table:formula="of:=COS(RADIANS([.A210]*11))" office:value-type="float" office:value="-0.754709580222772">
            <text:p>-0.7547</text:p>
          </table:table-cell>
          <table:table-cell table:formula="of:=COS(RADIANS([.A210]*12))" office:value-type="float" office:value="0.978147600733805">
            <text:p>0.9781</text:p>
          </table:table-cell>
          <table:table-cell table:formula="of:=COS(RADIANS([.A210]*13))" office:value-type="float" office:value="-0.956304755963035">
            <text:p>-0.9563</text:p>
          </table:table-cell>
          <table:table-cell table:formula="of:=COS(RADIANS([.A210]*14))" office:value-type="float" office:value="0.694658370458999">
            <text:p>0.6947</text:p>
          </table:table-cell>
          <table:table-cell table:formula="of:=COS(RADIANS([.A210]*15))" office:value-type="float" office:value="-0.258819045102519">
            <text:p>-0.2588</text:p>
          </table:table-cell>
          <table:table-cell table:formula="of:=COS(RADIANS([.A210]*16))" office:value-type="float" office:value="-0.241921895599666">
            <text:p>-0.2419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30S">
            <text:p>00:03:30</text:p>
          </table:table-cell>
          <table:table-cell table:formula="of:=SIN(RADIANS([.A211]))" office:value-type="float" office:value="-0.5">
            <text:p>-0.5000</text:p>
          </table:table-cell>
          <table:table-cell table:formula="of:=SIN(RADIANS([.A211]*2))" office:value-type="float" office:value="0.866025403784439">
            <text:p>0.8660</text:p>
          </table:table-cell>
          <table:table-cell table:formula="of:=SIN(RADIANS([.A211]*3))" office:value-type="float" office:value="-1">
            <text:p>-1.0000</text:p>
          </table:table-cell>
          <table:table-cell table:formula="of:=SIN(RADIANS([.A211]*4))" office:value-type="float" office:value="0.866025403784438">
            <text:p>0.8660</text:p>
          </table:table-cell>
          <table:table-cell table:formula="of:=SIN(RADIANS([.A211]*5))" office:value-type="float" office:value="-0.5">
            <text:p>-0.5000</text:p>
          </table:table-cell>
          <table:table-cell table:formula="of:=SIN(RADIANS([.A211]*6))" office:value-type="float" office:value="8.57252759403147E-016">
            <text:p>0.0000</text:p>
          </table:table-cell>
          <table:table-cell table:formula="of:=SIN(RADIANS([.A211]*7))" office:value-type="float" office:value="0.499999999999999">
            <text:p>0.5000</text:p>
          </table:table-cell>
          <table:table-cell table:formula="of:=SIN(RADIANS([.A211]*8))" office:value-type="float" office:value="-0.866025403784439">
            <text:p>-0.8660</text:p>
          </table:table-cell>
          <table:table-cell table:formula="of:=SIN(RADIANS([.A211]*9))" office:value-type="float" office:value="1">
            <text:p>1.0000</text:p>
          </table:table-cell>
          <table:table-cell table:formula="of:=SIN(RADIANS([.A211]*10))" office:value-type="float" office:value="-0.866025403784439">
            <text:p>-0.8660</text:p>
          </table:table-cell>
          <table:table-cell table:formula="of:=SIN(RADIANS([.A211]*11))" office:value-type="float" office:value="0.500000000000001">
            <text:p>0.5000</text:p>
          </table:table-cell>
          <table:table-cell table:formula="of:=SIN(RADIANS([.A211]*12))" office:value-type="float" office:value="-1.71450551880629E-015">
            <text:p>0.0000</text:p>
          </table:table-cell>
          <table:table-cell table:formula="of:=SIN(RADIANS([.A211]*13))" office:value-type="float" office:value="-0.499999999999998">
            <text:p>-0.5000</text:p>
          </table:table-cell>
          <table:table-cell table:formula="of:=SIN(RADIANS([.A211]*14))" office:value-type="float" office:value="0.866025403784437">
            <text:p>0.8660</text:p>
          </table:table-cell>
          <table:table-cell table:formula="of:=SIN(RADIANS([.A211]*15))" office:value-type="float" office:value="-1">
            <text:p>-1.0000</text:p>
          </table:table-cell>
          <table:table-cell table:formula="of:=SIN(RADIANS([.A211]*16))" office:value-type="float" office:value="0.866025403784437">
            <text:p>0.8660</text:p>
          </table:table-cell>
          <table:table-cell table:formula="of:=COS(RADIANS([.A211]))" office:value-type="float" office:value="-0.866025403784439">
            <text:p>-0.8660</text:p>
          </table:table-cell>
          <table:table-cell table:formula="of:=COS(RADIANS([.A211]*2))" office:value-type="float" office:value="0.5">
            <text:p>0.5000</text:p>
          </table:table-cell>
          <table:table-cell table:formula="of:=COS(RADIANS([.A211]*3))" office:value-type="float" office:value="-4.28626379701574E-016">
            <text:p>0.0000</text:p>
          </table:table-cell>
          <table:table-cell table:formula="of:=COS(RADIANS([.A211]*4))" office:value-type="float" office:value="-0.500000000000001">
            <text:p>-0.5000</text:p>
          </table:table-cell>
          <table:table-cell table:formula="of:=COS(RADIANS([.A211]*5))" office:value-type="float" office:value="0.866025403784439">
            <text:p>0.8660</text:p>
          </table:table-cell>
          <table:table-cell table:formula="of:=COS(RADIANS([.A211]*6))" office:value-type="float" office:value="-1">
            <text:p>-1.0000</text:p>
          </table:table-cell>
          <table:table-cell table:formula="of:=COS(RADIANS([.A211]*7))" office:value-type="float" office:value="0.866025403784439">
            <text:p>0.8660</text:p>
          </table:table-cell>
          <table:table-cell table:formula="of:=COS(RADIANS([.A211]*8))" office:value-type="float" office:value="-0.499999999999999">
            <text:p>-0.5000</text:p>
          </table:table-cell>
          <table:table-cell table:formula="of:=COS(RADIANS([.A211]*9))" office:value-type="float" office:value="-4.9047770029553E-016">
            <text:p>0.0000</text:p>
          </table:table-cell>
          <table:table-cell table:formula="of:=COS(RADIANS([.A211]*10))" office:value-type="float" office:value="0.5">
            <text:p>0.5000</text:p>
          </table:table-cell>
          <table:table-cell table:formula="of:=COS(RADIANS([.A211]*11))" office:value-type="float" office:value="-0.866025403784438">
            <text:p>-0.8660</text:p>
          </table:table-cell>
          <table:table-cell table:formula="of:=COS(RADIANS([.A211]*12))" office:value-type="float" office:value="1">
            <text:p>1.0000</text:p>
          </table:table-cell>
          <table:table-cell table:formula="of:=COS(RADIANS([.A211]*13))" office:value-type="float" office:value="-0.86602540378444">
            <text:p>-0.8660</text:p>
          </table:table-cell>
          <table:table-cell table:formula="of:=COS(RADIANS([.A211]*14))" office:value-type="float" office:value="0.500000000000003">
            <text:p>0.5000</text:p>
          </table:table-cell>
          <table:table-cell table:formula="of:=COS(RADIANS([.A211]*15))" office:value-type="float" office:value="-3.91948873790812E-015">
            <text:p>0.0000</text:p>
          </table:table-cell>
          <table:table-cell table:formula="of:=COS(RADIANS([.A211]*16))" office:value-type="float" office:value="-0.500000000000002">
            <text:p>-0.50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31S">
            <text:p>00:03:31</text:p>
          </table:table-cell>
          <table:table-cell table:formula="of:=SIN(RADIANS([.A212]))" office:value-type="float" office:value="-0.515038074910054">
            <text:p>-0.5150</text:p>
          </table:table-cell>
          <table:table-cell table:formula="of:=SIN(RADIANS([.A212]*2))" office:value-type="float" office:value="0.882947592858927">
            <text:p>0.8829</text:p>
          </table:table-cell>
          <table:table-cell table:formula="of:=SIN(RADIANS([.A212]*3))" office:value-type="float" office:value="-0.998629534754574">
            <text:p>-0.9986</text:p>
          </table:table-cell>
          <table:table-cell table:formula="of:=SIN(RADIANS([.A212]*4))" office:value-type="float" office:value="0.829037572555042">
            <text:p>0.8290</text:p>
          </table:table-cell>
          <table:table-cell table:formula="of:=SIN(RADIANS([.A212]*5))" office:value-type="float" office:value="-0.422618261740701">
            <text:p>-0.4226</text:p>
          </table:table-cell>
          <table:table-cell table:formula="of:=SIN(RADIANS([.A212]*6))" office:value-type="float" office:value="-0.104528463267653">
            <text:p>-0.1045</text:p>
          </table:table-cell>
          <table:table-cell table:formula="of:=SIN(RADIANS([.A212]*7))" office:value-type="float" office:value="0.601815023152047">
            <text:p>0.6018</text:p>
          </table:table-cell>
          <table:table-cell table:formula="of:=SIN(RADIANS([.A212]*8))" office:value-type="float" office:value="-0.927183854566787">
            <text:p>-0.9272</text:p>
          </table:table-cell>
          <table:table-cell table:formula="of:=SIN(RADIANS([.A212]*9))" office:value-type="float" office:value="0.987688340595138">
            <text:p>0.9877</text:p>
          </table:table-cell>
          <table:table-cell table:formula="of:=SIN(RADIANS([.A212]*10))" office:value-type="float" office:value="-0.766044443118981">
            <text:p>-0.7660</text:p>
          </table:table-cell>
          <table:table-cell table:formula="of:=SIN(RADIANS([.A212]*11))" office:value-type="float" office:value="0.325568154457159">
            <text:p>0.3256</text:p>
          </table:table-cell>
          <table:table-cell table:formula="of:=SIN(RADIANS([.A212]*12))" office:value-type="float" office:value="0.207911690817759">
            <text:p>0.2079</text:p>
          </table:table-cell>
          <table:table-cell table:formula="of:=SIN(RADIANS([.A212]*13))" office:value-type="float" office:value="-0.681998360062499">
            <text:p>-0.6820</text:p>
          </table:table-cell>
          <table:table-cell table:formula="of:=SIN(RADIANS([.A212]*14))" office:value-type="float" office:value="0.961261695938318">
            <text:p>0.9613</text:p>
          </table:table-cell>
          <table:table-cell table:formula="of:=SIN(RADIANS([.A212]*15))" office:value-type="float" office:value="-0.965925826289069">
            <text:p>-0.9659</text:p>
          </table:table-cell>
          <table:table-cell table:formula="of:=SIN(RADIANS([.A212]*16))" office:value-type="float" office:value="0.694658370458998">
            <text:p>0.6947</text:p>
          </table:table-cell>
          <table:table-cell table:formula="of:=COS(RADIANS([.A212]))" office:value-type="float" office:value="-0.857167300702112">
            <text:p>-0.8572</text:p>
          </table:table-cell>
          <table:table-cell table:formula="of:=COS(RADIANS([.A212]*2))" office:value-type="float" office:value="0.469471562785891">
            <text:p>0.4695</text:p>
          </table:table-cell>
          <table:table-cell table:formula="of:=COS(RADIANS([.A212]*3))" office:value-type="float" office:value="0.0523359562429437">
            <text:p>0.0523</text:p>
          </table:table-cell>
          <table:table-cell table:formula="of:=COS(RADIANS([.A212]*4))" office:value-type="float" office:value="-0.559192903470747">
            <text:p>-0.5592</text:p>
          </table:table-cell>
          <table:table-cell table:formula="of:=COS(RADIANS([.A212]*5))" office:value-type="float" office:value="0.906307787036649">
            <text:p>0.9063</text:p>
          </table:table-cell>
          <table:table-cell table:formula="of:=COS(RADIANS([.A212]*6))" office:value-type="float" office:value="-0.994521895368273">
            <text:p>-0.9945</text:p>
          </table:table-cell>
          <table:table-cell table:formula="of:=COS(RADIANS([.A212]*7))" office:value-type="float" office:value="0.798635510047294">
            <text:p>0.7986</text:p>
          </table:table-cell>
          <table:table-cell table:formula="of:=COS(RADIANS([.A212]*8))" office:value-type="float" office:value="-0.374606593415912">
            <text:p>-0.3746</text:p>
          </table:table-cell>
          <table:table-cell table:formula="of:=COS(RADIANS([.A212]*9))" office:value-type="float" office:value="-0.156434465040232">
            <text:p>-0.1564</text:p>
          </table:table-cell>
          <table:table-cell table:formula="of:=COS(RADIANS([.A212]*10))" office:value-type="float" office:value="0.642787609686536">
            <text:p>0.6428</text:p>
          </table:table-cell>
          <table:table-cell table:formula="of:=COS(RADIANS([.A212]*11))" office:value-type="float" office:value="-0.945518575599316">
            <text:p>-0.9455</text:p>
          </table:table-cell>
          <table:table-cell table:formula="of:=COS(RADIANS([.A212]*12))" office:value-type="float" office:value="0.978147600733806">
            <text:p>0.9781</text:p>
          </table:table-cell>
          <table:table-cell table:formula="of:=COS(RADIANS([.A212]*13))" office:value-type="float" office:value="-0.73135370161917">
            <text:p>-0.7314</text:p>
          </table:table-cell>
          <table:table-cell table:formula="of:=COS(RADIANS([.A212]*14))" office:value-type="float" office:value="0.275637355817003">
            <text:p>0.2756</text:p>
          </table:table-cell>
          <table:table-cell table:formula="of:=COS(RADIANS([.A212]*15))" office:value-type="float" office:value="0.258819045102518">
            <text:p>0.2588</text:p>
          </table:table-cell>
          <table:table-cell table:formula="of:=COS(RADIANS([.A212]*16))" office:value-type="float" office:value="-0.719339800338651">
            <text:p>-0.7193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32S">
            <text:p>00:03:32</text:p>
          </table:table-cell>
          <table:table-cell table:formula="of:=SIN(RADIANS([.A213]))" office:value-type="float" office:value="-0.529919264233205">
            <text:p>-0.5299</text:p>
          </table:table-cell>
          <table:table-cell table:formula="of:=SIN(RADIANS([.A213]*2))" office:value-type="float" office:value="0.898794046299167">
            <text:p>0.8988</text:p>
          </table:table-cell>
          <table:table-cell table:formula="of:=SIN(RADIANS([.A213]*3))" office:value-type="float" office:value="-0.994521895368273">
            <text:p>-0.9945</text:p>
          </table:table-cell>
          <table:table-cell table:formula="of:=SIN(RADIANS([.A213]*4))" office:value-type="float" office:value="0.788010753606723">
            <text:p>0.7880</text:p>
          </table:table-cell>
          <table:table-cell table:formula="of:=SIN(RADIANS([.A213]*5))" office:value-type="float" office:value="-0.342020143325669">
            <text:p>-0.3420</text:p>
          </table:table-cell>
          <table:table-cell table:formula="of:=SIN(RADIANS([.A213]*6))" office:value-type="float" office:value="-0.20791169081776">
            <text:p>-0.2079</text:p>
          </table:table-cell>
          <table:table-cell table:formula="of:=SIN(RADIANS([.A213]*7))" office:value-type="float" office:value="0.694658370458998">
            <text:p>0.6947</text:p>
          </table:table-cell>
          <table:table-cell table:formula="of:=SIN(RADIANS([.A213]*8))" office:value-type="float" office:value="-0.970295726275996">
            <text:p>-0.9703</text:p>
          </table:table-cell>
          <table:table-cell table:formula="of:=SIN(RADIANS([.A213]*9))" office:value-type="float" office:value="0.951056516295153">
            <text:p>0.9511</text:p>
          </table:table-cell>
          <table:table-cell table:formula="of:=SIN(RADIANS([.A213]*10))" office:value-type="float" office:value="-0.64278760968654">
            <text:p>-0.6428</text:p>
          </table:table-cell>
          <table:table-cell table:formula="of:=SIN(RADIANS([.A213]*11))" office:value-type="float" office:value="0.139173100960069">
            <text:p>0.1392</text:p>
          </table:table-cell>
          <table:table-cell table:formula="of:=SIN(RADIANS([.A213]*12))" office:value-type="float" office:value="0.406736643075801">
            <text:p>0.4067</text:p>
          </table:table-cell>
          <table:table-cell table:formula="of:=SIN(RADIANS([.A213]*13))" office:value-type="float" office:value="-0.82903757255504">
            <text:p>-0.8290</text:p>
          </table:table-cell>
          <table:table-cell table:formula="of:=SIN(RADIANS([.A213]*14))" office:value-type="float" office:value="0.999390827019096">
            <text:p>0.9994</text:p>
          </table:table-cell>
          <table:table-cell table:formula="of:=SIN(RADIANS([.A213]*15))" office:value-type="float" office:value="-0.866025403784439">
            <text:p>-0.8660</text:p>
          </table:table-cell>
          <table:table-cell table:formula="of:=SIN(RADIANS([.A213]*16))" office:value-type="float" office:value="0.469471562785894">
            <text:p>0.4695</text:p>
          </table:table-cell>
          <table:table-cell table:formula="of:=COS(RADIANS([.A213]))" office:value-type="float" office:value="-0.848048096156426">
            <text:p>-0.8480</text:p>
          </table:table-cell>
          <table:table-cell table:formula="of:=COS(RADIANS([.A213]*2))" office:value-type="float" office:value="0.438371146789078">
            <text:p>0.4384</text:p>
          </table:table-cell>
          <table:table-cell table:formula="of:=COS(RADIANS([.A213]*3))" office:value-type="float" office:value="0.104528463267654">
            <text:p>0.1045</text:p>
          </table:table-cell>
          <table:table-cell table:formula="of:=COS(RADIANS([.A213]*4))" office:value-type="float" office:value="-0.615661475325658">
            <text:p>-0.6157</text:p>
          </table:table-cell>
          <table:table-cell table:formula="of:=COS(RADIANS([.A213]*5))" office:value-type="float" office:value="0.939692620785908">
            <text:p>0.9397</text:p>
          </table:table-cell>
          <table:table-cell table:formula="of:=COS(RADIANS([.A213]*6))" office:value-type="float" office:value="-0.978147600733806">
            <text:p>-0.9781</text:p>
          </table:table-cell>
          <table:table-cell table:formula="of:=COS(RADIANS([.A213]*7))" office:value-type="float" office:value="0.71933980033865">
            <text:p>0.7193</text:p>
          </table:table-cell>
          <table:table-cell table:formula="of:=COS(RADIANS([.A213]*8))" office:value-type="float" office:value="-0.24192189559967">
            <text:p>-0.2419</text:p>
          </table:table-cell>
          <table:table-cell table:formula="of:=COS(RADIANS([.A213]*9))" office:value-type="float" office:value="-0.30901699437495">
            <text:p>-0.3090</text:p>
          </table:table-cell>
          <table:table-cell table:formula="of:=COS(RADIANS([.A213]*10))" office:value-type="float" office:value="0.766044443118978">
            <text:p>0.7660</text:p>
          </table:table-cell>
          <table:table-cell table:formula="of:=COS(RADIANS([.A213]*11))" office:value-type="float" office:value="-0.99026806874157">
            <text:p>-0.9903</text:p>
          </table:table-cell>
          <table:table-cell table:formula="of:=COS(RADIANS([.A213]*12))" office:value-type="float" office:value="0.913545457642601">
            <text:p>0.9135</text:p>
          </table:table-cell>
          <table:table-cell table:formula="of:=COS(RADIANS([.A213]*13))" office:value-type="float" office:value="-0.559192903470749">
            <text:p>-0.5592</text:p>
          </table:table-cell>
          <table:table-cell table:formula="of:=COS(RADIANS([.A213]*14))" office:value-type="float" office:value="0.034899496702499">
            <text:p>0.0349</text:p>
          </table:table-cell>
          <table:table-cell table:formula="of:=COS(RADIANS([.A213]*15))" office:value-type="float" office:value="0.499999999999999">
            <text:p>0.5000</text:p>
          </table:table-cell>
          <table:table-cell table:formula="of:=COS(RADIANS([.A213]*16))" office:value-type="float" office:value="-0.882947592858925">
            <text:p>-0.8829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33S">
            <text:p>00:03:33</text:p>
          </table:table-cell>
          <table:table-cell table:formula="of:=SIN(RADIANS([.A214]))" office:value-type="float" office:value="-0.544639035015027">
            <text:p>-0.5446</text:p>
          </table:table-cell>
          <table:table-cell table:formula="of:=SIN(RADIANS([.A214]*2))" office:value-type="float" office:value="0.913545457642601">
            <text:p>0.9135</text:p>
          </table:table-cell>
          <table:table-cell table:formula="of:=SIN(RADIANS([.A214]*3))" office:value-type="float" office:value="-0.987688340595138">
            <text:p>-0.9877</text:p>
          </table:table-cell>
          <table:table-cell table:formula="of:=SIN(RADIANS([.A214]*4))" office:value-type="float" office:value="0.743144825477394">
            <text:p>0.7431</text:p>
          </table:table-cell>
          <table:table-cell table:formula="of:=SIN(RADIANS([.A214]*5))" office:value-type="float" office:value="-0.258819045102519">
            <text:p>-0.2588</text:p>
          </table:table-cell>
          <table:table-cell table:formula="of:=SIN(RADIANS([.A214]*6))" office:value-type="float" office:value="-0.309016994374948">
            <text:p>-0.3090</text:p>
          </table:table-cell>
          <table:table-cell table:formula="of:=SIN(RADIANS([.A214]*7))" office:value-type="float" office:value="0.777145961456971">
            <text:p>0.7771</text:p>
          </table:table-cell>
          <table:table-cell table:formula="of:=SIN(RADIANS([.A214]*8))" office:value-type="float" office:value="-0.994521895368273">
            <text:p>-0.9945</text:p>
          </table:table-cell>
          <table:table-cell table:formula="of:=SIN(RADIANS([.A214]*9))" office:value-type="float" office:value="0.89100652418837">
            <text:p>0.8910</text:p>
          </table:table-cell>
          <table:table-cell table:formula="of:=SIN(RADIANS([.A214]*10))" office:value-type="float" office:value="-0.499999999999998">
            <text:p>-0.5000</text:p>
          </table:table-cell>
          <table:table-cell table:formula="of:=SIN(RADIANS([.A214]*11))" office:value-type="float" office:value="-0.0523359562429461">
            <text:p>-0.0523</text:p>
          </table:table-cell>
          <table:table-cell table:formula="of:=SIN(RADIANS([.A214]*12))" office:value-type="float" office:value="0.587785252292475">
            <text:p>0.5878</text:p>
          </table:table-cell>
          <table:table-cell table:formula="of:=SIN(RADIANS([.A214]*13))" office:value-type="float" office:value="-0.933580426497202">
            <text:p>-0.9336</text:p>
          </table:table-cell>
          <table:table-cell table:formula="of:=SIN(RADIANS([.A214]*14))" office:value-type="float" office:value="0.978147600733805">
            <text:p>0.9781</text:p>
          </table:table-cell>
          <table:table-cell table:formula="of:=SIN(RADIANS([.A214]*15))" office:value-type="float" office:value="-0.707106781186547">
            <text:p>-0.7071</text:p>
          </table:table-cell>
          <table:table-cell table:formula="of:=SIN(RADIANS([.A214]*16))" office:value-type="float" office:value="0.207911690817759">
            <text:p>0.2079</text:p>
          </table:table-cell>
          <table:table-cell table:formula="of:=COS(RADIANS([.A214]))" office:value-type="float" office:value="-0.838670567945424">
            <text:p>-0.8387</text:p>
          </table:table-cell>
          <table:table-cell table:formula="of:=COS(RADIANS([.A214]*2))" office:value-type="float" office:value="0.4067366430758">
            <text:p>0.4067</text:p>
          </table:table-cell>
          <table:table-cell table:formula="of:=COS(RADIANS([.A214]*3))" office:value-type="float" office:value="0.156434465040231">
            <text:p>0.1564</text:p>
          </table:table-cell>
          <table:table-cell table:formula="of:=COS(RADIANS([.A214]*4))" office:value-type="float" office:value="-0.669130606358858">
            <text:p>-0.6691</text:p>
          </table:table-cell>
          <table:table-cell table:formula="of:=COS(RADIANS([.A214]*5))" office:value-type="float" office:value="0.965925826289069">
            <text:p>0.9659</text:p>
          </table:table-cell>
          <table:table-cell table:formula="of:=COS(RADIANS([.A214]*6))" office:value-type="float" office:value="-0.951056516295153">
            <text:p>-0.9511</text:p>
          </table:table-cell>
          <table:table-cell table:formula="of:=COS(RADIANS([.A214]*7))" office:value-type="float" office:value="0.629320391049837">
            <text:p>0.6293</text:p>
          </table:table-cell>
          <table:table-cell table:formula="of:=COS(RADIANS([.A214]*8))" office:value-type="float" office:value="-0.104528463267653">
            <text:p>-0.1045</text:p>
          </table:table-cell>
          <table:table-cell table:formula="of:=COS(RADIANS([.A214]*9))" office:value-type="float" office:value="-0.453990499739543">
            <text:p>-0.4540</text:p>
          </table:table-cell>
          <table:table-cell table:formula="of:=COS(RADIANS([.A214]*10))" office:value-type="float" office:value="0.86602540378444">
            <text:p>0.8660</text:p>
          </table:table-cell>
          <table:table-cell table:formula="of:=COS(RADIANS([.A214]*11))" office:value-type="float" office:value="-0.998629534754574">
            <text:p>-0.9986</text:p>
          </table:table-cell>
          <table:table-cell table:formula="of:=COS(RADIANS([.A214]*12))" office:value-type="float" office:value="0.809016994374946">
            <text:p>0.8090</text:p>
          </table:table-cell>
          <table:table-cell table:formula="of:=COS(RADIANS([.A214]*13))" office:value-type="float" office:value="-0.358367949545299">
            <text:p>-0.3584</text:p>
          </table:table-cell>
          <table:table-cell table:formula="of:=COS(RADIANS([.A214]*14))" office:value-type="float" office:value="-0.20791169081776">
            <text:p>-0.2079</text:p>
          </table:table-cell>
          <table:table-cell table:formula="of:=COS(RADIANS([.A214]*15))" office:value-type="float" office:value="0.707106781186548">
            <text:p>0.7071</text:p>
          </table:table-cell>
          <table:table-cell table:formula="of:=COS(RADIANS([.A214]*16))" office:value-type="float" office:value="-0.978147600733806">
            <text:p>-0.978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34S">
            <text:p>00:03:34</text:p>
          </table:table-cell>
          <table:table-cell table:formula="of:=SIN(RADIANS([.A215]))" office:value-type="float" office:value="-0.559192903470747">
            <text:p>-0.5592</text:p>
          </table:table-cell>
          <table:table-cell table:formula="of:=SIN(RADIANS([.A215]*2))" office:value-type="float" office:value="0.927183854566787">
            <text:p>0.9272</text:p>
          </table:table-cell>
          <table:table-cell table:formula="of:=SIN(RADIANS([.A215]*3))" office:value-type="float" office:value="-0.978147600733806">
            <text:p>-0.9781</text:p>
          </table:table-cell>
          <table:table-cell table:formula="of:=SIN(RADIANS([.A215]*4))" office:value-type="float" office:value="0.694658370458998">
            <text:p>0.6947</text:p>
          </table:table-cell>
          <table:table-cell table:formula="of:=SIN(RADIANS([.A215]*5))" office:value-type="float" office:value="-0.173648177666931">
            <text:p>-0.1736</text:p>
          </table:table-cell>
          <table:table-cell table:formula="of:=SIN(RADIANS([.A215]*6))" office:value-type="float" office:value="-0.406736643075798">
            <text:p>-0.4067</text:p>
          </table:table-cell>
          <table:table-cell table:formula="of:=SIN(RADIANS([.A215]*7))" office:value-type="float" office:value="0.848048096156426">
            <text:p>0.8480</text:p>
          </table:table-cell>
          <table:table-cell table:formula="of:=SIN(RADIANS([.A215]*8))" office:value-type="float" office:value="-0.999390827019096">
            <text:p>-0.9994</text:p>
          </table:table-cell>
          <table:table-cell table:formula="of:=SIN(RADIANS([.A215]*9))" office:value-type="float" office:value="0.809016994374949">
            <text:p>0.8090</text:p>
          </table:table-cell>
          <table:table-cell table:formula="of:=SIN(RADIANS([.A215]*10))" office:value-type="float" office:value="-0.34202014332567">
            <text:p>-0.3420</text:p>
          </table:table-cell>
          <table:table-cell table:formula="of:=SIN(RADIANS([.A215]*11))" office:value-type="float" office:value="-0.241921895599669">
            <text:p>-0.2419</text:p>
          </table:table-cell>
          <table:table-cell table:formula="of:=SIN(RADIANS([.A215]*12))" office:value-type="float" office:value="0.743144825477391">
            <text:p>0.7431</text:p>
          </table:table-cell>
          <table:table-cell table:formula="of:=SIN(RADIANS([.A215]*13))" office:value-type="float" office:value="-0.99026806874157">
            <text:p>-0.9903</text:p>
          </table:table-cell>
          <table:table-cell table:formula="of:=SIN(RADIANS([.A215]*14))" office:value-type="float" office:value="0.898794046299167">
            <text:p>0.8988</text:p>
          </table:table-cell>
          <table:table-cell table:formula="of:=SIN(RADIANS([.A215]*15))" office:value-type="float" office:value="-0.499999999999998">
            <text:p>-0.5000</text:p>
          </table:table-cell>
          <table:table-cell table:formula="of:=SIN(RADIANS([.A215]*16))" office:value-type="float" office:value="-0.0697564737441222">
            <text:p>-0.0698</text:p>
          </table:table-cell>
          <table:table-cell table:formula="of:=COS(RADIANS([.A215]))" office:value-type="float" office:value="-0.829037572555042">
            <text:p>-0.8290</text:p>
          </table:table-cell>
          <table:table-cell table:formula="of:=COS(RADIANS([.A215]*2))" office:value-type="float" office:value="0.374606593415912">
            <text:p>0.3746</text:p>
          </table:table-cell>
          <table:table-cell table:formula="of:=COS(RADIANS([.A215]*3))" office:value-type="float" office:value="0.207911690817758">
            <text:p>0.2079</text:p>
          </table:table-cell>
          <table:table-cell table:formula="of:=COS(RADIANS([.A215]*4))" office:value-type="float" office:value="-0.719339800338651">
            <text:p>-0.7193</text:p>
          </table:table-cell>
          <table:table-cell table:formula="of:=COS(RADIANS([.A215]*5))" office:value-type="float" office:value="0.984807753012208">
            <text:p>0.9848</text:p>
          </table:table-cell>
          <table:table-cell table:formula="of:=COS(RADIANS([.A215]*6))" office:value-type="float" office:value="-0.913545457642602">
            <text:p>-0.9135</text:p>
          </table:table-cell>
          <table:table-cell table:formula="of:=COS(RADIANS([.A215]*7))" office:value-type="float" office:value="0.529919264233205">
            <text:p>0.5299</text:p>
          </table:table-cell>
          <table:table-cell table:formula="of:=COS(RADIANS([.A215]*8))" office:value-type="float" office:value="0.0348994967024994">
            <text:p>0.0349</text:p>
          </table:table-cell>
          <table:table-cell table:formula="of:=COS(RADIANS([.A215]*9))" office:value-type="float" office:value="-0.587785252292471">
            <text:p>-0.5878</text:p>
          </table:table-cell>
          <table:table-cell table:formula="of:=COS(RADIANS([.A215]*10))" office:value-type="float" office:value="0.939692620785908">
            <text:p>0.9397</text:p>
          </table:table-cell>
          <table:table-cell table:formula="of:=COS(RADIANS([.A215]*11))" office:value-type="float" office:value="-0.970295726275996">
            <text:p>-0.9703</text:p>
          </table:table-cell>
          <table:table-cell table:formula="of:=COS(RADIANS([.A215]*12))" office:value-type="float" office:value="0.669130606358861">
            <text:p>0.6691</text:p>
          </table:table-cell>
          <table:table-cell table:formula="of:=COS(RADIANS([.A215]*13))" office:value-type="float" office:value="-0.139173100960068">
            <text:p>-0.1392</text:p>
          </table:table-cell>
          <table:table-cell table:formula="of:=COS(RADIANS([.A215]*14))" office:value-type="float" office:value="-0.438371146789077">
            <text:p>-0.4384</text:p>
          </table:table-cell>
          <table:table-cell table:formula="of:=COS(RADIANS([.A215]*15))" office:value-type="float" office:value="0.86602540378444">
            <text:p>0.8660</text:p>
          </table:table-cell>
          <table:table-cell table:formula="of:=COS(RADIANS([.A215]*16))" office:value-type="float" office:value="-0.997564050259824">
            <text:p>-0.9976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35S">
            <text:p>00:03:35</text:p>
          </table:table-cell>
          <table:table-cell table:formula="of:=SIN(RADIANS([.A216]))" office:value-type="float" office:value="-0.573576436351046">
            <text:p>-0.5736</text:p>
          </table:table-cell>
          <table:table-cell table:formula="of:=SIN(RADIANS([.A216]*2))" office:value-type="float" office:value="0.939692620785908">
            <text:p>0.9397</text:p>
          </table:table-cell>
          <table:table-cell table:formula="of:=SIN(RADIANS([.A216]*3))" office:value-type="float" office:value="-0.965925826289068">
            <text:p>-0.9659</text:p>
          </table:table-cell>
          <table:table-cell table:formula="of:=SIN(RADIANS([.A216]*4))" office:value-type="float" office:value="0.642787609686539">
            <text:p>0.6428</text:p>
          </table:table-cell>
          <table:table-cell table:formula="of:=SIN(RADIANS([.A216]*5))" office:value-type="float" office:value="-0.087155742747657">
            <text:p>-0.0872</text:p>
          </table:table-cell>
          <table:table-cell table:formula="of:=SIN(RADIANS([.A216]*6))" office:value-type="float" office:value="-0.499999999999999">
            <text:p>-0.5000</text:p>
          </table:table-cell>
          <table:table-cell table:formula="of:=SIN(RADIANS([.A216]*7))" office:value-type="float" office:value="0.90630778703665">
            <text:p>0.9063</text:p>
          </table:table-cell>
          <table:table-cell table:formula="of:=SIN(RADIANS([.A216]*8))" office:value-type="float" office:value="-0.984807753012208">
            <text:p>-0.9848</text:p>
          </table:table-cell>
          <table:table-cell table:formula="of:=SIN(RADIANS([.A216]*9))" office:value-type="float" office:value="0.707106781186549">
            <text:p>0.7071</text:p>
          </table:table-cell>
          <table:table-cell table:formula="of:=SIN(RADIANS([.A216]*10))" office:value-type="float" office:value="-0.173648177666928">
            <text:p>-0.1736</text:p>
          </table:table-cell>
          <table:table-cell table:formula="of:=SIN(RADIANS([.A216]*11))" office:value-type="float" office:value="-0.422618261740699">
            <text:p>-0.4226</text:p>
          </table:table-cell>
          <table:table-cell table:formula="of:=SIN(RADIANS([.A216]*12))" office:value-type="float" office:value="0.866025403784437">
            <text:p>0.8660</text:p>
          </table:table-cell>
          <table:table-cell table:formula="of:=SIN(RADIANS([.A216]*13))" office:value-type="float" office:value="-0.996194698091745">
            <text:p>-0.9962</text:p>
          </table:table-cell>
          <table:table-cell table:formula="of:=SIN(RADIANS([.A216]*14))" office:value-type="float" office:value="0.766044443118979">
            <text:p>0.7660</text:p>
          </table:table-cell>
          <table:table-cell table:formula="of:=SIN(RADIANS([.A216]*15))" office:value-type="float" office:value="-0.258819045102524">
            <text:p>-0.2588</text:p>
          </table:table-cell>
          <table:table-cell table:formula="of:=SIN(RADIANS([.A216]*16))" office:value-type="float" office:value="-0.342020143325669">
            <text:p>-0.3420</text:p>
          </table:table-cell>
          <table:table-cell table:formula="of:=COS(RADIANS([.A216]))" office:value-type="float" office:value="-0.819152044288992">
            <text:p>-0.8192</text:p>
          </table:table-cell>
          <table:table-cell table:formula="of:=COS(RADIANS([.A216]*2))" office:value-type="float" office:value="0.342020143325669">
            <text:p>0.3420</text:p>
          </table:table-cell>
          <table:table-cell table:formula="of:=COS(RADIANS([.A216]*3))" office:value-type="float" office:value="0.25881904510252">
            <text:p>0.2588</text:p>
          </table:table-cell>
          <table:table-cell table:formula="of:=COS(RADIANS([.A216]*4))" office:value-type="float" office:value="-0.766044443118978">
            <text:p>-0.7660</text:p>
          </table:table-cell>
          <table:table-cell table:formula="of:=COS(RADIANS([.A216]*5))" office:value-type="float" office:value="0.996194698091746">
            <text:p>0.9962</text:p>
          </table:table-cell>
          <table:table-cell table:formula="of:=COS(RADIANS([.A216]*6))" office:value-type="float" office:value="-0.866025403784439">
            <text:p>-0.8660</text:p>
          </table:table-cell>
          <table:table-cell table:formula="of:=COS(RADIANS([.A216]*7))" office:value-type="float" office:value="0.4226182617407">
            <text:p>0.4226</text:p>
          </table:table-cell>
          <table:table-cell table:formula="of:=COS(RADIANS([.A216]*8))" office:value-type="float" office:value="0.173648177666931">
            <text:p>0.1736</text:p>
          </table:table-cell>
          <table:table-cell table:formula="of:=COS(RADIANS([.A216]*9))" office:value-type="float" office:value="-0.707106781186546">
            <text:p>-0.7071</text:p>
          </table:table-cell>
          <table:table-cell table:formula="of:=COS(RADIANS([.A216]*10))" office:value-type="float" office:value="0.984807753012209">
            <text:p>0.9848</text:p>
          </table:table-cell>
          <table:table-cell table:formula="of:=COS(RADIANS([.A216]*11))" office:value-type="float" office:value="-0.90630778703665">
            <text:p>-0.9063</text:p>
          </table:table-cell>
          <table:table-cell table:formula="of:=COS(RADIANS([.A216]*12))" office:value-type="float" office:value="0.500000000000003">
            <text:p>0.5000</text:p>
          </table:table-cell>
          <table:table-cell table:formula="of:=COS(RADIANS([.A216]*13))" office:value-type="float" office:value="0.0871557427476597">
            <text:p>0.0872</text:p>
          </table:table-cell>
          <table:table-cell table:formula="of:=COS(RADIANS([.A216]*14))" office:value-type="float" office:value="-0.642787609686538">
            <text:p>-0.6428</text:p>
          </table:table-cell>
          <table:table-cell table:formula="of:=COS(RADIANS([.A216]*15))" office:value-type="float" office:value="0.965925826289067">
            <text:p>0.9659</text:p>
          </table:table-cell>
          <table:table-cell table:formula="of:=COS(RADIANS([.A216]*16))" office:value-type="float" office:value="-0.939692620785908">
            <text:p>-0.9397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36S">
            <text:p>00:03:36</text:p>
          </table:table-cell>
          <table:table-cell table:formula="of:=SIN(RADIANS([.A217]))" office:value-type="float" office:value="-0.587785252292473">
            <text:p>-0.5878</text:p>
          </table:table-cell>
          <table:table-cell table:formula="of:=SIN(RADIANS([.A217]*2))" office:value-type="float" office:value="0.951056516295153">
            <text:p>0.9511</text:p>
          </table:table-cell>
          <table:table-cell table:formula="of:=SIN(RADIANS([.A217]*3))" office:value-type="float" office:value="-0.951056516295154">
            <text:p>-0.9511</text:p>
          </table:table-cell>
          <table:table-cell table:formula="of:=SIN(RADIANS([.A217]*4))" office:value-type="float" office:value="0.587785252292474">
            <text:p>0.5878</text:p>
          </table:table-cell>
          <table:table-cell table:formula="of:=SIN(RADIANS([.A217]*5))" office:value-type="float" office:value="-7.34788079488412E-016">
            <text:p>0.0000</text:p>
          </table:table-cell>
          <table:table-cell table:formula="of:=SIN(RADIANS([.A217]*6))" office:value-type="float" office:value="-0.587785252292473">
            <text:p>-0.5878</text:p>
          </table:table-cell>
          <table:table-cell table:formula="of:=SIN(RADIANS([.A217]*7))" office:value-type="float" office:value="0.951056516295153">
            <text:p>0.9511</text:p>
          </table:table-cell>
          <table:table-cell table:formula="of:=SIN(RADIANS([.A217]*8))" office:value-type="float" office:value="-0.951056516295154">
            <text:p>-0.9511</text:p>
          </table:table-cell>
          <table:table-cell table:formula="of:=SIN(RADIANS([.A217]*9))" office:value-type="float" office:value="0.587785252292474">
            <text:p>0.5878</text:p>
          </table:table-cell>
          <table:table-cell table:formula="of:=SIN(RADIANS([.A217]*10))" office:value-type="float" office:value="-1.46957615897682E-015">
            <text:p>0.0000</text:p>
          </table:table-cell>
          <table:table-cell table:formula="of:=SIN(RADIANS([.A217]*11))" office:value-type="float" office:value="-0.587785252292472">
            <text:p>-0.5878</text:p>
          </table:table-cell>
          <table:table-cell table:formula="of:=SIN(RADIANS([.A217]*12))" office:value-type="float" office:value="0.951056516295153">
            <text:p>0.9511</text:p>
          </table:table-cell>
          <table:table-cell table:formula="of:=SIN(RADIANS([.A217]*13))" office:value-type="float" office:value="-0.951056516295154">
            <text:p>-0.9511</text:p>
          </table:table-cell>
          <table:table-cell table:formula="of:=SIN(RADIANS([.A217]*14))" office:value-type="float" office:value="0.587785252292475">
            <text:p>0.5878</text:p>
          </table:table-cell>
          <table:table-cell table:formula="of:=SIN(RADIANS([.A217]*15))" office:value-type="float" office:value="-2.20436423846524E-015">
            <text:p>0.0000</text:p>
          </table:table-cell>
          <table:table-cell table:formula="of:=SIN(RADIANS([.A217]*16))" office:value-type="float" office:value="-0.587785252292471">
            <text:p>-0.5878</text:p>
          </table:table-cell>
          <table:table-cell table:formula="of:=COS(RADIANS([.A217]))" office:value-type="float" office:value="-0.809016994374947">
            <text:p>-0.8090</text:p>
          </table:table-cell>
          <table:table-cell table:formula="of:=COS(RADIANS([.A217]*2))" office:value-type="float" office:value="0.309016994374948">
            <text:p>0.3090</text:p>
          </table:table-cell>
          <table:table-cell table:formula="of:=COS(RADIANS([.A217]*3))" office:value-type="float" office:value="0.309016994374947">
            <text:p>0.3090</text:p>
          </table:table-cell>
          <table:table-cell table:formula="of:=COS(RADIANS([.A217]*4))" office:value-type="float" office:value="-0.809016994374947">
            <text:p>-0.8090</text:p>
          </table:table-cell>
          <table:table-cell table:formula="of:=COS(RADIANS([.A217]*5))" office:value-type="float" office:value="1">
            <text:p>1.0000</text:p>
          </table:table-cell>
          <table:table-cell table:formula="of:=COS(RADIANS([.A217]*6))" office:value-type="float" office:value="-0.809016994374948">
            <text:p>-0.8090</text:p>
          </table:table-cell>
          <table:table-cell table:formula="of:=COS(RADIANS([.A217]*7))" office:value-type="float" office:value="0.309016994374948">
            <text:p>0.3090</text:p>
          </table:table-cell>
          <table:table-cell table:formula="of:=COS(RADIANS([.A217]*8))" office:value-type="float" office:value="0.309016994374946">
            <text:p>0.3090</text:p>
          </table:table-cell>
          <table:table-cell table:formula="of:=COS(RADIANS([.A217]*9))" office:value-type="float" office:value="-0.809016994374947">
            <text:p>-0.8090</text:p>
          </table:table-cell>
          <table:table-cell table:formula="of:=COS(RADIANS([.A217]*10))" office:value-type="float" office:value="1">
            <text:p>1.0000</text:p>
          </table:table-cell>
          <table:table-cell table:formula="of:=COS(RADIANS([.A217]*11))" office:value-type="float" office:value="-0.809016994374948">
            <text:p>-0.8090</text:p>
          </table:table-cell>
          <table:table-cell table:formula="of:=COS(RADIANS([.A217]*12))" office:value-type="float" office:value="0.309016994374949">
            <text:p>0.3090</text:p>
          </table:table-cell>
          <table:table-cell table:formula="of:=COS(RADIANS([.A217]*13))" office:value-type="float" office:value="0.309016994374946">
            <text:p>0.3090</text:p>
          </table:table-cell>
          <table:table-cell table:formula="of:=COS(RADIANS([.A217]*14))" office:value-type="float" office:value="-0.809016994374946">
            <text:p>-0.8090</text:p>
          </table:table-cell>
          <table:table-cell table:formula="of:=COS(RADIANS([.A217]*15))" office:value-type="float" office:value="1">
            <text:p>1.0000</text:p>
          </table:table-cell>
          <table:table-cell table:formula="of:=COS(RADIANS([.A217]*16))" office:value-type="float" office:value="-0.809016994374949">
            <text:p>-0.809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37S">
            <text:p>00:03:37</text:p>
          </table:table-cell>
          <table:table-cell table:formula="of:=SIN(RADIANS([.A218]))" office:value-type="float" office:value="-0.601815023152048">
            <text:p>-0.6018</text:p>
          </table:table-cell>
          <table:table-cell table:formula="of:=SIN(RADIANS([.A218]*2))" office:value-type="float" office:value="0.961261695938319">
            <text:p>0.9613</text:p>
          </table:table-cell>
          <table:table-cell table:formula="of:=SIN(RADIANS([.A218]*3))" office:value-type="float" office:value="-0.933580426497202">
            <text:p>-0.9336</text:p>
          </table:table-cell>
          <table:table-cell table:formula="of:=SIN(RADIANS([.A218]*4))" office:value-type="float" office:value="0.529919264233205">
            <text:p>0.5299</text:p>
          </table:table-cell>
          <table:table-cell table:formula="of:=SIN(RADIANS([.A218]*5))" office:value-type="float" office:value="0.0871557427476591">
            <text:p>0.0872</text:p>
          </table:table-cell>
          <table:table-cell table:formula="of:=SIN(RADIANS([.A218]*6))" office:value-type="float" office:value="-0.669130606358858">
            <text:p>-0.6691</text:p>
          </table:table-cell>
          <table:table-cell table:formula="of:=SIN(RADIANS([.A218]*7))" office:value-type="float" office:value="0.981627183447664">
            <text:p>0.9816</text:p>
          </table:table-cell>
          <table:table-cell table:formula="of:=SIN(RADIANS([.A218]*8))" office:value-type="float" office:value="-0.898794046299166">
            <text:p>-0.8988</text:p>
          </table:table-cell>
          <table:table-cell table:formula="of:=SIN(RADIANS([.A218]*9))" office:value-type="float" office:value="0.453990499739547">
            <text:p>0.4540</text:p>
          </table:table-cell>
          <table:table-cell table:formula="of:=SIN(RADIANS([.A218]*10))" office:value-type="float" office:value="0.173648177666932">
            <text:p>0.1736</text:p>
          </table:table-cell>
          <table:table-cell table:formula="of:=SIN(RADIANS([.A218]*11))" office:value-type="float" office:value="-0.731353701619168">
            <text:p>-0.7314</text:p>
          </table:table-cell>
          <table:table-cell table:formula="of:=SIN(RADIANS([.A218]*12))" office:value-type="float" office:value="0.994521895368273">
            <text:p>0.9945</text:p>
          </table:table-cell>
          <table:table-cell table:formula="of:=SIN(RADIANS([.A218]*13))" office:value-type="float" office:value="-0.857167300702111">
            <text:p>-0.8572</text:p>
          </table:table-cell>
          <table:table-cell table:formula="of:=SIN(RADIANS([.A218]*14))" office:value-type="float" office:value="0.374606593415915">
            <text:p>0.3746</text:p>
          </table:table-cell>
          <table:table-cell table:formula="of:=SIN(RADIANS([.A218]*15))" office:value-type="float" office:value="0.25881904510252">
            <text:p>0.2588</text:p>
          </table:table-cell>
          <table:table-cell table:formula="of:=SIN(RADIANS([.A218]*16))" office:value-type="float" office:value="-0.788010753606723">
            <text:p>-0.7880</text:p>
          </table:table-cell>
          <table:table-cell table:formula="of:=COS(RADIANS([.A218]))" office:value-type="float" office:value="-0.798635510047293">
            <text:p>-0.7986</text:p>
          </table:table-cell>
          <table:table-cell table:formula="of:=COS(RADIANS([.A218]*2))" office:value-type="float" office:value="0.275637355816999">
            <text:p>0.2756</text:p>
          </table:table-cell>
          <table:table-cell table:formula="of:=COS(RADIANS([.A218]*3))" office:value-type="float" office:value="0.3583679495453">
            <text:p>0.3584</text:p>
          </table:table-cell>
          <table:table-cell table:formula="of:=COS(RADIANS([.A218]*4))" office:value-type="float" office:value="-0.848048096156426">
            <text:p>-0.8480</text:p>
          </table:table-cell>
          <table:table-cell table:formula="of:=COS(RADIANS([.A218]*5))" office:value-type="float" office:value="0.996194698091745">
            <text:p>0.9962</text:p>
          </table:table-cell>
          <table:table-cell table:formula="of:=COS(RADIANS([.A218]*6))" office:value-type="float" office:value="-0.743144825477394">
            <text:p>-0.7431</text:p>
          </table:table-cell>
          <table:table-cell table:formula="of:=COS(RADIANS([.A218]*7))" office:value-type="float" office:value="0.190808995376546">
            <text:p>0.1908</text:p>
          </table:table-cell>
          <table:table-cell table:formula="of:=COS(RADIANS([.A218]*8))" office:value-type="float" office:value="0.438371146789078">
            <text:p>0.4384</text:p>
          </table:table-cell>
          <table:table-cell table:formula="of:=COS(RADIANS([.A218]*9))" office:value-type="float" office:value="-0.891006524188368">
            <text:p>-0.8910</text:p>
          </table:table-cell>
          <table:table-cell table:formula="of:=COS(RADIANS([.A218]*10))" office:value-type="float" office:value="0.984807753012208">
            <text:p>0.9848</text:p>
          </table:table-cell>
          <table:table-cell table:formula="of:=COS(RADIANS([.A218]*11))" office:value-type="float" office:value="-0.681998360062501">
            <text:p>-0.6820</text:p>
          </table:table-cell>
          <table:table-cell table:formula="of:=COS(RADIANS([.A218]*12))" office:value-type="float" office:value="0.104528463267654">
            <text:p>0.1045</text:p>
          </table:table-cell>
          <table:table-cell table:formula="of:=COS(RADIANS([.A218]*13))" office:value-type="float" office:value="0.515038074910056">
            <text:p>0.5150</text:p>
          </table:table-cell>
          <table:table-cell table:formula="of:=COS(RADIANS([.A218]*14))" office:value-type="float" office:value="-0.927183854566786">
            <text:p>-0.9272</text:p>
          </table:table-cell>
          <table:table-cell table:formula="of:=COS(RADIANS([.A218]*15))" office:value-type="float" office:value="0.965925826289068">
            <text:p>0.9659</text:p>
          </table:table-cell>
          <table:table-cell table:formula="of:=COS(RADIANS([.A218]*16))" office:value-type="float" office:value="-0.615661475325657">
            <text:p>-0.6157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38S">
            <text:p>00:03:38</text:p>
          </table:table-cell>
          <table:table-cell table:formula="of:=SIN(RADIANS([.A219]))" office:value-type="float" office:value="-0.615661475325658">
            <text:p>-0.6157</text:p>
          </table:table-cell>
          <table:table-cell table:formula="of:=SIN(RADIANS([.A219]*2))" office:value-type="float" office:value="0.970295726275996">
            <text:p>0.9703</text:p>
          </table:table-cell>
          <table:table-cell table:formula="of:=SIN(RADIANS([.A219]*3))" office:value-type="float" office:value="-0.913545457642601">
            <text:p>-0.9135</text:p>
          </table:table-cell>
          <table:table-cell table:formula="of:=SIN(RADIANS([.A219]*4))" office:value-type="float" office:value="0.469471562785891">
            <text:p>0.4695</text:p>
          </table:table-cell>
          <table:table-cell table:formula="of:=SIN(RADIANS([.A219]*5))" office:value-type="float" office:value="0.173648177666929">
            <text:p>0.1736</text:p>
          </table:table-cell>
          <table:table-cell table:formula="of:=SIN(RADIANS([.A219]*6))" office:value-type="float" office:value="-0.743144825477394">
            <text:p>-0.7431</text:p>
          </table:table-cell>
          <table:table-cell table:formula="of:=SIN(RADIANS([.A219]*7))" office:value-type="float" office:value="0.997564050259824">
            <text:p>0.9976</text:p>
          </table:table-cell>
          <table:table-cell table:formula="of:=SIN(RADIANS([.A219]*8))" office:value-type="float" office:value="-0.829037572555042">
            <text:p>-0.8290</text:p>
          </table:table-cell>
          <table:table-cell table:formula="of:=SIN(RADIANS([.A219]*9))" office:value-type="float" office:value="0.309016994374947">
            <text:p>0.3090</text:p>
          </table:table-cell>
          <table:table-cell table:formula="of:=SIN(RADIANS([.A219]*10))" office:value-type="float" office:value="0.342020143325667">
            <text:p>0.3420</text:p>
          </table:table-cell>
          <table:table-cell table:formula="of:=SIN(RADIANS([.A219]*11))" office:value-type="float" office:value="-0.848048096156424">
            <text:p>-0.8480</text:p>
          </table:table-cell>
          <table:table-cell table:formula="of:=SIN(RADIANS([.A219]*12))" office:value-type="float" office:value="0.994521895368273">
            <text:p>0.9945</text:p>
          </table:table-cell>
          <table:table-cell table:formula="of:=SIN(RADIANS([.A219]*13))" office:value-type="float" office:value="-0.719339800338652">
            <text:p>-0.7193</text:p>
          </table:table-cell>
          <table:table-cell table:formula="of:=SIN(RADIANS([.A219]*14))" office:value-type="float" office:value="0.139173100960069">
            <text:p>0.1392</text:p>
          </table:table-cell>
          <table:table-cell table:formula="of:=SIN(RADIANS([.A219]*15))" office:value-type="float" office:value="0.500000000000001">
            <text:p>0.5000</text:p>
          </table:table-cell>
          <table:table-cell table:formula="of:=SIN(RADIANS([.A219]*16))" office:value-type="float" office:value="-0.927183854566787">
            <text:p>-0.9272</text:p>
          </table:table-cell>
          <table:table-cell table:formula="of:=COS(RADIANS([.A219]))" office:value-type="float" office:value="-0.788010753606722">
            <text:p>-0.7880</text:p>
          </table:table-cell>
          <table:table-cell table:formula="of:=COS(RADIANS([.A219]*2))" office:value-type="float" office:value="0.241921895599668">
            <text:p>0.2419</text:p>
          </table:table-cell>
          <table:table-cell table:formula="of:=COS(RADIANS([.A219]*3))" office:value-type="float" office:value="0.4067366430758">
            <text:p>0.4067</text:p>
          </table:table-cell>
          <table:table-cell table:formula="of:=COS(RADIANS([.A219]*4))" office:value-type="float" office:value="-0.882947592858927">
            <text:p>-0.8829</text:p>
          </table:table-cell>
          <table:table-cell table:formula="of:=COS(RADIANS([.A219]*5))" office:value-type="float" office:value="0.984807753012208">
            <text:p>0.9848</text:p>
          </table:table-cell>
          <table:table-cell table:formula="of:=COS(RADIANS([.A219]*6))" office:value-type="float" office:value="-0.669130606358858">
            <text:p>-0.6691</text:p>
          </table:table-cell>
          <table:table-cell table:formula="of:=COS(RADIANS([.A219]*7))" office:value-type="float" office:value="0.0697564737441273">
            <text:p>0.0698</text:p>
          </table:table-cell>
          <table:table-cell table:formula="of:=COS(RADIANS([.A219]*8))" office:value-type="float" office:value="0.559192903470746">
            <text:p>0.5592</text:p>
          </table:table-cell>
          <table:table-cell table:formula="of:=COS(RADIANS([.A219]*9))" office:value-type="float" office:value="-0.951056516295154">
            <text:p>-0.9511</text:p>
          </table:table-cell>
          <table:table-cell table:formula="of:=COS(RADIANS([.A219]*10))" office:value-type="float" office:value="0.939692620785909">
            <text:p>0.9397</text:p>
          </table:table-cell>
          <table:table-cell table:formula="of:=COS(RADIANS([.A219]*11))" office:value-type="float" office:value="-0.529919264233209">
            <text:p>-0.5299</text:p>
          </table:table-cell>
          <table:table-cell table:formula="of:=COS(RADIANS([.A219]*12))" office:value-type="float" office:value="-0.104528463267654">
            <text:p>-0.1045</text:p>
          </table:table-cell>
          <table:table-cell table:formula="of:=COS(RADIANS([.A219]*13))" office:value-type="float" office:value="0.694658370458996">
            <text:p>0.6947</text:p>
          </table:table-cell>
          <table:table-cell table:formula="of:=COS(RADIANS([.A219]*14))" office:value-type="float" office:value="-0.99026806874157">
            <text:p>-0.9903</text:p>
          </table:table-cell>
          <table:table-cell table:formula="of:=COS(RADIANS([.A219]*15))" office:value-type="float" office:value="0.866025403784438">
            <text:p>0.8660</text:p>
          </table:table-cell>
          <table:table-cell table:formula="of:=COS(RADIANS([.A219]*16))" office:value-type="float" office:value="-0.374606593415914">
            <text:p>-0.3746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39S">
            <text:p>00:03:39</text:p>
          </table:table-cell>
          <table:table-cell table:formula="of:=SIN(RADIANS([.A220]))" office:value-type="float" office:value="-0.629320391049838">
            <text:p>-0.6293</text:p>
          </table:table-cell>
          <table:table-cell table:formula="of:=SIN(RADIANS([.A220]*2))" office:value-type="float" office:value="0.978147600733806">
            <text:p>0.9781</text:p>
          </table:table-cell>
          <table:table-cell table:formula="of:=SIN(RADIANS([.A220]*3))" office:value-type="float" office:value="-0.891006524188368">
            <text:p>-0.8910</text:p>
          </table:table-cell>
          <table:table-cell table:formula="of:=SIN(RADIANS([.A220]*4))" office:value-type="float" office:value="0.4067366430758">
            <text:p>0.4067</text:p>
          </table:table-cell>
          <table:table-cell table:formula="of:=SIN(RADIANS([.A220]*5))" office:value-type="float" office:value="0.258819045102521">
            <text:p>0.2588</text:p>
          </table:table-cell>
          <table:table-cell table:formula="of:=SIN(RADIANS([.A220]*6))" office:value-type="float" office:value="-0.809016994374948">
            <text:p>-0.8090</text:p>
          </table:table-cell>
          <table:table-cell table:formula="of:=SIN(RADIANS([.A220]*7))" office:value-type="float" office:value="0.998629534754574">
            <text:p>0.9986</text:p>
          </table:table-cell>
          <table:table-cell table:formula="of:=SIN(RADIANS([.A220]*8))" office:value-type="float" office:value="-0.743144825477393">
            <text:p>-0.7431</text:p>
          </table:table-cell>
          <table:table-cell table:formula="of:=SIN(RADIANS([.A220]*9))" office:value-type="float" office:value="0.15643446504023">
            <text:p>0.1564</text:p>
          </table:table-cell>
          <table:table-cell table:formula="of:=SIN(RADIANS([.A220]*10))" office:value-type="float" office:value="0.500000000000001">
            <text:p>0.5000</text:p>
          </table:table-cell>
          <table:table-cell table:formula="of:=SIN(RADIANS([.A220]*11))" office:value-type="float" office:value="-0.933580426497202">
            <text:p>-0.9336</text:p>
          </table:table-cell>
          <table:table-cell table:formula="of:=SIN(RADIANS([.A220]*12))" office:value-type="float" office:value="0.951056516295153">
            <text:p>0.9511</text:p>
          </table:table-cell>
          <table:table-cell table:formula="of:=SIN(RADIANS([.A220]*13))" office:value-type="float" office:value="-0.544639035015025">
            <text:p>-0.5446</text:p>
          </table:table-cell>
          <table:table-cell table:formula="of:=SIN(RADIANS([.A220]*14))" office:value-type="float" office:value="-0.104528463267656">
            <text:p>-0.1045</text:p>
          </table:table-cell>
          <table:table-cell table:formula="of:=SIN(RADIANS([.A220]*15))" office:value-type="float" office:value="0.707106781186549">
            <text:p>0.7071</text:p>
          </table:table-cell>
          <table:table-cell table:formula="of:=SIN(RADIANS([.A220]*16))" office:value-type="float" office:value="-0.994521895368274">
            <text:p>-0.9945</text:p>
          </table:table-cell>
          <table:table-cell table:formula="of:=COS(RADIANS([.A220]))" office:value-type="float" office:value="-0.777145961456971">
            <text:p>-0.7771</text:p>
          </table:table-cell>
          <table:table-cell table:formula="of:=COS(RADIANS([.A220]*2))" office:value-type="float" office:value="0.207911690817759">
            <text:p>0.2079</text:p>
          </table:table-cell>
          <table:table-cell table:formula="of:=COS(RADIANS([.A220]*3))" office:value-type="float" office:value="0.453990499739547">
            <text:p>0.4540</text:p>
          </table:table-cell>
          <table:table-cell table:formula="of:=COS(RADIANS([.A220]*4))" office:value-type="float" office:value="-0.913545457642601">
            <text:p>-0.9135</text:p>
          </table:table-cell>
          <table:table-cell table:formula="of:=COS(RADIANS([.A220]*5))" office:value-type="float" office:value="0.965925826289068">
            <text:p>0.9659</text:p>
          </table:table-cell>
          <table:table-cell table:formula="of:=COS(RADIANS([.A220]*6))" office:value-type="float" office:value="-0.587785252292473">
            <text:p>-0.5878</text:p>
          </table:table-cell>
          <table:table-cell table:formula="of:=COS(RADIANS([.A220]*7))" office:value-type="float" office:value="-0.0523359562429449">
            <text:p>-0.0523</text:p>
          </table:table-cell>
          <table:table-cell table:formula="of:=COS(RADIANS([.A220]*8))" office:value-type="float" office:value="0.669130606358859">
            <text:p>0.6691</text:p>
          </table:table-cell>
          <table:table-cell table:formula="of:=COS(RADIANS([.A220]*9))" office:value-type="float" office:value="-0.987688340595138">
            <text:p>-0.9877</text:p>
          </table:table-cell>
          <table:table-cell table:formula="of:=COS(RADIANS([.A220]*10))" office:value-type="float" office:value="0.866025403784438">
            <text:p>0.8660</text:p>
          </table:table-cell>
          <table:table-cell table:formula="of:=COS(RADIANS([.A220]*11))" office:value-type="float" office:value="-0.358367949545299">
            <text:p>-0.3584</text:p>
          </table:table-cell>
          <table:table-cell table:formula="of:=COS(RADIANS([.A220]*12))" office:value-type="float" office:value="-0.309016994374949">
            <text:p>-0.3090</text:p>
          </table:table-cell>
          <table:table-cell table:formula="of:=COS(RADIANS([.A220]*13))" office:value-type="float" office:value="0.838670567945425">
            <text:p>0.8387</text:p>
          </table:table-cell>
          <table:table-cell table:formula="of:=COS(RADIANS([.A220]*14))" office:value-type="float" office:value="-0.994521895368273">
            <text:p>-0.9945</text:p>
          </table:table-cell>
          <table:table-cell table:formula="of:=COS(RADIANS([.A220]*15))" office:value-type="float" office:value="0.707106781186546">
            <text:p>0.7071</text:p>
          </table:table-cell>
          <table:table-cell table:formula="of:=COS(RADIANS([.A220]*16))" office:value-type="float" office:value="-0.104528463267651">
            <text:p>-0.104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40S">
            <text:p>00:03:40</text:p>
          </table:table-cell>
          <table:table-cell table:formula="of:=SIN(RADIANS([.A221]))" office:value-type="float" office:value="-0.642787609686539">
            <text:p>-0.6428</text:p>
          </table:table-cell>
          <table:table-cell table:formula="of:=SIN(RADIANS([.A221]*2))" office:value-type="float" office:value="0.984807753012208">
            <text:p>0.9848</text:p>
          </table:table-cell>
          <table:table-cell table:formula="of:=SIN(RADIANS([.A221]*3))" office:value-type="float" office:value="-0.866025403784439">
            <text:p>-0.8660</text:p>
          </table:table-cell>
          <table:table-cell table:formula="of:=SIN(RADIANS([.A221]*4))" office:value-type="float" office:value="0.342020143325669">
            <text:p>0.3420</text:p>
          </table:table-cell>
          <table:table-cell table:formula="of:=SIN(RADIANS([.A221]*5))" office:value-type="float" office:value="0.342020143325668">
            <text:p>0.3420</text:p>
          </table:table-cell>
          <table:table-cell table:formula="of:=SIN(RADIANS([.A221]*6))" office:value-type="float" office:value="-0.866025403784438">
            <text:p>-0.8660</text:p>
          </table:table-cell>
          <table:table-cell table:formula="of:=SIN(RADIANS([.A221]*7))" office:value-type="float" office:value="0.984807753012208">
            <text:p>0.9848</text:p>
          </table:table-cell>
          <table:table-cell table:formula="of:=SIN(RADIANS([.A221]*8))" office:value-type="float" office:value="-0.64278760968654">
            <text:p>-0.6428</text:p>
          </table:table-cell>
          <table:table-cell table:formula="of:=SIN(RADIANS([.A221]*9))" office:value-type="float" office:value="-2.20560219973841E-015">
            <text:p>0.0000</text:p>
          </table:table-cell>
          <table:table-cell table:formula="of:=SIN(RADIANS([.A221]*10))" office:value-type="float" office:value="0.642787609686538">
            <text:p>0.6428</text:p>
          </table:table-cell>
          <table:table-cell table:formula="of:=SIN(RADIANS([.A221]*11))" office:value-type="float" office:value="-0.984807753012208">
            <text:p>-0.9848</text:p>
          </table:table-cell>
          <table:table-cell table:formula="of:=SIN(RADIANS([.A221]*12))" office:value-type="float" office:value="0.866025403784441">
            <text:p>0.8660</text:p>
          </table:table-cell>
          <table:table-cell table:formula="of:=SIN(RADIANS([.A221]*13))" office:value-type="float" office:value="-0.34202014332567">
            <text:p>-0.3420</text:p>
          </table:table-cell>
          <table:table-cell table:formula="of:=SIN(RADIANS([.A221]*14))" office:value-type="float" office:value="-0.34202014332567">
            <text:p>-0.3420</text:p>
          </table:table-cell>
          <table:table-cell table:formula="of:=SIN(RADIANS([.A221]*15))" office:value-type="float" office:value="0.866025403784437">
            <text:p>0.8660</text:p>
          </table:table-cell>
          <table:table-cell table:formula="of:=SIN(RADIANS([.A221]*16))" office:value-type="float" office:value="-0.984807753012208">
            <text:p>-0.9848</text:p>
          </table:table-cell>
          <table:table-cell table:formula="of:=COS(RADIANS([.A221]))" office:value-type="float" office:value="-0.766044443118978">
            <text:p>-0.7660</text:p>
          </table:table-cell>
          <table:table-cell table:formula="of:=COS(RADIANS([.A221]*2))" office:value-type="float" office:value="0.17364817766693">
            <text:p>0.1736</text:p>
          </table:table-cell>
          <table:table-cell table:formula="of:=COS(RADIANS([.A221]*3))" office:value-type="float" office:value="0.499999999999999">
            <text:p>0.5000</text:p>
          </table:table-cell>
          <table:table-cell table:formula="of:=COS(RADIANS([.A221]*4))" office:value-type="float" office:value="-0.939692620785908">
            <text:p>-0.9397</text:p>
          </table:table-cell>
          <table:table-cell table:formula="of:=COS(RADIANS([.A221]*5))" office:value-type="float" office:value="0.939692620785909">
            <text:p>0.9397</text:p>
          </table:table-cell>
          <table:table-cell table:formula="of:=COS(RADIANS([.A221]*6))" office:value-type="float" office:value="-0.500000000000002">
            <text:p>-0.5000</text:p>
          </table:table-cell>
          <table:table-cell table:formula="of:=COS(RADIANS([.A221]*7))" office:value-type="float" office:value="-0.173648177666931">
            <text:p>-0.1736</text:p>
          </table:table-cell>
          <table:table-cell table:formula="of:=COS(RADIANS([.A221]*8))" office:value-type="float" office:value="0.766044443118978">
            <text:p>0.7660</text:p>
          </table:table-cell>
          <table:table-cell table:formula="of:=COS(RADIANS([.A221]*9))" office:value-type="float" office:value="-1">
            <text:p>-1.0000</text:p>
          </table:table-cell>
          <table:table-cell table:formula="of:=COS(RADIANS([.A221]*10))" office:value-type="float" office:value="0.766044443118979">
            <text:p>0.7660</text:p>
          </table:table-cell>
          <table:table-cell table:formula="of:=COS(RADIANS([.A221]*11))" office:value-type="float" office:value="-0.17364817766693">
            <text:p>-0.1736</text:p>
          </table:table-cell>
          <table:table-cell table:formula="of:=COS(RADIANS([.A221]*12))" office:value-type="float" office:value="-0.499999999999996">
            <text:p>-0.5000</text:p>
          </table:table-cell>
          <table:table-cell table:formula="of:=COS(RADIANS([.A221]*13))" office:value-type="float" office:value="0.939692620785908">
            <text:p>0.9397</text:p>
          </table:table-cell>
          <table:table-cell table:formula="of:=COS(RADIANS([.A221]*14))" office:value-type="float" office:value="-0.939692620785908">
            <text:p>-0.9397</text:p>
          </table:table-cell>
          <table:table-cell table:formula="of:=COS(RADIANS([.A221]*15))" office:value-type="float" office:value="0.500000000000003">
            <text:p>0.5000</text:p>
          </table:table-cell>
          <table:table-cell table:formula="of:=COS(RADIANS([.A221]*16))" office:value-type="float" office:value="0.17364817766693">
            <text:p>0.1736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41S">
            <text:p>00:03:41</text:p>
          </table:table-cell>
          <table:table-cell table:formula="of:=SIN(RADIANS([.A222]))" office:value-type="float" office:value="-0.656059028990507">
            <text:p>-0.6561</text:p>
          </table:table-cell>
          <table:table-cell table:formula="of:=SIN(RADIANS([.A222]*2))" office:value-type="float" office:value="0.99026806874157">
            <text:p>0.9903</text:p>
          </table:table-cell>
          <table:table-cell table:formula="of:=SIN(RADIANS([.A222]*3))" office:value-type="float" office:value="-0.838670567945424">
            <text:p>-0.8387</text:p>
          </table:table-cell>
          <table:table-cell table:formula="of:=SIN(RADIANS([.A222]*4))" office:value-type="float" office:value="0.275637355817">
            <text:p>0.2756</text:p>
          </table:table-cell>
          <table:table-cell table:formula="of:=SIN(RADIANS([.A222]*5))" office:value-type="float" office:value="0.4226182617407">
            <text:p>0.4226</text:p>
          </table:table-cell>
          <table:table-cell table:formula="of:=SIN(RADIANS([.A222]*6))" office:value-type="float" office:value="-0.9135454576426">
            <text:p>-0.9135</text:p>
          </table:table-cell>
          <table:table-cell table:formula="of:=SIN(RADIANS([.A222]*7))" office:value-type="float" office:value="0.956304755963035">
            <text:p>0.9563</text:p>
          </table:table-cell>
          <table:table-cell table:formula="of:=SIN(RADIANS([.A222]*8))" office:value-type="float" office:value="-0.529919264233207">
            <text:p>-0.5299</text:p>
          </table:table-cell>
          <table:table-cell table:formula="of:=SIN(RADIANS([.A222]*9))" office:value-type="float" office:value="-0.156434465040227">
            <text:p>-0.1564</text:p>
          </table:table-cell>
          <table:table-cell table:formula="of:=SIN(RADIANS([.A222]*10))" office:value-type="float" office:value="0.766044443118979">
            <text:p>0.7660</text:p>
          </table:table-cell>
          <table:table-cell table:formula="of:=SIN(RADIANS([.A222]*11))" office:value-type="float" office:value="-0.999847695156391">
            <text:p>-0.9998</text:p>
          </table:table-cell>
          <table:table-cell table:formula="of:=SIN(RADIANS([.A222]*12))" office:value-type="float" office:value="0.743144825477396">
            <text:p>0.7431</text:p>
          </table:table-cell>
          <table:table-cell table:formula="of:=SIN(RADIANS([.A222]*13))" office:value-type="float" office:value="-0.121869343405145">
            <text:p>-0.1219</text:p>
          </table:table-cell>
          <table:table-cell table:formula="of:=SIN(RADIANS([.A222]*14))" office:value-type="float" office:value="-0.559192903470747">
            <text:p>-0.5592</text:p>
          </table:table-cell>
          <table:table-cell table:formula="of:=SIN(RADIANS([.A222]*15))" office:value-type="float" office:value="0.965925826289068">
            <text:p>0.9659</text:p>
          </table:table-cell>
          <table:table-cell table:formula="of:=SIN(RADIANS([.A222]*16))" office:value-type="float" office:value="-0.898794046299169">
            <text:p>-0.8988</text:p>
          </table:table-cell>
          <table:table-cell table:formula="of:=COS(RADIANS([.A222]))" office:value-type="float" office:value="-0.754709580222772">
            <text:p>-0.7547</text:p>
          </table:table-cell>
          <table:table-cell table:formula="of:=COS(RADIANS([.A222]*2))" office:value-type="float" office:value="0.139173100960066">
            <text:p>0.1392</text:p>
          </table:table-cell>
          <table:table-cell table:formula="of:=COS(RADIANS([.A222]*3))" office:value-type="float" office:value="0.544639035015026">
            <text:p>0.5446</text:p>
          </table:table-cell>
          <table:table-cell table:formula="of:=COS(RADIANS([.A222]*4))" office:value-type="float" office:value="-0.961261695938319">
            <text:p>-0.9613</text:p>
          </table:table-cell>
          <table:table-cell table:formula="of:=COS(RADIANS([.A222]*5))" office:value-type="float" office:value="0.90630778703665">
            <text:p>0.9063</text:p>
          </table:table-cell>
          <table:table-cell table:formula="of:=COS(RADIANS([.A222]*6))" office:value-type="float" office:value="-0.406736643075802">
            <text:p>-0.4067</text:p>
          </table:table-cell>
          <table:table-cell table:formula="of:=COS(RADIANS([.A222]*7))" office:value-type="float" office:value="-0.292371704722737">
            <text:p>-0.2924</text:p>
          </table:table-cell>
          <table:table-cell table:formula="of:=COS(RADIANS([.A222]*8))" office:value-type="float" office:value="0.848048096156425">
            <text:p>0.8480</text:p>
          </table:table-cell>
          <table:table-cell table:formula="of:=COS(RADIANS([.A222]*9))" office:value-type="float" office:value="-0.987688340595138">
            <text:p>-0.9877</text:p>
          </table:table-cell>
          <table:table-cell table:formula="of:=COS(RADIANS([.A222]*10))" office:value-type="float" office:value="0.642787609686538">
            <text:p>0.6428</text:p>
          </table:table-cell>
          <table:table-cell table:formula="of:=COS(RADIANS([.A222]*11))" office:value-type="float" office:value="0.0174524064372826">
            <text:p>0.0175</text:p>
          </table:table-cell>
          <table:table-cell table:formula="of:=COS(RADIANS([.A222]*12))" office:value-type="float" office:value="-0.669130606358856">
            <text:p>-0.6691</text:p>
          </table:table-cell>
          <table:table-cell table:formula="of:=COS(RADIANS([.A222]*13))" office:value-type="float" office:value="0.992546151641322">
            <text:p>0.9925</text:p>
          </table:table-cell>
          <table:table-cell table:formula="of:=COS(RADIANS([.A222]*14))" office:value-type="float" office:value="-0.829037572555042">
            <text:p>-0.8290</text:p>
          </table:table-cell>
          <table:table-cell table:formula="of:=COS(RADIANS([.A222]*15))" office:value-type="float" office:value="0.258819045102523">
            <text:p>0.2588</text:p>
          </table:table-cell>
          <table:table-cell table:formula="of:=COS(RADIANS([.A222]*16))" office:value-type="float" office:value="0.438371146789074">
            <text:p>0.4384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42S">
            <text:p>00:03:42</text:p>
          </table:table-cell>
          <table:table-cell table:formula="of:=SIN(RADIANS([.A223]))" office:value-type="float" office:value="-0.669130606358858">
            <text:p>-0.6691</text:p>
          </table:table-cell>
          <table:table-cell table:formula="of:=SIN(RADIANS([.A223]*2))" office:value-type="float" office:value="0.994521895368273">
            <text:p>0.9945</text:p>
          </table:table-cell>
          <table:table-cell table:formula="of:=SIN(RADIANS([.A223]*3))" office:value-type="float" office:value="-0.809016994374948">
            <text:p>-0.8090</text:p>
          </table:table-cell>
          <table:table-cell table:formula="of:=SIN(RADIANS([.A223]*4))" office:value-type="float" office:value="0.207911690817759">
            <text:p>0.2079</text:p>
          </table:table-cell>
          <table:table-cell table:formula="of:=SIN(RADIANS([.A223]*5))" office:value-type="float" office:value="0.499999999999999">
            <text:p>0.5000</text:p>
          </table:table-cell>
          <table:table-cell table:formula="of:=SIN(RADIANS([.A223]*6))" office:value-type="float" office:value="-0.951056516295153">
            <text:p>-0.9511</text:p>
          </table:table-cell>
          <table:table-cell table:formula="of:=SIN(RADIANS([.A223]*7))" office:value-type="float" office:value="0.913545457642601">
            <text:p>0.9135</text:p>
          </table:table-cell>
          <table:table-cell table:formula="of:=SIN(RADIANS([.A223]*8))" office:value-type="float" office:value="-0.4067366430758">
            <text:p>-0.4067</text:p>
          </table:table-cell>
          <table:table-cell table:formula="of:=SIN(RADIANS([.A223]*9))" office:value-type="float" office:value="-0.309016994374944">
            <text:p>-0.3090</text:p>
          </table:table-cell>
          <table:table-cell table:formula="of:=SIN(RADIANS([.A223]*10))" office:value-type="float" office:value="0.866025403784437">
            <text:p>0.8660</text:p>
          </table:table-cell>
          <table:table-cell table:formula="of:=SIN(RADIANS([.A223]*11))" office:value-type="float" office:value="-0.978147600733806">
            <text:p>-0.9781</text:p>
          </table:table-cell>
          <table:table-cell table:formula="of:=SIN(RADIANS([.A223]*12))" office:value-type="float" office:value="0.587785252292475">
            <text:p>0.5878</text:p>
          </table:table-cell>
          <table:table-cell table:formula="of:=SIN(RADIANS([.A223]*13))" office:value-type="float" office:value="0.104528463267652">
            <text:p>0.1045</text:p>
          </table:table-cell>
          <table:table-cell table:formula="of:=SIN(RADIANS([.A223]*14))" office:value-type="float" office:value="-0.743144825477394">
            <text:p>-0.7431</text:p>
          </table:table-cell>
          <table:table-cell table:formula="of:=SIN(RADIANS([.A223]*15))" office:value-type="float" office:value="1">
            <text:p>1.0000</text:p>
          </table:table-cell>
          <table:table-cell table:formula="of:=SIN(RADIANS([.A223]*16))" office:value-type="float" office:value="-0.743144825477394">
            <text:p>-0.7431</text:p>
          </table:table-cell>
          <table:table-cell table:formula="of:=COS(RADIANS([.A223]))" office:value-type="float" office:value="-0.743144825477394">
            <text:p>-0.7431</text:p>
          </table:table-cell>
          <table:table-cell table:formula="of:=COS(RADIANS([.A223]*2))" office:value-type="float" office:value="0.104528463267653">
            <text:p>0.1045</text:p>
          </table:table-cell>
          <table:table-cell table:formula="of:=COS(RADIANS([.A223]*3))" office:value-type="float" office:value="0.587785252292473">
            <text:p>0.5878</text:p>
          </table:table-cell>
          <table:table-cell table:formula="of:=COS(RADIANS([.A223]*4))" office:value-type="float" office:value="-0.978147600733806">
            <text:p>-0.9781</text:p>
          </table:table-cell>
          <table:table-cell table:formula="of:=COS(RADIANS([.A223]*5))" office:value-type="float" office:value="0.866025403784439">
            <text:p>0.8660</text:p>
          </table:table-cell>
          <table:table-cell table:formula="of:=COS(RADIANS([.A223]*6))" office:value-type="float" office:value="-0.309016994374948">
            <text:p>-0.3090</text:p>
          </table:table-cell>
          <table:table-cell table:formula="of:=COS(RADIANS([.A223]*7))" office:value-type="float" office:value="-0.4067366430758">
            <text:p>-0.4067</text:p>
          </table:table-cell>
          <table:table-cell table:formula="of:=COS(RADIANS([.A223]*8))" office:value-type="float" office:value="0.913545457642601">
            <text:p>0.9135</text:p>
          </table:table-cell>
          <table:table-cell table:formula="of:=COS(RADIANS([.A223]*9))" office:value-type="float" office:value="-0.951056516295155">
            <text:p>-0.9511</text:p>
          </table:table-cell>
          <table:table-cell table:formula="of:=COS(RADIANS([.A223]*10))" office:value-type="float" office:value="0.500000000000002">
            <text:p>0.5000</text:p>
          </table:table-cell>
          <table:table-cell table:formula="of:=COS(RADIANS([.A223]*11))" office:value-type="float" office:value="0.207911690817757">
            <text:p>0.2079</text:p>
          </table:table-cell>
          <table:table-cell table:formula="of:=COS(RADIANS([.A223]*12))" office:value-type="float" office:value="-0.809016994374946">
            <text:p>-0.8090</text:p>
          </table:table-cell>
          <table:table-cell table:formula="of:=COS(RADIANS([.A223]*13))" office:value-type="float" office:value="0.994521895368274">
            <text:p>0.9945</text:p>
          </table:table-cell>
          <table:table-cell table:formula="of:=COS(RADIANS([.A223]*14))" office:value-type="float" office:value="-0.669130606358859">
            <text:p>-0.6691</text:p>
          </table:table-cell>
          <table:table-cell table:formula="of:=COS(RADIANS([.A223]*15))" office:value-type="float" office:value="4.89239739022353E-016">
            <text:p>0.0000</text:p>
          </table:table-cell>
          <table:table-cell table:formula="of:=COS(RADIANS([.A223]*16))" office:value-type="float" office:value="0.669130606358858">
            <text:p>0.6691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43S">
            <text:p>00:03:43</text:p>
          </table:table-cell>
          <table:table-cell table:formula="of:=SIN(RADIANS([.A224]))" office:value-type="float" office:value="-0.681998360062498">
            <text:p>-0.6820</text:p>
          </table:table-cell>
          <table:table-cell table:formula="of:=SIN(RADIANS([.A224]*2))" office:value-type="float" office:value="0.997564050259824">
            <text:p>0.9976</text:p>
          </table:table-cell>
          <table:table-cell table:formula="of:=SIN(RADIANS([.A224]*3))" office:value-type="float" office:value="-0.777145961456971">
            <text:p>-0.7771</text:p>
          </table:table-cell>
          <table:table-cell table:formula="of:=SIN(RADIANS([.A224]*4))" office:value-type="float" office:value="0.139173100960066">
            <text:p>0.1392</text:p>
          </table:table-cell>
          <table:table-cell table:formula="of:=SIN(RADIANS([.A224]*5))" office:value-type="float" office:value="0.573576436351046">
            <text:p>0.5736</text:p>
          </table:table-cell>
          <table:table-cell table:formula="of:=SIN(RADIANS([.A224]*6))" office:value-type="float" office:value="-0.978147600733806">
            <text:p>-0.9781</text:p>
          </table:table-cell>
          <table:table-cell table:formula="of:=SIN(RADIANS([.A224]*7))" office:value-type="float" office:value="0.857167300702113">
            <text:p>0.8572</text:p>
          </table:table-cell>
          <table:table-cell table:formula="of:=SIN(RADIANS([.A224]*8))" office:value-type="float" office:value="-0.275637355817001">
            <text:p>-0.2756</text:p>
          </table:table-cell>
          <table:table-cell table:formula="of:=SIN(RADIANS([.A224]*9))" office:value-type="float" office:value="-0.453990499739545">
            <text:p>-0.4540</text:p>
          </table:table-cell>
          <table:table-cell table:formula="of:=SIN(RADIANS([.A224]*10))" office:value-type="float" office:value="0.939692620785909">
            <text:p>0.9397</text:p>
          </table:table-cell>
          <table:table-cell table:formula="of:=SIN(RADIANS([.A224]*11))" office:value-type="float" office:value="-0.920504853452442">
            <text:p>-0.9205</text:p>
          </table:table-cell>
          <table:table-cell table:formula="of:=SIN(RADIANS([.A224]*12))" office:value-type="float" office:value="0.406736643075801">
            <text:p>0.4067</text:p>
          </table:table-cell>
          <table:table-cell table:formula="of:=SIN(RADIANS([.A224]*13))" office:value-type="float" office:value="0.325568154457159">
            <text:p>0.3256</text:p>
          </table:table-cell>
          <table:table-cell table:formula="of:=SIN(RADIANS([.A224]*14))" office:value-type="float" office:value="-0.882947592858926">
            <text:p>-0.8829</text:p>
          </table:table-cell>
          <table:table-cell table:formula="of:=SIN(RADIANS([.A224]*15))" office:value-type="float" office:value="0.965925826289068">
            <text:p>0.9659</text:p>
          </table:table-cell>
          <table:table-cell table:formula="of:=SIN(RADIANS([.A224]*16))" office:value-type="float" office:value="-0.529919264233208">
            <text:p>-0.5299</text:p>
          </table:table-cell>
          <table:table-cell table:formula="of:=COS(RADIANS([.A224]))" office:value-type="float" office:value="-0.731353701619171">
            <text:p>-0.7314</text:p>
          </table:table-cell>
          <table:table-cell table:formula="of:=COS(RADIANS([.A224]*2))" office:value-type="float" office:value="0.0697564737441257">
            <text:p>0.0698</text:p>
          </table:table-cell>
          <table:table-cell table:formula="of:=COS(RADIANS([.A224]*3))" office:value-type="float" office:value="0.629320391049837">
            <text:p>0.6293</text:p>
          </table:table-cell>
          <table:table-cell table:formula="of:=COS(RADIANS([.A224]*4))" office:value-type="float" office:value="-0.99026806874157">
            <text:p>-0.9903</text:p>
          </table:table-cell>
          <table:table-cell table:formula="of:=COS(RADIANS([.A224]*5))" office:value-type="float" office:value="0.819152044288992">
            <text:p>0.8192</text:p>
          </table:table-cell>
          <table:table-cell table:formula="of:=COS(RADIANS([.A224]*6))" office:value-type="float" office:value="-0.20791169081776">
            <text:p>-0.2079</text:p>
          </table:table-cell>
          <table:table-cell table:formula="of:=COS(RADIANS([.A224]*7))" office:value-type="float" office:value="-0.515038074910053">
            <text:p>-0.5150</text:p>
          </table:table-cell>
          <table:table-cell table:formula="of:=COS(RADIANS([.A224]*8))" office:value-type="float" office:value="0.961261695938318">
            <text:p>0.9613</text:p>
          </table:table-cell>
          <table:table-cell table:formula="of:=COS(RADIANS([.A224]*9))" office:value-type="float" office:value="-0.891006524188369">
            <text:p>-0.8910</text:p>
          </table:table-cell>
          <table:table-cell table:formula="of:=COS(RADIANS([.A224]*10))" office:value-type="float" office:value="0.342020143325668">
            <text:p>0.3420</text:p>
          </table:table-cell>
          <table:table-cell table:formula="of:=COS(RADIANS([.A224]*11))" office:value-type="float" office:value="0.39073112848927">
            <text:p>0.3907</text:p>
          </table:table-cell>
          <table:table-cell table:formula="of:=COS(RADIANS([.A224]*12))" office:value-type="float" office:value="-0.913545457642601">
            <text:p>-0.9135</text:p>
          </table:table-cell>
          <table:table-cell table:formula="of:=COS(RADIANS([.A224]*13))" office:value-type="float" office:value="0.945518575599316">
            <text:p>0.9455</text:p>
          </table:table-cell>
          <table:table-cell table:formula="of:=COS(RADIANS([.A224]*14))" office:value-type="float" office:value="-0.469471562785892">
            <text:p>-0.4695</text:p>
          </table:table-cell>
          <table:table-cell table:formula="of:=COS(RADIANS([.A224]*15))" office:value-type="float" office:value="-0.258819045102522">
            <text:p>-0.2588</text:p>
          </table:table-cell>
          <table:table-cell table:formula="of:=COS(RADIANS([.A224]*16))" office:value-type="float" office:value="0.848048096156424">
            <text:p>0.848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44S">
            <text:p>00:03:44</text:p>
          </table:table-cell>
          <table:table-cell table:formula="of:=SIN(RADIANS([.A225]))" office:value-type="float" office:value="-0.694658370458997">
            <text:p>-0.6947</text:p>
          </table:table-cell>
          <table:table-cell table:formula="of:=SIN(RADIANS([.A225]*2))" office:value-type="float" office:value="0.999390827019096">
            <text:p>0.9994</text:p>
          </table:table-cell>
          <table:table-cell table:formula="of:=SIN(RADIANS([.A225]*3))" office:value-type="float" office:value="-0.743144825477394">
            <text:p>-0.7431</text:p>
          </table:table-cell>
          <table:table-cell table:formula="of:=SIN(RADIANS([.A225]*4))" office:value-type="float" office:value="0.0697564737441251">
            <text:p>0.0698</text:p>
          </table:table-cell>
          <table:table-cell table:formula="of:=SIN(RADIANS([.A225]*5))" office:value-type="float" office:value="0.642787609686538">
            <text:p>0.6428</text:p>
          </table:table-cell>
          <table:table-cell table:formula="of:=SIN(RADIANS([.A225]*6))" office:value-type="float" office:value="-0.994521895368273">
            <text:p>-0.9945</text:p>
          </table:table-cell>
          <table:table-cell table:formula="of:=SIN(RADIANS([.A225]*7))" office:value-type="float" office:value="0.788010753606723">
            <text:p>0.7880</text:p>
          </table:table-cell>
          <table:table-cell table:formula="of:=SIN(RADIANS([.A225]*8))" office:value-type="float" office:value="-0.139173100960065">
            <text:p>-0.1392</text:p>
          </table:table-cell>
          <table:table-cell table:formula="of:=SIN(RADIANS([.A225]*9))" office:value-type="float" office:value="-0.587785252292472">
            <text:p>-0.5878</text:p>
          </table:table-cell>
          <table:table-cell table:formula="of:=SIN(RADIANS([.A225]*10))" office:value-type="float" office:value="0.984807753012207">
            <text:p>0.9848</text:p>
          </table:table-cell>
          <table:table-cell table:formula="of:=SIN(RADIANS([.A225]*11))" office:value-type="float" office:value="-0.82903757255504">
            <text:p>-0.8290</text:p>
          </table:table-cell>
          <table:table-cell table:formula="of:=SIN(RADIANS([.A225]*12))" office:value-type="float" office:value="0.207911690817759">
            <text:p>0.2079</text:p>
          </table:table-cell>
          <table:table-cell table:formula="of:=SIN(RADIANS([.A225]*13))" office:value-type="float" office:value="0.529919264233204">
            <text:p>0.5299</text:p>
          </table:table-cell>
          <table:table-cell table:formula="of:=SIN(RADIANS([.A225]*14))" office:value-type="float" office:value="-0.970295726275996">
            <text:p>-0.9703</text:p>
          </table:table-cell>
          <table:table-cell table:formula="of:=SIN(RADIANS([.A225]*15))" office:value-type="float" office:value="0.866025403784437">
            <text:p>0.8660</text:p>
          </table:table-cell>
          <table:table-cell table:formula="of:=SIN(RADIANS([.A225]*16))" office:value-type="float" office:value="-0.275637355816998">
            <text:p>-0.2756</text:p>
          </table:table-cell>
          <table:table-cell table:formula="of:=COS(RADIANS([.A225]))" office:value-type="float" office:value="-0.719339800338651">
            <text:p>-0.7193</text:p>
          </table:table-cell>
          <table:table-cell table:formula="of:=COS(RADIANS([.A225]*2))" office:value-type="float" office:value="0.0348994967025009">
            <text:p>0.0349</text:p>
          </table:table-cell>
          <table:table-cell table:formula="of:=COS(RADIANS([.A225]*3))" office:value-type="float" office:value="0.669130606358858">
            <text:p>0.6691</text:p>
          </table:table-cell>
          <table:table-cell table:formula="of:=COS(RADIANS([.A225]*4))" office:value-type="float" office:value="-0.997564050259824">
            <text:p>-0.9976</text:p>
          </table:table-cell>
          <table:table-cell table:formula="of:=COS(RADIANS([.A225]*5))" office:value-type="float" office:value="0.766044443118979">
            <text:p>0.7660</text:p>
          </table:table-cell>
          <table:table-cell table:formula="of:=COS(RADIANS([.A225]*6))" office:value-type="float" office:value="-0.104528463267653">
            <text:p>-0.1045</text:p>
          </table:table-cell>
          <table:table-cell table:formula="of:=COS(RADIANS([.A225]*7))" office:value-type="float" office:value="-0.615661475325657">
            <text:p>-0.6157</text:p>
          </table:table-cell>
          <table:table-cell table:formula="of:=COS(RADIANS([.A225]*8))" office:value-type="float" office:value="0.99026806874157">
            <text:p>0.9903</text:p>
          </table:table-cell>
          <table:table-cell table:formula="of:=COS(RADIANS([.A225]*9))" office:value-type="float" office:value="-0.809016994374948">
            <text:p>-0.8090</text:p>
          </table:table-cell>
          <table:table-cell table:formula="of:=COS(RADIANS([.A225]*10))" office:value-type="float" office:value="0.173648177666933">
            <text:p>0.1736</text:p>
          </table:table-cell>
          <table:table-cell table:formula="of:=COS(RADIANS([.A225]*11))" office:value-type="float" office:value="0.559192903470749">
            <text:p>0.5592</text:p>
          </table:table-cell>
          <table:table-cell table:formula="of:=COS(RADIANS([.A225]*12))" office:value-type="float" office:value="-0.978147600733806">
            <text:p>-0.9781</text:p>
          </table:table-cell>
          <table:table-cell table:formula="of:=COS(RADIANS([.A225]*13))" office:value-type="float" office:value="0.848048096156427">
            <text:p>0.8480</text:p>
          </table:table-cell>
          <table:table-cell table:formula="of:=COS(RADIANS([.A225]*14))" office:value-type="float" office:value="-0.241921895599671">
            <text:p>-0.2419</text:p>
          </table:table-cell>
          <table:table-cell table:formula="of:=COS(RADIANS([.A225]*15))" office:value-type="float" office:value="-0.500000000000002">
            <text:p>-0.5000</text:p>
          </table:table-cell>
          <table:table-cell table:formula="of:=COS(RADIANS([.A225]*16))" office:value-type="float" office:value="0.961261695938319">
            <text:p>0.961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45S">
            <text:p>00:03:45</text:p>
          </table:table-cell>
          <table:table-cell table:formula="of:=SIN(RADIANS([.A226]))" office:value-type="float" office:value="-0.707106781186547">
            <text:p>-0.7071</text:p>
          </table:table-cell>
          <table:table-cell table:formula="of:=SIN(RADIANS([.A226]*2))" office:value-type="float" office:value="1">
            <text:p>1.0000</text:p>
          </table:table-cell>
          <table:table-cell table:formula="of:=SIN(RADIANS([.A226]*3))" office:value-type="float" office:value="-0.707106781186547">
            <text:p>-0.7071</text:p>
          </table:table-cell>
          <table:table-cell table:formula="of:=SIN(RADIANS([.A226]*4))" office:value-type="float" office:value="6.12323399573677E-016">
            <text:p>0.0000</text:p>
          </table:table-cell>
          <table:table-cell table:formula="of:=SIN(RADIANS([.A226]*5))" office:value-type="float" office:value="0.707106781186548">
            <text:p>0.7071</text:p>
          </table:table-cell>
          <table:table-cell table:formula="of:=SIN(RADIANS([.A226]*6))" office:value-type="float" office:value="-1">
            <text:p>-1.0000</text:p>
          </table:table-cell>
          <table:table-cell table:formula="of:=SIN(RADIANS([.A226]*7))" office:value-type="float" office:value="0.707106781186549">
            <text:p>0.7071</text:p>
          </table:table-cell>
          <table:table-cell table:formula="of:=SIN(RADIANS([.A226]*8))" office:value-type="float" office:value="-1.22464679914735E-015">
            <text:p>0.0000</text:p>
          </table:table-cell>
          <table:table-cell table:formula="of:=SIN(RADIANS([.A226]*9))" office:value-type="float" office:value="-0.707106781186547">
            <text:p>-0.7071</text:p>
          </table:table-cell>
          <table:table-cell table:formula="of:=SIN(RADIANS([.A226]*10))" office:value-type="float" office:value="1">
            <text:p>1.0000</text:p>
          </table:table-cell>
          <table:table-cell table:formula="of:=SIN(RADIANS([.A226]*11))" office:value-type="float" office:value="-0.707106781186547">
            <text:p>-0.7071</text:p>
          </table:table-cell>
          <table:table-cell table:formula="of:=SIN(RADIANS([.A226]*12))" office:value-type="float" office:value="-1.71574348007947E-015">
            <text:p>0.0000</text:p>
          </table:table-cell>
          <table:table-cell table:formula="of:=SIN(RADIANS([.A226]*13))" office:value-type="float" office:value="0.707106781186549">
            <text:p>0.7071</text:p>
          </table:table-cell>
          <table:table-cell table:formula="of:=SIN(RADIANS([.A226]*14))" office:value-type="float" office:value="-1">
            <text:p>-1.0000</text:p>
          </table:table-cell>
          <table:table-cell table:formula="of:=SIN(RADIANS([.A226]*15))" office:value-type="float" office:value="0.70710678118655">
            <text:p>0.7071</text:p>
          </table:table-cell>
          <table:table-cell table:formula="of:=SIN(RADIANS([.A226]*16))" office:value-type="float" office:value="-2.44929359829471E-015">
            <text:p>0.0000</text:p>
          </table:table-cell>
          <table:table-cell table:formula="of:=COS(RADIANS([.A226]))" office:value-type="float" office:value="-0.707106781186548">
            <text:p>-0.7071</text:p>
          </table:table-cell>
          <table:table-cell table:formula="of:=COS(RADIANS([.A226]*2))" office:value-type="float" office:value="3.06161699786838E-016">
            <text:p>0.0000</text:p>
          </table:table-cell>
          <table:table-cell table:formula="of:=COS(RADIANS([.A226]*3))" office:value-type="float" office:value="0.707106781186548">
            <text:p>0.7071</text:p>
          </table:table-cell>
          <table:table-cell table:formula="of:=COS(RADIANS([.A226]*4))" office:value-type="float" office:value="-1">
            <text:p>-1.0000</text:p>
          </table:table-cell>
          <table:table-cell table:formula="of:=COS(RADIANS([.A226]*5))" office:value-type="float" office:value="0.707106781186547">
            <text:p>0.7071</text:p>
          </table:table-cell>
          <table:table-cell table:formula="of:=COS(RADIANS([.A226]*6))" office:value-type="float" office:value="8.57871740039736E-016">
            <text:p>0.0000</text:p>
          </table:table-cell>
          <table:table-cell table:formula="of:=COS(RADIANS([.A226]*7))" office:value-type="float" office:value="-0.707106781186546">
            <text:p>-0.7071</text:p>
          </table:table-cell>
          <table:table-cell table:formula="of:=COS(RADIANS([.A226]*8))" office:value-type="float" office:value="1">
            <text:p>1.0000</text:p>
          </table:table-cell>
          <table:table-cell table:formula="of:=COS(RADIANS([.A226]*9))" office:value-type="float" office:value="-0.707106781186548">
            <text:p>-0.7071</text:p>
          </table:table-cell>
          <table:table-cell table:formula="of:=COS(RADIANS([.A226]*10))" office:value-type="float" office:value="-2.45548340466059E-016">
            <text:p>0.0000</text:p>
          </table:table-cell>
          <table:table-cell table:formula="of:=COS(RADIANS([.A226]*11))" office:value-type="float" office:value="0.707106781186548">
            <text:p>0.7071</text:p>
          </table:table-cell>
          <table:table-cell table:formula="of:=COS(RADIANS([.A226]*12))" office:value-type="float" office:value="-1">
            <text:p>-1.0000</text:p>
          </table:table-cell>
          <table:table-cell table:formula="of:=COS(RADIANS([.A226]*13))" office:value-type="float" office:value="0.707106781186546">
            <text:p>0.7071</text:p>
          </table:table-cell>
          <table:table-cell table:formula="of:=COS(RADIANS([.A226]*14))" office:value-type="float" office:value="-3.91948873790812E-015">
            <text:p>0.0000</text:p>
          </table:table-cell>
          <table:table-cell table:formula="of:=COS(RADIANS([.A226]*15))" office:value-type="float" office:value="-0.707106781186545">
            <text:p>-0.7071</text:p>
          </table:table-cell>
          <table:table-cell table:formula="of:=COS(RADIANS([.A226]*16))" office:value-type="float" office:value="1">
            <text:p>1.000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46S">
            <text:p>00:03:46</text:p>
          </table:table-cell>
          <table:table-cell table:formula="of:=SIN(RADIANS([.A227]))" office:value-type="float" office:value="-0.719339800338651">
            <text:p>-0.7193</text:p>
          </table:table-cell>
          <table:table-cell table:formula="of:=SIN(RADIANS([.A227]*2))" office:value-type="float" office:value="0.999390827019096">
            <text:p>0.9994</text:p>
          </table:table-cell>
          <table:table-cell table:formula="of:=SIN(RADIANS([.A227]*3))" office:value-type="float" office:value="-0.669130606358859">
            <text:p>-0.6691</text:p>
          </table:table-cell>
          <table:table-cell table:formula="of:=SIN(RADIANS([.A227]*4))" office:value-type="float" office:value="-0.0697564737441257">
            <text:p>-0.0698</text:p>
          </table:table-cell>
          <table:table-cell table:formula="of:=SIN(RADIANS([.A227]*5))" office:value-type="float" office:value="0.766044443118977">
            <text:p>0.7660</text:p>
          </table:table-cell>
          <table:table-cell table:formula="of:=SIN(RADIANS([.A227]*6))" office:value-type="float" office:value="-0.994521895368274">
            <text:p>-0.9945</text:p>
          </table:table-cell>
          <table:table-cell table:formula="of:=SIN(RADIANS([.A227]*7))" office:value-type="float" office:value="0.615661475325657">
            <text:p>0.6157</text:p>
          </table:table-cell>
          <table:table-cell table:formula="of:=SIN(RADIANS([.A227]*8))" office:value-type="float" office:value="0.139173100960066">
            <text:p>0.1392</text:p>
          </table:table-cell>
          <table:table-cell table:formula="of:=SIN(RADIANS([.A227]*9))" office:value-type="float" office:value="-0.809016994374948">
            <text:p>-0.8090</text:p>
          </table:table-cell>
          <table:table-cell table:formula="of:=SIN(RADIANS([.A227]*10))" office:value-type="float" office:value="0.984807753012209">
            <text:p>0.9848</text:p>
          </table:table-cell>
          <table:table-cell table:formula="of:=SIN(RADIANS([.A227]*11))" office:value-type="float" office:value="-0.559192903470747">
            <text:p>-0.5592</text:p>
          </table:table-cell>
          <table:table-cell table:formula="of:=SIN(RADIANS([.A227]*12))" office:value-type="float" office:value="-0.207911690817755">
            <text:p>-0.2079</text:p>
          </table:table-cell>
          <table:table-cell table:formula="of:=SIN(RADIANS([.A227]*13))" office:value-type="float" office:value="0.848048096156425">
            <text:p>0.8480</text:p>
          </table:table-cell>
          <table:table-cell table:formula="of:=SIN(RADIANS([.A227]*14))" office:value-type="float" office:value="-0.970295726275996">
            <text:p>-0.9703</text:p>
          </table:table-cell>
          <table:table-cell table:formula="of:=SIN(RADIANS([.A227]*15))" office:value-type="float" office:value="0.500000000000001">
            <text:p>0.5000</text:p>
          </table:table-cell>
          <table:table-cell table:formula="of:=SIN(RADIANS([.A227]*16))" office:value-type="float" office:value="0.275637355817001">
            <text:p>0.2756</text:p>
          </table:table-cell>
          <table:table-cell table:formula="of:=COS(RADIANS([.A227]))" office:value-type="float" office:value="-0.694658370458997">
            <text:p>-0.6947</text:p>
          </table:table-cell>
          <table:table-cell table:formula="of:=COS(RADIANS([.A227]*2))" office:value-type="float" office:value="-0.0348994967025012">
            <text:p>-0.0349</text:p>
          </table:table-cell>
          <table:table-cell table:formula="of:=COS(RADIANS([.A227]*3))" office:value-type="float" office:value="0.743144825477394">
            <text:p>0.7431</text:p>
          </table:table-cell>
          <table:table-cell table:formula="of:=COS(RADIANS([.A227]*4))" office:value-type="float" office:value="-0.997564050259824">
            <text:p>-0.9976</text:p>
          </table:table-cell>
          <table:table-cell table:formula="of:=COS(RADIANS([.A227]*5))" office:value-type="float" office:value="0.642787609686541">
            <text:p>0.6428</text:p>
          </table:table-cell>
          <table:table-cell table:formula="of:=COS(RADIANS([.A227]*6))" office:value-type="float" office:value="0.104528463267651">
            <text:p>0.1045</text:p>
          </table:table-cell>
          <table:table-cell table:formula="of:=COS(RADIANS([.A227]*7))" office:value-type="float" office:value="-0.788010753606723">
            <text:p>-0.7880</text:p>
          </table:table-cell>
          <table:table-cell table:formula="of:=COS(RADIANS([.A227]*8))" office:value-type="float" office:value="0.99026806874157">
            <text:p>0.9903</text:p>
          </table:table-cell>
          <table:table-cell table:formula="of:=COS(RADIANS([.A227]*9))" office:value-type="float" office:value="-0.587785252292473">
            <text:p>-0.5878</text:p>
          </table:table-cell>
          <table:table-cell table:formula="of:=COS(RADIANS([.A227]*10))" office:value-type="float" office:value="-0.173648177666927">
            <text:p>-0.1736</text:p>
          </table:table-cell>
          <table:table-cell table:formula="of:=COS(RADIANS([.A227]*11))" office:value-type="float" office:value="0.829037572555042">
            <text:p>0.8290</text:p>
          </table:table-cell>
          <table:table-cell table:formula="of:=COS(RADIANS([.A227]*12))" office:value-type="float" office:value="-0.978147600733806">
            <text:p>-0.9781</text:p>
          </table:table-cell>
          <table:table-cell table:formula="of:=COS(RADIANS([.A227]*13))" office:value-type="float" office:value="0.529919264233206">
            <text:p>0.5299</text:p>
          </table:table-cell>
          <table:table-cell table:formula="of:=COS(RADIANS([.A227]*14))" office:value-type="float" office:value="0.24192189559967">
            <text:p>0.2419</text:p>
          </table:table-cell>
          <table:table-cell table:formula="of:=COS(RADIANS([.A227]*15))" office:value-type="float" office:value="-0.866025403784438">
            <text:p>-0.8660</text:p>
          </table:table-cell>
          <table:table-cell table:formula="of:=COS(RADIANS([.A227]*16))" office:value-type="float" office:value="0.961261695938318">
            <text:p>0.9613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47S">
            <text:p>00:03:47</text:p>
          </table:table-cell>
          <table:table-cell table:formula="of:=SIN(RADIANS([.A228]))" office:value-type="float" office:value="-0.73135370161917">
            <text:p>-0.7314</text:p>
          </table:table-cell>
          <table:table-cell table:formula="of:=SIN(RADIANS([.A228]*2))" office:value-type="float" office:value="0.997564050259824">
            <text:p>0.9976</text:p>
          </table:table-cell>
          <table:table-cell table:formula="of:=SIN(RADIANS([.A228]*3))" office:value-type="float" office:value="-0.629320391049838">
            <text:p>-0.6293</text:p>
          </table:table-cell>
          <table:table-cell table:formula="of:=SIN(RADIANS([.A228]*4))" office:value-type="float" office:value="-0.139173100960065">
            <text:p>-0.1392</text:p>
          </table:table-cell>
          <table:table-cell table:formula="of:=SIN(RADIANS([.A228]*5))" office:value-type="float" office:value="0.819152044288992">
            <text:p>0.8192</text:p>
          </table:table-cell>
          <table:table-cell table:formula="of:=SIN(RADIANS([.A228]*6))" office:value-type="float" office:value="-0.978147600733806">
            <text:p>-0.9781</text:p>
          </table:table-cell>
          <table:table-cell table:formula="of:=SIN(RADIANS([.A228]*7))" office:value-type="float" office:value="0.515038074910054">
            <text:p>0.5150</text:p>
          </table:table-cell>
          <table:table-cell table:formula="of:=SIN(RADIANS([.A228]*8))" office:value-type="float" office:value="0.275637355816998">
            <text:p>0.2756</text:p>
          </table:table-cell>
          <table:table-cell table:formula="of:=SIN(RADIANS([.A228]*9))" office:value-type="float" office:value="-0.891006524188368">
            <text:p>-0.8910</text:p>
          </table:table-cell>
          <table:table-cell table:formula="of:=SIN(RADIANS([.A228]*10))" office:value-type="float" office:value="0.939692620785908">
            <text:p>0.9397</text:p>
          </table:table-cell>
          <table:table-cell table:formula="of:=SIN(RADIANS([.A228]*11))" office:value-type="float" office:value="-0.390731128489275">
            <text:p>-0.3907</text:p>
          </table:table-cell>
          <table:table-cell table:formula="of:=SIN(RADIANS([.A228]*12))" office:value-type="float" office:value="-0.406736643075797">
            <text:p>-0.4067</text:p>
          </table:table-cell>
          <table:table-cell table:formula="of:=SIN(RADIANS([.A228]*13))" office:value-type="float" office:value="0.945518575599318">
            <text:p>0.9455</text:p>
          </table:table-cell>
          <table:table-cell table:formula="of:=SIN(RADIANS([.A228]*14))" office:value-type="float" office:value="-0.882947592858926">
            <text:p>-0.8829</text:p>
          </table:table-cell>
          <table:table-cell table:formula="of:=SIN(RADIANS([.A228]*15))" office:value-type="float" office:value="0.258819045102521">
            <text:p>0.2588</text:p>
          </table:table-cell>
          <table:table-cell table:formula="of:=SIN(RADIANS([.A228]*16))" office:value-type="float" office:value="0.529919264233204">
            <text:p>0.5299</text:p>
          </table:table-cell>
          <table:table-cell table:formula="of:=COS(RADIANS([.A228]))" office:value-type="float" office:value="-0.681998360062499">
            <text:p>-0.6820</text:p>
          </table:table-cell>
          <table:table-cell table:formula="of:=COS(RADIANS([.A228]*2))" office:value-type="float" office:value="-0.0697564737441251">
            <text:p>-0.0698</text:p>
          </table:table-cell>
          <table:table-cell table:formula="of:=COS(RADIANS([.A228]*3))" office:value-type="float" office:value="0.77714596145697">
            <text:p>0.7771</text:p>
          </table:table-cell>
          <table:table-cell table:formula="of:=COS(RADIANS([.A228]*4))" office:value-type="float" office:value="-0.99026806874157">
            <text:p>-0.9903</text:p>
          </table:table-cell>
          <table:table-cell table:formula="of:=COS(RADIANS([.A228]*5))" office:value-type="float" office:value="0.573576436351046">
            <text:p>0.5736</text:p>
          </table:table-cell>
          <table:table-cell table:formula="of:=COS(RADIANS([.A228]*6))" office:value-type="float" office:value="0.207911690817758">
            <text:p>0.2079</text:p>
          </table:table-cell>
          <table:table-cell table:formula="of:=COS(RADIANS([.A228]*7))" office:value-type="float" office:value="-0.857167300702113">
            <text:p>-0.8572</text:p>
          </table:table-cell>
          <table:table-cell table:formula="of:=COS(RADIANS([.A228]*8))" office:value-type="float" office:value="0.961261695938319">
            <text:p>0.9613</text:p>
          </table:table-cell>
          <table:table-cell table:formula="of:=COS(RADIANS([.A228]*9))" office:value-type="float" office:value="-0.453990499739546">
            <text:p>-0.4540</text:p>
          </table:table-cell>
          <table:table-cell table:formula="of:=COS(RADIANS([.A228]*10))" office:value-type="float" office:value="-0.342020143325669">
            <text:p>-0.3420</text:p>
          </table:table-cell>
          <table:table-cell table:formula="of:=COS(RADIANS([.A228]*11))" office:value-type="float" office:value="0.92050485345244">
            <text:p>0.9205</text:p>
          </table:table-cell>
          <table:table-cell table:formula="of:=COS(RADIANS([.A228]*12))" office:value-type="float" office:value="-0.913545457642602">
            <text:p>-0.9135</text:p>
          </table:table-cell>
          <table:table-cell table:formula="of:=COS(RADIANS([.A228]*13))" office:value-type="float" office:value="0.325568154457154">
            <text:p>0.3256</text:p>
          </table:table-cell>
          <table:table-cell table:formula="of:=COS(RADIANS([.A228]*14))" office:value-type="float" office:value="0.469471562785892">
            <text:p>0.4695</text:p>
          </table:table-cell>
          <table:table-cell table:formula="of:=COS(RADIANS([.A228]*15))" office:value-type="float" office:value="-0.965925826289068">
            <text:p>-0.9659</text:p>
          </table:table-cell>
          <table:table-cell table:formula="of:=COS(RADIANS([.A228]*16))" office:value-type="float" office:value="0.848048096156427">
            <text:p>0.848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48S">
            <text:p>00:03:48</text:p>
          </table:table-cell>
          <table:table-cell table:formula="of:=SIN(RADIANS([.A229]))" office:value-type="float" office:value="-0.743144825477394">
            <text:p>-0.7431</text:p>
          </table:table-cell>
          <table:table-cell table:formula="of:=SIN(RADIANS([.A229]*2))" office:value-type="float" office:value="0.994521895368273">
            <text:p>0.9945</text:p>
          </table:table-cell>
          <table:table-cell table:formula="of:=SIN(RADIANS([.A229]*3))" office:value-type="float" office:value="-0.587785252292473">
            <text:p>-0.5878</text:p>
          </table:table-cell>
          <table:table-cell table:formula="of:=SIN(RADIANS([.A229]*4))" office:value-type="float" office:value="-0.20791169081776">
            <text:p>-0.2079</text:p>
          </table:table-cell>
          <table:table-cell table:formula="of:=SIN(RADIANS([.A229]*5))" office:value-type="float" office:value="0.866025403784438">
            <text:p>0.8660</text:p>
          </table:table-cell>
          <table:table-cell table:formula="of:=SIN(RADIANS([.A229]*6))" office:value-type="float" office:value="-0.951056516295154">
            <text:p>-0.9511</text:p>
          </table:table-cell>
          <table:table-cell table:formula="of:=SIN(RADIANS([.A229]*7))" office:value-type="float" office:value="0.4067366430758">
            <text:p>0.4067</text:p>
          </table:table-cell>
          <table:table-cell table:formula="of:=SIN(RADIANS([.A229]*8))" office:value-type="float" office:value="0.406736643075801">
            <text:p>0.4067</text:p>
          </table:table-cell>
          <table:table-cell table:formula="of:=SIN(RADIANS([.A229]*9))" office:value-type="float" office:value="-0.951056516295154">
            <text:p>-0.9511</text:p>
          </table:table-cell>
          <table:table-cell table:formula="of:=SIN(RADIANS([.A229]*10))" office:value-type="float" office:value="0.866025403784441">
            <text:p>0.8660</text:p>
          </table:table-cell>
          <table:table-cell table:formula="of:=SIN(RADIANS([.A229]*11))" office:value-type="float" office:value="-0.207911690817762">
            <text:p>-0.2079</text:p>
          </table:table-cell>
          <table:table-cell table:formula="of:=SIN(RADIANS([.A229]*12))" office:value-type="float" office:value="-0.587785252292472">
            <text:p>-0.5878</text:p>
          </table:table-cell>
          <table:table-cell table:formula="of:=SIN(RADIANS([.A229]*13))" office:value-type="float" office:value="0.994521895368273">
            <text:p>0.9945</text:p>
          </table:table-cell>
          <table:table-cell table:formula="of:=SIN(RADIANS([.A229]*14))" office:value-type="float" office:value="-0.743144825477394">
            <text:p>-0.7431</text:p>
          </table:table-cell>
          <table:table-cell table:formula="of:=SIN(RADIANS([.A229]*15))" office:value-type="float" office:value="-1.22588476042053E-015">
            <text:p>0.0000</text:p>
          </table:table-cell>
          <table:table-cell table:formula="of:=SIN(RADIANS([.A229]*16))" office:value-type="float" office:value="0.743144825477396">
            <text:p>0.7431</text:p>
          </table:table-cell>
          <table:table-cell table:formula="of:=COS(RADIANS([.A229]))" office:value-type="float" office:value="-0.669130606358858">
            <text:p>-0.6691</text:p>
          </table:table-cell>
          <table:table-cell table:formula="of:=COS(RADIANS([.A229]*2))" office:value-type="float" office:value="-0.104528463267654">
            <text:p>-0.1045</text:p>
          </table:table-cell>
          <table:table-cell table:formula="of:=COS(RADIANS([.A229]*3))" office:value-type="float" office:value="0.809016994374947">
            <text:p>0.8090</text:p>
          </table:table-cell>
          <table:table-cell table:formula="of:=COS(RADIANS([.A229]*4))" office:value-type="float" office:value="-0.978147600733805">
            <text:p>-0.9781</text:p>
          </table:table-cell>
          <table:table-cell table:formula="of:=COS(RADIANS([.A229]*5))" office:value-type="float" office:value="0.500000000000002">
            <text:p>0.5000</text:p>
          </table:table-cell>
          <table:table-cell table:formula="of:=COS(RADIANS([.A229]*6))" office:value-type="float" office:value="0.309016994374947">
            <text:p>0.3090</text:p>
          </table:table-cell>
          <table:table-cell table:formula="of:=COS(RADIANS([.A229]*7))" office:value-type="float" office:value="-0.913545457642601">
            <text:p>-0.9135</text:p>
          </table:table-cell>
          <table:table-cell table:formula="of:=COS(RADIANS([.A229]*8))" office:value-type="float" office:value="0.9135454576426">
            <text:p>0.9135</text:p>
          </table:table-cell>
          <table:table-cell table:formula="of:=COS(RADIANS([.A229]*9))" office:value-type="float" office:value="-0.309016994374945">
            <text:p>-0.3090</text:p>
          </table:table-cell>
          <table:table-cell table:formula="of:=COS(RADIANS([.A229]*10))" office:value-type="float" office:value="-0.499999999999997">
            <text:p>-0.5000</text:p>
          </table:table-cell>
          <table:table-cell table:formula="of:=COS(RADIANS([.A229]*11))" office:value-type="float" office:value="0.978147600733805">
            <text:p>0.9781</text:p>
          </table:table-cell>
          <table:table-cell table:formula="of:=COS(RADIANS([.A229]*12))" office:value-type="float" office:value="-0.809016994374949">
            <text:p>-0.8090</text:p>
          </table:table-cell>
          <table:table-cell table:formula="of:=COS(RADIANS([.A229]*13))" office:value-type="float" office:value="0.104528463267654">
            <text:p>0.1045</text:p>
          </table:table-cell>
          <table:table-cell table:formula="of:=COS(RADIANS([.A229]*14))" office:value-type="float" office:value="0.669130606358858">
            <text:p>0.6691</text:p>
          </table:table-cell>
          <table:table-cell table:formula="of:=COS(RADIANS([.A229]*15))" office:value-type="float" office:value="-1">
            <text:p>-1.0000</text:p>
          </table:table-cell>
          <table:table-cell table:formula="of:=COS(RADIANS([.A229]*16))" office:value-type="float" office:value="0.669130606358857">
            <text:p>0.6691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49S">
            <text:p>00:03:49</text:p>
          </table:table-cell>
          <table:table-cell table:formula="of:=SIN(RADIANS([.A230]))" office:value-type="float" office:value="-0.754709580222772">
            <text:p>-0.7547</text:p>
          </table:table-cell>
          <table:table-cell table:formula="of:=SIN(RADIANS([.A230]*2))" office:value-type="float" office:value="0.99026806874157">
            <text:p>0.9903</text:p>
          </table:table-cell>
          <table:table-cell table:formula="of:=SIN(RADIANS([.A230]*3))" office:value-type="float" office:value="-0.544639035015027">
            <text:p>-0.5446</text:p>
          </table:table-cell>
          <table:table-cell table:formula="of:=SIN(RADIANS([.A230]*4))" office:value-type="float" office:value="-0.275637355816999">
            <text:p>-0.2756</text:p>
          </table:table-cell>
          <table:table-cell table:formula="of:=SIN(RADIANS([.A230]*5))" office:value-type="float" office:value="0.90630778703665">
            <text:p>0.9063</text:p>
          </table:table-cell>
          <table:table-cell table:formula="of:=SIN(RADIANS([.A230]*6))" office:value-type="float" office:value="-0.913545457642601">
            <text:p>-0.9135</text:p>
          </table:table-cell>
          <table:table-cell table:formula="of:=SIN(RADIANS([.A230]*7))" office:value-type="float" office:value="0.292371704722737">
            <text:p>0.2924</text:p>
          </table:table-cell>
          <table:table-cell table:formula="of:=SIN(RADIANS([.A230]*8))" office:value-type="float" office:value="0.529919264233205">
            <text:p>0.5299</text:p>
          </table:table-cell>
          <table:table-cell table:formula="of:=SIN(RADIANS([.A230]*9))" office:value-type="float" office:value="-0.987688340595137">
            <text:p>-0.9877</text:p>
          </table:table-cell>
          <table:table-cell table:formula="of:=SIN(RADIANS([.A230]*10))" office:value-type="float" office:value="0.766044443118978">
            <text:p>0.7660</text:p>
          </table:table-cell>
          <table:table-cell table:formula="of:=SIN(RADIANS([.A230]*11))" office:value-type="float" office:value="-0.0174524064372877">
            <text:p>-0.0175</text:p>
          </table:table-cell>
          <table:table-cell table:formula="of:=SIN(RADIANS([.A230]*12))" office:value-type="float" office:value="-0.743144825477394">
            <text:p>-0.7431</text:p>
          </table:table-cell>
          <table:table-cell table:formula="of:=SIN(RADIANS([.A230]*13))" office:value-type="float" office:value="0.992546151641323">
            <text:p>0.9925</text:p>
          </table:table-cell>
          <table:table-cell table:formula="of:=SIN(RADIANS([.A230]*14))" office:value-type="float" office:value="-0.559192903470747">
            <text:p>-0.5592</text:p>
          </table:table-cell>
          <table:table-cell table:formula="of:=SIN(RADIANS([.A230]*15))" office:value-type="float" office:value="-0.258819045102517">
            <text:p>-0.2588</text:p>
          </table:table-cell>
          <table:table-cell table:formula="of:=SIN(RADIANS([.A230]*16))" office:value-type="float" office:value="0.898794046299166">
            <text:p>0.8988</text:p>
          </table:table-cell>
          <table:table-cell table:formula="of:=COS(RADIANS([.A230]))" office:value-type="float" office:value="-0.656059028990507">
            <text:p>-0.6561</text:p>
          </table:table-cell>
          <table:table-cell table:formula="of:=COS(RADIANS([.A230]*2))" office:value-type="float" office:value="-0.139173100960065">
            <text:p>-0.1392</text:p>
          </table:table-cell>
          <table:table-cell table:formula="of:=COS(RADIANS([.A230]*3))" office:value-type="float" office:value="0.838670567945424">
            <text:p>0.8387</text:p>
          </table:table-cell>
          <table:table-cell table:formula="of:=COS(RADIANS([.A230]*4))" office:value-type="float" office:value="-0.961261695938319">
            <text:p>-0.9613</text:p>
          </table:table-cell>
          <table:table-cell table:formula="of:=COS(RADIANS([.A230]*5))" office:value-type="float" office:value="0.4226182617407">
            <text:p>0.4226</text:p>
          </table:table-cell>
          <table:table-cell table:formula="of:=COS(RADIANS([.A230]*6))" office:value-type="float" office:value="0.4067366430758">
            <text:p>0.4067</text:p>
          </table:table-cell>
          <table:table-cell table:formula="of:=COS(RADIANS([.A230]*7))" office:value-type="float" office:value="-0.956304755963035">
            <text:p>-0.9563</text:p>
          </table:table-cell>
          <table:table-cell table:formula="of:=COS(RADIANS([.A230]*8))" office:value-type="float" office:value="0.848048096156426">
            <text:p>0.8480</text:p>
          </table:table-cell>
          <table:table-cell table:formula="of:=COS(RADIANS([.A230]*9))" office:value-type="float" office:value="-0.156434465040235">
            <text:p>-0.1564</text:p>
          </table:table-cell>
          <table:table-cell table:formula="of:=COS(RADIANS([.A230]*10))" office:value-type="float" office:value="-0.642787609686539">
            <text:p>-0.6428</text:p>
          </table:table-cell>
          <table:table-cell table:formula="of:=COS(RADIANS([.A230]*11))" office:value-type="float" office:value="0.999847695156391">
            <text:p>0.9998</text:p>
          </table:table-cell>
          <table:table-cell table:formula="of:=COS(RADIANS([.A230]*12))" office:value-type="float" office:value="-0.669130606358859">
            <text:p>-0.6691</text:p>
          </table:table-cell>
          <table:table-cell table:formula="of:=COS(RADIANS([.A230]*13))" office:value-type="float" office:value="-0.121869343405143">
            <text:p>-0.1219</text:p>
          </table:table-cell>
          <table:table-cell table:formula="of:=COS(RADIANS([.A230]*14))" office:value-type="float" office:value="0.829037572555041">
            <text:p>0.8290</text:p>
          </table:table-cell>
          <table:table-cell table:formula="of:=COS(RADIANS([.A230]*15))" office:value-type="float" office:value="-0.965925826289069">
            <text:p>-0.9659</text:p>
          </table:table-cell>
          <table:table-cell table:formula="of:=COS(RADIANS([.A230]*16))" office:value-type="float" office:value="0.438371146789078">
            <text:p>0.4384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50S">
            <text:p>00:03:50</text:p>
          </table:table-cell>
          <table:table-cell table:formula="of:=SIN(RADIANS([.A231]))" office:value-type="float" office:value="-0.766044443118978">
            <text:p>-0.7660</text:p>
          </table:table-cell>
          <table:table-cell table:formula="of:=SIN(RADIANS([.A231]*2))" office:value-type="float" office:value="0.984807753012208">
            <text:p>0.9848</text:p>
          </table:table-cell>
          <table:table-cell table:formula="of:=SIN(RADIANS([.A231]*3))" office:value-type="float" office:value="-0.5">
            <text:p>-0.5000</text:p>
          </table:table-cell>
          <table:table-cell table:formula="of:=SIN(RADIANS([.A231]*4))" office:value-type="float" office:value="-0.342020143325668">
            <text:p>-0.3420</text:p>
          </table:table-cell>
          <table:table-cell table:formula="of:=SIN(RADIANS([.A231]*5))" office:value-type="float" office:value="0.939692620785909">
            <text:p>0.9397</text:p>
          </table:table-cell>
          <table:table-cell table:formula="of:=SIN(RADIANS([.A231]*6))" office:value-type="float" office:value="-0.866025403784438">
            <text:p>-0.8660</text:p>
          </table:table-cell>
          <table:table-cell table:formula="of:=SIN(RADIANS([.A231]*7))" office:value-type="float" office:value="0.173648177666931">
            <text:p>0.1736</text:p>
          </table:table-cell>
          <table:table-cell table:formula="of:=SIN(RADIANS([.A231]*8))" office:value-type="float" office:value="0.642787609686538">
            <text:p>0.6428</text:p>
          </table:table-cell>
          <table:table-cell table:formula="of:=SIN(RADIANS([.A231]*9))" office:value-type="float" office:value="-1">
            <text:p>-1.0000</text:p>
          </table:table-cell>
          <table:table-cell table:formula="of:=SIN(RADIANS([.A231]*10))" office:value-type="float" office:value="0.642787609686537">
            <text:p>0.6428</text:p>
          </table:table-cell>
          <table:table-cell table:formula="of:=SIN(RADIANS([.A231]*11))" office:value-type="float" office:value="0.173648177666932">
            <text:p>0.1736</text:p>
          </table:table-cell>
          <table:table-cell table:formula="of:=SIN(RADIANS([.A231]*12))" office:value-type="float" office:value="-0.866025403784439">
            <text:p>-0.8660</text:p>
          </table:table-cell>
          <table:table-cell table:formula="of:=SIN(RADIANS([.A231]*13))" office:value-type="float" office:value="0.939692620785909">
            <text:p>0.9397</text:p>
          </table:table-cell>
          <table:table-cell table:formula="of:=SIN(RADIANS([.A231]*14))" office:value-type="float" office:value="-0.34202014332567">
            <text:p>-0.3420</text:p>
          </table:table-cell>
          <table:table-cell table:formula="of:=SIN(RADIANS([.A231]*15))" office:value-type="float" office:value="-0.499999999999997">
            <text:p>-0.5000</text:p>
          </table:table-cell>
          <table:table-cell table:formula="of:=SIN(RADIANS([.A231]*16))" office:value-type="float" office:value="0.984807753012207">
            <text:p>0.9848</text:p>
          </table:table-cell>
          <table:table-cell table:formula="of:=COS(RADIANS([.A231]))" office:value-type="float" office:value="-0.642787609686539">
            <text:p>-0.6428</text:p>
          </table:table-cell>
          <table:table-cell table:formula="of:=COS(RADIANS([.A231]*2))" office:value-type="float" office:value="-0.17364817766693">
            <text:p>-0.1736</text:p>
          </table:table-cell>
          <table:table-cell table:formula="of:=COS(RADIANS([.A231]*3))" office:value-type="float" office:value="0.866025403784439">
            <text:p>0.8660</text:p>
          </table:table-cell>
          <table:table-cell table:formula="of:=COS(RADIANS([.A231]*4))" office:value-type="float" office:value="-0.939692620785909">
            <text:p>-0.9397</text:p>
          </table:table-cell>
          <table:table-cell table:formula="of:=COS(RADIANS([.A231]*5))" office:value-type="float" office:value="0.342020143325667">
            <text:p>0.3420</text:p>
          </table:table-cell>
          <table:table-cell table:formula="of:=COS(RADIANS([.A231]*6))" office:value-type="float" office:value="0.5">
            <text:p>0.5000</text:p>
          </table:table-cell>
          <table:table-cell table:formula="of:=COS(RADIANS([.A231]*7))" office:value-type="float" office:value="-0.984807753012208">
            <text:p>-0.9848</text:p>
          </table:table-cell>
          <table:table-cell table:formula="of:=COS(RADIANS([.A231]*8))" office:value-type="float" office:value="0.766044443118979">
            <text:p>0.7660</text:p>
          </table:table-cell>
          <table:table-cell table:formula="of:=COS(RADIANS([.A231]*9))" office:value-type="float" office:value="-3.18470065841971E-015">
            <text:p>0.0000</text:p>
          </table:table-cell>
          <table:table-cell table:formula="of:=COS(RADIANS([.A231]*10))" office:value-type="float" office:value="-0.76604444311898">
            <text:p>-0.7660</text:p>
          </table:table-cell>
          <table:table-cell table:formula="of:=COS(RADIANS([.A231]*11))" office:value-type="float" office:value="0.984807753012208">
            <text:p>0.9848</text:p>
          </table:table-cell>
          <table:table-cell table:formula="of:=COS(RADIANS([.A231]*12))" office:value-type="float" office:value="-0.5">
            <text:p>-0.5000</text:p>
          </table:table-cell>
          <table:table-cell table:formula="of:=COS(RADIANS([.A231]*13))" office:value-type="float" office:value="-0.342020143325668">
            <text:p>-0.3420</text:p>
          </table:table-cell>
          <table:table-cell table:formula="of:=COS(RADIANS([.A231]*14))" office:value-type="float" office:value="0.939692620785908">
            <text:p>0.9397</text:p>
          </table:table-cell>
          <table:table-cell table:formula="of:=COS(RADIANS([.A231]*15))" office:value-type="float" office:value="-0.86602540378444">
            <text:p>-0.8660</text:p>
          </table:table-cell>
          <table:table-cell table:formula="of:=COS(RADIANS([.A231]*16))" office:value-type="float" office:value="0.173648177666934">
            <text:p>0.1736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51S">
            <text:p>00:03:51</text:p>
          </table:table-cell>
          <table:table-cell table:formula="of:=SIN(RADIANS([.A232]))" office:value-type="float" office:value="-0.777145961456971">
            <text:p>-0.7771</text:p>
          </table:table-cell>
          <table:table-cell table:formula="of:=SIN(RADIANS([.A232]*2))" office:value-type="float" office:value="0.978147600733806">
            <text:p>0.9781</text:p>
          </table:table-cell>
          <table:table-cell table:formula="of:=SIN(RADIANS([.A232]*3))" office:value-type="float" office:value="-0.453990499739546">
            <text:p>-0.4540</text:p>
          </table:table-cell>
          <table:table-cell table:formula="of:=SIN(RADIANS([.A232]*4))" office:value-type="float" office:value="-0.406736643075799">
            <text:p>-0.4067</text:p>
          </table:table-cell>
          <table:table-cell table:formula="of:=SIN(RADIANS([.A232]*5))" office:value-type="float" office:value="0.965925826289068">
            <text:p>0.9659</text:p>
          </table:table-cell>
          <table:table-cell table:formula="of:=SIN(RADIANS([.A232]*6))" office:value-type="float" office:value="-0.809016994374947">
            <text:p>-0.8090</text:p>
          </table:table-cell>
          <table:table-cell table:formula="of:=SIN(RADIANS([.A232]*7))" office:value-type="float" office:value="0.0523359562429452">
            <text:p>0.0523</text:p>
          </table:table-cell>
          <table:table-cell table:formula="of:=SIN(RADIANS([.A232]*8))" office:value-type="float" office:value="0.743144825477392">
            <text:p>0.7431</text:p>
          </table:table-cell>
          <table:table-cell table:formula="of:=SIN(RADIANS([.A232]*9))" office:value-type="float" office:value="-0.987688340595138">
            <text:p>-0.9877</text:p>
          </table:table-cell>
          <table:table-cell table:formula="of:=SIN(RADIANS([.A232]*10))" office:value-type="float" office:value="0.500000000000001">
            <text:p>0.5000</text:p>
          </table:table-cell>
          <table:table-cell table:formula="of:=SIN(RADIANS([.A232]*11))" office:value-type="float" office:value="0.358367949545301">
            <text:p>0.3584</text:p>
          </table:table-cell>
          <table:table-cell table:formula="of:=SIN(RADIANS([.A232]*12))" office:value-type="float" office:value="-0.951056516295154">
            <text:p>-0.9511</text:p>
          </table:table-cell>
          <table:table-cell table:formula="of:=SIN(RADIANS([.A232]*13))" office:value-type="float" office:value="0.838670567945426">
            <text:p>0.8387</text:p>
          </table:table-cell>
          <table:table-cell table:formula="of:=SIN(RADIANS([.A232]*14))" office:value-type="float" office:value="-0.104528463267656">
            <text:p>-0.1045</text:p>
          </table:table-cell>
          <table:table-cell table:formula="of:=SIN(RADIANS([.A232]*15))" office:value-type="float" office:value="-0.707106781186546">
            <text:p>-0.7071</text:p>
          </table:table-cell>
          <table:table-cell table:formula="of:=SIN(RADIANS([.A232]*16))" office:value-type="float" office:value="0.994521895368274">
            <text:p>0.9945</text:p>
          </table:table-cell>
          <table:table-cell table:formula="of:=COS(RADIANS([.A232]))" office:value-type="float" office:value="-0.629320391049838">
            <text:p>-0.6293</text:p>
          </table:table-cell>
          <table:table-cell table:formula="of:=COS(RADIANS([.A232]*2))" office:value-type="float" office:value="-0.207911690817758">
            <text:p>-0.2079</text:p>
          </table:table-cell>
          <table:table-cell table:formula="of:=COS(RADIANS([.A232]*3))" office:value-type="float" office:value="0.891006524188368">
            <text:p>0.8910</text:p>
          </table:table-cell>
          <table:table-cell table:formula="of:=COS(RADIANS([.A232]*4))" office:value-type="float" office:value="-0.913545457642602">
            <text:p>-0.9135</text:p>
          </table:table-cell>
          <table:table-cell table:formula="of:=COS(RADIANS([.A232]*5))" office:value-type="float" office:value="0.258819045102521">
            <text:p>0.2588</text:p>
          </table:table-cell>
          <table:table-cell table:formula="of:=COS(RADIANS([.A232]*6))" office:value-type="float" office:value="0.587785252292474">
            <text:p>0.5878</text:p>
          </table:table-cell>
          <table:table-cell table:formula="of:=COS(RADIANS([.A232]*7))" office:value-type="float" office:value="-0.998629534754574">
            <text:p>-0.9986</text:p>
          </table:table-cell>
          <table:table-cell table:formula="of:=COS(RADIANS([.A232]*8))" office:value-type="float" office:value="0.669130606358861">
            <text:p>0.6691</text:p>
          </table:table-cell>
          <table:table-cell table:formula="of:=COS(RADIANS([.A232]*9))" office:value-type="float" office:value="0.156434465040229">
            <text:p>0.1564</text:p>
          </table:table-cell>
          <table:table-cell table:formula="of:=COS(RADIANS([.A232]*10))" office:value-type="float" office:value="-0.866025403784438">
            <text:p>-0.8660</text:p>
          </table:table-cell>
          <table:table-cell table:formula="of:=COS(RADIANS([.A232]*11))" office:value-type="float" office:value="0.933580426497202">
            <text:p>0.9336</text:p>
          </table:table-cell>
          <table:table-cell table:formula="of:=COS(RADIANS([.A232]*12))" office:value-type="float" office:value="-0.309016994374946">
            <text:p>-0.3090</text:p>
          </table:table-cell>
          <table:table-cell table:formula="of:=COS(RADIANS([.A232]*13))" office:value-type="float" office:value="-0.544639035015024">
            <text:p>-0.5446</text:p>
          </table:table-cell>
          <table:table-cell table:formula="of:=COS(RADIANS([.A232]*14))" office:value-type="float" office:value="0.994521895368273">
            <text:p>0.9945</text:p>
          </table:table-cell>
          <table:table-cell table:formula="of:=COS(RADIANS([.A232]*15))" office:value-type="float" office:value="-0.707106781186549">
            <text:p>-0.7071</text:p>
          </table:table-cell>
          <table:table-cell table:formula="of:=COS(RADIANS([.A232]*16))" office:value-type="float" office:value="-0.104528463267646">
            <text:p>-0.1045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52S">
            <text:p>00:03:52</text:p>
          </table:table-cell>
          <table:table-cell table:formula="of:=SIN(RADIANS([.A233]))" office:value-type="float" office:value="-0.788010753606722">
            <text:p>-0.7880</text:p>
          </table:table-cell>
          <table:table-cell table:formula="of:=SIN(RADIANS([.A233]*2))" office:value-type="float" office:value="0.970295726275996">
            <text:p>0.9703</text:p>
          </table:table-cell>
          <table:table-cell table:formula="of:=SIN(RADIANS([.A233]*3))" office:value-type="float" office:value="-0.406736643075801">
            <text:p>-0.4067</text:p>
          </table:table-cell>
          <table:table-cell table:formula="of:=SIN(RADIANS([.A233]*4))" office:value-type="float" office:value="-0.469471562785892">
            <text:p>-0.4695</text:p>
          </table:table-cell>
          <table:table-cell table:formula="of:=SIN(RADIANS([.A233]*5))" office:value-type="float" office:value="0.984807753012208">
            <text:p>0.9848</text:p>
          </table:table-cell>
          <table:table-cell table:formula="of:=SIN(RADIANS([.A233]*6))" office:value-type="float" office:value="-0.743144825477396">
            <text:p>-0.7431</text:p>
          </table:table-cell>
          <table:table-cell table:formula="of:=SIN(RADIANS([.A233]*7))" office:value-type="float" office:value="-0.0697564737441234">
            <text:p>-0.0698</text:p>
          </table:table-cell>
          <table:table-cell table:formula="of:=SIN(RADIANS([.A233]*8))" office:value-type="float" office:value="0.829037572555043">
            <text:p>0.8290</text:p>
          </table:table-cell>
          <table:table-cell table:formula="of:=SIN(RADIANS([.A233]*9))" office:value-type="float" office:value="-0.951056516295154">
            <text:p>-0.9511</text:p>
          </table:table-cell>
          <table:table-cell table:formula="of:=SIN(RADIANS([.A233]*10))" office:value-type="float" office:value="0.342020143325666">
            <text:p>0.3420</text:p>
          </table:table-cell>
          <table:table-cell table:formula="of:=SIN(RADIANS([.A233]*11))" office:value-type="float" office:value="0.529919264233204">
            <text:p>0.5299</text:p>
          </table:table-cell>
          <table:table-cell table:formula="of:=SIN(RADIANS([.A233]*12))" office:value-type="float" office:value="-0.994521895368273">
            <text:p>-0.9945</text:p>
          </table:table-cell>
          <table:table-cell table:formula="of:=SIN(RADIANS([.A233]*13))" office:value-type="float" office:value="0.694658370458998">
            <text:p>0.6947</text:p>
          </table:table-cell>
          <table:table-cell table:formula="of:=SIN(RADIANS([.A233]*14))" office:value-type="float" office:value="0.139173100960062">
            <text:p>0.1392</text:p>
          </table:table-cell>
          <table:table-cell table:formula="of:=SIN(RADIANS([.A233]*15))" office:value-type="float" office:value="-0.866025403784439">
            <text:p>-0.8660</text:p>
          </table:table-cell>
          <table:table-cell table:formula="of:=SIN(RADIANS([.A233]*16))" office:value-type="float" office:value="0.927183854566786">
            <text:p>0.9272</text:p>
          </table:table-cell>
          <table:table-cell table:formula="of:=COS(RADIANS([.A233]))" office:value-type="float" office:value="-0.615661475325658">
            <text:p>-0.6157</text:p>
          </table:table-cell>
          <table:table-cell table:formula="of:=COS(RADIANS([.A233]*2))" office:value-type="float" office:value="-0.241921895599668">
            <text:p>-0.2419</text:p>
          </table:table-cell>
          <table:table-cell table:formula="of:=COS(RADIANS([.A233]*3))" office:value-type="float" office:value="0.9135454576426">
            <text:p>0.9135</text:p>
          </table:table-cell>
          <table:table-cell table:formula="of:=COS(RADIANS([.A233]*4))" office:value-type="float" office:value="-0.882947592858926">
            <text:p>-0.8829</text:p>
          </table:table-cell>
          <table:table-cell table:formula="of:=COS(RADIANS([.A233]*5))" office:value-type="float" office:value="0.173648177666929">
            <text:p>0.1736</text:p>
          </table:table-cell>
          <table:table-cell table:formula="of:=COS(RADIANS([.A233]*6))" office:value-type="float" office:value="0.669130606358857">
            <text:p>0.6691</text:p>
          </table:table-cell>
          <table:table-cell table:formula="of:=COS(RADIANS([.A233]*7))" office:value-type="float" office:value="-0.997564050259824">
            <text:p>-0.9976</text:p>
          </table:table-cell>
          <table:table-cell table:formula="of:=COS(RADIANS([.A233]*8))" office:value-type="float" office:value="0.559192903470745">
            <text:p>0.5592</text:p>
          </table:table-cell>
          <table:table-cell table:formula="of:=COS(RADIANS([.A233]*9))" office:value-type="float" office:value="0.309016994374946">
            <text:p>0.3090</text:p>
          </table:table-cell>
          <table:table-cell table:formula="of:=COS(RADIANS([.A233]*10))" office:value-type="float" office:value="-0.939692620785909">
            <text:p>-0.9397</text:p>
          </table:table-cell>
          <table:table-cell table:formula="of:=COS(RADIANS([.A233]*11))" office:value-type="float" office:value="0.848048096156427">
            <text:p>0.8480</text:p>
          </table:table-cell>
          <table:table-cell table:formula="of:=COS(RADIANS([.A233]*12))" office:value-type="float" office:value="-0.104528463267658">
            <text:p>-0.1045</text:p>
          </table:table-cell>
          <table:table-cell table:formula="of:=COS(RADIANS([.A233]*13))" office:value-type="float" office:value="-0.719339800338651">
            <text:p>-0.7193</text:p>
          </table:table-cell>
          <table:table-cell table:formula="of:=COS(RADIANS([.A233]*14))" office:value-type="float" office:value="0.990268068741571">
            <text:p>0.9903</text:p>
          </table:table-cell>
          <table:table-cell table:formula="of:=COS(RADIANS([.A233]*15))" office:value-type="float" office:value="-0.5">
            <text:p>-0.5000</text:p>
          </table:table-cell>
          <table:table-cell table:formula="of:=COS(RADIANS([.A233]*16))" office:value-type="float" office:value="-0.374606593415916">
            <text:p>-0.3746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53S">
            <text:p>00:03:53</text:p>
          </table:table-cell>
          <table:table-cell table:formula="of:=SIN(RADIANS([.A234]))" office:value-type="float" office:value="-0.798635510047293">
            <text:p>-0.7986</text:p>
          </table:table-cell>
          <table:table-cell table:formula="of:=SIN(RADIANS([.A234]*2))" office:value-type="float" office:value="0.961261695938319">
            <text:p>0.9613</text:p>
          </table:table-cell>
          <table:table-cell table:formula="of:=SIN(RADIANS([.A234]*3))" office:value-type="float" office:value="-0.358367949545301">
            <text:p>-0.3584</text:p>
          </table:table-cell>
          <table:table-cell table:formula="of:=SIN(RADIANS([.A234]*4))" office:value-type="float" office:value="-0.529919264233205">
            <text:p>-0.5299</text:p>
          </table:table-cell>
          <table:table-cell table:formula="of:=SIN(RADIANS([.A234]*5))" office:value-type="float" office:value="0.996194698091745">
            <text:p>0.9962</text:p>
          </table:table-cell>
          <table:table-cell table:formula="of:=SIN(RADIANS([.A234]*6))" office:value-type="float" office:value="-0.669130606358859">
            <text:p>-0.6691</text:p>
          </table:table-cell>
          <table:table-cell table:formula="of:=SIN(RADIANS([.A234]*7))" office:value-type="float" office:value="-0.190808995376546">
            <text:p>-0.1908</text:p>
          </table:table-cell>
          <table:table-cell table:formula="of:=SIN(RADIANS([.A234]*8))" office:value-type="float" office:value="0.898794046299167">
            <text:p>0.8988</text:p>
          </table:table-cell>
          <table:table-cell table:formula="of:=SIN(RADIANS([.A234]*9))" office:value-type="float" office:value="-0.891006524188368">
            <text:p>-0.8910</text:p>
          </table:table-cell>
          <table:table-cell table:formula="of:=SIN(RADIANS([.A234]*10))" office:value-type="float" office:value="0.173648177666932">
            <text:p>0.1736</text:p>
          </table:table-cell>
          <table:table-cell table:formula="of:=SIN(RADIANS([.A234]*11))" office:value-type="float" office:value="0.681998360062497">
            <text:p>0.6820</text:p>
          </table:table-cell>
          <table:table-cell table:formula="of:=SIN(RADIANS([.A234]*12))" office:value-type="float" office:value="-0.994521895368274">
            <text:p>-0.9945</text:p>
          </table:table-cell>
          <table:table-cell table:formula="of:=SIN(RADIANS([.A234]*13))" office:value-type="float" office:value="0.515038074910058">
            <text:p>0.5150</text:p>
          </table:table-cell>
          <table:table-cell table:formula="of:=SIN(RADIANS([.A234]*14))" office:value-type="float" office:value="0.374606593415914">
            <text:p>0.3746</text:p>
          </table:table-cell>
          <table:table-cell table:formula="of:=SIN(RADIANS([.A234]*15))" office:value-type="float" office:value="-0.965925826289069">
            <text:p>-0.9659</text:p>
          </table:table-cell>
          <table:table-cell table:formula="of:=SIN(RADIANS([.A234]*16))" office:value-type="float" office:value="0.788010753606722">
            <text:p>0.7880</text:p>
          </table:table-cell>
          <table:table-cell table:formula="of:=COS(RADIANS([.A234]))" office:value-type="float" office:value="-0.601815023152048">
            <text:p>-0.6018</text:p>
          </table:table-cell>
          <table:table-cell table:formula="of:=COS(RADIANS([.A234]*2))" office:value-type="float" office:value="-0.275637355816999">
            <text:p>-0.2756</text:p>
          </table:table-cell>
          <table:table-cell table:formula="of:=COS(RADIANS([.A234]*3))" office:value-type="float" office:value="0.933580426497202">
            <text:p>0.9336</text:p>
          </table:table-cell>
          <table:table-cell table:formula="of:=COS(RADIANS([.A234]*4))" office:value-type="float" office:value="-0.848048096156426">
            <text:p>-0.8480</text:p>
          </table:table-cell>
          <table:table-cell table:formula="of:=COS(RADIANS([.A234]*5))" office:value-type="float" office:value="0.0871557427476589">
            <text:p>0.0872</text:p>
          </table:table-cell>
          <table:table-cell table:formula="of:=COS(RADIANS([.A234]*6))" office:value-type="float" office:value="0.743144825477393">
            <text:p>0.7431</text:p>
          </table:table-cell>
          <table:table-cell table:formula="of:=COS(RADIANS([.A234]*7))" office:value-type="float" office:value="-0.981627183447664">
            <text:p>-0.9816</text:p>
          </table:table-cell>
          <table:table-cell table:formula="of:=COS(RADIANS([.A234]*8))" office:value-type="float" office:value="0.438371146789077">
            <text:p>0.4384</text:p>
          </table:table-cell>
          <table:table-cell table:formula="of:=COS(RADIANS([.A234]*9))" office:value-type="float" office:value="0.453990499739546">
            <text:p>0.4540</text:p>
          </table:table-cell>
          <table:table-cell table:formula="of:=COS(RADIANS([.A234]*10))" office:value-type="float" office:value="-0.984807753012208">
            <text:p>-0.9848</text:p>
          </table:table-cell>
          <table:table-cell table:formula="of:=COS(RADIANS([.A234]*11))" office:value-type="float" office:value="0.731353701619172">
            <text:p>0.7314</text:p>
          </table:table-cell>
          <table:table-cell table:formula="of:=COS(RADIANS([.A234]*12))" office:value-type="float" office:value="0.10452846326765">
            <text:p>0.1045</text:p>
          </table:table-cell>
          <table:table-cell table:formula="of:=COS(RADIANS([.A234]*13))" office:value-type="float" office:value="-0.85716730070211">
            <text:p>-0.8572</text:p>
          </table:table-cell>
          <table:table-cell table:formula="of:=COS(RADIANS([.A234]*14))" office:value-type="float" office:value="0.927183854566787">
            <text:p>0.9272</text:p>
          </table:table-cell>
          <table:table-cell table:formula="of:=COS(RADIANS([.A234]*15))" office:value-type="float" office:value="-0.258819045102519">
            <text:p>-0.2588</text:p>
          </table:table-cell>
          <table:table-cell table:formula="of:=COS(RADIANS([.A234]*16))" office:value-type="float" office:value="-0.615661475325659">
            <text:p>-0.6157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54S">
            <text:p>00:03:54</text:p>
          </table:table-cell>
          <table:table-cell table:formula="of:=SIN(RADIANS([.A235]))" office:value-type="float" office:value="-0.809016994374947">
            <text:p>-0.8090</text:p>
          </table:table-cell>
          <table:table-cell table:formula="of:=SIN(RADIANS([.A235]*2))" office:value-type="float" office:value="0.951056516295154">
            <text:p>0.9511</text:p>
          </table:table-cell>
          <table:table-cell table:formula="of:=SIN(RADIANS([.A235]*3))" office:value-type="float" office:value="-0.309016994374948">
            <text:p>-0.3090</text:p>
          </table:table-cell>
          <table:table-cell table:formula="of:=SIN(RADIANS([.A235]*4))" office:value-type="float" office:value="-0.587785252292473">
            <text:p>-0.5878</text:p>
          </table:table-cell>
          <table:table-cell table:formula="of:=SIN(RADIANS([.A235]*5))" office:value-type="float" office:value="1">
            <text:p>1.0000</text:p>
          </table:table-cell>
          <table:table-cell table:formula="of:=SIN(RADIANS([.A235]*6))" office:value-type="float" office:value="-0.587785252292474">
            <text:p>-0.5878</text:p>
          </table:table-cell>
          <table:table-cell table:formula="of:=SIN(RADIANS([.A235]*7))" office:value-type="float" office:value="-0.309016994374948">
            <text:p>-0.3090</text:p>
          </table:table-cell>
          <table:table-cell table:formula="of:=SIN(RADIANS([.A235]*8))" office:value-type="float" office:value="0.951056516295153">
            <text:p>0.9511</text:p>
          </table:table-cell>
          <table:table-cell table:formula="of:=SIN(RADIANS([.A235]*9))" office:value-type="float" office:value="-0.809016994374947">
            <text:p>-0.8090</text:p>
          </table:table-cell>
          <table:table-cell table:formula="of:=SIN(RADIANS([.A235]*10))" office:value-type="float" office:value="-1.96067283990894E-015">
            <text:p>0.0000</text:p>
          </table:table-cell>
          <table:table-cell table:formula="of:=SIN(RADIANS([.A235]*11))" office:value-type="float" office:value="0.809016994374945">
            <text:p>0.8090</text:p>
          </table:table-cell>
          <table:table-cell table:formula="of:=SIN(RADIANS([.A235]*12))" office:value-type="float" office:value="-0.951056516295154">
            <text:p>-0.9511</text:p>
          </table:table-cell>
          <table:table-cell table:formula="of:=SIN(RADIANS([.A235]*13))" office:value-type="float" office:value="0.309016994374948">
            <text:p>0.3090</text:p>
          </table:table-cell>
          <table:table-cell table:formula="of:=SIN(RADIANS([.A235]*14))" office:value-type="float" office:value="0.587785252292474">
            <text:p>0.5878</text:p>
          </table:table-cell>
          <table:table-cell table:formula="of:=SIN(RADIANS([.A235]*15))" office:value-type="float" office:value="-1">
            <text:p>-1.0000</text:p>
          </table:table-cell>
          <table:table-cell table:formula="of:=SIN(RADIANS([.A235]*16))" office:value-type="float" office:value="0.587785252292475">
            <text:p>0.5878</text:p>
          </table:table-cell>
          <table:table-cell table:formula="of:=COS(RADIANS([.A235]))" office:value-type="float" office:value="-0.587785252292473">
            <text:p>-0.5878</text:p>
          </table:table-cell>
          <table:table-cell table:formula="of:=COS(RADIANS([.A235]*2))" office:value-type="float" office:value="-0.309016994374947">
            <text:p>-0.3090</text:p>
          </table:table-cell>
          <table:table-cell table:formula="of:=COS(RADIANS([.A235]*3))" office:value-type="float" office:value="0.951056516295153">
            <text:p>0.9511</text:p>
          </table:table-cell>
          <table:table-cell table:formula="of:=COS(RADIANS([.A235]*4))" office:value-type="float" office:value="-0.809016994374948">
            <text:p>-0.8090</text:p>
          </table:table-cell>
          <table:table-cell table:formula="of:=COS(RADIANS([.A235]*5))" office:value-type="float" office:value="-9.80336419954471E-016">
            <text:p>0.0000</text:p>
          </table:table-cell>
          <table:table-cell table:formula="of:=COS(RADIANS([.A235]*6))" office:value-type="float" office:value="0.809016994374947">
            <text:p>0.8090</text:p>
          </table:table-cell>
          <table:table-cell table:formula="of:=COS(RADIANS([.A235]*7))" office:value-type="float" office:value="-0.951056516295153">
            <text:p>-0.9511</text:p>
          </table:table-cell>
          <table:table-cell table:formula="of:=COS(RADIANS([.A235]*8))" office:value-type="float" office:value="0.309016994374949">
            <text:p>0.3090</text:p>
          </table:table-cell>
          <table:table-cell table:formula="of:=COS(RADIANS([.A235]*9))" office:value-type="float" office:value="0.587785252292473">
            <text:p>0.5878</text:p>
          </table:table-cell>
          <table:table-cell table:formula="of:=COS(RADIANS([.A235]*10))" office:value-type="float" office:value="-1">
            <text:p>-1.0000</text:p>
          </table:table-cell>
          <table:table-cell table:formula="of:=COS(RADIANS([.A235]*11))" office:value-type="float" office:value="0.587785252292476">
            <text:p>0.5878</text:p>
          </table:table-cell>
          <table:table-cell table:formula="of:=COS(RADIANS([.A235]*12))" office:value-type="float" office:value="0.309016994374946">
            <text:p>0.3090</text:p>
          </table:table-cell>
          <table:table-cell table:formula="of:=COS(RADIANS([.A235]*13))" office:value-type="float" office:value="-0.951056516295153">
            <text:p>-0.9511</text:p>
          </table:table-cell>
          <table:table-cell table:formula="of:=COS(RADIANS([.A235]*14))" office:value-type="float" office:value="0.809016994374947">
            <text:p>0.8090</text:p>
          </table:table-cell>
          <table:table-cell table:formula="of:=COS(RADIANS([.A235]*15))" office:value-type="float" office:value="-4.16441809773759E-015">
            <text:p>0.0000</text:p>
          </table:table-cell>
          <table:table-cell table:formula="of:=COS(RADIANS([.A235]*16))" office:value-type="float" office:value="-0.809016994374946">
            <text:p>-0.809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55S">
            <text:p>00:03:55</text:p>
          </table:table-cell>
          <table:table-cell table:formula="of:=SIN(RADIANS([.A236]))" office:value-type="float" office:value="-0.819152044288992">
            <text:p>-0.8192</text:p>
          </table:table-cell>
          <table:table-cell table:formula="of:=SIN(RADIANS([.A236]*2))" office:value-type="float" office:value="0.939692620785909">
            <text:p>0.9397</text:p>
          </table:table-cell>
          <table:table-cell table:formula="of:=SIN(RADIANS([.A236]*3))" office:value-type="float" office:value="-0.258819045102521">
            <text:p>-0.2588</text:p>
          </table:table-cell>
          <table:table-cell table:formula="of:=SIN(RADIANS([.A236]*4))" office:value-type="float" office:value="-0.642787609686538">
            <text:p>-0.6428</text:p>
          </table:table-cell>
          <table:table-cell table:formula="of:=SIN(RADIANS([.A236]*5))" office:value-type="float" office:value="0.996194698091746">
            <text:p>0.9962</text:p>
          </table:table-cell>
          <table:table-cell table:formula="of:=SIN(RADIANS([.A236]*6))" office:value-type="float" office:value="-0.5">
            <text:p>-0.5000</text:p>
          </table:table-cell>
          <table:table-cell table:formula="of:=SIN(RADIANS([.A236]*7))" office:value-type="float" office:value="-0.4226182617407">
            <text:p>-0.4226</text:p>
          </table:table-cell>
          <table:table-cell table:formula="of:=SIN(RADIANS([.A236]*8))" office:value-type="float" office:value="0.984807753012208">
            <text:p>0.9848</text:p>
          </table:table-cell>
          <table:table-cell table:formula="of:=SIN(RADIANS([.A236]*9))" office:value-type="float" office:value="-0.707106781186547">
            <text:p>-0.7071</text:p>
          </table:table-cell>
          <table:table-cell table:formula="of:=SIN(RADIANS([.A236]*10))" office:value-type="float" office:value="-0.173648177666929">
            <text:p>-0.1736</text:p>
          </table:table-cell>
          <table:table-cell table:formula="of:=SIN(RADIANS([.A236]*11))" office:value-type="float" office:value="0.906307787036651">
            <text:p>0.9063</text:p>
          </table:table-cell>
          <table:table-cell table:formula="of:=SIN(RADIANS([.A236]*12))" office:value-type="float" office:value="-0.866025403784439">
            <text:p>-0.8660</text:p>
          </table:table-cell>
          <table:table-cell table:formula="of:=SIN(RADIANS([.A236]*13))" office:value-type="float" office:value="0.0871557427476619">
            <text:p>0.0872</text:p>
          </table:table-cell>
          <table:table-cell table:formula="of:=SIN(RADIANS([.A236]*14))" office:value-type="float" office:value="0.766044443118978">
            <text:p>0.7660</text:p>
          </table:table-cell>
          <table:table-cell table:formula="of:=SIN(RADIANS([.A236]*15))" office:value-type="float" office:value="-0.965925826289069">
            <text:p>-0.9659</text:p>
          </table:table-cell>
          <table:table-cell table:formula="of:=SIN(RADIANS([.A236]*16))" office:value-type="float" office:value="0.342020143325674">
            <text:p>0.3420</text:p>
          </table:table-cell>
          <table:table-cell table:formula="of:=COS(RADIANS([.A236]))" office:value-type="float" office:value="-0.573576436351046">
            <text:p>-0.5736</text:p>
          </table:table-cell>
          <table:table-cell table:formula="of:=COS(RADIANS([.A236]*2))" office:value-type="float" office:value="-0.342020143325668">
            <text:p>-0.3420</text:p>
          </table:table-cell>
          <table:table-cell table:formula="of:=COS(RADIANS([.A236]*3))" office:value-type="float" office:value="0.965925826289068">
            <text:p>0.9659</text:p>
          </table:table-cell>
          <table:table-cell table:formula="of:=COS(RADIANS([.A236]*4))" office:value-type="float" office:value="-0.766044443118979">
            <text:p>-0.7660</text:p>
          </table:table-cell>
          <table:table-cell table:formula="of:=COS(RADIANS([.A236]*5))" office:value-type="float" office:value="-0.0871557427476573">
            <text:p>-0.0872</text:p>
          </table:table-cell>
          <table:table-cell table:formula="of:=COS(RADIANS([.A236]*6))" office:value-type="float" office:value="0.866025403784438">
            <text:p>0.8660</text:p>
          </table:table-cell>
          <table:table-cell table:formula="of:=COS(RADIANS([.A236]*7))" office:value-type="float" office:value="-0.90630778703665">
            <text:p>-0.9063</text:p>
          </table:table-cell>
          <table:table-cell table:formula="of:=COS(RADIANS([.A236]*8))" office:value-type="float" office:value="0.173648177666933">
            <text:p>0.1736</text:p>
          </table:table-cell>
          <table:table-cell table:formula="of:=COS(RADIANS([.A236]*9))" office:value-type="float" office:value="0.707106781186548">
            <text:p>0.7071</text:p>
          </table:table-cell>
          <table:table-cell table:formula="of:=COS(RADIANS([.A236]*10))" office:value-type="float" office:value="-0.984807753012208">
            <text:p>-0.9848</text:p>
          </table:table-cell>
          <table:table-cell table:formula="of:=COS(RADIANS([.A236]*11))" office:value-type="float" office:value="0.422618261740697">
            <text:p>0.4226</text:p>
          </table:table-cell>
          <table:table-cell table:formula="of:=COS(RADIANS([.A236]*12))" office:value-type="float" office:value="0.5">
            <text:p>0.5000</text:p>
          </table:table-cell>
          <table:table-cell table:formula="of:=COS(RADIANS([.A236]*13))" office:value-type="float" office:value="-0.996194698091745">
            <text:p>-0.9962</text:p>
          </table:table-cell>
          <table:table-cell table:formula="of:=COS(RADIANS([.A236]*14))" office:value-type="float" office:value="0.642787609686539">
            <text:p>0.6428</text:p>
          </table:table-cell>
          <table:table-cell table:formula="of:=COS(RADIANS([.A236]*15))" office:value-type="float" office:value="0.258819045102518">
            <text:p>0.2588</text:p>
          </table:table-cell>
          <table:table-cell table:formula="of:=COS(RADIANS([.A236]*16))" office:value-type="float" office:value="-0.939692620785906">
            <text:p>-0.9397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56S">
            <text:p>00:03:56</text:p>
          </table:table-cell>
          <table:table-cell table:formula="of:=SIN(RADIANS([.A237]))" office:value-type="float" office:value="-0.829037572555042">
            <text:p>-0.8290</text:p>
          </table:table-cell>
          <table:table-cell table:formula="of:=SIN(RADIANS([.A237]*2))" office:value-type="float" office:value="0.927183854566787">
            <text:p>0.9272</text:p>
          </table:table-cell>
          <table:table-cell table:formula="of:=SIN(RADIANS([.A237]*3))" office:value-type="float" office:value="-0.207911690817759">
            <text:p>-0.2079</text:p>
          </table:table-cell>
          <table:table-cell table:formula="of:=SIN(RADIANS([.A237]*4))" office:value-type="float" office:value="-0.694658370458998">
            <text:p>-0.6947</text:p>
          </table:table-cell>
          <table:table-cell table:formula="of:=SIN(RADIANS([.A237]*5))" office:value-type="float" office:value="0.984807753012208">
            <text:p>0.9848</text:p>
          </table:table-cell>
          <table:table-cell table:formula="of:=SIN(RADIANS([.A237]*6))" office:value-type="float" office:value="-0.4067366430758">
            <text:p>-0.4067</text:p>
          </table:table-cell>
          <table:table-cell table:formula="of:=SIN(RADIANS([.A237]*7))" office:value-type="float" office:value="-0.529919264233205">
            <text:p>-0.5299</text:p>
          </table:table-cell>
          <table:table-cell table:formula="of:=SIN(RADIANS([.A237]*8))" office:value-type="float" office:value="0.999390827019096">
            <text:p>0.9994</text:p>
          </table:table-cell>
          <table:table-cell table:formula="of:=SIN(RADIANS([.A237]*9))" office:value-type="float" office:value="-0.587785252292471">
            <text:p>-0.5878</text:p>
          </table:table-cell>
          <table:table-cell table:formula="of:=SIN(RADIANS([.A237]*10))" office:value-type="float" office:value="-0.34202014332567">
            <text:p>-0.3420</text:p>
          </table:table-cell>
          <table:table-cell table:formula="of:=SIN(RADIANS([.A237]*11))" office:value-type="float" office:value="0.970295726275997">
            <text:p>0.9703</text:p>
          </table:table-cell>
          <table:table-cell table:formula="of:=SIN(RADIANS([.A237]*12))" office:value-type="float" office:value="-0.743144825477394">
            <text:p>-0.7431</text:p>
          </table:table-cell>
          <table:table-cell table:formula="of:=SIN(RADIANS([.A237]*13))" office:value-type="float" office:value="-0.139173100960065">
            <text:p>-0.1392</text:p>
          </table:table-cell>
          <table:table-cell table:formula="of:=SIN(RADIANS([.A237]*14))" office:value-type="float" office:value="0.898794046299167">
            <text:p>0.8988</text:p>
          </table:table-cell>
          <table:table-cell table:formula="of:=SIN(RADIANS([.A237]*15))" office:value-type="float" office:value="-0.866025403784439">
            <text:p>-0.8660</text:p>
          </table:table-cell>
          <table:table-cell table:formula="of:=SIN(RADIANS([.A237]*16))" office:value-type="float" office:value="0.06975647374412">
            <text:p>0.0698</text:p>
          </table:table-cell>
          <table:table-cell table:formula="of:=COS(RADIANS([.A237]))" office:value-type="float" office:value="-0.559192903470747">
            <text:p>-0.5592</text:p>
          </table:table-cell>
          <table:table-cell table:formula="of:=COS(RADIANS([.A237]*2))" office:value-type="float" office:value="-0.374606593415913">
            <text:p>-0.3746</text:p>
          </table:table-cell>
          <table:table-cell table:formula="of:=COS(RADIANS([.A237]*3))" office:value-type="float" office:value="0.978147600733806">
            <text:p>0.9781</text:p>
          </table:table-cell>
          <table:table-cell table:formula="of:=COS(RADIANS([.A237]*4))" office:value-type="float" office:value="-0.71933980033865">
            <text:p>-0.7193</text:p>
          </table:table-cell>
          <table:table-cell table:formula="of:=COS(RADIANS([.A237]*5))" office:value-type="float" office:value="-0.173648177666931">
            <text:p>-0.1736</text:p>
          </table:table-cell>
          <table:table-cell table:formula="of:=COS(RADIANS([.A237]*6))" office:value-type="float" office:value="0.913545457642601">
            <text:p>0.9135</text:p>
          </table:table-cell>
          <table:table-cell table:formula="of:=COS(RADIANS([.A237]*7))" office:value-type="float" office:value="-0.848048096156426">
            <text:p>-0.8480</text:p>
          </table:table-cell>
          <table:table-cell table:formula="of:=COS(RADIANS([.A237]*8))" office:value-type="float" office:value="0.0348994967024983">
            <text:p>0.0349</text:p>
          </table:table-cell>
          <table:table-cell table:formula="of:=COS(RADIANS([.A237]*9))" office:value-type="float" office:value="0.809016994374949">
            <text:p>0.8090</text:p>
          </table:table-cell>
          <table:table-cell table:formula="of:=COS(RADIANS([.A237]*10))" office:value-type="float" office:value="-0.939692620785908">
            <text:p>-0.9397</text:p>
          </table:table-cell>
          <table:table-cell table:formula="of:=COS(RADIANS([.A237]*11))" office:value-type="float" office:value="0.241921895599667">
            <text:p>0.2419</text:p>
          </table:table-cell>
          <table:table-cell table:formula="of:=COS(RADIANS([.A237]*12))" office:value-type="float" office:value="0.669130606358859">
            <text:p>0.6691</text:p>
          </table:table-cell>
          <table:table-cell table:formula="of:=COS(RADIANS([.A237]*13))" office:value-type="float" office:value="-0.99026806874157">
            <text:p>-0.9903</text:p>
          </table:table-cell>
          <table:table-cell table:formula="of:=COS(RADIANS([.A237]*14))" office:value-type="float" office:value="0.438371146789078">
            <text:p>0.4384</text:p>
          </table:table-cell>
          <table:table-cell table:formula="of:=COS(RADIANS([.A237]*15))" office:value-type="float" office:value="0.499999999999999">
            <text:p>0.5000</text:p>
          </table:table-cell>
          <table:table-cell table:formula="of:=COS(RADIANS([.A237]*16))" office:value-type="float" office:value="-0.997564050259825">
            <text:p>-0.9976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57S">
            <text:p>00:03:57</text:p>
          </table:table-cell>
          <table:table-cell table:formula="of:=SIN(RADIANS([.A238]))" office:value-type="float" office:value="-0.838670567945424">
            <text:p>-0.8387</text:p>
          </table:table-cell>
          <table:table-cell table:formula="of:=SIN(RADIANS([.A238]*2))" office:value-type="float" office:value="0.913545457642601">
            <text:p>0.9135</text:p>
          </table:table-cell>
          <table:table-cell table:formula="of:=SIN(RADIANS([.A238]*3))" office:value-type="float" office:value="-0.15643446504023">
            <text:p>-0.1564</text:p>
          </table:table-cell>
          <table:table-cell table:formula="of:=SIN(RADIANS([.A238]*4))" office:value-type="float" office:value="-0.743144825477395">
            <text:p>-0.7431</text:p>
          </table:table-cell>
          <table:table-cell table:formula="of:=SIN(RADIANS([.A238]*5))" office:value-type="float" office:value="0.965925826289069">
            <text:p>0.9659</text:p>
          </table:table-cell>
          <table:table-cell table:formula="of:=SIN(RADIANS([.A238]*6))" office:value-type="float" office:value="-0.309016994374947">
            <text:p>-0.3090</text:p>
          </table:table-cell>
          <table:table-cell table:formula="of:=SIN(RADIANS([.A238]*7))" office:value-type="float" office:value="-0.629320391049837">
            <text:p>-0.6293</text:p>
          </table:table-cell>
          <table:table-cell table:formula="of:=SIN(RADIANS([.A238]*8))" office:value-type="float" office:value="0.994521895368273">
            <text:p>0.9945</text:p>
          </table:table-cell>
          <table:table-cell table:formula="of:=SIN(RADIANS([.A238]*9))" office:value-type="float" office:value="-0.453990499739551">
            <text:p>-0.4540</text:p>
          </table:table-cell>
          <table:table-cell table:formula="of:=SIN(RADIANS([.A238]*10))" office:value-type="float" office:value="-0.499999999999998">
            <text:p>-0.5000</text:p>
          </table:table-cell>
          <table:table-cell table:formula="of:=SIN(RADIANS([.A238]*11))" office:value-type="float" office:value="0.998629534754574">
            <text:p>0.9986</text:p>
          </table:table-cell>
          <table:table-cell table:formula="of:=SIN(RADIANS([.A238]*12))" office:value-type="float" office:value="-0.587785252292472">
            <text:p>-0.5878</text:p>
          </table:table-cell>
          <table:table-cell table:formula="of:=SIN(RADIANS([.A238]*13))" office:value-type="float" office:value="-0.358367949545297">
            <text:p>-0.3584</text:p>
          </table:table-cell>
          <table:table-cell table:formula="of:=SIN(RADIANS([.A238]*14))" office:value-type="float" office:value="0.978147600733805">
            <text:p>0.9781</text:p>
          </table:table-cell>
          <table:table-cell table:formula="of:=SIN(RADIANS([.A238]*15))" office:value-type="float" office:value="-0.707106781186547">
            <text:p>-0.7071</text:p>
          </table:table-cell>
          <table:table-cell table:formula="of:=SIN(RADIANS([.A238]*16))" office:value-type="float" office:value="-0.207911690817761">
            <text:p>-0.2079</text:p>
          </table:table-cell>
          <table:table-cell table:formula="of:=COS(RADIANS([.A238]))" office:value-type="float" office:value="-0.544639035015027">
            <text:p>-0.5446</text:p>
          </table:table-cell>
          <table:table-cell table:formula="of:=COS(RADIANS([.A238]*2))" office:value-type="float" office:value="-0.4067366430758">
            <text:p>-0.4067</text:p>
          </table:table-cell>
          <table:table-cell table:formula="of:=COS(RADIANS([.A238]*3))" office:value-type="float" office:value="0.987688340595138">
            <text:p>0.9877</text:p>
          </table:table-cell>
          <table:table-cell table:formula="of:=COS(RADIANS([.A238]*4))" office:value-type="float" office:value="-0.669130606358858">
            <text:p>-0.6691</text:p>
          </table:table-cell>
          <table:table-cell table:formula="of:=COS(RADIANS([.A238]*5))" office:value-type="float" office:value="-0.25881904510252">
            <text:p>-0.2588</text:p>
          </table:table-cell>
          <table:table-cell table:formula="of:=COS(RADIANS([.A238]*6))" office:value-type="float" office:value="0.951056516295154">
            <text:p>0.9511</text:p>
          </table:table-cell>
          <table:table-cell table:formula="of:=COS(RADIANS([.A238]*7))" office:value-type="float" office:value="-0.777145961456971">
            <text:p>-0.7771</text:p>
          </table:table-cell>
          <table:table-cell table:formula="of:=COS(RADIANS([.A238]*8))" office:value-type="float" office:value="-0.104528463267655">
            <text:p>-0.1045</text:p>
          </table:table-cell>
          <table:table-cell table:formula="of:=COS(RADIANS([.A238]*9))" office:value-type="float" office:value="0.891006524188366">
            <text:p>0.8910</text:p>
          </table:table-cell>
          <table:table-cell table:formula="of:=COS(RADIANS([.A238]*10))" office:value-type="float" office:value="-0.86602540378444">
            <text:p>-0.8660</text:p>
          </table:table-cell>
          <table:table-cell table:formula="of:=COS(RADIANS([.A238]*11))" office:value-type="float" office:value="0.0523359562429441">
            <text:p>0.0523</text:p>
          </table:table-cell>
          <table:table-cell table:formula="of:=COS(RADIANS([.A238]*12))" office:value-type="float" office:value="0.809016994374948">
            <text:p>0.8090</text:p>
          </table:table-cell>
          <table:table-cell table:formula="of:=COS(RADIANS([.A238]*13))" office:value-type="float" office:value="-0.933580426497203">
            <text:p>-0.9336</text:p>
          </table:table-cell>
          <table:table-cell table:formula="of:=COS(RADIANS([.A238]*14))" office:value-type="float" office:value="0.207911690817761">
            <text:p>0.2079</text:p>
          </table:table-cell>
          <table:table-cell table:formula="of:=COS(RADIANS([.A238]*15))" office:value-type="float" office:value="0.707106781186548">
            <text:p>0.7071</text:p>
          </table:table-cell>
          <table:table-cell table:formula="of:=COS(RADIANS([.A238]*16))" office:value-type="float" office:value="-0.978147600733805">
            <text:p>-0.9781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58S">
            <text:p>00:03:58</text:p>
          </table:table-cell>
          <table:table-cell table:formula="of:=SIN(RADIANS([.A239]))" office:value-type="float" office:value="-0.848048096156426">
            <text:p>-0.8480</text:p>
          </table:table-cell>
          <table:table-cell table:formula="of:=SIN(RADIANS([.A239]*2))" office:value-type="float" office:value="0.898794046299167">
            <text:p>0.8988</text:p>
          </table:table-cell>
          <table:table-cell table:formula="of:=SIN(RADIANS([.A239]*3))" office:value-type="float" office:value="-0.104528463267655">
            <text:p>-0.1045</text:p>
          </table:table-cell>
          <table:table-cell table:formula="of:=SIN(RADIANS([.A239]*4))" office:value-type="float" office:value="-0.788010753606722">
            <text:p>-0.7880</text:p>
          </table:table-cell>
          <table:table-cell table:formula="of:=SIN(RADIANS([.A239]*5))" office:value-type="float" office:value="0.939692620785908">
            <text:p>0.9397</text:p>
          </table:table-cell>
          <table:table-cell table:formula="of:=SIN(RADIANS([.A239]*6))" office:value-type="float" office:value="-0.207911690817761">
            <text:p>-0.2079</text:p>
          </table:table-cell>
          <table:table-cell table:formula="of:=SIN(RADIANS([.A239]*7))" office:value-type="float" office:value="-0.71933980033865">
            <text:p>-0.7193</text:p>
          </table:table-cell>
          <table:table-cell table:formula="of:=SIN(RADIANS([.A239]*8))" office:value-type="float" office:value="0.970295726275996">
            <text:p>0.9703</text:p>
          </table:table-cell>
          <table:table-cell table:formula="of:=SIN(RADIANS([.A239]*9))" office:value-type="float" office:value="-0.30901699437495">
            <text:p>-0.3090</text:p>
          </table:table-cell>
          <table:table-cell table:formula="of:=SIN(RADIANS([.A239]*10))" office:value-type="float" office:value="-0.64278760968654">
            <text:p>-0.6428</text:p>
          </table:table-cell>
          <table:table-cell table:formula="of:=SIN(RADIANS([.A239]*11))" office:value-type="float" office:value="0.990268068741571">
            <text:p>0.9903</text:p>
          </table:table-cell>
          <table:table-cell table:formula="of:=SIN(RADIANS([.A239]*12))" office:value-type="float" office:value="-0.406736643075804">
            <text:p>-0.4067</text:p>
          </table:table-cell>
          <table:table-cell table:formula="of:=SIN(RADIANS([.A239]*13))" office:value-type="float" office:value="-0.559192903470747">
            <text:p>-0.5592</text:p>
          </table:table-cell>
          <table:table-cell table:formula="of:=SIN(RADIANS([.A239]*14))" office:value-type="float" office:value="0.999390827019096">
            <text:p>0.9994</text:p>
          </table:table-cell>
          <table:table-cell table:formula="of:=SIN(RADIANS([.A239]*15))" office:value-type="float" office:value="-0.499999999999999">
            <text:p>-0.5000</text:p>
          </table:table-cell>
          <table:table-cell table:formula="of:=SIN(RADIANS([.A239]*16))" office:value-type="float" office:value="-0.46947156278589">
            <text:p>-0.4695</text:p>
          </table:table-cell>
          <table:table-cell table:formula="of:=COS(RADIANS([.A239]))" office:value-type="float" office:value="-0.529919264233205">
            <text:p>-0.5299</text:p>
          </table:table-cell>
          <table:table-cell table:formula="of:=COS(RADIANS([.A239]*2))" office:value-type="float" office:value="-0.438371146789077">
            <text:p>-0.4384</text:p>
          </table:table-cell>
          <table:table-cell table:formula="of:=COS(RADIANS([.A239]*3))" office:value-type="float" office:value="0.994521895368273">
            <text:p>0.9945</text:p>
          </table:table-cell>
          <table:table-cell table:formula="of:=COS(RADIANS([.A239]*4))" office:value-type="float" office:value="-0.615661475325658">
            <text:p>-0.6157</text:p>
          </table:table-cell>
          <table:table-cell table:formula="of:=COS(RADIANS([.A239]*5))" office:value-type="float" office:value="-0.342020143325669">
            <text:p>-0.3420</text:p>
          </table:table-cell>
          <table:table-cell table:formula="of:=COS(RADIANS([.A239]*6))" office:value-type="float" office:value="0.978147600733805">
            <text:p>0.9781</text:p>
          </table:table-cell>
          <table:table-cell table:formula="of:=COS(RADIANS([.A239]*7))" office:value-type="float" office:value="-0.694658370458998">
            <text:p>-0.6947</text:p>
          </table:table-cell>
          <table:table-cell table:formula="of:=COS(RADIANS([.A239]*8))" office:value-type="float" office:value="-0.241921895599667">
            <text:p>-0.2419</text:p>
          </table:table-cell>
          <table:table-cell table:formula="of:=COS(RADIANS([.A239]*9))" office:value-type="float" office:value="0.951056516295152">
            <text:p>0.9511</text:p>
          </table:table-cell>
          <table:table-cell table:formula="of:=COS(RADIANS([.A239]*10))" office:value-type="float" office:value="-0.766044443118977">
            <text:p>-0.7660</text:p>
          </table:table-cell>
          <table:table-cell table:formula="of:=COS(RADIANS([.A239]*11))" office:value-type="float" office:value="-0.139173100960064">
            <text:p>-0.1392</text:p>
          </table:table-cell>
          <table:table-cell table:formula="of:=COS(RADIANS([.A239]*12))" office:value-type="float" office:value="0.913545457642599">
            <text:p>0.9135</text:p>
          </table:table-cell>
          <table:table-cell table:formula="of:=COS(RADIANS([.A239]*13))" office:value-type="float" office:value="-0.829037572555042">
            <text:p>-0.8290</text:p>
          </table:table-cell>
          <table:table-cell table:formula="of:=COS(RADIANS([.A239]*14))" office:value-type="float" office:value="-0.0348994967024983">
            <text:p>-0.0349</text:p>
          </table:table-cell>
          <table:table-cell table:formula="of:=COS(RADIANS([.A239]*15))" office:value-type="float" office:value="0.866025403784439">
            <text:p>0.8660</text:p>
          </table:table-cell>
          <table:table-cell table:formula="of:=COS(RADIANS([.A239]*16))" office:value-type="float" office:value="-0.882947592858927">
            <text:p>-0.8829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3M59S">
            <text:p>00:03:59</text:p>
          </table:table-cell>
          <table:table-cell table:formula="of:=SIN(RADIANS([.A240]))" office:value-type="float" office:value="-0.857167300702112">
            <text:p>-0.8572</text:p>
          </table:table-cell>
          <table:table-cell table:formula="of:=SIN(RADIANS([.A240]*2))" office:value-type="float" office:value="0.882947592858927">
            <text:p>0.8829</text:p>
          </table:table-cell>
          <table:table-cell table:formula="of:=SIN(RADIANS([.A240]*3))" office:value-type="float" office:value="-0.0523359562429446">
            <text:p>-0.0523</text:p>
          </table:table-cell>
          <table:table-cell table:formula="of:=SIN(RADIANS([.A240]*4))" office:value-type="float" office:value="-0.829037572555041">
            <text:p>-0.8290</text:p>
          </table:table-cell>
          <table:table-cell table:formula="of:=SIN(RADIANS([.A240]*5))" office:value-type="float" office:value="0.90630778703665">
            <text:p>0.9063</text:p>
          </table:table-cell>
          <table:table-cell table:formula="of:=SIN(RADIANS([.A240]*6))" office:value-type="float" office:value="-0.104528463267655">
            <text:p>-0.1045</text:p>
          </table:table-cell>
          <table:table-cell table:formula="of:=SIN(RADIANS([.A240]*7))" office:value-type="float" office:value="-0.798635510047292">
            <text:p>-0.7986</text:p>
          </table:table-cell>
          <table:table-cell table:formula="of:=SIN(RADIANS([.A240]*8))" office:value-type="float" office:value="0.927183854566788">
            <text:p>0.9272</text:p>
          </table:table-cell>
          <table:table-cell table:formula="of:=SIN(RADIANS([.A240]*9))" office:value-type="float" office:value="-0.156434465040233">
            <text:p>-0.1564</text:p>
          </table:table-cell>
          <table:table-cell table:formula="of:=SIN(RADIANS([.A240]*10))" office:value-type="float" office:value="-0.766044443118976">
            <text:p>-0.7660</text:p>
          </table:table-cell>
          <table:table-cell table:formula="of:=SIN(RADIANS([.A240]*11))" office:value-type="float" office:value="0.945518575599318">
            <text:p>0.9455</text:p>
          </table:table-cell>
          <table:table-cell table:formula="of:=SIN(RADIANS([.A240]*12))" office:value-type="float" office:value="-0.207911690817762">
            <text:p>-0.2079</text:p>
          </table:table-cell>
          <table:table-cell table:formula="of:=SIN(RADIANS([.A240]*13))" office:value-type="float" office:value="-0.731353701619168">
            <text:p>-0.7314</text:p>
          </table:table-cell>
          <table:table-cell table:formula="of:=SIN(RADIANS([.A240]*14))" office:value-type="float" office:value="0.96126169593832">
            <text:p>0.9613</text:p>
          </table:table-cell>
          <table:table-cell table:formula="of:=SIN(RADIANS([.A240]*15))" office:value-type="float" office:value="-0.258819045102525">
            <text:p>-0.2588</text:p>
          </table:table-cell>
          <table:table-cell table:formula="of:=SIN(RADIANS([.A240]*16))" office:value-type="float" office:value="-0.694658370458994">
            <text:p>-0.6947</text:p>
          </table:table-cell>
          <table:table-cell table:formula="of:=COS(RADIANS([.A240]))" office:value-type="float" office:value="-0.515038074910054">
            <text:p>-0.5150</text:p>
          </table:table-cell>
          <table:table-cell table:formula="of:=COS(RADIANS([.A240]*2))" office:value-type="float" office:value="-0.46947156278589">
            <text:p>-0.4695</text:p>
          </table:table-cell>
          <table:table-cell table:formula="of:=COS(RADIANS([.A240]*3))" office:value-type="float" office:value="0.998629534754574">
            <text:p>0.9986</text:p>
          </table:table-cell>
          <table:table-cell table:formula="of:=COS(RADIANS([.A240]*4))" office:value-type="float" office:value="-0.559192903470748">
            <text:p>-0.5592</text:p>
          </table:table-cell>
          <table:table-cell table:formula="of:=COS(RADIANS([.A240]*5))" office:value-type="float" office:value="-0.422618261740698">
            <text:p>-0.4226</text:p>
          </table:table-cell>
          <table:table-cell table:formula="of:=COS(RADIANS([.A240]*6))" office:value-type="float" office:value="0.994521895368273">
            <text:p>0.9945</text:p>
          </table:table-cell>
          <table:table-cell table:formula="of:=COS(RADIANS([.A240]*7))" office:value-type="float" office:value="-0.60181502315205">
            <text:p>-0.6018</text:p>
          </table:table-cell>
          <table:table-cell table:formula="of:=COS(RADIANS([.A240]*8))" office:value-type="float" office:value="-0.37460659341591">
            <text:p>-0.3746</text:p>
          </table:table-cell>
          <table:table-cell table:formula="of:=COS(RADIANS([.A240]*9))" office:value-type="float" office:value="0.987688340595137">
            <text:p>0.9877</text:p>
          </table:table-cell>
          <table:table-cell table:formula="of:=COS(RADIANS([.A240]*10))" office:value-type="float" office:value="-0.642787609686541">
            <text:p>-0.6428</text:p>
          </table:table-cell>
          <table:table-cell table:formula="of:=COS(RADIANS([.A240]*11))" office:value-type="float" office:value="-0.325568154457154">
            <text:p>-0.3256</text:p>
          </table:table-cell>
          <table:table-cell table:formula="of:=COS(RADIANS([.A240]*12))" office:value-type="float" office:value="0.978147600733805">
            <text:p>0.9781</text:p>
          </table:table-cell>
          <table:table-cell table:formula="of:=COS(RADIANS([.A240]*13))" office:value-type="float" office:value="-0.681998360062501">
            <text:p>-0.6820</text:p>
          </table:table-cell>
          <table:table-cell table:formula="of:=COS(RADIANS([.A240]*14))" office:value-type="float" office:value="-0.275637355816996">
            <text:p>-0.2756</text:p>
          </table:table-cell>
          <table:table-cell table:formula="of:=COS(RADIANS([.A240]*15))" office:value-type="float" office:value="0.965925826289067">
            <text:p>0.9659</text:p>
          </table:table-cell>
          <table:table-cell table:formula="of:=COS(RADIANS([.A240]*16))" office:value-type="float" office:value="-0.719339800338654">
            <text:p>-0.719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00S">
            <text:p>00:04:00</text:p>
          </table:table-cell>
          <table:table-cell table:formula="of:=SIN(RADIANS([.A241]))" office:value-type="float" office:value="-0.866025403784438">
            <text:p>-0.8660</text:p>
          </table:table-cell>
          <table:table-cell table:formula="of:=SIN(RADIANS([.A241]*2))" office:value-type="float" office:value="0.866025403784439">
            <text:p>0.8660</text:p>
          </table:table-cell>
          <table:table-cell table:formula="of:=SIN(RADIANS([.A241]*3))" office:value-type="float" office:value="-4.89858719658941E-016">
            <text:p>0.0000</text:p>
          </table:table-cell>
          <table:table-cell table:formula="of:=SIN(RADIANS([.A241]*4))" office:value-type="float" office:value="-0.866025403784438">
            <text:p>-0.8660</text:p>
          </table:table-cell>
          <table:table-cell table:formula="of:=SIN(RADIANS([.A241]*5))" office:value-type="float" office:value="0.866025403784438">
            <text:p>0.8660</text:p>
          </table:table-cell>
          <table:table-cell table:formula="of:=SIN(RADIANS([.A241]*6))" office:value-type="float" office:value="-9.79717439317883E-016">
            <text:p>0.0000</text:p>
          </table:table-cell>
          <table:table-cell table:formula="of:=SIN(RADIANS([.A241]*7))" office:value-type="float" office:value="-0.866025403784439">
            <text:p>-0.8660</text:p>
          </table:table-cell>
          <table:table-cell table:formula="of:=SIN(RADIANS([.A241]*8))" office:value-type="float" office:value="0.866025403784441">
            <text:p>0.8660</text:p>
          </table:table-cell>
          <table:table-cell table:formula="of:=SIN(RADIANS([.A241]*9))" office:value-type="float" office:value="-1.46957615897682E-015">
            <text:p>0.0000</text:p>
          </table:table-cell>
          <table:table-cell table:formula="of:=SIN(RADIANS([.A241]*10))" office:value-type="float" office:value="-0.866025403784439">
            <text:p>-0.8660</text:p>
          </table:table-cell>
          <table:table-cell table:formula="of:=SIN(RADIANS([.A241]*11))" office:value-type="float" office:value="0.866025403784441">
            <text:p>0.8660</text:p>
          </table:table-cell>
          <table:table-cell table:formula="of:=SIN(RADIANS([.A241]*12))" office:value-type="float" office:value="-1.95943487863577E-015">
            <text:p>0.0000</text:p>
          </table:table-cell>
          <table:table-cell table:formula="of:=SIN(RADIANS([.A241]*13))" office:value-type="float" office:value="-0.866025403784439">
            <text:p>-0.8660</text:p>
          </table:table-cell>
          <table:table-cell table:formula="of:=SIN(RADIANS([.A241]*14))" office:value-type="float" office:value="0.866025403784437">
            <text:p>0.8660</text:p>
          </table:table-cell>
          <table:table-cell table:formula="of:=SIN(RADIANS([.A241]*15))" office:value-type="float" office:value="-2.44929359829471E-015">
            <text:p>0.0000</text:p>
          </table:table-cell>
          <table:table-cell table:formula="of:=SIN(RADIANS([.A241]*16))" office:value-type="float" office:value="-0.866025403784435">
            <text:p>-0.8660</text:p>
          </table:table-cell>
          <table:table-cell table:formula="of:=COS(RADIANS([.A241]))" office:value-type="float" office:value="-0.5">
            <text:p>-0.5000</text:p>
          </table:table-cell>
          <table:table-cell table:formula="of:=COS(RADIANS([.A241]*2))" office:value-type="float" office:value="-0.499999999999999">
            <text:p>-0.5000</text:p>
          </table:table-cell>
          <table:table-cell table:formula="of:=COS(RADIANS([.A241]*3))" office:value-type="float" office:value="1">
            <text:p>1.0000</text:p>
          </table:table-cell>
          <table:table-cell table:formula="of:=COS(RADIANS([.A241]*4))" office:value-type="float" office:value="-0.500000000000002">
            <text:p>-0.5000</text:p>
          </table:table-cell>
          <table:table-cell table:formula="of:=COS(RADIANS([.A241]*5))" office:value-type="float" office:value="-0.5">
            <text:p>-0.5000</text:p>
          </table:table-cell>
          <table:table-cell table:formula="of:=COS(RADIANS([.A241]*6))" office:value-type="float" office:value="1">
            <text:p>1.0000</text:p>
          </table:table-cell>
          <table:table-cell table:formula="of:=COS(RADIANS([.A241]*7))" office:value-type="float" office:value="-0.499999999999999">
            <text:p>-0.5000</text:p>
          </table:table-cell>
          <table:table-cell table:formula="of:=COS(RADIANS([.A241]*8))" office:value-type="float" office:value="-0.499999999999997">
            <text:p>-0.5000</text:p>
          </table:table-cell>
          <table:table-cell table:formula="of:=COS(RADIANS([.A241]*9))" office:value-type="float" office:value="1">
            <text:p>1.0000</text:p>
          </table:table-cell>
          <table:table-cell table:formula="of:=COS(RADIANS([.A241]*10))" office:value-type="float" office:value="-0.5">
            <text:p>-0.5000</text:p>
          </table:table-cell>
          <table:table-cell table:formula="of:=COS(RADIANS([.A241]*11))" office:value-type="float" office:value="-0.499999999999996">
            <text:p>-0.5000</text:p>
          </table:table-cell>
          <table:table-cell table:formula="of:=COS(RADIANS([.A241]*12))" office:value-type="float" office:value="1">
            <text:p>1.0000</text:p>
          </table:table-cell>
          <table:table-cell table:formula="of:=COS(RADIANS([.A241]*13))" office:value-type="float" office:value="-0.5">
            <text:p>-0.5000</text:p>
          </table:table-cell>
          <table:table-cell table:formula="of:=COS(RADIANS([.A241]*14))" office:value-type="float" office:value="-0.500000000000002">
            <text:p>-0.5000</text:p>
          </table:table-cell>
          <table:table-cell table:formula="of:=COS(RADIANS([.A241]*15))" office:value-type="float" office:value="1">
            <text:p>1.0000</text:p>
          </table:table-cell>
          <table:table-cell table:formula="of:=COS(RADIANS([.A241]*16))" office:value-type="float" office:value="-0.500000000000006">
            <text:p>-0.50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01S">
            <text:p>00:04:01</text:p>
          </table:table-cell>
          <table:table-cell table:formula="of:=SIN(RADIANS([.A242]))" office:value-type="float" office:value="-0.874619707139396">
            <text:p>-0.8746</text:p>
          </table:table-cell>
          <table:table-cell table:formula="of:=SIN(RADIANS([.A242]*2))" office:value-type="float" office:value="0.848048096156426">
            <text:p>0.8480</text:p>
          </table:table-cell>
          <table:table-cell table:formula="of:=SIN(RADIANS([.A242]*3))" office:value-type="float" office:value="0.0523359562429436">
            <text:p>0.0523</text:p>
          </table:table-cell>
          <table:table-cell table:formula="of:=SIN(RADIANS([.A242]*4))" office:value-type="float" office:value="-0.898794046299167">
            <text:p>-0.8988</text:p>
          </table:table-cell>
          <table:table-cell table:formula="of:=SIN(RADIANS([.A242]*5))" office:value-type="float" office:value="0.819152044288993">
            <text:p>0.8192</text:p>
          </table:table-cell>
          <table:table-cell table:formula="of:=SIN(RADIANS([.A242]*6))" office:value-type="float" office:value="0.104528463267653">
            <text:p>0.1045</text:p>
          </table:table-cell>
          <table:table-cell table:formula="of:=SIN(RADIANS([.A242]*7))" office:value-type="float" office:value="-0.920504853452441">
            <text:p>-0.9205</text:p>
          </table:table-cell>
          <table:table-cell table:formula="of:=SIN(RADIANS([.A242]*8))" office:value-type="float" office:value="0.788010753606721">
            <text:p>0.7880</text:p>
          </table:table-cell>
          <table:table-cell table:formula="of:=SIN(RADIANS([.A242]*9))" office:value-type="float" office:value="0.15643446504023">
            <text:p>0.1564</text:p>
          </table:table-cell>
          <table:table-cell table:formula="of:=SIN(RADIANS([.A242]*10))" office:value-type="float" office:value="-0.939692620785907">
            <text:p>-0.9397</text:p>
          </table:table-cell>
          <table:table-cell table:formula="of:=SIN(RADIANS([.A242]*11))" office:value-type="float" office:value="0.754709580222771">
            <text:p>0.7547</text:p>
          </table:table-cell>
          <table:table-cell table:formula="of:=SIN(RADIANS([.A242]*12))" office:value-type="float" office:value="0.207911690817759">
            <text:p>0.2079</text:p>
          </table:table-cell>
          <table:table-cell table:formula="of:=SIN(RADIANS([.A242]*13))" office:value-type="float" office:value="-0.956304755963035">
            <text:p>-0.9563</text:p>
          </table:table-cell>
          <table:table-cell table:formula="of:=SIN(RADIANS([.A242]*14))" office:value-type="float" office:value="0.71933980033865">
            <text:p>0.7193</text:p>
          </table:table-cell>
          <table:table-cell table:formula="of:=SIN(RADIANS([.A242]*15))" office:value-type="float" office:value="0.25881904510252">
            <text:p>0.2588</text:p>
          </table:table-cell>
          <table:table-cell table:formula="of:=SIN(RADIANS([.A242]*16))" office:value-type="float" office:value="-0.970295726275997">
            <text:p>-0.9703</text:p>
          </table:table-cell>
          <table:table-cell table:formula="of:=COS(RADIANS([.A242]))" office:value-type="float" office:value="-0.484809620246337">
            <text:p>-0.4848</text:p>
          </table:table-cell>
          <table:table-cell table:formula="of:=COS(RADIANS([.A242]*2))" office:value-type="float" office:value="-0.529919264233205">
            <text:p>-0.5299</text:p>
          </table:table-cell>
          <table:table-cell table:formula="of:=COS(RADIANS([.A242]*3))" office:value-type="float" office:value="0.998629534754574">
            <text:p>0.9986</text:p>
          </table:table-cell>
          <table:table-cell table:formula="of:=COS(RADIANS([.A242]*4))" office:value-type="float" office:value="-0.438371146789077">
            <text:p>-0.4384</text:p>
          </table:table-cell>
          <table:table-cell table:formula="of:=COS(RADIANS([.A242]*5))" office:value-type="float" office:value="-0.573576436351045">
            <text:p>-0.5736</text:p>
          </table:table-cell>
          <table:table-cell table:formula="of:=COS(RADIANS([.A242]*6))" office:value-type="float" office:value="0.994521895368273">
            <text:p>0.9945</text:p>
          </table:table-cell>
          <table:table-cell table:formula="of:=COS(RADIANS([.A242]*7))" office:value-type="float" office:value="-0.390731128489273">
            <text:p>-0.3907</text:p>
          </table:table-cell>
          <table:table-cell table:formula="of:=COS(RADIANS([.A242]*8))" office:value-type="float" office:value="-0.61566147532566">
            <text:p>-0.6157</text:p>
          </table:table-cell>
          <table:table-cell table:formula="of:=COS(RADIANS([.A242]*9))" office:value-type="float" office:value="0.987688340595138">
            <text:p>0.9877</text:p>
          </table:table-cell>
          <table:table-cell table:formula="of:=COS(RADIANS([.A242]*10))" office:value-type="float" office:value="-0.342020143325672">
            <text:p>-0.3420</text:p>
          </table:table-cell>
          <table:table-cell table:formula="of:=COS(RADIANS([.A242]*11))" office:value-type="float" office:value="-0.656059028990508">
            <text:p>-0.6561</text:p>
          </table:table-cell>
          <table:table-cell table:formula="of:=COS(RADIANS([.A242]*12))" office:value-type="float" office:value="0.978147600733806">
            <text:p>0.9781</text:p>
          </table:table-cell>
          <table:table-cell table:formula="of:=COS(RADIANS([.A242]*13))" office:value-type="float" office:value="-0.29237170472274">
            <text:p>-0.2924</text:p>
          </table:table-cell>
          <table:table-cell table:formula="of:=COS(RADIANS([.A242]*14))" office:value-type="float" office:value="-0.694658370458998">
            <text:p>-0.6947</text:p>
          </table:table-cell>
          <table:table-cell table:formula="of:=COS(RADIANS([.A242]*15))" office:value-type="float" office:value="0.965925826289069">
            <text:p>0.9659</text:p>
          </table:table-cell>
          <table:table-cell table:formula="of:=COS(RADIANS([.A242]*16))" office:value-type="float" office:value="-0.241921895599664">
            <text:p>-0.2419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02S">
            <text:p>00:04:02</text:p>
          </table:table-cell>
          <table:table-cell table:formula="of:=SIN(RADIANS([.A243]))" office:value-type="float" office:value="-0.882947592858927">
            <text:p>-0.8829</text:p>
          </table:table-cell>
          <table:table-cell table:formula="of:=SIN(RADIANS([.A243]*2))" office:value-type="float" office:value="0.829037572555042">
            <text:p>0.8290</text:p>
          </table:table-cell>
          <table:table-cell table:formula="of:=SIN(RADIANS([.A243]*3))" office:value-type="float" office:value="0.104528463267654">
            <text:p>0.1045</text:p>
          </table:table-cell>
          <table:table-cell table:formula="of:=SIN(RADIANS([.A243]*4))" office:value-type="float" office:value="-0.927183854566787">
            <text:p>-0.9272</text:p>
          </table:table-cell>
          <table:table-cell table:formula="of:=SIN(RADIANS([.A243]*5))" office:value-type="float" office:value="0.766044443118978">
            <text:p>0.7660</text:p>
          </table:table-cell>
          <table:table-cell table:formula="of:=SIN(RADIANS([.A243]*6))" office:value-type="float" office:value="0.20791169081776">
            <text:p>0.2079</text:p>
          </table:table-cell>
          <table:table-cell table:formula="of:=SIN(RADIANS([.A243]*7))" office:value-type="float" office:value="-0.961261695938319">
            <text:p>-0.9613</text:p>
          </table:table-cell>
          <table:table-cell table:formula="of:=SIN(RADIANS([.A243]*8))" office:value-type="float" office:value="0.694658370458997">
            <text:p>0.6947</text:p>
          </table:table-cell>
          <table:table-cell table:formula="of:=SIN(RADIANS([.A243]*9))" office:value-type="float" office:value="0.309016994374948">
            <text:p>0.3090</text:p>
          </table:table-cell>
          <table:table-cell table:formula="of:=SIN(RADIANS([.A243]*10))" office:value-type="float" office:value="-0.984807753012208">
            <text:p>-0.9848</text:p>
          </table:table-cell>
          <table:table-cell table:formula="of:=SIN(RADIANS([.A243]*11))" office:value-type="float" office:value="0.615661475325658">
            <text:p>0.6157</text:p>
          </table:table-cell>
          <table:table-cell table:formula="of:=SIN(RADIANS([.A243]*12))" office:value-type="float" office:value="0.406736643075801">
            <text:p>0.4067</text:p>
          </table:table-cell>
          <table:table-cell table:formula="of:=SIN(RADIANS([.A243]*13))" office:value-type="float" office:value="-0.997564050259824">
            <text:p>-0.9976</text:p>
          </table:table-cell>
          <table:table-cell table:formula="of:=SIN(RADIANS([.A243]*14))" office:value-type="float" office:value="0.529919264233205">
            <text:p>0.5299</text:p>
          </table:table-cell>
          <table:table-cell table:formula="of:=SIN(RADIANS([.A243]*15))" office:value-type="float" office:value="0.5">
            <text:p>0.5000</text:p>
          </table:table-cell>
          <table:table-cell table:formula="of:=SIN(RADIANS([.A243]*16))" office:value-type="float" office:value="-0.999390827019096">
            <text:p>-0.9994</text:p>
          </table:table-cell>
          <table:table-cell table:formula="of:=COS(RADIANS([.A243]))" office:value-type="float" office:value="-0.469471562785891">
            <text:p>-0.4695</text:p>
          </table:table-cell>
          <table:table-cell table:formula="of:=COS(RADIANS([.A243]*2))" office:value-type="float" office:value="-0.559192903470747">
            <text:p>-0.5592</text:p>
          </table:table-cell>
          <table:table-cell table:formula="of:=COS(RADIANS([.A243]*3))" office:value-type="float" office:value="0.994521895368273">
            <text:p>0.9945</text:p>
          </table:table-cell>
          <table:table-cell table:formula="of:=COS(RADIANS([.A243]*4))" office:value-type="float" office:value="-0.374606593415912">
            <text:p>-0.3746</text:p>
          </table:table-cell>
          <table:table-cell table:formula="of:=COS(RADIANS([.A243]*5))" office:value-type="float" office:value="-0.642787609686539">
            <text:p>-0.6428</text:p>
          </table:table-cell>
          <table:table-cell table:formula="of:=COS(RADIANS([.A243]*6))" office:value-type="float" office:value="0.978147600733806">
            <text:p>0.9781</text:p>
          </table:table-cell>
          <table:table-cell table:formula="of:=COS(RADIANS([.A243]*7))" office:value-type="float" office:value="-0.275637355816999">
            <text:p>-0.2756</text:p>
          </table:table-cell>
          <table:table-cell table:formula="of:=COS(RADIANS([.A243]*8))" office:value-type="float" office:value="-0.719339800338651">
            <text:p>-0.7193</text:p>
          </table:table-cell>
          <table:table-cell table:formula="of:=COS(RADIANS([.A243]*9))" office:value-type="float" office:value="0.951056516295153">
            <text:p>0.9511</text:p>
          </table:table-cell>
          <table:table-cell table:formula="of:=COS(RADIANS([.A243]*10))" office:value-type="float" office:value="-0.17364817766693">
            <text:p>-0.1736</text:p>
          </table:table-cell>
          <table:table-cell table:formula="of:=COS(RADIANS([.A243]*11))" office:value-type="float" office:value="-0.788010753606722">
            <text:p>-0.7880</text:p>
          </table:table-cell>
          <table:table-cell table:formula="of:=COS(RADIANS([.A243]*12))" office:value-type="float" office:value="0.913545457642601">
            <text:p>0.9135</text:p>
          </table:table-cell>
          <table:table-cell table:formula="of:=COS(RADIANS([.A243]*13))" office:value-type="float" office:value="-0.0697564737441249">
            <text:p>-0.0698</text:p>
          </table:table-cell>
          <table:table-cell table:formula="of:=COS(RADIANS([.A243]*14))" office:value-type="float" office:value="-0.848048096156426">
            <text:p>-0.8480</text:p>
          </table:table-cell>
          <table:table-cell table:formula="of:=COS(RADIANS([.A243]*15))" office:value-type="float" office:value="0.866025403784438">
            <text:p>0.8660</text:p>
          </table:table-cell>
          <table:table-cell table:formula="of:=COS(RADIANS([.A243]*16))" office:value-type="float" office:value="0.0348994967025015">
            <text:p>0.0349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03S">
            <text:p>00:04:03</text:p>
          </table:table-cell>
          <table:table-cell table:formula="of:=SIN(RADIANS([.A244]))" office:value-type="float" office:value="-0.891006524188368">
            <text:p>-0.8910</text:p>
          </table:table-cell>
          <table:table-cell table:formula="of:=SIN(RADIANS([.A244]*2))" office:value-type="float" office:value="0.809016994374948">
            <text:p>0.8090</text:p>
          </table:table-cell>
          <table:table-cell table:formula="of:=SIN(RADIANS([.A244]*3))" office:value-type="float" office:value="0.156434465040231">
            <text:p>0.1564</text:p>
          </table:table-cell>
          <table:table-cell table:formula="of:=SIN(RADIANS([.A244]*4))" office:value-type="float" office:value="-0.951056516295153">
            <text:p>-0.9511</text:p>
          </table:table-cell>
          <table:table-cell table:formula="of:=SIN(RADIANS([.A244]*5))" office:value-type="float" office:value="0.707106781186549">
            <text:p>0.7071</text:p>
          </table:table-cell>
          <table:table-cell table:formula="of:=SIN(RADIANS([.A244]*6))" office:value-type="float" office:value="0.309016994374948">
            <text:p>0.3090</text:p>
          </table:table-cell>
          <table:table-cell table:formula="of:=SIN(RADIANS([.A244]*7))" office:value-type="float" office:value="-0.987688340595138">
            <text:p>-0.9877</text:p>
          </table:table-cell>
          <table:table-cell table:formula="of:=SIN(RADIANS([.A244]*8))" office:value-type="float" office:value="0.587785252292474">
            <text:p>0.5878</text:p>
          </table:table-cell>
          <table:table-cell table:formula="of:=SIN(RADIANS([.A244]*9))" office:value-type="float" office:value="0.453990499739548">
            <text:p>0.4540</text:p>
          </table:table-cell>
          <table:table-cell table:formula="of:=SIN(RADIANS([.A244]*10))" office:value-type="float" office:value="-1">
            <text:p>-1.0000</text:p>
          </table:table-cell>
          <table:table-cell table:formula="of:=SIN(RADIANS([.A244]*11))" office:value-type="float" office:value="0.453990499739548">
            <text:p>0.4540</text:p>
          </table:table-cell>
          <table:table-cell table:formula="of:=SIN(RADIANS([.A244]*12))" office:value-type="float" office:value="0.587785252292474">
            <text:p>0.5878</text:p>
          </table:table-cell>
          <table:table-cell table:formula="of:=SIN(RADIANS([.A244]*13))" office:value-type="float" office:value="-0.987688340595138">
            <text:p>-0.9877</text:p>
          </table:table-cell>
          <table:table-cell table:formula="of:=SIN(RADIANS([.A244]*14))" office:value-type="float" office:value="0.309016994374948">
            <text:p>0.3090</text:p>
          </table:table-cell>
          <table:table-cell table:formula="of:=SIN(RADIANS([.A244]*15))" office:value-type="float" office:value="0.707106781186549">
            <text:p>0.7071</text:p>
          </table:table-cell>
          <table:table-cell table:formula="of:=SIN(RADIANS([.A244]*16))" office:value-type="float" office:value="-0.951056516295154">
            <text:p>-0.9511</text:p>
          </table:table-cell>
          <table:table-cell table:formula="of:=COS(RADIANS([.A244]))" office:value-type="float" office:value="-0.453990499739547">
            <text:p>-0.4540</text:p>
          </table:table-cell>
          <table:table-cell table:formula="of:=COS(RADIANS([.A244]*2))" office:value-type="float" office:value="-0.587785252292473">
            <text:p>-0.5878</text:p>
          </table:table-cell>
          <table:table-cell table:formula="of:=COS(RADIANS([.A244]*3))" office:value-type="float" office:value="0.987688340595138">
            <text:p>0.9877</text:p>
          </table:table-cell>
          <table:table-cell table:formula="of:=COS(RADIANS([.A244]*4))" office:value-type="float" office:value="-0.309016994374948">
            <text:p>-0.3090</text:p>
          </table:table-cell>
          <table:table-cell table:formula="of:=COS(RADIANS([.A244]*5))" office:value-type="float" office:value="-0.707106781186546">
            <text:p>-0.7071</text:p>
          </table:table-cell>
          <table:table-cell table:formula="of:=COS(RADIANS([.A244]*6))" office:value-type="float" office:value="0.951056516295153">
            <text:p>0.9511</text:p>
          </table:table-cell>
          <table:table-cell table:formula="of:=COS(RADIANS([.A244]*7))" office:value-type="float" office:value="-0.156434465040231">
            <text:p>-0.1564</text:p>
          </table:table-cell>
          <table:table-cell table:formula="of:=COS(RADIANS([.A244]*8))" office:value-type="float" office:value="-0.809016994374947">
            <text:p>-0.8090</text:p>
          </table:table-cell>
          <table:table-cell table:formula="of:=COS(RADIANS([.A244]*9))" office:value-type="float" office:value="0.891006524188367">
            <text:p>0.8910</text:p>
          </table:table-cell>
          <table:table-cell table:formula="of:=COS(RADIANS([.A244]*10))" office:value-type="float" office:value="-3.42963001824918E-015">
            <text:p>0.0000</text:p>
          </table:table-cell>
          <table:table-cell table:formula="of:=COS(RADIANS([.A244]*11))" office:value-type="float" office:value="-0.891006524188367">
            <text:p>-0.8910</text:p>
          </table:table-cell>
          <table:table-cell table:formula="of:=COS(RADIANS([.A244]*12))" office:value-type="float" office:value="0.809016994374946">
            <text:p>0.8090</text:p>
          </table:table-cell>
          <table:table-cell table:formula="of:=COS(RADIANS([.A244]*13))" office:value-type="float" office:value="0.156434465040228">
            <text:p>0.1564</text:p>
          </table:table-cell>
          <table:table-cell table:formula="of:=COS(RADIANS([.A244]*14))" office:value-type="float" office:value="-0.951056516295153">
            <text:p>-0.9511</text:p>
          </table:table-cell>
          <table:table-cell table:formula="of:=COS(RADIANS([.A244]*15))" office:value-type="float" office:value="0.707106781186546">
            <text:p>0.7071</text:p>
          </table:table-cell>
          <table:table-cell table:formula="of:=COS(RADIANS([.A244]*16))" office:value-type="float" office:value="0.309016994374945">
            <text:p>0.309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04S">
            <text:p>00:04:04</text:p>
          </table:table-cell>
          <table:table-cell table:formula="of:=SIN(RADIANS([.A245]))" office:value-type="float" office:value="-0.898794046299167">
            <text:p>-0.8988</text:p>
          </table:table-cell>
          <table:table-cell table:formula="of:=SIN(RADIANS([.A245]*2))" office:value-type="float" office:value="0.788010753606722">
            <text:p>0.7880</text:p>
          </table:table-cell>
          <table:table-cell table:formula="of:=SIN(RADIANS([.A245]*3))" office:value-type="float" office:value="0.207911690817758">
            <text:p>0.2079</text:p>
          </table:table-cell>
          <table:table-cell table:formula="of:=SIN(RADIANS([.A245]*4))" office:value-type="float" office:value="-0.970295726275996">
            <text:p>-0.9703</text:p>
          </table:table-cell>
          <table:table-cell table:formula="of:=SIN(RADIANS([.A245]*5))" office:value-type="float" office:value="0.642787609686539">
            <text:p>0.6428</text:p>
          </table:table-cell>
          <table:table-cell table:formula="of:=SIN(RADIANS([.A245]*6))" office:value-type="float" office:value="0.406736643075798">
            <text:p>0.4067</text:p>
          </table:table-cell>
          <table:table-cell table:formula="of:=SIN(RADIANS([.A245]*7))" office:value-type="float" office:value="-0.999390827019096">
            <text:p>-0.9994</text:p>
          </table:table-cell>
          <table:table-cell table:formula="of:=SIN(RADIANS([.A245]*8))" office:value-type="float" office:value="0.469471562785893">
            <text:p>0.4695</text:p>
          </table:table-cell>
          <table:table-cell table:formula="of:=SIN(RADIANS([.A245]*9))" office:value-type="float" office:value="0.587785252292475">
            <text:p>0.5878</text:p>
          </table:table-cell>
          <table:table-cell table:formula="of:=SIN(RADIANS([.A245]*10))" office:value-type="float" office:value="-0.984807753012208">
            <text:p>-0.9848</text:p>
          </table:table-cell>
          <table:table-cell table:formula="of:=SIN(RADIANS([.A245]*11))" office:value-type="float" office:value="0.275637355817001">
            <text:p>0.2756</text:p>
          </table:table-cell>
          <table:table-cell table:formula="of:=SIN(RADIANS([.A245]*12))" office:value-type="float" office:value="0.743144825477391">
            <text:p>0.7431</text:p>
          </table:table-cell>
          <table:table-cell table:formula="of:=SIN(RADIANS([.A245]*13))" office:value-type="float" office:value="-0.927183854566787">
            <text:p>-0.9272</text:p>
          </table:table-cell>
          <table:table-cell table:formula="of:=SIN(RADIANS([.A245]*14))" office:value-type="float" office:value="0.0697564737441268">
            <text:p>0.0698</text:p>
          </table:table-cell>
          <table:table-cell table:formula="of:=SIN(RADIANS([.A245]*15))" office:value-type="float" office:value="0.866025403784437">
            <text:p>0.8660</text:p>
          </table:table-cell>
          <table:table-cell table:formula="of:=SIN(RADIANS([.A245]*16))" office:value-type="float" office:value="-0.829037572555045">
            <text:p>-0.8290</text:p>
          </table:table-cell>
          <table:table-cell table:formula="of:=COS(RADIANS([.A245]))" office:value-type="float" office:value="-0.438371146789078">
            <text:p>-0.4384</text:p>
          </table:table-cell>
          <table:table-cell table:formula="of:=COS(RADIANS([.A245]*2))" office:value-type="float" office:value="-0.615661475325658">
            <text:p>-0.6157</text:p>
          </table:table-cell>
          <table:table-cell table:formula="of:=COS(RADIANS([.A245]*3))" office:value-type="float" office:value="0.978147600733806">
            <text:p>0.9781</text:p>
          </table:table-cell>
          <table:table-cell table:formula="of:=COS(RADIANS([.A245]*4))" office:value-type="float" office:value="-0.241921895599669">
            <text:p>-0.2419</text:p>
          </table:table-cell>
          <table:table-cell table:formula="of:=COS(RADIANS([.A245]*5))" office:value-type="float" office:value="-0.766044443118978">
            <text:p>-0.7660</text:p>
          </table:table-cell>
          <table:table-cell table:formula="of:=COS(RADIANS([.A245]*6))" office:value-type="float" office:value="0.913545457642602">
            <text:p>0.9135</text:p>
          </table:table-cell>
          <table:table-cell table:formula="of:=COS(RADIANS([.A245]*7))" office:value-type="float" office:value="-0.0348994967025017">
            <text:p>-0.0349</text:p>
          </table:table-cell>
          <table:table-cell table:formula="of:=COS(RADIANS([.A245]*8))" office:value-type="float" office:value="-0.882947592858926">
            <text:p>-0.8829</text:p>
          </table:table-cell>
          <table:table-cell table:formula="of:=COS(RADIANS([.A245]*9))" office:value-type="float" office:value="0.809016994374946">
            <text:p>0.8090</text:p>
          </table:table-cell>
          <table:table-cell table:formula="of:=COS(RADIANS([.A245]*10))" office:value-type="float" office:value="0.17364817766693">
            <text:p>0.1736</text:p>
          </table:table-cell>
          <table:table-cell table:formula="of:=COS(RADIANS([.A245]*11))" office:value-type="float" office:value="-0.961261695938318">
            <text:p>-0.9613</text:p>
          </table:table-cell>
          <table:table-cell table:formula="of:=COS(RADIANS([.A245]*12))" office:value-type="float" office:value="0.669130606358861">
            <text:p>0.6691</text:p>
          </table:table-cell>
          <table:table-cell table:formula="of:=COS(RADIANS([.A245]*13))" office:value-type="float" office:value="0.374606593415913">
            <text:p>0.3746</text:p>
          </table:table-cell>
          <table:table-cell table:formula="of:=COS(RADIANS([.A245]*14))" office:value-type="float" office:value="-0.997564050259824">
            <text:p>-0.9976</text:p>
          </table:table-cell>
          <table:table-cell table:formula="of:=COS(RADIANS([.A245]*15))" office:value-type="float" office:value="0.500000000000003">
            <text:p>0.5000</text:p>
          </table:table-cell>
          <table:table-cell table:formula="of:=COS(RADIANS([.A245]*16))" office:value-type="float" office:value="0.559192903470742">
            <text:p>0.559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05S">
            <text:p>00:04:05</text:p>
          </table:table-cell>
          <table:table-cell table:formula="of:=SIN(RADIANS([.A246]))" office:value-type="float" office:value="-0.90630778703665">
            <text:p>-0.9063</text:p>
          </table:table-cell>
          <table:table-cell table:formula="of:=SIN(RADIANS([.A246]*2))" office:value-type="float" office:value="0.766044443118978">
            <text:p>0.7660</text:p>
          </table:table-cell>
          <table:table-cell table:formula="of:=SIN(RADIANS([.A246]*3))" office:value-type="float" office:value="0.25881904510252">
            <text:p>0.2588</text:p>
          </table:table-cell>
          <table:table-cell table:formula="of:=SIN(RADIANS([.A246]*4))" office:value-type="float" office:value="-0.984807753012208">
            <text:p>-0.9848</text:p>
          </table:table-cell>
          <table:table-cell table:formula="of:=SIN(RADIANS([.A246]*5))" office:value-type="float" office:value="0.573576436351048">
            <text:p>0.5736</text:p>
          </table:table-cell>
          <table:table-cell table:formula="of:=SIN(RADIANS([.A246]*6))" office:value-type="float" office:value="0.499999999999999">
            <text:p>0.5000</text:p>
          </table:table-cell>
          <table:table-cell table:formula="of:=SIN(RADIANS([.A246]*7))" office:value-type="float" office:value="-0.996194698091746">
            <text:p>-0.9962</text:p>
          </table:table-cell>
          <table:table-cell table:formula="of:=SIN(RADIANS([.A246]*8))" office:value-type="float" office:value="0.342020143325666">
            <text:p>0.3420</text:p>
          </table:table-cell>
          <table:table-cell table:formula="of:=SIN(RADIANS([.A246]*9))" office:value-type="float" office:value="0.707106781186545">
            <text:p>0.7071</text:p>
          </table:table-cell>
          <table:table-cell table:formula="of:=SIN(RADIANS([.A246]*10))" office:value-type="float" office:value="-0.93969262078591">
            <text:p>-0.9397</text:p>
          </table:table-cell>
          <table:table-cell table:formula="of:=SIN(RADIANS([.A246]*11))" office:value-type="float" office:value="0.0871557427476617">
            <text:p>0.0872</text:p>
          </table:table-cell>
          <table:table-cell table:formula="of:=SIN(RADIANS([.A246]*12))" office:value-type="float" office:value="0.866025403784437">
            <text:p>0.8660</text:p>
          </table:table-cell>
          <table:table-cell table:formula="of:=SIN(RADIANS([.A246]*13))" office:value-type="float" office:value="-0.819152044288993">
            <text:p>-0.8192</text:p>
          </table:table-cell>
          <table:table-cell table:formula="of:=SIN(RADIANS([.A246]*14))" office:value-type="float" office:value="-0.173648177666928">
            <text:p>-0.1736</text:p>
          </table:table-cell>
          <table:table-cell table:formula="of:=SIN(RADIANS([.A246]*15))" office:value-type="float" office:value="0.965925826289068">
            <text:p>0.9659</text:p>
          </table:table-cell>
          <table:table-cell table:formula="of:=SIN(RADIANS([.A246]*16))" office:value-type="float" office:value="-0.642787609686535">
            <text:p>-0.6428</text:p>
          </table:table-cell>
          <table:table-cell table:formula="of:=COS(RADIANS([.A246]))" office:value-type="float" office:value="-0.422618261740699">
            <text:p>-0.4226</text:p>
          </table:table-cell>
          <table:table-cell table:formula="of:=COS(RADIANS([.A246]*2))" office:value-type="float" office:value="-0.64278760968654">
            <text:p>-0.6428</text:p>
          </table:table-cell>
          <table:table-cell table:formula="of:=COS(RADIANS([.A246]*3))" office:value-type="float" office:value="0.965925826289069">
            <text:p>0.9659</text:p>
          </table:table-cell>
          <table:table-cell table:formula="of:=COS(RADIANS([.A246]*4))" office:value-type="float" office:value="-0.173648177666929">
            <text:p>-0.1736</text:p>
          </table:table-cell>
          <table:table-cell table:formula="of:=COS(RADIANS([.A246]*5))" office:value-type="float" office:value="-0.819152044288991">
            <text:p>-0.8192</text:p>
          </table:table-cell>
          <table:table-cell table:formula="of:=COS(RADIANS([.A246]*6))" office:value-type="float" office:value="0.866025403784439">
            <text:p>0.8660</text:p>
          </table:table-cell>
          <table:table-cell table:formula="of:=COS(RADIANS([.A246]*7))" office:value-type="float" office:value="0.0871557427476569">
            <text:p>0.0872</text:p>
          </table:table-cell>
          <table:table-cell table:formula="of:=COS(RADIANS([.A246]*8))" office:value-type="float" office:value="-0.939692620785909">
            <text:p>-0.9397</text:p>
          </table:table-cell>
          <table:table-cell table:formula="of:=COS(RADIANS([.A246]*9))" office:value-type="float" office:value="0.70710678118655">
            <text:p>0.7071</text:p>
          </table:table-cell>
          <table:table-cell table:formula="of:=COS(RADIANS([.A246]*10))" office:value-type="float" office:value="0.342020143325665">
            <text:p>0.3420</text:p>
          </table:table-cell>
          <table:table-cell table:formula="of:=COS(RADIANS([.A246]*11))" office:value-type="float" office:value="-0.996194698091745">
            <text:p>-0.9962</text:p>
          </table:table-cell>
          <table:table-cell table:formula="of:=COS(RADIANS([.A246]*12))" office:value-type="float" office:value="0.500000000000003">
            <text:p>0.5000</text:p>
          </table:table-cell>
          <table:table-cell table:formula="of:=COS(RADIANS([.A246]*13))" office:value-type="float" office:value="0.573576436351044">
            <text:p>0.5736</text:p>
          </table:table-cell>
          <table:table-cell table:formula="of:=COS(RADIANS([.A246]*14))" office:value-type="float" office:value="-0.984807753012209">
            <text:p>-0.9848</text:p>
          </table:table-cell>
          <table:table-cell table:formula="of:=COS(RADIANS([.A246]*15))" office:value-type="float" office:value="0.258819045102523">
            <text:p>0.2588</text:p>
          </table:table-cell>
          <table:table-cell table:formula="of:=COS(RADIANS([.A246]*16))" office:value-type="float" office:value="0.766044443118981">
            <text:p>0.766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06S">
            <text:p>00:04:06</text:p>
          </table:table-cell>
          <table:table-cell table:formula="of:=SIN(RADIANS([.A247]))" office:value-type="float" office:value="-0.913545457642601">
            <text:p>-0.9135</text:p>
          </table:table-cell>
          <table:table-cell table:formula="of:=SIN(RADIANS([.A247]*2))" office:value-type="float" office:value="0.743144825477394">
            <text:p>0.7431</text:p>
          </table:table-cell>
          <table:table-cell table:formula="of:=SIN(RADIANS([.A247]*3))" office:value-type="float" office:value="0.309016994374947">
            <text:p>0.3090</text:p>
          </table:table-cell>
          <table:table-cell table:formula="of:=SIN(RADIANS([.A247]*4))" office:value-type="float" office:value="-0.994521895368273">
            <text:p>-0.9945</text:p>
          </table:table-cell>
          <table:table-cell table:formula="of:=SIN(RADIANS([.A247]*5))" office:value-type="float" office:value="0.5">
            <text:p>0.5000</text:p>
          </table:table-cell>
          <table:table-cell table:formula="of:=SIN(RADIANS([.A247]*6))" office:value-type="float" office:value="0.587785252292472">
            <text:p>0.5878</text:p>
          </table:table-cell>
          <table:table-cell table:formula="of:=SIN(RADIANS([.A247]*7))" office:value-type="float" office:value="-0.978147600733806">
            <text:p>-0.9781</text:p>
          </table:table-cell>
          <table:table-cell table:formula="of:=SIN(RADIANS([.A247]*8))" office:value-type="float" office:value="0.207911690817758">
            <text:p>0.2079</text:p>
          </table:table-cell>
          <table:table-cell table:formula="of:=SIN(RADIANS([.A247]*9))" office:value-type="float" office:value="0.809016994374945">
            <text:p>0.8090</text:p>
          </table:table-cell>
          <table:table-cell table:formula="of:=SIN(RADIANS([.A247]*10))" office:value-type="float" office:value="-0.866025403784439">
            <text:p>-0.8660</text:p>
          </table:table-cell>
          <table:table-cell table:formula="of:=SIN(RADIANS([.A247]*11))" office:value-type="float" office:value="-0.104528463267656">
            <text:p>-0.1045</text:p>
          </table:table-cell>
          <table:table-cell table:formula="of:=SIN(RADIANS([.A247]*12))" office:value-type="float" office:value="0.951056516295153">
            <text:p>0.9511</text:p>
          </table:table-cell>
          <table:table-cell table:formula="of:=SIN(RADIANS([.A247]*13))" office:value-type="float" office:value="-0.669130606358858">
            <text:p>-0.6691</text:p>
          </table:table-cell>
          <table:table-cell table:formula="of:=SIN(RADIANS([.A247]*14))" office:value-type="float" office:value="-0.406736643075797">
            <text:p>-0.4067</text:p>
          </table:table-cell>
          <table:table-cell table:formula="of:=SIN(RADIANS([.A247]*15))" office:value-type="float" office:value="1">
            <text:p>1.0000</text:p>
          </table:table-cell>
          <table:table-cell table:formula="of:=SIN(RADIANS([.A247]*16))" office:value-type="float" office:value="-0.406736643075798">
            <text:p>-0.4067</text:p>
          </table:table-cell>
          <table:table-cell table:formula="of:=COS(RADIANS([.A247]))" office:value-type="float" office:value="-0.4067366430758">
            <text:p>-0.4067</text:p>
          </table:table-cell>
          <table:table-cell table:formula="of:=COS(RADIANS([.A247]*2))" office:value-type="float" office:value="-0.669130606358858">
            <text:p>-0.6691</text:p>
          </table:table-cell>
          <table:table-cell table:formula="of:=COS(RADIANS([.A247]*3))" office:value-type="float" office:value="0.951056516295154">
            <text:p>0.9511</text:p>
          </table:table-cell>
          <table:table-cell table:formula="of:=COS(RADIANS([.A247]*4))" office:value-type="float" office:value="-0.104528463267653">
            <text:p>-0.1045</text:p>
          </table:table-cell>
          <table:table-cell table:formula="of:=COS(RADIANS([.A247]*5))" office:value-type="float" office:value="-0.866025403784438">
            <text:p>-0.8660</text:p>
          </table:table-cell>
          <table:table-cell table:formula="of:=COS(RADIANS([.A247]*6))" office:value-type="float" office:value="0.809016994374948">
            <text:p>0.8090</text:p>
          </table:table-cell>
          <table:table-cell table:formula="of:=COS(RADIANS([.A247]*7))" office:value-type="float" office:value="0.207911690817758">
            <text:p>0.2079</text:p>
          </table:table-cell>
          <table:table-cell table:formula="of:=COS(RADIANS([.A247]*8))" office:value-type="float" office:value="-0.978147600733806">
            <text:p>-0.9781</text:p>
          </table:table-cell>
          <table:table-cell table:formula="of:=COS(RADIANS([.A247]*9))" office:value-type="float" office:value="0.587785252292476">
            <text:p>0.5878</text:p>
          </table:table-cell>
          <table:table-cell table:formula="of:=COS(RADIANS([.A247]*10))" office:value-type="float" office:value="0.5">
            <text:p>0.5000</text:p>
          </table:table-cell>
          <table:table-cell table:formula="of:=COS(RADIANS([.A247]*11))" office:value-type="float" office:value="-0.994521895368273">
            <text:p>-0.9945</text:p>
          </table:table-cell>
          <table:table-cell table:formula="of:=COS(RADIANS([.A247]*12))" office:value-type="float" office:value="0.309016994374949">
            <text:p>0.3090</text:p>
          </table:table-cell>
          <table:table-cell table:formula="of:=COS(RADIANS([.A247]*13))" office:value-type="float" office:value="0.743144825477395">
            <text:p>0.7431</text:p>
          </table:table-cell>
          <table:table-cell table:formula="of:=COS(RADIANS([.A247]*14))" office:value-type="float" office:value="-0.913545457642602">
            <text:p>-0.9135</text:p>
          </table:table-cell>
          <table:table-cell table:formula="of:=COS(RADIANS([.A247]*15))" office:value-type="float" office:value="7.83959645645282E-015">
            <text:p>0.0000</text:p>
          </table:table-cell>
          <table:table-cell table:formula="of:=COS(RADIANS([.A247]*16))" office:value-type="float" office:value="0.913545457642602">
            <text:p>0.9135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07S">
            <text:p>00:04:07</text:p>
          </table:table-cell>
          <table:table-cell table:formula="of:=SIN(RADIANS([.A248]))" office:value-type="float" office:value="-0.92050485345244">
            <text:p>-0.9205</text:p>
          </table:table-cell>
          <table:table-cell table:formula="of:=SIN(RADIANS([.A248]*2))" office:value-type="float" office:value="0.719339800338651">
            <text:p>0.7193</text:p>
          </table:table-cell>
          <table:table-cell table:formula="of:=SIN(RADIANS([.A248]*3))" office:value-type="float" office:value="0.3583679495453">
            <text:p>0.3584</text:p>
          </table:table-cell>
          <table:table-cell table:formula="of:=SIN(RADIANS([.A248]*4))" office:value-type="float" office:value="-0.999390827019096">
            <text:p>-0.9994</text:p>
          </table:table-cell>
          <table:table-cell table:formula="of:=SIN(RADIANS([.A248]*5))" office:value-type="float" office:value="0.422618261740701">
            <text:p>0.4226</text:p>
          </table:table-cell>
          <table:table-cell table:formula="of:=SIN(RADIANS([.A248]*6))" office:value-type="float" office:value="0.669130606358858">
            <text:p>0.6691</text:p>
          </table:table-cell>
          <table:table-cell table:formula="of:=SIN(RADIANS([.A248]*7))" office:value-type="float" office:value="-0.945518575599317">
            <text:p>-0.9455</text:p>
          </table:table-cell>
          <table:table-cell table:formula="of:=SIN(RADIANS([.A248]*8))" office:value-type="float" office:value="0.0697564737441259">
            <text:p>0.0698</text:p>
          </table:table-cell>
          <table:table-cell table:formula="of:=SIN(RADIANS([.A248]*9))" office:value-type="float" office:value="0.891006524188367">
            <text:p>0.8910</text:p>
          </table:table-cell>
          <table:table-cell table:formula="of:=SIN(RADIANS([.A248]*10))" office:value-type="float" office:value="-0.766044443118981">
            <text:p>-0.7660</text:p>
          </table:table-cell>
          <table:table-cell table:formula="of:=SIN(RADIANS([.A248]*11))" office:value-type="float" office:value="-0.292371704722738">
            <text:p>-0.2924</text:p>
          </table:table-cell>
          <table:table-cell table:formula="of:=SIN(RADIANS([.A248]*12))" office:value-type="float" office:value="0.994521895368273">
            <text:p>0.9945</text:p>
          </table:table-cell>
          <table:table-cell table:formula="of:=SIN(RADIANS([.A248]*13))" office:value-type="float" office:value="-0.484809620246339">
            <text:p>-0.4848</text:p>
          </table:table-cell>
          <table:table-cell table:formula="of:=SIN(RADIANS([.A248]*14))" office:value-type="float" office:value="-0.615661475325655">
            <text:p>-0.6157</text:p>
          </table:table-cell>
          <table:table-cell table:formula="of:=SIN(RADIANS([.A248]*15))" office:value-type="float" office:value="0.965925826289068">
            <text:p>0.9659</text:p>
          </table:table-cell>
          <table:table-cell table:formula="of:=SIN(RADIANS([.A248]*16))" office:value-type="float" office:value="-0.139173100960067">
            <text:p>-0.1392</text:p>
          </table:table-cell>
          <table:table-cell table:formula="of:=COS(RADIANS([.A248]))" office:value-type="float" office:value="-0.390731128489274">
            <text:p>-0.3907</text:p>
          </table:table-cell>
          <table:table-cell table:formula="of:=COS(RADIANS([.A248]*2))" office:value-type="float" office:value="-0.694658370458997">
            <text:p>-0.6947</text:p>
          </table:table-cell>
          <table:table-cell table:formula="of:=COS(RADIANS([.A248]*3))" office:value-type="float" office:value="0.933580426497202">
            <text:p>0.9336</text:p>
          </table:table-cell>
          <table:table-cell table:formula="of:=COS(RADIANS([.A248]*4))" office:value-type="float" office:value="-0.0348994967025012">
            <text:p>-0.0349</text:p>
          </table:table-cell>
          <table:table-cell table:formula="of:=COS(RADIANS([.A248]*5))" office:value-type="float" office:value="-0.906307787036649">
            <text:p>-0.9063</text:p>
          </table:table-cell>
          <table:table-cell table:formula="of:=COS(RADIANS([.A248]*6))" office:value-type="float" office:value="0.743144825477394">
            <text:p>0.7431</text:p>
          </table:table-cell>
          <table:table-cell table:formula="of:=COS(RADIANS([.A248]*7))" office:value-type="float" office:value="0.325568154457155">
            <text:p>0.3256</text:p>
          </table:table-cell>
          <table:table-cell table:formula="of:=COS(RADIANS([.A248]*8))" office:value-type="float" office:value="-0.997564050259824">
            <text:p>-0.9976</text:p>
          </table:table-cell>
          <table:table-cell table:formula="of:=COS(RADIANS([.A248]*9))" office:value-type="float" office:value="0.453990499739549">
            <text:p>0.4540</text:p>
          </table:table-cell>
          <table:table-cell table:formula="of:=COS(RADIANS([.A248]*10))" office:value-type="float" office:value="0.642787609686536">
            <text:p>0.6428</text:p>
          </table:table-cell>
          <table:table-cell table:formula="of:=COS(RADIANS([.A248]*11))" office:value-type="float" office:value="-0.956304755963035">
            <text:p>-0.9563</text:p>
          </table:table-cell>
          <table:table-cell table:formula="of:=COS(RADIANS([.A248]*12))" office:value-type="float" office:value="0.104528463267654">
            <text:p>0.1045</text:p>
          </table:table-cell>
          <table:table-cell table:formula="of:=COS(RADIANS([.A248]*13))" office:value-type="float" office:value="0.874619707139395">
            <text:p>0.8746</text:p>
          </table:table-cell>
          <table:table-cell table:formula="of:=COS(RADIANS([.A248]*14))" office:value-type="float" office:value="-0.788010753606725">
            <text:p>-0.7880</text:p>
          </table:table-cell>
          <table:table-cell table:formula="of:=COS(RADIANS([.A248]*15))" office:value-type="float" office:value="-0.258819045102521">
            <text:p>-0.2588</text:p>
          </table:table-cell>
          <table:table-cell table:formula="of:=COS(RADIANS([.A248]*16))" office:value-type="float" office:value="0.99026806874157">
            <text:p>0.9903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08S">
            <text:p>00:04:08</text:p>
          </table:table-cell>
          <table:table-cell table:formula="of:=SIN(RADIANS([.A249]))" office:value-type="float" office:value="-0.927183854566787">
            <text:p>-0.9272</text:p>
          </table:table-cell>
          <table:table-cell table:formula="of:=SIN(RADIANS([.A249]*2))" office:value-type="float" office:value="0.694658370458998">
            <text:p>0.6947</text:p>
          </table:table-cell>
          <table:table-cell table:formula="of:=SIN(RADIANS([.A249]*3))" office:value-type="float" office:value="0.4067366430758">
            <text:p>0.4067</text:p>
          </table:table-cell>
          <table:table-cell table:formula="of:=SIN(RADIANS([.A249]*4))" office:value-type="float" office:value="-0.999390827019096">
            <text:p>-0.9994</text:p>
          </table:table-cell>
          <table:table-cell table:formula="of:=SIN(RADIANS([.A249]*5))" office:value-type="float" office:value="0.342020143325669">
            <text:p>0.3420</text:p>
          </table:table-cell>
          <table:table-cell table:formula="of:=SIN(RADIANS([.A249]*6))" office:value-type="float" office:value="0.743144825477394">
            <text:p>0.7431</text:p>
          </table:table-cell>
          <table:table-cell table:formula="of:=SIN(RADIANS([.A249]*7))" office:value-type="float" office:value="-0.898794046299166">
            <text:p>-0.8988</text:p>
          </table:table-cell>
          <table:table-cell table:formula="of:=SIN(RADIANS([.A249]*8))" office:value-type="float" office:value="-0.0697564737441232">
            <text:p>-0.0698</text:p>
          </table:table-cell>
          <table:table-cell table:formula="of:=SIN(RADIANS([.A249]*9))" office:value-type="float" office:value="0.951056516295153">
            <text:p>0.9511</text:p>
          </table:table-cell>
          <table:table-cell table:formula="of:=SIN(RADIANS([.A249]*10))" office:value-type="float" office:value="-0.64278760968654">
            <text:p>-0.6428</text:p>
          </table:table-cell>
          <table:table-cell table:formula="of:=SIN(RADIANS([.A249]*11))" office:value-type="float" office:value="-0.469471562785891">
            <text:p>-0.4695</text:p>
          </table:table-cell>
          <table:table-cell table:formula="of:=SIN(RADIANS([.A249]*12))" office:value-type="float" office:value="0.994521895368273">
            <text:p>0.9945</text:p>
          </table:table-cell>
          <table:table-cell table:formula="of:=SIN(RADIANS([.A249]*13))" office:value-type="float" office:value="-0.275637355816998">
            <text:p>-0.2756</text:p>
          </table:table-cell>
          <table:table-cell table:formula="of:=SIN(RADIANS([.A249]*14))" office:value-type="float" office:value="-0.788010753606723">
            <text:p>-0.7880</text:p>
          </table:table-cell>
          <table:table-cell table:formula="of:=SIN(RADIANS([.A249]*15))" office:value-type="float" office:value="0.866025403784441">
            <text:p>0.8660</text:p>
          </table:table-cell>
          <table:table-cell table:formula="of:=SIN(RADIANS([.A249]*16))" office:value-type="float" office:value="0.139173100960061">
            <text:p>0.1392</text:p>
          </table:table-cell>
          <table:table-cell table:formula="of:=COS(RADIANS([.A249]))" office:value-type="float" office:value="-0.374606593415912">
            <text:p>-0.3746</text:p>
          </table:table-cell>
          <table:table-cell table:formula="of:=COS(RADIANS([.A249]*2))" office:value-type="float" office:value="-0.719339800338651">
            <text:p>-0.7193</text:p>
          </table:table-cell>
          <table:table-cell table:formula="of:=COS(RADIANS([.A249]*3))" office:value-type="float" office:value="0.913545457642601">
            <text:p>0.9135</text:p>
          </table:table-cell>
          <table:table-cell table:formula="of:=COS(RADIANS([.A249]*4))" office:value-type="float" office:value="0.0348994967024999">
            <text:p>0.0349</text:p>
          </table:table-cell>
          <table:table-cell table:formula="of:=COS(RADIANS([.A249]*5))" office:value-type="float" office:value="-0.939692620785908">
            <text:p>-0.9397</text:p>
          </table:table-cell>
          <table:table-cell table:formula="of:=COS(RADIANS([.A249]*6))" office:value-type="float" office:value="0.669130606358858">
            <text:p>0.6691</text:p>
          </table:table-cell>
          <table:table-cell table:formula="of:=COS(RADIANS([.A249]*7))" office:value-type="float" office:value="0.438371146789078">
            <text:p>0.4384</text:p>
          </table:table-cell>
          <table:table-cell table:formula="of:=COS(RADIANS([.A249]*8))" office:value-type="float" office:value="-0.997564050259824">
            <text:p>-0.9976</text:p>
          </table:table-cell>
          <table:table-cell table:formula="of:=COS(RADIANS([.A249]*9))" office:value-type="float" office:value="0.309016994374949">
            <text:p>0.3090</text:p>
          </table:table-cell>
          <table:table-cell table:formula="of:=COS(RADIANS([.A249]*10))" office:value-type="float" office:value="0.766044443118977">
            <text:p>0.7660</text:p>
          </table:table-cell>
          <table:table-cell table:formula="of:=COS(RADIANS([.A249]*11))" office:value-type="float" office:value="-0.882947592858927">
            <text:p>-0.8829</text:p>
          </table:table-cell>
          <table:table-cell table:formula="of:=COS(RADIANS([.A249]*12))" office:value-type="float" office:value="-0.104528463267654">
            <text:p>-0.1045</text:p>
          </table:table-cell>
          <table:table-cell table:formula="of:=COS(RADIANS([.A249]*13))" office:value-type="float" office:value="0.961261695938319">
            <text:p>0.9613</text:p>
          </table:table-cell>
          <table:table-cell table:formula="of:=COS(RADIANS([.A249]*14))" office:value-type="float" office:value="-0.615661475325657">
            <text:p>-0.6157</text:p>
          </table:table-cell>
          <table:table-cell table:formula="of:=COS(RADIANS([.A249]*15))" office:value-type="float" office:value="-0.499999999999996">
            <text:p>-0.5000</text:p>
          </table:table-cell>
          <table:table-cell table:formula="of:=COS(RADIANS([.A249]*16))" office:value-type="float" office:value="0.990268068741571">
            <text:p>0.9903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09S">
            <text:p>00:04:09</text:p>
          </table:table-cell>
          <table:table-cell table:formula="of:=SIN(RADIANS([.A250]))" office:value-type="float" office:value="-0.933580426497202">
            <text:p>-0.9336</text:p>
          </table:table-cell>
          <table:table-cell table:formula="of:=SIN(RADIANS([.A250]*2))" office:value-type="float" office:value="0.669130606358859">
            <text:p>0.6691</text:p>
          </table:table-cell>
          <table:table-cell table:formula="of:=SIN(RADIANS([.A250]*3))" office:value-type="float" office:value="0.453990499739547">
            <text:p>0.4540</text:p>
          </table:table-cell>
          <table:table-cell table:formula="of:=SIN(RADIANS([.A250]*4))" office:value-type="float" office:value="-0.994521895368274">
            <text:p>-0.9945</text:p>
          </table:table-cell>
          <table:table-cell table:formula="of:=SIN(RADIANS([.A250]*5))" office:value-type="float" office:value="0.25881904510252">
            <text:p>0.2588</text:p>
          </table:table-cell>
          <table:table-cell table:formula="of:=SIN(RADIANS([.A250]*6))" office:value-type="float" office:value="0.809016994374948">
            <text:p>0.8090</text:p>
          </table:table-cell>
          <table:table-cell table:formula="of:=SIN(RADIANS([.A250]*7))" office:value-type="float" office:value="-0.838670567945424">
            <text:p>-0.8387</text:p>
          </table:table-cell>
          <table:table-cell table:formula="of:=SIN(RADIANS([.A250]*8))" office:value-type="float" office:value="-0.207911690817756">
            <text:p>-0.2079</text:p>
          </table:table-cell>
          <table:table-cell table:formula="of:=SIN(RADIANS([.A250]*9))" office:value-type="float" office:value="0.987688340595138">
            <text:p>0.9877</text:p>
          </table:table-cell>
          <table:table-cell table:formula="of:=SIN(RADIANS([.A250]*10))" office:value-type="float" office:value="-0.499999999999998">
            <text:p>-0.5000</text:p>
          </table:table-cell>
          <table:table-cell table:formula="of:=SIN(RADIANS([.A250]*11))" office:value-type="float" office:value="-0.629320391049836">
            <text:p>-0.6293</text:p>
          </table:table-cell>
          <table:table-cell table:formula="of:=SIN(RADIANS([.A250]*12))" office:value-type="float" office:value="0.951056516295153">
            <text:p>0.9511</text:p>
          </table:table-cell>
          <table:table-cell table:formula="of:=SIN(RADIANS([.A250]*13))" office:value-type="float" office:value="-0.0523359562429463">
            <text:p>-0.0523</text:p>
          </table:table-cell>
          <table:table-cell table:formula="of:=SIN(RADIANS([.A250]*14))" office:value-type="float" office:value="-0.913545457642601">
            <text:p>-0.9135</text:p>
          </table:table-cell>
          <table:table-cell table:formula="of:=SIN(RADIANS([.A250]*15))" office:value-type="float" office:value="0.707106781186545">
            <text:p>0.7071</text:p>
          </table:table-cell>
          <table:table-cell table:formula="of:=SIN(RADIANS([.A250]*16))" office:value-type="float" office:value="0.406736643075793">
            <text:p>0.4067</text:p>
          </table:table-cell>
          <table:table-cell table:formula="of:=COS(RADIANS([.A250]))" office:value-type="float" office:value="-0.358367949545301">
            <text:p>-0.3584</text:p>
          </table:table-cell>
          <table:table-cell table:formula="of:=COS(RADIANS([.A250]*2))" office:value-type="float" office:value="-0.743144825477394">
            <text:p>-0.7431</text:p>
          </table:table-cell>
          <table:table-cell table:formula="of:=COS(RADIANS([.A250]*3))" office:value-type="float" office:value="0.891006524188368">
            <text:p>0.8910</text:p>
          </table:table-cell>
          <table:table-cell table:formula="of:=COS(RADIANS([.A250]*4))" office:value-type="float" office:value="0.104528463267652">
            <text:p>0.1045</text:p>
          </table:table-cell>
          <table:table-cell table:formula="of:=COS(RADIANS([.A250]*5))" office:value-type="float" office:value="-0.965925826289069">
            <text:p>-0.9659</text:p>
          </table:table-cell>
          <table:table-cell table:formula="of:=COS(RADIANS([.A250]*6))" office:value-type="float" office:value="0.587785252292473">
            <text:p>0.5878</text:p>
          </table:table-cell>
          <table:table-cell table:formula="of:=COS(RADIANS([.A250]*7))" office:value-type="float" office:value="0.544639035015027">
            <text:p>0.5446</text:p>
          </table:table-cell>
          <table:table-cell table:formula="of:=COS(RADIANS([.A250]*8))" office:value-type="float" office:value="-0.978147600733806">
            <text:p>-0.9781</text:p>
          </table:table-cell>
          <table:table-cell table:formula="of:=COS(RADIANS([.A250]*9))" office:value-type="float" office:value="0.156434465040232">
            <text:p>0.1564</text:p>
          </table:table-cell>
          <table:table-cell table:formula="of:=COS(RADIANS([.A250]*10))" office:value-type="float" office:value="0.86602540378444">
            <text:p>0.8660</text:p>
          </table:table-cell>
          <table:table-cell table:formula="of:=COS(RADIANS([.A250]*11))" office:value-type="float" office:value="-0.777145961456972">
            <text:p>-0.7771</text:p>
          </table:table-cell>
          <table:table-cell table:formula="of:=COS(RADIANS([.A250]*12))" office:value-type="float" office:value="-0.309016994374949">
            <text:p>-0.3090</text:p>
          </table:table-cell>
          <table:table-cell table:formula="of:=COS(RADIANS([.A250]*13))" office:value-type="float" office:value="0.998629534754574">
            <text:p>0.9986</text:p>
          </table:table-cell>
          <table:table-cell table:formula="of:=COS(RADIANS([.A250]*14))" office:value-type="float" office:value="-0.4067366430758">
            <text:p>-0.4067</text:p>
          </table:table-cell>
          <table:table-cell table:formula="of:=COS(RADIANS([.A250]*15))" office:value-type="float" office:value="-0.70710678118655">
            <text:p>-0.7071</text:p>
          </table:table-cell>
          <table:table-cell table:formula="of:=COS(RADIANS([.A250]*16))" office:value-type="float" office:value="0.913545457642604">
            <text:p>0.913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10S">
            <text:p>00:04:10</text:p>
          </table:table-cell>
          <table:table-cell table:formula="of:=SIN(RADIANS([.A251]))" office:value-type="float" office:value="-0.939692620785908">
            <text:p>-0.9397</text:p>
          </table:table-cell>
          <table:table-cell table:formula="of:=SIN(RADIANS([.A251]*2))" office:value-type="float" office:value="0.642787609686539">
            <text:p>0.6428</text:p>
          </table:table-cell>
          <table:table-cell table:formula="of:=SIN(RADIANS([.A251]*3))" office:value-type="float" office:value="0.499999999999999">
            <text:p>0.5000</text:p>
          </table:table-cell>
          <table:table-cell table:formula="of:=SIN(RADIANS([.A251]*4))" office:value-type="float" office:value="-0.984807753012208">
            <text:p>-0.9848</text:p>
          </table:table-cell>
          <table:table-cell table:formula="of:=SIN(RADIANS([.A251]*5))" office:value-type="float" office:value="0.173648177666931">
            <text:p>0.1736</text:p>
          </table:table-cell>
          <table:table-cell table:formula="of:=SIN(RADIANS([.A251]*6))" office:value-type="float" office:value="0.866025403784438">
            <text:p>0.8660</text:p>
          </table:table-cell>
          <table:table-cell table:formula="of:=SIN(RADIANS([.A251]*7))" office:value-type="float" office:value="-0.766044443118978">
            <text:p>-0.7660</text:p>
          </table:table-cell>
          <table:table-cell table:formula="of:=SIN(RADIANS([.A251]*8))" office:value-type="float" office:value="-0.34202014332567">
            <text:p>-0.3420</text:p>
          </table:table-cell>
          <table:table-cell table:formula="of:=SIN(RADIANS([.A251]*9))" office:value-type="float" office:value="1">
            <text:p>1.0000</text:p>
          </table:table-cell>
          <table:table-cell table:formula="of:=SIN(RADIANS([.A251]*10))" office:value-type="float" office:value="-0.34202014332567">
            <text:p>-0.3420</text:p>
          </table:table-cell>
          <table:table-cell table:formula="of:=SIN(RADIANS([.A251]*11))" office:value-type="float" office:value="-0.766044443118976">
            <text:p>-0.7660</text:p>
          </table:table-cell>
          <table:table-cell table:formula="of:=SIN(RADIANS([.A251]*12))" office:value-type="float" office:value="0.866025403784441">
            <text:p>0.8660</text:p>
          </table:table-cell>
          <table:table-cell table:formula="of:=SIN(RADIANS([.A251]*13))" office:value-type="float" office:value="0.173648177666931">
            <text:p>0.1736</text:p>
          </table:table-cell>
          <table:table-cell table:formula="of:=SIN(RADIANS([.A251]*14))" office:value-type="float" office:value="-0.984807753012208">
            <text:p>-0.9848</text:p>
          </table:table-cell>
          <table:table-cell table:formula="of:=SIN(RADIANS([.A251]*15))" office:value-type="float" office:value="0.500000000000002">
            <text:p>0.5000</text:p>
          </table:table-cell>
          <table:table-cell table:formula="of:=SIN(RADIANS([.A251]*16))" office:value-type="float" office:value="0.642787609686542">
            <text:p>0.6428</text:p>
          </table:table-cell>
          <table:table-cell table:formula="of:=COS(RADIANS([.A251]))" office:value-type="float" office:value="-0.342020143325669">
            <text:p>-0.3420</text:p>
          </table:table-cell>
          <table:table-cell table:formula="of:=COS(RADIANS([.A251]*2))" office:value-type="float" office:value="-0.766044443118978">
            <text:p>-0.7660</text:p>
          </table:table-cell>
          <table:table-cell table:formula="of:=COS(RADIANS([.A251]*3))" office:value-type="float" office:value="0.866025403784439">
            <text:p>0.8660</text:p>
          </table:table-cell>
          <table:table-cell table:formula="of:=COS(RADIANS([.A251]*4))" office:value-type="float" office:value="0.173648177666931">
            <text:p>0.1736</text:p>
          </table:table-cell>
          <table:table-cell table:formula="of:=COS(RADIANS([.A251]*5))" office:value-type="float" office:value="-0.984807753012208">
            <text:p>-0.9848</text:p>
          </table:table-cell>
          <table:table-cell table:formula="of:=COS(RADIANS([.A251]*6))" office:value-type="float" office:value="0.500000000000002">
            <text:p>0.5000</text:p>
          </table:table-cell>
          <table:table-cell table:formula="of:=COS(RADIANS([.A251]*7))" office:value-type="float" office:value="0.642787609686539">
            <text:p>0.6428</text:p>
          </table:table-cell>
          <table:table-cell table:formula="of:=COS(RADIANS([.A251]*8))" office:value-type="float" office:value="-0.939692620785908">
            <text:p>-0.9397</text:p>
          </table:table-cell>
          <table:table-cell table:formula="of:=COS(RADIANS([.A251]*9))" office:value-type="float" office:value="-2.45548340466059E-016">
            <text:p>0.0000</text:p>
          </table:table-cell>
          <table:table-cell table:formula="of:=COS(RADIANS([.A251]*10))" office:value-type="float" office:value="0.939692620785908">
            <text:p>0.9397</text:p>
          </table:table-cell>
          <table:table-cell table:formula="of:=COS(RADIANS([.A251]*11))" office:value-type="float" office:value="-0.642787609686542">
            <text:p>-0.6428</text:p>
          </table:table-cell>
          <table:table-cell table:formula="of:=COS(RADIANS([.A251]*12))" office:value-type="float" office:value="-0.499999999999996">
            <text:p>-0.5000</text:p>
          </table:table-cell>
          <table:table-cell table:formula="of:=COS(RADIANS([.A251]*13))" office:value-type="float" office:value="0.984807753012208">
            <text:p>0.9848</text:p>
          </table:table-cell>
          <table:table-cell table:formula="of:=COS(RADIANS([.A251]*14))" office:value-type="float" office:value="-0.173648177666931">
            <text:p>-0.1736</text:p>
          </table:table-cell>
          <table:table-cell table:formula="of:=COS(RADIANS([.A251]*15))" office:value-type="float" office:value="-0.866025403784438">
            <text:p>-0.8660</text:p>
          </table:table-cell>
          <table:table-cell table:formula="of:=COS(RADIANS([.A251]*16))" office:value-type="float" office:value="0.766044443118976">
            <text:p>0.766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11S">
            <text:p>00:04:11</text:p>
          </table:table-cell>
          <table:table-cell table:formula="of:=SIN(RADIANS([.A252]))" office:value-type="float" office:value="-0.945518575599317">
            <text:p>-0.9455</text:p>
          </table:table-cell>
          <table:table-cell table:formula="of:=SIN(RADIANS([.A252]*2))" office:value-type="float" office:value="0.615661475325658">
            <text:p>0.6157</text:p>
          </table:table-cell>
          <table:table-cell table:formula="of:=SIN(RADIANS([.A252]*3))" office:value-type="float" office:value="0.544639035015026">
            <text:p>0.5446</text:p>
          </table:table-cell>
          <table:table-cell table:formula="of:=SIN(RADIANS([.A252]*4))" office:value-type="float" office:value="-0.970295726275996">
            <text:p>-0.9703</text:p>
          </table:table-cell>
          <table:table-cell table:formula="of:=SIN(RADIANS([.A252]*5))" office:value-type="float" office:value="0.0871557427476571">
            <text:p>0.0872</text:p>
          </table:table-cell>
          <table:table-cell table:formula="of:=SIN(RADIANS([.A252]*6))" office:value-type="float" office:value="0.9135454576426">
            <text:p>0.9135</text:p>
          </table:table-cell>
          <table:table-cell table:formula="of:=SIN(RADIANS([.A252]*7))" office:value-type="float" office:value="-0.681998360062499">
            <text:p>-0.6820</text:p>
          </table:table-cell>
          <table:table-cell table:formula="of:=SIN(RADIANS([.A252]*8))" office:value-type="float" office:value="-0.469471562785891">
            <text:p>-0.4695</text:p>
          </table:table-cell>
          <table:table-cell table:formula="of:=SIN(RADIANS([.A252]*9))" office:value-type="float" office:value="0.987688340595138">
            <text:p>0.9877</text:p>
          </table:table-cell>
          <table:table-cell table:formula="of:=SIN(RADIANS([.A252]*10))" office:value-type="float" office:value="-0.173648177666928">
            <text:p>-0.1736</text:p>
          </table:table-cell>
          <table:table-cell table:formula="of:=SIN(RADIANS([.A252]*11))" office:value-type="float" office:value="-0.874619707139394">
            <text:p>-0.8746</text:p>
          </table:table-cell>
          <table:table-cell table:formula="of:=SIN(RADIANS([.A252]*12))" office:value-type="float" office:value="0.743144825477396">
            <text:p>0.7431</text:p>
          </table:table-cell>
          <table:table-cell table:formula="of:=SIN(RADIANS([.A252]*13))" office:value-type="float" office:value="0.390731128489272">
            <text:p>0.3907</text:p>
          </table:table-cell>
          <table:table-cell table:formula="of:=SIN(RADIANS([.A252]*14))" office:value-type="float" office:value="-0.997564050259824">
            <text:p>-0.9976</text:p>
          </table:table-cell>
          <table:table-cell table:formula="of:=SIN(RADIANS([.A252]*15))" office:value-type="float" office:value="0.258819045102528">
            <text:p>0.2588</text:p>
          </table:table-cell>
          <table:table-cell table:formula="of:=SIN(RADIANS([.A252]*16))" office:value-type="float" office:value="0.829037572555042">
            <text:p>0.8290</text:p>
          </table:table-cell>
          <table:table-cell table:formula="of:=COS(RADIANS([.A252]))" office:value-type="float" office:value="-0.325568154457157">
            <text:p>-0.3256</text:p>
          </table:table-cell>
          <table:table-cell table:formula="of:=COS(RADIANS([.A252]*2))" office:value-type="float" office:value="-0.788010753606722">
            <text:p>-0.7880</text:p>
          </table:table-cell>
          <table:table-cell table:formula="of:=COS(RADIANS([.A252]*3))" office:value-type="float" office:value="0.838670567945425">
            <text:p>0.8387</text:p>
          </table:table-cell>
          <table:table-cell table:formula="of:=COS(RADIANS([.A252]*4))" office:value-type="float" office:value="0.241921895599668">
            <text:p>0.2419</text:p>
          </table:table-cell>
          <table:table-cell table:formula="of:=COS(RADIANS([.A252]*5))" office:value-type="float" office:value="-0.996194698091746">
            <text:p>-0.9962</text:p>
          </table:table-cell>
          <table:table-cell table:formula="of:=COS(RADIANS([.A252]*6))" office:value-type="float" office:value="0.406736643075802">
            <text:p>0.4067</text:p>
          </table:table-cell>
          <table:table-cell table:formula="of:=COS(RADIANS([.A252]*7))" office:value-type="float" office:value="0.73135370161917">
            <text:p>0.7314</text:p>
          </table:table-cell>
          <table:table-cell table:formula="of:=COS(RADIANS([.A252]*8))" office:value-type="float" office:value="-0.882947592858927">
            <text:p>-0.8829</text:p>
          </table:table-cell>
          <table:table-cell table:formula="of:=COS(RADIANS([.A252]*9))" office:value-type="float" office:value="-0.156434465040232">
            <text:p>-0.1564</text:p>
          </table:table-cell>
          <table:table-cell table:formula="of:=COS(RADIANS([.A252]*10))" office:value-type="float" office:value="0.984807753012209">
            <text:p>0.9848</text:p>
          </table:table-cell>
          <table:table-cell table:formula="of:=COS(RADIANS([.A252]*11))" office:value-type="float" office:value="-0.484809620246341">
            <text:p>-0.4848</text:p>
          </table:table-cell>
          <table:table-cell table:formula="of:=COS(RADIANS([.A252]*12))" office:value-type="float" office:value="-0.669130606358856">
            <text:p>-0.6691</text:p>
          </table:table-cell>
          <table:table-cell table:formula="of:=COS(RADIANS([.A252]*13))" office:value-type="float" office:value="0.920504853452441">
            <text:p>0.9205</text:p>
          </table:table-cell>
          <table:table-cell table:formula="of:=COS(RADIANS([.A252]*14))" office:value-type="float" office:value="0.0697564737441239">
            <text:p>0.0698</text:p>
          </table:table-cell>
          <table:table-cell table:formula="of:=COS(RADIANS([.A252]*15))" office:value-type="float" office:value="-0.965925826289066">
            <text:p>-0.9659</text:p>
          </table:table-cell>
          <table:table-cell table:formula="of:=COS(RADIANS([.A252]*16))" office:value-type="float" office:value="0.559192903470746">
            <text:p>0.5592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12S">
            <text:p>00:04:12</text:p>
          </table:table-cell>
          <table:table-cell table:formula="of:=SIN(RADIANS([.A253]))" office:value-type="float" office:value="-0.951056516295153">
            <text:p>-0.9511</text:p>
          </table:table-cell>
          <table:table-cell table:formula="of:=SIN(RADIANS([.A253]*2))" office:value-type="float" office:value="0.587785252292473">
            <text:p>0.5878</text:p>
          </table:table-cell>
          <table:table-cell table:formula="of:=SIN(RADIANS([.A253]*3))" office:value-type="float" office:value="0.587785252292473">
            <text:p>0.5878</text:p>
          </table:table-cell>
          <table:table-cell table:formula="of:=SIN(RADIANS([.A253]*4))" office:value-type="float" office:value="-0.951056516295154">
            <text:p>-0.9511</text:p>
          </table:table-cell>
          <table:table-cell table:formula="of:=SIN(RADIANS([.A253]*5))" office:value-type="float" office:value="8.57252759403147E-016">
            <text:p>0.0000</text:p>
          </table:table-cell>
          <table:table-cell table:formula="of:=SIN(RADIANS([.A253]*6))" office:value-type="float" office:value="0.951056516295153">
            <text:p>0.9511</text:p>
          </table:table-cell>
          <table:table-cell table:formula="of:=SIN(RADIANS([.A253]*7))" office:value-type="float" office:value="-0.587785252292474">
            <text:p>-0.5878</text:p>
          </table:table-cell>
          <table:table-cell table:formula="of:=SIN(RADIANS([.A253]*8))" office:value-type="float" office:value="-0.587785252292472">
            <text:p>-0.5878</text:p>
          </table:table-cell>
          <table:table-cell table:formula="of:=SIN(RADIANS([.A253]*9))" office:value-type="float" office:value="0.951056516295153">
            <text:p>0.9511</text:p>
          </table:table-cell>
          <table:table-cell table:formula="of:=SIN(RADIANS([.A253]*10))" office:value-type="float" office:value="-1.71450551880629E-015">
            <text:p>0.0000</text:p>
          </table:table-cell>
          <table:table-cell table:formula="of:=SIN(RADIANS([.A253]*11))" office:value-type="float" office:value="-0.951056516295154">
            <text:p>-0.9511</text:p>
          </table:table-cell>
          <table:table-cell table:formula="of:=SIN(RADIANS([.A253]*12))" office:value-type="float" office:value="0.587785252292475">
            <text:p>0.5878</text:p>
          </table:table-cell>
          <table:table-cell table:formula="of:=SIN(RADIANS([.A253]*13))" office:value-type="float" office:value="0.587785252292474">
            <text:p>0.5878</text:p>
          </table:table-cell>
          <table:table-cell table:formula="of:=SIN(RADIANS([.A253]*14))" office:value-type="float" office:value="-0.951056516295154">
            <text:p>-0.9511</text:p>
          </table:table-cell>
          <table:table-cell table:formula="of:=SIN(RADIANS([.A253]*15))" office:value-type="float" office:value="-9.80955400591059E-016">
            <text:p>0.0000</text:p>
          </table:table-cell>
          <table:table-cell table:formula="of:=SIN(RADIANS([.A253]*16))" office:value-type="float" office:value="0.951056516295153">
            <text:p>0.9511</text:p>
          </table:table-cell>
          <table:table-cell table:formula="of:=COS(RADIANS([.A253]))" office:value-type="float" office:value="-0.309016994374948">
            <text:p>-0.3090</text:p>
          </table:table-cell>
          <table:table-cell table:formula="of:=COS(RADIANS([.A253]*2))" office:value-type="float" office:value="-0.809016994374947">
            <text:p>-0.8090</text:p>
          </table:table-cell>
          <table:table-cell table:formula="of:=COS(RADIANS([.A253]*3))" office:value-type="float" office:value="0.809016994374948">
            <text:p>0.8090</text:p>
          </table:table-cell>
          <table:table-cell table:formula="of:=COS(RADIANS([.A253]*4))" office:value-type="float" office:value="0.309016994374947">
            <text:p>0.3090</text:p>
          </table:table-cell>
          <table:table-cell table:formula="of:=COS(RADIANS([.A253]*5))" office:value-type="float" office:value="-1">
            <text:p>-1.0000</text:p>
          </table:table-cell>
          <table:table-cell table:formula="of:=COS(RADIANS([.A253]*6))" office:value-type="float" office:value="0.309016994374948">
            <text:p>0.3090</text:p>
          </table:table-cell>
          <table:table-cell table:formula="of:=COS(RADIANS([.A253]*7))" office:value-type="float" office:value="0.809016994374947">
            <text:p>0.8090</text:p>
          </table:table-cell>
          <table:table-cell table:formula="of:=COS(RADIANS([.A253]*8))" office:value-type="float" office:value="-0.809016994374948">
            <text:p>-0.8090</text:p>
          </table:table-cell>
          <table:table-cell table:formula="of:=COS(RADIANS([.A253]*9))" office:value-type="float" office:value="-0.309016994374949">
            <text:p>-0.3090</text:p>
          </table:table-cell>
          <table:table-cell table:formula="of:=COS(RADIANS([.A253]*10))" office:value-type="float" office:value="1">
            <text:p>1.0000</text:p>
          </table:table-cell>
          <table:table-cell table:formula="of:=COS(RADIANS([.A253]*11))" office:value-type="float" office:value="-0.309016994374946">
            <text:p>-0.3090</text:p>
          </table:table-cell>
          <table:table-cell table:formula="of:=COS(RADIANS([.A253]*12))" office:value-type="float" office:value="-0.809016994374946">
            <text:p>-0.8090</text:p>
          </table:table-cell>
          <table:table-cell table:formula="of:=COS(RADIANS([.A253]*13))" office:value-type="float" office:value="0.809016994374947">
            <text:p>0.8090</text:p>
          </table:table-cell>
          <table:table-cell table:formula="of:=COS(RADIANS([.A253]*14))" office:value-type="float" office:value="0.309016994374945">
            <text:p>0.3090</text:p>
          </table:table-cell>
          <table:table-cell table:formula="of:=COS(RADIANS([.A253]*15))" office:value-type="float" office:value="-1">
            <text:p>-1.0000</text:p>
          </table:table-cell>
          <table:table-cell table:formula="of:=COS(RADIANS([.A253]*16))" office:value-type="float" office:value="0.30901699437495">
            <text:p>0.309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13S">
            <text:p>00:04:13</text:p>
          </table:table-cell>
          <table:table-cell table:formula="of:=SIN(RADIANS([.A254]))" office:value-type="float" office:value="-0.956304755963035">
            <text:p>-0.9563</text:p>
          </table:table-cell>
          <table:table-cell table:formula="of:=SIN(RADIANS([.A254]*2))" office:value-type="float" office:value="0.559192903470747">
            <text:p>0.5592</text:p>
          </table:table-cell>
          <table:table-cell table:formula="of:=SIN(RADIANS([.A254]*3))" office:value-type="float" office:value="0.629320391049837">
            <text:p>0.6293</text:p>
          </table:table-cell>
          <table:table-cell table:formula="of:=SIN(RADIANS([.A254]*4))" office:value-type="float" office:value="-0.927183854566788">
            <text:p>-0.9272</text:p>
          </table:table-cell>
          <table:table-cell table:formula="of:=SIN(RADIANS([.A254]*5))" office:value-type="float" office:value="-0.087155742747659">
            <text:p>-0.0872</text:p>
          </table:table-cell>
          <table:table-cell table:formula="of:=SIN(RADIANS([.A254]*6))" office:value-type="float" office:value="0.978147600733806">
            <text:p>0.9781</text:p>
          </table:table-cell>
          <table:table-cell table:formula="of:=SIN(RADIANS([.A254]*7))" office:value-type="float" office:value="-0.484809620246339">
            <text:p>-0.4848</text:p>
          </table:table-cell>
          <table:table-cell table:formula="of:=SIN(RADIANS([.A254]*8))" office:value-type="float" office:value="-0.694658370458995">
            <text:p>-0.6947</text:p>
          </table:table-cell>
          <table:table-cell table:formula="of:=SIN(RADIANS([.A254]*9))" office:value-type="float" office:value="0.89100652418837">
            <text:p>0.8910</text:p>
          </table:table-cell>
          <table:table-cell table:formula="of:=SIN(RADIANS([.A254]*10))" office:value-type="float" office:value="0.173648177666932">
            <text:p>0.1736</text:p>
          </table:table-cell>
          <table:table-cell table:formula="of:=SIN(RADIANS([.A254]*11))" office:value-type="float" office:value="-0.992546151641322">
            <text:p>-0.9925</text:p>
          </table:table-cell>
          <table:table-cell table:formula="of:=SIN(RADIANS([.A254]*12))" office:value-type="float" office:value="0.406736643075801">
            <text:p>0.4067</text:p>
          </table:table-cell>
          <table:table-cell table:formula="of:=SIN(RADIANS([.A254]*13))" office:value-type="float" office:value="0.754709580222771">
            <text:p>0.7547</text:p>
          </table:table-cell>
          <table:table-cell table:formula="of:=SIN(RADIANS([.A254]*14))" office:value-type="float" office:value="-0.848048096156428">
            <text:p>-0.8480</text:p>
          </table:table-cell>
          <table:table-cell table:formula="of:=SIN(RADIANS([.A254]*15))" office:value-type="float" office:value="-0.258819045102516">
            <text:p>-0.2588</text:p>
          </table:table-cell>
          <table:table-cell table:formula="of:=SIN(RADIANS([.A254]*16))" office:value-type="float" office:value="0.999390827019096">
            <text:p>0.9994</text:p>
          </table:table-cell>
          <table:table-cell table:formula="of:=COS(RADIANS([.A254]))" office:value-type="float" office:value="-0.292371704722737">
            <text:p>-0.2924</text:p>
          </table:table-cell>
          <table:table-cell table:formula="of:=COS(RADIANS([.A254]*2))" office:value-type="float" office:value="-0.829037572555041">
            <text:p>-0.8290</text:p>
          </table:table-cell>
          <table:table-cell table:formula="of:=COS(RADIANS([.A254]*3))" office:value-type="float" office:value="0.777145961456971">
            <text:p>0.7771</text:p>
          </table:table-cell>
          <table:table-cell table:formula="of:=COS(RADIANS([.A254]*4))" office:value-type="float" office:value="0.374606593415911">
            <text:p>0.3746</text:p>
          </table:table-cell>
          <table:table-cell table:formula="of:=COS(RADIANS([.A254]*5))" office:value-type="float" office:value="-0.996194698091745">
            <text:p>-0.9962</text:p>
          </table:table-cell>
          <table:table-cell table:formula="of:=COS(RADIANS([.A254]*6))" office:value-type="float" office:value="0.20791169081776">
            <text:p>0.2079</text:p>
          </table:table-cell>
          <table:table-cell table:formula="of:=COS(RADIANS([.A254]*7))" office:value-type="float" office:value="0.874619707139395">
            <text:p>0.8746</text:p>
          </table:table-cell>
          <table:table-cell table:formula="of:=COS(RADIANS([.A254]*8))" office:value-type="float" office:value="-0.719339800338653">
            <text:p>-0.7193</text:p>
          </table:table-cell>
          <table:table-cell table:formula="of:=COS(RADIANS([.A254]*9))" office:value-type="float" office:value="-0.453990499739543">
            <text:p>-0.4540</text:p>
          </table:table-cell>
          <table:table-cell table:formula="of:=COS(RADIANS([.A254]*10))" office:value-type="float" office:value="0.984807753012208">
            <text:p>0.9848</text:p>
          </table:table-cell>
          <table:table-cell table:formula="of:=COS(RADIANS([.A254]*11))" office:value-type="float" office:value="-0.121869343405147">
            <text:p>-0.1219</text:p>
          </table:table-cell>
          <table:table-cell table:formula="of:=COS(RADIANS([.A254]*12))" office:value-type="float" office:value="-0.913545457642601">
            <text:p>-0.9135</text:p>
          </table:table-cell>
          <table:table-cell table:formula="of:=COS(RADIANS([.A254]*13))" office:value-type="float" office:value="0.656059028990509">
            <text:p>0.6561</text:p>
          </table:table-cell>
          <table:table-cell table:formula="of:=COS(RADIANS([.A254]*14))" office:value-type="float" office:value="0.529919264233202">
            <text:p>0.5299</text:p>
          </table:table-cell>
          <table:table-cell table:formula="of:=COS(RADIANS([.A254]*15))" office:value-type="float" office:value="-0.96592582628907">
            <text:p>-0.9659</text:p>
          </table:table-cell>
          <table:table-cell table:formula="of:=COS(RADIANS([.A254]*16))" office:value-type="float" office:value="0.0348994967025069">
            <text:p>0.0349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14S">
            <text:p>00:04:14</text:p>
          </table:table-cell>
          <table:table-cell table:formula="of:=SIN(RADIANS([.A255]))" office:value-type="float" office:value="-0.961261695938319">
            <text:p>-0.9613</text:p>
          </table:table-cell>
          <table:table-cell table:formula="of:=SIN(RADIANS([.A255]*2))" office:value-type="float" office:value="0.529919264233204">
            <text:p>0.5299</text:p>
          </table:table-cell>
          <table:table-cell table:formula="of:=SIN(RADIANS([.A255]*3))" office:value-type="float" office:value="0.669130606358858">
            <text:p>0.6691</text:p>
          </table:table-cell>
          <table:table-cell table:formula="of:=SIN(RADIANS([.A255]*4))" office:value-type="float" office:value="-0.898794046299166">
            <text:p>-0.8988</text:p>
          </table:table-cell>
          <table:table-cell table:formula="of:=SIN(RADIANS([.A255]*5))" office:value-type="float" office:value="-0.173648177666929">
            <text:p>-0.1736</text:p>
          </table:table-cell>
          <table:table-cell table:formula="of:=SIN(RADIANS([.A255]*6))" office:value-type="float" office:value="0.994521895368273">
            <text:p>0.9945</text:p>
          </table:table-cell>
          <table:table-cell table:formula="of:=SIN(RADIANS([.A255]*7))" office:value-type="float" office:value="-0.374606593415914">
            <text:p>-0.3746</text:p>
          </table:table-cell>
          <table:table-cell table:formula="of:=SIN(RADIANS([.A255]*8))" office:value-type="float" office:value="-0.788010753606724">
            <text:p>-0.7880</text:p>
          </table:table-cell>
          <table:table-cell table:formula="of:=SIN(RADIANS([.A255]*9))" office:value-type="float" office:value="0.809016994374949">
            <text:p>0.8090</text:p>
          </table:table-cell>
          <table:table-cell table:formula="of:=SIN(RADIANS([.A255]*10))" office:value-type="float" office:value="0.342020143325667">
            <text:p>0.3420</text:p>
          </table:table-cell>
          <table:table-cell table:formula="of:=SIN(RADIANS([.A255]*11))" office:value-type="float" office:value="-0.997564050259824">
            <text:p>-0.9976</text:p>
          </table:table-cell>
          <table:table-cell table:formula="of:=SIN(RADIANS([.A255]*12))" office:value-type="float" office:value="0.207911690817759">
            <text:p>0.2079</text:p>
          </table:table-cell>
          <table:table-cell table:formula="of:=SIN(RADIANS([.A255]*13))" office:value-type="float" office:value="0.882947592858928">
            <text:p>0.8829</text:p>
          </table:table-cell>
          <table:table-cell table:formula="of:=SIN(RADIANS([.A255]*14))" office:value-type="float" office:value="-0.694658370459">
            <text:p>-0.6947</text:p>
          </table:table-cell>
          <table:table-cell table:formula="of:=SIN(RADIANS([.A255]*15))" office:value-type="float" office:value="-0.500000000000003">
            <text:p>-0.5000</text:p>
          </table:table-cell>
          <table:table-cell table:formula="of:=SIN(RADIANS([.A255]*16))" office:value-type="float" office:value="0.970295726275995">
            <text:p>0.9703</text:p>
          </table:table-cell>
          <table:table-cell table:formula="of:=COS(RADIANS([.A255]))" office:value-type="float" office:value="-0.275637355816999">
            <text:p>-0.2756</text:p>
          </table:table-cell>
          <table:table-cell table:formula="of:=COS(RADIANS([.A255]*2))" office:value-type="float" office:value="-0.848048096156426">
            <text:p>-0.8480</text:p>
          </table:table-cell>
          <table:table-cell table:formula="of:=COS(RADIANS([.A255]*3))" office:value-type="float" office:value="0.743144825477394">
            <text:p>0.7431</text:p>
          </table:table-cell>
          <table:table-cell table:formula="of:=COS(RADIANS([.A255]*4))" office:value-type="float" office:value="0.438371146789079">
            <text:p>0.4384</text:p>
          </table:table-cell>
          <table:table-cell table:formula="of:=COS(RADIANS([.A255]*5))" office:value-type="float" office:value="-0.984807753012208">
            <text:p>-0.9848</text:p>
          </table:table-cell>
          <table:table-cell table:formula="of:=COS(RADIANS([.A255]*6))" office:value-type="float" office:value="0.104528463267653">
            <text:p>0.1045</text:p>
          </table:table-cell>
          <table:table-cell table:formula="of:=COS(RADIANS([.A255]*7))" office:value-type="float" office:value="0.927183854566787">
            <text:p>0.9272</text:p>
          </table:table-cell>
          <table:table-cell table:formula="of:=COS(RADIANS([.A255]*8))" office:value-type="float" office:value="-0.615661475325656">
            <text:p>-0.6157</text:p>
          </table:table-cell>
          <table:table-cell table:formula="of:=COS(RADIANS([.A255]*9))" office:value-type="float" office:value="-0.58778525229247">
            <text:p>-0.5878</text:p>
          </table:table-cell>
          <table:table-cell table:formula="of:=COS(RADIANS([.A255]*10))" office:value-type="float" office:value="0.939692620785909">
            <text:p>0.9397</text:p>
          </table:table-cell>
          <table:table-cell table:formula="of:=COS(RADIANS([.A255]*11))" office:value-type="float" office:value="0.0697564737441244">
            <text:p>0.0698</text:p>
          </table:table-cell>
          <table:table-cell table:formula="of:=COS(RADIANS([.A255]*12))" office:value-type="float" office:value="-0.978147600733806">
            <text:p>-0.9781</text:p>
          </table:table-cell>
          <table:table-cell table:formula="of:=COS(RADIANS([.A255]*13))" office:value-type="float" office:value="0.469471562785889">
            <text:p>0.4695</text:p>
          </table:table-cell>
          <table:table-cell table:formula="of:=COS(RADIANS([.A255]*14))" office:value-type="float" office:value="0.719339800338648">
            <text:p>0.7193</text:p>
          </table:table-cell>
          <table:table-cell table:formula="of:=COS(RADIANS([.A255]*15))" office:value-type="float" office:value="-0.866025403784437">
            <text:p>-0.8660</text:p>
          </table:table-cell>
          <table:table-cell table:formula="of:=COS(RADIANS([.A255]*16))" office:value-type="float" office:value="-0.241921895599673">
            <text:p>-0.2419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15S">
            <text:p>00:04:15</text:p>
          </table:table-cell>
          <table:table-cell table:formula="of:=SIN(RADIANS([.A256]))" office:value-type="float" office:value="-0.965925826289068">
            <text:p>-0.9659</text:p>
          </table:table-cell>
          <table:table-cell table:formula="of:=SIN(RADIANS([.A256]*2))" office:value-type="float" office:value="0.5">
            <text:p>0.5000</text:p>
          </table:table-cell>
          <table:table-cell table:formula="of:=SIN(RADIANS([.A256]*3))" office:value-type="float" office:value="0.707106781186548">
            <text:p>0.7071</text:p>
          </table:table-cell>
          <table:table-cell table:formula="of:=SIN(RADIANS([.A256]*4))" office:value-type="float" office:value="-0.866025403784438">
            <text:p>-0.8660</text:p>
          </table:table-cell>
          <table:table-cell table:formula="of:=SIN(RADIANS([.A256]*5))" office:value-type="float" office:value="-0.258819045102521">
            <text:p>-0.2588</text:p>
          </table:table-cell>
          <table:table-cell table:formula="of:=SIN(RADIANS([.A256]*6))" office:value-type="float" office:value="1">
            <text:p>1.0000</text:p>
          </table:table-cell>
          <table:table-cell table:formula="of:=SIN(RADIANS([.A256]*7))" office:value-type="float" office:value="-0.25881904510252">
            <text:p>-0.2588</text:p>
          </table:table-cell>
          <table:table-cell table:formula="of:=SIN(RADIANS([.A256]*8))" office:value-type="float" office:value="-0.866025403784439">
            <text:p>-0.8660</text:p>
          </table:table-cell>
          <table:table-cell table:formula="of:=SIN(RADIANS([.A256]*9))" office:value-type="float" office:value="0.707106781186549">
            <text:p>0.7071</text:p>
          </table:table-cell>
          <table:table-cell table:formula="of:=SIN(RADIANS([.A256]*10))" office:value-type="float" office:value="0.500000000000001">
            <text:p>0.5000</text:p>
          </table:table-cell>
          <table:table-cell table:formula="of:=SIN(RADIANS([.A256]*11))" office:value-type="float" office:value="-0.965925826289069">
            <text:p>-0.9659</text:p>
          </table:table-cell>
          <table:table-cell table:formula="of:=SIN(RADIANS([.A256]*12))" office:value-type="float" office:value="-1.47081412025E-015">
            <text:p>0.0000</text:p>
          </table:table-cell>
          <table:table-cell table:formula="of:=SIN(RADIANS([.A256]*13))" office:value-type="float" office:value="0.965925826289068">
            <text:p>0.9659</text:p>
          </table:table-cell>
          <table:table-cell table:formula="of:=SIN(RADIANS([.A256]*14))" office:value-type="float" office:value="-0.499999999999999">
            <text:p>-0.5000</text:p>
          </table:table-cell>
          <table:table-cell table:formula="of:=SIN(RADIANS([.A256]*15))" office:value-type="float" office:value="-0.707106781186546">
            <text:p>-0.7071</text:p>
          </table:table-cell>
          <table:table-cell table:formula="of:=SIN(RADIANS([.A256]*16))" office:value-type="float" office:value="0.866025403784438">
            <text:p>0.8660</text:p>
          </table:table-cell>
          <table:table-cell table:formula="of:=COS(RADIANS([.A256]))" office:value-type="float" office:value="-0.258819045102521">
            <text:p>-0.2588</text:p>
          </table:table-cell>
          <table:table-cell table:formula="of:=COS(RADIANS([.A256]*2))" office:value-type="float" office:value="-0.866025403784439">
            <text:p>-0.8660</text:p>
          </table:table-cell>
          <table:table-cell table:formula="of:=COS(RADIANS([.A256]*3))" office:value-type="float" office:value="0.707106781186547">
            <text:p>0.7071</text:p>
          </table:table-cell>
          <table:table-cell table:formula="of:=COS(RADIANS([.A256]*4))" office:value-type="float" office:value="0.5">
            <text:p>0.5000</text:p>
          </table:table-cell>
          <table:table-cell table:formula="of:=COS(RADIANS([.A256]*5))" office:value-type="float" office:value="-0.965925826289068">
            <text:p>-0.9659</text:p>
          </table:table-cell>
          <table:table-cell table:formula="of:=COS(RADIANS([.A256]*6))" office:value-type="float" office:value="-7.35407060125E-016">
            <text:p>0.0000</text:p>
          </table:table-cell>
          <table:table-cell table:formula="of:=COS(RADIANS([.A256]*7))" office:value-type="float" office:value="0.965925826289069">
            <text:p>0.9659</text:p>
          </table:table-cell>
          <table:table-cell table:formula="of:=COS(RADIANS([.A256]*8))" office:value-type="float" office:value="-0.499999999999999">
            <text:p>-0.5000</text:p>
          </table:table-cell>
          <table:table-cell table:formula="of:=COS(RADIANS([.A256]*9))" office:value-type="float" office:value="-0.707106781186546">
            <text:p>-0.7071</text:p>
          </table:table-cell>
          <table:table-cell table:formula="of:=COS(RADIANS([.A256]*10))" office:value-type="float" office:value="0.866025403784438">
            <text:p>0.8660</text:p>
          </table:table-cell>
          <table:table-cell table:formula="of:=COS(RADIANS([.A256]*11))" office:value-type="float" office:value="0.258819045102519">
            <text:p>0.2588</text:p>
          </table:table-cell>
          <table:table-cell table:formula="of:=COS(RADIANS([.A256]*12))" office:value-type="float" office:value="-1">
            <text:p>-1.0000</text:p>
          </table:table-cell>
          <table:table-cell table:formula="of:=COS(RADIANS([.A256]*13))" office:value-type="float" office:value="0.258819045102523">
            <text:p>0.2588</text:p>
          </table:table-cell>
          <table:table-cell table:formula="of:=COS(RADIANS([.A256]*14))" office:value-type="float" office:value="0.866025403784439">
            <text:p>0.8660</text:p>
          </table:table-cell>
          <table:table-cell table:formula="of:=COS(RADIANS([.A256]*15))" office:value-type="float" office:value="-0.707106781186549">
            <text:p>-0.7071</text:p>
          </table:table-cell>
          <table:table-cell table:formula="of:=COS(RADIANS([.A256]*16))" office:value-type="float" office:value="-0.500000000000002">
            <text:p>-0.500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16S">
            <text:p>00:04:16</text:p>
          </table:table-cell>
          <table:table-cell table:formula="of:=SIN(RADIANS([.A257]))" office:value-type="float" office:value="-0.970295726275996">
            <text:p>-0.9703</text:p>
          </table:table-cell>
          <table:table-cell table:formula="of:=SIN(RADIANS([.A257]*2))" office:value-type="float" office:value="0.469471562785891">
            <text:p>0.4695</text:p>
          </table:table-cell>
          <table:table-cell table:formula="of:=SIN(RADIANS([.A257]*3))" office:value-type="float" office:value="0.743144825477395">
            <text:p>0.7431</text:p>
          </table:table-cell>
          <table:table-cell table:formula="of:=SIN(RADIANS([.A257]*4))" office:value-type="float" office:value="-0.829037572555042">
            <text:p>-0.8290</text:p>
          </table:table-cell>
          <table:table-cell table:formula="of:=SIN(RADIANS([.A257]*5))" office:value-type="float" office:value="-0.342020143325668">
            <text:p>-0.3420</text:p>
          </table:table-cell>
          <table:table-cell table:formula="of:=SIN(RADIANS([.A257]*6))" office:value-type="float" office:value="0.994521895368273">
            <text:p>0.9945</text:p>
          </table:table-cell>
          <table:table-cell table:formula="of:=SIN(RADIANS([.A257]*7))" office:value-type="float" office:value="-0.139173100960065">
            <text:p>-0.1392</text:p>
          </table:table-cell>
          <table:table-cell table:formula="of:=SIN(RADIANS([.A257]*8))" office:value-type="float" office:value="-0.927183854566787">
            <text:p>-0.9272</text:p>
          </table:table-cell>
          <table:table-cell table:formula="of:=SIN(RADIANS([.A257]*9))" office:value-type="float" office:value="0.587785252292474">
            <text:p>0.5878</text:p>
          </table:table-cell>
          <table:table-cell table:formula="of:=SIN(RADIANS([.A257]*10))" office:value-type="float" office:value="0.642787609686537">
            <text:p>0.6428</text:p>
          </table:table-cell>
          <table:table-cell table:formula="of:=SIN(RADIANS([.A257]*11))" office:value-type="float" office:value="-0.898794046299168">
            <text:p>-0.8988</text:p>
          </table:table-cell>
          <table:table-cell table:formula="of:=SIN(RADIANS([.A257]*12))" office:value-type="float" office:value="-0.207911690817762">
            <text:p>-0.2079</text:p>
          </table:table-cell>
          <table:table-cell table:formula="of:=SIN(RADIANS([.A257]*13))" office:value-type="float" office:value="0.999390827019096">
            <text:p>0.9994</text:p>
          </table:table-cell>
          <table:table-cell table:formula="of:=SIN(RADIANS([.A257]*14))" office:value-type="float" office:value="-0.275637355816998">
            <text:p>-0.2756</text:p>
          </table:table-cell>
          <table:table-cell table:formula="of:=SIN(RADIANS([.A257]*15))" office:value-type="float" office:value="-0.866025403784435">
            <text:p>-0.8660</text:p>
          </table:table-cell>
          <table:table-cell table:formula="of:=SIN(RADIANS([.A257]*16))" office:value-type="float" office:value="0.694658370458998">
            <text:p>0.6947</text:p>
          </table:table-cell>
          <table:table-cell table:formula="of:=COS(RADIANS([.A257]))" office:value-type="float" office:value="-0.241921895599668">
            <text:p>-0.2419</text:p>
          </table:table-cell>
          <table:table-cell table:formula="of:=COS(RADIANS([.A257]*2))" office:value-type="float" office:value="-0.882947592858927">
            <text:p>-0.8829</text:p>
          </table:table-cell>
          <table:table-cell table:formula="of:=COS(RADIANS([.A257]*3))" office:value-type="float" office:value="0.669130606358858">
            <text:p>0.6691</text:p>
          </table:table-cell>
          <table:table-cell table:formula="of:=COS(RADIANS([.A257]*4))" office:value-type="float" office:value="0.559192903470747">
            <text:p>0.5592</text:p>
          </table:table-cell>
          <table:table-cell table:formula="of:=COS(RADIANS([.A257]*5))" office:value-type="float" office:value="-0.939692620785909">
            <text:p>-0.9397</text:p>
          </table:table-cell>
          <table:table-cell table:formula="of:=COS(RADIANS([.A257]*6))" office:value-type="float" office:value="-0.104528463267655">
            <text:p>-0.1045</text:p>
          </table:table-cell>
          <table:table-cell table:formula="of:=COS(RADIANS([.A257]*7))" office:value-type="float" office:value="0.99026806874157">
            <text:p>0.9903</text:p>
          </table:table-cell>
          <table:table-cell table:formula="of:=COS(RADIANS([.A257]*8))" office:value-type="float" office:value="-0.374606593415913">
            <text:p>-0.3746</text:p>
          </table:table-cell>
          <table:table-cell table:formula="of:=COS(RADIANS([.A257]*9))" office:value-type="float" office:value="-0.809016994374946">
            <text:p>-0.8090</text:p>
          </table:table-cell>
          <table:table-cell table:formula="of:=COS(RADIANS([.A257]*10))" office:value-type="float" office:value="0.76604444311898">
            <text:p>0.7660</text:p>
          </table:table-cell>
          <table:table-cell table:formula="of:=COS(RADIANS([.A257]*11))" office:value-type="float" office:value="0.438371146789074">
            <text:p>0.4384</text:p>
          </table:table-cell>
          <table:table-cell table:formula="of:=COS(RADIANS([.A257]*12))" office:value-type="float" office:value="-0.978147600733805">
            <text:p>-0.9781</text:p>
          </table:table-cell>
          <table:table-cell table:formula="of:=COS(RADIANS([.A257]*13))" office:value-type="float" office:value="0.0348994967024993">
            <text:p>0.0349</text:p>
          </table:table-cell>
          <table:table-cell table:formula="of:=COS(RADIANS([.A257]*14))" office:value-type="float" office:value="0.961261695938319">
            <text:p>0.9613</text:p>
          </table:table-cell>
          <table:table-cell table:formula="of:=COS(RADIANS([.A257]*15))" office:value-type="float" office:value="-0.500000000000006">
            <text:p>-0.5000</text:p>
          </table:table-cell>
          <table:table-cell table:formula="of:=COS(RADIANS([.A257]*16))" office:value-type="float" office:value="-0.71933980033865">
            <text:p>-0.7193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17S">
            <text:p>00:04:17</text:p>
          </table:table-cell>
          <table:table-cell table:formula="of:=SIN(RADIANS([.A258]))" office:value-type="float" office:value="-0.974370064785235">
            <text:p>-0.9744</text:p>
          </table:table-cell>
          <table:table-cell table:formula="of:=SIN(RADIANS([.A258]*2))" office:value-type="float" office:value="0.438371146789078">
            <text:p>0.4384</text:p>
          </table:table-cell>
          <table:table-cell table:formula="of:=SIN(RADIANS([.A258]*3))" office:value-type="float" office:value="0.77714596145697">
            <text:p>0.7771</text:p>
          </table:table-cell>
          <table:table-cell table:formula="of:=SIN(RADIANS([.A258]*4))" office:value-type="float" office:value="-0.788010753606723">
            <text:p>-0.7880</text:p>
          </table:table-cell>
          <table:table-cell table:formula="of:=SIN(RADIANS([.A258]*5))" office:value-type="float" office:value="-0.4226182617407">
            <text:p>-0.4226</text:p>
          </table:table-cell>
          <table:table-cell table:formula="of:=SIN(RADIANS([.A258]*6))" office:value-type="float" office:value="0.978147600733806">
            <text:p>0.9781</text:p>
          </table:table-cell>
          <table:table-cell table:formula="of:=SIN(RADIANS([.A258]*7))" office:value-type="float" office:value="-0.0174524064372837">
            <text:p>-0.0175</text:p>
          </table:table-cell>
          <table:table-cell table:formula="of:=SIN(RADIANS([.A258]*8))" office:value-type="float" office:value="-0.970295726275996">
            <text:p>-0.9703</text:p>
          </table:table-cell>
          <table:table-cell table:formula="of:=SIN(RADIANS([.A258]*9))" office:value-type="float" office:value="0.453990499739547">
            <text:p>0.4540</text:p>
          </table:table-cell>
          <table:table-cell table:formula="of:=SIN(RADIANS([.A258]*10))" office:value-type="float" office:value="0.766044443118979">
            <text:p>0.7660</text:p>
          </table:table-cell>
          <table:table-cell table:formula="of:=SIN(RADIANS([.A258]*11))" office:value-type="float" office:value="-0.798635510047292">
            <text:p>-0.7986</text:p>
          </table:table-cell>
          <table:table-cell table:formula="of:=SIN(RADIANS([.A258]*12))" office:value-type="float" office:value="-0.406736643075797">
            <text:p>-0.4067</text:p>
          </table:table-cell>
          <table:table-cell table:formula="of:=SIN(RADIANS([.A258]*13))" office:value-type="float" office:value="0.981627183447664">
            <text:p>0.9816</text:p>
          </table:table-cell>
          <table:table-cell table:formula="of:=SIN(RADIANS([.A258]*14))" office:value-type="float" office:value="-0.0348994967025012">
            <text:p>-0.0349</text:p>
          </table:table-cell>
          <table:table-cell table:formula="of:=SIN(RADIANS([.A258]*15))" office:value-type="float" office:value="-0.965925826289069">
            <text:p>-0.9659</text:p>
          </table:table-cell>
          <table:table-cell table:formula="of:=SIN(RADIANS([.A258]*16))" office:value-type="float" office:value="0.469471562785895">
            <text:p>0.4695</text:p>
          </table:table-cell>
          <table:table-cell table:formula="of:=COS(RADIANS([.A258]))" office:value-type="float" office:value="-0.224951054343865">
            <text:p>-0.2250</text:p>
          </table:table-cell>
          <table:table-cell table:formula="of:=COS(RADIANS([.A258]*2))" office:value-type="float" office:value="-0.898794046299167">
            <text:p>-0.8988</text:p>
          </table:table-cell>
          <table:table-cell table:formula="of:=COS(RADIANS([.A258]*3))" office:value-type="float" office:value="0.629320391049838">
            <text:p>0.6293</text:p>
          </table:table-cell>
          <table:table-cell table:formula="of:=COS(RADIANS([.A258]*4))" office:value-type="float" office:value="0.615661475325657">
            <text:p>0.6157</text:p>
          </table:table-cell>
          <table:table-cell table:formula="of:=COS(RADIANS([.A258]*5))" office:value-type="float" office:value="-0.90630778703665">
            <text:p>-0.9063</text:p>
          </table:table-cell>
          <table:table-cell table:formula="of:=COS(RADIANS([.A258]*6))" office:value-type="float" office:value="-0.207911690817758">
            <text:p>-0.2079</text:p>
          </table:table-cell>
          <table:table-cell table:formula="of:=COS(RADIANS([.A258]*7))" office:value-type="float" office:value="0.999847695156391">
            <text:p>0.9998</text:p>
          </table:table-cell>
          <table:table-cell table:formula="of:=COS(RADIANS([.A258]*8))" office:value-type="float" office:value="-0.24192189559967">
            <text:p>-0.2419</text:p>
          </table:table-cell>
          <table:table-cell table:formula="of:=COS(RADIANS([.A258]*9))" office:value-type="float" office:value="-0.891006524188368">
            <text:p>-0.8910</text:p>
          </table:table-cell>
          <table:table-cell table:formula="of:=COS(RADIANS([.A258]*10))" office:value-type="float" office:value="0.642787609686539">
            <text:p>0.6428</text:p>
          </table:table-cell>
          <table:table-cell table:formula="of:=COS(RADIANS([.A258]*11))" office:value-type="float" office:value="0.60181502315205">
            <text:p>0.6018</text:p>
          </table:table-cell>
          <table:table-cell table:formula="of:=COS(RADIANS([.A258]*12))" office:value-type="float" office:value="-0.913545457642602">
            <text:p>-0.9135</text:p>
          </table:table-cell>
          <table:table-cell table:formula="of:=COS(RADIANS([.A258]*13))" office:value-type="float" office:value="-0.190808995376543">
            <text:p>-0.1908</text:p>
          </table:table-cell>
          <table:table-cell table:formula="of:=COS(RADIANS([.A258]*14))" office:value-type="float" office:value="0.999390827019096">
            <text:p>0.9994</text:p>
          </table:table-cell>
          <table:table-cell table:formula="of:=COS(RADIANS([.A258]*15))" office:value-type="float" office:value="-0.25881904510252">
            <text:p>-0.2588</text:p>
          </table:table-cell>
          <table:table-cell table:formula="of:=COS(RADIANS([.A258]*16))" office:value-type="float" office:value="-0.882947592858925">
            <text:p>-0.8829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18S">
            <text:p>00:04:18</text:p>
          </table:table-cell>
          <table:table-cell table:formula="of:=SIN(RADIANS([.A259]))" office:value-type="float" office:value="-0.978147600733806">
            <text:p>-0.9781</text:p>
          </table:table-cell>
          <table:table-cell table:formula="of:=SIN(RADIANS([.A259]*2))" office:value-type="float" office:value="0.406736643075801">
            <text:p>0.4067</text:p>
          </table:table-cell>
          <table:table-cell table:formula="of:=SIN(RADIANS([.A259]*3))" office:value-type="float" office:value="0.809016994374947">
            <text:p>0.8090</text:p>
          </table:table-cell>
          <table:table-cell table:formula="of:=SIN(RADIANS([.A259]*4))" office:value-type="float" office:value="-0.743144825477395">
            <text:p>-0.7431</text:p>
          </table:table-cell>
          <table:table-cell table:formula="of:=SIN(RADIANS([.A259]*5))" office:value-type="float" office:value="-0.499999999999999">
            <text:p>-0.5000</text:p>
          </table:table-cell>
          <table:table-cell table:formula="of:=SIN(RADIANS([.A259]*6))" office:value-type="float" office:value="0.951056516295154">
            <text:p>0.9511</text:p>
          </table:table-cell>
          <table:table-cell table:formula="of:=SIN(RADIANS([.A259]*7))" office:value-type="float" office:value="0.104528463267653">
            <text:p>0.1045</text:p>
          </table:table-cell>
          <table:table-cell table:formula="of:=SIN(RADIANS([.A259]*8))" office:value-type="float" office:value="-0.994521895368273">
            <text:p>-0.9945</text:p>
          </table:table-cell>
          <table:table-cell table:formula="of:=SIN(RADIANS([.A259]*9))" office:value-type="float" office:value="0.309016994374947">
            <text:p>0.3090</text:p>
          </table:table-cell>
          <table:table-cell table:formula="of:=SIN(RADIANS([.A259]*10))" office:value-type="float" office:value="0.866025403784437">
            <text:p>0.8660</text:p>
          </table:table-cell>
          <table:table-cell table:formula="of:=SIN(RADIANS([.A259]*11))" office:value-type="float" office:value="-0.669130606358857">
            <text:p>-0.6691</text:p>
          </table:table-cell>
          <table:table-cell table:formula="of:=SIN(RADIANS([.A259]*12))" office:value-type="float" office:value="-0.587785252292471">
            <text:p>-0.5878</text:p>
          </table:table-cell>
          <table:table-cell table:formula="of:=SIN(RADIANS([.A259]*13))" office:value-type="float" office:value="0.9135454576426">
            <text:p>0.9135</text:p>
          </table:table-cell>
          <table:table-cell table:formula="of:=SIN(RADIANS([.A259]*14))" office:value-type="float" office:value="0.207911690817758">
            <text:p>0.2079</text:p>
          </table:table-cell>
          <table:table-cell table:formula="of:=SIN(RADIANS([.A259]*15))" office:value-type="float" office:value="-1">
            <text:p>-1.0000</text:p>
          </table:table-cell>
          <table:table-cell table:formula="of:=SIN(RADIANS([.A259]*16))" office:value-type="float" office:value="0.207911690817767">
            <text:p>0.2079</text:p>
          </table:table-cell>
          <table:table-cell table:formula="of:=COS(RADIANS([.A259]))" office:value-type="float" office:value="-0.20791169081776">
            <text:p>-0.2079</text:p>
          </table:table-cell>
          <table:table-cell table:formula="of:=COS(RADIANS([.A259]*2))" office:value-type="float" office:value="-0.913545457642601">
            <text:p>-0.9135</text:p>
          </table:table-cell>
          <table:table-cell table:formula="of:=COS(RADIANS([.A259]*3))" office:value-type="float" office:value="0.587785252292474">
            <text:p>0.5878</text:p>
          </table:table-cell>
          <table:table-cell table:formula="of:=COS(RADIANS([.A259]*4))" office:value-type="float" office:value="0.669130606358857">
            <text:p>0.6691</text:p>
          </table:table-cell>
          <table:table-cell table:formula="of:=COS(RADIANS([.A259]*5))" office:value-type="float" office:value="-0.866025403784439">
            <text:p>-0.8660</text:p>
          </table:table-cell>
          <table:table-cell table:formula="of:=COS(RADIANS([.A259]*6))" office:value-type="float" office:value="-0.309016994374946">
            <text:p>-0.3090</text:p>
          </table:table-cell>
          <table:table-cell table:formula="of:=COS(RADIANS([.A259]*7))" office:value-type="float" office:value="0.994521895368273">
            <text:p>0.9945</text:p>
          </table:table-cell>
          <table:table-cell table:formula="of:=COS(RADIANS([.A259]*8))" office:value-type="float" office:value="-0.104528463267657">
            <text:p>-0.1045</text:p>
          </table:table-cell>
          <table:table-cell table:formula="of:=COS(RADIANS([.A259]*9))" office:value-type="float" office:value="-0.951056516295154">
            <text:p>-0.9511</text:p>
          </table:table-cell>
          <table:table-cell table:formula="of:=COS(RADIANS([.A259]*10))" office:value-type="float" office:value="0.500000000000003">
            <text:p>0.5000</text:p>
          </table:table-cell>
          <table:table-cell table:formula="of:=COS(RADIANS([.A259]*11))" office:value-type="float" office:value="0.743144825477395">
            <text:p>0.7431</text:p>
          </table:table-cell>
          <table:table-cell table:formula="of:=COS(RADIANS([.A259]*12))" office:value-type="float" office:value="-0.809016994374949">
            <text:p>-0.8090</text:p>
          </table:table-cell>
          <table:table-cell table:formula="of:=COS(RADIANS([.A259]*13))" office:value-type="float" office:value="-0.406736643075802">
            <text:p>-0.4067</text:p>
          </table:table-cell>
          <table:table-cell table:formula="of:=COS(RADIANS([.A259]*14))" office:value-type="float" office:value="0.978147600733806">
            <text:p>0.9781</text:p>
          </table:table-cell>
          <table:table-cell table:formula="of:=COS(RADIANS([.A259]*15))" office:value-type="float" office:value="-4.40934745756706E-015">
            <text:p>0.0000</text:p>
          </table:table-cell>
          <table:table-cell table:formula="of:=COS(RADIANS([.A259]*16))" office:value-type="float" office:value="-0.978147600733804">
            <text:p>-0.9781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19S">
            <text:p>00:04:19</text:p>
          </table:table-cell>
          <table:table-cell table:formula="of:=SIN(RADIANS([.A260]))" office:value-type="float" office:value="-0.981627183447664">
            <text:p>-0.9816</text:p>
          </table:table-cell>
          <table:table-cell table:formula="of:=SIN(RADIANS([.A260]*2))" office:value-type="float" office:value="0.374606593415912">
            <text:p>0.3746</text:p>
          </table:table-cell>
          <table:table-cell table:formula="of:=SIN(RADIANS([.A260]*3))" office:value-type="float" office:value="0.838670567945424">
            <text:p>0.8387</text:p>
          </table:table-cell>
          <table:table-cell table:formula="of:=SIN(RADIANS([.A260]*4))" office:value-type="float" office:value="-0.694658370458997">
            <text:p>-0.6947</text:p>
          </table:table-cell>
          <table:table-cell table:formula="of:=SIN(RADIANS([.A260]*5))" office:value-type="float" office:value="-0.573576436351046">
            <text:p>-0.5736</text:p>
          </table:table-cell>
          <table:table-cell table:formula="of:=SIN(RADIANS([.A260]*6))" office:value-type="float" office:value="0.913545457642601">
            <text:p>0.9135</text:p>
          </table:table-cell>
          <table:table-cell table:formula="of:=SIN(RADIANS([.A260]*7))" office:value-type="float" office:value="0.224951054343864">
            <text:p>0.2250</text:p>
          </table:table-cell>
          <table:table-cell table:formula="of:=SIN(RADIANS([.A260]*8))" office:value-type="float" office:value="-0.999390827019096">
            <text:p>-0.9994</text:p>
          </table:table-cell>
          <table:table-cell table:formula="of:=SIN(RADIANS([.A260]*9))" office:value-type="float" office:value="0.15643446504023">
            <text:p>0.1564</text:p>
          </table:table-cell>
          <table:table-cell table:formula="of:=SIN(RADIANS([.A260]*10))" office:value-type="float" office:value="0.939692620785909">
            <text:p>0.9397</text:p>
          </table:table-cell>
          <table:table-cell table:formula="of:=SIN(RADIANS([.A260]*11))" office:value-type="float" office:value="-0.515038074910054">
            <text:p>-0.5150</text:p>
          </table:table-cell>
          <table:table-cell table:formula="of:=SIN(RADIANS([.A260]*12))" office:value-type="float" office:value="-0.743144825477394">
            <text:p>-0.7431</text:p>
          </table:table-cell>
          <table:table-cell table:formula="of:=SIN(RADIANS([.A260]*13))" office:value-type="float" office:value="0.798635510047294">
            <text:p>0.7986</text:p>
          </table:table-cell>
          <table:table-cell table:formula="of:=SIN(RADIANS([.A260]*14))" office:value-type="float" office:value="0.438371146789075">
            <text:p>0.4384</text:p>
          </table:table-cell>
          <table:table-cell table:formula="of:=SIN(RADIANS([.A260]*15))" office:value-type="float" office:value="-0.965925826289067">
            <text:p>-0.9659</text:p>
          </table:table-cell>
          <table:table-cell table:formula="of:=SIN(RADIANS([.A260]*16))" office:value-type="float" office:value="-0.0697564737441288">
            <text:p>-0.0698</text:p>
          </table:table-cell>
          <table:table-cell table:formula="of:=COS(RADIANS([.A260]))" office:value-type="float" office:value="-0.190808995376545">
            <text:p>-0.1908</text:p>
          </table:table-cell>
          <table:table-cell table:formula="of:=COS(RADIANS([.A260]*2))" office:value-type="float" office:value="-0.927183854566787">
            <text:p>-0.9272</text:p>
          </table:table-cell>
          <table:table-cell table:formula="of:=COS(RADIANS([.A260]*3))" office:value-type="float" office:value="0.544639035015027">
            <text:p>0.5446</text:p>
          </table:table-cell>
          <table:table-cell table:formula="of:=COS(RADIANS([.A260]*4))" office:value-type="float" office:value="0.719339800338652">
            <text:p>0.7193</text:p>
          </table:table-cell>
          <table:table-cell table:formula="of:=COS(RADIANS([.A260]*5))" office:value-type="float" office:value="-0.819152044288992">
            <text:p>-0.8192</text:p>
          </table:table-cell>
          <table:table-cell table:formula="of:=COS(RADIANS([.A260]*6))" office:value-type="float" office:value="-0.4067366430758">
            <text:p>-0.4067</text:p>
          </table:table-cell>
          <table:table-cell table:formula="of:=COS(RADIANS([.A260]*7))" office:value-type="float" office:value="0.974370064785235">
            <text:p>0.9744</text:p>
          </table:table-cell>
          <table:table-cell table:formula="of:=COS(RADIANS([.A260]*8))" office:value-type="float" office:value="0.0348994967025027">
            <text:p>0.0349</text:p>
          </table:table-cell>
          <table:table-cell table:formula="of:=COS(RADIANS([.A260]*9))" office:value-type="float" office:value="-0.987688340595138">
            <text:p>-0.9877</text:p>
          </table:table-cell>
          <table:table-cell table:formula="of:=COS(RADIANS([.A260]*10))" office:value-type="float" office:value="0.342020143325668">
            <text:p>0.3420</text:p>
          </table:table-cell>
          <table:table-cell table:formula="of:=COS(RADIANS([.A260]*11))" office:value-type="float" office:value="0.857167300702112">
            <text:p>0.8572</text:p>
          </table:table-cell>
          <table:table-cell table:formula="of:=COS(RADIANS([.A260]*12))" office:value-type="float" office:value="-0.669130606358859">
            <text:p>-0.6691</text:p>
          </table:table-cell>
          <table:table-cell table:formula="of:=COS(RADIANS([.A260]*13))" office:value-type="float" office:value="-0.601815023152047">
            <text:p>-0.6018</text:p>
          </table:table-cell>
          <table:table-cell table:formula="of:=COS(RADIANS([.A260]*14))" office:value-type="float" office:value="0.898794046299168">
            <text:p>0.8988</text:p>
          </table:table-cell>
          <table:table-cell table:formula="of:=COS(RADIANS([.A260]*15))" office:value-type="float" office:value="0.258819045102525">
            <text:p>0.2588</text:p>
          </table:table-cell>
          <table:table-cell table:formula="of:=COS(RADIANS([.A260]*16))" office:value-type="float" office:value="-0.997564050259824">
            <text:p>-0.9976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20S">
            <text:p>00:04:20</text:p>
          </table:table-cell>
          <table:table-cell table:formula="of:=SIN(RADIANS([.A261]))" office:value-type="float" office:value="-0.984807753012208">
            <text:p>-0.9848</text:p>
          </table:table-cell>
          <table:table-cell table:formula="of:=SIN(RADIANS([.A261]*2))" office:value-type="float" office:value="0.342020143325669">
            <text:p>0.3420</text:p>
          </table:table-cell>
          <table:table-cell table:formula="of:=SIN(RADIANS([.A261]*3))" office:value-type="float" office:value="0.866025403784439">
            <text:p>0.8660</text:p>
          </table:table-cell>
          <table:table-cell table:formula="of:=SIN(RADIANS([.A261]*4))" office:value-type="float" office:value="-0.642787609686539">
            <text:p>-0.6428</text:p>
          </table:table-cell>
          <table:table-cell table:formula="of:=SIN(RADIANS([.A261]*5))" office:value-type="float" office:value="-0.642787609686538">
            <text:p>-0.6428</text:p>
          </table:table-cell>
          <table:table-cell table:formula="of:=SIN(RADIANS([.A261]*6))" office:value-type="float" office:value="0.866025403784439">
            <text:p>0.8660</text:p>
          </table:table-cell>
          <table:table-cell table:formula="of:=SIN(RADIANS([.A261]*7))" office:value-type="float" office:value="0.342020143325667">
            <text:p>0.3420</text:p>
          </table:table-cell>
          <table:table-cell table:formula="of:=SIN(RADIANS([.A261]*8))" office:value-type="float" office:value="-0.984807753012208">
            <text:p>-0.9848</text:p>
          </table:table-cell>
          <table:table-cell table:formula="of:=SIN(RADIANS([.A261]*9))" office:value-type="float" office:value="-1.96067283990894E-015">
            <text:p>0.0000</text:p>
          </table:table-cell>
          <table:table-cell table:formula="of:=SIN(RADIANS([.A261]*10))" office:value-type="float" office:value="0.984807753012207">
            <text:p>0.9848</text:p>
          </table:table-cell>
          <table:table-cell table:formula="of:=SIN(RADIANS([.A261]*11))" office:value-type="float" office:value="-0.34202014332567">
            <text:p>-0.3420</text:p>
          </table:table-cell>
          <table:table-cell table:formula="of:=SIN(RADIANS([.A261]*12))" office:value-type="float" office:value="-0.866025403784439">
            <text:p>-0.8660</text:p>
          </table:table-cell>
          <table:table-cell table:formula="of:=SIN(RADIANS([.A261]*13))" office:value-type="float" office:value="0.642787609686538">
            <text:p>0.6428</text:p>
          </table:table-cell>
          <table:table-cell table:formula="of:=SIN(RADIANS([.A261]*14))" office:value-type="float" office:value="0.642787609686537">
            <text:p>0.6428</text:p>
          </table:table-cell>
          <table:table-cell table:formula="of:=SIN(RADIANS([.A261]*15))" office:value-type="float" office:value="-0.866025403784439">
            <text:p>-0.8660</text:p>
          </table:table-cell>
          <table:table-cell table:formula="of:=SIN(RADIANS([.A261]*16))" office:value-type="float" office:value="-0.342020143325669">
            <text:p>-0.3420</text:p>
          </table:table-cell>
          <table:table-cell table:formula="of:=COS(RADIANS([.A261]))" office:value-type="float" office:value="-0.17364817766693">
            <text:p>-0.1736</text:p>
          </table:table-cell>
          <table:table-cell table:formula="of:=COS(RADIANS([.A261]*2))" office:value-type="float" office:value="-0.939692620785908">
            <text:p>-0.9397</text:p>
          </table:table-cell>
          <table:table-cell table:formula="of:=COS(RADIANS([.A261]*3))" office:value-type="float" office:value="0.5">
            <text:p>0.5000</text:p>
          </table:table-cell>
          <table:table-cell table:formula="of:=COS(RADIANS([.A261]*4))" office:value-type="float" office:value="0.766044443118978">
            <text:p>0.7660</text:p>
          </table:table-cell>
          <table:table-cell table:formula="of:=COS(RADIANS([.A261]*5))" office:value-type="float" office:value="-0.766044443118979">
            <text:p>-0.7660</text:p>
          </table:table-cell>
          <table:table-cell table:formula="of:=COS(RADIANS([.A261]*6))" office:value-type="float" office:value="-0.5">
            <text:p>-0.5000</text:p>
          </table:table-cell>
          <table:table-cell table:formula="of:=COS(RADIANS([.A261]*7))" office:value-type="float" office:value="0.939692620785909">
            <text:p>0.9397</text:p>
          </table:table-cell>
          <table:table-cell table:formula="of:=COS(RADIANS([.A261]*8))" office:value-type="float" office:value="0.17364817766693">
            <text:p>0.1736</text:p>
          </table:table-cell>
          <table:table-cell table:formula="of:=COS(RADIANS([.A261]*9))" office:value-type="float" office:value="-1">
            <text:p>-1.0000</text:p>
          </table:table-cell>
          <table:table-cell table:formula="of:=COS(RADIANS([.A261]*10))" office:value-type="float" office:value="0.173648177666934">
            <text:p>0.1736</text:p>
          </table:table-cell>
          <table:table-cell table:formula="of:=COS(RADIANS([.A261]*11))" office:value-type="float" office:value="0.939692620785908">
            <text:p>0.9397</text:p>
          </table:table-cell>
          <table:table-cell table:formula="of:=COS(RADIANS([.A261]*12))" office:value-type="float" office:value="-0.5">
            <text:p>-0.5000</text:p>
          </table:table-cell>
          <table:table-cell table:formula="of:=COS(RADIANS([.A261]*13))" office:value-type="float" office:value="-0.766044443118979">
            <text:p>-0.7660</text:p>
          </table:table-cell>
          <table:table-cell table:formula="of:=COS(RADIANS([.A261]*14))" office:value-type="float" office:value="0.76604444311898">
            <text:p>0.7660</text:p>
          </table:table-cell>
          <table:table-cell table:formula="of:=COS(RADIANS([.A261]*15))" office:value-type="float" office:value="0.499999999999999">
            <text:p>0.5000</text:p>
          </table:table-cell>
          <table:table-cell table:formula="of:=COS(RADIANS([.A261]*16))" office:value-type="float" office:value="-0.939692620785908">
            <text:p>-0.9397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21S">
            <text:p>00:04:21</text:p>
          </table:table-cell>
          <table:table-cell table:formula="of:=SIN(RADIANS([.A262]))" office:value-type="float" office:value="-0.987688340595138">
            <text:p>-0.9877</text:p>
          </table:table-cell>
          <table:table-cell table:formula="of:=SIN(RADIANS([.A262]*2))" office:value-type="float" office:value="0.309016994374948">
            <text:p>0.3090</text:p>
          </table:table-cell>
          <table:table-cell table:formula="of:=SIN(RADIANS([.A262]*3))" office:value-type="float" office:value="0.891006524188368">
            <text:p>0.8910</text:p>
          </table:table-cell>
          <table:table-cell table:formula="of:=SIN(RADIANS([.A262]*4))" office:value-type="float" office:value="-0.587785252292474">
            <text:p>-0.5878</text:p>
          </table:table-cell>
          <table:table-cell table:formula="of:=SIN(RADIANS([.A262]*5))" office:value-type="float" office:value="-0.707106781186548">
            <text:p>-0.7071</text:p>
          </table:table-cell>
          <table:table-cell table:formula="of:=SIN(RADIANS([.A262]*6))" office:value-type="float" office:value="0.809016994374947">
            <text:p>0.8090</text:p>
          </table:table-cell>
          <table:table-cell table:formula="of:=SIN(RADIANS([.A262]*7))" office:value-type="float" office:value="0.453990499739545">
            <text:p>0.4540</text:p>
          </table:table-cell>
          <table:table-cell table:formula="of:=SIN(RADIANS([.A262]*8))" office:value-type="float" office:value="-0.951056516295154">
            <text:p>-0.9511</text:p>
          </table:table-cell>
          <table:table-cell table:formula="of:=SIN(RADIANS([.A262]*9))" office:value-type="float" office:value="-0.156434465040234">
            <text:p>-0.1564</text:p>
          </table:table-cell>
          <table:table-cell table:formula="of:=SIN(RADIANS([.A262]*10))" office:value-type="float" office:value="1">
            <text:p>1.0000</text:p>
          </table:table-cell>
          <table:table-cell table:formula="of:=SIN(RADIANS([.A262]*11))" office:value-type="float" office:value="-0.156434465040234">
            <text:p>-0.1564</text:p>
          </table:table-cell>
          <table:table-cell table:formula="of:=SIN(RADIANS([.A262]*12))" office:value-type="float" office:value="-0.951056516295154">
            <text:p>-0.9511</text:p>
          </table:table-cell>
          <table:table-cell table:formula="of:=SIN(RADIANS([.A262]*13))" office:value-type="float" office:value="0.453990499739548">
            <text:p>0.4540</text:p>
          </table:table-cell>
          <table:table-cell table:formula="of:=SIN(RADIANS([.A262]*14))" office:value-type="float" office:value="0.809016994374945">
            <text:p>0.8090</text:p>
          </table:table-cell>
          <table:table-cell table:formula="of:=SIN(RADIANS([.A262]*15))" office:value-type="float" office:value="-0.707106781186553">
            <text:p>-0.7071</text:p>
          </table:table-cell>
          <table:table-cell table:formula="of:=SIN(RADIANS([.A262]*16))" office:value-type="float" office:value="-0.587785252292471">
            <text:p>-0.5878</text:p>
          </table:table-cell>
          <table:table-cell table:formula="of:=COS(RADIANS([.A262]))" office:value-type="float" office:value="-0.156434465040231">
            <text:p>-0.1564</text:p>
          </table:table-cell>
          <table:table-cell table:formula="of:=COS(RADIANS([.A262]*2))" office:value-type="float" office:value="-0.951056516295153">
            <text:p>-0.9511</text:p>
          </table:table-cell>
          <table:table-cell table:formula="of:=COS(RADIANS([.A262]*3))" office:value-type="float" office:value="0.453990499739547">
            <text:p>0.4540</text:p>
          </table:table-cell>
          <table:table-cell table:formula="of:=COS(RADIANS([.A262]*4))" office:value-type="float" office:value="0.809016994374947">
            <text:p>0.8090</text:p>
          </table:table-cell>
          <table:table-cell table:formula="of:=COS(RADIANS([.A262]*5))" office:value-type="float" office:value="-0.707106781186548">
            <text:p>-0.7071</text:p>
          </table:table-cell>
          <table:table-cell table:formula="of:=COS(RADIANS([.A262]*6))" office:value-type="float" office:value="-0.587785252292474">
            <text:p>-0.5878</text:p>
          </table:table-cell>
          <table:table-cell table:formula="of:=COS(RADIANS([.A262]*7))" office:value-type="float" office:value="0.891006524188369">
            <text:p>0.8910</text:p>
          </table:table-cell>
          <table:table-cell table:formula="of:=COS(RADIANS([.A262]*8))" office:value-type="float" office:value="0.309016994374946">
            <text:p>0.3090</text:p>
          </table:table-cell>
          <table:table-cell table:formula="of:=COS(RADIANS([.A262]*9))" office:value-type="float" office:value="-0.987688340595137">
            <text:p>-0.9877</text:p>
          </table:table-cell>
          <table:table-cell table:formula="of:=COS(RADIANS([.A262]*10))" office:value-type="float" office:value="-6.18980636588358E-019">
            <text:p>0.0000</text:p>
          </table:table-cell>
          <table:table-cell table:formula="of:=COS(RADIANS([.A262]*11))" office:value-type="float" office:value="0.987688340595137">
            <text:p>0.9877</text:p>
          </table:table-cell>
          <table:table-cell table:formula="of:=COS(RADIANS([.A262]*12))" office:value-type="float" office:value="-0.309016994374946">
            <text:p>-0.3090</text:p>
          </table:table-cell>
          <table:table-cell table:formula="of:=COS(RADIANS([.A262]*13))" office:value-type="float" office:value="-0.891006524188367">
            <text:p>-0.8910</text:p>
          </table:table-cell>
          <table:table-cell table:formula="of:=COS(RADIANS([.A262]*14))" office:value-type="float" office:value="0.587785252292477">
            <text:p>0.5878</text:p>
          </table:table-cell>
          <table:table-cell table:formula="of:=COS(RADIANS([.A262]*15))" office:value-type="float" office:value="0.707106781186542">
            <text:p>0.7071</text:p>
          </table:table-cell>
          <table:table-cell table:formula="of:=COS(RADIANS([.A262]*16))" office:value-type="float" office:value="-0.809016994374949">
            <text:p>-0.809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22S">
            <text:p>00:04:22</text:p>
          </table:table-cell>
          <table:table-cell table:formula="of:=SIN(RADIANS([.A263]))" office:value-type="float" office:value="-0.99026806874157">
            <text:p>-0.9903</text:p>
          </table:table-cell>
          <table:table-cell table:formula="of:=SIN(RADIANS([.A263]*2))" office:value-type="float" office:value="0.275637355817">
            <text:p>0.2756</text:p>
          </table:table-cell>
          <table:table-cell table:formula="of:=SIN(RADIANS([.A263]*3))" office:value-type="float" office:value="0.913545457642601">
            <text:p>0.9135</text:p>
          </table:table-cell>
          <table:table-cell table:formula="of:=SIN(RADIANS([.A263]*4))" office:value-type="float" office:value="-0.529919264233206">
            <text:p>-0.5299</text:p>
          </table:table-cell>
          <table:table-cell table:formula="of:=SIN(RADIANS([.A263]*5))" office:value-type="float" office:value="-0.766044443118977">
            <text:p>-0.7660</text:p>
          </table:table-cell>
          <table:table-cell table:formula="of:=SIN(RADIANS([.A263]*6))" office:value-type="float" office:value="0.743144825477393">
            <text:p>0.7431</text:p>
          </table:table-cell>
          <table:table-cell table:formula="of:=SIN(RADIANS([.A263]*7))" office:value-type="float" office:value="0.559192903470745">
            <text:p>0.5592</text:p>
          </table:table-cell>
          <table:table-cell table:formula="of:=SIN(RADIANS([.A263]*8))" office:value-type="float" office:value="-0.898794046299168">
            <text:p>-0.8988</text:p>
          </table:table-cell>
          <table:table-cell table:formula="of:=SIN(RADIANS([.A263]*9))" office:value-type="float" office:value="-0.309016994374944">
            <text:p>-0.3090</text:p>
          </table:table-cell>
          <table:table-cell table:formula="of:=SIN(RADIANS([.A263]*10))" office:value-type="float" office:value="0.984807753012209">
            <text:p>0.9848</text:p>
          </table:table-cell>
          <table:table-cell table:formula="of:=SIN(RADIANS([.A263]*11))" office:value-type="float" office:value="0.0348994967024968">
            <text:p>0.0349</text:p>
          </table:table-cell>
          <table:table-cell table:formula="of:=SIN(RADIANS([.A263]*12))" office:value-type="float" office:value="-0.994521895368274">
            <text:p>-0.9945</text:p>
          </table:table-cell>
          <table:table-cell table:formula="of:=SIN(RADIANS([.A263]*13))" office:value-type="float" office:value="0.241921895599666">
            <text:p>0.2419</text:p>
          </table:table-cell>
          <table:table-cell table:formula="of:=SIN(RADIANS([.A263]*14))" office:value-type="float" office:value="0.927183854566785">
            <text:p>0.9272</text:p>
          </table:table-cell>
          <table:table-cell table:formula="of:=SIN(RADIANS([.A263]*15))" office:value-type="float" office:value="-0.499999999999999">
            <text:p>-0.5000</text:p>
          </table:table-cell>
          <table:table-cell table:formula="of:=SIN(RADIANS([.A263]*16))" office:value-type="float" office:value="-0.788010753606718">
            <text:p>-0.7880</text:p>
          </table:table-cell>
          <table:table-cell table:formula="of:=COS(RADIANS([.A263]))" office:value-type="float" office:value="-0.139173100960066">
            <text:p>-0.1392</text:p>
          </table:table-cell>
          <table:table-cell table:formula="of:=COS(RADIANS([.A263]*2))" office:value-type="float" office:value="-0.961261695938319">
            <text:p>-0.9613</text:p>
          </table:table-cell>
          <table:table-cell table:formula="of:=COS(RADIANS([.A263]*3))" office:value-type="float" office:value="0.4067366430758">
            <text:p>0.4067</text:p>
          </table:table-cell>
          <table:table-cell table:formula="of:=COS(RADIANS([.A263]*4))" office:value-type="float" office:value="0.848048096156425">
            <text:p>0.8480</text:p>
          </table:table-cell>
          <table:table-cell table:formula="of:=COS(RADIANS([.A263]*5))" office:value-type="float" office:value="-0.642787609686541">
            <text:p>-0.6428</text:p>
          </table:table-cell>
          <table:table-cell table:formula="of:=COS(RADIANS([.A263]*6))" office:value-type="float" office:value="-0.669130606358859">
            <text:p>-0.6691</text:p>
          </table:table-cell>
          <table:table-cell table:formula="of:=COS(RADIANS([.A263]*7))" office:value-type="float" office:value="0.829037572555043">
            <text:p>0.8290</text:p>
          </table:table-cell>
          <table:table-cell table:formula="of:=COS(RADIANS([.A263]*8))" office:value-type="float" office:value="0.438371146789075">
            <text:p>0.4384</text:p>
          </table:table-cell>
          <table:table-cell table:formula="of:=COS(RADIANS([.A263]*9))" office:value-type="float" office:value="-0.951056516295155">
            <text:p>-0.9511</text:p>
          </table:table-cell>
          <table:table-cell table:formula="of:=COS(RADIANS([.A263]*10))" office:value-type="float" office:value="-0.173648177666927">
            <text:p>-0.1736</text:p>
          </table:table-cell>
          <table:table-cell table:formula="of:=COS(RADIANS([.A263]*11))" office:value-type="float" office:value="0.999390827019096">
            <text:p>0.9994</text:p>
          </table:table-cell>
          <table:table-cell table:formula="of:=COS(RADIANS([.A263]*12))" office:value-type="float" office:value="-0.104528463267651">
            <text:p>-0.1045</text:p>
          </table:table-cell>
          <table:table-cell table:formula="of:=COS(RADIANS([.A263]*13))" office:value-type="float" office:value="-0.970295726275997">
            <text:p>-0.9703</text:p>
          </table:table-cell>
          <table:table-cell table:formula="of:=COS(RADIANS([.A263]*14))" office:value-type="float" office:value="0.374606593415917">
            <text:p>0.3746</text:p>
          </table:table-cell>
          <table:table-cell table:formula="of:=COS(RADIANS([.A263]*15))" office:value-type="float" office:value="0.866025403784439">
            <text:p>0.8660</text:p>
          </table:table-cell>
          <table:table-cell table:formula="of:=COS(RADIANS([.A263]*16))" office:value-type="float" office:value="-0.615661475325663">
            <text:p>-0.6157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23S">
            <text:p>00:04:23</text:p>
          </table:table-cell>
          <table:table-cell table:formula="of:=SIN(RADIANS([.A264]))" office:value-type="float" office:value="-0.992546151641322">
            <text:p>-0.9925</text:p>
          </table:table-cell>
          <table:table-cell table:formula="of:=SIN(RADIANS([.A264]*2))" office:value-type="float" office:value="0.241921895599667">
            <text:p>0.2419</text:p>
          </table:table-cell>
          <table:table-cell table:formula="of:=SIN(RADIANS([.A264]*3))" office:value-type="float" office:value="0.933580426497201">
            <text:p>0.9336</text:p>
          </table:table-cell>
          <table:table-cell table:formula="of:=SIN(RADIANS([.A264]*4))" office:value-type="float" office:value="-0.46947156278589">
            <text:p>-0.4695</text:p>
          </table:table-cell>
          <table:table-cell table:formula="of:=SIN(RADIANS([.A264]*5))" office:value-type="float" office:value="-0.819152044288992">
            <text:p>-0.8192</text:p>
          </table:table-cell>
          <table:table-cell table:formula="of:=SIN(RADIANS([.A264]*6))" office:value-type="float" office:value="0.669130606358859">
            <text:p>0.6691</text:p>
          </table:table-cell>
          <table:table-cell table:formula="of:=SIN(RADIANS([.A264]*7))" office:value-type="float" office:value="0.656059028990508">
            <text:p>0.6561</text:p>
          </table:table-cell>
          <table:table-cell table:formula="of:=SIN(RADIANS([.A264]*8))" office:value-type="float" office:value="-0.82903757255504">
            <text:p>-0.8290</text:p>
          </table:table-cell>
          <table:table-cell table:formula="of:=SIN(RADIANS([.A264]*9))" office:value-type="float" office:value="-0.453990499739545">
            <text:p>-0.4540</text:p>
          </table:table-cell>
          <table:table-cell table:formula="of:=SIN(RADIANS([.A264]*10))" office:value-type="float" office:value="0.939692620785909">
            <text:p>0.9397</text:p>
          </table:table-cell>
          <table:table-cell table:formula="of:=SIN(RADIANS([.A264]*11))" office:value-type="float" office:value="0.224951054343867">
            <text:p>0.2250</text:p>
          </table:table-cell>
          <table:table-cell table:formula="of:=SIN(RADIANS([.A264]*12))" office:value-type="float" office:value="-0.994521895368274">
            <text:p>-0.9945</text:p>
          </table:table-cell>
          <table:table-cell table:formula="of:=SIN(RADIANS([.A264]*13))" office:value-type="float" office:value="0.0174524064372848">
            <text:p>0.0175</text:p>
          </table:table-cell>
          <table:table-cell table:formula="of:=SIN(RADIANS([.A264]*14))" office:value-type="float" office:value="0.990268068741571">
            <text:p>0.9903</text:p>
          </table:table-cell>
          <table:table-cell table:formula="of:=SIN(RADIANS([.A264]*15))" office:value-type="float" office:value="-0.258819045102525">
            <text:p>-0.2588</text:p>
          </table:table-cell>
          <table:table-cell table:formula="of:=SIN(RADIANS([.A264]*16))" office:value-type="float" office:value="-0.927183854566789">
            <text:p>-0.9272</text:p>
          </table:table-cell>
          <table:table-cell table:formula="of:=COS(RADIANS([.A264]))" office:value-type="float" office:value="-0.121869343405147">
            <text:p>-0.1219</text:p>
          </table:table-cell>
          <table:table-cell table:formula="of:=COS(RADIANS([.A264]*2))" office:value-type="float" office:value="-0.970295726275996">
            <text:p>-0.9703</text:p>
          </table:table-cell>
          <table:table-cell table:formula="of:=COS(RADIANS([.A264]*3))" office:value-type="float" office:value="0.358367949545301">
            <text:p>0.3584</text:p>
          </table:table-cell>
          <table:table-cell table:formula="of:=COS(RADIANS([.A264]*4))" office:value-type="float" office:value="0.882947592858928">
            <text:p>0.8829</text:p>
          </table:table-cell>
          <table:table-cell table:formula="of:=COS(RADIANS([.A264]*5))" office:value-type="float" office:value="-0.573576436351046">
            <text:p>-0.5736</text:p>
          </table:table-cell>
          <table:table-cell table:formula="of:=COS(RADIANS([.A264]*6))" office:value-type="float" office:value="-0.743144825477393">
            <text:p>-0.7431</text:p>
          </table:table-cell>
          <table:table-cell table:formula="of:=COS(RADIANS([.A264]*7))" office:value-type="float" office:value="0.754709580222772">
            <text:p>0.7547</text:p>
          </table:table-cell>
          <table:table-cell table:formula="of:=COS(RADIANS([.A264]*8))" office:value-type="float" office:value="0.559192903470749">
            <text:p>0.5592</text:p>
          </table:table-cell>
          <table:table-cell table:formula="of:=COS(RADIANS([.A264]*9))" office:value-type="float" office:value="-0.891006524188369">
            <text:p>-0.8910</text:p>
          </table:table-cell>
          <table:table-cell table:formula="of:=COS(RADIANS([.A264]*10))" office:value-type="float" office:value="-0.342020143325668">
            <text:p>-0.3420</text:p>
          </table:table-cell>
          <table:table-cell table:formula="of:=COS(RADIANS([.A264]*11))" office:value-type="float" office:value="0.974370064785235">
            <text:p>0.9744</text:p>
          </table:table-cell>
          <table:table-cell table:formula="of:=COS(RADIANS([.A264]*12))" office:value-type="float" office:value="0.10452846326765">
            <text:p>0.1045</text:p>
          </table:table-cell>
          <table:table-cell table:formula="of:=COS(RADIANS([.A264]*13))" office:value-type="float" office:value="-0.999847695156391">
            <text:p>-0.9998</text:p>
          </table:table-cell>
          <table:table-cell table:formula="of:=COS(RADIANS([.A264]*14))" office:value-type="float" office:value="0.139173100960065">
            <text:p>0.1392</text:p>
          </table:table-cell>
          <table:table-cell table:formula="of:=COS(RADIANS([.A264]*15))" office:value-type="float" office:value="0.965925826289067">
            <text:p>0.9659</text:p>
          </table:table-cell>
          <table:table-cell table:formula="of:=COS(RADIANS([.A264]*16))" office:value-type="float" office:value="-0.374606593415907">
            <text:p>-0.3746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24S">
            <text:p>00:04:24</text:p>
          </table:table-cell>
          <table:table-cell table:formula="of:=SIN(RADIANS([.A265]))" office:value-type="float" office:value="-0.994521895368273">
            <text:p>-0.9945</text:p>
          </table:table-cell>
          <table:table-cell table:formula="of:=SIN(RADIANS([.A265]*2))" office:value-type="float" office:value="0.207911690817759">
            <text:p>0.2079</text:p>
          </table:table-cell>
          <table:table-cell table:formula="of:=SIN(RADIANS([.A265]*3))" office:value-type="float" office:value="0.951056516295153">
            <text:p>0.9511</text:p>
          </table:table-cell>
          <table:table-cell table:formula="of:=SIN(RADIANS([.A265]*4))" office:value-type="float" office:value="-0.4067366430758">
            <text:p>-0.4067</text:p>
          </table:table-cell>
          <table:table-cell table:formula="of:=SIN(RADIANS([.A265]*5))" office:value-type="float" office:value="-0.866025403784438">
            <text:p>-0.8660</text:p>
          </table:table-cell>
          <table:table-cell table:formula="of:=SIN(RADIANS([.A265]*6))" office:value-type="float" office:value="0.587785252292474">
            <text:p>0.5878</text:p>
          </table:table-cell>
          <table:table-cell table:formula="of:=SIN(RADIANS([.A265]*7))" office:value-type="float" office:value="0.743144825477392">
            <text:p>0.7431</text:p>
          </table:table-cell>
          <table:table-cell table:formula="of:=SIN(RADIANS([.A265]*8))" office:value-type="float" office:value="-0.743144825477394">
            <text:p>-0.7431</text:p>
          </table:table-cell>
          <table:table-cell table:formula="of:=SIN(RADIANS([.A265]*9))" office:value-type="float" office:value="-0.587785252292472">
            <text:p>-0.5878</text:p>
          </table:table-cell>
          <table:table-cell table:formula="of:=SIN(RADIANS([.A265]*10))" office:value-type="float" office:value="0.866025403784441">
            <text:p>0.8660</text:p>
          </table:table-cell>
          <table:table-cell table:formula="of:=SIN(RADIANS([.A265]*11))" office:value-type="float" office:value="0.406736643075801">
            <text:p>0.4067</text:p>
          </table:table-cell>
          <table:table-cell table:formula="of:=SIN(RADIANS([.A265]*12))" office:value-type="float" office:value="-0.951056516295154">
            <text:p>-0.9511</text:p>
          </table:table-cell>
          <table:table-cell table:formula="of:=SIN(RADIANS([.A265]*13))" office:value-type="float" office:value="-0.207911690817762">
            <text:p>-0.2079</text:p>
          </table:table-cell>
          <table:table-cell table:formula="of:=SIN(RADIANS([.A265]*14))" office:value-type="float" office:value="0.994521895368274">
            <text:p>0.9945</text:p>
          </table:table-cell>
          <table:table-cell table:formula="of:=SIN(RADIANS([.A265]*15))" office:value-type="float" office:value="4.41120439947682E-015">
            <text:p>0.0000</text:p>
          </table:table-cell>
          <table:table-cell table:formula="of:=SIN(RADIANS([.A265]*16))" office:value-type="float" office:value="-0.994521895368274">
            <text:p>-0.9945</text:p>
          </table:table-cell>
          <table:table-cell table:formula="of:=COS(RADIANS([.A265]))" office:value-type="float" office:value="-0.104528463267653">
            <text:p>-0.1045</text:p>
          </table:table-cell>
          <table:table-cell table:formula="of:=COS(RADIANS([.A265]*2))" office:value-type="float" office:value="-0.978147600733806">
            <text:p>-0.9781</text:p>
          </table:table-cell>
          <table:table-cell table:formula="of:=COS(RADIANS([.A265]*3))" office:value-type="float" office:value="0.309016994374948">
            <text:p>0.3090</text:p>
          </table:table-cell>
          <table:table-cell table:formula="of:=COS(RADIANS([.A265]*4))" office:value-type="float" office:value="0.913545457642601">
            <text:p>0.9135</text:p>
          </table:table-cell>
          <table:table-cell table:formula="of:=COS(RADIANS([.A265]*5))" office:value-type="float" office:value="-0.500000000000002">
            <text:p>-0.5000</text:p>
          </table:table-cell>
          <table:table-cell table:formula="of:=COS(RADIANS([.A265]*6))" office:value-type="float" office:value="-0.809016994374947">
            <text:p>-0.8090</text:p>
          </table:table-cell>
          <table:table-cell table:formula="of:=COS(RADIANS([.A265]*7))" office:value-type="float" office:value="0.669130606358861">
            <text:p>0.6691</text:p>
          </table:table-cell>
          <table:table-cell table:formula="of:=COS(RADIANS([.A265]*8))" office:value-type="float" office:value="0.669130606358859">
            <text:p>0.6691</text:p>
          </table:table-cell>
          <table:table-cell table:formula="of:=COS(RADIANS([.A265]*9))" office:value-type="float" office:value="-0.809016994374948">
            <text:p>-0.8090</text:p>
          </table:table-cell>
          <table:table-cell table:formula="of:=COS(RADIANS([.A265]*10))" office:value-type="float" office:value="-0.499999999999996">
            <text:p>-0.5000</text:p>
          </table:table-cell>
          <table:table-cell table:formula="of:=COS(RADIANS([.A265]*11))" office:value-type="float" office:value="0.913545457642601">
            <text:p>0.9135</text:p>
          </table:table-cell>
          <table:table-cell table:formula="of:=COS(RADIANS([.A265]*12))" office:value-type="float" office:value="0.309016994374945">
            <text:p>0.3090</text:p>
          </table:table-cell>
          <table:table-cell table:formula="of:=COS(RADIANS([.A265]*13))" office:value-type="float" office:value="-0.978147600733805">
            <text:p>-0.9781</text:p>
          </table:table-cell>
          <table:table-cell table:formula="of:=COS(RADIANS([.A265]*14))" office:value-type="float" office:value="-0.104528463267646">
            <text:p>-0.1045</text:p>
          </table:table-cell>
          <table:table-cell table:formula="of:=COS(RADIANS([.A265]*15))" office:value-type="float" office:value="1">
            <text:p>1.0000</text:p>
          </table:table-cell>
          <table:table-cell table:formula="of:=COS(RADIANS([.A265]*16))" office:value-type="float" office:value="-0.104528463267652">
            <text:p>-0.104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25S">
            <text:p>00:04:25</text:p>
          </table:table-cell>
          <table:table-cell table:formula="of:=SIN(RADIANS([.A266]))" office:value-type="float" office:value="-0.996194698091746">
            <text:p>-0.9962</text:p>
          </table:table-cell>
          <table:table-cell table:formula="of:=SIN(RADIANS([.A266]*2))" office:value-type="float" office:value="0.17364817766693">
            <text:p>0.1736</text:p>
          </table:table-cell>
          <table:table-cell table:formula="of:=SIN(RADIANS([.A266]*3))" office:value-type="float" office:value="0.965925826289068">
            <text:p>0.9659</text:p>
          </table:table-cell>
          <table:table-cell table:formula="of:=SIN(RADIANS([.A266]*4))" office:value-type="float" office:value="-0.342020143325669">
            <text:p>-0.3420</text:p>
          </table:table-cell>
          <table:table-cell table:formula="of:=SIN(RADIANS([.A266]*5))" office:value-type="float" office:value="-0.90630778703665">
            <text:p>-0.9063</text:p>
          </table:table-cell>
          <table:table-cell table:formula="of:=SIN(RADIANS([.A266]*6))" office:value-type="float" office:value="0.5">
            <text:p>0.5000</text:p>
          </table:table-cell>
          <table:table-cell table:formula="of:=SIN(RADIANS([.A266]*7))" office:value-type="float" office:value="0.819152044288991">
            <text:p>0.8192</text:p>
          </table:table-cell>
          <table:table-cell table:formula="of:=SIN(RADIANS([.A266]*8))" office:value-type="float" office:value="-0.64278760968654">
            <text:p>-0.6428</text:p>
          </table:table-cell>
          <table:table-cell table:formula="of:=SIN(RADIANS([.A266]*9))" office:value-type="float" office:value="-0.707106781186547">
            <text:p>-0.7071</text:p>
          </table:table-cell>
          <table:table-cell table:formula="of:=SIN(RADIANS([.A266]*10))" office:value-type="float" office:value="0.766044443118979">
            <text:p>0.7660</text:p>
          </table:table-cell>
          <table:table-cell table:formula="of:=SIN(RADIANS([.A266]*11))" office:value-type="float" office:value="0.573576436351045">
            <text:p>0.5736</text:p>
          </table:table-cell>
          <table:table-cell table:formula="of:=SIN(RADIANS([.A266]*12))" office:value-type="float" office:value="-0.866025403784439">
            <text:p>-0.8660</text:p>
          </table:table-cell>
          <table:table-cell table:formula="of:=SIN(RADIANS([.A266]*13))" office:value-type="float" office:value="-0.422618261740699">
            <text:p>-0.4226</text:p>
          </table:table-cell>
          <table:table-cell table:formula="of:=SIN(RADIANS([.A266]*14))" office:value-type="float" office:value="0.939692620785909">
            <text:p>0.9397</text:p>
          </table:table-cell>
          <table:table-cell table:formula="of:=SIN(RADIANS([.A266]*15))" office:value-type="float" office:value="0.25881904510252">
            <text:p>0.2588</text:p>
          </table:table-cell>
          <table:table-cell table:formula="of:=SIN(RADIANS([.A266]*16))" office:value-type="float" office:value="-0.984807753012208">
            <text:p>-0.9848</text:p>
          </table:table-cell>
          <table:table-cell table:formula="of:=COS(RADIANS([.A266]))" office:value-type="float" office:value="-0.0871557427476582">
            <text:p>-0.0872</text:p>
          </table:table-cell>
          <table:table-cell table:formula="of:=COS(RADIANS([.A266]*2))" office:value-type="float" office:value="-0.984807753012208">
            <text:p>-0.9848</text:p>
          </table:table-cell>
          <table:table-cell table:formula="of:=COS(RADIANS([.A266]*3))" office:value-type="float" office:value="0.258819045102521">
            <text:p>0.2588</text:p>
          </table:table-cell>
          <table:table-cell table:formula="of:=COS(RADIANS([.A266]*4))" office:value-type="float" office:value="0.939692620785908">
            <text:p>0.9397</text:p>
          </table:table-cell>
          <table:table-cell table:formula="of:=COS(RADIANS([.A266]*5))" office:value-type="float" office:value="-0.4226182617407">
            <text:p>-0.4226</text:p>
          </table:table-cell>
          <table:table-cell table:formula="of:=COS(RADIANS([.A266]*6))" office:value-type="float" office:value="-0.866025403784438">
            <text:p>-0.8660</text:p>
          </table:table-cell>
          <table:table-cell table:formula="of:=COS(RADIANS([.A266]*7))" office:value-type="float" office:value="0.573576436351047">
            <text:p>0.5736</text:p>
          </table:table-cell>
          <table:table-cell table:formula="of:=COS(RADIANS([.A266]*8))" office:value-type="float" office:value="0.766044443118978">
            <text:p>0.7660</text:p>
          </table:table-cell>
          <table:table-cell table:formula="of:=COS(RADIANS([.A266]*9))" office:value-type="float" office:value="-0.707106781186548">
            <text:p>-0.7071</text:p>
          </table:table-cell>
          <table:table-cell table:formula="of:=COS(RADIANS([.A266]*10))" office:value-type="float" office:value="-0.642787609686539">
            <text:p>-0.6428</text:p>
          </table:table-cell>
          <table:table-cell table:formula="of:=COS(RADIANS([.A266]*11))" office:value-type="float" office:value="0.819152044288992">
            <text:p>0.8192</text:p>
          </table:table-cell>
          <table:table-cell table:formula="of:=COS(RADIANS([.A266]*12))" office:value-type="float" office:value="0.499999999999999">
            <text:p>0.5000</text:p>
          </table:table-cell>
          <table:table-cell table:formula="of:=COS(RADIANS([.A266]*13))" office:value-type="float" office:value="-0.90630778703665">
            <text:p>-0.9063</text:p>
          </table:table-cell>
          <table:table-cell table:formula="of:=COS(RADIANS([.A266]*14))" office:value-type="float" office:value="-0.342020143325668">
            <text:p>-0.3420</text:p>
          </table:table-cell>
          <table:table-cell table:formula="of:=COS(RADIANS([.A266]*15))" office:value-type="float" office:value="0.965925826289069">
            <text:p>0.9659</text:p>
          </table:table-cell>
          <table:table-cell table:formula="of:=COS(RADIANS([.A266]*16))" office:value-type="float" office:value="0.173648177666929">
            <text:p>0.1736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26S">
            <text:p>00:04:26</text:p>
          </table:table-cell>
          <table:table-cell table:formula="of:=SIN(RADIANS([.A267]))" office:value-type="float" office:value="-0.997564050259824">
            <text:p>-0.9976</text:p>
          </table:table-cell>
          <table:table-cell table:formula="of:=SIN(RADIANS([.A267]*2))" office:value-type="float" office:value="0.139173100960066">
            <text:p>0.1392</text:p>
          </table:table-cell>
          <table:table-cell table:formula="of:=SIN(RADIANS([.A267]*3))" office:value-type="float" office:value="0.978147600733806">
            <text:p>0.9781</text:p>
          </table:table-cell>
          <table:table-cell table:formula="of:=SIN(RADIANS([.A267]*4))" office:value-type="float" office:value="-0.275637355817">
            <text:p>-0.2756</text:p>
          </table:table-cell>
          <table:table-cell table:formula="of:=SIN(RADIANS([.A267]*5))" office:value-type="float" office:value="-0.939692620785909">
            <text:p>-0.9397</text:p>
          </table:table-cell>
          <table:table-cell table:formula="of:=SIN(RADIANS([.A267]*6))" office:value-type="float" office:value="0.4067366430758">
            <text:p>0.4067</text:p>
          </table:table-cell>
          <table:table-cell table:formula="of:=SIN(RADIANS([.A267]*7))" office:value-type="float" office:value="0.882947592858928">
            <text:p>0.8829</text:p>
          </table:table-cell>
          <table:table-cell table:formula="of:=SIN(RADIANS([.A267]*8))" office:value-type="float" office:value="-0.529919264233207">
            <text:p>-0.5299</text:p>
          </table:table-cell>
          <table:table-cell table:formula="of:=SIN(RADIANS([.A267]*9))" office:value-type="float" office:value="-0.809016994374947">
            <text:p>-0.8090</text:p>
          </table:table-cell>
          <table:table-cell table:formula="of:=SIN(RADIANS([.A267]*10))" office:value-type="float" office:value="0.642787609686537">
            <text:p>0.6428</text:p>
          </table:table-cell>
          <table:table-cell table:formula="of:=SIN(RADIANS([.A267]*11))" office:value-type="float" office:value="0.71933980033865">
            <text:p>0.7193</text:p>
          </table:table-cell>
          <table:table-cell table:formula="of:=SIN(RADIANS([.A267]*12))" office:value-type="float" office:value="-0.743144825477394">
            <text:p>-0.7431</text:p>
          </table:table-cell>
          <table:table-cell table:formula="of:=SIN(RADIANS([.A267]*13))" office:value-type="float" office:value="-0.615661475325655">
            <text:p>-0.6157</text:p>
          </table:table-cell>
          <table:table-cell table:formula="of:=SIN(RADIANS([.A267]*14))" office:value-type="float" office:value="0.829037572555039">
            <text:p>0.8290</text:p>
          </table:table-cell>
          <table:table-cell table:formula="of:=SIN(RADIANS([.A267]*15))" office:value-type="float" office:value="0.499999999999994">
            <text:p>0.5000</text:p>
          </table:table-cell>
          <table:table-cell table:formula="of:=SIN(RADIANS([.A267]*16))" office:value-type="float" office:value="-0.898794046299169">
            <text:p>-0.8988</text:p>
          </table:table-cell>
          <table:table-cell table:formula="of:=COS(RADIANS([.A267]))" office:value-type="float" office:value="-0.0697564737441256">
            <text:p>-0.0698</text:p>
          </table:table-cell>
          <table:table-cell table:formula="of:=COS(RADIANS([.A267]*2))" office:value-type="float" office:value="-0.99026806874157">
            <text:p>-0.9903</text:p>
          </table:table-cell>
          <table:table-cell table:formula="of:=COS(RADIANS([.A267]*3))" office:value-type="float" office:value="0.207911690817759">
            <text:p>0.2079</text:p>
          </table:table-cell>
          <table:table-cell table:formula="of:=COS(RADIANS([.A267]*4))" office:value-type="float" office:value="0.961261695938319">
            <text:p>0.9613</text:p>
          </table:table-cell>
          <table:table-cell table:formula="of:=COS(RADIANS([.A267]*5))" office:value-type="float" office:value="-0.342020143325668">
            <text:p>-0.3420</text:p>
          </table:table-cell>
          <table:table-cell table:formula="of:=COS(RADIANS([.A267]*6))" office:value-type="float" office:value="-0.913545457642601">
            <text:p>-0.9135</text:p>
          </table:table-cell>
          <table:table-cell table:formula="of:=COS(RADIANS([.A267]*7))" office:value-type="float" office:value="0.469471562785889">
            <text:p>0.4695</text:p>
          </table:table-cell>
          <table:table-cell table:formula="of:=COS(RADIANS([.A267]*8))" office:value-type="float" office:value="0.848048096156425">
            <text:p>0.8480</text:p>
          </table:table-cell>
          <table:table-cell table:formula="of:=COS(RADIANS([.A267]*9))" office:value-type="float" office:value="-0.587785252292473">
            <text:p>-0.5878</text:p>
          </table:table-cell>
          <table:table-cell table:formula="of:=COS(RADIANS([.A267]*10))" office:value-type="float" office:value="-0.76604444311898">
            <text:p>-0.7660</text:p>
          </table:table-cell>
          <table:table-cell table:formula="of:=COS(RADIANS([.A267]*11))" office:value-type="float" office:value="0.694658370458999">
            <text:p>0.6947</text:p>
          </table:table-cell>
          <table:table-cell table:formula="of:=COS(RADIANS([.A267]*12))" office:value-type="float" office:value="0.669130606358858">
            <text:p>0.6691</text:p>
          </table:table-cell>
          <table:table-cell table:formula="of:=COS(RADIANS([.A267]*13))" office:value-type="float" office:value="-0.788010753606725">
            <text:p>-0.7880</text:p>
          </table:table-cell>
          <table:table-cell table:formula="of:=COS(RADIANS([.A267]*14))" office:value-type="float" office:value="-0.559192903470751">
            <text:p>-0.5592</text:p>
          </table:table-cell>
          <table:table-cell table:formula="of:=COS(RADIANS([.A267]*15))" office:value-type="float" office:value="0.866025403784442">
            <text:p>0.8660</text:p>
          </table:table-cell>
          <table:table-cell table:formula="of:=COS(RADIANS([.A267]*16))" office:value-type="float" office:value="0.438371146789073">
            <text:p>0.4384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27S">
            <text:p>00:04:27</text:p>
          </table:table-cell>
          <table:table-cell table:formula="of:=SIN(RADIANS([.A268]))" office:value-type="float" office:value="-0.998629534754574">
            <text:p>-0.9986</text:p>
          </table:table-cell>
          <table:table-cell table:formula="of:=SIN(RADIANS([.A268]*2))" office:value-type="float" office:value="0.104528463267654">
            <text:p>0.1045</text:p>
          </table:table-cell>
          <table:table-cell table:formula="of:=SIN(RADIANS([.A268]*3))" office:value-type="float" office:value="0.987688340595138">
            <text:p>0.9877</text:p>
          </table:table-cell>
          <table:table-cell table:formula="of:=SIN(RADIANS([.A268]*4))" office:value-type="float" office:value="-0.207911690817761">
            <text:p>-0.2079</text:p>
          </table:table-cell>
          <table:table-cell table:formula="of:=SIN(RADIANS([.A268]*5))" office:value-type="float" office:value="-0.965925826289068">
            <text:p>-0.9659</text:p>
          </table:table-cell>
          <table:table-cell table:formula="of:=SIN(RADIANS([.A268]*6))" office:value-type="float" office:value="0.309016994374947">
            <text:p>0.3090</text:p>
          </table:table-cell>
          <table:table-cell table:formula="of:=SIN(RADIANS([.A268]*7))" office:value-type="float" office:value="0.933580426497201">
            <text:p>0.9336</text:p>
          </table:table-cell>
          <table:table-cell table:formula="of:=SIN(RADIANS([.A268]*8))" office:value-type="float" office:value="-0.406736643075804">
            <text:p>-0.4067</text:p>
          </table:table-cell>
          <table:table-cell table:formula="of:=SIN(RADIANS([.A268]*9))" office:value-type="float" office:value="-0.891006524188368">
            <text:p>-0.8910</text:p>
          </table:table-cell>
          <table:table-cell table:formula="of:=SIN(RADIANS([.A268]*10))" office:value-type="float" office:value="0.500000000000001">
            <text:p>0.5000</text:p>
          </table:table-cell>
          <table:table-cell table:formula="of:=SIN(RADIANS([.A268]*11))" office:value-type="float" office:value="0.838670567945422">
            <text:p>0.8387</text:p>
          </table:table-cell>
          <table:table-cell table:formula="of:=SIN(RADIANS([.A268]*12))" office:value-type="float" office:value="-0.587785252292472">
            <text:p>-0.5878</text:p>
          </table:table-cell>
          <table:table-cell table:formula="of:=SIN(RADIANS([.A268]*13))" office:value-type="float" office:value="-0.77714596145697">
            <text:p>-0.7771</text:p>
          </table:table-cell>
          <table:table-cell table:formula="of:=SIN(RADIANS([.A268]*14))" office:value-type="float" office:value="0.669130606358861">
            <text:p>0.6691</text:p>
          </table:table-cell>
          <table:table-cell table:formula="of:=SIN(RADIANS([.A268]*15))" office:value-type="float" office:value="0.707106781186549">
            <text:p>0.7071</text:p>
          </table:table-cell>
          <table:table-cell table:formula="of:=SIN(RADIANS([.A268]*16))" office:value-type="float" office:value="-0.743144825477399">
            <text:p>-0.7431</text:p>
          </table:table-cell>
          <table:table-cell table:formula="of:=COS(RADIANS([.A268]))" office:value-type="float" office:value="-0.0523359562429443">
            <text:p>-0.0523</text:p>
          </table:table-cell>
          <table:table-cell table:formula="of:=COS(RADIANS([.A268]*2))" office:value-type="float" office:value="-0.994521895368273">
            <text:p>-0.9945</text:p>
          </table:table-cell>
          <table:table-cell table:formula="of:=COS(RADIANS([.A268]*3))" office:value-type="float" office:value="0.156434465040231">
            <text:p>0.1564</text:p>
          </table:table-cell>
          <table:table-cell table:formula="of:=COS(RADIANS([.A268]*4))" office:value-type="float" office:value="0.978147600733805">
            <text:p>0.9781</text:p>
          </table:table-cell>
          <table:table-cell table:formula="of:=COS(RADIANS([.A268]*5))" office:value-type="float" office:value="-0.258819045102521">
            <text:p>-0.2588</text:p>
          </table:table-cell>
          <table:table-cell table:formula="of:=COS(RADIANS([.A268]*6))" office:value-type="float" office:value="-0.951056516295154">
            <text:p>-0.9511</text:p>
          </table:table-cell>
          <table:table-cell table:formula="of:=COS(RADIANS([.A268]*7))" office:value-type="float" office:value="0.358367949545302">
            <text:p>0.3584</text:p>
          </table:table-cell>
          <table:table-cell table:formula="of:=COS(RADIANS([.A268]*8))" office:value-type="float" office:value="0.913545457642599">
            <text:p>0.9135</text:p>
          </table:table-cell>
          <table:table-cell table:formula="of:=COS(RADIANS([.A268]*9))" office:value-type="float" office:value="-0.453990499739546">
            <text:p>-0.4540</text:p>
          </table:table-cell>
          <table:table-cell table:formula="of:=COS(RADIANS([.A268]*10))" office:value-type="float" office:value="-0.866025403784438">
            <text:p>-0.8660</text:p>
          </table:table-cell>
          <table:table-cell table:formula="of:=COS(RADIANS([.A268]*11))" office:value-type="float" office:value="0.54463903501503">
            <text:p>0.5446</text:p>
          </table:table-cell>
          <table:table-cell table:formula="of:=COS(RADIANS([.A268]*12))" office:value-type="float" office:value="0.809016994374948">
            <text:p>0.8090</text:p>
          </table:table-cell>
          <table:table-cell table:formula="of:=COS(RADIANS([.A268]*13))" office:value-type="float" office:value="-0.629320391049838">
            <text:p>-0.6293</text:p>
          </table:table-cell>
          <table:table-cell table:formula="of:=COS(RADIANS([.A268]*14))" office:value-type="float" office:value="-0.743144825477392">
            <text:p>-0.7431</text:p>
          </table:table-cell>
          <table:table-cell table:formula="of:=COS(RADIANS([.A268]*15))" office:value-type="float" office:value="0.707106781186546">
            <text:p>0.7071</text:p>
          </table:table-cell>
          <table:table-cell table:formula="of:=COS(RADIANS([.A268]*16))" office:value-type="float" office:value="0.669130606358853">
            <text:p>0.6691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28S">
            <text:p>00:04:28</text:p>
          </table:table-cell>
          <table:table-cell table:formula="of:=SIN(RADIANS([.A269]))" office:value-type="float" office:value="-0.999390827019096">
            <text:p>-0.9994</text:p>
          </table:table-cell>
          <table:table-cell table:formula="of:=SIN(RADIANS([.A269]*2))" office:value-type="float" office:value="0.0697564737441249">
            <text:p>0.0698</text:p>
          </table:table-cell>
          <table:table-cell table:formula="of:=SIN(RADIANS([.A269]*3))" office:value-type="float" office:value="0.994521895368273">
            <text:p>0.9945</text:p>
          </table:table-cell>
          <table:table-cell table:formula="of:=SIN(RADIANS([.A269]*4))" office:value-type="float" office:value="-0.139173100960065">
            <text:p>-0.1392</text:p>
          </table:table-cell>
          <table:table-cell table:formula="of:=SIN(RADIANS([.A269]*5))" office:value-type="float" office:value="-0.984807753012208">
            <text:p>-0.9848</text:p>
          </table:table-cell>
          <table:table-cell table:formula="of:=SIN(RADIANS([.A269]*6))" office:value-type="float" office:value="0.207911690817758">
            <text:p>0.2079</text:p>
          </table:table-cell>
          <table:table-cell table:formula="of:=SIN(RADIANS([.A269]*7))" office:value-type="float" office:value="0.970295726275997">
            <text:p>0.9703</text:p>
          </table:table-cell>
          <table:table-cell table:formula="of:=SIN(RADIANS([.A269]*8))" office:value-type="float" office:value="-0.275637355816998">
            <text:p>-0.2756</text:p>
          </table:table-cell>
          <table:table-cell table:formula="of:=SIN(RADIANS([.A269]*9))" office:value-type="float" office:value="-0.951056516295154">
            <text:p>-0.9511</text:p>
          </table:table-cell>
          <table:table-cell table:formula="of:=SIN(RADIANS([.A269]*10))" office:value-type="float" office:value="0.342020143325667">
            <text:p>0.3420</text:p>
          </table:table-cell>
          <table:table-cell table:formula="of:=SIN(RADIANS([.A269]*11))" office:value-type="float" office:value="0.927183854566788">
            <text:p>0.9272</text:p>
          </table:table-cell>
          <table:table-cell table:formula="of:=SIN(RADIANS([.A269]*12))" office:value-type="float" office:value="-0.406736643075798">
            <text:p>-0.4067</text:p>
          </table:table-cell>
          <table:table-cell table:formula="of:=SIN(RADIANS([.A269]*13))" office:value-type="float" office:value="-0.898794046299165">
            <text:p>-0.8988</text:p>
          </table:table-cell>
          <table:table-cell table:formula="of:=SIN(RADIANS([.A269]*14))" office:value-type="float" office:value="0.469471562785888">
            <text:p>0.4695</text:p>
          </table:table-cell>
          <table:table-cell table:formula="of:=SIN(RADIANS([.A269]*15))" office:value-type="float" office:value="0.866025403784437">
            <text:p>0.8660</text:p>
          </table:table-cell>
          <table:table-cell table:formula="of:=SIN(RADIANS([.A269]*16))" office:value-type="float" office:value="-0.529919264233202">
            <text:p>-0.5299</text:p>
          </table:table-cell>
          <table:table-cell table:formula="of:=COS(RADIANS([.A269]))" office:value-type="float" office:value="-0.0348994967025008">
            <text:p>-0.0349</text:p>
          </table:table-cell>
          <table:table-cell table:formula="of:=COS(RADIANS([.A269]*2))" office:value-type="float" office:value="-0.997564050259824">
            <text:p>-0.9976</text:p>
          </table:table-cell>
          <table:table-cell table:formula="of:=COS(RADIANS([.A269]*3))" office:value-type="float" office:value="0.104528463267653">
            <text:p>0.1045</text:p>
          </table:table-cell>
          <table:table-cell table:formula="of:=COS(RADIANS([.A269]*4))" office:value-type="float" office:value="0.990268068741571">
            <text:p>0.9903</text:p>
          </table:table-cell>
          <table:table-cell table:formula="of:=COS(RADIANS([.A269]*5))" office:value-type="float" office:value="-0.173648177666929">
            <text:p>-0.1736</text:p>
          </table:table-cell>
          <table:table-cell table:formula="of:=COS(RADIANS([.A269]*6))" office:value-type="float" office:value="-0.978147600733806">
            <text:p>-0.9781</text:p>
          </table:table-cell>
          <table:table-cell table:formula="of:=COS(RADIANS([.A269]*7))" office:value-type="float" office:value="0.241921895599666">
            <text:p>0.2419</text:p>
          </table:table-cell>
          <table:table-cell table:formula="of:=COS(RADIANS([.A269]*8))" office:value-type="float" office:value="0.961261695938319">
            <text:p>0.9613</text:p>
          </table:table-cell>
          <table:table-cell table:formula="of:=COS(RADIANS([.A269]*9))" office:value-type="float" office:value="-0.309016994374946">
            <text:p>-0.3090</text:p>
          </table:table-cell>
          <table:table-cell table:formula="of:=COS(RADIANS([.A269]*10))" office:value-type="float" office:value="-0.939692620785909">
            <text:p>-0.9397</text:p>
          </table:table-cell>
          <table:table-cell table:formula="of:=COS(RADIANS([.A269]*11))" office:value-type="float" office:value="0.37460659341591">
            <text:p>0.3746</text:p>
          </table:table-cell>
          <table:table-cell table:formula="of:=COS(RADIANS([.A269]*12))" office:value-type="float" office:value="0.913545457642602">
            <text:p>0.9135</text:p>
          </table:table-cell>
          <table:table-cell table:formula="of:=COS(RADIANS([.A269]*13))" office:value-type="float" office:value="-0.438371146789081">
            <text:p>-0.4384</text:p>
          </table:table-cell>
          <table:table-cell table:formula="of:=COS(RADIANS([.A269]*14))" office:value-type="float" office:value="-0.882947592858928">
            <text:p>-0.8829</text:p>
          </table:table-cell>
          <table:table-cell table:formula="of:=COS(RADIANS([.A269]*15))" office:value-type="float" office:value="0.500000000000003">
            <text:p>0.5000</text:p>
          </table:table-cell>
          <table:table-cell table:formula="of:=COS(RADIANS([.A269]*16))" office:value-type="float" office:value="0.848048096156428">
            <text:p>0.848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29S">
            <text:p>00:04:29</text:p>
          </table:table-cell>
          <table:table-cell table:formula="of:=SIN(RADIANS([.A270]))" office:value-type="float" office:value="-0.999847695156391">
            <text:p>-0.9998</text:p>
          </table:table-cell>
          <table:table-cell table:formula="of:=SIN(RADIANS([.A270]*2))" office:value-type="float" office:value="0.0348994967025009">
            <text:p>0.0349</text:p>
          </table:table-cell>
          <table:table-cell table:formula="of:=SIN(RADIANS([.A270]*3))" office:value-type="float" office:value="0.998629534754574">
            <text:p>0.9986</text:p>
          </table:table-cell>
          <table:table-cell table:formula="of:=SIN(RADIANS([.A270]*4))" office:value-type="float" office:value="-0.0697564737441252">
            <text:p>-0.0698</text:p>
          </table:table-cell>
          <table:table-cell table:formula="of:=SIN(RADIANS([.A270]*5))" office:value-type="float" office:value="-0.996194698091745">
            <text:p>-0.9962</text:p>
          </table:table-cell>
          <table:table-cell table:formula="of:=SIN(RADIANS([.A270]*6))" office:value-type="float" office:value="0.104528463267655">
            <text:p>0.1045</text:p>
          </table:table-cell>
          <table:table-cell table:formula="of:=SIN(RADIANS([.A270]*7))" office:value-type="float" office:value="0.992546151641322">
            <text:p>0.9925</text:p>
          </table:table-cell>
          <table:table-cell table:formula="of:=SIN(RADIANS([.A270]*8))" office:value-type="float" office:value="-0.139173100960065">
            <text:p>-0.1392</text:p>
          </table:table-cell>
          <table:table-cell table:formula="of:=SIN(RADIANS([.A270]*9))" office:value-type="float" office:value="-0.987688340595138">
            <text:p>-0.9877</text:p>
          </table:table-cell>
          <table:table-cell table:formula="of:=SIN(RADIANS([.A270]*10))" office:value-type="float" office:value="0.173648177666932">
            <text:p>0.1736</text:p>
          </table:table-cell>
          <table:table-cell table:formula="of:=SIN(RADIANS([.A270]*11))" office:value-type="float" office:value="0.981627183447664">
            <text:p>0.9816</text:p>
          </table:table-cell>
          <table:table-cell table:formula="of:=SIN(RADIANS([.A270]*12))" office:value-type="float" office:value="-0.207911690817763">
            <text:p>-0.2079</text:p>
          </table:table-cell>
          <table:table-cell table:formula="of:=SIN(RADIANS([.A270]*13))" office:value-type="float" office:value="-0.974370064785235">
            <text:p>-0.9744</text:p>
          </table:table-cell>
          <table:table-cell table:formula="of:=SIN(RADIANS([.A270]*14))" office:value-type="float" office:value="0.241921895599673">
            <text:p>0.2419</text:p>
          </table:table-cell>
          <table:table-cell table:formula="of:=SIN(RADIANS([.A270]*15))" office:value-type="float" office:value="0.96592582628907">
            <text:p>0.9659</text:p>
          </table:table-cell>
          <table:table-cell table:formula="of:=SIN(RADIANS([.A270]*16))" office:value-type="float" office:value="-0.275637355816999">
            <text:p>-0.2756</text:p>
          </table:table-cell>
          <table:table-cell table:formula="of:=COS(RADIANS([.A270]))" office:value-type="float" office:value="-0.0174524064372835">
            <text:p>-0.0175</text:p>
          </table:table-cell>
          <table:table-cell table:formula="of:=COS(RADIANS([.A270]*2))" office:value-type="float" office:value="-0.999390827019096">
            <text:p>-0.9994</text:p>
          </table:table-cell>
          <table:table-cell table:formula="of:=COS(RADIANS([.A270]*3))" office:value-type="float" office:value="0.0523359562429447">
            <text:p>0.0523</text:p>
          </table:table-cell>
          <table:table-cell table:formula="of:=COS(RADIANS([.A270]*4))" office:value-type="float" office:value="0.997564050259824">
            <text:p>0.9976</text:p>
          </table:table-cell>
          <table:table-cell table:formula="of:=COS(RADIANS([.A270]*5))" office:value-type="float" office:value="-0.087155742747659">
            <text:p>-0.0872</text:p>
          </table:table-cell>
          <table:table-cell table:formula="of:=COS(RADIANS([.A270]*6))" office:value-type="float" office:value="-0.994521895368273">
            <text:p>-0.9945</text:p>
          </table:table-cell>
          <table:table-cell table:formula="of:=COS(RADIANS([.A270]*7))" office:value-type="float" office:value="0.12186934340515">
            <text:p>0.1219</text:p>
          </table:table-cell>
          <table:table-cell table:formula="of:=COS(RADIANS([.A270]*8))" office:value-type="float" office:value="0.99026806874157">
            <text:p>0.9903</text:p>
          </table:table-cell>
          <table:table-cell table:formula="of:=COS(RADIANS([.A270]*9))" office:value-type="float" office:value="-0.156434465040228">
            <text:p>-0.1564</text:p>
          </table:table-cell>
          <table:table-cell table:formula="of:=COS(RADIANS([.A270]*10))" office:value-type="float" office:value="-0.984807753012208">
            <text:p>-0.9848</text:p>
          </table:table-cell>
          <table:table-cell table:formula="of:=COS(RADIANS([.A270]*11))" office:value-type="float" office:value="0.190808995376544">
            <text:p>0.1908</text:p>
          </table:table-cell>
          <table:table-cell table:formula="of:=COS(RADIANS([.A270]*12))" office:value-type="float" office:value="0.978147600733805">
            <text:p>0.9781</text:p>
          </table:table-cell>
          <table:table-cell table:formula="of:=COS(RADIANS([.A270]*13))" office:value-type="float" office:value="-0.224951054343866">
            <text:p>-0.2250</text:p>
          </table:table-cell>
          <table:table-cell table:formula="of:=COS(RADIANS([.A270]*14))" office:value-type="float" office:value="-0.970295726275995">
            <text:p>-0.9703</text:p>
          </table:table-cell>
          <table:table-cell table:formula="of:=COS(RADIANS([.A270]*15))" office:value-type="float" office:value="0.258819045102516">
            <text:p>0.2588</text:p>
          </table:table-cell>
          <table:table-cell table:formula="of:=COS(RADIANS([.A270]*16))" office:value-type="float" office:value="0.961261695938319">
            <text:p>0.9613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30S">
            <text:p>00:04:30</text:p>
          </table:table-cell>
          <table:table-cell table:formula="of:=SIN(RADIANS([.A271]))" office:value-type="float" office:value="-1">
            <text:p>-1.0000</text:p>
          </table:table-cell>
          <table:table-cell table:formula="of:=SIN(RADIANS([.A271]*2))" office:value-type="float" office:value="3.67394039744206E-016">
            <text:p>0.0000</text:p>
          </table:table-cell>
          <table:table-cell table:formula="of:=SIN(RADIANS([.A271]*3))" office:value-type="float" office:value="1">
            <text:p>1.0000</text:p>
          </table:table-cell>
          <table:table-cell table:formula="of:=SIN(RADIANS([.A271]*4))" office:value-type="float" office:value="-7.34788079488412E-016">
            <text:p>0.0000</text:p>
          </table:table-cell>
          <table:table-cell table:formula="of:=SIN(RADIANS([.A271]*5))" office:value-type="float" office:value="-1">
            <text:p>-1.0000</text:p>
          </table:table-cell>
          <table:table-cell table:formula="of:=SIN(RADIANS([.A271]*6))" office:value-type="float" office:value="1.10218211923262E-015">
            <text:p>0.0000</text:p>
          </table:table-cell>
          <table:table-cell table:formula="of:=SIN(RADIANS([.A271]*7))" office:value-type="float" office:value="1">
            <text:p>1.0000</text:p>
          </table:table-cell>
          <table:table-cell table:formula="of:=SIN(RADIANS([.A271]*8))" office:value-type="float" office:value="-1.46957615897682E-015">
            <text:p>0.0000</text:p>
          </table:table-cell>
          <table:table-cell table:formula="of:=SIN(RADIANS([.A271]*9))" office:value-type="float" office:value="-1">
            <text:p>-1.0000</text:p>
          </table:table-cell>
          <table:table-cell table:formula="of:=SIN(RADIANS([.A271]*10))" office:value-type="float" office:value="-1.71574348007947E-015">
            <text:p>0.0000</text:p>
          </table:table-cell>
          <table:table-cell table:formula="of:=SIN(RADIANS([.A271]*11))" office:value-type="float" office:value="1">
            <text:p>1.0000</text:p>
          </table:table-cell>
          <table:table-cell table:formula="of:=SIN(RADIANS([.A271]*12))" office:value-type="float" office:value="-2.20436423846524E-015">
            <text:p>0.0000</text:p>
          </table:table-cell>
          <table:table-cell table:formula="of:=SIN(RADIANS([.A271]*13))" office:value-type="float" office:value="-1">
            <text:p>-1.0000</text:p>
          </table:table-cell>
          <table:table-cell table:formula="of:=SIN(RADIANS([.A271]*14))" office:value-type="float" office:value="-9.80955400591059E-016">
            <text:p>0.0000</text:p>
          </table:table-cell>
          <table:table-cell table:formula="of:=SIN(RADIANS([.A271]*15))" office:value-type="float" office:value="1">
            <text:p>1.0000</text:p>
          </table:table-cell>
          <table:table-cell table:formula="of:=SIN(RADIANS([.A271]*16))" office:value-type="float" office:value="-2.93915231795365E-015">
            <text:p>0.0000</text:p>
          </table:table-cell>
          <table:table-cell table:formula="of:=COS(RADIANS([.A271]))" office:value-type="float" office:value="-1.83697019872103E-016">
            <text:p>0.0000</text:p>
          </table:table-cell>
          <table:table-cell table:formula="of:=COS(RADIANS([.A271]*2))" office:value-type="float" office:value="-1">
            <text:p>-1.0000</text:p>
          </table:table-cell>
          <table:table-cell table:formula="of:=COS(RADIANS([.A271]*3))" office:value-type="float" office:value="5.51091059616309E-016">
            <text:p>0.0000</text:p>
          </table:table-cell>
          <table:table-cell table:formula="of:=COS(RADIANS([.A271]*4))" office:value-type="float" office:value="1">
            <text:p>1.0000</text:p>
          </table:table-cell>
          <table:table-cell table:formula="of:=COS(RADIANS([.A271]*5))" office:value-type="float" office:value="8.57871740039736E-016">
            <text:p>0.0000</text:p>
          </table:table-cell>
          <table:table-cell table:formula="of:=COS(RADIANS([.A271]*6))" office:value-type="float" office:value="-1">
            <text:p>-1.0000</text:p>
          </table:table-cell>
          <table:table-cell table:formula="of:=COS(RADIANS([.A271]*7))" office:value-type="float" office:value="-4.9047770029553E-016">
            <text:p>0.0000</text:p>
          </table:table-cell>
          <table:table-cell table:formula="of:=COS(RADIANS([.A271]*8))" office:value-type="float" office:value="1">
            <text:p>1.0000</text:p>
          </table:table-cell>
          <table:table-cell table:formula="of:=COS(RADIANS([.A271]*9))" office:value-type="float" office:value="-3.42963001824918E-015">
            <text:p>0.0000</text:p>
          </table:table-cell>
          <table:table-cell table:formula="of:=COS(RADIANS([.A271]*10))" office:value-type="float" office:value="-1">
            <text:p>-1.0000</text:p>
          </table:table-cell>
          <table:table-cell table:formula="of:=COS(RADIANS([.A271]*11))" office:value-type="float" office:value="2.44310379192882E-016">
            <text:p>0.0000</text:p>
          </table:table-cell>
          <table:table-cell table:formula="of:=COS(RADIANS([.A271]*12))" office:value-type="float" office:value="1">
            <text:p>1.0000</text:p>
          </table:table-cell>
          <table:table-cell table:formula="of:=COS(RADIANS([.A271]*13))" office:value-type="float" office:value="-4.16441809773759E-015">
            <text:p>0.0000</text:p>
          </table:table-cell>
          <table:table-cell table:formula="of:=COS(RADIANS([.A271]*14))" office:value-type="float" office:value="-1">
            <text:p>-1.0000</text:p>
          </table:table-cell>
          <table:table-cell table:formula="of:=COS(RADIANS([.A271]*15))" office:value-type="float" office:value="9.79098458681294E-016">
            <text:p>0.0000</text:p>
          </table:table-cell>
          <table:table-cell table:formula="of:=COS(RADIANS([.A271]*16))" office:value-type="float" office:value="1">
            <text:p>1.00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31S">
            <text:p>00:04:31</text:p>
          </table:table-cell>
          <table:table-cell table:formula="of:=SIN(RADIANS([.A272]))" office:value-type="float" office:value="-0.999847695156391">
            <text:p>-0.9998</text:p>
          </table:table-cell>
          <table:table-cell table:formula="of:=SIN(RADIANS([.A272]*2))" office:value-type="float" office:value="-0.0348994967025002">
            <text:p>-0.0349</text:p>
          </table:table-cell>
          <table:table-cell table:formula="of:=SIN(RADIANS([.A272]*3))" office:value-type="float" office:value="0.998629534754574">
            <text:p>0.9986</text:p>
          </table:table-cell>
          <table:table-cell table:formula="of:=SIN(RADIANS([.A272]*4))" office:value-type="float" office:value="0.0697564737441238">
            <text:p>0.0698</text:p>
          </table:table-cell>
          <table:table-cell table:formula="of:=SIN(RADIANS([.A272]*5))" office:value-type="float" office:value="-0.996194698091746">
            <text:p>-0.9962</text:p>
          </table:table-cell>
          <table:table-cell table:formula="of:=SIN(RADIANS([.A272]*6))" office:value-type="float" office:value="-0.104528463267653">
            <text:p>-0.1045</text:p>
          </table:table-cell>
          <table:table-cell table:formula="of:=SIN(RADIANS([.A272]*7))" office:value-type="float" office:value="0.992546151641322">
            <text:p>0.9925</text:p>
          </table:table-cell>
          <table:table-cell table:formula="of:=SIN(RADIANS([.A272]*8))" office:value-type="float" office:value="0.139173100960062">
            <text:p>0.1392</text:p>
          </table:table-cell>
          <table:table-cell table:formula="of:=SIN(RADIANS([.A272]*9))" office:value-type="float" office:value="-0.987688340595138">
            <text:p>-0.9877</text:p>
          </table:table-cell>
          <table:table-cell table:formula="of:=SIN(RADIANS([.A272]*10))" office:value-type="float" office:value="-0.173648177666928">
            <text:p>-0.1736</text:p>
          </table:table-cell>
          <table:table-cell table:formula="of:=SIN(RADIANS([.A272]*11))" office:value-type="float" office:value="0.981627183447664">
            <text:p>0.9816</text:p>
          </table:table-cell>
          <table:table-cell table:formula="of:=SIN(RADIANS([.A272]*12))" office:value-type="float" office:value="0.207911690817758">
            <text:p>0.2079</text:p>
          </table:table-cell>
          <table:table-cell table:formula="of:=SIN(RADIANS([.A272]*13))" office:value-type="float" office:value="-0.974370064785235">
            <text:p>-0.9744</text:p>
          </table:table-cell>
          <table:table-cell table:formula="of:=SIN(RADIANS([.A272]*14))" office:value-type="float" office:value="-0.241921895599661">
            <text:p>-0.2419</text:p>
          </table:table-cell>
          <table:table-cell table:formula="of:=SIN(RADIANS([.A272]*15))" office:value-type="float" office:value="0.96592582628907">
            <text:p>0.9659</text:p>
          </table:table-cell>
          <table:table-cell table:formula="of:=SIN(RADIANS([.A272]*16))" office:value-type="float" office:value="0.275637355816993">
            <text:p>0.2756</text:p>
          </table:table-cell>
          <table:table-cell table:formula="of:=COS(RADIANS([.A272]))" office:value-type="float" office:value="0.0174524064372831">
            <text:p>0.0175</text:p>
          </table:table-cell>
          <table:table-cell table:formula="of:=COS(RADIANS([.A272]*2))" office:value-type="float" office:value="-0.999390827019096">
            <text:p>-0.9994</text:p>
          </table:table-cell>
          <table:table-cell table:formula="of:=COS(RADIANS([.A272]*3))" office:value-type="float" office:value="-0.0523359562429436">
            <text:p>-0.0523</text:p>
          </table:table-cell>
          <table:table-cell table:formula="of:=COS(RADIANS([.A272]*4))" office:value-type="float" office:value="0.997564050259824">
            <text:p>0.9976</text:p>
          </table:table-cell>
          <table:table-cell table:formula="of:=COS(RADIANS([.A272]*5))" office:value-type="float" office:value="0.0871557427476571">
            <text:p>0.0872</text:p>
          </table:table-cell>
          <table:table-cell table:formula="of:=COS(RADIANS([.A272]*6))" office:value-type="float" office:value="-0.994521895368273">
            <text:p>-0.9945</text:p>
          </table:table-cell>
          <table:table-cell table:formula="of:=COS(RADIANS([.A272]*7))" office:value-type="float" office:value="-0.121869343405144">
            <text:p>-0.1219</text:p>
          </table:table-cell>
          <table:table-cell table:formula="of:=COS(RADIANS([.A272]*8))" office:value-type="float" office:value="0.990268068741571">
            <text:p>0.9903</text:p>
          </table:table-cell>
          <table:table-cell table:formula="of:=COS(RADIANS([.A272]*9))" office:value-type="float" office:value="0.156434465040228">
            <text:p>0.1564</text:p>
          </table:table-cell>
          <table:table-cell table:formula="of:=COS(RADIANS([.A272]*10))" office:value-type="float" office:value="-0.984807753012209">
            <text:p>-0.9848</text:p>
          </table:table-cell>
          <table:table-cell table:formula="of:=COS(RADIANS([.A272]*11))" office:value-type="float" office:value="-0.190808995376543">
            <text:p>-0.1908</text:p>
          </table:table-cell>
          <table:table-cell table:formula="of:=COS(RADIANS([.A272]*12))" office:value-type="float" office:value="0.978147600733806">
            <text:p>0.9781</text:p>
          </table:table-cell>
          <table:table-cell table:formula="of:=COS(RADIANS([.A272]*13))" office:value-type="float" office:value="0.224951054343864">
            <text:p>0.2250</text:p>
          </table:table-cell>
          <table:table-cell table:formula="of:=COS(RADIANS([.A272]*14))" office:value-type="float" office:value="-0.970295726275998">
            <text:p>-0.9703</text:p>
          </table:table-cell>
          <table:table-cell table:formula="of:=COS(RADIANS([.A272]*15))" office:value-type="float" office:value="-0.258819045102514">
            <text:p>-0.2588</text:p>
          </table:table-cell>
          <table:table-cell table:formula="of:=COS(RADIANS([.A272]*16))" office:value-type="float" office:value="0.961261695938321">
            <text:p>0.9613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32S">
            <text:p>00:04:32</text:p>
          </table:table-cell>
          <table:table-cell table:formula="of:=SIN(RADIANS([.A273]))" office:value-type="float" office:value="-0.999390827019096">
            <text:p>-0.9994</text:p>
          </table:table-cell>
          <table:table-cell table:formula="of:=SIN(RADIANS([.A273]*2))" office:value-type="float" office:value="-0.0697564737441259">
            <text:p>-0.0698</text:p>
          </table:table-cell>
          <table:table-cell table:formula="of:=SIN(RADIANS([.A273]*3))" office:value-type="float" office:value="0.994521895368273">
            <text:p>0.9945</text:p>
          </table:table-cell>
          <table:table-cell table:formula="of:=SIN(RADIANS([.A273]*4))" office:value-type="float" office:value="0.139173100960067">
            <text:p>0.1392</text:p>
          </table:table-cell>
          <table:table-cell table:formula="of:=SIN(RADIANS([.A273]*5))" office:value-type="float" office:value="-0.984807753012208">
            <text:p>-0.9848</text:p>
          </table:table-cell>
          <table:table-cell table:formula="of:=SIN(RADIANS([.A273]*6))" office:value-type="float" office:value="-0.207911690817759">
            <text:p>-0.2079</text:p>
          </table:table-cell>
          <table:table-cell table:formula="of:=SIN(RADIANS([.A273]*7))" office:value-type="float" office:value="0.970295726275996">
            <text:p>0.9703</text:p>
          </table:table-cell>
          <table:table-cell table:formula="of:=SIN(RADIANS([.A273]*8))" office:value-type="float" office:value="0.275637355817002">
            <text:p>0.2756</text:p>
          </table:table-cell>
          <table:table-cell table:formula="of:=SIN(RADIANS([.A273]*9))" office:value-type="float" office:value="-0.951056516295154">
            <text:p>-0.9511</text:p>
          </table:table-cell>
          <table:table-cell table:formula="of:=SIN(RADIANS([.A273]*10))" office:value-type="float" office:value="-0.34202014332567">
            <text:p>-0.3420</text:p>
          </table:table-cell>
          <table:table-cell table:formula="of:=SIN(RADIANS([.A273]*11))" office:value-type="float" office:value="0.927183854566788">
            <text:p>0.9272</text:p>
          </table:table-cell>
          <table:table-cell table:formula="of:=SIN(RADIANS([.A273]*12))" office:value-type="float" office:value="0.4067366430758">
            <text:p>0.4067</text:p>
          </table:table-cell>
          <table:table-cell table:formula="of:=SIN(RADIANS([.A273]*13))" office:value-type="float" office:value="-0.898794046299169">
            <text:p>-0.8988</text:p>
          </table:table-cell>
          <table:table-cell table:formula="of:=SIN(RADIANS([.A273]*14))" office:value-type="float" office:value="-0.46947156278589">
            <text:p>-0.4695</text:p>
          </table:table-cell>
          <table:table-cell table:formula="of:=SIN(RADIANS([.A273]*15))" office:value-type="float" office:value="0.866025403784438">
            <text:p>0.8660</text:p>
          </table:table-cell>
          <table:table-cell table:formula="of:=SIN(RADIANS([.A273]*16))" office:value-type="float" office:value="0.529919264233209">
            <text:p>0.5299</text:p>
          </table:table-cell>
          <table:table-cell table:formula="of:=COS(RADIANS([.A273]))" office:value-type="float" office:value="0.0348994967025013">
            <text:p>0.0349</text:p>
          </table:table-cell>
          <table:table-cell table:formula="of:=COS(RADIANS([.A273]*2))" office:value-type="float" office:value="-0.997564050259824">
            <text:p>-0.9976</text:p>
          </table:table-cell>
          <table:table-cell table:formula="of:=COS(RADIANS([.A273]*3))" office:value-type="float" office:value="-0.104528463267654">
            <text:p>-0.1045</text:p>
          </table:table-cell>
          <table:table-cell table:formula="of:=COS(RADIANS([.A273]*4))" office:value-type="float" office:value="0.99026806874157">
            <text:p>0.9903</text:p>
          </table:table-cell>
          <table:table-cell table:formula="of:=COS(RADIANS([.A273]*5))" office:value-type="float" office:value="0.173648177666931">
            <text:p>0.1736</text:p>
          </table:table-cell>
          <table:table-cell table:formula="of:=COS(RADIANS([.A273]*6))" office:value-type="float" office:value="-0.978147600733806">
            <text:p>-0.9781</text:p>
          </table:table-cell>
          <table:table-cell table:formula="of:=COS(RADIANS([.A273]*7))" office:value-type="float" office:value="-0.241921895599667">
            <text:p>-0.2419</text:p>
          </table:table-cell>
          <table:table-cell table:formula="of:=COS(RADIANS([.A273]*8))" office:value-type="float" office:value="0.961261695938318">
            <text:p>0.9613</text:p>
          </table:table-cell>
          <table:table-cell table:formula="of:=COS(RADIANS([.A273]*9))" office:value-type="float" office:value="0.309016994374946">
            <text:p>0.3090</text:p>
          </table:table-cell>
          <table:table-cell table:formula="of:=COS(RADIANS([.A273]*10))" office:value-type="float" office:value="-0.939692620785908">
            <text:p>-0.9397</text:p>
          </table:table-cell>
          <table:table-cell table:formula="of:=COS(RADIANS([.A273]*11))" office:value-type="float" office:value="-0.374606593415909">
            <text:p>-0.3746</text:p>
          </table:table-cell>
          <table:table-cell table:formula="of:=COS(RADIANS([.A273]*12))" office:value-type="float" office:value="0.913545457642601">
            <text:p>0.9135</text:p>
          </table:table-cell>
          <table:table-cell table:formula="of:=COS(RADIANS([.A273]*13))" office:value-type="float" office:value="0.438371146789074">
            <text:p>0.4384</text:p>
          </table:table-cell>
          <table:table-cell table:formula="of:=COS(RADIANS([.A273]*14))" office:value-type="float" office:value="-0.882947592858927">
            <text:p>-0.8829</text:p>
          </table:table-cell>
          <table:table-cell table:formula="of:=COS(RADIANS([.A273]*15))" office:value-type="float" office:value="-0.500000000000002">
            <text:p>-0.5000</text:p>
          </table:table-cell>
          <table:table-cell table:formula="of:=COS(RADIANS([.A273]*16))" office:value-type="float" office:value="0.848048096156423">
            <text:p>0.848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33S">
            <text:p>00:04:33</text:p>
          </table:table-cell>
          <table:table-cell table:formula="of:=SIN(RADIANS([.A274]))" office:value-type="float" office:value="-0.998629534754574">
            <text:p>-0.9986</text:p>
          </table:table-cell>
          <table:table-cell table:formula="of:=SIN(RADIANS([.A274]*2))" office:value-type="float" office:value="-0.104528463267654">
            <text:p>-0.1045</text:p>
          </table:table-cell>
          <table:table-cell table:formula="of:=SIN(RADIANS([.A274]*3))" office:value-type="float" office:value="0.987688340595138">
            <text:p>0.9877</text:p>
          </table:table-cell>
          <table:table-cell table:formula="of:=SIN(RADIANS([.A274]*4))" office:value-type="float" office:value="0.20791169081776">
            <text:p>0.2079</text:p>
          </table:table-cell>
          <table:table-cell table:formula="of:=SIN(RADIANS([.A274]*5))" office:value-type="float" office:value="-0.965925826289069">
            <text:p>-0.9659</text:p>
          </table:table-cell>
          <table:table-cell table:formula="of:=SIN(RADIANS([.A274]*6))" office:value-type="float" office:value="-0.309016994374948">
            <text:p>-0.3090</text:p>
          </table:table-cell>
          <table:table-cell table:formula="of:=SIN(RADIANS([.A274]*7))" office:value-type="float" office:value="0.933580426497201">
            <text:p>0.9336</text:p>
          </table:table-cell>
          <table:table-cell table:formula="of:=SIN(RADIANS([.A274]*8))" office:value-type="float" office:value="0.406736643075801">
            <text:p>0.4067</text:p>
          </table:table-cell>
          <table:table-cell table:formula="of:=SIN(RADIANS([.A274]*9))" office:value-type="float" office:value="-0.891006524188368">
            <text:p>-0.8910</text:p>
          </table:table-cell>
          <table:table-cell table:formula="of:=SIN(RADIANS([.A274]*10))" office:value-type="float" office:value="-0.499999999999998">
            <text:p>-0.5000</text:p>
          </table:table-cell>
          <table:table-cell table:formula="of:=SIN(RADIANS([.A274]*11))" office:value-type="float" office:value="0.838670567945426">
            <text:p>0.8387</text:p>
          </table:table-cell>
          <table:table-cell table:formula="of:=SIN(RADIANS([.A274]*12))" office:value-type="float" office:value="0.587785252292474">
            <text:p>0.5878</text:p>
          </table:table-cell>
          <table:table-cell table:formula="of:=SIN(RADIANS([.A274]*13))" office:value-type="float" office:value="-0.777145961456971">
            <text:p>-0.7771</text:p>
          </table:table-cell>
          <table:table-cell table:formula="of:=SIN(RADIANS([.A274]*14))" office:value-type="float" office:value="-0.669130606358862">
            <text:p>-0.6691</text:p>
          </table:table-cell>
          <table:table-cell table:formula="of:=SIN(RADIANS([.A274]*15))" office:value-type="float" office:value="0.70710678118655">
            <text:p>0.7071</text:p>
          </table:table-cell>
          <table:table-cell table:formula="of:=SIN(RADIANS([.A274]*16))" office:value-type="float" office:value="0.743144825477395">
            <text:p>0.7431</text:p>
          </table:table-cell>
          <table:table-cell table:formula="of:=COS(RADIANS([.A274]))" office:value-type="float" office:value="0.0523359562429439">
            <text:p>0.0523</text:p>
          </table:table-cell>
          <table:table-cell table:formula="of:=COS(RADIANS([.A274]*2))" office:value-type="float" office:value="-0.994521895368273">
            <text:p>-0.9945</text:p>
          </table:table-cell>
          <table:table-cell table:formula="of:=COS(RADIANS([.A274]*3))" office:value-type="float" office:value="-0.156434465040231">
            <text:p>-0.1564</text:p>
          </table:table-cell>
          <table:table-cell table:formula="of:=COS(RADIANS([.A274]*4))" office:value-type="float" office:value="0.978147600733806">
            <text:p>0.9781</text:p>
          </table:table-cell>
          <table:table-cell table:formula="of:=COS(RADIANS([.A274]*5))" office:value-type="float" office:value="0.25881904510252">
            <text:p>0.2588</text:p>
          </table:table-cell>
          <table:table-cell table:formula="of:=COS(RADIANS([.A274]*6))" office:value-type="float" office:value="-0.951056516295153">
            <text:p>-0.9511</text:p>
          </table:table-cell>
          <table:table-cell table:formula="of:=COS(RADIANS([.A274]*7))" office:value-type="float" office:value="-0.358367949545303">
            <text:p>-0.3584</text:p>
          </table:table-cell>
          <table:table-cell table:formula="of:=COS(RADIANS([.A274]*8))" office:value-type="float" office:value="0.913545457642601">
            <text:p>0.9135</text:p>
          </table:table-cell>
          <table:table-cell table:formula="of:=COS(RADIANS([.A274]*9))" office:value-type="float" office:value="0.453990499739546">
            <text:p>0.4540</text:p>
          </table:table-cell>
          <table:table-cell table:formula="of:=COS(RADIANS([.A274]*10))" office:value-type="float" office:value="-0.86602540378444">
            <text:p>-0.8660</text:p>
          </table:table-cell>
          <table:table-cell table:formula="of:=COS(RADIANS([.A274]*11))" office:value-type="float" office:value="-0.544639035015024">
            <text:p>-0.5446</text:p>
          </table:table-cell>
          <table:table-cell table:formula="of:=COS(RADIANS([.A274]*12))" office:value-type="float" office:value="0.809016994374947">
            <text:p>0.8090</text:p>
          </table:table-cell>
          <table:table-cell table:formula="of:=COS(RADIANS([.A274]*13))" office:value-type="float" office:value="0.629320391049837">
            <text:p>0.6293</text:p>
          </table:table-cell>
          <table:table-cell table:formula="of:=COS(RADIANS([.A274]*14))" office:value-type="float" office:value="-0.743144825477391">
            <text:p>-0.7431</text:p>
          </table:table-cell>
          <table:table-cell table:formula="of:=COS(RADIANS([.A274]*15))" office:value-type="float" office:value="-0.707106781186545">
            <text:p>-0.7071</text:p>
          </table:table-cell>
          <table:table-cell table:formula="of:=COS(RADIANS([.A274]*16))" office:value-type="float" office:value="0.669130606358857">
            <text:p>0.6691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34S">
            <text:p>00:04:34</text:p>
          </table:table-cell>
          <table:table-cell table:formula="of:=SIN(RADIANS([.A275]))" office:value-type="float" office:value="-0.997564050259824">
            <text:p>-0.9976</text:p>
          </table:table-cell>
          <table:table-cell table:formula="of:=SIN(RADIANS([.A275]*2))" office:value-type="float" office:value="-0.139173100960065">
            <text:p>-0.1392</text:p>
          </table:table-cell>
          <table:table-cell table:formula="of:=SIN(RADIANS([.A275]*3))" office:value-type="float" office:value="0.978147600733805">
            <text:p>0.9781</text:p>
          </table:table-cell>
          <table:table-cell table:formula="of:=SIN(RADIANS([.A275]*4))" office:value-type="float" office:value="0.275637355816999">
            <text:p>0.2756</text:p>
          </table:table-cell>
          <table:table-cell table:formula="of:=SIN(RADIANS([.A275]*5))" office:value-type="float" office:value="-0.939692620785908">
            <text:p>-0.9397</text:p>
          </table:table-cell>
          <table:table-cell table:formula="of:=SIN(RADIANS([.A275]*6))" office:value-type="float" office:value="-0.406736643075801">
            <text:p>-0.4067</text:p>
          </table:table-cell>
          <table:table-cell table:formula="of:=SIN(RADIANS([.A275]*7))" office:value-type="float" office:value="0.882947592858928">
            <text:p>0.8829</text:p>
          </table:table-cell>
          <table:table-cell table:formula="of:=SIN(RADIANS([.A275]*8))" office:value-type="float" office:value="0.529919264233204">
            <text:p>0.5299</text:p>
          </table:table-cell>
          <table:table-cell table:formula="of:=SIN(RADIANS([.A275]*9))" office:value-type="float" office:value="-0.809016994374947">
            <text:p>-0.8090</text:p>
          </table:table-cell>
          <table:table-cell table:formula="of:=SIN(RADIANS([.A275]*10))" office:value-type="float" office:value="-0.64278760968654">
            <text:p>-0.6428</text:p>
          </table:table-cell>
          <table:table-cell table:formula="of:=SIN(RADIANS([.A275]*11))" office:value-type="float" office:value="0.71933980033865">
            <text:p>0.7193</text:p>
          </table:table-cell>
          <table:table-cell table:formula="of:=SIN(RADIANS([.A275]*12))" office:value-type="float" office:value="0.743144825477396">
            <text:p>0.7431</text:p>
          </table:table-cell>
          <table:table-cell table:formula="of:=SIN(RADIANS([.A275]*13))" office:value-type="float" office:value="-0.615661475325661">
            <text:p>-0.6157</text:p>
          </table:table-cell>
          <table:table-cell table:formula="of:=SIN(RADIANS([.A275]*14))" office:value-type="float" office:value="-0.82903757255504">
            <text:p>-0.8290</text:p>
          </table:table-cell>
          <table:table-cell table:formula="of:=SIN(RADIANS([.A275]*15))" office:value-type="float" office:value="0.499999999999996">
            <text:p>0.5000</text:p>
          </table:table-cell>
          <table:table-cell table:formula="of:=SIN(RADIANS([.A275]*16))" office:value-type="float" office:value="0.898794046299166">
            <text:p>0.8988</text:p>
          </table:table-cell>
          <table:table-cell table:formula="of:=COS(RADIANS([.A275]))" office:value-type="float" office:value="0.0697564737441252">
            <text:p>0.0698</text:p>
          </table:table-cell>
          <table:table-cell table:formula="of:=COS(RADIANS([.A275]*2))" office:value-type="float" office:value="-0.99026806874157">
            <text:p>-0.9903</text:p>
          </table:table-cell>
          <table:table-cell table:formula="of:=COS(RADIANS([.A275]*3))" office:value-type="float" office:value="-0.20791169081776">
            <text:p>-0.2079</text:p>
          </table:table-cell>
          <table:table-cell table:formula="of:=COS(RADIANS([.A275]*4))" office:value-type="float" office:value="0.961261695938319">
            <text:p>0.9613</text:p>
          </table:table-cell>
          <table:table-cell table:formula="of:=COS(RADIANS([.A275]*5))" office:value-type="float" office:value="0.342020143325669">
            <text:p>0.3420</text:p>
          </table:table-cell>
          <table:table-cell table:formula="of:=COS(RADIANS([.A275]*6))" office:value-type="float" office:value="-0.9135454576426">
            <text:p>-0.9135</text:p>
          </table:table-cell>
          <table:table-cell table:formula="of:=COS(RADIANS([.A275]*7))" office:value-type="float" office:value="-0.469471562785889">
            <text:p>-0.4695</text:p>
          </table:table-cell>
          <table:table-cell table:formula="of:=COS(RADIANS([.A275]*8))" office:value-type="float" office:value="0.848048096156426">
            <text:p>0.8480</text:p>
          </table:table-cell>
          <table:table-cell table:formula="of:=COS(RADIANS([.A275]*9))" office:value-type="float" office:value="0.587785252292473">
            <text:p>0.5878</text:p>
          </table:table-cell>
          <table:table-cell table:formula="of:=COS(RADIANS([.A275]*10))" office:value-type="float" office:value="-0.766044443118977">
            <text:p>-0.7660</text:p>
          </table:table-cell>
          <table:table-cell table:formula="of:=COS(RADIANS([.A275]*11))" office:value-type="float" office:value="-0.694658370458998">
            <text:p>-0.6947</text:p>
          </table:table-cell>
          <table:table-cell table:formula="of:=COS(RADIANS([.A275]*12))" office:value-type="float" office:value="0.669130606358856">
            <text:p>0.6691</text:p>
          </table:table-cell>
          <table:table-cell table:formula="of:=COS(RADIANS([.A275]*13))" office:value-type="float" office:value="0.78801075360672">
            <text:p>0.7880</text:p>
          </table:table-cell>
          <table:table-cell table:formula="of:=COS(RADIANS([.A275]*14))" office:value-type="float" office:value="-0.559192903470749">
            <text:p>-0.5592</text:p>
          </table:table-cell>
          <table:table-cell table:formula="of:=COS(RADIANS([.A275]*15))" office:value-type="float" office:value="-0.866025403784441">
            <text:p>-0.8660</text:p>
          </table:table-cell>
          <table:table-cell table:formula="of:=COS(RADIANS([.A275]*16))" office:value-type="float" office:value="0.438371146789079">
            <text:p>0.4384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35S">
            <text:p>00:04:35</text:p>
          </table:table-cell>
          <table:table-cell table:formula="of:=SIN(RADIANS([.A276]))" office:value-type="float" office:value="-0.996194698091746">
            <text:p>-0.9962</text:p>
          </table:table-cell>
          <table:table-cell table:formula="of:=SIN(RADIANS([.A276]*2))" office:value-type="float" office:value="-0.17364817766693">
            <text:p>-0.1736</text:p>
          </table:table-cell>
          <table:table-cell table:formula="of:=SIN(RADIANS([.A276]*3))" office:value-type="float" office:value="0.965925826289069">
            <text:p>0.9659</text:p>
          </table:table-cell>
          <table:table-cell table:formula="of:=SIN(RADIANS([.A276]*4))" office:value-type="float" office:value="0.342020143325668">
            <text:p>0.3420</text:p>
          </table:table-cell>
          <table:table-cell table:formula="of:=SIN(RADIANS([.A276]*5))" office:value-type="float" office:value="-0.906307787036651">
            <text:p>-0.9063</text:p>
          </table:table-cell>
          <table:table-cell table:formula="of:=SIN(RADIANS([.A276]*6))" office:value-type="float" office:value="-0.499999999999999">
            <text:p>-0.5000</text:p>
          </table:table-cell>
          <table:table-cell table:formula="of:=SIN(RADIANS([.A276]*7))" office:value-type="float" office:value="0.819152044288991">
            <text:p>0.8192</text:p>
          </table:table-cell>
          <table:table-cell table:formula="of:=SIN(RADIANS([.A276]*8))" office:value-type="float" office:value="0.642787609686538">
            <text:p>0.6428</text:p>
          </table:table-cell>
          <table:table-cell table:formula="of:=SIN(RADIANS([.A276]*9))" office:value-type="float" office:value="-0.707106781186547">
            <text:p>-0.7071</text:p>
          </table:table-cell>
          <table:table-cell table:formula="of:=SIN(RADIANS([.A276]*10))" office:value-type="float" office:value="-0.766044443118976">
            <text:p>-0.7660</text:p>
          </table:table-cell>
          <table:table-cell table:formula="of:=SIN(RADIANS([.A276]*11))" office:value-type="float" office:value="0.573576436351046">
            <text:p>0.5736</text:p>
          </table:table-cell>
          <table:table-cell table:formula="of:=SIN(RADIANS([.A276]*12))" office:value-type="float" office:value="0.866025403784437">
            <text:p>0.8660</text:p>
          </table:table-cell>
          <table:table-cell table:formula="of:=SIN(RADIANS([.A276]*13))" office:value-type="float" office:value="-0.4226182617407">
            <text:p>-0.4226</text:p>
          </table:table-cell>
          <table:table-cell table:formula="of:=SIN(RADIANS([.A276]*14))" office:value-type="float" office:value="-0.939692620785909">
            <text:p>-0.9397</text:p>
          </table:table-cell>
          <table:table-cell table:formula="of:=SIN(RADIANS([.A276]*15))" office:value-type="float" office:value="0.258819045102521">
            <text:p>0.2588</text:p>
          </table:table-cell>
          <table:table-cell table:formula="of:=SIN(RADIANS([.A276]*16))" office:value-type="float" office:value="0.984807753012207">
            <text:p>0.9848</text:p>
          </table:table-cell>
          <table:table-cell table:formula="of:=COS(RADIANS([.A276]))" office:value-type="float" office:value="0.0871557427476579">
            <text:p>0.0872</text:p>
          </table:table-cell>
          <table:table-cell table:formula="of:=COS(RADIANS([.A276]*2))" office:value-type="float" office:value="-0.984807753012208">
            <text:p>-0.9848</text:p>
          </table:table-cell>
          <table:table-cell table:formula="of:=COS(RADIANS([.A276]*3))" office:value-type="float" office:value="-0.25881904510252">
            <text:p>-0.2588</text:p>
          </table:table-cell>
          <table:table-cell table:formula="of:=COS(RADIANS([.A276]*4))" office:value-type="float" office:value="0.939692620785909">
            <text:p>0.9397</text:p>
          </table:table-cell>
          <table:table-cell table:formula="of:=COS(RADIANS([.A276]*5))" office:value-type="float" office:value="0.422618261740698">
            <text:p>0.4226</text:p>
          </table:table-cell>
          <table:table-cell table:formula="of:=COS(RADIANS([.A276]*6))" office:value-type="float" office:value="-0.866025403784439">
            <text:p>-0.8660</text:p>
          </table:table-cell>
          <table:table-cell table:formula="of:=COS(RADIANS([.A276]*7))" office:value-type="float" office:value="-0.573576436351047">
            <text:p>-0.5736</text:p>
          </table:table-cell>
          <table:table-cell table:formula="of:=COS(RADIANS([.A276]*8))" office:value-type="float" office:value="0.766044443118979">
            <text:p>0.7660</text:p>
          </table:table-cell>
          <table:table-cell table:formula="of:=COS(RADIANS([.A276]*9))" office:value-type="float" office:value="0.707106781186548">
            <text:p>0.7071</text:p>
          </table:table-cell>
          <table:table-cell table:formula="of:=COS(RADIANS([.A276]*10))" office:value-type="float" office:value="-0.642787609686542">
            <text:p>-0.6428</text:p>
          </table:table-cell>
          <table:table-cell table:formula="of:=COS(RADIANS([.A276]*11))" office:value-type="float" office:value="-0.819152044288992">
            <text:p>-0.8192</text:p>
          </table:table-cell>
          <table:table-cell table:formula="of:=COS(RADIANS([.A276]*12))" office:value-type="float" office:value="0.500000000000003">
            <text:p>0.5000</text:p>
          </table:table-cell>
          <table:table-cell table:formula="of:=COS(RADIANS([.A276]*13))" office:value-type="float" office:value="0.90630778703665">
            <text:p>0.9063</text:p>
          </table:table-cell>
          <table:table-cell table:formula="of:=COS(RADIANS([.A276]*14))" office:value-type="float" office:value="-0.342020143325666">
            <text:p>-0.3420</text:p>
          </table:table-cell>
          <table:table-cell table:formula="of:=COS(RADIANS([.A276]*15))" office:value-type="float" office:value="-0.965925826289068">
            <text:p>-0.9659</text:p>
          </table:table-cell>
          <table:table-cell table:formula="of:=COS(RADIANS([.A276]*16))" office:value-type="float" office:value="0.173648177666935">
            <text:p>0.1736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36S">
            <text:p>00:04:36</text:p>
          </table:table-cell>
          <table:table-cell table:formula="of:=SIN(RADIANS([.A277]))" office:value-type="float" office:value="-0.994521895368273">
            <text:p>-0.9945</text:p>
          </table:table-cell>
          <table:table-cell table:formula="of:=SIN(RADIANS([.A277]*2))" office:value-type="float" office:value="-0.207911690817758">
            <text:p>-0.2079</text:p>
          </table:table-cell>
          <table:table-cell table:formula="of:=SIN(RADIANS([.A277]*3))" office:value-type="float" office:value="0.951056516295154">
            <text:p>0.9511</text:p>
          </table:table-cell>
          <table:table-cell table:formula="of:=SIN(RADIANS([.A277]*4))" office:value-type="float" office:value="0.406736643075798">
            <text:p>0.4067</text:p>
          </table:table-cell>
          <table:table-cell table:formula="of:=SIN(RADIANS([.A277]*5))" office:value-type="float" office:value="-0.866025403784438">
            <text:p>-0.8660</text:p>
          </table:table-cell>
          <table:table-cell table:formula="of:=SIN(RADIANS([.A277]*6))" office:value-type="float" office:value="-0.587785252292472">
            <text:p>-0.5878</text:p>
          </table:table-cell>
          <table:table-cell table:formula="of:=SIN(RADIANS([.A277]*7))" office:value-type="float" office:value="0.743144825477396">
            <text:p>0.7431</text:p>
          </table:table-cell>
          <table:table-cell table:formula="of:=SIN(RADIANS([.A277]*8))" office:value-type="float" office:value="0.743144825477392">
            <text:p>0.7431</text:p>
          </table:table-cell>
          <table:table-cell table:formula="of:=SIN(RADIANS([.A277]*9))" office:value-type="float" office:value="-0.587785252292472">
            <text:p>-0.5878</text:p>
          </table:table-cell>
          <table:table-cell table:formula="of:=SIN(RADIANS([.A277]*10))" office:value-type="float" office:value="-0.866025403784439">
            <text:p>-0.8660</text:p>
          </table:table-cell>
          <table:table-cell table:formula="of:=SIN(RADIANS([.A277]*11))" office:value-type="float" office:value="0.406736643075801">
            <text:p>0.4067</text:p>
          </table:table-cell>
          <table:table-cell table:formula="of:=SIN(RADIANS([.A277]*12))" office:value-type="float" office:value="0.951056516295153">
            <text:p>0.9511</text:p>
          </table:table-cell>
          <table:table-cell table:formula="of:=SIN(RADIANS([.A277]*13))" office:value-type="float" office:value="-0.207911690817763">
            <text:p>-0.2079</text:p>
          </table:table-cell>
          <table:table-cell table:formula="of:=SIN(RADIANS([.A277]*14))" office:value-type="float" office:value="-0.994521895368273">
            <text:p>-0.9945</text:p>
          </table:table-cell>
          <table:table-cell table:formula="of:=SIN(RADIANS([.A277]*15))" office:value-type="float" office:value="6.36940131683941E-015">
            <text:p>0.0000</text:p>
          </table:table-cell>
          <table:table-cell table:formula="of:=SIN(RADIANS([.A277]*16))" office:value-type="float" office:value="0.994521895368274">
            <text:p>0.9945</text:p>
          </table:table-cell>
          <table:table-cell table:formula="of:=COS(RADIANS([.A277]))" office:value-type="float" office:value="0.104528463267653">
            <text:p>0.1045</text:p>
          </table:table-cell>
          <table:table-cell table:formula="of:=COS(RADIANS([.A277]*2))" office:value-type="float" office:value="-0.978147600733806">
            <text:p>-0.9781</text:p>
          </table:table-cell>
          <table:table-cell table:formula="of:=COS(RADIANS([.A277]*3))" office:value-type="float" office:value="-0.309016994374947">
            <text:p>-0.3090</text:p>
          </table:table-cell>
          <table:table-cell table:formula="of:=COS(RADIANS([.A277]*4))" office:value-type="float" office:value="0.913545457642602">
            <text:p>0.9135</text:p>
          </table:table-cell>
          <table:table-cell table:formula="of:=COS(RADIANS([.A277]*5))" office:value-type="float" office:value="0.5">
            <text:p>0.5000</text:p>
          </table:table-cell>
          <table:table-cell table:formula="of:=COS(RADIANS([.A277]*6))" office:value-type="float" office:value="-0.809016994374948">
            <text:p>-0.8090</text:p>
          </table:table-cell>
          <table:table-cell table:formula="of:=COS(RADIANS([.A277]*7))" office:value-type="float" office:value="-0.669130606358856">
            <text:p>-0.6691</text:p>
          </table:table-cell>
          <table:table-cell table:formula="of:=COS(RADIANS([.A277]*8))" office:value-type="float" office:value="0.669130606358861">
            <text:p>0.6691</text:p>
          </table:table-cell>
          <table:table-cell table:formula="of:=COS(RADIANS([.A277]*9))" office:value-type="float" office:value="0.809016994374949">
            <text:p>0.8090</text:p>
          </table:table-cell>
          <table:table-cell table:formula="of:=COS(RADIANS([.A277]*10))" office:value-type="float" office:value="-0.5">
            <text:p>-0.5000</text:p>
          </table:table-cell>
          <table:table-cell table:formula="of:=COS(RADIANS([.A277]*11))" office:value-type="float" office:value="-0.913545457642601">
            <text:p>-0.9135</text:p>
          </table:table-cell>
          <table:table-cell table:formula="of:=COS(RADIANS([.A277]*12))" office:value-type="float" office:value="0.30901699437495">
            <text:p>0.3090</text:p>
          </table:table-cell>
          <table:table-cell table:formula="of:=COS(RADIANS([.A277]*13))" office:value-type="float" office:value="0.978147600733805">
            <text:p>0.9781</text:p>
          </table:table-cell>
          <table:table-cell table:formula="of:=COS(RADIANS([.A277]*14))" office:value-type="float" office:value="-0.104528463267658">
            <text:p>-0.1045</text:p>
          </table:table-cell>
          <table:table-cell table:formula="of:=COS(RADIANS([.A277]*15))" office:value-type="float" office:value="-1">
            <text:p>-1.0000</text:p>
          </table:table-cell>
          <table:table-cell table:formula="of:=COS(RADIANS([.A277]*16))" office:value-type="float" office:value="-0.104528463267646">
            <text:p>-0.1045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37S">
            <text:p>00:04:37</text:p>
          </table:table-cell>
          <table:table-cell table:formula="of:=SIN(RADIANS([.A278]))" office:value-type="float" office:value="-0.992546151641322">
            <text:p>-0.9925</text:p>
          </table:table-cell>
          <table:table-cell table:formula="of:=SIN(RADIANS([.A278]*2))" office:value-type="float" office:value="-0.241921895599668">
            <text:p>-0.2419</text:p>
          </table:table-cell>
          <table:table-cell table:formula="of:=SIN(RADIANS([.A278]*3))" office:value-type="float" office:value="0.933580426497202">
            <text:p>0.9336</text:p>
          </table:table-cell>
          <table:table-cell table:formula="of:=SIN(RADIANS([.A278]*4))" office:value-type="float" office:value="0.469471562785891">
            <text:p>0.4695</text:p>
          </table:table-cell>
          <table:table-cell table:formula="of:=SIN(RADIANS([.A278]*5))" office:value-type="float" office:value="-0.819152044288993">
            <text:p>-0.8192</text:p>
          </table:table-cell>
          <table:table-cell table:formula="of:=SIN(RADIANS([.A278]*6))" office:value-type="float" office:value="-0.669130606358858">
            <text:p>-0.6691</text:p>
          </table:table-cell>
          <table:table-cell table:formula="of:=SIN(RADIANS([.A278]*7))" office:value-type="float" office:value="0.656059028990507">
            <text:p>0.6561</text:p>
          </table:table-cell>
          <table:table-cell table:formula="of:=SIN(RADIANS([.A278]*8))" office:value-type="float" office:value="0.829037572555043">
            <text:p>0.8290</text:p>
          </table:table-cell>
          <table:table-cell table:formula="of:=SIN(RADIANS([.A278]*9))" office:value-type="float" office:value="-0.453990499739544">
            <text:p>-0.4540</text:p>
          </table:table-cell>
          <table:table-cell table:formula="of:=SIN(RADIANS([.A278]*10))" office:value-type="float" office:value="-0.939692620785907">
            <text:p>-0.9397</text:p>
          </table:table-cell>
          <table:table-cell table:formula="of:=SIN(RADIANS([.A278]*11))" office:value-type="float" office:value="0.224951054343867">
            <text:p>0.2250</text:p>
          </table:table-cell>
          <table:table-cell table:formula="of:=SIN(RADIANS([.A278]*12))" office:value-type="float" office:value="0.994521895368273">
            <text:p>0.9945</text:p>
          </table:table-cell>
          <table:table-cell table:formula="of:=SIN(RADIANS([.A278]*13))" office:value-type="float" office:value="0.0174524064372835">
            <text:p>0.0175</text:p>
          </table:table-cell>
          <table:table-cell table:formula="of:=SIN(RADIANS([.A278]*14))" office:value-type="float" office:value="-0.99026806874157">
            <text:p>-0.9903</text:p>
          </table:table-cell>
          <table:table-cell table:formula="of:=SIN(RADIANS([.A278]*15))" office:value-type="float" office:value="-0.258819045102523">
            <text:p>-0.2588</text:p>
          </table:table-cell>
          <table:table-cell table:formula="of:=SIN(RADIANS([.A278]*16))" office:value-type="float" office:value="0.927183854566786">
            <text:p>0.9272</text:p>
          </table:table-cell>
          <table:table-cell table:formula="of:=COS(RADIANS([.A278]))" office:value-type="float" office:value="0.121869343405148">
            <text:p>0.1219</text:p>
          </table:table-cell>
          <table:table-cell table:formula="of:=COS(RADIANS([.A278]*2))" office:value-type="float" office:value="-0.970295726275996">
            <text:p>-0.9703</text:p>
          </table:table-cell>
          <table:table-cell table:formula="of:=COS(RADIANS([.A278]*3))" office:value-type="float" office:value="-0.3583679495453">
            <text:p>-0.3584</text:p>
          </table:table-cell>
          <table:table-cell table:formula="of:=COS(RADIANS([.A278]*4))" office:value-type="float" office:value="0.882947592858926">
            <text:p>0.8829</text:p>
          </table:table-cell>
          <table:table-cell table:formula="of:=COS(RADIANS([.A278]*5))" office:value-type="float" office:value="0.573576436351045">
            <text:p>0.5736</text:p>
          </table:table-cell>
          <table:table-cell table:formula="of:=COS(RADIANS([.A278]*6))" office:value-type="float" office:value="-0.743144825477395">
            <text:p>-0.7431</text:p>
          </table:table-cell>
          <table:table-cell table:formula="of:=COS(RADIANS([.A278]*7))" office:value-type="float" office:value="-0.754709580222772">
            <text:p>-0.7547</text:p>
          </table:table-cell>
          <table:table-cell table:formula="of:=COS(RADIANS([.A278]*8))" office:value-type="float" office:value="0.559192903470745">
            <text:p>0.5592</text:p>
          </table:table-cell>
          <table:table-cell table:formula="of:=COS(RADIANS([.A278]*9))" office:value-type="float" office:value="0.891006524188369">
            <text:p>0.8910</text:p>
          </table:table-cell>
          <table:table-cell table:formula="of:=COS(RADIANS([.A278]*10))" office:value-type="float" office:value="-0.342020143325672">
            <text:p>-0.3420</text:p>
          </table:table-cell>
          <table:table-cell table:formula="of:=COS(RADIANS([.A278]*11))" office:value-type="float" office:value="-0.974370064785235">
            <text:p>-0.9744</text:p>
          </table:table-cell>
          <table:table-cell table:formula="of:=COS(RADIANS([.A278]*12))" office:value-type="float" office:value="0.104528463267655">
            <text:p>0.1045</text:p>
          </table:table-cell>
          <table:table-cell table:formula="of:=COS(RADIANS([.A278]*13))" office:value-type="float" office:value="0.999847695156391">
            <text:p>0.9998</text:p>
          </table:table-cell>
          <table:table-cell table:formula="of:=COS(RADIANS([.A278]*14))" office:value-type="float" office:value="0.139173100960067">
            <text:p>0.1392</text:p>
          </table:table-cell>
          <table:table-cell table:formula="of:=COS(RADIANS([.A278]*15))" office:value-type="float" office:value="-0.965925826289068">
            <text:p>-0.9659</text:p>
          </table:table-cell>
          <table:table-cell table:formula="of:=COS(RADIANS([.A278]*16))" office:value-type="float" office:value="-0.374606593415915">
            <text:p>-0.3746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38S">
            <text:p>00:04:38</text:p>
          </table:table-cell>
          <table:table-cell table:formula="of:=SIN(RADIANS([.A279]))" office:value-type="float" office:value="-0.99026806874157">
            <text:p>-0.9903</text:p>
          </table:table-cell>
          <table:table-cell table:formula="of:=SIN(RADIANS([.A279]*2))" office:value-type="float" office:value="-0.275637355816999">
            <text:p>-0.2756</text:p>
          </table:table-cell>
          <table:table-cell table:formula="of:=SIN(RADIANS([.A279]*3))" office:value-type="float" office:value="0.913545457642601">
            <text:p>0.9135</text:p>
          </table:table-cell>
          <table:table-cell table:formula="of:=SIN(RADIANS([.A279]*4))" office:value-type="float" office:value="0.529919264233205">
            <text:p>0.5299</text:p>
          </table:table-cell>
          <table:table-cell table:formula="of:=SIN(RADIANS([.A279]*5))" office:value-type="float" office:value="-0.766044443118978">
            <text:p>-0.7660</text:p>
          </table:table-cell>
          <table:table-cell table:formula="of:=SIN(RADIANS([.A279]*6))" office:value-type="float" office:value="-0.743144825477394">
            <text:p>-0.7431</text:p>
          </table:table-cell>
          <table:table-cell table:formula="of:=SIN(RADIANS([.A279]*7))" office:value-type="float" office:value="0.55919290347075">
            <text:p>0.5592</text:p>
          </table:table-cell>
          <table:table-cell table:formula="of:=SIN(RADIANS([.A279]*8))" office:value-type="float" office:value="0.898794046299167">
            <text:p>0.8988</text:p>
          </table:table-cell>
          <table:table-cell table:formula="of:=SIN(RADIANS([.A279]*9))" office:value-type="float" office:value="-0.309016994374951">
            <text:p>-0.3090</text:p>
          </table:table-cell>
          <table:table-cell table:formula="of:=SIN(RADIANS([.A279]*10))" office:value-type="float" office:value="-0.984807753012208">
            <text:p>-0.9848</text:p>
          </table:table-cell>
          <table:table-cell table:formula="of:=SIN(RADIANS([.A279]*11))" office:value-type="float" office:value="0.0348994967025044">
            <text:p>0.0349</text:p>
          </table:table-cell>
          <table:table-cell table:formula="of:=SIN(RADIANS([.A279]*12))" office:value-type="float" office:value="0.994521895368273">
            <text:p>0.9945</text:p>
          </table:table-cell>
          <table:table-cell table:formula="of:=SIN(RADIANS([.A279]*13))" office:value-type="float" office:value="0.241921895599664">
            <text:p>0.2419</text:p>
          </table:table-cell>
          <table:table-cell table:formula="of:=SIN(RADIANS([.A279]*14))" office:value-type="float" office:value="-0.92718385456679">
            <text:p>-0.9272</text:p>
          </table:table-cell>
          <table:table-cell table:formula="of:=SIN(RADIANS([.A279]*15))" office:value-type="float" office:value="-0.499999999999997">
            <text:p>-0.5000</text:p>
          </table:table-cell>
          <table:table-cell table:formula="of:=SIN(RADIANS([.A279]*16))" office:value-type="float" office:value="0.788010753606722">
            <text:p>0.7880</text:p>
          </table:table-cell>
          <table:table-cell table:formula="of:=COS(RADIANS([.A279]))" office:value-type="float" office:value="0.139173100960065">
            <text:p>0.1392</text:p>
          </table:table-cell>
          <table:table-cell table:formula="of:=COS(RADIANS([.A279]*2))" office:value-type="float" office:value="-0.961261695938319">
            <text:p>-0.9613</text:p>
          </table:table-cell>
          <table:table-cell table:formula="of:=COS(RADIANS([.A279]*3))" office:value-type="float" office:value="-0.4067366430758">
            <text:p>-0.4067</text:p>
          </table:table-cell>
          <table:table-cell table:formula="of:=COS(RADIANS([.A279]*4))" office:value-type="float" office:value="0.848048096156426">
            <text:p>0.8480</text:p>
          </table:table-cell>
          <table:table-cell table:formula="of:=COS(RADIANS([.A279]*5))" office:value-type="float" office:value="0.642787609686539">
            <text:p>0.6428</text:p>
          </table:table-cell>
          <table:table-cell table:formula="of:=COS(RADIANS([.A279]*6))" office:value-type="float" office:value="-0.669130606358858">
            <text:p>-0.6691</text:p>
          </table:table-cell>
          <table:table-cell table:formula="of:=COS(RADIANS([.A279]*7))" office:value-type="float" office:value="-0.82903757255504">
            <text:p>-0.8290</text:p>
          </table:table-cell>
          <table:table-cell table:formula="of:=COS(RADIANS([.A279]*8))" office:value-type="float" office:value="0.438371146789077">
            <text:p>0.4384</text:p>
          </table:table-cell>
          <table:table-cell table:formula="of:=COS(RADIANS([.A279]*9))" office:value-type="float" office:value="0.951056516295152">
            <text:p>0.9511</text:p>
          </table:table-cell>
          <table:table-cell table:formula="of:=COS(RADIANS([.A279]*10))" office:value-type="float" office:value="-0.17364817766693">
            <text:p>-0.1736</text:p>
          </table:table-cell>
          <table:table-cell table:formula="of:=COS(RADIANS([.A279]*11))" office:value-type="float" office:value="-0.999390827019096">
            <text:p>-0.9994</text:p>
          </table:table-cell>
          <table:table-cell table:formula="of:=COS(RADIANS([.A279]*12))" office:value-type="float" office:value="-0.104528463267654">
            <text:p>-0.1045</text:p>
          </table:table-cell>
          <table:table-cell table:formula="of:=COS(RADIANS([.A279]*13))" office:value-type="float" office:value="0.970295726275997">
            <text:p>0.9703</text:p>
          </table:table-cell>
          <table:table-cell table:formula="of:=COS(RADIANS([.A279]*14))" office:value-type="float" office:value="0.374606593415906">
            <text:p>0.3746</text:p>
          </table:table-cell>
          <table:table-cell table:formula="of:=COS(RADIANS([.A279]*15))" office:value-type="float" office:value="-0.86602540378444">
            <text:p>-0.8660</text:p>
          </table:table-cell>
          <table:table-cell table:formula="of:=COS(RADIANS([.A279]*16))" office:value-type="float" office:value="-0.615661475325658">
            <text:p>-0.6157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39S">
            <text:p>00:04:39</text:p>
          </table:table-cell>
          <table:table-cell table:formula="of:=SIN(RADIANS([.A280]))" office:value-type="float" office:value="-0.987688340595138">
            <text:p>-0.9877</text:p>
          </table:table-cell>
          <table:table-cell table:formula="of:=SIN(RADIANS([.A280]*2))" office:value-type="float" office:value="-0.309016994374947">
            <text:p>-0.3090</text:p>
          </table:table-cell>
          <table:table-cell table:formula="of:=SIN(RADIANS([.A280]*3))" office:value-type="float" office:value="0.891006524188368">
            <text:p>0.8910</text:p>
          </table:table-cell>
          <table:table-cell table:formula="of:=SIN(RADIANS([.A280]*4))" office:value-type="float" office:value="0.587785252292473">
            <text:p>0.5878</text:p>
          </table:table-cell>
          <table:table-cell table:formula="of:=SIN(RADIANS([.A280]*5))" office:value-type="float" office:value="-0.707106781186549">
            <text:p>-0.7071</text:p>
          </table:table-cell>
          <table:table-cell table:formula="of:=SIN(RADIANS([.A280]*6))" office:value-type="float" office:value="-0.809016994374948">
            <text:p>-0.8090</text:p>
          </table:table-cell>
          <table:table-cell table:formula="of:=SIN(RADIANS([.A280]*7))" office:value-type="float" office:value="0.453990499739547">
            <text:p>0.4540</text:p>
          </table:table-cell>
          <table:table-cell table:formula="of:=SIN(RADIANS([.A280]*8))" office:value-type="float" office:value="0.951056516295153">
            <text:p>0.9511</text:p>
          </table:table-cell>
          <table:table-cell table:formula="of:=SIN(RADIANS([.A280]*9))" office:value-type="float" office:value="-0.156434465040233">
            <text:p>-0.1564</text:p>
          </table:table-cell>
          <table:table-cell table:formula="of:=SIN(RADIANS([.A280]*10))" office:value-type="float" office:value="-1">
            <text:p>-1.0000</text:p>
          </table:table-cell>
          <table:table-cell table:formula="of:=SIN(RADIANS([.A280]*11))" office:value-type="float" office:value="-0.156434465040233">
            <text:p>-0.1564</text:p>
          </table:table-cell>
          <table:table-cell table:formula="of:=SIN(RADIANS([.A280]*12))" office:value-type="float" office:value="0.951056516295153">
            <text:p>0.9511</text:p>
          </table:table-cell>
          <table:table-cell table:formula="of:=SIN(RADIANS([.A280]*13))" office:value-type="float" office:value="0.453990499739547">
            <text:p>0.4540</text:p>
          </table:table-cell>
          <table:table-cell table:formula="of:=SIN(RADIANS([.A280]*14))" office:value-type="float" office:value="-0.809016994374948">
            <text:p>-0.8090</text:p>
          </table:table-cell>
          <table:table-cell table:formula="of:=SIN(RADIANS([.A280]*15))" office:value-type="float" office:value="-0.707106781186551">
            <text:p>-0.7071</text:p>
          </table:table-cell>
          <table:table-cell table:formula="of:=SIN(RADIANS([.A280]*16))" office:value-type="float" office:value="0.587785252292476">
            <text:p>0.5878</text:p>
          </table:table-cell>
          <table:table-cell table:formula="of:=COS(RADIANS([.A280]))" office:value-type="float" office:value="0.156434465040231">
            <text:p>0.1564</text:p>
          </table:table-cell>
          <table:table-cell table:formula="of:=COS(RADIANS([.A280]*2))" office:value-type="float" office:value="-0.951056516295154">
            <text:p>-0.9511</text:p>
          </table:table-cell>
          <table:table-cell table:formula="of:=COS(RADIANS([.A280]*3))" office:value-type="float" office:value="-0.453990499739547">
            <text:p>-0.4540</text:p>
          </table:table-cell>
          <table:table-cell table:formula="of:=COS(RADIANS([.A280]*4))" office:value-type="float" office:value="0.809016994374948">
            <text:p>0.8090</text:p>
          </table:table-cell>
          <table:table-cell table:formula="of:=COS(RADIANS([.A280]*5))" office:value-type="float" office:value="0.707106781186546">
            <text:p>0.7071</text:p>
          </table:table-cell>
          <table:table-cell table:formula="of:=COS(RADIANS([.A280]*6))" office:value-type="float" office:value="-0.587785252292473">
            <text:p>-0.5878</text:p>
          </table:table-cell>
          <table:table-cell table:formula="of:=COS(RADIANS([.A280]*7))" office:value-type="float" office:value="-0.891006524188368">
            <text:p>-0.8910</text:p>
          </table:table-cell>
          <table:table-cell table:formula="of:=COS(RADIANS([.A280]*8))" office:value-type="float" office:value="0.309016994374949">
            <text:p>0.3090</text:p>
          </table:table-cell>
          <table:table-cell table:formula="of:=COS(RADIANS([.A280]*9))" office:value-type="float" office:value="0.987688340595137">
            <text:p>0.9877</text:p>
          </table:table-cell>
          <table:table-cell table:formula="of:=COS(RADIANS([.A280]*10))" office:value-type="float" office:value="-3.67455937807865E-015">
            <text:p>0.0000</text:p>
          </table:table-cell>
          <table:table-cell table:formula="of:=COS(RADIANS([.A280]*11))" office:value-type="float" office:value="-0.987688340595137">
            <text:p>-0.9877</text:p>
          </table:table-cell>
          <table:table-cell table:formula="of:=COS(RADIANS([.A280]*12))" office:value-type="float" office:value="-0.309016994374949">
            <text:p>-0.3090</text:p>
          </table:table-cell>
          <table:table-cell table:formula="of:=COS(RADIANS([.A280]*13))" office:value-type="float" office:value="0.891006524188368">
            <text:p>0.8910</text:p>
          </table:table-cell>
          <table:table-cell table:formula="of:=COS(RADIANS([.A280]*14))" office:value-type="float" office:value="0.587785252292473">
            <text:p>0.5878</text:p>
          </table:table-cell>
          <table:table-cell table:formula="of:=COS(RADIANS([.A280]*15))" office:value-type="float" office:value="-0.707106781186544">
            <text:p>-0.7071</text:p>
          </table:table-cell>
          <table:table-cell table:formula="of:=COS(RADIANS([.A280]*16))" office:value-type="float" office:value="-0.809016994374946">
            <text:p>-0.809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40S">
            <text:p>00:04:40</text:p>
          </table:table-cell>
          <table:table-cell table:formula="of:=SIN(RADIANS([.A281]))" office:value-type="float" office:value="-0.984807753012208">
            <text:p>-0.9848</text:p>
          </table:table-cell>
          <table:table-cell table:formula="of:=SIN(RADIANS([.A281]*2))" office:value-type="float" office:value="-0.342020143325668">
            <text:p>-0.3420</text:p>
          </table:table-cell>
          <table:table-cell table:formula="of:=SIN(RADIANS([.A281]*3))" office:value-type="float" office:value="0.866025403784438">
            <text:p>0.8660</text:p>
          </table:table-cell>
          <table:table-cell table:formula="of:=SIN(RADIANS([.A281]*4))" office:value-type="float" office:value="0.642787609686538">
            <text:p>0.6428</text:p>
          </table:table-cell>
          <table:table-cell table:formula="of:=SIN(RADIANS([.A281]*5))" office:value-type="float" office:value="-0.642787609686539">
            <text:p>-0.6428</text:p>
          </table:table-cell>
          <table:table-cell table:formula="of:=SIN(RADIANS([.A281]*6))" office:value-type="float" office:value="-0.866025403784439">
            <text:p>-0.8660</text:p>
          </table:table-cell>
          <table:table-cell table:formula="of:=SIN(RADIANS([.A281]*7))" office:value-type="float" office:value="0.342020143325666">
            <text:p>0.3420</text:p>
          </table:table-cell>
          <table:table-cell table:formula="of:=SIN(RADIANS([.A281]*8))" office:value-type="float" office:value="0.984807753012207">
            <text:p>0.9848</text:p>
          </table:table-cell>
          <table:table-cell table:formula="of:=SIN(RADIANS([.A281]*9))" office:value-type="float" office:value="-1.71450551880629E-015">
            <text:p>0.0000</text:p>
          </table:table-cell>
          <table:table-cell table:formula="of:=SIN(RADIANS([.A281]*10))" office:value-type="float" office:value="-0.984807753012208">
            <text:p>-0.9848</text:p>
          </table:table-cell>
          <table:table-cell table:formula="of:=SIN(RADIANS([.A281]*11))" office:value-type="float" office:value="-0.34202014332567">
            <text:p>-0.3420</text:p>
          </table:table-cell>
          <table:table-cell table:formula="of:=SIN(RADIANS([.A281]*12))" office:value-type="float" office:value="0.866025403784437">
            <text:p>0.8660</text:p>
          </table:table-cell>
          <table:table-cell table:formula="of:=SIN(RADIANS([.A281]*13))" office:value-type="float" office:value="0.642787609686537">
            <text:p>0.6428</text:p>
          </table:table-cell>
          <table:table-cell table:formula="of:=SIN(RADIANS([.A281]*14))" office:value-type="float" office:value="-0.642787609686535">
            <text:p>-0.6428</text:p>
          </table:table-cell>
          <table:table-cell table:formula="of:=SIN(RADIANS([.A281]*15))" office:value-type="float" office:value="-0.866025403784438">
            <text:p>-0.8660</text:p>
          </table:table-cell>
          <table:table-cell table:formula="of:=SIN(RADIANS([.A281]*16))" office:value-type="float" office:value="0.342020143325675">
            <text:p>0.3420</text:p>
          </table:table-cell>
          <table:table-cell table:formula="of:=COS(RADIANS([.A281]))" office:value-type="float" office:value="0.17364817766693">
            <text:p>0.1736</text:p>
          </table:table-cell>
          <table:table-cell table:formula="of:=COS(RADIANS([.A281]*2))" office:value-type="float" office:value="-0.939692620785909">
            <text:p>-0.9397</text:p>
          </table:table-cell>
          <table:table-cell table:formula="of:=COS(RADIANS([.A281]*3))" office:value-type="float" office:value="-0.500000000000001">
            <text:p>-0.5000</text:p>
          </table:table-cell>
          <table:table-cell table:formula="of:=COS(RADIANS([.A281]*4))" office:value-type="float" office:value="0.766044443118979">
            <text:p>0.7660</text:p>
          </table:table-cell>
          <table:table-cell table:formula="of:=COS(RADIANS([.A281]*5))" office:value-type="float" office:value="0.766044443118978">
            <text:p>0.7660</text:p>
          </table:table-cell>
          <table:table-cell table:formula="of:=COS(RADIANS([.A281]*6))" office:value-type="float" office:value="-0.499999999999999">
            <text:p>-0.5000</text:p>
          </table:table-cell>
          <table:table-cell table:formula="of:=COS(RADIANS([.A281]*7))" office:value-type="float" office:value="-0.939692620785909">
            <text:p>-0.9397</text:p>
          </table:table-cell>
          <table:table-cell table:formula="of:=COS(RADIANS([.A281]*8))" office:value-type="float" office:value="0.173648177666933">
            <text:p>0.1736</text:p>
          </table:table-cell>
          <table:table-cell table:formula="of:=COS(RADIANS([.A281]*9))" office:value-type="float" office:value="1">
            <text:p>1.0000</text:p>
          </table:table-cell>
          <table:table-cell table:formula="of:=COS(RADIANS([.A281]*10))" office:value-type="float" office:value="0.17364817766693">
            <text:p>0.1736</text:p>
          </table:table-cell>
          <table:table-cell table:formula="of:=COS(RADIANS([.A281]*11))" office:value-type="float" office:value="-0.939692620785908">
            <text:p>-0.9397</text:p>
          </table:table-cell>
          <table:table-cell table:formula="of:=COS(RADIANS([.A281]*12))" office:value-type="float" office:value="-0.500000000000002">
            <text:p>-0.5000</text:p>
          </table:table-cell>
          <table:table-cell table:formula="of:=COS(RADIANS([.A281]*13))" office:value-type="float" office:value="0.76604444311898">
            <text:p>0.7660</text:p>
          </table:table-cell>
          <table:table-cell table:formula="of:=COS(RADIANS([.A281]*14))" office:value-type="float" office:value="0.766044443118981">
            <text:p>0.7660</text:p>
          </table:table-cell>
          <table:table-cell table:formula="of:=COS(RADIANS([.A281]*15))" office:value-type="float" office:value="-0.5">
            <text:p>-0.5000</text:p>
          </table:table-cell>
          <table:table-cell table:formula="of:=COS(RADIANS([.A281]*16))" office:value-type="float" office:value="-0.939692620785906">
            <text:p>-0.9397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41S">
            <text:p>00:04:41</text:p>
          </table:table-cell>
          <table:table-cell table:formula="of:=SIN(RADIANS([.A282]))" office:value-type="float" office:value="-0.981627183447664">
            <text:p>-0.9816</text:p>
          </table:table-cell>
          <table:table-cell table:formula="of:=SIN(RADIANS([.A282]*2))" office:value-type="float" office:value="-0.374606593415913">
            <text:p>-0.3746</text:p>
          </table:table-cell>
          <table:table-cell table:formula="of:=SIN(RADIANS([.A282]*3))" office:value-type="float" office:value="0.838670567945425">
            <text:p>0.8387</text:p>
          </table:table-cell>
          <table:table-cell table:formula="of:=SIN(RADIANS([.A282]*4))" office:value-type="float" office:value="0.694658370458998">
            <text:p>0.6947</text:p>
          </table:table-cell>
          <table:table-cell table:formula="of:=SIN(RADIANS([.A282]*5))" office:value-type="float" office:value="-0.573576436351048">
            <text:p>-0.5736</text:p>
          </table:table-cell>
          <table:table-cell table:formula="of:=SIN(RADIANS([.A282]*6))" office:value-type="float" office:value="-0.9135454576426">
            <text:p>-0.9135</text:p>
          </table:table-cell>
          <table:table-cell table:formula="of:=SIN(RADIANS([.A282]*7))" office:value-type="float" office:value="0.224951054343866">
            <text:p>0.2250</text:p>
          </table:table-cell>
          <table:table-cell table:formula="of:=SIN(RADIANS([.A282]*8))" office:value-type="float" office:value="0.999390827019096">
            <text:p>0.9994</text:p>
          </table:table-cell>
          <table:table-cell table:formula="of:=SIN(RADIANS([.A282]*9))" office:value-type="float" office:value="0.15643446504023">
            <text:p>0.1564</text:p>
          </table:table-cell>
          <table:table-cell table:formula="of:=SIN(RADIANS([.A282]*10))" office:value-type="float" office:value="-0.93969262078591">
            <text:p>-0.9397</text:p>
          </table:table-cell>
          <table:table-cell table:formula="of:=SIN(RADIANS([.A282]*11))" office:value-type="float" office:value="-0.515038074910054">
            <text:p>-0.5150</text:p>
          </table:table-cell>
          <table:table-cell table:formula="of:=SIN(RADIANS([.A282]*12))" office:value-type="float" office:value="0.743144825477397">
            <text:p>0.7431</text:p>
          </table:table-cell>
          <table:table-cell table:formula="of:=SIN(RADIANS([.A282]*13))" office:value-type="float" office:value="0.798635510047293">
            <text:p>0.7986</text:p>
          </table:table-cell>
          <table:table-cell table:formula="of:=SIN(RADIANS([.A282]*14))" office:value-type="float" office:value="-0.43837114678908">
            <text:p>-0.4384</text:p>
          </table:table-cell>
          <table:table-cell table:formula="of:=SIN(RADIANS([.A282]*15))" office:value-type="float" office:value="-0.965925826289067">
            <text:p>-0.9659</text:p>
          </table:table-cell>
          <table:table-cell table:formula="of:=SIN(RADIANS([.A282]*16))" office:value-type="float" office:value="0.0697564737441205">
            <text:p>0.0698</text:p>
          </table:table-cell>
          <table:table-cell table:formula="of:=COS(RADIANS([.A282]))" office:value-type="float" office:value="0.190808995376545">
            <text:p>0.1908</text:p>
          </table:table-cell>
          <table:table-cell table:formula="of:=COS(RADIANS([.A282]*2))" office:value-type="float" office:value="-0.927183854566787">
            <text:p>-0.9272</text:p>
          </table:table-cell>
          <table:table-cell table:formula="of:=COS(RADIANS([.A282]*3))" office:value-type="float" office:value="-0.544639035015026">
            <text:p>-0.5446</text:p>
          </table:table-cell>
          <table:table-cell table:formula="of:=COS(RADIANS([.A282]*4))" office:value-type="float" office:value="0.71933980033865">
            <text:p>0.7193</text:p>
          </table:table-cell>
          <table:table-cell table:formula="of:=COS(RADIANS([.A282]*5))" office:value-type="float" office:value="0.819152044288991">
            <text:p>0.8192</text:p>
          </table:table-cell>
          <table:table-cell table:formula="of:=COS(RADIANS([.A282]*6))" office:value-type="float" office:value="-0.406736643075802">
            <text:p>-0.4067</text:p>
          </table:table-cell>
          <table:table-cell table:formula="of:=COS(RADIANS([.A282]*7))" office:value-type="float" office:value="-0.974370064785235">
            <text:p>-0.9744</text:p>
          </table:table-cell>
          <table:table-cell table:formula="of:=COS(RADIANS([.A282]*8))" office:value-type="float" office:value="0.0348994967024986">
            <text:p>0.0349</text:p>
          </table:table-cell>
          <table:table-cell table:formula="of:=COS(RADIANS([.A282]*9))" office:value-type="float" office:value="0.987688340595138">
            <text:p>0.9877</text:p>
          </table:table-cell>
          <table:table-cell table:formula="of:=COS(RADIANS([.A282]*10))" office:value-type="float" office:value="0.342020143325665">
            <text:p>0.3420</text:p>
          </table:table-cell>
          <table:table-cell table:formula="of:=COS(RADIANS([.A282]*11))" office:value-type="float" office:value="-0.857167300702112">
            <text:p>-0.8572</text:p>
          </table:table-cell>
          <table:table-cell table:formula="of:=COS(RADIANS([.A282]*12))" office:value-type="float" office:value="-0.669130606358856">
            <text:p>-0.6691</text:p>
          </table:table-cell>
          <table:table-cell table:formula="of:=COS(RADIANS([.A282]*13))" office:value-type="float" office:value="0.601815023152048">
            <text:p>0.6018</text:p>
          </table:table-cell>
          <table:table-cell table:formula="of:=COS(RADIANS([.A282]*14))" office:value-type="float" office:value="0.898794046299166">
            <text:p>0.8988</text:p>
          </table:table-cell>
          <table:table-cell table:formula="of:=COS(RADIANS([.A282]*15))" office:value-type="float" office:value="-0.258819045102527">
            <text:p>-0.2588</text:p>
          </table:table-cell>
          <table:table-cell table:formula="of:=COS(RADIANS([.A282]*16))" office:value-type="float" office:value="-0.997564050259824">
            <text:p>-0.9976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42S">
            <text:p>00:04:42</text:p>
          </table:table-cell>
          <table:table-cell table:formula="of:=SIN(RADIANS([.A283]))" office:value-type="float" office:value="-0.978147600733806">
            <text:p>-0.9781</text:p>
          </table:table-cell>
          <table:table-cell table:formula="of:=SIN(RADIANS([.A283]*2))" office:value-type="float" office:value="-0.4067366430758">
            <text:p>-0.4067</text:p>
          </table:table-cell>
          <table:table-cell table:formula="of:=SIN(RADIANS([.A283]*3))" office:value-type="float" office:value="0.809016994374948">
            <text:p>0.8090</text:p>
          </table:table-cell>
          <table:table-cell table:formula="of:=SIN(RADIANS([.A283]*4))" office:value-type="float" office:value="0.743144825477394">
            <text:p>0.7431</text:p>
          </table:table-cell>
          <table:table-cell table:formula="of:=SIN(RADIANS([.A283]*5))" office:value-type="float" office:value="-0.5">
            <text:p>-0.5000</text:p>
          </table:table-cell>
          <table:table-cell table:formula="of:=SIN(RADIANS([.A283]*6))" office:value-type="float" office:value="-0.951056516295153">
            <text:p>-0.9511</text:p>
          </table:table-cell>
          <table:table-cell table:formula="of:=SIN(RADIANS([.A283]*7))" office:value-type="float" office:value="0.104528463267652">
            <text:p>0.1045</text:p>
          </table:table-cell>
          <table:table-cell table:formula="of:=SIN(RADIANS([.A283]*8))" office:value-type="float" office:value="0.994521895368273">
            <text:p>0.9945</text:p>
          </table:table-cell>
          <table:table-cell table:formula="of:=SIN(RADIANS([.A283]*9))" office:value-type="float" office:value="0.309016994374947">
            <text:p>0.3090</text:p>
          </table:table-cell>
          <table:table-cell table:formula="of:=SIN(RADIANS([.A283]*10))" office:value-type="float" office:value="-0.866025403784439">
            <text:p>-0.8660</text:p>
          </table:table-cell>
          <table:table-cell table:formula="of:=SIN(RADIANS([.A283]*11))" office:value-type="float" office:value="-0.669130606358857">
            <text:p>-0.6691</text:p>
          </table:table-cell>
          <table:table-cell table:formula="of:=SIN(RADIANS([.A283]*12))" office:value-type="float" office:value="0.587785252292475">
            <text:p>0.5878</text:p>
          </table:table-cell>
          <table:table-cell table:formula="of:=SIN(RADIANS([.A283]*13))" office:value-type="float" office:value="0.9135454576426">
            <text:p>0.9135</text:p>
          </table:table-cell>
          <table:table-cell table:formula="of:=SIN(RADIANS([.A283]*14))" office:value-type="float" office:value="-0.207911690817756">
            <text:p>-0.2079</text:p>
          </table:table-cell>
          <table:table-cell table:formula="of:=SIN(RADIANS([.A283]*15))" office:value-type="float" office:value="-1">
            <text:p>-1.0000</text:p>
          </table:table-cell>
          <table:table-cell table:formula="of:=SIN(RADIANS([.A283]*16))" office:value-type="float" office:value="-0.207911690817761">
            <text:p>-0.2079</text:p>
          </table:table-cell>
          <table:table-cell table:formula="of:=COS(RADIANS([.A283]))" office:value-type="float" office:value="0.207911690817759">
            <text:p>0.2079</text:p>
          </table:table-cell>
          <table:table-cell table:formula="of:=COS(RADIANS([.A283]*2))" office:value-type="float" office:value="-0.913545457642601">
            <text:p>-0.9135</text:p>
          </table:table-cell>
          <table:table-cell table:formula="of:=COS(RADIANS([.A283]*3))" office:value-type="float" office:value="-0.587785252292473">
            <text:p>-0.5878</text:p>
          </table:table-cell>
          <table:table-cell table:formula="of:=COS(RADIANS([.A283]*4))" office:value-type="float" office:value="0.669130606358858">
            <text:p>0.6691</text:p>
          </table:table-cell>
          <table:table-cell table:formula="of:=COS(RADIANS([.A283]*5))" office:value-type="float" office:value="0.866025403784438">
            <text:p>0.8660</text:p>
          </table:table-cell>
          <table:table-cell table:formula="of:=COS(RADIANS([.A283]*6))" office:value-type="float" office:value="-0.309016994374948">
            <text:p>-0.3090</text:p>
          </table:table-cell>
          <table:table-cell table:formula="of:=COS(RADIANS([.A283]*7))" office:value-type="float" office:value="-0.994521895368274">
            <text:p>-0.9945</text:p>
          </table:table-cell>
          <table:table-cell table:formula="of:=COS(RADIANS([.A283]*8))" office:value-type="float" office:value="-0.104528463267654">
            <text:p>-0.1045</text:p>
          </table:table-cell>
          <table:table-cell table:formula="of:=COS(RADIANS([.A283]*9))" office:value-type="float" office:value="0.951056516295153">
            <text:p>0.9511</text:p>
          </table:table-cell>
          <table:table-cell table:formula="of:=COS(RADIANS([.A283]*10))" office:value-type="float" office:value="0.5">
            <text:p>0.5000</text:p>
          </table:table-cell>
          <table:table-cell table:formula="of:=COS(RADIANS([.A283]*11))" office:value-type="float" office:value="-0.743144825477395">
            <text:p>-0.7431</text:p>
          </table:table-cell>
          <table:table-cell table:formula="of:=COS(RADIANS([.A283]*12))" office:value-type="float" office:value="-0.809016994374946">
            <text:p>-0.8090</text:p>
          </table:table-cell>
          <table:table-cell table:formula="of:=COS(RADIANS([.A283]*13))" office:value-type="float" office:value="0.406736643075803">
            <text:p>0.4067</text:p>
          </table:table-cell>
          <table:table-cell table:formula="of:=COS(RADIANS([.A283]*14))" office:value-type="float" office:value="0.978147600733806">
            <text:p>0.9781</text:p>
          </table:table-cell>
          <table:table-cell table:formula="of:=COS(RADIANS([.A283]*15))" office:value-type="float" office:value="2.45115054020447E-015">
            <text:p>0.0000</text:p>
          </table:table-cell>
          <table:table-cell table:formula="of:=COS(RADIANS([.A283]*16))" office:value-type="float" office:value="-0.978147600733805">
            <text:p>-0.978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43S">
            <text:p>00:04:43</text:p>
          </table:table-cell>
          <table:table-cell table:formula="of:=SIN(RADIANS([.A284]))" office:value-type="float" office:value="-0.974370064785235">
            <text:p>-0.9744</text:p>
          </table:table-cell>
          <table:table-cell table:formula="of:=SIN(RADIANS([.A284]*2))" office:value-type="float" office:value="-0.438371146789077">
            <text:p>-0.4384</text:p>
          </table:table-cell>
          <table:table-cell table:formula="of:=SIN(RADIANS([.A284]*3))" office:value-type="float" office:value="0.777145961456971">
            <text:p>0.7771</text:p>
          </table:table-cell>
          <table:table-cell table:formula="of:=SIN(RADIANS([.A284]*4))" office:value-type="float" office:value="0.788010753606722">
            <text:p>0.7880</text:p>
          </table:table-cell>
          <table:table-cell table:formula="of:=SIN(RADIANS([.A284]*5))" office:value-type="float" office:value="-0.422618261740698">
            <text:p>-0.4226</text:p>
          </table:table-cell>
          <table:table-cell table:formula="of:=SIN(RADIANS([.A284]*6))" office:value-type="float" office:value="-0.978147600733805">
            <text:p>-0.9781</text:p>
          </table:table-cell>
          <table:table-cell table:formula="of:=SIN(RADIANS([.A284]*7))" office:value-type="float" office:value="-0.0174524064372811">
            <text:p>-0.0175</text:p>
          </table:table-cell>
          <table:table-cell table:formula="of:=SIN(RADIANS([.A284]*8))" office:value-type="float" office:value="0.970295726275997">
            <text:p>0.9703</text:p>
          </table:table-cell>
          <table:table-cell table:formula="of:=SIN(RADIANS([.A284]*9))" office:value-type="float" office:value="0.453990499739548">
            <text:p>0.4540</text:p>
          </table:table-cell>
          <table:table-cell table:formula="of:=SIN(RADIANS([.A284]*10))" office:value-type="float" office:value="-0.766044443118976">
            <text:p>-0.7660</text:p>
          </table:table-cell>
          <table:table-cell table:formula="of:=SIN(RADIANS([.A284]*11))" office:value-type="float" office:value="-0.798635510047291">
            <text:p>-0.7986</text:p>
          </table:table-cell>
          <table:table-cell table:formula="of:=SIN(RADIANS([.A284]*12))" office:value-type="float" office:value="0.406736643075801">
            <text:p>0.4067</text:p>
          </table:table-cell>
          <table:table-cell table:formula="of:=SIN(RADIANS([.A284]*13))" office:value-type="float" office:value="0.981627183447663">
            <text:p>0.9816</text:p>
          </table:table-cell>
          <table:table-cell table:formula="of:=SIN(RADIANS([.A284]*14))" office:value-type="float" office:value="0.0348994967024961">
            <text:p>0.0349</text:p>
          </table:table-cell>
          <table:table-cell table:formula="of:=SIN(RADIANS([.A284]*15))" office:value-type="float" office:value="-0.965925826289069">
            <text:p>-0.9659</text:p>
          </table:table-cell>
          <table:table-cell table:formula="of:=SIN(RADIANS([.A284]*16))" office:value-type="float" office:value="-0.469471562785889">
            <text:p>-0.4695</text:p>
          </table:table-cell>
          <table:table-cell table:formula="of:=COS(RADIANS([.A284]))" office:value-type="float" office:value="0.224951054343865">
            <text:p>0.2250</text:p>
          </table:table-cell>
          <table:table-cell table:formula="of:=COS(RADIANS([.A284]*2))" office:value-type="float" office:value="-0.898794046299167">
            <text:p>-0.8988</text:p>
          </table:table-cell>
          <table:table-cell table:formula="of:=COS(RADIANS([.A284]*3))" office:value-type="float" office:value="-0.629320391049837">
            <text:p>-0.6293</text:p>
          </table:table-cell>
          <table:table-cell table:formula="of:=COS(RADIANS([.A284]*4))" office:value-type="float" office:value="0.615661475325659">
            <text:p>0.6157</text:p>
          </table:table-cell>
          <table:table-cell table:formula="of:=COS(RADIANS([.A284]*5))" office:value-type="float" office:value="0.90630778703665">
            <text:p>0.9063</text:p>
          </table:table-cell>
          <table:table-cell table:formula="of:=COS(RADIANS([.A284]*6))" office:value-type="float" office:value="-0.20791169081776">
            <text:p>-0.2079</text:p>
          </table:table-cell>
          <table:table-cell table:formula="of:=COS(RADIANS([.A284]*7))" office:value-type="float" office:value="-0.999847695156391">
            <text:p>-0.9998</text:p>
          </table:table-cell>
          <table:table-cell table:formula="of:=COS(RADIANS([.A284]*8))" office:value-type="float" office:value="-0.241921895599667">
            <text:p>-0.2419</text:p>
          </table:table-cell>
          <table:table-cell table:formula="of:=COS(RADIANS([.A284]*9))" office:value-type="float" office:value="0.891006524188367">
            <text:p>0.8910</text:p>
          </table:table-cell>
          <table:table-cell table:formula="of:=COS(RADIANS([.A284]*10))" office:value-type="float" office:value="0.642787609686541">
            <text:p>0.6428</text:p>
          </table:table-cell>
          <table:table-cell table:formula="of:=COS(RADIANS([.A284]*11))" office:value-type="float" office:value="-0.60181502315205">
            <text:p>-0.6018</text:p>
          </table:table-cell>
          <table:table-cell table:formula="of:=COS(RADIANS([.A284]*12))" office:value-type="float" office:value="-0.9135454576426">
            <text:p>-0.9135</text:p>
          </table:table-cell>
          <table:table-cell table:formula="of:=COS(RADIANS([.A284]*13))" office:value-type="float" office:value="0.190808995376551">
            <text:p>0.1908</text:p>
          </table:table-cell>
          <table:table-cell table:formula="of:=COS(RADIANS([.A284]*14))" office:value-type="float" office:value="0.999390827019096">
            <text:p>0.9994</text:p>
          </table:table-cell>
          <table:table-cell table:formula="of:=COS(RADIANS([.A284]*15))" office:value-type="float" office:value="0.258819045102518">
            <text:p>0.2588</text:p>
          </table:table-cell>
          <table:table-cell table:formula="of:=COS(RADIANS([.A284]*16))" office:value-type="float" office:value="-0.882947592858928">
            <text:p>-0.8829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44S">
            <text:p>00:04:44</text:p>
          </table:table-cell>
          <table:table-cell table:formula="of:=SIN(RADIANS([.A285]))" office:value-type="float" office:value="-0.970295726275996">
            <text:p>-0.9703</text:p>
          </table:table-cell>
          <table:table-cell table:formula="of:=SIN(RADIANS([.A285]*2))" office:value-type="float" office:value="-0.46947156278589">
            <text:p>-0.4695</text:p>
          </table:table-cell>
          <table:table-cell table:formula="of:=SIN(RADIANS([.A285]*3))" office:value-type="float" office:value="0.743144825477394">
            <text:p>0.7431</text:p>
          </table:table-cell>
          <table:table-cell table:formula="of:=SIN(RADIANS([.A285]*4))" office:value-type="float" office:value="0.829037572555041">
            <text:p>0.8290</text:p>
          </table:table-cell>
          <table:table-cell table:formula="of:=SIN(RADIANS([.A285]*5))" office:value-type="float" office:value="-0.342020143325669">
            <text:p>-0.3420</text:p>
          </table:table-cell>
          <table:table-cell table:formula="of:=SIN(RADIANS([.A285]*6))" office:value-type="float" office:value="-0.994521895368273">
            <text:p>-0.9945</text:p>
          </table:table-cell>
          <table:table-cell table:formula="of:=SIN(RADIANS([.A285]*7))" office:value-type="float" office:value="-0.139173100960066">
            <text:p>-0.1392</text:p>
          </table:table-cell>
          <table:table-cell table:formula="of:=SIN(RADIANS([.A285]*8))" office:value-type="float" office:value="0.927183854566788">
            <text:p>0.9272</text:p>
          </table:table-cell>
          <table:table-cell table:formula="of:=SIN(RADIANS([.A285]*9))" office:value-type="float" office:value="0.587785252292475">
            <text:p>0.5878</text:p>
          </table:table-cell>
          <table:table-cell table:formula="of:=SIN(RADIANS([.A285]*10))" office:value-type="float" office:value="-0.64278760968654">
            <text:p>-0.6428</text:p>
          </table:table-cell>
          <table:table-cell table:formula="of:=SIN(RADIANS([.A285]*11))" office:value-type="float" office:value="-0.898794046299165">
            <text:p>-0.8988</text:p>
          </table:table-cell>
          <table:table-cell table:formula="of:=SIN(RADIANS([.A285]*12))" office:value-type="float" office:value="0.207911690817759">
            <text:p>0.2079</text:p>
          </table:table-cell>
          <table:table-cell table:formula="of:=SIN(RADIANS([.A285]*13))" office:value-type="float" office:value="0.999390827019096">
            <text:p>0.9994</text:p>
          </table:table-cell>
          <table:table-cell table:formula="of:=SIN(RADIANS([.A285]*14))" office:value-type="float" office:value="0.275637355817">
            <text:p>0.2756</text:p>
          </table:table-cell>
          <table:table-cell table:formula="of:=SIN(RADIANS([.A285]*15))" office:value-type="float" office:value="-0.866025403784436">
            <text:p>-0.8660</text:p>
          </table:table-cell>
          <table:table-cell table:formula="of:=SIN(RADIANS([.A285]*16))" office:value-type="float" office:value="-0.694658370458994">
            <text:p>-0.6947</text:p>
          </table:table-cell>
          <table:table-cell table:formula="of:=COS(RADIANS([.A285]))" office:value-type="float" office:value="0.241921895599667">
            <text:p>0.2419</text:p>
          </table:table-cell>
          <table:table-cell table:formula="of:=COS(RADIANS([.A285]*2))" office:value-type="float" office:value="-0.882947592858927">
            <text:p>-0.8829</text:p>
          </table:table-cell>
          <table:table-cell table:formula="of:=COS(RADIANS([.A285]*3))" office:value-type="float" office:value="-0.669130606358858">
            <text:p>-0.6691</text:p>
          </table:table-cell>
          <table:table-cell table:formula="of:=COS(RADIANS([.A285]*4))" office:value-type="float" office:value="0.559192903470748">
            <text:p>0.5592</text:p>
          </table:table-cell>
          <table:table-cell table:formula="of:=COS(RADIANS([.A285]*5))" office:value-type="float" office:value="0.939692620785908">
            <text:p>0.9397</text:p>
          </table:table-cell>
          <table:table-cell table:formula="of:=COS(RADIANS([.A285]*6))" office:value-type="float" office:value="-0.104528463267653">
            <text:p>-0.1045</text:p>
          </table:table-cell>
          <table:table-cell table:formula="of:=COS(RADIANS([.A285]*7))" office:value-type="float" office:value="-0.99026806874157">
            <text:p>-0.9903</text:p>
          </table:table-cell>
          <table:table-cell table:formula="of:=COS(RADIANS([.A285]*8))" office:value-type="float" office:value="-0.37460659341591">
            <text:p>-0.3746</text:p>
          </table:table-cell>
          <table:table-cell table:formula="of:=COS(RADIANS([.A285]*9))" office:value-type="float" office:value="0.809016994374946">
            <text:p>0.8090</text:p>
          </table:table-cell>
          <table:table-cell table:formula="of:=COS(RADIANS([.A285]*10))" office:value-type="float" office:value="0.766044443118977">
            <text:p>0.7660</text:p>
          </table:table-cell>
          <table:table-cell table:formula="of:=COS(RADIANS([.A285]*11))" office:value-type="float" office:value="-0.438371146789081">
            <text:p>-0.4384</text:p>
          </table:table-cell>
          <table:table-cell table:formula="of:=COS(RADIANS([.A285]*12))" office:value-type="float" office:value="-0.978147600733806">
            <text:p>-0.9781</text:p>
          </table:table-cell>
          <table:table-cell table:formula="of:=COS(RADIANS([.A285]*13))" office:value-type="float" office:value="-0.0348994967024981">
            <text:p>-0.0349</text:p>
          </table:table-cell>
          <table:table-cell table:formula="of:=COS(RADIANS([.A285]*14))" office:value-type="float" office:value="0.961261695938319">
            <text:p>0.9613</text:p>
          </table:table-cell>
          <table:table-cell table:formula="of:=COS(RADIANS([.A285]*15))" office:value-type="float" office:value="0.500000000000005">
            <text:p>0.5000</text:p>
          </table:table-cell>
          <table:table-cell table:formula="of:=COS(RADIANS([.A285]*16))" office:value-type="float" office:value="-0.719339800338654">
            <text:p>-0.719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45S">
            <text:p>00:04:45</text:p>
          </table:table-cell>
          <table:table-cell table:formula="of:=SIN(RADIANS([.A286]))" office:value-type="float" office:value="-0.965925826289068">
            <text:p>-0.9659</text:p>
          </table:table-cell>
          <table:table-cell table:formula="of:=SIN(RADIANS([.A286]*2))" office:value-type="float" office:value="-0.499999999999999">
            <text:p>-0.5000</text:p>
          </table:table-cell>
          <table:table-cell table:formula="of:=SIN(RADIANS([.A286]*3))" office:value-type="float" office:value="0.707106781186547">
            <text:p>0.7071</text:p>
          </table:table-cell>
          <table:table-cell table:formula="of:=SIN(RADIANS([.A286]*4))" office:value-type="float" office:value="0.866025403784438">
            <text:p>0.8660</text:p>
          </table:table-cell>
          <table:table-cell table:formula="of:=SIN(RADIANS([.A286]*5))" office:value-type="float" office:value="-0.25881904510252">
            <text:p>-0.2588</text:p>
          </table:table-cell>
          <table:table-cell table:formula="of:=SIN(RADIANS([.A286]*6))" office:value-type="float" office:value="-1">
            <text:p>-1.0000</text:p>
          </table:table-cell>
          <table:table-cell table:formula="of:=SIN(RADIANS([.A286]*7))" office:value-type="float" office:value="-0.258819045102517">
            <text:p>-0.2588</text:p>
          </table:table-cell>
          <table:table-cell table:formula="of:=SIN(RADIANS([.A286]*8))" office:value-type="float" office:value="0.866025403784441">
            <text:p>0.8660</text:p>
          </table:table-cell>
          <table:table-cell table:formula="of:=SIN(RADIANS([.A286]*9))" office:value-type="float" office:value="0.707106781186549">
            <text:p>0.7071</text:p>
          </table:table-cell>
          <table:table-cell table:formula="of:=SIN(RADIANS([.A286]*10))" office:value-type="float" office:value="-0.499999999999998">
            <text:p>-0.5000</text:p>
          </table:table-cell>
          <table:table-cell table:formula="of:=SIN(RADIANS([.A286]*11))" office:value-type="float" office:value="-0.965925826289069">
            <text:p>-0.9659</text:p>
          </table:table-cell>
          <table:table-cell table:formula="of:=SIN(RADIANS([.A286]*12))" office:value-type="float" office:value="-1.22588476042053E-015">
            <text:p>0.0000</text:p>
          </table:table-cell>
          <table:table-cell table:formula="of:=SIN(RADIANS([.A286]*13))" office:value-type="float" office:value="0.965925826289068">
            <text:p>0.9659</text:p>
          </table:table-cell>
          <table:table-cell table:formula="of:=SIN(RADIANS([.A286]*14))" office:value-type="float" office:value="0.499999999999994">
            <text:p>0.5000</text:p>
          </table:table-cell>
          <table:table-cell table:formula="of:=SIN(RADIANS([.A286]*15))" office:value-type="float" office:value="-0.707106781186548">
            <text:p>-0.7071</text:p>
          </table:table-cell>
          <table:table-cell table:formula="of:=SIN(RADIANS([.A286]*16))" office:value-type="float" office:value="-0.866025403784435">
            <text:p>-0.8660</text:p>
          </table:table-cell>
          <table:table-cell table:formula="of:=COS(RADIANS([.A286]))" office:value-type="float" office:value="0.25881904510252">
            <text:p>0.2588</text:p>
          </table:table-cell>
          <table:table-cell table:formula="of:=COS(RADIANS([.A286]*2))" office:value-type="float" office:value="-0.866025403784439">
            <text:p>-0.8660</text:p>
          </table:table-cell>
          <table:table-cell table:formula="of:=COS(RADIANS([.A286]*3))" office:value-type="float" office:value="-0.707106781186548">
            <text:p>-0.7071</text:p>
          </table:table-cell>
          <table:table-cell table:formula="of:=COS(RADIANS([.A286]*4))" office:value-type="float" office:value="0.500000000000002">
            <text:p>0.5000</text:p>
          </table:table-cell>
          <table:table-cell table:formula="of:=COS(RADIANS([.A286]*5))" office:value-type="float" office:value="0.965925826289069">
            <text:p>0.9659</text:p>
          </table:table-cell>
          <table:table-cell table:formula="of:=COS(RADIANS([.A286]*6))" office:value-type="float" office:value="6.12942380210265E-016">
            <text:p>0.0000</text:p>
          </table:table-cell>
          <table:table-cell table:formula="of:=COS(RADIANS([.A286]*7))" office:value-type="float" office:value="-0.965925826289069">
            <text:p>-0.9659</text:p>
          </table:table-cell>
          <table:table-cell table:formula="of:=COS(RADIANS([.A286]*8))" office:value-type="float" office:value="-0.499999999999997">
            <text:p>-0.5000</text:p>
          </table:table-cell>
          <table:table-cell table:formula="of:=COS(RADIANS([.A286]*9))" office:value-type="float" office:value="0.707106781186546">
            <text:p>0.7071</text:p>
          </table:table-cell>
          <table:table-cell table:formula="of:=COS(RADIANS([.A286]*10))" office:value-type="float" office:value="0.86602540378444">
            <text:p>0.8660</text:p>
          </table:table-cell>
          <table:table-cell table:formula="of:=COS(RADIANS([.A286]*11))" office:value-type="float" office:value="-0.258819045102519">
            <text:p>-0.2588</text:p>
          </table:table-cell>
          <table:table-cell table:formula="of:=COS(RADIANS([.A286]*12))" office:value-type="float" office:value="-1">
            <text:p>-1.0000</text:p>
          </table:table-cell>
          <table:table-cell table:formula="of:=COS(RADIANS([.A286]*13))" office:value-type="float" office:value="-0.258819045102521">
            <text:p>-0.2588</text:p>
          </table:table-cell>
          <table:table-cell table:formula="of:=COS(RADIANS([.A286]*14))" office:value-type="float" office:value="0.866025403784442">
            <text:p>0.8660</text:p>
          </table:table-cell>
          <table:table-cell table:formula="of:=COS(RADIANS([.A286]*15))" office:value-type="float" office:value="0.707106781186547">
            <text:p>0.7071</text:p>
          </table:table-cell>
          <table:table-cell table:formula="of:=COS(RADIANS([.A286]*16))" office:value-type="float" office:value="-0.500000000000007">
            <text:p>-0.500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46S">
            <text:p>00:04:46</text:p>
          </table:table-cell>
          <table:table-cell table:formula="of:=SIN(RADIANS([.A287]))" office:value-type="float" office:value="-0.961261695938319">
            <text:p>-0.9613</text:p>
          </table:table-cell>
          <table:table-cell table:formula="of:=SIN(RADIANS([.A287]*2))" office:value-type="float" office:value="-0.529919264233205">
            <text:p>-0.5299</text:p>
          </table:table-cell>
          <table:table-cell table:formula="of:=SIN(RADIANS([.A287]*3))" office:value-type="float" office:value="0.669130606358858">
            <text:p>0.6691</text:p>
          </table:table-cell>
          <table:table-cell table:formula="of:=SIN(RADIANS([.A287]*4))" office:value-type="float" office:value="0.898794046299167">
            <text:p>0.8988</text:p>
          </table:table-cell>
          <table:table-cell table:formula="of:=SIN(RADIANS([.A287]*5))" office:value-type="float" office:value="-0.173648177666931">
            <text:p>-0.1736</text:p>
          </table:table-cell>
          <table:table-cell table:formula="of:=SIN(RADIANS([.A287]*6))" office:value-type="float" office:value="-0.994521895368273">
            <text:p>-0.9945</text:p>
          </table:table-cell>
          <table:table-cell table:formula="of:=SIN(RADIANS([.A287]*7))" office:value-type="float" office:value="-0.374606593415912">
            <text:p>-0.3746</text:p>
          </table:table-cell>
          <table:table-cell table:formula="of:=SIN(RADIANS([.A287]*8))" office:value-type="float" office:value="0.788010753606721">
            <text:p>0.7880</text:p>
          </table:table-cell>
          <table:table-cell table:formula="of:=SIN(RADIANS([.A287]*9))" office:value-type="float" office:value="0.809016994374945">
            <text:p>0.8090</text:p>
          </table:table-cell>
          <table:table-cell table:formula="of:=SIN(RADIANS([.A287]*10))" office:value-type="float" office:value="-0.34202014332567">
            <text:p>-0.3420</text:p>
          </table:table-cell>
          <table:table-cell table:formula="of:=SIN(RADIANS([.A287]*11))" office:value-type="float" office:value="-0.997564050259824">
            <text:p>-0.9976</text:p>
          </table:table-cell>
          <table:table-cell table:formula="of:=SIN(RADIANS([.A287]*12))" office:value-type="float" office:value="-0.207911690817762">
            <text:p>-0.2079</text:p>
          </table:table-cell>
          <table:table-cell table:formula="of:=SIN(RADIANS([.A287]*13))" office:value-type="float" office:value="0.882947592858925">
            <text:p>0.8829</text:p>
          </table:table-cell>
          <table:table-cell table:formula="of:=SIN(RADIANS([.A287]*14))" office:value-type="float" office:value="0.694658370458997">
            <text:p>0.6947</text:p>
          </table:table-cell>
          <table:table-cell table:formula="of:=SIN(RADIANS([.A287]*15))" office:value-type="float" office:value="-0.500000000000005">
            <text:p>-0.5000</text:p>
          </table:table-cell>
          <table:table-cell table:formula="of:=SIN(RADIANS([.A287]*16))" office:value-type="float" office:value="-0.970295726275997">
            <text:p>-0.9703</text:p>
          </table:table-cell>
          <table:table-cell table:formula="of:=COS(RADIANS([.A287]))" office:value-type="float" office:value="0.275637355816999">
            <text:p>0.2756</text:p>
          </table:table-cell>
          <table:table-cell table:formula="of:=COS(RADIANS([.A287]*2))" office:value-type="float" office:value="-0.848048096156426">
            <text:p>-0.8480</text:p>
          </table:table-cell>
          <table:table-cell table:formula="of:=COS(RADIANS([.A287]*3))" office:value-type="float" office:value="-0.743144825477395">
            <text:p>-0.7431</text:p>
          </table:table-cell>
          <table:table-cell table:formula="of:=COS(RADIANS([.A287]*4))" office:value-type="float" office:value="0.438371146789077">
            <text:p>0.4384</text:p>
          </table:table-cell>
          <table:table-cell table:formula="of:=COS(RADIANS([.A287]*5))" office:value-type="float" office:value="0.984807753012208">
            <text:p>0.9848</text:p>
          </table:table-cell>
          <table:table-cell table:formula="of:=COS(RADIANS([.A287]*6))" office:value-type="float" office:value="0.104528463267655">
            <text:p>0.1045</text:p>
          </table:table-cell>
          <table:table-cell table:formula="of:=COS(RADIANS([.A287]*7))" office:value-type="float" office:value="-0.927183854566787">
            <text:p>-0.9272</text:p>
          </table:table-cell>
          <table:table-cell table:formula="of:=COS(RADIANS([.A287]*8))" office:value-type="float" office:value="-0.61566147532566">
            <text:p>-0.6157</text:p>
          </table:table-cell>
          <table:table-cell table:formula="of:=COS(RADIANS([.A287]*9))" office:value-type="float" office:value="0.587785252292476">
            <text:p>0.5878</text:p>
          </table:table-cell>
          <table:table-cell table:formula="of:=COS(RADIANS([.A287]*10))" office:value-type="float" office:value="0.939692620785908">
            <text:p>0.9397</text:p>
          </table:table-cell>
          <table:table-cell table:formula="of:=COS(RADIANS([.A287]*11))" office:value-type="float" office:value="-0.0697564737441249">
            <text:p>-0.0698</text:p>
          </table:table-cell>
          <table:table-cell table:formula="of:=COS(RADIANS([.A287]*12))" office:value-type="float" office:value="-0.978147600733805">
            <text:p>-0.9781</text:p>
          </table:table-cell>
          <table:table-cell table:formula="of:=COS(RADIANS([.A287]*13))" office:value-type="float" office:value="-0.469471562785895">
            <text:p>-0.4695</text:p>
          </table:table-cell>
          <table:table-cell table:formula="of:=COS(RADIANS([.A287]*14))" office:value-type="float" office:value="0.719339800338652">
            <text:p>0.7193</text:p>
          </table:table-cell>
          <table:table-cell table:formula="of:=COS(RADIANS([.A287]*15))" office:value-type="float" office:value="0.866025403784436">
            <text:p>0.8660</text:p>
          </table:table-cell>
          <table:table-cell table:formula="of:=COS(RADIANS([.A287]*16))" office:value-type="float" office:value="-0.241921895599665">
            <text:p>-0.241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47S">
            <text:p>00:04:47</text:p>
          </table:table-cell>
          <table:table-cell table:formula="of:=SIN(RADIANS([.A288]))" office:value-type="float" office:value="-0.956304755963035">
            <text:p>-0.9563</text:p>
          </table:table-cell>
          <table:table-cell table:formula="of:=SIN(RADIANS([.A288]*2))" office:value-type="float" office:value="-0.559192903470747">
            <text:p>-0.5592</text:p>
          </table:table-cell>
          <table:table-cell table:formula="of:=SIN(RADIANS([.A288]*3))" office:value-type="float" office:value="0.629320391049838">
            <text:p>0.6293</text:p>
          </table:table-cell>
          <table:table-cell table:formula="of:=SIN(RADIANS([.A288]*4))" office:value-type="float" office:value="0.927183854566787">
            <text:p>0.9272</text:p>
          </table:table-cell>
          <table:table-cell table:formula="of:=SIN(RADIANS([.A288]*5))" office:value-type="float" office:value="-0.0871557427476573">
            <text:p>-0.0872</text:p>
          </table:table-cell>
          <table:table-cell table:formula="of:=SIN(RADIANS([.A288]*6))" office:value-type="float" office:value="-0.978147600733806">
            <text:p>-0.9781</text:p>
          </table:table-cell>
          <table:table-cell table:formula="of:=SIN(RADIANS([.A288]*7))" office:value-type="float" office:value="-0.484809620246339">
            <text:p>-0.4848</text:p>
          </table:table-cell>
          <table:table-cell table:formula="of:=SIN(RADIANS([.A288]*8))" office:value-type="float" office:value="0.694658370458997">
            <text:p>0.6947</text:p>
          </table:table-cell>
          <table:table-cell table:formula="of:=SIN(RADIANS([.A288]*9))" office:value-type="float" office:value="0.891006524188367">
            <text:p>0.8910</text:p>
          </table:table-cell>
          <table:table-cell table:formula="of:=SIN(RADIANS([.A288]*10))" office:value-type="float" office:value="-0.173648177666929">
            <text:p>-0.1736</text:p>
          </table:table-cell>
          <table:table-cell table:formula="of:=SIN(RADIANS([.A288]*11))" office:value-type="float" office:value="-0.992546151641322">
            <text:p>-0.9925</text:p>
          </table:table-cell>
          <table:table-cell table:formula="of:=SIN(RADIANS([.A288]*12))" office:value-type="float" office:value="-0.406736643075797">
            <text:p>-0.4067</text:p>
          </table:table-cell>
          <table:table-cell table:formula="of:=SIN(RADIANS([.A288]*13))" office:value-type="float" office:value="0.754709580222776">
            <text:p>0.7547</text:p>
          </table:table-cell>
          <table:table-cell table:formula="of:=SIN(RADIANS([.A288]*14))" office:value-type="float" office:value="0.848048096156429">
            <text:p>0.8480</text:p>
          </table:table-cell>
          <table:table-cell table:formula="of:=SIN(RADIANS([.A288]*15))" office:value-type="float" office:value="-0.258819045102518">
            <text:p>-0.2588</text:p>
          </table:table-cell>
          <table:table-cell table:formula="of:=SIN(RADIANS([.A288]*16))" office:value-type="float" office:value="-0.999390827019096">
            <text:p>-0.9994</text:p>
          </table:table-cell>
          <table:table-cell table:formula="of:=COS(RADIANS([.A288]))" office:value-type="float" office:value="0.292371704722737">
            <text:p>0.2924</text:p>
          </table:table-cell>
          <table:table-cell table:formula="of:=COS(RADIANS([.A288]*2))" office:value-type="float" office:value="-0.829037572555042">
            <text:p>-0.8290</text:p>
          </table:table-cell>
          <table:table-cell table:formula="of:=COS(RADIANS([.A288]*3))" office:value-type="float" office:value="-0.77714596145697">
            <text:p>-0.7771</text:p>
          </table:table-cell>
          <table:table-cell table:formula="of:=COS(RADIANS([.A288]*4))" office:value-type="float" office:value="0.374606593415912">
            <text:p>0.3746</text:p>
          </table:table-cell>
          <table:table-cell table:formula="of:=COS(RADIANS([.A288]*5))" office:value-type="float" office:value="0.996194698091746">
            <text:p>0.9962</text:p>
          </table:table-cell>
          <table:table-cell table:formula="of:=COS(RADIANS([.A288]*6))" office:value-type="float" office:value="0.207911690817758">
            <text:p>0.2079</text:p>
          </table:table-cell>
          <table:table-cell table:formula="of:=COS(RADIANS([.A288]*7))" office:value-type="float" office:value="-0.874619707139395">
            <text:p>-0.8746</text:p>
          </table:table-cell>
          <table:table-cell table:formula="of:=COS(RADIANS([.A288]*8))" office:value-type="float" office:value="-0.719339800338651">
            <text:p>-0.7193</text:p>
          </table:table-cell>
          <table:table-cell table:formula="of:=COS(RADIANS([.A288]*9))" office:value-type="float" office:value="0.453990499739549">
            <text:p>0.4540</text:p>
          </table:table-cell>
          <table:table-cell table:formula="of:=COS(RADIANS([.A288]*10))" office:value-type="float" office:value="0.984807753012208">
            <text:p>0.9848</text:p>
          </table:table-cell>
          <table:table-cell table:formula="of:=COS(RADIANS([.A288]*11))" office:value-type="float" office:value="0.121869343405147">
            <text:p>0.1219</text:p>
          </table:table-cell>
          <table:table-cell table:formula="of:=COS(RADIANS([.A288]*12))" office:value-type="float" office:value="-0.913545457642602">
            <text:p>-0.9135</text:p>
          </table:table-cell>
          <table:table-cell table:formula="of:=COS(RADIANS([.A288]*13))" office:value-type="float" office:value="-0.656059028990503">
            <text:p>-0.6561</text:p>
          </table:table-cell>
          <table:table-cell table:formula="of:=COS(RADIANS([.A288]*14))" office:value-type="float" office:value="0.5299192642332">
            <text:p>0.5299</text:p>
          </table:table-cell>
          <table:table-cell table:formula="of:=COS(RADIANS([.A288]*15))" office:value-type="float" office:value="0.965925826289069">
            <text:p>0.9659</text:p>
          </table:table-cell>
          <table:table-cell table:formula="of:=COS(RADIANS([.A288]*16))" office:value-type="float" office:value="0.034899496702501">
            <text:p>0.0349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48S">
            <text:p>00:04:48</text:p>
          </table:table-cell>
          <table:table-cell table:formula="of:=SIN(RADIANS([.A289]))" office:value-type="float" office:value="-0.951056516295154">
            <text:p>-0.9511</text:p>
          </table:table-cell>
          <table:table-cell table:formula="of:=SIN(RADIANS([.A289]*2))" office:value-type="float" office:value="-0.587785252292473">
            <text:p>-0.5878</text:p>
          </table:table-cell>
          <table:table-cell table:formula="of:=SIN(RADIANS([.A289]*3))" office:value-type="float" office:value="0.587785252292474">
            <text:p>0.5878</text:p>
          </table:table-cell>
          <table:table-cell table:formula="of:=SIN(RADIANS([.A289]*4))" office:value-type="float" office:value="0.951056516295153">
            <text:p>0.9511</text:p>
          </table:table-cell>
          <table:table-cell table:formula="of:=SIN(RADIANS([.A289]*5))" office:value-type="float" office:value="-9.79717439317883E-016">
            <text:p>0.0000</text:p>
          </table:table-cell>
          <table:table-cell table:formula="of:=SIN(RADIANS([.A289]*6))" office:value-type="float" office:value="-0.951056516295154">
            <text:p>-0.9511</text:p>
          </table:table-cell>
          <table:table-cell table:formula="of:=SIN(RADIANS([.A289]*7))" office:value-type="float" office:value="-0.587785252292472">
            <text:p>-0.5878</text:p>
          </table:table-cell>
          <table:table-cell table:formula="of:=SIN(RADIANS([.A289]*8))" office:value-type="float" office:value="0.587785252292474">
            <text:p>0.5878</text:p>
          </table:table-cell>
          <table:table-cell table:formula="of:=SIN(RADIANS([.A289]*9))" office:value-type="float" office:value="0.951056516295153">
            <text:p>0.9511</text:p>
          </table:table-cell>
          <table:table-cell table:formula="of:=SIN(RADIANS([.A289]*10))" office:value-type="float" office:value="-1.95943487863577E-015">
            <text:p>0.0000</text:p>
          </table:table-cell>
          <table:table-cell table:formula="of:=SIN(RADIANS([.A289]*11))" office:value-type="float" office:value="-0.951056516295154">
            <text:p>-0.9511</text:p>
          </table:table-cell>
          <table:table-cell table:formula="of:=SIN(RADIANS([.A289]*12))" office:value-type="float" office:value="-0.587785252292471">
            <text:p>-0.5878</text:p>
          </table:table-cell>
          <table:table-cell table:formula="of:=SIN(RADIANS([.A289]*13))" office:value-type="float" office:value="0.587785252292475">
            <text:p>0.5878</text:p>
          </table:table-cell>
          <table:table-cell table:formula="of:=SIN(RADIANS([.A289]*14))" office:value-type="float" office:value="0.951056516295153">
            <text:p>0.9511</text:p>
          </table:table-cell>
          <table:table-cell table:formula="of:=SIN(RADIANS([.A289]*15))" office:value-type="float" office:value="-2.93915231795365E-015">
            <text:p>0.0000</text:p>
          </table:table-cell>
          <table:table-cell table:formula="of:=SIN(RADIANS([.A289]*16))" office:value-type="float" office:value="-0.951056516295155">
            <text:p>-0.9511</text:p>
          </table:table-cell>
          <table:table-cell table:formula="of:=COS(RADIANS([.A289]))" office:value-type="float" office:value="0.309016994374947">
            <text:p>0.3090</text:p>
          </table:table-cell>
          <table:table-cell table:formula="of:=COS(RADIANS([.A289]*2))" office:value-type="float" office:value="-0.809016994374948">
            <text:p>-0.8090</text:p>
          </table:table-cell>
          <table:table-cell table:formula="of:=COS(RADIANS([.A289]*3))" office:value-type="float" office:value="-0.809016994374947">
            <text:p>-0.8090</text:p>
          </table:table-cell>
          <table:table-cell table:formula="of:=COS(RADIANS([.A289]*4))" office:value-type="float" office:value="0.309016994374948">
            <text:p>0.3090</text:p>
          </table:table-cell>
          <table:table-cell table:formula="of:=COS(RADIANS([.A289]*5))" office:value-type="float" office:value="1">
            <text:p>1.0000</text:p>
          </table:table-cell>
          <table:table-cell table:formula="of:=COS(RADIANS([.A289]*6))" office:value-type="float" office:value="0.309016994374946">
            <text:p>0.3090</text:p>
          </table:table-cell>
          <table:table-cell table:formula="of:=COS(RADIANS([.A289]*7))" office:value-type="float" office:value="-0.809016994374948">
            <text:p>-0.8090</text:p>
          </table:table-cell>
          <table:table-cell table:formula="of:=COS(RADIANS([.A289]*8))" office:value-type="float" office:value="-0.809016994374946">
            <text:p>-0.8090</text:p>
          </table:table-cell>
          <table:table-cell table:formula="of:=COS(RADIANS([.A289]*9))" office:value-type="float" office:value="0.309016994374949">
            <text:p>0.3090</text:p>
          </table:table-cell>
          <table:table-cell table:formula="of:=COS(RADIANS([.A289]*10))" office:value-type="float" office:value="1">
            <text:p>1.0000</text:p>
          </table:table-cell>
          <table:table-cell table:formula="of:=COS(RADIANS([.A289]*11))" office:value-type="float" office:value="0.309016994374945">
            <text:p>0.3090</text:p>
          </table:table-cell>
          <table:table-cell table:formula="of:=COS(RADIANS([.A289]*12))" office:value-type="float" office:value="-0.809016994374949">
            <text:p>-0.8090</text:p>
          </table:table-cell>
          <table:table-cell table:formula="of:=COS(RADIANS([.A289]*13))" office:value-type="float" office:value="-0.809016994374946">
            <text:p>-0.8090</text:p>
          </table:table-cell>
          <table:table-cell table:formula="of:=COS(RADIANS([.A289]*14))" office:value-type="float" office:value="0.30901699437495">
            <text:p>0.3090</text:p>
          </table:table-cell>
          <table:table-cell table:formula="of:=COS(RADIANS([.A289]*15))" office:value-type="float" office:value="1">
            <text:p>1.0000</text:p>
          </table:table-cell>
          <table:table-cell table:formula="of:=COS(RADIANS([.A289]*16))" office:value-type="float" office:value="0.309016994374944">
            <text:p>0.309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49S">
            <text:p>00:04:49</text:p>
          </table:table-cell>
          <table:table-cell table:formula="of:=SIN(RADIANS([.A290]))" office:value-type="float" office:value="-0.945518575599317">
            <text:p>-0.9455</text:p>
          </table:table-cell>
          <table:table-cell table:formula="of:=SIN(RADIANS([.A290]*2))" office:value-type="float" office:value="-0.615661475325658">
            <text:p>-0.6157</text:p>
          </table:table-cell>
          <table:table-cell table:formula="of:=SIN(RADIANS([.A290]*3))" office:value-type="float" office:value="0.544639035015027">
            <text:p>0.5446</text:p>
          </table:table-cell>
          <table:table-cell table:formula="of:=SIN(RADIANS([.A290]*4))" office:value-type="float" office:value="0.970295726275996">
            <text:p>0.9703</text:p>
          </table:table-cell>
          <table:table-cell table:formula="of:=SIN(RADIANS([.A290]*5))" office:value-type="float" office:value="0.0871557427476589">
            <text:p>0.0872</text:p>
          </table:table-cell>
          <table:table-cell table:formula="of:=SIN(RADIANS([.A290]*6))" office:value-type="float" office:value="-0.913545457642601">
            <text:p>-0.9135</text:p>
          </table:table-cell>
          <table:table-cell table:formula="of:=SIN(RADIANS([.A290]*7))" office:value-type="float" office:value="-0.6819983600625">
            <text:p>-0.6820</text:p>
          </table:table-cell>
          <table:table-cell table:formula="of:=SIN(RADIANS([.A290]*8))" office:value-type="float" office:value="0.469471562785894">
            <text:p>0.4695</text:p>
          </table:table-cell>
          <table:table-cell table:formula="of:=SIN(RADIANS([.A290]*9))" office:value-type="float" office:value="0.987688340595138">
            <text:p>0.9877</text:p>
          </table:table-cell>
          <table:table-cell table:formula="of:=SIN(RADIANS([.A290]*10))" office:value-type="float" office:value="0.173648177666932">
            <text:p>0.1736</text:p>
          </table:table-cell>
          <table:table-cell table:formula="of:=SIN(RADIANS([.A290]*11))" office:value-type="float" office:value="-0.874619707139397">
            <text:p>-0.8746</text:p>
          </table:table-cell>
          <table:table-cell table:formula="of:=SIN(RADIANS([.A290]*12))" office:value-type="float" office:value="-0.743144825477393">
            <text:p>-0.7431</text:p>
          </table:table-cell>
          <table:table-cell table:formula="of:=SIN(RADIANS([.A290]*13))" office:value-type="float" office:value="0.390731128489273">
            <text:p>0.3907</text:p>
          </table:table-cell>
          <table:table-cell table:formula="of:=SIN(RADIANS([.A290]*14))" office:value-type="float" office:value="0.997564050259824">
            <text:p>0.9976</text:p>
          </table:table-cell>
          <table:table-cell table:formula="of:=SIN(RADIANS([.A290]*15))" office:value-type="float" office:value="0.258819045102526">
            <text:p>0.2588</text:p>
          </table:table-cell>
          <table:table-cell table:formula="of:=SIN(RADIANS([.A290]*16))" office:value-type="float" office:value="-0.829037572555045">
            <text:p>-0.8290</text:p>
          </table:table-cell>
          <table:table-cell table:formula="of:=COS(RADIANS([.A290]))" office:value-type="float" office:value="0.325568154457156">
            <text:p>0.3256</text:p>
          </table:table-cell>
          <table:table-cell table:formula="of:=COS(RADIANS([.A290]*2))" office:value-type="float" office:value="-0.788010753606722">
            <text:p>-0.7880</text:p>
          </table:table-cell>
          <table:table-cell table:formula="of:=COS(RADIANS([.A290]*3))" office:value-type="float" office:value="-0.838670567945424">
            <text:p>-0.8387</text:p>
          </table:table-cell>
          <table:table-cell table:formula="of:=COS(RADIANS([.A290]*4))" office:value-type="float" office:value="0.241921895599669">
            <text:p>0.2419</text:p>
          </table:table-cell>
          <table:table-cell table:formula="of:=COS(RADIANS([.A290]*5))" office:value-type="float" office:value="0.996194698091745">
            <text:p>0.9962</text:p>
          </table:table-cell>
          <table:table-cell table:formula="of:=COS(RADIANS([.A290]*6))" office:value-type="float" office:value="0.4067366430758">
            <text:p>0.4067</text:p>
          </table:table-cell>
          <table:table-cell table:formula="of:=COS(RADIANS([.A290]*7))" office:value-type="float" office:value="-0.731353701619169">
            <text:p>-0.7314</text:p>
          </table:table-cell>
          <table:table-cell table:formula="of:=COS(RADIANS([.A290]*8))" office:value-type="float" office:value="-0.882947592858925">
            <text:p>-0.8829</text:p>
          </table:table-cell>
          <table:table-cell table:formula="of:=COS(RADIANS([.A290]*9))" office:value-type="float" office:value="0.156434465040232">
            <text:p>0.1564</text:p>
          </table:table-cell>
          <table:table-cell table:formula="of:=COS(RADIANS([.A290]*10))" office:value-type="float" office:value="0.984807753012208">
            <text:p>0.9848</text:p>
          </table:table-cell>
          <table:table-cell table:formula="of:=COS(RADIANS([.A290]*11))" office:value-type="float" office:value="0.484809620246334">
            <text:p>0.4848</text:p>
          </table:table-cell>
          <table:table-cell table:formula="of:=COS(RADIANS([.A290]*12))" office:value-type="float" office:value="-0.669130606358859">
            <text:p>-0.6691</text:p>
          </table:table-cell>
          <table:table-cell table:formula="of:=COS(RADIANS([.A290]*13))" office:value-type="float" office:value="-0.920504853452441">
            <text:p>-0.9205</text:p>
          </table:table-cell>
          <table:table-cell table:formula="of:=COS(RADIANS([.A290]*14))" office:value-type="float" office:value="0.0697564737441219">
            <text:p>0.0698</text:p>
          </table:table-cell>
          <table:table-cell table:formula="of:=COS(RADIANS([.A290]*15))" office:value-type="float" office:value="0.965925826289067">
            <text:p>0.9659</text:p>
          </table:table-cell>
          <table:table-cell table:formula="of:=COS(RADIANS([.A290]*16))" office:value-type="float" office:value="0.559192903470742">
            <text:p>0.5592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50S">
            <text:p>00:04:50</text:p>
          </table:table-cell>
          <table:table-cell table:formula="of:=SIN(RADIANS([.A291]))" office:value-type="float" office:value="-0.939692620785908">
            <text:p>-0.9397</text:p>
          </table:table-cell>
          <table:table-cell table:formula="of:=SIN(RADIANS([.A291]*2))" office:value-type="float" office:value="-0.64278760968654">
            <text:p>-0.6428</text:p>
          </table:table-cell>
          <table:table-cell table:formula="of:=SIN(RADIANS([.A291]*3))" office:value-type="float" office:value="0.5">
            <text:p>0.5000</text:p>
          </table:table-cell>
          <table:table-cell table:formula="of:=SIN(RADIANS([.A291]*4))" office:value-type="float" office:value="0.984807753012208">
            <text:p>0.9848</text:p>
          </table:table-cell>
          <table:table-cell table:formula="of:=SIN(RADIANS([.A291]*5))" office:value-type="float" office:value="0.173648177666929">
            <text:p>0.1736</text:p>
          </table:table-cell>
          <table:table-cell table:formula="of:=SIN(RADIANS([.A291]*6))" office:value-type="float" office:value="-0.866025403784439">
            <text:p>-0.8660</text:p>
          </table:table-cell>
          <table:table-cell table:formula="of:=SIN(RADIANS([.A291]*7))" office:value-type="float" office:value="-0.766044443118976">
            <text:p>-0.7660</text:p>
          </table:table-cell>
          <table:table-cell table:formula="of:=SIN(RADIANS([.A291]*8))" office:value-type="float" office:value="0.342020143325666">
            <text:p>0.3420</text:p>
          </table:table-cell>
          <table:table-cell table:formula="of:=SIN(RADIANS([.A291]*9))" office:value-type="float" office:value="1">
            <text:p>1.0000</text:p>
          </table:table-cell>
          <table:table-cell table:formula="of:=SIN(RADIANS([.A291]*10))" office:value-type="float" office:value="0.342020143325666">
            <text:p>0.3420</text:p>
          </table:table-cell>
          <table:table-cell table:formula="of:=SIN(RADIANS([.A291]*11))" office:value-type="float" office:value="-0.766044443118976">
            <text:p>-0.7660</text:p>
          </table:table-cell>
          <table:table-cell table:formula="of:=SIN(RADIANS([.A291]*12))" office:value-type="float" office:value="-0.866025403784439">
            <text:p>-0.8660</text:p>
          </table:table-cell>
          <table:table-cell table:formula="of:=SIN(RADIANS([.A291]*13))" office:value-type="float" office:value="0.173648177666926">
            <text:p>0.1736</text:p>
          </table:table-cell>
          <table:table-cell table:formula="of:=SIN(RADIANS([.A291]*14))" office:value-type="float" office:value="0.984807753012209">
            <text:p>0.9848</text:p>
          </table:table-cell>
          <table:table-cell table:formula="of:=SIN(RADIANS([.A291]*15))" office:value-type="float" office:value="0.5">
            <text:p>0.5000</text:p>
          </table:table-cell>
          <table:table-cell table:formula="of:=SIN(RADIANS([.A291]*16))" office:value-type="float" office:value="-0.642787609686536">
            <text:p>-0.6428</text:p>
          </table:table-cell>
          <table:table-cell table:formula="of:=COS(RADIANS([.A291]))" office:value-type="float" office:value="0.342020143325669">
            <text:p>0.3420</text:p>
          </table:table-cell>
          <table:table-cell table:formula="of:=COS(RADIANS([.A291]*2))" office:value-type="float" office:value="-0.766044443118978">
            <text:p>-0.7660</text:p>
          </table:table-cell>
          <table:table-cell table:formula="of:=COS(RADIANS([.A291]*3))" office:value-type="float" office:value="-0.866025403784439">
            <text:p>-0.8660</text:p>
          </table:table-cell>
          <table:table-cell table:formula="of:=COS(RADIANS([.A291]*4))" office:value-type="float" office:value="0.173648177666929">
            <text:p>0.1736</text:p>
          </table:table-cell>
          <table:table-cell table:formula="of:=COS(RADIANS([.A291]*5))" office:value-type="float" office:value="0.984807753012208">
            <text:p>0.9848</text:p>
          </table:table-cell>
          <table:table-cell table:formula="of:=COS(RADIANS([.A291]*6))" office:value-type="float" office:value="0.5">
            <text:p>0.5000</text:p>
          </table:table-cell>
          <table:table-cell table:formula="of:=COS(RADIANS([.A291]*7))" office:value-type="float" office:value="-0.642787609686541">
            <text:p>-0.6428</text:p>
          </table:table-cell>
          <table:table-cell table:formula="of:=COS(RADIANS([.A291]*8))" office:value-type="float" office:value="-0.939692620785909">
            <text:p>-0.9397</text:p>
          </table:table-cell>
          <table:table-cell table:formula="of:=COS(RADIANS([.A291]*9))" office:value-type="float" office:value="-6.18980636588358E-019">
            <text:p>0.0000</text:p>
          </table:table-cell>
          <table:table-cell table:formula="of:=COS(RADIANS([.A291]*10))" office:value-type="float" office:value="0.939692620785909">
            <text:p>0.9397</text:p>
          </table:table-cell>
          <table:table-cell table:formula="of:=COS(RADIANS([.A291]*11))" office:value-type="float" office:value="0.642787609686541">
            <text:p>0.6428</text:p>
          </table:table-cell>
          <table:table-cell table:formula="of:=COS(RADIANS([.A291]*12))" office:value-type="float" office:value="-0.5">
            <text:p>-0.5000</text:p>
          </table:table-cell>
          <table:table-cell table:formula="of:=COS(RADIANS([.A291]*13))" office:value-type="float" office:value="-0.984807753012209">
            <text:p>-0.9848</text:p>
          </table:table-cell>
          <table:table-cell table:formula="of:=COS(RADIANS([.A291]*14))" office:value-type="float" office:value="-0.173648177666926">
            <text:p>-0.1736</text:p>
          </table:table-cell>
          <table:table-cell table:formula="of:=COS(RADIANS([.A291]*15))" office:value-type="float" office:value="0.866025403784439">
            <text:p>0.8660</text:p>
          </table:table-cell>
          <table:table-cell table:formula="of:=COS(RADIANS([.A291]*16))" office:value-type="float" office:value="0.766044443118981">
            <text:p>0.766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51S">
            <text:p>00:04:51</text:p>
          </table:table-cell>
          <table:table-cell table:formula="of:=SIN(RADIANS([.A292]))" office:value-type="float" office:value="-0.933580426497202">
            <text:p>-0.9336</text:p>
          </table:table-cell>
          <table:table-cell table:formula="of:=SIN(RADIANS([.A292]*2))" office:value-type="float" office:value="-0.669130606358858">
            <text:p>-0.6691</text:p>
          </table:table-cell>
          <table:table-cell table:formula="of:=SIN(RADIANS([.A292]*3))" office:value-type="float" office:value="0.453990499739547">
            <text:p>0.4540</text:p>
          </table:table-cell>
          <table:table-cell table:formula="of:=SIN(RADIANS([.A292]*4))" office:value-type="float" office:value="0.994521895368273">
            <text:p>0.9945</text:p>
          </table:table-cell>
          <table:table-cell table:formula="of:=SIN(RADIANS([.A292]*5))" office:value-type="float" office:value="0.258819045102521">
            <text:p>0.2588</text:p>
          </table:table-cell>
          <table:table-cell table:formula="of:=SIN(RADIANS([.A292]*6))" office:value-type="float" office:value="-0.809016994374947">
            <text:p>-0.8090</text:p>
          </table:table-cell>
          <table:table-cell table:formula="of:=SIN(RADIANS([.A292]*7))" office:value-type="float" office:value="-0.838670567945424">
            <text:p>-0.8387</text:p>
          </table:table-cell>
          <table:table-cell table:formula="of:=SIN(RADIANS([.A292]*8))" office:value-type="float" office:value="0.207911690817759">
            <text:p>0.2079</text:p>
          </table:table-cell>
          <table:table-cell table:formula="of:=SIN(RADIANS([.A292]*9))" office:value-type="float" office:value="0.987688340595138">
            <text:p>0.9877</text:p>
          </table:table-cell>
          <table:table-cell table:formula="of:=SIN(RADIANS([.A292]*10))" office:value-type="float" office:value="0.500000000000001">
            <text:p>0.5000</text:p>
          </table:table-cell>
          <table:table-cell table:formula="of:=SIN(RADIANS([.A292]*11))" office:value-type="float" office:value="-0.629320391049837">
            <text:p>-0.6293</text:p>
          </table:table-cell>
          <table:table-cell table:formula="of:=SIN(RADIANS([.A292]*12))" office:value-type="float" office:value="-0.951056516295154">
            <text:p>-0.9511</text:p>
          </table:table-cell>
          <table:table-cell table:formula="of:=SIN(RADIANS([.A292]*13))" office:value-type="float" office:value="-0.052335956242938">
            <text:p>-0.0523</text:p>
          </table:table-cell>
          <table:table-cell table:formula="of:=SIN(RADIANS([.A292]*14))" office:value-type="float" office:value="0.9135454576426">
            <text:p>0.9135</text:p>
          </table:table-cell>
          <table:table-cell table:formula="of:=SIN(RADIANS([.A292]*15))" office:value-type="float" office:value="0.707106781186544">
            <text:p>0.7071</text:p>
          </table:table-cell>
          <table:table-cell table:formula="of:=SIN(RADIANS([.A292]*16))" office:value-type="float" office:value="-0.406736643075799">
            <text:p>-0.4067</text:p>
          </table:table-cell>
          <table:table-cell table:formula="of:=COS(RADIANS([.A292]))" office:value-type="float" office:value="0.3583679495453">
            <text:p>0.3584</text:p>
          </table:table-cell>
          <table:table-cell table:formula="of:=COS(RADIANS([.A292]*2))" office:value-type="float" office:value="-0.743144825477394">
            <text:p>-0.7431</text:p>
          </table:table-cell>
          <table:table-cell table:formula="of:=COS(RADIANS([.A292]*3))" office:value-type="float" office:value="-0.891006524188368">
            <text:p>-0.8910</text:p>
          </table:table-cell>
          <table:table-cell table:formula="of:=COS(RADIANS([.A292]*4))" office:value-type="float" office:value="0.104528463267653">
            <text:p>0.1045</text:p>
          </table:table-cell>
          <table:table-cell table:formula="of:=COS(RADIANS([.A292]*5))" office:value-type="float" office:value="0.965925826289068">
            <text:p>0.9659</text:p>
          </table:table-cell>
          <table:table-cell table:formula="of:=COS(RADIANS([.A292]*6))" office:value-type="float" office:value="0.587785252292474">
            <text:p>0.5878</text:p>
          </table:table-cell>
          <table:table-cell table:formula="of:=COS(RADIANS([.A292]*7))" office:value-type="float" office:value="-0.544639035015027">
            <text:p>-0.5446</text:p>
          </table:table-cell>
          <table:table-cell table:formula="of:=COS(RADIANS([.A292]*8))" office:value-type="float" office:value="-0.978147600733806">
            <text:p>-0.9781</text:p>
          </table:table-cell>
          <table:table-cell table:formula="of:=COS(RADIANS([.A292]*9))" office:value-type="float" office:value="-0.156434465040232">
            <text:p>-0.1564</text:p>
          </table:table-cell>
          <table:table-cell table:formula="of:=COS(RADIANS([.A292]*10))" office:value-type="float" office:value="0.866025403784438">
            <text:p>0.8660</text:p>
          </table:table-cell>
          <table:table-cell table:formula="of:=COS(RADIANS([.A292]*11))" office:value-type="float" office:value="0.777145961456972">
            <text:p>0.7771</text:p>
          </table:table-cell>
          <table:table-cell table:formula="of:=COS(RADIANS([.A292]*12))" office:value-type="float" office:value="-0.309016994374946">
            <text:p>-0.3090</text:p>
          </table:table-cell>
          <table:table-cell table:formula="of:=COS(RADIANS([.A292]*13))" office:value-type="float" office:value="-0.998629534754574">
            <text:p>-0.9986</text:p>
          </table:table-cell>
          <table:table-cell table:formula="of:=COS(RADIANS([.A292]*14))" office:value-type="float" office:value="-0.406736643075802">
            <text:p>-0.4067</text:p>
          </table:table-cell>
          <table:table-cell table:formula="of:=COS(RADIANS([.A292]*15))" office:value-type="float" office:value="0.707106781186551">
            <text:p>0.7071</text:p>
          </table:table-cell>
          <table:table-cell table:formula="of:=COS(RADIANS([.A292]*16))" office:value-type="float" office:value="0.913545457642602">
            <text:p>0.9135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52S">
            <text:p>00:04:52</text:p>
          </table:table-cell>
          <table:table-cell table:formula="of:=SIN(RADIANS([.A293]))" office:value-type="float" office:value="-0.927183854566787">
            <text:p>-0.9272</text:p>
          </table:table-cell>
          <table:table-cell table:formula="of:=SIN(RADIANS([.A293]*2))" office:value-type="float" office:value="-0.694658370458997">
            <text:p>-0.6947</text:p>
          </table:table-cell>
          <table:table-cell table:formula="of:=SIN(RADIANS([.A293]*3))" office:value-type="float" office:value="0.4067366430758">
            <text:p>0.4067</text:p>
          </table:table-cell>
          <table:table-cell table:formula="of:=SIN(RADIANS([.A293]*4))" office:value-type="float" office:value="0.999390827019096">
            <text:p>0.9994</text:p>
          </table:table-cell>
          <table:table-cell table:formula="of:=SIN(RADIANS([.A293]*5))" office:value-type="float" office:value="0.342020143325667">
            <text:p>0.3420</text:p>
          </table:table-cell>
          <table:table-cell table:formula="of:=SIN(RADIANS([.A293]*6))" office:value-type="float" office:value="-0.743144825477393">
            <text:p>-0.7431</text:p>
          </table:table-cell>
          <table:table-cell table:formula="of:=SIN(RADIANS([.A293]*7))" office:value-type="float" office:value="-0.898794046299165">
            <text:p>-0.8988</text:p>
          </table:table-cell>
          <table:table-cell table:formula="of:=SIN(RADIANS([.A293]*8))" office:value-type="float" office:value="0.0697564737441261">
            <text:p>0.0698</text:p>
          </table:table-cell>
          <table:table-cell table:formula="of:=SIN(RADIANS([.A293]*9))" office:value-type="float" office:value="0.951056516295153">
            <text:p>0.9511</text:p>
          </table:table-cell>
          <table:table-cell table:formula="of:=SIN(RADIANS([.A293]*10))" office:value-type="float" office:value="0.642787609686537">
            <text:p>0.6428</text:p>
          </table:table-cell>
          <table:table-cell table:formula="of:=SIN(RADIANS([.A293]*11))" office:value-type="float" office:value="-0.469471562785891">
            <text:p>-0.4695</text:p>
          </table:table-cell>
          <table:table-cell table:formula="of:=SIN(RADIANS([.A293]*12))" office:value-type="float" office:value="-0.994521895368274">
            <text:p>-0.9945</text:p>
          </table:table-cell>
          <table:table-cell table:formula="of:=SIN(RADIANS([.A293]*13))" office:value-type="float" office:value="-0.275637355816997">
            <text:p>-0.2756</text:p>
          </table:table-cell>
          <table:table-cell table:formula="of:=SIN(RADIANS([.A293]*14))" office:value-type="float" office:value="0.788010753606726">
            <text:p>0.7880</text:p>
          </table:table-cell>
          <table:table-cell table:formula="of:=SIN(RADIANS([.A293]*15))" office:value-type="float" office:value="0.86602540378444">
            <text:p>0.8660</text:p>
          </table:table-cell>
          <table:table-cell table:formula="of:=SIN(RADIANS([.A293]*16))" office:value-type="float" office:value="-0.139173100960067">
            <text:p>-0.1392</text:p>
          </table:table-cell>
          <table:table-cell table:formula="of:=COS(RADIANS([.A293]))" office:value-type="float" office:value="0.374606593415912">
            <text:p>0.3746</text:p>
          </table:table-cell>
          <table:table-cell table:formula="of:=COS(RADIANS([.A293]*2))" office:value-type="float" office:value="-0.719339800338651">
            <text:p>-0.7193</text:p>
          </table:table-cell>
          <table:table-cell table:formula="of:=COS(RADIANS([.A293]*3))" office:value-type="float" office:value="-0.913545457642601">
            <text:p>-0.9135</text:p>
          </table:table-cell>
          <table:table-cell table:formula="of:=COS(RADIANS([.A293]*4))" office:value-type="float" office:value="0.0348994967025014">
            <text:p>0.0349</text:p>
          </table:table-cell>
          <table:table-cell table:formula="of:=COS(RADIANS([.A293]*5))" office:value-type="float" office:value="0.939692620785909">
            <text:p>0.9397</text:p>
          </table:table-cell>
          <table:table-cell table:formula="of:=COS(RADIANS([.A293]*6))" office:value-type="float" office:value="0.669130606358859">
            <text:p>0.6691</text:p>
          </table:table-cell>
          <table:table-cell table:formula="of:=COS(RADIANS([.A293]*7))" office:value-type="float" office:value="-0.43837114678908">
            <text:p>-0.4384</text:p>
          </table:table-cell>
          <table:table-cell table:formula="of:=COS(RADIANS([.A293]*8))" office:value-type="float" office:value="-0.997564050259824">
            <text:p>-0.9976</text:p>
          </table:table-cell>
          <table:table-cell table:formula="of:=COS(RADIANS([.A293]*9))" office:value-type="float" office:value="-0.309016994374949">
            <text:p>-0.3090</text:p>
          </table:table-cell>
          <table:table-cell table:formula="of:=COS(RADIANS([.A293]*10))" office:value-type="float" office:value="0.76604444311898">
            <text:p>0.7660</text:p>
          </table:table-cell>
          <table:table-cell table:formula="of:=COS(RADIANS([.A293]*11))" office:value-type="float" office:value="0.882947592858927">
            <text:p>0.8829</text:p>
          </table:table-cell>
          <table:table-cell table:formula="of:=COS(RADIANS([.A293]*12))" office:value-type="float" office:value="-0.104528463267651">
            <text:p>-0.1045</text:p>
          </table:table-cell>
          <table:table-cell table:formula="of:=COS(RADIANS([.A293]*13))" office:value-type="float" office:value="-0.961261695938319">
            <text:p>-0.9613</text:p>
          </table:table-cell>
          <table:table-cell table:formula="of:=COS(RADIANS([.A293]*14))" office:value-type="float" office:value="-0.615661475325653">
            <text:p>-0.6157</text:p>
          </table:table-cell>
          <table:table-cell table:formula="of:=COS(RADIANS([.A293]*15))" office:value-type="float" office:value="0.499999999999997">
            <text:p>0.5000</text:p>
          </table:table-cell>
          <table:table-cell table:formula="of:=COS(RADIANS([.A293]*16))" office:value-type="float" office:value="0.99026806874157">
            <text:p>0.9903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53S">
            <text:p>00:04:53</text:p>
          </table:table-cell>
          <table:table-cell table:formula="of:=SIN(RADIANS([.A294]))" office:value-type="float" office:value="-0.920504853452441">
            <text:p>-0.9205</text:p>
          </table:table-cell>
          <table:table-cell table:formula="of:=SIN(RADIANS([.A294]*2))" office:value-type="float" office:value="-0.719339800338651">
            <text:p>-0.7193</text:p>
          </table:table-cell>
          <table:table-cell table:formula="of:=SIN(RADIANS([.A294]*3))" office:value-type="float" office:value="0.358367949545301">
            <text:p>0.3584</text:p>
          </table:table-cell>
          <table:table-cell table:formula="of:=SIN(RADIANS([.A294]*4))" office:value-type="float" office:value="0.999390827019096">
            <text:p>0.9994</text:p>
          </table:table-cell>
          <table:table-cell table:formula="of:=SIN(RADIANS([.A294]*5))" office:value-type="float" office:value="0.4226182617407">
            <text:p>0.4226</text:p>
          </table:table-cell>
          <table:table-cell table:formula="of:=SIN(RADIANS([.A294]*6))" office:value-type="float" office:value="-0.66913060635886">
            <text:p>-0.6691</text:p>
          </table:table-cell>
          <table:table-cell table:formula="of:=SIN(RADIANS([.A294]*7))" office:value-type="float" office:value="-0.945518575599317">
            <text:p>-0.9455</text:p>
          </table:table-cell>
          <table:table-cell table:formula="of:=SIN(RADIANS([.A294]*8))" office:value-type="float" office:value="-0.0697564737441229">
            <text:p>-0.0698</text:p>
          </table:table-cell>
          <table:table-cell table:formula="of:=SIN(RADIANS([.A294]*9))" office:value-type="float" office:value="0.891006524188367">
            <text:p>0.8910</text:p>
          </table:table-cell>
          <table:table-cell table:formula="of:=SIN(RADIANS([.A294]*10))" office:value-type="float" office:value="0.766044443118978">
            <text:p>0.7660</text:p>
          </table:table-cell>
          <table:table-cell table:formula="of:=SIN(RADIANS([.A294]*11))" office:value-type="float" office:value="-0.292371704722738">
            <text:p>-0.2924</text:p>
          </table:table-cell>
          <table:table-cell table:formula="of:=SIN(RADIANS([.A294]*12))" office:value-type="float" office:value="-0.994521895368274">
            <text:p>-0.9945</text:p>
          </table:table-cell>
          <table:table-cell table:formula="of:=SIN(RADIANS([.A294]*13))" office:value-type="float" office:value="-0.484809620246338">
            <text:p>-0.4848</text:p>
          </table:table-cell>
          <table:table-cell table:formula="of:=SIN(RADIANS([.A294]*14))" office:value-type="float" office:value="0.615661475325659">
            <text:p>0.6157</text:p>
          </table:table-cell>
          <table:table-cell table:formula="of:=SIN(RADIANS([.A294]*15))" office:value-type="float" office:value="0.965925826289067">
            <text:p>0.9659</text:p>
          </table:table-cell>
          <table:table-cell table:formula="of:=SIN(RADIANS([.A294]*16))" office:value-type="float" office:value="0.139173100960061">
            <text:p>0.1392</text:p>
          </table:table-cell>
          <table:table-cell table:formula="of:=COS(RADIANS([.A294]))" office:value-type="float" office:value="0.390731128489273">
            <text:p>0.3907</text:p>
          </table:table-cell>
          <table:table-cell table:formula="of:=COS(RADIANS([.A294]*2))" office:value-type="float" office:value="-0.694658370458998">
            <text:p>-0.6947</text:p>
          </table:table-cell>
          <table:table-cell table:formula="of:=COS(RADIANS([.A294]*3))" office:value-type="float" office:value="-0.933580426497201">
            <text:p>-0.9336</text:p>
          </table:table-cell>
          <table:table-cell table:formula="of:=COS(RADIANS([.A294]*4))" office:value-type="float" office:value="-0.0348994967024998">
            <text:p>-0.0349</text:p>
          </table:table-cell>
          <table:table-cell table:formula="of:=COS(RADIANS([.A294]*5))" office:value-type="float" office:value="0.90630778703665">
            <text:p>0.9063</text:p>
          </table:table-cell>
          <table:table-cell table:formula="of:=COS(RADIANS([.A294]*6))" office:value-type="float" office:value="0.743144825477393">
            <text:p>0.7431</text:p>
          </table:table-cell>
          <table:table-cell table:formula="of:=COS(RADIANS([.A294]*7))" office:value-type="float" office:value="-0.325568154457157">
            <text:p>-0.3256</text:p>
          </table:table-cell>
          <table:table-cell table:formula="of:=COS(RADIANS([.A294]*8))" office:value-type="float" office:value="-0.997564050259824">
            <text:p>-0.9976</text:p>
          </table:table-cell>
          <table:table-cell table:formula="of:=COS(RADIANS([.A294]*9))" office:value-type="float" office:value="-0.453990499739549">
            <text:p>-0.4540</text:p>
          </table:table-cell>
          <table:table-cell table:formula="of:=COS(RADIANS([.A294]*10))" office:value-type="float" office:value="0.642787609686539">
            <text:p>0.6428</text:p>
          </table:table-cell>
          <table:table-cell table:formula="of:=COS(RADIANS([.A294]*11))" office:value-type="float" office:value="0.956304755963035">
            <text:p>0.9563</text:p>
          </table:table-cell>
          <table:table-cell table:formula="of:=COS(RADIANS([.A294]*12))" office:value-type="float" office:value="0.10452846326765">
            <text:p>0.1045</text:p>
          </table:table-cell>
          <table:table-cell table:formula="of:=COS(RADIANS([.A294]*13))" office:value-type="float" office:value="-0.874619707139395">
            <text:p>-0.8746</text:p>
          </table:table-cell>
          <table:table-cell table:formula="of:=COS(RADIANS([.A294]*14))" office:value-type="float" office:value="-0.788010753606722">
            <text:p>-0.7880</text:p>
          </table:table-cell>
          <table:table-cell table:formula="of:=COS(RADIANS([.A294]*15))" office:value-type="float" office:value="0.258819045102523">
            <text:p>0.2588</text:p>
          </table:table-cell>
          <table:table-cell table:formula="of:=COS(RADIANS([.A294]*16))" office:value-type="float" office:value="0.990268068741571">
            <text:p>0.9903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54S">
            <text:p>00:04:54</text:p>
          </table:table-cell>
          <table:table-cell table:formula="of:=SIN(RADIANS([.A295]))" office:value-type="float" office:value="-0.913545457642601">
            <text:p>-0.9135</text:p>
          </table:table-cell>
          <table:table-cell table:formula="of:=SIN(RADIANS([.A295]*2))" office:value-type="float" office:value="-0.743144825477394">
            <text:p>-0.7431</text:p>
          </table:table-cell>
          <table:table-cell table:formula="of:=SIN(RADIANS([.A295]*3))" office:value-type="float" office:value="0.309016994374948">
            <text:p>0.3090</text:p>
          </table:table-cell>
          <table:table-cell table:formula="of:=SIN(RADIANS([.A295]*4))" office:value-type="float" office:value="0.994521895368274">
            <text:p>0.9945</text:p>
          </table:table-cell>
          <table:table-cell table:formula="of:=SIN(RADIANS([.A295]*5))" office:value-type="float" office:value="0.499999999999999">
            <text:p>0.5000</text:p>
          </table:table-cell>
          <table:table-cell table:formula="of:=SIN(RADIANS([.A295]*6))" office:value-type="float" office:value="-0.587785252292474">
            <text:p>-0.5878</text:p>
          </table:table-cell>
          <table:table-cell table:formula="of:=SIN(RADIANS([.A295]*7))" office:value-type="float" office:value="-0.978147600733806">
            <text:p>-0.9781</text:p>
          </table:table-cell>
          <table:table-cell table:formula="of:=SIN(RADIANS([.A295]*8))" office:value-type="float" office:value="-0.207911690817755">
            <text:p>-0.2079</text:p>
          </table:table-cell>
          <table:table-cell table:formula="of:=SIN(RADIANS([.A295]*9))" office:value-type="float" office:value="0.80901699437495">
            <text:p>0.8090</text:p>
          </table:table-cell>
          <table:table-cell table:formula="of:=SIN(RADIANS([.A295]*10))" office:value-type="float" office:value="0.866025403784437">
            <text:p>0.8660</text:p>
          </table:table-cell>
          <table:table-cell table:formula="of:=SIN(RADIANS([.A295]*11))" office:value-type="float" office:value="-0.104528463267656">
            <text:p>-0.1045</text:p>
          </table:table-cell>
          <table:table-cell table:formula="of:=SIN(RADIANS([.A295]*12))" office:value-type="float" office:value="-0.951056516295154">
            <text:p>-0.9511</text:p>
          </table:table-cell>
          <table:table-cell table:formula="of:=SIN(RADIANS([.A295]*13))" office:value-type="float" office:value="-0.669130606358862">
            <text:p>-0.6691</text:p>
          </table:table-cell>
          <table:table-cell table:formula="of:=SIN(RADIANS([.A295]*14))" office:value-type="float" office:value="0.406736643075795">
            <text:p>0.4067</text:p>
          </table:table-cell>
          <table:table-cell table:formula="of:=SIN(RADIANS([.A295]*15))" office:value-type="float" office:value="1">
            <text:p>1.0000</text:p>
          </table:table-cell>
          <table:table-cell table:formula="of:=SIN(RADIANS([.A295]*16))" office:value-type="float" office:value="0.406736643075793">
            <text:p>0.4067</text:p>
          </table:table-cell>
          <table:table-cell table:formula="of:=COS(RADIANS([.A295]))" office:value-type="float" office:value="0.4067366430758">
            <text:p>0.4067</text:p>
          </table:table-cell>
          <table:table-cell table:formula="of:=COS(RADIANS([.A295]*2))" office:value-type="float" office:value="-0.669130606358859">
            <text:p>-0.6691</text:p>
          </table:table-cell>
          <table:table-cell table:formula="of:=COS(RADIANS([.A295]*3))" office:value-type="float" office:value="-0.951056516295153">
            <text:p>-0.9511</text:p>
          </table:table-cell>
          <table:table-cell table:formula="of:=COS(RADIANS([.A295]*4))" office:value-type="float" office:value="-0.104528463267651">
            <text:p>-0.1045</text:p>
          </table:table-cell>
          <table:table-cell table:formula="of:=COS(RADIANS([.A295]*5))" office:value-type="float" office:value="0.866025403784439">
            <text:p>0.8660</text:p>
          </table:table-cell>
          <table:table-cell table:formula="of:=COS(RADIANS([.A295]*6))" office:value-type="float" office:value="0.809016994374947">
            <text:p>0.8090</text:p>
          </table:table-cell>
          <table:table-cell table:formula="of:=COS(RADIANS([.A295]*7))" office:value-type="float" office:value="-0.207911690817757">
            <text:p>-0.2079</text:p>
          </table:table-cell>
          <table:table-cell table:formula="of:=COS(RADIANS([.A295]*8))" office:value-type="float" office:value="-0.978147600733806">
            <text:p>-0.9781</text:p>
          </table:table-cell>
          <table:table-cell table:formula="of:=COS(RADIANS([.A295]*9))" office:value-type="float" office:value="-0.58778525229247">
            <text:p>-0.5878</text:p>
          </table:table-cell>
          <table:table-cell table:formula="of:=COS(RADIANS([.A295]*10))" office:value-type="float" office:value="0.500000000000003">
            <text:p>0.5000</text:p>
          </table:table-cell>
          <table:table-cell table:formula="of:=COS(RADIANS([.A295]*11))" office:value-type="float" office:value="0.994521895368273">
            <text:p>0.9945</text:p>
          </table:table-cell>
          <table:table-cell table:formula="of:=COS(RADIANS([.A295]*12))" office:value-type="float" office:value="0.309016994374945">
            <text:p>0.3090</text:p>
          </table:table-cell>
          <table:table-cell table:formula="of:=COS(RADIANS([.A295]*13))" office:value-type="float" office:value="-0.743144825477391">
            <text:p>-0.7431</text:p>
          </table:table-cell>
          <table:table-cell table:formula="of:=COS(RADIANS([.A295]*14))" office:value-type="float" office:value="-0.913545457642603">
            <text:p>-0.9135</text:p>
          </table:table-cell>
          <table:table-cell table:formula="of:=COS(RADIANS([.A295]*15))" office:value-type="float" office:value="8.32945517611177E-015">
            <text:p>0.0000</text:p>
          </table:table-cell>
          <table:table-cell table:formula="of:=COS(RADIANS([.A295]*16))" office:value-type="float" office:value="0.913545457642604">
            <text:p>0.9135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55S">
            <text:p>00:04:55</text:p>
          </table:table-cell>
          <table:table-cell table:formula="of:=SIN(RADIANS([.A296]))" office:value-type="float" office:value="-0.90630778703665">
            <text:p>-0.9063</text:p>
          </table:table-cell>
          <table:table-cell table:formula="of:=SIN(RADIANS([.A296]*2))" office:value-type="float" office:value="-0.766044443118978">
            <text:p>-0.7660</text:p>
          </table:table-cell>
          <table:table-cell table:formula="of:=SIN(RADIANS([.A296]*3))" office:value-type="float" office:value="0.258819045102521">
            <text:p>0.2588</text:p>
          </table:table-cell>
          <table:table-cell table:formula="of:=SIN(RADIANS([.A296]*4))" office:value-type="float" office:value="0.984807753012208">
            <text:p>0.9848</text:p>
          </table:table-cell>
          <table:table-cell table:formula="of:=SIN(RADIANS([.A296]*5))" office:value-type="float" office:value="0.573576436351046">
            <text:p>0.5736</text:p>
          </table:table-cell>
          <table:table-cell table:formula="of:=SIN(RADIANS([.A296]*6))" office:value-type="float" office:value="-0.500000000000001">
            <text:p>-0.5000</text:p>
          </table:table-cell>
          <table:table-cell table:formula="of:=SIN(RADIANS([.A296]*7))" office:value-type="float" office:value="-0.996194698091745">
            <text:p>-0.9962</text:p>
          </table:table-cell>
          <table:table-cell table:formula="of:=SIN(RADIANS([.A296]*8))" office:value-type="float" office:value="-0.34202014332567">
            <text:p>-0.3420</text:p>
          </table:table-cell>
          <table:table-cell table:formula="of:=SIN(RADIANS([.A296]*9))" office:value-type="float" office:value="0.707106781186549">
            <text:p>0.7071</text:p>
          </table:table-cell>
          <table:table-cell table:formula="of:=SIN(RADIANS([.A296]*10))" office:value-type="float" office:value="0.939692620785908">
            <text:p>0.9397</text:p>
          </table:table-cell>
          <table:table-cell table:formula="of:=SIN(RADIANS([.A296]*11))" office:value-type="float" office:value="0.0871557427476541">
            <text:p>0.0872</text:p>
          </table:table-cell>
          <table:table-cell table:formula="of:=SIN(RADIANS([.A296]*12))" office:value-type="float" office:value="-0.866025403784439">
            <text:p>-0.8660</text:p>
          </table:table-cell>
          <table:table-cell table:formula="of:=SIN(RADIANS([.A296]*13))" office:value-type="float" office:value="-0.819152044288989">
            <text:p>-0.8192</text:p>
          </table:table-cell>
          <table:table-cell table:formula="of:=SIN(RADIANS([.A296]*14))" office:value-type="float" office:value="0.173648177666933">
            <text:p>0.1736</text:p>
          </table:table-cell>
          <table:table-cell table:formula="of:=SIN(RADIANS([.A296]*15))" office:value-type="float" office:value="0.965925826289068">
            <text:p>0.9659</text:p>
          </table:table-cell>
          <table:table-cell table:formula="of:=SIN(RADIANS([.A296]*16))" office:value-type="float" office:value="0.642787609686542">
            <text:p>0.6428</text:p>
          </table:table-cell>
          <table:table-cell table:formula="of:=COS(RADIANS([.A296]))" office:value-type="float" office:value="0.4226182617407">
            <text:p>0.4226</text:p>
          </table:table-cell>
          <table:table-cell table:formula="of:=COS(RADIANS([.A296]*2))" office:value-type="float" office:value="-0.642787609686539">
            <text:p>-0.6428</text:p>
          </table:table-cell>
          <table:table-cell table:formula="of:=COS(RADIANS([.A296]*3))" office:value-type="float" office:value="-0.965925826289068">
            <text:p>-0.9659</text:p>
          </table:table-cell>
          <table:table-cell table:formula="of:=COS(RADIANS([.A296]*4))" office:value-type="float" office:value="-0.173648177666931">
            <text:p>-0.1736</text:p>
          </table:table-cell>
          <table:table-cell table:formula="of:=COS(RADIANS([.A296]*5))" office:value-type="float" office:value="0.819152044288992">
            <text:p>0.8192</text:p>
          </table:table-cell>
          <table:table-cell table:formula="of:=COS(RADIANS([.A296]*6))" office:value-type="float" office:value="0.866025403784438">
            <text:p>0.8660</text:p>
          </table:table-cell>
          <table:table-cell table:formula="of:=COS(RADIANS([.A296]*7))" office:value-type="float" office:value="-0.0871557427476595">
            <text:p>-0.0872</text:p>
          </table:table-cell>
          <table:table-cell table:formula="of:=COS(RADIANS([.A296]*8))" office:value-type="float" office:value="-0.939692620785908">
            <text:p>-0.9397</text:p>
          </table:table-cell>
          <table:table-cell table:formula="of:=COS(RADIANS([.A296]*9))" office:value-type="float" office:value="-0.707106781186546">
            <text:p>-0.7071</text:p>
          </table:table-cell>
          <table:table-cell table:formula="of:=COS(RADIANS([.A296]*10))" office:value-type="float" office:value="0.342020143325669">
            <text:p>0.3420</text:p>
          </table:table-cell>
          <table:table-cell table:formula="of:=COS(RADIANS([.A296]*11))" office:value-type="float" office:value="0.996194698091746">
            <text:p>0.9962</text:p>
          </table:table-cell>
          <table:table-cell table:formula="of:=COS(RADIANS([.A296]*12))" office:value-type="float" office:value="0.499999999999999">
            <text:p>0.5000</text:p>
          </table:table-cell>
          <table:table-cell table:formula="of:=COS(RADIANS([.A296]*13))" office:value-type="float" office:value="-0.573576436351051">
            <text:p>-0.5736</text:p>
          </table:table-cell>
          <table:table-cell table:formula="of:=COS(RADIANS([.A296]*14))" office:value-type="float" office:value="-0.984807753012208">
            <text:p>-0.9848</text:p>
          </table:table-cell>
          <table:table-cell table:formula="of:=COS(RADIANS([.A296]*15))" office:value-type="float" office:value="-0.258819045102521">
            <text:p>-0.2588</text:p>
          </table:table-cell>
          <table:table-cell table:formula="of:=COS(RADIANS([.A296]*16))" office:value-type="float" office:value="0.766044443118976">
            <text:p>0.766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56S">
            <text:p>00:04:56</text:p>
          </table:table-cell>
          <table:table-cell table:formula="of:=SIN(RADIANS([.A297]))" office:value-type="float" office:value="-0.898794046299167">
            <text:p>-0.8988</text:p>
          </table:table-cell>
          <table:table-cell table:formula="of:=SIN(RADIANS([.A297]*2))" office:value-type="float" office:value="-0.788010753606722">
            <text:p>-0.7880</text:p>
          </table:table-cell>
          <table:table-cell table:formula="of:=SIN(RADIANS([.A297]*3))" office:value-type="float" office:value="0.207911690817759">
            <text:p>0.2079</text:p>
          </table:table-cell>
          <table:table-cell table:formula="of:=SIN(RADIANS([.A297]*4))" office:value-type="float" office:value="0.970295726275996">
            <text:p>0.9703</text:p>
          </table:table-cell>
          <table:table-cell table:formula="of:=SIN(RADIANS([.A297]*5))" office:value-type="float" office:value="0.642787609686538">
            <text:p>0.6428</text:p>
          </table:table-cell>
          <table:table-cell table:formula="of:=SIN(RADIANS([.A297]*6))" office:value-type="float" office:value="-0.4067366430758">
            <text:p>-0.4067</text:p>
          </table:table-cell>
          <table:table-cell table:formula="of:=SIN(RADIANS([.A297]*7))" office:value-type="float" office:value="-0.999390827019096">
            <text:p>-0.9994</text:p>
          </table:table-cell>
          <table:table-cell table:formula="of:=SIN(RADIANS([.A297]*8))" office:value-type="float" office:value="-0.469471562785891">
            <text:p>-0.4695</text:p>
          </table:table-cell>
          <table:table-cell table:formula="of:=SIN(RADIANS([.A297]*9))" office:value-type="float" office:value="0.587785252292475">
            <text:p>0.5878</text:p>
          </table:table-cell>
          <table:table-cell table:formula="of:=SIN(RADIANS([.A297]*10))" office:value-type="float" office:value="0.984807753012207">
            <text:p>0.9848</text:p>
          </table:table-cell>
          <table:table-cell table:formula="of:=SIN(RADIANS([.A297]*11))" office:value-type="float" office:value="0.275637355817001">
            <text:p>0.2756</text:p>
          </table:table-cell>
          <table:table-cell table:formula="of:=SIN(RADIANS([.A297]*12))" office:value-type="float" office:value="-0.743144825477394">
            <text:p>-0.7431</text:p>
          </table:table-cell>
          <table:table-cell table:formula="of:=SIN(RADIANS([.A297]*13))" office:value-type="float" office:value="-0.927183854566787">
            <text:p>-0.9272</text:p>
          </table:table-cell>
          <table:table-cell table:formula="of:=SIN(RADIANS([.A297]*14))" office:value-type="float" office:value="-0.0697564737441288">
            <text:p>-0.0698</text:p>
          </table:table-cell>
          <table:table-cell table:formula="of:=SIN(RADIANS([.A297]*15))" office:value-type="float" office:value="0.866025403784441">
            <text:p>0.8660</text:p>
          </table:table-cell>
          <table:table-cell table:formula="of:=SIN(RADIANS([.A297]*16))" office:value-type="float" office:value="0.829037572555042">
            <text:p>0.8290</text:p>
          </table:table-cell>
          <table:table-cell table:formula="of:=COS(RADIANS([.A297]))" office:value-type="float" office:value="0.438371146789077">
            <text:p>0.4384</text:p>
          </table:table-cell>
          <table:table-cell table:formula="of:=COS(RADIANS([.A297]*2))" office:value-type="float" office:value="-0.615661475325658">
            <text:p>-0.6157</text:p>
          </table:table-cell>
          <table:table-cell table:formula="of:=COS(RADIANS([.A297]*3))" office:value-type="float" office:value="-0.978147600733806">
            <text:p>-0.9781</text:p>
          </table:table-cell>
          <table:table-cell table:formula="of:=COS(RADIANS([.A297]*4))" office:value-type="float" office:value="-0.241921895599668">
            <text:p>-0.2419</text:p>
          </table:table-cell>
          <table:table-cell table:formula="of:=COS(RADIANS([.A297]*5))" office:value-type="float" office:value="0.766044443118979">
            <text:p>0.7660</text:p>
          </table:table-cell>
          <table:table-cell table:formula="of:=COS(RADIANS([.A297]*6))" office:value-type="float" office:value="0.913545457642601">
            <text:p>0.9135</text:p>
          </table:table-cell>
          <table:table-cell table:formula="of:=COS(RADIANS([.A297]*7))" office:value-type="float" office:value="0.0348994967025027">
            <text:p>0.0349</text:p>
          </table:table-cell>
          <table:table-cell table:formula="of:=COS(RADIANS([.A297]*8))" office:value-type="float" office:value="-0.882947592858927">
            <text:p>-0.8829</text:p>
          </table:table-cell>
          <table:table-cell table:formula="of:=COS(RADIANS([.A297]*9))" office:value-type="float" office:value="-0.809016994374946">
            <text:p>-0.8090</text:p>
          </table:table-cell>
          <table:table-cell table:formula="of:=COS(RADIANS([.A297]*10))" office:value-type="float" office:value="0.173648177666934">
            <text:p>0.1736</text:p>
          </table:table-cell>
          <table:table-cell table:formula="of:=COS(RADIANS([.A297]*11))" office:value-type="float" office:value="0.961261695938318">
            <text:p>0.9613</text:p>
          </table:table-cell>
          <table:table-cell table:formula="of:=COS(RADIANS([.A297]*12))" office:value-type="float" office:value="0.669130606358858">
            <text:p>0.6691</text:p>
          </table:table-cell>
          <table:table-cell table:formula="of:=COS(RADIANS([.A297]*13))" office:value-type="float" office:value="-0.374606593415914">
            <text:p>-0.3746</text:p>
          </table:table-cell>
          <table:table-cell table:formula="of:=COS(RADIANS([.A297]*14))" office:value-type="float" office:value="-0.997564050259824">
            <text:p>-0.9976</text:p>
          </table:table-cell>
          <table:table-cell table:formula="of:=COS(RADIANS([.A297]*15))" office:value-type="float" office:value="-0.499999999999995">
            <text:p>-0.5000</text:p>
          </table:table-cell>
          <table:table-cell table:formula="of:=COS(RADIANS([.A297]*16))" office:value-type="float" office:value="0.559192903470747">
            <text:p>0.5592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57S">
            <text:p>00:04:57</text:p>
          </table:table-cell>
          <table:table-cell table:formula="of:=SIN(RADIANS([.A298]))" office:value-type="float" office:value="-0.891006524188368">
            <text:p>-0.8910</text:p>
          </table:table-cell>
          <table:table-cell table:formula="of:=SIN(RADIANS([.A298]*2))" office:value-type="float" office:value="-0.809016994374947">
            <text:p>-0.8090</text:p>
          </table:table-cell>
          <table:table-cell table:formula="of:=SIN(RADIANS([.A298]*3))" office:value-type="float" office:value="0.156434465040231">
            <text:p>0.1564</text:p>
          </table:table-cell>
          <table:table-cell table:formula="of:=SIN(RADIANS([.A298]*4))" office:value-type="float" office:value="0.951056516295154">
            <text:p>0.9511</text:p>
          </table:table-cell>
          <table:table-cell table:formula="of:=SIN(RADIANS([.A298]*5))" office:value-type="float" office:value="0.707106781186547">
            <text:p>0.7071</text:p>
          </table:table-cell>
          <table:table-cell table:formula="of:=SIN(RADIANS([.A298]*6))" office:value-type="float" office:value="-0.309016994374947">
            <text:p>-0.3090</text:p>
          </table:table-cell>
          <table:table-cell table:formula="of:=SIN(RADIANS([.A298]*7))" office:value-type="float" office:value="-0.987688340595138">
            <text:p>-0.9877</text:p>
          </table:table-cell>
          <table:table-cell table:formula="of:=SIN(RADIANS([.A298]*8))" office:value-type="float" office:value="-0.587785252292472">
            <text:p>-0.5878</text:p>
          </table:table-cell>
          <table:table-cell table:formula="of:=SIN(RADIANS([.A298]*9))" office:value-type="float" office:value="0.453990499739548">
            <text:p>0.4540</text:p>
          </table:table-cell>
          <table:table-cell table:formula="of:=SIN(RADIANS([.A298]*10))" office:value-type="float" office:value="1">
            <text:p>1.0000</text:p>
          </table:table-cell>
          <table:table-cell table:formula="of:=SIN(RADIANS([.A298]*11))" office:value-type="float" office:value="0.453990499739547">
            <text:p>0.4540</text:p>
          </table:table-cell>
          <table:table-cell table:formula="of:=SIN(RADIANS([.A298]*12))" office:value-type="float" office:value="-0.587785252292472">
            <text:p>-0.5878</text:p>
          </table:table-cell>
          <table:table-cell table:formula="of:=SIN(RADIANS([.A298]*13))" office:value-type="float" office:value="-0.987688340595138">
            <text:p>-0.9877</text:p>
          </table:table-cell>
          <table:table-cell table:formula="of:=SIN(RADIANS([.A298]*14))" office:value-type="float" office:value="-0.309016994374943">
            <text:p>-0.3090</text:p>
          </table:table-cell>
          <table:table-cell table:formula="of:=SIN(RADIANS([.A298]*15))" office:value-type="float" office:value="0.707106781186545">
            <text:p>0.7071</text:p>
          </table:table-cell>
          <table:table-cell table:formula="of:=SIN(RADIANS([.A298]*16))" office:value-type="float" office:value="0.951056516295152">
            <text:p>0.9511</text:p>
          </table:table-cell>
          <table:table-cell table:formula="of:=COS(RADIANS([.A298]))" office:value-type="float" office:value="0.453990499739547">
            <text:p>0.4540</text:p>
          </table:table-cell>
          <table:table-cell table:formula="of:=COS(RADIANS([.A298]*2))" office:value-type="float" office:value="-0.587785252292473">
            <text:p>-0.5878</text:p>
          </table:table-cell>
          <table:table-cell table:formula="of:=COS(RADIANS([.A298]*3))" office:value-type="float" office:value="-0.987688340595138">
            <text:p>-0.9877</text:p>
          </table:table-cell>
          <table:table-cell table:formula="of:=COS(RADIANS([.A298]*4))" office:value-type="float" office:value="-0.309016994374947">
            <text:p>-0.3090</text:p>
          </table:table-cell>
          <table:table-cell table:formula="of:=COS(RADIANS([.A298]*5))" office:value-type="float" office:value="0.707106781186548">
            <text:p>0.7071</text:p>
          </table:table-cell>
          <table:table-cell table:formula="of:=COS(RADIANS([.A298]*6))" office:value-type="float" office:value="0.951056516295154">
            <text:p>0.9511</text:p>
          </table:table-cell>
          <table:table-cell table:formula="of:=COS(RADIANS([.A298]*7))" office:value-type="float" office:value="0.156434465040229">
            <text:p>0.1564</text:p>
          </table:table-cell>
          <table:table-cell table:formula="of:=COS(RADIANS([.A298]*8))" office:value-type="float" office:value="-0.809016994374948">
            <text:p>-0.8090</text:p>
          </table:table-cell>
          <table:table-cell table:formula="of:=COS(RADIANS([.A298]*9))" office:value-type="float" office:value="-0.891006524188367">
            <text:p>-0.8910</text:p>
          </table:table-cell>
          <table:table-cell table:formula="of:=COS(RADIANS([.A298]*10))" office:value-type="float" office:value="2.44310379192882E-016">
            <text:p>0.0000</text:p>
          </table:table-cell>
          <table:table-cell table:formula="of:=COS(RADIANS([.A298]*11))" office:value-type="float" office:value="0.891006524188368">
            <text:p>0.8910</text:p>
          </table:table-cell>
          <table:table-cell table:formula="of:=COS(RADIANS([.A298]*12))" office:value-type="float" office:value="0.809016994374948">
            <text:p>0.8090</text:p>
          </table:table-cell>
          <table:table-cell table:formula="of:=COS(RADIANS([.A298]*13))" office:value-type="float" office:value="-0.156434465040229">
            <text:p>-0.1564</text:p>
          </table:table-cell>
          <table:table-cell table:formula="of:=COS(RADIANS([.A298]*14))" office:value-type="float" office:value="-0.951056516295155">
            <text:p>-0.9511</text:p>
          </table:table-cell>
          <table:table-cell table:formula="of:=COS(RADIANS([.A298]*15))" office:value-type="float" office:value="-0.70710678118655">
            <text:p>-0.7071</text:p>
          </table:table-cell>
          <table:table-cell table:formula="of:=COS(RADIANS([.A298]*16))" office:value-type="float" office:value="0.30901699437495">
            <text:p>0.309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58S">
            <text:p>00:04:58</text:p>
          </table:table-cell>
          <table:table-cell table:formula="of:=SIN(RADIANS([.A299]))" office:value-type="float" office:value="-0.882947592858927">
            <text:p>-0.8829</text:p>
          </table:table-cell>
          <table:table-cell table:formula="of:=SIN(RADIANS([.A299]*2))" office:value-type="float" office:value="-0.829037572555041">
            <text:p>-0.8290</text:p>
          </table:table-cell>
          <table:table-cell table:formula="of:=SIN(RADIANS([.A299]*3))" office:value-type="float" office:value="0.104528463267653">
            <text:p>0.1045</text:p>
          </table:table-cell>
          <table:table-cell table:formula="of:=SIN(RADIANS([.A299]*4))" office:value-type="float" office:value="0.927183854566788">
            <text:p>0.9272</text:p>
          </table:table-cell>
          <table:table-cell table:formula="of:=SIN(RADIANS([.A299]*5))" office:value-type="float" office:value="0.766044443118977">
            <text:p>0.7660</text:p>
          </table:table-cell>
          <table:table-cell table:formula="of:=SIN(RADIANS([.A299]*6))" office:value-type="float" office:value="-0.207911690817758">
            <text:p>-0.2079</text:p>
          </table:table-cell>
          <table:table-cell table:formula="of:=SIN(RADIANS([.A299]*7))" office:value-type="float" office:value="-0.961261695938319">
            <text:p>-0.9613</text:p>
          </table:table-cell>
          <table:table-cell table:formula="of:=SIN(RADIANS([.A299]*8))" office:value-type="float" office:value="-0.694658370458995">
            <text:p>-0.6947</text:p>
          </table:table-cell>
          <table:table-cell table:formula="of:=SIN(RADIANS([.A299]*9))" office:value-type="float" office:value="0.309016994374947">
            <text:p>0.3090</text:p>
          </table:table-cell>
          <table:table-cell table:formula="of:=SIN(RADIANS([.A299]*10))" office:value-type="float" office:value="0.984807753012209">
            <text:p>0.9848</text:p>
          </table:table-cell>
          <table:table-cell table:formula="of:=SIN(RADIANS([.A299]*11))" office:value-type="float" office:value="0.615661475325658">
            <text:p>0.6157</text:p>
          </table:table-cell>
          <table:table-cell table:formula="of:=SIN(RADIANS([.A299]*12))" office:value-type="float" office:value="-0.406736643075798">
            <text:p>-0.4067</text:p>
          </table:table-cell>
          <table:table-cell table:formula="of:=SIN(RADIANS([.A299]*13))" office:value-type="float" office:value="-0.997564050259824">
            <text:p>-0.9976</text:p>
          </table:table-cell>
          <table:table-cell table:formula="of:=SIN(RADIANS([.A299]*14))" office:value-type="float" office:value="-0.529919264233206">
            <text:p>-0.5299</text:p>
          </table:table-cell>
          <table:table-cell table:formula="of:=SIN(RADIANS([.A299]*15))" office:value-type="float" office:value="0.500000000000002">
            <text:p>0.5000</text:p>
          </table:table-cell>
          <table:table-cell table:formula="of:=SIN(RADIANS([.A299]*16))" office:value-type="float" office:value="0.999390827019096">
            <text:p>0.9994</text:p>
          </table:table-cell>
          <table:table-cell table:formula="of:=COS(RADIANS([.A299]))" office:value-type="float" office:value="0.46947156278589">
            <text:p>0.4695</text:p>
          </table:table-cell>
          <table:table-cell table:formula="of:=COS(RADIANS([.A299]*2))" office:value-type="float" office:value="-0.559192903470747">
            <text:p>-0.5592</text:p>
          </table:table-cell>
          <table:table-cell table:formula="of:=COS(RADIANS([.A299]*3))" office:value-type="float" office:value="-0.994521895368273">
            <text:p>-0.9945</text:p>
          </table:table-cell>
          <table:table-cell table:formula="of:=COS(RADIANS([.A299]*4))" office:value-type="float" office:value="-0.374606593415911">
            <text:p>-0.3746</text:p>
          </table:table-cell>
          <table:table-cell table:formula="of:=COS(RADIANS([.A299]*5))" office:value-type="float" office:value="0.642787609686541">
            <text:p>0.6428</text:p>
          </table:table-cell>
          <table:table-cell table:formula="of:=COS(RADIANS([.A299]*6))" office:value-type="float" office:value="0.978147600733806">
            <text:p>0.9781</text:p>
          </table:table-cell>
          <table:table-cell table:formula="of:=COS(RADIANS([.A299]*7))" office:value-type="float" office:value="0.275637355817">
            <text:p>0.2756</text:p>
          </table:table-cell>
          <table:table-cell table:formula="of:=COS(RADIANS([.A299]*8))" office:value-type="float" office:value="-0.719339800338653">
            <text:p>-0.7193</text:p>
          </table:table-cell>
          <table:table-cell table:formula="of:=COS(RADIANS([.A299]*9))" office:value-type="float" office:value="-0.951056516295153">
            <text:p>-0.9511</text:p>
          </table:table-cell>
          <table:table-cell table:formula="of:=COS(RADIANS([.A299]*10))" office:value-type="float" office:value="-0.173648177666926">
            <text:p>-0.1736</text:p>
          </table:table-cell>
          <table:table-cell table:formula="of:=COS(RADIANS([.A299]*11))" office:value-type="float" office:value="0.788010753606722">
            <text:p>0.7880</text:p>
          </table:table-cell>
          <table:table-cell table:formula="of:=COS(RADIANS([.A299]*12))" office:value-type="float" office:value="0.913545457642602">
            <text:p>0.9135</text:p>
          </table:table-cell>
          <table:table-cell table:formula="of:=COS(RADIANS([.A299]*13))" office:value-type="float" office:value="0.0697564737441307">
            <text:p>0.0698</text:p>
          </table:table-cell>
          <table:table-cell table:formula="of:=COS(RADIANS([.A299]*14))" office:value-type="float" office:value="-0.848048096156425">
            <text:p>-0.8480</text:p>
          </table:table-cell>
          <table:table-cell table:formula="of:=COS(RADIANS([.A299]*15))" office:value-type="float" office:value="-0.866025403784437">
            <text:p>-0.8660</text:p>
          </table:table-cell>
          <table:table-cell table:formula="of:=COS(RADIANS([.A299]*16))" office:value-type="float" office:value="0.0348994967025074">
            <text:p>0.0349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4M59S">
            <text:p>00:04:59</text:p>
          </table:table-cell>
          <table:table-cell table:formula="of:=SIN(RADIANS([.A300]))" office:value-type="float" office:value="-0.874619707139396">
            <text:p>-0.8746</text:p>
          </table:table-cell>
          <table:table-cell table:formula="of:=SIN(RADIANS([.A300]*2))" office:value-type="float" office:value="-0.848048096156426">
            <text:p>-0.8480</text:p>
          </table:table-cell>
          <table:table-cell table:formula="of:=SIN(RADIANS([.A300]*3))" office:value-type="float" office:value="0.0523359562429447">
            <text:p>0.0523</text:p>
          </table:table-cell>
          <table:table-cell table:formula="of:=SIN(RADIANS([.A300]*4))" office:value-type="float" office:value="0.898794046299166">
            <text:p>0.8988</text:p>
          </table:table-cell>
          <table:table-cell table:formula="of:=SIN(RADIANS([.A300]*5))" office:value-type="float" office:value="0.819152044288992">
            <text:p>0.8192</text:p>
          </table:table-cell>
          <table:table-cell table:formula="of:=SIN(RADIANS([.A300]*6))" office:value-type="float" office:value="-0.104528463267655">
            <text:p>-0.1045</text:p>
          </table:table-cell>
          <table:table-cell table:formula="of:=SIN(RADIANS([.A300]*7))" office:value-type="float" office:value="-0.920504853452442">
            <text:p>-0.9205</text:p>
          </table:table-cell>
          <table:table-cell table:formula="of:=SIN(RADIANS([.A300]*8))" office:value-type="float" office:value="-0.788010753606723">
            <text:p>-0.7880</text:p>
          </table:table-cell>
          <table:table-cell table:formula="of:=SIN(RADIANS([.A300]*9))" office:value-type="float" office:value="0.15643446504023">
            <text:p>0.1564</text:p>
          </table:table-cell>
          <table:table-cell table:formula="of:=SIN(RADIANS([.A300]*10))" office:value-type="float" office:value="0.939692620785909">
            <text:p>0.9397</text:p>
          </table:table-cell>
          <table:table-cell table:formula="of:=SIN(RADIANS([.A300]*11))" office:value-type="float" office:value="0.754709580222771">
            <text:p>0.7547</text:p>
          </table:table-cell>
          <table:table-cell table:formula="of:=SIN(RADIANS([.A300]*12))" office:value-type="float" office:value="-0.207911690817763">
            <text:p>-0.2079</text:p>
          </table:table-cell>
          <table:table-cell table:formula="of:=SIN(RADIANS([.A300]*13))" office:value-type="float" office:value="-0.956304755963037">
            <text:p>-0.9563</text:p>
          </table:table-cell>
          <table:table-cell table:formula="of:=SIN(RADIANS([.A300]*14))" office:value-type="float" office:value="-0.719339800338646">
            <text:p>-0.7193</text:p>
          </table:table-cell>
          <table:table-cell table:formula="of:=SIN(RADIANS([.A300]*15))" office:value-type="float" office:value="0.258819045102529">
            <text:p>0.2588</text:p>
          </table:table-cell>
          <table:table-cell table:formula="of:=SIN(RADIANS([.A300]*16))" office:value-type="float" office:value="0.970295726275995">
            <text:p>0.9703</text:p>
          </table:table-cell>
          <table:table-cell table:formula="of:=COS(RADIANS([.A300]))" office:value-type="float" office:value="0.484809620246337">
            <text:p>0.4848</text:p>
          </table:table-cell>
          <table:table-cell table:formula="of:=COS(RADIANS([.A300]*2))" office:value-type="float" office:value="-0.529919264233204">
            <text:p>-0.5299</text:p>
          </table:table-cell>
          <table:table-cell table:formula="of:=COS(RADIANS([.A300]*3))" office:value-type="float" office:value="-0.998629534754574">
            <text:p>-0.9986</text:p>
          </table:table-cell>
          <table:table-cell table:formula="of:=COS(RADIANS([.A300]*4))" office:value-type="float" office:value="-0.438371146789079">
            <text:p>-0.4384</text:p>
          </table:table-cell>
          <table:table-cell table:formula="of:=COS(RADIANS([.A300]*5))" office:value-type="float" office:value="0.573576436351046">
            <text:p>0.5736</text:p>
          </table:table-cell>
          <table:table-cell table:formula="of:=COS(RADIANS([.A300]*6))" office:value-type="float" office:value="0.994521895368273">
            <text:p>0.9945</text:p>
          </table:table-cell>
          <table:table-cell table:formula="of:=COS(RADIANS([.A300]*7))" office:value-type="float" office:value="0.390731128489271">
            <text:p>0.3907</text:p>
          </table:table-cell>
          <table:table-cell table:formula="of:=COS(RADIANS([.A300]*8))" office:value-type="float" office:value="-0.615661475325656">
            <text:p>-0.6157</text:p>
          </table:table-cell>
          <table:table-cell table:formula="of:=COS(RADIANS([.A300]*9))" office:value-type="float" office:value="-0.987688340595138">
            <text:p>-0.9877</text:p>
          </table:table-cell>
          <table:table-cell table:formula="of:=COS(RADIANS([.A300]*10))" office:value-type="float" office:value="-0.342020143325668">
            <text:p>-0.3420</text:p>
          </table:table-cell>
          <table:table-cell table:formula="of:=COS(RADIANS([.A300]*11))" office:value-type="float" office:value="0.656059028990509">
            <text:p>0.6561</text:p>
          </table:table-cell>
          <table:table-cell table:formula="of:=COS(RADIANS([.A300]*12))" office:value-type="float" office:value="0.978147600733805">
            <text:p>0.9781</text:p>
          </table:table-cell>
          <table:table-cell table:formula="of:=COS(RADIANS([.A300]*13))" office:value-type="float" office:value="0.292371704722732">
            <text:p>0.2924</text:p>
          </table:table-cell>
          <table:table-cell table:formula="of:=COS(RADIANS([.A300]*14))" office:value-type="float" office:value="-0.694658370459002">
            <text:p>-0.6947</text:p>
          </table:table-cell>
          <table:table-cell table:formula="of:=COS(RADIANS([.A300]*15))" office:value-type="float" office:value="-0.965925826289066">
            <text:p>-0.9659</text:p>
          </table:table-cell>
          <table:table-cell table:formula="of:=COS(RADIANS([.A300]*16))" office:value-type="float" office:value="-0.241921895599672">
            <text:p>-0.24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00S">
            <text:p>00:05:00</text:p>
          </table:table-cell>
          <table:table-cell table:formula="of:=SIN(RADIANS([.A301]))" office:value-type="float" office:value="-0.866025403784439">
            <text:p>-0.8660</text:p>
          </table:table-cell>
          <table:table-cell table:formula="of:=SIN(RADIANS([.A301]*2))" office:value-type="float" office:value="-0.866025403784439">
            <text:p>-0.8660</text:p>
          </table:table-cell>
          <table:table-cell table:formula="of:=SIN(RADIANS([.A301]*3))" office:value-type="float" office:value="6.12323399573677E-016">
            <text:p>0.0000</text:p>
          </table:table-cell>
          <table:table-cell table:formula="of:=SIN(RADIANS([.A301]*4))" office:value-type="float" office:value="0.866025403784438">
            <text:p>0.8660</text:p>
          </table:table-cell>
          <table:table-cell table:formula="of:=SIN(RADIANS([.A301]*5))" office:value-type="float" office:value="0.866025403784438">
            <text:p>0.8660</text:p>
          </table:table-cell>
          <table:table-cell table:formula="of:=SIN(RADIANS([.A301]*6))" office:value-type="float" office:value="-1.22464679914735E-015">
            <text:p>0.0000</text:p>
          </table:table-cell>
          <table:table-cell table:formula="of:=SIN(RADIANS([.A301]*7))" office:value-type="float" office:value="-0.866025403784439">
            <text:p>-0.8660</text:p>
          </table:table-cell>
          <table:table-cell table:formula="of:=SIN(RADIANS([.A301]*8))" office:value-type="float" office:value="-0.866025403784439">
            <text:p>-0.8660</text:p>
          </table:table-cell>
          <table:table-cell table:formula="of:=SIN(RADIANS([.A301]*9))" office:value-type="float" office:value="-1.71574348007947E-015">
            <text:p>0.0000</text:p>
          </table:table-cell>
          <table:table-cell table:formula="of:=SIN(RADIANS([.A301]*10))" office:value-type="float" office:value="0.866025403784441">
            <text:p>0.8660</text:p>
          </table:table-cell>
          <table:table-cell table:formula="of:=SIN(RADIANS([.A301]*11))" office:value-type="float" office:value="0.866025403784437">
            <text:p>0.8660</text:p>
          </table:table-cell>
          <table:table-cell table:formula="of:=SIN(RADIANS([.A301]*12))" office:value-type="float" office:value="-2.44929359829471E-015">
            <text:p>0.0000</text:p>
          </table:table-cell>
          <table:table-cell table:formula="of:=SIN(RADIANS([.A301]*13))" office:value-type="float" office:value="-0.866025403784439">
            <text:p>-0.8660</text:p>
          </table:table-cell>
          <table:table-cell table:formula="of:=SIN(RADIANS([.A301]*14))" office:value-type="float" office:value="-0.866025403784438">
            <text:p>-0.8660</text:p>
          </table:table-cell>
          <table:table-cell table:formula="of:=SIN(RADIANS([.A301]*15))" office:value-type="float" office:value="-4.91096680932118E-016">
            <text:p>0.0000</text:p>
          </table:table-cell>
          <table:table-cell table:formula="of:=SIN(RADIANS([.A301]*16))" office:value-type="float" office:value="0.866025403784438">
            <text:p>0.8660</text:p>
          </table:table-cell>
          <table:table-cell table:formula="of:=COS(RADIANS([.A301]))" office:value-type="float" office:value="0.5">
            <text:p>0.5000</text:p>
          </table:table-cell>
          <table:table-cell table:formula="of:=COS(RADIANS([.A301]*2))" office:value-type="float" office:value="-0.5">
            <text:p>-0.5000</text:p>
          </table:table-cell>
          <table:table-cell table:formula="of:=COS(RADIANS([.A301]*3))" office:value-type="float" office:value="-1">
            <text:p>-1.0000</text:p>
          </table:table-cell>
          <table:table-cell table:formula="of:=COS(RADIANS([.A301]*4))" office:value-type="float" office:value="-0.5">
            <text:p>-0.5000</text:p>
          </table:table-cell>
          <table:table-cell table:formula="of:=COS(RADIANS([.A301]*5))" office:value-type="float" office:value="0.500000000000002">
            <text:p>0.5000</text:p>
          </table:table-cell>
          <table:table-cell table:formula="of:=COS(RADIANS([.A301]*6))" office:value-type="float" office:value="1">
            <text:p>1.0000</text:p>
          </table:table-cell>
          <table:table-cell table:formula="of:=COS(RADIANS([.A301]*7))" office:value-type="float" office:value="0.5">
            <text:p>0.5000</text:p>
          </table:table-cell>
          <table:table-cell table:formula="of:=COS(RADIANS([.A301]*8))" office:value-type="float" office:value="-0.5">
            <text:p>-0.5000</text:p>
          </table:table-cell>
          <table:table-cell table:formula="of:=COS(RADIANS([.A301]*9))" office:value-type="float" office:value="-1">
            <text:p>-1.0000</text:p>
          </table:table-cell>
          <table:table-cell table:formula="of:=COS(RADIANS([.A301]*10))" office:value-type="float" office:value="-0.499999999999996">
            <text:p>-0.5000</text:p>
          </table:table-cell>
          <table:table-cell table:formula="of:=COS(RADIANS([.A301]*11))" office:value-type="float" office:value="0.500000000000003">
            <text:p>0.5000</text:p>
          </table:table-cell>
          <table:table-cell table:formula="of:=COS(RADIANS([.A301]*12))" office:value-type="float" office:value="1">
            <text:p>1.0000</text:p>
          </table:table-cell>
          <table:table-cell table:formula="of:=COS(RADIANS([.A301]*13))" office:value-type="float" office:value="0.499999999999999">
            <text:p>0.5000</text:p>
          </table:table-cell>
          <table:table-cell table:formula="of:=COS(RADIANS([.A301]*14))" office:value-type="float" office:value="-0.5">
            <text:p>-0.5000</text:p>
          </table:table-cell>
          <table:table-cell table:formula="of:=COS(RADIANS([.A301]*15))" office:value-type="float" office:value="-1">
            <text:p>-1.0000</text:p>
          </table:table-cell>
          <table:table-cell table:formula="of:=COS(RADIANS([.A301]*16))" office:value-type="float" office:value="-0.500000000000001">
            <text:p>-0.50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01S">
            <text:p>00:05:01</text:p>
          </table:table-cell>
          <table:table-cell table:formula="of:=SIN(RADIANS([.A302]))" office:value-type="float" office:value="-0.857167300702112">
            <text:p>-0.8572</text:p>
          </table:table-cell>
          <table:table-cell table:formula="of:=SIN(RADIANS([.A302]*2))" office:value-type="float" office:value="-0.882947592858927">
            <text:p>-0.8829</text:p>
          </table:table-cell>
          <table:table-cell table:formula="of:=SIN(RADIANS([.A302]*3))" office:value-type="float" office:value="-0.0523359562429435">
            <text:p>-0.0523</text:p>
          </table:table-cell>
          <table:table-cell table:formula="of:=SIN(RADIANS([.A302]*4))" office:value-type="float" office:value="0.829037572555042">
            <text:p>0.8290</text:p>
          </table:table-cell>
          <table:table-cell table:formula="of:=SIN(RADIANS([.A302]*5))" office:value-type="float" office:value="0.90630778703665">
            <text:p>0.9063</text:p>
          </table:table-cell>
          <table:table-cell table:formula="of:=SIN(RADIANS([.A302]*6))" office:value-type="float" office:value="0.104528463267653">
            <text:p>0.1045</text:p>
          </table:table-cell>
          <table:table-cell table:formula="of:=SIN(RADIANS([.A302]*7))" office:value-type="float" office:value="-0.798635510047291">
            <text:p>-0.7986</text:p>
          </table:table-cell>
          <table:table-cell table:formula="of:=SIN(RADIANS([.A302]*8))" office:value-type="float" office:value="-0.927183854566787">
            <text:p>-0.9272</text:p>
          </table:table-cell>
          <table:table-cell table:formula="of:=SIN(RADIANS([.A302]*9))" office:value-type="float" office:value="-0.156434465040233">
            <text:p>-0.1564</text:p>
          </table:table-cell>
          <table:table-cell table:formula="of:=SIN(RADIANS([.A302]*10))" office:value-type="float" office:value="0.766044443118979">
            <text:p>0.7660</text:p>
          </table:table-cell>
          <table:table-cell table:formula="of:=SIN(RADIANS([.A302]*11))" office:value-type="float" office:value="0.945518575599318">
            <text:p>0.9455</text:p>
          </table:table-cell>
          <table:table-cell table:formula="of:=SIN(RADIANS([.A302]*12))" office:value-type="float" office:value="0.207911690817758">
            <text:p>0.2079</text:p>
          </table:table-cell>
          <table:table-cell table:formula="of:=SIN(RADIANS([.A302]*13))" office:value-type="float" office:value="-0.731353701619169">
            <text:p>-0.7314</text:p>
          </table:table-cell>
          <table:table-cell table:formula="of:=SIN(RADIANS([.A302]*14))" office:value-type="float" office:value="-0.96126169593832">
            <text:p>-0.9613</text:p>
          </table:table-cell>
          <table:table-cell table:formula="of:=SIN(RADIANS([.A302]*15))" office:value-type="float" office:value="-0.258819045102516">
            <text:p>-0.2588</text:p>
          </table:table-cell>
          <table:table-cell table:formula="of:=SIN(RADIANS([.A302]*16))" office:value-type="float" office:value="0.694658370458998">
            <text:p>0.6947</text:p>
          </table:table-cell>
          <table:table-cell table:formula="of:=COS(RADIANS([.A302]))" office:value-type="float" office:value="0.515038074910054">
            <text:p>0.5150</text:p>
          </table:table-cell>
          <table:table-cell table:formula="of:=COS(RADIANS([.A302]*2))" office:value-type="float" office:value="-0.469471562785891">
            <text:p>-0.4695</text:p>
          </table:table-cell>
          <table:table-cell table:formula="of:=COS(RADIANS([.A302]*3))" office:value-type="float" office:value="-0.998629534754574">
            <text:p>-0.9986</text:p>
          </table:table-cell>
          <table:table-cell table:formula="of:=COS(RADIANS([.A302]*4))" office:value-type="float" office:value="-0.559192903470746">
            <text:p>-0.5592</text:p>
          </table:table-cell>
          <table:table-cell table:formula="of:=COS(RADIANS([.A302]*5))" office:value-type="float" office:value="0.4226182617407">
            <text:p>0.4226</text:p>
          </table:table-cell>
          <table:table-cell table:formula="of:=COS(RADIANS([.A302]*6))" office:value-type="float" office:value="0.994521895368273">
            <text:p>0.9945</text:p>
          </table:table-cell>
          <table:table-cell table:formula="of:=COS(RADIANS([.A302]*7))" office:value-type="float" office:value="0.60181502315205">
            <text:p>0.6018</text:p>
          </table:table-cell>
          <table:table-cell table:formula="of:=COS(RADIANS([.A302]*8))" office:value-type="float" office:value="-0.374606593415913">
            <text:p>-0.3746</text:p>
          </table:table-cell>
          <table:table-cell table:formula="of:=COS(RADIANS([.A302]*9))" office:value-type="float" office:value="-0.987688340595137">
            <text:p>-0.9877</text:p>
          </table:table-cell>
          <table:table-cell table:formula="of:=COS(RADIANS([.A302]*10))" office:value-type="float" office:value="-0.642787609686538">
            <text:p>-0.6428</text:p>
          </table:table-cell>
          <table:table-cell table:formula="of:=COS(RADIANS([.A302]*11))" office:value-type="float" office:value="0.325568154457154">
            <text:p>0.3256</text:p>
          </table:table-cell>
          <table:table-cell table:formula="of:=COS(RADIANS([.A302]*12))" office:value-type="float" office:value="0.978147600733806">
            <text:p>0.9781</text:p>
          </table:table-cell>
          <table:table-cell table:formula="of:=COS(RADIANS([.A302]*13))" office:value-type="float" office:value="0.6819983600625">
            <text:p>0.6820</text:p>
          </table:table-cell>
          <table:table-cell table:formula="of:=COS(RADIANS([.A302]*14))" office:value-type="float" office:value="-0.275637355816994">
            <text:p>-0.2756</text:p>
          </table:table-cell>
          <table:table-cell table:formula="of:=COS(RADIANS([.A302]*15))" office:value-type="float" office:value="-0.96592582628907">
            <text:p>-0.9659</text:p>
          </table:table-cell>
          <table:table-cell table:formula="of:=COS(RADIANS([.A302]*16))" office:value-type="float" office:value="-0.71933980033865">
            <text:p>-0.7193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02S">
            <text:p>00:05:02</text:p>
          </table:table-cell>
          <table:table-cell table:formula="of:=SIN(RADIANS([.A303]))" office:value-type="float" office:value="-0.848048096156426">
            <text:p>-0.8480</text:p>
          </table:table-cell>
          <table:table-cell table:formula="of:=SIN(RADIANS([.A303]*2))" office:value-type="float" office:value="-0.898794046299167">
            <text:p>-0.8988</text:p>
          </table:table-cell>
          <table:table-cell table:formula="of:=SIN(RADIANS([.A303]*3))" office:value-type="float" office:value="-0.104528463267653">
            <text:p>-0.1045</text:p>
          </table:table-cell>
          <table:table-cell table:formula="of:=SIN(RADIANS([.A303]*4))" office:value-type="float" office:value="0.788010753606723">
            <text:p>0.7880</text:p>
          </table:table-cell>
          <table:table-cell table:formula="of:=SIN(RADIANS([.A303]*5))" office:value-type="float" office:value="0.939692620785909">
            <text:p>0.9397</text:p>
          </table:table-cell>
          <table:table-cell table:formula="of:=SIN(RADIANS([.A303]*6))" office:value-type="float" office:value="0.207911690817759">
            <text:p>0.2079</text:p>
          </table:table-cell>
          <table:table-cell table:formula="of:=SIN(RADIANS([.A303]*7))" office:value-type="float" office:value="-0.719339800338652">
            <text:p>-0.7193</text:p>
          </table:table-cell>
          <table:table-cell table:formula="of:=SIN(RADIANS([.A303]*8))" office:value-type="float" office:value="-0.970295726275996">
            <text:p>-0.9703</text:p>
          </table:table-cell>
          <table:table-cell table:formula="of:=SIN(RADIANS([.A303]*9))" office:value-type="float" office:value="-0.309016994374944">
            <text:p>-0.3090</text:p>
          </table:table-cell>
          <table:table-cell table:formula="of:=SIN(RADIANS([.A303]*10))" office:value-type="float" office:value="0.642787609686538">
            <text:p>0.6428</text:p>
          </table:table-cell>
          <table:table-cell table:formula="of:=SIN(RADIANS([.A303]*11))" office:value-type="float" office:value="0.990268068741571">
            <text:p>0.9903</text:p>
          </table:table-cell>
          <table:table-cell table:formula="of:=SIN(RADIANS([.A303]*12))" office:value-type="float" office:value="0.4067366430758">
            <text:p>0.4067</text:p>
          </table:table-cell>
          <table:table-cell table:formula="of:=SIN(RADIANS([.A303]*13))" office:value-type="float" office:value="-0.559192903470742">
            <text:p>-0.5592</text:p>
          </table:table-cell>
          <table:table-cell table:formula="of:=SIN(RADIANS([.A303]*14))" office:value-type="float" office:value="-0.999390827019096">
            <text:p>-0.9994</text:p>
          </table:table-cell>
          <table:table-cell table:formula="of:=SIN(RADIANS([.A303]*15))" office:value-type="float" office:value="-0.500000000000003">
            <text:p>-0.5000</text:p>
          </table:table-cell>
          <table:table-cell table:formula="of:=SIN(RADIANS([.A303]*16))" office:value-type="float" office:value="0.469471562785895">
            <text:p>0.4695</text:p>
          </table:table-cell>
          <table:table-cell table:formula="of:=COS(RADIANS([.A303]))" office:value-type="float" office:value="0.529919264233205">
            <text:p>0.5299</text:p>
          </table:table-cell>
          <table:table-cell table:formula="of:=COS(RADIANS([.A303]*2))" office:value-type="float" office:value="-0.438371146789078">
            <text:p>-0.4384</text:p>
          </table:table-cell>
          <table:table-cell table:formula="of:=COS(RADIANS([.A303]*3))" office:value-type="float" office:value="-0.994521895368273">
            <text:p>-0.9945</text:p>
          </table:table-cell>
          <table:table-cell table:formula="of:=COS(RADIANS([.A303]*4))" office:value-type="float" office:value="-0.615661475325657">
            <text:p>-0.6157</text:p>
          </table:table-cell>
          <table:table-cell table:formula="of:=COS(RADIANS([.A303]*5))" office:value-type="float" office:value="0.342020143325668">
            <text:p>0.3420</text:p>
          </table:table-cell>
          <table:table-cell table:formula="of:=COS(RADIANS([.A303]*6))" office:value-type="float" office:value="0.978147600733806">
            <text:p>0.9781</text:p>
          </table:table-cell>
          <table:table-cell table:formula="of:=COS(RADIANS([.A303]*7))" office:value-type="float" office:value="0.694658370458996">
            <text:p>0.6947</text:p>
          </table:table-cell>
          <table:table-cell table:formula="of:=COS(RADIANS([.A303]*8))" office:value-type="float" office:value="-0.24192189559967">
            <text:p>-0.2419</text:p>
          </table:table-cell>
          <table:table-cell table:formula="of:=COS(RADIANS([.A303]*9))" office:value-type="float" office:value="-0.951056516295155">
            <text:p>-0.9511</text:p>
          </table:table-cell>
          <table:table-cell table:formula="of:=COS(RADIANS([.A303]*10))" office:value-type="float" office:value="-0.766044443118979">
            <text:p>-0.7660</text:p>
          </table:table-cell>
          <table:table-cell table:formula="of:=COS(RADIANS([.A303]*11))" office:value-type="float" office:value="0.139173100960064">
            <text:p>0.1392</text:p>
          </table:table-cell>
          <table:table-cell table:formula="of:=COS(RADIANS([.A303]*12))" office:value-type="float" office:value="0.913545457642601">
            <text:p>0.9135</text:p>
          </table:table-cell>
          <table:table-cell table:formula="of:=COS(RADIANS([.A303]*13))" office:value-type="float" office:value="0.829037572555045">
            <text:p>0.8290</text:p>
          </table:table-cell>
          <table:table-cell table:formula="of:=COS(RADIANS([.A303]*14))" office:value-type="float" office:value="-0.0348994967025035">
            <text:p>-0.0349</text:p>
          </table:table-cell>
          <table:table-cell table:formula="of:=COS(RADIANS([.A303]*15))" office:value-type="float" office:value="-0.866025403784437">
            <text:p>-0.8660</text:p>
          </table:table-cell>
          <table:table-cell table:formula="of:=COS(RADIANS([.A303]*16))" office:value-type="float" office:value="-0.882947592858925">
            <text:p>-0.8829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03S">
            <text:p>00:05:03</text:p>
          </table:table-cell>
          <table:table-cell table:formula="of:=SIN(RADIANS([.A304]))" office:value-type="float" office:value="-0.838670567945424">
            <text:p>-0.8387</text:p>
          </table:table-cell>
          <table:table-cell table:formula="of:=SIN(RADIANS([.A304]*2))" office:value-type="float" office:value="-0.913545457642601">
            <text:p>-0.9135</text:p>
          </table:table-cell>
          <table:table-cell table:formula="of:=SIN(RADIANS([.A304]*3))" office:value-type="float" office:value="-0.156434465040231">
            <text:p>-0.1564</text:p>
          </table:table-cell>
          <table:table-cell table:formula="of:=SIN(RADIANS([.A304]*4))" office:value-type="float" office:value="0.743144825477396">
            <text:p>0.7431</text:p>
          </table:table-cell>
          <table:table-cell table:formula="of:=SIN(RADIANS([.A304]*5))" office:value-type="float" office:value="0.965925826289068">
            <text:p>0.9659</text:p>
          </table:table-cell>
          <table:table-cell table:formula="of:=SIN(RADIANS([.A304]*6))" office:value-type="float" office:value="0.309016994374948">
            <text:p>0.3090</text:p>
          </table:table-cell>
          <table:table-cell table:formula="of:=SIN(RADIANS([.A304]*7))" office:value-type="float" office:value="-0.629320391049836">
            <text:p>-0.6293</text:p>
          </table:table-cell>
          <table:table-cell table:formula="of:=SIN(RADIANS([.A304]*8))" office:value-type="float" office:value="-0.994521895368273">
            <text:p>-0.9945</text:p>
          </table:table-cell>
          <table:table-cell table:formula="of:=SIN(RADIANS([.A304]*9))" office:value-type="float" office:value="-0.453990499739544">
            <text:p>-0.4540</text:p>
          </table:table-cell>
          <table:table-cell table:formula="of:=SIN(RADIANS([.A304]*10))" office:value-type="float" office:value="0.500000000000001">
            <text:p>0.5000</text:p>
          </table:table-cell>
          <table:table-cell table:formula="of:=SIN(RADIANS([.A304]*11))" office:value-type="float" office:value="0.998629534754574">
            <text:p>0.9986</text:p>
          </table:table-cell>
          <table:table-cell table:formula="of:=SIN(RADIANS([.A304]*12))" office:value-type="float" office:value="0.587785252292474">
            <text:p>0.5878</text:p>
          </table:table-cell>
          <table:table-cell table:formula="of:=SIN(RADIANS([.A304]*13))" office:value-type="float" office:value="-0.358367949545305">
            <text:p>-0.3584</text:p>
          </table:table-cell>
          <table:table-cell table:formula="of:=SIN(RADIANS([.A304]*14))" office:value-type="float" office:value="-0.978147600733805">
            <text:p>-0.9781</text:p>
          </table:table-cell>
          <table:table-cell table:formula="of:=SIN(RADIANS([.A304]*15))" office:value-type="float" office:value="-0.707106781186546">
            <text:p>-0.7071</text:p>
          </table:table-cell>
          <table:table-cell table:formula="of:=SIN(RADIANS([.A304]*16))" office:value-type="float" office:value="0.207911690817767">
            <text:p>0.2079</text:p>
          </table:table-cell>
          <table:table-cell table:formula="of:=COS(RADIANS([.A304]))" office:value-type="float" office:value="0.544639035015027">
            <text:p>0.5446</text:p>
          </table:table-cell>
          <table:table-cell table:formula="of:=COS(RADIANS([.A304]*2))" office:value-type="float" office:value="-0.406736643075801">
            <text:p>-0.4067</text:p>
          </table:table-cell>
          <table:table-cell table:formula="of:=COS(RADIANS([.A304]*3))" office:value-type="float" office:value="-0.987688340595138">
            <text:p>-0.9877</text:p>
          </table:table-cell>
          <table:table-cell table:formula="of:=COS(RADIANS([.A304]*4))" office:value-type="float" office:value="-0.669130606358857">
            <text:p>-0.6691</text:p>
          </table:table-cell>
          <table:table-cell table:formula="of:=COS(RADIANS([.A304]*5))" office:value-type="float" office:value="0.258819045102521">
            <text:p>0.2588</text:p>
          </table:table-cell>
          <table:table-cell table:formula="of:=COS(RADIANS([.A304]*6))" office:value-type="float" office:value="0.951056516295153">
            <text:p>0.9511</text:p>
          </table:table-cell>
          <table:table-cell table:formula="of:=COS(RADIANS([.A304]*7))" office:value-type="float" office:value="0.777145961456972">
            <text:p>0.7771</text:p>
          </table:table-cell>
          <table:table-cell table:formula="of:=COS(RADIANS([.A304]*8))" office:value-type="float" office:value="-0.104528463267657">
            <text:p>-0.1045</text:p>
          </table:table-cell>
          <table:table-cell table:formula="of:=COS(RADIANS([.A304]*9))" office:value-type="float" office:value="-0.891006524188369">
            <text:p>-0.8910</text:p>
          </table:table-cell>
          <table:table-cell table:formula="of:=COS(RADIANS([.A304]*10))" office:value-type="float" office:value="-0.866025403784438">
            <text:p>-0.8660</text:p>
          </table:table-cell>
          <table:table-cell table:formula="of:=COS(RADIANS([.A304]*11))" office:value-type="float" office:value="-0.0523359562429436">
            <text:p>-0.0523</text:p>
          </table:table-cell>
          <table:table-cell table:formula="of:=COS(RADIANS([.A304]*12))" office:value-type="float" office:value="0.809016994374947">
            <text:p>0.8090</text:p>
          </table:table-cell>
          <table:table-cell table:formula="of:=COS(RADIANS([.A304]*13))" office:value-type="float" office:value="0.9335804264972">
            <text:p>0.9336</text:p>
          </table:table-cell>
          <table:table-cell table:formula="of:=COS(RADIANS([.A304]*14))" office:value-type="float" office:value="0.207911690817763">
            <text:p>0.2079</text:p>
          </table:table-cell>
          <table:table-cell table:formula="of:=COS(RADIANS([.A304]*15))" office:value-type="float" office:value="-0.707106781186549">
            <text:p>-0.7071</text:p>
          </table:table-cell>
          <table:table-cell table:formula="of:=COS(RADIANS([.A304]*16))" office:value-type="float" office:value="-0.978147600733804">
            <text:p>-0.9781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04S">
            <text:p>00:05:04</text:p>
          </table:table-cell>
          <table:table-cell table:formula="of:=SIN(RADIANS([.A305]))" office:value-type="float" office:value="-0.829037572555042">
            <text:p>-0.8290</text:p>
          </table:table-cell>
          <table:table-cell table:formula="of:=SIN(RADIANS([.A305]*2))" office:value-type="float" office:value="-0.927183854566787">
            <text:p>-0.9272</text:p>
          </table:table-cell>
          <table:table-cell table:formula="of:=SIN(RADIANS([.A305]*3))" office:value-type="float" office:value="-0.20791169081776">
            <text:p>-0.2079</text:p>
          </table:table-cell>
          <table:table-cell table:formula="of:=SIN(RADIANS([.A305]*4))" office:value-type="float" office:value="0.694658370458997">
            <text:p>0.6947</text:p>
          </table:table-cell>
          <table:table-cell table:formula="of:=SIN(RADIANS([.A305]*5))" office:value-type="float" office:value="0.984807753012208">
            <text:p>0.9848</text:p>
          </table:table-cell>
          <table:table-cell table:formula="of:=SIN(RADIANS([.A305]*6))" office:value-type="float" office:value="0.406736643075801">
            <text:p>0.4067</text:p>
          </table:table-cell>
          <table:table-cell table:formula="of:=SIN(RADIANS([.A305]*7))" office:value-type="float" office:value="-0.529919264233207">
            <text:p>-0.5299</text:p>
          </table:table-cell>
          <table:table-cell table:formula="of:=SIN(RADIANS([.A305]*8))" office:value-type="float" office:value="-0.999390827019096">
            <text:p>-0.9994</text:p>
          </table:table-cell>
          <table:table-cell table:formula="of:=SIN(RADIANS([.A305]*9))" office:value-type="float" office:value="-0.587785252292472">
            <text:p>-0.5878</text:p>
          </table:table-cell>
          <table:table-cell table:formula="of:=SIN(RADIANS([.A305]*10))" office:value-type="float" office:value="0.342020143325667">
            <text:p>0.3420</text:p>
          </table:table-cell>
          <table:table-cell table:formula="of:=SIN(RADIANS([.A305]*11))" office:value-type="float" office:value="0.970295726275997">
            <text:p>0.9703</text:p>
          </table:table-cell>
          <table:table-cell table:formula="of:=SIN(RADIANS([.A305]*12))" office:value-type="float" office:value="0.743144825477396">
            <text:p>0.7431</text:p>
          </table:table-cell>
          <table:table-cell table:formula="of:=SIN(RADIANS([.A305]*13))" office:value-type="float" office:value="-0.139173100960067">
            <text:p>-0.1392</text:p>
          </table:table-cell>
          <table:table-cell table:formula="of:=SIN(RADIANS([.A305]*14))" office:value-type="float" office:value="-0.898794046299169">
            <text:p>-0.8988</text:p>
          </table:table-cell>
          <table:table-cell table:formula="of:=SIN(RADIANS([.A305]*15))" office:value-type="float" office:value="-0.866025403784435">
            <text:p>-0.8660</text:p>
          </table:table-cell>
          <table:table-cell table:formula="of:=SIN(RADIANS([.A305]*16))" office:value-type="float" office:value="-0.0697564737441283">
            <text:p>-0.0698</text:p>
          </table:table-cell>
          <table:table-cell table:formula="of:=COS(RADIANS([.A305]))" office:value-type="float" office:value="0.559192903470747">
            <text:p>0.5592</text:p>
          </table:table-cell>
          <table:table-cell table:formula="of:=COS(RADIANS([.A305]*2))" office:value-type="float" office:value="-0.374606593415912">
            <text:p>-0.3746</text:p>
          </table:table-cell>
          <table:table-cell table:formula="of:=COS(RADIANS([.A305]*3))" office:value-type="float" office:value="-0.978147600733805">
            <text:p>-0.9781</text:p>
          </table:table-cell>
          <table:table-cell table:formula="of:=COS(RADIANS([.A305]*4))" office:value-type="float" office:value="-0.719339800338652">
            <text:p>-0.7193</text:p>
          </table:table-cell>
          <table:table-cell table:formula="of:=COS(RADIANS([.A305]*5))" office:value-type="float" office:value="0.173648177666929">
            <text:p>0.1736</text:p>
          </table:table-cell>
          <table:table-cell table:formula="of:=COS(RADIANS([.A305]*6))" office:value-type="float" office:value="0.9135454576426">
            <text:p>0.9135</text:p>
          </table:table-cell>
          <table:table-cell table:formula="of:=COS(RADIANS([.A305]*7))" office:value-type="float" office:value="0.848048096156425">
            <text:p>0.8480</text:p>
          </table:table-cell>
          <table:table-cell table:formula="of:=COS(RADIANS([.A305]*8))" office:value-type="float" office:value="0.0348994967025025">
            <text:p>0.0349</text:p>
          </table:table-cell>
          <table:table-cell table:formula="of:=COS(RADIANS([.A305]*9))" office:value-type="float" office:value="-0.809016994374949">
            <text:p>-0.8090</text:p>
          </table:table-cell>
          <table:table-cell table:formula="of:=COS(RADIANS([.A305]*10))" office:value-type="float" office:value="-0.939692620785909">
            <text:p>-0.9397</text:p>
          </table:table-cell>
          <table:table-cell table:formula="of:=COS(RADIANS([.A305]*11))" office:value-type="float" office:value="-0.241921895599666">
            <text:p>-0.2419</text:p>
          </table:table-cell>
          <table:table-cell table:formula="of:=COS(RADIANS([.A305]*12))" office:value-type="float" office:value="0.669130606358857">
            <text:p>0.6691</text:p>
          </table:table-cell>
          <table:table-cell table:formula="of:=COS(RADIANS([.A305]*13))" office:value-type="float" office:value="0.99026806874157">
            <text:p>0.9903</text:p>
          </table:table-cell>
          <table:table-cell table:formula="of:=COS(RADIANS([.A305]*14))" office:value-type="float" office:value="0.438371146789073">
            <text:p>0.4384</text:p>
          </table:table-cell>
          <table:table-cell table:formula="of:=COS(RADIANS([.A305]*15))" office:value-type="float" office:value="-0.500000000000007">
            <text:p>-0.5000</text:p>
          </table:table-cell>
          <table:table-cell table:formula="of:=COS(RADIANS([.A305]*16))" office:value-type="float" office:value="-0.997564050259824">
            <text:p>-0.9976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05S">
            <text:p>00:05:05</text:p>
          </table:table-cell>
          <table:table-cell table:formula="of:=SIN(RADIANS([.A306]))" office:value-type="float" office:value="-0.819152044288992">
            <text:p>-0.8192</text:p>
          </table:table-cell>
          <table:table-cell table:formula="of:=SIN(RADIANS([.A306]*2))" office:value-type="float" office:value="-0.939692620785908">
            <text:p>-0.9397</text:p>
          </table:table-cell>
          <table:table-cell table:formula="of:=SIN(RADIANS([.A306]*3))" office:value-type="float" office:value="-0.25881904510252">
            <text:p>-0.2588</text:p>
          </table:table-cell>
          <table:table-cell table:formula="of:=SIN(RADIANS([.A306]*4))" office:value-type="float" office:value="0.642787609686539">
            <text:p>0.6428</text:p>
          </table:table-cell>
          <table:table-cell table:formula="of:=SIN(RADIANS([.A306]*5))" office:value-type="float" office:value="0.996194698091745">
            <text:p>0.9962</text:p>
          </table:table-cell>
          <table:table-cell table:formula="of:=SIN(RADIANS([.A306]*6))" office:value-type="float" office:value="0.499999999999998">
            <text:p>0.5000</text:p>
          </table:table-cell>
          <table:table-cell table:formula="of:=SIN(RADIANS([.A306]*7))" office:value-type="float" office:value="-0.422618261740699">
            <text:p>-0.4226</text:p>
          </table:table-cell>
          <table:table-cell table:formula="of:=SIN(RADIANS([.A306]*8))" office:value-type="float" office:value="-0.984807753012208">
            <text:p>-0.9848</text:p>
          </table:table-cell>
          <table:table-cell table:formula="of:=SIN(RADIANS([.A306]*9))" office:value-type="float" office:value="-0.707106781186547">
            <text:p>-0.7071</text:p>
          </table:table-cell>
          <table:table-cell table:formula="of:=SIN(RADIANS([.A306]*10))" office:value-type="float" office:value="0.173648177666932">
            <text:p>0.1736</text:p>
          </table:table-cell>
          <table:table-cell table:formula="of:=SIN(RADIANS([.A306]*11))" office:value-type="float" office:value="0.906307787036651">
            <text:p>0.9063</text:p>
          </table:table-cell>
          <table:table-cell table:formula="of:=SIN(RADIANS([.A306]*12))" office:value-type="float" office:value="0.866025403784437">
            <text:p>0.8660</text:p>
          </table:table-cell>
          <table:table-cell table:formula="of:=SIN(RADIANS([.A306]*13))" office:value-type="float" office:value="0.0871557427476607">
            <text:p>0.0872</text:p>
          </table:table-cell>
          <table:table-cell table:formula="of:=SIN(RADIANS([.A306]*14))" office:value-type="float" office:value="-0.766044443118977">
            <text:p>-0.7660</text:p>
          </table:table-cell>
          <table:table-cell table:formula="of:=SIN(RADIANS([.A306]*15))" office:value-type="float" office:value="-0.965925826289068">
            <text:p>-0.9659</text:p>
          </table:table-cell>
          <table:table-cell table:formula="of:=SIN(RADIANS([.A306]*16))" office:value-type="float" office:value="-0.342020143325669">
            <text:p>-0.3420</text:p>
          </table:table-cell>
          <table:table-cell table:formula="of:=COS(RADIANS([.A306]))" office:value-type="float" office:value="0.573576436351046">
            <text:p>0.5736</text:p>
          </table:table-cell>
          <table:table-cell table:formula="of:=COS(RADIANS([.A306]*2))" office:value-type="float" office:value="-0.342020143325669">
            <text:p>-0.3420</text:p>
          </table:table-cell>
          <table:table-cell table:formula="of:=COS(RADIANS([.A306]*3))" office:value-type="float" office:value="-0.965925826289069">
            <text:p>-0.9659</text:p>
          </table:table-cell>
          <table:table-cell table:formula="of:=COS(RADIANS([.A306]*4))" office:value-type="float" office:value="-0.766044443118978">
            <text:p>-0.7660</text:p>
          </table:table-cell>
          <table:table-cell table:formula="of:=COS(RADIANS([.A306]*5))" office:value-type="float" office:value="0.0871557427476591">
            <text:p>0.0872</text:p>
          </table:table-cell>
          <table:table-cell table:formula="of:=COS(RADIANS([.A306]*6))" office:value-type="float" office:value="0.86602540378444">
            <text:p>0.8660</text:p>
          </table:table-cell>
          <table:table-cell table:formula="of:=COS(RADIANS([.A306]*7))" office:value-type="float" office:value="0.90630778703665">
            <text:p>0.9063</text:p>
          </table:table-cell>
          <table:table-cell table:formula="of:=COS(RADIANS([.A306]*8))" office:value-type="float" office:value="0.17364817766693">
            <text:p>0.1736</text:p>
          </table:table-cell>
          <table:table-cell table:formula="of:=COS(RADIANS([.A306]*9))" office:value-type="float" office:value="-0.707106781186548">
            <text:p>-0.7071</text:p>
          </table:table-cell>
          <table:table-cell table:formula="of:=COS(RADIANS([.A306]*10))" office:value-type="float" office:value="-0.984807753012208">
            <text:p>-0.9848</text:p>
          </table:table-cell>
          <table:table-cell table:formula="of:=COS(RADIANS([.A306]*11))" office:value-type="float" office:value="-0.422618261740697">
            <text:p>-0.4226</text:p>
          </table:table-cell>
          <table:table-cell table:formula="of:=COS(RADIANS([.A306]*12))" office:value-type="float" office:value="0.500000000000003">
            <text:p>0.5000</text:p>
          </table:table-cell>
          <table:table-cell table:formula="of:=COS(RADIANS([.A306]*13))" office:value-type="float" office:value="0.996194698091745">
            <text:p>0.9962</text:p>
          </table:table-cell>
          <table:table-cell table:formula="of:=COS(RADIANS([.A306]*14))" office:value-type="float" office:value="0.642787609686541">
            <text:p>0.6428</text:p>
          </table:table-cell>
          <table:table-cell table:formula="of:=COS(RADIANS([.A306]*15))" office:value-type="float" office:value="-0.25881904510252">
            <text:p>-0.2588</text:p>
          </table:table-cell>
          <table:table-cell table:formula="of:=COS(RADIANS([.A306]*16))" office:value-type="float" office:value="-0.939692620785908">
            <text:p>-0.9397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06S">
            <text:p>00:05:06</text:p>
          </table:table-cell>
          <table:table-cell table:formula="of:=SIN(RADIANS([.A307]))" office:value-type="float" office:value="-0.809016994374947">
            <text:p>-0.8090</text:p>
          </table:table-cell>
          <table:table-cell table:formula="of:=SIN(RADIANS([.A307]*2))" office:value-type="float" office:value="-0.951056516295153">
            <text:p>-0.9511</text:p>
          </table:table-cell>
          <table:table-cell table:formula="of:=SIN(RADIANS([.A307]*3))" office:value-type="float" office:value="-0.309016994374948">
            <text:p>-0.3090</text:p>
          </table:table-cell>
          <table:table-cell table:formula="of:=SIN(RADIANS([.A307]*4))" office:value-type="float" office:value="0.587785252292474">
            <text:p>0.5878</text:p>
          </table:table-cell>
          <table:table-cell table:formula="of:=SIN(RADIANS([.A307]*5))" office:value-type="float" office:value="1">
            <text:p>1.0000</text:p>
          </table:table-cell>
          <table:table-cell table:formula="of:=SIN(RADIANS([.A307]*6))" office:value-type="float" office:value="0.587785252292475">
            <text:p>0.5878</text:p>
          </table:table-cell>
          <table:table-cell table:formula="of:=SIN(RADIANS([.A307]*7))" office:value-type="float" office:value="-0.30901699437495">
            <text:p>-0.3090</text:p>
          </table:table-cell>
          <table:table-cell table:formula="of:=SIN(RADIANS([.A307]*8))" office:value-type="float" office:value="-0.951056516295154">
            <text:p>-0.9511</text:p>
          </table:table-cell>
          <table:table-cell table:formula="of:=SIN(RADIANS([.A307]*9))" office:value-type="float" office:value="-0.809016994374947">
            <text:p>-0.8090</text:p>
          </table:table-cell>
          <table:table-cell table:formula="of:=SIN(RADIANS([.A307]*10))" office:value-type="float" office:value="-1.47081412025E-015">
            <text:p>0.0000</text:p>
          </table:table-cell>
          <table:table-cell table:formula="of:=SIN(RADIANS([.A307]*11))" office:value-type="float" office:value="0.80901699437495">
            <text:p>0.8090</text:p>
          </table:table-cell>
          <table:table-cell table:formula="of:=SIN(RADIANS([.A307]*12))" office:value-type="float" office:value="0.951056516295155">
            <text:p>0.9511</text:p>
          </table:table-cell>
          <table:table-cell table:formula="of:=SIN(RADIANS([.A307]*13))" office:value-type="float" office:value="0.30901699437494">
            <text:p>0.3090</text:p>
          </table:table-cell>
          <table:table-cell table:formula="of:=SIN(RADIANS([.A307]*14))" office:value-type="float" office:value="-0.587785252292478">
            <text:p>-0.5878</text:p>
          </table:table-cell>
          <table:table-cell table:formula="of:=SIN(RADIANS([.A307]*15))" office:value-type="float" office:value="-1">
            <text:p>-1.0000</text:p>
          </table:table-cell>
          <table:table-cell table:formula="of:=SIN(RADIANS([.A307]*16))" office:value-type="float" office:value="-0.58778525229247">
            <text:p>-0.5878</text:p>
          </table:table-cell>
          <table:table-cell table:formula="of:=COS(RADIANS([.A307]))" office:value-type="float" office:value="0.587785252292473">
            <text:p>0.5878</text:p>
          </table:table-cell>
          <table:table-cell table:formula="of:=COS(RADIANS([.A307]*2))" office:value-type="float" office:value="-0.309016994374948">
            <text:p>-0.3090</text:p>
          </table:table-cell>
          <table:table-cell table:formula="of:=COS(RADIANS([.A307]*3))" office:value-type="float" office:value="-0.951056516295153">
            <text:p>-0.9511</text:p>
          </table:table-cell>
          <table:table-cell table:formula="of:=COS(RADIANS([.A307]*4))" office:value-type="float" office:value="-0.809016994374947">
            <text:p>-0.8090</text:p>
          </table:table-cell>
          <table:table-cell table:formula="of:=COS(RADIANS([.A307]*5))" office:value-type="float" office:value="-7.35407060125E-016">
            <text:p>0.0000</text:p>
          </table:table-cell>
          <table:table-cell table:formula="of:=COS(RADIANS([.A307]*6))" office:value-type="float" office:value="0.809016994374946">
            <text:p>0.8090</text:p>
          </table:table-cell>
          <table:table-cell table:formula="of:=COS(RADIANS([.A307]*7))" office:value-type="float" office:value="0.951056516295152">
            <text:p>0.9511</text:p>
          </table:table-cell>
          <table:table-cell table:formula="of:=COS(RADIANS([.A307]*8))" office:value-type="float" office:value="0.309016994374946">
            <text:p>0.3090</text:p>
          </table:table-cell>
          <table:table-cell table:formula="of:=COS(RADIANS([.A307]*9))" office:value-type="float" office:value="-0.587785252292473">
            <text:p>-0.5878</text:p>
          </table:table-cell>
          <table:table-cell table:formula="of:=COS(RADIANS([.A307]*10))" office:value-type="float" office:value="-1">
            <text:p>-1.0000</text:p>
          </table:table-cell>
          <table:table-cell table:formula="of:=COS(RADIANS([.A307]*11))" office:value-type="float" office:value="-0.58778525229247">
            <text:p>-0.5878</text:p>
          </table:table-cell>
          <table:table-cell table:formula="of:=COS(RADIANS([.A307]*12))" office:value-type="float" office:value="0.309016994374943">
            <text:p>0.3090</text:p>
          </table:table-cell>
          <table:table-cell table:formula="of:=COS(RADIANS([.A307]*13))" office:value-type="float" office:value="0.951056516295156">
            <text:p>0.9511</text:p>
          </table:table-cell>
          <table:table-cell table:formula="of:=COS(RADIANS([.A307]*14))" office:value-type="float" office:value="0.809016994374944">
            <text:p>0.8090</text:p>
          </table:table-cell>
          <table:table-cell table:formula="of:=COS(RADIANS([.A307]*15))" office:value-type="float" office:value="-4.899206177226E-015">
            <text:p>0.0000</text:p>
          </table:table-cell>
          <table:table-cell table:formula="of:=COS(RADIANS([.A307]*16))" office:value-type="float" office:value="-0.809016994374949">
            <text:p>-0.809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07S">
            <text:p>00:05:07</text:p>
          </table:table-cell>
          <table:table-cell table:formula="of:=SIN(RADIANS([.A308]))" office:value-type="float" office:value="-0.798635510047293">
            <text:p>-0.7986</text:p>
          </table:table-cell>
          <table:table-cell table:formula="of:=SIN(RADIANS([.A308]*2))" office:value-type="float" office:value="-0.961261695938319">
            <text:p>-0.9613</text:p>
          </table:table-cell>
          <table:table-cell table:formula="of:=SIN(RADIANS([.A308]*3))" office:value-type="float" office:value="-0.358367949545302">
            <text:p>-0.3584</text:p>
          </table:table-cell>
          <table:table-cell table:formula="of:=SIN(RADIANS([.A308]*4))" office:value-type="float" office:value="0.529919264233206">
            <text:p>0.5299</text:p>
          </table:table-cell>
          <table:table-cell table:formula="of:=SIN(RADIANS([.A308]*5))" office:value-type="float" office:value="0.996194698091746">
            <text:p>0.9962</text:p>
          </table:table-cell>
          <table:table-cell table:formula="of:=SIN(RADIANS([.A308]*6))" office:value-type="float" office:value="0.66913060635886">
            <text:p>0.6691</text:p>
          </table:table-cell>
          <table:table-cell table:formula="of:=SIN(RADIANS([.A308]*7))" office:value-type="float" office:value="-0.190808995376545">
            <text:p>-0.1908</text:p>
          </table:table-cell>
          <table:table-cell table:formula="of:=SIN(RADIANS([.A308]*8))" office:value-type="float" office:value="-0.898794046299168">
            <text:p>-0.8988</text:p>
          </table:table-cell>
          <table:table-cell table:formula="of:=SIN(RADIANS([.A308]*9))" office:value-type="float" office:value="-0.891006524188368">
            <text:p>-0.8910</text:p>
          </table:table-cell>
          <table:table-cell table:formula="of:=SIN(RADIANS([.A308]*10))" office:value-type="float" office:value="-0.173648177666928">
            <text:p>-0.1736</text:p>
          </table:table-cell>
          <table:table-cell table:formula="of:=SIN(RADIANS([.A308]*11))" office:value-type="float" office:value="0.681998360062497">
            <text:p>0.6820</text:p>
          </table:table-cell>
          <table:table-cell table:formula="of:=SIN(RADIANS([.A308]*12))" office:value-type="float" office:value="0.994521895368274">
            <text:p>0.9945</text:p>
          </table:table-cell>
          <table:table-cell table:formula="of:=SIN(RADIANS([.A308]*13))" office:value-type="float" office:value="0.51503807491005">
            <text:p>0.5150</text:p>
          </table:table-cell>
          <table:table-cell table:formula="of:=SIN(RADIANS([.A308]*14))" office:value-type="float" office:value="-0.374606593415912">
            <text:p>-0.3746</text:p>
          </table:table-cell>
          <table:table-cell table:formula="of:=SIN(RADIANS([.A308]*15))" office:value-type="float" office:value="-0.965925826289067">
            <text:p>-0.9659</text:p>
          </table:table-cell>
          <table:table-cell table:formula="of:=SIN(RADIANS([.A308]*16))" office:value-type="float" office:value="-0.788010753606718">
            <text:p>-0.7880</text:p>
          </table:table-cell>
          <table:table-cell table:formula="of:=COS(RADIANS([.A308]))" office:value-type="float" office:value="0.601815023152048">
            <text:p>0.6018</text:p>
          </table:table-cell>
          <table:table-cell table:formula="of:=COS(RADIANS([.A308]*2))" office:value-type="float" office:value="-0.275637355817">
            <text:p>-0.2756</text:p>
          </table:table-cell>
          <table:table-cell table:formula="of:=COS(RADIANS([.A308]*3))" office:value-type="float" office:value="-0.933580426497201">
            <text:p>-0.9336</text:p>
          </table:table-cell>
          <table:table-cell table:formula="of:=COS(RADIANS([.A308]*4))" office:value-type="float" office:value="-0.848048096156425">
            <text:p>-0.8480</text:p>
          </table:table-cell>
          <table:table-cell table:formula="of:=COS(RADIANS([.A308]*5))" office:value-type="float" office:value="-0.087155742747657">
            <text:p>-0.0872</text:p>
          </table:table-cell>
          <table:table-cell table:formula="of:=COS(RADIANS([.A308]*6))" office:value-type="float" office:value="0.743144825477392">
            <text:p>0.7431</text:p>
          </table:table-cell>
          <table:table-cell table:formula="of:=COS(RADIANS([.A308]*7))" office:value-type="float" office:value="0.981627183447664">
            <text:p>0.9816</text:p>
          </table:table-cell>
          <table:table-cell table:formula="of:=COS(RADIANS([.A308]*8))" office:value-type="float" office:value="0.438371146789075">
            <text:p>0.4384</text:p>
          </table:table-cell>
          <table:table-cell table:formula="of:=COS(RADIANS([.A308]*9))" office:value-type="float" office:value="-0.453990499739546">
            <text:p>-0.4540</text:p>
          </table:table-cell>
          <table:table-cell table:formula="of:=COS(RADIANS([.A308]*10))" office:value-type="float" office:value="-0.984807753012209">
            <text:p>-0.9848</text:p>
          </table:table-cell>
          <table:table-cell table:formula="of:=COS(RADIANS([.A308]*11))" office:value-type="float" office:value="-0.731353701619172">
            <text:p>-0.7314</text:p>
          </table:table-cell>
          <table:table-cell table:formula="of:=COS(RADIANS([.A308]*12))" office:value-type="float" office:value="0.104528463267648">
            <text:p>0.1045</text:p>
          </table:table-cell>
          <table:table-cell table:formula="of:=COS(RADIANS([.A308]*13))" office:value-type="float" office:value="0.857167300702115">
            <text:p>0.8572</text:p>
          </table:table-cell>
          <table:table-cell table:formula="of:=COS(RADIANS([.A308]*14))" office:value-type="float" office:value="0.927183854566787">
            <text:p>0.9272</text:p>
          </table:table-cell>
          <table:table-cell table:formula="of:=COS(RADIANS([.A308]*15))" office:value-type="float" office:value="0.258819045102524">
            <text:p>0.2588</text:p>
          </table:table-cell>
          <table:table-cell table:formula="of:=COS(RADIANS([.A308]*16))" office:value-type="float" office:value="-0.615661475325663">
            <text:p>-0.615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08S">
            <text:p>00:05:08</text:p>
          </table:table-cell>
          <table:table-cell table:formula="of:=SIN(RADIANS([.A309]))" office:value-type="float" office:value="-0.788010753606722">
            <text:p>-0.7880</text:p>
          </table:table-cell>
          <table:table-cell table:formula="of:=SIN(RADIANS([.A309]*2))" office:value-type="float" office:value="-0.970295726275996">
            <text:p>-0.9703</text:p>
          </table:table-cell>
          <table:table-cell table:formula="of:=SIN(RADIANS([.A309]*3))" office:value-type="float" office:value="-0.406736643075799">
            <text:p>-0.4067</text:p>
          </table:table-cell>
          <table:table-cell table:formula="of:=SIN(RADIANS([.A309]*4))" office:value-type="float" office:value="0.46947156278589">
            <text:p>0.4695</text:p>
          </table:table-cell>
          <table:table-cell table:formula="of:=SIN(RADIANS([.A309]*5))" office:value-type="float" office:value="0.984807753012208">
            <text:p>0.9848</text:p>
          </table:table-cell>
          <table:table-cell table:formula="of:=SIN(RADIANS([.A309]*6))" office:value-type="float" office:value="0.743144825477392">
            <text:p>0.7431</text:p>
          </table:table-cell>
          <table:table-cell table:formula="of:=SIN(RADIANS([.A309]*7))" office:value-type="float" office:value="-0.0697564737441224">
            <text:p>-0.0698</text:p>
          </table:table-cell>
          <table:table-cell table:formula="of:=SIN(RADIANS([.A309]*8))" office:value-type="float" office:value="-0.82903757255504">
            <text:p>-0.8290</text:p>
          </table:table-cell>
          <table:table-cell table:formula="of:=SIN(RADIANS([.A309]*9))" office:value-type="float" office:value="-0.951056516295154">
            <text:p>-0.9511</text:p>
          </table:table-cell>
          <table:table-cell table:formula="of:=SIN(RADIANS([.A309]*10))" office:value-type="float" office:value="-0.34202014332567">
            <text:p>-0.3420</text:p>
          </table:table-cell>
          <table:table-cell table:formula="of:=SIN(RADIANS([.A309]*11))" office:value-type="float" office:value="0.529919264233205">
            <text:p>0.5299</text:p>
          </table:table-cell>
          <table:table-cell table:formula="of:=SIN(RADIANS([.A309]*12))" office:value-type="float" office:value="0.994521895368274">
            <text:p>0.9945</text:p>
          </table:table-cell>
          <table:table-cell table:formula="of:=SIN(RADIANS([.A309]*13))" office:value-type="float" office:value="0.694658370458997">
            <text:p>0.6947</text:p>
          </table:table-cell>
          <table:table-cell table:formula="of:=SIN(RADIANS([.A309]*14))" office:value-type="float" office:value="-0.13917310096006">
            <text:p>-0.1392</text:p>
          </table:table-cell>
          <table:table-cell table:formula="of:=SIN(RADIANS([.A309]*15))" office:value-type="float" office:value="-0.86602540378444">
            <text:p>-0.8660</text:p>
          </table:table-cell>
          <table:table-cell table:formula="of:=SIN(RADIANS([.A309]*16))" office:value-type="float" office:value="-0.927183854566789">
            <text:p>-0.9272</text:p>
          </table:table-cell>
          <table:table-cell table:formula="of:=COS(RADIANS([.A309]))" office:value-type="float" office:value="0.615661475325658">
            <text:p>0.6157</text:p>
          </table:table-cell>
          <table:table-cell table:formula="of:=COS(RADIANS([.A309]*2))" office:value-type="float" office:value="-0.241921895599667">
            <text:p>-0.2419</text:p>
          </table:table-cell>
          <table:table-cell table:formula="of:=COS(RADIANS([.A309]*3))" office:value-type="float" office:value="-0.913545457642602">
            <text:p>-0.9135</text:p>
          </table:table-cell>
          <table:table-cell table:formula="of:=COS(RADIANS([.A309]*4))" office:value-type="float" office:value="-0.882947592858927">
            <text:p>-0.8829</text:p>
          </table:table-cell>
          <table:table-cell table:formula="of:=COS(RADIANS([.A309]*5))" office:value-type="float" office:value="-0.173648177666931">
            <text:p>-0.1736</text:p>
          </table:table-cell>
          <table:table-cell table:formula="of:=COS(RADIANS([.A309]*6))" office:value-type="float" office:value="0.669130606358861">
            <text:p>0.6691</text:p>
          </table:table-cell>
          <table:table-cell table:formula="of:=COS(RADIANS([.A309]*7))" office:value-type="float" office:value="0.997564050259824">
            <text:p>0.9976</text:p>
          </table:table-cell>
          <table:table-cell table:formula="of:=COS(RADIANS([.A309]*8))" office:value-type="float" office:value="0.559192903470749">
            <text:p>0.5592</text:p>
          </table:table-cell>
          <table:table-cell table:formula="of:=COS(RADIANS([.A309]*9))" office:value-type="float" office:value="-0.309016994374946">
            <text:p>-0.3090</text:p>
          </table:table-cell>
          <table:table-cell table:formula="of:=COS(RADIANS([.A309]*10))" office:value-type="float" office:value="-0.939692620785908">
            <text:p>-0.9397</text:p>
          </table:table-cell>
          <table:table-cell table:formula="of:=COS(RADIANS([.A309]*11))" office:value-type="float" office:value="-0.848048096156426">
            <text:p>-0.8480</text:p>
          </table:table-cell>
          <table:table-cell table:formula="of:=COS(RADIANS([.A309]*12))" office:value-type="float" office:value="-0.104528463267646">
            <text:p>-0.1045</text:p>
          </table:table-cell>
          <table:table-cell table:formula="of:=COS(RADIANS([.A309]*13))" office:value-type="float" office:value="0.719339800338652">
            <text:p>0.7193</text:p>
          </table:table-cell>
          <table:table-cell table:formula="of:=COS(RADIANS([.A309]*14))" office:value-type="float" office:value="0.990268068741571">
            <text:p>0.9903</text:p>
          </table:table-cell>
          <table:table-cell table:formula="of:=COS(RADIANS([.A309]*15))" office:value-type="float" office:value="0.499999999999998">
            <text:p>0.5000</text:p>
          </table:table-cell>
          <table:table-cell table:formula="of:=COS(RADIANS([.A309]*16))" office:value-type="float" office:value="-0.374606593415908">
            <text:p>-0.3746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09S">
            <text:p>00:05:09</text:p>
          </table:table-cell>
          <table:table-cell table:formula="of:=SIN(RADIANS([.A310]))" office:value-type="float" office:value="-0.777145961456971">
            <text:p>-0.7771</text:p>
          </table:table-cell>
          <table:table-cell table:formula="of:=SIN(RADIANS([.A310]*2))" office:value-type="float" office:value="-0.978147600733806">
            <text:p>-0.9781</text:p>
          </table:table-cell>
          <table:table-cell table:formula="of:=SIN(RADIANS([.A310]*3))" office:value-type="float" office:value="-0.453990499739545">
            <text:p>-0.4540</text:p>
          </table:table-cell>
          <table:table-cell table:formula="of:=SIN(RADIANS([.A310]*4))" office:value-type="float" office:value="0.4067366430758">
            <text:p>0.4067</text:p>
          </table:table-cell>
          <table:table-cell table:formula="of:=SIN(RADIANS([.A310]*5))" office:value-type="float" office:value="0.965925826289069">
            <text:p>0.9659</text:p>
          </table:table-cell>
          <table:table-cell table:formula="of:=SIN(RADIANS([.A310]*6))" office:value-type="float" office:value="0.809016994374946">
            <text:p>0.8090</text:p>
          </table:table-cell>
          <table:table-cell table:formula="of:=SIN(RADIANS([.A310]*7))" office:value-type="float" office:value="0.0523359562429427">
            <text:p>0.0523</text:p>
          </table:table-cell>
          <table:table-cell table:formula="of:=SIN(RADIANS([.A310]*8))" office:value-type="float" office:value="-0.743144825477394">
            <text:p>-0.7431</text:p>
          </table:table-cell>
          <table:table-cell table:formula="of:=SIN(RADIANS([.A310]*9))" office:value-type="float" office:value="-0.987688340595138">
            <text:p>-0.9877</text:p>
          </table:table-cell>
          <table:table-cell table:formula="of:=SIN(RADIANS([.A310]*10))" office:value-type="float" office:value="-0.499999999999998">
            <text:p>-0.5000</text:p>
          </table:table-cell>
          <table:table-cell table:formula="of:=SIN(RADIANS([.A310]*11))" office:value-type="float" office:value="0.358367949545301">
            <text:p>0.3584</text:p>
          </table:table-cell>
          <table:table-cell table:formula="of:=SIN(RADIANS([.A310]*12))" office:value-type="float" office:value="0.951056516295155">
            <text:p>0.9511</text:p>
          </table:table-cell>
          <table:table-cell table:formula="of:=SIN(RADIANS([.A310]*13))" office:value-type="float" office:value="0.838670567945426">
            <text:p>0.8387</text:p>
          </table:table-cell>
          <table:table-cell table:formula="of:=SIN(RADIANS([.A310]*14))" office:value-type="float" office:value="0.104528463267651">
            <text:p>0.1045</text:p>
          </table:table-cell>
          <table:table-cell table:formula="of:=SIN(RADIANS([.A310]*15))" office:value-type="float" office:value="-0.707106781186553">
            <text:p>-0.7071</text:p>
          </table:table-cell>
          <table:table-cell table:formula="of:=SIN(RADIANS([.A310]*16))" office:value-type="float" office:value="-0.994521895368274">
            <text:p>-0.9945</text:p>
          </table:table-cell>
          <table:table-cell table:formula="of:=COS(RADIANS([.A310]))" office:value-type="float" office:value="0.629320391049837">
            <text:p>0.6293</text:p>
          </table:table-cell>
          <table:table-cell table:formula="of:=COS(RADIANS([.A310]*2))" office:value-type="float" office:value="-0.207911690817759">
            <text:p>-0.2079</text:p>
          </table:table-cell>
          <table:table-cell table:formula="of:=COS(RADIANS([.A310]*3))" office:value-type="float" office:value="-0.891006524188369">
            <text:p>-0.8910</text:p>
          </table:table-cell>
          <table:table-cell table:formula="of:=COS(RADIANS([.A310]*4))" office:value-type="float" office:value="-0.913545457642601">
            <text:p>-0.9135</text:p>
          </table:table-cell>
          <table:table-cell table:formula="of:=COS(RADIANS([.A310]*5))" office:value-type="float" office:value="-0.258819045102519">
            <text:p>-0.2588</text:p>
          </table:table-cell>
          <table:table-cell table:formula="of:=COS(RADIANS([.A310]*6))" office:value-type="float" office:value="0.587785252292476">
            <text:p>0.5878</text:p>
          </table:table-cell>
          <table:table-cell table:formula="of:=COS(RADIANS([.A310]*7))" office:value-type="float" office:value="0.998629534754574">
            <text:p>0.9986</text:p>
          </table:table-cell>
          <table:table-cell table:formula="of:=COS(RADIANS([.A310]*8))" office:value-type="float" office:value="0.669130606358859">
            <text:p>0.6691</text:p>
          </table:table-cell>
          <table:table-cell table:formula="of:=COS(RADIANS([.A310]*9))" office:value-type="float" office:value="-0.156434465040228">
            <text:p>-0.1564</text:p>
          </table:table-cell>
          <table:table-cell table:formula="of:=COS(RADIANS([.A310]*10))" office:value-type="float" office:value="-0.86602540378444">
            <text:p>-0.8660</text:p>
          </table:table-cell>
          <table:table-cell table:formula="of:=COS(RADIANS([.A310]*11))" office:value-type="float" office:value="-0.933580426497201">
            <text:p>-0.9336</text:p>
          </table:table-cell>
          <table:table-cell table:formula="of:=COS(RADIANS([.A310]*12))" office:value-type="float" office:value="-0.309016994374942">
            <text:p>-0.3090</text:p>
          </table:table-cell>
          <table:table-cell table:formula="of:=COS(RADIANS([.A310]*13))" office:value-type="float" office:value="0.544639035015025">
            <text:p>0.5446</text:p>
          </table:table-cell>
          <table:table-cell table:formula="of:=COS(RADIANS([.A310]*14))" office:value-type="float" office:value="0.994521895368274">
            <text:p>0.9945</text:p>
          </table:table-cell>
          <table:table-cell table:formula="of:=COS(RADIANS([.A310]*15))" office:value-type="float" office:value="0.707106781186542">
            <text:p>0.7071</text:p>
          </table:table-cell>
          <table:table-cell table:formula="of:=COS(RADIANS([.A310]*16))" office:value-type="float" office:value="-0.104528463267652">
            <text:p>-0.1045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10S">
            <text:p>00:05:10</text:p>
          </table:table-cell>
          <table:table-cell table:formula="of:=SIN(RADIANS([.A311]))" office:value-type="float" office:value="-0.766044443118978">
            <text:p>-0.7660</text:p>
          </table:table-cell>
          <table:table-cell table:formula="of:=SIN(RADIANS([.A311]*2))" office:value-type="float" office:value="-0.984807753012208">
            <text:p>-0.9848</text:p>
          </table:table-cell>
          <table:table-cell table:formula="of:=SIN(RADIANS([.A311]*3))" office:value-type="float" office:value="-0.499999999999999">
            <text:p>-0.5000</text:p>
          </table:table-cell>
          <table:table-cell table:formula="of:=SIN(RADIANS([.A311]*4))" office:value-type="float" office:value="0.342020143325669">
            <text:p>0.3420</text:p>
          </table:table-cell>
          <table:table-cell table:formula="of:=SIN(RADIANS([.A311]*5))" office:value-type="float" office:value="0.939692620785908">
            <text:p>0.9397</text:p>
          </table:table-cell>
          <table:table-cell table:formula="of:=SIN(RADIANS([.A311]*6))" office:value-type="float" office:value="0.866025403784437">
            <text:p>0.8660</text:p>
          </table:table-cell>
          <table:table-cell table:formula="of:=SIN(RADIANS([.A311]*7))" office:value-type="float" office:value="0.173648177666932">
            <text:p>0.1736</text:p>
          </table:table-cell>
          <table:table-cell table:formula="of:=SIN(RADIANS([.A311]*8))" office:value-type="float" office:value="-0.64278760968654">
            <text:p>-0.6428</text:p>
          </table:table-cell>
          <table:table-cell table:formula="of:=SIN(RADIANS([.A311]*9))" office:value-type="float" office:value="-1">
            <text:p>-1.0000</text:p>
          </table:table-cell>
          <table:table-cell table:formula="of:=SIN(RADIANS([.A311]*10))" office:value-type="float" office:value="-0.64278760968654">
            <text:p>-0.6428</text:p>
          </table:table-cell>
          <table:table-cell table:formula="of:=SIN(RADIANS([.A311]*11))" office:value-type="float" office:value="0.173648177666932">
            <text:p>0.1736</text:p>
          </table:table-cell>
          <table:table-cell table:formula="of:=SIN(RADIANS([.A311]*12))" office:value-type="float" office:value="0.866025403784441">
            <text:p>0.8660</text:p>
          </table:table-cell>
          <table:table-cell table:formula="of:=SIN(RADIANS([.A311]*13))" office:value-type="float" office:value="0.939692620785906">
            <text:p>0.9397</text:p>
          </table:table-cell>
          <table:table-cell table:formula="of:=SIN(RADIANS([.A311]*14))" office:value-type="float" office:value="0.342020143325672">
            <text:p>0.3420</text:p>
          </table:table-cell>
          <table:table-cell table:formula="of:=SIN(RADIANS([.A311]*15))" office:value-type="float" office:value="-0.499999999999999">
            <text:p>-0.5000</text:p>
          </table:table-cell>
          <table:table-cell table:formula="of:=SIN(RADIANS([.A311]*16))" office:value-type="float" office:value="-0.984807753012208">
            <text:p>-0.9848</text:p>
          </table:table-cell>
          <table:table-cell table:formula="of:=COS(RADIANS([.A311]))" office:value-type="float" office:value="0.642787609686539">
            <text:p>0.6428</text:p>
          </table:table-cell>
          <table:table-cell table:formula="of:=COS(RADIANS([.A311]*2))" office:value-type="float" office:value="-0.173648177666931">
            <text:p>-0.1736</text:p>
          </table:table-cell>
          <table:table-cell table:formula="of:=COS(RADIANS([.A311]*3))" office:value-type="float" office:value="-0.866025403784439">
            <text:p>-0.8660</text:p>
          </table:table-cell>
          <table:table-cell table:formula="of:=COS(RADIANS([.A311]*4))" office:value-type="float" office:value="-0.939692620785908">
            <text:p>-0.9397</text:p>
          </table:table-cell>
          <table:table-cell table:formula="of:=COS(RADIANS([.A311]*5))" office:value-type="float" office:value="-0.342020143325669">
            <text:p>-0.3420</text:p>
          </table:table-cell>
          <table:table-cell table:formula="of:=COS(RADIANS([.A311]*6))" office:value-type="float" office:value="0.500000000000002">
            <text:p>0.5000</text:p>
          </table:table-cell>
          <table:table-cell table:formula="of:=COS(RADIANS([.A311]*7))" office:value-type="float" office:value="0.984807753012208">
            <text:p>0.9848</text:p>
          </table:table-cell>
          <table:table-cell table:formula="of:=COS(RADIANS([.A311]*8))" office:value-type="float" office:value="0.766044443118977">
            <text:p>0.7660</text:p>
          </table:table-cell>
          <table:table-cell table:formula="of:=COS(RADIANS([.A311]*9))" office:value-type="float" office:value="-3.67455937807865E-015">
            <text:p>0.0000</text:p>
          </table:table-cell>
          <table:table-cell table:formula="of:=COS(RADIANS([.A311]*10))" office:value-type="float" office:value="-0.766044443118978">
            <text:p>-0.7660</text:p>
          </table:table-cell>
          <table:table-cell table:formula="of:=COS(RADIANS([.A311]*11))" office:value-type="float" office:value="-0.984807753012208">
            <text:p>-0.9848</text:p>
          </table:table-cell>
          <table:table-cell table:formula="of:=COS(RADIANS([.A311]*12))" office:value-type="float" office:value="-0.499999999999996">
            <text:p>-0.5000</text:p>
          </table:table-cell>
          <table:table-cell table:formula="of:=COS(RADIANS([.A311]*13))" office:value-type="float" office:value="0.342020143325676">
            <text:p>0.3420</text:p>
          </table:table-cell>
          <table:table-cell table:formula="of:=COS(RADIANS([.A311]*14))" office:value-type="float" office:value="0.939692620785907">
            <text:p>0.9397</text:p>
          </table:table-cell>
          <table:table-cell table:formula="of:=COS(RADIANS([.A311]*15))" office:value-type="float" office:value="0.866025403784439">
            <text:p>0.8660</text:p>
          </table:table-cell>
          <table:table-cell table:formula="of:=COS(RADIANS([.A311]*16))" office:value-type="float" office:value="0.173648177666929">
            <text:p>0.1736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11S">
            <text:p>00:05:11</text:p>
          </table:table-cell>
          <table:table-cell table:formula="of:=SIN(RADIANS([.A312]))" office:value-type="float" office:value="-0.754709580222772">
            <text:p>-0.7547</text:p>
          </table:table-cell>
          <table:table-cell table:formula="of:=SIN(RADIANS([.A312]*2))" office:value-type="float" office:value="-0.99026806874157">
            <text:p>-0.9903</text:p>
          </table:table-cell>
          <table:table-cell table:formula="of:=SIN(RADIANS([.A312]*3))" office:value-type="float" office:value="-0.544639035015026">
            <text:p>-0.5446</text:p>
          </table:table-cell>
          <table:table-cell table:formula="of:=SIN(RADIANS([.A312]*4))" office:value-type="float" office:value="0.275637355817">
            <text:p>0.2756</text:p>
          </table:table-cell>
          <table:table-cell table:formula="of:=SIN(RADIANS([.A312]*5))" office:value-type="float" office:value="0.906307787036651">
            <text:p>0.9063</text:p>
          </table:table-cell>
          <table:table-cell table:formula="of:=SIN(RADIANS([.A312]*6))" office:value-type="float" office:value="0.9135454576426">
            <text:p>0.9135</text:p>
          </table:table-cell>
          <table:table-cell table:formula="of:=SIN(RADIANS([.A312]*7))" office:value-type="float" office:value="0.292371704722735">
            <text:p>0.2924</text:p>
          </table:table-cell>
          <table:table-cell table:formula="of:=SIN(RADIANS([.A312]*8))" office:value-type="float" office:value="-0.529919264233207">
            <text:p>-0.5299</text:p>
          </table:table-cell>
          <table:table-cell table:formula="of:=SIN(RADIANS([.A312]*9))" office:value-type="float" office:value="-0.987688340595138">
            <text:p>-0.9877</text:p>
          </table:table-cell>
          <table:table-cell table:formula="of:=SIN(RADIANS([.A312]*10))" office:value-type="float" office:value="-0.766044443118976">
            <text:p>-0.7660</text:p>
          </table:table-cell>
          <table:table-cell table:formula="of:=SIN(RADIANS([.A312]*11))" office:value-type="float" office:value="-0.0174524064372801">
            <text:p>-0.0175</text:p>
          </table:table-cell>
          <table:table-cell table:formula="of:=SIN(RADIANS([.A312]*12))" office:value-type="float" office:value="0.743144825477397">
            <text:p>0.7431</text:p>
          </table:table-cell>
          <table:table-cell table:formula="of:=SIN(RADIANS([.A312]*13))" office:value-type="float" office:value="0.992546151641322">
            <text:p>0.9925</text:p>
          </table:table-cell>
          <table:table-cell table:formula="of:=SIN(RADIANS([.A312]*14))" office:value-type="float" office:value="0.559192903470743">
            <text:p>0.5592</text:p>
          </table:table-cell>
          <table:table-cell table:formula="of:=SIN(RADIANS([.A312]*15))" office:value-type="float" office:value="-0.258819045102525">
            <text:p>-0.2588</text:p>
          </table:table-cell>
          <table:table-cell table:formula="of:=SIN(RADIANS([.A312]*16))" office:value-type="float" office:value="-0.898794046299169">
            <text:p>-0.8988</text:p>
          </table:table-cell>
          <table:table-cell table:formula="of:=COS(RADIANS([.A312]))" office:value-type="float" office:value="0.656059028990507">
            <text:p>0.6561</text:p>
          </table:table-cell>
          <table:table-cell table:formula="of:=COS(RADIANS([.A312]*2))" office:value-type="float" office:value="-0.139173100960066">
            <text:p>-0.1392</text:p>
          </table:table-cell>
          <table:table-cell table:formula="of:=COS(RADIANS([.A312]*3))" office:value-type="float" office:value="-0.838670567945425">
            <text:p>-0.8387</text:p>
          </table:table-cell>
          <table:table-cell table:formula="of:=COS(RADIANS([.A312]*4))" office:value-type="float" office:value="-0.961261695938319">
            <text:p>-0.9613</text:p>
          </table:table-cell>
          <table:table-cell table:formula="of:=COS(RADIANS([.A312]*5))" office:value-type="float" office:value="-0.422618261740698">
            <text:p>-0.4226</text:p>
          </table:table-cell>
          <table:table-cell table:formula="of:=COS(RADIANS([.A312]*6))" office:value-type="float" office:value="0.406736643075802">
            <text:p>0.4067</text:p>
          </table:table-cell>
          <table:table-cell table:formula="of:=COS(RADIANS([.A312]*7))" office:value-type="float" office:value="0.956304755963036">
            <text:p>0.9563</text:p>
          </table:table-cell>
          <table:table-cell table:formula="of:=COS(RADIANS([.A312]*8))" office:value-type="float" office:value="0.848048096156425">
            <text:p>0.8480</text:p>
          </table:table-cell>
          <table:table-cell table:formula="of:=COS(RADIANS([.A312]*9))" office:value-type="float" office:value="0.156434465040228">
            <text:p>0.1564</text:p>
          </table:table-cell>
          <table:table-cell table:formula="of:=COS(RADIANS([.A312]*10))" office:value-type="float" office:value="-0.642787609686542">
            <text:p>-0.6428</text:p>
          </table:table-cell>
          <table:table-cell table:formula="of:=COS(RADIANS([.A312]*11))" office:value-type="float" office:value="-0.999847695156391">
            <text:p>-0.9998</text:p>
          </table:table-cell>
          <table:table-cell table:formula="of:=COS(RADIANS([.A312]*12))" office:value-type="float" office:value="-0.669130606358855">
            <text:p>-0.6691</text:p>
          </table:table-cell>
          <table:table-cell table:formula="of:=COS(RADIANS([.A312]*13))" office:value-type="float" office:value="0.121869343405151">
            <text:p>0.1219</text:p>
          </table:table-cell>
          <table:table-cell table:formula="of:=COS(RADIANS([.A312]*14))" office:value-type="float" office:value="0.829037572555044">
            <text:p>0.8290</text:p>
          </table:table-cell>
          <table:table-cell table:formula="of:=COS(RADIANS([.A312]*15))" office:value-type="float" office:value="0.965925826289067">
            <text:p>0.9659</text:p>
          </table:table-cell>
          <table:table-cell table:formula="of:=COS(RADIANS([.A312]*16))" office:value-type="float" office:value="0.438371146789073">
            <text:p>0.4384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12S">
            <text:p>00:05:12</text:p>
          </table:table-cell>
          <table:table-cell table:formula="of:=SIN(RADIANS([.A313]))" office:value-type="float" office:value="-0.743144825477395">
            <text:p>-0.7431</text:p>
          </table:table-cell>
          <table:table-cell table:formula="of:=SIN(RADIANS([.A313]*2))" office:value-type="float" office:value="-0.994521895368273">
            <text:p>-0.9945</text:p>
          </table:table-cell>
          <table:table-cell table:formula="of:=SIN(RADIANS([.A313]*3))" office:value-type="float" office:value="-0.587785252292473">
            <text:p>-0.5878</text:p>
          </table:table-cell>
          <table:table-cell table:formula="of:=SIN(RADIANS([.A313]*4))" office:value-type="float" office:value="0.207911690817761">
            <text:p>0.2079</text:p>
          </table:table-cell>
          <table:table-cell table:formula="of:=SIN(RADIANS([.A313]*5))" office:value-type="float" office:value="0.866025403784439">
            <text:p>0.8660</text:p>
          </table:table-cell>
          <table:table-cell table:formula="of:=SIN(RADIANS([.A313]*6))" office:value-type="float" office:value="0.951056516295153">
            <text:p>0.9511</text:p>
          </table:table-cell>
          <table:table-cell table:formula="of:=SIN(RADIANS([.A313]*7))" office:value-type="float" office:value="0.406736643075801">
            <text:p>0.4067</text:p>
          </table:table-cell>
          <table:table-cell table:formula="of:=SIN(RADIANS([.A313]*8))" office:value-type="float" office:value="-0.406736643075804">
            <text:p>-0.4067</text:p>
          </table:table-cell>
          <table:table-cell table:formula="of:=SIN(RADIANS([.A313]*9))" office:value-type="float" office:value="-0.951056516295154">
            <text:p>-0.9511</text:p>
          </table:table-cell>
          <table:table-cell table:formula="of:=SIN(RADIANS([.A313]*10))" office:value-type="float" office:value="-0.866025403784439">
            <text:p>-0.8660</text:p>
          </table:table-cell>
          <table:table-cell table:formula="of:=SIN(RADIANS([.A313]*11))" office:value-type="float" office:value="-0.207911690817762">
            <text:p>-0.2079</text:p>
          </table:table-cell>
          <table:table-cell table:formula="of:=SIN(RADIANS([.A313]*12))" office:value-type="float" office:value="0.587785252292475">
            <text:p>0.5878</text:p>
          </table:table-cell>
          <table:table-cell table:formula="of:=SIN(RADIANS([.A313]*13))" office:value-type="float" office:value="0.994521895368273">
            <text:p>0.9945</text:p>
          </table:table-cell>
          <table:table-cell table:formula="of:=SIN(RADIANS([.A313]*14))" office:value-type="float" office:value="0.743144825477395">
            <text:p>0.7431</text:p>
          </table:table-cell>
          <table:table-cell table:formula="of:=SIN(RADIANS([.A313]*15))" office:value-type="float" office:value="3.92134567981788E-015">
            <text:p>0.0000</text:p>
          </table:table-cell>
          <table:table-cell table:formula="of:=SIN(RADIANS([.A313]*16))" office:value-type="float" office:value="-0.7431448254774">
            <text:p>-0.7431</text:p>
          </table:table-cell>
          <table:table-cell table:formula="of:=COS(RADIANS([.A313]))" office:value-type="float" office:value="0.669130606358858">
            <text:p>0.6691</text:p>
          </table:table-cell>
          <table:table-cell table:formula="of:=COS(RADIANS([.A313]*2))" office:value-type="float" office:value="-0.104528463267654">
            <text:p>-0.1045</text:p>
          </table:table-cell>
          <table:table-cell table:formula="of:=COS(RADIANS([.A313]*3))" office:value-type="float" office:value="-0.809016994374948">
            <text:p>-0.8090</text:p>
          </table:table-cell>
          <table:table-cell table:formula="of:=COS(RADIANS([.A313]*4))" office:value-type="float" office:value="-0.978147600733805">
            <text:p>-0.9781</text:p>
          </table:table-cell>
          <table:table-cell table:formula="of:=COS(RADIANS([.A313]*5))" office:value-type="float" office:value="-0.5">
            <text:p>-0.5000</text:p>
          </table:table-cell>
          <table:table-cell table:formula="of:=COS(RADIANS([.A313]*6))" office:value-type="float" office:value="0.309016994374949">
            <text:p>0.3090</text:p>
          </table:table-cell>
          <table:table-cell table:formula="of:=COS(RADIANS([.A313]*7))" office:value-type="float" office:value="0.913545457642601">
            <text:p>0.9135</text:p>
          </table:table-cell>
          <table:table-cell table:formula="of:=COS(RADIANS([.A313]*8))" office:value-type="float" office:value="0.913545457642599">
            <text:p>0.9135</text:p>
          </table:table-cell>
          <table:table-cell table:formula="of:=COS(RADIANS([.A313]*9))" office:value-type="float" office:value="0.309016994374946">
            <text:p>0.3090</text:p>
          </table:table-cell>
          <table:table-cell table:formula="of:=COS(RADIANS([.A313]*10))" office:value-type="float" office:value="-0.5">
            <text:p>-0.5000</text:p>
          </table:table-cell>
          <table:table-cell table:formula="of:=COS(RADIANS([.A313]*11))" office:value-type="float" office:value="-0.978147600733805">
            <text:p>-0.9781</text:p>
          </table:table-cell>
          <table:table-cell table:formula="of:=COS(RADIANS([.A313]*12))" office:value-type="float" office:value="-0.809016994374946">
            <text:p>-0.8090</text:p>
          </table:table-cell>
          <table:table-cell table:formula="of:=COS(RADIANS([.A313]*13))" office:value-type="float" office:value="-0.104528463267653">
            <text:p>-0.1045</text:p>
          </table:table-cell>
          <table:table-cell table:formula="of:=COS(RADIANS([.A313]*14))" office:value-type="float" office:value="0.669130606358857">
            <text:p>0.6691</text:p>
          </table:table-cell>
          <table:table-cell table:formula="of:=COS(RADIANS([.A313]*15))" office:value-type="float" office:value="1">
            <text:p>1.0000</text:p>
          </table:table-cell>
          <table:table-cell table:formula="of:=COS(RADIANS([.A313]*16))" office:value-type="float" office:value="0.669130606358852">
            <text:p>0.6691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13S">
            <text:p>00:05:13</text:p>
          </table:table-cell>
          <table:table-cell table:formula="of:=SIN(RADIANS([.A314]))" office:value-type="float" office:value="-0.73135370161917">
            <text:p>-0.7314</text:p>
          </table:table-cell>
          <table:table-cell table:formula="of:=SIN(RADIANS([.A314]*2))" office:value-type="float" office:value="-0.997564050259824">
            <text:p>-0.9976</text:p>
          </table:table-cell>
          <table:table-cell table:formula="of:=SIN(RADIANS([.A314]*3))" office:value-type="float" office:value="-0.629320391049837">
            <text:p>-0.6293</text:p>
          </table:table-cell>
          <table:table-cell table:formula="of:=SIN(RADIANS([.A314]*4))" office:value-type="float" office:value="0.139173100960065">
            <text:p>0.1392</text:p>
          </table:table-cell>
          <table:table-cell table:formula="of:=SIN(RADIANS([.A314]*5))" office:value-type="float" office:value="0.819152044288993">
            <text:p>0.8192</text:p>
          </table:table-cell>
          <table:table-cell table:formula="of:=SIN(RADIANS([.A314]*6))" office:value-type="float" office:value="0.978147600733805">
            <text:p>0.9781</text:p>
          </table:table-cell>
          <table:table-cell table:formula="of:=SIN(RADIANS([.A314]*7))" office:value-type="float" office:value="0.515038074910051">
            <text:p>0.5150</text:p>
          </table:table-cell>
          <table:table-cell table:formula="of:=SIN(RADIANS([.A314]*8))" office:value-type="float" office:value="-0.275637355816998">
            <text:p>-0.2756</text:p>
          </table:table-cell>
          <table:table-cell table:formula="of:=SIN(RADIANS([.A314]*9))" office:value-type="float" office:value="-0.891006524188368">
            <text:p>-0.8910</text:p>
          </table:table-cell>
          <table:table-cell table:formula="of:=SIN(RADIANS([.A314]*10))" office:value-type="float" office:value="-0.939692620785907">
            <text:p>-0.9397</text:p>
          </table:table-cell>
          <table:table-cell table:formula="of:=SIN(RADIANS([.A314]*11))" office:value-type="float" office:value="-0.390731128489275">
            <text:p>-0.3907</text:p>
          </table:table-cell>
          <table:table-cell table:formula="of:=SIN(RADIANS([.A314]*12))" office:value-type="float" office:value="0.406736643075802">
            <text:p>0.4067</text:p>
          </table:table-cell>
          <table:table-cell table:formula="of:=SIN(RADIANS([.A314]*13))" office:value-type="float" office:value="0.945518575599316">
            <text:p>0.9455</text:p>
          </table:table-cell>
          <table:table-cell table:formula="of:=SIN(RADIANS([.A314]*14))" office:value-type="float" office:value="0.882947592858924">
            <text:p>0.8829</text:p>
          </table:table-cell>
          <table:table-cell table:formula="of:=SIN(RADIANS([.A314]*15))" office:value-type="float" office:value="0.258819045102519">
            <text:p>0.2588</text:p>
          </table:table-cell>
          <table:table-cell table:formula="of:=SIN(RADIANS([.A314]*16))" office:value-type="float" office:value="-0.529919264233202">
            <text:p>-0.5299</text:p>
          </table:table-cell>
          <table:table-cell table:formula="of:=COS(RADIANS([.A314]))" office:value-type="float" office:value="0.681998360062499">
            <text:p>0.6820</text:p>
          </table:table-cell>
          <table:table-cell table:formula="of:=COS(RADIANS([.A314]*2))" office:value-type="float" office:value="-0.0697564737441249">
            <text:p>-0.0698</text:p>
          </table:table-cell>
          <table:table-cell table:formula="of:=COS(RADIANS([.A314]*3))" office:value-type="float" office:value="-0.777145961456971">
            <text:p>-0.7771</text:p>
          </table:table-cell>
          <table:table-cell table:formula="of:=COS(RADIANS([.A314]*4))" office:value-type="float" office:value="-0.99026806874157">
            <text:p>-0.9903</text:p>
          </table:table-cell>
          <table:table-cell table:formula="of:=COS(RADIANS([.A314]*5))" office:value-type="float" office:value="-0.573576436351045">
            <text:p>-0.5736</text:p>
          </table:table-cell>
          <table:table-cell table:formula="of:=COS(RADIANS([.A314]*6))" office:value-type="float" office:value="0.20791169081776">
            <text:p>0.2079</text:p>
          </table:table-cell>
          <table:table-cell table:formula="of:=COS(RADIANS([.A314]*7))" office:value-type="float" office:value="0.857167300702114">
            <text:p>0.8572</text:p>
          </table:table-cell>
          <table:table-cell table:formula="of:=COS(RADIANS([.A314]*8))" office:value-type="float" office:value="0.961261695938319">
            <text:p>0.9613</text:p>
          </table:table-cell>
          <table:table-cell table:formula="of:=COS(RADIANS([.A314]*9))" office:value-type="float" office:value="0.453990499739546">
            <text:p>0.4540</text:p>
          </table:table-cell>
          <table:table-cell table:formula="of:=COS(RADIANS([.A314]*10))" office:value-type="float" office:value="-0.342020143325672">
            <text:p>-0.3420</text:p>
          </table:table-cell>
          <table:table-cell table:formula="of:=COS(RADIANS([.A314]*11))" office:value-type="float" office:value="-0.92050485345244">
            <text:p>-0.9205</text:p>
          </table:table-cell>
          <table:table-cell table:formula="of:=COS(RADIANS([.A314]*12))" office:value-type="float" office:value="-0.9135454576426">
            <text:p>-0.9135</text:p>
          </table:table-cell>
          <table:table-cell table:formula="of:=COS(RADIANS([.A314]*13))" office:value-type="float" office:value="-0.32556815445716">
            <text:p>-0.3256</text:p>
          </table:table-cell>
          <table:table-cell table:formula="of:=COS(RADIANS([.A314]*14))" office:value-type="float" office:value="0.469471562785896">
            <text:p>0.4695</text:p>
          </table:table-cell>
          <table:table-cell table:formula="of:=COS(RADIANS([.A314]*15))" office:value-type="float" office:value="0.965925826289069">
            <text:p>0.9659</text:p>
          </table:table-cell>
          <table:table-cell table:formula="of:=COS(RADIANS([.A314]*16))" office:value-type="float" office:value="0.848048096156428">
            <text:p>0.848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14S">
            <text:p>00:05:14</text:p>
          </table:table-cell>
          <table:table-cell table:formula="of:=SIN(RADIANS([.A315]))" office:value-type="float" office:value="-0.719339800338651">
            <text:p>-0.7193</text:p>
          </table:table-cell>
          <table:table-cell table:formula="of:=SIN(RADIANS([.A315]*2))" office:value-type="float" office:value="-0.999390827019096">
            <text:p>-0.9994</text:p>
          </table:table-cell>
          <table:table-cell table:formula="of:=SIN(RADIANS([.A315]*3))" office:value-type="float" office:value="-0.669130606358858">
            <text:p>-0.6691</text:p>
          </table:table-cell>
          <table:table-cell table:formula="of:=SIN(RADIANS([.A315]*4))" office:value-type="float" office:value="0.0697564737441254">
            <text:p>0.0698</text:p>
          </table:table-cell>
          <table:table-cell table:formula="of:=SIN(RADIANS([.A315]*5))" office:value-type="float" office:value="0.766044443118978">
            <text:p>0.7660</text:p>
          </table:table-cell>
          <table:table-cell table:formula="of:=SIN(RADIANS([.A315]*6))" office:value-type="float" office:value="0.994521895368273">
            <text:p>0.9945</text:p>
          </table:table-cell>
          <table:table-cell table:formula="of:=SIN(RADIANS([.A315]*7))" office:value-type="float" office:value="0.615661475325658">
            <text:p>0.6157</text:p>
          </table:table-cell>
          <table:table-cell table:formula="of:=SIN(RADIANS([.A315]*8))" office:value-type="float" office:value="-0.139173100960066">
            <text:p>-0.1392</text:p>
          </table:table-cell>
          <table:table-cell table:formula="of:=SIN(RADIANS([.A315]*9))" office:value-type="float" office:value="-0.809016994374947">
            <text:p>-0.8090</text:p>
          </table:table-cell>
          <table:table-cell table:formula="of:=SIN(RADIANS([.A315]*10))" office:value-type="float" office:value="-0.984807753012208">
            <text:p>-0.9848</text:p>
          </table:table-cell>
          <table:table-cell table:formula="of:=SIN(RADIANS([.A315]*11))" office:value-type="float" office:value="-0.559192903470747">
            <text:p>-0.5592</text:p>
          </table:table-cell>
          <table:table-cell table:formula="of:=SIN(RADIANS([.A315]*12))" office:value-type="float" office:value="0.20791169081776">
            <text:p>0.2079</text:p>
          </table:table-cell>
          <table:table-cell table:formula="of:=SIN(RADIANS([.A315]*13))" office:value-type="float" office:value="0.84804809615643">
            <text:p>0.8480</text:p>
          </table:table-cell>
          <table:table-cell table:formula="of:=SIN(RADIANS([.A315]*14))" office:value-type="float" office:value="0.970295726275996">
            <text:p>0.9703</text:p>
          </table:table-cell>
          <table:table-cell table:formula="of:=SIN(RADIANS([.A315]*15))" office:value-type="float" office:value="0.499999999999994">
            <text:p>0.5000</text:p>
          </table:table-cell>
          <table:table-cell table:formula="of:=SIN(RADIANS([.A315]*16))" office:value-type="float" office:value="-0.275637355816999">
            <text:p>-0.2756</text:p>
          </table:table-cell>
          <table:table-cell table:formula="of:=COS(RADIANS([.A315]))" office:value-type="float" office:value="0.694658370458997">
            <text:p>0.6947</text:p>
          </table:table-cell>
          <table:table-cell table:formula="of:=COS(RADIANS([.A315]*2))" office:value-type="float" office:value="-0.034899496702501">
            <text:p>-0.0349</text:p>
          </table:table-cell>
          <table:table-cell table:formula="of:=COS(RADIANS([.A315]*3))" office:value-type="float" office:value="-0.743144825477394">
            <text:p>-0.7431</text:p>
          </table:table-cell>
          <table:table-cell table:formula="of:=COS(RADIANS([.A315]*4))" office:value-type="float" office:value="-0.997564050259824">
            <text:p>-0.9976</text:p>
          </table:table-cell>
          <table:table-cell table:formula="of:=COS(RADIANS([.A315]*5))" office:value-type="float" office:value="-0.642787609686539">
            <text:p>-0.6428</text:p>
          </table:table-cell>
          <table:table-cell table:formula="of:=COS(RADIANS([.A315]*6))" office:value-type="float" office:value="0.104528463267654">
            <text:p>0.1045</text:p>
          </table:table-cell>
          <table:table-cell table:formula="of:=COS(RADIANS([.A315]*7))" office:value-type="float" office:value="0.788010753606722">
            <text:p>0.7880</text:p>
          </table:table-cell>
          <table:table-cell table:formula="of:=COS(RADIANS([.A315]*8))" office:value-type="float" office:value="0.99026806874157">
            <text:p>0.9903</text:p>
          </table:table-cell>
          <table:table-cell table:formula="of:=COS(RADIANS([.A315]*9))" office:value-type="float" office:value="0.587785252292473">
            <text:p>0.5878</text:p>
          </table:table-cell>
          <table:table-cell table:formula="of:=COS(RADIANS([.A315]*10))" office:value-type="float" office:value="-0.17364817766693">
            <text:p>-0.1736</text:p>
          </table:table-cell>
          <table:table-cell table:formula="of:=COS(RADIANS([.A315]*11))" office:value-type="float" office:value="-0.829037572555042">
            <text:p>-0.8290</text:p>
          </table:table-cell>
          <table:table-cell table:formula="of:=COS(RADIANS([.A315]*12))" office:value-type="float" office:value="-0.978147600733806">
            <text:p>-0.9781</text:p>
          </table:table-cell>
          <table:table-cell table:formula="of:=COS(RADIANS([.A315]*13))" office:value-type="float" office:value="-0.529919264233199">
            <text:p>-0.5299</text:p>
          </table:table-cell>
          <table:table-cell table:formula="of:=COS(RADIANS([.A315]*14))" office:value-type="float" office:value="0.241921895599668">
            <text:p>0.2419</text:p>
          </table:table-cell>
          <table:table-cell table:formula="of:=COS(RADIANS([.A315]*15))" office:value-type="float" office:value="0.866025403784442">
            <text:p>0.8660</text:p>
          </table:table-cell>
          <table:table-cell table:formula="of:=COS(RADIANS([.A315]*16))" office:value-type="float" office:value="0.961261695938319">
            <text:p>0.9613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15S">
            <text:p>00:05:15</text:p>
          </table:table-cell>
          <table:table-cell table:formula="of:=SIN(RADIANS([.A316]))" office:value-type="float" office:value="-0.707106781186548">
            <text:p>-0.7071</text:p>
          </table:table-cell>
          <table:table-cell table:formula="of:=SIN(RADIANS([.A316]*2))" office:value-type="float" office:value="-1">
            <text:p>-1.0000</text:p>
          </table:table-cell>
          <table:table-cell table:formula="of:=SIN(RADIANS([.A316]*3))" office:value-type="float" office:value="-0.707106781186548">
            <text:p>-0.7071</text:p>
          </table:table-cell>
          <table:table-cell table:formula="of:=SIN(RADIANS([.A316]*4))" office:value-type="float" office:value="8.57252759403147E-016">
            <text:p>0.0000</text:p>
          </table:table-cell>
          <table:table-cell table:formula="of:=SIN(RADIANS([.A316]*5))" office:value-type="float" office:value="0.707106781186549">
            <text:p>0.7071</text:p>
          </table:table-cell>
          <table:table-cell table:formula="of:=SIN(RADIANS([.A316]*6))" office:value-type="float" office:value="1">
            <text:p>1.0000</text:p>
          </table:table-cell>
          <table:table-cell table:formula="of:=SIN(RADIANS([.A316]*7))" office:value-type="float" office:value="0.707106781186545">
            <text:p>0.7071</text:p>
          </table:table-cell>
          <table:table-cell table:formula="of:=SIN(RADIANS([.A316]*8))" office:value-type="float" office:value="-1.71450551880629E-015">
            <text:p>0.0000</text:p>
          </table:table-cell>
          <table:table-cell table:formula="of:=SIN(RADIANS([.A316]*9))" office:value-type="float" office:value="-0.707106781186547">
            <text:p>-0.7071</text:p>
          </table:table-cell>
          <table:table-cell table:formula="of:=SIN(RADIANS([.A316]*10))" office:value-type="float" office:value="-1">
            <text:p>-1.0000</text:p>
          </table:table-cell>
          <table:table-cell table:formula="of:=SIN(RADIANS([.A316]*11))" office:value-type="float" office:value="-0.707106781186546">
            <text:p>-0.7071</text:p>
          </table:table-cell>
          <table:table-cell table:formula="of:=SIN(RADIANS([.A316]*12))" office:value-type="float" office:value="-9.80955400591059E-016">
            <text:p>0.0000</text:p>
          </table:table-cell>
          <table:table-cell table:formula="of:=SIN(RADIANS([.A316]*13))" office:value-type="float" office:value="0.70710678118655">
            <text:p>0.7071</text:p>
          </table:table-cell>
          <table:table-cell table:formula="of:=SIN(RADIANS([.A316]*14))" office:value-type="float" office:value="1">
            <text:p>1.0000</text:p>
          </table:table-cell>
          <table:table-cell table:formula="of:=SIN(RADIANS([.A316]*15))" office:value-type="float" office:value="0.707106781186548">
            <text:p>0.7071</text:p>
          </table:table-cell>
          <table:table-cell table:formula="of:=SIN(RADIANS([.A316]*16))" office:value-type="float" office:value="-3.42901103761259E-015">
            <text:p>0.0000</text:p>
          </table:table-cell>
          <table:table-cell table:formula="of:=COS(RADIANS([.A316]))" office:value-type="float" office:value="0.707106781186547">
            <text:p>0.7071</text:p>
          </table:table-cell>
          <table:table-cell table:formula="of:=COS(RADIANS([.A316]*2))" office:value-type="float" office:value="-4.28626379701574E-016">
            <text:p>0.0000</text:p>
          </table:table-cell>
          <table:table-cell table:formula="of:=COS(RADIANS([.A316]*3))" office:value-type="float" office:value="-0.707106781186547">
            <text:p>-0.7071</text:p>
          </table:table-cell>
          <table:table-cell table:formula="of:=COS(RADIANS([.A316]*4))" office:value-type="float" office:value="-1">
            <text:p>-1.0000</text:p>
          </table:table-cell>
          <table:table-cell table:formula="of:=COS(RADIANS([.A316]*5))" office:value-type="float" office:value="-0.707106781186546">
            <text:p>-0.7071</text:p>
          </table:table-cell>
          <table:table-cell table:formula="of:=COS(RADIANS([.A316]*6))" office:value-type="float" office:value="-4.9047770029553E-016">
            <text:p>0.0000</text:p>
          </table:table-cell>
          <table:table-cell table:formula="of:=COS(RADIANS([.A316]*7))" office:value-type="float" office:value="0.70710678118655">
            <text:p>0.7071</text:p>
          </table:table-cell>
          <table:table-cell table:formula="of:=COS(RADIANS([.A316]*8))" office:value-type="float" office:value="1">
            <text:p>1.0000</text:p>
          </table:table-cell>
          <table:table-cell table:formula="of:=COS(RADIANS([.A316]*9))" office:value-type="float" office:value="0.707106781186548">
            <text:p>0.7071</text:p>
          </table:table-cell>
          <table:table-cell table:formula="of:=COS(RADIANS([.A316]*10))" office:value-type="float" office:value="-3.91948873790812E-015">
            <text:p>0.0000</text:p>
          </table:table-cell>
          <table:table-cell table:formula="of:=COS(RADIANS([.A316]*11))" office:value-type="float" office:value="-0.707106781186549">
            <text:p>-0.7071</text:p>
          </table:table-cell>
          <table:table-cell table:formula="of:=COS(RADIANS([.A316]*12))" office:value-type="float" office:value="-1">
            <text:p>-1.0000</text:p>
          </table:table-cell>
          <table:table-cell table:formula="of:=COS(RADIANS([.A316]*13))" office:value-type="float" office:value="-0.707106781186545">
            <text:p>-0.7071</text:p>
          </table:table-cell>
          <table:table-cell table:formula="of:=COS(RADIANS([.A316]*14))" office:value-type="float" office:value="8.32945517611177E-015">
            <text:p>0.0000</text:p>
          </table:table-cell>
          <table:table-cell table:formula="of:=COS(RADIANS([.A316]*15))" office:value-type="float" office:value="0.707106781186547">
            <text:p>0.7071</text:p>
          </table:table-cell>
          <table:table-cell table:formula="of:=COS(RADIANS([.A316]*16))" office:value-type="float" office:value="1">
            <text:p>1.000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16S">
            <text:p>00:05:16</text:p>
          </table:table-cell>
          <table:table-cell table:formula="of:=SIN(RADIANS([.A317]))" office:value-type="float" office:value="-0.694658370458998">
            <text:p>-0.6947</text:p>
          </table:table-cell>
          <table:table-cell table:formula="of:=SIN(RADIANS([.A317]*2))" office:value-type="float" office:value="-0.999390827019096">
            <text:p>-0.9994</text:p>
          </table:table-cell>
          <table:table-cell table:formula="of:=SIN(RADIANS([.A317]*3))" office:value-type="float" office:value="-0.743144825477395">
            <text:p>-0.7431</text:p>
          </table:table-cell>
          <table:table-cell table:formula="of:=SIN(RADIANS([.A317]*4))" office:value-type="float" office:value="-0.0697564737441236">
            <text:p>-0.0698</text:p>
          </table:table-cell>
          <table:table-cell table:formula="of:=SIN(RADIANS([.A317]*5))" office:value-type="float" office:value="0.64278760968654">
            <text:p>0.6428</text:p>
          </table:table-cell>
          <table:table-cell table:formula="of:=SIN(RADIANS([.A317]*6))" office:value-type="float" office:value="0.994521895368273">
            <text:p>0.9945</text:p>
          </table:table-cell>
          <table:table-cell table:formula="of:=SIN(RADIANS([.A317]*7))" office:value-type="float" office:value="0.788010753606721">
            <text:p>0.7880</text:p>
          </table:table-cell>
          <table:table-cell table:formula="of:=SIN(RADIANS([.A317]*8))" office:value-type="float" office:value="0.139173100960062">
            <text:p>0.1392</text:p>
          </table:table-cell>
          <table:table-cell table:formula="of:=SIN(RADIANS([.A317]*9))" office:value-type="float" office:value="-0.587785252292472">
            <text:p>-0.5878</text:p>
          </table:table-cell>
          <table:table-cell table:formula="of:=SIN(RADIANS([.A317]*10))" office:value-type="float" office:value="-0.984807753012208">
            <text:p>-0.9848</text:p>
          </table:table-cell>
          <table:table-cell table:formula="of:=SIN(RADIANS([.A317]*11))" office:value-type="float" office:value="-0.82903757255504">
            <text:p>-0.8290</text:p>
          </table:table-cell>
          <table:table-cell table:formula="of:=SIN(RADIANS([.A317]*12))" office:value-type="float" office:value="-0.207911690817761">
            <text:p>-0.2079</text:p>
          </table:table-cell>
          <table:table-cell table:formula="of:=SIN(RADIANS([.A317]*13))" office:value-type="float" office:value="0.529919264233205">
            <text:p>0.5299</text:p>
          </table:table-cell>
          <table:table-cell table:formula="of:=SIN(RADIANS([.A317]*14))" office:value-type="float" office:value="0.970295726275997">
            <text:p>0.9703</text:p>
          </table:table-cell>
          <table:table-cell table:formula="of:=SIN(RADIANS([.A317]*15))" office:value-type="float" office:value="0.866025403784436">
            <text:p>0.8660</text:p>
          </table:table-cell>
          <table:table-cell table:formula="of:=SIN(RADIANS([.A317]*16))" office:value-type="float" office:value="0.275637355816993">
            <text:p>0.2756</text:p>
          </table:table-cell>
          <table:table-cell table:formula="of:=COS(RADIANS([.A317]))" office:value-type="float" office:value="0.719339800338651">
            <text:p>0.7193</text:p>
          </table:table-cell>
          <table:table-cell table:formula="of:=COS(RADIANS([.A317]*2))" office:value-type="float" office:value="0.0348994967025001">
            <text:p>0.0349</text:p>
          </table:table-cell>
          <table:table-cell table:formula="of:=COS(RADIANS([.A317]*3))" office:value-type="float" office:value="-0.669130606358858">
            <text:p>-0.6691</text:p>
          </table:table-cell>
          <table:table-cell table:formula="of:=COS(RADIANS([.A317]*4))" office:value-type="float" office:value="-0.997564050259824">
            <text:p>-0.9976</text:p>
          </table:table-cell>
          <table:table-cell table:formula="of:=COS(RADIANS([.A317]*5))" office:value-type="float" office:value="-0.766044443118978">
            <text:p>-0.7660</text:p>
          </table:table-cell>
          <table:table-cell table:formula="of:=COS(RADIANS([.A317]*6))" office:value-type="float" office:value="-0.104528463267655">
            <text:p>-0.1045</text:p>
          </table:table-cell>
          <table:table-cell table:formula="of:=COS(RADIANS([.A317]*7))" office:value-type="float" office:value="0.615661475325659">
            <text:p>0.6157</text:p>
          </table:table-cell>
          <table:table-cell table:formula="of:=COS(RADIANS([.A317]*8))" office:value-type="float" office:value="0.990268068741571">
            <text:p>0.9903</text:p>
          </table:table-cell>
          <table:table-cell table:formula="of:=COS(RADIANS([.A317]*9))" office:value-type="float" office:value="0.809016994374948">
            <text:p>0.8090</text:p>
          </table:table-cell>
          <table:table-cell table:formula="of:=COS(RADIANS([.A317]*10))" office:value-type="float" office:value="0.17364817766693">
            <text:p>0.1736</text:p>
          </table:table-cell>
          <table:table-cell table:formula="of:=COS(RADIANS([.A317]*11))" office:value-type="float" office:value="-0.559192903470749">
            <text:p>-0.5592</text:p>
          </table:table-cell>
          <table:table-cell table:formula="of:=COS(RADIANS([.A317]*12))" office:value-type="float" office:value="-0.978147600733805">
            <text:p>-0.9781</text:p>
          </table:table-cell>
          <table:table-cell table:formula="of:=COS(RADIANS([.A317]*13))" office:value-type="float" office:value="-0.848048096156426">
            <text:p>-0.8480</text:p>
          </table:table-cell>
          <table:table-cell table:formula="of:=COS(RADIANS([.A317]*14))" office:value-type="float" office:value="-0.241921895599666">
            <text:p>-0.2419</text:p>
          </table:table-cell>
          <table:table-cell table:formula="of:=COS(RADIANS([.A317]*15))" office:value-type="float" office:value="0.500000000000004">
            <text:p>0.5000</text:p>
          </table:table-cell>
          <table:table-cell table:formula="of:=COS(RADIANS([.A317]*16))" office:value-type="float" office:value="0.961261695938321">
            <text:p>0.9613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17S">
            <text:p>00:05:17</text:p>
          </table:table-cell>
          <table:table-cell table:formula="of:=SIN(RADIANS([.A318]))" office:value-type="float" office:value="-0.681998360062498">
            <text:p>-0.6820</text:p>
          </table:table-cell>
          <table:table-cell table:formula="of:=SIN(RADIANS([.A318]*2))" office:value-type="float" office:value="-0.997564050259824">
            <text:p>-0.9976</text:p>
          </table:table-cell>
          <table:table-cell table:formula="of:=SIN(RADIANS([.A318]*3))" office:value-type="float" office:value="-0.777145961456971">
            <text:p>-0.7771</text:p>
          </table:table-cell>
          <table:table-cell table:formula="of:=SIN(RADIANS([.A318]*4))" office:value-type="float" office:value="-0.139173100960067">
            <text:p>-0.1392</text:p>
          </table:table-cell>
          <table:table-cell table:formula="of:=SIN(RADIANS([.A318]*5))" office:value-type="float" office:value="0.573576436351048">
            <text:p>0.5736</text:p>
          </table:table-cell>
          <table:table-cell table:formula="of:=SIN(RADIANS([.A318]*6))" office:value-type="float" office:value="0.978147600733805">
            <text:p>0.9781</text:p>
          </table:table-cell>
          <table:table-cell table:formula="of:=SIN(RADIANS([.A318]*7))" office:value-type="float" office:value="0.857167300702113">
            <text:p>0.8572</text:p>
          </table:table-cell>
          <table:table-cell table:formula="of:=SIN(RADIANS([.A318]*8))" office:value-type="float" office:value="0.275637355817001">
            <text:p>0.2756</text:p>
          </table:table-cell>
          <table:table-cell table:formula="of:=SIN(RADIANS([.A318]*9))" office:value-type="float" office:value="-0.453990499739545">
            <text:p>-0.4540</text:p>
          </table:table-cell>
          <table:table-cell table:formula="of:=SIN(RADIANS([.A318]*10))" office:value-type="float" office:value="-0.93969262078591">
            <text:p>-0.9397</text:p>
          </table:table-cell>
          <table:table-cell table:formula="of:=SIN(RADIANS([.A318]*11))" office:value-type="float" office:value="-0.920504853452439">
            <text:p>-0.9205</text:p>
          </table:table-cell>
          <table:table-cell table:formula="of:=SIN(RADIANS([.A318]*12))" office:value-type="float" office:value="-0.406736643075803">
            <text:p>-0.4067</text:p>
          </table:table-cell>
          <table:table-cell table:formula="of:=SIN(RADIANS([.A318]*13))" office:value-type="float" office:value="0.325568154457153">
            <text:p>0.3256</text:p>
          </table:table-cell>
          <table:table-cell table:formula="of:=SIN(RADIANS([.A318]*14))" office:value-type="float" office:value="0.882947592858925">
            <text:p>0.8829</text:p>
          </table:table-cell>
          <table:table-cell table:formula="of:=SIN(RADIANS([.A318]*15))" office:value-type="float" office:value="0.965925826289069">
            <text:p>0.9659</text:p>
          </table:table-cell>
          <table:table-cell table:formula="of:=SIN(RADIANS([.A318]*16))" office:value-type="float" office:value="0.529919264233209">
            <text:p>0.5299</text:p>
          </table:table-cell>
          <table:table-cell table:formula="of:=COS(RADIANS([.A318]))" office:value-type="float" office:value="0.731353701619171">
            <text:p>0.7314</text:p>
          </table:table-cell>
          <table:table-cell table:formula="of:=COS(RADIANS([.A318]*2))" office:value-type="float" office:value="0.0697564737441259">
            <text:p>0.0698</text:p>
          </table:table-cell>
          <table:table-cell table:formula="of:=COS(RADIANS([.A318]*3))" office:value-type="float" office:value="-0.629320391049837">
            <text:p>-0.6293</text:p>
          </table:table-cell>
          <table:table-cell table:formula="of:=COS(RADIANS([.A318]*4))" office:value-type="float" office:value="-0.99026806874157">
            <text:p>-0.9903</text:p>
          </table:table-cell>
          <table:table-cell table:formula="of:=COS(RADIANS([.A318]*5))" office:value-type="float" office:value="-0.819152044288991">
            <text:p>-0.8192</text:p>
          </table:table-cell>
          <table:table-cell table:formula="of:=COS(RADIANS([.A318]*6))" office:value-type="float" office:value="-0.207911690817761">
            <text:p>-0.2079</text:p>
          </table:table-cell>
          <table:table-cell table:formula="of:=COS(RADIANS([.A318]*7))" office:value-type="float" office:value="0.515038074910053">
            <text:p>0.5150</text:p>
          </table:table-cell>
          <table:table-cell table:formula="of:=COS(RADIANS([.A318]*8))" office:value-type="float" office:value="0.961261695938318">
            <text:p>0.9613</text:p>
          </table:table-cell>
          <table:table-cell table:formula="of:=COS(RADIANS([.A318]*9))" office:value-type="float" office:value="0.891006524188369">
            <text:p>0.8910</text:p>
          </table:table-cell>
          <table:table-cell table:formula="of:=COS(RADIANS([.A318]*10))" office:value-type="float" office:value="0.342020143325665">
            <text:p>0.3420</text:p>
          </table:table-cell>
          <table:table-cell table:formula="of:=COS(RADIANS([.A318]*11))" office:value-type="float" office:value="-0.390731128489277">
            <text:p>-0.3907</text:p>
          </table:table-cell>
          <table:table-cell table:formula="of:=COS(RADIANS([.A318]*12))" office:value-type="float" office:value="-0.913545457642599">
            <text:p>-0.9135</text:p>
          </table:table-cell>
          <table:table-cell table:formula="of:=COS(RADIANS([.A318]*13))" office:value-type="float" office:value="-0.945518575599318">
            <text:p>-0.9455</text:p>
          </table:table-cell>
          <table:table-cell table:formula="of:=COS(RADIANS([.A318]*14))" office:value-type="float" office:value="-0.469471562785894">
            <text:p>-0.4695</text:p>
          </table:table-cell>
          <table:table-cell table:formula="of:=COS(RADIANS([.A318]*15))" office:value-type="float" office:value="0.258819045102517">
            <text:p>0.2588</text:p>
          </table:table-cell>
          <table:table-cell table:formula="of:=COS(RADIANS([.A318]*16))" office:value-type="float" office:value="0.848048096156424">
            <text:p>0.848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18S">
            <text:p>00:05:18</text:p>
          </table:table-cell>
          <table:table-cell table:formula="of:=SIN(RADIANS([.A319]))" office:value-type="float" office:value="-0.669130606358858">
            <text:p>-0.6691</text:p>
          </table:table-cell>
          <table:table-cell table:formula="of:=SIN(RADIANS([.A319]*2))" office:value-type="float" office:value="-0.994521895368273">
            <text:p>-0.9945</text:p>
          </table:table-cell>
          <table:table-cell table:formula="of:=SIN(RADIANS([.A319]*3))" office:value-type="float" office:value="-0.809016994374948">
            <text:p>-0.8090</text:p>
          </table:table-cell>
          <table:table-cell table:formula="of:=SIN(RADIANS([.A319]*4))" office:value-type="float" office:value="-0.20791169081776">
            <text:p>-0.2079</text:p>
          </table:table-cell>
          <table:table-cell table:formula="of:=SIN(RADIANS([.A319]*5))" office:value-type="float" office:value="0.5">
            <text:p>0.5000</text:p>
          </table:table-cell>
          <table:table-cell table:formula="of:=SIN(RADIANS([.A319]*6))" office:value-type="float" office:value="0.951056516295153">
            <text:p>0.9511</text:p>
          </table:table-cell>
          <table:table-cell table:formula="of:=SIN(RADIANS([.A319]*7))" office:value-type="float" office:value="0.9135454576426">
            <text:p>0.9135</text:p>
          </table:table-cell>
          <table:table-cell table:formula="of:=SIN(RADIANS([.A319]*8))" office:value-type="float" office:value="0.406736643075801">
            <text:p>0.4067</text:p>
          </table:table-cell>
          <table:table-cell table:formula="of:=SIN(RADIANS([.A319]*9))" office:value-type="float" office:value="-0.309016994374951">
            <text:p>-0.3090</text:p>
          </table:table-cell>
          <table:table-cell table:formula="of:=SIN(RADIANS([.A319]*10))" office:value-type="float" office:value="-0.866025403784439">
            <text:p>-0.8660</text:p>
          </table:table-cell>
          <table:table-cell table:formula="of:=SIN(RADIANS([.A319]*11))" office:value-type="float" office:value="-0.978147600733806">
            <text:p>-0.9781</text:p>
          </table:table-cell>
          <table:table-cell table:formula="of:=SIN(RADIANS([.A319]*12))" office:value-type="float" office:value="-0.587785252292477">
            <text:p>-0.5878</text:p>
          </table:table-cell>
          <table:table-cell table:formula="of:=SIN(RADIANS([.A319]*13))" office:value-type="float" office:value="0.10452846326766">
            <text:p>0.1045</text:p>
          </table:table-cell>
          <table:table-cell table:formula="of:=SIN(RADIANS([.A319]*14))" office:value-type="float" office:value="0.743144825477397">
            <text:p>0.7431</text:p>
          </table:table-cell>
          <table:table-cell table:formula="of:=SIN(RADIANS([.A319]*15))" office:value-type="float" office:value="1">
            <text:p>1.0000</text:p>
          </table:table-cell>
          <table:table-cell table:formula="of:=SIN(RADIANS([.A319]*16))" office:value-type="float" office:value="0.743144825477395">
            <text:p>0.7431</text:p>
          </table:table-cell>
          <table:table-cell table:formula="of:=COS(RADIANS([.A319]))" office:value-type="float" office:value="0.743144825477394">
            <text:p>0.7431</text:p>
          </table:table-cell>
          <table:table-cell table:formula="of:=COS(RADIANS([.A319]*2))" office:value-type="float" office:value="0.104528463267654">
            <text:p>0.1045</text:p>
          </table:table-cell>
          <table:table-cell table:formula="of:=COS(RADIANS([.A319]*3))" office:value-type="float" office:value="-0.587785252292472">
            <text:p>-0.5878</text:p>
          </table:table-cell>
          <table:table-cell table:formula="of:=COS(RADIANS([.A319]*4))" office:value-type="float" office:value="-0.978147600733806">
            <text:p>-0.9781</text:p>
          </table:table-cell>
          <table:table-cell table:formula="of:=COS(RADIANS([.A319]*5))" office:value-type="float" office:value="-0.866025403784438">
            <text:p>-0.8660</text:p>
          </table:table-cell>
          <table:table-cell table:formula="of:=COS(RADIANS([.A319]*6))" office:value-type="float" office:value="-0.30901699437495">
            <text:p>-0.3090</text:p>
          </table:table-cell>
          <table:table-cell table:formula="of:=COS(RADIANS([.A319]*7))" office:value-type="float" office:value="0.406736643075802">
            <text:p>0.4067</text:p>
          </table:table-cell>
          <table:table-cell table:formula="of:=COS(RADIANS([.A319]*8))" office:value-type="float" office:value="0.913545457642601">
            <text:p>0.9135</text:p>
          </table:table-cell>
          <table:table-cell table:formula="of:=COS(RADIANS([.A319]*9))" office:value-type="float" office:value="0.951056516295152">
            <text:p>0.9511</text:p>
          </table:table-cell>
          <table:table-cell table:formula="of:=COS(RADIANS([.A319]*10))" office:value-type="float" office:value="0.499999999999999">
            <text:p>0.5000</text:p>
          </table:table-cell>
          <table:table-cell table:formula="of:=COS(RADIANS([.A319]*11))" office:value-type="float" office:value="-0.207911690817758">
            <text:p>-0.2079</text:p>
          </table:table-cell>
          <table:table-cell table:formula="of:=COS(RADIANS([.A319]*12))" office:value-type="float" office:value="-0.809016994374945">
            <text:p>-0.8090</text:p>
          </table:table-cell>
          <table:table-cell table:formula="of:=COS(RADIANS([.A319]*13))" office:value-type="float" office:value="-0.994521895368273">
            <text:p>-0.9945</text:p>
          </table:table-cell>
          <table:table-cell table:formula="of:=COS(RADIANS([.A319]*14))" office:value-type="float" office:value="-0.669130606358855">
            <text:p>-0.6691</text:p>
          </table:table-cell>
          <table:table-cell table:formula="of:=COS(RADIANS([.A319]*15))" office:value-type="float" office:value="1.46895717834024E-015">
            <text:p>0.0000</text:p>
          </table:table-cell>
          <table:table-cell table:formula="of:=COS(RADIANS([.A319]*16))" office:value-type="float" office:value="0.669130606358857">
            <text:p>0.6691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19S">
            <text:p>00:05:19</text:p>
          </table:table-cell>
          <table:table-cell table:formula="of:=SIN(RADIANS([.A320]))" office:value-type="float" office:value="-0.656059028990507">
            <text:p>-0.6561</text:p>
          </table:table-cell>
          <table:table-cell table:formula="of:=SIN(RADIANS([.A320]*2))" office:value-type="float" office:value="-0.99026806874157">
            <text:p>-0.9903</text:p>
          </table:table-cell>
          <table:table-cell table:formula="of:=SIN(RADIANS([.A320]*3))" office:value-type="float" office:value="-0.838670567945425">
            <text:p>-0.8387</text:p>
          </table:table-cell>
          <table:table-cell table:formula="of:=SIN(RADIANS([.A320]*4))" office:value-type="float" office:value="-0.275637355816999">
            <text:p>-0.2756</text:p>
          </table:table-cell>
          <table:table-cell table:formula="of:=SIN(RADIANS([.A320]*5))" office:value-type="float" office:value="0.422618261740698">
            <text:p>0.4226</text:p>
          </table:table-cell>
          <table:table-cell table:formula="of:=SIN(RADIANS([.A320]*6))" office:value-type="float" office:value="0.9135454576426">
            <text:p>0.9135</text:p>
          </table:table-cell>
          <table:table-cell table:formula="of:=SIN(RADIANS([.A320]*7))" office:value-type="float" office:value="0.956304755963036">
            <text:p>0.9563</text:p>
          </table:table-cell>
          <table:table-cell table:formula="of:=SIN(RADIANS([.A320]*8))" office:value-type="float" office:value="0.529919264233204">
            <text:p>0.5299</text:p>
          </table:table-cell>
          <table:table-cell table:formula="of:=SIN(RADIANS([.A320]*9))" office:value-type="float" office:value="-0.156434465040234">
            <text:p>-0.1564</text:p>
          </table:table-cell>
          <table:table-cell table:formula="of:=SIN(RADIANS([.A320]*10))" office:value-type="float" office:value="-0.766044443118976">
            <text:p>-0.7660</text:p>
          </table:table-cell>
          <table:table-cell table:formula="of:=SIN(RADIANS([.A320]*11))" office:value-type="float" office:value="-0.999847695156391">
            <text:p>-0.9998</text:p>
          </table:table-cell>
          <table:table-cell table:formula="of:=SIN(RADIANS([.A320]*12))" office:value-type="float" office:value="-0.743144825477398">
            <text:p>-0.7431</text:p>
          </table:table-cell>
          <table:table-cell table:formula="of:=SIN(RADIANS([.A320]*13))" office:value-type="float" office:value="-0.121869343405144">
            <text:p>-0.1219</text:p>
          </table:table-cell>
          <table:table-cell table:formula="of:=SIN(RADIANS([.A320]*14))" office:value-type="float" office:value="0.559192903470745">
            <text:p>0.5592</text:p>
          </table:table-cell>
          <table:table-cell table:formula="of:=SIN(RADIANS([.A320]*15))" office:value-type="float" office:value="0.96592582628907">
            <text:p>0.9659</text:p>
          </table:table-cell>
          <table:table-cell table:formula="of:=SIN(RADIANS([.A320]*16))" office:value-type="float" office:value="0.898794046299166">
            <text:p>0.8988</text:p>
          </table:table-cell>
          <table:table-cell table:formula="of:=COS(RADIANS([.A320]))" office:value-type="float" office:value="0.754709580222772">
            <text:p>0.7547</text:p>
          </table:table-cell>
          <table:table-cell table:formula="of:=COS(RADIANS([.A320]*2))" office:value-type="float" office:value="0.139173100960065">
            <text:p>0.1392</text:p>
          </table:table-cell>
          <table:table-cell table:formula="of:=COS(RADIANS([.A320]*3))" office:value-type="float" office:value="-0.544639035015026">
            <text:p>-0.5446</text:p>
          </table:table-cell>
          <table:table-cell table:formula="of:=COS(RADIANS([.A320]*4))" office:value-type="float" office:value="-0.961261695938319">
            <text:p>-0.9613</text:p>
          </table:table-cell>
          <table:table-cell table:formula="of:=COS(RADIANS([.A320]*5))" office:value-type="float" office:value="-0.90630778703665">
            <text:p>-0.9063</text:p>
          </table:table-cell>
          <table:table-cell table:formula="of:=COS(RADIANS([.A320]*6))" office:value-type="float" office:value="-0.406736643075803">
            <text:p>-0.4067</text:p>
          </table:table-cell>
          <table:table-cell table:formula="of:=COS(RADIANS([.A320]*7))" office:value-type="float" office:value="0.292371704722736">
            <text:p>0.2924</text:p>
          </table:table-cell>
          <table:table-cell table:formula="of:=COS(RADIANS([.A320]*8))" office:value-type="float" office:value="0.848048096156427">
            <text:p>0.8480</text:p>
          </table:table-cell>
          <table:table-cell table:formula="of:=COS(RADIANS([.A320]*9))" office:value-type="float" office:value="0.987688340595137">
            <text:p>0.9877</text:p>
          </table:table-cell>
          <table:table-cell table:formula="of:=COS(RADIANS([.A320]*10))" office:value-type="float" office:value="0.642787609686541">
            <text:p>0.6428</text:p>
          </table:table-cell>
          <table:table-cell table:formula="of:=COS(RADIANS([.A320]*11))" office:value-type="float" office:value="-0.017452406437283">
            <text:p>-0.0175</text:p>
          </table:table-cell>
          <table:table-cell table:formula="of:=COS(RADIANS([.A320]*12))" office:value-type="float" office:value="-0.669130606358854">
            <text:p>-0.6691</text:p>
          </table:table-cell>
          <table:table-cell table:formula="of:=COS(RADIANS([.A320]*13))" office:value-type="float" office:value="-0.992546151641322">
            <text:p>-0.9925</text:p>
          </table:table-cell>
          <table:table-cell table:formula="of:=COS(RADIANS([.A320]*14))" office:value-type="float" office:value="-0.829037572555043">
            <text:p>-0.8290</text:p>
          </table:table-cell>
          <table:table-cell table:formula="of:=COS(RADIANS([.A320]*15))" office:value-type="float" office:value="-0.258819045102514">
            <text:p>-0.2588</text:p>
          </table:table-cell>
          <table:table-cell table:formula="of:=COS(RADIANS([.A320]*16))" office:value-type="float" office:value="0.438371146789079">
            <text:p>0.4384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20S">
            <text:p>00:05:20</text:p>
          </table:table-cell>
          <table:table-cell table:formula="of:=SIN(RADIANS([.A321]))" office:value-type="float" office:value="-0.64278760968654">
            <text:p>-0.6428</text:p>
          </table:table-cell>
          <table:table-cell table:formula="of:=SIN(RADIANS([.A321]*2))" office:value-type="float" office:value="-0.984807753012208">
            <text:p>-0.9848</text:p>
          </table:table-cell>
          <table:table-cell table:formula="of:=SIN(RADIANS([.A321]*3))" office:value-type="float" office:value="-0.866025403784438">
            <text:p>-0.8660</text:p>
          </table:table-cell>
          <table:table-cell table:formula="of:=SIN(RADIANS([.A321]*4))" office:value-type="float" office:value="-0.342020143325668">
            <text:p>-0.3420</text:p>
          </table:table-cell>
          <table:table-cell table:formula="of:=SIN(RADIANS([.A321]*5))" office:value-type="float" office:value="0.342020143325669">
            <text:p>0.3420</text:p>
          </table:table-cell>
          <table:table-cell table:formula="of:=SIN(RADIANS([.A321]*6))" office:value-type="float" office:value="0.866025403784441">
            <text:p>0.8660</text:p>
          </table:table-cell>
          <table:table-cell table:formula="of:=SIN(RADIANS([.A321]*7))" office:value-type="float" office:value="0.984807753012207">
            <text:p>0.9848</text:p>
          </table:table-cell>
          <table:table-cell table:formula="of:=SIN(RADIANS([.A321]*8))" office:value-type="float" office:value="0.642787609686537">
            <text:p>0.6428</text:p>
          </table:table-cell>
          <table:table-cell table:formula="of:=SIN(RADIANS([.A321]*9))" office:value-type="float" office:value="-1.95943487863577E-015">
            <text:p>0.0000</text:p>
          </table:table-cell>
          <table:table-cell table:formula="of:=SIN(RADIANS([.A321]*10))" office:value-type="float" office:value="-0.64278760968654">
            <text:p>-0.6428</text:p>
          </table:table-cell>
          <table:table-cell table:formula="of:=SIN(RADIANS([.A321]*11))" office:value-type="float" office:value="-0.984807753012208">
            <text:p>-0.9848</text:p>
          </table:table-cell>
          <table:table-cell table:formula="of:=SIN(RADIANS([.A321]*12))" office:value-type="float" office:value="-0.866025403784435">
            <text:p>-0.8660</text:p>
          </table:table-cell>
          <table:table-cell table:formula="of:=SIN(RADIANS([.A321]*13))" office:value-type="float" office:value="-0.342020143325669">
            <text:p>-0.3420</text:p>
          </table:table-cell>
          <table:table-cell table:formula="of:=SIN(RADIANS([.A321]*14))" office:value-type="float" office:value="0.342020143325675">
            <text:p>0.3420</text:p>
          </table:table-cell>
          <table:table-cell table:formula="of:=SIN(RADIANS([.A321]*15))" office:value-type="float" office:value="0.866025403784438">
            <text:p>0.8660</text:p>
          </table:table-cell>
          <table:table-cell table:formula="of:=SIN(RADIANS([.A321]*16))" office:value-type="float" office:value="0.984807753012207">
            <text:p>0.9848</text:p>
          </table:table-cell>
          <table:table-cell table:formula="of:=COS(RADIANS([.A321]))" office:value-type="float" office:value="0.766044443118978">
            <text:p>0.7660</text:p>
          </table:table-cell>
          <table:table-cell table:formula="of:=COS(RADIANS([.A321]*2))" office:value-type="float" office:value="0.17364817766693">
            <text:p>0.1736</text:p>
          </table:table-cell>
          <table:table-cell table:formula="of:=COS(RADIANS([.A321]*3))" office:value-type="float" office:value="-0.500000000000002">
            <text:p>-0.5000</text:p>
          </table:table-cell>
          <table:table-cell table:formula="of:=COS(RADIANS([.A321]*4))" office:value-type="float" office:value="-0.939692620785909">
            <text:p>-0.9397</text:p>
          </table:table-cell>
          <table:table-cell table:formula="of:=COS(RADIANS([.A321]*5))" office:value-type="float" office:value="-0.939692620785908">
            <text:p>-0.9397</text:p>
          </table:table-cell>
          <table:table-cell table:formula="of:=COS(RADIANS([.A321]*6))" office:value-type="float" office:value="-0.499999999999997">
            <text:p>-0.5000</text:p>
          </table:table-cell>
          <table:table-cell table:formula="of:=COS(RADIANS([.A321]*7))" office:value-type="float" office:value="0.173648177666933">
            <text:p>0.1736</text:p>
          </table:table-cell>
          <table:table-cell table:formula="of:=COS(RADIANS([.A321]*8))" office:value-type="float" office:value="0.76604444311898">
            <text:p>0.7660</text:p>
          </table:table-cell>
          <table:table-cell table:formula="of:=COS(RADIANS([.A321]*9))" office:value-type="float" office:value="1">
            <text:p>1.0000</text:p>
          </table:table-cell>
          <table:table-cell table:formula="of:=COS(RADIANS([.A321]*10))" office:value-type="float" office:value="0.766044443118977">
            <text:p>0.7660</text:p>
          </table:table-cell>
          <table:table-cell table:formula="of:=COS(RADIANS([.A321]*11))" office:value-type="float" office:value="0.17364817766693">
            <text:p>0.1736</text:p>
          </table:table-cell>
          <table:table-cell table:formula="of:=COS(RADIANS([.A321]*12))" office:value-type="float" office:value="-0.500000000000006">
            <text:p>-0.5000</text:p>
          </table:table-cell>
          <table:table-cell table:formula="of:=COS(RADIANS([.A321]*13))" office:value-type="float" office:value="-0.939692620785908">
            <text:p>-0.9397</text:p>
          </table:table-cell>
          <table:table-cell table:formula="of:=COS(RADIANS([.A321]*14))" office:value-type="float" office:value="-0.939692620785906">
            <text:p>-0.9397</text:p>
          </table:table-cell>
          <table:table-cell table:formula="of:=COS(RADIANS([.A321]*15))" office:value-type="float" office:value="-0.500000000000001">
            <text:p>-0.5000</text:p>
          </table:table-cell>
          <table:table-cell table:formula="of:=COS(RADIANS([.A321]*16))" office:value-type="float" office:value="0.173648177666935">
            <text:p>0.1736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21S">
            <text:p>00:05:21</text:p>
          </table:table-cell>
          <table:table-cell table:formula="of:=SIN(RADIANS([.A322]))" office:value-type="float" office:value="-0.629320391049838">
            <text:p>-0.6293</text:p>
          </table:table-cell>
          <table:table-cell table:formula="of:=SIN(RADIANS([.A322]*2))" office:value-type="float" office:value="-0.978147600733806">
            <text:p>-0.9781</text:p>
          </table:table-cell>
          <table:table-cell table:formula="of:=SIN(RADIANS([.A322]*3))" office:value-type="float" office:value="-0.891006524188367">
            <text:p>-0.8910</text:p>
          </table:table-cell>
          <table:table-cell table:formula="of:=SIN(RADIANS([.A322]*4))" office:value-type="float" office:value="-0.406736643075798">
            <text:p>-0.4067</text:p>
          </table:table-cell>
          <table:table-cell table:formula="of:=SIN(RADIANS([.A322]*5))" office:value-type="float" office:value="0.25881904510252">
            <text:p>0.2588</text:p>
          </table:table-cell>
          <table:table-cell table:formula="of:=SIN(RADIANS([.A322]*6))" office:value-type="float" office:value="0.809016994374949">
            <text:p>0.8090</text:p>
          </table:table-cell>
          <table:table-cell table:formula="of:=SIN(RADIANS([.A322]*7))" office:value-type="float" office:value="0.998629534754574">
            <text:p>0.9986</text:p>
          </table:table-cell>
          <table:table-cell table:formula="of:=SIN(RADIANS([.A322]*8))" office:value-type="float" office:value="0.743144825477391">
            <text:p>0.7431</text:p>
          </table:table-cell>
          <table:table-cell table:formula="of:=SIN(RADIANS([.A322]*9))" office:value-type="float" office:value="0.15643446504023">
            <text:p>0.1564</text:p>
          </table:table-cell>
          <table:table-cell table:formula="of:=SIN(RADIANS([.A322]*10))" office:value-type="float" office:value="-0.499999999999998">
            <text:p>-0.5000</text:p>
          </table:table-cell>
          <table:table-cell table:formula="of:=SIN(RADIANS([.A322]*11))" office:value-type="float" office:value="-0.933580426497202">
            <text:p>-0.9336</text:p>
          </table:table-cell>
          <table:table-cell table:formula="of:=SIN(RADIANS([.A322]*12))" office:value-type="float" office:value="-0.951056516295152">
            <text:p>-0.9511</text:p>
          </table:table-cell>
          <table:table-cell table:formula="of:=SIN(RADIANS([.A322]*13))" office:value-type="float" office:value="-0.54463903501503">
            <text:p>-0.5446</text:p>
          </table:table-cell>
          <table:table-cell table:formula="of:=SIN(RADIANS([.A322]*14))" office:value-type="float" office:value="0.104528463267654">
            <text:p>0.1045</text:p>
          </table:table-cell>
          <table:table-cell table:formula="of:=SIN(RADIANS([.A322]*15))" office:value-type="float" office:value="0.70710678118655">
            <text:p>0.7071</text:p>
          </table:table-cell>
          <table:table-cell table:formula="of:=SIN(RADIANS([.A322]*16))" office:value-type="float" office:value="0.994521895368274">
            <text:p>0.9945</text:p>
          </table:table-cell>
          <table:table-cell table:formula="of:=COS(RADIANS([.A322]))" office:value-type="float" office:value="0.777145961456971">
            <text:p>0.7771</text:p>
          </table:table-cell>
          <table:table-cell table:formula="of:=COS(RADIANS([.A322]*2))" office:value-type="float" office:value="0.207911690817758">
            <text:p>0.2079</text:p>
          </table:table-cell>
          <table:table-cell table:formula="of:=COS(RADIANS([.A322]*3))" office:value-type="float" office:value="-0.453990499739548">
            <text:p>-0.4540</text:p>
          </table:table-cell>
          <table:table-cell table:formula="of:=COS(RADIANS([.A322]*4))" office:value-type="float" office:value="-0.913545457642602">
            <text:p>-0.9135</text:p>
          </table:table-cell>
          <table:table-cell table:formula="of:=COS(RADIANS([.A322]*5))" office:value-type="float" office:value="-0.965925826289069">
            <text:p>-0.9659</text:p>
          </table:table-cell>
          <table:table-cell table:formula="of:=COS(RADIANS([.A322]*6))" office:value-type="float" office:value="-0.587785252292471">
            <text:p>-0.5878</text:p>
          </table:table-cell>
          <table:table-cell table:formula="of:=COS(RADIANS([.A322]*7))" office:value-type="float" office:value="0.0523359562429439">
            <text:p>0.0523</text:p>
          </table:table-cell>
          <table:table-cell table:formula="of:=COS(RADIANS([.A322]*8))" office:value-type="float" office:value="0.669130606358861">
            <text:p>0.6691</text:p>
          </table:table-cell>
          <table:table-cell table:formula="of:=COS(RADIANS([.A322]*9))" office:value-type="float" office:value="0.987688340595138">
            <text:p>0.9877</text:p>
          </table:table-cell>
          <table:table-cell table:formula="of:=COS(RADIANS([.A322]*10))" office:value-type="float" office:value="0.86602540378444">
            <text:p>0.8660</text:p>
          </table:table-cell>
          <table:table-cell table:formula="of:=COS(RADIANS([.A322]*11))" office:value-type="float" office:value="0.358367949545298">
            <text:p>0.3584</text:p>
          </table:table-cell>
          <table:table-cell table:formula="of:=COS(RADIANS([.A322]*12))" office:value-type="float" office:value="-0.309016994374953">
            <text:p>-0.3090</text:p>
          </table:table-cell>
          <table:table-cell table:formula="of:=COS(RADIANS([.A322]*13))" office:value-type="float" office:value="-0.838670567945422">
            <text:p>-0.8387</text:p>
          </table:table-cell>
          <table:table-cell table:formula="of:=COS(RADIANS([.A322]*14))" office:value-type="float" office:value="-0.994521895368273">
            <text:p>-0.9945</text:p>
          </table:table-cell>
          <table:table-cell table:formula="of:=COS(RADIANS([.A322]*15))" office:value-type="float" office:value="-0.707106781186545">
            <text:p>-0.7071</text:p>
          </table:table-cell>
          <table:table-cell table:formula="of:=COS(RADIANS([.A322]*16))" office:value-type="float" office:value="-0.104528463267645">
            <text:p>-0.1045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22S">
            <text:p>00:05:22</text:p>
          </table:table-cell>
          <table:table-cell table:formula="of:=SIN(RADIANS([.A323]))" office:value-type="float" office:value="-0.615661475325658">
            <text:p>-0.6157</text:p>
          </table:table-cell>
          <table:table-cell table:formula="of:=SIN(RADIANS([.A323]*2))" office:value-type="float" office:value="-0.970295726275996">
            <text:p>-0.9703</text:p>
          </table:table-cell>
          <table:table-cell table:formula="of:=SIN(RADIANS([.A323]*3))" office:value-type="float" office:value="-0.9135454576426">
            <text:p>-0.9135</text:p>
          </table:table-cell>
          <table:table-cell table:formula="of:=SIN(RADIANS([.A323]*4))" office:value-type="float" office:value="-0.469471562785891">
            <text:p>-0.4695</text:p>
          </table:table-cell>
          <table:table-cell table:formula="of:=SIN(RADIANS([.A323]*5))" office:value-type="float" office:value="0.173648177666931">
            <text:p>0.1736</text:p>
          </table:table-cell>
          <table:table-cell table:formula="of:=SIN(RADIANS([.A323]*6))" office:value-type="float" office:value="0.743144825477396">
            <text:p>0.7431</text:p>
          </table:table-cell>
          <table:table-cell table:formula="of:=SIN(RADIANS([.A323]*7))" office:value-type="float" office:value="0.997564050259824">
            <text:p>0.9976</text:p>
          </table:table-cell>
          <table:table-cell table:formula="of:=SIN(RADIANS([.A323]*8))" office:value-type="float" office:value="0.829037572555042">
            <text:p>0.8290</text:p>
          </table:table-cell>
          <table:table-cell table:formula="of:=SIN(RADIANS([.A323]*9))" office:value-type="float" office:value="0.309016994374947">
            <text:p>0.3090</text:p>
          </table:table-cell>
          <table:table-cell table:formula="of:=SIN(RADIANS([.A323]*10))" office:value-type="float" office:value="-0.34202014332567">
            <text:p>-0.3420</text:p>
          </table:table-cell>
          <table:table-cell table:formula="of:=SIN(RADIANS([.A323]*11))" office:value-type="float" office:value="-0.848048096156428">
            <text:p>-0.8480</text:p>
          </table:table-cell>
          <table:table-cell table:formula="of:=SIN(RADIANS([.A323]*12))" office:value-type="float" office:value="-0.994521895368273">
            <text:p>-0.9945</text:p>
          </table:table-cell>
          <table:table-cell table:formula="of:=SIN(RADIANS([.A323]*13))" office:value-type="float" office:value="-0.719339800338646">
            <text:p>-0.7193</text:p>
          </table:table-cell>
          <table:table-cell table:formula="of:=SIN(RADIANS([.A323]*14))" office:value-type="float" office:value="-0.139173100960057">
            <text:p>-0.1392</text:p>
          </table:table-cell>
          <table:table-cell table:formula="of:=SIN(RADIANS([.A323]*15))" office:value-type="float" office:value="0.499999999999996">
            <text:p>0.5000</text:p>
          </table:table-cell>
          <table:table-cell table:formula="of:=SIN(RADIANS([.A323]*16))" office:value-type="float" office:value="0.927183854566786">
            <text:p>0.9272</text:p>
          </table:table-cell>
          <table:table-cell table:formula="of:=COS(RADIANS([.A323]))" office:value-type="float" office:value="0.788010753606722">
            <text:p>0.7880</text:p>
          </table:table-cell>
          <table:table-cell table:formula="of:=COS(RADIANS([.A323]*2))" office:value-type="float" office:value="0.241921895599668">
            <text:p>0.2419</text:p>
          </table:table-cell>
          <table:table-cell table:formula="of:=COS(RADIANS([.A323]*3))" office:value-type="float" office:value="-0.406736643075801">
            <text:p>-0.4067</text:p>
          </table:table-cell>
          <table:table-cell table:formula="of:=COS(RADIANS([.A323]*4))" office:value-type="float" office:value="-0.882947592858927">
            <text:p>-0.8829</text:p>
          </table:table-cell>
          <table:table-cell table:formula="of:=COS(RADIANS([.A323]*5))" office:value-type="float" office:value="-0.984807753012208">
            <text:p>-0.9848</text:p>
          </table:table-cell>
          <table:table-cell table:formula="of:=COS(RADIANS([.A323]*6))" office:value-type="float" office:value="-0.669130606358856">
            <text:p>-0.6691</text:p>
          </table:table-cell>
          <table:table-cell table:formula="of:=COS(RADIANS([.A323]*7))" office:value-type="float" office:value="-0.0697564737441212">
            <text:p>-0.0698</text:p>
          </table:table-cell>
          <table:table-cell table:formula="of:=COS(RADIANS([.A323]*8))" office:value-type="float" office:value="0.559192903470746">
            <text:p>0.5592</text:p>
          </table:table-cell>
          <table:table-cell table:formula="of:=COS(RADIANS([.A323]*9))" office:value-type="float" office:value="0.951056516295154">
            <text:p>0.9511</text:p>
          </table:table-cell>
          <table:table-cell table:formula="of:=COS(RADIANS([.A323]*10))" office:value-type="float" office:value="0.939692620785908">
            <text:p>0.9397</text:p>
          </table:table-cell>
          <table:table-cell table:formula="of:=COS(RADIANS([.A323]*11))" office:value-type="float" office:value="0.529919264233202">
            <text:p>0.5299</text:p>
          </table:table-cell>
          <table:table-cell table:formula="of:=COS(RADIANS([.A323]*12))" office:value-type="float" office:value="-0.104528463267658">
            <text:p>-0.1045</text:p>
          </table:table-cell>
          <table:table-cell table:formula="of:=COS(RADIANS([.A323]*13))" office:value-type="float" office:value="-0.694658370459002">
            <text:p>-0.6947</text:p>
          </table:table-cell>
          <table:table-cell table:formula="of:=COS(RADIANS([.A323]*14))" office:value-type="float" office:value="-0.990268068741571">
            <text:p>-0.9903</text:p>
          </table:table-cell>
          <table:table-cell table:formula="of:=COS(RADIANS([.A323]*15))" office:value-type="float" office:value="-0.866025403784441">
            <text:p>-0.8660</text:p>
          </table:table-cell>
          <table:table-cell table:formula="of:=COS(RADIANS([.A323]*16))" office:value-type="float" office:value="-0.374606593415915">
            <text:p>-0.37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23S">
            <text:p>00:05:23</text:p>
          </table:table-cell>
          <table:table-cell table:formula="of:=SIN(RADIANS([.A324]))" office:value-type="float" office:value="-0.601815023152048">
            <text:p>-0.6018</text:p>
          </table:table-cell>
          <table:table-cell table:formula="of:=SIN(RADIANS([.A324]*2))" office:value-type="float" office:value="-0.961261695938319">
            <text:p>-0.9613</text:p>
          </table:table-cell>
          <table:table-cell table:formula="of:=SIN(RADIANS([.A324]*3))" office:value-type="float" office:value="-0.933580426497201">
            <text:p>-0.9336</text:p>
          </table:table-cell>
          <table:table-cell table:formula="of:=SIN(RADIANS([.A324]*4))" office:value-type="float" office:value="-0.529919264233205">
            <text:p>-0.5299</text:p>
          </table:table-cell>
          <table:table-cell table:formula="of:=SIN(RADIANS([.A324]*5))" office:value-type="float" office:value="0.0871557427476574">
            <text:p>0.0872</text:p>
          </table:table-cell>
          <table:table-cell table:formula="of:=SIN(RADIANS([.A324]*6))" office:value-type="float" office:value="0.66913060635886">
            <text:p>0.6691</text:p>
          </table:table-cell>
          <table:table-cell table:formula="of:=SIN(RADIANS([.A324]*7))" office:value-type="float" office:value="0.981627183447664">
            <text:p>0.9816</text:p>
          </table:table-cell>
          <table:table-cell table:formula="of:=SIN(RADIANS([.A324]*8))" office:value-type="float" office:value="0.898794046299167">
            <text:p>0.8988</text:p>
          </table:table-cell>
          <table:table-cell table:formula="of:=SIN(RADIANS([.A324]*9))" office:value-type="float" office:value="0.453990499739547">
            <text:p>0.4540</text:p>
          </table:table-cell>
          <table:table-cell table:formula="of:=SIN(RADIANS([.A324]*10))" office:value-type="float" office:value="-0.173648177666929">
            <text:p>-0.1736</text:p>
          </table:table-cell>
          <table:table-cell table:formula="of:=SIN(RADIANS([.A324]*11))" office:value-type="float" office:value="-0.731353701619169">
            <text:p>-0.7314</text:p>
          </table:table-cell>
          <table:table-cell table:formula="of:=SIN(RADIANS([.A324]*12))" office:value-type="float" office:value="-0.994521895368274">
            <text:p>-0.9945</text:p>
          </table:table-cell>
          <table:table-cell table:formula="of:=SIN(RADIANS([.A324]*13))" office:value-type="float" office:value="-0.857167300702111">
            <text:p>-0.8572</text:p>
          </table:table-cell>
          <table:table-cell table:formula="of:=SIN(RADIANS([.A324]*14))" office:value-type="float" office:value="-0.37460659341591">
            <text:p>-0.3746</text:p>
          </table:table-cell>
          <table:table-cell table:formula="of:=SIN(RADIANS([.A324]*15))" office:value-type="float" office:value="0.258819045102522">
            <text:p>0.2588</text:p>
          </table:table-cell>
          <table:table-cell table:formula="of:=SIN(RADIANS([.A324]*16))" office:value-type="float" office:value="0.788010753606722">
            <text:p>0.7880</text:p>
          </table:table-cell>
          <table:table-cell table:formula="of:=COS(RADIANS([.A324]))" office:value-type="float" office:value="0.798635510047293">
            <text:p>0.7986</text:p>
          </table:table-cell>
          <table:table-cell table:formula="of:=COS(RADIANS([.A324]*2))" office:value-type="float" office:value="0.275637355816999">
            <text:p>0.2756</text:p>
          </table:table-cell>
          <table:table-cell table:formula="of:=COS(RADIANS([.A324]*3))" office:value-type="float" office:value="-0.358367949545301">
            <text:p>-0.3584</text:p>
          </table:table-cell>
          <table:table-cell table:formula="of:=COS(RADIANS([.A324]*4))" office:value-type="float" office:value="-0.848048096156426">
            <text:p>-0.8480</text:p>
          </table:table-cell>
          <table:table-cell table:formula="of:=COS(RADIANS([.A324]*5))" office:value-type="float" office:value="-0.996194698091746">
            <text:p>-0.9962</text:p>
          </table:table-cell>
          <table:table-cell table:formula="of:=COS(RADIANS([.A324]*6))" office:value-type="float" office:value="-0.743144825477393">
            <text:p>-0.7431</text:p>
          </table:table-cell>
          <table:table-cell table:formula="of:=COS(RADIANS([.A324]*7))" office:value-type="float" office:value="-0.190808995376544">
            <text:p>-0.1908</text:p>
          </table:table-cell>
          <table:table-cell table:formula="of:=COS(RADIANS([.A324]*8))" office:value-type="float" office:value="0.438371146789078">
            <text:p>0.4384</text:p>
          </table:table-cell>
          <table:table-cell table:formula="of:=COS(RADIANS([.A324]*9))" office:value-type="float" office:value="0.891006524188368">
            <text:p>0.8910</text:p>
          </table:table-cell>
          <table:table-cell table:formula="of:=COS(RADIANS([.A324]*10))" office:value-type="float" office:value="0.984807753012208">
            <text:p>0.9848</text:p>
          </table:table-cell>
          <table:table-cell table:formula="of:=COS(RADIANS([.A324]*11))" office:value-type="float" office:value="0.6819983600625">
            <text:p>0.6820</text:p>
          </table:table-cell>
          <table:table-cell table:formula="of:=COS(RADIANS([.A324]*12))" office:value-type="float" office:value="0.10452846326765">
            <text:p>0.1045</text:p>
          </table:table-cell>
          <table:table-cell table:formula="of:=COS(RADIANS([.A324]*13))" office:value-type="float" office:value="-0.515038074910057">
            <text:p>-0.5150</text:p>
          </table:table-cell>
          <table:table-cell table:formula="of:=COS(RADIANS([.A324]*14))" office:value-type="float" office:value="-0.927183854566788">
            <text:p>-0.9272</text:p>
          </table:table-cell>
          <table:table-cell table:formula="of:=COS(RADIANS([.A324]*15))" office:value-type="float" office:value="-0.965925826289068">
            <text:p>-0.9659</text:p>
          </table:table-cell>
          <table:table-cell table:formula="of:=COS(RADIANS([.A324]*16))" office:value-type="float" office:value="-0.615661475325658">
            <text:p>-0.6157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24S">
            <text:p>00:05:24</text:p>
          </table:table-cell>
          <table:table-cell table:formula="of:=SIN(RADIANS([.A325]))" office:value-type="float" office:value="-0.587785252292473">
            <text:p>-0.5878</text:p>
          </table:table-cell>
          <table:table-cell table:formula="of:=SIN(RADIANS([.A325]*2))" office:value-type="float" office:value="-0.951056516295154">
            <text:p>-0.9511</text:p>
          </table:table-cell>
          <table:table-cell table:formula="of:=SIN(RADIANS([.A325]*3))" office:value-type="float" office:value="-0.951056516295153">
            <text:p>-0.9511</text:p>
          </table:table-cell>
          <table:table-cell table:formula="of:=SIN(RADIANS([.A325]*4))" office:value-type="float" office:value="-0.587785252292473">
            <text:p>-0.5878</text:p>
          </table:table-cell>
          <table:table-cell table:formula="of:=SIN(RADIANS([.A325]*5))" office:value-type="float" office:value="1.10218211923262E-015">
            <text:p>0.0000</text:p>
          </table:table-cell>
          <table:table-cell table:formula="of:=SIN(RADIANS([.A325]*6))" office:value-type="float" office:value="0.587785252292474">
            <text:p>0.5878</text:p>
          </table:table-cell>
          <table:table-cell table:formula="of:=SIN(RADIANS([.A325]*7))" office:value-type="float" office:value="0.951056516295153">
            <text:p>0.9511</text:p>
          </table:table-cell>
          <table:table-cell table:formula="of:=SIN(RADIANS([.A325]*8))" office:value-type="float" office:value="0.951056516295153">
            <text:p>0.9511</text:p>
          </table:table-cell>
          <table:table-cell table:formula="of:=SIN(RADIANS([.A325]*9))" office:value-type="float" office:value="0.587785252292474">
            <text:p>0.5878</text:p>
          </table:table-cell>
          <table:table-cell table:formula="of:=SIN(RADIANS([.A325]*10))" office:value-type="float" office:value="-2.20436423846524E-015">
            <text:p>0.0000</text:p>
          </table:table-cell>
          <table:table-cell table:formula="of:=SIN(RADIANS([.A325]*11))" office:value-type="float" office:value="-0.587785252292472">
            <text:p>-0.5878</text:p>
          </table:table-cell>
          <table:table-cell table:formula="of:=SIN(RADIANS([.A325]*12))" office:value-type="float" office:value="-0.951056516295154">
            <text:p>-0.9511</text:p>
          </table:table-cell>
          <table:table-cell table:formula="of:=SIN(RADIANS([.A325]*13))" office:value-type="float" office:value="-0.951056516295154">
            <text:p>-0.9511</text:p>
          </table:table-cell>
          <table:table-cell table:formula="of:=SIN(RADIANS([.A325]*14))" office:value-type="float" office:value="-0.587785252292476">
            <text:p>-0.5878</text:p>
          </table:table-cell>
          <table:table-cell table:formula="of:=SIN(RADIANS([.A325]*15))" office:value-type="float" office:value="6.85926003649835E-015">
            <text:p>0.0000</text:p>
          </table:table-cell>
          <table:table-cell table:formula="of:=SIN(RADIANS([.A325]*16))" office:value-type="float" office:value="0.587785252292476">
            <text:p>0.5878</text:p>
          </table:table-cell>
          <table:table-cell table:formula="of:=COS(RADIANS([.A325]))" office:value-type="float" office:value="0.809016994374947">
            <text:p>0.8090</text:p>
          </table:table-cell>
          <table:table-cell table:formula="of:=COS(RADIANS([.A325]*2))" office:value-type="float" office:value="0.309016994374947">
            <text:p>0.3090</text:p>
          </table:table-cell>
          <table:table-cell table:formula="of:=COS(RADIANS([.A325]*3))" office:value-type="float" office:value="-0.309016994374948">
            <text:p>-0.3090</text:p>
          </table:table-cell>
          <table:table-cell table:formula="of:=COS(RADIANS([.A325]*4))" office:value-type="float" office:value="-0.809016994374948">
            <text:p>-0.8090</text:p>
          </table:table-cell>
          <table:table-cell table:formula="of:=COS(RADIANS([.A325]*5))" office:value-type="float" office:value="-1">
            <text:p>-1.0000</text:p>
          </table:table-cell>
          <table:table-cell table:formula="of:=COS(RADIANS([.A325]*6))" office:value-type="float" office:value="-0.809016994374947">
            <text:p>-0.8090</text:p>
          </table:table-cell>
          <table:table-cell table:formula="of:=COS(RADIANS([.A325]*7))" office:value-type="float" office:value="-0.309016994374949">
            <text:p>-0.3090</text:p>
          </table:table-cell>
          <table:table-cell table:formula="of:=COS(RADIANS([.A325]*8))" office:value-type="float" office:value="0.309016994374949">
            <text:p>0.3090</text:p>
          </table:table-cell>
          <table:table-cell table:formula="of:=COS(RADIANS([.A325]*9))" office:value-type="float" office:value="0.809016994374946">
            <text:p>0.8090</text:p>
          </table:table-cell>
          <table:table-cell table:formula="of:=COS(RADIANS([.A325]*10))" office:value-type="float" office:value="1">
            <text:p>1.0000</text:p>
          </table:table-cell>
          <table:table-cell table:formula="of:=COS(RADIANS([.A325]*11))" office:value-type="float" office:value="0.809016994374948">
            <text:p>0.8090</text:p>
          </table:table-cell>
          <table:table-cell table:formula="of:=COS(RADIANS([.A325]*12))" office:value-type="float" office:value="0.309016994374945">
            <text:p>0.3090</text:p>
          </table:table-cell>
          <table:table-cell table:formula="of:=COS(RADIANS([.A325]*13))" office:value-type="float" office:value="-0.309016994374947">
            <text:p>-0.3090</text:p>
          </table:table-cell>
          <table:table-cell table:formula="of:=COS(RADIANS([.A325]*14))" office:value-type="float" office:value="-0.809016994374945">
            <text:p>-0.8090</text:p>
          </table:table-cell>
          <table:table-cell table:formula="of:=COS(RADIANS([.A325]*15))" office:value-type="float" office:value="-1">
            <text:p>-1.0000</text:p>
          </table:table-cell>
          <table:table-cell table:formula="of:=COS(RADIANS([.A325]*16))" office:value-type="float" office:value="-0.809016994374945">
            <text:p>-0.809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25S">
            <text:p>00:05:25</text:p>
          </table:table-cell>
          <table:table-cell table:formula="of:=SIN(RADIANS([.A326]))" office:value-type="float" office:value="-0.573576436351047">
            <text:p>-0.5736</text:p>
          </table:table-cell>
          <table:table-cell table:formula="of:=SIN(RADIANS([.A326]*2))" office:value-type="float" office:value="-0.939692620785909">
            <text:p>-0.9397</text:p>
          </table:table-cell>
          <table:table-cell table:formula="of:=SIN(RADIANS([.A326]*3))" office:value-type="float" office:value="-0.965925826289068">
            <text:p>-0.9659</text:p>
          </table:table-cell>
          <table:table-cell table:formula="of:=SIN(RADIANS([.A326]*4))" office:value-type="float" office:value="-0.642787609686538">
            <text:p>-0.6428</text:p>
          </table:table-cell>
          <table:table-cell table:formula="of:=SIN(RADIANS([.A326]*5))" office:value-type="float" office:value="-0.0871557427476587">
            <text:p>-0.0872</text:p>
          </table:table-cell>
          <table:table-cell table:formula="of:=SIN(RADIANS([.A326]*6))" office:value-type="float" office:value="0.500000000000001">
            <text:p>0.5000</text:p>
          </table:table-cell>
          <table:table-cell table:formula="of:=SIN(RADIANS([.A326]*7))" office:value-type="float" office:value="0.906307787036651">
            <text:p>0.9063</text:p>
          </table:table-cell>
          <table:table-cell table:formula="of:=SIN(RADIANS([.A326]*8))" office:value-type="float" office:value="0.984807753012207">
            <text:p>0.9848</text:p>
          </table:table-cell>
          <table:table-cell table:formula="of:=SIN(RADIANS([.A326]*9))" office:value-type="float" office:value="0.707106781186549">
            <text:p>0.7071</text:p>
          </table:table-cell>
          <table:table-cell table:formula="of:=SIN(RADIANS([.A326]*10))" office:value-type="float" office:value="0.173648177666931">
            <text:p>0.1736</text:p>
          </table:table-cell>
          <table:table-cell table:formula="of:=SIN(RADIANS([.A326]*11))" office:value-type="float" office:value="-0.4226182617407">
            <text:p>-0.4226</text:p>
          </table:table-cell>
          <table:table-cell table:formula="of:=SIN(RADIANS([.A326]*12))" office:value-type="float" office:value="-0.866025403784439">
            <text:p>-0.8660</text:p>
          </table:table-cell>
          <table:table-cell table:formula="of:=SIN(RADIANS([.A326]*13))" office:value-type="float" office:value="-0.996194698091746">
            <text:p>-0.9962</text:p>
          </table:table-cell>
          <table:table-cell table:formula="of:=SIN(RADIANS([.A326]*14))" office:value-type="float" office:value="-0.766044443118975">
            <text:p>-0.7660</text:p>
          </table:table-cell>
          <table:table-cell table:formula="of:=SIN(RADIANS([.A326]*15))" office:value-type="float" office:value="-0.258819045102522">
            <text:p>-0.2588</text:p>
          </table:table-cell>
          <table:table-cell table:formula="of:=SIN(RADIANS([.A326]*16))" office:value-type="float" office:value="0.342020143325675">
            <text:p>0.3420</text:p>
          </table:table-cell>
          <table:table-cell table:formula="of:=COS(RADIANS([.A326]))" office:value-type="float" office:value="0.819152044288992">
            <text:p>0.8192</text:p>
          </table:table-cell>
          <table:table-cell table:formula="of:=COS(RADIANS([.A326]*2))" office:value-type="float" office:value="0.342020143325668">
            <text:p>0.3420</text:p>
          </table:table-cell>
          <table:table-cell table:formula="of:=COS(RADIANS([.A326]*3))" office:value-type="float" office:value="-0.258819045102521">
            <text:p>-0.2588</text:p>
          </table:table-cell>
          <table:table-cell table:formula="of:=COS(RADIANS([.A326]*4))" office:value-type="float" office:value="-0.766044443118979">
            <text:p>-0.7660</text:p>
          </table:table-cell>
          <table:table-cell table:formula="of:=COS(RADIANS([.A326]*5))" office:value-type="float" office:value="-0.996194698091745">
            <text:p>-0.9962</text:p>
          </table:table-cell>
          <table:table-cell table:formula="of:=COS(RADIANS([.A326]*6))" office:value-type="float" office:value="-0.866025403784438">
            <text:p>-0.8660</text:p>
          </table:table-cell>
          <table:table-cell table:formula="of:=COS(RADIANS([.A326]*7))" office:value-type="float" office:value="-0.422618261740698">
            <text:p>-0.4226</text:p>
          </table:table-cell>
          <table:table-cell table:formula="of:=COS(RADIANS([.A326]*8))" office:value-type="float" office:value="0.173648177666934">
            <text:p>0.1736</text:p>
          </table:table-cell>
          <table:table-cell table:formula="of:=COS(RADIANS([.A326]*9))" office:value-type="float" office:value="0.707106781186546">
            <text:p>0.7071</text:p>
          </table:table-cell>
          <table:table-cell table:formula="of:=COS(RADIANS([.A326]*10))" office:value-type="float" office:value="0.984807753012208">
            <text:p>0.9848</text:p>
          </table:table-cell>
          <table:table-cell table:formula="of:=COS(RADIANS([.A326]*11))" office:value-type="float" office:value="0.90630778703665">
            <text:p>0.9063</text:p>
          </table:table-cell>
          <table:table-cell table:formula="of:=COS(RADIANS([.A326]*12))" office:value-type="float" office:value="0.499999999999999">
            <text:p>0.5000</text:p>
          </table:table-cell>
          <table:table-cell table:formula="of:=COS(RADIANS([.A326]*13))" office:value-type="float" office:value="-0.0871557427476539">
            <text:p>-0.0872</text:p>
          </table:table-cell>
          <table:table-cell table:formula="of:=COS(RADIANS([.A326]*14))" office:value-type="float" office:value="-0.642787609686542">
            <text:p>-0.6428</text:p>
          </table:table-cell>
          <table:table-cell table:formula="of:=COS(RADIANS([.A326]*15))" office:value-type="float" office:value="-0.965925826289068">
            <text:p>-0.9659</text:p>
          </table:table-cell>
          <table:table-cell table:formula="of:=COS(RADIANS([.A326]*16))" office:value-type="float" office:value="-0.939692620785906">
            <text:p>-0.9397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26S">
            <text:p>00:05:26</text:p>
          </table:table-cell>
          <table:table-cell table:formula="of:=SIN(RADIANS([.A327]))" office:value-type="float" office:value="-0.559192903470747">
            <text:p>-0.5592</text:p>
          </table:table-cell>
          <table:table-cell table:formula="of:=SIN(RADIANS([.A327]*2))" office:value-type="float" office:value="-0.927183854566787">
            <text:p>-0.9272</text:p>
          </table:table-cell>
          <table:table-cell table:formula="of:=SIN(RADIANS([.A327]*3))" office:value-type="float" office:value="-0.978147600733806">
            <text:p>-0.9781</text:p>
          </table:table-cell>
          <table:table-cell table:formula="of:=SIN(RADIANS([.A327]*4))" office:value-type="float" office:value="-0.694658370458998">
            <text:p>-0.6947</text:p>
          </table:table-cell>
          <table:table-cell table:formula="of:=SIN(RADIANS([.A327]*5))" office:value-type="float" office:value="-0.173648177666929">
            <text:p>-0.1736</text:p>
          </table:table-cell>
          <table:table-cell table:formula="of:=SIN(RADIANS([.A327]*6))" office:value-type="float" office:value="0.4067366430758">
            <text:p>0.4067</text:p>
          </table:table-cell>
          <table:table-cell table:formula="of:=SIN(RADIANS([.A327]*7))" office:value-type="float" office:value="0.848048096156425">
            <text:p>0.8480</text:p>
          </table:table-cell>
          <table:table-cell table:formula="of:=SIN(RADIANS([.A327]*8))" office:value-type="float" office:value="0.999390827019096">
            <text:p>0.9994</text:p>
          </table:table-cell>
          <table:table-cell table:formula="of:=SIN(RADIANS([.A327]*9))" office:value-type="float" office:value="0.809016994374945">
            <text:p>0.8090</text:p>
          </table:table-cell>
          <table:table-cell table:formula="of:=SIN(RADIANS([.A327]*10))" office:value-type="float" office:value="0.342020143325666">
            <text:p>0.3420</text:p>
          </table:table-cell>
          <table:table-cell table:formula="of:=SIN(RADIANS([.A327]*11))" office:value-type="float" office:value="-0.241921895599669">
            <text:p>-0.2419</text:p>
          </table:table-cell>
          <table:table-cell table:formula="of:=SIN(RADIANS([.A327]*12))" office:value-type="float" office:value="-0.743144825477394">
            <text:p>-0.7431</text:p>
          </table:table-cell>
          <table:table-cell table:formula="of:=SIN(RADIANS([.A327]*13))" office:value-type="float" office:value="-0.990268068741571">
            <text:p>-0.9903</text:p>
          </table:table-cell>
          <table:table-cell table:formula="of:=SIN(RADIANS([.A327]*14))" office:value-type="float" office:value="-0.898794046299168">
            <text:p>-0.8988</text:p>
          </table:table-cell>
          <table:table-cell table:formula="of:=SIN(RADIANS([.A327]*15))" office:value-type="float" office:value="-0.499999999999997">
            <text:p>-0.5000</text:p>
          </table:table-cell>
          <table:table-cell table:formula="of:=SIN(RADIANS([.A327]*16))" office:value-type="float" office:value="0.069756473744121">
            <text:p>0.0698</text:p>
          </table:table-cell>
          <table:table-cell table:formula="of:=COS(RADIANS([.A327]))" office:value-type="float" office:value="0.829037572555042">
            <text:p>0.8290</text:p>
          </table:table-cell>
          <table:table-cell table:formula="of:=COS(RADIANS([.A327]*2))" office:value-type="float" office:value="0.374606593415912">
            <text:p>0.3746</text:p>
          </table:table-cell>
          <table:table-cell table:formula="of:=COS(RADIANS([.A327]*3))" office:value-type="float" office:value="-0.207911690817759">
            <text:p>-0.2079</text:p>
          </table:table-cell>
          <table:table-cell table:formula="of:=COS(RADIANS([.A327]*4))" office:value-type="float" office:value="-0.71933980033865">
            <text:p>-0.7193</text:p>
          </table:table-cell>
          <table:table-cell table:formula="of:=COS(RADIANS([.A327]*5))" office:value-type="float" office:value="-0.984807753012208">
            <text:p>-0.9848</text:p>
          </table:table-cell>
          <table:table-cell table:formula="of:=COS(RADIANS([.A327]*6))" office:value-type="float" office:value="-0.913545457642601">
            <text:p>-0.9135</text:p>
          </table:table-cell>
          <table:table-cell table:formula="of:=COS(RADIANS([.A327]*7))" office:value-type="float" office:value="-0.529919264233206">
            <text:p>-0.5299</text:p>
          </table:table-cell>
          <table:table-cell table:formula="of:=COS(RADIANS([.A327]*8))" office:value-type="float" office:value="0.0348994967024988">
            <text:p>0.0349</text:p>
          </table:table-cell>
          <table:table-cell table:formula="of:=COS(RADIANS([.A327]*9))" office:value-type="float" office:value="0.587785252292476">
            <text:p>0.5878</text:p>
          </table:table-cell>
          <table:table-cell table:formula="of:=COS(RADIANS([.A327]*10))" office:value-type="float" office:value="0.939692620785909">
            <text:p>0.9397</text:p>
          </table:table-cell>
          <table:table-cell table:formula="of:=COS(RADIANS([.A327]*11))" office:value-type="float" office:value="0.970295726275996">
            <text:p>0.9703</text:p>
          </table:table-cell>
          <table:table-cell table:formula="of:=COS(RADIANS([.A327]*12))" office:value-type="float" office:value="0.669130606358858">
            <text:p>0.6691</text:p>
          </table:table-cell>
          <table:table-cell table:formula="of:=COS(RADIANS([.A327]*13))" office:value-type="float" office:value="0.139173100960059">
            <text:p>0.1392</text:p>
          </table:table-cell>
          <table:table-cell table:formula="of:=COS(RADIANS([.A327]*14))" office:value-type="float" office:value="-0.438371146789076">
            <text:p>-0.4384</text:p>
          </table:table-cell>
          <table:table-cell table:formula="of:=COS(RADIANS([.A327]*15))" office:value-type="float" office:value="-0.866025403784441">
            <text:p>-0.8660</text:p>
          </table:table-cell>
          <table:table-cell table:formula="of:=COS(RADIANS([.A327]*16))" office:value-type="float" office:value="-0.997564050259824">
            <text:p>-0.9976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27S">
            <text:p>00:05:27</text:p>
          </table:table-cell>
          <table:table-cell table:formula="of:=SIN(RADIANS([.A328]))" office:value-type="float" office:value="-0.544639035015027">
            <text:p>-0.5446</text:p>
          </table:table-cell>
          <table:table-cell table:formula="of:=SIN(RADIANS([.A328]*2))" office:value-type="float" office:value="-0.913545457642601">
            <text:p>-0.9135</text:p>
          </table:table-cell>
          <table:table-cell table:formula="of:=SIN(RADIANS([.A328]*3))" office:value-type="float" office:value="-0.987688340595138">
            <text:p>-0.9877</text:p>
          </table:table-cell>
          <table:table-cell table:formula="of:=SIN(RADIANS([.A328]*4))" office:value-type="float" office:value="-0.743144825477394">
            <text:p>-0.7431</text:p>
          </table:table-cell>
          <table:table-cell table:formula="of:=SIN(RADIANS([.A328]*5))" office:value-type="float" office:value="-0.258819045102521">
            <text:p>-0.2588</text:p>
          </table:table-cell>
          <table:table-cell table:formula="of:=SIN(RADIANS([.A328]*6))" office:value-type="float" office:value="0.309016994374947">
            <text:p>0.3090</text:p>
          </table:table-cell>
          <table:table-cell table:formula="of:=SIN(RADIANS([.A328]*7))" office:value-type="float" office:value="0.777145961456973">
            <text:p>0.7771</text:p>
          </table:table-cell>
          <table:table-cell table:formula="of:=SIN(RADIANS([.A328]*8))" office:value-type="float" office:value="0.994521895368273">
            <text:p>0.9945</text:p>
          </table:table-cell>
          <table:table-cell table:formula="of:=SIN(RADIANS([.A328]*9))" office:value-type="float" office:value="0.891006524188366">
            <text:p>0.8910</text:p>
          </table:table-cell>
          <table:table-cell table:formula="of:=SIN(RADIANS([.A328]*10))" office:value-type="float" office:value="0.500000000000001">
            <text:p>0.5000</text:p>
          </table:table-cell>
          <table:table-cell table:formula="of:=SIN(RADIANS([.A328]*11))" office:value-type="float" office:value="-0.0523359562429466">
            <text:p>-0.0523</text:p>
          </table:table-cell>
          <table:table-cell table:formula="of:=SIN(RADIANS([.A328]*12))" office:value-type="float" office:value="-0.587785252292472">
            <text:p>-0.5878</text:p>
          </table:table-cell>
          <table:table-cell table:formula="of:=SIN(RADIANS([.A328]*13))" office:value-type="float" office:value="-0.933580426497203">
            <text:p>-0.9336</text:p>
          </table:table-cell>
          <table:table-cell table:formula="of:=SIN(RADIANS([.A328]*14))" office:value-type="float" office:value="-0.978147600733804">
            <text:p>-0.9781</text:p>
          </table:table-cell>
          <table:table-cell table:formula="of:=SIN(RADIANS([.A328]*15))" office:value-type="float" office:value="-0.707106781186551">
            <text:p>-0.7071</text:p>
          </table:table-cell>
          <table:table-cell table:formula="of:=SIN(RADIANS([.A328]*16))" office:value-type="float" office:value="-0.20791169081776">
            <text:p>-0.2079</text:p>
          </table:table-cell>
          <table:table-cell table:formula="of:=COS(RADIANS([.A328]))" office:value-type="float" office:value="0.838670567945424">
            <text:p>0.8387</text:p>
          </table:table-cell>
          <table:table-cell table:formula="of:=COS(RADIANS([.A328]*2))" office:value-type="float" office:value="0.4067366430758">
            <text:p>0.4067</text:p>
          </table:table-cell>
          <table:table-cell table:formula="of:=COS(RADIANS([.A328]*3))" office:value-type="float" office:value="-0.156434465040231">
            <text:p>-0.1564</text:p>
          </table:table-cell>
          <table:table-cell table:formula="of:=COS(RADIANS([.A328]*4))" office:value-type="float" office:value="-0.669130606358858">
            <text:p>-0.6691</text:p>
          </table:table-cell>
          <table:table-cell table:formula="of:=COS(RADIANS([.A328]*5))" office:value-type="float" office:value="-0.965925826289068">
            <text:p>-0.9659</text:p>
          </table:table-cell>
          <table:table-cell table:formula="of:=COS(RADIANS([.A328]*6))" office:value-type="float" office:value="-0.951056516295154">
            <text:p>-0.9511</text:p>
          </table:table-cell>
          <table:table-cell table:formula="of:=COS(RADIANS([.A328]*7))" office:value-type="float" office:value="-0.629320391049835">
            <text:p>-0.6293</text:p>
          </table:table-cell>
          <table:table-cell table:formula="of:=COS(RADIANS([.A328]*8))" office:value-type="float" office:value="-0.104528463267654">
            <text:p>-0.1045</text:p>
          </table:table-cell>
          <table:table-cell table:formula="of:=COS(RADIANS([.A328]*9))" office:value-type="float" office:value="0.453990499739549">
            <text:p>0.4540</text:p>
          </table:table-cell>
          <table:table-cell table:formula="of:=COS(RADIANS([.A328]*10))" office:value-type="float" office:value="0.866025403784438">
            <text:p>0.8660</text:p>
          </table:table-cell>
          <table:table-cell table:formula="of:=COS(RADIANS([.A328]*11))" office:value-type="float" office:value="0.998629534754574">
            <text:p>0.9986</text:p>
          </table:table-cell>
          <table:table-cell table:formula="of:=COS(RADIANS([.A328]*12))" office:value-type="float" office:value="0.809016994374948">
            <text:p>0.8090</text:p>
          </table:table-cell>
          <table:table-cell table:formula="of:=COS(RADIANS([.A328]*13))" office:value-type="float" office:value="0.358367949545298">
            <text:p>0.3584</text:p>
          </table:table-cell>
          <table:table-cell table:formula="of:=COS(RADIANS([.A328]*14))" office:value-type="float" office:value="-0.207911690817765">
            <text:p>-0.2079</text:p>
          </table:table-cell>
          <table:table-cell table:formula="of:=COS(RADIANS([.A328]*15))" office:value-type="float" office:value="-0.707106781186544">
            <text:p>-0.7071</text:p>
          </table:table-cell>
          <table:table-cell table:formula="of:=COS(RADIANS([.A328]*16))" office:value-type="float" office:value="-0.978147600733805">
            <text:p>-0.9781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28S">
            <text:p>00:05:28</text:p>
          </table:table-cell>
          <table:table-cell table:formula="of:=SIN(RADIANS([.A329]))" office:value-type="float" office:value="-0.529919264233205">
            <text:p>-0.5299</text:p>
          </table:table-cell>
          <table:table-cell table:formula="of:=SIN(RADIANS([.A329]*2))" office:value-type="float" office:value="-0.898794046299167">
            <text:p>-0.8988</text:p>
          </table:table-cell>
          <table:table-cell table:formula="of:=SIN(RADIANS([.A329]*3))" office:value-type="float" office:value="-0.994521895368273">
            <text:p>-0.9945</text:p>
          </table:table-cell>
          <table:table-cell table:formula="of:=SIN(RADIANS([.A329]*4))" office:value-type="float" office:value="-0.788010753606722">
            <text:p>-0.7880</text:p>
          </table:table-cell>
          <table:table-cell table:formula="of:=SIN(RADIANS([.A329]*5))" office:value-type="float" office:value="-0.342020143325667">
            <text:p>-0.3420</text:p>
          </table:table-cell>
          <table:table-cell table:formula="of:=SIN(RADIANS([.A329]*6))" office:value-type="float" office:value="0.207911690817758">
            <text:p>0.2079</text:p>
          </table:table-cell>
          <table:table-cell table:formula="of:=SIN(RADIANS([.A329]*7))" office:value-type="float" office:value="0.694658370458997">
            <text:p>0.6947</text:p>
          </table:table-cell>
          <table:table-cell table:formula="of:=SIN(RADIANS([.A329]*8))" office:value-type="float" office:value="0.970295726275997">
            <text:p>0.9703</text:p>
          </table:table-cell>
          <table:table-cell table:formula="of:=SIN(RADIANS([.A329]*9))" office:value-type="float" office:value="0.951056516295153">
            <text:p>0.9511</text:p>
          </table:table-cell>
          <table:table-cell table:formula="of:=SIN(RADIANS([.A329]*10))" office:value-type="float" office:value="0.642787609686537">
            <text:p>0.6428</text:p>
          </table:table-cell>
          <table:table-cell table:formula="of:=SIN(RADIANS([.A329]*11))" office:value-type="float" office:value="0.139173100960061">
            <text:p>0.1392</text:p>
          </table:table-cell>
          <table:table-cell table:formula="of:=SIN(RADIANS([.A329]*12))" office:value-type="float" office:value="-0.406736643075798">
            <text:p>-0.4067</text:p>
          </table:table-cell>
          <table:table-cell table:formula="of:=SIN(RADIANS([.A329]*13))" office:value-type="float" office:value="-0.829037572555041">
            <text:p>-0.8290</text:p>
          </table:table-cell>
          <table:table-cell table:formula="of:=SIN(RADIANS([.A329]*14))" office:value-type="float" office:value="-0.999390827019096">
            <text:p>-0.9994</text:p>
          </table:table-cell>
          <table:table-cell table:formula="of:=SIN(RADIANS([.A329]*15))" office:value-type="float" office:value="-0.866025403784438">
            <text:p>-0.8660</text:p>
          </table:table-cell>
          <table:table-cell table:formula="of:=SIN(RADIANS([.A329]*16))" office:value-type="float" office:value="-0.469471562785889">
            <text:p>-0.4695</text:p>
          </table:table-cell>
          <table:table-cell table:formula="of:=COS(RADIANS([.A329]))" office:value-type="float" office:value="0.848048096156426">
            <text:p>0.8480</text:p>
          </table:table-cell>
          <table:table-cell table:formula="of:=COS(RADIANS([.A329]*2))" office:value-type="float" office:value="0.438371146789077">
            <text:p>0.4384</text:p>
          </table:table-cell>
          <table:table-cell table:formula="of:=COS(RADIANS([.A329]*3))" office:value-type="float" office:value="-0.104528463267653">
            <text:p>-0.1045</text:p>
          </table:table-cell>
          <table:table-cell table:formula="of:=COS(RADIANS([.A329]*4))" office:value-type="float" office:value="-0.615661475325659">
            <text:p>-0.6157</text:p>
          </table:table-cell>
          <table:table-cell table:formula="of:=COS(RADIANS([.A329]*5))" office:value-type="float" office:value="-0.939692620785909">
            <text:p>-0.9397</text:p>
          </table:table-cell>
          <table:table-cell table:formula="of:=COS(RADIANS([.A329]*6))" office:value-type="float" office:value="-0.978147600733806">
            <text:p>-0.9781</text:p>
          </table:table-cell>
          <table:table-cell table:formula="of:=COS(RADIANS([.A329]*7))" office:value-type="float" office:value="-0.719339800338651">
            <text:p>-0.7193</text:p>
          </table:table-cell>
          <table:table-cell table:formula="of:=COS(RADIANS([.A329]*8))" office:value-type="float" office:value="-0.241921895599667">
            <text:p>-0.2419</text:p>
          </table:table-cell>
          <table:table-cell table:formula="of:=COS(RADIANS([.A329]*9))" office:value-type="float" office:value="0.309016994374949">
            <text:p>0.3090</text:p>
          </table:table-cell>
          <table:table-cell table:formula="of:=COS(RADIANS([.A329]*10))" office:value-type="float" office:value="0.76604444311898">
            <text:p>0.7660</text:p>
          </table:table-cell>
          <table:table-cell table:formula="of:=COS(RADIANS([.A329]*11))" office:value-type="float" office:value="0.990268068741571">
            <text:p>0.9903</text:p>
          </table:table-cell>
          <table:table-cell table:formula="of:=COS(RADIANS([.A329]*12))" office:value-type="float" office:value="0.913545457642602">
            <text:p>0.9135</text:p>
          </table:table-cell>
          <table:table-cell table:formula="of:=COS(RADIANS([.A329]*13))" office:value-type="float" office:value="0.559192903470748">
            <text:p>0.5592</text:p>
          </table:table-cell>
          <table:table-cell table:formula="of:=COS(RADIANS([.A329]*14))" office:value-type="float" office:value="0.034899496702501">
            <text:p>0.0349</text:p>
          </table:table-cell>
          <table:table-cell table:formula="of:=COS(RADIANS([.A329]*15))" office:value-type="float" office:value="-0.500000000000001">
            <text:p>-0.5000</text:p>
          </table:table-cell>
          <table:table-cell table:formula="of:=COS(RADIANS([.A329]*16))" office:value-type="float" office:value="-0.882947592858928">
            <text:p>-0.882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29S">
            <text:p>00:05:29</text:p>
          </table:table-cell>
          <table:table-cell table:formula="of:=SIN(RADIANS([.A330]))" office:value-type="float" office:value="-0.515038074910054">
            <text:p>-0.5150</text:p>
          </table:table-cell>
          <table:table-cell table:formula="of:=SIN(RADIANS([.A330]*2))" office:value-type="float" office:value="-0.882947592858927">
            <text:p>-0.8829</text:p>
          </table:table-cell>
          <table:table-cell table:formula="of:=SIN(RADIANS([.A330]*3))" office:value-type="float" office:value="-0.998629534754574">
            <text:p>-0.9986</text:p>
          </table:table-cell>
          <table:table-cell table:formula="of:=SIN(RADIANS([.A330]*4))" office:value-type="float" office:value="-0.829037572555041">
            <text:p>-0.8290</text:p>
          </table:table-cell>
          <table:table-cell table:formula="of:=SIN(RADIANS([.A330]*5))" office:value-type="float" office:value="-0.4226182617407">
            <text:p>-0.4226</text:p>
          </table:table-cell>
          <table:table-cell table:formula="of:=SIN(RADIANS([.A330]*6))" office:value-type="float" office:value="0.104528463267652">
            <text:p>0.1045</text:p>
          </table:table-cell>
          <table:table-cell table:formula="of:=SIN(RADIANS([.A330]*7))" office:value-type="float" office:value="0.601815023152051">
            <text:p>0.6018</text:p>
          </table:table-cell>
          <table:table-cell table:formula="of:=SIN(RADIANS([.A330]*8))" office:value-type="float" office:value="0.927183854566788">
            <text:p>0.9272</text:p>
          </table:table-cell>
          <table:table-cell table:formula="of:=SIN(RADIANS([.A330]*9))" office:value-type="float" office:value="0.987688340595138">
            <text:p>0.9877</text:p>
          </table:table-cell>
          <table:table-cell table:formula="of:=SIN(RADIANS([.A330]*10))" office:value-type="float" office:value="0.766044443118978">
            <text:p>0.7660</text:p>
          </table:table-cell>
          <table:table-cell table:formula="of:=SIN(RADIANS([.A330]*11))" office:value-type="float" office:value="0.325568154457158">
            <text:p>0.3256</text:p>
          </table:table-cell>
          <table:table-cell table:formula="of:=SIN(RADIANS([.A330]*12))" office:value-type="float" office:value="-0.207911690817756">
            <text:p>-0.2079</text:p>
          </table:table-cell>
          <table:table-cell table:formula="of:=SIN(RADIANS([.A330]*13))" office:value-type="float" office:value="-0.681998360062495">
            <text:p>-0.6820</text:p>
          </table:table-cell>
          <table:table-cell table:formula="of:=SIN(RADIANS([.A330]*14))" office:value-type="float" office:value="-0.961261695938321">
            <text:p>-0.9613</text:p>
          </table:table-cell>
          <table:table-cell table:formula="of:=SIN(RADIANS([.A330]*15))" office:value-type="float" office:value="-0.965925826289067">
            <text:p>-0.9659</text:p>
          </table:table-cell>
          <table:table-cell table:formula="of:=SIN(RADIANS([.A330]*16))" office:value-type="float" office:value="-0.694658370458994">
            <text:p>-0.6947</text:p>
          </table:table-cell>
          <table:table-cell table:formula="of:=COS(RADIANS([.A330]))" office:value-type="float" office:value="0.857167300702112">
            <text:p>0.8572</text:p>
          </table:table-cell>
          <table:table-cell table:formula="of:=COS(RADIANS([.A330]*2))" office:value-type="float" office:value="0.46947156278589">
            <text:p>0.4695</text:p>
          </table:table-cell>
          <table:table-cell table:formula="of:=COS(RADIANS([.A330]*3))" office:value-type="float" office:value="-0.052335956242943">
            <text:p>-0.0523</text:p>
          </table:table-cell>
          <table:table-cell table:formula="of:=COS(RADIANS([.A330]*4))" office:value-type="float" office:value="-0.559192903470748">
            <text:p>-0.5592</text:p>
          </table:table-cell>
          <table:table-cell table:formula="of:=COS(RADIANS([.A330]*5))" office:value-type="float" office:value="-0.90630778703665">
            <text:p>-0.9063</text:p>
          </table:table-cell>
          <table:table-cell table:formula="of:=COS(RADIANS([.A330]*6))" office:value-type="float" office:value="-0.994521895368274">
            <text:p>-0.9945</text:p>
          </table:table-cell>
          <table:table-cell table:formula="of:=COS(RADIANS([.A330]*7))" office:value-type="float" office:value="-0.79863551004729">
            <text:p>-0.7986</text:p>
          </table:table-cell>
          <table:table-cell table:formula="of:=COS(RADIANS([.A330]*8))" office:value-type="float" office:value="-0.37460659341591">
            <text:p>-0.3746</text:p>
          </table:table-cell>
          <table:table-cell table:formula="of:=COS(RADIANS([.A330]*9))" office:value-type="float" office:value="0.156434465040232">
            <text:p>0.1564</text:p>
          </table:table-cell>
          <table:table-cell table:formula="of:=COS(RADIANS([.A330]*10))" office:value-type="float" office:value="0.642787609686539">
            <text:p>0.6428</text:p>
          </table:table-cell>
          <table:table-cell table:formula="of:=COS(RADIANS([.A330]*11))" office:value-type="float" office:value="0.945518575599316">
            <text:p>0.9455</text:p>
          </table:table-cell>
          <table:table-cell table:formula="of:=COS(RADIANS([.A330]*12))" office:value-type="float" office:value="0.978147600733806">
            <text:p>0.9781</text:p>
          </table:table-cell>
          <table:table-cell table:formula="of:=COS(RADIANS([.A330]*13))" office:value-type="float" office:value="0.731353701619174">
            <text:p>0.7314</text:p>
          </table:table-cell>
          <table:table-cell table:formula="of:=COS(RADIANS([.A330]*14))" office:value-type="float" office:value="0.275637355816991">
            <text:p>0.2756</text:p>
          </table:table-cell>
          <table:table-cell table:formula="of:=COS(RADIANS([.A330]*15))" office:value-type="float" office:value="-0.258819045102527">
            <text:p>-0.2588</text:p>
          </table:table-cell>
          <table:table-cell table:formula="of:=COS(RADIANS([.A330]*16))" office:value-type="float" office:value="-0.719339800338655">
            <text:p>-0.719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30S">
            <text:p>00:05:30</text:p>
          </table:table-cell>
          <table:table-cell table:formula="of:=SIN(RADIANS([.A331]))" office:value-type="float" office:value="-0.5">
            <text:p>-0.5000</text:p>
          </table:table-cell>
          <table:table-cell table:formula="of:=SIN(RADIANS([.A331]*2))" office:value-type="float" office:value="-0.866025403784439">
            <text:p>-0.8660</text:p>
          </table:table-cell>
          <table:table-cell table:formula="of:=SIN(RADIANS([.A331]*3))" office:value-type="float" office:value="-1">
            <text:p>-1.0000</text:p>
          </table:table-cell>
          <table:table-cell table:formula="of:=SIN(RADIANS([.A331]*4))" office:value-type="float" office:value="-0.866025403784438">
            <text:p>-0.8660</text:p>
          </table:table-cell>
          <table:table-cell table:formula="of:=SIN(RADIANS([.A331]*5))" office:value-type="float" office:value="-0.499999999999999">
            <text:p>-0.5000</text:p>
          </table:table-cell>
          <table:table-cell table:formula="of:=SIN(RADIANS([.A331]*6))" office:value-type="float" office:value="-2.20560219973841E-015">
            <text:p>0.0000</text:p>
          </table:table-cell>
          <table:table-cell table:formula="of:=SIN(RADIANS([.A331]*7))" office:value-type="float" office:value="0.500000000000001">
            <text:p>0.5000</text:p>
          </table:table-cell>
          <table:table-cell table:formula="of:=SIN(RADIANS([.A331]*8))" office:value-type="float" office:value="0.866025403784441">
            <text:p>0.8660</text:p>
          </table:table-cell>
          <table:table-cell table:formula="of:=SIN(RADIANS([.A331]*9))" office:value-type="float" office:value="1">
            <text:p>1.0000</text:p>
          </table:table-cell>
          <table:table-cell table:formula="of:=SIN(RADIANS([.A331]*10))" office:value-type="float" office:value="0.866025403784437">
            <text:p>0.8660</text:p>
          </table:table-cell>
          <table:table-cell table:formula="of:=SIN(RADIANS([.A331]*11))" office:value-type="float" office:value="0.5">
            <text:p>0.5000</text:p>
          </table:table-cell>
          <table:table-cell table:formula="of:=SIN(RADIANS([.A331]*12))" office:value-type="float" office:value="4.41120439947682E-015">
            <text:p>0.0000</text:p>
          </table:table-cell>
          <table:table-cell table:formula="of:=SIN(RADIANS([.A331]*13))" office:value-type="float" office:value="-0.500000000000005">
            <text:p>-0.5000</text:p>
          </table:table-cell>
          <table:table-cell table:formula="of:=SIN(RADIANS([.A331]*14))" office:value-type="float" office:value="-0.86602540378444">
            <text:p>-0.8660</text:p>
          </table:table-cell>
          <table:table-cell table:formula="of:=SIN(RADIANS([.A331]*15))" office:value-type="float" office:value="-1">
            <text:p>-1.0000</text:p>
          </table:table-cell>
          <table:table-cell table:formula="of:=SIN(RADIANS([.A331]*16))" office:value-type="float" office:value="-0.866025403784434">
            <text:p>-0.8660</text:p>
          </table:table-cell>
          <table:table-cell table:formula="of:=COS(RADIANS([.A331]))" office:value-type="float" office:value="0.866025403784438">
            <text:p>0.8660</text:p>
          </table:table-cell>
          <table:table-cell table:formula="of:=COS(RADIANS([.A331]*2))" office:value-type="float" office:value="0.499999999999999">
            <text:p>0.5000</text:p>
          </table:table-cell>
          <table:table-cell table:formula="of:=COS(RADIANS([.A331]*3))" office:value-type="float" office:value="1.10280109986921E-015">
            <text:p>0.0000</text:p>
          </table:table-cell>
          <table:table-cell table:formula="of:=COS(RADIANS([.A331]*4))" office:value-type="float" office:value="-0.500000000000002">
            <text:p>-0.5000</text:p>
          </table:table-cell>
          <table:table-cell table:formula="of:=COS(RADIANS([.A331]*5))" office:value-type="float" office:value="-0.866025403784439">
            <text:p>-0.8660</text:p>
          </table:table-cell>
          <table:table-cell table:formula="of:=COS(RADIANS([.A331]*6))" office:value-type="float" office:value="-1">
            <text:p>-1.0000</text:p>
          </table:table-cell>
          <table:table-cell table:formula="of:=COS(RADIANS([.A331]*7))" office:value-type="float" office:value="-0.866025403784438">
            <text:p>-0.8660</text:p>
          </table:table-cell>
          <table:table-cell table:formula="of:=COS(RADIANS([.A331]*8))" office:value-type="float" office:value="-0.499999999999996">
            <text:p>-0.5000</text:p>
          </table:table-cell>
          <table:table-cell table:formula="of:=COS(RADIANS([.A331]*9))" office:value-type="float" office:value="2.44310379192882E-016">
            <text:p>0.0000</text:p>
          </table:table-cell>
          <table:table-cell table:formula="of:=COS(RADIANS([.A331]*10))" office:value-type="float" office:value="0.500000000000003">
            <text:p>0.5000</text:p>
          </table:table-cell>
          <table:table-cell table:formula="of:=COS(RADIANS([.A331]*11))" office:value-type="float" office:value="0.866025403784438">
            <text:p>0.8660</text:p>
          </table:table-cell>
          <table:table-cell table:formula="of:=COS(RADIANS([.A331]*12))" office:value-type="float" office:value="1">
            <text:p>1.0000</text:p>
          </table:table-cell>
          <table:table-cell table:formula="of:=COS(RADIANS([.A331]*13))" office:value-type="float" office:value="0.866025403784436">
            <text:p>0.8660</text:p>
          </table:table-cell>
          <table:table-cell table:formula="of:=COS(RADIANS([.A331]*14))" office:value-type="float" office:value="0.499999999999998">
            <text:p>0.5000</text:p>
          </table:table-cell>
          <table:table-cell table:formula="of:=COS(RADIANS([.A331]*15))" office:value-type="float" office:value="1.96129182054553E-015">
            <text:p>0.0000</text:p>
          </table:table-cell>
          <table:table-cell table:formula="of:=COS(RADIANS([.A331]*16))" office:value-type="float" office:value="-0.500000000000007">
            <text:p>-0.500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31S">
            <text:p>00:05:31</text:p>
          </table:table-cell>
          <table:table-cell table:formula="of:=SIN(RADIANS([.A332]))" office:value-type="float" office:value="-0.484809620246337">
            <text:p>-0.4848</text:p>
          </table:table-cell>
          <table:table-cell table:formula="of:=SIN(RADIANS([.A332]*2))" office:value-type="float" office:value="-0.848048096156426">
            <text:p>-0.8480</text:p>
          </table:table-cell>
          <table:table-cell table:formula="of:=SIN(RADIANS([.A332]*3))" office:value-type="float" office:value="-0.998629534754574">
            <text:p>-0.9986</text:p>
          </table:table-cell>
          <table:table-cell table:formula="of:=SIN(RADIANS([.A332]*4))" office:value-type="float" office:value="-0.898794046299167">
            <text:p>-0.8988</text:p>
          </table:table-cell>
          <table:table-cell table:formula="of:=SIN(RADIANS([.A332]*5))" office:value-type="float" office:value="-0.573576436351046">
            <text:p>-0.5736</text:p>
          </table:table-cell>
          <table:table-cell table:formula="of:=SIN(RADIANS([.A332]*6))" office:value-type="float" office:value="-0.104528463267656">
            <text:p>-0.1045</text:p>
          </table:table-cell>
          <table:table-cell table:formula="of:=SIN(RADIANS([.A332]*7))" office:value-type="float" office:value="0.390731128489272">
            <text:p>0.3907</text:p>
          </table:table-cell>
          <table:table-cell table:formula="of:=SIN(RADIANS([.A332]*8))" office:value-type="float" office:value="0.788010753606721">
            <text:p>0.7880</text:p>
          </table:table-cell>
          <table:table-cell table:formula="of:=SIN(RADIANS([.A332]*9))" office:value-type="float" office:value="0.987688340595138">
            <text:p>0.9877</text:p>
          </table:table-cell>
          <table:table-cell table:formula="of:=SIN(RADIANS([.A332]*10))" office:value-type="float" office:value="0.939692620785908">
            <text:p>0.9397</text:p>
          </table:table-cell>
          <table:table-cell table:formula="of:=SIN(RADIANS([.A332]*11))" office:value-type="float" office:value="0.656059028990507">
            <text:p>0.6561</text:p>
          </table:table-cell>
          <table:table-cell table:formula="of:=SIN(RADIANS([.A332]*12))" office:value-type="float" office:value="0.207911690817765">
            <text:p>0.2079</text:p>
          </table:table-cell>
          <table:table-cell table:formula="of:=SIN(RADIANS([.A332]*13))" office:value-type="float" office:value="-0.292371704722739">
            <text:p>-0.2924</text:p>
          </table:table-cell>
          <table:table-cell table:formula="of:=SIN(RADIANS([.A332]*14))" office:value-type="float" office:value="-0.719339800338648">
            <text:p>-0.7193</text:p>
          </table:table-cell>
          <table:table-cell table:formula="of:=SIN(RADIANS([.A332]*15))" office:value-type="float" office:value="-0.965925826289069">
            <text:p>-0.9659</text:p>
          </table:table-cell>
          <table:table-cell table:formula="of:=SIN(RADIANS([.A332]*16))" office:value-type="float" office:value="-0.970295726275997">
            <text:p>-0.9703</text:p>
          </table:table-cell>
          <table:table-cell table:formula="of:=COS(RADIANS([.A332]))" office:value-type="float" office:value="0.874619707139396">
            <text:p>0.8746</text:p>
          </table:table-cell>
          <table:table-cell table:formula="of:=COS(RADIANS([.A332]*2))" office:value-type="float" office:value="0.529919264233205">
            <text:p>0.5299</text:p>
          </table:table-cell>
          <table:table-cell table:formula="of:=COS(RADIANS([.A332]*3))" office:value-type="float" office:value="0.0523359562429452">
            <text:p>0.0523</text:p>
          </table:table-cell>
          <table:table-cell table:formula="of:=COS(RADIANS([.A332]*4))" office:value-type="float" office:value="-0.438371146789077">
            <text:p>-0.4384</text:p>
          </table:table-cell>
          <table:table-cell table:formula="of:=COS(RADIANS([.A332]*5))" office:value-type="float" office:value="-0.819152044288992">
            <text:p>-0.8192</text:p>
          </table:table-cell>
          <table:table-cell table:formula="of:=COS(RADIANS([.A332]*6))" office:value-type="float" office:value="-0.994521895368273">
            <text:p>-0.9945</text:p>
          </table:table-cell>
          <table:table-cell table:formula="of:=COS(RADIANS([.A332]*7))" office:value-type="float" office:value="-0.920504853452441">
            <text:p>-0.9205</text:p>
          </table:table-cell>
          <table:table-cell table:formula="of:=COS(RADIANS([.A332]*8))" office:value-type="float" office:value="-0.615661475325659">
            <text:p>-0.6157</text:p>
          </table:table-cell>
          <table:table-cell table:formula="of:=COS(RADIANS([.A332]*9))" office:value-type="float" office:value="-0.156434465040232">
            <text:p>-0.1564</text:p>
          </table:table-cell>
          <table:table-cell table:formula="of:=COS(RADIANS([.A332]*10))" office:value-type="float" office:value="0.342020143325669">
            <text:p>0.3420</text:p>
          </table:table-cell>
          <table:table-cell table:formula="of:=COS(RADIANS([.A332]*11))" office:value-type="float" office:value="0.754709580222773">
            <text:p>0.7547</text:p>
          </table:table-cell>
          <table:table-cell table:formula="of:=COS(RADIANS([.A332]*12))" office:value-type="float" office:value="0.978147600733804">
            <text:p>0.9781</text:p>
          </table:table-cell>
          <table:table-cell table:formula="of:=COS(RADIANS([.A332]*13))" office:value-type="float" office:value="0.956304755963035">
            <text:p>0.9563</text:p>
          </table:table-cell>
          <table:table-cell table:formula="of:=COS(RADIANS([.A332]*14))" office:value-type="float" office:value="0.694658370459">
            <text:p>0.6947</text:p>
          </table:table-cell>
          <table:table-cell table:formula="of:=COS(RADIANS([.A332]*15))" office:value-type="float" office:value="0.258819045102517">
            <text:p>0.2588</text:p>
          </table:table-cell>
          <table:table-cell table:formula="of:=COS(RADIANS([.A332]*16))" office:value-type="float" office:value="-0.241921895599665">
            <text:p>-0.2419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32S">
            <text:p>00:05:32</text:p>
          </table:table-cell>
          <table:table-cell table:formula="of:=SIN(RADIANS([.A333]))" office:value-type="float" office:value="-0.469471562785891">
            <text:p>-0.4695</text:p>
          </table:table-cell>
          <table:table-cell table:formula="of:=SIN(RADIANS([.A333]*2))" office:value-type="float" office:value="-0.829037572555042">
            <text:p>-0.8290</text:p>
          </table:table-cell>
          <table:table-cell table:formula="of:=SIN(RADIANS([.A333]*3))" office:value-type="float" office:value="-0.994521895368274">
            <text:p>-0.9945</text:p>
          </table:table-cell>
          <table:table-cell table:formula="of:=SIN(RADIANS([.A333]*4))" office:value-type="float" office:value="-0.927183854566787">
            <text:p>-0.9272</text:p>
          </table:table-cell>
          <table:table-cell table:formula="of:=SIN(RADIANS([.A333]*5))" office:value-type="float" office:value="-0.642787609686538">
            <text:p>-0.6428</text:p>
          </table:table-cell>
          <table:table-cell table:formula="of:=SIN(RADIANS([.A333]*6))" office:value-type="float" office:value="-0.207911690817756">
            <text:p>-0.2079</text:p>
          </table:table-cell>
          <table:table-cell table:formula="of:=SIN(RADIANS([.A333]*7))" office:value-type="float" office:value="0.275637355817001">
            <text:p>0.2756</text:p>
          </table:table-cell>
          <table:table-cell table:formula="of:=SIN(RADIANS([.A333]*8))" office:value-type="float" office:value="0.694658370458997">
            <text:p>0.6947</text:p>
          </table:table-cell>
          <table:table-cell table:formula="of:=SIN(RADIANS([.A333]*9))" office:value-type="float" office:value="0.951056516295153">
            <text:p>0.9511</text:p>
          </table:table-cell>
          <table:table-cell table:formula="of:=SIN(RADIANS([.A333]*10))" office:value-type="float" office:value="0.984807753012207">
            <text:p>0.9848</text:p>
          </table:table-cell>
          <table:table-cell table:formula="of:=SIN(RADIANS([.A333]*11))" office:value-type="float" office:value="0.788010753606721">
            <text:p>0.7880</text:p>
          </table:table-cell>
          <table:table-cell table:formula="of:=SIN(RADIANS([.A333]*12))" office:value-type="float" office:value="0.406736643075793">
            <text:p>0.4067</text:p>
          </table:table-cell>
          <table:table-cell table:formula="of:=SIN(RADIANS([.A333]*13))" office:value-type="float" office:value="-0.0697564737441239">
            <text:p>-0.0698</text:p>
          </table:table-cell>
          <table:table-cell table:formula="of:=SIN(RADIANS([.A333]*14))" office:value-type="float" office:value="-0.529919264233208">
            <text:p>-0.5299</text:p>
          </table:table-cell>
          <table:table-cell table:formula="of:=SIN(RADIANS([.A333]*15))" office:value-type="float" office:value="-0.866025403784436">
            <text:p>-0.8660</text:p>
          </table:table-cell>
          <table:table-cell table:formula="of:=SIN(RADIANS([.A333]*16))" office:value-type="float" office:value="-0.999390827019096">
            <text:p>-0.9994</text:p>
          </table:table-cell>
          <table:table-cell table:formula="of:=COS(RADIANS([.A333]))" office:value-type="float" office:value="0.882947592858927">
            <text:p>0.8829</text:p>
          </table:table-cell>
          <table:table-cell table:formula="of:=COS(RADIANS([.A333]*2))" office:value-type="float" office:value="0.559192903470747">
            <text:p>0.5592</text:p>
          </table:table-cell>
          <table:table-cell table:formula="of:=COS(RADIANS([.A333]*3))" office:value-type="float" office:value="0.104528463267652">
            <text:p>0.1045</text:p>
          </table:table-cell>
          <table:table-cell table:formula="of:=COS(RADIANS([.A333]*4))" office:value-type="float" office:value="-0.374606593415912">
            <text:p>-0.3746</text:p>
          </table:table-cell>
          <table:table-cell table:formula="of:=COS(RADIANS([.A333]*5))" office:value-type="float" office:value="-0.766044443118979">
            <text:p>-0.7660</text:p>
          </table:table-cell>
          <table:table-cell table:formula="of:=COS(RADIANS([.A333]*6))" office:value-type="float" office:value="-0.978147600733806">
            <text:p>-0.9781</text:p>
          </table:table-cell>
          <table:table-cell table:formula="of:=COS(RADIANS([.A333]*7))" office:value-type="float" office:value="-0.961261695938318">
            <text:p>-0.9613</text:p>
          </table:table-cell>
          <table:table-cell table:formula="of:=COS(RADIANS([.A333]*8))" office:value-type="float" office:value="-0.719339800338651">
            <text:p>-0.7193</text:p>
          </table:table-cell>
          <table:table-cell table:formula="of:=COS(RADIANS([.A333]*9))" office:value-type="float" office:value="-0.309016994374949">
            <text:p>-0.3090</text:p>
          </table:table-cell>
          <table:table-cell table:formula="of:=COS(RADIANS([.A333]*10))" office:value-type="float" office:value="0.173648177666934">
            <text:p>0.1736</text:p>
          </table:table-cell>
          <table:table-cell table:formula="of:=COS(RADIANS([.A333]*11))" office:value-type="float" office:value="0.61566147532566">
            <text:p>0.6157</text:p>
          </table:table-cell>
          <table:table-cell table:formula="of:=COS(RADIANS([.A333]*12))" office:value-type="float" office:value="0.913545457642604">
            <text:p>0.9135</text:p>
          </table:table-cell>
          <table:table-cell table:formula="of:=COS(RADIANS([.A333]*13))" office:value-type="float" office:value="0.997564050259824">
            <text:p>0.9976</text:p>
          </table:table-cell>
          <table:table-cell table:formula="of:=COS(RADIANS([.A333]*14))" office:value-type="float" office:value="0.848048096156424">
            <text:p>0.8480</text:p>
          </table:table-cell>
          <table:table-cell table:formula="of:=COS(RADIANS([.A333]*15))" office:value-type="float" office:value="0.500000000000004">
            <text:p>0.5000</text:p>
          </table:table-cell>
          <table:table-cell table:formula="of:=COS(RADIANS([.A333]*16))" office:value-type="float" office:value="0.0348994967025005">
            <text:p>0.0349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33S">
            <text:p>00:05:33</text:p>
          </table:table-cell>
          <table:table-cell table:formula="of:=SIN(RADIANS([.A334]))" office:value-type="float" office:value="-0.453990499739547">
            <text:p>-0.4540</text:p>
          </table:table-cell>
          <table:table-cell table:formula="of:=SIN(RADIANS([.A334]*2))" office:value-type="float" office:value="-0.809016994374948">
            <text:p>-0.8090</text:p>
          </table:table-cell>
          <table:table-cell table:formula="of:=SIN(RADIANS([.A334]*3))" office:value-type="float" office:value="-0.987688340595138">
            <text:p>-0.9877</text:p>
          </table:table-cell>
          <table:table-cell table:formula="of:=SIN(RADIANS([.A334]*4))" office:value-type="float" office:value="-0.951056516295153">
            <text:p>-0.9511</text:p>
          </table:table-cell>
          <table:table-cell table:formula="of:=SIN(RADIANS([.A334]*5))" office:value-type="float" office:value="-0.707106781186547">
            <text:p>-0.7071</text:p>
          </table:table-cell>
          <table:table-cell table:formula="of:=SIN(RADIANS([.A334]*6))" office:value-type="float" office:value="-0.309016994374944">
            <text:p>-0.3090</text:p>
          </table:table-cell>
          <table:table-cell table:formula="of:=SIN(RADIANS([.A334]*7))" office:value-type="float" office:value="0.15643446504023">
            <text:p>0.1564</text:p>
          </table:table-cell>
          <table:table-cell table:formula="of:=SIN(RADIANS([.A334]*8))" office:value-type="float" office:value="0.587785252292475">
            <text:p>0.5878</text:p>
          </table:table-cell>
          <table:table-cell table:formula="of:=SIN(RADIANS([.A334]*9))" office:value-type="float" office:value="0.891006524188367">
            <text:p>0.8910</text:p>
          </table:table-cell>
          <table:table-cell table:formula="of:=SIN(RADIANS([.A334]*10))" office:value-type="float" office:value="1">
            <text:p>1.0000</text:p>
          </table:table-cell>
          <table:table-cell table:formula="of:=SIN(RADIANS([.A334]*11))" office:value-type="float" office:value="0.891006524188366">
            <text:p>0.8910</text:p>
          </table:table-cell>
          <table:table-cell table:formula="of:=SIN(RADIANS([.A334]*12))" office:value-type="float" office:value="0.587785252292468">
            <text:p>0.5878</text:p>
          </table:table-cell>
          <table:table-cell table:formula="of:=SIN(RADIANS([.A334]*13))" office:value-type="float" office:value="0.156434465040236">
            <text:p>0.1564</text:p>
          </table:table-cell>
          <table:table-cell table:formula="of:=SIN(RADIANS([.A334]*14))" office:value-type="float" office:value="-0.309016994374945">
            <text:p>-0.3090</text:p>
          </table:table-cell>
          <table:table-cell table:formula="of:=SIN(RADIANS([.A334]*15))" office:value-type="float" office:value="-0.707106781186548">
            <text:p>-0.7071</text:p>
          </table:table-cell>
          <table:table-cell table:formula="of:=SIN(RADIANS([.A334]*16))" office:value-type="float" office:value="-0.951056516295155">
            <text:p>-0.9511</text:p>
          </table:table-cell>
          <table:table-cell table:formula="of:=COS(RADIANS([.A334]))" office:value-type="float" office:value="0.891006524188368">
            <text:p>0.8910</text:p>
          </table:table-cell>
          <table:table-cell table:formula="of:=COS(RADIANS([.A334]*2))" office:value-type="float" office:value="0.587785252292473">
            <text:p>0.5878</text:p>
          </table:table-cell>
          <table:table-cell table:formula="of:=COS(RADIANS([.A334]*3))" office:value-type="float" office:value="0.156434465040229">
            <text:p>0.1564</text:p>
          </table:table-cell>
          <table:table-cell table:formula="of:=COS(RADIANS([.A334]*4))" office:value-type="float" office:value="-0.309016994374948">
            <text:p>-0.3090</text:p>
          </table:table-cell>
          <table:table-cell table:formula="of:=COS(RADIANS([.A334]*5))" office:value-type="float" office:value="-0.707106781186548">
            <text:p>-0.7071</text:p>
          </table:table-cell>
          <table:table-cell table:formula="of:=COS(RADIANS([.A334]*6))" office:value-type="float" office:value="-0.951056516295155">
            <text:p>-0.9511</text:p>
          </table:table-cell>
          <table:table-cell table:formula="of:=COS(RADIANS([.A334]*7))" office:value-type="float" office:value="-0.987688340595138">
            <text:p>-0.9877</text:p>
          </table:table-cell>
          <table:table-cell table:formula="of:=COS(RADIANS([.A334]*8))" office:value-type="float" office:value="-0.809016994374946">
            <text:p>-0.8090</text:p>
          </table:table-cell>
          <table:table-cell table:formula="of:=COS(RADIANS([.A334]*9))" office:value-type="float" office:value="-0.453990499739549">
            <text:p>-0.4540</text:p>
          </table:table-cell>
          <table:table-cell table:formula="of:=COS(RADIANS([.A334]*10))" office:value-type="float" office:value="4.89239739022353E-016">
            <text:p>0.0000</text:p>
          </table:table-cell>
          <table:table-cell table:formula="of:=COS(RADIANS([.A334]*11))" office:value-type="float" office:value="0.45399049973955">
            <text:p>0.4540</text:p>
          </table:table-cell>
          <table:table-cell table:formula="of:=COS(RADIANS([.A334]*12))" office:value-type="float" office:value="0.809016994374951">
            <text:p>0.8090</text:p>
          </table:table-cell>
          <table:table-cell table:formula="of:=COS(RADIANS([.A334]*13))" office:value-type="float" office:value="0.987688340595137">
            <text:p>0.9877</text:p>
          </table:table-cell>
          <table:table-cell table:formula="of:=COS(RADIANS([.A334]*14))" office:value-type="float" office:value="0.951056516295154">
            <text:p>0.9511</text:p>
          </table:table-cell>
          <table:table-cell table:formula="of:=COS(RADIANS([.A334]*15))" office:value-type="float" office:value="0.707106781186547">
            <text:p>0.7071</text:p>
          </table:table-cell>
          <table:table-cell table:formula="of:=COS(RADIANS([.A334]*16))" office:value-type="float" office:value="0.309016994374944">
            <text:p>0.309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34S">
            <text:p>00:05:34</text:p>
          </table:table-cell>
          <table:table-cell table:formula="of:=SIN(RADIANS([.A335]))" office:value-type="float" office:value="-0.438371146789078">
            <text:p>-0.4384</text:p>
          </table:table-cell>
          <table:table-cell table:formula="of:=SIN(RADIANS([.A335]*2))" office:value-type="float" office:value="-0.788010753606722">
            <text:p>-0.7880</text:p>
          </table:table-cell>
          <table:table-cell table:formula="of:=SIN(RADIANS([.A335]*3))" office:value-type="float" office:value="-0.978147600733806">
            <text:p>-0.9781</text:p>
          </table:table-cell>
          <table:table-cell table:formula="of:=SIN(RADIANS([.A335]*4))" office:value-type="float" office:value="-0.970295726275996">
            <text:p>-0.9703</text:p>
          </table:table-cell>
          <table:table-cell table:formula="of:=SIN(RADIANS([.A335]*5))" office:value-type="float" office:value="-0.766044443118977">
            <text:p>-0.7660</text:p>
          </table:table-cell>
          <table:table-cell table:formula="of:=SIN(RADIANS([.A335]*6))" office:value-type="float" office:value="-0.406736643075798">
            <text:p>-0.4067</text:p>
          </table:table-cell>
          <table:table-cell table:formula="of:=SIN(RADIANS([.A335]*7))" office:value-type="float" office:value="0.0348994967025039">
            <text:p>0.0349</text:p>
          </table:table-cell>
          <table:table-cell table:formula="of:=SIN(RADIANS([.A335]*8))" office:value-type="float" office:value="0.469471562785894">
            <text:p>0.4695</text:p>
          </table:table-cell>
          <table:table-cell table:formula="of:=SIN(RADIANS([.A335]*9))" office:value-type="float" office:value="0.80901699437495">
            <text:p>0.8090</text:p>
          </table:table-cell>
          <table:table-cell table:formula="of:=SIN(RADIANS([.A335]*10))" office:value-type="float" office:value="0.984807753012209">
            <text:p>0.9848</text:p>
          </table:table-cell>
          <table:table-cell table:formula="of:=SIN(RADIANS([.A335]*11))" office:value-type="float" office:value="0.961261695938318">
            <text:p>0.9613</text:p>
          </table:table-cell>
          <table:table-cell table:formula="of:=SIN(RADIANS([.A335]*12))" office:value-type="float" office:value="0.743144825477391">
            <text:p>0.7431</text:p>
          </table:table-cell>
          <table:table-cell table:formula="of:=SIN(RADIANS([.A335]*13))" office:value-type="float" office:value="0.374606593415907">
            <text:p>0.3746</text:p>
          </table:table-cell>
          <table:table-cell table:formula="of:=SIN(RADIANS([.A335]*14))" office:value-type="float" office:value="-0.0697564737441312">
            <text:p>-0.0698</text:p>
          </table:table-cell>
          <table:table-cell table:formula="of:=SIN(RADIANS([.A335]*15))" office:value-type="float" office:value="-0.500000000000006">
            <text:p>-0.5000</text:p>
          </table:table-cell>
          <table:table-cell table:formula="of:=SIN(RADIANS([.A335]*16))" office:value-type="float" office:value="-0.829037572555045">
            <text:p>-0.8290</text:p>
          </table:table-cell>
          <table:table-cell table:formula="of:=COS(RADIANS([.A335]))" office:value-type="float" office:value="0.898794046299167">
            <text:p>0.8988</text:p>
          </table:table-cell>
          <table:table-cell table:formula="of:=COS(RADIANS([.A335]*2))" office:value-type="float" office:value="0.615661475325658">
            <text:p>0.6157</text:p>
          </table:table-cell>
          <table:table-cell table:formula="of:=COS(RADIANS([.A335]*3))" office:value-type="float" office:value="0.207911690817758">
            <text:p>0.2079</text:p>
          </table:table-cell>
          <table:table-cell table:formula="of:=COS(RADIANS([.A335]*4))" office:value-type="float" office:value="-0.241921895599669">
            <text:p>-0.2419</text:p>
          </table:table-cell>
          <table:table-cell table:formula="of:=COS(RADIANS([.A335]*5))" office:value-type="float" office:value="-0.642787609686541">
            <text:p>-0.6428</text:p>
          </table:table-cell>
          <table:table-cell table:formula="of:=COS(RADIANS([.A335]*6))" office:value-type="float" office:value="-0.913545457642602">
            <text:p>-0.9135</text:p>
          </table:table-cell>
          <table:table-cell table:formula="of:=COS(RADIANS([.A335]*7))" office:value-type="float" office:value="-0.999390827019096">
            <text:p>-0.9994</text:p>
          </table:table-cell>
          <table:table-cell table:formula="of:=COS(RADIANS([.A335]*8))" office:value-type="float" office:value="-0.882947592858925">
            <text:p>-0.8829</text:p>
          </table:table-cell>
          <table:table-cell table:formula="of:=COS(RADIANS([.A335]*9))" office:value-type="float" office:value="-0.58778525229247">
            <text:p>-0.5878</text:p>
          </table:table-cell>
          <table:table-cell table:formula="of:=COS(RADIANS([.A335]*10))" office:value-type="float" office:value="-0.173648177666926">
            <text:p>-0.1736</text:p>
          </table:table-cell>
          <table:table-cell table:formula="of:=COS(RADIANS([.A335]*11))" office:value-type="float" office:value="0.275637355817004">
            <text:p>0.2756</text:p>
          </table:table-cell>
          <table:table-cell table:formula="of:=COS(RADIANS([.A335]*12))" office:value-type="float" office:value="0.669130606358862">
            <text:p>0.6691</text:p>
          </table:table-cell>
          <table:table-cell table:formula="of:=COS(RADIANS([.A335]*13))" office:value-type="float" office:value="0.927183854566789">
            <text:p>0.9272</text:p>
          </table:table-cell>
          <table:table-cell table:formula="of:=COS(RADIANS([.A335]*14))" office:value-type="float" office:value="0.997564050259824">
            <text:p>0.9976</text:p>
          </table:table-cell>
          <table:table-cell table:formula="of:=COS(RADIANS([.A335]*15))" office:value-type="float" office:value="0.866025403784435">
            <text:p>0.8660</text:p>
          </table:table-cell>
          <table:table-cell table:formula="of:=COS(RADIANS([.A335]*16))" office:value-type="float" office:value="0.559192903470741">
            <text:p>0.5592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35S">
            <text:p>00:05:35</text:p>
          </table:table-cell>
          <table:table-cell table:formula="of:=SIN(RADIANS([.A336]))" office:value-type="float" office:value="-0.422618261740699">
            <text:p>-0.4226</text:p>
          </table:table-cell>
          <table:table-cell table:formula="of:=SIN(RADIANS([.A336]*2))" office:value-type="float" office:value="-0.766044443118978">
            <text:p>-0.7660</text:p>
          </table:table-cell>
          <table:table-cell table:formula="of:=SIN(RADIANS([.A336]*3))" office:value-type="float" office:value="-0.965925826289069">
            <text:p>-0.9659</text:p>
          </table:table-cell>
          <table:table-cell table:formula="of:=SIN(RADIANS([.A336]*4))" office:value-type="float" office:value="-0.984807753012208">
            <text:p>-0.9848</text:p>
          </table:table-cell>
          <table:table-cell table:formula="of:=SIN(RADIANS([.A336]*5))" office:value-type="float" office:value="-0.819152044288992">
            <text:p>-0.8192</text:p>
          </table:table-cell>
          <table:table-cell table:formula="of:=SIN(RADIANS([.A336]*6))" office:value-type="float" office:value="-0.499999999999998">
            <text:p>-0.5000</text:p>
          </table:table-cell>
          <table:table-cell table:formula="of:=SIN(RADIANS([.A336]*7))" office:value-type="float" office:value="-0.0871557427476582">
            <text:p>-0.0872</text:p>
          </table:table-cell>
          <table:table-cell table:formula="of:=SIN(RADIANS([.A336]*8))" office:value-type="float" office:value="0.342020143325667">
            <text:p>0.3420</text:p>
          </table:table-cell>
          <table:table-cell table:formula="of:=SIN(RADIANS([.A336]*9))" office:value-type="float" office:value="0.70710678118655">
            <text:p>0.7071</text:p>
          </table:table-cell>
          <table:table-cell table:formula="of:=SIN(RADIANS([.A336]*10))" office:value-type="float" office:value="0.939692620785909">
            <text:p>0.9397</text:p>
          </table:table-cell>
          <table:table-cell table:formula="of:=SIN(RADIANS([.A336]*11))" office:value-type="float" office:value="0.996194698091745">
            <text:p>0.9962</text:p>
          </table:table-cell>
          <table:table-cell table:formula="of:=SIN(RADIANS([.A336]*12))" office:value-type="float" office:value="0.866025403784437">
            <text:p>0.8660</text:p>
          </table:table-cell>
          <table:table-cell table:formula="of:=SIN(RADIANS([.A336]*13))" office:value-type="float" office:value="0.573576436351045">
            <text:p>0.5736</text:p>
          </table:table-cell>
          <table:table-cell table:formula="of:=SIN(RADIANS([.A336]*14))" office:value-type="float" office:value="0.17364817766693">
            <text:p>0.1736</text:p>
          </table:table-cell>
          <table:table-cell table:formula="of:=SIN(RADIANS([.A336]*15))" office:value-type="float" office:value="-0.258819045102519">
            <text:p>-0.2588</text:p>
          </table:table-cell>
          <table:table-cell table:formula="of:=SIN(RADIANS([.A336]*16))" office:value-type="float" office:value="-0.642787609686536">
            <text:p>-0.6428</text:p>
          </table:table-cell>
          <table:table-cell table:formula="of:=COS(RADIANS([.A336]))" office:value-type="float" office:value="0.90630778703665">
            <text:p>0.9063</text:p>
          </table:table-cell>
          <table:table-cell table:formula="of:=COS(RADIANS([.A336]*2))" office:value-type="float" office:value="0.64278760968654">
            <text:p>0.6428</text:p>
          </table:table-cell>
          <table:table-cell table:formula="of:=COS(RADIANS([.A336]*3))" office:value-type="float" office:value="0.25881904510252">
            <text:p>0.2588</text:p>
          </table:table-cell>
          <table:table-cell table:formula="of:=COS(RADIANS([.A336]*4))" office:value-type="float" office:value="-0.173648177666929">
            <text:p>-0.1736</text:p>
          </table:table-cell>
          <table:table-cell table:formula="of:=COS(RADIANS([.A336]*5))" office:value-type="float" office:value="-0.573576436351047">
            <text:p>-0.5736</text:p>
          </table:table-cell>
          <table:table-cell table:formula="of:=COS(RADIANS([.A336]*6))" office:value-type="float" office:value="-0.86602540378444">
            <text:p>-0.8660</text:p>
          </table:table-cell>
          <table:table-cell table:formula="of:=COS(RADIANS([.A336]*7))" office:value-type="float" office:value="-0.996194698091746">
            <text:p>-0.9962</text:p>
          </table:table-cell>
          <table:table-cell table:formula="of:=COS(RADIANS([.A336]*8))" office:value-type="float" office:value="-0.939692620785909">
            <text:p>-0.9397</text:p>
          </table:table-cell>
          <table:table-cell table:formula="of:=COS(RADIANS([.A336]*9))" office:value-type="float" office:value="-0.707106781186545">
            <text:p>-0.7071</text:p>
          </table:table-cell>
          <table:table-cell table:formula="of:=COS(RADIANS([.A336]*10))" office:value-type="float" office:value="-0.342020143325668">
            <text:p>-0.3420</text:p>
          </table:table-cell>
          <table:table-cell table:formula="of:=COS(RADIANS([.A336]*11))" office:value-type="float" office:value="0.0871557427476641">
            <text:p>0.0872</text:p>
          </table:table-cell>
          <table:table-cell table:formula="of:=COS(RADIANS([.A336]*12))" office:value-type="float" office:value="0.500000000000003">
            <text:p>0.5000</text:p>
          </table:table-cell>
          <table:table-cell table:formula="of:=COS(RADIANS([.A336]*13))" office:value-type="float" office:value="0.819152044288993">
            <text:p>0.8192</text:p>
          </table:table-cell>
          <table:table-cell table:formula="of:=COS(RADIANS([.A336]*14))" office:value-type="float" office:value="0.984807753012208">
            <text:p>0.9848</text:p>
          </table:table-cell>
          <table:table-cell table:formula="of:=COS(RADIANS([.A336]*15))" office:value-type="float" office:value="0.965925826289069">
            <text:p>0.9659</text:p>
          </table:table-cell>
          <table:table-cell table:formula="of:=COS(RADIANS([.A336]*16))" office:value-type="float" office:value="0.766044443118981">
            <text:p>0.766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36S">
            <text:p>00:05:36</text:p>
          </table:table-cell>
          <table:table-cell table:formula="of:=SIN(RADIANS([.A337]))" office:value-type="float" office:value="-0.4067366430758">
            <text:p>-0.4067</text:p>
          </table:table-cell>
          <table:table-cell table:formula="of:=SIN(RADIANS([.A337]*2))" office:value-type="float" office:value="-0.743144825477394">
            <text:p>-0.7431</text:p>
          </table:table-cell>
          <table:table-cell table:formula="of:=SIN(RADIANS([.A337]*3))" office:value-type="float" office:value="-0.951056516295154">
            <text:p>-0.9511</text:p>
          </table:table-cell>
          <table:table-cell table:formula="of:=SIN(RADIANS([.A337]*4))" office:value-type="float" office:value="-0.994521895368273">
            <text:p>-0.9945</text:p>
          </table:table-cell>
          <table:table-cell table:formula="of:=SIN(RADIANS([.A337]*5))" office:value-type="float" office:value="-0.866025403784439">
            <text:p>-0.8660</text:p>
          </table:table-cell>
          <table:table-cell table:formula="of:=SIN(RADIANS([.A337]*6))" office:value-type="float" office:value="-0.587785252292472">
            <text:p>-0.5878</text:p>
          </table:table-cell>
          <table:table-cell table:formula="of:=SIN(RADIANS([.A337]*7))" office:value-type="float" office:value="-0.207911690817755">
            <text:p>-0.2079</text:p>
          </table:table-cell>
          <table:table-cell table:formula="of:=SIN(RADIANS([.A337]*8))" office:value-type="float" office:value="0.207911690817759">
            <text:p>0.2079</text:p>
          </table:table-cell>
          <table:table-cell table:formula="of:=SIN(RADIANS([.A337]*9))" office:value-type="float" office:value="0.587785252292475">
            <text:p>0.5878</text:p>
          </table:table-cell>
          <table:table-cell table:formula="of:=SIN(RADIANS([.A337]*10))" office:value-type="float" office:value="0.866025403784437">
            <text:p>0.8660</text:p>
          </table:table-cell>
          <table:table-cell table:formula="of:=SIN(RADIANS([.A337]*11))" office:value-type="float" office:value="0.994521895368274">
            <text:p>0.9945</text:p>
          </table:table-cell>
          <table:table-cell table:formula="of:=SIN(RADIANS([.A337]*12))" office:value-type="float" office:value="0.951056516295153">
            <text:p>0.9511</text:p>
          </table:table-cell>
          <table:table-cell table:formula="of:=SIN(RADIANS([.A337]*13))" office:value-type="float" office:value="0.743144825477395">
            <text:p>0.7431</text:p>
          </table:table-cell>
          <table:table-cell table:formula="of:=SIN(RADIANS([.A337]*14))" office:value-type="float" office:value="0.406736643075793">
            <text:p>0.4067</text:p>
          </table:table-cell>
          <table:table-cell table:formula="of:=SIN(RADIANS([.A337]*15))" office:value-type="float" office:value="-3.42901103761259E-015">
            <text:p>0.0000</text:p>
          </table:table-cell>
          <table:table-cell table:formula="of:=SIN(RADIANS([.A337]*16))" office:value-type="float" office:value="-0.406736643075799">
            <text:p>-0.4067</text:p>
          </table:table-cell>
          <table:table-cell table:formula="of:=COS(RADIANS([.A337]))" office:value-type="float" office:value="0.913545457642601">
            <text:p>0.9135</text:p>
          </table:table-cell>
          <table:table-cell table:formula="of:=COS(RADIANS([.A337]*2))" office:value-type="float" office:value="0.669130606358858">
            <text:p>0.6691</text:p>
          </table:table-cell>
          <table:table-cell table:formula="of:=COS(RADIANS([.A337]*3))" office:value-type="float" office:value="0.309016994374947">
            <text:p>0.3090</text:p>
          </table:table-cell>
          <table:table-cell table:formula="of:=COS(RADIANS([.A337]*4))" office:value-type="float" office:value="-0.104528463267653">
            <text:p>-0.1045</text:p>
          </table:table-cell>
          <table:table-cell table:formula="of:=COS(RADIANS([.A337]*5))" office:value-type="float" office:value="-0.499999999999999">
            <text:p>-0.5000</text:p>
          </table:table-cell>
          <table:table-cell table:formula="of:=COS(RADIANS([.A337]*6))" office:value-type="float" office:value="-0.809016994374948">
            <text:p>-0.8090</text:p>
          </table:table-cell>
          <table:table-cell table:formula="of:=COS(RADIANS([.A337]*7))" office:value-type="float" office:value="-0.978147600733806">
            <text:p>-0.9781</text:p>
          </table:table-cell>
          <table:table-cell table:formula="of:=COS(RADIANS([.A337]*8))" office:value-type="float" office:value="-0.978147600733806">
            <text:p>-0.9781</text:p>
          </table:table-cell>
          <table:table-cell table:formula="of:=COS(RADIANS([.A337]*9))" office:value-type="float" office:value="-0.809016994374946">
            <text:p>-0.8090</text:p>
          </table:table-cell>
          <table:table-cell table:formula="of:=COS(RADIANS([.A337]*10))" office:value-type="float" office:value="-0.500000000000002">
            <text:p>-0.5000</text:p>
          </table:table-cell>
          <table:table-cell table:formula="of:=COS(RADIANS([.A337]*11))" office:value-type="float" office:value="-0.104528463267646">
            <text:p>-0.1045</text:p>
          </table:table-cell>
          <table:table-cell table:formula="of:=COS(RADIANS([.A337]*12))" office:value-type="float" office:value="0.30901699437495">
            <text:p>0.3090</text:p>
          </table:table-cell>
          <table:table-cell table:formula="of:=COS(RADIANS([.A337]*13))" office:value-type="float" office:value="0.669130606358857">
            <text:p>0.6691</text:p>
          </table:table-cell>
          <table:table-cell table:formula="of:=COS(RADIANS([.A337]*14))" office:value-type="float" office:value="0.913545457642604">
            <text:p>0.9135</text:p>
          </table:table-cell>
          <table:table-cell table:formula="of:=COS(RADIANS([.A337]*15))" office:value-type="float" office:value="1">
            <text:p>1.0000</text:p>
          </table:table-cell>
          <table:table-cell table:formula="of:=COS(RADIANS([.A337]*16))" office:value-type="float" office:value="0.913545457642601">
            <text:p>0.9135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37S">
            <text:p>00:05:37</text:p>
          </table:table-cell>
          <table:table-cell table:formula="of:=SIN(RADIANS([.A338]))" office:value-type="float" office:value="-0.390731128489274">
            <text:p>-0.3907</text:p>
          </table:table-cell>
          <table:table-cell table:formula="of:=SIN(RADIANS([.A338]*2))" office:value-type="float" office:value="-0.719339800338651">
            <text:p>-0.7193</text:p>
          </table:table-cell>
          <table:table-cell table:formula="of:=SIN(RADIANS([.A338]*3))" office:value-type="float" office:value="-0.933580426497202">
            <text:p>-0.9336</text:p>
          </table:table-cell>
          <table:table-cell table:formula="of:=SIN(RADIANS([.A338]*4))" office:value-type="float" office:value="-0.999390827019096">
            <text:p>-0.9994</text:p>
          </table:table-cell>
          <table:table-cell table:formula="of:=SIN(RADIANS([.A338]*5))" office:value-type="float" office:value="-0.90630778703665">
            <text:p>-0.9063</text:p>
          </table:table-cell>
          <table:table-cell table:formula="of:=SIN(RADIANS([.A338]*6))" office:value-type="float" office:value="-0.669130606358858">
            <text:p>-0.6691</text:p>
          </table:table-cell>
          <table:table-cell table:formula="of:=SIN(RADIANS([.A338]*7))" office:value-type="float" office:value="-0.325568154457156">
            <text:p>-0.3256</text:p>
          </table:table-cell>
          <table:table-cell table:formula="of:=SIN(RADIANS([.A338]*8))" office:value-type="float" office:value="0.0697564737441263">
            <text:p>0.0698</text:p>
          </table:table-cell>
          <table:table-cell table:formula="of:=SIN(RADIANS([.A338]*9))" office:value-type="float" office:value="0.453990499739548">
            <text:p>0.4540</text:p>
          </table:table-cell>
          <table:table-cell table:formula="of:=SIN(RADIANS([.A338]*10))" office:value-type="float" office:value="0.766044443118979">
            <text:p>0.7660</text:p>
          </table:table-cell>
          <table:table-cell table:formula="of:=SIN(RADIANS([.A338]*11))" office:value-type="float" office:value="0.956304755963034">
            <text:p>0.9563</text:p>
          </table:table-cell>
          <table:table-cell table:formula="of:=SIN(RADIANS([.A338]*12))" office:value-type="float" office:value="0.994521895368273">
            <text:p>0.9945</text:p>
          </table:table-cell>
          <table:table-cell table:formula="of:=SIN(RADIANS([.A338]*13))" office:value-type="float" office:value="0.874619707139398">
            <text:p>0.8746</text:p>
          </table:table-cell>
          <table:table-cell table:formula="of:=SIN(RADIANS([.A338]*14))" office:value-type="float" office:value="0.615661475325657">
            <text:p>0.6157</text:p>
          </table:table-cell>
          <table:table-cell table:formula="of:=SIN(RADIANS([.A338]*15))" office:value-type="float" office:value="0.258819045102526">
            <text:p>0.2588</text:p>
          </table:table-cell>
          <table:table-cell table:formula="of:=SIN(RADIANS([.A338]*16))" office:value-type="float" office:value="-0.139173100960068">
            <text:p>-0.1392</text:p>
          </table:table-cell>
          <table:table-cell table:formula="of:=COS(RADIANS([.A338]))" office:value-type="float" office:value="0.92050485345244">
            <text:p>0.9205</text:p>
          </table:table-cell>
          <table:table-cell table:formula="of:=COS(RADIANS([.A338]*2))" office:value-type="float" office:value="0.694658370458997">
            <text:p>0.6947</text:p>
          </table:table-cell>
          <table:table-cell table:formula="of:=COS(RADIANS([.A338]*3))" office:value-type="float" office:value="0.3583679495453">
            <text:p>0.3584</text:p>
          </table:table-cell>
          <table:table-cell table:formula="of:=COS(RADIANS([.A338]*4))" office:value-type="float" office:value="-0.0348994967025015">
            <text:p>-0.0349</text:p>
          </table:table-cell>
          <table:table-cell table:formula="of:=COS(RADIANS([.A338]*5))" office:value-type="float" office:value="-0.4226182617407">
            <text:p>-0.4226</text:p>
          </table:table-cell>
          <table:table-cell table:formula="of:=COS(RADIANS([.A338]*6))" office:value-type="float" office:value="-0.743144825477395">
            <text:p>-0.7431</text:p>
          </table:table-cell>
          <table:table-cell table:formula="of:=COS(RADIANS([.A338]*7))" office:value-type="float" office:value="-0.945518575599317">
            <text:p>-0.9455</text:p>
          </table:table-cell>
          <table:table-cell table:formula="of:=COS(RADIANS([.A338]*8))" office:value-type="float" office:value="-0.997564050259824">
            <text:p>-0.9976</text:p>
          </table:table-cell>
          <table:table-cell table:formula="of:=COS(RADIANS([.A338]*9))" office:value-type="float" office:value="-0.891006524188367">
            <text:p>-0.8910</text:p>
          </table:table-cell>
          <table:table-cell table:formula="of:=COS(RADIANS([.A338]*10))" office:value-type="float" office:value="-0.642787609686538">
            <text:p>-0.6428</text:p>
          </table:table-cell>
          <table:table-cell table:formula="of:=COS(RADIANS([.A338]*11))" office:value-type="float" office:value="-0.292371704722742">
            <text:p>-0.2924</text:p>
          </table:table-cell>
          <table:table-cell table:formula="of:=COS(RADIANS([.A338]*12))" office:value-type="float" office:value="0.104528463267655">
            <text:p>0.1045</text:p>
          </table:table-cell>
          <table:table-cell table:formula="of:=COS(RADIANS([.A338]*13))" office:value-type="float" office:value="0.484809620246332">
            <text:p>0.4848</text:p>
          </table:table-cell>
          <table:table-cell table:formula="of:=COS(RADIANS([.A338]*14))" office:value-type="float" office:value="0.788010753606723">
            <text:p>0.7880</text:p>
          </table:table-cell>
          <table:table-cell table:formula="of:=COS(RADIANS([.A338]*15))" office:value-type="float" office:value="0.965925826289067">
            <text:p>0.9659</text:p>
          </table:table-cell>
          <table:table-cell table:formula="of:=COS(RADIANS([.A338]*16))" office:value-type="float" office:value="0.99026806874157">
            <text:p>0.9903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38S">
            <text:p>00:05:38</text:p>
          </table:table-cell>
          <table:table-cell table:formula="of:=SIN(RADIANS([.A339]))" office:value-type="float" office:value="-0.374606593415912">
            <text:p>-0.3746</text:p>
          </table:table-cell>
          <table:table-cell table:formula="of:=SIN(RADIANS([.A339]*2))" office:value-type="float" office:value="-0.694658370458998">
            <text:p>-0.6947</text:p>
          </table:table-cell>
          <table:table-cell table:formula="of:=SIN(RADIANS([.A339]*3))" office:value-type="float" office:value="-0.913545457642601">
            <text:p>-0.9135</text:p>
          </table:table-cell>
          <table:table-cell table:formula="of:=SIN(RADIANS([.A339]*4))" office:value-type="float" office:value="-0.999390827019096">
            <text:p>-0.9994</text:p>
          </table:table-cell>
          <table:table-cell table:formula="of:=SIN(RADIANS([.A339]*5))" office:value-type="float" office:value="-0.939692620785909">
            <text:p>-0.9397</text:p>
          </table:table-cell>
          <table:table-cell table:formula="of:=SIN(RADIANS([.A339]*6))" office:value-type="float" office:value="-0.743144825477394">
            <text:p>-0.7431</text:p>
          </table:table-cell>
          <table:table-cell table:formula="of:=SIN(RADIANS([.A339]*7))" office:value-type="float" office:value="-0.438371146789079">
            <text:p>-0.4384</text:p>
          </table:table-cell>
          <table:table-cell table:formula="of:=SIN(RADIANS([.A339]*8))" office:value-type="float" office:value="-0.0697564737441227">
            <text:p>-0.0698</text:p>
          </table:table-cell>
          <table:table-cell table:formula="of:=SIN(RADIANS([.A339]*9))" office:value-type="float" office:value="0.309016994374948">
            <text:p>0.3090</text:p>
          </table:table-cell>
          <table:table-cell table:formula="of:=SIN(RADIANS([.A339]*10))" office:value-type="float" office:value="0.642787609686538">
            <text:p>0.6428</text:p>
          </table:table-cell>
          <table:table-cell table:formula="of:=SIN(RADIANS([.A339]*11))" office:value-type="float" office:value="0.882947592858925">
            <text:p>0.8829</text:p>
          </table:table-cell>
          <table:table-cell table:formula="of:=SIN(RADIANS([.A339]*12))" office:value-type="float" office:value="0.994521895368273">
            <text:p>0.9945</text:p>
          </table:table-cell>
          <table:table-cell table:formula="of:=SIN(RADIANS([.A339]*13))" office:value-type="float" office:value="0.961261695938318">
            <text:p>0.9613</text:p>
          </table:table-cell>
          <table:table-cell table:formula="of:=SIN(RADIANS([.A339]*14))" office:value-type="float" office:value="0.788010753606725">
            <text:p>0.7880</text:p>
          </table:table-cell>
          <table:table-cell table:formula="of:=SIN(RADIANS([.A339]*15))" office:value-type="float" office:value="0.5">
            <text:p>0.5000</text:p>
          </table:table-cell>
          <table:table-cell table:formula="of:=SIN(RADIANS([.A339]*16))" office:value-type="float" office:value="0.13917310096006">
            <text:p>0.1392</text:p>
          </table:table-cell>
          <table:table-cell table:formula="of:=COS(RADIANS([.A339]))" office:value-type="float" office:value="0.927183854566787">
            <text:p>0.9272</text:p>
          </table:table-cell>
          <table:table-cell table:formula="of:=COS(RADIANS([.A339]*2))" office:value-type="float" office:value="0.719339800338651">
            <text:p>0.7193</text:p>
          </table:table-cell>
          <table:table-cell table:formula="of:=COS(RADIANS([.A339]*3))" office:value-type="float" office:value="0.4067366430758">
            <text:p>0.4067</text:p>
          </table:table-cell>
          <table:table-cell table:formula="of:=COS(RADIANS([.A339]*4))" office:value-type="float" office:value="0.0348994967024997">
            <text:p>0.0349</text:p>
          </table:table-cell>
          <table:table-cell table:formula="of:=COS(RADIANS([.A339]*5))" office:value-type="float" office:value="-0.342020143325668">
            <text:p>-0.3420</text:p>
          </table:table-cell>
          <table:table-cell table:formula="of:=COS(RADIANS([.A339]*6))" office:value-type="float" office:value="-0.669130606358858">
            <text:p>-0.6691</text:p>
          </table:table-cell>
          <table:table-cell table:formula="of:=COS(RADIANS([.A339]*7))" office:value-type="float" office:value="-0.898794046299166">
            <text:p>-0.8988</text:p>
          </table:table-cell>
          <table:table-cell table:formula="of:=COS(RADIANS([.A339]*8))" office:value-type="float" office:value="-0.997564050259824">
            <text:p>-0.9976</text:p>
          </table:table-cell>
          <table:table-cell table:formula="of:=COS(RADIANS([.A339]*9))" office:value-type="float" office:value="-0.951056516295153">
            <text:p>-0.9511</text:p>
          </table:table-cell>
          <table:table-cell table:formula="of:=COS(RADIANS([.A339]*10))" office:value-type="float" office:value="-0.766044443118979">
            <text:p>-0.7660</text:p>
          </table:table-cell>
          <table:table-cell table:formula="of:=COS(RADIANS([.A339]*11))" office:value-type="float" office:value="-0.469471562785895">
            <text:p>-0.4695</text:p>
          </table:table-cell>
          <table:table-cell table:formula="of:=COS(RADIANS([.A339]*12))" office:value-type="float" office:value="-0.104528463267653">
            <text:p>-0.1045</text:p>
          </table:table-cell>
          <table:table-cell table:formula="of:=COS(RADIANS([.A339]*13))" office:value-type="float" office:value="0.275637355817004">
            <text:p>0.2756</text:p>
          </table:table-cell>
          <table:table-cell table:formula="of:=COS(RADIANS([.A339]*14))" office:value-type="float" office:value="0.615661475325655">
            <text:p>0.6157</text:p>
          </table:table-cell>
          <table:table-cell table:formula="of:=COS(RADIANS([.A339]*15))" office:value-type="float" office:value="0.866025403784439">
            <text:p>0.8660</text:p>
          </table:table-cell>
          <table:table-cell table:formula="of:=COS(RADIANS([.A339]*16))" office:value-type="float" office:value="0.990268068741571">
            <text:p>0.9903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39S">
            <text:p>00:05:39</text:p>
          </table:table-cell>
          <table:table-cell table:formula="of:=SIN(RADIANS([.A340]))" office:value-type="float" office:value="-0.358367949545301">
            <text:p>-0.3584</text:p>
          </table:table-cell>
          <table:table-cell table:formula="of:=SIN(RADIANS([.A340]*2))" office:value-type="float" office:value="-0.669130606358859">
            <text:p>-0.6691</text:p>
          </table:table-cell>
          <table:table-cell table:formula="of:=SIN(RADIANS([.A340]*3))" office:value-type="float" office:value="-0.891006524188368">
            <text:p>-0.8910</text:p>
          </table:table-cell>
          <table:table-cell table:formula="of:=SIN(RADIANS([.A340]*4))" office:value-type="float" office:value="-0.994521895368274">
            <text:p>-0.9945</text:p>
          </table:table-cell>
          <table:table-cell table:formula="of:=SIN(RADIANS([.A340]*5))" office:value-type="float" office:value="-0.965925826289068">
            <text:p>-0.9659</text:p>
          </table:table-cell>
          <table:table-cell table:formula="of:=SIN(RADIANS([.A340]*6))" office:value-type="float" office:value="-0.809016994374948">
            <text:p>-0.8090</text:p>
          </table:table-cell>
          <table:table-cell table:formula="of:=SIN(RADIANS([.A340]*7))" office:value-type="float" office:value="-0.544639035015025">
            <text:p>-0.5446</text:p>
          </table:table-cell>
          <table:table-cell table:formula="of:=SIN(RADIANS([.A340]*8))" office:value-type="float" office:value="-0.207911690817755">
            <text:p>-0.2079</text:p>
          </table:table-cell>
          <table:table-cell table:formula="of:=SIN(RADIANS([.A340]*9))" office:value-type="float" office:value="0.15643446504023">
            <text:p>0.1564</text:p>
          </table:table-cell>
          <table:table-cell table:formula="of:=SIN(RADIANS([.A340]*10))" office:value-type="float" office:value="0.500000000000001">
            <text:p>0.5000</text:p>
          </table:table-cell>
          <table:table-cell table:formula="of:=SIN(RADIANS([.A340]*11))" office:value-type="float" office:value="0.777145961456969">
            <text:p>0.7771</text:p>
          </table:table-cell>
          <table:table-cell table:formula="of:=SIN(RADIANS([.A340]*12))" office:value-type="float" office:value="0.951056516295153">
            <text:p>0.9511</text:p>
          </table:table-cell>
          <table:table-cell table:formula="of:=SIN(RADIANS([.A340]*13))" office:value-type="float" office:value="0.998629534754574">
            <text:p>0.9986</text:p>
          </table:table-cell>
          <table:table-cell table:formula="of:=SIN(RADIANS([.A340]*14))" office:value-type="float" office:value="0.913545457642599">
            <text:p>0.9135</text:p>
          </table:table-cell>
          <table:table-cell table:formula="of:=SIN(RADIANS([.A340]*15))" office:value-type="float" office:value="0.707106781186543">
            <text:p>0.7071</text:p>
          </table:table-cell>
          <table:table-cell table:formula="of:=SIN(RADIANS([.A340]*16))" office:value-type="float" office:value="0.406736643075792">
            <text:p>0.4067</text:p>
          </table:table-cell>
          <table:table-cell table:formula="of:=COS(RADIANS([.A340]))" office:value-type="float" office:value="0.933580426497202">
            <text:p>0.9336</text:p>
          </table:table-cell>
          <table:table-cell table:formula="of:=COS(RADIANS([.A340]*2))" office:value-type="float" office:value="0.743144825477394">
            <text:p>0.7431</text:p>
          </table:table-cell>
          <table:table-cell table:formula="of:=COS(RADIANS([.A340]*3))" office:value-type="float" office:value="0.453990499739547">
            <text:p>0.4540</text:p>
          </table:table-cell>
          <table:table-cell table:formula="of:=COS(RADIANS([.A340]*4))" office:value-type="float" office:value="0.104528463267651">
            <text:p>0.1045</text:p>
          </table:table-cell>
          <table:table-cell table:formula="of:=COS(RADIANS([.A340]*5))" office:value-type="float" office:value="-0.258819045102522">
            <text:p>-0.2588</text:p>
          </table:table-cell>
          <table:table-cell table:formula="of:=COS(RADIANS([.A340]*6))" office:value-type="float" office:value="-0.587785252292473">
            <text:p>-0.5878</text:p>
          </table:table-cell>
          <table:table-cell table:formula="of:=COS(RADIANS([.A340]*7))" office:value-type="float" office:value="-0.838670567945425">
            <text:p>-0.8387</text:p>
          </table:table-cell>
          <table:table-cell table:formula="of:=COS(RADIANS([.A340]*8))" office:value-type="float" office:value="-0.978147600733806">
            <text:p>-0.9781</text:p>
          </table:table-cell>
          <table:table-cell table:formula="of:=COS(RADIANS([.A340]*9))" office:value-type="float" office:value="-0.987688340595138">
            <text:p>-0.9877</text:p>
          </table:table-cell>
          <table:table-cell table:formula="of:=COS(RADIANS([.A340]*10))" office:value-type="float" office:value="-0.866025403784438">
            <text:p>-0.8660</text:p>
          </table:table-cell>
          <table:table-cell table:formula="of:=COS(RADIANS([.A340]*11))" office:value-type="float" office:value="-0.62932039104984">
            <text:p>-0.6293</text:p>
          </table:table-cell>
          <table:table-cell table:formula="of:=COS(RADIANS([.A340]*12))" office:value-type="float" office:value="-0.309016994374948">
            <text:p>-0.3090</text:p>
          </table:table-cell>
          <table:table-cell table:formula="of:=COS(RADIANS([.A340]*13))" office:value-type="float" office:value="0.0523359562429453">
            <text:p>0.0523</text:p>
          </table:table-cell>
          <table:table-cell table:formula="of:=COS(RADIANS([.A340]*14))" office:value-type="float" office:value="0.406736643075804">
            <text:p>0.4067</text:p>
          </table:table-cell>
          <table:table-cell table:formula="of:=COS(RADIANS([.A340]*15))" office:value-type="float" office:value="0.707106781186552">
            <text:p>0.7071</text:p>
          </table:table-cell>
          <table:table-cell table:formula="of:=COS(RADIANS([.A340]*16))" office:value-type="float" office:value="0.913545457642604">
            <text:p>0.9135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40S">
            <text:p>00:05:40</text:p>
          </table:table-cell>
          <table:table-cell table:formula="of:=SIN(RADIANS([.A341]))" office:value-type="float" office:value="-0.342020143325669">
            <text:p>-0.3420</text:p>
          </table:table-cell>
          <table:table-cell table:formula="of:=SIN(RADIANS([.A341]*2))" office:value-type="float" office:value="-0.642787609686539">
            <text:p>-0.6428</text:p>
          </table:table-cell>
          <table:table-cell table:formula="of:=SIN(RADIANS([.A341]*3))" office:value-type="float" office:value="-0.866025403784438">
            <text:p>-0.8660</text:p>
          </table:table-cell>
          <table:table-cell table:formula="of:=SIN(RADIANS([.A341]*4))" office:value-type="float" office:value="-0.984807753012208">
            <text:p>-0.9848</text:p>
          </table:table-cell>
          <table:table-cell table:formula="of:=SIN(RADIANS([.A341]*5))" office:value-type="float" office:value="-0.984807753012208">
            <text:p>-0.9848</text:p>
          </table:table-cell>
          <table:table-cell table:formula="of:=SIN(RADIANS([.A341]*6))" office:value-type="float" office:value="-0.866025403784439">
            <text:p>-0.8660</text:p>
          </table:table-cell>
          <table:table-cell table:formula="of:=SIN(RADIANS([.A341]*7))" office:value-type="float" office:value="-0.64278760968654">
            <text:p>-0.6428</text:p>
          </table:table-cell>
          <table:table-cell table:formula="of:=SIN(RADIANS([.A341]*8))" office:value-type="float" office:value="-0.34202014332567">
            <text:p>-0.3420</text:p>
          </table:table-cell>
          <table:table-cell table:formula="of:=SIN(RADIANS([.A341]*9))" office:value-type="float" office:value="-1.47081412025E-015">
            <text:p>0.0000</text:p>
          </table:table-cell>
          <table:table-cell table:formula="of:=SIN(RADIANS([.A341]*10))" office:value-type="float" office:value="0.342020143325667">
            <text:p>0.3420</text:p>
          </table:table-cell>
          <table:table-cell table:formula="of:=SIN(RADIANS([.A341]*11))" office:value-type="float" office:value="0.642787609686538">
            <text:p>0.6428</text:p>
          </table:table-cell>
          <table:table-cell table:formula="of:=SIN(RADIANS([.A341]*12))" office:value-type="float" office:value="0.866025403784438">
            <text:p>0.8660</text:p>
          </table:table-cell>
          <table:table-cell table:formula="of:=SIN(RADIANS([.A341]*13))" office:value-type="float" office:value="0.984807753012208">
            <text:p>0.9848</text:p>
          </table:table-cell>
          <table:table-cell table:formula="of:=SIN(RADIANS([.A341]*14))" office:value-type="float" office:value="0.984807753012209">
            <text:p>0.9848</text:p>
          </table:table-cell>
          <table:table-cell table:formula="of:=SIN(RADIANS([.A341]*15))" office:value-type="float" office:value="0.86602540378444">
            <text:p>0.8660</text:p>
          </table:table-cell>
          <table:table-cell table:formula="of:=SIN(RADIANS([.A341]*16))" office:value-type="float" office:value="0.642787609686541">
            <text:p>0.6428</text:p>
          </table:table-cell>
          <table:table-cell table:formula="of:=COS(RADIANS([.A341]))" office:value-type="float" office:value="0.939692620785908">
            <text:p>0.9397</text:p>
          </table:table-cell>
          <table:table-cell table:formula="of:=COS(RADIANS([.A341]*2))" office:value-type="float" office:value="0.766044443118978">
            <text:p>0.7660</text:p>
          </table:table-cell>
          <table:table-cell table:formula="of:=COS(RADIANS([.A341]*3))" office:value-type="float" office:value="0.5">
            <text:p>0.5000</text:p>
          </table:table-cell>
          <table:table-cell table:formula="of:=COS(RADIANS([.A341]*4))" office:value-type="float" office:value="0.173648177666931">
            <text:p>0.1736</text:p>
          </table:table-cell>
          <table:table-cell table:formula="of:=COS(RADIANS([.A341]*5))" office:value-type="float" office:value="-0.17364817766693">
            <text:p>-0.1736</text:p>
          </table:table-cell>
          <table:table-cell table:formula="of:=COS(RADIANS([.A341]*6))" office:value-type="float" office:value="-0.499999999999999">
            <text:p>-0.5000</text:p>
          </table:table-cell>
          <table:table-cell table:formula="of:=COS(RADIANS([.A341]*7))" office:value-type="float" office:value="-0.766044443118977">
            <text:p>-0.7660</text:p>
          </table:table-cell>
          <table:table-cell table:formula="of:=COS(RADIANS([.A341]*8))" office:value-type="float" office:value="-0.939692620785908">
            <text:p>-0.9397</text:p>
          </table:table-cell>
          <table:table-cell table:formula="of:=COS(RADIANS([.A341]*9))" office:value-type="float" office:value="-1">
            <text:p>-1.0000</text:p>
          </table:table-cell>
          <table:table-cell table:formula="of:=COS(RADIANS([.A341]*10))" office:value-type="float" office:value="-0.939692620785909">
            <text:p>-0.9397</text:p>
          </table:table-cell>
          <table:table-cell table:formula="of:=COS(RADIANS([.A341]*11))" office:value-type="float" office:value="-0.766044443118979">
            <text:p>-0.7660</text:p>
          </table:table-cell>
          <table:table-cell table:formula="of:=COS(RADIANS([.A341]*12))" office:value-type="float" office:value="-0.500000000000002">
            <text:p>-0.5000</text:p>
          </table:table-cell>
          <table:table-cell table:formula="of:=COS(RADIANS([.A341]*13))" office:value-type="float" office:value="-0.173648177666932">
            <text:p>-0.1736</text:p>
          </table:table-cell>
          <table:table-cell table:formula="of:=COS(RADIANS([.A341]*14))" office:value-type="float" office:value="0.173648177666928">
            <text:p>0.1736</text:p>
          </table:table-cell>
          <table:table-cell table:formula="of:=COS(RADIANS([.A341]*15))" office:value-type="float" office:value="0.499999999999998">
            <text:p>0.5000</text:p>
          </table:table-cell>
          <table:table-cell table:formula="of:=COS(RADIANS([.A341]*16))" office:value-type="float" office:value="0.766044443118976">
            <text:p>0.766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41S">
            <text:p>00:05:41</text:p>
          </table:table-cell>
          <table:table-cell table:formula="of:=SIN(RADIANS([.A342]))" office:value-type="float" office:value="-0.325568154457157">
            <text:p>-0.3256</text:p>
          </table:table-cell>
          <table:table-cell table:formula="of:=SIN(RADIANS([.A342]*2))" office:value-type="float" office:value="-0.615661475325658">
            <text:p>-0.6157</text:p>
          </table:table-cell>
          <table:table-cell table:formula="of:=SIN(RADIANS([.A342]*3))" office:value-type="float" office:value="-0.838670567945424">
            <text:p>-0.8387</text:p>
          </table:table-cell>
          <table:table-cell table:formula="of:=SIN(RADIANS([.A342]*4))" office:value-type="float" office:value="-0.970295726275996">
            <text:p>-0.9703</text:p>
          </table:table-cell>
          <table:table-cell table:formula="of:=SIN(RADIANS([.A342]*5))" office:value-type="float" office:value="-0.996194698091745">
            <text:p>-0.9962</text:p>
          </table:table-cell>
          <table:table-cell table:formula="of:=SIN(RADIANS([.A342]*6))" office:value-type="float" office:value="-0.913545457642602">
            <text:p>-0.9135</text:p>
          </table:table-cell>
          <table:table-cell table:formula="of:=SIN(RADIANS([.A342]*7))" office:value-type="float" office:value="-0.731353701619168">
            <text:p>-0.7314</text:p>
          </table:table-cell>
          <table:table-cell table:formula="of:=SIN(RADIANS([.A342]*8))" office:value-type="float" office:value="-0.469471562785891">
            <text:p>-0.4695</text:p>
          </table:table-cell>
          <table:table-cell table:formula="of:=SIN(RADIANS([.A342]*9))" office:value-type="float" office:value="-0.156434465040233">
            <text:p>-0.1564</text:p>
          </table:table-cell>
          <table:table-cell table:formula="of:=SIN(RADIANS([.A342]*10))" office:value-type="float" office:value="0.173648177666932">
            <text:p>0.1736</text:p>
          </table:table-cell>
          <table:table-cell table:formula="of:=SIN(RADIANS([.A342]*11))" office:value-type="float" office:value="0.484809620246337">
            <text:p>0.4848</text:p>
          </table:table-cell>
          <table:table-cell table:formula="of:=SIN(RADIANS([.A342]*12))" office:value-type="float" office:value="0.743144825477392">
            <text:p>0.7431</text:p>
          </table:table-cell>
          <table:table-cell table:formula="of:=SIN(RADIANS([.A342]*13))" office:value-type="float" office:value="0.920504853452438">
            <text:p>0.9205</text:p>
          </table:table-cell>
          <table:table-cell table:formula="of:=SIN(RADIANS([.A342]*14))" office:value-type="float" office:value="0.997564050259825">
            <text:p>0.9976</text:p>
          </table:table-cell>
          <table:table-cell table:formula="of:=SIN(RADIANS([.A342]*15))" office:value-type="float" office:value="0.965925826289067">
            <text:p>0.9659</text:p>
          </table:table-cell>
          <table:table-cell table:formula="of:=SIN(RADIANS([.A342]*16))" office:value-type="float" office:value="0.829037572555041">
            <text:p>0.8290</text:p>
          </table:table-cell>
          <table:table-cell table:formula="of:=COS(RADIANS([.A342]))" office:value-type="float" office:value="0.945518575599317">
            <text:p>0.9455</text:p>
          </table:table-cell>
          <table:table-cell table:formula="of:=COS(RADIANS([.A342]*2))" office:value-type="float" office:value="0.788010753606722">
            <text:p>0.7880</text:p>
          </table:table-cell>
          <table:table-cell table:formula="of:=COS(RADIANS([.A342]*3))" office:value-type="float" office:value="0.544639035015028">
            <text:p>0.5446</text:p>
          </table:table-cell>
          <table:table-cell table:formula="of:=COS(RADIANS([.A342]*4))" office:value-type="float" office:value="0.241921895599668">
            <text:p>0.2419</text:p>
          </table:table-cell>
          <table:table-cell table:formula="of:=COS(RADIANS([.A342]*5))" office:value-type="float" office:value="-0.0871557427476592">
            <text:p>-0.0872</text:p>
          </table:table-cell>
          <table:table-cell table:formula="of:=COS(RADIANS([.A342]*6))" office:value-type="float" office:value="-0.406736643075799">
            <text:p>-0.4067</text:p>
          </table:table-cell>
          <table:table-cell table:formula="of:=COS(RADIANS([.A342]*7))" office:value-type="float" office:value="-0.681998360062501">
            <text:p>-0.6820</text:p>
          </table:table-cell>
          <table:table-cell table:formula="of:=COS(RADIANS([.A342]*8))" office:value-type="float" office:value="-0.882947592858927">
            <text:p>-0.8829</text:p>
          </table:table-cell>
          <table:table-cell table:formula="of:=COS(RADIANS([.A342]*9))" office:value-type="float" office:value="-0.987688340595137">
            <text:p>-0.9877</text:p>
          </table:table-cell>
          <table:table-cell table:formula="of:=COS(RADIANS([.A342]*10))" office:value-type="float" office:value="-0.984807753012208">
            <text:p>-0.9848</text:p>
          </table:table-cell>
          <table:table-cell table:formula="of:=COS(RADIANS([.A342]*11))" office:value-type="float" office:value="-0.874619707139396">
            <text:p>-0.8746</text:p>
          </table:table-cell>
          <table:table-cell table:formula="of:=COS(RADIANS([.A342]*12))" office:value-type="float" office:value="-0.669130606358861">
            <text:p>-0.6691</text:p>
          </table:table-cell>
          <table:table-cell table:formula="of:=COS(RADIANS([.A342]*13))" office:value-type="float" office:value="-0.390731128489279">
            <text:p>-0.3907</text:p>
          </table:table-cell>
          <table:table-cell table:formula="of:=COS(RADIANS([.A342]*14))" office:value-type="float" office:value="-0.0697564737441195">
            <text:p>-0.0698</text:p>
          </table:table-cell>
          <table:table-cell table:formula="of:=COS(RADIANS([.A342]*15))" office:value-type="float" office:value="0.258819045102524">
            <text:p>0.2588</text:p>
          </table:table-cell>
          <table:table-cell table:formula="of:=COS(RADIANS([.A342]*16))" office:value-type="float" office:value="0.559192903470747">
            <text:p>0.5592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42S">
            <text:p>00:05:42</text:p>
          </table:table-cell>
          <table:table-cell table:formula="of:=SIN(RADIANS([.A343]))" office:value-type="float" office:value="-0.309016994374948">
            <text:p>-0.3090</text:p>
          </table:table-cell>
          <table:table-cell table:formula="of:=SIN(RADIANS([.A343]*2))" office:value-type="float" office:value="-0.587785252292473">
            <text:p>-0.5878</text:p>
          </table:table-cell>
          <table:table-cell table:formula="of:=SIN(RADIANS([.A343]*3))" office:value-type="float" office:value="-0.809016994374947">
            <text:p>-0.8090</text:p>
          </table:table-cell>
          <table:table-cell table:formula="of:=SIN(RADIANS([.A343]*4))" office:value-type="float" office:value="-0.951056516295154">
            <text:p>-0.9511</text:p>
          </table:table-cell>
          <table:table-cell table:formula="of:=SIN(RADIANS([.A343]*5))" office:value-type="float" office:value="-1">
            <text:p>-1.0000</text:p>
          </table:table-cell>
          <table:table-cell table:formula="of:=SIN(RADIANS([.A343]*6))" office:value-type="float" office:value="-0.951056516295154">
            <text:p>-0.9511</text:p>
          </table:table-cell>
          <table:table-cell table:formula="of:=SIN(RADIANS([.A343]*7))" office:value-type="float" office:value="-0.809016994374947">
            <text:p>-0.8090</text:p>
          </table:table-cell>
          <table:table-cell table:formula="of:=SIN(RADIANS([.A343]*8))" office:value-type="float" office:value="-0.587785252292472">
            <text:p>-0.5878</text:p>
          </table:table-cell>
          <table:table-cell table:formula="of:=SIN(RADIANS([.A343]*9))" office:value-type="float" office:value="-0.309016994374944">
            <text:p>-0.3090</text:p>
          </table:table-cell>
          <table:table-cell table:formula="of:=SIN(RADIANS([.A343]*10))" office:value-type="float" office:value="-1.22588476042053E-015">
            <text:p>0.0000</text:p>
          </table:table-cell>
          <table:table-cell table:formula="of:=SIN(RADIANS([.A343]*11))" office:value-type="float" office:value="0.309016994374948">
            <text:p>0.3090</text:p>
          </table:table-cell>
          <table:table-cell table:formula="of:=SIN(RADIANS([.A343]*12))" office:value-type="float" office:value="0.58778525229247">
            <text:p>0.5878</text:p>
          </table:table-cell>
          <table:table-cell table:formula="of:=SIN(RADIANS([.A343]*13))" office:value-type="float" office:value="0.80901699437495">
            <text:p>0.8090</text:p>
          </table:table-cell>
          <table:table-cell table:formula="of:=SIN(RADIANS([.A343]*14))" office:value-type="float" office:value="0.951056516295153">
            <text:p>0.9511</text:p>
          </table:table-cell>
          <table:table-cell table:formula="of:=SIN(RADIANS([.A343]*15))" office:value-type="float" office:value="1">
            <text:p>1.0000</text:p>
          </table:table-cell>
          <table:table-cell table:formula="of:=SIN(RADIANS([.A343]*16))" office:value-type="float" office:value="0.951056516295152">
            <text:p>0.9511</text:p>
          </table:table-cell>
          <table:table-cell table:formula="of:=COS(RADIANS([.A343]))" office:value-type="float" office:value="0.951056516295153">
            <text:p>0.9511</text:p>
          </table:table-cell>
          <table:table-cell table:formula="of:=COS(RADIANS([.A343]*2))" office:value-type="float" office:value="0.809016994374947">
            <text:p>0.8090</text:p>
          </table:table-cell>
          <table:table-cell table:formula="of:=COS(RADIANS([.A343]*3))" office:value-type="float" office:value="0.587785252292474">
            <text:p>0.5878</text:p>
          </table:table-cell>
          <table:table-cell table:formula="of:=COS(RADIANS([.A343]*4))" office:value-type="float" office:value="0.309016994374947">
            <text:p>0.3090</text:p>
          </table:table-cell>
          <table:table-cell table:formula="of:=COS(RADIANS([.A343]*5))" office:value-type="float" office:value="6.12942380210265E-016">
            <text:p>0.0000</text:p>
          </table:table-cell>
          <table:table-cell table:formula="of:=COS(RADIANS([.A343]*6))" office:value-type="float" office:value="-0.309016994374945">
            <text:p>-0.3090</text:p>
          </table:table-cell>
          <table:table-cell table:formula="of:=COS(RADIANS([.A343]*7))" office:value-type="float" office:value="-0.587785252292473">
            <text:p>-0.5878</text:p>
          </table:table-cell>
          <table:table-cell table:formula="of:=COS(RADIANS([.A343]*8))" office:value-type="float" office:value="-0.809016994374949">
            <text:p>-0.8090</text:p>
          </table:table-cell>
          <table:table-cell table:formula="of:=COS(RADIANS([.A343]*9))" office:value-type="float" office:value="-0.951056516295155">
            <text:p>-0.9511</text:p>
          </table:table-cell>
          <table:table-cell table:formula="of:=COS(RADIANS([.A343]*10))" office:value-type="float" office:value="-1">
            <text:p>-1.0000</text:p>
          </table:table-cell>
          <table:table-cell table:formula="of:=COS(RADIANS([.A343]*11))" office:value-type="float" office:value="-0.951056516295153">
            <text:p>-0.9511</text:p>
          </table:table-cell>
          <table:table-cell table:formula="of:=COS(RADIANS([.A343]*12))" office:value-type="float" office:value="-0.80901699437495">
            <text:p>-0.8090</text:p>
          </table:table-cell>
          <table:table-cell table:formula="of:=COS(RADIANS([.A343]*13))" office:value-type="float" office:value="-0.587785252292469">
            <text:p>-0.5878</text:p>
          </table:table-cell>
          <table:table-cell table:formula="of:=COS(RADIANS([.A343]*14))" office:value-type="float" office:value="-0.309016994374948">
            <text:p>-0.3090</text:p>
          </table:table-cell>
          <table:table-cell table:formula="of:=COS(RADIANS([.A343]*15))" office:value-type="float" office:value="-5.3915408194313E-015">
            <text:p>0.0000</text:p>
          </table:table-cell>
          <table:table-cell table:formula="of:=COS(RADIANS([.A343]*16))" office:value-type="float" office:value="0.309016994374951">
            <text:p>0.309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43S">
            <text:p>00:05:43</text:p>
          </table:table-cell>
          <table:table-cell table:formula="of:=SIN(RADIANS([.A344]))" office:value-type="float" office:value="-0.292371704722737">
            <text:p>-0.2924</text:p>
          </table:table-cell>
          <table:table-cell table:formula="of:=SIN(RADIANS([.A344]*2))" office:value-type="float" office:value="-0.559192903470748">
            <text:p>-0.5592</text:p>
          </table:table-cell>
          <table:table-cell table:formula="of:=SIN(RADIANS([.A344]*3))" office:value-type="float" office:value="-0.77714596145697">
            <text:p>-0.7771</text:p>
          </table:table-cell>
          <table:table-cell table:formula="of:=SIN(RADIANS([.A344]*4))" office:value-type="float" office:value="-0.927183854566788">
            <text:p>-0.9272</text:p>
          </table:table-cell>
          <table:table-cell table:formula="of:=SIN(RADIANS([.A344]*5))" office:value-type="float" office:value="-0.996194698091746">
            <text:p>-0.9962</text:p>
          </table:table-cell>
          <table:table-cell table:formula="of:=SIN(RADIANS([.A344]*6))" office:value-type="float" office:value="-0.978147600733806">
            <text:p>-0.9781</text:p>
          </table:table-cell>
          <table:table-cell table:formula="of:=SIN(RADIANS([.A344]*7))" office:value-type="float" office:value="-0.874619707139394">
            <text:p>-0.8746</text:p>
          </table:table-cell>
          <table:table-cell table:formula="of:=SIN(RADIANS([.A344]*8))" office:value-type="float" office:value="-0.694658370458995">
            <text:p>-0.6947</text:p>
          </table:table-cell>
          <table:table-cell table:formula="of:=SIN(RADIANS([.A344]*9))" office:value-type="float" office:value="-0.453990499739544">
            <text:p>-0.4540</text:p>
          </table:table-cell>
          <table:table-cell table:formula="of:=SIN(RADIANS([.A344]*10))" office:value-type="float" office:value="-0.173648177666928">
            <text:p>-0.1736</text:p>
          </table:table-cell>
          <table:table-cell table:formula="of:=SIN(RADIANS([.A344]*11))" office:value-type="float" office:value="0.12186934340515">
            <text:p>0.1219</text:p>
          </table:table-cell>
          <table:table-cell table:formula="of:=SIN(RADIANS([.A344]*12))" office:value-type="float" office:value="0.406736643075795">
            <text:p>0.4067</text:p>
          </table:table-cell>
          <table:table-cell table:formula="of:=SIN(RADIANS([.A344]*13))" office:value-type="float" office:value="0.656059028990508">
            <text:p>0.6561</text:p>
          </table:table-cell>
          <table:table-cell table:formula="of:=SIN(RADIANS([.A344]*14))" office:value-type="float" office:value="0.84804809615643">
            <text:p>0.8480</text:p>
          </table:table-cell>
          <table:table-cell table:formula="of:=SIN(RADIANS([.A344]*15))" office:value-type="float" office:value="0.965925826289068">
            <text:p>0.9659</text:p>
          </table:table-cell>
          <table:table-cell table:formula="of:=SIN(RADIANS([.A344]*16))" office:value-type="float" office:value="0.999390827019096">
            <text:p>0.9994</text:p>
          </table:table-cell>
          <table:table-cell table:formula="of:=COS(RADIANS([.A344]))" office:value-type="float" office:value="0.956304755963035">
            <text:p>0.9563</text:p>
          </table:table-cell>
          <table:table-cell table:formula="of:=COS(RADIANS([.A344]*2))" office:value-type="float" office:value="0.829037572555041">
            <text:p>0.8290</text:p>
          </table:table-cell>
          <table:table-cell table:formula="of:=COS(RADIANS([.A344]*3))" office:value-type="float" office:value="0.629320391049838">
            <text:p>0.6293</text:p>
          </table:table-cell>
          <table:table-cell table:formula="of:=COS(RADIANS([.A344]*4))" office:value-type="float" office:value="0.37460659341591">
            <text:p>0.3746</text:p>
          </table:table-cell>
          <table:table-cell table:formula="of:=COS(RADIANS([.A344]*5))" office:value-type="float" office:value="0.0871557427476569">
            <text:p>0.0872</text:p>
          </table:table-cell>
          <table:table-cell table:formula="of:=COS(RADIANS([.A344]*6))" office:value-type="float" office:value="-0.207911690817757">
            <text:p>-0.2079</text:p>
          </table:table-cell>
          <table:table-cell table:formula="of:=COS(RADIANS([.A344]*7))" office:value-type="float" office:value="-0.48480962024634">
            <text:p>-0.4848</text:p>
          </table:table-cell>
          <table:table-cell table:formula="of:=COS(RADIANS([.A344]*8))" office:value-type="float" office:value="-0.719339800338654">
            <text:p>-0.7193</text:p>
          </table:table-cell>
          <table:table-cell table:formula="of:=COS(RADIANS([.A344]*9))" office:value-type="float" office:value="-0.891006524188369">
            <text:p>-0.8910</text:p>
          </table:table-cell>
          <table:table-cell table:formula="of:=COS(RADIANS([.A344]*10))" office:value-type="float" office:value="-0.984807753012209">
            <text:p>-0.9848</text:p>
          </table:table-cell>
          <table:table-cell table:formula="of:=COS(RADIANS([.A344]*11))" office:value-type="float" office:value="-0.992546151641322">
            <text:p>-0.9925</text:p>
          </table:table-cell>
          <table:table-cell table:formula="of:=COS(RADIANS([.A344]*12))" office:value-type="float" office:value="-0.913545457642603">
            <text:p>-0.9135</text:p>
          </table:table-cell>
          <table:table-cell table:formula="of:=COS(RADIANS([.A344]*13))" office:value-type="float" office:value="-0.754709580222771">
            <text:p>-0.7547</text:p>
          </table:table-cell>
          <table:table-cell table:formula="of:=COS(RADIANS([.A344]*14))" office:value-type="float" office:value="-0.529919264233198">
            <text:p>-0.5299</text:p>
          </table:table-cell>
          <table:table-cell table:formula="of:=COS(RADIANS([.A344]*15))" office:value-type="float" office:value="-0.258819045102521">
            <text:p>-0.2588</text:p>
          </table:table-cell>
          <table:table-cell table:formula="of:=COS(RADIANS([.A344]*16))" office:value-type="float" office:value="0.0348994967025079">
            <text:p>0.0349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44S">
            <text:p>00:05:44</text:p>
          </table:table-cell>
          <table:table-cell table:formula="of:=SIN(RADIANS([.A345]))" office:value-type="float" office:value="-0.275637355816999">
            <text:p>-0.2756</text:p>
          </table:table-cell>
          <table:table-cell table:formula="of:=SIN(RADIANS([.A345]*2))" office:value-type="float" office:value="-0.529919264233205">
            <text:p>-0.5299</text:p>
          </table:table-cell>
          <table:table-cell table:formula="of:=SIN(RADIANS([.A345]*3))" office:value-type="float" office:value="-0.743144825477395">
            <text:p>-0.7431</text:p>
          </table:table-cell>
          <table:table-cell table:formula="of:=SIN(RADIANS([.A345]*4))" office:value-type="float" office:value="-0.898794046299166">
            <text:p>-0.8988</text:p>
          </table:table-cell>
          <table:table-cell table:formula="of:=SIN(RADIANS([.A345]*5))" office:value-type="float" office:value="-0.984807753012208">
            <text:p>-0.9848</text:p>
          </table:table-cell>
          <table:table-cell table:formula="of:=SIN(RADIANS([.A345]*6))" office:value-type="float" office:value="-0.994521895368273">
            <text:p>-0.9945</text:p>
          </table:table-cell>
          <table:table-cell table:formula="of:=SIN(RADIANS([.A345]*7))" office:value-type="float" office:value="-0.927183854566787">
            <text:p>-0.9272</text:p>
          </table:table-cell>
          <table:table-cell table:formula="of:=SIN(RADIANS([.A345]*8))" office:value-type="float" office:value="-0.788010753606723">
            <text:p>-0.7880</text:p>
          </table:table-cell>
          <table:table-cell table:formula="of:=SIN(RADIANS([.A345]*9))" office:value-type="float" office:value="-0.587785252292471">
            <text:p>-0.5878</text:p>
          </table:table-cell>
          <table:table-cell table:formula="of:=SIN(RADIANS([.A345]*10))" office:value-type="float" office:value="-0.342020143325669">
            <text:p>-0.3420</text:p>
          </table:table-cell>
          <table:table-cell table:formula="of:=SIN(RADIANS([.A345]*11))" office:value-type="float" office:value="-0.0697564737441219">
            <text:p>-0.0698</text:p>
          </table:table-cell>
          <table:table-cell table:formula="of:=SIN(RADIANS([.A345]*12))" office:value-type="float" office:value="0.207911690817767">
            <text:p>0.2079</text:p>
          </table:table-cell>
          <table:table-cell table:formula="of:=SIN(RADIANS([.A345]*13))" office:value-type="float" office:value="0.469471562785889">
            <text:p>0.4695</text:p>
          </table:table-cell>
          <table:table-cell table:formula="of:=SIN(RADIANS([.A345]*14))" office:value-type="float" office:value="0.694658370458998">
            <text:p>0.6947</text:p>
          </table:table-cell>
          <table:table-cell table:formula="of:=SIN(RADIANS([.A345]*15))" office:value-type="float" office:value="0.866025403784442">
            <text:p>0.8660</text:p>
          </table:table-cell>
          <table:table-cell table:formula="of:=SIN(RADIANS([.A345]*16))" office:value-type="float" office:value="0.970295726275995">
            <text:p>0.9703</text:p>
          </table:table-cell>
          <table:table-cell table:formula="of:=COS(RADIANS([.A345]))" office:value-type="float" office:value="0.961261695938319">
            <text:p>0.9613</text:p>
          </table:table-cell>
          <table:table-cell table:formula="of:=COS(RADIANS([.A345]*2))" office:value-type="float" office:value="0.848048096156426">
            <text:p>0.8480</text:p>
          </table:table-cell>
          <table:table-cell table:formula="of:=COS(RADIANS([.A345]*3))" office:value-type="float" office:value="0.669130606358857">
            <text:p>0.6691</text:p>
          </table:table-cell>
          <table:table-cell table:formula="of:=COS(RADIANS([.A345]*4))" office:value-type="float" office:value="0.438371146789078">
            <text:p>0.4384</text:p>
          </table:table-cell>
          <table:table-cell table:formula="of:=COS(RADIANS([.A345]*5))" office:value-type="float" office:value="0.173648177666931">
            <text:p>0.1736</text:p>
          </table:table-cell>
          <table:table-cell table:formula="of:=COS(RADIANS([.A345]*6))" office:value-type="float" office:value="-0.104528463267657">
            <text:p>-0.1045</text:p>
          </table:table-cell>
          <table:table-cell table:formula="of:=COS(RADIANS([.A345]*7))" office:value-type="float" office:value="-0.374606593415913">
            <text:p>-0.3746</text:p>
          </table:table-cell>
          <table:table-cell table:formula="of:=COS(RADIANS([.A345]*8))" office:value-type="float" office:value="-0.615661475325657">
            <text:p>-0.6157</text:p>
          </table:table-cell>
          <table:table-cell table:formula="of:=COS(RADIANS([.A345]*9))" office:value-type="float" office:value="-0.809016994374949">
            <text:p>-0.8090</text:p>
          </table:table-cell>
          <table:table-cell table:formula="of:=COS(RADIANS([.A345]*10))" office:value-type="float" office:value="-0.939692620785908">
            <text:p>-0.9397</text:p>
          </table:table-cell>
          <table:table-cell table:formula="of:=COS(RADIANS([.A345]*11))" office:value-type="float" office:value="-0.997564050259824">
            <text:p>-0.9976</text:p>
          </table:table-cell>
          <table:table-cell table:formula="of:=COS(RADIANS([.A345]*12))" office:value-type="float" office:value="-0.978147600733804">
            <text:p>-0.9781</text:p>
          </table:table-cell>
          <table:table-cell table:formula="of:=COS(RADIANS([.A345]*13))" office:value-type="float" office:value="-0.882947592858928">
            <text:p>-0.8829</text:p>
          </table:table-cell>
          <table:table-cell table:formula="of:=COS(RADIANS([.A345]*14))" office:value-type="float" office:value="-0.71933980033865">
            <text:p>-0.7193</text:p>
          </table:table-cell>
          <table:table-cell table:formula="of:=COS(RADIANS([.A345]*15))" office:value-type="float" office:value="-0.499999999999995">
            <text:p>-0.5000</text:p>
          </table:table-cell>
          <table:table-cell table:formula="of:=COS(RADIANS([.A345]*16))" office:value-type="float" office:value="-0.241921895599672">
            <text:p>-0.2419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45S">
            <text:p>00:05:45</text:p>
          </table:table-cell>
          <table:table-cell table:formula="of:=SIN(RADIANS([.A346]))" office:value-type="float" office:value="-0.258819045102521">
            <text:p>-0.2588</text:p>
          </table:table-cell>
          <table:table-cell table:formula="of:=SIN(RADIANS([.A346]*2))" office:value-type="float" office:value="-0.5">
            <text:p>-0.5000</text:p>
          </table:table-cell>
          <table:table-cell table:formula="of:=SIN(RADIANS([.A346]*3))" office:value-type="float" office:value="-0.707106781186549">
            <text:p>-0.7071</text:p>
          </table:table-cell>
          <table:table-cell table:formula="of:=SIN(RADIANS([.A346]*4))" office:value-type="float" office:value="-0.866025403784438">
            <text:p>-0.8660</text:p>
          </table:table-cell>
          <table:table-cell table:formula="of:=SIN(RADIANS([.A346]*5))" office:value-type="float" office:value="-0.965925826289069">
            <text:p>-0.9659</text:p>
          </table:table-cell>
          <table:table-cell table:formula="of:=SIN(RADIANS([.A346]*6))" office:value-type="float" office:value="-1">
            <text:p>-1.0000</text:p>
          </table:table-cell>
          <table:table-cell table:formula="of:=SIN(RADIANS([.A346]*7))" office:value-type="float" office:value="-0.965925826289069">
            <text:p>-0.9659</text:p>
          </table:table-cell>
          <table:table-cell table:formula="of:=SIN(RADIANS([.A346]*8))" office:value-type="float" office:value="-0.866025403784439">
            <text:p>-0.8660</text:p>
          </table:table-cell>
          <table:table-cell table:formula="of:=SIN(RADIANS([.A346]*9))" office:value-type="float" office:value="-0.707106781186547">
            <text:p>-0.7071</text:p>
          </table:table-cell>
          <table:table-cell table:formula="of:=SIN(RADIANS([.A346]*10))" office:value-type="float" office:value="-0.499999999999997">
            <text:p>-0.5000</text:p>
          </table:table-cell>
          <table:table-cell table:formula="of:=SIN(RADIANS([.A346]*11))" office:value-type="float" office:value="-0.258819045102516">
            <text:p>-0.2588</text:p>
          </table:table-cell>
          <table:table-cell table:formula="of:=SIN(RADIANS([.A346]*12))" office:value-type="float" office:value="6.36940131683941E-015">
            <text:p>0.0000</text:p>
          </table:table-cell>
          <table:table-cell table:formula="of:=SIN(RADIANS([.A346]*13))" office:value-type="float" office:value="0.258819045102529">
            <text:p>0.2588</text:p>
          </table:table-cell>
          <table:table-cell table:formula="of:=SIN(RADIANS([.A346]*14))" office:value-type="float" office:value="0.499999999999996">
            <text:p>0.5000</text:p>
          </table:table-cell>
          <table:table-cell table:formula="of:=SIN(RADIANS([.A346]*15))" office:value-type="float" office:value="0.707106781186546">
            <text:p>0.7071</text:p>
          </table:table-cell>
          <table:table-cell table:formula="of:=SIN(RADIANS([.A346]*16))" office:value-type="float" office:value="0.866025403784438">
            <text:p>0.8660</text:p>
          </table:table-cell>
          <table:table-cell table:formula="of:=COS(RADIANS([.A346]))" office:value-type="float" office:value="0.965925826289068">
            <text:p>0.9659</text:p>
          </table:table-cell>
          <table:table-cell table:formula="of:=COS(RADIANS([.A346]*2))" office:value-type="float" office:value="0.866025403784439">
            <text:p>0.8660</text:p>
          </table:table-cell>
          <table:table-cell table:formula="of:=COS(RADIANS([.A346]*3))" office:value-type="float" office:value="0.707106781186546">
            <text:p>0.7071</text:p>
          </table:table-cell>
          <table:table-cell table:formula="of:=COS(RADIANS([.A346]*4))" office:value-type="float" office:value="0.5">
            <text:p>0.5000</text:p>
          </table:table-cell>
          <table:table-cell table:formula="of:=COS(RADIANS([.A346]*5))" office:value-type="float" office:value="0.258819045102519">
            <text:p>0.2588</text:p>
          </table:table-cell>
          <table:table-cell table:formula="of:=COS(RADIANS([.A346]*6))" office:value-type="float" office:value="-3.18470065841971E-015">
            <text:p>0.0000</text:p>
          </table:table-cell>
          <table:table-cell table:formula="of:=COS(RADIANS([.A346]*7))" office:value-type="float" office:value="-0.258819045102519">
            <text:p>-0.2588</text:p>
          </table:table-cell>
          <table:table-cell table:formula="of:=COS(RADIANS([.A346]*8))" office:value-type="float" office:value="-0.5">
            <text:p>-0.5000</text:p>
          </table:table-cell>
          <table:table-cell table:formula="of:=COS(RADIANS([.A346]*9))" office:value-type="float" office:value="-0.707106781186548">
            <text:p>-0.7071</text:p>
          </table:table-cell>
          <table:table-cell table:formula="of:=COS(RADIANS([.A346]*10))" office:value-type="float" office:value="-0.86602540378444">
            <text:p>-0.8660</text:p>
          </table:table-cell>
          <table:table-cell table:formula="of:=COS(RADIANS([.A346]*11))" office:value-type="float" office:value="-0.96592582628907">
            <text:p>-0.9659</text:p>
          </table:table-cell>
          <table:table-cell table:formula="of:=COS(RADIANS([.A346]*12))" office:value-type="float" office:value="-1">
            <text:p>-1.0000</text:p>
          </table:table-cell>
          <table:table-cell table:formula="of:=COS(RADIANS([.A346]*13))" office:value-type="float" office:value="-0.965925826289066">
            <text:p>-0.9659</text:p>
          </table:table-cell>
          <table:table-cell table:formula="of:=COS(RADIANS([.A346]*14))" office:value-type="float" office:value="-0.866025403784441">
            <text:p>-0.8660</text:p>
          </table:table-cell>
          <table:table-cell table:formula="of:=COS(RADIANS([.A346]*15))" office:value-type="float" office:value="-0.707106781186549">
            <text:p>-0.7071</text:p>
          </table:table-cell>
          <table:table-cell table:formula="of:=COS(RADIANS([.A346]*16))" office:value-type="float" office:value="-0.500000000000001">
            <text:p>-0.500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46S">
            <text:p>00:05:46</text:p>
          </table:table-cell>
          <table:table-cell table:formula="of:=SIN(RADIANS([.A347]))" office:value-type="float" office:value="-0.241921895599668">
            <text:p>-0.2419</text:p>
          </table:table-cell>
          <table:table-cell table:formula="of:=SIN(RADIANS([.A347]*2))" office:value-type="float" office:value="-0.469471562785891">
            <text:p>-0.4695</text:p>
          </table:table-cell>
          <table:table-cell table:formula="of:=SIN(RADIANS([.A347]*3))" office:value-type="float" office:value="-0.669130606358859">
            <text:p>-0.6691</text:p>
          </table:table-cell>
          <table:table-cell table:formula="of:=SIN(RADIANS([.A347]*4))" office:value-type="float" office:value="-0.829037572555042">
            <text:p>-0.8290</text:p>
          </table:table-cell>
          <table:table-cell table:formula="of:=SIN(RADIANS([.A347]*5))" office:value-type="float" office:value="-0.939692620785908">
            <text:p>-0.9397</text:p>
          </table:table-cell>
          <table:table-cell table:formula="of:=SIN(RADIANS([.A347]*6))" office:value-type="float" office:value="-0.994521895368274">
            <text:p>-0.9945</text:p>
          </table:table-cell>
          <table:table-cell table:formula="of:=SIN(RADIANS([.A347]*7))" office:value-type="float" office:value="-0.99026806874157">
            <text:p>-0.9903</text:p>
          </table:table-cell>
          <table:table-cell table:formula="of:=SIN(RADIANS([.A347]*8))" office:value-type="float" office:value="-0.927183854566787">
            <text:p>-0.9272</text:p>
          </table:table-cell>
          <table:table-cell table:formula="of:=SIN(RADIANS([.A347]*9))" office:value-type="float" office:value="-0.809016994374947">
            <text:p>-0.8090</text:p>
          </table:table-cell>
          <table:table-cell table:formula="of:=SIN(RADIANS([.A347]*10))" office:value-type="float" office:value="-0.64278760968654">
            <text:p>-0.6428</text:p>
          </table:table-cell>
          <table:table-cell table:formula="of:=SIN(RADIANS([.A347]*11))" office:value-type="float" office:value="-0.438371146789072">
            <text:p>-0.4384</text:p>
          </table:table-cell>
          <table:table-cell table:formula="of:=SIN(RADIANS([.A347]*12))" office:value-type="float" office:value="-0.207911690817754">
            <text:p>-0.2079</text:p>
          </table:table-cell>
          <table:table-cell table:formula="of:=SIN(RADIANS([.A347]*13))" office:value-type="float" office:value="0.0348994967025054">
            <text:p>0.0349</text:p>
          </table:table-cell>
          <table:table-cell table:formula="of:=SIN(RADIANS([.A347]*14))" office:value-type="float" office:value="0.275637355817003">
            <text:p>0.2756</text:p>
          </table:table-cell>
          <table:table-cell table:formula="of:=SIN(RADIANS([.A347]*15))" office:value-type="float" office:value="0.500000000000003">
            <text:p>0.5000</text:p>
          </table:table-cell>
          <table:table-cell table:formula="of:=SIN(RADIANS([.A347]*16))" office:value-type="float" office:value="0.694658370458999">
            <text:p>0.6947</text:p>
          </table:table-cell>
          <table:table-cell table:formula="of:=COS(RADIANS([.A347]))" office:value-type="float" office:value="0.970295726275996">
            <text:p>0.9703</text:p>
          </table:table-cell>
          <table:table-cell table:formula="of:=COS(RADIANS([.A347]*2))" office:value-type="float" office:value="0.882947592858927">
            <text:p>0.8829</text:p>
          </table:table-cell>
          <table:table-cell table:formula="of:=COS(RADIANS([.A347]*3))" office:value-type="float" office:value="0.743144825477393">
            <text:p>0.7431</text:p>
          </table:table-cell>
          <table:table-cell table:formula="of:=COS(RADIANS([.A347]*4))" office:value-type="float" office:value="0.559192903470746">
            <text:p>0.5592</text:p>
          </table:table-cell>
          <table:table-cell table:formula="of:=COS(RADIANS([.A347]*5))" office:value-type="float" office:value="0.342020143325669">
            <text:p>0.3420</text:p>
          </table:table-cell>
          <table:table-cell table:formula="of:=COS(RADIANS([.A347]*6))" office:value-type="float" office:value="0.104528463267651">
            <text:p>0.1045</text:p>
          </table:table-cell>
          <table:table-cell table:formula="of:=COS(RADIANS([.A347]*7))" office:value-type="float" office:value="-0.139173100960067">
            <text:p>-0.1392</text:p>
          </table:table-cell>
          <table:table-cell table:formula="of:=COS(RADIANS([.A347]*8))" office:value-type="float" office:value="-0.374606593415913">
            <text:p>-0.3746</text:p>
          </table:table-cell>
          <table:table-cell table:formula="of:=COS(RADIANS([.A347]*9))" office:value-type="float" office:value="-0.587785252292473">
            <text:p>-0.5878</text:p>
          </table:table-cell>
          <table:table-cell table:formula="of:=COS(RADIANS([.A347]*10))" office:value-type="float" office:value="-0.766044443118978">
            <text:p>-0.7660</text:p>
          </table:table-cell>
          <table:table-cell table:formula="of:=COS(RADIANS([.A347]*11))" office:value-type="float" office:value="-0.89879404629917">
            <text:p>-0.8988</text:p>
          </table:table-cell>
          <table:table-cell table:formula="of:=COS(RADIANS([.A347]*12))" office:value-type="float" office:value="-0.978147600733807">
            <text:p>-0.9781</text:p>
          </table:table-cell>
          <table:table-cell table:formula="of:=COS(RADIANS([.A347]*13))" office:value-type="float" office:value="-0.999390827019096">
            <text:p>-0.9994</text:p>
          </table:table-cell>
          <table:table-cell table:formula="of:=COS(RADIANS([.A347]*14))" office:value-type="float" office:value="-0.961261695938318">
            <text:p>-0.9613</text:p>
          </table:table-cell>
          <table:table-cell table:formula="of:=COS(RADIANS([.A347]*15))" office:value-type="float" office:value="-0.866025403784437">
            <text:p>-0.8660</text:p>
          </table:table-cell>
          <table:table-cell table:formula="of:=COS(RADIANS([.A347]*16))" office:value-type="float" office:value="-0.71933980033865">
            <text:p>-0.7193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47S">
            <text:p>00:05:47</text:p>
          </table:table-cell>
          <table:table-cell table:formula="of:=SIN(RADIANS([.A348]))" office:value-type="float" office:value="-0.224951054343865">
            <text:p>-0.2250</text:p>
          </table:table-cell>
          <table:table-cell table:formula="of:=SIN(RADIANS([.A348]*2))" office:value-type="float" office:value="-0.438371146789078">
            <text:p>-0.4384</text:p>
          </table:table-cell>
          <table:table-cell table:formula="of:=SIN(RADIANS([.A348]*3))" office:value-type="float" office:value="-0.629320391049838">
            <text:p>-0.6293</text:p>
          </table:table-cell>
          <table:table-cell table:formula="of:=SIN(RADIANS([.A348]*4))" office:value-type="float" office:value="-0.788010753606723">
            <text:p>-0.7880</text:p>
          </table:table-cell>
          <table:table-cell table:formula="of:=SIN(RADIANS([.A348]*5))" office:value-type="float" office:value="-0.906307787036651">
            <text:p>-0.9063</text:p>
          </table:table-cell>
          <table:table-cell table:formula="of:=SIN(RADIANS([.A348]*6))" office:value-type="float" office:value="-0.978147600733806">
            <text:p>-0.9781</text:p>
          </table:table-cell>
          <table:table-cell table:formula="of:=SIN(RADIANS([.A348]*7))" office:value-type="float" office:value="-0.999847695156391">
            <text:p>-0.9998</text:p>
          </table:table-cell>
          <table:table-cell table:formula="of:=SIN(RADIANS([.A348]*8))" office:value-type="float" office:value="-0.970295726275996">
            <text:p>-0.9703</text:p>
          </table:table-cell>
          <table:table-cell table:formula="of:=SIN(RADIANS([.A348]*9))" office:value-type="float" office:value="-0.891006524188368">
            <text:p>-0.8910</text:p>
          </table:table-cell>
          <table:table-cell table:formula="of:=SIN(RADIANS([.A348]*10))" office:value-type="float" office:value="-0.766044443118976">
            <text:p>-0.7660</text:p>
          </table:table-cell>
          <table:table-cell table:formula="of:=SIN(RADIANS([.A348]*11))" office:value-type="float" office:value="-0.601815023152042">
            <text:p>-0.6018</text:p>
          </table:table-cell>
          <table:table-cell table:formula="of:=SIN(RADIANS([.A348]*12))" office:value-type="float" office:value="-0.406736643075797">
            <text:p>-0.4067</text:p>
          </table:table-cell>
          <table:table-cell table:formula="of:=SIN(RADIANS([.A348]*13))" office:value-type="float" office:value="-0.190808995376544">
            <text:p>-0.1908</text:p>
          </table:table-cell>
          <table:table-cell table:formula="of:=SIN(RADIANS([.A348]*14))" office:value-type="float" office:value="0.0348994967024986">
            <text:p>0.0349</text:p>
          </table:table-cell>
          <table:table-cell table:formula="of:=SIN(RADIANS([.A348]*15))" office:value-type="float" office:value="0.258819045102529">
            <text:p>0.2588</text:p>
          </table:table-cell>
          <table:table-cell table:formula="of:=SIN(RADIANS([.A348]*16))" office:value-type="float" office:value="0.469471562785895">
            <text:p>0.4695</text:p>
          </table:table-cell>
          <table:table-cell table:formula="of:=COS(RADIANS([.A348]))" office:value-type="float" office:value="0.974370064785235">
            <text:p>0.9744</text:p>
          </table:table-cell>
          <table:table-cell table:formula="of:=COS(RADIANS([.A348]*2))" office:value-type="float" office:value="0.898794046299167">
            <text:p>0.8988</text:p>
          </table:table-cell>
          <table:table-cell table:formula="of:=COS(RADIANS([.A348]*3))" office:value-type="float" office:value="0.77714596145697">
            <text:p>0.7771</text:p>
          </table:table-cell>
          <table:table-cell table:formula="of:=COS(RADIANS([.A348]*4))" office:value-type="float" office:value="0.615661475325657">
            <text:p>0.6157</text:p>
          </table:table-cell>
          <table:table-cell table:formula="of:=COS(RADIANS([.A348]*5))" office:value-type="float" office:value="0.422618261740698">
            <text:p>0.4226</text:p>
          </table:table-cell>
          <table:table-cell table:formula="of:=COS(RADIANS([.A348]*6))" office:value-type="float" office:value="0.207911690817757">
            <text:p>0.2079</text:p>
          </table:table-cell>
          <table:table-cell table:formula="of:=COS(RADIANS([.A348]*7))" office:value-type="float" office:value="-0.0174524064372823">
            <text:p>-0.0175</text:p>
          </table:table-cell>
          <table:table-cell table:formula="of:=COS(RADIANS([.A348]*8))" office:value-type="float" office:value="-0.24192189559967">
            <text:p>-0.2419</text:p>
          </table:table-cell>
          <table:table-cell table:formula="of:=COS(RADIANS([.A348]*9))" office:value-type="float" office:value="-0.453990499739546">
            <text:p>-0.4540</text:p>
          </table:table-cell>
          <table:table-cell table:formula="of:=COS(RADIANS([.A348]*10))" office:value-type="float" office:value="-0.642787609686542">
            <text:p>-0.6428</text:p>
          </table:table-cell>
          <table:table-cell table:formula="of:=COS(RADIANS([.A348]*11))" office:value-type="float" office:value="-0.798635510047297">
            <text:p>-0.7986</text:p>
          </table:table-cell>
          <table:table-cell table:formula="of:=COS(RADIANS([.A348]*12))" office:value-type="float" office:value="-0.913545457642602">
            <text:p>-0.9135</text:p>
          </table:table-cell>
          <table:table-cell table:formula="of:=COS(RADIANS([.A348]*13))" office:value-type="float" office:value="-0.981627183447664">
            <text:p>-0.9816</text:p>
          </table:table-cell>
          <table:table-cell table:formula="of:=COS(RADIANS([.A348]*14))" office:value-type="float" office:value="-0.999390827019096">
            <text:p>-0.9994</text:p>
          </table:table-cell>
          <table:table-cell table:formula="of:=COS(RADIANS([.A348]*15))" office:value-type="float" office:value="-0.965925826289066">
            <text:p>-0.9659</text:p>
          </table:table-cell>
          <table:table-cell table:formula="of:=COS(RADIANS([.A348]*16))" office:value-type="float" office:value="-0.882947592858924">
            <text:p>-0.8829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48S">
            <text:p>00:05:48</text:p>
          </table:table-cell>
          <table:table-cell table:formula="of:=SIN(RADIANS([.A349]))" office:value-type="float" office:value="-0.20791169081776">
            <text:p>-0.2079</text:p>
          </table:table-cell>
          <table:table-cell table:formula="of:=SIN(RADIANS([.A349]*2))" office:value-type="float" office:value="-0.406736643075801">
            <text:p>-0.4067</text:p>
          </table:table-cell>
          <table:table-cell table:formula="of:=SIN(RADIANS([.A349]*3))" office:value-type="float" office:value="-0.587785252292474">
            <text:p>-0.5878</text:p>
          </table:table-cell>
          <table:table-cell table:formula="of:=SIN(RADIANS([.A349]*4))" office:value-type="float" office:value="-0.743144825477396">
            <text:p>-0.7431</text:p>
          </table:table-cell>
          <table:table-cell table:formula="of:=SIN(RADIANS([.A349]*5))" office:value-type="float" office:value="-0.866025403784439">
            <text:p>-0.8660</text:p>
          </table:table-cell>
          <table:table-cell table:formula="of:=SIN(RADIANS([.A349]*6))" office:value-type="float" office:value="-0.951056516295154">
            <text:p>-0.9511</text:p>
          </table:table-cell>
          <table:table-cell table:formula="of:=SIN(RADIANS([.A349]*7))" office:value-type="float" office:value="-0.994521895368274">
            <text:p>-0.9945</text:p>
          </table:table-cell>
          <table:table-cell table:formula="of:=SIN(RADIANS([.A349]*8))" office:value-type="float" office:value="-0.994521895368273">
            <text:p>-0.9945</text:p>
          </table:table-cell>
          <table:table-cell table:formula="of:=SIN(RADIANS([.A349]*9))" office:value-type="float" office:value="-0.951056516295154">
            <text:p>-0.9511</text:p>
          </table:table-cell>
          <table:table-cell table:formula="of:=SIN(RADIANS([.A349]*10))" office:value-type="float" office:value="-0.866025403784439">
            <text:p>-0.8660</text:p>
          </table:table-cell>
          <table:table-cell table:formula="of:=SIN(RADIANS([.A349]*11))" office:value-type="float" office:value="-0.743144825477398">
            <text:p>-0.7431</text:p>
          </table:table-cell>
          <table:table-cell table:formula="of:=SIN(RADIANS([.A349]*12))" office:value-type="float" office:value="-0.587785252292471">
            <text:p>-0.5878</text:p>
          </table:table-cell>
          <table:table-cell table:formula="of:=SIN(RADIANS([.A349]*13))" office:value-type="float" office:value="-0.406736643075803">
            <text:p>-0.4067</text:p>
          </table:table-cell>
          <table:table-cell table:formula="of:=SIN(RADIANS([.A349]*14))" office:value-type="float" office:value="-0.207911690817754">
            <text:p>-0.2079</text:p>
          </table:table-cell>
          <table:table-cell table:formula="of:=SIN(RADIANS([.A349]*15))" office:value-type="float" office:value="-1.23796127317672E-018">
            <text:p>0.0000</text:p>
          </table:table-cell>
          <table:table-cell table:formula="of:=SIN(RADIANS([.A349]*16))" office:value-type="float" office:value="0.207911690817768">
            <text:p>0.2079</text:p>
          </table:table-cell>
          <table:table-cell table:formula="of:=COS(RADIANS([.A349]))" office:value-type="float" office:value="0.978147600733806">
            <text:p>0.9781</text:p>
          </table:table-cell>
          <table:table-cell table:formula="of:=COS(RADIANS([.A349]*2))" office:value-type="float" office:value="0.9135454576426">
            <text:p>0.9135</text:p>
          </table:table-cell>
          <table:table-cell table:formula="of:=COS(RADIANS([.A349]*3))" office:value-type="float" office:value="0.809016994374947">
            <text:p>0.8090</text:p>
          </table:table-cell>
          <table:table-cell table:formula="of:=COS(RADIANS([.A349]*4))" office:value-type="float" office:value="0.669130606358857">
            <text:p>0.6691</text:p>
          </table:table-cell>
          <table:table-cell table:formula="of:=COS(RADIANS([.A349]*5))" office:value-type="float" office:value="0.5">
            <text:p>0.5000</text:p>
          </table:table-cell>
          <table:table-cell table:formula="of:=COS(RADIANS([.A349]*6))" office:value-type="float" office:value="0.309016994374946">
            <text:p>0.3090</text:p>
          </table:table-cell>
          <table:table-cell table:formula="of:=COS(RADIANS([.A349]*7))" office:value-type="float" office:value="0.104528463267651">
            <text:p>0.1045</text:p>
          </table:table-cell>
          <table:table-cell table:formula="of:=COS(RADIANS([.A349]*8))" office:value-type="float" office:value="-0.104528463267658">
            <text:p>-0.1045</text:p>
          </table:table-cell>
          <table:table-cell table:formula="of:=COS(RADIANS([.A349]*9))" office:value-type="float" office:value="-0.309016994374946">
            <text:p>-0.3090</text:p>
          </table:table-cell>
          <table:table-cell table:formula="of:=COS(RADIANS([.A349]*10))" office:value-type="float" office:value="-0.5">
            <text:p>-0.5000</text:p>
          </table:table-cell>
          <table:table-cell table:formula="of:=COS(RADIANS([.A349]*11))" office:value-type="float" office:value="-0.669130606358854">
            <text:p>-0.6691</text:p>
          </table:table-cell>
          <table:table-cell table:formula="of:=COS(RADIANS([.A349]*12))" office:value-type="float" office:value="-0.809016994374949">
            <text:p>-0.8090</text:p>
          </table:table-cell>
          <table:table-cell table:formula="of:=COS(RADIANS([.A349]*13))" office:value-type="float" office:value="-0.9135454576426">
            <text:p>-0.9135</text:p>
          </table:table-cell>
          <table:table-cell table:formula="of:=COS(RADIANS([.A349]*14))" office:value-type="float" office:value="-0.978147600733807">
            <text:p>-0.9781</text:p>
          </table:table-cell>
          <table:table-cell table:formula="of:=COS(RADIANS([.A349]*15))" office:value-type="float" office:value="-1">
            <text:p>-1.0000</text:p>
          </table:table-cell>
          <table:table-cell table:formula="of:=COS(RADIANS([.A349]*16))" office:value-type="float" office:value="-0.978147600733804">
            <text:p>-0.9781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49S">
            <text:p>00:05:49</text:p>
          </table:table-cell>
          <table:table-cell table:formula="of:=SIN(RADIANS([.A350]))" office:value-type="float" office:value="-0.190808995376545">
            <text:p>-0.1908</text:p>
          </table:table-cell>
          <table:table-cell table:formula="of:=SIN(RADIANS([.A350]*2))" office:value-type="float" office:value="-0.374606593415912">
            <text:p>-0.3746</text:p>
          </table:table-cell>
          <table:table-cell table:formula="of:=SIN(RADIANS([.A350]*3))" office:value-type="float" office:value="-0.544639035015027">
            <text:p>-0.5446</text:p>
          </table:table-cell>
          <table:table-cell table:formula="of:=SIN(RADIANS([.A350]*4))" office:value-type="float" office:value="-0.694658370458997">
            <text:p>-0.6947</text:p>
          </table:table-cell>
          <table:table-cell table:formula="of:=SIN(RADIANS([.A350]*5))" office:value-type="float" office:value="-0.819152044288993">
            <text:p>-0.8192</text:p>
          </table:table-cell>
          <table:table-cell table:formula="of:=SIN(RADIANS([.A350]*6))" office:value-type="float" office:value="-0.913545457642601">
            <text:p>-0.9135</text:p>
          </table:table-cell>
          <table:table-cell table:formula="of:=SIN(RADIANS([.A350]*7))" office:value-type="float" office:value="-0.974370064785235">
            <text:p>-0.9744</text:p>
          </table:table-cell>
          <table:table-cell table:formula="of:=SIN(RADIANS([.A350]*8))" office:value-type="float" office:value="-0.999390827019096">
            <text:p>-0.9994</text:p>
          </table:table-cell>
          <table:table-cell table:formula="of:=SIN(RADIANS([.A350]*9))" office:value-type="float" office:value="-0.987688340595138">
            <text:p>-0.9877</text:p>
          </table:table-cell>
          <table:table-cell table:formula="of:=SIN(RADIANS([.A350]*10))" office:value-type="float" office:value="-0.939692620785907">
            <text:p>-0.9397</text:p>
          </table:table-cell>
          <table:table-cell table:formula="of:=SIN(RADIANS([.A350]*11))" office:value-type="float" office:value="-0.857167300702115">
            <text:p>-0.8572</text:p>
          </table:table-cell>
          <table:table-cell table:formula="of:=SIN(RADIANS([.A350]*12))" office:value-type="float" office:value="-0.743144825477393">
            <text:p>-0.7431</text:p>
          </table:table-cell>
          <table:table-cell table:formula="of:=SIN(RADIANS([.A350]*13))" office:value-type="float" office:value="-0.601815023152042">
            <text:p>-0.6018</text:p>
          </table:table-cell>
          <table:table-cell table:formula="of:=SIN(RADIANS([.A350]*14))" office:value-type="float" office:value="-0.438371146789078">
            <text:p>-0.4384</text:p>
          </table:table-cell>
          <table:table-cell table:formula="of:=SIN(RADIANS([.A350]*15))" office:value-type="float" office:value="-0.258819045102515">
            <text:p>-0.2588</text:p>
          </table:table-cell>
          <table:table-cell table:formula="of:=SIN(RADIANS([.A350]*16))" office:value-type="float" office:value="-0.0697564737441278">
            <text:p>-0.0698</text:p>
          </table:table-cell>
          <table:table-cell table:formula="of:=COS(RADIANS([.A350]))" office:value-type="float" office:value="0.981627183447664">
            <text:p>0.9816</text:p>
          </table:table-cell>
          <table:table-cell table:formula="of:=COS(RADIANS([.A350]*2))" office:value-type="float" office:value="0.927183854566787">
            <text:p>0.9272</text:p>
          </table:table-cell>
          <table:table-cell table:formula="of:=COS(RADIANS([.A350]*3))" office:value-type="float" office:value="0.838670567945424">
            <text:p>0.8387</text:p>
          </table:table-cell>
          <table:table-cell table:formula="of:=COS(RADIANS([.A350]*4))" office:value-type="float" office:value="0.719339800338652">
            <text:p>0.7193</text:p>
          </table:table-cell>
          <table:table-cell table:formula="of:=COS(RADIANS([.A350]*5))" office:value-type="float" office:value="0.573576436351045">
            <text:p>0.5736</text:p>
          </table:table-cell>
          <table:table-cell table:formula="of:=COS(RADIANS([.A350]*6))" office:value-type="float" office:value="0.406736643075799">
            <text:p>0.4067</text:p>
          </table:table-cell>
          <table:table-cell table:formula="of:=COS(RADIANS([.A350]*7))" office:value-type="float" office:value="0.224951054343865">
            <text:p>0.2250</text:p>
          </table:table-cell>
          <table:table-cell table:formula="of:=COS(RADIANS([.A350]*8))" office:value-type="float" office:value="0.0348994967025022">
            <text:p>0.0349</text:p>
          </table:table-cell>
          <table:table-cell table:formula="of:=COS(RADIANS([.A350]*9))" office:value-type="float" office:value="-0.156434465040229">
            <text:p>-0.1564</text:p>
          </table:table-cell>
          <table:table-cell table:formula="of:=COS(RADIANS([.A350]*10))" office:value-type="float" office:value="-0.342020143325672">
            <text:p>-0.3420</text:p>
          </table:table-cell>
          <table:table-cell table:formula="of:=COS(RADIANS([.A350]*11))" office:value-type="float" office:value="-0.51503807491005">
            <text:p>-0.5150</text:p>
          </table:table-cell>
          <table:table-cell table:formula="of:=COS(RADIANS([.A350]*12))" office:value-type="float" office:value="-0.669130606358859">
            <text:p>-0.6691</text:p>
          </table:table-cell>
          <table:table-cell table:formula="of:=COS(RADIANS([.A350]*13))" office:value-type="float" office:value="-0.798635510047297">
            <text:p>-0.7986</text:p>
          </table:table-cell>
          <table:table-cell table:formula="of:=COS(RADIANS([.A350]*14))" office:value-type="float" office:value="-0.898794046299167">
            <text:p>-0.8988</text:p>
          </table:table-cell>
          <table:table-cell table:formula="of:=COS(RADIANS([.A350]*15))" office:value-type="float" office:value="-0.96592582628907">
            <text:p>-0.9659</text:p>
          </table:table-cell>
          <table:table-cell table:formula="of:=COS(RADIANS([.A350]*16))" office:value-type="float" office:value="-0.997564050259824">
            <text:p>-0.9976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50S">
            <text:p>00:05:50</text:p>
          </table:table-cell>
          <table:table-cell table:formula="of:=SIN(RADIANS([.A351]))" office:value-type="float" office:value="-0.17364817766693">
            <text:p>-0.1736</text:p>
          </table:table-cell>
          <table:table-cell table:formula="of:=SIN(RADIANS([.A351]*2))" office:value-type="float" office:value="-0.342020143325669">
            <text:p>-0.3420</text:p>
          </table:table-cell>
          <table:table-cell table:formula="of:=SIN(RADIANS([.A351]*3))" office:value-type="float" office:value="-0.5">
            <text:p>-0.5000</text:p>
          </table:table-cell>
          <table:table-cell table:formula="of:=SIN(RADIANS([.A351]*4))" office:value-type="float" office:value="-0.642787609686539">
            <text:p>-0.6428</text:p>
          </table:table-cell>
          <table:table-cell table:formula="of:=SIN(RADIANS([.A351]*5))" office:value-type="float" office:value="-0.766044443118978">
            <text:p>-0.7660</text:p>
          </table:table-cell>
          <table:table-cell table:formula="of:=SIN(RADIANS([.A351]*6))" office:value-type="float" office:value="-0.866025403784439">
            <text:p>-0.8660</text:p>
          </table:table-cell>
          <table:table-cell table:formula="of:=SIN(RADIANS([.A351]*7))" office:value-type="float" office:value="-0.93969262078591">
            <text:p>-0.9397</text:p>
          </table:table-cell>
          <table:table-cell table:formula="of:=SIN(RADIANS([.A351]*8))" office:value-type="float" office:value="-0.984807753012208">
            <text:p>-0.9848</text:p>
          </table:table-cell>
          <table:table-cell table:formula="of:=SIN(RADIANS([.A351]*9))" office:value-type="float" office:value="-1">
            <text:p>-1.0000</text:p>
          </table:table-cell>
          <table:table-cell table:formula="of:=SIN(RADIANS([.A351]*10))" office:value-type="float" office:value="-0.984807753012208">
            <text:p>-0.9848</text:p>
          </table:table-cell>
          <table:table-cell table:formula="of:=SIN(RADIANS([.A351]*11))" office:value-type="float" office:value="-0.939692620785909">
            <text:p>-0.9397</text:p>
          </table:table-cell>
          <table:table-cell table:formula="of:=SIN(RADIANS([.A351]*12))" office:value-type="float" office:value="-0.866025403784438">
            <text:p>-0.8660</text:p>
          </table:table-cell>
          <table:table-cell table:formula="of:=SIN(RADIANS([.A351]*13))" office:value-type="float" office:value="-0.766044443118975">
            <text:p>-0.7660</text:p>
          </table:table-cell>
          <table:table-cell table:formula="of:=SIN(RADIANS([.A351]*14))" office:value-type="float" office:value="-0.642787609686534">
            <text:p>-0.6428</text:p>
          </table:table-cell>
          <table:table-cell table:formula="of:=SIN(RADIANS([.A351]*15))" office:value-type="float" office:value="-0.500000000000003">
            <text:p>-0.5000</text:p>
          </table:table-cell>
          <table:table-cell table:formula="of:=SIN(RADIANS([.A351]*16))" office:value-type="float" office:value="-0.342020143325668">
            <text:p>-0.3420</text:p>
          </table:table-cell>
          <table:table-cell table:formula="of:=COS(RADIANS([.A351]))" office:value-type="float" office:value="0.984807753012208">
            <text:p>0.9848</text:p>
          </table:table-cell>
          <table:table-cell table:formula="of:=COS(RADIANS([.A351]*2))" office:value-type="float" office:value="0.939692620785908">
            <text:p>0.9397</text:p>
          </table:table-cell>
          <table:table-cell table:formula="of:=COS(RADIANS([.A351]*3))" office:value-type="float" office:value="0.866025403784439">
            <text:p>0.8660</text:p>
          </table:table-cell>
          <table:table-cell table:formula="of:=COS(RADIANS([.A351]*4))" office:value-type="float" office:value="0.766044443118978">
            <text:p>0.7660</text:p>
          </table:table-cell>
          <table:table-cell table:formula="of:=COS(RADIANS([.A351]*5))" office:value-type="float" office:value="0.642787609686539">
            <text:p>0.6428</text:p>
          </table:table-cell>
          <table:table-cell table:formula="of:=COS(RADIANS([.A351]*6))" office:value-type="float" office:value="0.5">
            <text:p>0.5000</text:p>
          </table:table-cell>
          <table:table-cell table:formula="of:=COS(RADIANS([.A351]*7))" office:value-type="float" office:value="0.342020143325665">
            <text:p>0.3420</text:p>
          </table:table-cell>
          <table:table-cell table:formula="of:=COS(RADIANS([.A351]*8))" office:value-type="float" office:value="0.17364817766693">
            <text:p>0.1736</text:p>
          </table:table-cell>
          <table:table-cell table:formula="of:=COS(RADIANS([.A351]*9))" office:value-type="float" office:value="-3.91948873790812E-015">
            <text:p>0.0000</text:p>
          </table:table-cell>
          <table:table-cell table:formula="of:=COS(RADIANS([.A351]*10))" office:value-type="float" office:value="-0.173648177666931">
            <text:p>-0.1736</text:p>
          </table:table-cell>
          <table:table-cell table:formula="of:=COS(RADIANS([.A351]*11))" office:value-type="float" office:value="-0.342020143325666">
            <text:p>-0.3420</text:p>
          </table:table-cell>
          <table:table-cell table:formula="of:=COS(RADIANS([.A351]*12))" office:value-type="float" office:value="-0.5">
            <text:p>-0.5000</text:p>
          </table:table-cell>
          <table:table-cell table:formula="of:=COS(RADIANS([.A351]*13))" office:value-type="float" office:value="-0.642787609686542">
            <text:p>-0.6428</text:p>
          </table:table-cell>
          <table:table-cell table:formula="of:=COS(RADIANS([.A351]*14))" office:value-type="float" office:value="-0.766044443118983">
            <text:p>-0.7660</text:p>
          </table:table-cell>
          <table:table-cell table:formula="of:=COS(RADIANS([.A351]*15))" office:value-type="float" office:value="-0.866025403784437">
            <text:p>-0.8660</text:p>
          </table:table-cell>
          <table:table-cell table:formula="of:=COS(RADIANS([.A351]*16))" office:value-type="float" office:value="-0.939692620785909">
            <text:p>-0.9397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51S">
            <text:p>00:05:51</text:p>
          </table:table-cell>
          <table:table-cell table:formula="of:=SIN(RADIANS([.A352]))" office:value-type="float" office:value="-0.156434465040231">
            <text:p>-0.1564</text:p>
          </table:table-cell>
          <table:table-cell table:formula="of:=SIN(RADIANS([.A352]*2))" office:value-type="float" office:value="-0.309016994374948">
            <text:p>-0.3090</text:p>
          </table:table-cell>
          <table:table-cell table:formula="of:=SIN(RADIANS([.A352]*3))" office:value-type="float" office:value="-0.453990499739547">
            <text:p>-0.4540</text:p>
          </table:table-cell>
          <table:table-cell table:formula="of:=SIN(RADIANS([.A352]*4))" office:value-type="float" office:value="-0.587785252292474">
            <text:p>-0.5878</text:p>
          </table:table-cell>
          <table:table-cell table:formula="of:=SIN(RADIANS([.A352]*5))" office:value-type="float" office:value="-0.707106781186549">
            <text:p>-0.7071</text:p>
          </table:table-cell>
          <table:table-cell table:formula="of:=SIN(RADIANS([.A352]*6))" office:value-type="float" office:value="-0.809016994374947">
            <text:p>-0.8090</text:p>
          </table:table-cell>
          <table:table-cell table:formula="of:=SIN(RADIANS([.A352]*7))" office:value-type="float" office:value="-0.891006524188368">
            <text:p>-0.8910</text:p>
          </table:table-cell>
          <table:table-cell table:formula="of:=SIN(RADIANS([.A352]*8))" office:value-type="float" office:value="-0.951056516295154">
            <text:p>-0.9511</text:p>
          </table:table-cell>
          <table:table-cell table:formula="of:=SIN(RADIANS([.A352]*9))" office:value-type="float" office:value="-0.987688340595138">
            <text:p>-0.9877</text:p>
          </table:table-cell>
          <table:table-cell table:formula="of:=SIN(RADIANS([.A352]*10))" office:value-type="float" office:value="-1">
            <text:p>-1.0000</text:p>
          </table:table-cell>
          <table:table-cell table:formula="of:=SIN(RADIANS([.A352]*11))" office:value-type="float" office:value="-0.987688340595138">
            <text:p>-0.9877</text:p>
          </table:table-cell>
          <table:table-cell table:formula="of:=SIN(RADIANS([.A352]*12))" office:value-type="float" office:value="-0.951056516295154">
            <text:p>-0.9511</text:p>
          </table:table-cell>
          <table:table-cell table:formula="of:=SIN(RADIANS([.A352]*13))" office:value-type="float" office:value="-0.891006524188368">
            <text:p>-0.8910</text:p>
          </table:table-cell>
          <table:table-cell table:formula="of:=SIN(RADIANS([.A352]*14))" office:value-type="float" office:value="-0.809016994374946">
            <text:p>-0.8090</text:p>
          </table:table-cell>
          <table:table-cell table:formula="of:=SIN(RADIANS([.A352]*15))" office:value-type="float" office:value="-0.707106781186546">
            <text:p>-0.7071</text:p>
          </table:table-cell>
          <table:table-cell table:formula="of:=SIN(RADIANS([.A352]*16))" office:value-type="float" office:value="-0.58778525229247">
            <text:p>-0.5878</text:p>
          </table:table-cell>
          <table:table-cell table:formula="of:=COS(RADIANS([.A352]))" office:value-type="float" office:value="0.987688340595138">
            <text:p>0.9877</text:p>
          </table:table-cell>
          <table:table-cell table:formula="of:=COS(RADIANS([.A352]*2))" office:value-type="float" office:value="0.951056516295153">
            <text:p>0.9511</text:p>
          </table:table-cell>
          <table:table-cell table:formula="of:=COS(RADIANS([.A352]*3))" office:value-type="float" office:value="0.891006524188368">
            <text:p>0.8910</text:p>
          </table:table-cell>
          <table:table-cell table:formula="of:=COS(RADIANS([.A352]*4))" office:value-type="float" office:value="0.809016994374947">
            <text:p>0.8090</text:p>
          </table:table-cell>
          <table:table-cell table:formula="of:=COS(RADIANS([.A352]*5))" office:value-type="float" office:value="0.707106781186546">
            <text:p>0.7071</text:p>
          </table:table-cell>
          <table:table-cell table:formula="of:=COS(RADIANS([.A352]*6))" office:value-type="float" office:value="0.587785252292473">
            <text:p>0.5878</text:p>
          </table:table-cell>
          <table:table-cell table:formula="of:=COS(RADIANS([.A352]*7))" office:value-type="float" office:value="0.453990499739546">
            <text:p>0.4540</text:p>
          </table:table-cell>
          <table:table-cell table:formula="of:=COS(RADIANS([.A352]*8))" office:value-type="float" office:value="0.309016994374946">
            <text:p>0.3090</text:p>
          </table:table-cell>
          <table:table-cell table:formula="of:=COS(RADIANS([.A352]*9))" office:value-type="float" office:value="0.156434465040228">
            <text:p>0.1564</text:p>
          </table:table-cell>
          <table:table-cell table:formula="of:=COS(RADIANS([.A352]*10))" office:value-type="float" office:value="-4.16441809773759E-015">
            <text:p>0.0000</text:p>
          </table:table-cell>
          <table:table-cell table:formula="of:=COS(RADIANS([.A352]*11))" office:value-type="float" office:value="-0.156434465040229">
            <text:p>-0.1564</text:p>
          </table:table-cell>
          <table:table-cell table:formula="of:=COS(RADIANS([.A352]*12))" office:value-type="float" office:value="-0.309016994374947">
            <text:p>-0.3090</text:p>
          </table:table-cell>
          <table:table-cell table:formula="of:=COS(RADIANS([.A352]*13))" office:value-type="float" office:value="-0.453990499739547">
            <text:p>-0.4540</text:p>
          </table:table-cell>
          <table:table-cell table:formula="of:=COS(RADIANS([.A352]*14))" office:value-type="float" office:value="-0.587785252292474">
            <text:p>-0.5878</text:p>
          </table:table-cell>
          <table:table-cell table:formula="of:=COS(RADIANS([.A352]*15))" office:value-type="float" office:value="-0.707106781186549">
            <text:p>-0.7071</text:p>
          </table:table-cell>
          <table:table-cell table:formula="of:=COS(RADIANS([.A352]*16))" office:value-type="float" office:value="-0.80901699437495">
            <text:p>-0.809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52S">
            <text:p>00:05:52</text:p>
          </table:table-cell>
          <table:table-cell table:formula="of:=SIN(RADIANS([.A353]))" office:value-type="float" office:value="-0.139173100960066">
            <text:p>-0.1392</text:p>
          </table:table-cell>
          <table:table-cell table:formula="of:=SIN(RADIANS([.A353]*2))" office:value-type="float" office:value="-0.275637355817">
            <text:p>-0.2756</text:p>
          </table:table-cell>
          <table:table-cell table:formula="of:=SIN(RADIANS([.A353]*3))" office:value-type="float" office:value="-0.4067366430758">
            <text:p>-0.4067</text:p>
          </table:table-cell>
          <table:table-cell table:formula="of:=SIN(RADIANS([.A353]*4))" office:value-type="float" office:value="-0.529919264233206">
            <text:p>-0.5299</text:p>
          </table:table-cell>
          <table:table-cell table:formula="of:=SIN(RADIANS([.A353]*5))" office:value-type="float" office:value="-0.64278760968654">
            <text:p>-0.6428</text:p>
          </table:table-cell>
          <table:table-cell table:formula="of:=SIN(RADIANS([.A353]*6))" office:value-type="float" office:value="-0.743144825477394">
            <text:p>-0.7431</text:p>
          </table:table-cell>
          <table:table-cell table:formula="of:=SIN(RADIANS([.A353]*7))" office:value-type="float" office:value="-0.82903757255504">
            <text:p>-0.8290</text:p>
          </table:table-cell>
          <table:table-cell table:formula="of:=SIN(RADIANS([.A353]*8))" office:value-type="float" office:value="-0.898794046299168">
            <text:p>-0.8988</text:p>
          </table:table-cell>
          <table:table-cell table:formula="of:=SIN(RADIANS([.A353]*9))" office:value-type="float" office:value="-0.951056516295154">
            <text:p>-0.9511</text:p>
          </table:table-cell>
          <table:table-cell table:formula="of:=SIN(RADIANS([.A353]*10))" office:value-type="float" office:value="-0.984807753012208">
            <text:p>-0.9848</text:p>
          </table:table-cell>
          <table:table-cell table:formula="of:=SIN(RADIANS([.A353]*11))" office:value-type="float" office:value="-0.999390827019096">
            <text:p>-0.9994</text:p>
          </table:table-cell>
          <table:table-cell table:formula="of:=SIN(RADIANS([.A353]*12))" office:value-type="float" office:value="-0.994521895368274">
            <text:p>-0.9945</text:p>
          </table:table-cell>
          <table:table-cell table:formula="of:=SIN(RADIANS([.A353]*13))" office:value-type="float" office:value="-0.970295726275997">
            <text:p>-0.9703</text:p>
          </table:table-cell>
          <table:table-cell table:formula="of:=SIN(RADIANS([.A353]*14))" office:value-type="float" office:value="-0.927183854566789">
            <text:p>-0.9272</text:p>
          </table:table-cell>
          <table:table-cell table:formula="of:=SIN(RADIANS([.A353]*15))" office:value-type="float" office:value="-0.866025403784434">
            <text:p>-0.8660</text:p>
          </table:table-cell>
          <table:table-cell table:formula="of:=SIN(RADIANS([.A353]*16))" office:value-type="float" office:value="-0.788010753606718">
            <text:p>-0.7880</text:p>
          </table:table-cell>
          <table:table-cell table:formula="of:=COS(RADIANS([.A353]))" office:value-type="float" office:value="0.99026806874157">
            <text:p>0.9903</text:p>
          </table:table-cell>
          <table:table-cell table:formula="of:=COS(RADIANS([.A353]*2))" office:value-type="float" office:value="0.961261695938319">
            <text:p>0.9613</text:p>
          </table:table-cell>
          <table:table-cell table:formula="of:=COS(RADIANS([.A353]*3))" office:value-type="float" office:value="0.913545457642601">
            <text:p>0.9135</text:p>
          </table:table-cell>
          <table:table-cell table:formula="of:=COS(RADIANS([.A353]*4))" office:value-type="float" office:value="0.848048096156425">
            <text:p>0.8480</text:p>
          </table:table-cell>
          <table:table-cell table:formula="of:=COS(RADIANS([.A353]*5))" office:value-type="float" office:value="0.766044443118978">
            <text:p>0.7660</text:p>
          </table:table-cell>
          <table:table-cell table:formula="of:=COS(RADIANS([.A353]*6))" office:value-type="float" office:value="0.669130606358859">
            <text:p>0.6691</text:p>
          </table:table-cell>
          <table:table-cell table:formula="of:=COS(RADIANS([.A353]*7))" office:value-type="float" office:value="0.559192903470749">
            <text:p>0.5592</text:p>
          </table:table-cell>
          <table:table-cell table:formula="of:=COS(RADIANS([.A353]*8))" office:value-type="float" office:value="0.438371146789074">
            <text:p>0.4384</text:p>
          </table:table-cell>
          <table:table-cell table:formula="of:=COS(RADIANS([.A353]*9))" office:value-type="float" office:value="0.309016994374945">
            <text:p>0.3090</text:p>
          </table:table-cell>
          <table:table-cell table:formula="of:=COS(RADIANS([.A353]*10))" office:value-type="float" office:value="0.17364817766693">
            <text:p>0.1736</text:p>
          </table:table-cell>
          <table:table-cell table:formula="of:=COS(RADIANS([.A353]*11))" office:value-type="float" office:value="0.0348994967025015">
            <text:p>0.0349</text:p>
          </table:table-cell>
          <table:table-cell table:formula="of:=COS(RADIANS([.A353]*12))" office:value-type="float" office:value="-0.104528463267652">
            <text:p>-0.1045</text:p>
          </table:table-cell>
          <table:table-cell table:formula="of:=COS(RADIANS([.A353]*13))" office:value-type="float" office:value="-0.241921895599665">
            <text:p>-0.2419</text:p>
          </table:table-cell>
          <table:table-cell table:formula="of:=COS(RADIANS([.A353]*14))" office:value-type="float" office:value="-0.374606593415908">
            <text:p>-0.3746</text:p>
          </table:table-cell>
          <table:table-cell table:formula="of:=COS(RADIANS([.A353]*15))" office:value-type="float" office:value="-0.500000000000007">
            <text:p>-0.5000</text:p>
          </table:table-cell>
          <table:table-cell table:formula="of:=COS(RADIANS([.A353]*16))" office:value-type="float" office:value="-0.615661475325664">
            <text:p>-0.61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53S">
            <text:p>00:05:53</text:p>
          </table:table-cell>
          <table:table-cell table:formula="of:=SIN(RADIANS([.A354]))" office:value-type="float" office:value="-0.121869343405147">
            <text:p>-0.1219</text:p>
          </table:table-cell>
          <table:table-cell table:formula="of:=SIN(RADIANS([.A354]*2))" office:value-type="float" office:value="-0.241921895599667">
            <text:p>-0.2419</text:p>
          </table:table-cell>
          <table:table-cell table:formula="of:=SIN(RADIANS([.A354]*3))" office:value-type="float" office:value="-0.3583679495453">
            <text:p>-0.3584</text:p>
          </table:table-cell>
          <table:table-cell table:formula="of:=SIN(RADIANS([.A354]*4))" office:value-type="float" office:value="-0.46947156278589">
            <text:p>-0.4695</text:p>
          </table:table-cell>
          <table:table-cell table:formula="of:=SIN(RADIANS([.A354]*5))" office:value-type="float" office:value="-0.573576436351048">
            <text:p>-0.5736</text:p>
          </table:table-cell>
          <table:table-cell table:formula="of:=SIN(RADIANS([.A354]*6))" office:value-type="float" office:value="-0.669130606358857">
            <text:p>-0.6691</text:p>
          </table:table-cell>
          <table:table-cell table:formula="of:=SIN(RADIANS([.A354]*7))" office:value-type="float" office:value="-0.754709580222773">
            <text:p>-0.7547</text:p>
          </table:table-cell>
          <table:table-cell table:formula="of:=SIN(RADIANS([.A354]*8))" office:value-type="float" office:value="-0.829037572555041">
            <text:p>-0.8290</text:p>
          </table:table-cell>
          <table:table-cell table:formula="of:=SIN(RADIANS([.A354]*9))" office:value-type="float" office:value="-0.891006524188368">
            <text:p>-0.8910</text:p>
          </table:table-cell>
          <table:table-cell table:formula="of:=SIN(RADIANS([.A354]*10))" office:value-type="float" office:value="-0.93969262078591">
            <text:p>-0.9397</text:p>
          </table:table-cell>
          <table:table-cell table:formula="of:=SIN(RADIANS([.A354]*11))" office:value-type="float" office:value="-0.974370064785235">
            <text:p>-0.9744</text:p>
          </table:table-cell>
          <table:table-cell table:formula="of:=SIN(RADIANS([.A354]*12))" office:value-type="float" office:value="-0.994521895368273">
            <text:p>-0.9945</text:p>
          </table:table-cell>
          <table:table-cell table:formula="of:=SIN(RADIANS([.A354]*13))" office:value-type="float" office:value="-0.999847695156391">
            <text:p>-0.9998</text:p>
          </table:table-cell>
          <table:table-cell table:formula="of:=SIN(RADIANS([.A354]*14))" office:value-type="float" office:value="-0.99026806874157">
            <text:p>-0.9903</text:p>
          </table:table-cell>
          <table:table-cell table:formula="of:=SIN(RADIANS([.A354]*15))" office:value-type="float" office:value="-0.965925826289068">
            <text:p>-0.9659</text:p>
          </table:table-cell>
          <table:table-cell table:formula="of:=SIN(RADIANS([.A354]*16))" office:value-type="float" office:value="-0.927183854566789">
            <text:p>-0.9272</text:p>
          </table:table-cell>
          <table:table-cell table:formula="of:=COS(RADIANS([.A354]))" office:value-type="float" office:value="0.992546151641322">
            <text:p>0.9925</text:p>
          </table:table-cell>
          <table:table-cell table:formula="of:=COS(RADIANS([.A354]*2))" office:value-type="float" office:value="0.970295726275996">
            <text:p>0.9703</text:p>
          </table:table-cell>
          <table:table-cell table:formula="of:=COS(RADIANS([.A354]*3))" office:value-type="float" office:value="0.933580426497202">
            <text:p>0.9336</text:p>
          </table:table-cell>
          <table:table-cell table:formula="of:=COS(RADIANS([.A354]*4))" office:value-type="float" office:value="0.882947592858927">
            <text:p>0.8829</text:p>
          </table:table-cell>
          <table:table-cell table:formula="of:=COS(RADIANS([.A354]*5))" office:value-type="float" office:value="0.819152044288991">
            <text:p>0.8192</text:p>
          </table:table-cell>
          <table:table-cell table:formula="of:=COS(RADIANS([.A354]*6))" office:value-type="float" office:value="0.743144825477395">
            <text:p>0.7431</text:p>
          </table:table-cell>
          <table:table-cell table:formula="of:=COS(RADIANS([.A354]*7))" office:value-type="float" office:value="0.656059028990506">
            <text:p>0.6561</text:p>
          </table:table-cell>
          <table:table-cell table:formula="of:=COS(RADIANS([.A354]*8))" office:value-type="float" office:value="0.559192903470748">
            <text:p>0.5592</text:p>
          </table:table-cell>
          <table:table-cell table:formula="of:=COS(RADIANS([.A354]*9))" office:value-type="float" office:value="0.453990499739546">
            <text:p>0.4540</text:p>
          </table:table-cell>
          <table:table-cell table:formula="of:=COS(RADIANS([.A354]*10))" office:value-type="float" office:value="0.342020143325664">
            <text:p>0.3420</text:p>
          </table:table-cell>
          <table:table-cell table:formula="of:=COS(RADIANS([.A354]*11))" office:value-type="float" office:value="0.224951054343864">
            <text:p>0.2250</text:p>
          </table:table-cell>
          <table:table-cell table:formula="of:=COS(RADIANS([.A354]*12))" office:value-type="float" office:value="0.104528463267656">
            <text:p>0.1045</text:p>
          </table:table-cell>
          <table:table-cell table:formula="of:=COS(RADIANS([.A354]*13))" office:value-type="float" office:value="-0.0174524064372909">
            <text:p>-0.0175</text:p>
          </table:table-cell>
          <table:table-cell table:formula="of:=COS(RADIANS([.A354]*14))" office:value-type="float" office:value="-0.139173100960069">
            <text:p>-0.1392</text:p>
          </table:table-cell>
          <table:table-cell table:formula="of:=COS(RADIANS([.A354]*15))" office:value-type="float" office:value="-0.258819045102521">
            <text:p>-0.2588</text:p>
          </table:table-cell>
          <table:table-cell table:formula="of:=COS(RADIANS([.A354]*16))" office:value-type="float" office:value="-0.374606593415908">
            <text:p>-0.3746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54S">
            <text:p>00:05:54</text:p>
          </table:table-cell>
          <table:table-cell table:formula="of:=SIN(RADIANS([.A355]))" office:value-type="float" office:value="-0.104528463267653">
            <text:p>-0.1045</text:p>
          </table:table-cell>
          <table:table-cell table:formula="of:=SIN(RADIANS([.A355]*2))" office:value-type="float" office:value="-0.207911690817759">
            <text:p>-0.2079</text:p>
          </table:table-cell>
          <table:table-cell table:formula="of:=SIN(RADIANS([.A355]*3))" office:value-type="float" office:value="-0.309016994374946">
            <text:p>-0.3090</text:p>
          </table:table-cell>
          <table:table-cell table:formula="of:=SIN(RADIANS([.A355]*4))" office:value-type="float" office:value="-0.4067366430758">
            <text:p>-0.4067</text:p>
          </table:table-cell>
          <table:table-cell table:formula="of:=SIN(RADIANS([.A355]*5))" office:value-type="float" office:value="-0.500000000000001">
            <text:p>-0.5000</text:p>
          </table:table-cell>
          <table:table-cell table:formula="of:=SIN(RADIANS([.A355]*6))" office:value-type="float" office:value="-0.587785252292471">
            <text:p>-0.5878</text:p>
          </table:table-cell>
          <table:table-cell table:formula="of:=SIN(RADIANS([.A355]*7))" office:value-type="float" office:value="-0.669130606358857">
            <text:p>-0.6691</text:p>
          </table:table-cell>
          <table:table-cell table:formula="of:=SIN(RADIANS([.A355]*8))" office:value-type="float" office:value="-0.743144825477394">
            <text:p>-0.7431</text:p>
          </table:table-cell>
          <table:table-cell table:formula="of:=SIN(RADIANS([.A355]*9))" office:value-type="float" office:value="-0.809016994374948">
            <text:p>-0.8090</text:p>
          </table:table-cell>
          <table:table-cell table:formula="of:=SIN(RADIANS([.A355]*10))" office:value-type="float" office:value="-0.866025403784439">
            <text:p>-0.8660</text:p>
          </table:table-cell>
          <table:table-cell table:formula="of:=SIN(RADIANS([.A355]*11))" office:value-type="float" office:value="-0.913545457642602">
            <text:p>-0.9135</text:p>
          </table:table-cell>
          <table:table-cell table:formula="of:=SIN(RADIANS([.A355]*12))" office:value-type="float" office:value="-0.951056516295152">
            <text:p>-0.9511</text:p>
          </table:table-cell>
          <table:table-cell table:formula="of:=SIN(RADIANS([.A355]*13))" office:value-type="float" office:value="-0.978147600733806">
            <text:p>-0.9781</text:p>
          </table:table-cell>
          <table:table-cell table:formula="of:=SIN(RADIANS([.A355]*14))" office:value-type="float" office:value="-0.994521895368273">
            <text:p>-0.9945</text:p>
          </table:table-cell>
          <table:table-cell table:formula="of:=SIN(RADIANS([.A355]*15))" office:value-type="float" office:value="-1">
            <text:p>-1.0000</text:p>
          </table:table-cell>
          <table:table-cell table:formula="of:=SIN(RADIANS([.A355]*16))" office:value-type="float" office:value="-0.994521895368273">
            <text:p>-0.9945</text:p>
          </table:table-cell>
          <table:table-cell table:formula="of:=COS(RADIANS([.A355]))" office:value-type="float" office:value="0.994521895368273">
            <text:p>0.9945</text:p>
          </table:table-cell>
          <table:table-cell table:formula="of:=COS(RADIANS([.A355]*2))" office:value-type="float" office:value="0.978147600733806">
            <text:p>0.9781</text:p>
          </table:table-cell>
          <table:table-cell table:formula="of:=COS(RADIANS([.A355]*3))" office:value-type="float" office:value="0.951056516295154">
            <text:p>0.9511</text:p>
          </table:table-cell>
          <table:table-cell table:formula="of:=COS(RADIANS([.A355]*4))" office:value-type="float" office:value="0.913545457642601">
            <text:p>0.9135</text:p>
          </table:table-cell>
          <table:table-cell table:formula="of:=COS(RADIANS([.A355]*5))" office:value-type="float" office:value="0.866025403784438">
            <text:p>0.8660</text:p>
          </table:table-cell>
          <table:table-cell table:formula="of:=COS(RADIANS([.A355]*6))" office:value-type="float" office:value="0.809016994374949">
            <text:p>0.8090</text:p>
          </table:table-cell>
          <table:table-cell table:formula="of:=COS(RADIANS([.A355]*7))" office:value-type="float" office:value="0.743144825477395">
            <text:p>0.7431</text:p>
          </table:table-cell>
          <table:table-cell table:formula="of:=COS(RADIANS([.A355]*8))" office:value-type="float" office:value="0.669130606358859">
            <text:p>0.6691</text:p>
          </table:table-cell>
          <table:table-cell table:formula="of:=COS(RADIANS([.A355]*9))" office:value-type="float" office:value="0.587785252292473">
            <text:p>0.5878</text:p>
          </table:table-cell>
          <table:table-cell table:formula="of:=COS(RADIANS([.A355]*10))" office:value-type="float" office:value="0.499999999999999">
            <text:p>0.5000</text:p>
          </table:table-cell>
          <table:table-cell table:formula="of:=COS(RADIANS([.A355]*11))" office:value-type="float" office:value="0.406736643075798">
            <text:p>0.4067</text:p>
          </table:table-cell>
          <table:table-cell table:formula="of:=COS(RADIANS([.A355]*12))" office:value-type="float" office:value="0.309016994374951">
            <text:p>0.3090</text:p>
          </table:table-cell>
          <table:table-cell table:formula="of:=COS(RADIANS([.A355]*13))" office:value-type="float" office:value="0.207911690817756">
            <text:p>0.2079</text:p>
          </table:table-cell>
          <table:table-cell table:formula="of:=COS(RADIANS([.A355]*14))" office:value-type="float" office:value="0.104528463267656">
            <text:p>0.1045</text:p>
          </table:table-cell>
          <table:table-cell table:formula="of:=COS(RADIANS([.A355]*15))" office:value-type="float" office:value="-5.38906489688494E-015">
            <text:p>0.0000</text:p>
          </table:table-cell>
          <table:table-cell table:formula="of:=COS(RADIANS([.A355]*16))" office:value-type="float" office:value="-0.104528463267653">
            <text:p>-0.1045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55S">
            <text:p>00:05:55</text:p>
          </table:table-cell>
          <table:table-cell table:formula="of:=SIN(RADIANS([.A356]))" office:value-type="float" office:value="-0.0871557427476583">
            <text:p>-0.0872</text:p>
          </table:table-cell>
          <table:table-cell table:formula="of:=SIN(RADIANS([.A356]*2))" office:value-type="float" office:value="-0.173648177666931">
            <text:p>-0.1736</text:p>
          </table:table-cell>
          <table:table-cell table:formula="of:=SIN(RADIANS([.A356]*3))" office:value-type="float" office:value="-0.258819045102519">
            <text:p>-0.2588</text:p>
          </table:table-cell>
          <table:table-cell table:formula="of:=SIN(RADIANS([.A356]*4))" office:value-type="float" office:value="-0.342020143325669">
            <text:p>-0.3420</text:p>
          </table:table-cell>
          <table:table-cell table:formula="of:=SIN(RADIANS([.A356]*5))" office:value-type="float" office:value="-0.422618261740699">
            <text:p>-0.4226</text:p>
          </table:table-cell>
          <table:table-cell table:formula="of:=SIN(RADIANS([.A356]*6))" office:value-type="float" office:value="-0.499999999999998">
            <text:p>-0.5000</text:p>
          </table:table-cell>
          <table:table-cell table:formula="of:=SIN(RADIANS([.A356]*7))" office:value-type="float" office:value="-0.573576436351048">
            <text:p>-0.5736</text:p>
          </table:table-cell>
          <table:table-cell table:formula="of:=SIN(RADIANS([.A356]*8))" office:value-type="float" office:value="-0.64278760968654">
            <text:p>-0.6428</text:p>
          </table:table-cell>
          <table:table-cell table:formula="of:=SIN(RADIANS([.A356]*9))" office:value-type="float" office:value="-0.707106781186547">
            <text:p>-0.7071</text:p>
          </table:table-cell>
          <table:table-cell table:formula="of:=SIN(RADIANS([.A356]*10))" office:value-type="float" office:value="-0.766044443118977">
            <text:p>-0.7660</text:p>
          </table:table-cell>
          <table:table-cell table:formula="of:=SIN(RADIANS([.A356]*11))" office:value-type="float" office:value="-0.819152044288994">
            <text:p>-0.8192</text:p>
          </table:table-cell>
          <table:table-cell table:formula="of:=SIN(RADIANS([.A356]*12))" office:value-type="float" office:value="-0.866025403784436">
            <text:p>-0.8660</text:p>
          </table:table-cell>
          <table:table-cell table:formula="of:=SIN(RADIANS([.A356]*13))" office:value-type="float" office:value="-0.90630778703665">
            <text:p>-0.9063</text:p>
          </table:table-cell>
          <table:table-cell table:formula="of:=SIN(RADIANS([.A356]*14))" office:value-type="float" office:value="-0.93969262078591">
            <text:p>-0.9397</text:p>
          </table:table-cell>
          <table:table-cell table:formula="of:=SIN(RADIANS([.A356]*15))" office:value-type="float" office:value="-0.965925826289067">
            <text:p>-0.9659</text:p>
          </table:table-cell>
          <table:table-cell table:formula="of:=SIN(RADIANS([.A356]*16))" office:value-type="float" office:value="-0.984807753012209">
            <text:p>-0.9848</text:p>
          </table:table-cell>
          <table:table-cell table:formula="of:=COS(RADIANS([.A356]))" office:value-type="float" office:value="0.996194698091746">
            <text:p>0.9962</text:p>
          </table:table-cell>
          <table:table-cell table:formula="of:=COS(RADIANS([.A356]*2))" office:value-type="float" office:value="0.984807753012208">
            <text:p>0.9848</text:p>
          </table:table-cell>
          <table:table-cell table:formula="of:=COS(RADIANS([.A356]*3))" office:value-type="float" office:value="0.965925826289069">
            <text:p>0.9659</text:p>
          </table:table-cell>
          <table:table-cell table:formula="of:=COS(RADIANS([.A356]*4))" office:value-type="float" office:value="0.939692620785908">
            <text:p>0.9397</text:p>
          </table:table-cell>
          <table:table-cell table:formula="of:=COS(RADIANS([.A356]*5))" office:value-type="float" office:value="0.90630778703665">
            <text:p>0.9063</text:p>
          </table:table-cell>
          <table:table-cell table:formula="of:=COS(RADIANS([.A356]*6))" office:value-type="float" office:value="0.86602540378444">
            <text:p>0.8660</text:p>
          </table:table-cell>
          <table:table-cell table:formula="of:=COS(RADIANS([.A356]*7))" office:value-type="float" office:value="0.81915204428899">
            <text:p>0.8192</text:p>
          </table:table-cell>
          <table:table-cell table:formula="of:=COS(RADIANS([.A356]*8))" office:value-type="float" office:value="0.766044443118977">
            <text:p>0.7660</text:p>
          </table:table-cell>
          <table:table-cell table:formula="of:=COS(RADIANS([.A356]*9))" office:value-type="float" office:value="0.707106781186548">
            <text:p>0.7071</text:p>
          </table:table-cell>
          <table:table-cell table:formula="of:=COS(RADIANS([.A356]*10))" office:value-type="float" office:value="0.642787609686541">
            <text:p>0.6428</text:p>
          </table:table-cell>
          <table:table-cell table:formula="of:=COS(RADIANS([.A356]*11))" office:value-type="float" office:value="0.573576436351043">
            <text:p>0.5736</text:p>
          </table:table-cell>
          <table:table-cell table:formula="of:=COS(RADIANS([.A356]*12))" office:value-type="float" office:value="0.500000000000005">
            <text:p>0.5000</text:p>
          </table:table-cell>
          <table:table-cell table:formula="of:=COS(RADIANS([.A356]*13))" office:value-type="float" office:value="0.422618261740699">
            <text:p>0.4226</text:p>
          </table:table-cell>
          <table:table-cell table:formula="of:=COS(RADIANS([.A356]*14))" office:value-type="float" office:value="0.342020143325663">
            <text:p>0.3420</text:p>
          </table:table-cell>
          <table:table-cell table:formula="of:=COS(RADIANS([.A356]*15))" office:value-type="float" office:value="0.258819045102524">
            <text:p>0.2588</text:p>
          </table:table-cell>
          <table:table-cell table:formula="of:=COS(RADIANS([.A356]*16))" office:value-type="float" office:value="0.173648177666928">
            <text:p>0.1736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56S">
            <text:p>00:05:56</text:p>
          </table:table-cell>
          <table:table-cell table:formula="of:=SIN(RADIANS([.A357]))" office:value-type="float" office:value="-0.0697564737441256">
            <text:p>-0.0698</text:p>
          </table:table-cell>
          <table:table-cell table:formula="of:=SIN(RADIANS([.A357]*2))" office:value-type="float" office:value="-0.139173100960066">
            <text:p>-0.1392</text:p>
          </table:table-cell>
          <table:table-cell table:formula="of:=SIN(RADIANS([.A357]*3))" office:value-type="float" office:value="-0.207911690817761">
            <text:p>-0.2079</text:p>
          </table:table-cell>
          <table:table-cell table:formula="of:=SIN(RADIANS([.A357]*4))" office:value-type="float" office:value="-0.275637355817">
            <text:p>-0.2756</text:p>
          </table:table-cell>
          <table:table-cell table:formula="of:=SIN(RADIANS([.A357]*5))" office:value-type="float" office:value="-0.342020143325669">
            <text:p>-0.3420</text:p>
          </table:table-cell>
          <table:table-cell table:formula="of:=SIN(RADIANS([.A357]*6))" office:value-type="float" office:value="-0.406736643075804">
            <text:p>-0.4067</text:p>
          </table:table-cell>
          <table:table-cell table:formula="of:=SIN(RADIANS([.A357]*7))" office:value-type="float" office:value="-0.469471562785891">
            <text:p>-0.4695</text:p>
          </table:table-cell>
          <table:table-cell table:formula="of:=SIN(RADIANS([.A357]*8))" office:value-type="float" office:value="-0.529919264233207">
            <text:p>-0.5299</text:p>
          </table:table-cell>
          <table:table-cell table:formula="of:=SIN(RADIANS([.A357]*9))" office:value-type="float" office:value="-0.587785252292472">
            <text:p>-0.5878</text:p>
          </table:table-cell>
          <table:table-cell table:formula="of:=SIN(RADIANS([.A357]*10))" office:value-type="float" office:value="-0.642787609686541">
            <text:p>-0.6428</text:p>
          </table:table-cell>
          <table:table-cell table:formula="of:=SIN(RADIANS([.A357]*11))" office:value-type="float" office:value="-0.694658370459001">
            <text:p>-0.6947</text:p>
          </table:table-cell>
          <table:table-cell table:formula="of:=SIN(RADIANS([.A357]*12))" office:value-type="float" office:value="-0.743144825477399">
            <text:p>-0.7431</text:p>
          </table:table-cell>
          <table:table-cell table:formula="of:=SIN(RADIANS([.A357]*13))" office:value-type="float" office:value="-0.78801075360672">
            <text:p>-0.7880</text:p>
          </table:table-cell>
          <table:table-cell table:formula="of:=SIN(RADIANS([.A357]*14))" office:value-type="float" office:value="-0.829037572555041">
            <text:p>-0.8290</text:p>
          </table:table-cell>
          <table:table-cell table:formula="of:=SIN(RADIANS([.A357]*15))" office:value-type="float" office:value="-0.86602540378444">
            <text:p>-0.8660</text:p>
          </table:table-cell>
          <table:table-cell table:formula="of:=SIN(RADIANS([.A357]*16))" office:value-type="float" office:value="-0.898794046299169">
            <text:p>-0.8988</text:p>
          </table:table-cell>
          <table:table-cell table:formula="of:=COS(RADIANS([.A357]))" office:value-type="float" office:value="0.997564050259824">
            <text:p>0.9976</text:p>
          </table:table-cell>
          <table:table-cell table:formula="of:=COS(RADIANS([.A357]*2))" office:value-type="float" office:value="0.99026806874157">
            <text:p>0.9903</text:p>
          </table:table-cell>
          <table:table-cell table:formula="of:=COS(RADIANS([.A357]*3))" office:value-type="float" office:value="0.978147600733805">
            <text:p>0.9781</text:p>
          </table:table-cell>
          <table:table-cell table:formula="of:=COS(RADIANS([.A357]*4))" office:value-type="float" office:value="0.961261695938318">
            <text:p>0.9613</text:p>
          </table:table-cell>
          <table:table-cell table:formula="of:=COS(RADIANS([.A357]*5))" office:value-type="float" office:value="0.939692620785908">
            <text:p>0.9397</text:p>
          </table:table-cell>
          <table:table-cell table:formula="of:=COS(RADIANS([.A357]*6))" office:value-type="float" office:value="0.913545457642599">
            <text:p>0.9135</text:p>
          </table:table-cell>
          <table:table-cell table:formula="of:=COS(RADIANS([.A357]*7))" office:value-type="float" office:value="0.882947592858927">
            <text:p>0.8829</text:p>
          </table:table-cell>
          <table:table-cell table:formula="of:=COS(RADIANS([.A357]*8))" office:value-type="float" office:value="0.848048096156425">
            <text:p>0.8480</text:p>
          </table:table-cell>
          <table:table-cell table:formula="of:=COS(RADIANS([.A357]*9))" office:value-type="float" office:value="0.809016994374948">
            <text:p>0.8090</text:p>
          </table:table-cell>
          <table:table-cell table:formula="of:=COS(RADIANS([.A357]*10))" office:value-type="float" office:value="0.766044443118977">
            <text:p>0.7660</text:p>
          </table:table-cell>
          <table:table-cell table:formula="of:=COS(RADIANS([.A357]*11))" office:value-type="float" office:value="0.719339800338648">
            <text:p>0.7193</text:p>
          </table:table-cell>
          <table:table-cell table:formula="of:=COS(RADIANS([.A357]*12))" office:value-type="float" office:value="0.669130606358853">
            <text:p>0.6691</text:p>
          </table:table-cell>
          <table:table-cell table:formula="of:=COS(RADIANS([.A357]*13))" office:value-type="float" office:value="0.615661475325661">
            <text:p>0.6157</text:p>
          </table:table-cell>
          <table:table-cell table:formula="of:=COS(RADIANS([.A357]*14))" office:value-type="float" office:value="0.559192903470747">
            <text:p>0.5592</text:p>
          </table:table-cell>
          <table:table-cell table:formula="of:=COS(RADIANS([.A357]*15))" office:value-type="float" office:value="0.499999999999998">
            <text:p>0.5000</text:p>
          </table:table-cell>
          <table:table-cell table:formula="of:=COS(RADIANS([.A357]*16))" office:value-type="float" office:value="0.438371146789073">
            <text:p>0.4384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57S">
            <text:p>00:05:57</text:p>
          </table:table-cell>
          <table:table-cell table:formula="of:=SIN(RADIANS([.A358]))" office:value-type="float" office:value="-0.0523359562429444">
            <text:p>-0.0523</text:p>
          </table:table-cell>
          <table:table-cell table:formula="of:=SIN(RADIANS([.A358]*2))" office:value-type="float" office:value="-0.104528463267655">
            <text:p>-0.1045</text:p>
          </table:table-cell>
          <table:table-cell table:formula="of:=SIN(RADIANS([.A358]*3))" office:value-type="float" office:value="-0.156434465040232">
            <text:p>-0.1564</text:p>
          </table:table-cell>
          <table:table-cell table:formula="of:=SIN(RADIANS([.A358]*4))" office:value-type="float" office:value="-0.207911690817761">
            <text:p>-0.2079</text:p>
          </table:table-cell>
          <table:table-cell table:formula="of:=SIN(RADIANS([.A358]*5))" office:value-type="float" office:value="-0.25881904510252">
            <text:p>-0.2588</text:p>
          </table:table-cell>
          <table:table-cell table:formula="of:=SIN(RADIANS([.A358]*6))" office:value-type="float" office:value="-0.30901699437495">
            <text:p>-0.3090</text:p>
          </table:table-cell>
          <table:table-cell table:formula="of:=SIN(RADIANS([.A358]*7))" office:value-type="float" office:value="-0.358367949545304">
            <text:p>-0.3584</text:p>
          </table:table-cell>
          <table:table-cell table:formula="of:=SIN(RADIANS([.A358]*8))" office:value-type="float" office:value="-0.406736643075804">
            <text:p>-0.4067</text:p>
          </table:table-cell>
          <table:table-cell table:formula="of:=SIN(RADIANS([.A358]*9))" office:value-type="float" office:value="-0.453990499739545">
            <text:p>-0.4540</text:p>
          </table:table-cell>
          <table:table-cell table:formula="of:=SIN(RADIANS([.A358]*10))" office:value-type="float" office:value="-0.499999999999999">
            <text:p>-0.5000</text:p>
          </table:table-cell>
          <table:table-cell table:formula="of:=SIN(RADIANS([.A358]*11))" office:value-type="float" office:value="-0.544639035015032">
            <text:p>-0.5446</text:p>
          </table:table-cell>
          <table:table-cell table:formula="of:=SIN(RADIANS([.A358]*12))" office:value-type="float" office:value="-0.587785252292478">
            <text:p>-0.5878</text:p>
          </table:table-cell>
          <table:table-cell table:formula="of:=SIN(RADIANS([.A358]*13))" office:value-type="float" office:value="-0.629320391049843">
            <text:p>-0.6293</text:p>
          </table:table-cell>
          <table:table-cell table:formula="of:=SIN(RADIANS([.A358]*14))" office:value-type="float" office:value="-0.669130606358864">
            <text:p>-0.6691</text:p>
          </table:table-cell>
          <table:table-cell table:formula="of:=SIN(RADIANS([.A358]*15))" office:value-type="float" office:value="-0.707106781186553">
            <text:p>-0.7071</text:p>
          </table:table-cell>
          <table:table-cell table:formula="of:=SIN(RADIANS([.A358]*16))" office:value-type="float" office:value="-0.7431448254774">
            <text:p>-0.7431</text:p>
          </table:table-cell>
          <table:table-cell table:formula="of:=COS(RADIANS([.A358]))" office:value-type="float" office:value="0.998629534754574">
            <text:p>0.9986</text:p>
          </table:table-cell>
          <table:table-cell table:formula="of:=COS(RADIANS([.A358]*2))" office:value-type="float" office:value="0.994521895368273">
            <text:p>0.9945</text:p>
          </table:table-cell>
          <table:table-cell table:formula="of:=COS(RADIANS([.A358]*3))" office:value-type="float" office:value="0.987688340595137">
            <text:p>0.9877</text:p>
          </table:table-cell>
          <table:table-cell table:formula="of:=COS(RADIANS([.A358]*4))" office:value-type="float" office:value="0.978147600733805">
            <text:p>0.9781</text:p>
          </table:table-cell>
          <table:table-cell table:formula="of:=COS(RADIANS([.A358]*5))" office:value-type="float" office:value="0.965925826289069">
            <text:p>0.9659</text:p>
          </table:table-cell>
          <table:table-cell table:formula="of:=COS(RADIANS([.A358]*6))" office:value-type="float" office:value="0.951056516295152">
            <text:p>0.9511</text:p>
          </table:table-cell>
          <table:table-cell table:formula="of:=COS(RADIANS([.A358]*7))" office:value-type="float" office:value="0.9335804264972">
            <text:p>0.9336</text:p>
          </table:table-cell>
          <table:table-cell table:formula="of:=COS(RADIANS([.A358]*8))" office:value-type="float" office:value="0.913545457642599">
            <text:p>0.9135</text:p>
          </table:table-cell>
          <table:table-cell table:formula="of:=COS(RADIANS([.A358]*9))" office:value-type="float" office:value="0.891006524188369">
            <text:p>0.8910</text:p>
          </table:table-cell>
          <table:table-cell table:formula="of:=COS(RADIANS([.A358]*10))" office:value-type="float" office:value="0.866025403784439">
            <text:p>0.8660</text:p>
          </table:table-cell>
          <table:table-cell table:formula="of:=COS(RADIANS([.A358]*11))" office:value-type="float" office:value="0.838670567945421">
            <text:p>0.8387</text:p>
          </table:table-cell>
          <table:table-cell table:formula="of:=COS(RADIANS([.A358]*12))" office:value-type="float" office:value="0.809016994374944">
            <text:p>0.8090</text:p>
          </table:table-cell>
          <table:table-cell table:formula="of:=COS(RADIANS([.A358]*13))" office:value-type="float" office:value="0.777145961456966">
            <text:p>0.7771</text:p>
          </table:table-cell>
          <table:table-cell table:formula="of:=COS(RADIANS([.A358]*14))" office:value-type="float" office:value="0.743144825477389">
            <text:p>0.7431</text:p>
          </table:table-cell>
          <table:table-cell table:formula="of:=COS(RADIANS([.A358]*15))" office:value-type="float" office:value="0.707106781186542">
            <text:p>0.7071</text:p>
          </table:table-cell>
          <table:table-cell table:formula="of:=COS(RADIANS([.A358]*16))" office:value-type="float" office:value="0.669130606358852">
            <text:p>0.6691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58S">
            <text:p>00:05:58</text:p>
          </table:table-cell>
          <table:table-cell table:formula="of:=SIN(RADIANS([.A359]))" office:value-type="float" office:value="-0.0348994967025008">
            <text:p>-0.0349</text:p>
          </table:table-cell>
          <table:table-cell table:formula="of:=SIN(RADIANS([.A359]*2))" office:value-type="float" office:value="-0.069756473744125">
            <text:p>-0.0698</text:p>
          </table:table-cell>
          <table:table-cell table:formula="of:=SIN(RADIANS([.A359]*3))" office:value-type="float" office:value="-0.104528463267655">
            <text:p>-0.1045</text:p>
          </table:table-cell>
          <table:table-cell table:formula="of:=SIN(RADIANS([.A359]*4))" office:value-type="float" office:value="-0.139173100960065">
            <text:p>-0.1392</text:p>
          </table:table-cell>
          <table:table-cell table:formula="of:=SIN(RADIANS([.A359]*5))" office:value-type="float" office:value="-0.173648177666931">
            <text:p>-0.1736</text:p>
          </table:table-cell>
          <table:table-cell table:formula="of:=SIN(RADIANS([.A359]*6))" office:value-type="float" office:value="-0.207911690817762">
            <text:p>-0.2079</text:p>
          </table:table-cell>
          <table:table-cell table:formula="of:=SIN(RADIANS([.A359]*7))" office:value-type="float" office:value="-0.241921895599668">
            <text:p>-0.2419</text:p>
          </table:table-cell>
          <table:table-cell table:formula="of:=SIN(RADIANS([.A359]*8))" office:value-type="float" office:value="-0.275637355816998">
            <text:p>-0.2756</text:p>
          </table:table-cell>
          <table:table-cell table:formula="of:=SIN(RADIANS([.A359]*9))" office:value-type="float" office:value="-0.309016994374951">
            <text:p>-0.3090</text:p>
          </table:table-cell>
          <table:table-cell table:formula="of:=SIN(RADIANS([.A359]*10))" office:value-type="float" office:value="-0.342020143325671">
            <text:p>-0.3420</text:p>
          </table:table-cell>
          <table:table-cell table:formula="of:=SIN(RADIANS([.A359]*11))" office:value-type="float" office:value="-0.374606593415919">
            <text:p>-0.3746</text:p>
          </table:table-cell>
          <table:table-cell table:formula="of:=SIN(RADIANS([.A359]*12))" office:value-type="float" office:value="-0.406736643075805">
            <text:p>-0.4067</text:p>
          </table:table-cell>
          <table:table-cell table:formula="of:=SIN(RADIANS([.A359]*13))" office:value-type="float" office:value="-0.43837114678908">
            <text:p>-0.4384</text:p>
          </table:table-cell>
          <table:table-cell table:formula="of:=SIN(RADIANS([.A359]*14))" office:value-type="float" office:value="-0.469471562785892">
            <text:p>-0.4695</text:p>
          </table:table-cell>
          <table:table-cell table:formula="of:=SIN(RADIANS([.A359]*15))" office:value-type="float" office:value="-0.5">
            <text:p>-0.5000</text:p>
          </table:table-cell>
          <table:table-cell table:formula="of:=SIN(RADIANS([.A359]*16))" office:value-type="float" office:value="-0.529919264233203">
            <text:p>-0.5299</text:p>
          </table:table-cell>
          <table:table-cell table:formula="of:=COS(RADIANS([.A359]))" office:value-type="float" office:value="0.999390827019096">
            <text:p>0.9994</text:p>
          </table:table-cell>
          <table:table-cell table:formula="of:=COS(RADIANS([.A359]*2))" office:value-type="float" office:value="0.997564050259824">
            <text:p>0.9976</text:p>
          </table:table-cell>
          <table:table-cell table:formula="of:=COS(RADIANS([.A359]*3))" office:value-type="float" office:value="0.994521895368273">
            <text:p>0.9945</text:p>
          </table:table-cell>
          <table:table-cell table:formula="of:=COS(RADIANS([.A359]*4))" office:value-type="float" office:value="0.99026806874157">
            <text:p>0.9903</text:p>
          </table:table-cell>
          <table:table-cell table:formula="of:=COS(RADIANS([.A359]*5))" office:value-type="float" office:value="0.984807753012208">
            <text:p>0.9848</text:p>
          </table:table-cell>
          <table:table-cell table:formula="of:=COS(RADIANS([.A359]*6))" office:value-type="float" office:value="0.978147600733805">
            <text:p>0.9781</text:p>
          </table:table-cell>
          <table:table-cell table:formula="of:=COS(RADIANS([.A359]*7))" office:value-type="float" office:value="0.970295726275996">
            <text:p>0.9703</text:p>
          </table:table-cell>
          <table:table-cell table:formula="of:=COS(RADIANS([.A359]*8))" office:value-type="float" office:value="0.961261695938319">
            <text:p>0.9613</text:p>
          </table:table-cell>
          <table:table-cell table:formula="of:=COS(RADIANS([.A359]*9))" office:value-type="float" office:value="0.951056516295152">
            <text:p>0.9511</text:p>
          </table:table-cell>
          <table:table-cell table:formula="of:=COS(RADIANS([.A359]*10))" office:value-type="float" office:value="0.939692620785908">
            <text:p>0.9397</text:p>
          </table:table-cell>
          <table:table-cell table:formula="of:=COS(RADIANS([.A359]*11))" office:value-type="float" office:value="0.927183854566785">
            <text:p>0.9272</text:p>
          </table:table-cell>
          <table:table-cell table:formula="of:=COS(RADIANS([.A359]*12))" office:value-type="float" office:value="0.913545457642599">
            <text:p>0.9135</text:p>
          </table:table-cell>
          <table:table-cell table:formula="of:=COS(RADIANS([.A359]*13))" office:value-type="float" office:value="0.898794046299165">
            <text:p>0.8988</text:p>
          </table:table-cell>
          <table:table-cell table:formula="of:=COS(RADIANS([.A359]*14))" office:value-type="float" office:value="0.882947592858926">
            <text:p>0.8829</text:p>
          </table:table-cell>
          <table:table-cell table:formula="of:=COS(RADIANS([.A359]*15))" office:value-type="float" office:value="0.866025403784439">
            <text:p>0.8660</text:p>
          </table:table-cell>
          <table:table-cell table:formula="of:=COS(RADIANS([.A359]*16))" office:value-type="float" office:value="0.848048096156427">
            <text:p>0.848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date" office:date-value="2012-01-01">
            <text:p>2012-01-01</text:p>
          </table:table-cell>
          <table:table-cell table:style-name="ce3" office:value-type="time" office:time-value="PT00H05M59S">
            <text:p>00:05:59</text:p>
          </table:table-cell>
          <table:table-cell table:formula="of:=SIN(RADIANS([.A360]))" office:value-type="float" office:value="-0.0174524064372836">
            <text:p>-0.0175</text:p>
          </table:table-cell>
          <table:table-cell table:formula="of:=SIN(RADIANS([.A360]*2))" office:value-type="float" office:value="-0.0348994967025011">
            <text:p>-0.0349</text:p>
          </table:table-cell>
          <table:table-cell table:formula="of:=SIN(RADIANS([.A360]*3))" office:value-type="float" office:value="-0.0523359562429449">
            <text:p>-0.0523</text:p>
          </table:table-cell>
          <table:table-cell table:formula="of:=SIN(RADIANS([.A360]*4))" office:value-type="float" office:value="-0.0697564737441255">
            <text:p>-0.0698</text:p>
          </table:table-cell>
          <table:table-cell table:formula="of:=SIN(RADIANS([.A360]*5))" office:value-type="float" office:value="-0.0871557427476575">
            <text:p>-0.0872</text:p>
          </table:table-cell>
          <table:table-cell table:formula="of:=SIN(RADIANS([.A360]*6))" office:value-type="float" office:value="-0.104528463267656">
            <text:p>-0.1045</text:p>
          </table:table-cell>
          <table:table-cell table:formula="of:=SIN(RADIANS([.A360]*7))" office:value-type="float" office:value="-0.121869343405145">
            <text:p>-0.1219</text:p>
          </table:table-cell>
          <table:table-cell table:formula="of:=SIN(RADIANS([.A360]*8))" office:value-type="float" office:value="-0.139173100960066">
            <text:p>-0.1392</text:p>
          </table:table-cell>
          <table:table-cell table:formula="of:=SIN(RADIANS([.A360]*9))" office:value-type="float" office:value="-0.156434465040234">
            <text:p>-0.1564</text:p>
          </table:table-cell>
          <table:table-cell table:formula="of:=SIN(RADIANS([.A360]*10))" office:value-type="float" office:value="-0.173648177666929">
            <text:p>-0.1736</text:p>
          </table:table-cell>
          <table:table-cell table:formula="of:=SIN(RADIANS([.A360]*11))" office:value-type="float" office:value="-0.190808995376539">
            <text:p>-0.1908</text:p>
          </table:table-cell>
          <table:table-cell table:formula="of:=SIN(RADIANS([.A360]*12))" office:value-type="float" office:value="-0.207911690817763">
            <text:p>-0.2079</text:p>
          </table:table-cell>
          <table:table-cell table:formula="of:=SIN(RADIANS([.A360]*13))" office:value-type="float" office:value="-0.224951054343865">
            <text:p>-0.2250</text:p>
          </table:table-cell>
          <table:table-cell table:formula="of:=SIN(RADIANS([.A360]*14))" office:value-type="float" office:value="-0.241921895599663">
            <text:p>-0.2419</text:p>
          </table:table-cell>
          <table:table-cell table:formula="of:=SIN(RADIANS([.A360]*15))" office:value-type="float" office:value="-0.258819045102526">
            <text:p>-0.2588</text:p>
          </table:table-cell>
          <table:table-cell table:formula="of:=SIN(RADIANS([.A360]*16))" office:value-type="float" office:value="-0.275637355817">
            <text:p>-0.2756</text:p>
          </table:table-cell>
          <table:table-cell table:formula="of:=COS(RADIANS([.A360]))" office:value-type="float" office:value="0.999847695156391">
            <text:p>0.9998</text:p>
          </table:table-cell>
          <table:table-cell table:formula="of:=COS(RADIANS([.A360]*2))" office:value-type="float" office:value="0.999390827019096">
            <text:p>0.9994</text:p>
          </table:table-cell>
          <table:table-cell table:formula="of:=COS(RADIANS([.A360]*3))" office:value-type="float" office:value="0.998629534754574">
            <text:p>0.9986</text:p>
          </table:table-cell>
          <table:table-cell table:formula="of:=COS(RADIANS([.A360]*4))" office:value-type="float" office:value="0.997564050259824">
            <text:p>0.9976</text:p>
          </table:table-cell>
          <table:table-cell table:formula="of:=COS(RADIANS([.A360]*5))" office:value-type="float" office:value="0.996194698091746">
            <text:p>0.9962</text:p>
          </table:table-cell>
          <table:table-cell table:formula="of:=COS(RADIANS([.A360]*6))" office:value-type="float" office:value="0.994521895368273">
            <text:p>0.9945</text:p>
          </table:table-cell>
          <table:table-cell table:formula="of:=COS(RADIANS([.A360]*7))" office:value-type="float" office:value="0.992546151641322">
            <text:p>0.9925</text:p>
          </table:table-cell>
          <table:table-cell table:formula="of:=COS(RADIANS([.A360]*8))" office:value-type="float" office:value="0.99026806874157">
            <text:p>0.9903</text:p>
          </table:table-cell>
          <table:table-cell table:formula="of:=COS(RADIANS([.A360]*9))" office:value-type="float" office:value="0.987688340595137">
            <text:p>0.9877</text:p>
          </table:table-cell>
          <table:table-cell table:formula="of:=COS(RADIANS([.A360]*10))" office:value-type="float" office:value="0.984807753012208">
            <text:p>0.9848</text:p>
          </table:table-cell>
          <table:table-cell table:formula="of:=COS(RADIANS([.A360]*11))" office:value-type="float" office:value="0.981627183447665">
            <text:p>0.9816</text:p>
          </table:table-cell>
          <table:table-cell table:formula="of:=COS(RADIANS([.A360]*12))" office:value-type="float" office:value="0.978147600733805">
            <text:p>0.9781</text:p>
          </table:table-cell>
          <table:table-cell table:formula="of:=COS(RADIANS([.A360]*13))" office:value-type="float" office:value="0.974370064785235">
            <text:p>0.9744</text:p>
          </table:table-cell>
          <table:table-cell table:formula="of:=COS(RADIANS([.A360]*14))" office:value-type="float" office:value="0.970295726275998">
            <text:p>0.9703</text:p>
          </table:table-cell>
          <table:table-cell table:formula="of:=COS(RADIANS([.A360]*15))" office:value-type="float" office:value="0.965925826289067">
            <text:p>0.9659</text:p>
          </table:table-cell>
          <table:table-cell table:formula="of:=COS(RADIANS([.A360]*16))" office:value-type="float" office:value="0.961261695938319">
            <text:p>0.9613</text:p>
          </table:table-cell>
        </table:table-row>
        <table:table-row table:style-name="ro1" table:number-rows-repeated="104821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seconds number:style="long"/>
    </number:time-style>
    <number:number-style style:name="N108">
      <number:number number:decimal-places="4" number:min-integer-digits="1"/>
    </number:number-style>
    <number:number-style style:name="N109">
      <number:number number:decimal-places="0" number:min-integer-digits="3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13/01/2012</text:date>, <text:time>20:4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 T</meta:initial-creator>
    <meta:creation-date>2012-01-13T11:42:24.29</meta:creation-date>
    <dc:date>2012-01-13T20:40:17.04</dc:date>
    <dc:creator>T T</dc:creator>
    <meta:editing-duration>PT5H31M11S</meta:editing-duration>
    <meta:editing-cycles>10</meta:editing-cycles>
    <meta:generator>OpenOffice.org/3.3$Win32 OpenOffice.org_project/330m20$Build-9567</meta:generator>
    <meta:document-statistic meta:table-count="3" meta:cell-count="12600" meta:object-count="0"/>
  </office:meta>
</office:document-meta>
</file>